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54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1.21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6.2988in" svg:height="3.5429in" svg:x="8.5752in" svg:y="252.3059in">
            <draw:object draw:notify-on-update-of-ranges="data.A1:data.A1450 data.D1:data.D1450 data.A1:data.A1450 data.E1:data.E1450 data.A1:data.A1450 data.F1:data.F1450 data.A1:data.A1450 data.G1:data.G1450 data.A1:data.A1450 data.C1:data.C1450 data.A1:data.A1450 data.B1:data.B14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office:value-type="float" office:value="0.00147459400068328" calcext:value-type="float">
            <text:p>0.00147459400068328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299508000579" calcext:value-type="float">
            <text:p>0.202299508000579</text:p>
          </table:table-cell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200" calcext:value-type="float">
            <text:p>1200</text:p>
          </table:table-cell>
          <table:table-cell office:value-type="float" office:value="251.5" calcext:value-type="float">
            <text:p>25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3280918999371" calcext:value-type="float">
            <text:p>0.403280918999371</text:p>
          </table:table-cell>
          <table:table-cell office:value-type="float" office:value="1302" calcext:value-type="float">
            <text:p>1302</text:p>
          </table:table-cell>
          <table:table-cell office:value-type="float" office:value="633.5" calcext:value-type="float">
            <text:p>633.5</text:p>
          </table:table-cell>
          <table:table-cell office:value-type="float" office:value="0.103814657999465" calcext:value-type="float">
            <text:p>0.103814657999465</text:p>
          </table:table-cell>
          <table:table-cell office:value-type="float" office:value="1200" calcext:value-type="float">
            <text:p>1200</text:p>
          </table:table-cell>
          <table:table-cell office:value-type="float" office:value="1623.5" calcext:value-type="float">
            <text:p>1623.5</text:p>
          </table:table-cell>
          <table:table-cell office:value-type="float" office:value="251.5" calcext:value-type="float">
            <text:p>251.5</text:p>
          </table:table-cell>
        </table:table-row>
        <table:table-row table:style-name="ro1">
          <table:table-cell office:value-type="float" office:value="0.60453144100029" calcext:value-type="float">
            <text:p>0.60453144100029</text:p>
          </table:table-cell>
          <table:table-cell office:value-type="float" office:value="1089" calcext:value-type="float">
            <text:p>1089</text:p>
          </table:table-cell>
          <table:table-cell office:value-type="float" office:value="1337" calcext:value-type="float">
            <text:p>1337</text:p>
          </table:table-cell>
          <table:table-cell office:value-type="float" office:value="0.103285956000036" calcext:value-type="float">
            <text:p>0.103285956000036</text:p>
          </table:table-cell>
          <table:table-cell office:value-type="float" office:value="1200" calcext:value-type="float">
            <text:p>1200</text:p>
          </table:table-cell>
          <table:table-cell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4964431999906" calcext:value-type="float">
            <text:p>0.804964431999906</text:p>
          </table:table-cell>
          <table:table-cell office:value-type="float" office:value="1030" calcext:value-type="float">
            <text:p>1030</text:p>
          </table:table-cell>
          <table:table-cell office:value-type="float" office:value="1195.5" calcext:value-type="float">
            <text:p>1195.5</text:p>
          </table:table-cell>
          <table:table-cell office:value-type="float" office:value="0.103656781000609" calcext:value-type="float">
            <text:p>0.103656781000609</text:p>
          </table:table-cell>
          <table:table-cell office:value-type="float" office:value="1200" calcext:value-type="float">
            <text:p>1200</text:p>
          </table:table-cell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538584300011" calcext:value-type="float">
            <text:p>1.00538584300011</text:p>
          </table:table-cell>
          <table:table-cell office:value-type="float" office:value="1207" calcext:value-type="float">
            <text:p>1207</text:p>
          </table:table-cell>
          <table:table-cell office:value-type="float" office:value="1059.5" calcext:value-type="float">
            <text:p>1059.5</text:p>
          </table:table-cell>
          <table:table-cell office:value-type="float" office:value="0.103571616000409" calcext:value-type="float">
            <text:p>0.103571616000409</text:p>
          </table:table-cell>
          <table:table-cell office:value-type="float" office:value="1200" calcext:value-type="float">
            <text:p>1200</text:p>
          </table:table-cell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66489280005" calcext:value-type="float">
            <text:p>1.2066489280005</text:p>
          </table:table-cell>
          <table:table-cell office:value-type="float" office:value="1373" calcext:value-type="float">
            <text:p>1373</text:p>
          </table:table-cell>
          <table:table-cell office:value-type="float" office:value="1118.5" calcext:value-type="float">
            <text:p>1118.5</text:p>
          </table:table-cell>
          <table:table-cell office:value-type="float" office:value="0.103749623998738" calcext:value-type="float">
            <text:p>0.103749623998738</text:p>
          </table:table-cell>
          <table:table-cell office:value-type="float" office:value="1200" calcext:value-type="float">
            <text:p>1200</text:p>
          </table:table-cell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81729949994" calcext:value-type="float">
            <text:p>1.4081729949994</text:p>
          </table:table-cell>
          <table:table-cell office:value-type="float" office:value="1297" calcext:value-type="float">
            <text:p>1297</text:p>
          </table:table-cell>
          <table:table-cell office:value-type="float" office:value="1290" calcext:value-type="float">
            <text:p>1290</text:p>
          </table:table-cell>
          <table:table-cell office:value-type="float" office:value="0.103757562999817" calcext:value-type="float">
            <text:p>0.103757562999817</text:p>
          </table:table-cell>
          <table:table-cell office:value-type="float" office:value="1200" calcext:value-type="float">
            <text:p>1200</text:p>
          </table:table-cell>
          <table:table-cell office:value-type="float" office:value="1373" calcext:value-type="float">
            <text:p>1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943072100054" calcext:value-type="float">
            <text:p>1.60943072100054</text:p>
          </table:table-cell>
          <table:table-cell office:value-type="float" office:value="1085" calcext:value-type="float">
            <text:p>1085</text:p>
          </table:table-cell>
          <table:table-cell office:value-type="float" office:value="1335" calcext:value-type="float">
            <text:p>1335</text:p>
          </table:table-cell>
          <table:table-cell office:value-type="float" office:value="0.103764980998676" calcext:value-type="float">
            <text:p>0.103764980998676</text:p>
          </table:table-cell>
          <table:table-cell office:value-type="float" office:value="1200" calcext:value-type="float">
            <text:p>1200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02581299981" calcext:value-type="float">
            <text:p>1.81002581299981</text:p>
          </table:table-cell>
          <table:table-cell office:value-type="float" office:value="1032" calcext:value-type="float">
            <text:p>1032</text:p>
          </table:table-cell>
          <table:table-cell office:value-type="float" office:value="1191" calcext:value-type="float">
            <text:p>1191</text:p>
          </table:table-cell>
          <table:table-cell office:value-type="float" office:value="0.103730326000004" calcext:value-type="float">
            <text:p>0.103730326000004</text:p>
          </table:table-cell>
          <table:table-cell office:value-type="float" office:value="1200" calcext:value-type="float">
            <text:p>1200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130581899997" calcext:value-type="float">
            <text:p>2.01130581899997</text:p>
          </table:table-cell>
          <table:table-cell office:value-type="float" office:value="1213" calcext:value-type="float">
            <text:p>1213</text:p>
          </table:table-cell>
          <table:table-cell office:value-type="float" office:value="542.5" calcext:value-type="float">
            <text:p>542.5</text:p>
          </table:table-cell>
          <table:table-cell office:value-type="float" office:value="0.103693641998689" calcext:value-type="float">
            <text:p>0.103693641998689</text:p>
          </table:table-cell>
          <table:table-cell office:value-type="float" office:value="1200" calcext:value-type="float">
            <text:p>1200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191505199931" calcext:value-type="float">
            <text:p>2.21191505199931</text:p>
          </table:table-cell>
          <table:table-cell office:value-type="float" office:value="1375" calcext:value-type="float">
            <text:p>1375</text:p>
          </table:table-cell>
          <table:table-cell office:value-type="float" office:value="1122.5" calcext:value-type="float">
            <text:p>1122.5</text:p>
          </table:table-cell>
          <table:table-cell office:value-type="float" office:value="0.103320010999596" calcext:value-type="float">
            <text:p>0.103320010999596</text:p>
          </table:table-cell>
          <table:table-cell office:value-type="float" office:value="1200" calcext:value-type="float">
            <text:p>1200</text:p>
          </table:table-cell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31803500004" calcext:value-type="float">
            <text:p>2.4131803500004</text:p>
          </table:table-cell>
          <table:table-cell office:value-type="float" office:value="1293" calcext:value-type="float">
            <text:p>1293</text:p>
          </table:table-cell>
          <table:table-cell office:value-type="float" office:value="1294" calcext:value-type="float">
            <text:p>1294</text:p>
          </table:table-cell>
          <table:table-cell office:value-type="float" office:value="0.103823987999931" calcext:value-type="float">
            <text:p>0.103823987999931</text:p>
          </table:table-cell>
          <table:table-cell office:value-type="float" office:value="1200" calcext:value-type="float">
            <text:p>1200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358190300052" calcext:value-type="float">
            <text:p>2.61358190300052</text:p>
          </table:table-cell>
          <table:table-cell office:value-type="float" office:value="1082" calcext:value-type="float">
            <text:p>1082</text:p>
          </table:table-cell>
          <table:table-cell office:value-type="float" office:value="1334" calcext:value-type="float">
            <text:p>1334</text:p>
          </table:table-cell>
          <table:table-cell office:value-type="float" office:value="0.103680148999047" calcext:value-type="float">
            <text:p>0.103680148999047</text:p>
          </table:table-cell>
          <table:table-cell office:value-type="float" office:value="1200" calcext:value-type="float">
            <text:p>1200</text:p>
          </table:table-cell>
          <table:table-cell office:value-type="float" office:value="1293" calcext:value-type="float">
            <text:p>1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431569800043" calcext:value-type="float">
            <text:p>2.81431569800043</text:p>
          </table:table-cell>
          <table:table-cell office:value-type="float" office:value="1034" calcext:value-type="float">
            <text:p>1034</text:p>
          </table:table-cell>
          <table:table-cell office:value-type="float" office:value="1187.5" calcext:value-type="float">
            <text:p>1187.5</text:p>
          </table:table-cell>
          <table:table-cell office:value-type="float" office:value="0.104044927000359" calcext:value-type="float">
            <text:p>0.104044927000359</text:p>
          </table:table-cell>
          <table:table-cell office:value-type="float" office:value="1200" calcext:value-type="float">
            <text:p>1200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493788500011" calcext:value-type="float">
            <text:p>3.01493788500011</text:p>
          </table:table-cell>
          <table:table-cell office:value-type="float" office:value="1217" calcext:value-type="float">
            <text:p>1217</text:p>
          </table:table-cell>
          <table:table-cell office:value-type="float" office:value="1058" calcext:value-type="float">
            <text:p>1058</text:p>
          </table:table-cell>
          <table:table-cell office:value-type="float" office:value="0.103427975000159" calcext:value-type="float">
            <text:p>0.103427975000159</text:p>
          </table:table-cell>
          <table:table-cell office:value-type="float" office:value="1200" calcext:value-type="float">
            <text:p>1200</text:p>
          </table:table-cell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578663500077" calcext:value-type="float">
            <text:p>3.21578663500077</text:p>
          </table:table-cell>
          <table:table-cell office:value-type="float" office:value="1376" calcext:value-type="float">
            <text:p>1376</text:p>
          </table:table-cell>
          <table:table-cell office:value-type="float" office:value="1125.5" calcext:value-type="float">
            <text:p>1125.5</text:p>
          </table:table-cell>
          <table:table-cell office:value-type="float" office:value="0.103676783999617" calcext:value-type="float">
            <text:p>0.103676783999617</text:p>
          </table:table-cell>
          <table:table-cell office:value-type="float" office:value="1200" calcext:value-type="float">
            <text:p>1200</text:p>
          </table:table-cell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613442600101" calcext:value-type="float">
            <text:p>3.41613442600101</text:p>
          </table:table-cell>
          <table:table-cell office:value-type="float" office:value="1350" calcext:value-type="float">
            <text:p>1350</text:p>
          </table:table-cell>
          <table:table-cell office:value-type="float" office:value="1296.5" calcext:value-type="float">
            <text:p>1296.5</text:p>
          </table:table-cell>
          <table:table-cell office:value-type="float" office:value="0.104365335000693" calcext:value-type="float">
            <text:p>0.104365335000693</text:p>
          </table:table-cell>
          <table:table-cell office:value-type="float" office:value="1256.54866776462" calcext:value-type="float">
            <text:p>1256.54866776462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704515699967" calcext:value-type="float">
            <text:p>3.61704515699967</text:p>
          </table:table-cell>
          <table:table-cell office:value-type="float" office:value="1182" calcext:value-type="float">
            <text:p>1182</text:p>
          </table:table-cell>
          <table:table-cell office:value-type="float" office:value="1363" calcext:value-type="float">
            <text:p>1363</text:p>
          </table:table-cell>
          <table:table-cell office:value-type="float" office:value="0.103447925999717" calcext:value-type="float">
            <text:p>0.103447925999717</text:p>
          </table:table-cell>
          <table:table-cell office:value-type="float" office:value="1315.76212871753" calcext:value-type="float">
            <text:p>1315.76212871753</text:p>
          </table:table-cell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770177399994" calcext:value-type="float">
            <text:p>3.81770177399994</text:p>
          </table:table-cell>
          <table:table-cell office:value-type="float" office:value="1189" calcext:value-type="float">
            <text:p>1189</text:p>
          </table:table-cell>
          <table:table-cell office:value-type="float" office:value="1266" calcext:value-type="float">
            <text:p>1266</text:p>
          </table:table-cell>
          <table:table-cell office:value-type="float" office:value="0.103498630000104" calcext:value-type="float">
            <text:p>0.103498630000104</text:p>
          </table:table-cell>
          <table:table-cell office:value-type="float" office:value="1377.76595827929" calcext:value-type="float">
            <text:p>1377.76595827929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908440800071" calcext:value-type="float">
            <text:p>4.01908440800071</text:p>
          </table:table-cell>
          <table:table-cell office:value-type="float" office:value="1467" calcext:value-type="float">
            <text:p>1467</text:p>
          </table:table-cell>
          <table:table-cell office:value-type="float" office:value="1185.5" calcext:value-type="float">
            <text:p>1185.5</text:p>
          </table:table-cell>
          <table:table-cell office:value-type="float" office:value="0.103683371000443" calcext:value-type="float">
            <text:p>0.103683371000443</text:p>
          </table:table-cell>
          <table:table-cell office:value-type="float" office:value="1442.69164947273" calcext:value-type="float">
            <text:p>1442.69164947273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958309699949" calcext:value-type="float">
            <text:p>4.21958309699949</text:p>
          </table:table-cell>
          <table:table-cell office:value-type="float" office:value="1733" calcext:value-type="float">
            <text:p>1733</text:p>
          </table:table-cell>
          <table:table-cell office:value-type="float" office:value="1328" calcext:value-type="float">
            <text:p>1328</text:p>
          </table:table-cell>
          <table:table-cell office:value-type="float" office:value="0.103660849001244" calcext:value-type="float">
            <text:p>0.103660849001244</text:p>
          </table:table-cell>
          <table:table-cell office:value-type="float" office:value="1510.67689178341" calcext:value-type="float">
            <text:p>1510.67689178341</text:p>
          </table:table-cell>
          <table:table-cell office:value-type="float" office:value="1467" calcext:value-type="float">
            <text:p>1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029587499928" calcext:value-type="float">
            <text:p>4.42029587499928</text:p>
          </table:table-cell>
          <table:table-cell office:value-type="float" office:value="1696" calcext:value-type="float">
            <text:p>1696</text:p>
          </table:table-cell>
          <table:table-cell office:value-type="float" office:value="1600" calcext:value-type="float">
            <text:p>1600</text:p>
          </table:table-cell>
          <table:table-cell office:value-type="float" office:value="0.103481154999827" calcext:value-type="float">
            <text:p>0.103481154999827</text:p>
          </table:table-cell>
          <table:table-cell office:value-type="float" office:value="1581.86586316103" calcext:value-type="float">
            <text:p>1581.86586316103</text:p>
          </table:table-cell>
          <table:table-cell office:value-type="float" office:value="1733" calcext:value-type="float">
            <text:p>1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2097705800079" calcext:value-type="float">
            <text:p>4.62097705800079</text:p>
          </table:table-cell>
          <table:table-cell office:value-type="float" office:value="1485" calcext:value-type="float">
            <text:p>1485</text:p>
          </table:table-cell>
          <table:table-cell office:value-type="float" office:value="1714.5" calcext:value-type="float">
            <text:p>1714.5</text:p>
          </table:table-cell>
          <table:table-cell office:value-type="float" office:value="0.103462057000797" calcext:value-type="float">
            <text:p>0.103462057000797</text:p>
          </table:table-cell>
          <table:table-cell office:value-type="float" office:value="1656.4095357811" calcext:value-type="float">
            <text:p>1656.4095357811</text:p>
          </table:table-cell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19085260007" calcext:value-type="float">
            <text:p>4.8219085260007</text:p>
          </table:table-cell>
          <table:table-cell office:value-type="float" office:value="1500" calcext:value-type="float">
            <text:p>1500</text:p>
          </table:table-cell>
          <table:table-cell office:value-type="float" office:value="1590.5" calcext:value-type="float">
            <text:p>1590.5</text:p>
          </table:table-cell>
          <table:table-cell office:value-type="float" office:value="0.103554864999751" calcext:value-type="float">
            <text:p>0.103554864999751</text:p>
          </table:table-cell>
          <table:table-cell office:value-type="float" office:value="1734.46599621529" calcext:value-type="float">
            <text:p>1734.46599621529</text:p>
          </table:table-cell>
          <table:table-cell office:value-type="float" office:value="1492.5" calcext:value-type="float">
            <text:p>149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5084648500088" calcext:value-type="float">
            <text:p>5.05084648500088</text:p>
          </table:table-cell>
          <table:table-cell office:value-type="float" office:value="1903" calcext:value-type="float">
            <text:p>1903</text:p>
          </table:table-cell>
          <table:table-cell office:value-type="float" office:value="1500" calcext:value-type="float">
            <text:p>1500</text:p>
          </table:table-cell>
          <table:table-cell office:value-type="float" office:value="0.124815445000422" calcext:value-type="float">
            <text:p>0.124815445000422</text:p>
          </table:table-cell>
          <table:table-cell office:value-type="float" office:value="1816.20078068946" calcext:value-type="float">
            <text:p>1816.20078068946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165579699933" calcext:value-type="float">
            <text:p>5.25165579699933</text:p>
          </table:table-cell>
          <table:table-cell office:value-type="float" office:value="2187" calcext:value-type="float">
            <text:p>2187</text:p>
          </table:table-cell>
          <table:table-cell office:value-type="float" office:value="1177" calcext:value-type="float">
            <text:p>1177</text:p>
          </table:table-cell>
          <table:table-cell office:value-type="float" office:value="0.103004794000299" calcext:value-type="float">
            <text:p>0.103004794000299</text:p>
          </table:table-cell>
          <table:table-cell office:value-type="float" office:value="1901.78722614033" calcext:value-type="float">
            <text:p>1901.78722614033</text:p>
          </table:table-cell>
          <table:table-cell office:value-type="float" office:value="1378.5" calcext:value-type="float">
            <text:p>137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5253052100088" calcext:value-type="float">
            <text:p>5.45253052100088</text:p>
          </table:table-cell>
          <table:table-cell office:value-type="float" office:value="2077" calcext:value-type="float">
            <text:p>2077</text:p>
          </table:table-cell>
          <table:table-cell office:value-type="float" office:value="2045" calcext:value-type="float">
            <text:p>2045</text:p>
          </table:table-cell>
          <table:table-cell office:value-type="float" office:value="0.10327279699959" calcext:value-type="float">
            <text:p>0.10327279699959</text:p>
          </table:table-cell>
          <table:table-cell office:value-type="float" office:value="1991.40683781533" calcext:value-type="float">
            <text:p>1991.40683781533</text:p>
          </table:table-cell>
          <table:table-cell office:value-type="float" office:value="2187" calcext:value-type="float">
            <text:p>2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5341117400021" calcext:value-type="float">
            <text:p>5.65341117400021</text:p>
          </table:table-cell>
          <table:table-cell office:value-type="float" office:value="1827" calcext:value-type="float">
            <text:p>1827</text:p>
          </table:table-cell>
          <table:table-cell office:value-type="float" office:value="2132" calcext:value-type="float">
            <text:p>2132</text:p>
          </table:table-cell>
          <table:table-cell office:value-type="float" office:value="0.102806083001269" calcext:value-type="float">
            <text:p>0.102806083001269</text:p>
          </table:table-cell>
          <table:table-cell office:value-type="float" office:value="2085.24967419517" calcext:value-type="float">
            <text:p>2085.24967419517</text:p>
          </table:table-cell>
          <table:table-cell office:value-type="float" office:value="2077" calcext:value-type="float">
            <text:p>2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5466337400067" calcext:value-type="float">
            <text:p>5.85466337400067</text:p>
          </table:table-cell>
          <table:table-cell office:value-type="float" office:value="1925" calcext:value-type="float">
            <text:p>1925</text:p>
          </table:table-cell>
          <table:table-cell office:value-type="float" office:value="1952" calcext:value-type="float">
            <text:p>1952</text:p>
          </table:table-cell>
          <table:table-cell office:value-type="float" office:value="0.103275056000712" calcext:value-type="float">
            <text:p>0.103275056000712</text:p>
          </table:table-cell>
          <table:table-cell office:value-type="float" office:value="2183.51475005545" calcext:value-type="float">
            <text:p>2183.51475005545</text:p>
          </table:table-cell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566277830003" calcext:value-type="float">
            <text:p>6.0566277830003</text:p>
          </table:table-cell>
          <table:table-cell office:value-type="float" office:value="2407" calcext:value-type="float">
            <text:p>2407</text:p>
          </table:table-cell>
          <table:table-cell office:value-type="float" office:value="1876" calcext:value-type="float">
            <text:p>1876</text:p>
          </table:table-cell>
          <table:table-cell office:value-type="float" office:value="0.102854917000514" calcext:value-type="float">
            <text:p>0.102854917000514</text:p>
          </table:table-cell>
          <table:table-cell office:value-type="float" office:value="2286.41045852213" calcext:value-type="float">
            <text:p>2286.41045852213</text:p>
          </table:table-cell>
          <table:table-cell office:value-type="float" office:value="1925" calcext:value-type="float">
            <text:p>1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573855490009" calcext:value-type="float">
            <text:p>6.2573855490009</text:p>
          </table:table-cell>
          <table:table-cell office:value-type="float" office:value="2752" calcext:value-type="float">
            <text:p>2752</text:p>
          </table:table-cell>
          <table:table-cell office:value-type="float" office:value="2166" calcext:value-type="float">
            <text:p>2166</text:p>
          </table:table-cell>
          <table:table-cell office:value-type="float" office:value="0.103341578000254" calcext:value-type="float">
            <text:p>0.103341578000254</text:p>
          </table:table-cell>
          <table:table-cell office:value-type="float" office:value="2394.15501301589" calcext:value-type="float">
            <text:p>2394.15501301589</text:p>
          </table:table-cell>
          <table:table-cell office:value-type="float" office:value="2407" calcext:value-type="float">
            <text:p>2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5858562300055" calcext:value-type="float">
            <text:p>6.45858562300055</text:p>
          </table:table-cell>
          <table:table-cell office:value-type="float" office:value="2601" calcext:value-type="float">
            <text:p>2601</text:p>
          </table:table-cell>
          <table:table-cell office:value-type="float" office:value="2579.5" calcext:value-type="float">
            <text:p>2579.5</text:p>
          </table:table-cell>
          <table:table-cell office:value-type="float" office:value="0.103727144000004" calcext:value-type="float">
            <text:p>0.103727144000004</text:p>
          </table:table-cell>
          <table:table-cell office:value-type="float" office:value="2506.97691002258" calcext:value-type="float">
            <text:p>2506.97691002258</text:p>
          </table:table-cell>
          <table:table-cell office:value-type="float" office:value="2752" calcext:value-type="float">
            <text:p>2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5885871700084" calcext:value-type="float">
            <text:p>6.65885871700084</text:p>
          </table:table-cell>
          <table:table-cell office:value-type="float" office:value="2293" calcext:value-type="float">
            <text:p>2293</text:p>
          </table:table-cell>
          <table:table-cell office:value-type="float" office:value="2676.5" calcext:value-type="float">
            <text:p>2676.5</text:p>
          </table:table-cell>
          <table:table-cell office:value-type="float" office:value="0.103383981999286" calcext:value-type="float">
            <text:p>0.103383981999286</text:p>
          </table:table-cell>
          <table:table-cell office:value-type="float" office:value="2625.11541367128" calcext:value-type="float">
            <text:p>2625.11541367128</text:p>
          </table:table-cell>
          <table:table-cell office:value-type="float" office:value="2601" calcext:value-type="float">
            <text:p>2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6097091299962" calcext:value-type="float">
            <text:p>6.86097091299962</text:p>
          </table:table-cell>
          <table:table-cell office:value-type="float" office:value="2434" calcext:value-type="float">
            <text:p>2434</text:p>
          </table:table-cell>
          <table:table-cell office:value-type="float" office:value="2447" calcext:value-type="float">
            <text:p>2447</text:p>
          </table:table-cell>
          <table:table-cell office:value-type="float" office:value="0.101603922001232" calcext:value-type="float">
            <text:p>0.101603922001232</text:p>
          </table:table-cell>
          <table:table-cell office:value-type="float" office:value="2748.8210631475" calcext:value-type="float">
            <text:p>2748.8210631475</text:p>
          </table:table-cell>
          <table:table-cell office:value-type="float" office:value="2293" calcext:value-type="float">
            <text:p>2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6214292699951" calcext:value-type="float">
            <text:p>7.06214292699951</text:p>
          </table:table-cell>
          <table:table-cell office:value-type="float" office:value="3044" calcext:value-type="float">
            <text:p>3044</text:p>
          </table:table-cell>
          <table:table-cell office:value-type="float" office:value="2363.5" calcext:value-type="float">
            <text:p>2363.5</text:p>
          </table:table-cell>
          <table:table-cell office:value-type="float" office:value="0.10439876899909" calcext:value-type="float">
            <text:p>0.10439876899909</text:p>
          </table:table-cell>
          <table:table-cell office:value-type="float" office:value="2878.35620401776" calcext:value-type="float">
            <text:p>2878.35620401776</text:p>
          </table:table-cell>
          <table:table-cell office:value-type="float" office:value="2434" calcext:value-type="float">
            <text:p>2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633171790003" calcext:value-type="float">
            <text:p>7.2633171790003</text:p>
          </table:table-cell>
          <table:table-cell office:value-type="float" office:value="3464" calcext:value-type="float">
            <text:p>3464</text:p>
          </table:table-cell>
          <table:table-cell office:value-type="float" office:value="1825.5" calcext:value-type="float">
            <text:p>1825.5</text:p>
          </table:table-cell>
          <table:table-cell office:value-type="float" office:value="0.149034637999648" calcext:value-type="float">
            <text:p>0.149034637999648</text:p>
          </table:table-cell>
          <table:table-cell office:value-type="float" office:value="3013.99554459211" calcext:value-type="float">
            <text:p>3013.99554459211</text:p>
          </table:table-cell>
          <table:table-cell office:value-type="float" office:value="2130.5" calcext:value-type="float">
            <text:p>213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6396975400057" calcext:value-type="float">
            <text:p>7.46396975400057</text:p>
          </table:table-cell>
          <table:table-cell office:value-type="float" office:value="3260" calcext:value-type="float">
            <text:p>3260</text:p>
          </table:table-cell>
          <table:table-cell office:value-type="float" office:value="3254" calcext:value-type="float">
            <text:p>3254</text:p>
          </table:table-cell>
          <table:table-cell office:value-type="float" office:value="0.102994176999346" calcext:value-type="float">
            <text:p>0.102994176999346</text:p>
          </table:table-cell>
          <table:table-cell office:value-type="float" office:value="3156.02673850475" calcext:value-type="float">
            <text:p>3156.02673850475</text:p>
          </table:table-cell>
          <table:table-cell office:value-type="float" office:value="3464" calcext:value-type="float">
            <text:p>3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6499666699929" calcext:value-type="float">
            <text:p>7.66499666699929</text:p>
          </table:table-cell>
          <table:table-cell office:value-type="float" office:value="2876" calcext:value-type="float">
            <text:p>2876</text:p>
          </table:table-cell>
          <table:table-cell office:value-type="float" office:value="3362" calcext:value-type="float">
            <text:p>3362</text:p>
          </table:table-cell>
          <table:table-cell office:value-type="float" office:value="0.102989717001037" calcext:value-type="float">
            <text:p>0.102989717001037</text:p>
          </table:table-cell>
          <table:table-cell office:value-type="float" office:value="3304.75099474804" calcext:value-type="float">
            <text:p>3304.75099474804</text:p>
          </table:table-cell>
          <table:table-cell office:value-type="float" office:value="3260" calcext:value-type="float">
            <text:p>3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6544174099981" calcext:value-type="float">
            <text:p>7.86544174099981</text:p>
          </table:table-cell>
          <table:table-cell office:value-type="float" office:value="3073" calcext:value-type="float">
            <text:p>3073</text:p>
          </table:table-cell>
          <table:table-cell office:value-type="float" office:value="3019" calcext:value-type="float">
            <text:p>3019</text:p>
          </table:table-cell>
          <table:table-cell office:value-type="float" office:value="0.103286085999571" calcext:value-type="float">
            <text:p>0.103286085999571</text:p>
          </table:table-cell>
          <table:table-cell office:value-type="float" office:value="3460.4837164537" calcext:value-type="float">
            <text:p>3460.4837164537</text:p>
          </table:table-cell>
          <table:table-cell office:value-type="float" office:value="2827" calcext:value-type="float">
            <text:p>2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6623252600002" calcext:value-type="float">
            <text:p>8.06623252600002</text:p>
          </table:table-cell>
          <table:table-cell office:value-type="float" office:value="3845" calcext:value-type="float">
            <text:p>3845</text:p>
          </table:table-cell>
          <table:table-cell office:value-type="float" office:value="2974.5" calcext:value-type="float">
            <text:p>2974.5</text:p>
          </table:table-cell>
          <table:table-cell office:value-type="float" office:value="0.102784917999088" calcext:value-type="float">
            <text:p>0.102784917999088</text:p>
          </table:table-cell>
          <table:table-cell office:value-type="float" office:value="3623.55516977588" calcext:value-type="float">
            <text:p>3623.55516977588</text:p>
          </table:table-cell>
          <table:table-cell office:value-type="float" office:value="3073" calcext:value-type="float">
            <text:p>3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6798892099941" calcext:value-type="float">
            <text:p>8.26798892099941</text:p>
          </table:table-cell>
          <table:table-cell office:value-type="float" office:value="4359" calcext:value-type="float">
            <text:p>4359</text:p>
          </table:table-cell>
          <table:table-cell office:value-type="float" office:value="3275" calcext:value-type="float">
            <text:p>3275</text:p>
          </table:table-cell>
          <table:table-cell office:value-type="float" office:value="0.103802325000288" calcext:value-type="float">
            <text:p>0.103802325000288</text:p>
          </table:table-cell>
          <table:table-cell office:value-type="float" office:value="3794.31118429455" calcext:value-type="float">
            <text:p>3794.31118429455</text:p>
          </table:table-cell>
          <table:table-cell office:value-type="float" office:value="3661" calcext:value-type="float">
            <text:p>3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6952201699969" calcext:value-type="float">
            <text:p>8.46952201699969</text:p>
          </table:table-cell>
          <table:table-cell office:value-type="float" office:value="4083" calcext:value-type="float">
            <text:p>4083</text:p>
          </table:table-cell>
          <table:table-cell office:value-type="float" office:value="4102" calcext:value-type="float">
            <text:p>4102</text:p>
          </table:table-cell>
          <table:table-cell office:value-type="float" office:value="0.103105891001178" calcext:value-type="float">
            <text:p>0.103105891001178</text:p>
          </table:table-cell>
          <table:table-cell office:value-type="float" office:value="3973.11388642475" calcext:value-type="float">
            <text:p>3973.11388642475</text:p>
          </table:table-cell>
          <table:table-cell office:value-type="float" office:value="4359" calcext:value-type="float">
            <text:p>4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7046270500032" calcext:value-type="float">
            <text:p>8.67046270500032</text:p>
          </table:table-cell>
          <table:table-cell office:value-type="float" office:value="3611" calcext:value-type="float">
            <text:p>3611</text:p>
          </table:table-cell>
          <table:table-cell office:value-type="float" office:value="4221" calcext:value-type="float">
            <text:p>4221</text:p>
          </table:table-cell>
          <table:table-cell office:value-type="float" office:value="0.103167752000445" calcext:value-type="float">
            <text:p>0.103167752000445</text:p>
          </table:table-cell>
          <table:table-cell office:value-type="float" office:value="4160.34246738677" calcext:value-type="float">
            <text:p>4160.34246738677</text:p>
          </table:table-cell>
          <table:table-cell office:value-type="float" office:value="4083" calcext:value-type="float">
            <text:p>4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708646569994" calcext:value-type="float">
            <text:p>8.8708646569994</text:p>
          </table:table-cell>
          <table:table-cell office:value-type="float" office:value="3884" calcext:value-type="float">
            <text:p>3884</text:p>
          </table:table-cell>
          <table:table-cell office:value-type="float" office:value="3847" calcext:value-type="float">
            <text:p>3847</text:p>
          </table:table-cell>
          <table:table-cell office:value-type="float" office:value="0.103018972000427" calcext:value-type="float">
            <text:p>0.103018972000427</text:p>
          </table:table-cell>
          <table:table-cell office:value-type="float" office:value="4356.39398736617" calcext:value-type="float">
            <text:p>4356.39398736617</text:p>
          </table:table-cell>
          <table:table-cell office:value-type="float" office:value="3611" calcext:value-type="float">
            <text:p>3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7141532199967" calcext:value-type="float">
            <text:p>9.07141532199967</text:p>
          </table:table-cell>
          <table:table-cell office:value-type="float" office:value="4861" calcext:value-type="float">
            <text:p>4861</text:p>
          </table:table-cell>
          <table:table-cell office:value-type="float" office:value="3747.5" calcext:value-type="float">
            <text:p>3747.5</text:p>
          </table:table-cell>
          <table:table-cell office:value-type="float" office:value="0.101983824000854" calcext:value-type="float">
            <text:p>0.101983824000854</text:p>
          </table:table-cell>
          <table:table-cell office:value-type="float" office:value="4561.68421756895" calcext:value-type="float">
            <text:p>4561.68421756895</text:p>
          </table:table-cell>
          <table:table-cell office:value-type="float" office:value="3884" calcext:value-type="float">
            <text:p>3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7171197999996" calcext:value-type="float">
            <text:p>9.27171197999996</text:p>
          </table:table-cell>
          <table:table-cell office:value-type="float" office:value="5486" calcext:value-type="float">
            <text:p>5486</text:p>
          </table:table-cell>
          <table:table-cell office:value-type="float" office:value="3473.5" calcext:value-type="float">
            <text:p>3473.5</text:p>
          </table:table-cell>
          <table:table-cell office:value-type="float" office:value="0.103166231001524" calcext:value-type="float">
            <text:p>0.103166231001524</text:p>
          </table:table-cell>
          <table:table-cell office:value-type="float" office:value="4776.64852195762" calcext:value-type="float">
            <text:p>4776.64852195762</text:p>
          </table:table-cell>
          <table:table-cell office:value-type="float" office:value="3962" calcext:value-type="float">
            <text:p>3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7307053199984" calcext:value-type="float">
            <text:p>9.47307053199984</text:p>
          </table:table-cell>
          <table:table-cell office:value-type="float" office:value="5124" calcext:value-type="float">
            <text:p>5124</text:p>
          </table:table-cell>
          <table:table-cell office:value-type="float" office:value="5173.5" calcext:value-type="float">
            <text:p>5173.5</text:p>
          </table:table-cell>
          <table:table-cell office:value-type="float" office:value="0.1033868909999" calcext:value-type="float">
            <text:p>0.1033868909999</text:p>
          </table:table-cell>
          <table:table-cell office:value-type="float" office:value="5001.74278053805" calcext:value-type="float">
            <text:p>5001.74278053805</text:p>
          </table:table-cell>
          <table:table-cell office:value-type="float" office:value="5486" calcext:value-type="float">
            <text:p>5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7362421399957" calcext:value-type="float">
            <text:p>9.67362421399957</text:p>
          </table:table-cell>
          <table:table-cell office:value-type="float" office:value="4538" calcext:value-type="float">
            <text:p>4538</text:p>
          </table:table-cell>
          <table:table-cell office:value-type="float" office:value="5305" calcext:value-type="float">
            <text:p>5305</text:p>
          </table:table-cell>
          <table:table-cell office:value-type="float" office:value="0.10308348199942" calcext:value-type="float">
            <text:p>0.10308348199942</text:p>
          </table:table-cell>
          <table:table-cell office:value-type="float" office:value="5237.44435615532" calcext:value-type="float">
            <text:p>5237.44435615532</text:p>
          </table:table-cell>
          <table:table-cell office:value-type="float" office:value="5124" calcext:value-type="float">
            <text:p>5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7425565500053" calcext:value-type="float">
            <text:p>9.87425565500053</text:p>
          </table:table-cell>
          <table:table-cell office:value-type="float" office:value="4902" calcext:value-type="float">
            <text:p>4902</text:p>
          </table:table-cell>
          <table:table-cell office:value-type="float" office:value="4831" calcext:value-type="float">
            <text:p>4831</text:p>
          </table:table-cell>
          <table:table-cell office:value-type="float" office:value="0.103519801999937" calcext:value-type="float">
            <text:p>0.103519801999937</text:p>
          </table:table-cell>
          <table:table-cell office:value-type="float" office:value="5484.25310684856" calcext:value-type="float">
            <text:p>5484.25310684856</text:p>
          </table:table-cell>
          <table:table-cell office:value-type="float" office:value="4538" calcext:value-type="float">
            <text:p>4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753560579997" calcext:value-type="float">
            <text:p>10.0753560579997</text:p>
          </table:table-cell>
          <table:table-cell office:value-type="float" office:value="6139" calcext:value-type="float">
            <text:p>6139</text:p>
          </table:table-cell>
          <table:table-cell office:value-type="float" office:value="4720" calcext:value-type="float">
            <text:p>4720</text:p>
          </table:table-cell>
          <table:table-cell office:value-type="float" office:value="0.103167087998372" calcext:value-type="float">
            <text:p>0.103167087998372</text:p>
          </table:table-cell>
          <table:table-cell office:value-type="float" office:value="5742.69244591209" calcext:value-type="float">
            <text:p>5742.69244591209</text:p>
          </table:table-cell>
          <table:table-cell office:value-type="float" office:value="4902" calcext:value-type="float">
            <text:p>4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768821869995" calcext:value-type="float">
            <text:p>10.2768821869995</text:p>
          </table:table-cell>
          <table:table-cell office:value-type="float" office:value="6901" calcext:value-type="float">
            <text:p>6901</text:p>
          </table:table-cell>
          <table:table-cell office:value-type="float" office:value="5214.5" calcext:value-type="float">
            <text:p>5214.5</text:p>
          </table:table-cell>
          <table:table-cell office:value-type="float" office:value="0.103246557000602" calcext:value-type="float">
            <text:p>0.103246557000602</text:p>
          </table:table-cell>
          <table:table-cell office:value-type="float" office:value="6013.31045191064" calcext:value-type="float">
            <text:p>6013.31045191064</text:p>
          </table:table-cell>
          <table:table-cell office:value-type="float" office:value="5833" calcext:value-type="float">
            <text:p>5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782575869995" calcext:value-type="float">
            <text:p>10.4782575869995</text:p>
          </table:table-cell>
          <table:table-cell office:value-type="float" office:value="6427" calcext:value-type="float">
            <text:p>6427</text:p>
          </table:table-cell>
          <table:table-cell office:value-type="float" office:value="4557" calcext:value-type="float">
            <text:p>4557</text:p>
          </table:table-cell>
          <table:table-cell office:value-type="float" office:value="0.103127124000821" calcext:value-type="float">
            <text:p>0.103127124000821</text:p>
          </table:table-cell>
          <table:table-cell office:value-type="float" office:value="6296.6810310028" calcext:value-type="float">
            <text:p>6296.6810310028</text:p>
          </table:table-cell>
          <table:table-cell office:value-type="float" office:value="4938" calcext:value-type="float">
            <text:p>4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790216089994" calcext:value-type="float">
            <text:p>10.6790216089994</text:p>
          </table:table-cell>
          <table:table-cell office:value-type="float" office:value="5702" calcext:value-type="float">
            <text:p>5702</text:p>
          </table:table-cell>
          <table:table-cell office:value-type="float" office:value="6664" calcext:value-type="float">
            <text:p>6664</text:p>
          </table:table-cell>
          <table:table-cell office:value-type="float" office:value="0.10237825600052" calcext:value-type="float">
            <text:p>0.10237825600052</text:p>
          </table:table-cell>
          <table:table-cell office:value-type="float" office:value="6593.40513403775" calcext:value-type="float">
            <text:p>6593.40513403775</text:p>
          </table:table-cell>
          <table:table-cell office:value-type="float" office:value="6427" calcext:value-type="float">
            <text:p>6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796663979992" calcext:value-type="float">
            <text:p>10.8796663979992</text:p>
          </table:table-cell>
          <table:table-cell office:value-type="float" office:value="6191" calcext:value-type="float">
            <text:p>6191</text:p>
          </table:table-cell>
          <table:table-cell office:value-type="float" office:value="6064.5" calcext:value-type="float">
            <text:p>6064.5</text:p>
          </table:table-cell>
          <table:table-cell office:value-type="float" office:value="0.103072191001047" calcext:value-type="float">
            <text:p>0.103072191001047</text:p>
          </table:table-cell>
          <table:table-cell office:value-type="float" office:value="6904.11203100626" calcext:value-type="float">
            <text:p>6904.11203100626</text:p>
          </table:table-cell>
          <table:table-cell office:value-type="float" office:value="5702" calcext:value-type="float">
            <text:p>5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808129090001" calcext:value-type="float">
            <text:p>11.0808129090001</text:p>
          </table:table-cell>
          <table:table-cell office:value-type="float" office:value="7761" calcext:value-type="float">
            <text:p>7761</text:p>
          </table:table-cell>
          <table:table-cell office:value-type="float" office:value="5946.5" calcext:value-type="float">
            <text:p>5946.5</text:p>
          </table:table-cell>
          <table:table-cell office:value-type="float" office:value="0.103270943000098" calcext:value-type="float">
            <text:p>0.103270943000098</text:p>
          </table:table-cell>
          <table:table-cell office:value-type="float" office:value="7229.46064554881" calcext:value-type="float">
            <text:p>7229.46064554881</text:p>
          </table:table-cell>
          <table:table-cell office:value-type="float" office:value="6191" calcext:value-type="float">
            <text:p>6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816184439998" calcext:value-type="float">
            <text:p>11.2816184439998</text:p>
          </table:table-cell>
          <table:table-cell office:value-type="float" office:value="8682" calcext:value-type="float">
            <text:p>8682</text:p>
          </table:table-cell>
          <table:table-cell office:value-type="float" office:value="6976" calcext:value-type="float">
            <text:p>6976</text:p>
          </table:table-cell>
          <table:table-cell office:value-type="float" office:value="0.102727233999758" calcext:value-type="float">
            <text:p>0.102727233999758</text:p>
          </table:table-cell>
          <table:table-cell office:value-type="float" office:value="7570.1409523509" calcext:value-type="float">
            <text:p>7570.1409523509</text:p>
          </table:table-cell>
          <table:table-cell office:value-type="float" office:value="7761" calcext:value-type="float">
            <text:p>7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833103189994" calcext:value-type="float">
            <text:p>11.4833103189994</text:p>
          </table:table-cell>
          <table:table-cell office:value-type="float" office:value="8045" calcext:value-type="float">
            <text:p>8045</text:p>
          </table:table-cell>
          <table:table-cell office:value-type="float" office:value="8221.5" calcext:value-type="float">
            <text:p>8221.5</text:p>
          </table:table-cell>
          <table:table-cell office:value-type="float" office:value="0.10177318299975" calcext:value-type="float">
            <text:p>0.10177318299975</text:p>
          </table:table-cell>
          <table:table-cell office:value-type="float" office:value="7926.87544038907" calcext:value-type="float">
            <text:p>7926.87544038907</text:p>
          </table:table-cell>
          <table:table-cell office:value-type="float" office:value="8682" calcext:value-type="float">
            <text:p>8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879746840004" calcext:value-type="float">
            <text:p>11.6879746840004</text:p>
          </table:table-cell>
          <table:table-cell office:value-type="float" office:value="7146" calcext:value-type="float">
            <text:p>7146</text:p>
          </table:table-cell>
          <table:table-cell office:value-type="float" office:value="6112.5" calcext:value-type="float">
            <text:p>6112.5</text:p>
          </table:table-cell>
          <table:table-cell office:value-type="float" office:value="0.163019016999897" calcext:value-type="float">
            <text:p>0.163019016999897</text:p>
          </table:table-cell>
          <table:table-cell office:value-type="float" office:value="8300.42064513079" calcext:value-type="float">
            <text:p>8300.42064513079</text:p>
          </table:table-cell>
          <table:table-cell office:value-type="float" office:value="5794" calcext:value-type="float">
            <text:p>5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915333780005" calcext:value-type="float">
            <text:p>11.8915333780005</text:p>
          </table:table-cell>
          <table:table-cell office:value-type="float" office:value="7875" calcext:value-type="float">
            <text:p>7875</text:p>
          </table:table-cell>
          <table:table-cell office:value-type="float" office:value="6995.5" calcext:value-type="float">
            <text:p>6995.5</text:p>
          </table:table-cell>
          <table:table-cell office:value-type="float" office:value="0.103071948000434" calcext:value-type="float">
            <text:p>0.103071948000434</text:p>
          </table:table-cell>
          <table:table-cell office:value-type="float" office:value="8691.56875293751" calcext:value-type="float">
            <text:p>8691.56875293751</text:p>
          </table:table-cell>
          <table:table-cell office:value-type="float" office:value="6546" calcext:value-type="float">
            <text:p>6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936121129998" calcext:value-type="float">
            <text:p>12.0936121129998</text:p>
          </table:table-cell>
          <table:table-cell office:value-type="float" office:value="9864" calcext:value-type="float">
            <text:p>9864</text:p>
          </table:table-cell>
          <table:table-cell office:value-type="float" office:value="7510.5" calcext:value-type="float">
            <text:p>7510.5</text:p>
          </table:table-cell>
          <table:table-cell office:value-type="float" office:value="0.105782735001412" calcext:value-type="float">
            <text:p>0.105782735001412</text:p>
          </table:table-cell>
          <table:table-cell office:value-type="float" office:value="9101.14928107349" calcext:value-type="float">
            <text:p>9101.14928107349</text:p>
          </table:table-cell>
          <table:table-cell office:value-type="float" office:value="7875" calcext:value-type="float">
            <text:p>7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965260719993" calcext:value-type="float">
            <text:p>12.2965260719993</text:p>
          </table:table-cell>
          <table:table-cell office:value-type="float" office:value="10896" calcext:value-type="float">
            <text:p>10896</text:p>
          </table:table-cell>
          <table:table-cell office:value-type="float" office:value="8869.5" calcext:value-type="float">
            <text:p>8869.5</text:p>
          </table:table-cell>
          <table:table-cell office:value-type="float" office:value="0.10436867000135" calcext:value-type="float">
            <text:p>0.10436867000135</text:p>
          </table:table-cell>
          <table:table-cell office:value-type="float" office:value="9530.03083688316" calcext:value-type="float">
            <text:p>9530.03083688316</text:p>
          </table:table-cell>
          <table:table-cell office:value-type="float" office:value="9864" calcext:value-type="float">
            <text:p>9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988568000008" calcext:value-type="float">
            <text:p>12.4988568000008</text:p>
          </table:table-cell>
          <table:table-cell office:value-type="float" office:value="9982" calcext:value-type="float">
            <text:p>9982</text:p>
          </table:table-cell>
          <table:table-cell office:value-type="float" office:value="10380" calcext:value-type="float">
            <text:p>10380</text:p>
          </table:table-cell>
          <table:table-cell office:value-type="float" office:value="0.103820184000142" calcext:value-type="float">
            <text:p>0.103820184000142</text:p>
          </table:table-cell>
          <table:table-cell office:value-type="float" office:value="9979.1229598677" calcext:value-type="float">
            <text:p>9979.1229598677</text:p>
          </table:table-cell>
          <table:table-cell office:value-type="float" office:value="10896" calcext:value-type="float">
            <text:p>10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018983220005" calcext:value-type="float">
            <text:p>12.7018983220005</text:p>
          </table:table-cell>
          <table:table-cell office:value-type="float" office:value="8950" calcext:value-type="float">
            <text:p>8950</text:p>
          </table:table-cell>
          <table:table-cell office:value-type="float" office:value="10439" calcext:value-type="float">
            <text:p>10439</text:p>
          </table:table-cell>
          <table:table-cell office:value-type="float" office:value="0.103795246999653" calcext:value-type="float">
            <text:p>0.103795246999653</text:p>
          </table:table-cell>
          <table:table-cell office:value-type="float" office:value="10449.3780505675" calcext:value-type="float">
            <text:p>10449.3780505675</text:p>
          </table:table-cell>
          <table:table-cell office:value-type="float" office:value="9982" calcext:value-type="float">
            <text:p>9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045892499998" calcext:value-type="float">
            <text:p>12.9045892499998</text:p>
          </table:table-cell>
          <table:table-cell office:value-type="float" office:value="10022" calcext:value-type="float">
            <text:p>10022</text:p>
          </table:table-cell>
          <table:table-cell office:value-type="float" office:value="9466" calcext:value-type="float">
            <text:p>9466</text:p>
          </table:table-cell>
          <table:table-cell office:value-type="float" office:value="0.103553719000047" calcext:value-type="float">
            <text:p>0.103553719000047</text:p>
          </table:table-cell>
          <table:table-cell office:value-type="float" office:value="10941.7933903412" calcext:value-type="float">
            <text:p>10941.7933903412</text:p>
          </table:table-cell>
          <table:table-cell office:value-type="float" office:value="8950" calcext:value-type="float">
            <text:p>8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382195170008" calcext:value-type="float">
            <text:p>13.1382195170008</text:p>
          </table:table-cell>
          <table:table-cell office:value-type="float" office:value="12774" calcext:value-type="float">
            <text:p>12774</text:p>
          </table:table-cell>
          <table:table-cell office:value-type="float" office:value="9486" calcext:value-type="float">
            <text:p>9486</text:p>
          </table:table-cell>
          <table:table-cell office:value-type="float" office:value="0.171287584000311" calcext:value-type="float">
            <text:p>0.171287584000311</text:p>
          </table:table-cell>
          <table:table-cell office:value-type="float" office:value="11457.4132563241" calcext:value-type="float">
            <text:p>11457.4132563241</text:p>
          </table:table-cell>
          <table:table-cell office:value-type="float" office:value="10022" calcext:value-type="float">
            <text:p>10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4160849" calcext:value-type="float">
            <text:p>13.34160849</text:p>
          </table:table-cell>
          <table:table-cell office:value-type="float" office:value="13501" calcext:value-type="float">
            <text:p>13501</text:p>
          </table:table-cell>
          <table:table-cell office:value-type="float" office:value="10825" calcext:value-type="float">
            <text:p>10825</text:p>
          </table:table-cell>
          <table:table-cell office:value-type="float" office:value="0.103374188000089" calcext:value-type="float">
            <text:p>0.103374188000089</text:p>
          </table:table-cell>
          <table:table-cell office:value-type="float" office:value="11997.3311360523" calcext:value-type="float">
            <text:p>11997.3311360523</text:p>
          </table:table-cell>
          <table:table-cell office:value-type="float" office:value="12201" calcext:value-type="float">
            <text:p>12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440439890008" calcext:value-type="float">
            <text:p>13.5440439890008</text:p>
          </table:table-cell>
          <table:table-cell office:value-type="float" office:value="12038" calcext:value-type="float">
            <text:p>12038</text:p>
          </table:table-cell>
          <table:table-cell office:value-type="float" office:value="13137.5" calcext:value-type="float">
            <text:p>13137.5</text:p>
          </table:table-cell>
          <table:table-cell office:value-type="float" office:value="0.10117942999932" calcext:value-type="float">
            <text:p>0.10117942999932</text:p>
          </table:table-cell>
          <table:table-cell office:value-type="float" office:value="12562.6920464479" calcext:value-type="float">
            <text:p>12562.6920464479</text:p>
          </table:table-cell>
          <table:table-cell office:value-type="float" office:value="13501" calcext:value-type="float">
            <text:p>13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466007319999" calcext:value-type="float">
            <text:p>13.7466007319999</text:p>
          </table:table-cell>
          <table:table-cell office:value-type="float" office:value="11181" calcext:value-type="float">
            <text:p>11181</text:p>
          </table:table-cell>
          <table:table-cell office:value-type="float" office:value="12769.5" calcext:value-type="float">
            <text:p>12769.5</text:p>
          </table:table-cell>
          <table:table-cell office:value-type="float" office:value="0.102682520000599" calcext:value-type="float">
            <text:p>0.102682520000599</text:p>
          </table:table-cell>
          <table:table-cell office:value-type="float" office:value="13154.6949620843" calcext:value-type="float">
            <text:p>13154.6949620843</text:p>
          </table:table-cell>
          <table:table-cell office:value-type="float" office:value="12038" calcext:value-type="float">
            <text:p>12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50325011001" calcext:value-type="float">
            <text:p>13.950325011001</text:p>
          </table:table-cell>
          <table:table-cell office:value-type="float" office:value="13150" calcext:value-type="float">
            <text:p>13150</text:p>
          </table:table-cell>
          <table:table-cell office:value-type="float" office:value="11609.5" calcext:value-type="float">
            <text:p>11609.5</text:p>
          </table:table-cell>
          <table:table-cell office:value-type="float" office:value="0.103074888000265" calcext:value-type="float">
            <text:p>0.103074888000265</text:p>
          </table:table-cell>
          <table:table-cell office:value-type="float" office:value="13774.5953578808" calcext:value-type="float">
            <text:p>13774.5953578808</text:p>
          </table:table-cell>
          <table:table-cell office:value-type="float" office:value="11181" calcext:value-type="float">
            <text:p>11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535813419996" calcext:value-type="float">
            <text:p>14.1535813419996</text:p>
          </table:table-cell>
          <table:table-cell office:value-type="float" office:value="16208" calcext:value-type="float">
            <text:p>16208</text:p>
          </table:table-cell>
          <table:table-cell office:value-type="float" office:value="12165.5" calcext:value-type="float">
            <text:p>12165.5</text:p>
          </table:table-cell>
          <table:table-cell office:value-type="float" office:value="0.103410398000051" calcext:value-type="float">
            <text:p>0.103410398000051</text:p>
          </table:table-cell>
          <table:table-cell office:value-type="float" office:value="14423.7078716182" calcext:value-type="float">
            <text:p>14423.7078716182</text:p>
          </table:table-cell>
          <table:table-cell office:value-type="float" office:value="13150" calcext:value-type="float">
            <text:p>13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559751020002" calcext:value-type="float">
            <text:p>14.3559751020002</text:p>
          </table:table-cell>
          <table:table-cell office:value-type="float" office:value="16877" calcext:value-type="float">
            <text:p>16877</text:p>
          </table:table-cell>
          <table:table-cell office:value-type="float" office:value="14679" calcext:value-type="float">
            <text:p>14679</text:p>
          </table:table-cell>
          <table:table-cell office:value-type="float" office:value="0.103614181000012" calcext:value-type="float">
            <text:p>0.103614181000012</text:p>
          </table:table-cell>
          <table:table-cell office:value-type="float" office:value="15103.4090919232" calcext:value-type="float">
            <text:p>15103.4090919232</text:p>
          </table:table-cell>
          <table:table-cell office:value-type="float" office:value="16208" calcext:value-type="float">
            <text:p>16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589930490005" calcext:value-type="float">
            <text:p>14.5589930490005</text:p>
          </table:table-cell>
          <table:table-cell office:value-type="float" office:value="14945" calcext:value-type="float">
            <text:p>14945</text:p>
          </table:table-cell>
          <table:table-cell office:value-type="float" office:value="16542.5" calcext:value-type="float">
            <text:p>16542.5</text:p>
          </table:table-cell>
          <table:table-cell office:value-type="float" office:value="0.103407367998443" calcext:value-type="float">
            <text:p>0.103407367998443</text:p>
          </table:table-cell>
          <table:table-cell office:value-type="float" office:value="15815.1404776334" calcext:value-type="float">
            <text:p>15815.1404776334</text:p>
          </table:table-cell>
          <table:table-cell office:value-type="float" office:value="16877" calcext:value-type="float">
            <text:p>1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873703360001" calcext:value-type="float">
            <text:p>14.7873703360001</text:p>
          </table:table-cell>
          <table:table-cell office:value-type="float" office:value="14147" calcext:value-type="float">
            <text:p>14147</text:p>
          </table:table-cell>
          <table:table-cell office:value-type="float" office:value="11897" calcext:value-type="float">
            <text:p>11897</text:p>
          </table:table-cell>
          <table:table-cell office:value-type="float" office:value="0.188798540999414" calcext:value-type="float">
            <text:p>0.188798540999414</text:p>
          </table:table-cell>
          <table:table-cell office:value-type="float" office:value="16560.4114147338" calcext:value-type="float">
            <text:p>16560.4114147338</text:p>
          </table:table-cell>
          <table:table-cell office:value-type="float" office:value="10931" calcext:value-type="float">
            <text:p>10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900750500001" calcext:value-type="float">
            <text:p>14.9900750500001</text:p>
          </table:table-cell>
          <table:table-cell office:value-type="float" office:value="17192" calcext:value-type="float">
            <text:p>17192</text:p>
          </table:table-cell>
          <table:table-cell office:value-type="float" office:value="14169.5" calcext:value-type="float">
            <text:p>14169.5</text:p>
          </table:table-cell>
          <table:table-cell office:value-type="float" office:value="0.103490936999151" calcext:value-type="float">
            <text:p>0.103490936999151</text:p>
          </table:table-cell>
          <table:table-cell office:value-type="float" office:value="17340.802417348" calcext:value-type="float">
            <text:p>17340.802417348</text:p>
          </table:table-cell>
          <table:table-cell office:value-type="float" office:value="13770.5" calcext:value-type="float">
            <text:p>1377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926344010008" calcext:value-type="float">
            <text:p>15.1926344010008</text:p>
          </table:table-cell>
          <table:table-cell office:value-type="float" office:value="20711" calcext:value-type="float">
            <text:p>20711</text:p>
          </table:table-cell>
          <table:table-cell office:value-type="float" office:value="15669.5" calcext:value-type="float">
            <text:p>15669.5</text:p>
          </table:table-cell>
          <table:table-cell office:value-type="float" office:value="0.103625732999717" calcext:value-type="float">
            <text:p>0.103625732999717</text:p>
          </table:table-cell>
          <table:table-cell office:value-type="float" office:value="18157.9684795734" calcext:value-type="float">
            <text:p>18157.9684795734</text:p>
          </table:table-cell>
          <table:table-cell office:value-type="float" office:value="17192" calcext:value-type="float">
            <text:p>17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968046110003" calcext:value-type="float">
            <text:p>15.3968046110003</text:p>
          </table:table-cell>
          <table:table-cell office:value-type="float" office:value="20724" calcext:value-type="float">
            <text:p>20724</text:p>
          </table:table-cell>
          <table:table-cell office:value-type="float" office:value="18951.5" calcext:value-type="float">
            <text:p>18951.5</text:p>
          </table:table-cell>
          <table:table-cell office:value-type="float" office:value="0.107998071998736" calcext:value-type="float">
            <text:p>0.107998071998736</text:p>
          </table:table-cell>
          <table:table-cell office:value-type="float" office:value="19013.6425852666" calcext:value-type="float">
            <text:p>19013.6425852666</text:p>
          </table:table-cell>
          <table:table-cell office:value-type="float" office:value="20711" calcext:value-type="float">
            <text:p>20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999703020007" calcext:value-type="float">
            <text:p>15.5999703020007</text:p>
          </table:table-cell>
          <table:table-cell office:value-type="float" office:value="18142" calcext:value-type="float">
            <text:p>18142</text:p>
          </table:table-cell>
          <table:table-cell office:value-type="float" office:value="20717.5" calcext:value-type="float">
            <text:p>20717.5</text:p>
          </table:table-cell>
          <table:table-cell office:value-type="float" office:value="0.103898768000363" calcext:value-type="float">
            <text:p>0.103898768000363</text:p>
          </table:table-cell>
          <table:table-cell office:value-type="float" office:value="19909.6393832244" calcext:value-type="float">
            <text:p>19909.6393832244</text:p>
          </table:table-cell>
          <table:table-cell office:value-type="float" office:value="20724" calcext:value-type="float">
            <text:p>20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034848679999" calcext:value-type="float">
            <text:p>15.8034848679999</text:p>
          </table:table-cell>
          <table:table-cell office:value-type="float" office:value="17900" calcext:value-type="float">
            <text:p>17900</text:p>
          </table:table-cell>
          <table:table-cell office:value-type="float" office:value="19433" calcext:value-type="float">
            <text:p>19433</text:p>
          </table:table-cell>
          <table:table-cell office:value-type="float" office:value="0.103199138999116" calcext:value-type="float">
            <text:p>0.103199138999116</text:p>
          </table:table-cell>
          <table:table-cell office:value-type="float" office:value="20847.8590355538" calcext:value-type="float">
            <text:p>20847.8590355538</text:p>
          </table:table-cell>
          <table:table-cell office:value-type="float" office:value="18142" calcext:value-type="float">
            <text:p>18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062289960006" calcext:value-type="float">
            <text:p>16.0062289960006</text:p>
          </table:table-cell>
          <table:table-cell office:value-type="float" office:value="21974" calcext:value-type="float">
            <text:p>21974</text:p>
          </table:table-cell>
          <table:table-cell office:value-type="float" office:value="18021" calcext:value-type="float">
            <text:p>18021</text:p>
          </table:table-cell>
          <table:table-cell office:value-type="float" office:value="0.103577253999902" calcext:value-type="float">
            <text:p>0.103577253999902</text:p>
          </table:table-cell>
          <table:table-cell office:value-type="float" office:value="21830.2912473914" calcext:value-type="float">
            <text:p>21830.2912473914</text:p>
          </table:table-cell>
          <table:table-cell office:value-type="float" office:value="17900" calcext:value-type="float">
            <text:p>17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09331678001" calcext:value-type="float">
            <text:p>16.209331678001</text:p>
          </table:table-cell>
          <table:table-cell office:value-type="float" office:value="26180" calcext:value-type="float">
            <text:p>26180</text:p>
          </table:table-cell>
          <table:table-cell office:value-type="float" office:value="19937" calcext:value-type="float">
            <text:p>19937</text:p>
          </table:table-cell>
          <table:table-cell office:value-type="float" office:value="0.10389890100123" calcext:value-type="float">
            <text:p>0.10389890100123</text:p>
          </table:table-cell>
          <table:table-cell office:value-type="float" office:value="22859.0194865193" calcext:value-type="float">
            <text:p>22859.0194865193</text:p>
          </table:table-cell>
          <table:table-cell office:value-type="float" office:value="21974" calcext:value-type="float">
            <text:p>21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128411670008" calcext:value-type="float">
            <text:p>16.4128411670008</text:p>
          </table:table-cell>
          <table:table-cell office:value-type="float" office:value="25789" calcext:value-type="float">
            <text:p>25789</text:p>
          </table:table-cell>
          <table:table-cell office:value-type="float" office:value="24077" calcext:value-type="float">
            <text:p>24077</text:p>
          </table:table-cell>
          <table:table-cell office:value-type="float" office:value="0.103975451000224" calcext:value-type="float">
            <text:p>0.103975451000224</text:p>
          </table:table-cell>
          <table:table-cell office:value-type="float" office:value="23936.2254018261" calcext:value-type="float">
            <text:p>23936.2254018261</text:p>
          </table:table-cell>
          <table:table-cell office:value-type="float" office:value="26180" calcext:value-type="float">
            <text:p>26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383080180003" calcext:value-type="float">
            <text:p>16.6383080180003</text:p>
          </table:table-cell>
          <table:table-cell office:value-type="float" office:value="22180" calcext:value-type="float">
            <text:p>22180</text:p>
          </table:table-cell>
          <table:table-cell office:value-type="float" office:value="17388.5" calcext:value-type="float">
            <text:p>17388.5</text:p>
          </table:table-cell>
          <table:table-cell office:value-type="float" office:value="0.189930520999042" calcext:value-type="float">
            <text:p>0.189930520999042</text:p>
          </table:table-cell>
          <table:table-cell office:value-type="float" office:value="25064.1934499817" calcext:value-type="float">
            <text:p>25064.1934499817</text:p>
          </table:table-cell>
          <table:table-cell office:value-type="float" office:value="17193" calcext:value-type="float">
            <text:p>17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415959159993" calcext:value-type="float">
            <text:p>16.8415959159993</text:p>
          </table:table-cell>
          <table:table-cell office:value-type="float" office:value="22953" calcext:value-type="float">
            <text:p>22953</text:p>
          </table:table-cell>
          <table:table-cell office:value-type="float" office:value="23630.5" calcext:value-type="float">
            <text:p>23630.5</text:p>
          </table:table-cell>
          <table:table-cell office:value-type="float" office:value="0.103690457999619" calcext:value-type="float">
            <text:p>0.103690457999619</text:p>
          </table:table-cell>
          <table:table-cell office:value-type="float" office:value="26245.315740141" calcext:value-type="float">
            <text:p>26245.315740141</text:p>
          </table:table-cell>
          <table:table-cell office:value-type="float" office:value="21826" calcext:value-type="float">
            <text:p>21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461207730004" calcext:value-type="float">
            <text:p>17.0461207730004</text:p>
          </table:table-cell>
          <table:table-cell office:value-type="float" office:value="28680" calcext:value-type="float">
            <text:p>28680</text:p>
          </table:table-cell>
          <table:table-cell office:value-type="float" office:value="22566.5" calcext:value-type="float">
            <text:p>22566.5</text:p>
          </table:table-cell>
          <table:table-cell office:value-type="float" office:value="0.101925131000826" calcext:value-type="float">
            <text:p>0.101925131000826</text:p>
          </table:table-cell>
          <table:table-cell office:value-type="float" office:value="27482.0971069466" calcext:value-type="float">
            <text:p>27482.0971069466</text:p>
          </table:table-cell>
          <table:table-cell office:value-type="float" office:value="22953" calcext:value-type="float">
            <text:p>22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491700120008" calcext:value-type="float">
            <text:p>17.2491700120008</text:p>
          </table:table-cell>
          <table:table-cell office:value-type="float" office:value="33093" calcext:value-type="float">
            <text:p>33093</text:p>
          </table:table-cell>
          <table:table-cell office:value-type="float" office:value="25816.5" calcext:value-type="float">
            <text:p>25816.5</text:p>
          </table:table-cell>
          <table:table-cell office:value-type="float" office:value="0.103658175001328" calcext:value-type="float">
            <text:p>0.103658175001328</text:p>
          </table:table-cell>
          <table:table-cell office:value-type="float" office:value="28777.1604225929" calcext:value-type="float">
            <text:p>28777.1604225929</text:p>
          </table:table-cell>
          <table:table-cell office:value-type="float" office:value="28680" calcext:value-type="float">
            <text:p>28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517158359995" calcext:value-type="float">
            <text:p>17.4517158359995</text:p>
          </table:table-cell>
          <table:table-cell office:value-type="float" office:value="31460" calcext:value-type="float">
            <text:p>31460</text:p>
          </table:table-cell>
          <table:table-cell office:value-type="float" office:value="30886.5" calcext:value-type="float">
            <text:p>30886.5</text:p>
          </table:table-cell>
          <table:table-cell office:value-type="float" office:value="0.103776948999439" calcext:value-type="float">
            <text:p>0.103776948999439</text:p>
          </table:table-cell>
          <table:table-cell office:value-type="float" office:value="30133.2521592148" calcext:value-type="float">
            <text:p>30133.2521592148</text:p>
          </table:table-cell>
          <table:table-cell office:value-type="float" office:value="33093" calcext:value-type="float">
            <text:p>33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553801160007" calcext:value-type="float">
            <text:p>17.6553801160007</text:p>
          </table:table-cell>
          <table:table-cell office:value-type="float" office:value="27618" calcext:value-type="float">
            <text:p>27618</text:p>
          </table:table-cell>
          <table:table-cell office:value-type="float" office:value="32276.5" calcext:value-type="float">
            <text:p>32276.5</text:p>
          </table:table-cell>
          <table:table-cell office:value-type="float" office:value="0.103424794999228" calcext:value-type="float">
            <text:p>0.103424794999228</text:p>
          </table:table-cell>
          <table:table-cell office:value-type="float" office:value="31553.2482133972" calcext:value-type="float">
            <text:p>31553.2482133972</text:p>
          </table:table-cell>
          <table:table-cell office:value-type="float" office:value="31460" calcext:value-type="float">
            <text:p>3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598220860004" calcext:value-type="float">
            <text:p>17.8598220860004</text:p>
          </table:table-cell>
          <table:table-cell office:value-type="float" office:value="29234" calcext:value-type="float">
            <text:p>29234</text:p>
          </table:table-cell>
          <table:table-cell office:value-type="float" office:value="29539" calcext:value-type="float">
            <text:p>29539</text:p>
          </table:table-cell>
          <table:table-cell office:value-type="float" office:value="0.103458411000247" calcext:value-type="float">
            <text:p>0.103458411000247</text:p>
          </table:table-cell>
          <table:table-cell office:value-type="float" office:value="33040.1600051587" calcext:value-type="float">
            <text:p>33040.1600051587</text:p>
          </table:table-cell>
          <table:table-cell office:value-type="float" office:value="27618" calcext:value-type="float">
            <text:p>2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617050090004" calcext:value-type="float">
            <text:p>18.0617050090004</text:p>
          </table:table-cell>
          <table:table-cell office:value-type="float" office:value="36583" calcext:value-type="float">
            <text:p>36583</text:p>
          </table:table-cell>
          <table:table-cell office:value-type="float" office:value="28426" calcext:value-type="float">
            <text:p>28426</text:p>
          </table:table-cell>
          <table:table-cell office:value-type="float" office:value="0.109521561000292" calcext:value-type="float">
            <text:p>0.109521561000292</text:p>
          </table:table-cell>
          <table:table-cell office:value-type="float" office:value="34597.1408643433" calcext:value-type="float">
            <text:p>34597.1408643433</text:p>
          </table:table-cell>
          <table:table-cell office:value-type="float" office:value="29234" calcext:value-type="float">
            <text:p>29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645145780007" calcext:value-type="float">
            <text:p>18.2645145780007</text:p>
          </table:table-cell>
          <table:table-cell office:value-type="float" office:value="41636" calcext:value-type="float">
            <text:p>41636</text:p>
          </table:table-cell>
          <table:table-cell office:value-type="float" office:value="32908.5" calcext:value-type="float">
            <text:p>32908.5</text:p>
          </table:table-cell>
          <table:table-cell office:value-type="float" office:value="0.102875896000114" calcext:value-type="float">
            <text:p>0.102875896000114</text:p>
          </table:table-cell>
          <table:table-cell office:value-type="float" office:value="36227.4927179628" calcext:value-type="float">
            <text:p>36227.4927179628</text:p>
          </table:table-cell>
          <table:table-cell office:value-type="float" office:value="36583" calcext:value-type="float">
            <text:p>36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663294839993" calcext:value-type="float">
            <text:p>18.4663294839993</text:p>
          </table:table-cell>
          <table:table-cell office:value-type="float" office:value="39100" calcext:value-type="float">
            <text:p>39100</text:p>
          </table:table-cell>
          <table:table-cell office:value-type="float" office:value="39033" calcext:value-type="float">
            <text:p>39033</text:p>
          </table:table-cell>
          <table:table-cell office:value-type="float" office:value="0.103646907000439" calcext:value-type="float">
            <text:p>0.103646907000439</text:p>
          </table:table-cell>
          <table:table-cell office:value-type="float" office:value="37934.6730926737" calcext:value-type="float">
            <text:p>37934.6730926737</text:p>
          </table:table-cell>
          <table:table-cell office:value-type="float" office:value="41559.5" calcext:value-type="float">
            <text:p>4155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114705340009" calcext:value-type="float">
            <text:p>18.7114705340009</text:p>
          </table:table-cell>
          <table:table-cell office:value-type="float" office:value="33930" calcext:value-type="float">
            <text:p>33930</text:p>
          </table:table-cell>
          <table:table-cell office:value-type="float" office:value="27835.5" calcext:value-type="float">
            <text:p>27835.5</text:p>
          </table:table-cell>
          <table:table-cell office:value-type="float" office:value="0.207537395001054" calcext:value-type="float">
            <text:p>0.207537395001054</text:p>
          </table:table-cell>
          <table:table-cell office:value-type="float" office:value="39722.3024472378" calcext:value-type="float">
            <text:p>39722.3024472378</text:p>
          </table:table-cell>
          <table:table-cell office:value-type="float" office:value="26567.5" calcext:value-type="float">
            <text:p>2656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152238019997" calcext:value-type="float">
            <text:p>18.9152238019997</text:p>
          </table:table-cell>
          <table:table-cell office:value-type="float" office:value="38452" calcext:value-type="float">
            <text:p>38452</text:p>
          </table:table-cell>
          <table:table-cell office:value-type="float" office:value="35315" calcext:value-type="float">
            <text:p>35315</text:p>
          </table:table-cell>
          <table:table-cell office:value-type="float" office:value="0.108977476998916" calcext:value-type="float">
            <text:p>0.108977476998916</text:p>
          </table:table-cell>
          <table:table-cell office:value-type="float" office:value="41594.1718505166" calcext:value-type="float">
            <text:p>41594.1718505166</text:p>
          </table:table-cell>
          <table:table-cell office:value-type="float" office:value="32730" calcext:value-type="float">
            <text:p>32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173236390005" calcext:value-type="float">
            <text:p>19.1173236390005</text:p>
          </table:table-cell>
          <table:table-cell office:value-type="float" office:value="47971" calcext:value-type="float">
            <text:p>47971</text:p>
          </table:table-cell>
          <table:table-cell office:value-type="float" office:value="36191" calcext:value-type="float">
            <text:p>36191</text:p>
          </table:table-cell>
          <table:table-cell office:value-type="float" office:value="0.104205478000949" calcext:value-type="float">
            <text:p>0.104205478000949</text:p>
          </table:table-cell>
          <table:table-cell office:value-type="float" office:value="43554.2510212826" calcext:value-type="float">
            <text:p>43554.2510212826</text:p>
          </table:table-cell>
          <table:table-cell office:value-type="float" office:value="38452" calcext:value-type="float">
            <text:p>38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19687991001" calcext:value-type="float">
            <text:p>19.319687991001</text:p>
          </table:table-cell>
          <table:table-cell office:value-type="float" office:value="51786" calcext:value-type="float">
            <text:p>51786</text:p>
          </table:table-cell>
          <table:table-cell office:value-type="float" office:value="43211.5" calcext:value-type="float">
            <text:p>43211.5</text:p>
          </table:table-cell>
          <table:table-cell office:value-type="float" office:value="0.103901356000279" calcext:value-type="float">
            <text:p>0.103901356000279</text:p>
          </table:table-cell>
          <table:table-cell office:value-type="float" office:value="45606.6967468986" calcext:value-type="float">
            <text:p>45606.6967468986</text:p>
          </table:table-cell>
          <table:table-cell office:value-type="float" office:value="47971" calcext:value-type="float">
            <text:p>47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22469761001" calcext:value-type="float">
            <text:p>19.522469761001</text:p>
          </table:table-cell>
          <table:table-cell office:value-type="float" office:value="46712" calcext:value-type="float">
            <text:p>46712</text:p>
          </table:table-cell>
          <table:table-cell office:value-type="float" office:value="49878.5" calcext:value-type="float">
            <text:p>49878.5</text:p>
          </table:table-cell>
          <table:table-cell office:value-type="float" office:value="0.100934802001575" calcext:value-type="float">
            <text:p>0.100934802001575</text:p>
          </table:table-cell>
          <table:table-cell office:value-type="float" office:value="47755.8616987169" calcext:value-type="float">
            <text:p>47755.8616987169</text:p>
          </table:table-cell>
          <table:table-cell office:value-type="float" office:value="51786" calcext:value-type="float">
            <text:p>51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259673589997" calcext:value-type="float">
            <text:p>19.7259673589997</text:p>
          </table:table-cell>
          <table:table-cell office:value-type="float" office:value="42585" calcext:value-type="float">
            <text:p>42585</text:p>
          </table:table-cell>
          <table:table-cell office:value-type="float" office:value="49249" calcext:value-type="float">
            <text:p>49249</text:p>
          </table:table-cell>
          <table:table-cell office:value-type="float" office:value="0.105005635999987" calcext:value-type="float">
            <text:p>0.105005635999987</text:p>
          </table:table-cell>
          <table:table-cell office:value-type="float" office:value="50006.303662895" calcext:value-type="float">
            <text:p>50006.303662895</text:p>
          </table:table-cell>
          <table:table-cell office:value-type="float" office:value="46712" calcext:value-type="float">
            <text:p>46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297879170008" calcext:value-type="float">
            <text:p>19.9297879170008</text:p>
          </table:table-cell>
          <table:table-cell office:value-type="float" office:value="49045" calcext:value-type="float">
            <text:p>49045</text:p>
          </table:table-cell>
          <table:table-cell office:value-type="float" office:value="44648.5" calcext:value-type="float">
            <text:p>44648.5</text:p>
          </table:table-cell>
          <table:table-cell office:value-type="float" office:value="0.103065333001723" calcext:value-type="float">
            <text:p>0.103065333001723</text:p>
          </table:table-cell>
          <table:table-cell office:value-type="float" office:value="52362.7952062029" calcext:value-type="float">
            <text:p>52362.7952062029</text:p>
          </table:table-cell>
          <table:table-cell office:value-type="float" office:value="42585" calcext:value-type="float">
            <text:p>42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319630630005" calcext:value-type="float">
            <text:p>20.1319630630005</text:p>
          </table:table-cell>
          <table:table-cell office:value-type="float" office:value="60923" calcext:value-type="float">
            <text:p>60923</text:p>
          </table:table-cell>
          <table:table-cell office:value-type="float" office:value="45815" calcext:value-type="float">
            <text:p>45815</text:p>
          </table:table-cell>
          <table:table-cell office:value-type="float" office:value="0.10246098800053" calcext:value-type="float">
            <text:p>0.10246098800053</text:p>
          </table:table-cell>
          <table:table-cell office:value-type="float" office:value="54830.3337973214" calcext:value-type="float">
            <text:p>54830.3337973214</text:p>
          </table:table-cell>
          <table:table-cell office:value-type="float" office:value="49045" calcext:value-type="float">
            <text:p>49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346740870002" calcext:value-type="float">
            <text:p>20.3346740870002</text:p>
          </table:table-cell>
          <table:table-cell office:value-type="float" office:value="64813" calcext:value-type="float">
            <text:p>64813</text:p>
          </table:table-cell>
          <table:table-cell office:value-type="float" office:value="54984" calcext:value-type="float">
            <text:p>54984</text:p>
          </table:table-cell>
          <table:table-cell office:value-type="float" office:value="0.107344662999822" calcext:value-type="float">
            <text:p>0.107344662999822</text:p>
          </table:table-cell>
          <table:table-cell office:value-type="float" office:value="57414.1524050945" calcext:value-type="float">
            <text:p>57414.1524050945</text:p>
          </table:table-cell>
          <table:table-cell office:value-type="float" office:value="60923" calcext:value-type="float">
            <text:p>60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384817329996" calcext:value-type="float">
            <text:p>20.5384817329996</text:p>
          </table:table-cell>
          <table:table-cell office:value-type="float" office:value="57926" calcext:value-type="float">
            <text:p>57926</text:p>
          </table:table-cell>
          <table:table-cell office:value-type="float" office:value="59842" calcext:value-type="float">
            <text:p>59842</text:p>
          </table:table-cell>
          <table:table-cell office:value-type="float" office:value="0.102806913999302" calcext:value-type="float">
            <text:p>0.102806913999302</text:p>
          </table:table-cell>
          <table:table-cell office:value-type="float" office:value="60119.7305962135" calcext:value-type="float">
            <text:p>60119.7305962135</text:p>
          </table:table-cell>
          <table:table-cell office:value-type="float" office:value="61787" calcext:value-type="float">
            <text:p>61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419534210003" calcext:value-type="float">
            <text:p>20.7419534210003</text:p>
          </table:table-cell>
          <table:table-cell office:value-type="float" office:value="53521" calcext:value-type="float">
            <text:p>53521</text:p>
          </table:table-cell>
          <table:table-cell office:value-type="float" office:value="61369.5" calcext:value-type="float">
            <text:p>61369.5</text:p>
          </table:table-cell>
          <table:table-cell office:value-type="float" office:value="0.105595442999402" calcext:value-type="float">
            <text:p>0.105595442999402</text:p>
          </table:table-cell>
          <table:table-cell office:value-type="float" office:value="62952.8061558664" calcext:value-type="float">
            <text:p>62952.8061558664</text:p>
          </table:table-cell>
          <table:table-cell office:value-type="float" office:value="56726" calcext:value-type="float">
            <text:p>56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347879010005" calcext:value-type="float">
            <text:p>21.0347879010005</text:p>
          </table:table-cell>
          <table:table-cell office:value-type="float" office:value="68114" calcext:value-type="float">
            <text:p>68114</text:p>
          </table:table-cell>
          <table:table-cell office:value-type="float" office:value="44923.5" calcext:value-type="float">
            <text:p>44923.5</text:p>
          </table:table-cell>
          <table:table-cell office:value-type="float" office:value="0.224749404998875" calcext:value-type="float">
            <text:p>0.224749404998875</text:p>
          </table:table-cell>
          <table:table-cell office:value-type="float" office:value="65919.3872559984" calcext:value-type="float">
            <text:p>65919.3872559984</text:p>
          </table:table-cell>
          <table:table-cell office:value-type="float" office:value="43921" calcext:value-type="float">
            <text:p>43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397223610005" calcext:value-type="float">
            <text:p>21.2397223610005</text:p>
          </table:table-cell>
          <table:table-cell office:value-type="float" office:value="79361" calcext:value-type="float">
            <text:p>79361</text:p>
          </table:table-cell>
          <table:table-cell office:value-type="float" office:value="59617.5" calcext:value-type="float">
            <text:p>59617.5</text:p>
          </table:table-cell>
          <table:table-cell office:value-type="float" office:value="0.120783857999413" calcext:value-type="float">
            <text:p>0.120783857999413</text:p>
          </table:table-cell>
          <table:table-cell office:value-type="float" office:value="69025.7651969872" calcext:value-type="float">
            <text:p>69025.7651969872</text:p>
          </table:table-cell>
          <table:table-cell office:value-type="float" office:value="66914" calcext:value-type="float">
            <text:p>66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427552489997" calcext:value-type="float">
            <text:p>21.4427552489997</text:p>
          </table:table-cell>
          <table:table-cell office:value-type="float" office:value="76041" calcext:value-type="float">
            <text:p>76041</text:p>
          </table:table-cell>
          <table:table-cell office:value-type="float" office:value="73737.5" calcext:value-type="float">
            <text:p>73737.5</text:p>
          </table:table-cell>
          <table:table-cell office:value-type="float" office:value="0.102954503998262" calcext:value-type="float">
            <text:p>0.102954503998262</text:p>
          </table:table-cell>
          <table:table-cell office:value-type="float" office:value="72278.5277497562" calcext:value-type="float">
            <text:p>72278.5277497562</text:p>
          </table:table-cell>
          <table:table-cell office:value-type="float" office:value="79361" calcext:value-type="float">
            <text:p>79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450830939993" calcext:value-type="float">
            <text:p>21.6450830939993</text:p>
          </table:table-cell>
          <table:table-cell office:value-type="float" office:value="66674" calcext:value-type="float">
            <text:p>66674</text:p>
          </table:table-cell>
          <table:table-cell office:value-type="float" office:value="77701" calcext:value-type="float">
            <text:p>77701</text:p>
          </table:table-cell>
          <table:table-cell office:value-type="float" office:value="0.103341256000931" calcext:value-type="float">
            <text:p>0.103341256000931</text:p>
          </table:table-cell>
          <table:table-cell office:value-type="float" office:value="75684.57312662" calcext:value-type="float">
            <text:p>75684.57312662</text:p>
          </table:table-cell>
          <table:table-cell office:value-type="float" office:value="76041" calcext:value-type="float">
            <text:p>76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493716249996" calcext:value-type="float">
            <text:p>21.8493716249996</text:p>
          </table:table-cell>
          <table:table-cell office:value-type="float" office:value="69641" calcext:value-type="float">
            <text:p>69641</text:p>
          </table:table-cell>
          <table:table-cell office:value-type="float" office:value="71357.5" calcext:value-type="float">
            <text:p>71357.5</text:p>
          </table:table-cell>
          <table:table-cell office:value-type="float" office:value="0.103245087000687" calcext:value-type="float">
            <text:p>0.103245087000687</text:p>
          </table:table-cell>
          <table:table-cell office:value-type="float" office:value="79251.12461049" calcext:value-type="float">
            <text:p>79251.12461049</text:p>
          </table:table-cell>
          <table:table-cell office:value-type="float" office:value="66674" calcext:value-type="float">
            <text:p>66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52341554001" calcext:value-type="float">
            <text:p>22.052341554001</text:p>
          </table:table-cell>
          <table:table-cell office:value-type="float" office:value="87067" calcext:value-type="float">
            <text:p>87067</text:p>
          </table:table-cell>
          <table:table-cell office:value-type="float" office:value="68157.5" calcext:value-type="float">
            <text:p>68157.5</text:p>
          </table:table-cell>
          <table:table-cell office:value-type="float" office:value="0.103518145000635" calcext:value-type="float">
            <text:p>0.103518145000635</text:p>
          </table:table-cell>
          <table:table-cell office:value-type="float" office:value="82985.7458734657" calcext:value-type="float">
            <text:p>82985.7458734657</text:p>
          </table:table-cell>
          <table:table-cell office:value-type="float" office:value="69641" calcext:value-type="float">
            <text:p>69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557640659998" calcext:value-type="float">
            <text:p>22.2557640659998</text:p>
          </table:table-cell>
          <table:table-cell office:value-type="float" office:value="99919" calcext:value-type="float">
            <text:p>99919</text:p>
          </table:table-cell>
          <table:table-cell office:value-type="float" office:value="78354" calcext:value-type="float">
            <text:p>78354</text:p>
          </table:table-cell>
          <table:table-cell office:value-type="float" office:value="0.104119318000812" calcext:value-type="float">
            <text:p>0.104119318000812</text:p>
          </table:table-cell>
          <table:table-cell office:value-type="float" office:value="86896.3570172969" calcext:value-type="float">
            <text:p>86896.3570172969</text:p>
          </table:table-cell>
          <table:table-cell office:value-type="float" office:value="87067" calcext:value-type="float">
            <text:p>87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584426700003" calcext:value-type="float">
            <text:p>22.4584426700003</text:p>
          </table:table-cell>
          <table:table-cell office:value-type="float" office:value="94449" calcext:value-type="float">
            <text:p>94449</text:p>
          </table:table-cell>
          <table:table-cell office:value-type="float" office:value="90636" calcext:value-type="float">
            <text:p>90636</text:p>
          </table:table-cell>
          <table:table-cell office:value-type="float" office:value="0.102724829999715" calcext:value-type="float">
            <text:p>0.102724829999715</text:p>
          </table:table-cell>
          <table:table-cell office:value-type="float" office:value="90991.2513697358" calcext:value-type="float">
            <text:p>90991.2513697358</text:p>
          </table:table-cell>
          <table:table-cell office:value-type="float" office:value="97062" calcext:value-type="float">
            <text:p>97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605105199997" calcext:value-type="float">
            <text:p>22.6605105199997</text:p>
          </table:table-cell>
          <table:table-cell office:value-type="float" office:value="83150" calcext:value-type="float">
            <text:p>83150</text:p>
          </table:table-cell>
          <table:table-cell office:value-type="float" office:value="94184" calcext:value-type="float">
            <text:p>94184</text:p>
          </table:table-cell>
          <table:table-cell office:value-type="float" office:value="0.106136827000228" calcext:value-type="float">
            <text:p>0.106136827000228</text:p>
          </table:table-cell>
          <table:table-cell office:value-type="float" office:value="95279.1130723973" calcext:value-type="float">
            <text:p>95279.1130723973</text:p>
          </table:table-cell>
          <table:table-cell office:value-type="float" office:value="91449" calcext:value-type="float">
            <text:p>91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642675800002" calcext:value-type="float">
            <text:p>22.8642675800002</text:p>
          </table:table-cell>
          <table:table-cell office:value-type="float" office:value="88549" calcext:value-type="float">
            <text:p>88549</text:p>
          </table:table-cell>
          <table:table-cell office:value-type="float" office:value="84599.5" calcext:value-type="float">
            <text:p>84599.5</text:p>
          </table:table-cell>
          <table:table-cell office:value-type="float" office:value="0.103447221001261" calcext:value-type="float">
            <text:p>0.103447221001261</text:p>
          </table:table-cell>
          <table:table-cell office:value-type="float" office:value="99769.0354974292" calcext:value-type="float">
            <text:p>99769.0354974292</text:p>
          </table:table-cell>
          <table:table-cell office:value-type="float" office:value="78950" calcext:value-type="float">
            <text:p>78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77056069999" calcext:value-type="float">
            <text:p>23.0677056069999</text:p>
          </table:table-cell>
          <table:table-cell office:value-type="float" office:value="111012" calcext:value-type="float">
            <text:p>111012</text:p>
          </table:table-cell>
          <table:table-cell office:value-type="float" office:value="82849.5" calcext:value-type="float">
            <text:p>82849.5</text:p>
          </table:table-cell>
          <table:table-cell office:value-type="float" office:value="0.103691778000211" calcext:value-type="float">
            <text:p>0.103691778000211</text:p>
          </table:table-cell>
          <table:table-cell office:value-type="float" office:value="104470.540532046" calcext:value-type="float">
            <text:p>104470.540532046</text:p>
          </table:table-cell>
          <table:table-cell office:value-type="float" office:value="85549" calcext:value-type="float">
            <text:p>85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706185229999" calcext:value-type="float">
            <text:p>23.2706185229999</text:p>
          </table:table-cell>
          <table:table-cell office:value-type="float" office:value="125653" calcext:value-type="float">
            <text:p>125653</text:p>
          </table:table-cell>
          <table:table-cell office:value-type="float" office:value="97380.5" calcext:value-type="float">
            <text:p>97380.5</text:p>
          </table:table-cell>
          <table:table-cell office:value-type="float" office:value="0.103418602000602" calcext:value-type="float">
            <text:p>0.103418602000602</text:p>
          </table:table-cell>
          <table:table-cell office:value-type="float" office:value="109393.598771827" calcext:value-type="float">
            <text:p>109393.598771827</text:p>
          </table:table-cell>
          <table:table-cell office:value-type="float" office:value="108612" calcext:value-type="float">
            <text:p>108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89301379993" calcext:value-type="float">
            <text:p>23.5889301379993</text:p>
          </table:table-cell>
          <table:table-cell office:value-type="float" office:value="105362" calcext:value-type="float">
            <text:p>105362</text:p>
          </table:table-cell>
          <table:table-cell office:value-type="float" office:value="112332.5" calcext:value-type="float">
            <text:p>112332.5</text:p>
          </table:table-cell>
          <table:table-cell office:value-type="float" office:value="0.228371384999264" calcext:value-type="float">
            <text:p>0.228371384999264</text:p>
          </table:table-cell>
          <table:table-cell office:value-type="float" office:value="114548.650665596" calcext:value-type="float">
            <text:p>114548.650665596</text:p>
          </table:table-cell>
          <table:table-cell office:value-type="float" office:value="119653" calcext:value-type="float">
            <text:p>119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99935820008" calcext:value-type="float">
            <text:p>23.7999935820008</text:p>
          </table:table-cell>
          <table:table-cell office:value-type="float" office:value="102864" calcext:value-type="float">
            <text:p>102864</text:p>
          </table:table-cell>
          <table:table-cell office:value-type="float" office:value="114307.5" calcext:value-type="float">
            <text:p>114307.5</text:p>
          </table:table-cell>
          <table:table-cell office:value-type="float" office:value="0.13357648300007" calcext:value-type="float">
            <text:p>0.13357648300007</text:p>
          </table:table-cell>
          <table:table-cell office:value-type="float" office:value="119946.628656741" calcext:value-type="float">
            <text:p>119946.628656741</text:p>
          </table:table-cell>
          <table:table-cell office:value-type="float" office:value="104162" calcext:value-type="float">
            <text:p>104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0032138759998" calcext:value-type="float">
            <text:p>24.0032138759998</text:p>
          </table:table-cell>
          <table:table-cell office:value-type="float" office:value="126076" calcext:value-type="float">
            <text:p>126076</text:p>
          </table:table-cell>
          <table:table-cell office:value-type="float" office:value="103086.5" calcext:value-type="float">
            <text:p>103086.5</text:p>
          </table:table-cell>
          <table:table-cell office:value-type="float" office:value="0.107894073000352" calcext:value-type="float">
            <text:p>0.107894073000352</text:p>
          </table:table-cell>
          <table:table-cell office:value-type="float" office:value="125598.980367905" calcext:value-type="float">
            <text:p>125598.980367905</text:p>
          </table:table-cell>
          <table:table-cell office:value-type="float" office:value="101832" calcext:value-type="float">
            <text:p>101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2059913789999" calcext:value-type="float">
            <text:p>24.2059913789999</text:p>
          </table:table-cell>
          <table:table-cell office:value-type="float" office:value="150523" calcext:value-type="float">
            <text:p>150523</text:p>
          </table:table-cell>
          <table:table-cell office:value-type="float" office:value="110864.5" calcext:value-type="float">
            <text:p>110864.5</text:p>
          </table:table-cell>
          <table:table-cell office:value-type="float" office:value="0.102981691999958" calcext:value-type="float">
            <text:p>0.102981691999958</text:p>
          </table:table-cell>
          <table:table-cell office:value-type="float" office:value="131517.692878237" calcext:value-type="float">
            <text:p>131517.692878237</text:p>
          </table:table-cell>
          <table:table-cell office:value-type="float" office:value="122476" calcext:value-type="float">
            <text:p>122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409063905001" calcext:value-type="float">
            <text:p>24.409063905001</text:p>
          </table:table-cell>
          <table:table-cell office:value-type="float" office:value="148795" calcext:value-type="float">
            <text:p>148795</text:p>
          </table:table-cell>
          <table:table-cell office:value-type="float" office:value="122699.5" calcext:value-type="float">
            <text:p>122699.5</text:p>
          </table:table-cell>
          <table:table-cell office:value-type="float" office:value="0.124299050001355" calcext:value-type="float">
            <text:p>0.124299050001355</text:p>
          </table:table-cell>
          <table:table-cell office:value-type="float" office:value="137715.318144687" calcext:value-type="float">
            <text:p>137715.318144687</text:p>
          </table:table-cell>
          <table:table-cell office:value-type="float" office:value="134923" calcext:value-type="float">
            <text:p>134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6115856079996" calcext:value-type="float">
            <text:p>24.6115856079996</text:p>
          </table:table-cell>
          <table:table-cell office:value-type="float" office:value="130166" calcext:value-type="float">
            <text:p>130166</text:p>
          </table:table-cell>
          <table:table-cell office:value-type="float" office:value="122021" calcext:value-type="float">
            <text:p>122021</text:p>
          </table:table-cell>
          <table:table-cell office:value-type="float" office:value="0.122074070999588" calcext:value-type="float">
            <text:p>0.122074070999588</text:p>
          </table:table-cell>
          <table:table-cell office:value-type="float" office:value="144204.999621239" calcext:value-type="float">
            <text:p>144204.999621239</text:p>
          </table:table-cell>
          <table:table-cell office:value-type="float" office:value="121157" calcext:value-type="float">
            <text:p>121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8151346369996" calcext:value-type="float">
            <text:p>24.8151346369996</text:p>
          </table:table-cell>
          <table:table-cell office:value-type="float" office:value="130268" calcext:value-type="float">
            <text:p>130268</text:p>
          </table:table-cell>
          <table:table-cell office:value-type="float" office:value="122457" calcext:value-type="float">
            <text:p>122457</text:p>
          </table:table-cell>
          <table:table-cell office:value-type="float" office:value="0.107085400000869" calcext:value-type="float">
            <text:p>0.107085400000869</text:p>
          </table:table-cell>
          <table:table-cell office:value-type="float" office:value="151000.500132554" calcext:value-type="float">
            <text:p>151000.500132554</text:p>
          </table:table-cell>
          <table:table-cell office:value-type="float" office:value="113142.5" calcext:value-type="float">
            <text:p>11314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0182327679995" calcext:value-type="float">
            <text:p>25.0182327679995</text:p>
          </table:table-cell>
          <table:table-cell office:value-type="float" office:value="160948" calcext:value-type="float">
            <text:p>160948</text:p>
          </table:table-cell>
          <table:table-cell office:value-type="float" office:value="121817" calcext:value-type="float">
            <text:p>121817</text:p>
          </table:table-cell>
          <table:table-cell office:value-type="float" office:value="0.107063977999132" calcext:value-type="float">
            <text:p>0.107063977999132</text:p>
          </table:table-cell>
          <table:table-cell office:value-type="float" office:value="158116.231061127" calcext:value-type="float">
            <text:p>158116.231061127</text:p>
          </table:table-cell>
          <table:table-cell office:value-type="float" office:value="121868" calcext:value-type="float">
            <text:p>121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2203798549999" calcext:value-type="float">
            <text:p>25.2203798549999</text:p>
          </table:table-cell>
          <table:table-cell office:value-type="float" office:value="189995" calcext:value-type="float">
            <text:p>189995</text:p>
          </table:table-cell>
          <table:table-cell office:value-type="float" office:value="123072" calcext:value-type="float">
            <text:p>123072</text:p>
          </table:table-cell>
          <table:table-cell office:value-type="float" office:value="0.133366727999601" calcext:value-type="float">
            <text:p>0.133366727999601</text:p>
          </table:table-cell>
          <table:table-cell office:value-type="float" office:value="165567.282909851" calcext:value-type="float">
            <text:p>165567.282909851</text:p>
          </table:table-cell>
          <table:table-cell office:value-type="float" office:value="138412" calcext:value-type="float">
            <text:p>138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4281102259993" calcext:value-type="float">
            <text:p>25.4281102259993</text:p>
          </table:table-cell>
          <table:table-cell office:value-type="float" office:value="184599" calcext:value-type="float">
            <text:p>184599</text:p>
          </table:table-cell>
          <table:table-cell office:value-type="float" office:value="121133.5" calcext:value-type="float">
            <text:p>121133.5</text:p>
          </table:table-cell>
          <table:table-cell office:value-type="float" office:value="0.163125592998767" calcext:value-type="float">
            <text:p>0.163125592998767</text:p>
          </table:table-cell>
          <table:table-cell office:value-type="float" office:value="173369.457304817" calcext:value-type="float">
            <text:p>173369.457304817</text:p>
          </table:table-cell>
          <table:table-cell office:value-type="float" office:value="135657" calcext:value-type="float">
            <text:p>135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6316762309998" calcext:value-type="float">
            <text:p>25.6316762309998</text:p>
          </table:table-cell>
          <table:table-cell office:value-type="float" office:value="161398" calcext:value-type="float">
            <text:p>161398</text:p>
          </table:table-cell>
          <table:table-cell office:value-type="float" office:value="125899.5" calcext:value-type="float">
            <text:p>125899.5</text:p>
          </table:table-cell>
          <table:table-cell office:value-type="float" office:value="0.144497388999298" calcext:value-type="float">
            <text:p>0.144497388999298</text:p>
          </table:table-cell>
          <table:table-cell office:value-type="float" office:value="181539.300506202" calcext:value-type="float">
            <text:p>181539.300506202</text:p>
          </table:table-cell>
          <table:table-cell office:value-type="float" office:value="123201.5" calcext:value-type="float">
            <text:p>12320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8348368749994" calcext:value-type="float">
            <text:p>25.8348368749994</text:p>
          </table:table-cell>
          <table:table-cell office:value-type="float" office:value="165522" calcext:value-type="float">
            <text:p>165522</text:p>
          </table:table-cell>
          <table:table-cell office:value-type="float" office:value="124237" calcext:value-type="float">
            <text:p>124237</text:p>
          </table:table-cell>
          <table:table-cell office:value-type="float" office:value="0.134708694999063" calcext:value-type="float">
            <text:p>0.134708694999063</text:p>
          </table:table-cell>
          <table:table-cell office:value-type="float" office:value="190094.138498324" calcext:value-type="float">
            <text:p>190094.138498324</text:p>
          </table:table-cell>
          <table:table-cell office:value-type="float" office:value="113836.5" calcext:value-type="float">
            <text:p>11383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0369515900002" calcext:value-type="float">
            <text:p>26.0369515900002</text:p>
          </table:table-cell>
          <table:table-cell office:value-type="float" office:value="205916" calcext:value-type="float">
            <text:p>205916</text:p>
          </table:table-cell>
          <table:table-cell office:value-type="float" office:value="121922.5" calcext:value-type="float">
            <text:p>121922.5</text:p>
          </table:table-cell>
          <table:table-cell office:value-type="float" office:value="0.136992141999144" calcext:value-type="float">
            <text:p>0.136992141999144</text:p>
          </table:table-cell>
          <table:table-cell office:value-type="float" office:value="199052.113733276" calcext:value-type="float">
            <text:p>199052.113733276</text:p>
          </table:table-cell>
          <table:table-cell office:value-type="float" office:value="126384.5" calcext:value-type="float">
            <text:p>12638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238847603001" calcext:value-type="float">
            <text:p>26.238847603001</text:p>
          </table:table-cell>
          <table:table-cell office:value-type="float" office:value="138812" calcext:value-type="float">
            <text:p>138812</text:p>
          </table:table-cell>
          <table:table-cell office:value-type="float" office:value="122361" calcext:value-type="float">
            <text:p>122361</text:p>
          </table:table-cell>
          <table:table-cell office:value-type="float" office:value="0.165716362000239" calcext:value-type="float">
            <text:p>0.165716362000239</text:p>
          </table:table-cell>
          <table:table-cell office:value-type="float" office:value="120742.096651425" calcext:value-type="float">
            <text:p>120742.096651425</text:p>
          </table:table-cell>
          <table:table-cell office:value-type="float" office:value="137758" calcext:value-type="float">
            <text:p>137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4408999070001" calcext:value-type="float">
            <text:p>26.4408999070001</text:p>
          </table:table-cell>
          <table:table-cell office:value-type="float" office:value="127252" calcext:value-type="float">
            <text:p>127252</text:p>
          </table:table-cell>
          <table:table-cell office:value-type="float" office:value="56229.560607999" calcext:value-type="float">
            <text:p>56229.560607999</text:p>
          </table:table-cell>
          <table:table-cell office:value-type="float" office:value="0.279030871999566" calcext:value-type="float">
            <text:p>0.279030871999566</text:p>
          </table:table-cell>
          <table:table-cell office:value-type="float" office:value="120742.096651425" calcext:value-type="float">
            <text:p>120742.096651425</text:p>
          </table:table-cell>
          <table:table-cell office:value-type="float" office:value="17539.7803039995" calcext:value-type="float">
            <text:p>17539.780303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6451845829997" calcext:value-type="float">
            <text:p>26.6451845829997</text:p>
          </table:table-cell>
          <table:table-cell office:value-type="float" office:value="106402" calcext:value-type="float">
            <text:p>106402</text:p>
          </table:table-cell>
          <table:table-cell office:value-type="float" office:value="116915.114927552" calcext:value-type="float">
            <text:p>116915.114927552</text:p>
          </table:table-cell>
          <table:table-cell office:value-type="float" office:value="0.106196194999939" calcext:value-type="float">
            <text:p>0.106196194999939</text:p>
          </table:table-cell>
          <table:table-cell office:value-type="float" office:value="120742.096651425" calcext:value-type="float">
            <text:p>120742.096651425</text:p>
          </table:table-cell>
          <table:table-cell office:value-type="float" office:value="116190.123815872" calcext:value-type="float">
            <text:p>116190.123815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8481645160009" calcext:value-type="float">
            <text:p>26.8481645160009</text:p>
          </table:table-cell>
          <table:table-cell office:value-type="float" office:value="105971" calcext:value-type="float">
            <text:p>105971</text:p>
          </table:table-cell>
          <table:table-cell office:value-type="float" office:value="115958.415008872" calcext:value-type="float">
            <text:p>115958.415008872</text:p>
          </table:table-cell>
          <table:table-cell office:value-type="float" office:value="0.104930797999259" calcext:value-type="float">
            <text:p>0.104930797999259</text:p>
          </table:table-cell>
          <table:table-cell office:value-type="float" office:value="120742.096651425" calcext:value-type="float">
            <text:p>120742.096651425</text:p>
          </table:table-cell>
          <table:table-cell office:value-type="float" office:value="106263.203615536" calcext:value-type="float">
            <text:p>106263.203615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0532393659996" calcext:value-type="float">
            <text:p>27.0532393659996</text:p>
          </table:table-cell>
          <table:table-cell office:value-type="float" office:value="126773" calcext:value-type="float">
            <text:p>126773</text:p>
          </table:table-cell>
          <table:table-cell office:value-type="float" office:value="98230.6316395395" calcext:value-type="float">
            <text:p>98230.6316395395</text:p>
          </table:table-cell>
          <table:table-cell office:value-type="float" office:value="0.113436191999426" calcext:value-type="float">
            <text:p>0.113436191999426</text:p>
          </table:table-cell>
          <table:table-cell office:value-type="float" office:value="120742.096651425" calcext:value-type="float">
            <text:p>120742.096651425</text:p>
          </table:table-cell>
          <table:table-cell office:value-type="float" office:value="98230.6316395395" calcext:value-type="float">
            <text:p>98230.6316395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2549801219993" calcext:value-type="float">
            <text:p>27.2549801219993</text:p>
          </table:table-cell>
          <table:table-cell office:value-type="float" office:value="138842" calcext:value-type="float">
            <text:p>138842</text:p>
          </table:table-cell>
          <table:table-cell office:value-type="float" office:value="112427.172790194" calcext:value-type="float">
            <text:p>112427.172790194</text:p>
          </table:table-cell>
          <table:table-cell office:value-type="float" office:value="0.108133611000085" calcext:value-type="float">
            <text:p>0.108133611000085</text:p>
          </table:table-cell>
          <table:table-cell office:value-type="float" office:value="120742.096651425" calcext:value-type="float">
            <text:p>120742.096651425</text:p>
          </table:table-cell>
          <table:table-cell office:value-type="float" office:value="123138.298575109" calcext:value-type="float">
            <text:p>123138.298575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457759244" calcext:value-type="float">
            <text:p>27.457759244</text:p>
          </table:table-cell>
          <table:table-cell office:value-type="float" office:value="125411" calcext:value-type="float">
            <text:p>125411</text:p>
          </table:table-cell>
          <table:table-cell office:value-type="float" office:value="125027.497714848" calcext:value-type="float">
            <text:p>125027.497714848</text:p>
          </table:table-cell>
          <table:table-cell office:value-type="float" office:value="0.113979273999576" calcext:value-type="float">
            <text:p>0.113979273999576</text:p>
          </table:table-cell>
          <table:table-cell office:value-type="float" office:value="120742.096651425" calcext:value-type="float">
            <text:p>120742.096651425</text:p>
          </table:table-cell>
          <table:table-cell office:value-type="float" office:value="131241.927918586" calcext:value-type="float">
            <text:p>131241.927918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6606163359993" calcext:value-type="float">
            <text:p>27.6606163359993</text:p>
          </table:table-cell>
          <table:table-cell office:value-type="float" office:value="105400" calcext:value-type="float">
            <text:p>105400</text:p>
          </table:table-cell>
          <table:table-cell office:value-type="float" office:value="128568.034210562" calcext:value-type="float">
            <text:p>128568.034210562</text:p>
          </table:table-cell>
          <table:table-cell office:value-type="float" office:value="0.105114801001037" calcext:value-type="float">
            <text:p>0.105114801001037</text:p>
          </table:table-cell>
          <table:table-cell office:value-type="float" office:value="120742.096651425" calcext:value-type="float">
            <text:p>120742.096651425</text:p>
          </table:table-cell>
          <table:table-cell office:value-type="float" office:value="120262.236894931" calcext:value-type="float">
            <text:p>120262.236894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8630354609995" calcext:value-type="float">
            <text:p>27.8630354609995</text:p>
          </table:table-cell>
          <table:table-cell office:value-type="float" office:value="106979" calcext:value-type="float">
            <text:p>106979</text:p>
          </table:table-cell>
          <table:table-cell office:value-type="float" office:value="117318.403357062" calcext:value-type="float">
            <text:p>117318.403357062</text:p>
          </table:table-cell>
          <table:table-cell office:value-type="float" office:value="0.10406121699998" calcext:value-type="float">
            <text:p>0.10406121699998</text:p>
          </table:table-cell>
          <table:table-cell office:value-type="float" office:value="120742.096651425" calcext:value-type="float">
            <text:p>120742.096651425</text:p>
          </table:table-cell>
          <table:table-cell office:value-type="float" office:value="108907.150589441" calcext:value-type="float">
            <text:p>108907.150589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0650928380001" calcext:value-type="float">
            <text:p>28.0650928380001</text:p>
          </table:table-cell>
          <table:table-cell office:value-type="float" office:value="127958" calcext:value-type="float">
            <text:p>127958</text:p>
          </table:table-cell>
          <table:table-cell office:value-type="float" office:value="107242.423479183" calcext:value-type="float">
            <text:p>107242.423479183</text:p>
          </table:table-cell>
          <table:table-cell office:value-type="float" office:value="0.103493049000463" calcext:value-type="float">
            <text:p>0.103493049000463</text:p>
          </table:table-cell>
          <table:table-cell office:value-type="float" office:value="120742.096651425" calcext:value-type="float">
            <text:p>120742.096651425</text:p>
          </table:table-cell>
          <table:table-cell office:value-type="float" office:value="108491.158083183" calcext:value-type="float">
            <text:p>108491.158083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2672560970004" calcext:value-type="float">
            <text:p>28.2672560970004</text:p>
          </table:table-cell>
          <table:table-cell office:value-type="float" office:value="138749" calcext:value-type="float">
            <text:p>138749</text:p>
          </table:table-cell>
          <table:table-cell office:value-type="float" office:value="117861.761561629" calcext:value-type="float">
            <text:p>117861.761561629</text:p>
          </table:table-cell>
          <table:table-cell office:value-type="float" office:value="0.106402883999181" calcext:value-type="float">
            <text:p>0.106402883999181</text:p>
          </table:table-cell>
          <table:table-cell office:value-type="float" office:value="120742.096651425" calcext:value-type="float">
            <text:p>120742.096651425</text:p>
          </table:table-cell>
          <table:table-cell office:value-type="float" office:value="130633.319784856" calcext:value-type="float">
            <text:p>130633.319784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4695024049997" calcext:value-type="float">
            <text:p>28.4695024049997</text:p>
          </table:table-cell>
          <table:table-cell office:value-type="float" office:value="124105" calcext:value-type="float">
            <text:p>124105</text:p>
          </table:table-cell>
          <table:table-cell office:value-type="float" office:value="125592.437218776" calcext:value-type="float">
            <text:p>125592.437218776</text:p>
          </table:table-cell>
          <table:table-cell office:value-type="float" office:value="0.115633381999942" calcext:value-type="float">
            <text:p>0.115633381999942</text:p>
          </table:table-cell>
          <table:table-cell office:value-type="float" office:value="120742.096651425" calcext:value-type="float">
            <text:p>120742.096651425</text:p>
          </table:table-cell>
          <table:table-cell office:value-type="float" office:value="128071.613207583" calcext:value-type="float">
            <text:p>128071.613207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6719957540008" calcext:value-type="float">
            <text:p>28.6719957540008</text:p>
          </table:table-cell>
          <table:table-cell office:value-type="float" office:value="104718" calcext:value-type="float">
            <text:p>104718</text:p>
          </table:table-cell>
          <table:table-cell office:value-type="float" office:value="116111.438999844" calcext:value-type="float">
            <text:p>116111.438999844</text:p>
          </table:table-cell>
          <table:table-cell office:value-type="float" office:value="0.108955662000881" calcext:value-type="float">
            <text:p>0.108955662000881</text:p>
          </table:table-cell>
          <table:table-cell office:value-type="float" office:value="120742.096651425" calcext:value-type="float">
            <text:p>120742.096651425</text:p>
          </table:table-cell>
          <table:table-cell office:value-type="float" office:value="108533.67795203" calcext:value-type="float">
            <text:p>108533.67795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8747287749993" calcext:value-type="float">
            <text:p>28.8747287749993</text:p>
          </table:table-cell>
          <table:table-cell office:value-type="float" office:value="107980" calcext:value-type="float">
            <text:p>107980</text:p>
          </table:table-cell>
          <table:table-cell office:value-type="float" office:value="108737.041793316" calcext:value-type="float">
            <text:p>108737.041793316</text:p>
          </table:table-cell>
          <table:table-cell office:value-type="float" office:value="0.111343810000108" calcext:value-type="float">
            <text:p>0.111343810000108</text:p>
          </table:table-cell>
          <table:table-cell office:value-type="float" office:value="120742.096651425" calcext:value-type="float">
            <text:p>120742.096651425</text:p>
          </table:table-cell>
          <table:table-cell office:value-type="float" office:value="98704.9430884562" calcext:value-type="float">
            <text:p>98704.9430884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076952206" calcext:value-type="float">
            <text:p>29.076952206</text:p>
          </table:table-cell>
          <table:table-cell office:value-type="float" office:value="129245" calcext:value-type="float">
            <text:p>129245</text:p>
          </table:table-cell>
          <table:table-cell office:value-type="float" office:value="106959.031211488" calcext:value-type="float">
            <text:p>106959.031211488</text:p>
          </table:table-cell>
          <table:table-cell office:value-type="float" office:value="0.102302201999919" calcext:value-type="float">
            <text:p>0.102302201999919</text:p>
          </table:table-cell>
          <table:table-cell office:value-type="float" office:value="120742.096651425" calcext:value-type="float">
            <text:p>120742.096651425</text:p>
          </table:table-cell>
          <table:table-cell office:value-type="float" office:value="108647.002840686" calcext:value-type="float">
            <text:p>108647.002840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279164380001" calcext:value-type="float">
            <text:p>29.279164380001</text:p>
          </table:table-cell>
          <table:table-cell office:value-type="float" office:value="138532" calcext:value-type="float">
            <text:p>138532</text:p>
          </table:table-cell>
          <table:table-cell office:value-type="float" office:value="117167.068099649" calcext:value-type="float">
            <text:p>117167.068099649</text:p>
          </table:table-cell>
          <table:table-cell office:value-type="float" office:value="0.107168430000456" calcext:value-type="float">
            <text:p>0.107168430000456</text:p>
          </table:table-cell>
          <table:table-cell office:value-type="float" office:value="120742.096651425" calcext:value-type="float">
            <text:p>120742.096651425</text:p>
          </table:table-cell>
          <table:table-cell office:value-type="float" office:value="128170.966534623" calcext:value-type="float">
            <text:p>128170.966534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5192839209994" calcext:value-type="float">
            <text:p>29.5192839209994</text:p>
          </table:table-cell>
          <table:table-cell office:value-type="float" office:value="118458" calcext:value-type="float">
            <text:p>118458</text:p>
          </table:table-cell>
          <table:table-cell office:value-type="float" office:value="58130.6687314039" calcext:value-type="float">
            <text:p>58130.6687314039</text:p>
          </table:table-cell>
          <table:table-cell office:value-type="float" office:value="0.251944932000697" calcext:value-type="float">
            <text:p>0.251944932000697</text:p>
          </table:table-cell>
          <table:table-cell office:value-type="float" office:value="120742.096651425" calcext:value-type="float">
            <text:p>120742.096651425</text:p>
          </table:table-cell>
          <table:table-cell office:value-type="float" office:value="62881.0714812702" calcext:value-type="float">
            <text:p>62881.0714812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7223610639994" calcext:value-type="float">
            <text:p>29.7223610639994</text:p>
          </table:table-cell>
          <table:table-cell office:value-type="float" office:value="104126" calcext:value-type="float">
            <text:p>104126</text:p>
          </table:table-cell>
          <table:table-cell office:value-type="float" office:value="130230.191634887" calcext:value-type="float">
            <text:p>130230.191634887</text:p>
          </table:table-cell>
          <table:table-cell office:value-type="float" office:value="0.134566001999701" calcext:value-type="float">
            <text:p>0.134566001999701</text:p>
          </table:table-cell>
          <table:table-cell office:value-type="float" office:value="122195.436184615" calcext:value-type="float">
            <text:p>122195.436184615</text:p>
          </table:table-cell>
          <table:table-cell office:value-type="float" office:value="119962.119620155" calcext:value-type="float">
            <text:p>119962.119620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9255575930001" calcext:value-type="float">
            <text:p>29.9255575930001</text:p>
          </table:table-cell>
          <table:table-cell office:value-type="float" office:value="114017" calcext:value-type="float">
            <text:p>114017</text:p>
          </table:table-cell>
          <table:table-cell office:value-type="float" office:value="110962.083399212" calcext:value-type="float">
            <text:p>110962.083399212</text:p>
          </table:table-cell>
          <table:table-cell office:value-type="float" office:value="0.104253133000384" calcext:value-type="float">
            <text:p>0.104253133000384</text:p>
          </table:table-cell>
          <table:table-cell office:value-type="float" office:value="122195.436184615" calcext:value-type="float">
            <text:p>122195.436184615</text:p>
          </table:table-cell>
          <table:table-cell office:value-type="float" office:value="103631.107603898" calcext:value-type="float">
            <text:p>103631.107603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1287475780009" calcext:value-type="float">
            <text:p>30.1287475780009</text:p>
          </table:table-cell>
          <table:table-cell office:value-type="float" office:value="135429" calcext:value-type="float">
            <text:p>135429</text:p>
          </table:table-cell>
          <table:table-cell office:value-type="float" office:value="109127.293406344" calcext:value-type="float">
            <text:p>109127.293406344</text:p>
          </table:table-cell>
          <table:table-cell office:value-type="float" office:value="0.103751104001276" calcext:value-type="float">
            <text:p>0.103751104001276</text:p>
          </table:table-cell>
          <table:table-cell office:value-type="float" office:value="122195.436184615" calcext:value-type="float">
            <text:p>122195.436184615</text:p>
          </table:table-cell>
          <table:table-cell office:value-type="float" office:value="117869.528078247" calcext:value-type="float">
            <text:p>117869.528078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3292672900006" calcext:value-type="float">
            <text:p>30.3292672900006</text:p>
          </table:table-cell>
          <table:table-cell office:value-type="float" office:value="138255" calcext:value-type="float">
            <text:p>138255</text:p>
          </table:table-cell>
          <table:table-cell office:value-type="float" office:value="114704.297948369" calcext:value-type="float">
            <text:p>114704.297948369</text:p>
          </table:table-cell>
          <table:table-cell office:value-type="float" office:value="0.114155870998729" calcext:value-type="float">
            <text:p>0.114155870998729</text:p>
          </table:table-cell>
          <table:table-cell office:value-type="float" office:value="122195.436184615" calcext:value-type="float">
            <text:p>122195.436184615</text:p>
          </table:table-cell>
          <table:table-cell office:value-type="float" office:value="121973.892422483" calcext:value-type="float">
            <text:p>121973.892422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5314297099994" calcext:value-type="float">
            <text:p>30.5314297099994</text:p>
          </table:table-cell>
          <table:table-cell office:value-type="float" office:value="118506" calcext:value-type="float">
            <text:p>118506</text:p>
          </table:table-cell>
          <table:table-cell office:value-type="float" office:value="127102.301808739" calcext:value-type="float">
            <text:p>127102.301808739</text:p>
          </table:table-cell>
          <table:table-cell office:value-type="float" office:value="0.11124776899851" calcext:value-type="float">
            <text:p>0.11124776899851</text:p>
          </table:table-cell>
          <table:table-cell office:value-type="float" office:value="122195.436184615" calcext:value-type="float">
            <text:p>122195.436184615</text:p>
          </table:table-cell>
          <table:table-cell office:value-type="float" office:value="128547.831922998" calcext:value-type="float">
            <text:p>128547.831922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7361896479997" calcext:value-type="float">
            <text:p>30.7361896479997</text:p>
          </table:table-cell>
          <table:table-cell office:value-type="float" office:value="103927" calcext:value-type="float">
            <text:p>103927</text:p>
          </table:table-cell>
          <table:table-cell office:value-type="float" office:value="121515.067046514" calcext:value-type="float">
            <text:p>121515.067046514</text:p>
          </table:table-cell>
          <table:table-cell office:value-type="float" office:value="0.103347170999768" calcext:value-type="float">
            <text:p>0.103347170999768</text:p>
          </table:table-cell>
          <table:table-cell office:value-type="float" office:value="122195.436184615" calcext:value-type="float">
            <text:p>122195.436184615</text:p>
          </table:table-cell>
          <table:table-cell office:value-type="float" office:value="111413.236110032" calcext:value-type="float">
            <text:p>111413.236110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9397163489994" calcext:value-type="float">
            <text:p>30.9397163489994</text:p>
          </table:table-cell>
          <table:table-cell office:value-type="float" office:value="115507" calcext:value-type="float">
            <text:p>115507</text:p>
          </table:table-cell>
          <table:table-cell office:value-type="float" office:value="111935.488851241" calcext:value-type="float">
            <text:p>111935.488851241</text:p>
          </table:table-cell>
          <table:table-cell office:value-type="float" office:value="0.103433870999652" calcext:value-type="float">
            <text:p>0.103433870999652</text:p>
          </table:table-cell>
          <table:table-cell office:value-type="float" office:value="122195.436184615" calcext:value-type="float">
            <text:p>122195.436184615</text:p>
          </table:table-cell>
          <table:table-cell office:value-type="float" office:value="104478.169836457" calcext:value-type="float">
            <text:p>104478.169836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1435982059993" calcext:value-type="float">
            <text:p>31.1435982059993</text:p>
          </table:table-cell>
          <table:table-cell office:value-type="float" office:value="136637" calcext:value-type="float">
            <text:p>136637</text:p>
          </table:table-cell>
          <table:table-cell office:value-type="float" office:value="109787.654120253" calcext:value-type="float">
            <text:p>109787.654120253</text:p>
          </table:table-cell>
          <table:table-cell office:value-type="float" office:value="0.101845805998892" calcext:value-type="float">
            <text:p>0.101845805998892</text:p>
          </table:table-cell>
          <table:table-cell office:value-type="float" office:value="122195.436184615" calcext:value-type="float">
            <text:p>122195.436184615</text:p>
          </table:table-cell>
          <table:table-cell office:value-type="float" office:value="115710.951616048" calcext:value-type="float">
            <text:p>115710.951616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3458307470009" calcext:value-type="float">
            <text:p>31.3458307470009</text:p>
          </table:table-cell>
          <table:table-cell office:value-type="float" office:value="137289" calcext:value-type="float">
            <text:p>137289</text:p>
          </table:table-cell>
          <table:table-cell office:value-type="float" office:value="119849.225556043" calcext:value-type="float">
            <text:p>119849.225556043</text:p>
          </table:table-cell>
          <table:table-cell office:value-type="float" office:value="0.114743584001189" calcext:value-type="float">
            <text:p>0.114743584001189</text:p>
          </table:table-cell>
          <table:table-cell office:value-type="float" office:value="122195.436184615" calcext:value-type="float">
            <text:p>122195.436184615</text:p>
          </table:table-cell>
          <table:table-cell office:value-type="float" office:value="130989.470524891" calcext:value-type="float">
            <text:p>130989.470524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5486160649998" calcext:value-type="float">
            <text:p>31.5486160649998</text:p>
          </table:table-cell>
          <table:table-cell office:value-type="float" office:value="116605" calcext:value-type="float">
            <text:p>116605</text:p>
          </table:table-cell>
          <table:table-cell office:value-type="float" office:value="122992.050698441" calcext:value-type="float">
            <text:p>122992.050698441</text:p>
          </table:table-cell>
          <table:table-cell office:value-type="float" office:value="0.112040866000825" calcext:value-type="float">
            <text:p>0.112040866000825</text:p>
          </table:table-cell>
          <table:table-cell office:value-type="float" office:value="122195.436184615" calcext:value-type="float">
            <text:p>122195.436184615</text:p>
          </table:table-cell>
          <table:table-cell office:value-type="float" office:value="122992.050698441" calcext:value-type="float">
            <text:p>122992.050698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7520779930001" calcext:value-type="float">
            <text:p>31.7520779930001</text:p>
          </table:table-cell>
          <table:table-cell office:value-type="float" office:value="103868" calcext:value-type="float">
            <text:p>103868</text:p>
          </table:table-cell>
          <table:table-cell office:value-type="float" office:value="120518.216070728" calcext:value-type="float">
            <text:p>120518.216070728</text:p>
          </table:table-cell>
          <table:table-cell office:value-type="float" office:value="0.10344977099885" calcext:value-type="float">
            <text:p>0.10344977099885</text:p>
          </table:table-cell>
          <table:table-cell office:value-type="float" office:value="122195.436184615" calcext:value-type="float">
            <text:p>122195.436184615</text:p>
          </table:table-cell>
          <table:table-cell office:value-type="float" office:value="109985.322814323" calcext:value-type="float">
            <text:p>109985.322814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9547888100005" calcext:value-type="float">
            <text:p>31.9547888100005</text:p>
          </table:table-cell>
          <table:table-cell office:value-type="float" office:value="117059" calcext:value-type="float">
            <text:p>117059</text:p>
          </table:table-cell>
          <table:table-cell office:value-type="float" office:value="109215.877750001" calcext:value-type="float">
            <text:p>109215.877750001</text:p>
          </table:table-cell>
          <table:table-cell office:value-type="float" office:value="0.104811843000789" calcext:value-type="float">
            <text:p>0.104811843000789</text:p>
          </table:table-cell>
          <table:table-cell office:value-type="float" office:value="122195.436184615" calcext:value-type="float">
            <text:p>122195.436184615</text:p>
          </table:table-cell>
          <table:table-cell office:value-type="float" office:value="103951.977266949" calcext:value-type="float">
            <text:p>103951.977266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1586489809997" calcext:value-type="float">
            <text:p>32.1586489809997</text:p>
          </table:table-cell>
          <table:table-cell office:value-type="float" office:value="137638" calcext:value-type="float">
            <text:p>137638</text:p>
          </table:table-cell>
          <table:table-cell office:value-type="float" office:value="98660.5784162763" calcext:value-type="float">
            <text:p>98660.5784162763</text:p>
          </table:table-cell>
          <table:table-cell office:value-type="float" office:value="0.113188093000645" calcext:value-type="float">
            <text:p>0.113188093000645</text:p>
          </table:table-cell>
          <table:table-cell office:value-type="float" office:value="122195.436184615" calcext:value-type="float">
            <text:p>122195.436184615</text:p>
          </table:table-cell>
          <table:table-cell office:value-type="float" office:value="104155.668878946" calcext:value-type="float">
            <text:p>104155.668878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36097118" calcext:value-type="float">
            <text:p>32.36097118</text:p>
          </table:table-cell>
          <table:table-cell office:value-type="float" office:value="136185" calcext:value-type="float">
            <text:p>136185</text:p>
          </table:table-cell>
          <table:table-cell office:value-type="float" office:value="116866.534696638" calcext:value-type="float">
            <text:p>116866.534696638</text:p>
          </table:table-cell>
          <table:table-cell office:value-type="float" office:value="0.115264295000088" calcext:value-type="float">
            <text:p>0.115264295000088</text:p>
          </table:table-cell>
          <table:table-cell office:value-type="float" office:value="122195.436184615" calcext:value-type="float">
            <text:p>122195.436184615</text:p>
          </table:table-cell>
          <table:table-cell office:value-type="float" office:value="127345.958904894" calcext:value-type="float">
            <text:p>127345.958904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5647373120009" calcext:value-type="float">
            <text:p>32.5647373120009</text:p>
          </table:table-cell>
          <table:table-cell office:value-type="float" office:value="114857" calcext:value-type="float">
            <text:p>114857</text:p>
          </table:table-cell>
          <table:table-cell office:value-type="float" office:value="125138.960288898" calcext:value-type="float">
            <text:p>125138.960288898</text:p>
          </table:table-cell>
          <table:table-cell office:value-type="float" office:value="0.111261203999675" calcext:value-type="float">
            <text:p>0.111261203999675</text:p>
          </table:table-cell>
          <table:table-cell office:value-type="float" office:value="122195.436184615" calcext:value-type="float">
            <text:p>122195.436184615</text:p>
          </table:table-cell>
          <table:table-cell office:value-type="float" office:value="124399.050508316" calcext:value-type="float">
            <text:p>124399.050508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883776308001" calcext:value-type="float">
            <text:p>32.883776308001</text:p>
          </table:table-cell>
          <table:table-cell office:value-type="float" office:value="110040" calcext:value-type="float">
            <text:p>110040</text:p>
          </table:table-cell>
          <table:table-cell office:value-type="float" office:value="97713.4124204866" calcext:value-type="float">
            <text:p>97713.4124204866</text:p>
          </table:table-cell>
          <table:table-cell office:value-type="float" office:value="0.255852821999724" calcext:value-type="float">
            <text:p>0.255852821999724</text:p>
          </table:table-cell>
          <table:table-cell office:value-type="float" office:value="122195.436184615" calcext:value-type="float">
            <text:p>122195.436184615</text:p>
          </table:table-cell>
          <table:table-cell office:value-type="float" office:value="86852.5756687648" calcext:value-type="float">
            <text:p>86852.575668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086834447" calcext:value-type="float">
            <text:p>33.086834447</text:p>
          </table:table-cell>
          <table:table-cell office:value-type="float" office:value="131788" calcext:value-type="float">
            <text:p>131788</text:p>
          </table:table-cell>
          <table:table-cell office:value-type="float" office:value="113301.931486677" calcext:value-type="float">
            <text:p>113301.931486677</text:p>
          </table:table-cell>
          <table:table-cell office:value-type="float" office:value="0.13161971199952" calcext:value-type="float">
            <text:p>0.13161971199952</text:p>
          </table:table-cell>
          <table:table-cell office:value-type="float" office:value="122195.436184615" calcext:value-type="float">
            <text:p>122195.436184615</text:p>
          </table:table-cell>
          <table:table-cell office:value-type="float" office:value="110848.975249194" calcext:value-type="float">
            <text:p>110848.975249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2896952400006" calcext:value-type="float">
            <text:p>33.2896952400006</text:p>
          </table:table-cell>
          <table:table-cell office:value-type="float" office:value="143795" calcext:value-type="float">
            <text:p>143795</text:p>
          </table:table-cell>
          <table:table-cell office:value-type="float" office:value="115987.605390868" calcext:value-type="float">
            <text:p>115987.605390868</text:p>
          </table:table-cell>
          <table:table-cell office:value-type="float" office:value="0.119223973999397" calcext:value-type="float">
            <text:p>0.119223973999397</text:p>
          </table:table-cell>
          <table:table-cell office:value-type="float" office:value="125536.636029981" calcext:value-type="float">
            <text:p>125536.636029981</text:p>
          </table:table-cell>
          <table:table-cell office:value-type="float" office:value="131339.842187141" calcext:value-type="float">
            <text:p>131339.842187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4912783590007" calcext:value-type="float">
            <text:p>33.4912783590007</text:p>
          </table:table-cell>
          <table:table-cell office:value-type="float" office:value="126521" calcext:value-type="float">
            <text:p>126521</text:p>
          </table:table-cell>
          <table:table-cell office:value-type="float" office:value="124446.918037136" calcext:value-type="float">
            <text:p>124446.918037136</text:p>
          </table:table-cell>
          <table:table-cell office:value-type="float" office:value="0.117925021999326" calcext:value-type="float">
            <text:p>0.117925021999326</text:p>
          </table:table-cell>
          <table:table-cell office:value-type="float" office:value="125536.636029981" calcext:value-type="float">
            <text:p>125536.636029981</text:p>
          </table:table-cell>
          <table:table-cell office:value-type="float" office:value="125061.557476339" calcext:value-type="float">
            <text:p>125061.557476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6942998430004" calcext:value-type="float">
            <text:p>33.6942998430004</text:p>
          </table:table-cell>
          <table:table-cell office:value-type="float" office:value="107846" calcext:value-type="float">
            <text:p>107846</text:p>
          </table:table-cell>
          <table:table-cell office:value-type="float" office:value="124209.108080128" calcext:value-type="float">
            <text:p>124209.108080128</text:p>
          </table:table-cell>
          <table:table-cell office:value-type="float" office:value="0.104180438000185" calcext:value-type="float">
            <text:p>0.104180438000185</text:p>
          </table:table-cell>
          <table:table-cell office:value-type="float" office:value="125536.636029981" calcext:value-type="float">
            <text:p>125536.636029981</text:p>
          </table:table-cell>
          <table:table-cell office:value-type="float" office:value="115412.685816004" calcext:value-type="float">
            <text:p>115412.685816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896785799001" calcext:value-type="float">
            <text:p>33.896785799001</text:p>
          </table:table-cell>
          <table:table-cell office:value-type="float" office:value="114231" calcext:value-type="float">
            <text:p>114231</text:p>
          </table:table-cell>
          <table:table-cell office:value-type="float" office:value="113169.022709848" calcext:value-type="float">
            <text:p>113169.022709848</text:p>
          </table:table-cell>
          <table:table-cell office:value-type="float" office:value="0.105108153000401" calcext:value-type="float">
            <text:p>0.105108153000401</text:p>
          </table:table-cell>
          <table:table-cell office:value-type="float" office:value="125536.636029981" calcext:value-type="float">
            <text:p>125536.636029981</text:p>
          </table:table-cell>
          <table:table-cell office:value-type="float" office:value="104881.320246689" calcext:value-type="float">
            <text:p>104881.320246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1066764419993" calcext:value-type="float">
            <text:p>34.1066764419993</text:p>
          </table:table-cell>
          <table:table-cell office:value-type="float" office:value="137310" calcext:value-type="float">
            <text:p>137310</text:p>
          </table:table-cell>
          <table:table-cell office:value-type="float" office:value="105755.157262159" calcext:value-type="float">
            <text:p>105755.157262159</text:p>
          </table:table-cell>
          <table:table-cell office:value-type="float" office:value="0.11013792400081" calcext:value-type="float">
            <text:p>0.11013792400081</text:p>
          </table:table-cell>
          <table:table-cell office:value-type="float" office:value="125536.636029981" calcext:value-type="float">
            <text:p>125536.636029981</text:p>
          </table:table-cell>
          <table:table-cell office:value-type="float" office:value="109006.584618674" calcext:value-type="float">
            <text:p>109006.584618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3091427849995" calcext:value-type="float">
            <text:p>34.3091427849995</text:p>
          </table:table-cell>
          <table:table-cell office:value-type="float" office:value="143046" calcext:value-type="float">
            <text:p>143046</text:p>
          </table:table-cell>
          <table:table-cell office:value-type="float" office:value="117092.632385956" calcext:value-type="float">
            <text:p>117092.632385956</text:p>
          </table:table-cell>
          <table:table-cell office:value-type="float" office:value="0.11998678099917" calcext:value-type="float">
            <text:p>0.11998678099917</text:p>
          </table:table-cell>
          <table:table-cell office:value-type="float" office:value="125536.636029981" calcext:value-type="float">
            <text:p>125536.636029981</text:p>
          </table:table-cell>
          <table:table-cell office:value-type="float" office:value="128845.129169198" calcext:value-type="float">
            <text:p>128845.129169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5122783120005" calcext:value-type="float">
            <text:p>34.5122783120005</text:p>
          </table:table-cell>
          <table:table-cell office:value-type="float" office:value="123988" calcext:value-type="float">
            <text:p>123988</text:p>
          </table:table-cell>
          <table:table-cell office:value-type="float" office:value="124604.269807404" calcext:value-type="float">
            <text:p>124604.269807404</text:p>
          </table:table-cell>
          <table:table-cell office:value-type="float" office:value="0.117434190000495" calcext:value-type="float">
            <text:p>0.117434190000495</text:p>
          </table:table-cell>
          <table:table-cell office:value-type="float" office:value="125536.636029981" calcext:value-type="float">
            <text:p>125536.636029981</text:p>
          </table:table-cell>
          <table:table-cell office:value-type="float" office:value="127525.207523452" calcext:value-type="float">
            <text:p>127525.207523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7145732850004" calcext:value-type="float">
            <text:p>34.7145732850004</text:p>
          </table:table-cell>
          <table:table-cell office:value-type="float" office:value="107149" calcext:value-type="float">
            <text:p>107149</text:p>
          </table:table-cell>
          <table:table-cell office:value-type="float" office:value="125415.778123891" calcext:value-type="float">
            <text:p>125415.778123891</text:p>
          </table:table-cell>
          <table:table-cell office:value-type="float" office:value="0.104762083001333" calcext:value-type="float">
            <text:p>0.104762083001333</text:p>
          </table:table-cell>
          <table:table-cell office:value-type="float" office:value="125536.636029981" calcext:value-type="float">
            <text:p>125536.636029981</text:p>
          </table:table-cell>
          <table:table-cell office:value-type="float" office:value="115558.04944541" calcext:value-type="float">
            <text:p>115558.04944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9172897389999" calcext:value-type="float">
            <text:p>34.9172897389999</text:p>
          </table:table-cell>
          <table:table-cell office:value-type="float" office:value="116271" calcext:value-type="float">
            <text:p>116271</text:p>
          </table:table-cell>
          <table:table-cell office:value-type="float" office:value="116928.24166229" calcext:value-type="float">
            <text:p>116928.24166229</text:p>
          </table:table-cell>
          <table:table-cell office:value-type="float" office:value="0.103344143000868" calcext:value-type="float">
            <text:p>0.103344143000868</text:p>
          </table:table-cell>
          <table:table-cell office:value-type="float" office:value="125536.636029981" calcext:value-type="float">
            <text:p>125536.636029981</text:p>
          </table:table-cell>
          <table:table-cell office:value-type="float" office:value="108218.288193042" calcext:value-type="float">
            <text:p>108218.288193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1198881079999" calcext:value-type="float">
            <text:p>35.1198881079999</text:p>
          </table:table-cell>
          <table:table-cell office:value-type="float" office:value="138489" calcext:value-type="float">
            <text:p>138489</text:p>
          </table:table-cell>
          <table:table-cell office:value-type="float" office:value="112460.24605285" calcext:value-type="float">
            <text:p>112460.24605285</text:p>
          </table:table-cell>
          <table:table-cell office:value-type="float" office:value="0.10296350399949" calcext:value-type="float">
            <text:p>0.10296350399949</text:p>
          </table:table-cell>
          <table:table-cell office:value-type="float" office:value="125536.636029981" calcext:value-type="float">
            <text:p>125536.636029981</text:p>
          </table:table-cell>
          <table:table-cell office:value-type="float" office:value="117178.590108107" calcext:value-type="float">
            <text:p>117178.590108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3217302949997" calcext:value-type="float">
            <text:p>35.3217302949997</text:p>
          </table:table-cell>
          <table:table-cell office:value-type="float" office:value="142443" calcext:value-type="float">
            <text:p>142443</text:p>
          </table:table-cell>
          <table:table-cell office:value-type="float" office:value="119858.537052407" calcext:value-type="float">
            <text:p>119858.537052407</text:p>
          </table:table-cell>
          <table:table-cell office:value-type="float" office:value="0.113545197000349" calcext:value-type="float">
            <text:p>0.113545197000349</text:p>
          </table:table-cell>
          <table:table-cell office:value-type="float" office:value="125536.636029981" calcext:value-type="float">
            <text:p>125536.636029981</text:p>
          </table:table-cell>
          <table:table-cell office:value-type="float" office:value="131339.037898373" calcext:value-type="float">
            <text:p>131339.037898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5248513379993" calcext:value-type="float">
            <text:p>35.5248513379993</text:p>
          </table:table-cell>
          <table:table-cell office:value-type="float" office:value="122511" calcext:value-type="float">
            <text:p>122511</text:p>
          </table:table-cell>
          <table:table-cell office:value-type="float" office:value="125613.415609298" calcext:value-type="float">
            <text:p>125613.415609298</text:p>
          </table:table-cell>
          <table:table-cell office:value-type="float" office:value="0.117172459000358" calcext:value-type="float">
            <text:p>0.117172459000358</text:p>
          </table:table-cell>
          <table:table-cell office:value-type="float" office:value="125536.636029981" calcext:value-type="float">
            <text:p>125536.636029981</text:p>
          </table:table-cell>
          <table:table-cell office:value-type="float" office:value="127649.004083368" calcext:value-type="float">
            <text:p>127649.004083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273822770003" calcext:value-type="float">
            <text:p>35.7273822770003</text:p>
          </table:table-cell>
          <table:table-cell office:value-type="float" office:value="106882" calcext:value-type="float">
            <text:p>106882</text:p>
          </table:table-cell>
          <table:table-cell office:value-type="float" office:value="121188.55902492" calcext:value-type="float">
            <text:p>121188.55902492</text:p>
          </table:table-cell>
          <table:table-cell office:value-type="float" office:value="0.105650663001143" calcext:value-type="float">
            <text:p>0.105650663001143</text:p>
          </table:table-cell>
          <table:table-cell office:value-type="float" office:value="125536.636029981" calcext:value-type="float">
            <text:p>125536.636029981</text:p>
          </table:table-cell>
          <table:table-cell office:value-type="float" office:value="110927.216216331" calcext:value-type="float">
            <text:p>110927.216216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9301864160007" calcext:value-type="float">
            <text:p>35.9301864160007</text:p>
          </table:table-cell>
          <table:table-cell office:value-type="float" office:value="117623" calcext:value-type="float">
            <text:p>117623</text:p>
          </table:table-cell>
          <table:table-cell office:value-type="float" office:value="108211.038980824" calcext:value-type="float">
            <text:p>108211.038980824</text:p>
          </table:table-cell>
          <table:table-cell office:value-type="float" office:value="0.104871630001071" calcext:value-type="float">
            <text:p>0.104871630001071</text:p>
          </table:table-cell>
          <table:table-cell office:value-type="float" office:value="125536.636029981" calcext:value-type="float">
            <text:p>125536.636029981</text:p>
          </table:table-cell>
          <table:table-cell office:value-type="float" office:value="100164.955960784" calcext:value-type="float">
            <text:p>100164.955960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1326463639998" calcext:value-type="float">
            <text:p>36.1326463639998</text:p>
          </table:table-cell>
          <table:table-cell office:value-type="float" office:value="139534" calcext:value-type="float">
            <text:p>139534</text:p>
          </table:table-cell>
          <table:table-cell office:value-type="float" office:value="112490.202207043" calcext:value-type="float">
            <text:p>112490.202207043</text:p>
          </table:table-cell>
          <table:table-cell office:value-type="float" office:value="0.103045501999077" calcext:value-type="float">
            <text:p>0.103045501999077</text:p>
          </table:table-cell>
          <table:table-cell office:value-type="float" office:value="125536.636029981" calcext:value-type="float">
            <text:p>125536.636029981</text:p>
          </table:table-cell>
          <table:table-cell office:value-type="float" office:value="118019.857189336" calcext:value-type="float">
            <text:p>118019.857189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4995114520007" calcext:value-type="float">
            <text:p>36.4995114520007</text:p>
          </table:table-cell>
          <table:table-cell office:value-type="float" office:value="141754" calcext:value-type="float">
            <text:p>141754</text:p>
          </table:table-cell>
          <table:table-cell office:value-type="float" office:value="120651.089534042" calcext:value-type="float">
            <text:p>120651.089534042</text:p>
          </table:table-cell>
          <table:table-cell office:value-type="float" office:value="0.114618813999186" calcext:value-type="float">
            <text:p>0.114618813999186</text:p>
          </table:table-cell>
          <table:table-cell office:value-type="float" office:value="125536.636029981" calcext:value-type="float">
            <text:p>125536.636029981</text:p>
          </table:table-cell>
          <table:table-cell office:value-type="float" office:value="133074.151109101" calcext:value-type="float">
            <text:p>133074.151109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6997563879995" calcext:value-type="float">
            <text:p>36.6997563879995</text:p>
          </table:table-cell>
          <table:table-cell office:value-type="float" office:value="121183" calcext:value-type="float">
            <text:p>121183</text:p>
          </table:table-cell>
          <table:table-cell office:value-type="float" office:value="133519.983081419" calcext:value-type="float">
            <text:p>133519.983081419</text:p>
          </table:table-cell>
          <table:table-cell office:value-type="float" office:value="0.147606420001466" calcext:value-type="float">
            <text:p>0.147606420001466</text:p>
          </table:table-cell>
          <table:table-cell office:value-type="float" office:value="125536.636029981" calcext:value-type="float">
            <text:p>125536.636029981</text:p>
          </table:table-cell>
          <table:table-cell office:value-type="float" office:value="122311.890853554" calcext:value-type="float">
            <text:p>122311.890853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9000528880006" calcext:value-type="float">
            <text:p>36.9000528880006</text:p>
          </table:table-cell>
          <table:table-cell office:value-type="float" office:value="106747" calcext:value-type="float">
            <text:p>106747</text:p>
          </table:table-cell>
          <table:table-cell office:value-type="float" office:value="111164.547093049" calcext:value-type="float">
            <text:p>111164.547093049</text:p>
          </table:table-cell>
          <table:table-cell office:value-type="float" office:value="0.102732277999166" calcext:value-type="float">
            <text:p>0.102732277999166</text:p>
          </table:table-cell>
          <table:table-cell office:value-type="float" office:value="125536.636029981" calcext:value-type="float">
            <text:p>125536.636029981</text:p>
          </table:table-cell>
          <table:table-cell office:value-type="float" office:value="104350.422398363" calcext:value-type="float">
            <text:p>104350.422398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1008163000006" calcext:value-type="float">
            <text:p>37.1008163000006</text:p>
          </table:table-cell>
          <table:table-cell office:value-type="float" office:value="118926" calcext:value-type="float">
            <text:p>118926</text:p>
          </table:table-cell>
          <table:table-cell office:value-type="float" office:value="110620.384974412" calcext:value-type="float">
            <text:p>110620.384974412</text:p>
          </table:table-cell>
          <table:table-cell office:value-type="float" office:value="0.104986085001656" calcext:value-type="float">
            <text:p>0.104986085001656</text:p>
          </table:table-cell>
          <table:table-cell office:value-type="float" office:value="125536.636029981" calcext:value-type="float">
            <text:p>125536.636029981</text:p>
          </table:table-cell>
          <table:table-cell office:value-type="float" office:value="116890.347550461" calcext:value-type="float">
            <text:p>116890.347550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3018280399992" calcext:value-type="float">
            <text:p>37.3018280399992</text:p>
          </table:table-cell>
          <table:table-cell office:value-type="float" office:value="140468" calcext:value-type="float">
            <text:p>140468</text:p>
          </table:table-cell>
          <table:table-cell office:value-type="float" office:value="119331.612230289" calcext:value-type="float">
            <text:p>119331.612230289</text:p>
          </table:table-cell>
          <table:table-cell office:value-type="float" office:value="0.120316620999802" calcext:value-type="float">
            <text:p>0.120316620999802</text:p>
          </table:table-cell>
          <table:table-cell office:value-type="float" office:value="125536.636029981" calcext:value-type="float">
            <text:p>125536.636029981</text:p>
          </table:table-cell>
          <table:table-cell office:value-type="float" office:value="130421.811246074" calcext:value-type="float">
            <text:p>130421.811246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5025184360002" calcext:value-type="float">
            <text:p>37.5025184360002</text:p>
          </table:table-cell>
          <table:table-cell office:value-type="float" office:value="140848" calcext:value-type="float">
            <text:p>140848</text:p>
          </table:table-cell>
          <table:table-cell office:value-type="float" office:value="124395.872174504" calcext:value-type="float">
            <text:p>124395.872174504</text:p>
          </table:table-cell>
          <table:table-cell office:value-type="float" office:value="0.115408202998879" calcext:value-type="float">
            <text:p>0.115408202998879</text:p>
          </table:table-cell>
          <table:table-cell office:value-type="float" office:value="125536.636029981" calcext:value-type="float">
            <text:p>125536.636029981</text:p>
          </table:table-cell>
          <table:table-cell office:value-type="float" office:value="124591.502832103" calcext:value-type="float">
            <text:p>124591.502832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7047523609999" calcext:value-type="float">
            <text:p>37.7047523609999</text:p>
          </table:table-cell>
          <table:table-cell office:value-type="float" office:value="119573" calcext:value-type="float">
            <text:p>119573</text:p>
          </table:table-cell>
          <table:table-cell office:value-type="float" office:value="122949.234943311" calcext:value-type="float">
            <text:p>122949.234943311</text:p>
          </table:table-cell>
          <table:table-cell office:value-type="float" office:value="0.103216051000345" calcext:value-type="float">
            <text:p>0.103216051000345</text:p>
          </table:table-cell>
          <table:table-cell office:value-type="float" office:value="125536.636029981" calcext:value-type="float">
            <text:p>125536.636029981</text:p>
          </table:table-cell>
          <table:table-cell office:value-type="float" office:value="111996.492205365" calcext:value-type="float">
            <text:p>111996.492205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9073151200009" calcext:value-type="float">
            <text:p>37.9073151200009</text:p>
          </table:table-cell>
          <table:table-cell office:value-type="float" office:value="109282" calcext:value-type="float">
            <text:p>109282</text:p>
          </table:table-cell>
          <table:table-cell office:value-type="float" office:value="110405.191251053" calcext:value-type="float">
            <text:p>110405.191251053</text:p>
          </table:table-cell>
          <table:table-cell office:value-type="float" office:value="0.107552092000333" calcext:value-type="float">
            <text:p>0.107552092000333</text:p>
          </table:table-cell>
          <table:table-cell office:value-type="float" office:value="128555.628073316" calcext:value-type="float">
            <text:p>128555.628073316</text:p>
          </table:table-cell>
          <table:table-cell office:value-type="float" office:value="105107.204152759" calcext:value-type="float">
            <text:p>105107.204152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1113868739994" calcext:value-type="float">
            <text:p>38.1113868739994</text:p>
          </table:table-cell>
          <table:table-cell office:value-type="float" office:value="123644" calcext:value-type="float">
            <text:p>123644</text:p>
          </table:table-cell>
          <table:table-cell office:value-type="float" office:value="113354.353469734" calcext:value-type="float">
            <text:p>113354.353469734</text:p>
          </table:table-cell>
          <table:table-cell office:value-type="float" office:value="0.104660238999713" calcext:value-type="float">
            <text:p>0.104660238999713</text:p>
          </table:table-cell>
          <table:table-cell office:value-type="float" office:value="128555.628073316" calcext:value-type="float">
            <text:p>128555.628073316</text:p>
          </table:table-cell>
          <table:table-cell office:value-type="float" office:value="120731.558352854" calcext:value-type="float">
            <text:p>120731.558352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3117632520007" calcext:value-type="float">
            <text:p>38.3117632520007</text:p>
          </table:table-cell>
          <table:table-cell office:value-type="float" office:value="144954" calcext:value-type="float">
            <text:p>144954</text:p>
          </table:table-cell>
          <table:table-cell office:value-type="float" office:value="119640.469973659" calcext:value-type="float">
            <text:p>119640.469973659</text:p>
          </table:table-cell>
          <table:table-cell office:value-type="float" office:value="0.118387632999656" calcext:value-type="float">
            <text:p>0.118387632999656</text:p>
          </table:table-cell>
          <table:table-cell office:value-type="float" office:value="128555.628073316" calcext:value-type="float">
            <text:p>128555.628073316</text:p>
          </table:table-cell>
          <table:table-cell office:value-type="float" office:value="130586.59419447" calcext:value-type="float">
            <text:p>130586.59419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5130589599994" calcext:value-type="float">
            <text:p>38.5130589599994</text:p>
          </table:table-cell>
          <table:table-cell office:value-type="float" office:value="143108" calcext:value-type="float">
            <text:p>143108</text:p>
          </table:table-cell>
          <table:table-cell office:value-type="float" office:value="124692.329744268" calcext:value-type="float">
            <text:p>124692.329744268</text:p>
          </table:table-cell>
          <table:table-cell office:value-type="float" office:value="0.11747974300124" calcext:value-type="float">
            <text:p>0.11747974300124</text:p>
          </table:table-cell>
          <table:table-cell office:value-type="float" office:value="128555.628073316" calcext:value-type="float">
            <text:p>128555.628073316</text:p>
          </table:table-cell>
          <table:table-cell office:value-type="float" office:value="123744.110818336" calcext:value-type="float">
            <text:p>123744.110818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7133580360005" calcext:value-type="float">
            <text:p>38.7133580360005</text:p>
          </table:table-cell>
          <table:table-cell office:value-type="float" office:value="120831" calcext:value-type="float">
            <text:p>120831</text:p>
          </table:table-cell>
          <table:table-cell office:value-type="float" office:value="120781.82558223" calcext:value-type="float">
            <text:p>120781.82558223</text:p>
          </table:table-cell>
          <table:table-cell office:value-type="float" office:value="0.102667517001464" calcext:value-type="float">
            <text:p>0.102667517001464</text:p>
          </table:table-cell>
          <table:table-cell office:value-type="float" office:value="128555.628073316" calcext:value-type="float">
            <text:p>128555.628073316</text:p>
          </table:table-cell>
          <table:table-cell office:value-type="float" office:value="109338.990797293" calcext:value-type="float">
            <text:p>109338.990797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9146448049996" calcext:value-type="float">
            <text:p>38.9146448049996</text:p>
          </table:table-cell>
          <table:table-cell office:value-type="float" office:value="109390" calcext:value-type="float">
            <text:p>109390</text:p>
          </table:table-cell>
          <table:table-cell office:value-type="float" office:value="114836.789153669" calcext:value-type="float">
            <text:p>114836.789153669</text:p>
          </table:table-cell>
          <table:table-cell office:value-type="float" office:value="0.103703193999536" calcext:value-type="float">
            <text:p>0.103703193999536</text:p>
          </table:table-cell>
          <table:table-cell office:value-type="float" office:value="128555.628073316" calcext:value-type="float">
            <text:p>128555.628073316</text:p>
          </table:table-cell>
          <table:table-cell office:value-type="float" office:value="108963.6938436" calcext:value-type="float">
            <text:p>108963.6938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1170030909998" calcext:value-type="float">
            <text:p>39.1170030909998</text:p>
          </table:table-cell>
          <table:table-cell office:value-type="float" office:value="125025" calcext:value-type="float">
            <text:p>125025</text:p>
          </table:table-cell>
          <table:table-cell office:value-type="float" office:value="115219.647630063" calcext:value-type="float">
            <text:p>115219.647630063</text:p>
          </table:table-cell>
          <table:table-cell office:value-type="float" office:value="0.105980201999046" calcext:value-type="float">
            <text:p>0.105980201999046</text:p>
          </table:table-cell>
          <table:table-cell office:value-type="float" office:value="128555.628073316" calcext:value-type="float">
            <text:p>128555.628073316</text:p>
          </table:table-cell>
          <table:table-cell office:value-type="float" office:value="123245.680771653" calcext:value-type="float">
            <text:p>123245.680771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3187263090003" calcext:value-type="float">
            <text:p>39.3187263090003</text:p>
          </table:table-cell>
          <table:table-cell office:value-type="float" office:value="145647" calcext:value-type="float">
            <text:p>145647</text:p>
          </table:table-cell>
          <table:table-cell office:value-type="float" office:value="123787.251923835" calcext:value-type="float">
            <text:p>123787.251923835</text:p>
          </table:table-cell>
          <table:table-cell office:value-type="float" office:value="0.120218510999621" calcext:value-type="float">
            <text:p>0.120218510999621</text:p>
          </table:table-cell>
          <table:table-cell office:value-type="float" office:value="128555.628073316" calcext:value-type="float">
            <text:p>128555.628073316</text:p>
          </table:table-cell>
          <table:table-cell office:value-type="float" office:value="134373.299601856" calcext:value-type="float">
            <text:p>134373.299601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5194556160004" calcext:value-type="float">
            <text:p>39.5194556160004</text:p>
          </table:table-cell>
          <table:table-cell office:value-type="float" office:value="141617" calcext:value-type="float">
            <text:p>141617</text:p>
          </table:table-cell>
          <table:table-cell office:value-type="float" office:value="124055.214143209" calcext:value-type="float">
            <text:p>124055.214143209</text:p>
          </table:table-cell>
          <table:table-cell office:value-type="float" office:value="0.11514136400001" calcext:value-type="float">
            <text:p>0.11514136400001</text:p>
          </table:table-cell>
          <table:table-cell office:value-type="float" office:value="128555.628073316" calcext:value-type="float">
            <text:p>128555.628073316</text:p>
          </table:table-cell>
          <table:table-cell office:value-type="float" office:value="121986.46367563" calcext:value-type="float">
            <text:p>121986.46367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7206215450005" calcext:value-type="float">
            <text:p>39.7206215450005</text:p>
          </table:table-cell>
          <table:table-cell office:value-type="float" office:value="118691" calcext:value-type="float">
            <text:p>118691</text:p>
          </table:table-cell>
          <table:table-cell office:value-type="float" office:value="115982.467281384" calcext:value-type="float">
            <text:p>115982.467281384</text:p>
          </table:table-cell>
          <table:table-cell office:value-type="float" office:value="0.113416692000101" calcext:value-type="float">
            <text:p>0.113416692000101</text:p>
          </table:table-cell>
          <table:table-cell office:value-type="float" office:value="128555.628073316" calcext:value-type="float">
            <text:p>128555.628073316</text:p>
          </table:table-cell>
          <table:table-cell office:value-type="float" office:value="104213.689807506" calcext:value-type="float">
            <text:p>104213.689807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9222462239995" calcext:value-type="float">
            <text:p>39.9222462239995</text:p>
          </table:table-cell>
          <table:table-cell office:value-type="float" office:value="109865" calcext:value-type="float">
            <text:p>109865</text:p>
          </table:table-cell>
          <table:table-cell office:value-type="float" office:value="112729.960342778" calcext:value-type="float">
            <text:p>112729.960342778</text:p>
          </table:table-cell>
          <table:table-cell office:value-type="float" office:value="0.102546156000244" calcext:value-type="float">
            <text:p>0.102546156000244</text:p>
          </table:table-cell>
          <table:table-cell office:value-type="float" office:value="128555.628073316" calcext:value-type="float">
            <text:p>128555.628073316</text:p>
          </table:table-cell>
          <table:table-cell office:value-type="float" office:value="108199.242817503" calcext:value-type="float">
            <text:p>108199.242817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1235816440003" calcext:value-type="float">
            <text:p>40.1235816440003</text:p>
          </table:table-cell>
          <table:table-cell office:value-type="float" office:value="127501" calcext:value-type="float">
            <text:p>127501</text:p>
          </table:table-cell>
          <table:table-cell office:value-type="float" office:value="114182.815854908" calcext:value-type="float">
            <text:p>114182.815854908</text:p>
          </table:table-cell>
          <table:table-cell office:value-type="float" office:value="0.110458605999156" calcext:value-type="float">
            <text:p>0.110458605999156</text:p>
          </table:table-cell>
          <table:table-cell office:value-type="float" office:value="128555.628073316" calcext:value-type="float">
            <text:p>128555.628073316</text:p>
          </table:table-cell>
          <table:table-cell office:value-type="float" office:value="123225.33589101" calcext:value-type="float">
            <text:p>123225.33589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4187585010004" calcext:value-type="float">
            <text:p>40.4187585010004</text:p>
          </table:table-cell>
          <table:table-cell office:value-type="float" office:value="146608" calcext:value-type="float">
            <text:p>146608</text:p>
          </table:table-cell>
          <table:table-cell office:value-type="float" office:value="63218.1669818105" calcext:value-type="float">
            <text:p>63218.1669818105</text:p>
          </table:table-cell>
          <table:table-cell office:value-type="float" office:value="0.298172704000535" calcext:value-type="float">
            <text:p>0.298172704000535</text:p>
          </table:table-cell>
          <table:table-cell office:value-type="float" office:value="128555.628073316" calcext:value-type="float">
            <text:p>128555.628073316</text:p>
          </table:table-cell>
          <table:table-cell office:value-type="float" office:value="73014.9139952938" calcext:value-type="float">
            <text:p>73014.9139952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6206701749998" calcext:value-type="float">
            <text:p>40.6206701749998</text:p>
          </table:table-cell>
          <table:table-cell office:value-type="float" office:value="137759" calcext:value-type="float">
            <text:p>137759</text:p>
          </table:table-cell>
          <table:table-cell office:value-type="float" office:value="135547.047193463" calcext:value-type="float">
            <text:p>135547.047193463</text:p>
          </table:table-cell>
          <table:table-cell office:value-type="float" office:value="0.142940196001291" calcext:value-type="float">
            <text:p>0.142940196001291</text:p>
          </table:table-cell>
          <table:table-cell office:value-type="float" office:value="128555.628073316" calcext:value-type="float">
            <text:p>128555.628073316</text:p>
          </table:table-cell>
          <table:table-cell office:value-type="float" office:value="131009.892521232" calcext:value-type="float">
            <text:p>131009.89252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8221876419993" calcext:value-type="float">
            <text:p>40.8221876419993</text:p>
          </table:table-cell>
          <table:table-cell office:value-type="float" office:value="115032" calcext:value-type="float">
            <text:p>115032</text:p>
          </table:table-cell>
          <table:table-cell office:value-type="float" office:value="119769.295631265" calcext:value-type="float">
            <text:p>119769.295631265</text:p>
          </table:table-cell>
          <table:table-cell office:value-type="float" office:value="0.103436374000012" calcext:value-type="float">
            <text:p>0.103436374000012</text:p>
          </table:table-cell>
          <table:table-cell office:value-type="float" office:value="128555.628073316" calcext:value-type="float">
            <text:p>128555.628073316</text:p>
          </table:table-cell>
          <table:table-cell office:value-type="float" office:value="108116.463194177" calcext:value-type="float">
            <text:p>108116.463194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0231524339997" calcext:value-type="float">
            <text:p>41.0231524339997</text:p>
          </table:table-cell>
          <table:table-cell office:value-type="float" office:value="111419" calcext:value-type="float">
            <text:p>111419</text:p>
          </table:table-cell>
          <table:table-cell office:value-type="float" office:value="109955.628502042" calcext:value-type="float">
            <text:p>109955.628502042</text:p>
          </table:table-cell>
          <table:table-cell office:value-type="float" office:value="0.104803211001126" calcext:value-type="float">
            <text:p>0.104803211001126</text:p>
          </table:table-cell>
          <table:table-cell office:value-type="float" office:value="128555.628073316" calcext:value-type="float">
            <text:p>128555.628073316</text:p>
          </table:table-cell>
          <table:table-cell office:value-type="float" office:value="108103.132193897" calcext:value-type="float">
            <text:p>108103.132193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2239990870003" calcext:value-type="float">
            <text:p>41.2239990870003</text:p>
          </table:table-cell>
          <table:table-cell office:value-type="float" office:value="132090" calcext:value-type="float">
            <text:p>132090</text:p>
          </table:table-cell>
          <table:table-cell office:value-type="float" office:value="116240.682403297" calcext:value-type="float">
            <text:p>116240.682403297</text:p>
          </table:table-cell>
          <table:table-cell office:value-type="float" office:value="0.109133558000394" calcext:value-type="float">
            <text:p>0.109133558000394</text:p>
          </table:table-cell>
          <table:table-cell office:value-type="float" office:value="128555.628073316" calcext:value-type="float">
            <text:p>128555.628073316</text:p>
          </table:table-cell>
          <table:table-cell office:value-type="float" office:value="126839.340356702" calcext:value-type="float">
            <text:p>126839.340356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4260390529998" calcext:value-type="float">
            <text:p>41.4260390529998</text:p>
          </table:table-cell>
          <table:table-cell office:value-type="float" office:value="147732" calcext:value-type="float">
            <text:p>147732</text:p>
          </table:table-cell>
          <table:table-cell office:value-type="float" office:value="125630.321177459" calcext:value-type="float">
            <text:p>125630.321177459</text:p>
          </table:table-cell>
          <table:table-cell office:value-type="float" office:value="0.121203542999865" calcext:value-type="float">
            <text:p>0.121203542999865</text:p>
          </table:table-cell>
          <table:table-cell office:value-type="float" office:value="128555.628073316" calcext:value-type="float">
            <text:p>128555.628073316</text:p>
          </table:table-cell>
          <table:table-cell office:value-type="float" office:value="133650.456038238" calcext:value-type="float">
            <text:p>133650.456038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6268232630009" calcext:value-type="float">
            <text:p>41.6268232630009</text:p>
          </table:table-cell>
          <table:table-cell office:value-type="float" office:value="135248" calcext:value-type="float">
            <text:p>135248</text:p>
          </table:table-cell>
          <table:table-cell office:value-type="float" office:value="123511.717594494" calcext:value-type="float">
            <text:p>123511.717594494</text:p>
          </table:table-cell>
          <table:table-cell office:value-type="float" office:value="0.106982709001386" calcext:value-type="float">
            <text:p>0.106982709001386</text:p>
          </table:table-cell>
          <table:table-cell office:value-type="float" office:value="128555.628073316" calcext:value-type="float">
            <text:p>128555.628073316</text:p>
          </table:table-cell>
          <table:table-cell office:value-type="float" office:value="117110.786536959" calcext:value-type="float">
            <text:p>117110.786536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8288405309995" calcext:value-type="float">
            <text:p>41.8288405309995</text:p>
          </table:table-cell>
          <table:table-cell office:value-type="float" office:value="113213" calcext:value-type="float">
            <text:p>113213</text:p>
          </table:table-cell>
          <table:table-cell office:value-type="float" office:value="117549.17135386" calcext:value-type="float">
            <text:p>117549.17135386</text:p>
          </table:table-cell>
          <table:table-cell office:value-type="float" office:value="0.104491055000835" calcext:value-type="float">
            <text:p>0.104491055000835</text:p>
          </table:table-cell>
          <table:table-cell office:value-type="float" office:value="128555.628073316" calcext:value-type="float">
            <text:p>128555.628073316</text:p>
          </table:table-cell>
          <table:table-cell office:value-type="float" office:value="106251.148616533" calcext:value-type="float">
            <text:p>106251.148616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0301470260001" calcext:value-type="float">
            <text:p>42.0301470260001</text:p>
          </table:table-cell>
          <table:table-cell office:value-type="float" office:value="112978" calcext:value-type="float">
            <text:p>112978</text:p>
          </table:table-cell>
          <table:table-cell office:value-type="float" office:value="112283.426243247" calcext:value-type="float">
            <text:p>112283.426243247</text:p>
          </table:table-cell>
          <table:table-cell office:value-type="float" office:value="0.104078669999581" calcext:value-type="float">
            <text:p>0.104078669999581</text:p>
          </table:table-cell>
          <table:table-cell office:value-type="float" office:value="128555.628073316" calcext:value-type="float">
            <text:p>128555.628073316</text:p>
          </table:table-cell>
          <table:table-cell office:value-type="float" office:value="112162.934509947" calcext:value-type="float">
            <text:p>112162.934509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231302739001" calcext:value-type="float">
            <text:p>42.231302739001</text:p>
          </table:table-cell>
          <table:table-cell office:value-type="float" office:value="134939" calcext:value-type="float">
            <text:p>134939</text:p>
          </table:table-cell>
          <table:table-cell office:value-type="float" office:value="116633.434180778" calcext:value-type="float">
            <text:p>116633.434180778</text:p>
          </table:table-cell>
          <table:table-cell office:value-type="float" office:value="0.112743011999555" calcext:value-type="float">
            <text:p>0.112743011999555</text:p>
          </table:table-cell>
          <table:table-cell office:value-type="float" office:value="128555.628073316" calcext:value-type="float">
            <text:p>128555.628073316</text:p>
          </table:table-cell>
          <table:table-cell office:value-type="float" office:value="127893.514840384" calcext:value-type="float">
            <text:p>127893.514840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4327096859997" calcext:value-type="float">
            <text:p>42.4327096859997</text:p>
          </table:table-cell>
          <table:table-cell office:value-type="float" office:value="140059" calcext:value-type="float">
            <text:p>140059</text:p>
          </table:table-cell>
          <table:table-cell office:value-type="float" office:value="124635.623464257" calcext:value-type="float">
            <text:p>124635.623464257</text:p>
          </table:table-cell>
          <table:table-cell office:value-type="float" office:value="0.114267830000244" calcext:value-type="float">
            <text:p>0.114267830000244</text:p>
          </table:table-cell>
          <table:table-cell office:value-type="float" office:value="121802.881548853" calcext:value-type="float">
            <text:p>121802.881548853</text:p>
          </table:table-cell>
          <table:table-cell office:value-type="float" office:value="127260.805057863" calcext:value-type="float">
            <text:p>127260.805057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6332691829994" calcext:value-type="float">
            <text:p>42.6332691829994</text:p>
          </table:table-cell>
          <table:table-cell office:value-type="float" office:value="126601" calcext:value-type="float">
            <text:p>126601</text:p>
          </table:table-cell>
          <table:table-cell office:value-type="float" office:value="123916.262179915" calcext:value-type="float">
            <text:p>123916.262179915</text:p>
          </table:table-cell>
          <table:table-cell office:value-type="float" office:value="0.10478307899939" calcext:value-type="float">
            <text:p>0.10478307899939</text:p>
          </table:table-cell>
          <table:table-cell office:value-type="float" office:value="121802.881548853" calcext:value-type="float">
            <text:p>121802.881548853</text:p>
          </table:table-cell>
          <table:table-cell office:value-type="float" office:value="117015.931342659" calcext:value-type="float">
            <text:p>117015.931342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8342821820006" calcext:value-type="float">
            <text:p>42.8342821820006</text:p>
          </table:table-cell>
          <table:table-cell office:value-type="float" office:value="106355" calcext:value-type="float">
            <text:p>106355</text:p>
          </table:table-cell>
          <table:table-cell office:value-type="float" office:value="114521.496097953" calcext:value-type="float">
            <text:p>114521.496097953</text:p>
          </table:table-cell>
          <table:table-cell office:value-type="float" office:value="0.103323145000104" calcext:value-type="float">
            <text:p>0.103323145000104</text:p>
          </table:table-cell>
          <table:table-cell office:value-type="float" office:value="121802.881548853" calcext:value-type="float">
            <text:p>121802.881548853</text:p>
          </table:table-cell>
          <table:table-cell office:value-type="float" office:value="104140.748726048" calcext:value-type="float">
            <text:p>104140.748726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0357358990004" calcext:value-type="float">
            <text:p>43.0357358990004</text:p>
          </table:table-cell>
          <table:table-cell office:value-type="float" office:value="107921" calcext:value-type="float">
            <text:p>107921</text:p>
          </table:table-cell>
          <table:table-cell office:value-type="float" office:value="105558.962063531" calcext:value-type="float">
            <text:p>105558.962063531</text:p>
          </table:table-cell>
          <table:table-cell office:value-type="float" office:value="0.104594383999938" calcext:value-type="float">
            <text:p>0.104594383999938</text:p>
          </table:table-cell>
          <table:table-cell office:value-type="float" office:value="121802.881548853" calcext:value-type="float">
            <text:p>121802.881548853</text:p>
          </table:table-cell>
          <table:table-cell office:value-type="float" office:value="106361.898465013" calcext:value-type="float">
            <text:p>106361.898465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2367216919993" calcext:value-type="float">
            <text:p>43.2367216919993</text:p>
          </table:table-cell>
          <table:table-cell office:value-type="float" office:value="129070" calcext:value-type="float">
            <text:p>129070</text:p>
          </table:table-cell>
          <table:table-cell office:value-type="float" office:value="115493.590232568" calcext:value-type="float">
            <text:p>115493.590232568</text:p>
          </table:table-cell>
          <table:table-cell office:value-type="float" office:value="0.1074099260004" calcext:value-type="float">
            <text:p>0.1074099260004</text:p>
          </table:table-cell>
          <table:table-cell office:value-type="float" office:value="121802.881548853" calcext:value-type="float">
            <text:p>121802.881548853</text:p>
          </table:table-cell>
          <table:table-cell office:value-type="float" office:value="126419.496200604" calcext:value-type="float">
            <text:p>126419.496200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4372980490007" calcext:value-type="float">
            <text:p>43.4372980490007</text:p>
          </table:table-cell>
          <table:table-cell office:value-type="float" office:value="139964" calcext:value-type="float">
            <text:p>139964</text:p>
          </table:table-cell>
          <table:table-cell office:value-type="float" office:value="125161.524927326" calcext:value-type="float">
            <text:p>125161.524927326</text:p>
          </table:table-cell>
          <table:table-cell office:value-type="float" office:value="0.114656720999847" calcext:value-type="float">
            <text:p>0.114656720999847</text:p>
          </table:table-cell>
          <table:table-cell office:value-type="float" office:value="121802.881548853" calcext:value-type="float">
            <text:p>121802.881548853</text:p>
          </table:table-cell>
          <table:table-cell office:value-type="float" office:value="130789.536635482" calcext:value-type="float">
            <text:p>130789.536635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6375946650005" calcext:value-type="float">
            <text:p>43.6375946650005</text:p>
          </table:table-cell>
          <table:table-cell office:value-type="float" office:value="125327" calcext:value-type="float">
            <text:p>125327</text:p>
          </table:table-cell>
          <table:table-cell office:value-type="float" office:value="123762.529544025" calcext:value-type="float">
            <text:p>123762.529544025</text:p>
          </table:table-cell>
          <table:table-cell office:value-type="float" office:value="0.10424072099886" calcext:value-type="float">
            <text:p>0.10424072099886</text:p>
          </table:table-cell>
          <table:table-cell office:value-type="float" office:value="121802.881548853" calcext:value-type="float">
            <text:p>121802.881548853</text:p>
          </table:table-cell>
          <table:table-cell office:value-type="float" office:value="116200.825177192" calcext:value-type="float">
            <text:p>116200.825177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8386064759998" calcext:value-type="float">
            <text:p>43.8386064759998</text:p>
          </table:table-cell>
          <table:table-cell office:value-type="float" office:value="105747" calcext:value-type="float">
            <text:p>105747</text:p>
          </table:table-cell>
          <table:table-cell office:value-type="float" office:value="115036.889948766" calcext:value-type="float">
            <text:p>115036.889948766</text:p>
          </table:table-cell>
          <table:table-cell office:value-type="float" office:value="0.103687038999851" calcext:value-type="float">
            <text:p>0.103687038999851</text:p>
          </table:table-cell>
          <table:table-cell office:value-type="float" office:value="121802.881548853" calcext:value-type="float">
            <text:p>121802.881548853</text:p>
          </table:table-cell>
          <table:table-cell office:value-type="float" office:value="104921.554053256" calcext:value-type="float">
            <text:p>104921.554053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041080301" calcext:value-type="float">
            <text:p>44.041080301</text:p>
          </table:table-cell>
          <table:table-cell office:value-type="float" office:value="108676" calcext:value-type="float">
            <text:p>108676</text:p>
          </table:table-cell>
          <table:table-cell office:value-type="float" office:value="105814.782641782" calcext:value-type="float">
            <text:p>105814.782641782</text:p>
          </table:table-cell>
          <table:table-cell office:value-type="float" office:value="0.103316296999765" calcext:value-type="float">
            <text:p>0.103316296999765</text:p>
          </table:table-cell>
          <table:table-cell office:value-type="float" office:value="121802.881548853" calcext:value-type="float">
            <text:p>121802.881548853</text:p>
          </table:table-cell>
          <table:table-cell office:value-type="float" office:value="107327.950100308" calcext:value-type="float">
            <text:p>107327.950100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2424339560002" calcext:value-type="float">
            <text:p>44.2424339560002</text:p>
          </table:table-cell>
          <table:table-cell office:value-type="float" office:value="130253" calcext:value-type="float">
            <text:p>130253</text:p>
          </table:table-cell>
          <table:table-cell office:value-type="float" office:value="112333.939968595" calcext:value-type="float">
            <text:p>112333.939968595</text:p>
          </table:table-cell>
          <table:table-cell office:value-type="float" office:value="0.106371730000319" calcext:value-type="float">
            <text:p>0.106371730000319</text:p>
          </table:table-cell>
          <table:table-cell office:value-type="float" office:value="121802.881548853" calcext:value-type="float">
            <text:p>121802.881548853</text:p>
          </table:table-cell>
          <table:table-cell office:value-type="float" office:value="123480.218670415" calcext:value-type="float">
            <text:p>123480.218670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4436846520002" calcext:value-type="float">
            <text:p>44.4436846520002</text:p>
          </table:table-cell>
          <table:table-cell office:value-type="float" office:value="139768" calcext:value-type="float">
            <text:p>139768</text:p>
          </table:table-cell>
          <table:table-cell office:value-type="float" office:value="119825.208097357" calcext:value-type="float">
            <text:p>119825.208097357</text:p>
          </table:table-cell>
          <table:table-cell office:value-type="float" office:value="0.11701650500072" calcext:value-type="float">
            <text:p>0.11701650500072</text:p>
          </table:table-cell>
          <table:table-cell office:value-type="float" office:value="121802.881548853" calcext:value-type="float">
            <text:p>121802.881548853</text:p>
          </table:table-cell>
          <table:table-cell office:value-type="float" office:value="124740.480927121" calcext:value-type="float">
            <text:p>124740.480927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665009575001" calcext:value-type="float">
            <text:p>44.665009575001</text:p>
          </table:table-cell>
          <table:table-cell office:value-type="float" office:value="106028" calcext:value-type="float">
            <text:p>106028</text:p>
          </table:table-cell>
          <table:table-cell office:value-type="float" office:value="18422.8454995131" calcext:value-type="float">
            <text:p>18422.8454995131</text:p>
          </table:table-cell>
          <table:table-cell office:value-type="float" office:value="0.307168763998561" calcext:value-type="float">
            <text:p>0.307168763998561</text:p>
          </table:table-cell>
          <table:table-cell office:value-type="float" office:value="121802.881548853" calcext:value-type="float">
            <text:p>121802.881548853</text:p>
          </table:table-cell>
          <table:table-cell office:value-type="float" office:value="18422.8454995131" calcext:value-type="float">
            <text:p>18422.8454995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867184744" calcext:value-type="float">
            <text:p>44.867184744</text:p>
          </table:table-cell>
          <table:table-cell office:value-type="float" office:value="108329" calcext:value-type="float">
            <text:p>108329</text:p>
          </table:table-cell>
          <table:table-cell office:value-type="float" office:value="125733.867122774" calcext:value-type="float">
            <text:p>125733.867122774</text:p>
          </table:table-cell>
          <table:table-cell office:value-type="float" office:value="0.117418412999541" calcext:value-type="float">
            <text:p>0.117418412999541</text:p>
          </table:table-cell>
          <table:table-cell office:value-type="float" office:value="121802.881548853" calcext:value-type="float">
            <text:p>121802.881548853</text:p>
          </table:table-cell>
          <table:table-cell office:value-type="float" office:value="108304.407818913" calcext:value-type="float">
            <text:p>108304.407818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0694640130005" calcext:value-type="float">
            <text:p>45.0694640130005</text:p>
          </table:table-cell>
          <table:table-cell office:value-type="float" office:value="129613" calcext:value-type="float">
            <text:p>129613</text:p>
          </table:table-cell>
          <table:table-cell office:value-type="float" office:value="110732.857379893" calcext:value-type="float">
            <text:p>110732.857379893</text:p>
          </table:table-cell>
          <table:table-cell office:value-type="float" office:value="0.104116599000918" calcext:value-type="float">
            <text:p>0.104116599000918</text:p>
          </table:table-cell>
          <table:table-cell office:value-type="float" office:value="121802.881548853" calcext:value-type="float">
            <text:p>121802.881548853</text:p>
          </table:table-cell>
          <table:table-cell office:value-type="float" office:value="111921.511376875" calcext:value-type="float">
            <text:p>111921.511376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2719376309997" calcext:value-type="float">
            <text:p>45.2719376309997</text:p>
          </table:table-cell>
          <table:table-cell office:value-type="float" office:value="139886" calcext:value-type="float">
            <text:p>139886</text:p>
          </table:table-cell>
          <table:table-cell office:value-type="float" office:value="112020.17844051" calcext:value-type="float">
            <text:p>112020.17844051</text:p>
          </table:table-cell>
          <table:table-cell office:value-type="float" office:value="0.117675780000354" calcext:value-type="float">
            <text:p>0.117675780000354</text:p>
          </table:table-cell>
          <table:table-cell office:value-type="float" office:value="121802.881548853" calcext:value-type="float">
            <text:p>121802.881548853</text:p>
          </table:table-cell>
          <table:table-cell office:value-type="float" office:value="123015.098767225" calcext:value-type="float">
            <text:p>123015.098767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4760576290009" calcext:value-type="float">
            <text:p>45.4760576290009</text:p>
          </table:table-cell>
          <table:table-cell office:value-type="float" office:value="124447" calcext:value-type="float">
            <text:p>124447</text:p>
          </table:table-cell>
          <table:table-cell office:value-type="float" office:value="126820.237985726" calcext:value-type="float">
            <text:p>126820.237985726</text:p>
          </table:table-cell>
          <table:table-cell office:value-type="float" office:value="0.115432373000658" calcext:value-type="float">
            <text:p>0.115432373000658</text:p>
          </table:table-cell>
          <table:table-cell office:value-type="float" office:value="121802.881548853" calcext:value-type="float">
            <text:p>121802.881548853</text:p>
          </table:table-cell>
          <table:table-cell office:value-type="float" office:value="132127.079581119" calcext:value-type="float">
            <text:p>132127.079581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6788246569995" calcext:value-type="float">
            <text:p>45.6788246569995</text:p>
          </table:table-cell>
          <table:table-cell office:value-type="float" office:value="108500" calcext:value-type="float">
            <text:p>108500</text:p>
          </table:table-cell>
          <table:table-cell office:value-type="float" office:value="126011.271380218" calcext:value-type="float">
            <text:p>126011.271380218</text:p>
          </table:table-cell>
          <table:table-cell office:value-type="float" office:value="0.104518428001029" calcext:value-type="float">
            <text:p>0.104518428001029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8035.769833321" calcext:value-type="float">
            <text:p>118035.769833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880952001" calcext:value-type="float">
            <text:p>45.880952001</text:p>
          </table:table-cell>
          <table:table-cell office:value-type="float" office:value="112731" calcext:value-type="float">
            <text:p>112731</text:p>
          </table:table-cell>
          <table:table-cell office:value-type="float" office:value="116616.720494029" calcext:value-type="float">
            <text:p>116616.720494029</text:p>
          </table:table-cell>
          <table:table-cell office:value-type="float" office:value="0.104595630000404" calcext:value-type="float">
            <text:p>0.104595630000404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08998.693334752" calcext:value-type="float">
            <text:p>108998.693334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0825393020004" calcext:value-type="float">
            <text:p>46.0825393020004</text:p>
          </table:table-cell>
          <table:table-cell office:value-type="float" office:value="134937" calcext:value-type="float">
            <text:p>134937</text:p>
          </table:table-cell>
          <table:table-cell office:value-type="float" office:value="109324.656251786" calcext:value-type="float">
            <text:p>109324.656251786</text:p>
          </table:table-cell>
          <table:table-cell office:value-type="float" office:value="0.102980519000994" calcext:value-type="float">
            <text:p>0.102980519000994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0890.414732818" calcext:value-type="float">
            <text:p>110890.414732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2885751020003" calcext:value-type="float">
            <text:p>46.2885751020003</text:p>
          </table:table-cell>
          <table:table-cell office:value-type="float" office:value="143773" calcext:value-type="float">
            <text:p>143773</text:p>
          </table:table-cell>
          <table:table-cell office:value-type="float" office:value="119613.409688508" calcext:value-type="float">
            <text:p>119613.409688508</text:p>
          </table:table-cell>
          <table:table-cell office:value-type="float" office:value="0.113480654999876" calcext:value-type="float">
            <text:p>0.113480654999876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31084.618144392" calcext:value-type="float">
            <text:p>131084.618144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4943570380001" calcext:value-type="float">
            <text:p>46.4943570380001</text:p>
          </table:table-cell>
          <table:table-cell office:value-type="float" office:value="126094" calcext:value-type="float">
            <text:p>126094</text:p>
          </table:table-cell>
          <table:table-cell office:value-type="float" office:value="122415.002546861" calcext:value-type="float">
            <text:p>122415.002546861</text:p>
          </table:table-cell>
          <table:table-cell office:value-type="float" office:value="0.124925703001281" calcext:value-type="float">
            <text:p>0.124925703001281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6964.681876325" calcext:value-type="float">
            <text:p>126964.681876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6969527830006" calcext:value-type="float">
            <text:p>46.6969527830006</text:p>
          </table:table-cell>
          <table:table-cell office:value-type="float" office:value="107721" calcext:value-type="float">
            <text:p>107721</text:p>
          </table:table-cell>
          <table:table-cell office:value-type="float" office:value="129604.072578321" calcext:value-type="float">
            <text:p>129604.072578321</text:p>
          </table:table-cell>
          <table:table-cell office:value-type="float" office:value="0.105987347998962" calcext:value-type="float">
            <text:p>0.105987347998962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9265.343373216" calcext:value-type="float">
            <text:p>119265.343373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8985830380007" calcext:value-type="float">
            <text:p>46.8985830380007</text:p>
          </table:table-cell>
          <table:table-cell office:value-type="float" office:value="114335" calcext:value-type="float">
            <text:p>114335</text:p>
          </table:table-cell>
          <table:table-cell office:value-type="float" office:value="116066.768453045" calcext:value-type="float">
            <text:p>116066.768453045</text:p>
          </table:table-cell>
          <table:table-cell office:value-type="float" office:value="0.10296112099968" calcext:value-type="float">
            <text:p>0.10296112099968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08460.112417037" calcext:value-type="float">
            <text:p>108460.112417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1014525099999" calcext:value-type="float">
            <text:p>47.1014525099999</text:p>
          </table:table-cell>
          <table:table-cell office:value-type="float" office:value="136792" calcext:value-type="float">
            <text:p>136792</text:p>
          </table:table-cell>
          <table:table-cell office:value-type="float" office:value="109553.765528827" calcext:value-type="float">
            <text:p>109553.765528827</text:p>
          </table:table-cell>
          <table:table-cell office:value-type="float" office:value="0.103748931000155" calcext:value-type="float">
            <text:p>0.103748931000155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2341.448178184" calcext:value-type="float">
            <text:p>112341.448178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3052490800001" calcext:value-type="float">
            <text:p>47.3052490800001</text:p>
          </table:table-cell>
          <table:table-cell office:value-type="float" office:value="143192" calcext:value-type="float">
            <text:p>143192</text:p>
          </table:table-cell>
          <table:table-cell office:value-type="float" office:value="119397.319550464" calcext:value-type="float">
            <text:p>119397.319550464</text:p>
          </table:table-cell>
          <table:table-cell office:value-type="float" office:value="0.112083707001148" calcext:value-type="float">
            <text:p>0.112083707001148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30958.309021913" calcext:value-type="float">
            <text:p>130958.309021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5085708189999" calcext:value-type="float">
            <text:p>47.5085708189999</text:p>
          </table:table-cell>
          <table:table-cell office:value-type="float" office:value="124504" calcext:value-type="float">
            <text:p>124504</text:p>
          </table:table-cell>
          <table:table-cell office:value-type="float" office:value="127583.243475544" calcext:value-type="float">
            <text:p>127583.243475544</text:p>
          </table:table-cell>
          <table:table-cell office:value-type="float" office:value="0.119691097001123" calcext:value-type="float">
            <text:p>0.119691097001123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9642.465895537" calcext:value-type="float">
            <text:p>129642.465895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7103354869996" calcext:value-type="float">
            <text:p>47.7103354869996</text:p>
          </table:table-cell>
          <table:table-cell office:value-type="float" office:value="107250" calcext:value-type="float">
            <text:p>107250</text:p>
          </table:table-cell>
          <table:table-cell office:value-type="float" office:value="124587.589660058" calcext:value-type="float">
            <text:p>124587.589660058</text:p>
          </table:table-cell>
          <table:table-cell office:value-type="float" office:value="0.104180476000693" calcext:value-type="float">
            <text:p>0.104180476000693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6202.435965844" calcext:value-type="float">
            <text:p>116202.435965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9127598380001" calcext:value-type="float">
            <text:p>47.9127598380001</text:p>
          </table:table-cell>
          <table:table-cell office:value-type="float" office:value="115792" calcext:value-type="float">
            <text:p>115792</text:p>
          </table:table-cell>
          <table:table-cell office:value-type="float" office:value="113130.590920819" calcext:value-type="float">
            <text:p>113130.590920819</text:p>
          </table:table-cell>
          <table:table-cell office:value-type="float" office:value="0.103467590000946" calcext:value-type="float">
            <text:p>0.103467590000946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04248.135012176" calcext:value-type="float">
            <text:p>104248.135012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1163569439996" calcext:value-type="float">
            <text:p>48.1163569439996</text:p>
          </table:table-cell>
          <table:table-cell office:value-type="float" office:value="138162" calcext:value-type="float">
            <text:p>138162</text:p>
          </table:table-cell>
          <table:table-cell office:value-type="float" office:value="111863.654326917" calcext:value-type="float">
            <text:p>111863.654326917</text:p>
          </table:table-cell>
          <table:table-cell office:value-type="float" office:value="0.10444174100121" calcext:value-type="float">
            <text:p>0.10444174100121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6261.123804814" calcext:value-type="float">
            <text:p>116261.123804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3201832390005" calcext:value-type="float">
            <text:p>48.3201832390005</text:p>
          </table:table-cell>
          <table:table-cell office:value-type="float" office:value="142574" calcext:value-type="float">
            <text:p>142574</text:p>
          </table:table-cell>
          <table:table-cell office:value-type="float" office:value="120234.908269796" calcext:value-type="float">
            <text:p>120234.908269796</text:p>
          </table:table-cell>
          <table:table-cell office:value-type="float" office:value="0.116635271000632" calcext:value-type="float">
            <text:p>0.116635271000632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34022.431982864" calcext:value-type="float">
            <text:p>134022.431982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5221128070007" calcext:value-type="float">
            <text:p>48.5221128070007</text:p>
          </table:table-cell>
          <table:table-cell office:value-type="float" office:value="122815" calcext:value-type="float">
            <text:p>122815</text:p>
          </table:table-cell>
          <table:table-cell office:value-type="float" office:value="126403.309028887" calcext:value-type="float">
            <text:p>126403.309028887</text:p>
          </table:table-cell>
          <table:table-cell office:value-type="float" office:value="0.11796610500096" calcext:value-type="float">
            <text:p>0.11796610500096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6403.309028887" calcext:value-type="float">
            <text:p>126403.309028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7240196370003" calcext:value-type="float">
            <text:p>48.7240196370003</text:p>
          </table:table-cell>
          <table:table-cell office:value-type="float" office:value="106926" calcext:value-type="float">
            <text:p>106926</text:p>
          </table:table-cell>
          <table:table-cell office:value-type="float" office:value="124113.453697854" calcext:value-type="float">
            <text:p>124113.453697854</text:p>
          </table:table-cell>
          <table:table-cell office:value-type="float" office:value="0.10349819700059" calcext:value-type="float">
            <text:p>0.10349819700059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3941.409748691" calcext:value-type="float">
            <text:p>113941.409748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9260407849997" calcext:value-type="float">
            <text:p>48.9260407849997</text:p>
          </table:table-cell>
          <table:table-cell office:value-type="float" office:value="117170" calcext:value-type="float">
            <text:p>117170</text:p>
          </table:table-cell>
          <table:table-cell office:value-type="float" office:value="114225.067637045" calcext:value-type="float">
            <text:p>114225.067637045</text:p>
          </table:table-cell>
          <table:table-cell office:value-type="float" office:value="0.102952621000441" calcext:value-type="float">
            <text:p>0.102952621000441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06045.321379226" calcext:value-type="float">
            <text:p>106045.321379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3047649960008" calcext:value-type="float">
            <text:p>49.3047649960008</text:p>
          </table:table-cell>
          <table:table-cell office:value-type="float" office:value="143210" calcext:value-type="float">
            <text:p>143210</text:p>
          </table:table-cell>
          <table:table-cell office:value-type="float" office:value="73557.4840645915" calcext:value-type="float">
            <text:p>73557.4840645915</text:p>
          </table:table-cell>
          <table:table-cell office:value-type="float" office:value="0.339061654998659" calcext:value-type="float">
            <text:p>0.339061654998659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78831.1526821951" calcext:value-type="float">
            <text:p>78831.1526821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5075100169997" calcext:value-type="float">
            <text:p>49.5075100169997</text:p>
          </table:table-cell>
          <table:table-cell office:value-type="float" office:value="124593" calcext:value-type="float">
            <text:p>124593</text:p>
          </table:table-cell>
          <table:table-cell office:value-type="float" office:value="122096.445337471" calcext:value-type="float">
            <text:p>122096.445337471</text:p>
          </table:table-cell>
          <table:table-cell office:value-type="float" office:value="0.134905115999572" calcext:value-type="float">
            <text:p>0.134905115999572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34266.449839633" calcext:value-type="float">
            <text:p>134266.449839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7105761450002" calcext:value-type="float">
            <text:p>49.7105761450002</text:p>
          </table:table-cell>
          <table:table-cell office:value-type="float" office:value="107244" calcext:value-type="float">
            <text:p>107244</text:p>
          </table:table-cell>
          <table:table-cell office:value-type="float" office:value="124275.617463429" calcext:value-type="float">
            <text:p>124275.617463429</text:p>
          </table:table-cell>
          <table:table-cell office:value-type="float" office:value="0.102936453000439" calcext:value-type="float">
            <text:p>0.102936453000439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5927.01496717" calcext:value-type="float">
            <text:p>115927.01496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9140748690006" calcext:value-type="float">
            <text:p>49.9140748690006</text:p>
          </table:table-cell>
          <table:table-cell office:value-type="float" office:value="115926" calcext:value-type="float">
            <text:p>115926</text:p>
          </table:table-cell>
          <table:table-cell office:value-type="float" office:value="116262.153416024" calcext:value-type="float">
            <text:p>116262.153416024</text:p>
          </table:table-cell>
          <table:table-cell office:value-type="float" office:value="0.102840771998672" calcext:value-type="float">
            <text:p>0.102840771998672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07330.790974907" calcext:value-type="float">
            <text:p>107330.790974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1169312229995" calcext:value-type="float">
            <text:p>50.1169312229995</text:p>
          </table:table-cell>
          <table:table-cell office:value-type="float" office:value="138214" calcext:value-type="float">
            <text:p>138214</text:p>
          </table:table-cell>
          <table:table-cell office:value-type="float" office:value="111800.333237503" calcext:value-type="float">
            <text:p>111800.333237503</text:p>
          </table:table-cell>
          <table:table-cell office:value-type="float" office:value="0.104260209000131" calcext:value-type="float">
            <text:p>0.104260209000131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6269.875500099" calcext:value-type="float">
            <text:p>116269.875500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3209573690001" calcext:value-type="float">
            <text:p>50.3209573690001</text:p>
          </table:table-cell>
          <table:table-cell office:value-type="float" office:value="142464" calcext:value-type="float">
            <text:p>142464</text:p>
          </table:table-cell>
          <table:table-cell office:value-type="float" office:value="120330.662112326" calcext:value-type="float">
            <text:p>120330.662112326</text:p>
          </table:table-cell>
          <table:table-cell office:value-type="float" office:value="0.115287493999858" calcext:value-type="float">
            <text:p>0.115287493999858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31804.649436531" calcext:value-type="float">
            <text:p>131804.649436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5236303719994" calcext:value-type="float">
            <text:p>50.5236303719994</text:p>
          </table:table-cell>
          <table:table-cell office:value-type="float" office:value="122637" calcext:value-type="float">
            <text:p>122637</text:p>
          </table:table-cell>
          <table:table-cell office:value-type="float" office:value="127197.139271795" calcext:value-type="float">
            <text:p>127197.139271795</text:p>
          </table:table-cell>
          <table:table-cell office:value-type="float" office:value="0.118145007001658" calcext:value-type="float">
            <text:p>0.118145007001658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9385.063093038" calcext:value-type="float">
            <text:p>129385.063093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7326424290004" calcext:value-type="float">
            <text:p>50.7326424290004</text:p>
          </table:table-cell>
          <table:table-cell office:value-type="float" office:value="106793" calcext:value-type="float">
            <text:p>106793</text:p>
          </table:table-cell>
          <table:table-cell office:value-type="float" office:value="123608.944204956" calcext:value-type="float">
            <text:p>123608.944204956</text:p>
          </table:table-cell>
          <table:table-cell office:value-type="float" office:value="0.10363333100031" calcext:value-type="float">
            <text:p>0.10363333100031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3401.893474653" calcext:value-type="float">
            <text:p>113401.893474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9411869329997" calcext:value-type="float">
            <text:p>50.9411869329997</text:p>
          </table:table-cell>
          <table:table-cell office:value-type="float" office:value="118810" calcext:value-type="float">
            <text:p>118810</text:p>
          </table:table-cell>
          <table:table-cell office:value-type="float" office:value="112335.216261096" calcext:value-type="float">
            <text:p>112335.216261096</text:p>
          </table:table-cell>
          <table:table-cell office:value-type="float" office:value="0.114705512" calcext:value-type="float">
            <text:p>0.114705512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04178.636255501" calcext:value-type="float">
            <text:p>104178.636255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1469341430002" calcext:value-type="float">
            <text:p>51.1469341430002</text:p>
          </table:table-cell>
          <table:table-cell office:value-type="float" office:value="140407" calcext:value-type="float">
            <text:p>140407</text:p>
          </table:table-cell>
          <table:table-cell office:value-type="float" office:value="113670.622000462" calcext:value-type="float">
            <text:p>113670.622000462</text:p>
          </table:table-cell>
          <table:table-cell office:value-type="float" office:value="0.105939650000437" calcext:value-type="float">
            <text:p>0.105939650000437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6034.708215708" calcext:value-type="float">
            <text:p>126034.708215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3493334550003" calcext:value-type="float">
            <text:p>51.3493334550003</text:p>
          </table:table-cell>
          <table:table-cell office:value-type="float" office:value="140858" calcext:value-type="float">
            <text:p>140858</text:p>
          </table:table-cell>
          <table:table-cell office:value-type="float" office:value="121091.029990909" calcext:value-type="float">
            <text:p>121091.029990909</text:p>
          </table:table-cell>
          <table:table-cell office:value-type="float" office:value="0.124001165000664" calcext:value-type="float">
            <text:p>0.124001165000664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1372.628656843" calcext:value-type="float">
            <text:p>121372.628656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551529448001" calcext:value-type="float">
            <text:p>51.551529448001</text:p>
          </table:table-cell>
          <table:table-cell office:value-type="float" office:value="119515" calcext:value-type="float">
            <text:p>119515</text:p>
          </table:table-cell>
          <table:table-cell office:value-type="float" office:value="115132.155113052" calcext:value-type="float">
            <text:p>115132.155113052</text:p>
          </table:table-cell>
          <table:table-cell office:value-type="float" office:value="0.116886752000937" calcext:value-type="float">
            <text:p>0.116886752000937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8684.828593146" calcext:value-type="float">
            <text:p>118684.828593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754089985001" calcext:value-type="float">
            <text:p>51.754089985001</text:p>
          </table:table-cell>
          <table:table-cell office:value-type="float" office:value="106697" calcext:value-type="float">
            <text:p>106697</text:p>
          </table:table-cell>
          <table:table-cell office:value-type="float" office:value="123547.682337961" calcext:value-type="float">
            <text:p>123547.682337961</text:p>
          </table:table-cell>
          <table:table-cell office:value-type="float" office:value="0.103557986998567" calcext:value-type="float">
            <text:p>0.103557986998567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1427.613979484" calcext:value-type="float">
            <text:p>111427.613979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9568523130001" calcext:value-type="float">
            <text:p>51.9568523130001</text:p>
          </table:table-cell>
          <table:table-cell office:value-type="float" office:value="120563" calcext:value-type="float">
            <text:p>120563</text:p>
          </table:table-cell>
          <table:table-cell office:value-type="float" office:value="111513.071709914" calcext:value-type="float">
            <text:p>111513.071709914</text:p>
          </table:table-cell>
          <table:table-cell office:value-type="float" office:value="0.103532668999833" calcext:value-type="float">
            <text:p>0.103532668999833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07385.360369036" calcext:value-type="float">
            <text:p>107385.360369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1608767769994" calcext:value-type="float">
            <text:p>52.1608767769994</text:p>
          </table:table-cell>
          <table:table-cell office:value-type="float" office:value="141518" calcext:value-type="float">
            <text:p>141518</text:p>
          </table:table-cell>
          <table:table-cell office:value-type="float" office:value="113288.121435948" calcext:value-type="float">
            <text:p>113288.121435948</text:p>
          </table:table-cell>
          <table:table-cell office:value-type="float" office:value="0.104057144999388" calcext:value-type="float">
            <text:p>0.104057144999388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0426.415954856" calcext:value-type="float">
            <text:p>120426.415954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3707455950007" calcext:value-type="float">
            <text:p>52.3707455950007</text:p>
          </table:table-cell>
          <table:table-cell office:value-type="float" office:value="139117" calcext:value-type="float">
            <text:p>139117</text:p>
          </table:table-cell>
          <table:table-cell office:value-type="float" office:value="118292.031916533" calcext:value-type="float">
            <text:p>118292.031916533</text:p>
          </table:table-cell>
          <table:table-cell office:value-type="float" office:value="0.127657797000211" calcext:value-type="float">
            <text:p>0.127657797000211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9079.783369274" calcext:value-type="float">
            <text:p>129079.783369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5738583790007" calcext:value-type="float">
            <text:p>52.5738583790007</text:p>
          </table:table-cell>
          <table:table-cell office:value-type="float" office:value="117005" calcext:value-type="float">
            <text:p>117005</text:p>
          </table:table-cell>
          <table:table-cell office:value-type="float" office:value="125939.469178784" calcext:value-type="float">
            <text:p>125939.469178784</text:p>
          </table:table-cell>
          <table:table-cell office:value-type="float" office:value="0.119785714001409" calcext:value-type="float">
            <text:p>0.119785714001409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4703.420921183" calcext:value-type="float">
            <text:p>124703.420921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7780718150007" calcext:value-type="float">
            <text:p>52.7780718150007</text:p>
          </table:table-cell>
          <table:table-cell office:value-type="float" office:value="106980" calcext:value-type="float">
            <text:p>106980</text:p>
          </table:table-cell>
          <table:table-cell office:value-type="float" office:value="123813.32203014" calcext:value-type="float">
            <text:p>123813.32203014</text:p>
          </table:table-cell>
          <table:table-cell office:value-type="float" office:value="0.109638045001702" calcext:value-type="float">
            <text:p>0.109638045001702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1194.40704042" calcext:value-type="float">
            <text:p>111194.40704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980489077001" calcext:value-type="float">
            <text:p>52.980489077001</text:p>
          </table:table-cell>
          <table:table-cell office:value-type="float" office:value="123209" calcext:value-type="float">
            <text:p>123209</text:p>
          </table:table-cell>
          <table:table-cell office:value-type="float" office:value="112837.666531574" calcext:value-type="float">
            <text:p>112837.666531574</text:p>
          </table:table-cell>
          <table:table-cell office:value-type="float" office:value="0.105161494999265" calcext:value-type="float">
            <text:p>0.105161494999265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1383.340697454" calcext:value-type="float">
            <text:p>111383.340697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1846924349993" calcext:value-type="float">
            <text:p>53.1846924349993</text:p>
          </table:table-cell>
          <table:table-cell office:value-type="float" office:value="142818" calcext:value-type="float">
            <text:p>142818</text:p>
          </table:table-cell>
          <table:table-cell office:value-type="float" office:value="113560.453600992" calcext:value-type="float">
            <text:p>113560.453600992</text:p>
          </table:table-cell>
          <table:table-cell office:value-type="float" office:value="0.105048915000225" calcext:value-type="float">
            <text:p>0.105048915000225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9444.166860519" calcext:value-type="float">
            <text:p>119444.166860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3869519439995" calcext:value-type="float">
            <text:p>53.3869519439995</text:p>
          </table:table-cell>
          <table:table-cell office:value-type="float" office:value="137762" calcext:value-type="float">
            <text:p>137762</text:p>
          </table:table-cell>
          <table:table-cell office:value-type="float" office:value="124596.856160948" calcext:value-type="float">
            <text:p>124596.856160948</text:p>
          </table:table-cell>
          <table:table-cell office:value-type="float" office:value="0.119329757999367" calcext:value-type="float">
            <text:p>0.119329757999367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33456.145817365" calcext:value-type="float">
            <text:p>133456.145817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5909221660004" calcext:value-type="float">
            <text:p>53.5909221660004</text:p>
          </table:table-cell>
          <table:table-cell office:value-type="float" office:value="115290" calcext:value-type="float">
            <text:p>115290</text:p>
          </table:table-cell>
          <table:table-cell office:value-type="float" office:value="124726.587173408" calcext:value-type="float">
            <text:p>124726.587173408</text:p>
          </table:table-cell>
          <table:table-cell office:value-type="float" office:value="0.111845040000844" calcext:value-type="float">
            <text:p>0.111845040000844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3359.263486532" calcext:value-type="float">
            <text:p>123359.263486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7945430510008" calcext:value-type="float">
            <text:p>53.7945430510008</text:p>
          </table:table-cell>
          <table:table-cell office:value-type="float" office:value="107448" calcext:value-type="float">
            <text:p>107448</text:p>
          </table:table-cell>
          <table:table-cell office:value-type="float" office:value="120652.41561545" calcext:value-type="float">
            <text:p>120652.41561545</text:p>
          </table:table-cell>
          <table:table-cell office:value-type="float" office:value="0.104781661999368" calcext:value-type="float">
            <text:p>0.104781661999368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09083.704059926" calcext:value-type="float">
            <text:p>109083.704059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0021021760003" calcext:value-type="float">
            <text:p>54.0021021760003</text:p>
          </table:table-cell>
          <table:table-cell office:value-type="float" office:value="125866" calcext:value-type="float">
            <text:p>125866</text:p>
          </table:table-cell>
          <table:table-cell office:value-type="float" office:value="103433.197739464" calcext:value-type="float">
            <text:p>103433.197739464</text:p>
          </table:table-cell>
          <table:table-cell office:value-type="float" office:value="0.116002103000938" calcext:value-type="float">
            <text:p>0.116002103000938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99396.0921850662" calcext:value-type="float">
            <text:p>99396.0921850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3203285170002" calcext:value-type="float">
            <text:p>54.3203285170002</text:p>
          </table:table-cell>
          <table:table-cell office:value-type="float" office:value="142496" calcext:value-type="float">
            <text:p>142496</text:p>
          </table:table-cell>
          <table:table-cell office:value-type="float" office:value="56550.3660978643" calcext:value-type="float">
            <text:p>56550.3660978643</text:p>
          </table:table-cell>
          <table:table-cell office:value-type="float" office:value="0.315318193999701" calcext:value-type="float">
            <text:p>0.315318193999701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66032.0557307249" calcext:value-type="float">
            <text:p>66032.0557307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5247693029996" calcext:value-type="float">
            <text:p>54.5247693029996</text:p>
          </table:table-cell>
          <table:table-cell office:value-type="float" office:value="122506" calcext:value-type="float">
            <text:p>122506</text:p>
          </table:table-cell>
          <table:table-cell office:value-type="float" office:value="125337.661426541" calcext:value-type="float">
            <text:p>125337.661426541</text:p>
          </table:table-cell>
          <table:table-cell office:value-type="float" office:value="0.144259013999545" calcext:value-type="float">
            <text:p>0.144259013999545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33898.878637664" calcext:value-type="float">
            <text:p>133898.878637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7277538809994" calcext:value-type="float">
            <text:p>54.7277538809994</text:p>
          </table:table-cell>
          <table:table-cell office:value-type="float" office:value="106861" calcext:value-type="float">
            <text:p>106861</text:p>
          </table:table-cell>
          <table:table-cell office:value-type="float" office:value="123451.413689826" calcext:value-type="float">
            <text:p>123451.413689826</text:p>
          </table:table-cell>
          <table:table-cell office:value-type="float" office:value="0.106827680001516" calcext:value-type="float">
            <text:p>0.106827680001516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3160.449645908" calcext:value-type="float">
            <text:p>113160.449645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931262778" calcext:value-type="float">
            <text:p>54.931262778</text:p>
          </table:table-cell>
          <table:table-cell office:value-type="float" office:value="117726" calcext:value-type="float">
            <text:p>117726</text:p>
          </table:table-cell>
          <table:table-cell office:value-type="float" office:value="83484.4805457756" calcext:value-type="float">
            <text:p>83484.4805457756</text:p>
          </table:table-cell>
          <table:table-cell office:value-type="float" office:value="0.120807793000495" calcext:value-type="float">
            <text:p>0.120807793000495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58101.4753857245" calcext:value-type="float">
            <text:p>58101.4753857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1329013369996" calcext:value-type="float">
            <text:p>55.1329013369996</text:p>
          </table:table-cell>
          <table:table-cell office:value-type="float" office:value="139543" calcext:value-type="float">
            <text:p>139543</text:p>
          </table:table-cell>
          <table:table-cell office:value-type="float" office:value="91494.3409539458" calcext:value-type="float">
            <text:p>91494.3409539458</text:p>
          </table:table-cell>
          <table:table-cell office:value-type="float" office:value="0.10324968399982" calcext:value-type="float">
            <text:p>0.10324968399982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4416.575322105" calcext:value-type="float">
            <text:p>114416.575322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3355555350008" calcext:value-type="float">
            <text:p>55.3355555350008</text:p>
          </table:table-cell>
          <table:table-cell office:value-type="float" office:value="141641" calcext:value-type="float">
            <text:p>141641</text:p>
          </table:table-cell>
          <table:table-cell office:value-type="float" office:value="120705.95539837" calcext:value-type="float">
            <text:p>120705.95539837</text:p>
          </table:table-cell>
          <table:table-cell office:value-type="float" office:value="0.114314996000758" calcext:value-type="float">
            <text:p>0.114314996000758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31937.46928262" calcext:value-type="float">
            <text:p>131937.46928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5390834600003" calcext:value-type="float">
            <text:p>55.5390834600003</text:p>
          </table:table-cell>
          <table:table-cell office:value-type="float" office:value="120962" calcext:value-type="float">
            <text:p>120962</text:p>
          </table:table-cell>
          <table:table-cell office:value-type="float" office:value="126774.998675696" calcext:value-type="float">
            <text:p>126774.998675696</text:p>
          </table:table-cell>
          <table:table-cell office:value-type="float" office:value="0.117652734999865" calcext:value-type="float">
            <text:p>0.117652734999865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6619.527382987" calcext:value-type="float">
            <text:p>126619.527382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7419519279993" calcext:value-type="float">
            <text:p>55.7419519279993</text:p>
          </table:table-cell>
          <table:table-cell office:value-type="float" office:value="106711" calcext:value-type="float">
            <text:p>106711</text:p>
          </table:table-cell>
          <table:table-cell office:value-type="float" office:value="122722.448953149" calcext:value-type="float">
            <text:p>122722.448953149</text:p>
          </table:table-cell>
          <table:table-cell office:value-type="float" office:value="0.103569872999287" calcext:value-type="float">
            <text:p>0.103569872999287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3312.317299383" calcext:value-type="float">
            <text:p>113312.317299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9538975199994" calcext:value-type="float">
            <text:p>55.9538975199994</text:p>
          </table:table-cell>
          <table:table-cell office:value-type="float" office:value="120235" calcext:value-type="float">
            <text:p>120235</text:p>
          </table:table-cell>
          <table:table-cell office:value-type="float" office:value="111029.66924682" calcext:value-type="float">
            <text:p>111029.66924682</text:p>
          </table:table-cell>
          <table:table-cell office:value-type="float" office:value="0.111926947000029" calcext:value-type="float">
            <text:p>0.111926947000029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03693.174569988" calcext:value-type="float">
            <text:p>103693.174569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1570210909995" calcext:value-type="float">
            <text:p>56.1570210909995</text:p>
          </table:table-cell>
          <table:table-cell office:value-type="float" office:value="141278" calcext:value-type="float">
            <text:p>141278</text:p>
          </table:table-cell>
          <table:table-cell office:value-type="float" office:value="112508.70574998" calcext:value-type="float">
            <text:p>112508.70574998</text:p>
          </table:table-cell>
          <table:table-cell office:value-type="float" office:value="0.103149537999343" calcext:value-type="float">
            <text:p>0.103149537999343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9470.936751979" calcext:value-type="float">
            <text:p>119470.936751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3602583909997" calcext:value-type="float">
            <text:p>56.3602583909997</text:p>
          </table:table-cell>
          <table:table-cell office:value-type="float" office:value="139944" calcext:value-type="float">
            <text:p>139944</text:p>
          </table:table-cell>
          <table:table-cell office:value-type="float" office:value="117330.889852" calcext:value-type="float">
            <text:p>117330.889852</text:p>
          </table:table-cell>
          <table:table-cell office:value-type="float" office:value="0.115161079000245" calcext:value-type="float">
            <text:p>0.115161079000245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8163.944197982" calcext:value-type="float">
            <text:p>128163.944197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5624993960009" calcext:value-type="float">
            <text:p>56.5624993960009</text:p>
          </table:table-cell>
          <table:table-cell office:value-type="float" office:value="118223" calcext:value-type="float">
            <text:p>118223</text:p>
          </table:table-cell>
          <table:table-cell office:value-type="float" office:value="125779.364635629" calcext:value-type="float">
            <text:p>125779.364635629</text:p>
          </table:table-cell>
          <table:table-cell office:value-type="float" office:value="0.115717534999931" calcext:value-type="float">
            <text:p>0.115717534999931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5092.613958561" calcext:value-type="float">
            <text:p>125092.613958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7652263149994" calcext:value-type="float">
            <text:p>56.7652263149994</text:p>
          </table:table-cell>
          <table:table-cell office:value-type="float" office:value="106778" calcext:value-type="float">
            <text:p>106778</text:p>
          </table:table-cell>
          <table:table-cell office:value-type="float" office:value="122745.100399769" calcext:value-type="float">
            <text:p>122745.100399769</text:p>
          </table:table-cell>
          <table:table-cell office:value-type="float" office:value="0.103799935999632" calcext:value-type="float">
            <text:p>0.103799935999632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0327.474401602" calcext:value-type="float">
            <text:p>110327.474401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9697744210007" calcext:value-type="float">
            <text:p>56.9697744210007</text:p>
          </table:table-cell>
          <table:table-cell office:value-type="float" office:value="121914" calcext:value-type="float">
            <text:p>121914</text:p>
          </table:table-cell>
          <table:table-cell office:value-type="float" office:value="111794.155570243" calcext:value-type="float">
            <text:p>111794.155570243</text:p>
          </table:table-cell>
          <table:table-cell office:value-type="float" office:value="0.105732771000476" calcext:value-type="float">
            <text:p>0.105732771000476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08991.039051026" calcext:value-type="float">
            <text:p>108991.039051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1725804580001" calcext:value-type="float">
            <text:p>57.1725804580001</text:p>
          </table:table-cell>
          <table:table-cell office:value-type="float" office:value="142121" calcext:value-type="float">
            <text:p>142121</text:p>
          </table:table-cell>
          <table:table-cell office:value-type="float" office:value="115260.856514302" calcext:value-type="float">
            <text:p>115260.856514302</text:p>
          </table:table-cell>
          <table:table-cell office:value-type="float" office:value="0.104548739998791" calcext:value-type="float">
            <text:p>0.104548739998791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4288.487603554" calcext:value-type="float">
            <text:p>124288.487603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3736380419996" calcext:value-type="float">
            <text:p>57.3736380419996</text:p>
          </table:table-cell>
          <table:table-cell office:value-type="float" office:value="138946" calcext:value-type="float">
            <text:p>138946</text:p>
          </table:table-cell>
          <table:table-cell office:value-type="float" office:value="123571.363395791" calcext:value-type="float">
            <text:p>123571.363395791</text:p>
          </table:table-cell>
          <table:table-cell office:value-type="float" office:value="0.117837468000289" calcext:value-type="float">
            <text:p>0.117837468000289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9250.698830133" calcext:value-type="float">
            <text:p>129250.698830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5756526149999" calcext:value-type="float">
            <text:p>57.5756526149999</text:p>
          </table:table-cell>
          <table:table-cell office:value-type="float" office:value="116869" calcext:value-type="float">
            <text:p>116869</text:p>
          </table:table-cell>
          <table:table-cell office:value-type="float" office:value="124926.331748147" calcext:value-type="float">
            <text:p>124926.331748147</text:p>
          </table:table-cell>
          <table:table-cell office:value-type="float" office:value="0.108472207000887" calcext:value-type="float">
            <text:p>0.108472207000887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1906.482069226" calcext:value-type="float">
            <text:p>121906.482069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7798001049996" calcext:value-type="float">
            <text:p>57.7798001049996</text:p>
          </table:table-cell>
          <table:table-cell office:value-type="float" office:value="107018" calcext:value-type="float">
            <text:p>107018</text:p>
          </table:table-cell>
          <table:table-cell office:value-type="float" office:value="107333.879808537" calcext:value-type="float">
            <text:p>107333.879808537</text:p>
          </table:table-cell>
          <table:table-cell office:value-type="float" office:value="0.125916570001209" calcext:value-type="float">
            <text:p>0.125916570001209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97752.8326939113" calcext:value-type="float">
            <text:p>97752.8326939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9839187190009" calcext:value-type="float">
            <text:p>57.9839187190009</text:p>
          </table:table-cell>
          <table:table-cell office:value-type="float" office:value="123517" calcext:value-type="float">
            <text:p>123517</text:p>
          </table:table-cell>
          <table:table-cell office:value-type="float" office:value="110933.91540429" calcext:value-type="float">
            <text:p>110933.91540429</text:p>
          </table:table-cell>
          <table:table-cell office:value-type="float" office:value="0.105987644001289" calcext:value-type="float">
            <text:p>0.105987644001289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0186.932471438" calcext:value-type="float">
            <text:p>110186.932471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1875136569997" calcext:value-type="float">
            <text:p>58.1875136569997</text:p>
          </table:table-cell>
          <table:table-cell office:value-type="float" office:value="142915" calcext:value-type="float">
            <text:p>142915</text:p>
          </table:table-cell>
          <table:table-cell office:value-type="float" office:value="116209.643244314" calcext:value-type="float">
            <text:p>116209.643244314</text:p>
          </table:table-cell>
          <table:table-cell office:value-type="float" office:value="0.106601220999437" calcext:value-type="float">
            <text:p>0.106601220999437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4703.420921183" calcext:value-type="float">
            <text:p>124703.420921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389552562001" calcext:value-type="float">
            <text:p>58.389552562001</text:p>
          </table:table-cell>
          <table:table-cell office:value-type="float" office:value="137490" calcext:value-type="float">
            <text:p>137490</text:p>
          </table:table-cell>
          <table:table-cell office:value-type="float" office:value="123569.818978976" calcext:value-type="float">
            <text:p>123569.818978976</text:p>
          </table:table-cell>
          <table:table-cell office:value-type="float" office:value="0.117402743000639" calcext:value-type="float">
            <text:p>0.117402743000639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30467.184474745" calcext:value-type="float">
            <text:p>130467.184474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5946057330002" calcext:value-type="float">
            <text:p>58.5946057330002</text:p>
          </table:table-cell>
          <table:table-cell office:value-type="float" office:value="114896" calcext:value-type="float">
            <text:p>114896</text:p>
          </table:table-cell>
          <table:table-cell office:value-type="float" office:value="125454.522298875" calcext:value-type="float">
            <text:p>125454.522298875</text:p>
          </table:table-cell>
          <table:table-cell office:value-type="float" office:value="0.115199420999488" calcext:value-type="float">
            <text:p>0.115199420999488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2661.701891759" calcext:value-type="float">
            <text:p>122661.701891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7991414730004" calcext:value-type="float">
            <text:p>58.7991414730004</text:p>
          </table:table-cell>
          <table:table-cell office:value-type="float" office:value="107588" calcext:value-type="float">
            <text:p>107588</text:p>
          </table:table-cell>
          <table:table-cell office:value-type="float" office:value="117828.706872034" calcext:value-type="float">
            <text:p>117828.706872034</text:p>
          </table:table-cell>
          <table:table-cell office:value-type="float" office:value="0.108943100998658" calcext:value-type="float">
            <text:p>0.108943100998658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04961.655580704" calcext:value-type="float">
            <text:p>104961.655580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0025704010004" calcext:value-type="float">
            <text:p>59.0025704010004</text:p>
          </table:table-cell>
          <table:table-cell office:value-type="float" office:value="125801" calcext:value-type="float">
            <text:p>125801</text:p>
          </table:table-cell>
          <table:table-cell office:value-type="float" office:value="107175.834487802" calcext:value-type="float">
            <text:p>107175.834487802</text:p>
          </table:table-cell>
          <table:table-cell office:value-type="float" office:value="0.104506691999632" calcext:value-type="float">
            <text:p>0.104506691999632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07738.00220846" calcext:value-type="float">
            <text:p>107738.00220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2047451670005" calcext:value-type="float">
            <text:p>59.2047451670005</text:p>
          </table:table-cell>
          <table:table-cell office:value-type="float" office:value="143617" calcext:value-type="float">
            <text:p>143617</text:p>
          </table:table-cell>
          <table:table-cell office:value-type="float" office:value="115825.598262985" calcext:value-type="float">
            <text:p>115825.598262985</text:p>
          </table:table-cell>
          <table:table-cell office:value-type="float" office:value="0.104237137999007" calcext:value-type="float">
            <text:p>0.104237137999007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2112.919116831" calcext:value-type="float">
            <text:p>122112.919116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4066395690006" calcext:value-type="float">
            <text:p>59.4066395690006</text:p>
          </table:table-cell>
          <table:table-cell office:value-type="float" office:value="135859" calcext:value-type="float">
            <text:p>135859</text:p>
          </table:table-cell>
          <table:table-cell office:value-type="float" office:value="125107.028515501" calcext:value-type="float">
            <text:p>125107.028515501</text:p>
          </table:table-cell>
          <table:table-cell office:value-type="float" office:value="0.11763101500037" calcext:value-type="float">
            <text:p>0.11763101500037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34278.805174153" calcext:value-type="float">
            <text:p>134278.805174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7517567020004" calcext:value-type="float">
            <text:p>59.7517567020004</text:p>
          </table:table-cell>
          <table:table-cell office:value-type="float" office:value="106694" calcext:value-type="float">
            <text:p>106694</text:p>
          </table:table-cell>
          <table:table-cell office:value-type="float" office:value="73317.0698470572" calcext:value-type="float">
            <text:p>73317.0698470572</text:p>
          </table:table-cell>
          <table:table-cell office:value-type="float" office:value="0.346185143000184" calcext:value-type="float">
            <text:p>0.346185143000184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69323.2079634796" calcext:value-type="float">
            <text:p>69323.2079634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9543033129994" calcext:value-type="float">
            <text:p>59.9543033129994</text:p>
          </table:table-cell>
          <table:table-cell office:value-type="float" office:value="120282" calcext:value-type="float">
            <text:p>120282</text:p>
          </table:table-cell>
          <table:table-cell office:value-type="float" office:value="123632.110457181" calcext:value-type="float">
            <text:p>123632.110457181</text:p>
          </table:table-cell>
          <table:table-cell office:value-type="float" office:value="0.110836870999265" calcext:value-type="float">
            <text:p>0.110836870999265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08617.804987403" calcext:value-type="float">
            <text:p>108617.804987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157436892001" calcext:value-type="float">
            <text:p>60.157436892001</text:p>
          </table:table-cell>
          <table:table-cell office:value-type="float" office:value="141230" calcext:value-type="float">
            <text:p>141230</text:p>
          </table:table-cell>
          <table:table-cell office:value-type="float" office:value="115810.154094835" calcext:value-type="float">
            <text:p>115810.154094835</text:p>
          </table:table-cell>
          <table:table-cell office:value-type="float" office:value="0.108950293999442" calcext:value-type="float">
            <text:p>0.108950293999442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3423.099381552" calcext:value-type="float">
            <text:p>123423.099381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3608486850008" calcext:value-type="float">
            <text:p>60.3608486850008</text:p>
          </table:table-cell>
          <table:table-cell office:value-type="float" office:value="139973" calcext:value-type="float">
            <text:p>139973</text:p>
          </table:table-cell>
          <table:table-cell office:value-type="float" office:value="122890.275580378" calcext:value-type="float">
            <text:p>122890.275580378</text:p>
          </table:table-cell>
          <table:table-cell office:value-type="float" office:value="0.117138323999825" calcext:value-type="float">
            <text:p>0.117138323999825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32409.546022404" calcext:value-type="float">
            <text:p>132409.546022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5638643050006" calcext:value-type="float">
            <text:p>60.5638643050006</text:p>
          </table:table-cell>
          <table:table-cell office:value-type="float" office:value="118168" calcext:value-type="float">
            <text:p>118168</text:p>
          </table:table-cell>
          <table:table-cell office:value-type="float" office:value="126231.878762423" calcext:value-type="float">
            <text:p>126231.878762423</text:p>
          </table:table-cell>
          <table:table-cell office:value-type="float" office:value="0.116235977999168" calcext:value-type="float">
            <text:p>0.116235977999168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4996.345310427" calcext:value-type="float">
            <text:p>124996.345310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7660981480003" calcext:value-type="float">
            <text:p>60.7660981480003</text:p>
          </table:table-cell>
          <table:table-cell office:value-type="float" office:value="106798" calcext:value-type="float">
            <text:p>106798</text:p>
          </table:table-cell>
          <table:table-cell office:value-type="float" office:value="121772.632611927" calcext:value-type="float">
            <text:p>121772.632611927</text:p>
          </table:table-cell>
          <table:table-cell office:value-type="float" office:value="0.104584459000762" calcext:value-type="float">
            <text:p>0.104584459000762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1782.829846933" calcext:value-type="float">
            <text:p>111782.829846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9685368110004" calcext:value-type="float">
            <text:p>60.9685368110004</text:p>
          </table:table-cell>
          <table:table-cell office:value-type="float" office:value="121917" calcext:value-type="float">
            <text:p>121917</text:p>
          </table:table-cell>
          <table:table-cell office:value-type="float" office:value="111062.101999935" calcext:value-type="float">
            <text:p>111062.101999935</text:p>
          </table:table-cell>
          <table:table-cell office:value-type="float" office:value="0.103305944001477" calcext:value-type="float">
            <text:p>0.103305944001477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05208.762271103" calcext:value-type="float">
            <text:p>105208.762271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1720487769999" calcext:value-type="float">
            <text:p>61.1720487769999</text:p>
          </table:table-cell>
          <table:table-cell office:value-type="float" office:value="142095" calcext:value-type="float">
            <text:p>142095</text:p>
          </table:table-cell>
          <table:table-cell office:value-type="float" office:value="115272.697043217" calcext:value-type="float">
            <text:p>115272.697043217</text:p>
          </table:table-cell>
          <table:table-cell office:value-type="float" office:value="0.104377460998876" calcext:value-type="float">
            <text:p>0.104377460998876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8615.94351917" calcext:value-type="float">
            <text:p>128615.94351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374532838001" calcext:value-type="float">
            <text:p>61.374532838001</text:p>
          </table:table-cell>
          <table:table-cell office:value-type="float" office:value="138883" calcext:value-type="float">
            <text:p>138883</text:p>
          </table:table-cell>
          <table:table-cell office:value-type="float" office:value="122323.98941488" calcext:value-type="float">
            <text:p>122323.98941488</text:p>
          </table:table-cell>
          <table:table-cell office:value-type="float" office:value="0.119454673000291" calcext:value-type="float">
            <text:p>0.119454673000291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5916.302926559" calcext:value-type="float">
            <text:p>125916.302926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5781494149996" calcext:value-type="float">
            <text:p>61.5781494149996</text:p>
          </table:table-cell>
          <table:table-cell office:value-type="float" office:value="116687" calcext:value-type="float">
            <text:p>116687</text:p>
          </table:table-cell>
          <table:table-cell office:value-type="float" office:value="126733.814227296" calcext:value-type="float">
            <text:p>126733.814227296</text:p>
          </table:table-cell>
          <table:table-cell office:value-type="float" office:value="0.115580638999745" calcext:value-type="float">
            <text:p>0.115580638999745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3874.06909153" calcext:value-type="float">
            <text:p>123874.06909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779797393001" calcext:value-type="float">
            <text:p>61.779797393001</text:p>
          </table:table-cell>
          <table:table-cell office:value-type="float" office:value="107025" calcext:value-type="float">
            <text:p>107025</text:p>
          </table:table-cell>
          <table:table-cell office:value-type="float" office:value="120583.946469985" calcext:value-type="float">
            <text:p>120583.946469985</text:p>
          </table:table-cell>
          <table:table-cell office:value-type="float" office:value="0.105005354000241" calcext:value-type="float">
            <text:p>0.105005354000241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0363.510793952" calcext:value-type="float">
            <text:p>110363.510793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9824834749998" calcext:value-type="float">
            <text:p>61.9824834749998</text:p>
          </table:table-cell>
          <table:table-cell office:value-type="float" office:value="123460" calcext:value-type="float">
            <text:p>123460</text:p>
          </table:table-cell>
          <table:table-cell office:value-type="float" office:value="111575.363188118" calcext:value-type="float">
            <text:p>111575.363188118</text:p>
          </table:table-cell>
          <table:table-cell office:value-type="float" office:value="0.1039821760005" calcext:value-type="float">
            <text:p>0.1039821760005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09072.378336616" calcext:value-type="float">
            <text:p>109072.378336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1847053900001" calcext:value-type="float">
            <text:p>62.1847053900001</text:p>
          </table:table-cell>
          <table:table-cell office:value-type="float" office:value="142771" calcext:value-type="float">
            <text:p>142771</text:p>
          </table:table-cell>
          <table:table-cell office:value-type="float" office:value="114948.369512068" calcext:value-type="float">
            <text:p>114948.369512068</text:p>
          </table:table-cell>
          <table:table-cell office:value-type="float" office:value="0.103902957000173" calcext:value-type="float">
            <text:p>0.103902957000173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5262.499808211" calcext:value-type="float">
            <text:p>125262.499808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3857503529998" calcext:value-type="float">
            <text:p>62.3857503529998</text:p>
          </table:table-cell>
          <table:table-cell office:value-type="float" office:value="137878" calcext:value-type="float">
            <text:p>137878</text:p>
          </table:table-cell>
          <table:table-cell office:value-type="float" office:value="123580.629896681" calcext:value-type="float">
            <text:p>123580.629896681</text:p>
          </table:table-cell>
          <table:table-cell office:value-type="float" office:value="0.119140303999302" calcext:value-type="float">
            <text:p>0.119140303999302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9197.673852819" calcext:value-type="float">
            <text:p>129197.673852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5889961650009" calcext:value-type="float">
            <text:p>62.5889961650009</text:p>
          </table:table-cell>
          <table:table-cell office:value-type="float" office:value="115513" calcext:value-type="float">
            <text:p>115513</text:p>
          </table:table-cell>
          <table:table-cell office:value-type="float" office:value="125746.931882514" calcext:value-type="float">
            <text:p>125746.931882514</text:p>
          </table:table-cell>
          <table:table-cell office:value-type="float" office:value="0.114779602999988" calcext:value-type="float">
            <text:p>0.114779602999988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3227.988057257" calcext:value-type="float">
            <text:p>123227.98805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7924525979997" calcext:value-type="float">
            <text:p>62.7924525979997</text:p>
          </table:table-cell>
          <table:table-cell office:value-type="float" office:value="107355" calcext:value-type="float">
            <text:p>107355</text:p>
          </table:table-cell>
          <table:table-cell office:value-type="float" office:value="120899.007500244" calcext:value-type="float">
            <text:p>120899.007500244</text:p>
          </table:table-cell>
          <table:table-cell office:value-type="float" office:value="0.106656855999972" calcext:value-type="float">
            <text:p>0.106656855999972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09206.742599521" calcext:value-type="float">
            <text:p>109206.742599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9984611269992" calcext:value-type="float">
            <text:p>62.9984611269992</text:p>
          </table:table-cell>
          <table:table-cell office:value-type="float" office:value="125433" calcext:value-type="float">
            <text:p>125433</text:p>
          </table:table-cell>
          <table:table-cell office:value-type="float" office:value="103995.880265727" calcext:value-type="float">
            <text:p>103995.880265727</text:p>
          </table:table-cell>
          <table:table-cell office:value-type="float" office:value="0.116027976000623" calcext:value-type="float">
            <text:p>0.116027976000623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01210.267137081" calcext:value-type="float">
            <text:p>101210.267137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2004865189992" calcext:value-type="float">
            <text:p>63.2004865189992</text:p>
          </table:table-cell>
          <table:table-cell office:value-type="float" office:value="143473" calcext:value-type="float">
            <text:p>143473</text:p>
          </table:table-cell>
          <table:table-cell office:value-type="float" office:value="112427.366464391" calcext:value-type="float">
            <text:p>112427.366464391</text:p>
          </table:table-cell>
          <table:table-cell office:value-type="float" office:value="0.110724629001197" calcext:value-type="float">
            <text:p>0.110724629001197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1734.022191552" calcext:value-type="float">
            <text:p>121734.022191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4047222209993" calcext:value-type="float">
            <text:p>63.4047222209993</text:p>
          </table:table-cell>
          <table:table-cell office:value-type="float" office:value="136054" calcext:value-type="float">
            <text:p>136054</text:p>
          </table:table-cell>
          <table:table-cell office:value-type="float" office:value="124339.968164054" calcext:value-type="float">
            <text:p>124339.968164054</text:p>
          </table:table-cell>
          <table:table-cell office:value-type="float" office:value="0.118190941999273" calcext:value-type="float">
            <text:p>0.118190941999273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33627.061278225" calcext:value-type="float">
            <text:p>133627.061278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6079312460006" calcext:value-type="float">
            <text:p>63.6079312460006</text:p>
          </table:table-cell>
          <table:table-cell office:value-type="float" office:value="113637" calcext:value-type="float">
            <text:p>113637</text:p>
          </table:table-cell>
          <table:table-cell office:value-type="float" office:value="126164.439228168" calcext:value-type="float">
            <text:p>126164.439228168</text:p>
          </table:table-cell>
          <table:table-cell office:value-type="float" office:value="0.112192016000336" calcext:value-type="float">
            <text:p>0.112192016000336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2345.096444685" calcext:value-type="float">
            <text:p>122345.096444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8108130410001" calcext:value-type="float">
            <text:p>63.8108130410001</text:p>
          </table:table-cell>
          <table:table-cell office:value-type="float" office:value="108082" calcext:value-type="float">
            <text:p>108082</text:p>
          </table:table-cell>
          <table:table-cell office:value-type="float" office:value="120511.358879681" calcext:value-type="float">
            <text:p>120511.358879681</text:p>
          </table:table-cell>
          <table:table-cell office:value-type="float" office:value="0.103539060999537" calcext:value-type="float">
            <text:p>0.103539060999537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08970.961632431" calcext:value-type="float">
            <text:p>108970.961632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0140660819998" calcext:value-type="float">
            <text:p>64.0140660819998</text:p>
          </table:table-cell>
          <table:table-cell office:value-type="float" office:value="127157" calcext:value-type="float">
            <text:p>127157</text:p>
          </table:table-cell>
          <table:table-cell office:value-type="float" office:value="111671.117030648" calcext:value-type="float">
            <text:p>111671.117030648</text:p>
          </table:table-cell>
          <table:table-cell office:value-type="float" office:value="0.103453259000162" calcext:value-type="float">
            <text:p>0.103453259000162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0046.905346878" calcext:value-type="float">
            <text:p>110046.905346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2156774499999" calcext:value-type="float">
            <text:p>64.2156774499999</text:p>
          </table:table-cell>
          <table:table-cell office:value-type="float" office:value="143911" calcext:value-type="float">
            <text:p>143911</text:p>
          </table:table-cell>
          <table:table-cell office:value-type="float" office:value="116757.396408032" calcext:value-type="float">
            <text:p>116757.396408032</text:p>
          </table:table-cell>
          <table:table-cell office:value-type="float" office:value="0.105221321000499" calcext:value-type="float">
            <text:p>0.105221321000499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9048.380227369" calcext:value-type="float">
            <text:p>129048.380227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4204372740005" calcext:value-type="float">
            <text:p>64.4204372740005</text:p>
          </table:table-cell>
          <table:table-cell office:value-type="float" office:value="134495" calcext:value-type="float">
            <text:p>134495</text:p>
          </table:table-cell>
          <table:table-cell office:value-type="float" office:value="124720.924311753" calcext:value-type="float">
            <text:p>124720.924311753</text:p>
          </table:table-cell>
          <table:table-cell office:value-type="float" office:value="0.1184924149984" calcext:value-type="float">
            <text:p>0.1184924149984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9639.377061907" calcext:value-type="float">
            <text:p>129639.377061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6239067839997" calcext:value-type="float">
            <text:p>64.6239067839997</text:p>
          </table:table-cell>
          <table:table-cell office:value-type="float" office:value="112229" calcext:value-type="float">
            <text:p>112229</text:p>
          </table:table-cell>
          <table:table-cell office:value-type="float" office:value="120694.62967506" calcext:value-type="float">
            <text:p>120694.62967506</text:p>
          </table:table-cell>
          <table:table-cell office:value-type="float" office:value="0.114115370000945" calcext:value-type="float">
            <text:p>0.114115370000945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5847.220098395" calcext:value-type="float">
            <text:p>115847.220098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8271242570008" calcext:value-type="float">
            <text:p>64.8271242570008</text:p>
          </table:table-cell>
          <table:table-cell office:value-type="float" office:value="108863" calcext:value-type="float">
            <text:p>108863</text:p>
          </table:table-cell>
          <table:table-cell office:value-type="float" office:value="121270.697147053" calcext:value-type="float">
            <text:p>121270.697147053</text:p>
          </table:table-cell>
          <table:table-cell office:value-type="float" office:value="0.105862792999687" calcext:value-type="float">
            <text:p>0.105862792999687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08572.502094163" calcext:value-type="float">
            <text:p>108572.502094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0304933980005" calcext:value-type="float">
            <text:p>65.0304933980005</text:p>
          </table:table-cell>
          <table:table-cell office:value-type="float" office:value="129046" calcext:value-type="float">
            <text:p>129046</text:p>
          </table:table-cell>
          <table:table-cell office:value-type="float" office:value="111348.333916314" calcext:value-type="float">
            <text:p>111348.333916314</text:p>
          </table:table-cell>
          <table:table-cell office:value-type="float" office:value="0.104801130000851" calcext:value-type="float">
            <text:p>0.104801130000851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2086.565153882" calcext:value-type="float">
            <text:p>112086.565153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2315474919997" calcext:value-type="float">
            <text:p>65.2315474919997</text:p>
          </table:table-cell>
          <table:table-cell office:value-type="float" office:value="144231" calcext:value-type="float">
            <text:p>144231</text:p>
          </table:table-cell>
          <table:table-cell office:value-type="float" office:value="115681.452693586" calcext:value-type="float">
            <text:p>115681.452693586</text:p>
          </table:table-cell>
          <table:table-cell office:value-type="float" office:value="0.107318263999332" calcext:value-type="float">
            <text:p>0.107318263999332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4836.240767272" calcext:value-type="float">
            <text:p>124836.240767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5953850919996" calcext:value-type="float">
            <text:p>65.5953850919996</text:p>
          </table:table-cell>
          <table:table-cell office:value-type="float" office:value="114817" calcext:value-type="float">
            <text:p>114817</text:p>
          </table:table-cell>
          <table:table-cell office:value-type="float" office:value="67051.3708286217" calcext:value-type="float">
            <text:p>67051.3708286217</text:p>
          </table:table-cell>
          <table:table-cell office:value-type="float" office:value="0.360017392000373" calcext:value-type="float">
            <text:p>0.360017392000373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74868.6939405224" calcext:value-type="float">
            <text:p>74868.6939405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7989220840009" calcext:value-type="float">
            <text:p>65.7989220840009</text:p>
          </table:table-cell>
          <table:table-cell office:value-type="float" office:value="107604" calcext:value-type="float">
            <text:p>107604</text:p>
          </table:table-cell>
          <table:table-cell office:value-type="float" office:value="132123.82891163" calcext:value-type="float">
            <text:p>132123.82891163</text:p>
          </table:table-cell>
          <table:table-cell office:value-type="float" office:value="0.114046812999732" calcext:value-type="float">
            <text:p>0.114046812999732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6981.336846207" calcext:value-type="float">
            <text:p>116981.336846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0022602459994" calcext:value-type="float">
            <text:p>66.0022602459994</text:p>
          </table:table-cell>
          <table:table-cell office:value-type="float" office:value="125869" calcext:value-type="float">
            <text:p>125869</text:p>
          </table:table-cell>
          <table:table-cell office:value-type="float" office:value="112317.712870526" calcext:value-type="float">
            <text:p>112317.712870526</text:p>
          </table:table-cell>
          <table:table-cell office:value-type="float" office:value="0.104988901999604" calcext:value-type="float">
            <text:p>0.104988901999604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08604.420041673" calcext:value-type="float">
            <text:p>108604.420041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2145693759994" calcext:value-type="float">
            <text:p>66.2145693759994</text:p>
          </table:table-cell>
          <table:table-cell office:value-type="float" office:value="143788" calcext:value-type="float">
            <text:p>143788</text:p>
          </table:table-cell>
          <table:table-cell office:value-type="float" office:value="115868.841933805" calcext:value-type="float">
            <text:p>115868.841933805</text:p>
          </table:table-cell>
          <table:table-cell office:value-type="float" office:value="0.111610066000139" calcext:value-type="float">
            <text:p>0.111610066000139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31449.433569082" calcext:value-type="float">
            <text:p>131449.433569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4158302369997" calcext:value-type="float">
            <text:p>66.4158302369997</text:p>
          </table:table-cell>
          <table:table-cell office:value-type="float" office:value="135278" calcext:value-type="float">
            <text:p>135278</text:p>
          </table:table-cell>
          <table:table-cell office:value-type="float" office:value="127083.36723309" calcext:value-type="float">
            <text:p>127083.36723309</text:p>
          </table:table-cell>
          <table:table-cell office:value-type="float" office:value="0.112817649000135" calcext:value-type="float">
            <text:p>0.112817649000135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6423.901253087" calcext:value-type="float">
            <text:p>126423.901253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6170823289995" calcext:value-type="float">
            <text:p>66.6170823289995</text:p>
          </table:table-cell>
          <table:table-cell office:value-type="float" office:value="112893" calcext:value-type="float">
            <text:p>112893</text:p>
          </table:table-cell>
          <table:table-cell office:value-type="float" office:value="125131.739184541" calcext:value-type="float">
            <text:p>125131.739184541</text:p>
          </table:table-cell>
          <table:table-cell office:value-type="float" office:value="0.111045837000347" calcext:value-type="float">
            <text:p>0.111045837000347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1986.276938001" calcext:value-type="float">
            <text:p>121986.276938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8196835210001" calcext:value-type="float">
            <text:p>66.8196835210001</text:p>
          </table:table-cell>
          <table:table-cell office:value-type="float" office:value="108474" calcext:value-type="float">
            <text:p>108474</text:p>
          </table:table-cell>
          <table:table-cell office:value-type="float" office:value="117875.554182089" calcext:value-type="float">
            <text:p>117875.554182089</text:p>
          </table:table-cell>
          <table:table-cell office:value-type="float" office:value="0.105034389000139" calcext:value-type="float">
            <text:p>0.105034389000139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07587.164166196" calcext:value-type="float">
            <text:p>107587.164166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0225989209994" calcext:value-type="float">
            <text:p>67.0225989209994</text:p>
          </table:table-cell>
          <table:table-cell office:value-type="float" office:value="128158" calcext:value-type="float">
            <text:p>128158</text:p>
          </table:table-cell>
          <table:table-cell office:value-type="float" office:value="111408.566172099" calcext:value-type="float">
            <text:p>111408.566172099</text:p>
          </table:table-cell>
          <table:table-cell office:value-type="float" office:value="0.104844692001279" calcext:value-type="float">
            <text:p>0.104844692001279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0986.940381605" calcext:value-type="float">
            <text:p>110986.940381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2246619050002" calcext:value-type="float">
            <text:p>67.2246619050002</text:p>
          </table:table-cell>
          <table:table-cell office:value-type="float" office:value="144103" calcext:value-type="float">
            <text:p>144103</text:p>
          </table:table-cell>
          <table:table-cell office:value-type="float" office:value="115790.591481845" calcext:value-type="float">
            <text:p>115790.591481845</text:p>
          </table:table-cell>
          <table:table-cell office:value-type="float" office:value="0.105790483001329" calcext:value-type="float">
            <text:p>0.105790483001329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31483.925544617" calcext:value-type="float">
            <text:p>131483.925544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4256419550002" calcext:value-type="float">
            <text:p>67.4256419550002</text:p>
          </table:table-cell>
          <table:table-cell office:value-type="float" office:value="133961" calcext:value-type="float">
            <text:p>133961</text:p>
          </table:table-cell>
          <table:table-cell office:value-type="float" office:value="125376.786652521" calcext:value-type="float">
            <text:p>125376.786652521</text:p>
          </table:table-cell>
          <table:table-cell office:value-type="float" office:value="0.11884639299933" calcext:value-type="float">
            <text:p>0.11884639299933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6172.161312243" calcext:value-type="float">
            <text:p>126172.161312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6300321849994" calcext:value-type="float">
            <text:p>67.6300321849994</text:p>
          </table:table-cell>
          <table:table-cell office:value-type="float" office:value="111776" calcext:value-type="float">
            <text:p>111776</text:p>
          </table:table-cell>
          <table:table-cell office:value-type="float" office:value="121370.054628818" calcext:value-type="float">
            <text:p>121370.054628818</text:p>
          </table:table-cell>
          <table:table-cell office:value-type="float" office:value="0.119268456999635" calcext:value-type="float">
            <text:p>0.119268456999635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6148.896182924" calcext:value-type="float">
            <text:p>116148.896182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8337281750009" calcext:value-type="float">
            <text:p>67.8337281750009</text:p>
          </table:table-cell>
          <table:table-cell office:value-type="float" office:value="109248" calcext:value-type="float">
            <text:p>109248</text:p>
          </table:table-cell>
          <table:table-cell office:value-type="float" office:value="118566.938109602" calcext:value-type="float">
            <text:p>118566.938109602</text:p>
          </table:table-cell>
          <table:table-cell office:value-type="float" office:value="0.109126428998934" calcext:value-type="float">
            <text:p>0.109126428998934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07145.975762712" calcext:value-type="float">
            <text:p>107145.975762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0370595429995" calcext:value-type="float">
            <text:p>68.0370595429995</text:p>
          </table:table-cell>
          <table:table-cell office:value-type="float" office:value="129952" calcext:value-type="float">
            <text:p>129952</text:p>
          </table:table-cell>
          <table:table-cell office:value-type="float" office:value="103900.126423197" calcext:value-type="float">
            <text:p>103900.126423197</text:p>
          </table:table-cell>
          <table:table-cell office:value-type="float" office:value="0.1024844270014" calcext:value-type="float">
            <text:p>0.1024844270014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03834.231305757" calcext:value-type="float">
            <text:p>103834.231305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2401584010004" calcext:value-type="float">
            <text:p>68.2401584010004</text:p>
          </table:table-cell>
          <table:table-cell office:value-type="float" office:value="144317" calcext:value-type="float">
            <text:p>144317</text:p>
          </table:table-cell>
          <table:table-cell office:value-type="float" office:value="116935.004341757" calcext:value-type="float">
            <text:p>116935.004341757</text:p>
          </table:table-cell>
          <table:table-cell office:value-type="float" office:value="0.108587429000181" calcext:value-type="float">
            <text:p>0.108587429000181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7593.539587644" calcext:value-type="float">
            <text:p>127593.539587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4424855359994" calcext:value-type="float">
            <text:p>68.4424855359994</text:p>
          </table:table-cell>
          <table:table-cell office:value-type="float" office:value="132085" calcext:value-type="float">
            <text:p>132085</text:p>
          </table:table-cell>
          <table:table-cell office:value-type="float" office:value="126368.817053352" calcext:value-type="float">
            <text:p>126368.817053352</text:p>
          </table:table-cell>
          <table:table-cell office:value-type="float" office:value="0.118071679999048" calcext:value-type="float">
            <text:p>0.118071679999048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33763.999569154" calcext:value-type="float">
            <text:p>133763.999569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6470786230002" calcext:value-type="float">
            <text:p>68.6470786230002</text:p>
          </table:table-cell>
          <table:table-cell office:value-type="float" office:value="110435" calcext:value-type="float">
            <text:p>110435</text:p>
          </table:table-cell>
          <table:table-cell office:value-type="float" office:value="125934.321122734" calcext:value-type="float">
            <text:p>125934.321122734</text:p>
          </table:table-cell>
          <table:table-cell office:value-type="float" office:value="0.109912182999324" calcext:value-type="float">
            <text:p>0.109912182999324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9637.218962393" calcext:value-type="float">
            <text:p>119637.218962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8504069810006" calcext:value-type="float">
            <text:p>68.8504069810006</text:p>
          </table:table-cell>
          <table:table-cell office:value-type="float" office:value="110374" calcext:value-type="float">
            <text:p>110374</text:p>
          </table:table-cell>
          <table:table-cell office:value-type="float" office:value="118817.648439236" calcext:value-type="float">
            <text:p>118817.648439236</text:p>
          </table:table-cell>
          <table:table-cell office:value-type="float" office:value="0.103373105001083" calcext:value-type="float">
            <text:p>0.103373105001083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07672.107091021" calcext:value-type="float">
            <text:p>107672.10709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0530327550005" calcext:value-type="float">
            <text:p>69.0530327550005</text:p>
          </table:table-cell>
          <table:table-cell office:value-type="float" office:value="131690" calcext:value-type="float">
            <text:p>131690</text:p>
          </table:table-cell>
          <table:table-cell office:value-type="float" office:value="111202.6439301" calcext:value-type="float">
            <text:p>111202.6439301</text:p>
          </table:table-cell>
          <table:table-cell office:value-type="float" office:value="0.10303618800026" calcext:value-type="float">
            <text:p>0.10303618800026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2406.774240191" calcext:value-type="float">
            <text:p>112406.774240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2580242610002" calcext:value-type="float">
            <text:p>69.2580242610002</text:p>
          </table:table-cell>
          <table:table-cell office:value-type="float" office:value="144328" calcext:value-type="float">
            <text:p>144328</text:p>
          </table:table-cell>
          <table:table-cell office:value-type="float" office:value="114731.636352364" calcext:value-type="float">
            <text:p>114731.636352364</text:p>
          </table:table-cell>
          <table:table-cell office:value-type="float" office:value="0.110917187999803" calcext:value-type="float">
            <text:p>0.110917187999803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30975.812412483" calcext:value-type="float">
            <text:p>130975.812412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4604685289996" calcext:value-type="float">
            <text:p>69.4604685289996</text:p>
          </table:table-cell>
          <table:table-cell office:value-type="float" office:value="130182" calcext:value-type="float">
            <text:p>130182</text:p>
          </table:table-cell>
          <table:table-cell office:value-type="float" office:value="126640.634412792" calcext:value-type="float">
            <text:p>126640.634412792</text:p>
          </table:table-cell>
          <table:table-cell office:value-type="float" office:value="0.115895925999212" calcext:value-type="float">
            <text:p>0.115895925999212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5405.100960795" calcext:value-type="float">
            <text:p>125405.100960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6639952330006" calcext:value-type="float">
            <text:p>69.6639952330006</text:p>
          </table:table-cell>
          <table:table-cell office:value-type="float" office:value="109371" calcext:value-type="float">
            <text:p>109371</text:p>
          </table:table-cell>
          <table:table-cell office:value-type="float" office:value="126612.320104517" calcext:value-type="float">
            <text:p>126612.320104517</text:p>
          </table:table-cell>
          <table:table-cell office:value-type="float" office:value="0.109331745001327" calcext:value-type="float">
            <text:p>0.109331745001327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9650.603908123" calcext:value-type="float">
            <text:p>119650.603908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8675950209999" calcext:value-type="float">
            <text:p>69.8675950209999</text:p>
          </table:table-cell>
          <table:table-cell office:value-type="float" office:value="111602" calcext:value-type="float">
            <text:p>111602</text:p>
          </table:table-cell>
          <table:table-cell office:value-type="float" office:value="118432.059041092" calcext:value-type="float">
            <text:p>118432.059041092</text:p>
          </table:table-cell>
          <table:table-cell office:value-type="float" office:value="0.103954061998593" calcext:value-type="float">
            <text:p>0.103954061998593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09781.780460304" calcext:value-type="float">
            <text:p>109781.780460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0696790050006" calcext:value-type="float">
            <text:p>70.0696790050006</text:p>
          </table:table-cell>
          <table:table-cell office:value-type="float" office:value="133486" calcext:value-type="float">
            <text:p>133486</text:p>
          </table:table-cell>
          <table:table-cell office:value-type="float" office:value="110051.538597323" calcext:value-type="float">
            <text:p>110051.538597323</text:p>
          </table:table-cell>
          <table:table-cell office:value-type="float" office:value="0.104223955999259" calcext:value-type="float">
            <text:p>0.104223955999259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1904.838775317" calcext:value-type="float">
            <text:p>111904.838775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2729993989997" calcext:value-type="float">
            <text:p>70.2729993989997</text:p>
          </table:table-cell>
          <table:table-cell office:value-type="float" office:value="144163" calcext:value-type="float">
            <text:p>144163</text:p>
          </table:table-cell>
          <table:table-cell office:value-type="float" office:value="118759.475405871" calcext:value-type="float">
            <text:p>118759.475405871</text:p>
          </table:table-cell>
          <table:table-cell office:value-type="float" office:value="0.111495760000253" calcext:value-type="float">
            <text:p>0.111495760000253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33114.314895646" calcext:value-type="float">
            <text:p>133114.31489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4772622119999" calcext:value-type="float">
            <text:p>70.4772622119999</text:p>
          </table:table-cell>
          <table:table-cell office:value-type="float" office:value="128116" calcext:value-type="float">
            <text:p>128116</text:p>
          </table:table-cell>
          <table:table-cell office:value-type="float" office:value="124691.580392268" calcext:value-type="float">
            <text:p>124691.580392268</text:p>
          </table:table-cell>
          <table:table-cell office:value-type="float" office:value="0.118879933999779" calcext:value-type="float">
            <text:p>0.118879933999779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5246.026028851" calcext:value-type="float">
            <text:p>125246.026028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6802160679999" calcext:value-type="float">
            <text:p>70.6802160679999</text:p>
          </table:table-cell>
          <table:table-cell office:value-type="float" office:value="108434" calcext:value-type="float">
            <text:p>108434</text:p>
          </table:table-cell>
          <table:table-cell office:value-type="float" office:value="127673.849262023" calcext:value-type="float">
            <text:p>127673.849262023</text:p>
          </table:table-cell>
          <table:table-cell office:value-type="float" office:value="0.10596866600099" calcext:value-type="float">
            <text:p>0.10596866600099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9412.763718614" calcext:value-type="float">
            <text:p>119412.763718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89355282" calcext:value-type="float">
            <text:p>70.89355282</text:p>
          </table:table-cell>
          <table:table-cell office:value-type="float" office:value="113497" calcext:value-type="float">
            <text:p>113497</text:p>
          </table:table-cell>
          <table:table-cell office:value-type="float" office:value="112833.548086734" calcext:value-type="float">
            <text:p>112833.548086734</text:p>
          </table:table-cell>
          <table:table-cell office:value-type="float" office:value="0.118747046000863" calcext:value-type="float">
            <text:p>0.118747046000863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05307.604947263" calcext:value-type="float">
            <text:p>105307.604947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094996916001" calcext:value-type="float">
            <text:p>71.094996916001</text:p>
          </table:table-cell>
          <table:table-cell office:value-type="float" office:value="135883" calcext:value-type="float">
            <text:p>135883</text:p>
          </table:table-cell>
          <table:table-cell office:value-type="float" office:value="107455.888736921" calcext:value-type="float">
            <text:p>107455.888736921</text:p>
          </table:table-cell>
          <table:table-cell office:value-type="float" office:value="0.105343897999774" calcext:value-type="float">
            <text:p>0.105343897999774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4251.3227229" calcext:value-type="float">
            <text:p>114251.3227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2962189209993" calcext:value-type="float">
            <text:p>71.2962189209993</text:p>
          </table:table-cell>
          <table:table-cell office:value-type="float" office:value="143591" calcext:value-type="float">
            <text:p>143591</text:p>
          </table:table-cell>
          <table:table-cell office:value-type="float" office:value="118497.954158532" calcext:value-type="float">
            <text:p>118497.954158532</text:p>
          </table:table-cell>
          <table:table-cell office:value-type="float" office:value="0.118253644999641" calcext:value-type="float">
            <text:p>0.118253644999641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7195.080049375" calcext:value-type="float">
            <text:p>127195.08004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4976023430008" calcext:value-type="float">
            <text:p>71.4976023430008</text:p>
          </table:table-cell>
          <table:table-cell office:value-type="float" office:value="125764" calcext:value-type="float">
            <text:p>125764</text:p>
          </table:table-cell>
          <table:table-cell office:value-type="float" office:value="124169.567508799" calcext:value-type="float">
            <text:p>124169.567508799</text:p>
          </table:table-cell>
          <table:table-cell office:value-type="float" office:value="0.120547999000337" calcext:value-type="float">
            <text:p>0.120547999000337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2934.034056803" calcext:value-type="float">
            <text:p>122934.034056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6998006840004" calcext:value-type="float">
            <text:p>71.6998006840004</text:p>
          </table:table-cell>
          <table:table-cell office:value-type="float" office:value="107590" calcext:value-type="float">
            <text:p>107590</text:p>
          </table:table-cell>
          <table:table-cell office:value-type="float" office:value="124787.849040402" calcext:value-type="float">
            <text:p>124787.849040402</text:p>
          </table:table-cell>
          <table:table-cell office:value-type="float" office:value="0.102695613999458" calcext:value-type="float">
            <text:p>0.102695613999458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6845.942972092" calcext:value-type="float">
            <text:p>116845.94297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9907226169999" calcext:value-type="float">
            <text:p>71.9907226169999</text:p>
          </table:table-cell>
          <table:table-cell office:value-type="float" office:value="124521" calcext:value-type="float">
            <text:p>124521</text:p>
          </table:table-cell>
          <table:table-cell office:value-type="float" office:value="19463.2555081745" calcext:value-type="float">
            <text:p>19463.2555081745</text:p>
          </table:table-cell>
          <table:table-cell office:value-type="float" office:value="0.36469624700112" calcext:value-type="float">
            <text:p>0.36469624700112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0107.1784429336" calcext:value-type="float">
            <text:p>10107.1784429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1945797869994" calcext:value-type="float">
            <text:p>72.1945797869994</text:p>
          </table:table-cell>
          <table:table-cell office:value-type="float" office:value="143250" calcext:value-type="float">
            <text:p>143250</text:p>
          </table:table-cell>
          <table:table-cell office:value-type="float" office:value="116546.840915588" calcext:value-type="float">
            <text:p>116546.840915588</text:p>
          </table:table-cell>
          <table:table-cell office:value-type="float" office:value="0.119196961000853" calcext:value-type="float">
            <text:p>0.119196961000853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5263.014613816" calcext:value-type="float">
            <text:p>125263.014613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3969369549996" calcext:value-type="float">
            <text:p>72.3969369549996</text:p>
          </table:table-cell>
          <table:table-cell office:value-type="float" office:value="136798" calcext:value-type="float">
            <text:p>136798</text:p>
          </table:table-cell>
          <table:table-cell office:value-type="float" office:value="124259.143684069" calcext:value-type="float">
            <text:p>124259.143684069</text:p>
          </table:table-cell>
          <table:table-cell office:value-type="float" office:value="0.118765626999448" calcext:value-type="float">
            <text:p>0.118765626999448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33900.937860084" calcext:value-type="float">
            <text:p>133900.937860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6020692069997" calcext:value-type="float">
            <text:p>72.6020692069997</text:p>
          </table:table-cell>
          <table:table-cell office:value-type="float" office:value="114188" calcext:value-type="float">
            <text:p>114188</text:p>
          </table:table-cell>
          <table:table-cell office:value-type="float" office:value="125637.27828865" calcext:value-type="float">
            <text:p>125637.27828865</text:p>
          </table:table-cell>
          <table:table-cell office:value-type="float" office:value="0.11360874499951" calcext:value-type="float">
            <text:p>0.11360874499951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22315.7525252" calcext:value-type="float">
            <text:p>122315.7525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8061653780005" calcext:value-type="float">
            <text:p>72.8061653780005</text:p>
          </table:table-cell>
          <table:table-cell office:value-type="float" office:value="107854" calcext:value-type="float">
            <text:p>107854</text:p>
          </table:table-cell>
          <table:table-cell office:value-type="float" office:value="109208.801821941" calcext:value-type="float">
            <text:p>109208.801821941</text:p>
          </table:table-cell>
          <table:table-cell office:value-type="float" office:value="0.115532730998893" calcext:value-type="float">
            <text:p>0.115532730998893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96333.5136409307" calcext:value-type="float">
            <text:p>96333.5136409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0084451460007" calcext:value-type="float">
            <text:p>73.0084451460007</text:p>
          </table:table-cell>
          <table:table-cell office:value-type="float" office:value="126606" calcext:value-type="float">
            <text:p>126606</text:p>
          </table:table-cell>
          <table:table-cell office:value-type="float" office:value="113072.932693059" calcext:value-type="float">
            <text:p>113072.932693059</text:p>
          </table:table-cell>
          <table:table-cell office:value-type="float" office:value="0.102182234999418" calcext:value-type="float">
            <text:p>0.102182234999418</text:p>
          </table:table-cell>
          <table:table-cell office:value-type="float" office:value="125519.715748576" calcext:value-type="float">
            <text:p>125519.715748576</text:p>
          </table:table-cell>
          <table:table-cell office:value-type="float" office:value="111047.687442995" calcext:value-type="float">
            <text:p>111047.687442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2115151029993" calcext:value-type="float">
            <text:p>73.2115151029993</text:p>
          </table:table-cell>
          <table:table-cell office:value-type="float" office:value="149053" calcext:value-type="float">
            <text:p>149053</text:p>
          </table:table-cell>
          <table:table-cell office:value-type="float" office:value="113905.888161946" calcext:value-type="float">
            <text:p>113905.888161946</text:p>
          </table:table-cell>
          <table:table-cell office:value-type="float" office:value="0.113129126999411" calcext:value-type="float">
            <text:p>0.113129126999411</text:p>
          </table:table-cell>
          <table:table-cell office:value-type="float" office:value="130108.32985169" calcext:value-type="float">
            <text:p>130108.32985169</text:p>
          </table:table-cell>
          <table:table-cell office:value-type="float" office:value="127883.889948863" calcext:value-type="float">
            <text:p>127883.889948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4134520940006" calcext:value-type="float">
            <text:p>73.4134520940006</text:p>
          </table:table-cell>
          <table:table-cell office:value-type="float" office:value="140168" calcext:value-type="float">
            <text:p>140168</text:p>
          </table:table-cell>
          <table:table-cell office:value-type="float" office:value="125839.516760301" calcext:value-type="float">
            <text:p>125839.516760301</text:p>
          </table:table-cell>
          <table:table-cell office:value-type="float" office:value="0.123584217000825" calcext:value-type="float">
            <text:p>0.123584217000825</text:p>
          </table:table-cell>
          <table:table-cell office:value-type="float" office:value="130108.32985169" calcext:value-type="float">
            <text:p>130108.32985169</text:p>
          </table:table-cell>
          <table:table-cell office:value-type="float" office:value="131844.80427372" calcext:value-type="float">
            <text:p>131844.80427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6158865039997" calcext:value-type="float">
            <text:p>73.6158865039997</text:p>
          </table:table-cell>
          <table:table-cell office:value-type="float" office:value="117109" calcext:value-type="float">
            <text:p>117109</text:p>
          </table:table-cell>
          <table:table-cell office:value-type="float" office:value="124772.172601915" calcext:value-type="float">
            <text:p>124772.172601915</text:p>
          </table:table-cell>
          <table:table-cell office:value-type="float" office:value="0.115717969001707" calcext:value-type="float">
            <text:p>0.115717969001707</text:p>
          </table:table-cell>
          <table:table-cell office:value-type="float" office:value="130108.32985169" calcext:value-type="float">
            <text:p>130108.32985169</text:p>
          </table:table-cell>
          <table:table-cell office:value-type="float" office:value="120232.726812065" calcext:value-type="float">
            <text:p>120232.726812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8185478249998" calcext:value-type="float">
            <text:p>73.8185478249998</text:p>
          </table:table-cell>
          <table:table-cell office:value-type="float" office:value="112377" calcext:value-type="float">
            <text:p>112377</text:p>
          </table:table-cell>
          <table:table-cell office:value-type="float" office:value="119977.271224567" calcext:value-type="float">
            <text:p>119977.271224567</text:p>
          </table:table-cell>
          <table:table-cell office:value-type="float" office:value="0.105307746000108" calcext:value-type="float">
            <text:p>0.105307746000108</text:p>
          </table:table-cell>
          <table:table-cell office:value-type="float" office:value="130108.32985169" calcext:value-type="float">
            <text:p>130108.32985169</text:p>
          </table:table-cell>
          <table:table-cell office:value-type="float" office:value="108196.170440309" calcext:value-type="float">
            <text:p>108196.170440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0216932879994" calcext:value-type="float">
            <text:p>74.0216932879994</text:p>
          </table:table-cell>
          <table:table-cell office:value-type="float" office:value="132824" calcext:value-type="float">
            <text:p>132824</text:p>
          </table:table-cell>
          <table:table-cell office:value-type="float" office:value="112955.308035407" calcext:value-type="float">
            <text:p>112955.308035407</text:p>
          </table:table-cell>
          <table:table-cell office:value-type="float" office:value="0.10321185200155" calcext:value-type="float">
            <text:p>0.10321185200155</text:p>
          </table:table-cell>
          <table:table-cell office:value-type="float" office:value="130108.32985169" calcext:value-type="float">
            <text:p>130108.32985169</text:p>
          </table:table-cell>
          <table:table-cell office:value-type="float" office:value="111763.863175314" calcext:value-type="float">
            <text:p>111763.863175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2238652369997" calcext:value-type="float">
            <text:p>74.2238652369997</text:p>
          </table:table-cell>
          <table:table-cell office:value-type="float" office:value="149378" calcext:value-type="float">
            <text:p>149378</text:p>
          </table:table-cell>
          <table:table-cell office:value-type="float" office:value="116692.623280511" calcext:value-type="float">
            <text:p>116692.623280511</text:p>
          </table:table-cell>
          <table:table-cell office:value-type="float" office:value="0.104345413001283" calcext:value-type="float">
            <text:p>0.104345413001283</text:p>
          </table:table-cell>
          <table:table-cell office:value-type="float" office:value="130108.32985169" calcext:value-type="float">
            <text:p>130108.32985169</text:p>
          </table:table-cell>
          <table:table-cell office:value-type="float" office:value="127139.224075676" calcext:value-type="float">
            <text:p>127139.224075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4257975569999" calcext:value-type="float">
            <text:p>74.4257975569999</text:p>
          </table:table-cell>
          <table:table-cell office:value-type="float" office:value="138843" calcext:value-type="float">
            <text:p>138843</text:p>
          </table:table-cell>
          <table:table-cell office:value-type="float" office:value="123334.979466648" calcext:value-type="float">
            <text:p>123334.979466648</text:p>
          </table:table-cell>
          <table:table-cell office:value-type="float" office:value="0.1218989959998" calcext:value-type="float">
            <text:p>0.1218989959998</text:p>
          </table:table-cell>
          <table:table-cell office:value-type="float" office:value="130108.32985169" calcext:value-type="float">
            <text:p>130108.32985169</text:p>
          </table:table-cell>
          <table:table-cell office:value-type="float" office:value="130201.114747434" calcext:value-type="float">
            <text:p>130201.114747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6276164560004" calcext:value-type="float">
            <text:p>74.6276164560004</text:p>
          </table:table-cell>
          <table:table-cell office:value-type="float" office:value="116012" calcext:value-type="float">
            <text:p>116012</text:p>
          </table:table-cell>
          <table:table-cell office:value-type="float" office:value="123536.789380772" calcext:value-type="float">
            <text:p>123536.789380772</text:p>
          </table:table-cell>
          <table:table-cell office:value-type="float" office:value="0.114769231999162" calcext:value-type="float">
            <text:p>0.114769231999162</text:p>
          </table:table-cell>
          <table:table-cell office:value-type="float" office:value="130108.32985169" calcext:value-type="float">
            <text:p>130108.32985169</text:p>
          </table:table-cell>
          <table:table-cell office:value-type="float" office:value="119745.828462293" calcext:value-type="float">
            <text:p>119745.828462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8294188870004" calcext:value-type="float">
            <text:p>74.8294188870004</text:p>
          </table:table-cell>
          <table:table-cell office:value-type="float" office:value="113015" calcext:value-type="float">
            <text:p>113015</text:p>
          </table:table-cell>
          <table:table-cell office:value-type="float" office:value="119172.586123946" calcext:value-type="float">
            <text:p>119172.586123946</text:p>
          </table:table-cell>
          <table:table-cell office:value-type="float" office:value="0.103191819000131" calcext:value-type="float">
            <text:p>0.103191819000131</text:p>
          </table:table-cell>
          <table:table-cell office:value-type="float" office:value="130108.32985169" calcext:value-type="float">
            <text:p>130108.32985169</text:p>
          </table:table-cell>
          <table:table-cell office:value-type="float" office:value="107507.973087588" calcext:value-type="float">
            <text:p>107507.973087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0323902079999" calcext:value-type="float">
            <text:p>75.0323902079999</text:p>
          </table:table-cell>
          <table:table-cell office:value-type="float" office:value="134139" calcext:value-type="float">
            <text:p>134139</text:p>
          </table:table-cell>
          <table:table-cell office:value-type="float" office:value="112720.799806083" calcext:value-type="float">
            <text:p>112720.799806083</text:p>
          </table:table-cell>
          <table:table-cell office:value-type="float" office:value="0.102791297000294" calcext:value-type="float">
            <text:p>0.102791297000294</text:p>
          </table:table-cell>
          <table:table-cell office:value-type="float" office:value="130108.32985169" calcext:value-type="float">
            <text:p>130108.32985169</text:p>
          </table:table-cell>
          <table:table-cell office:value-type="float" office:value="111189.599014617" calcext:value-type="float">
            <text:p>111189.599014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2353046930002" calcext:value-type="float">
            <text:p>75.2353046930002</text:p>
          </table:table-cell>
          <table:table-cell office:value-type="float" office:value="149549" calcext:value-type="float">
            <text:p>149549</text:p>
          </table:table-cell>
          <table:table-cell office:value-type="float" office:value="117816.116954329" calcext:value-type="float">
            <text:p>117816.116954329</text:p>
          </table:table-cell>
          <table:table-cell office:value-type="float" office:value="0.11340960599955" calcext:value-type="float">
            <text:p>0.11340960599955</text:p>
          </table:table-cell>
          <table:table-cell office:value-type="float" office:value="130108.32985169" calcext:value-type="float">
            <text:p>130108.32985169</text:p>
          </table:table-cell>
          <table:table-cell office:value-type="float" office:value="128608.604614968" calcext:value-type="float">
            <text:p>128608.604614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4376786430003" calcext:value-type="float">
            <text:p>75.4376786430003</text:p>
          </table:table-cell>
          <table:table-cell office:value-type="float" office:value="137461" calcext:value-type="float">
            <text:p>137461</text:p>
          </table:table-cell>
          <table:table-cell office:value-type="float" office:value="125320.380292686" calcext:value-type="float">
            <text:p>125320.380292686</text:p>
          </table:table-cell>
          <table:table-cell office:value-type="float" office:value="0.123559734000082" calcext:value-type="float">
            <text:p>0.123559734000082</text:p>
          </table:table-cell>
          <table:table-cell office:value-type="float" office:value="130108.32985169" calcext:value-type="float">
            <text:p>130108.32985169</text:p>
          </table:table-cell>
          <table:table-cell office:value-type="float" office:value="133193.521499392" calcext:value-type="float">
            <text:p>133193.521499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6398800469997" calcext:value-type="float">
            <text:p>75.6398800469997</text:p>
          </table:table-cell>
          <table:table-cell office:value-type="float" office:value="115015" calcext:value-type="float">
            <text:p>115015</text:p>
          </table:table-cell>
          <table:table-cell office:value-type="float" office:value="125799.104063659" calcext:value-type="float">
            <text:p>125799.104063659</text:p>
          </table:table-cell>
          <table:table-cell office:value-type="float" office:value="0.113991367999915" calcext:value-type="float">
            <text:p>0.113991367999915</text:p>
          </table:table-cell>
          <table:table-cell office:value-type="float" office:value="130108.32985169" calcext:value-type="float">
            <text:p>130108.32985169</text:p>
          </table:table-cell>
          <table:table-cell office:value-type="float" office:value="119623.209780294" calcext:value-type="float">
            <text:p>119623.209780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8415133479994" calcext:value-type="float">
            <text:p>75.8415133479994</text:p>
          </table:table-cell>
          <table:table-cell office:value-type="float" office:value="113785" calcext:value-type="float">
            <text:p>113785</text:p>
          </table:table-cell>
          <table:table-cell office:value-type="float" office:value="107660.224617737" calcext:value-type="float">
            <text:p>107660.224617737</text:p>
          </table:table-cell>
          <table:table-cell office:value-type="float" office:value="0.11125786500088" calcext:value-type="float">
            <text:p>0.11125786500088</text:p>
          </table:table-cell>
          <table:table-cell office:value-type="float" office:value="130108.32985169" calcext:value-type="float">
            <text:p>130108.32985169</text:p>
          </table:table-cell>
          <table:table-cell office:value-type="float" office:value="96192.3123837523" calcext:value-type="float">
            <text:p>96192.3123837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0432295760002" calcext:value-type="float">
            <text:p>76.0432295760002</text:p>
          </table:table-cell>
          <table:table-cell office:value-type="float" office:value="135439" calcext:value-type="float">
            <text:p>135439</text:p>
          </table:table-cell>
          <table:table-cell office:value-type="float" office:value="109023.335632629" calcext:value-type="float">
            <text:p>109023.335632629</text:p>
          </table:table-cell>
          <table:table-cell office:value-type="float" office:value="0.109539901000971" calcext:value-type="float">
            <text:p>0.109539901000971</text:p>
          </table:table-cell>
          <table:table-cell office:value-type="float" office:value="130108.32985169" calcext:value-type="float">
            <text:p>130108.32985169</text:p>
          </table:table-cell>
          <table:table-cell office:value-type="float" office:value="108394.914887383" calcext:value-type="float">
            <text:p>108394.914887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2459122460004" calcext:value-type="float">
            <text:p>76.2459122460004</text:p>
          </table:table-cell>
          <table:table-cell office:value-type="float" office:value="149620" calcext:value-type="float">
            <text:p>149620</text:p>
          </table:table-cell>
          <table:table-cell office:value-type="float" office:value="118755.327681534" calcext:value-type="float">
            <text:p>118755.327681534</text:p>
          </table:table-cell>
          <table:table-cell office:value-type="float" office:value="0.112216454999725" calcext:value-type="float">
            <text:p>0.112216454999725</text:p>
          </table:table-cell>
          <table:table-cell office:value-type="float" office:value="130108.32985169" calcext:value-type="float">
            <text:p>130108.32985169</text:p>
          </table:table-cell>
          <table:table-cell office:value-type="float" office:value="129818.598264921" calcext:value-type="float">
            <text:p>129818.598264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4490036429997" calcext:value-type="float">
            <text:p>76.4490036429997</text:p>
          </table:table-cell>
          <table:table-cell office:value-type="float" office:value="136159" calcext:value-type="float">
            <text:p>136159</text:p>
          </table:table-cell>
          <table:table-cell office:value-type="float" office:value="124175.998428236" calcext:value-type="float">
            <text:p>124175.998428236</text:p>
          </table:table-cell>
          <table:table-cell office:value-type="float" office:value="0.124476115999641" calcext:value-type="float">
            <text:p>0.124476115999641</text:p>
          </table:table-cell>
          <table:table-cell office:value-type="float" office:value="130108.32985169" calcext:value-type="float">
            <text:p>130108.32985169</text:p>
          </table:table-cell>
          <table:table-cell office:value-type="float" office:value="131464.415342042" calcext:value-type="float">
            <text:p>131464.4153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6517926140004" calcext:value-type="float">
            <text:p>76.6517926140004</text:p>
          </table:table-cell>
          <table:table-cell office:value-type="float" office:value="109883" calcext:value-type="float">
            <text:p>109883</text:p>
          </table:table-cell>
          <table:table-cell office:value-type="float" office:value="126737.043592998" calcext:value-type="float">
            <text:p>126737.043592998</text:p>
          </table:table-cell>
          <table:table-cell office:value-type="float" office:value="0.111679569001353" calcext:value-type="float">
            <text:p>0.111679569001353</text:p>
          </table:table-cell>
          <table:table-cell office:value-type="float" office:value="125262.014716302" calcext:value-type="float">
            <text:p>125262.014716302</text:p>
          </table:table-cell>
          <table:table-cell office:value-type="float" office:value="119818.675348393" calcext:value-type="float">
            <text:p>119818.675348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8539607559997" calcext:value-type="float">
            <text:p>76.8539607559997</text:p>
          </table:table-cell>
          <table:table-cell office:value-type="float" office:value="110400" calcext:value-type="float">
            <text:p>110400</text:p>
          </table:table-cell>
          <table:table-cell office:value-type="float" office:value="117203.664752706" calcext:value-type="float">
            <text:p>117203.664752706</text:p>
          </table:table-cell>
          <table:table-cell office:value-type="float" office:value="0.102024863999759" calcext:value-type="float">
            <text:p>0.102024863999759</text:p>
          </table:table-cell>
          <table:table-cell office:value-type="float" office:value="125262.014716302" calcext:value-type="float">
            <text:p>125262.014716302</text:p>
          </table:table-cell>
          <table:table-cell office:value-type="float" office:value="103698.944152807" calcext:value-type="float">
            <text:p>103698.944152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0562195729999" calcext:value-type="float">
            <text:p>77.0562195729999</text:p>
          </table:table-cell>
          <table:table-cell office:value-type="float" office:value="131852" calcext:value-type="float">
            <text:p>131852</text:p>
          </table:table-cell>
          <table:table-cell office:value-type="float" office:value="109515.389693569" calcext:value-type="float">
            <text:p>109515.389693569</text:p>
          </table:table-cell>
          <table:table-cell office:value-type="float" office:value="0.102682490000007" calcext:value-type="float">
            <text:p>0.102682490000007</text:p>
          </table:table-cell>
          <table:table-cell office:value-type="float" office:value="125262.014716302" calcext:value-type="float">
            <text:p>125262.014716302</text:p>
          </table:table-cell>
          <table:table-cell office:value-type="float" office:value="109781.105196314" calcext:value-type="float">
            <text:p>109781.105196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2633459049994" calcext:value-type="float">
            <text:p>77.2633459049994</text:p>
          </table:table-cell>
          <table:table-cell office:value-type="float" office:value="143976" calcext:value-type="float">
            <text:p>143976</text:p>
          </table:table-cell>
          <table:table-cell office:value-type="float" office:value="115120.265418448" calcext:value-type="float">
            <text:p>115120.265418448</text:p>
          </table:table-cell>
          <table:table-cell office:value-type="float" office:value="0.112074265998672" calcext:value-type="float">
            <text:p>0.112074265998672</text:p>
          </table:table-cell>
          <table:table-cell office:value-type="float" office:value="125262.014716302" calcext:value-type="float">
            <text:p>125262.014716302</text:p>
          </table:table-cell>
          <table:table-cell office:value-type="float" office:value="126063.452331062" calcext:value-type="float">
            <text:p>126063.452331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4658892520001" calcext:value-type="float">
            <text:p>77.4658892520001</text:p>
          </table:table-cell>
          <table:table-cell office:value-type="float" office:value="129163" calcext:value-type="float">
            <text:p>129163</text:p>
          </table:table-cell>
          <table:table-cell office:value-type="float" office:value="124469.313831066" calcext:value-type="float">
            <text:p>124469.313831066</text:p>
          </table:table-cell>
          <table:table-cell office:value-type="float" office:value="0.120292084999164" calcext:value-type="float">
            <text:p>0.120292084999164</text:p>
          </table:table-cell>
          <table:table-cell office:value-type="float" office:value="125262.014716302" calcext:value-type="float">
            <text:p>125262.014716302</text:p>
          </table:table-cell>
          <table:table-cell office:value-type="float" office:value="130654.061086731" calcext:value-type="float">
            <text:p>130654.061086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6695075200005" calcext:value-type="float">
            <text:p>77.6695075200005</text:p>
          </table:table-cell>
          <table:table-cell office:value-type="float" office:value="108777" calcext:value-type="float">
            <text:p>108777</text:p>
          </table:table-cell>
          <table:table-cell office:value-type="float" office:value="127418.342524979" calcext:value-type="float">
            <text:p>127418.342524979</text:p>
          </table:table-cell>
          <table:table-cell office:value-type="float" office:value="0.105514711998694" calcext:value-type="float">
            <text:p>0.105514711998694</text:p>
          </table:table-cell>
          <table:table-cell office:value-type="float" office:value="125262.014716302" calcext:value-type="float">
            <text:p>125262.014716302</text:p>
          </table:table-cell>
          <table:table-cell office:value-type="float" office:value="119861.870972837" calcext:value-type="float">
            <text:p>119861.870972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8712930180009" calcext:value-type="float">
            <text:p>77.8712930180009</text:p>
          </table:table-cell>
          <table:table-cell office:value-type="float" office:value="111738" calcext:value-type="float">
            <text:p>111738</text:p>
          </table:table-cell>
          <table:table-cell office:value-type="float" office:value="115828.317974606" calcext:value-type="float">
            <text:p>115828.317974606</text:p>
          </table:table-cell>
          <table:table-cell office:value-type="float" office:value="0.104005174000122" calcext:value-type="float">
            <text:p>0.104005174000122</text:p>
          </table:table-cell>
          <table:table-cell office:value-type="float" office:value="125262.014716302" calcext:value-type="float">
            <text:p>125262.014716302</text:p>
          </table:table-cell>
          <table:table-cell office:value-type="float" office:value="105428.923587111" calcext:value-type="float">
            <text:p>105428.923587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074810989001" calcext:value-type="float">
            <text:p>78.074810989001</text:p>
          </table:table-cell>
          <table:table-cell office:value-type="float" office:value="133858" calcext:value-type="float">
            <text:p>133858</text:p>
          </table:table-cell>
          <table:table-cell office:value-type="float" office:value="108817.169320543" calcext:value-type="float">
            <text:p>108817.169320543</text:p>
          </table:table-cell>
          <table:table-cell office:value-type="float" office:value="0.101993031001257" calcext:value-type="float">
            <text:p>0.101993031001257</text:p>
          </table:table-cell>
          <table:table-cell office:value-type="float" office:value="125262.014716302" calcext:value-type="float">
            <text:p>125262.014716302</text:p>
          </table:table-cell>
          <table:table-cell office:value-type="float" office:value="110327.647432059" calcext:value-type="float">
            <text:p>110327.647432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2783779359997" calcext:value-type="float">
            <text:p>78.2783779359997</text:p>
          </table:table-cell>
          <table:table-cell office:value-type="float" office:value="143735" calcext:value-type="float">
            <text:p>143735</text:p>
          </table:table-cell>
          <table:table-cell office:value-type="float" office:value="116714.403918444" calcext:value-type="float">
            <text:p>116714.403918444</text:p>
          </table:table-cell>
          <table:table-cell office:value-type="float" office:value="0.112102471999606" calcext:value-type="float">
            <text:p>0.112102471999606</text:p>
          </table:table-cell>
          <table:table-cell office:value-type="float" office:value="125262.014716302" calcext:value-type="float">
            <text:p>125262.014716302</text:p>
          </table:table-cell>
          <table:table-cell office:value-type="float" office:value="127998.353876818" calcext:value-type="float">
            <text:p>127998.353876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481133139001" calcext:value-type="float">
            <text:p>78.481133139001</text:p>
          </table:table-cell>
          <table:table-cell office:value-type="float" office:value="127386" calcext:value-type="float">
            <text:p>127386</text:p>
          </table:table-cell>
          <table:table-cell office:value-type="float" office:value="124476.374755174" calcext:value-type="float">
            <text:p>124476.374755174</text:p>
          </table:table-cell>
          <table:table-cell office:value-type="float" office:value="0.119219714999417" calcext:value-type="float">
            <text:p>0.119219714999417</text:p>
          </table:table-cell>
          <table:table-cell office:value-type="float" office:value="125262.014716302" calcext:value-type="float">
            <text:p>125262.014716302</text:p>
          </table:table-cell>
          <table:table-cell office:value-type="float" office:value="129513.300591171" calcext:value-type="float">
            <text:p>129513.300591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887649964001" calcext:value-type="float">
            <text:p>78.887649964001</text:p>
          </table:table-cell>
          <table:table-cell office:value-type="float" office:value="113148" calcext:value-type="float">
            <text:p>113148</text:p>
          </table:table-cell>
          <table:table-cell office:value-type="float" office:value="78989.0128240784" calcext:value-type="float">
            <text:p>78989.0128240784</text:p>
          </table:table-cell>
          <table:table-cell office:value-type="float" office:value="0.386358837999069" calcext:value-type="float">
            <text:p>0.386358837999069</text:p>
          </table:table-cell>
          <table:table-cell office:value-type="float" office:value="125262.014716302" calcext:value-type="float">
            <text:p>125262.014716302</text:p>
          </table:table-cell>
          <table:table-cell office:value-type="float" office:value="70651.5925048807" calcext:value-type="float">
            <text:p>70651.5925048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0898603139995" calcext:value-type="float">
            <text:p>79.0898603139995</text:p>
          </table:table-cell>
          <table:table-cell office:value-type="float" office:value="135398" calcext:value-type="float">
            <text:p>135398</text:p>
          </table:table-cell>
          <table:table-cell office:value-type="float" office:value="121440.042222267" calcext:value-type="float">
            <text:p>121440.042222267</text:p>
          </table:table-cell>
          <table:table-cell office:value-type="float" office:value="0.102511892000621" calcext:value-type="float">
            <text:p>0.102511892000621</text:p>
          </table:table-cell>
          <table:table-cell office:value-type="float" office:value="125262.014716302" calcext:value-type="float">
            <text:p>125262.014716302</text:p>
          </table:table-cell>
          <table:table-cell office:value-type="float" office:value="114179.158345287" calcext:value-type="float">
            <text:p>114179.158345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294105500001" calcext:value-type="float">
            <text:p>79.294105500001</text:p>
          </table:table-cell>
          <table:table-cell office:value-type="float" office:value="143307" calcext:value-type="float">
            <text:p>143307</text:p>
          </table:table-cell>
          <table:table-cell office:value-type="float" office:value="110132.074875157" calcext:value-type="float">
            <text:p>110132.074875157</text:p>
          </table:table-cell>
          <table:table-cell office:value-type="float" office:value="0.118369375999464" calcext:value-type="float">
            <text:p>0.118369375999464</text:p>
          </table:table-cell>
          <table:table-cell office:value-type="float" office:value="125262.014716302" calcext:value-type="float">
            <text:p>125262.014716302</text:p>
          </table:table-cell>
          <table:table-cell office:value-type="float" office:value="121478.799574047" calcext:value-type="float">
            <text:p>121478.799574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4996591809995" calcext:value-type="float">
            <text:p>79.4996591809995</text:p>
          </table:table-cell>
          <table:table-cell office:value-type="float" office:value="125664" calcext:value-type="float">
            <text:p>125664</text:p>
          </table:table-cell>
          <table:table-cell office:value-type="float" office:value="129890.674805876" calcext:value-type="float">
            <text:p>129890.674805876</text:p>
          </table:table-cell>
          <table:table-cell office:value-type="float" office:value="0.125071757000114" calcext:value-type="float">
            <text:p>0.125071757000114</text:p>
          </table:table-cell>
          <table:table-cell office:value-type="float" office:value="125262.014716302" calcext:value-type="float">
            <text:p>125262.014716302</text:p>
          </table:table-cell>
          <table:table-cell office:value-type="float" office:value="130252.240100775" calcext:value-type="float">
            <text:p>130252.240100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7001164619996" calcext:value-type="float">
            <text:p>79.7001164619996</text:p>
          </table:table-cell>
          <table:table-cell office:value-type="float" office:value="107410" calcext:value-type="float">
            <text:p>107410</text:p>
          </table:table-cell>
          <table:table-cell office:value-type="float" office:value="123090.799429022" calcext:value-type="float">
            <text:p>123090.799429022</text:p>
          </table:table-cell>
          <table:table-cell office:value-type="float" office:value="0.103056117999586" calcext:value-type="float">
            <text:p>0.103056117999586</text:p>
          </table:table-cell>
          <table:table-cell office:value-type="float" office:value="125262.014716302" calcext:value-type="float">
            <text:p>125262.014716302</text:p>
          </table:table-cell>
          <table:table-cell office:value-type="float" office:value="115317.400571261" calcext:value-type="float">
            <text:p>115317.40057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9017669969999" calcext:value-type="float">
            <text:p>79.9017669969999</text:p>
          </table:table-cell>
          <table:table-cell office:value-type="float" office:value="114405" calcext:value-type="float">
            <text:p>114405</text:p>
          </table:table-cell>
          <table:table-cell office:value-type="float" office:value="113963.953049874" calcext:value-type="float">
            <text:p>113963.953049874</text:p>
          </table:table-cell>
          <table:table-cell office:value-type="float" office:value="0.103806507000627" calcext:value-type="float">
            <text:p>0.103806507000627</text:p>
          </table:table-cell>
          <table:table-cell office:value-type="float" office:value="125262.014716302" calcext:value-type="float">
            <text:p>125262.014716302</text:p>
          </table:table-cell>
          <table:table-cell office:value-type="float" office:value="107714.840040427" calcext:value-type="float">
            <text:p>107714.840040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1041118859994" calcext:value-type="float">
            <text:p>80.1041118859994</text:p>
          </table:table-cell>
          <table:table-cell office:value-type="float" office:value="136632" calcext:value-type="float">
            <text:p>136632</text:p>
          </table:table-cell>
          <table:table-cell office:value-type="float" office:value="109032.080035809" calcext:value-type="float">
            <text:p>109032.080035809</text:p>
          </table:table-cell>
          <table:table-cell office:value-type="float" office:value="0.104999195000346" calcext:value-type="float">
            <text:p>0.104999195000346</text:p>
          </table:table-cell>
          <table:table-cell office:value-type="float" office:value="125232.171167555" calcext:value-type="float">
            <text:p>125232.171167555</text:p>
          </table:table-cell>
          <table:table-cell office:value-type="float" office:value="113211.244481085" calcext:value-type="float">
            <text:p>113211.244481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3098103800003" calcext:value-type="float">
            <text:p>80.3098103800003</text:p>
          </table:table-cell>
          <table:table-cell office:value-type="float" office:value="142774" calcext:value-type="float">
            <text:p>142774</text:p>
          </table:table-cell>
          <table:table-cell office:value-type="float" office:value="118745.896308368" calcext:value-type="float">
            <text:p>118745.896308368</text:p>
          </table:table-cell>
          <table:table-cell office:value-type="float" office:value="0.115068301000065" calcext:value-type="float">
            <text:p>0.115068301000065</text:p>
          </table:table-cell>
          <table:table-cell office:value-type="float" office:value="125232.171167555" calcext:value-type="float">
            <text:p>125232.171167555</text:p>
          </table:table-cell>
          <table:table-cell office:value-type="float" office:value="131989.181418727" calcext:value-type="float">
            <text:p>131989.181418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5105525189993" calcext:value-type="float">
            <text:p>80.5105525189993</text:p>
          </table:table-cell>
          <table:table-cell office:value-type="float" office:value="123965" calcext:value-type="float">
            <text:p>123965</text:p>
          </table:table-cell>
          <table:table-cell office:value-type="float" office:value="124990.929596575" calcext:value-type="float">
            <text:p>124990.929596575</text:p>
          </table:table-cell>
          <table:table-cell office:value-type="float" office:value="0.118816821999644" calcext:value-type="float">
            <text:p>0.118816821999644</text:p>
          </table:table-cell>
          <table:table-cell office:value-type="float" office:value="125232.171167555" calcext:value-type="float">
            <text:p>125232.171167555</text:p>
          </table:table-cell>
          <table:table-cell office:value-type="float" office:value="123767.01322456" calcext:value-type="float">
            <text:p>123767.01322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7203408149999" calcext:value-type="float">
            <text:p>80.7203408149999</text:p>
          </table:table-cell>
          <table:table-cell office:value-type="float" office:value="106872" calcext:value-type="float">
            <text:p>106872</text:p>
          </table:table-cell>
          <table:table-cell office:value-type="float" office:value="122382.457828718" calcext:value-type="float">
            <text:p>122382.457828718</text:p>
          </table:table-cell>
          <table:table-cell office:value-type="float" office:value="0.108454869001434" calcext:value-type="float">
            <text:p>0.108454869001434</text:p>
          </table:table-cell>
          <table:table-cell office:value-type="float" office:value="125232.171167555" calcext:value-type="float">
            <text:p>125232.171167555</text:p>
          </table:table-cell>
          <table:table-cell office:value-type="float" office:value="112790.523228205" calcext:value-type="float">
            <text:p>112790.523228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9213985290007" calcext:value-type="float">
            <text:p>80.9213985290007</text:p>
          </table:table-cell>
          <table:table-cell office:value-type="float" office:value="115930" calcext:value-type="float">
            <text:p>115930</text:p>
          </table:table-cell>
          <table:table-cell office:value-type="float" office:value="109263.604216181" calcext:value-type="float">
            <text:p>109263.604216181</text:p>
          </table:table-cell>
          <table:table-cell office:value-type="float" office:value="0.106903313000657" calcext:value-type="float">
            <text:p>0.106903313000657</text:p>
          </table:table-cell>
          <table:table-cell office:value-type="float" office:value="125232.171167555" calcext:value-type="float">
            <text:p>125232.171167555</text:p>
          </table:table-cell>
          <table:table-cell office:value-type="float" office:value="106054.393495727" calcext:value-type="float">
            <text:p>106054.393495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1231708569994" calcext:value-type="float">
            <text:p>81.1231708569994</text:p>
          </table:table-cell>
          <table:table-cell office:value-type="float" office:value="138222" calcext:value-type="float">
            <text:p>138222</text:p>
          </table:table-cell>
          <table:table-cell office:value-type="float" office:value="110561.465535672" calcext:value-type="float">
            <text:p>110561.465535672</text:p>
          </table:table-cell>
          <table:table-cell office:value-type="float" office:value="0.10396412999944" calcext:value-type="float">
            <text:p>0.10396412999944</text:p>
          </table:table-cell>
          <table:table-cell office:value-type="float" office:value="125232.171167555" calcext:value-type="float">
            <text:p>125232.171167555</text:p>
          </table:table-cell>
          <table:table-cell office:value-type="float" office:value="113956.813537704" calcext:value-type="float">
            <text:p>113956.813537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3238019950004" calcext:value-type="float">
            <text:p>81.3238019950004</text:p>
          </table:table-cell>
          <table:table-cell office:value-type="float" office:value="141991" calcext:value-type="float">
            <text:p>141991</text:p>
          </table:table-cell>
          <table:table-cell office:value-type="float" office:value="117369.500355006" calcext:value-type="float">
            <text:p>117369.500355006</text:p>
          </table:table-cell>
          <table:table-cell office:value-type="float" office:value="0.117457180000201" calcext:value-type="float">
            <text:p>0.117457180000201</text:p>
          </table:table-cell>
          <table:table-cell office:value-type="float" office:value="125232.171167555" calcext:value-type="float">
            <text:p>125232.171167555</text:p>
          </table:table-cell>
          <table:table-cell office:value-type="float" office:value="125677.852660369" calcext:value-type="float">
            <text:p>125677.852660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5257576370004" calcext:value-type="float">
            <text:p>81.5257576370004</text:p>
          </table:table-cell>
          <table:table-cell office:value-type="float" office:value="122108" calcext:value-type="float">
            <text:p>122108</text:p>
          </table:table-cell>
          <table:table-cell office:value-type="float" office:value="124991.036346708" calcext:value-type="float">
            <text:p>124991.036346708</text:p>
          </table:table-cell>
          <table:table-cell office:value-type="float" office:value="0.117480509001325" calcext:value-type="float">
            <text:p>0.117480509001325</text:p>
          </table:table-cell>
          <table:table-cell office:value-type="float" office:value="125232.171167555" calcext:value-type="float">
            <text:p>125232.171167555</text:p>
          </table:table-cell>
          <table:table-cell office:value-type="float" office:value="126913.095015926" calcext:value-type="float">
            <text:p>126913.095015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7281090590004" calcext:value-type="float">
            <text:p>81.7281090590004</text:p>
          </table:table-cell>
          <table:table-cell office:value-type="float" office:value="106619" calcext:value-type="float">
            <text:p>106619</text:p>
          </table:table-cell>
          <table:table-cell office:value-type="float" office:value="122504.273738042" calcext:value-type="float">
            <text:p>122504.273738042</text:p>
          </table:table-cell>
          <table:table-cell office:value-type="float" office:value="0.104795843000829" calcext:value-type="float">
            <text:p>0.104795843000829</text:p>
          </table:table-cell>
          <table:table-cell office:value-type="float" office:value="125232.171167555" calcext:value-type="float">
            <text:p>125232.171167555</text:p>
          </table:table-cell>
          <table:table-cell office:value-type="float" office:value="111697.982642796" calcext:value-type="float">
            <text:p>111697.982642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9301717029994" calcext:value-type="float">
            <text:p>81.9301717029994</text:p>
          </table:table-cell>
          <table:table-cell office:value-type="float" office:value="117334" calcext:value-type="float">
            <text:p>117334</text:p>
          </table:table-cell>
          <table:table-cell office:value-type="float" office:value="111700.545440096" calcext:value-type="float">
            <text:p>111700.545440096</text:p>
          </table:table-cell>
          <table:table-cell office:value-type="float" office:value="0.103104117999465" calcext:value-type="float">
            <text:p>0.103104117999465</text:p>
          </table:table-cell>
          <table:table-cell office:value-type="float" office:value="125232.171167555" calcext:value-type="float">
            <text:p>125232.171167555</text:p>
          </table:table-cell>
          <table:table-cell office:value-type="float" office:value="104376.583316112" calcext:value-type="float">
            <text:p>104376.583316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132883272001" calcext:value-type="float">
            <text:p>82.132883272001</text:p>
          </table:table-cell>
          <table:table-cell office:value-type="float" office:value="139161" calcext:value-type="float">
            <text:p>139161</text:p>
          </table:table-cell>
          <table:table-cell office:value-type="float" office:value="111098.800634053" calcext:value-type="float">
            <text:p>111098.800634053</text:p>
          </table:table-cell>
          <table:table-cell office:value-type="float" office:value="0.103490547999172" calcext:value-type="float">
            <text:p>0.103490547999172</text:p>
          </table:table-cell>
          <table:table-cell office:value-type="float" office:value="125232.171167555" calcext:value-type="float">
            <text:p>125232.171167555</text:p>
          </table:table-cell>
          <table:table-cell office:value-type="float" office:value="118436.089303997" calcext:value-type="float">
            <text:p>118436.089303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3373817440006" calcext:value-type="float">
            <text:p>82.3373817440006</text:p>
          </table:table-cell>
          <table:table-cell office:value-type="float" office:value="141205" calcext:value-type="float">
            <text:p>141205</text:p>
          </table:table-cell>
          <table:table-cell office:value-type="float" office:value="117322.29759741" calcext:value-type="float">
            <text:p>117322.29759741</text:p>
          </table:table-cell>
          <table:table-cell office:value-type="float" office:value="0.117346107999765" calcext:value-type="float">
            <text:p>0.117346107999765</text:p>
          </table:table-cell>
          <table:table-cell office:value-type="float" office:value="125232.171167555" calcext:value-type="float">
            <text:p>125232.171167555</text:p>
          </table:table-cell>
          <table:table-cell office:value-type="float" office:value="126664.718874887" calcext:value-type="float">
            <text:p>126664.718874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5396872889996" calcext:value-type="float">
            <text:p>82.5396872889996</text:p>
          </table:table-cell>
          <table:table-cell office:value-type="float" office:value="120555" calcext:value-type="float">
            <text:p>120555</text:p>
          </table:table-cell>
          <table:table-cell office:value-type="float" office:value="126352.468753982" calcext:value-type="float">
            <text:p>126352.468753982</text:p>
          </table:table-cell>
          <table:table-cell office:value-type="float" office:value="0.115915631000462" calcext:value-type="float">
            <text:p>0.115915631000462</text:p>
          </table:table-cell>
          <table:table-cell office:value-type="float" office:value="125232.171167555" calcext:value-type="float">
            <text:p>125232.171167555</text:p>
          </table:table-cell>
          <table:table-cell office:value-type="float" office:value="125550.692155945" calcext:value-type="float">
            <text:p>125550.692155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7429159509993" calcext:value-type="float">
            <text:p>82.7429159509993</text:p>
          </table:table-cell>
          <table:table-cell office:value-type="float" office:value="106461" calcext:value-type="float">
            <text:p>106461</text:p>
          </table:table-cell>
          <table:table-cell office:value-type="float" office:value="127662.827294347" calcext:value-type="float">
            <text:p>127662.827294347</text:p>
          </table:table-cell>
          <table:table-cell office:value-type="float" office:value="0.103472120001243" calcext:value-type="float">
            <text:p>0.103472120001243</text:p>
          </table:table-cell>
          <table:table-cell office:value-type="float" office:value="125232.171167555" calcext:value-type="float">
            <text:p>125232.171167555</text:p>
          </table:table-cell>
          <table:table-cell office:value-type="float" office:value="118877.293234882" calcext:value-type="float">
            <text:p>118877.293234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9444522169997" calcext:value-type="float">
            <text:p>82.9444522169997</text:p>
          </table:table-cell>
          <table:table-cell office:value-type="float" office:value="118851" calcext:value-type="float">
            <text:p>118851</text:p>
          </table:table-cell>
          <table:table-cell office:value-type="float" office:value="114504.167586978" calcext:value-type="float">
            <text:p>114504.167586978</text:p>
          </table:table-cell>
          <table:table-cell office:value-type="float" office:value="0.103043073999288" calcext:value-type="float">
            <text:p>0.103043073999288</text:p>
          </table:table-cell>
          <table:table-cell office:value-type="float" office:value="125232.171167555" calcext:value-type="float">
            <text:p>125232.171167555</text:p>
          </table:table-cell>
          <table:table-cell office:value-type="float" office:value="107860.427659544" calcext:value-type="float">
            <text:p>107860.427659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1453058780007" calcext:value-type="float">
            <text:p>83.1453058780007</text:p>
          </table:table-cell>
          <table:table-cell office:value-type="float" office:value="140156" calcext:value-type="float">
            <text:p>140156</text:p>
          </table:table-cell>
          <table:table-cell office:value-type="float" office:value="95119.735101586" calcext:value-type="float">
            <text:p>95119.735101586</text:p>
          </table:table-cell>
          <table:table-cell office:value-type="float" office:value="0.11830054299935" calcext:value-type="float">
            <text:p>0.11830054299935</text:p>
          </table:table-cell>
          <table:table-cell office:value-type="float" office:value="125232.171167555" calcext:value-type="float">
            <text:p>125232.171167555</text:p>
          </table:table-cell>
          <table:table-cell office:value-type="float" office:value="100888.410503656" calcext:value-type="float">
            <text:p>100888.410503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3474214470007" calcext:value-type="float">
            <text:p>83.3474214470007</text:p>
          </table:table-cell>
          <table:table-cell office:value-type="float" office:value="140549" calcext:value-type="float">
            <text:p>140549</text:p>
          </table:table-cell>
          <table:table-cell office:value-type="float" office:value="122315.735344745" calcext:value-type="float">
            <text:p>122315.735344745</text:p>
          </table:table-cell>
          <table:table-cell office:value-type="float" office:value="0.116152611000871" calcext:value-type="float">
            <text:p>0.116152611000871</text:p>
          </table:table-cell>
          <table:table-cell office:value-type="float" office:value="125232.171167555" calcext:value-type="float">
            <text:p>125232.171167555</text:p>
          </table:table-cell>
          <table:table-cell office:value-type="float" office:value="133292.398802519" calcext:value-type="float">
            <text:p>133292.398802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5499382239996" calcext:value-type="float">
            <text:p>83.5499382239996</text:p>
          </table:table-cell>
          <table:table-cell office:value-type="float" office:value="119340" calcext:value-type="float">
            <text:p>119340</text:p>
          </table:table-cell>
          <table:table-cell office:value-type="float" office:value="124812.984243118" calcext:value-type="float">
            <text:p>124812.984243118</text:p>
          </table:table-cell>
          <table:table-cell office:value-type="float" office:value="0.115057216000423" calcext:value-type="float">
            <text:p>0.115057216000423</text:p>
          </table:table-cell>
          <table:table-cell office:value-type="float" office:value="125232.171167555" calcext:value-type="float">
            <text:p>125232.171167555</text:p>
          </table:table-cell>
          <table:table-cell office:value-type="float" office:value="125015.463883526" calcext:value-type="float">
            <text:p>125015.463883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7532272019998" calcext:value-type="float">
            <text:p>83.7532272019998</text:p>
          </table:table-cell>
          <table:table-cell office:value-type="float" office:value="106453" calcext:value-type="float">
            <text:p>106453</text:p>
          </table:table-cell>
          <table:table-cell office:value-type="float" office:value="123388.413745077" calcext:value-type="float">
            <text:p>123388.413745077</text:p>
          </table:table-cell>
          <table:table-cell office:value-type="float" office:value="0.103594270998656" calcext:value-type="float">
            <text:p>0.103594270998656</text:p>
          </table:table-cell>
          <table:table-cell office:value-type="float" office:value="125232.171167555" calcext:value-type="float">
            <text:p>125232.171167555</text:p>
          </table:table-cell>
          <table:table-cell office:value-type="float" office:value="112461.210962823" calcext:value-type="float">
            <text:p>112461.21096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9542332569999" calcext:value-type="float">
            <text:p>83.9542332569999</text:p>
          </table:table-cell>
          <table:table-cell office:value-type="float" office:value="122488" calcext:value-type="float">
            <text:p>122488</text:p>
          </table:table-cell>
          <table:table-cell office:value-type="float" office:value="109531.181153653" calcext:value-type="float">
            <text:p>109531.181153653</text:p>
          </table:table-cell>
          <table:table-cell office:value-type="float" office:value="0.105012591000559" calcext:value-type="float">
            <text:p>0.105012591000559</text:p>
          </table:table-cell>
          <table:table-cell office:value-type="float" office:value="127829.439883866" calcext:value-type="float">
            <text:p>127829.439883866</text:p>
          </table:table-cell>
          <table:table-cell office:value-type="float" office:value="102891.600680509" calcext:value-type="float">
            <text:p>102891.600680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1560898629996" calcext:value-type="float">
            <text:p>84.1560898629996</text:p>
          </table:table-cell>
          <table:table-cell office:value-type="float" office:value="143770" calcext:value-type="float">
            <text:p>143770</text:p>
          </table:table-cell>
          <table:table-cell office:value-type="float" office:value="114244.371358381" calcext:value-type="float">
            <text:p>114244.371358381</text:p>
          </table:table-cell>
          <table:table-cell office:value-type="float" office:value="0.10479205899901" calcext:value-type="float">
            <text:p>0.10479205899901</text:p>
          </table:table-cell>
          <table:table-cell office:value-type="float" office:value="127829.439883866" calcext:value-type="float">
            <text:p>127829.439883866</text:p>
          </table:table-cell>
          <table:table-cell office:value-type="float" office:value="125597.142036252" calcext:value-type="float">
            <text:p>125597.142036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3572145569997" calcext:value-type="float">
            <text:p>84.3572145569997</text:p>
          </table:table-cell>
          <table:table-cell office:value-type="float" office:value="142832" calcext:value-type="float">
            <text:p>142832</text:p>
          </table:table-cell>
          <table:table-cell office:value-type="float" office:value="124348.775194751" calcext:value-type="float">
            <text:p>124348.775194751</text:p>
          </table:table-cell>
          <table:table-cell office:value-type="float" office:value="0.118383146000269" calcext:value-type="float">
            <text:p>0.118383146000269</text:p>
          </table:table-cell>
          <table:table-cell office:value-type="float" office:value="127829.439883866" calcext:value-type="float">
            <text:p>127829.439883866</text:p>
          </table:table-cell>
          <table:table-cell office:value-type="float" office:value="131739.02446198" calcext:value-type="float">
            <text:p>131739.02446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5575945580004" calcext:value-type="float">
            <text:p>84.5575945580004</text:p>
          </table:table-cell>
          <table:table-cell office:value-type="float" office:value="120976" calcext:value-type="float">
            <text:p>120976</text:p>
          </table:table-cell>
          <table:table-cell office:value-type="float" office:value="124148.871631192" calcext:value-type="float">
            <text:p>124148.871631192</text:p>
          </table:table-cell>
          <table:table-cell office:value-type="float" office:value="0.118083088998901" calcext:value-type="float">
            <text:p>0.118083088998901</text:p>
          </table:table-cell>
          <table:table-cell office:value-type="float" office:value="127829.439883866" calcext:value-type="float">
            <text:p>127829.439883866</text:p>
          </table:table-cell>
          <table:table-cell office:value-type="float" office:value="123119.471321939" calcext:value-type="float">
            <text:p>123119.471321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7585037190002" calcext:value-type="float">
            <text:p>84.7585037190002</text:p>
          </table:table-cell>
          <table:table-cell office:value-type="float" office:value="108686" calcext:value-type="float">
            <text:p>108686</text:p>
          </table:table-cell>
          <table:table-cell office:value-type="float" office:value="122920.082973751" calcext:value-type="float">
            <text:p>122920.082973751</text:p>
          </table:table-cell>
          <table:table-cell office:value-type="float" office:value="0.102522134999163" calcext:value-type="float">
            <text:p>0.102522134999163</text:p>
          </table:table-cell>
          <table:table-cell office:value-type="float" office:value="127829.439883866" calcext:value-type="float">
            <text:p>127829.439883866</text:p>
          </table:table-cell>
          <table:table-cell office:value-type="float" office:value="111452.41926837" calcext:value-type="float">
            <text:p>111452.4192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9605410450004" calcext:value-type="float">
            <text:p>84.9605410450004</text:p>
          </table:table-cell>
          <table:table-cell office:value-type="float" office:value="123219" calcext:value-type="float">
            <text:p>123219</text:p>
          </table:table-cell>
          <table:table-cell office:value-type="float" office:value="113997.583196152" calcext:value-type="float">
            <text:p>113997.583196152</text:p>
          </table:table-cell>
          <table:table-cell office:value-type="float" office:value="0.103108450999571" calcext:value-type="float">
            <text:p>0.103108450999571</text:p>
          </table:table-cell>
          <table:table-cell office:value-type="float" office:value="127829.439883866" calcext:value-type="float">
            <text:p>127829.439883866</text:p>
          </table:table-cell>
          <table:table-cell office:value-type="float" office:value="108902.103186888" calcext:value-type="float">
            <text:p>108902.103186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1631212829998" calcext:value-type="float">
            <text:p>85.1631212829998</text:p>
          </table:table-cell>
          <table:table-cell office:value-type="float" office:value="144195" calcext:value-type="float">
            <text:p>144195</text:p>
          </table:table-cell>
          <table:table-cell office:value-type="float" office:value="115801.314534929" calcext:value-type="float">
            <text:p>115801.314534929</text:p>
          </table:table-cell>
          <table:table-cell office:value-type="float" office:value="0.102325719000874" calcext:value-type="float">
            <text:p>0.102325719000874</text:p>
          </table:table-cell>
          <table:table-cell office:value-type="float" office:value="127829.439883866" calcext:value-type="float">
            <text:p>127829.439883866</text:p>
          </table:table-cell>
          <table:table-cell office:value-type="float" office:value="124481.351094633" calcext:value-type="float">
            <text:p>124481.351094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3641726090009" calcext:value-type="float">
            <text:p>85.3641726090009</text:p>
          </table:table-cell>
          <table:table-cell office:value-type="float" office:value="142250" calcext:value-type="float">
            <text:p>142250</text:p>
          </table:table-cell>
          <table:table-cell office:value-type="float" office:value="123080.07957059" calcext:value-type="float">
            <text:p>123080.07957059</text:p>
          </table:table-cell>
          <table:table-cell office:value-type="float" office:value="0.119680054998753" calcext:value-type="float">
            <text:p>0.119680054998753</text:p>
          </table:table-cell>
          <table:table-cell office:value-type="float" office:value="127829.439883866" calcext:value-type="float">
            <text:p>127829.439883866</text:p>
          </table:table-cell>
          <table:table-cell office:value-type="float" office:value="131607.217852029" calcext:value-type="float">
            <text:p>131607.217852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5667755649993" calcext:value-type="float">
            <text:p>85.5667755649993</text:p>
          </table:table-cell>
          <table:table-cell office:value-type="float" office:value="120005" calcext:value-type="float">
            <text:p>120005</text:p>
          </table:table-cell>
          <table:table-cell office:value-type="float" office:value="124729.935176115" calcext:value-type="float">
            <text:p>124729.935176115</text:p>
          </table:table-cell>
          <table:table-cell office:value-type="float" office:value="0.118295150999984" calcext:value-type="float">
            <text:p>0.118295150999984</text:p>
          </table:table-cell>
          <table:table-cell office:value-type="float" office:value="127829.439883866" calcext:value-type="float">
            <text:p>127829.439883866</text:p>
          </table:table-cell>
          <table:table-cell office:value-type="float" office:value="123502.026548104" calcext:value-type="float">
            <text:p>123502.026548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767389654" calcext:value-type="float">
            <text:p>85.767389654</text:p>
          </table:table-cell>
          <table:table-cell office:value-type="float" office:value="108778" calcext:value-type="float">
            <text:p>108778</text:p>
          </table:table-cell>
          <table:table-cell office:value-type="float" office:value="121368.535306936" calcext:value-type="float">
            <text:p>121368.535306936</text:p>
          </table:table-cell>
          <table:table-cell office:value-type="float" office:value="0.102976719001163" calcext:value-type="float">
            <text:p>0.102976719001163</text:p>
          </table:table-cell>
          <table:table-cell office:value-type="float" office:value="127829.439883866" calcext:value-type="float">
            <text:p>127829.439883866</text:p>
          </table:table-cell>
          <table:table-cell office:value-type="float" office:value="111215.265839074" calcext:value-type="float">
            <text:p>111215.265839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969134885001" calcext:value-type="float">
            <text:p>85.969134885001</text:p>
          </table:table-cell>
          <table:table-cell office:value-type="float" office:value="124233" calcext:value-type="float">
            <text:p>124233</text:p>
          </table:table-cell>
          <table:table-cell office:value-type="float" office:value="113368.198966853" calcext:value-type="float">
            <text:p>113368.198966853</text:p>
          </table:table-cell>
          <table:table-cell office:value-type="float" office:value="0.102953827999954" calcext:value-type="float">
            <text:p>0.102953827999954</text:p>
          </table:table-cell>
          <table:table-cell office:value-type="float" office:value="127829.439883866" calcext:value-type="float">
            <text:p>127829.439883866</text:p>
          </table:table-cell>
          <table:table-cell office:value-type="float" office:value="107624.144730739" calcext:value-type="float">
            <text:p>107624.144730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1713732349999" calcext:value-type="float">
            <text:p>86.1713732349999</text:p>
          </table:table-cell>
          <table:table-cell office:value-type="float" office:value="144759" calcext:value-type="float">
            <text:p>144759</text:p>
          </table:table-cell>
          <table:table-cell office:value-type="float" office:value="2455.81725602096" calcext:value-type="float">
            <text:p>2455.81725602096</text:p>
          </table:table-cell>
          <table:table-cell office:value-type="float" office:value="0.303175764000116" calcext:value-type="float">
            <text:p>0.303175764000116</text:p>
          </table:table-cell>
          <table:table-cell office:value-type="float" office:value="127829.439883866" calcext:value-type="float">
            <text:p>127829.439883866</text:p>
          </table:table-cell>
          <table:table-cell office:value-type="float" office:value="10363.0371918135" calcext:value-type="float">
            <text:p>10363.0371918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373335227001" calcext:value-type="float">
            <text:p>86.373335227001</text:p>
          </table:table-cell>
          <table:table-cell office:value-type="float" office:value="141459" calcext:value-type="float">
            <text:p>141459</text:p>
          </table:table-cell>
          <table:table-cell office:value-type="float" office:value="116361.226247628" calcext:value-type="float">
            <text:p>116361.226247628</text:p>
          </table:table-cell>
          <table:table-cell office:value-type="float" office:value="0.148664141001063" calcext:value-type="float">
            <text:p>0.148664141001063</text:p>
          </table:table-cell>
          <table:table-cell office:value-type="float" office:value="127829.439883866" calcext:value-type="float">
            <text:p>127829.439883866</text:p>
          </table:table-cell>
          <table:table-cell office:value-type="float" office:value="126862.914788688" calcext:value-type="float">
            <text:p>126862.914788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5751778579997" calcext:value-type="float">
            <text:p>86.5751778579997</text:p>
          </table:table-cell>
          <table:table-cell office:value-type="float" office:value="119018" calcext:value-type="float">
            <text:p>119018</text:p>
          </table:table-cell>
          <table:table-cell office:value-type="float" office:value="125562.866528782" calcext:value-type="float">
            <text:p>125562.866528782</text:p>
          </table:table-cell>
          <table:table-cell office:value-type="float" office:value="0.115975816001082" calcext:value-type="float">
            <text:p>0.115975816001082</text:p>
          </table:table-cell>
          <table:table-cell office:value-type="float" office:value="127829.439883866" calcext:value-type="float">
            <text:p>127829.439883866</text:p>
          </table:table-cell>
          <table:table-cell office:value-type="float" office:value="123874.492165267" calcext:value-type="float">
            <text:p>123874.492165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7774979120004" calcext:value-type="float">
            <text:p>86.7774979120004</text:p>
          </table:table-cell>
          <table:table-cell office:value-type="float" office:value="108957" calcext:value-type="float">
            <text:p>108957</text:p>
          </table:table-cell>
          <table:table-cell office:value-type="float" office:value="120988.395260848" calcext:value-type="float">
            <text:p>120988.395260848</text:p>
          </table:table-cell>
          <table:table-cell office:value-type="float" office:value="0.104096633000154" calcext:value-type="float">
            <text:p>0.104096633000154</text:p>
          </table:table-cell>
          <table:table-cell office:value-type="float" office:value="127829.439883866" calcext:value-type="float">
            <text:p>127829.439883866</text:p>
          </table:table-cell>
          <table:table-cell office:value-type="float" office:value="109506.937960355" calcext:value-type="float">
            <text:p>109506.937960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9790938860006" calcext:value-type="float">
            <text:p>86.9790938860006</text:p>
          </table:table-cell>
          <table:table-cell office:value-type="float" office:value="125418" calcext:value-type="float">
            <text:p>125418</text:p>
          </table:table-cell>
          <table:table-cell office:value-type="float" office:value="108657.122864053" calcext:value-type="float">
            <text:p>108657.122864053</text:p>
          </table:table-cell>
          <table:table-cell office:value-type="float" office:value="0.109321526000713" calcext:value-type="float">
            <text:p>0.109321526000713</text:p>
          </table:table-cell>
          <table:table-cell office:value-type="float" office:value="127829.439883866" calcext:value-type="float">
            <text:p>127829.439883866</text:p>
          </table:table-cell>
          <table:table-cell office:value-type="float" office:value="103509.627569714" calcext:value-type="float">
            <text:p>103509.627569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1811300970003" calcext:value-type="float">
            <text:p>87.1811300970003</text:p>
          </table:table-cell>
          <table:table-cell office:value-type="float" office:value="145278" calcext:value-type="float">
            <text:p>145278</text:p>
          </table:table-cell>
          <table:table-cell office:value-type="float" office:value="116229.226070117" calcext:value-type="float">
            <text:p>116229.226070117</text:p>
          </table:table-cell>
          <table:table-cell office:value-type="float" office:value="0.102656610999475" calcext:value-type="float">
            <text:p>0.102656610999475</text:p>
          </table:table-cell>
          <table:table-cell office:value-type="float" office:value="127829.439883866" calcext:value-type="float">
            <text:p>127829.439883866</text:p>
          </table:table-cell>
          <table:table-cell office:value-type="float" office:value="124651.144372484" calcext:value-type="float">
            <text:p>124651.144372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3823930870003" calcext:value-type="float">
            <text:p>87.3823930870003</text:p>
          </table:table-cell>
          <table:table-cell office:value-type="float" office:value="140668" calcext:value-type="float">
            <text:p>140668</text:p>
          </table:table-cell>
          <table:table-cell office:value-type="float" office:value="121530.721571552" calcext:value-type="float">
            <text:p>121530.721571552</text:p>
          </table:table-cell>
          <table:table-cell office:value-type="float" office:value="0.122825853000904" calcext:value-type="float">
            <text:p>0.122825853000904</text:p>
          </table:table-cell>
          <table:table-cell office:value-type="float" office:value="127829.439883866" calcext:value-type="float">
            <text:p>127829.439883866</text:p>
          </table:table-cell>
          <table:table-cell office:value-type="float" office:value="131691.665468339" calcext:value-type="float">
            <text:p>131691.665468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5841288709999" calcext:value-type="float">
            <text:p>87.5841288709999</text:p>
          </table:table-cell>
          <table:table-cell office:value-type="float" office:value="118071" calcext:value-type="float">
            <text:p>118071</text:p>
          </table:table-cell>
          <table:table-cell office:value-type="float" office:value="124472.585992828" calcext:value-type="float">
            <text:p>124472.585992828</text:p>
          </table:table-cell>
          <table:table-cell office:value-type="float" office:value="0.115459001001" calcext:value-type="float">
            <text:p>0.115459001001</text:p>
          </table:table-cell>
          <table:table-cell office:value-type="float" office:value="127829.439883866" calcext:value-type="float">
            <text:p>127829.439883866</text:p>
          </table:table-cell>
          <table:table-cell office:value-type="float" office:value="122113.978169857" calcext:value-type="float">
            <text:p>122113.978169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7861480629999" calcext:value-type="float">
            <text:p>87.7861480629999</text:p>
          </table:table-cell>
          <table:table-cell office:value-type="float" office:value="109170" calcext:value-type="float">
            <text:p>109170</text:p>
          </table:table-cell>
          <table:table-cell office:value-type="float" office:value="121122.441952739" calcext:value-type="float">
            <text:p>121122.441952739</text:p>
          </table:table-cell>
          <table:table-cell office:value-type="float" office:value="0.102390150999781" calcext:value-type="float">
            <text:p>0.102390150999781</text:p>
          </table:table-cell>
          <table:table-cell office:value-type="float" office:value="127829.439883866" calcext:value-type="float">
            <text:p>127829.439883866</text:p>
          </table:table-cell>
          <table:table-cell office:value-type="float" office:value="109561.170591425" calcext:value-type="float">
            <text:p>109561.170591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9893405059993" calcext:value-type="float">
            <text:p>87.9893405059993</text:p>
          </table:table-cell>
          <table:table-cell office:value-type="float" office:value="126646" calcext:value-type="float">
            <text:p>126646</text:p>
          </table:table-cell>
          <table:table-cell office:value-type="float" office:value="112855.547114658" calcext:value-type="float">
            <text:p>112855.547114658</text:p>
          </table:table-cell>
          <table:table-cell office:value-type="float" office:value="0.102738882000267" calcext:value-type="float">
            <text:p>0.102738882000267</text:p>
          </table:table-cell>
          <table:table-cell office:value-type="float" office:value="127829.439883866" calcext:value-type="float">
            <text:p>127829.439883866</text:p>
          </table:table-cell>
          <table:table-cell office:value-type="float" office:value="108301.540990525" calcext:value-type="float">
            <text:p>108301.540990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192326800001" calcext:value-type="float">
            <text:p>88.192326800001</text:p>
          </table:table-cell>
          <table:table-cell office:value-type="float" office:value="145793" calcext:value-type="float">
            <text:p>145793</text:p>
          </table:table-cell>
          <table:table-cell office:value-type="float" office:value="115738.574247508" calcext:value-type="float">
            <text:p>115738.574247508</text:p>
          </table:table-cell>
          <table:table-cell office:value-type="float" office:value="0.106075571999099" calcext:value-type="float">
            <text:p>0.106075571999099</text:p>
          </table:table-cell>
          <table:table-cell office:value-type="float" office:value="127829.439883866" calcext:value-type="float">
            <text:p>127829.439883866</text:p>
          </table:table-cell>
          <table:table-cell office:value-type="float" office:value="124679.795573804" calcext:value-type="float">
            <text:p>124679.795573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3939919740005" calcext:value-type="float">
            <text:p>88.3939919740005</text:p>
          </table:table-cell>
          <table:table-cell office:value-type="float" office:value="139597" calcext:value-type="float">
            <text:p>139597</text:p>
          </table:table-cell>
          <table:table-cell office:value-type="float" office:value="122810.816316253" calcext:value-type="float">
            <text:p>122810.816316253</text:p>
          </table:table-cell>
          <table:table-cell office:value-type="float" office:value="0.11924375200033" calcext:value-type="float">
            <text:p>0.11924375200033</text:p>
          </table:table-cell>
          <table:table-cell office:value-type="float" office:value="127829.439883866" calcext:value-type="float">
            <text:p>127829.439883866</text:p>
          </table:table-cell>
          <table:table-cell office:value-type="float" office:value="132606.969024802" calcext:value-type="float">
            <text:p>132606.969024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5955719640006" calcext:value-type="float">
            <text:p>88.5955719640006</text:p>
          </table:table-cell>
          <table:table-cell office:value-type="float" office:value="116911" calcext:value-type="float">
            <text:p>116911</text:p>
          </table:table-cell>
          <table:table-cell office:value-type="float" office:value="124008.027228564" calcext:value-type="float">
            <text:p>124008.027228564</text:p>
          </table:table-cell>
          <table:table-cell office:value-type="float" office:value="0.114131026000905" calcext:value-type="float">
            <text:p>0.114131026000905</text:p>
          </table:table-cell>
          <table:table-cell office:value-type="float" office:value="127829.439883866" calcext:value-type="float">
            <text:p>127829.439883866</text:p>
          </table:table-cell>
          <table:table-cell office:value-type="float" office:value="120837.976453917" calcext:value-type="float">
            <text:p>120837.976453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7968151490004" calcext:value-type="float">
            <text:p>88.7968151490004</text:p>
          </table:table-cell>
          <table:table-cell office:value-type="float" office:value="106920" calcext:value-type="float">
            <text:p>106920</text:p>
          </table:table-cell>
          <table:table-cell office:value-type="float" office:value="120986.348746468" calcext:value-type="float">
            <text:p>120986.348746468</text:p>
          </table:table-cell>
          <table:table-cell office:value-type="float" office:value="0.102473613000257" calcext:value-type="float">
            <text:p>0.102473613000257</text:p>
          </table:table-cell>
          <table:table-cell office:value-type="float" office:value="124808.850230427" calcext:value-type="float">
            <text:p>124808.850230427</text:p>
          </table:table-cell>
          <table:table-cell office:value-type="float" office:value="109379.542440199" calcext:value-type="float">
            <text:p>109379.542440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9990657130002" calcext:value-type="float">
            <text:p>88.9990657130002</text:p>
          </table:table-cell>
          <table:table-cell office:value-type="float" office:value="124796" calcext:value-type="float">
            <text:p>124796</text:p>
          </table:table-cell>
          <table:table-cell office:value-type="float" office:value="110247.776165921" calcext:value-type="float">
            <text:p>110247.776165921</text:p>
          </table:table-cell>
          <table:table-cell office:value-type="float" office:value="0.103406616000939" calcext:value-type="float">
            <text:p>0.103406616000939</text:p>
          </table:table-cell>
          <table:table-cell office:value-type="float" office:value="124808.850230427" calcext:value-type="float">
            <text:p>124808.850230427</text:p>
          </table:table-cell>
          <table:table-cell office:value-type="float" office:value="105136.094873233" calcext:value-type="float">
            <text:p>105136.09487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2001846700005" calcext:value-type="float">
            <text:p>89.2001846700005</text:p>
          </table:table-cell>
          <table:table-cell office:value-type="float" office:value="142646" calcext:value-type="float">
            <text:p>142646</text:p>
          </table:table-cell>
          <table:table-cell office:value-type="float" office:value="115555.476615333" calcext:value-type="float">
            <text:p>115555.476615333</text:p>
          </table:table-cell>
          <table:table-cell office:value-type="float" office:value="0.103353354999854" calcext:value-type="float">
            <text:p>0.103353354999854</text:p>
          </table:table-cell>
          <table:table-cell office:value-type="float" office:value="124808.850230427" calcext:value-type="float">
            <text:p>124808.850230427</text:p>
          </table:table-cell>
          <table:table-cell office:value-type="float" office:value="124707.108311694" calcext:value-type="float">
            <text:p>124707.108311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4026288589994" calcext:value-type="float">
            <text:p>89.4026288589994</text:p>
          </table:table-cell>
          <table:table-cell office:value-type="float" office:value="135480" calcext:value-type="float">
            <text:p>135480</text:p>
          </table:table-cell>
          <table:table-cell office:value-type="float" office:value="124630.315698444" calcext:value-type="float">
            <text:p>124630.315698444</text:p>
          </table:table-cell>
          <table:table-cell office:value-type="float" office:value="0.117093699000179" calcext:value-type="float">
            <text:p>0.117093699000179</text:p>
          </table:table-cell>
          <table:table-cell office:value-type="float" office:value="124808.850230427" calcext:value-type="float">
            <text:p>124808.850230427</text:p>
          </table:table-cell>
          <table:table-cell office:value-type="float" office:value="133768.636675174" calcext:value-type="float">
            <text:p>133768.636675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6048189760004" calcext:value-type="float">
            <text:p>89.6048189760004</text:p>
          </table:table-cell>
          <table:table-cell office:value-type="float" office:value="113273" calcext:value-type="float">
            <text:p>113273</text:p>
          </table:table-cell>
          <table:table-cell office:value-type="float" office:value="124131.16371232" calcext:value-type="float">
            <text:p>124131.16371232</text:p>
          </table:table-cell>
          <table:table-cell office:value-type="float" office:value="0.10961221800062" calcext:value-type="float">
            <text:p>0.10961221800062</text:p>
          </table:table-cell>
          <table:table-cell office:value-type="float" office:value="124808.850230427" calcext:value-type="float">
            <text:p>124808.850230427</text:p>
          </table:table-cell>
          <table:table-cell office:value-type="float" office:value="120462.524601998" calcext:value-type="float">
            <text:p>120462.524601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8073951450006" calcext:value-type="float">
            <text:p>89.8073951450006</text:p>
          </table:table-cell>
          <table:table-cell office:value-type="float" office:value="107326" calcext:value-type="float">
            <text:p>107326</text:p>
          </table:table-cell>
          <table:table-cell office:value-type="float" office:value="118285.198040987" calcext:value-type="float">
            <text:p>118285.198040987</text:p>
          </table:table-cell>
          <table:table-cell office:value-type="float" office:value="0.105098773999998" calcext:value-type="float">
            <text:p>0.105098773999998</text:p>
          </table:table-cell>
          <table:table-cell office:value-type="float" office:value="124808.850230427" calcext:value-type="float">
            <text:p>124808.850230427</text:p>
          </table:table-cell>
          <table:table-cell office:value-type="float" office:value="106916.307624727" calcext:value-type="float">
            <text:p>106916.307624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008678010001" calcext:value-type="float">
            <text:p>90.008678010001</text:p>
          </table:table-cell>
          <table:table-cell office:value-type="float" office:value="125894" calcext:value-type="float">
            <text:p>125894</text:p>
          </table:table-cell>
          <table:table-cell office:value-type="float" office:value="109449.951911216" calcext:value-type="float">
            <text:p>109449.951911216</text:p>
          </table:table-cell>
          <table:table-cell office:value-type="float" office:value="0.102207660000204" calcext:value-type="float">
            <text:p>0.102207660000204</text:p>
          </table:table-cell>
          <table:table-cell office:value-type="float" office:value="124808.850230427" calcext:value-type="float">
            <text:p>124808.850230427</text:p>
          </table:table-cell>
          <table:table-cell office:value-type="float" office:value="107634.062583235" calcext:value-type="float">
            <text:p>107634.062583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2113523740009" calcext:value-type="float">
            <text:p>90.2113523740009</text:p>
          </table:table-cell>
          <table:table-cell office:value-type="float" office:value="143004" calcext:value-type="float">
            <text:p>143004</text:p>
          </table:table-cell>
          <table:table-cell office:value-type="float" office:value="77642.9634538892" calcext:value-type="float">
            <text:p>77642.9634538892</text:p>
          </table:table-cell>
          <table:table-cell office:value-type="float" office:value="0.103028946999984" calcext:value-type="float">
            <text:p>0.103028946999984</text:p>
          </table:table-cell>
          <table:table-cell office:value-type="float" office:value="124808.850230427" calcext:value-type="float">
            <text:p>124808.850230427</text:p>
          </table:table-cell>
          <table:table-cell office:value-type="float" office:value="85920.1832607115" calcext:value-type="float">
            <text:p>85920.1832607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412751363001" calcext:value-type="float">
            <text:p>90.412751363001</text:p>
          </table:table-cell>
          <table:table-cell office:value-type="float" office:value="134480" calcext:value-type="float">
            <text:p>134480</text:p>
          </table:table-cell>
          <table:table-cell office:value-type="float" office:value="124108.717385047" calcext:value-type="float">
            <text:p>124108.717385047</text:p>
          </table:table-cell>
          <table:table-cell office:value-type="float" office:value="0.118374690000564" calcext:value-type="float">
            <text:p>0.118374690000564</text:p>
          </table:table-cell>
          <table:table-cell office:value-type="float" office:value="124808.850230427" calcext:value-type="float">
            <text:p>124808.850230427</text:p>
          </table:table-cell>
          <table:table-cell office:value-type="float" office:value="132852.582698065" calcext:value-type="float">
            <text:p>132852.582698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6145567509993" calcext:value-type="float">
            <text:p>90.6145567509993</text:p>
          </table:table-cell>
          <table:table-cell office:value-type="float" office:value="112393" calcext:value-type="float">
            <text:p>112393</text:p>
          </table:table-cell>
          <table:table-cell office:value-type="float" office:value="124634.064757448" calcext:value-type="float">
            <text:p>124634.064757448</text:p>
          </table:table-cell>
          <table:table-cell office:value-type="float" office:value="0.109885527999722" calcext:value-type="float">
            <text:p>0.109885527999722</text:p>
          </table:table-cell>
          <table:table-cell office:value-type="float" office:value="124808.850230427" calcext:value-type="float">
            <text:p>124808.850230427</text:p>
          </table:table-cell>
          <table:table-cell office:value-type="float" office:value="120277.97428824" calcext:value-type="float">
            <text:p>120277.97428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8157444459994" calcext:value-type="float">
            <text:p>90.8157444459994</text:p>
          </table:table-cell>
          <table:table-cell office:value-type="float" office:value="107702" calcext:value-type="float">
            <text:p>107702</text:p>
          </table:table-cell>
          <table:table-cell office:value-type="float" office:value="118189.360756136" calcext:value-type="float">
            <text:p>118189.360756136</text:p>
          </table:table-cell>
          <table:table-cell office:value-type="float" office:value="0.103484862000187" calcext:value-type="float">
            <text:p>0.103484862000187</text:p>
          </table:table-cell>
          <table:table-cell office:value-type="float" office:value="124808.850230427" calcext:value-type="float">
            <text:p>124808.850230427</text:p>
          </table:table-cell>
          <table:table-cell office:value-type="float" office:value="106902.057824013" calcext:value-type="float">
            <text:p>106902.057824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0187184530005" calcext:value-type="float">
            <text:p>91.0187184530005</text:p>
          </table:table-cell>
          <table:table-cell office:value-type="float" office:value="127102" calcext:value-type="float">
            <text:p>127102</text:p>
          </table:table-cell>
          <table:table-cell office:value-type="float" office:value="108184.252918716" calcext:value-type="float">
            <text:p>108184.252918716</text:p>
          </table:table-cell>
          <table:table-cell office:value-type="float" office:value="0.10339912299969" calcext:value-type="float">
            <text:p>0.10339912299969</text:p>
          </table:table-cell>
          <table:table-cell office:value-type="float" office:value="124808.850230427" calcext:value-type="float">
            <text:p>124808.850230427</text:p>
          </table:table-cell>
          <table:table-cell office:value-type="float" office:value="105786.972253411" calcext:value-type="float">
            <text:p>105786.972253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2205971879994" calcext:value-type="float">
            <text:p>91.2205971879994</text:p>
          </table:table-cell>
          <table:table-cell office:value-type="float" office:value="143228" calcext:value-type="float">
            <text:p>143228</text:p>
          </table:table-cell>
          <table:table-cell office:value-type="float" office:value="113861.377393427" calcext:value-type="float">
            <text:p>113861.377393427</text:p>
          </table:table-cell>
          <table:table-cell office:value-type="float" office:value="0.104746057999364" calcext:value-type="float">
            <text:p>0.104746057999364</text:p>
          </table:table-cell>
          <table:table-cell office:value-type="float" office:value="124808.850230427" calcext:value-type="float">
            <text:p>124808.850230427</text:p>
          </table:table-cell>
          <table:table-cell office:value-type="float" office:value="123775.520413447" calcext:value-type="float">
            <text:p>123775.520413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4228391260003" calcext:value-type="float">
            <text:p>91.4228391260003</text:p>
          </table:table-cell>
          <table:table-cell office:value-type="float" office:value="133447" calcext:value-type="float">
            <text:p>133447</text:p>
          </table:table-cell>
          <table:table-cell office:value-type="float" office:value="123143.877074646" calcext:value-type="float">
            <text:p>123143.877074646</text:p>
          </table:table-cell>
          <table:table-cell office:value-type="float" office:value="0.117252797999754" calcext:value-type="float">
            <text:p>0.117252797999754</text:p>
          </table:table-cell>
          <table:table-cell office:value-type="float" office:value="124808.850230427" calcext:value-type="float">
            <text:p>124808.850230427</text:p>
          </table:table-cell>
          <table:table-cell office:value-type="float" office:value="131384.880700462" calcext:value-type="float">
            <text:p>131384.880700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6247260599994" calcext:value-type="float">
            <text:p>91.6247260599994</text:p>
          </table:table-cell>
          <table:table-cell office:value-type="float" office:value="111524" calcext:value-type="float">
            <text:p>111524</text:p>
          </table:table-cell>
          <table:table-cell office:value-type="float" office:value="125080.201193349" calcext:value-type="float">
            <text:p>125080.201193349</text:p>
          </table:table-cell>
          <table:table-cell office:value-type="float" office:value="0.109403583999665" calcext:value-type="float">
            <text:p>0.109403583999665</text:p>
          </table:table-cell>
          <table:table-cell office:value-type="float" office:value="124808.850230427" calcext:value-type="float">
            <text:p>124808.850230427</text:p>
          </table:table-cell>
          <table:table-cell office:value-type="float" office:value="120081.735581039" calcext:value-type="float">
            <text:p>120081.735581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8264555349997" calcext:value-type="float">
            <text:p>91.8264555349997</text:p>
          </table:table-cell>
          <table:table-cell office:value-type="float" office:value="108228" calcext:value-type="float">
            <text:p>108228</text:p>
          </table:table-cell>
          <table:table-cell office:value-type="float" office:value="117308.330726934" calcext:value-type="float">
            <text:p>117308.330726934</text:p>
          </table:table-cell>
          <table:table-cell office:value-type="float" office:value="0.104586329000085" calcext:value-type="float">
            <text:p>0.104586329000085</text:p>
          </table:table-cell>
          <table:table-cell office:value-type="float" office:value="124808.850230427" calcext:value-type="float">
            <text:p>124808.850230427</text:p>
          </table:table-cell>
          <table:table-cell office:value-type="float" office:value="104878.346156009" calcext:value-type="float">
            <text:p>104878.346156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0277783910005" calcext:value-type="float">
            <text:p>92.0277783910005</text:p>
          </table:table-cell>
          <table:table-cell office:value-type="float" office:value="128153" calcext:value-type="float">
            <text:p>128153</text:p>
          </table:table-cell>
          <table:table-cell office:value-type="float" office:value="108622.212741817" calcext:value-type="float">
            <text:p>108622.212741817</text:p>
          </table:table-cell>
          <table:table-cell office:value-type="float" office:value="0.102524050000284" calcext:value-type="float">
            <text:p>0.102524050000284</text:p>
          </table:table-cell>
          <table:table-cell office:value-type="float" office:value="124808.850230427" calcext:value-type="float">
            <text:p>124808.850230427</text:p>
          </table:table-cell>
          <table:table-cell office:value-type="float" office:value="108164.322425016" calcext:value-type="float">
            <text:p>108164.322425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2291241550011" calcext:value-type="float">
            <text:p>92.2291241550011</text:p>
          </table:table-cell>
          <table:table-cell office:value-type="float" office:value="143546" calcext:value-type="float">
            <text:p>143546</text:p>
          </table:table-cell>
          <table:table-cell office:value-type="float" office:value="115893.776712531" calcext:value-type="float">
            <text:p>115893.776712531</text:p>
          </table:table-cell>
          <table:table-cell office:value-type="float" office:value="0.104944700000488" calcext:value-type="float">
            <text:p>0.104944700000488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26076.214840051" calcext:value-type="float">
            <text:p>126076.214840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430858881" calcext:value-type="float">
            <text:p>92.430858881</text:p>
          </table:table-cell>
          <table:table-cell office:value-type="float" office:value="132751" calcext:value-type="float">
            <text:p>132751</text:p>
          </table:table-cell>
          <table:table-cell office:value-type="float" office:value="122022.148006143" calcext:value-type="float">
            <text:p>122022.148006143</text:p>
          </table:table-cell>
          <table:table-cell office:value-type="float" office:value="0.120650353999736" calcext:value-type="float">
            <text:p>0.120650353999736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29888.560558059" calcext:value-type="float">
            <text:p>129888.560558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6335107600007" calcext:value-type="float">
            <text:p>92.6335107600007</text:p>
          </table:table-cell>
          <table:table-cell office:value-type="float" office:value="110944" calcext:value-type="float">
            <text:p>110944</text:p>
          </table:table-cell>
          <table:table-cell office:value-type="float" office:value="126285.740543052" calcext:value-type="float">
            <text:p>126285.740543052</text:p>
          </table:table-cell>
          <table:table-cell office:value-type="float" office:value="0.109278273999735" calcext:value-type="float">
            <text:p>0.109278273999735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20769.082094541" calcext:value-type="float">
            <text:p>120769.082094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8352688140003" calcext:value-type="float">
            <text:p>92.8352688140003</text:p>
          </table:table-cell>
          <table:table-cell office:value-type="float" office:value="108886" calcext:value-type="float">
            <text:p>108886</text:p>
          </table:table-cell>
          <table:table-cell office:value-type="float" office:value="117768.265196935" calcext:value-type="float">
            <text:p>117768.265196935</text:p>
          </table:table-cell>
          <table:table-cell office:value-type="float" office:value="0.101988586000516" calcext:value-type="float">
            <text:p>0.101988586000516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06624.052988813" calcext:value-type="float">
            <text:p>106624.052988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0368608949993" calcext:value-type="float">
            <text:p>93.0368608949993</text:p>
          </table:table-cell>
          <table:table-cell office:value-type="float" office:value="129350" calcext:value-type="float">
            <text:p>129350</text:p>
          </table:table-cell>
          <table:table-cell office:value-type="float" office:value="91596.9717772826" calcext:value-type="float">
            <text:p>91596.9717772826</text:p>
          </table:table-cell>
          <table:table-cell office:value-type="float" office:value="0.104094065000027" calcext:value-type="float">
            <text:p>0.104094065000027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90545.2549558805" calcext:value-type="float">
            <text:p>90545.2549558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2382799440002" calcext:value-type="float">
            <text:p>93.2382799440002</text:p>
          </table:table-cell>
          <table:table-cell office:value-type="float" office:value="143651" calcext:value-type="float">
            <text:p>143651</text:p>
          </table:table-cell>
          <table:table-cell office:value-type="float" office:value="115367.448712064" calcext:value-type="float">
            <text:p>115367.448712064</text:p>
          </table:table-cell>
          <table:table-cell office:value-type="float" office:value="0.114819551999972" calcext:value-type="float">
            <text:p>0.114819551999972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25802.920831637" calcext:value-type="float">
            <text:p>125802.920831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4406556529993" calcext:value-type="float">
            <text:p>93.4406556529993</text:p>
          </table:table-cell>
          <table:table-cell office:value-type="float" office:value="131689" calcext:value-type="float">
            <text:p>131689</text:p>
          </table:table-cell>
          <table:table-cell office:value-type="float" office:value="124869.725269732" calcext:value-type="float">
            <text:p>124869.725269732</text:p>
          </table:table-cell>
          <table:table-cell office:value-type="float" office:value="0.1178182750009" calcext:value-type="float">
            <text:p>0.1178182750009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32162.419111699" calcext:value-type="float">
            <text:p>132162.419111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6420094559999" calcext:value-type="float">
            <text:p>93.6420094559999</text:p>
          </table:table-cell>
          <table:table-cell office:value-type="float" office:value="110298" calcext:value-type="float">
            <text:p>110298</text:p>
          </table:table-cell>
          <table:table-cell office:value-type="float" office:value="123598.947488165" calcext:value-type="float">
            <text:p>123598.947488165</text:p>
          </table:table-cell>
          <table:table-cell office:value-type="float" office:value="0.107159567000053" calcext:value-type="float">
            <text:p>0.107159567000053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17499.010159475" calcext:value-type="float">
            <text:p>117499.010159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0746438589995" calcext:value-type="float">
            <text:p>94.0746438589995</text:p>
          </table:table-cell>
          <table:table-cell office:value-type="float" office:value="133513" calcext:value-type="float">
            <text:p>133513</text:p>
          </table:table-cell>
          <table:table-cell office:value-type="float" office:value="72313.9870178059" calcext:value-type="float">
            <text:p>72313.9870178059</text:p>
          </table:table-cell>
          <table:table-cell office:value-type="float" office:value="0.407794053000544" calcext:value-type="float">
            <text:p>0.407794053000544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61405.7978021207" calcext:value-type="float">
            <text:p>61405.7978021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2768038230006" calcext:value-type="float">
            <text:p>94.2768038230006</text:p>
          </table:table-cell>
          <table:table-cell office:value-type="float" office:value="143414" calcext:value-type="float">
            <text:p>143414</text:p>
          </table:table-cell>
          <table:table-cell office:value-type="float" office:value="116826.905377731" calcext:value-type="float">
            <text:p>116826.905377731</text:p>
          </table:table-cell>
          <table:table-cell office:value-type="float" office:value="0.119878821000384" calcext:value-type="float">
            <text:p>0.119878821000384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17038.531693682" calcext:value-type="float">
            <text:p>117038.531693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4783630799993" calcext:value-type="float">
            <text:p>94.4783630799993</text:p>
          </table:table-cell>
          <table:table-cell office:value-type="float" office:value="127394" calcext:value-type="float">
            <text:p>127394</text:p>
          </table:table-cell>
          <table:table-cell office:value-type="float" office:value="114291.979072688" calcext:value-type="float">
            <text:p>114291.979072688</text:p>
          </table:table-cell>
          <table:table-cell office:value-type="float" office:value="0.118982723999579" calcext:value-type="float">
            <text:p>0.118982723999579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30967.622826703" calcext:value-type="float">
            <text:p>130967.622826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6806456649993" calcext:value-type="float">
            <text:p>94.6806456649993</text:p>
          </table:table-cell>
          <table:table-cell office:value-type="float" office:value="107919" calcext:value-type="float">
            <text:p>107919</text:p>
          </table:table-cell>
          <table:table-cell office:value-type="float" office:value="123410.268604064" calcext:value-type="float">
            <text:p>123410.268604064</text:p>
          </table:table-cell>
          <table:table-cell office:value-type="float" office:value="0.104928665001353" calcext:value-type="float">
            <text:p>0.104928665001353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15240.982865423" calcext:value-type="float">
            <text:p>115240.982865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8826538089998" calcext:value-type="float">
            <text:p>94.8826538089998</text:p>
          </table:table-cell>
          <table:table-cell office:value-type="float" office:value="112423" calcext:value-type="float">
            <text:p>112423</text:p>
          </table:table-cell>
          <table:table-cell office:value-type="float" office:value="116011.506632657" calcext:value-type="float">
            <text:p>116011.506632657</text:p>
          </table:table-cell>
          <table:table-cell office:value-type="float" office:value="0.102094919000592" calcext:value-type="float">
            <text:p>0.102094919000592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06080.368070857" calcext:value-type="float">
            <text:p>106080.368070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0842833299994" calcext:value-type="float">
            <text:p>95.0842833299994</text:p>
          </table:table-cell>
          <table:table-cell office:value-type="float" office:value="134505" calcext:value-type="float">
            <text:p>134505</text:p>
          </table:table-cell>
          <table:table-cell office:value-type="float" office:value="109302.187502613" calcext:value-type="float">
            <text:p>109302.187502613</text:p>
          </table:table-cell>
          <table:table-cell office:value-type="float" office:value="0.102264241000739" calcext:value-type="float">
            <text:p>0.102264241000739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11598.970459345" calcext:value-type="float">
            <text:p>111598.970459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2861781020001" calcext:value-type="float">
            <text:p>95.2861781020001</text:p>
          </table:table-cell>
          <table:table-cell office:value-type="float" office:value="143190" calcext:value-type="float">
            <text:p>143190</text:p>
          </table:table-cell>
          <table:table-cell office:value-type="float" office:value="99606.132631544" calcext:value-type="float">
            <text:p>99606.132631544</text:p>
          </table:table-cell>
          <table:table-cell office:value-type="float" office:value="0.137728401001368" calcext:value-type="float">
            <text:p>0.137728401001368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10866.692411861" calcext:value-type="float">
            <text:p>110866.692411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4879885680002" calcext:value-type="float">
            <text:p>95.4879885680002</text:p>
          </table:table-cell>
          <table:table-cell office:value-type="float" office:value="126266" calcext:value-type="float">
            <text:p>126266</text:p>
          </table:table-cell>
          <table:table-cell office:value-type="float" office:value="128972.216141603" calcext:value-type="float">
            <text:p>128972.216141603</text:p>
          </table:table-cell>
          <table:table-cell office:value-type="float" office:value="0.121988404000149" calcext:value-type="float">
            <text:p>0.121988404000149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33401.070488675" calcext:value-type="float">
            <text:p>133401.070488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689843352" calcext:value-type="float">
            <text:p>95.689843352</text:p>
          </table:table-cell>
          <table:table-cell office:value-type="float" office:value="107496" calcext:value-type="float">
            <text:p>107496</text:p>
          </table:table-cell>
          <table:table-cell office:value-type="float" office:value="120617.31117644" calcext:value-type="float">
            <text:p>120617.31117644</text:p>
          </table:table-cell>
          <table:table-cell office:value-type="float" office:value="0.104456264998589" calcext:value-type="float">
            <text:p>0.104456264998589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11987.037029077" calcext:value-type="float">
            <text:p>111987.037029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8921430240007" calcext:value-type="float">
            <text:p>95.8921430240007</text:p>
          </table:table-cell>
          <table:table-cell office:value-type="float" office:value="113276" calcext:value-type="float">
            <text:p>113276</text:p>
          </table:table-cell>
          <table:table-cell office:value-type="float" office:value="113085.964043232" calcext:value-type="float">
            <text:p>113085.964043232</text:p>
          </table:table-cell>
          <table:table-cell office:value-type="float" office:value="0.102969841000231" calcext:value-type="float">
            <text:p>0.102969841000231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03514.335247084" calcext:value-type="float">
            <text:p>103514.335247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0939144780004" calcext:value-type="float">
            <text:p>96.0939144780004</text:p>
          </table:table-cell>
          <table:table-cell office:value-type="float" office:value="135458" calcext:value-type="float">
            <text:p>135458</text:p>
          </table:table-cell>
          <table:table-cell office:value-type="float" office:value="110133.394478517" calcext:value-type="float">
            <text:p>110133.394478517</text:p>
          </table:table-cell>
          <table:table-cell office:value-type="float" office:value="0.104383935000442" calcext:value-type="float">
            <text:p>0.104383935000442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13080.864613932" calcext:value-type="float">
            <text:p>113080.864613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2968227239999" calcext:value-type="float">
            <text:p>96.2968227239999</text:p>
          </table:table-cell>
          <table:table-cell office:value-type="float" office:value="142861" calcext:value-type="float">
            <text:p>142861</text:p>
          </table:table-cell>
          <table:table-cell office:value-type="float" office:value="118273.103527218" calcext:value-type="float">
            <text:p>118273.103527218</text:p>
          </table:table-cell>
          <table:table-cell office:value-type="float" office:value="0.112644809998528" calcext:value-type="float">
            <text:p>0.112644809998528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29584.657600536" calcext:value-type="float">
            <text:p>129584.657600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50002098" calcext:value-type="float">
            <text:p>96.50002098</text:p>
          </table:table-cell>
          <table:table-cell office:value-type="float" office:value="124913" calcext:value-type="float">
            <text:p>124913</text:p>
          </table:table-cell>
          <table:table-cell office:value-type="float" office:value="125871.253184257" calcext:value-type="float">
            <text:p>125871.253184257</text:p>
          </table:table-cell>
          <table:table-cell office:value-type="float" office:value="0.118558611999106" calcext:value-type="float">
            <text:p>0.118558611999106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28422.49766306" calcext:value-type="float">
            <text:p>128422.49766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701456801" calcext:value-type="float">
            <text:p>96.701456801</text:p>
          </table:table-cell>
          <table:table-cell office:value-type="float" office:value="107045" calcext:value-type="float">
            <text:p>107045</text:p>
          </table:table-cell>
          <table:table-cell office:value-type="float" office:value="123364.373740364" calcext:value-type="float">
            <text:p>123364.373740364</text:p>
          </table:table-cell>
          <table:table-cell office:value-type="float" office:value="0.1025961919986" calcext:value-type="float">
            <text:p>0.1025961919986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15435.781064684" calcext:value-type="float">
            <text:p>115435.781064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9040295710001" calcext:value-type="float">
            <text:p>96.9040295710001</text:p>
          </table:table-cell>
          <table:table-cell office:value-type="float" office:value="114402" calcext:value-type="float">
            <text:p>114402</text:p>
          </table:table-cell>
          <table:table-cell office:value-type="float" office:value="114738.689079371" calcext:value-type="float">
            <text:p>114738.689079371</text:p>
          </table:table-cell>
          <table:table-cell office:value-type="float" office:value="0.10240637500101" calcext:value-type="float">
            <text:p>0.10240637500101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05627.028806084" calcext:value-type="float">
            <text:p>105627.028806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106227747001" calcext:value-type="float">
            <text:p>97.106227747001</text:p>
          </table:table-cell>
          <table:table-cell office:value-type="float" office:value="136629" calcext:value-type="float">
            <text:p>136629</text:p>
          </table:table-cell>
          <table:table-cell office:value-type="float" office:value="107233.349035593" calcext:value-type="float">
            <text:p>107233.349035593</text:p>
          </table:table-cell>
          <table:table-cell office:value-type="float" office:value="0.107121357999858" calcext:value-type="float">
            <text:p>0.107121357999858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10984.999171622" calcext:value-type="float">
            <text:p>110984.99917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3087700460001" calcext:value-type="float">
            <text:p>97.3087700460001</text:p>
          </table:table-cell>
          <table:table-cell office:value-type="float" office:value="142425" calcext:value-type="float">
            <text:p>142425</text:p>
          </table:table-cell>
          <table:table-cell office:value-type="float" office:value="118220.579405428" calcext:value-type="float">
            <text:p>118220.579405428</text:p>
          </table:table-cell>
          <table:table-cell office:value-type="float" office:value="0.113795848999871" calcext:value-type="float">
            <text:p>0.113795848999871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32510.710132891" calcext:value-type="float">
            <text:p>132510.710132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511107960001" calcext:value-type="float">
            <text:p>97.511107960001</text:p>
          </table:table-cell>
          <table:table-cell office:value-type="float" office:value="123600" calcext:value-type="float">
            <text:p>123600</text:p>
          </table:table-cell>
          <table:table-cell office:value-type="float" office:value="124452.08201006" calcext:value-type="float">
            <text:p>124452.08201006</text:p>
          </table:table-cell>
          <table:table-cell office:value-type="float" office:value="0.117743860999326" calcext:value-type="float">
            <text:p>0.117743860999326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23228.218978054" calcext:value-type="float">
            <text:p>123228.218978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7136039420002" calcext:value-type="float">
            <text:p>97.7136039420002</text:p>
          </table:table-cell>
          <table:table-cell office:value-type="float" office:value="106675" calcext:value-type="float">
            <text:p>106675</text:p>
          </table:table-cell>
          <table:table-cell office:value-type="float" office:value="123247.086866464" calcext:value-type="float">
            <text:p>123247.086866464</text:p>
          </table:table-cell>
          <table:table-cell office:value-type="float" office:value="0.102538520000962" calcext:value-type="float">
            <text:p>0.102538520000962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14871.274241171" calcext:value-type="float">
            <text:p>114871.274241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9156683550009" calcext:value-type="float">
            <text:p>97.9156683550009</text:p>
          </table:table-cell>
          <table:table-cell office:value-type="float" office:value="115564" calcext:value-type="float">
            <text:p>115564</text:p>
          </table:table-cell>
          <table:table-cell office:value-type="float" office:value="114118.088533557" calcext:value-type="float">
            <text:p>114118.088533557</text:p>
          </table:table-cell>
          <table:table-cell office:value-type="float" office:value="0.102341394000177" calcext:value-type="float">
            <text:p>0.102341394000177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05487.304443264" calcext:value-type="float">
            <text:p>105487.304443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179643859996" calcext:value-type="float">
            <text:p>98.1179643859996</text:p>
          </table:table-cell>
          <table:table-cell office:value-type="float" office:value="137679" calcext:value-type="float">
            <text:p>137679</text:p>
          </table:table-cell>
          <table:table-cell office:value-type="float" office:value="110269.549240828" calcext:value-type="float">
            <text:p>110269.549240828</text:p>
          </table:table-cell>
          <table:table-cell office:value-type="float" office:value="0.103578902000663" calcext:value-type="float">
            <text:p>0.103578902000663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14802.431945621" calcext:value-type="float">
            <text:p>114802.431945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3205477390002" calcext:value-type="float">
            <text:p>98.3205477390002</text:p>
          </table:table-cell>
          <table:table-cell office:value-type="float" office:value="141881" calcext:value-type="float">
            <text:p>141881</text:p>
          </table:table-cell>
          <table:table-cell office:value-type="float" office:value="120572.4361986" calcext:value-type="float">
            <text:p>120572.4361986</text:p>
          </table:table-cell>
          <table:table-cell office:value-type="float" office:value="0.114577903999816" calcext:value-type="float">
            <text:p>0.114577903999816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33992.604287478" calcext:value-type="float">
            <text:p>133992.604287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5328974589993" calcext:value-type="float">
            <text:p>98.5328974589993</text:p>
          </table:table-cell>
          <table:table-cell office:value-type="float" office:value="121011" calcext:value-type="float">
            <text:p>121011</text:p>
          </table:table-cell>
          <table:table-cell office:value-type="float" office:value="100500.062587839" calcext:value-type="float">
            <text:p>100500.062587839</text:p>
          </table:table-cell>
          <table:table-cell office:value-type="float" office:value="0.159052979999615" calcext:value-type="float">
            <text:p>0.159052979999615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00500.062587839" calcext:value-type="float">
            <text:p>100500.062587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347530320003" calcext:value-type="float">
            <text:p>98.7347530320003</text:p>
          </table:table-cell>
          <table:table-cell office:value-type="float" office:value="106290" calcext:value-type="float">
            <text:p>106290</text:p>
          </table:table-cell>
          <table:table-cell office:value-type="float" office:value="125185.889886333" calcext:value-type="float">
            <text:p>125185.889886333</text:p>
          </table:table-cell>
          <table:table-cell office:value-type="float" office:value="0.113510258001043" calcext:value-type="float">
            <text:p>0.113510258001043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13319.517905173" calcext:value-type="float">
            <text:p>113319.517905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9388474690004" calcext:value-type="float">
            <text:p>98.9388474690004</text:p>
          </table:table-cell>
          <table:table-cell office:value-type="float" office:value="118017" calcext:value-type="float">
            <text:p>118017</text:p>
          </table:table-cell>
          <table:table-cell office:value-type="float" office:value="111627.017320495" calcext:value-type="float">
            <text:p>111627.017320495</text:p>
          </table:table-cell>
          <table:table-cell office:value-type="float" office:value="0.10351789500055" calcext:value-type="float">
            <text:p>0.10351789500055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05344.010479933" calcext:value-type="float">
            <text:p>105344.010479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416788900006" calcext:value-type="float">
            <text:p>99.1416788900006</text:p>
          </table:table-cell>
          <table:table-cell office:value-type="float" office:value="139580" calcext:value-type="float">
            <text:p>139580</text:p>
          </table:table-cell>
          <table:table-cell office:value-type="float" office:value="111936.042736076" calcext:value-type="float">
            <text:p>111936.042736076</text:p>
          </table:table-cell>
          <table:table-cell office:value-type="float" office:value="0.102899571998933" calcext:value-type="float">
            <text:p>0.102899571998933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17916.143476217" calcext:value-type="float">
            <text:p>117916.143476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3435917139996" calcext:value-type="float">
            <text:p>99.3435917139996</text:p>
          </table:table-cell>
          <table:table-cell office:value-type="float" office:value="140491" calcext:value-type="float">
            <text:p>140491</text:p>
          </table:table-cell>
          <table:table-cell office:value-type="float" office:value="120956.933167822" calcext:value-type="float">
            <text:p>120956.933167822</text:p>
          </table:table-cell>
          <table:table-cell office:value-type="float" office:value="0.117223819999708" calcext:value-type="float">
            <text:p>0.117223819999708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31952.832567468" calcext:value-type="float">
            <text:p>131952.832567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5452240169998" calcext:value-type="float">
            <text:p>99.5452240169998</text:p>
          </table:table-cell>
          <table:table-cell office:value-type="float" office:value="119605" calcext:value-type="float">
            <text:p>119605</text:p>
          </table:table-cell>
          <table:table-cell office:value-type="float" office:value="123342.446194374" calcext:value-type="float">
            <text:p>123342.446194374</text:p>
          </table:table-cell>
          <table:table-cell office:value-type="float" office:value="0.115300563000346" calcext:value-type="float">
            <text:p>0.115300563000346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23807.004203606" calcext:value-type="float">
            <text:p>123807.004203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7470229690007" calcext:value-type="float">
            <text:p>99.7470229690007</text:p>
          </table:table-cell>
          <table:table-cell office:value-type="float" office:value="106211" calcext:value-type="float">
            <text:p>106211</text:p>
          </table:table-cell>
          <table:table-cell office:value-type="float" office:value="120999.768373942" calcext:value-type="float">
            <text:p>120999.768373942</text:p>
          </table:table-cell>
          <table:table-cell office:value-type="float" office:value="0.104640892001044" calcext:value-type="float">
            <text:p>0.104640892001044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10349.100337908" calcext:value-type="float">
            <text:p>110349.100337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9511685180005" calcext:value-type="float">
            <text:p>99.9511685180005</text:p>
          </table:table-cell>
          <table:table-cell office:value-type="float" office:value="119195" calcext:value-type="float">
            <text:p>119195</text:p>
          </table:table-cell>
          <table:table-cell office:value-type="float" office:value="107519.936962254" calcext:value-type="float">
            <text:p>107519.936962254</text:p>
          </table:table-cell>
          <table:table-cell office:value-type="float" office:value="0.104089190001105" calcext:value-type="float">
            <text:p>0.104089190001105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04973.281969821" calcext:value-type="float">
            <text:p>104973.281969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151666940999" calcext:value-type="float">
            <text:p>100.151666940999</text:p>
          </table:table-cell>
          <table:table-cell office:value-type="float" office:value="140284" calcext:value-type="float">
            <text:p>140284</text:p>
          </table:table-cell>
          <table:table-cell office:value-type="float" office:value="111884.538500146" calcext:value-type="float">
            <text:p>111884.538500146</text:p>
          </table:table-cell>
          <table:table-cell office:value-type="float" office:value="0.102180844000031" calcext:value-type="float">
            <text:p>0.102180844000031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14222.116891278" calcext:value-type="float">
            <text:p>114222.116891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53856289001" calcext:value-type="float">
            <text:p>100.353856289001</text:p>
          </table:table-cell>
          <table:table-cell office:value-type="float" office:value="139784" calcext:value-type="float">
            <text:p>139784</text:p>
          </table:table-cell>
          <table:table-cell office:value-type="float" office:value="120692.782730081" calcext:value-type="float">
            <text:p>120692.782730081</text:p>
          </table:table-cell>
          <table:table-cell office:value-type="float" office:value="0.116033342999799" calcext:value-type="float">
            <text:p>0.116033342999799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31446.969180905" calcext:value-type="float">
            <text:p>131446.969180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556809456" calcext:value-type="float">
            <text:p>100.556809456</text:p>
          </table:table-cell>
          <table:table-cell office:value-type="float" office:value="118312" calcext:value-type="float">
            <text:p>118312</text:p>
          </table:table-cell>
          <table:table-cell office:value-type="float" office:value="124608.124546641" calcext:value-type="float">
            <text:p>124608.124546641</text:p>
          </table:table-cell>
          <table:table-cell office:value-type="float" office:value="0.11456507299954" calcext:value-type="float">
            <text:p>0.11456507299954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24353.153081639" calcext:value-type="float">
            <text:p>124353.15308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759459983001" calcext:value-type="float">
            <text:p>100.759459983001</text:p>
          </table:table-cell>
          <table:table-cell office:value-type="float" office:value="106248" calcext:value-type="float">
            <text:p>106248</text:p>
          </table:table-cell>
          <table:table-cell office:value-type="float" office:value="121042.603580063" calcext:value-type="float">
            <text:p>121042.603580063</text:p>
          </table:table-cell>
          <table:table-cell office:value-type="float" office:value="0.103722469000786" calcext:value-type="float">
            <text:p>0.103722469000786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10093.108987047" calcext:value-type="float">
            <text:p>110093.10898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961295969" calcext:value-type="float">
            <text:p>100.961295969</text:p>
          </table:table-cell>
          <table:table-cell office:value-type="float" office:value="120534" calcext:value-type="float">
            <text:p>120534</text:p>
          </table:table-cell>
          <table:table-cell office:value-type="float" office:value="109437.322379064" calcext:value-type="float">
            <text:p>109437.322379064</text:p>
          </table:table-cell>
          <table:table-cell office:value-type="float" office:value="0.103991509999105" calcext:value-type="float">
            <text:p>0.103991509999105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03285.370871513" calcext:value-type="float">
            <text:p>103285.370871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163841105999" calcext:value-type="float">
            <text:p>101.163841105999</text:p>
          </table:table-cell>
          <table:table-cell office:value-type="float" office:value="141004" calcext:value-type="float">
            <text:p>141004</text:p>
          </table:table-cell>
          <table:table-cell office:value-type="float" office:value="90205.3347169465" calcext:value-type="float">
            <text:p>90205.3347169465</text:p>
          </table:table-cell>
          <table:table-cell office:value-type="float" office:value="0.111438254998575" calcext:value-type="float">
            <text:p>0.111438254998575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98714.2424469695" calcext:value-type="float">
            <text:p>98714.2424469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365739127999" calcext:value-type="float">
            <text:p>101.365739127999</text:p>
          </table:table-cell>
          <table:table-cell office:value-type="float" office:value="138935" calcext:value-type="float">
            <text:p>138935</text:p>
          </table:table-cell>
          <table:table-cell office:value-type="float" office:value="113254.755153063" calcext:value-type="float">
            <text:p>113254.755153063</text:p>
          </table:table-cell>
          <table:table-cell office:value-type="float" office:value="0.116054930998871" calcext:value-type="float">
            <text:p>0.116054930998871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21414.351976034" calcext:value-type="float">
            <text:p>121414.351976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569271427999" calcext:value-type="float">
            <text:p>101.569271427999</text:p>
          </table:table-cell>
          <table:table-cell office:value-type="float" office:value="117009" calcext:value-type="float">
            <text:p>117009</text:p>
          </table:table-cell>
          <table:table-cell office:value-type="float" office:value="124655.549239131" calcext:value-type="float">
            <text:p>124655.549239131</text:p>
          </table:table-cell>
          <table:table-cell office:value-type="float" office:value="0.115766689999873" calcext:value-type="float">
            <text:p>0.115766689999873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23431.686207125" calcext:value-type="float">
            <text:p>123431.686207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70470687999" calcext:value-type="float">
            <text:p>101.770470687999</text:p>
          </table:table-cell>
          <table:table-cell office:value-type="float" office:value="106375" calcext:value-type="float">
            <text:p>106375</text:p>
          </table:table-cell>
          <table:table-cell office:value-type="float" office:value="120113.997504528" calcext:value-type="float">
            <text:p>120113.997504528</text:p>
          </table:table-cell>
          <table:table-cell office:value-type="float" office:value="0.103006191000532" calcext:value-type="float">
            <text:p>0.103006191000532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10121.155848197" calcext:value-type="float">
            <text:p>110121.155848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973308405" calcext:value-type="float">
            <text:p>101.973308405</text:p>
          </table:table-cell>
          <table:table-cell office:value-type="float" office:value="121836" calcext:value-type="float">
            <text:p>121836</text:p>
          </table:table-cell>
          <table:table-cell office:value-type="float" office:value="110817.737890581" calcext:value-type="float">
            <text:p>110817.737890581</text:p>
          </table:table-cell>
          <table:table-cell office:value-type="float" office:value="0.104013071000736" calcext:value-type="float">
            <text:p>0.104013071000736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06042.632294037" calcext:value-type="float">
            <text:p>106042.632294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175587633001" calcext:value-type="float">
            <text:p>102.175587633001</text:p>
          </table:table-cell>
          <table:table-cell office:value-type="float" office:value="141727" calcext:value-type="float">
            <text:p>141727</text:p>
          </table:table-cell>
          <table:table-cell office:value-type="float" office:value="112091.065386797" calcext:value-type="float">
            <text:p>112091.065386797</text:p>
          </table:table-cell>
          <table:table-cell office:value-type="float" office:value="0.103275273999316" calcext:value-type="float">
            <text:p>0.103275273999316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19363.361511564" calcext:value-type="float">
            <text:p>119363.361511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384615814" calcext:value-type="float">
            <text:p>102.384615814</text:p>
          </table:table-cell>
          <table:table-cell office:value-type="float" office:value="137308" calcext:value-type="float">
            <text:p>137308</text:p>
          </table:table-cell>
          <table:table-cell office:value-type="float" office:value="121551.526624205" calcext:value-type="float">
            <text:p>121551.526624205</text:p>
          </table:table-cell>
          <table:table-cell office:value-type="float" office:value="0.124465438999323" calcext:value-type="float">
            <text:p>0.124465438999323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31694.801444886" calcext:value-type="float">
            <text:p>131694.801444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617477401" calcext:value-type="float">
            <text:p>102.617477401</text:p>
          </table:table-cell>
          <table:table-cell office:value-type="float" office:value="112266" calcext:value-type="float">
            <text:p>112266</text:p>
          </table:table-cell>
          <table:table-cell office:value-type="float" office:value="4895.45212802477" calcext:value-type="float">
            <text:p>4895.45212802477</text:p>
          </table:table-cell>
          <table:table-cell office:value-type="float" office:value="0.35299409900108" calcext:value-type="float">
            <text:p>0.35299409900108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2642.01432034337" calcext:value-type="float">
            <text:p>2642.01432034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819663996001" calcext:value-type="float">
            <text:p>102.819663996001</text:p>
          </table:table-cell>
          <table:table-cell office:value-type="float" office:value="108018" calcext:value-type="float">
            <text:p>108018</text:p>
          </table:table-cell>
          <table:table-cell office:value-type="float" office:value="124626.482492121" calcext:value-type="float">
            <text:p>124626.482492121</text:p>
          </table:table-cell>
          <table:table-cell office:value-type="float" office:value="0.118958851999196" calcext:value-type="float">
            <text:p>0.118958851999196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11856.491638996" calcext:value-type="float">
            <text:p>111856.491638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02161828" calcext:value-type="float">
            <text:p>103.02161828</text:p>
          </table:table-cell>
          <table:table-cell office:value-type="float" office:value="127588" calcext:value-type="float">
            <text:p>127588</text:p>
          </table:table-cell>
          <table:table-cell office:value-type="float" office:value="112332.268392688" calcext:value-type="float">
            <text:p>112332.268392688</text:p>
          </table:table-cell>
          <table:table-cell office:value-type="float" office:value="0.103280025999993" calcext:value-type="float">
            <text:p>0.103280025999993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10166.030826037" calcext:value-type="float">
            <text:p>110166.030826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22300736" calcext:value-type="float">
            <text:p>103.22300736</text:p>
          </table:table-cell>
          <table:table-cell office:value-type="float" office:value="143442" calcext:value-type="float">
            <text:p>143442</text:p>
          </table:table-cell>
          <table:table-cell office:value-type="float" office:value="115185.399086053" calcext:value-type="float">
            <text:p>115185.399086053</text:p>
          </table:table-cell>
          <table:table-cell office:value-type="float" office:value="0.10616642199966" calcext:value-type="float">
            <text:p>0.10616642199966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25164.982226203" calcext:value-type="float">
            <text:p>125164.982226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424672781" calcext:value-type="float">
            <text:p>103.424672781</text:p>
          </table:table-cell>
          <table:table-cell office:value-type="float" office:value="133410" calcext:value-type="float">
            <text:p>133410</text:p>
          </table:table-cell>
          <table:table-cell office:value-type="float" office:value="124747.338966531" calcext:value-type="float">
            <text:p>124747.338966531</text:p>
          </table:table-cell>
          <table:table-cell office:value-type="float" office:value="0.117604852001023" calcext:value-type="float">
            <text:p>0.117604852001023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32831.974178792" calcext:value-type="float">
            <text:p>132831.974178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628023339001" calcext:value-type="float">
            <text:p>103.628023339001</text:p>
          </table:table-cell>
          <table:table-cell office:value-type="float" office:value="111387" calcext:value-type="float">
            <text:p>111387</text:p>
          </table:table-cell>
          <table:table-cell office:value-type="float" office:value="124044.637608988" calcext:value-type="float">
            <text:p>124044.637608988</text:p>
          </table:table-cell>
          <table:table-cell office:value-type="float" office:value="0.109508866999022" calcext:value-type="float">
            <text:p>0.109508866999022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18928.890135202" calcext:value-type="float">
            <text:p>118928.890135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830071345001" calcext:value-type="float">
            <text:p>103.830071345001</text:p>
          </table:table-cell>
          <table:table-cell office:value-type="float" office:value="108579" calcext:value-type="float">
            <text:p>108579</text:p>
          </table:table-cell>
          <table:table-cell office:value-type="float" office:value="117489.321243805" calcext:value-type="float">
            <text:p>117489.321243805</text:p>
          </table:table-cell>
          <table:table-cell office:value-type="float" office:value="0.103372519999539" calcext:value-type="float">
            <text:p>0.103372519999539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06258.848096358" calcext:value-type="float">
            <text:p>106258.848096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.032094831" calcext:value-type="float">
            <text:p>104.032094831</text:p>
          </table:table-cell>
          <table:table-cell office:value-type="float" office:value="128803" calcext:value-type="float">
            <text:p>128803</text:p>
          </table:table-cell>
          <table:table-cell office:value-type="float" office:value="91037.0516357807" calcext:value-type="float">
            <text:p>91037.0516357807</text:p>
          </table:table-cell>
          <table:table-cell office:value-type="float" office:value="0.131265152000196" calcext:value-type="float">
            <text:p>0.131265152000196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89605.1318883334" calcext:value-type="float">
            <text:p>89605.1318883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.235055816" calcext:value-type="float">
            <text:p>104.235055816</text:p>
          </table:table-cell>
          <table:table-cell office:value-type="float" office:value="143621" calcext:value-type="float">
            <text:p>143621</text:p>
          </table:table-cell>
          <table:table-cell office:value-type="float" office:value="115543.888965845" calcext:value-type="float">
            <text:p>115543.888965845</text:p>
          </table:table-cell>
          <table:table-cell office:value-type="float" office:value="0.114526666999154" calcext:value-type="float">
            <text:p>0.114526666999154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25856.974782217" calcext:value-type="float">
            <text:p>125856.974782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.43699823" calcext:value-type="float">
            <text:p>104.43699823</text:p>
          </table:table-cell>
          <table:table-cell office:value-type="float" office:value="132087" calcext:value-type="float">
            <text:p>132087</text:p>
          </table:table-cell>
          <table:table-cell office:value-type="float" office:value="124745.299194811" calcext:value-type="float">
            <text:p>124745.299194811</text:p>
          </table:table-cell>
          <table:table-cell office:value-type="float" office:value="0.118848269001319" calcext:value-type="float">
            <text:p>0.118848269001319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32301.633531589" calcext:value-type="float">
            <text:p>132301.633531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.638739006001" calcext:value-type="float">
            <text:p>104.638739006001</text:p>
          </table:table-cell>
          <table:table-cell office:value-type="float" office:value="110542" calcext:value-type="float">
            <text:p>110542</text:p>
          </table:table-cell>
          <table:table-cell office:value-type="float" office:value="124073.194413068" calcext:value-type="float">
            <text:p>124073.194413068</text:p>
          </table:table-cell>
          <table:table-cell office:value-type="float" office:value="0.10822332799944" calcext:value-type="float">
            <text:p>0.10822332799944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18191.512658418" calcext:value-type="float">
            <text:p>118191.51265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.841737549001" calcext:value-type="float">
            <text:p>104.841737549001</text:p>
          </table:table-cell>
          <table:table-cell office:value-type="float" office:value="109291" calcext:value-type="float">
            <text:p>109291</text:p>
          </table:table-cell>
          <table:table-cell office:value-type="float" office:value="94648.4674660589" calcext:value-type="float">
            <text:p>94648.4674660589</text:p>
          </table:table-cell>
          <table:table-cell office:value-type="float" office:value="0.138791848001347" calcext:value-type="float">
            <text:p>0.138791848001347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83661.7470391533" calcext:value-type="float">
            <text:p>83661.7470391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.046595383999" calcext:value-type="float">
            <text:p>105.046595383999</text:p>
          </table:table-cell>
          <table:table-cell office:value-type="float" office:value="130454" calcext:value-type="float">
            <text:p>130454</text:p>
          </table:table-cell>
          <table:table-cell office:value-type="float" office:value="111490.352615254" calcext:value-type="float">
            <text:p>111490.352615254</text:p>
          </table:table-cell>
          <table:table-cell office:value-type="float" office:value="0.103098083000077" calcext:value-type="float">
            <text:p>0.103098083000077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10852.414009821" calcext:value-type="float">
            <text:p>110852.414009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.248616942001" calcext:value-type="float">
            <text:p>105.248616942001</text:p>
          </table:table-cell>
          <table:table-cell office:value-type="float" office:value="143695" calcext:value-type="float">
            <text:p>143695</text:p>
          </table:table-cell>
          <table:table-cell office:value-type="float" office:value="116136.952593438" calcext:value-type="float">
            <text:p>116136.952593438</text:p>
          </table:table-cell>
          <table:table-cell office:value-type="float" office:value="0.116664102999493" calcext:value-type="float">
            <text:p>0.116664102999493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26928.874821082" calcext:value-type="float">
            <text:p>126928.874821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.451270019001" calcext:value-type="float">
            <text:p>105.451270019001</text:p>
          </table:table-cell>
          <table:table-cell office:value-type="float" office:value="130507" calcext:value-type="float">
            <text:p>130507</text:p>
          </table:table-cell>
          <table:table-cell office:value-type="float" office:value="123551.522795675" calcext:value-type="float">
            <text:p>123551.522795675</text:p>
          </table:table-cell>
          <table:table-cell office:value-type="float" office:value="0.115437684000426" calcext:value-type="float">
            <text:p>0.115437684000426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30303.677131839" calcext:value-type="float">
            <text:p>130303.677131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.652889573001" calcext:value-type="float">
            <text:p>105.652889573001</text:p>
          </table:table-cell>
          <table:table-cell office:value-type="float" office:value="109535" calcext:value-type="float">
            <text:p>109535</text:p>
          </table:table-cell>
          <table:table-cell office:value-type="float" office:value="124396.498230689" calcext:value-type="float">
            <text:p>124396.498230689</text:p>
          </table:table-cell>
          <table:table-cell office:value-type="float" office:value="0.106926926999222" calcext:value-type="float">
            <text:p>0.106926926999222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17671.370869815" calcext:value-type="float">
            <text:p>117671.370869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.855012775" calcext:value-type="float">
            <text:p>105.855012775</text:p>
          </table:table-cell>
          <table:table-cell office:value-type="float" office:value="110203" calcext:value-type="float">
            <text:p>110203</text:p>
          </table:table-cell>
          <table:table-cell office:value-type="float" office:value="115463.317982904" calcext:value-type="float">
            <text:p>115463.317982904</text:p>
          </table:table-cell>
          <table:table-cell office:value-type="float" office:value="0.103417690001152" calcext:value-type="float">
            <text:p>0.103417690001152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04768.79485489" calcext:value-type="float">
            <text:p>104768.79485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.058118311999" calcext:value-type="float">
            <text:p>106.058118311999</text:p>
          </table:table-cell>
          <table:table-cell office:value-type="float" office:value="131736" calcext:value-type="float">
            <text:p>131736</text:p>
          </table:table-cell>
          <table:table-cell office:value-type="float" office:value="99431.2222065531" calcext:value-type="float">
            <text:p>99431.2222065531</text:p>
          </table:table-cell>
          <table:table-cell office:value-type="float" office:value="0.119235780999588" calcext:value-type="float">
            <text:p>0.119235780999588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99771.8640837949" calcext:value-type="float">
            <text:p>99771.8640837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.259730046" calcext:value-type="float">
            <text:p>106.259730046</text:p>
          </table:table-cell>
          <table:table-cell office:value-type="float" office:value="143653" calcext:value-type="float">
            <text:p>143653</text:p>
          </table:table-cell>
          <table:table-cell office:value-type="float" office:value="114808.041317851" calcext:value-type="float">
            <text:p>114808.041317851</text:p>
          </table:table-cell>
          <table:table-cell office:value-type="float" office:value="0.109423535999667" calcext:value-type="float">
            <text:p>0.109423535999667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25788.642429597" calcext:value-type="float">
            <text:p>125788.642429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.461121105" calcext:value-type="float">
            <text:p>106.461121105</text:p>
          </table:table-cell>
          <table:table-cell office:value-type="float" office:value="129393" calcext:value-type="float">
            <text:p>129393</text:p>
          </table:table-cell>
          <table:table-cell office:value-type="float" office:value="124045.147551918" calcext:value-type="float">
            <text:p>124045.147551918</text:p>
          </table:table-cell>
          <table:table-cell office:value-type="float" office:value="0.117772227000387" calcext:value-type="float">
            <text:p>0.117772227000387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30122.137448758" calcext:value-type="float">
            <text:p>130122.137448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.664481625001" calcext:value-type="float">
            <text:p>106.664481625001</text:p>
          </table:table-cell>
          <table:table-cell office:value-type="float" office:value="108802" calcext:value-type="float">
            <text:p>108802</text:p>
          </table:table-cell>
          <table:table-cell office:value-type="float" office:value="123677.478699386" calcext:value-type="float">
            <text:p>123677.478699386</text:p>
          </table:table-cell>
          <table:table-cell office:value-type="float" office:value="0.105717189999268" calcext:value-type="float">
            <text:p>0.105717189999268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16405.692517549" calcext:value-type="float">
            <text:p>116405.692517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.866860698001" calcext:value-type="float">
            <text:p>106.866860698001</text:p>
          </table:table-cell>
          <table:table-cell office:value-type="float" office:value="111044" calcext:value-type="float">
            <text:p>111044</text:p>
          </table:table-cell>
          <table:table-cell office:value-type="float" office:value="82606.675116978" calcext:value-type="float">
            <text:p>82606.675116978</text:p>
          </table:table-cell>
          <table:table-cell office:value-type="float" office:value="0.159704170000623" calcext:value-type="float">
            <text:p>0.159704170000623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73249.7322943607" calcext:value-type="float">
            <text:p>73249.7322943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068658996001" calcext:value-type="float">
            <text:p>107.068658996001</text:p>
          </table:table-cell>
          <table:table-cell office:value-type="float" office:value="132873" calcext:value-type="float">
            <text:p>132873</text:p>
          </table:table-cell>
          <table:table-cell office:value-type="float" office:value="105377.666713313" calcext:value-type="float">
            <text:p>105377.666713313</text:p>
          </table:table-cell>
          <table:table-cell office:value-type="float" office:value="0.10279291200095" calcext:value-type="float">
            <text:p>0.10279291200095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05377.666713313" calcext:value-type="float">
            <text:p>105377.666713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271515267999" calcext:value-type="float">
            <text:p>107.271515267999</text:p>
          </table:table-cell>
          <table:table-cell office:value-type="float" office:value="143510" calcext:value-type="float">
            <text:p>143510</text:p>
          </table:table-cell>
          <table:table-cell office:value-type="float" office:value="116327.161306329" calcext:value-type="float">
            <text:p>116327.161306329</text:p>
          </table:table-cell>
          <table:table-cell office:value-type="float" office:value="0.120135760000267" calcext:value-type="float">
            <text:p>0.120135760000267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27458.705525355" calcext:value-type="float">
            <text:p>127458.705525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473929498001" calcext:value-type="float">
            <text:p>107.473929498001</text:p>
          </table:table-cell>
          <table:table-cell office:value-type="float" office:value="127911" calcext:value-type="float">
            <text:p>127911</text:p>
          </table:table-cell>
          <table:table-cell office:value-type="float" office:value="125945.704852037" calcext:value-type="float">
            <text:p>125945.704852037</text:p>
          </table:table-cell>
          <table:table-cell office:value-type="float" office:value="0.118516235999778" calcext:value-type="float">
            <text:p>0.118516235999778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31369.967798475" calcext:value-type="float">
            <text:p>131369.967798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67647529" calcext:value-type="float">
            <text:p>107.67647529</text:p>
          </table:table-cell>
          <table:table-cell office:value-type="float" office:value="108130" calcext:value-type="float">
            <text:p>108130</text:p>
          </table:table-cell>
          <table:table-cell office:value-type="float" office:value="123722.863620156" calcext:value-type="float">
            <text:p>123722.863620156</text:p>
          </table:table-cell>
          <table:table-cell office:value-type="float" office:value="0.104337120999844" calcext:value-type="float">
            <text:p>0.104337120999844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15768.263855046" calcext:value-type="float">
            <text:p>115768.263855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878110211001" calcext:value-type="float">
            <text:p>107.878110211001</text:p>
          </table:table-cell>
          <table:table-cell office:value-type="float" office:value="112032" calcext:value-type="float">
            <text:p>112032</text:p>
          </table:table-cell>
          <table:table-cell office:value-type="float" office:value="115471.987012714" calcext:value-type="float">
            <text:p>115471.987012714</text:p>
          </table:table-cell>
          <table:table-cell office:value-type="float" office:value="0.102721507000751" calcext:value-type="float">
            <text:p>0.102721507000751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05384.805914333" calcext:value-type="float">
            <text:p>105384.805914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.082469625" calcext:value-type="float">
            <text:p>108.082469625</text:p>
          </table:table-cell>
          <table:table-cell office:value-type="float" office:value="134319" calcext:value-type="float">
            <text:p>134319</text:p>
          </table:table-cell>
          <table:table-cell office:value-type="float" office:value="107950.328795176" calcext:value-type="float">
            <text:p>107950.328795176</text:p>
          </table:table-cell>
          <table:table-cell office:value-type="float" office:value="0.10783491499933" calcext:value-type="float">
            <text:p>0.10783491499933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09940.126108046" calcext:value-type="float">
            <text:p>109940.126108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.284434293" calcext:value-type="float">
            <text:p>108.284434293</text:p>
          </table:table-cell>
          <table:table-cell office:value-type="float" office:value="143237" calcext:value-type="float">
            <text:p>143237</text:p>
          </table:table-cell>
          <table:table-cell office:value-type="float" office:value="95870.8006692751" calcext:value-type="float">
            <text:p>95870.8006692751</text:p>
          </table:table-cell>
          <table:table-cell office:value-type="float" office:value="0.137744367000778" calcext:value-type="float">
            <text:p>0.137744367000778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07235.898750243" calcext:value-type="float">
            <text:p>107235.898750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.487349327999" calcext:value-type="float">
            <text:p>108.487349327999</text:p>
          </table:table-cell>
          <table:table-cell office:value-type="float" office:value="126342" calcext:value-type="float">
            <text:p>126342</text:p>
          </table:table-cell>
          <table:table-cell office:value-type="float" office:value="129354.163396175" calcext:value-type="float">
            <text:p>129354.163396175</text:p>
          </table:table-cell>
          <table:table-cell office:value-type="float" office:value="0.132089514001564" calcext:value-type="float">
            <text:p>0.132089514001564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33901.834445938" calcext:value-type="float">
            <text:p>133901.834445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.688682416001" calcext:value-type="float">
            <text:p>108.688682416001</text:p>
          </table:table-cell>
          <table:table-cell office:value-type="float" office:value="107547" calcext:value-type="float">
            <text:p>107547</text:p>
          </table:table-cell>
          <table:table-cell office:value-type="float" office:value="123763.149111626" calcext:value-type="float">
            <text:p>123763.149111626</text:p>
          </table:table-cell>
          <table:table-cell office:value-type="float" office:value="0.104298614000072" calcext:value-type="float">
            <text:p>0.104298614000072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15147.663309233" calcext:value-type="float">
            <text:p>115147.663309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.890430707001" calcext:value-type="float">
            <text:p>108.890430707001</text:p>
          </table:table-cell>
          <table:table-cell office:value-type="float" office:value="113120" calcext:value-type="float">
            <text:p>113120</text:p>
          </table:table-cell>
          <table:table-cell office:value-type="float" office:value="114986.521343352" calcext:value-type="float">
            <text:p>114986.521343352</text:p>
          </table:table-cell>
          <table:table-cell office:value-type="float" office:value="0.102387156999612" calcext:value-type="float">
            <text:p>0.102387156999612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05402.143973953" calcext:value-type="float">
            <text:p>105402.143973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.092370582001" calcext:value-type="float">
            <text:p>109.092370582001</text:p>
          </table:table-cell>
          <table:table-cell office:value-type="float" office:value="135312" calcext:value-type="float">
            <text:p>135312</text:p>
          </table:table-cell>
          <table:table-cell office:value-type="float" office:value="110079.850470867" calcext:value-type="float">
            <text:p>110079.850470867</text:p>
          </table:table-cell>
          <table:table-cell office:value-type="float" office:value="0.102254846000506" calcext:value-type="float">
            <text:p>0.102254846000506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12921.762419771" calcext:value-type="float">
            <text:p>112921.762419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.294446369" calcext:value-type="float">
            <text:p>109.294446369</text:p>
          </table:table-cell>
          <table:table-cell office:value-type="float" office:value="142941" calcext:value-type="float">
            <text:p>142941</text:p>
          </table:table-cell>
          <table:table-cell office:value-type="float" office:value="117507.169246355" calcext:value-type="float">
            <text:p>117507.169246355</text:p>
          </table:table-cell>
          <table:table-cell office:value-type="float" office:value="0.112210805000359" calcext:value-type="float">
            <text:p>0.112210805000359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28823.822748972" calcext:value-type="float">
            <text:p>128823.822748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.496751521001" calcext:value-type="float">
            <text:p>109.496751521001</text:p>
          </table:table-cell>
          <table:table-cell office:value-type="float" office:value="125235" calcext:value-type="float">
            <text:p>125235</text:p>
          </table:table-cell>
          <table:table-cell office:value-type="float" office:value="124725.411420541" calcext:value-type="float">
            <text:p>124725.411420541</text:p>
          </table:table-cell>
          <table:table-cell office:value-type="float" office:value="0.1173044570005" calcext:value-type="float">
            <text:p>0.1173044570005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28615.766033531" calcext:value-type="float">
            <text:p>128615.766033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.698742424" calcext:value-type="float">
            <text:p>109.698742424</text:p>
          </table:table-cell>
          <table:table-cell office:value-type="float" office:value="107142" calcext:value-type="float">
            <text:p>107142</text:p>
          </table:table-cell>
          <table:table-cell office:value-type="float" office:value="120632.09952141" calcext:value-type="float">
            <text:p>120632.09952141</text:p>
          </table:table-cell>
          <table:table-cell office:value-type="float" office:value="0.102750803000163" calcext:value-type="float">
            <text:p>0.102750803000163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11603.050002785" calcext:value-type="float">
            <text:p>111603.050002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.900743265" calcext:value-type="float">
            <text:p>109.900743265</text:p>
          </table:table-cell>
          <table:table-cell office:value-type="float" office:value="114086" calcext:value-type="float">
            <text:p>114086</text:p>
          </table:table-cell>
          <table:table-cell office:value-type="float" office:value="113384.280657284" calcext:value-type="float">
            <text:p>113384.280657284</text:p>
          </table:table-cell>
          <table:table-cell office:value-type="float" office:value="0.103337646" calcext:value-type="float">
            <text:p>0.103337646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04157.883224747" calcext:value-type="float">
            <text:p>104157.883224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103033509" calcext:value-type="float">
            <text:p>110.103033509</text:p>
          </table:table-cell>
          <table:table-cell office:value-type="float" office:value="136335" calcext:value-type="float">
            <text:p>136335</text:p>
          </table:table-cell>
          <table:table-cell office:value-type="float" office:value="110365.928454598" calcext:value-type="float">
            <text:p>110365.928454598</text:p>
          </table:table-cell>
          <table:table-cell office:value-type="float" office:value="0.102910112000245" calcext:value-type="float">
            <text:p>0.102910112000245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13906.972160536" calcext:value-type="float">
            <text:p>113906.972160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305497547" calcext:value-type="float">
            <text:p>110.305497547</text:p>
          </table:table-cell>
          <table:table-cell office:value-type="float" office:value="142533" calcext:value-type="float">
            <text:p>142533</text:p>
          </table:table-cell>
          <table:table-cell office:value-type="float" office:value="118521.44573413" calcext:value-type="float">
            <text:p>118521.44573413</text:p>
          </table:table-cell>
          <table:table-cell office:value-type="float" office:value="0.115715904999888" calcext:value-type="float">
            <text:p>0.115715904999888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29867.165983757" calcext:value-type="float">
            <text:p>129867.165983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507258539999" calcext:value-type="float">
            <text:p>110.507258539999</text:p>
          </table:table-cell>
          <table:table-cell office:value-type="float" office:value="123999" calcext:value-type="float">
            <text:p>123999</text:p>
          </table:table-cell>
          <table:table-cell office:value-type="float" office:value="124853.917038902" calcext:value-type="float">
            <text:p>124853.917038902</text:p>
          </table:table-cell>
          <table:table-cell office:value-type="float" office:value="0.116996254000696" calcext:value-type="float">
            <text:p>0.116996254000696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28014.543319058" calcext:value-type="float">
            <text:p>128014.543319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709317594999" calcext:value-type="float">
            <text:p>110.709317594999</text:p>
          </table:table-cell>
          <table:table-cell office:value-type="float" office:value="106794" calcext:value-type="float">
            <text:p>106794</text:p>
          </table:table-cell>
          <table:table-cell office:value-type="float" office:value="123493.899244585" calcext:value-type="float">
            <text:p>123493.899244585</text:p>
          </table:table-cell>
          <table:table-cell office:value-type="float" office:value="0.102604330999384" calcext:value-type="float">
            <text:p>0.102604330999384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14042.616979917" calcext:value-type="float">
            <text:p>114042.616979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911881037" calcext:value-type="float">
            <text:p>110.911881037</text:p>
          </table:table-cell>
          <table:table-cell office:value-type="float" office:value="115181" calcext:value-type="float">
            <text:p>115181</text:p>
          </table:table-cell>
          <table:table-cell office:value-type="float" office:value="115078.821013682" calcext:value-type="float">
            <text:p>115078.821013682</text:p>
          </table:table-cell>
          <table:table-cell office:value-type="float" office:value="0.101851159999569" calcext:value-type="float">
            <text:p>0.101851159999569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06305.252902988" calcext:value-type="float">
            <text:p>106305.252902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114302343" calcext:value-type="float">
            <text:p>111.114302343</text:p>
          </table:table-cell>
          <table:table-cell office:value-type="float" office:value="137359" calcext:value-type="float">
            <text:p>137359</text:p>
          </table:table-cell>
          <table:table-cell office:value-type="float" office:value="105431.720663894" calcext:value-type="float">
            <text:p>105431.720663894</text:p>
          </table:table-cell>
          <table:table-cell office:value-type="float" office:value="0.109106558000349" calcext:value-type="float">
            <text:p>0.109106558000349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09708.612017825" calcext:value-type="float">
            <text:p>109708.612017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316813394" calcext:value-type="float">
            <text:p>111.316813394</text:p>
          </table:table-cell>
          <table:table-cell office:value-type="float" office:value="142027" calcext:value-type="float">
            <text:p>142027</text:p>
          </table:table-cell>
          <table:table-cell office:value-type="float" office:value="119602.014802805" calcext:value-type="float">
            <text:p>119602.014802805</text:p>
          </table:table-cell>
          <table:table-cell office:value-type="float" office:value="0.114542213999812" calcext:value-type="float">
            <text:p>0.114542213999812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30911.529104402" calcext:value-type="float">
            <text:p>130911.529104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533071714" calcext:value-type="float">
            <text:p>111.533071714</text:p>
          </table:table-cell>
          <table:table-cell office:value-type="float" office:value="121000" calcext:value-type="float">
            <text:p>121000</text:p>
          </table:table-cell>
          <table:table-cell office:value-type="float" office:value="113050.777981062" calcext:value-type="float">
            <text:p>113050.777981062</text:p>
          </table:table-cell>
          <table:table-cell office:value-type="float" office:value="0.136691540001266" calcext:value-type="float">
            <text:p>0.136691540001266</text:p>
          </table:table-cell>
          <table:table-cell office:value-type="float" office:value="124952.314864644" calcext:value-type="float">
            <text:p>124952.314864644</text:p>
          </table:table-cell>
          <table:table-cell office:value-type="float" office:value="115431.191578314" calcext:value-type="float">
            <text:p>115431.191578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938951472001" calcext:value-type="float">
            <text:p>111.938951472001</text:p>
          </table:table-cell>
          <table:table-cell office:value-type="float" office:value="117921" calcext:value-type="float">
            <text:p>117921</text:p>
          </table:table-cell>
          <table:table-cell office:value-type="float" office:value="102682.61832825" calcext:value-type="float">
            <text:p>102682.61832825</text:p>
          </table:table-cell>
          <table:table-cell office:value-type="float" office:value="0.338871182999355" calcext:value-type="float">
            <text:p>0.338871182999355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91960.0483390853" calcext:value-type="float">
            <text:p>91960.0483390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140837419" calcext:value-type="float">
            <text:p>112.140837419</text:p>
          </table:table-cell>
          <table:table-cell office:value-type="float" office:value="139390" calcext:value-type="float">
            <text:p>139390</text:p>
          </table:table-cell>
          <table:table-cell office:value-type="float" office:value="120612.21174714" calcext:value-type="float">
            <text:p>120612.21174714</text:p>
          </table:table-cell>
          <table:table-cell office:value-type="float" office:value="0.123903798999891" calcext:value-type="float">
            <text:p>0.123903798999891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19042.097465662" calcext:value-type="float">
            <text:p>119042.097465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342068555001" calcext:value-type="float">
            <text:p>112.342068555001</text:p>
          </table:table-cell>
          <table:table-cell office:value-type="float" office:value="140461" calcext:value-type="float">
            <text:p>140461</text:p>
          </table:table-cell>
          <table:table-cell office:value-type="float" office:value="120750.151993289" calcext:value-type="float">
            <text:p>120750.151993289</text:p>
          </table:table-cell>
          <table:table-cell office:value-type="float" office:value="0.116848683001081" calcext:value-type="float">
            <text:p>0.116848683001081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31683.364763443" calcext:value-type="float">
            <text:p>131683.364763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543359188001" calcext:value-type="float">
            <text:p>112.543359188001</text:p>
          </table:table-cell>
          <table:table-cell office:value-type="float" office:value="119717" calcext:value-type="float">
            <text:p>119717</text:p>
          </table:table-cell>
          <table:table-cell office:value-type="float" office:value="123571.429125277" calcext:value-type="float">
            <text:p>123571.429125277</text:p>
          </table:table-cell>
          <table:table-cell office:value-type="float" office:value="0.115141980000772" calcext:value-type="float">
            <text:p>0.115141980000772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24116.842087075" calcext:value-type="float">
            <text:p>124116.842087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744978320001" calcext:value-type="float">
            <text:p>112.744978320001</text:p>
          </table:table-cell>
          <table:table-cell office:value-type="float" office:value="106117" calcext:value-type="float">
            <text:p>106117</text:p>
          </table:table-cell>
          <table:table-cell office:value-type="float" office:value="115997.267611909" calcext:value-type="float">
            <text:p>115997.267611909</text:p>
          </table:table-cell>
          <table:table-cell office:value-type="float" office:value="0.105884742000853" calcext:value-type="float">
            <text:p>0.105884742000853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05433.265296754" calcext:value-type="float">
            <text:p>105433.265296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946799509" calcext:value-type="float">
            <text:p>112.946799509</text:p>
          </table:table-cell>
          <table:table-cell office:value-type="float" office:value="118787" calcext:value-type="float">
            <text:p>118787</text:p>
          </table:table-cell>
          <table:table-cell office:value-type="float" office:value="111142.02281473" calcext:value-type="float">
            <text:p>111142.02281473</text:p>
          </table:table-cell>
          <table:table-cell office:value-type="float" office:value="0.103172692000953" calcext:value-type="float">
            <text:p>0.103172692000953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04216.143934759" calcext:value-type="float">
            <text:p>104216.143934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148685194001" calcext:value-type="float">
            <text:p>113.148685194001</text:p>
          </table:table-cell>
          <table:table-cell office:value-type="float" office:value="139949" calcext:value-type="float">
            <text:p>139949</text:p>
          </table:table-cell>
          <table:table-cell office:value-type="float" office:value="112089.238602726" calcext:value-type="float">
            <text:p>112089.238602726</text:p>
          </table:table-cell>
          <table:table-cell office:value-type="float" office:value="0.102791904000696" calcext:value-type="float">
            <text:p>0.102791904000696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18541.509588698" calcext:value-type="float">
            <text:p>118541.509588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349920844001" calcext:value-type="float">
            <text:p>113.349920844001</text:p>
          </table:table-cell>
          <table:table-cell office:value-type="float" office:value="139932" calcext:value-type="float">
            <text:p>139932</text:p>
          </table:table-cell>
          <table:table-cell office:value-type="float" office:value="116586.985828307" calcext:value-type="float">
            <text:p>116586.985828307</text:p>
          </table:table-cell>
          <table:table-cell office:value-type="float" office:value="0.103812380000818" calcext:value-type="float">
            <text:p>0.103812380000818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27363.857067861" calcext:value-type="float">
            <text:p>127363.857067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551173522999" calcext:value-type="float">
            <text:p>113.551173522999</text:p>
          </table:table-cell>
          <table:table-cell office:value-type="float" office:value="118824" calcext:value-type="float">
            <text:p>118824</text:p>
          </table:table-cell>
          <table:table-cell office:value-type="float" office:value="119549.836072694" calcext:value-type="float">
            <text:p>119549.836072694</text:p>
          </table:table-cell>
          <table:table-cell office:value-type="float" office:value="0.114543591000256" calcext:value-type="float">
            <text:p>0.114543591000256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19541.178724094" calcext:value-type="float">
            <text:p>119541.178724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753108519" calcext:value-type="float">
            <text:p>113.753108519</text:p>
          </table:table-cell>
          <table:table-cell office:value-type="float" office:value="106116" calcext:value-type="float">
            <text:p>106116</text:p>
          </table:table-cell>
          <table:table-cell office:value-type="float" office:value="120048.906756692" calcext:value-type="float">
            <text:p>120048.906756692</text:p>
          </table:table-cell>
          <table:table-cell office:value-type="float" office:value="0.103028569999879" calcext:value-type="float">
            <text:p>0.103028569999879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09299.535330338" calcext:value-type="float">
            <text:p>109299.535330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955270300001" calcext:value-type="float">
            <text:p>113.955270300001</text:p>
          </table:table-cell>
          <table:table-cell office:value-type="float" office:value="119655" calcext:value-type="float">
            <text:p>119655</text:p>
          </table:table-cell>
          <table:table-cell office:value-type="float" office:value="112718.678771523" calcext:value-type="float">
            <text:p>112718.678771523</text:p>
          </table:table-cell>
          <table:table-cell office:value-type="float" office:value="0.103594894000707" calcext:value-type="float">
            <text:p>0.103594894000707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07469.269985145" calcext:value-type="float">
            <text:p>107469.269985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162966933" calcext:value-type="float">
            <text:p>114.162966933</text:p>
          </table:table-cell>
          <table:table-cell office:value-type="float" office:value="140881" calcext:value-type="float">
            <text:p>140881</text:p>
          </table:table-cell>
          <table:table-cell office:value-type="float" office:value="108864.121621339" calcext:value-type="float">
            <text:p>108864.121621339</text:p>
          </table:table-cell>
          <table:table-cell office:value-type="float" office:value="0.110723879999568" calcext:value-type="float">
            <text:p>0.110723879999568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14536.721977515" calcext:value-type="float">
            <text:p>114536.721977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364414652" calcext:value-type="float">
            <text:p>114.364414652</text:p>
          </table:table-cell>
          <table:table-cell office:value-type="float" office:value="138863" calcext:value-type="float">
            <text:p>138863</text:p>
          </table:table-cell>
          <table:table-cell office:value-type="float" office:value="118012.902068301" calcext:value-type="float">
            <text:p>118012.902068301</text:p>
          </table:table-cell>
          <table:table-cell office:value-type="float" office:value="0.115438528000595" calcext:value-type="float">
            <text:p>0.115438528000595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28822.365679055" calcext:value-type="float">
            <text:p>128822.365679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566146503999" calcext:value-type="float">
            <text:p>114.566146503999</text:p>
          </table:table-cell>
          <table:table-cell office:value-type="float" office:value="117187" calcext:value-type="float">
            <text:p>117187</text:p>
          </table:table-cell>
          <table:table-cell office:value-type="float" office:value="125012.429888527" calcext:value-type="float">
            <text:p>125012.429888527</text:p>
          </table:table-cell>
          <table:table-cell office:value-type="float" office:value="0.113944459999402" calcext:value-type="float">
            <text:p>0.113944459999402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23975.25957716" calcext:value-type="float">
            <text:p>123975.25957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767727255001" calcext:value-type="float">
            <text:p>114.767727255001</text:p>
          </table:table-cell>
          <table:table-cell office:value-type="float" office:value="106238" calcext:value-type="float">
            <text:p>106238</text:p>
          </table:table-cell>
          <table:table-cell office:value-type="float" office:value="120320.493430415" calcext:value-type="float">
            <text:p>120320.493430415</text:p>
          </table:table-cell>
          <table:table-cell office:value-type="float" office:value="0.102650781000193" calcext:value-type="float">
            <text:p>0.102650781000193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09179.90687482" calcext:value-type="float">
            <text:p>109179.90687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969226177" calcext:value-type="float">
            <text:p>114.969226177</text:p>
          </table:table-cell>
          <table:table-cell office:value-type="float" office:value="121333" calcext:value-type="float">
            <text:p>121333</text:p>
          </table:table-cell>
          <table:table-cell office:value-type="float" office:value="112364.400060761" calcext:value-type="float">
            <text:p>112364.400060761</text:p>
          </table:table-cell>
          <table:table-cell office:value-type="float" office:value="0.102377223000076" calcext:value-type="float">
            <text:p>0.102377223000076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06737.057276243" calcext:value-type="float">
            <text:p>106737.057276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173014325001" calcext:value-type="float">
            <text:p>115.173014325001</text:p>
          </table:table-cell>
          <table:table-cell office:value-type="float" office:value="141458" calcext:value-type="float">
            <text:p>141458</text:p>
          </table:table-cell>
          <table:table-cell office:value-type="float" office:value="112682.328573437" calcext:value-type="float">
            <text:p>112682.328573437</text:p>
          </table:table-cell>
          <table:table-cell office:value-type="float" office:value="0.102689904999352" calcext:value-type="float">
            <text:p>0.102689904999352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20429.896269427" calcext:value-type="float">
            <text:p>120429.896269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374871391001" calcext:value-type="float">
            <text:p>115.374871391001</text:p>
          </table:table-cell>
          <table:table-cell office:value-type="float" office:value="138018" calcext:value-type="float">
            <text:p>138018</text:p>
          </table:table-cell>
          <table:table-cell office:value-type="float" office:value="121944.508543084" calcext:value-type="float">
            <text:p>121944.508543084</text:p>
          </table:table-cell>
          <table:table-cell office:value-type="float" office:value="0.119453964000058" calcext:value-type="float">
            <text:p>0.119453964000058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32273.743381229" calcext:value-type="float">
            <text:p>132273.743381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577677009" calcext:value-type="float">
            <text:p>115.577677009</text:p>
          </table:table-cell>
          <table:table-cell office:value-type="float" office:value="115970" calcext:value-type="float">
            <text:p>115970</text:p>
          </table:table-cell>
          <table:table-cell office:value-type="float" office:value="126000.754154307" calcext:value-type="float">
            <text:p>126000.754154307</text:p>
          </table:table-cell>
          <table:table-cell office:value-type="float" office:value="0.113568406000923" calcext:value-type="float">
            <text:p>0.113568406000923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24235.160721104" calcext:value-type="float">
            <text:p>124235.160721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780108970001" calcext:value-type="float">
            <text:p>115.780108970001</text:p>
          </table:table-cell>
          <table:table-cell office:value-type="float" office:value="106463" calcext:value-type="float">
            <text:p>106463</text:p>
          </table:table-cell>
          <table:table-cell office:value-type="float" office:value="116335.156615329" calcext:value-type="float">
            <text:p>116335.156615329</text:p>
          </table:table-cell>
          <table:table-cell office:value-type="float" office:value="0.106716506999874" calcext:value-type="float">
            <text:p>0.106716506999874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05018.934517868" calcext:value-type="float">
            <text:p>105018.934517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982263231001" calcext:value-type="float">
            <text:p>115.982263231001</text:p>
          </table:table-cell>
          <table:table-cell office:value-type="float" office:value="122850" calcext:value-type="float">
            <text:p>122850</text:p>
          </table:table-cell>
          <table:table-cell office:value-type="float" office:value="109365.681839321" calcext:value-type="float">
            <text:p>109365.681839321</text:p>
          </table:table-cell>
          <table:table-cell office:value-type="float" office:value="0.103600059999735" calcext:value-type="float">
            <text:p>0.103600059999735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04486.176964477" calcext:value-type="float">
            <text:p>104486.176964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185628107" calcext:value-type="float">
            <text:p>116.185628107</text:p>
          </table:table-cell>
          <table:table-cell office:value-type="float" office:value="142088" calcext:value-type="float">
            <text:p>142088</text:p>
          </table:table-cell>
          <table:table-cell office:value-type="float" office:value="115232.173973482" calcext:value-type="float">
            <text:p>115232.173973482</text:p>
          </table:table-cell>
          <table:table-cell office:value-type="float" office:value="0.102874840998993" calcext:value-type="float">
            <text:p>0.102874840998993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23642.865714733" calcext:value-type="float">
            <text:p>123642.865714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38886472" calcext:value-type="float">
            <text:p>116.38886472</text:p>
          </table:table-cell>
          <table:table-cell office:value-type="float" office:value="136800" calcext:value-type="float">
            <text:p>136800</text:p>
          </table:table-cell>
          <table:table-cell office:value-type="float" office:value="123662.369363123" calcext:value-type="float">
            <text:p>123662.369363123</text:p>
          </table:table-cell>
          <table:table-cell office:value-type="float" office:value="0.119614868999633" calcext:value-type="float">
            <text:p>0.119614868999633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33536.347987531" calcext:value-type="float">
            <text:p>133536.347987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590851430999" calcext:value-type="float">
            <text:p>116.590851430999</text:p>
          </table:table-cell>
          <table:table-cell office:value-type="float" office:value="114669" calcext:value-type="float">
            <text:p>114669</text:p>
          </table:table-cell>
          <table:table-cell office:value-type="float" office:value="126428.807911078" calcext:value-type="float">
            <text:p>126428.807911078</text:p>
          </table:table-cell>
          <table:table-cell office:value-type="float" office:value="0.113097276998815" calcext:value-type="float">
            <text:p>0.113097276998815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22482.91188943" calcext:value-type="float">
            <text:p>122482.91188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793550197001" calcext:value-type="float">
            <text:p>116.793550197001</text:p>
          </table:table-cell>
          <table:table-cell office:value-type="float" office:value="106811" calcext:value-type="float">
            <text:p>106811</text:p>
          </table:table-cell>
          <table:table-cell office:value-type="float" office:value="119246.846018399" calcext:value-type="float">
            <text:p>119246.846018399</text:p>
          </table:table-cell>
          <table:table-cell office:value-type="float" office:value="0.104605264999918" calcext:value-type="float">
            <text:p>0.104605264999918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07665.271652053" calcext:value-type="float">
            <text:p>107665.271652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999803717001" calcext:value-type="float">
            <text:p>116.999803717001</text:p>
          </table:table-cell>
          <table:table-cell office:value-type="float" office:value="124744" calcext:value-type="float">
            <text:p>124744</text:p>
          </table:table-cell>
          <table:table-cell office:value-type="float" office:value="110989.103940839" calcext:value-type="float">
            <text:p>110989.103940839</text:p>
          </table:table-cell>
          <table:table-cell office:value-type="float" office:value="0.107835298000282" calcext:value-type="float">
            <text:p>0.107835298000282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11490.03975212" calcext:value-type="float">
            <text:p>111490.03975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203375932" calcext:value-type="float">
            <text:p>117.203375932</text:p>
          </table:table-cell>
          <table:table-cell office:value-type="float" office:value="142717" calcext:value-type="float">
            <text:p>142717</text:p>
          </table:table-cell>
          <table:table-cell office:value-type="float" office:value="109628.467838681" calcext:value-type="float">
            <text:p>109628.467838681</text:p>
          </table:table-cell>
          <table:table-cell office:value-type="float" office:value="0.104903903000377" calcext:value-type="float">
            <text:p>0.104903903000377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22528.07823307" calcext:value-type="float">
            <text:p>122528.0782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404839745001" calcext:value-type="float">
            <text:p>117.404839745001</text:p>
          </table:table-cell>
          <table:table-cell office:value-type="float" office:value="135494" calcext:value-type="float">
            <text:p>135494</text:p>
          </table:table-cell>
          <table:table-cell office:value-type="float" office:value="121877.785535434" calcext:value-type="float">
            <text:p>121877.785535434</text:p>
          </table:table-cell>
          <table:table-cell office:value-type="float" office:value="0.116895886998464" calcext:value-type="float">
            <text:p>0.116895886998464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21863.927679999" calcext:value-type="float">
            <text:p>121863.92767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605082182001" calcext:value-type="float">
            <text:p>117.605082182001</text:p>
          </table:table-cell>
          <table:table-cell office:value-type="float" office:value="113285" calcext:value-type="float">
            <text:p>113285</text:p>
          </table:table-cell>
          <table:table-cell office:value-type="float" office:value="122908.912630581" calcext:value-type="float">
            <text:p>122908.912630581</text:p>
          </table:table-cell>
          <table:table-cell office:value-type="float" office:value="0.110765347999404" calcext:value-type="float">
            <text:p>0.110765347999404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21665.298418764" calcext:value-type="float">
            <text:p>121665.298418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80679079" calcext:value-type="float">
            <text:p>117.80679079</text:p>
          </table:table-cell>
          <table:table-cell office:value-type="float" office:value="107311" calcext:value-type="float">
            <text:p>107311</text:p>
          </table:table-cell>
          <table:table-cell office:value-type="float" office:value="119247.359272304" calcext:value-type="float">
            <text:p>119247.359272304</text:p>
          </table:table-cell>
          <table:table-cell office:value-type="float" office:value="0.104624730000069" calcext:value-type="float">
            <text:p>0.104624730000069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06616.693924136" calcext:value-type="float">
            <text:p>106616.693924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008742796999" calcext:value-type="float">
            <text:p>118.008742796999</text:p>
          </table:table-cell>
          <table:table-cell office:value-type="float" office:value="125962" calcext:value-type="float">
            <text:p>125962</text:p>
          </table:table-cell>
          <table:table-cell office:value-type="float" office:value="108910.425625585" calcext:value-type="float">
            <text:p>108910.425625585</text:p>
          </table:table-cell>
          <table:table-cell office:value-type="float" office:value="0.102822042999833" calcext:value-type="float">
            <text:p>0.102822042999833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07076.056169111" calcext:value-type="float">
            <text:p>107076.056169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211443176" calcext:value-type="float">
            <text:p>118.211443176</text:p>
          </table:table-cell>
          <table:table-cell office:value-type="float" office:value="143006" calcext:value-type="float">
            <text:p>143006</text:p>
          </table:table-cell>
          <table:table-cell office:value-type="float" office:value="117264.659437286" calcext:value-type="float">
            <text:p>117264.659437286</text:p>
          </table:table-cell>
          <table:table-cell office:value-type="float" office:value="0.104102829000112" calcext:value-type="float">
            <text:p>0.104102829000112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32996.40487947" calcext:value-type="float">
            <text:p>132996.40487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416401469" calcext:value-type="float">
            <text:p>118.416401469</text:p>
          </table:table-cell>
          <table:table-cell office:value-type="float" office:value="134333" calcext:value-type="float">
            <text:p>134333</text:p>
          </table:table-cell>
          <table:table-cell office:value-type="float" office:value="124533.361239909" calcext:value-type="float">
            <text:p>124533.361239909</text:p>
          </table:table-cell>
          <table:table-cell office:value-type="float" office:value="0.121690361000219" calcext:value-type="float">
            <text:p>0.121690361000219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25890.404564732" calcext:value-type="float">
            <text:p>125890.404564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617689562001" calcext:value-type="float">
            <text:p>118.617689562001</text:p>
          </table:table-cell>
          <table:table-cell office:value-type="float" office:value="112271" calcext:value-type="float">
            <text:p>112271</text:p>
          </table:table-cell>
          <table:table-cell office:value-type="float" office:value="126331.802923033" calcext:value-type="float">
            <text:p>126331.802923033</text:p>
          </table:table-cell>
          <table:table-cell office:value-type="float" office:value="0.109722369999872" calcext:value-type="float">
            <text:p>0.109722369999872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21880.351804959" calcext:value-type="float">
            <text:p>121880.351804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817889451" calcext:value-type="float">
            <text:p>118.817889451</text:p>
          </table:table-cell>
          <table:table-cell office:value-type="float" office:value="107828" calcext:value-type="float">
            <text:p>107828</text:p>
          </table:table-cell>
          <table:table-cell office:value-type="float" office:value="114853.392591591" calcext:value-type="float">
            <text:p>114853.392591591</text:p>
          </table:table-cell>
          <table:table-cell office:value-type="float" office:value="0.103204612998525" calcext:value-type="float">
            <text:p>0.103204612998525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04761.794311462" calcext:value-type="float">
            <text:p>104761.79431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.020159104" calcext:value-type="float">
            <text:p>119.020159104</text:p>
          </table:table-cell>
          <table:table-cell office:value-type="float" office:value="127298" calcext:value-type="float">
            <text:p>127298</text:p>
          </table:table-cell>
          <table:table-cell office:value-type="float" office:value="109271.243120801" calcext:value-type="float">
            <text:p>109271.243120801</text:p>
          </table:table-cell>
          <table:table-cell office:value-type="float" office:value="0.102910948000499" calcext:value-type="float">
            <text:p>0.102910948000499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06990.856020881" calcext:value-type="float">
            <text:p>106990.85602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.222143666" calcext:value-type="float">
            <text:p>119.222143666</text:p>
          </table:table-cell>
          <table:table-cell office:value-type="float" office:value="143292" calcext:value-type="float">
            <text:p>143292</text:p>
          </table:table-cell>
          <table:table-cell office:value-type="float" office:value="115752.100179248" calcext:value-type="float">
            <text:p>115752.100179248</text:p>
          </table:table-cell>
          <table:table-cell office:value-type="float" office:value="0.107231478001268" calcext:value-type="float">
            <text:p>0.107231478001268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25745.153709617" calcext:value-type="float">
            <text:p>125745.153709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.423992395001" calcext:value-type="float">
            <text:p>119.423992395001</text:p>
          </table:table-cell>
          <table:table-cell office:value-type="float" office:value="133355" calcext:value-type="float">
            <text:p>133355</text:p>
          </table:table-cell>
          <table:table-cell office:value-type="float" office:value="125822.141795367" calcext:value-type="float">
            <text:p>125822.141795367</text:p>
          </table:table-cell>
          <table:table-cell office:value-type="float" office:value="0.11845620799977" calcext:value-type="float">
            <text:p>0.11845620799977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34031.124751952" calcext:value-type="float">
            <text:p>134031.12475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.625864433001" calcext:value-type="float">
            <text:p>119.625864433001</text:p>
          </table:table-cell>
          <table:table-cell office:value-type="float" office:value="111454" calcext:value-type="float">
            <text:p>111454</text:p>
          </table:table-cell>
          <table:table-cell office:value-type="float" office:value="124303.423490469" calcext:value-type="float">
            <text:p>124303.423490469</text:p>
          </table:table-cell>
          <table:table-cell office:value-type="float" office:value="0.10911190600018" calcext:value-type="float">
            <text:p>0.10911190600018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19203.219436474" calcext:value-type="float">
            <text:p>119203.219436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.829172595" calcext:value-type="float">
            <text:p>119.829172595</text:p>
          </table:table-cell>
          <table:table-cell office:value-type="float" office:value="108427" calcext:value-type="float">
            <text:p>108427</text:p>
          </table:table-cell>
          <table:table-cell office:value-type="float" office:value="118158.747739797" calcext:value-type="float">
            <text:p>118158.747739797</text:p>
          </table:table-cell>
          <table:table-cell office:value-type="float" office:value="0.102870927999902" calcext:value-type="float">
            <text:p>0.102870927999902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06917.973966371" calcext:value-type="float">
            <text:p>106917.973966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031917515" calcext:value-type="float">
            <text:p>120.031917515</text:p>
          </table:table-cell>
          <table:table-cell office:value-type="float" office:value="128662" calcext:value-type="float">
            <text:p>128662</text:p>
          </table:table-cell>
          <table:table-cell office:value-type="float" office:value="105463.925653503" calcext:value-type="float">
            <text:p>105463.925653503</text:p>
          </table:table-cell>
          <table:table-cell office:value-type="float" office:value="0.106589798999266" calcext:value-type="float">
            <text:p>0.106589798999266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03910.306083065" calcext:value-type="float">
            <text:p>103910.306083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233555845" calcext:value-type="float">
            <text:p>120.233555845</text:p>
          </table:table-cell>
          <table:table-cell office:value-type="float" office:value="143471" calcext:value-type="float">
            <text:p>143471</text:p>
          </table:table-cell>
          <table:table-cell office:value-type="float" office:value="114093.77681219" calcext:value-type="float">
            <text:p>114093.77681219</text:p>
          </table:table-cell>
          <table:table-cell office:value-type="float" office:value="0.105556214999524" calcext:value-type="float">
            <text:p>0.105556214999524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24479.469579884" calcext:value-type="float">
            <text:p>124479.469579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435077542999" calcext:value-type="float">
            <text:p>120.435077542999</text:p>
          </table:table-cell>
          <table:table-cell office:value-type="float" office:value="132181" calcext:value-type="float">
            <text:p>132181</text:p>
          </table:table-cell>
          <table:table-cell office:value-type="float" office:value="124891.6124656" calcext:value-type="float">
            <text:p>124891.6124656</text:p>
          </table:table-cell>
          <table:table-cell office:value-type="float" office:value="0.11734827500004" calcext:value-type="float">
            <text:p>0.11734827500004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32492.389544759" calcext:value-type="float">
            <text:p>132492.389544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637087331001" calcext:value-type="float">
            <text:p>120.637087331001</text:p>
          </table:table-cell>
          <table:table-cell office:value-type="float" office:value="110565" calcext:value-type="float">
            <text:p>110565</text:p>
          </table:table-cell>
          <table:table-cell office:value-type="float" office:value="124610.862579564" calcext:value-type="float">
            <text:p>124610.862579564</text:p>
          </table:table-cell>
          <table:table-cell office:value-type="float" office:value="0.107518818000244" calcext:value-type="float">
            <text:p>0.107518818000244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18816.225992104" calcext:value-type="float">
            <text:p>118816.225992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839307407001" calcext:value-type="float">
            <text:p>120.839307407001</text:p>
          </table:table-cell>
          <table:table-cell office:value-type="float" office:value="109035" calcext:value-type="float">
            <text:p>109035</text:p>
          </table:table-cell>
          <table:table-cell office:value-type="float" office:value="117506.402026541" calcext:value-type="float">
            <text:p>117506.402026541</text:p>
          </table:table-cell>
          <table:table-cell office:value-type="float" office:value="0.102588100000503" calcext:value-type="float">
            <text:p>0.102588100000503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06411.90561604" calcext:value-type="float">
            <text:p>106411.90561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041161473" calcext:value-type="float">
            <text:p>121.041161473</text:p>
          </table:table-cell>
          <table:table-cell office:value-type="float" office:value="129716" calcext:value-type="float">
            <text:p>129716</text:p>
          </table:table-cell>
          <table:table-cell office:value-type="float" office:value="110246.938794207" calcext:value-type="float">
            <text:p>110246.938794207</text:p>
          </table:table-cell>
          <table:table-cell office:value-type="float" office:value="0.102378749999843" calcext:value-type="float">
            <text:p>0.102378749999843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09461.660319556" calcext:value-type="float">
            <text:p>109461.660319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246957697" calcext:value-type="float">
            <text:p>121.246957697</text:p>
          </table:table-cell>
          <table:table-cell office:value-type="float" office:value="143560" calcext:value-type="float">
            <text:p>143560</text:p>
          </table:table-cell>
          <table:table-cell office:value-type="float" office:value="113917.217468869" calcext:value-type="float">
            <text:p>113917.217468869</text:p>
          </table:table-cell>
          <table:table-cell office:value-type="float" office:value="0.111269723998703" calcext:value-type="float">
            <text:p>0.111269723998703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24531.821478194" calcext:value-type="float">
            <text:p>124531.821478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449923657001" calcext:value-type="float">
            <text:p>121.449923657001</text:p>
          </table:table-cell>
          <table:table-cell office:value-type="float" office:value="130538" calcext:value-type="float">
            <text:p>130538</text:p>
          </table:table-cell>
          <table:table-cell office:value-type="float" office:value="126913.832851304" calcext:value-type="float">
            <text:p>126913.832851304</text:p>
          </table:table-cell>
          <table:table-cell office:value-type="float" office:value="0.115295366998907" calcext:value-type="float">
            <text:p>0.115295366998907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34019.319912137" calcext:value-type="float">
            <text:p>134019.319912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651964432" calcext:value-type="float">
            <text:p>121.651964432</text:p>
          </table:table-cell>
          <table:table-cell office:value-type="float" office:value="109507" calcext:value-type="float">
            <text:p>109507</text:p>
          </table:table-cell>
          <table:table-cell office:value-type="float" office:value="124919.841430375" calcext:value-type="float">
            <text:p>124919.841430375</text:p>
          </table:table-cell>
          <table:table-cell office:value-type="float" office:value="0.106499825000355" calcext:value-type="float">
            <text:p>0.106499825000355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18236.249079452" calcext:value-type="float">
            <text:p>118236.249079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.024370576" calcext:value-type="float">
            <text:p>122.024370576</text:p>
          </table:table-cell>
          <table:table-cell office:value-type="float" office:value="127790" calcext:value-type="float">
            <text:p>127790</text:p>
          </table:table-cell>
          <table:table-cell office:value-type="float" office:value="60941.2024102896" calcext:value-type="float">
            <text:p>60941.2024102896</text:p>
          </table:table-cell>
          <table:table-cell office:value-type="float" office:value="0.38347961099862" calcext:value-type="float">
            <text:p>0.38347961099862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50146.9595342143" calcext:value-type="float">
            <text:p>50146.9595342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.226470345" calcext:value-type="float">
            <text:p>122.226470345</text:p>
          </table:table-cell>
          <table:table-cell office:value-type="float" office:value="143372" calcext:value-type="float">
            <text:p>143372</text:p>
          </table:table-cell>
          <table:table-cell office:value-type="float" office:value="117179.459289055" calcext:value-type="float">
            <text:p>117179.459289055</text:p>
          </table:table-cell>
          <table:table-cell office:value-type="float" office:value="0.125826423000035" calcext:value-type="float">
            <text:p>0.125826423000035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26563.280434188" calcext:value-type="float">
            <text:p>126563.280434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.428314428" calcext:value-type="float">
            <text:p>122.428314428</text:p>
          </table:table-cell>
          <table:table-cell office:value-type="float" office:value="132933" calcext:value-type="float">
            <text:p>132933</text:p>
          </table:table-cell>
          <table:table-cell office:value-type="float" office:value="126240.956981847" calcext:value-type="float">
            <text:p>126240.956981847</text:p>
          </table:table-cell>
          <table:table-cell office:value-type="float" office:value="0.117572263998227" calcext:value-type="float">
            <text:p>0.117572263998227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33006.66995757" calcext:value-type="float">
            <text:p>133006.66995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.629815482" calcext:value-type="float">
            <text:p>122.629815482</text:p>
          </table:table-cell>
          <table:table-cell office:value-type="float" office:value="111133" calcext:value-type="float">
            <text:p>111133</text:p>
          </table:table-cell>
          <table:table-cell office:value-type="float" office:value="123337.479641257" calcext:value-type="float">
            <text:p>123337.479641257</text:p>
          </table:table-cell>
          <table:table-cell office:value-type="float" office:value="0.109401830999559" calcext:value-type="float">
            <text:p>0.109401830999559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19211.431498954" calcext:value-type="float">
            <text:p>119211.431498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.831848514999" calcext:value-type="float">
            <text:p>122.831848514999</text:p>
          </table:table-cell>
          <table:table-cell office:value-type="float" office:value="108582" calcext:value-type="float">
            <text:p>108582</text:p>
          </table:table-cell>
          <table:table-cell office:value-type="float" office:value="117876.971345952" calcext:value-type="float">
            <text:p>117876.971345952</text:p>
          </table:table-cell>
          <table:table-cell office:value-type="float" office:value="0.102779049000674" calcext:value-type="float">
            <text:p>0.102779049000674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06688.036216931" calcext:value-type="float">
            <text:p>106688.036216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.036727887" calcext:value-type="float">
            <text:p>123.036727887</text:p>
          </table:table-cell>
          <table:table-cell office:value-type="float" office:value="129171" calcext:value-type="float">
            <text:p>129171</text:p>
          </table:table-cell>
          <table:table-cell office:value-type="float" office:value="107842.344249278" calcext:value-type="float">
            <text:p>107842.344249278</text:p>
          </table:table-cell>
          <table:table-cell office:value-type="float" office:value="0.103292400999635" calcext:value-type="float">
            <text:p>0.103292400999635</text:p>
          </table:table-cell>
          <table:table-cell office:value-type="float" office:value="124836.616265328" calcext:value-type="float">
            <text:p>124836.616265328</text:p>
          </table:table-cell>
          <table:table-cell office:value-type="float" office:value="106533.03353762" calcext:value-type="float">
            <text:p>106533.03353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.238479463" calcext:value-type="float">
            <text:p>123.238479463</text:p>
          </table:table-cell>
          <table:table-cell office:value-type="float" office:value="149277" calcext:value-type="float">
            <text:p>149277</text:p>
          </table:table-cell>
          <table:table-cell office:value-type="float" office:value="116190.932268024" calcext:value-type="float">
            <text:p>116190.932268024</text:p>
          </table:table-cell>
          <table:table-cell office:value-type="float" office:value="0.109218888999749" calcext:value-type="float">
            <text:p>0.109218888999749</text:p>
          </table:table-cell>
          <table:table-cell office:value-type="float" office:value="129844.343698132" calcext:value-type="float">
            <text:p>129844.343698132</text:p>
          </table:table-cell>
          <table:table-cell office:value-type="float" office:value="126758.316918088" calcext:value-type="float">
            <text:p>126758.31691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.440946358" calcext:value-type="float">
            <text:p>123.440946358</text:p>
          </table:table-cell>
          <table:table-cell office:value-type="float" office:value="136811" calcext:value-type="float">
            <text:p>136811</text:p>
          </table:table-cell>
          <table:table-cell office:value-type="float" office:value="124437.382759674" calcext:value-type="float">
            <text:p>124437.382759674</text:p>
          </table:table-cell>
          <table:table-cell office:value-type="float" office:value="0.122705387999304" calcext:value-type="float">
            <text:p>0.122705387999304</text:p>
          </table:table-cell>
          <table:table-cell office:value-type="float" office:value="129844.343698132" calcext:value-type="float">
            <text:p>129844.343698132</text:p>
          </table:table-cell>
          <table:table-cell office:value-type="float" office:value="134756.865773623" calcext:value-type="float">
            <text:p>134756.865773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.642637217001" calcext:value-type="float">
            <text:p>123.642637217001</text:p>
          </table:table-cell>
          <table:table-cell office:value-type="float" office:value="114569" calcext:value-type="float">
            <text:p>114569</text:p>
          </table:table-cell>
          <table:table-cell office:value-type="float" office:value="125459.527293558" calcext:value-type="float">
            <text:p>125459.527293558</text:p>
          </table:table-cell>
          <table:table-cell office:value-type="float" office:value="0.11202703699928" calcext:value-type="float">
            <text:p>0.11202703699928</text:p>
          </table:table-cell>
          <table:table-cell office:value-type="float" office:value="129844.343698132" calcext:value-type="float">
            <text:p>129844.343698132</text:p>
          </table:table-cell>
          <table:table-cell office:value-type="float" office:value="119078.259806068" calcext:value-type="float">
            <text:p>119078.259806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.844327017001" calcext:value-type="float">
            <text:p>123.844327017001</text:p>
          </table:table-cell>
          <table:table-cell office:value-type="float" office:value="113707" calcext:value-type="float">
            <text:p>113707</text:p>
          </table:table-cell>
          <table:table-cell office:value-type="float" office:value="120080.035874816" calcext:value-type="float">
            <text:p>120080.035874816</text:p>
          </table:table-cell>
          <table:table-cell office:value-type="float" office:value="0.103235896000115" calcext:value-type="float">
            <text:p>0.103235896000115</text:p>
          </table:table-cell>
          <table:table-cell office:value-type="float" office:value="129844.343698132" calcext:value-type="float">
            <text:p>129844.343698132</text:p>
          </table:table-cell>
          <table:table-cell office:value-type="float" office:value="108253.242674834" calcext:value-type="float">
            <text:p>108253.242674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.045136635999" calcext:value-type="float">
            <text:p>124.045136635999</text:p>
          </table:table-cell>
          <table:table-cell office:value-type="float" office:value="135378" calcext:value-type="float">
            <text:p>135378</text:p>
          </table:table-cell>
          <table:table-cell office:value-type="float" office:value="112410.843712328" calcext:value-type="float">
            <text:p>112410.843712328</text:p>
          </table:table-cell>
          <table:table-cell office:value-type="float" office:value="0.101939848998882" calcext:value-type="float">
            <text:p>0.101939848998882</text:p>
          </table:table-cell>
          <table:table-cell office:value-type="float" office:value="129844.343698132" calcext:value-type="float">
            <text:p>129844.343698132</text:p>
          </table:table-cell>
          <table:table-cell office:value-type="float" office:value="112410.843712328" calcext:value-type="float">
            <text:p>112410.843712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.247051668001" calcext:value-type="float">
            <text:p>124.247051668001</text:p>
          </table:table-cell>
          <table:table-cell office:value-type="float" office:value="149319" calcext:value-type="float">
            <text:p>149319</text:p>
          </table:table-cell>
          <table:table-cell office:value-type="float" office:value="118290.967218569" calcext:value-type="float">
            <text:p>118290.967218569</text:p>
          </table:table-cell>
          <table:table-cell office:value-type="float" office:value="0.111968487999548" calcext:value-type="float">
            <text:p>0.111968487999548</text:p>
          </table:table-cell>
          <table:table-cell office:value-type="float" office:value="129844.343698132" calcext:value-type="float">
            <text:p>129844.343698132</text:p>
          </table:table-cell>
          <table:table-cell office:value-type="float" office:value="129384.216674802" calcext:value-type="float">
            <text:p>129384.216674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.449326420001" calcext:value-type="float">
            <text:p>124.449326420001</text:p>
          </table:table-cell>
          <table:table-cell office:value-type="float" office:value="135844" calcext:value-type="float">
            <text:p>135844</text:p>
          </table:table-cell>
          <table:table-cell office:value-type="float" office:value="123939.997510575" calcext:value-type="float">
            <text:p>123939.997510575</text:p>
          </table:table-cell>
          <table:table-cell office:value-type="float" office:value="0.123518843000056" calcext:value-type="float">
            <text:p>0.123518843000056</text:p>
          </table:table-cell>
          <table:table-cell office:value-type="float" office:value="129844.343698132" calcext:value-type="float">
            <text:p>129844.343698132</text:p>
          </table:table-cell>
          <table:table-cell office:value-type="float" office:value="131045.714685042" calcext:value-type="float">
            <text:p>131045.714685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.652473312" calcext:value-type="float">
            <text:p>124.652473312</text:p>
          </table:table-cell>
          <table:table-cell office:value-type="float" office:value="113853" calcext:value-type="float">
            <text:p>113853</text:p>
          </table:table-cell>
          <table:table-cell office:value-type="float" office:value="102408.262605032" calcext:value-type="float">
            <text:p>102408.262605032</text:p>
          </table:table-cell>
          <table:table-cell office:value-type="float" office:value="0.112857627000267" calcext:value-type="float">
            <text:p>0.112857627000267</text:p>
          </table:table-cell>
          <table:table-cell office:value-type="float" office:value="129844.343698132" calcext:value-type="float">
            <text:p>129844.343698132</text:p>
          </table:table-cell>
          <table:table-cell office:value-type="float" office:value="89910.9468170136" calcext:value-type="float">
            <text:p>89910.9468170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.855433594999" calcext:value-type="float">
            <text:p>124.855433594999</text:p>
          </table:table-cell>
          <table:table-cell office:value-type="float" office:value="114549" calcext:value-type="float">
            <text:p>114549</text:p>
          </table:table-cell>
          <table:table-cell office:value-type="float" office:value="94117.4946859525" calcext:value-type="float">
            <text:p>94117.4946859525</text:p>
          </table:table-cell>
          <table:table-cell office:value-type="float" office:value="0.102896589000011" calcext:value-type="float">
            <text:p>0.102896589000011</text:p>
          </table:table-cell>
          <table:table-cell office:value-type="float" office:value="129844.343698132" calcext:value-type="float">
            <text:p>129844.343698132</text:p>
          </table:table-cell>
          <table:table-cell office:value-type="float" office:value="88537.8170509987" calcext:value-type="float">
            <text:p>88537.8170509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057031529001" calcext:value-type="float">
            <text:p>125.057031529001</text:p>
          </table:table-cell>
          <table:table-cell office:value-type="float" office:value="136770" calcext:value-type="float">
            <text:p>136770</text:p>
          </table:table-cell>
          <table:table-cell office:value-type="float" office:value="113358.131485246" calcext:value-type="float">
            <text:p>113358.131485246</text:p>
          </table:table-cell>
          <table:table-cell office:value-type="float" office:value="0.103738873000111" calcext:value-type="float">
            <text:p>0.103738873000111</text:p>
          </table:table-cell>
          <table:table-cell office:value-type="float" office:value="129844.343698132" calcext:value-type="float">
            <text:p>129844.343698132</text:p>
          </table:table-cell>
          <table:table-cell office:value-type="float" office:value="113712.882159762" calcext:value-type="float">
            <text:p>113712.882159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258562719" calcext:value-type="float">
            <text:p>125.258562719</text:p>
          </table:table-cell>
          <table:table-cell office:value-type="float" office:value="149287" calcext:value-type="float">
            <text:p>149287</text:p>
          </table:table-cell>
          <table:table-cell office:value-type="float" office:value="118310.879048857" calcext:value-type="float">
            <text:p>118310.879048857</text:p>
          </table:table-cell>
          <table:table-cell office:value-type="float" office:value="0.114434834998974" calcext:value-type="float">
            <text:p>0.114434834998974</text:p>
          </table:table-cell>
          <table:table-cell office:value-type="float" office:value="129844.343698132" calcext:value-type="float">
            <text:p>129844.343698132</text:p>
          </table:table-cell>
          <table:table-cell office:value-type="float" office:value="129636.905971878" calcext:value-type="float">
            <text:p>129636.905971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459806975001" calcext:value-type="float">
            <text:p>125.459806975001</text:p>
          </table:table-cell>
          <table:table-cell office:value-type="float" office:value="134614" calcext:value-type="float">
            <text:p>134614</text:p>
          </table:table-cell>
          <table:table-cell office:value-type="float" office:value="124470.594424614" calcext:value-type="float">
            <text:p>124470.594424614</text:p>
          </table:table-cell>
          <table:table-cell office:value-type="float" office:value="0.122261337000964" calcext:value-type="float">
            <text:p>0.122261337000964</text:p>
          </table:table-cell>
          <table:table-cell office:value-type="float" office:value="129844.343698132" calcext:value-type="float">
            <text:p>129844.343698132</text:p>
          </table:table-cell>
          <table:table-cell office:value-type="float" office:value="130850.499874209" calcext:value-type="float">
            <text:p>130850.499874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661844406" calcext:value-type="float">
            <text:p>125.661844406</text:p>
          </table:table-cell>
          <table:table-cell office:value-type="float" office:value="113226" calcext:value-type="float">
            <text:p>113226</text:p>
          </table:table-cell>
          <table:table-cell office:value-type="float" office:value="123848.761345721" calcext:value-type="float">
            <text:p>123848.761345721</text:p>
          </table:table-cell>
          <table:table-cell office:value-type="float" office:value="0.110415684001055" calcext:value-type="float">
            <text:p>0.110415684001055</text:p>
          </table:table-cell>
          <table:table-cell office:value-type="float" office:value="129844.343698132" calcext:value-type="float">
            <text:p>129844.343698132</text:p>
          </table:table-cell>
          <table:table-cell office:value-type="float" office:value="116369.944323918" calcext:value-type="float">
            <text:p>116369.944323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86330218" calcext:value-type="float">
            <text:p>125.86330218</text:p>
          </table:table-cell>
          <table:table-cell office:value-type="float" office:value="115165" calcext:value-type="float">
            <text:p>115165</text:p>
          </table:table-cell>
          <table:table-cell office:value-type="float" office:value="114702.718093542" calcext:value-type="float">
            <text:p>114702.718093542</text:p>
          </table:table-cell>
          <table:table-cell office:value-type="float" office:value="0.108213579998846" calcext:value-type="float">
            <text:p>0.108213579998846</text:p>
          </table:table-cell>
          <table:table-cell office:value-type="float" office:value="129844.343698132" calcext:value-type="float">
            <text:p>129844.343698132</text:p>
          </table:table-cell>
          <table:table-cell office:value-type="float" office:value="103801.270641601" calcext:value-type="float">
            <text:p>103801.270641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.064925930999" calcext:value-type="float">
            <text:p>126.064925930999</text:p>
          </table:table-cell>
          <table:table-cell office:value-type="float" office:value="137658" calcext:value-type="float">
            <text:p>137658</text:p>
          </table:table-cell>
          <table:table-cell office:value-type="float" office:value="111517.607511572" calcext:value-type="float">
            <text:p>111517.607511572</text:p>
          </table:table-cell>
          <table:table-cell office:value-type="float" office:value="0.102759893999973" calcext:value-type="float">
            <text:p>0.102759893999973</text:p>
          </table:table-cell>
          <table:table-cell office:value-type="float" office:value="129844.343698132" calcext:value-type="float">
            <text:p>129844.343698132</text:p>
          </table:table-cell>
          <table:table-cell office:value-type="float" office:value="112505.914347616" calcext:value-type="float">
            <text:p>112505.914347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.266895081" calcext:value-type="float">
            <text:p>126.266895081</text:p>
          </table:table-cell>
          <table:table-cell office:value-type="float" office:value="149200" calcext:value-type="float">
            <text:p>149200</text:p>
          </table:table-cell>
          <table:table-cell office:value-type="float" office:value="118813.952203667" calcext:value-type="float">
            <text:p>118813.952203667</text:p>
          </table:table-cell>
          <table:table-cell office:value-type="float" office:value="0.116331705001357" calcext:value-type="float">
            <text:p>0.116331705001357</text:p>
          </table:table-cell>
          <table:table-cell office:value-type="float" office:value="129844.343698132" calcext:value-type="float">
            <text:p>129844.343698132</text:p>
          </table:table-cell>
          <table:table-cell office:value-type="float" office:value="130278.617321326" calcext:value-type="float">
            <text:p>130278.617321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.470231863001" calcext:value-type="float">
            <text:p>126.470231863001</text:p>
          </table:table-cell>
          <table:table-cell office:value-type="float" office:value="133432" calcext:value-type="float">
            <text:p>133432</text:p>
          </table:table-cell>
          <table:table-cell office:value-type="float" office:value="125018.011413738" calcext:value-type="float">
            <text:p>125018.011413738</text:p>
          </table:table-cell>
          <table:table-cell office:value-type="float" office:value="0.12486090099992" calcext:value-type="float">
            <text:p>0.12486090099992</text:p>
          </table:table-cell>
          <table:table-cell office:value-type="float" office:value="129844.343698132" calcext:value-type="float">
            <text:p>129844.343698132</text:p>
          </table:table-cell>
          <table:table-cell office:value-type="float" office:value="129677.681911477" calcext:value-type="float">
            <text:p>129677.681911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.671223748001" calcext:value-type="float">
            <text:p>126.671223748001</text:p>
          </table:table-cell>
          <table:table-cell office:value-type="float" office:value="107372" calcext:value-type="float">
            <text:p>107372</text:p>
          </table:table-cell>
          <table:table-cell office:value-type="float" office:value="124708.623972027" calcext:value-type="float">
            <text:p>124708.623972027</text:p>
          </table:table-cell>
          <table:table-cell office:value-type="float" office:value="0.110348283998974" calcext:value-type="float">
            <text:p>0.110348283998974</text:p>
          </table:table-cell>
          <table:table-cell office:value-type="float" office:value="123737.597576674" calcext:value-type="float">
            <text:p>123737.597576674</text:p>
          </table:table-cell>
          <table:table-cell office:value-type="float" office:value="116671.686276955" calcext:value-type="float">
            <text:p>116671.686276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.872480618" calcext:value-type="float">
            <text:p>126.872480618</text:p>
          </table:table-cell>
          <table:table-cell office:value-type="float" office:value="110475" calcext:value-type="float">
            <text:p>110475</text:p>
          </table:table-cell>
          <table:table-cell office:value-type="float" office:value="114174.669675727" calcext:value-type="float">
            <text:p>114174.669675727</text:p>
          </table:table-cell>
          <table:table-cell office:value-type="float" office:value="0.102184707000561" calcext:value-type="float">
            <text:p>0.102184707000561</text:p>
          </table:table-cell>
          <table:table-cell office:value-type="float" office:value="123737.597576674" calcext:value-type="float">
            <text:p>123737.597576674</text:p>
          </table:table-cell>
          <table:table-cell office:value-type="float" office:value="102115.18553916" calcext:value-type="float">
            <text:p>102115.18553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.0740486" calcext:value-type="float">
            <text:p>127.0740486</text:p>
          </table:table-cell>
          <table:table-cell office:value-type="float" office:value="132152" calcext:value-type="float">
            <text:p>132152</text:p>
          </table:table-cell>
          <table:table-cell office:value-type="float" office:value="107366.616860337" calcext:value-type="float">
            <text:p>107366.616860337</text:p>
          </table:table-cell>
          <table:table-cell office:value-type="float" office:value="0.102527399998507" calcext:value-type="float">
            <text:p>0.102527399998507</text:p>
          </table:table-cell>
          <table:table-cell office:value-type="float" office:value="123737.597576674" calcext:value-type="float">
            <text:p>123737.597576674</text:p>
          </table:table-cell>
          <table:table-cell office:value-type="float" office:value="108948.213617555" calcext:value-type="float">
            <text:p>108948.213617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.276126118" calcext:value-type="float">
            <text:p>127.276126118</text:p>
          </table:table-cell>
          <table:table-cell office:value-type="float" office:value="142032" calcext:value-type="float">
            <text:p>142032</text:p>
          </table:table-cell>
          <table:table-cell office:value-type="float" office:value="114840.33688969" calcext:value-type="float">
            <text:p>114840.33688969</text:p>
          </table:table-cell>
          <table:table-cell office:value-type="float" office:value="0.109871067001222" calcext:value-type="float">
            <text:p>0.109871067001222</text:p>
          </table:table-cell>
          <table:table-cell office:value-type="float" office:value="123737.597576674" calcext:value-type="float">
            <text:p>123737.597576674</text:p>
          </table:table-cell>
          <table:table-cell office:value-type="float" office:value="125889.087423434" calcext:value-type="float">
            <text:p>125889.087423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.477468608" calcext:value-type="float">
            <text:p>127.477468608</text:p>
          </table:table-cell>
          <table:table-cell office:value-type="float" office:value="126259" calcext:value-type="float">
            <text:p>126259</text:p>
          </table:table-cell>
          <table:table-cell office:value-type="float" office:value="126832.680176166" calcext:value-type="float">
            <text:p>126832.680176166</text:p>
          </table:table-cell>
          <table:table-cell office:value-type="float" office:value="0.116790828000376" calcext:value-type="float">
            <text:p>0.116790828000376</text:p>
          </table:table-cell>
          <table:table-cell office:value-type="float" office:value="123737.597576674" calcext:value-type="float">
            <text:p>123737.597576674</text:p>
          </table:table-cell>
          <table:table-cell office:value-type="float" office:value="131880.604701994" calcext:value-type="float">
            <text:p>131880.604701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.679227733001" calcext:value-type="float">
            <text:p>127.679227733001</text:p>
          </table:table-cell>
          <table:table-cell office:value-type="float" office:value="106941" calcext:value-type="float">
            <text:p>106941</text:p>
          </table:table-cell>
          <table:table-cell office:value-type="float" office:value="124501.336085948" calcext:value-type="float">
            <text:p>124501.336085948</text:p>
          </table:table-cell>
          <table:table-cell office:value-type="float" office:value="0.103429039998446" calcext:value-type="float">
            <text:p>0.103429039998446</text:p>
          </table:table-cell>
          <table:table-cell office:value-type="float" office:value="123737.597576674" calcext:value-type="float">
            <text:p>123737.597576674</text:p>
          </table:table-cell>
          <table:table-cell office:value-type="float" office:value="116442.539168349" calcext:value-type="float">
            <text:p>116442.539168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.881994682" calcext:value-type="float">
            <text:p>127.881994682</text:p>
          </table:table-cell>
          <table:table-cell office:value-type="float" office:value="111272" calcext:value-type="float">
            <text:p>111272</text:p>
          </table:table-cell>
          <table:table-cell office:value-type="float" office:value="113853.68961649" calcext:value-type="float">
            <text:p>113853.68961649</text:p>
          </table:table-cell>
          <table:table-cell office:value-type="float" office:value="0.102458744000614" calcext:value-type="float">
            <text:p>0.102458744000614</text:p>
          </table:table-cell>
          <table:table-cell office:value-type="float" office:value="123737.597576674" calcext:value-type="float">
            <text:p>123737.597576674</text:p>
          </table:table-cell>
          <table:table-cell office:value-type="float" office:value="103983.668767305" calcext:value-type="float">
            <text:p>103983.668767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.08341648" calcext:value-type="float">
            <text:p>128.08341648</text:p>
          </table:table-cell>
          <table:table-cell office:value-type="float" office:value="133111" calcext:value-type="float">
            <text:p>133111</text:p>
          </table:table-cell>
          <table:table-cell office:value-type="float" office:value="109078.598258353" calcext:value-type="float">
            <text:p>109078.598258353</text:p>
          </table:table-cell>
          <table:table-cell office:value-type="float" office:value="0.102583539999614" calcext:value-type="float">
            <text:p>0.102583539999614</text:p>
          </table:table-cell>
          <table:table-cell office:value-type="float" office:value="123737.597576674" calcext:value-type="float">
            <text:p>123737.597576674</text:p>
          </table:table-cell>
          <table:table-cell office:value-type="float" office:value="111291.408088451" calcext:value-type="float">
            <text:p>111291.408088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.286126546" calcext:value-type="float">
            <text:p>128.286126546</text:p>
          </table:table-cell>
          <table:table-cell office:value-type="float" office:value="141800" calcext:value-type="float">
            <text:p>141800</text:p>
          </table:table-cell>
          <table:table-cell office:value-type="float" office:value="117503.72735055" calcext:value-type="float">
            <text:p>117503.72735055</text:p>
          </table:table-cell>
          <table:table-cell office:value-type="float" office:value="0.109317524000289" calcext:value-type="float">
            <text:p>0.109317524000289</text:p>
          </table:table-cell>
          <table:table-cell office:value-type="float" office:value="123737.597576674" calcext:value-type="float">
            <text:p>123737.597576674</text:p>
          </table:table-cell>
          <table:table-cell office:value-type="float" office:value="128661.786431476" calcext:value-type="float">
            <text:p>128661.786431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.487233981999" calcext:value-type="float">
            <text:p>128.487233981999</text:p>
          </table:table-cell>
          <table:table-cell office:value-type="float" office:value="125133" calcext:value-type="float">
            <text:p>125133</text:p>
          </table:table-cell>
          <table:table-cell office:value-type="float" office:value="124517.685639068" calcext:value-type="float">
            <text:p>124517.685639068</text:p>
          </table:table-cell>
          <table:table-cell office:value-type="float" office:value="0.116423986000882" calcext:value-type="float">
            <text:p>0.116423986000882</text:p>
          </table:table-cell>
          <table:table-cell office:value-type="float" office:value="123737.597576674" calcext:value-type="float">
            <text:p>123737.597576674</text:p>
          </table:table-cell>
          <table:table-cell office:value-type="float" office:value="128957.100234707" calcext:value-type="float">
            <text:p>128957.100234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.691483782" calcext:value-type="float">
            <text:p>128.691483782</text:p>
          </table:table-cell>
          <table:table-cell office:value-type="float" office:value="106382" calcext:value-type="float">
            <text:p>106382</text:p>
          </table:table-cell>
          <table:table-cell office:value-type="float" office:value="122720.767566463" calcext:value-type="float">
            <text:p>122720.767566463</text:p>
          </table:table-cell>
          <table:table-cell office:value-type="float" office:value="0.10763015700104" calcext:value-type="float">
            <text:p>0.10763015700104</text:p>
          </table:table-cell>
          <table:table-cell office:value-type="float" office:value="123737.597576674" calcext:value-type="float">
            <text:p>123737.597576674</text:p>
          </table:table-cell>
          <table:table-cell office:value-type="float" office:value="114205.205008572" calcext:value-type="float">
            <text:p>114205.205008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.893325666" calcext:value-type="float">
            <text:p>128.893325666</text:p>
          </table:table-cell>
          <table:table-cell office:value-type="float" office:value="112284" calcext:value-type="float">
            <text:p>112284</text:p>
          </table:table-cell>
          <table:table-cell office:value-type="float" office:value="100111.890219054" calcext:value-type="float">
            <text:p>100111.890219054</text:p>
          </table:table-cell>
          <table:table-cell office:value-type="float" office:value="0.103030173999286" calcext:value-type="float">
            <text:p>0.103030173999286</text:p>
          </table:table-cell>
          <table:table-cell office:value-type="float" office:value="123737.597576674" calcext:value-type="float">
            <text:p>123737.597576674</text:p>
          </table:table-cell>
          <table:table-cell office:value-type="float" office:value="90531.5630142167" calcext:value-type="float">
            <text:p>90531.5630142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.095176748" calcext:value-type="float">
            <text:p>129.095176748</text:p>
          </table:table-cell>
          <table:table-cell office:value-type="float" office:value="134267" calcext:value-type="float">
            <text:p>134267</text:p>
          </table:table-cell>
          <table:table-cell office:value-type="float" office:value="103884.549601515" calcext:value-type="float">
            <text:p>103884.549601515</text:p>
          </table:table-cell>
          <table:table-cell office:value-type="float" office:value="0.103127521000715" calcext:value-type="float">
            <text:p>0.103127521000715</text:p>
          </table:table-cell>
          <table:table-cell office:value-type="float" office:value="123737.597576674" calcext:value-type="float">
            <text:p>123737.597576674</text:p>
          </table:table-cell>
          <table:table-cell office:value-type="float" office:value="106900.020305101" calcext:value-type="float">
            <text:p>106900.020305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.297698027" calcext:value-type="float">
            <text:p>129.297698027</text:p>
          </table:table-cell>
          <table:table-cell office:value-type="float" office:value="141442" calcext:value-type="float">
            <text:p>141442</text:p>
          </table:table-cell>
          <table:table-cell office:value-type="float" office:value="117385.193090429" calcext:value-type="float">
            <text:p>117385.193090429</text:p>
          </table:table-cell>
          <table:table-cell office:value-type="float" office:value="0.110434755999449" calcext:value-type="float">
            <text:p>0.110434755999449</text:p>
          </table:table-cell>
          <table:table-cell office:value-type="float" office:value="123737.597576674" calcext:value-type="float">
            <text:p>123737.597576674</text:p>
          </table:table-cell>
          <table:table-cell office:value-type="float" office:value="128616.825160396" calcext:value-type="float">
            <text:p>128616.825160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.499908754" calcext:value-type="float">
            <text:p>129.499908754</text:p>
          </table:table-cell>
          <table:table-cell office:value-type="float" office:value="123651" calcext:value-type="float">
            <text:p>123651</text:p>
          </table:table-cell>
          <table:table-cell office:value-type="float" office:value="125395.452272203" calcext:value-type="float">
            <text:p>125395.452272203</text:p>
          </table:table-cell>
          <table:table-cell office:value-type="float" office:value="0.116034206001132" calcext:value-type="float">
            <text:p>0.116034206001132</text:p>
          </table:table-cell>
          <table:table-cell office:value-type="float" office:value="123737.597576674" calcext:value-type="float">
            <text:p>123737.597576674</text:p>
          </table:table-cell>
          <table:table-cell office:value-type="float" office:value="129061.328635848" calcext:value-type="float">
            <text:p>129061.328635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.712887784001" calcext:value-type="float">
            <text:p>129.712887784001</text:p>
          </table:table-cell>
          <table:table-cell office:value-type="float" office:value="105659" calcext:value-type="float">
            <text:p>105659</text:p>
          </table:table-cell>
          <table:table-cell office:value-type="float" office:value="116646.90858235" calcext:value-type="float">
            <text:p>116646.90858235</text:p>
          </table:table-cell>
          <table:table-cell office:value-type="float" office:value="0.119147192999662" calcext:value-type="float">
            <text:p>0.119147192999662</text:p>
          </table:table-cell>
          <table:table-cell office:value-type="float" office:value="123737.597576674" calcext:value-type="float">
            <text:p>123737.597576674</text:p>
          </table:table-cell>
          <table:table-cell office:value-type="float" office:value="107557.067971115" calcext:value-type="float">
            <text:p>107557.067971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.915031724" calcext:value-type="float">
            <text:p>129.915031724</text:p>
          </table:table-cell>
          <table:table-cell office:value-type="float" office:value="114376" calcext:value-type="float">
            <text:p>114376</text:p>
          </table:table-cell>
          <table:table-cell office:value-type="float" office:value="103671.494487419" calcext:value-type="float">
            <text:p>103671.494487419</text:p>
          </table:table-cell>
          <table:table-cell office:value-type="float" office:value="0.108652684000845" calcext:value-type="float">
            <text:p>0.108652684000845</text:p>
          </table:table-cell>
          <table:table-cell office:value-type="float" office:value="123737.597576674" calcext:value-type="float">
            <text:p>123737.597576674</text:p>
          </table:table-cell>
          <table:table-cell office:value-type="float" office:value="94478.9582456483" calcext:value-type="float">
            <text:p>94478.9582456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121149412" calcext:value-type="float">
            <text:p>130.121149412</text:p>
          </table:table-cell>
          <table:table-cell office:value-type="float" office:value="137813" calcext:value-type="float">
            <text:p>137813</text:p>
          </table:table-cell>
          <table:table-cell office:value-type="float" office:value="78467.6365057305" calcext:value-type="float">
            <text:p>78467.6365057305</text:p>
          </table:table-cell>
          <table:table-cell office:value-type="float" office:value="0.167531495000731" calcext:value-type="float">
            <text:p>0.167531495000731</text:p>
          </table:table-cell>
          <table:table-cell office:value-type="float" office:value="124828.097563415" calcext:value-type="float">
            <text:p>124828.097563415</text:p>
          </table:table-cell>
          <table:table-cell office:value-type="float" office:value="82921.3569603499" calcext:value-type="float">
            <text:p>82921.3569603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322675469" calcext:value-type="float">
            <text:p>130.322675469</text:p>
          </table:table-cell>
          <table:table-cell office:value-type="float" office:value="141590" calcext:value-type="float">
            <text:p>141590</text:p>
          </table:table-cell>
          <table:table-cell office:value-type="float" office:value="117853.709972027" calcext:value-type="float">
            <text:p>117853.709972027</text:p>
          </table:table-cell>
          <table:table-cell office:value-type="float" office:value="0.127388537001025" calcext:value-type="float">
            <text:p>0.127388537001025</text:p>
          </table:table-cell>
          <table:table-cell office:value-type="float" office:value="124828.097563415" calcext:value-type="float">
            <text:p>124828.097563415</text:p>
          </table:table-cell>
          <table:table-cell office:value-type="float" office:value="129828.224861887" calcext:value-type="float">
            <text:p>129828.224861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525094346" calcext:value-type="float">
            <text:p>130.525094346</text:p>
          </table:table-cell>
          <table:table-cell office:value-type="float" office:value="121790" calcext:value-type="float">
            <text:p>121790</text:p>
          </table:table-cell>
          <table:table-cell office:value-type="float" office:value="125308.580793911" calcext:value-type="float">
            <text:p>125308.580793911</text:p>
          </table:table-cell>
          <table:table-cell office:value-type="float" office:value="0.116308767001101" calcext:value-type="float">
            <text:p>0.116308767001101</text:p>
          </table:table-cell>
          <table:table-cell office:value-type="float" office:value="124828.097563415" calcext:value-type="float">
            <text:p>124828.097563415</text:p>
          </table:table-cell>
          <table:table-cell office:value-type="float" office:value="127243.514174363" calcext:value-type="float">
            <text:p>127243.514174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727263228" calcext:value-type="float">
            <text:p>130.727263228</text:p>
          </table:table-cell>
          <table:table-cell office:value-type="float" office:value="106280" calcext:value-type="float">
            <text:p>106280</text:p>
          </table:table-cell>
          <table:table-cell office:value-type="float" office:value="123302.950880099" calcext:value-type="float">
            <text:p>123302.950880099</text:p>
          </table:table-cell>
          <table:table-cell office:value-type="float" office:value="0.10263311000017" calcext:value-type="float">
            <text:p>0.10263311000017</text:p>
          </table:table-cell>
          <table:table-cell office:value-type="float" office:value="124828.097563415" calcext:value-type="float">
            <text:p>124828.097563415</text:p>
          </table:table-cell>
          <table:table-cell office:value-type="float" office:value="113159.535224039" calcext:value-type="float">
            <text:p>113159.535224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928914758" calcext:value-type="float">
            <text:p>130.928914758</text:p>
          </table:table-cell>
          <table:table-cell office:value-type="float" office:value="116830" calcext:value-type="float">
            <text:p>116830</text:p>
          </table:table-cell>
          <table:table-cell office:value-type="float" office:value="113150.313937078" calcext:value-type="float">
            <text:p>113150.313937078</text:p>
          </table:table-cell>
          <table:table-cell office:value-type="float" office:value="0.102110669000467" calcext:value-type="float">
            <text:p>0.102110669000467</text:p>
          </table:table-cell>
          <table:table-cell office:value-type="float" office:value="124828.097563415" calcext:value-type="float">
            <text:p>124828.097563415</text:p>
          </table:table-cell>
          <table:table-cell office:value-type="float" office:value="105204.638339831" calcext:value-type="float">
            <text:p>105204.638339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.130687092" calcext:value-type="float">
            <text:p>131.130687092</text:p>
          </table:table-cell>
          <table:table-cell office:value-type="float" office:value="138600" calcext:value-type="float">
            <text:p>138600</text:p>
          </table:table-cell>
          <table:table-cell office:value-type="float" office:value="111224.089549867" calcext:value-type="float">
            <text:p>111224.089549867</text:p>
          </table:table-cell>
          <table:table-cell office:value-type="float" office:value="0.102321258998927" calcext:value-type="float">
            <text:p>0.102321258998927</text:p>
          </table:table-cell>
          <table:table-cell office:value-type="float" office:value="124828.097563415" calcext:value-type="float">
            <text:p>124828.097563415</text:p>
          </table:table-cell>
          <table:table-cell office:value-type="float" office:value="116628.788295899" calcext:value-type="float">
            <text:p>116628.788295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.332721602001" calcext:value-type="float">
            <text:p>131.332721602001</text:p>
          </table:table-cell>
          <table:table-cell office:value-type="float" office:value="141030" calcext:value-type="float">
            <text:p>141030</text:p>
          </table:table-cell>
          <table:table-cell office:value-type="float" office:value="120608.016689902" calcext:value-type="float">
            <text:p>120608.016689902</text:p>
          </table:table-cell>
          <table:table-cell office:value-type="float" office:value="0.114429997000116" calcext:value-type="float">
            <text:p>0.114429997000116</text:p>
          </table:table-cell>
          <table:table-cell office:value-type="float" office:value="124828.097563415" calcext:value-type="float">
            <text:p>124828.097563415</text:p>
          </table:table-cell>
          <table:table-cell office:value-type="float" office:value="131722.763010603" calcext:value-type="float">
            <text:p>131722.763010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.549708745" calcext:value-type="float">
            <text:p>131.549708745</text:p>
          </table:table-cell>
          <table:table-cell office:value-type="float" office:value="118998" calcext:value-type="float">
            <text:p>118998</text:p>
          </table:table-cell>
          <table:table-cell office:value-type="float" office:value="116371.445033072" calcext:value-type="float">
            <text:p>116371.445033072</text:p>
          </table:table-cell>
          <table:table-cell office:value-type="float" office:value="0.132480371001293" calcext:value-type="float">
            <text:p>0.132480371001293</text:p>
          </table:table-cell>
          <table:table-cell office:value-type="float" office:value="124828.097563415" calcext:value-type="float">
            <text:p>124828.097563415</text:p>
          </table:table-cell>
          <table:table-cell office:value-type="float" office:value="117612.089661428" calcext:value-type="float">
            <text:p>117612.089661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.750793818001" calcext:value-type="float">
            <text:p>131.750793818001</text:p>
          </table:table-cell>
          <table:table-cell office:value-type="float" office:value="106104" calcext:value-type="float">
            <text:p>106104</text:p>
          </table:table-cell>
          <table:table-cell office:value-type="float" office:value="116557.286450653" calcext:value-type="float">
            <text:p>116557.286450653</text:p>
          </table:table-cell>
          <table:table-cell office:value-type="float" office:value="0.103619658000753" calcext:value-type="float">
            <text:p>0.103619658000753</text:p>
          </table:table-cell>
          <table:table-cell office:value-type="float" office:value="124828.097563415" calcext:value-type="float">
            <text:p>124828.097563415</text:p>
          </table:table-cell>
          <table:table-cell office:value-type="float" office:value="105308.775153562" calcext:value-type="float">
            <text:p>105308.775153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.952528404001" calcext:value-type="float">
            <text:p>131.952528404001</text:p>
          </table:table-cell>
          <table:table-cell office:value-type="float" office:value="119420" calcext:value-type="float">
            <text:p>119420</text:p>
          </table:table-cell>
          <table:table-cell office:value-type="float" office:value="111250.594982699" calcext:value-type="float">
            <text:p>111250.594982699</text:p>
          </table:table-cell>
          <table:table-cell office:value-type="float" office:value="0.10336073200051" calcext:value-type="float">
            <text:p>0.10336073200051</text:p>
          </table:table-cell>
          <table:table-cell office:value-type="float" office:value="124828.097563415" calcext:value-type="float">
            <text:p>124828.097563415</text:p>
          </table:table-cell>
          <table:table-cell office:value-type="float" office:value="104667.520152239" calcext:value-type="float">
            <text:p>104667.520152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.153904639999" calcext:value-type="float">
            <text:p>132.153904639999</text:p>
          </table:table-cell>
          <table:table-cell office:value-type="float" office:value="140297" calcext:value-type="float">
            <text:p>140297</text:p>
          </table:table-cell>
          <table:table-cell office:value-type="float" office:value="111466.04849429" calcext:value-type="float">
            <text:p>111466.04849429</text:p>
          </table:table-cell>
          <table:table-cell office:value-type="float" office:value="0.102831092999622" calcext:value-type="float">
            <text:p>0.102831092999622</text:p>
          </table:table-cell>
          <table:table-cell office:value-type="float" office:value="124828.097563415" calcext:value-type="float">
            <text:p>124828.097563415</text:p>
          </table:table-cell>
          <table:table-cell office:value-type="float" office:value="118264.576836341" calcext:value-type="float">
            <text:p>118264.576836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.355617079" calcext:value-type="float">
            <text:p>132.355617079</text:p>
          </table:table-cell>
          <table:table-cell office:value-type="float" office:value="139517" calcext:value-type="float">
            <text:p>139517</text:p>
          </table:table-cell>
          <table:table-cell office:value-type="float" office:value="120958.766837918" calcext:value-type="float">
            <text:p>120958.766837918</text:p>
          </table:table-cell>
          <table:table-cell office:value-type="float" office:value="0.118537420001303" calcext:value-type="float">
            <text:p>0.118537420001303</text:p>
          </table:table-cell>
          <table:table-cell office:value-type="float" office:value="124828.097563415" calcext:value-type="float">
            <text:p>124828.097563415</text:p>
          </table:table-cell>
          <table:table-cell office:value-type="float" office:value="131617.589021532" calcext:value-type="float">
            <text:p>131617.589021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.558563941" calcext:value-type="float">
            <text:p>132.558563941</text:p>
          </table:table-cell>
          <table:table-cell office:value-type="float" office:value="118002" calcext:value-type="float">
            <text:p>118002</text:p>
          </table:table-cell>
          <table:table-cell office:value-type="float" office:value="124520.386972655" calcext:value-type="float">
            <text:p>124520.386972655</text:p>
          </table:table-cell>
          <table:table-cell office:value-type="float" office:value="0.114287800999591" calcext:value-type="float">
            <text:p>0.114287800999591</text:p>
          </table:table-cell>
          <table:table-cell office:value-type="float" office:value="124828.097563415" calcext:value-type="float">
            <text:p>124828.097563415</text:p>
          </table:table-cell>
          <table:table-cell office:value-type="float" office:value="124122.155363553" calcext:value-type="float">
            <text:p>124122.155363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.947540722" calcext:value-type="float">
            <text:p>132.947540722</text:p>
          </table:table-cell>
          <table:table-cell office:value-type="float" office:value="118862" calcext:value-type="float">
            <text:p>118862</text:p>
          </table:table-cell>
          <table:table-cell office:value-type="float" office:value="69523.0700956581" calcext:value-type="float">
            <text:p>69523.0700956581</text:p>
          </table:table-cell>
          <table:table-cell office:value-type="float" office:value="0.393730753999989" calcext:value-type="float">
            <text:p>0.393730753999989</text:p>
          </table:table-cell>
          <table:table-cell office:value-type="float" office:value="124828.097563415" calcext:value-type="float">
            <text:p>124828.097563415</text:p>
          </table:table-cell>
          <table:table-cell office:value-type="float" office:value="58538.5148779328" calcext:value-type="float">
            <text:p>58538.5148779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150853512001" calcext:value-type="float">
            <text:p>133.150853512001</text:p>
          </table:table-cell>
          <table:table-cell office:value-type="float" office:value="140091" calcext:value-type="float">
            <text:p>140091</text:p>
          </table:table-cell>
          <table:table-cell office:value-type="float" office:value="119706.379482628" calcext:value-type="float">
            <text:p>119706.379482628</text:p>
          </table:table-cell>
          <table:table-cell office:value-type="float" office:value="0.126167176998933" calcext:value-type="float">
            <text:p>0.126167176998933</text:p>
          </table:table-cell>
          <table:table-cell office:value-type="float" office:value="124828.097563415" calcext:value-type="float">
            <text:p>124828.097563415</text:p>
          </table:table-cell>
          <table:table-cell office:value-type="float" office:value="120145.45535933" calcext:value-type="float">
            <text:p>120145.45535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353061145001" calcext:value-type="float">
            <text:p>133.353061145001</text:p>
          </table:table-cell>
          <table:table-cell office:value-type="float" office:value="139702" calcext:value-type="float">
            <text:p>139702</text:p>
          </table:table-cell>
          <table:table-cell office:value-type="float" office:value="119007.942506664" calcext:value-type="float">
            <text:p>119007.942506664</text:p>
          </table:table-cell>
          <table:table-cell office:value-type="float" office:value="0.11756055999831" calcext:value-type="float">
            <text:p>0.11756055999831</text:p>
          </table:table-cell>
          <table:table-cell office:value-type="float" office:value="124828.097563415" calcext:value-type="float">
            <text:p>124828.097563415</text:p>
          </table:table-cell>
          <table:table-cell office:value-type="float" office:value="129846.479467719" calcext:value-type="float">
            <text:p>129846.479467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556581686" calcext:value-type="float">
            <text:p>133.556581686</text:p>
          </table:table-cell>
          <table:table-cell office:value-type="float" office:value="118296" calcext:value-type="float">
            <text:p>118296</text:p>
          </table:table-cell>
          <table:table-cell office:value-type="float" office:value="127532.651708168" calcext:value-type="float">
            <text:p>127532.651708168</text:p>
          </table:table-cell>
          <table:table-cell office:value-type="float" office:value="0.11651001700011" calcext:value-type="float">
            <text:p>0.11651001700011</text:p>
          </table:table-cell>
          <table:table-cell office:value-type="float" office:value="124828.097563415" calcext:value-type="float">
            <text:p>124828.097563415</text:p>
          </table:table-cell>
          <table:table-cell office:value-type="float" office:value="126108.718428957" calcext:value-type="float">
            <text:p>126108.718428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758358912" calcext:value-type="float">
            <text:p>133.758358912</text:p>
          </table:table-cell>
          <table:table-cell office:value-type="float" office:value="106132" calcext:value-type="float">
            <text:p>106132</text:p>
          </table:table-cell>
          <table:table-cell office:value-type="float" office:value="121306.453665865" calcext:value-type="float">
            <text:p>121306.453665865</text:p>
          </table:table-cell>
          <table:table-cell office:value-type="float" office:value="0.103755904001446" calcext:value-type="float">
            <text:p>0.103755904001446</text:p>
          </table:table-cell>
          <table:table-cell office:value-type="float" office:value="124828.097563415" calcext:value-type="float">
            <text:p>124828.097563415</text:p>
          </table:table-cell>
          <table:table-cell office:value-type="float" office:value="110377.548762745" calcext:value-type="float">
            <text:p>110377.548762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960911888" calcext:value-type="float">
            <text:p>133.960911888</text:p>
          </table:table-cell>
          <table:table-cell office:value-type="float" office:value="120370" calcext:value-type="float">
            <text:p>120370</text:p>
          </table:table-cell>
          <table:table-cell office:value-type="float" office:value="110787.012545437" calcext:value-type="float">
            <text:p>110787.012545437</text:p>
          </table:table-cell>
          <table:table-cell office:value-type="float" office:value="0.101767021000342" calcext:value-type="float">
            <text:p>0.101767021000342</text:p>
          </table:table-cell>
          <table:table-cell office:value-type="float" office:value="124828.097563415" calcext:value-type="float">
            <text:p>124828.097563415</text:p>
          </table:table-cell>
          <table:table-cell office:value-type="float" office:value="105801.969684834" calcext:value-type="float">
            <text:p>105801.969684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.1636834" calcext:value-type="float">
            <text:p>134.1636834</text:p>
          </table:table-cell>
          <table:table-cell office:value-type="float" office:value="140915" calcext:value-type="float">
            <text:p>140915</text:p>
          </table:table-cell>
          <table:table-cell office:value-type="float" office:value="113190.697693708" calcext:value-type="float">
            <text:p>113190.697693708</text:p>
          </table:table-cell>
          <table:table-cell office:value-type="float" office:value="0.101906792999216" calcext:value-type="float">
            <text:p>0.101906792999216</text:p>
          </table:table-cell>
          <table:table-cell office:value-type="float" office:value="124828.097563415" calcext:value-type="float">
            <text:p>124828.097563415</text:p>
          </table:table-cell>
          <table:table-cell office:value-type="float" office:value="120459.956219851" calcext:value-type="float">
            <text:p>120459.95621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.365828745" calcext:value-type="float">
            <text:p>134.365828745</text:p>
          </table:table-cell>
          <table:table-cell office:value-type="float" office:value="138749" calcext:value-type="float">
            <text:p>138749</text:p>
          </table:table-cell>
          <table:table-cell office:value-type="float" office:value="121146.650468879" calcext:value-type="float">
            <text:p>121146.650468879</text:p>
          </table:table-cell>
          <table:table-cell office:value-type="float" office:value="0.116158061000533" calcext:value-type="float">
            <text:p>0.116158061000533</text:p>
          </table:table-cell>
          <table:table-cell office:value-type="float" office:value="124828.097563415" calcext:value-type="float">
            <text:p>124828.097563415</text:p>
          </table:table-cell>
          <table:table-cell office:value-type="float" office:value="131635.968941952" calcext:value-type="float">
            <text:p>131635.96894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.567826728" calcext:value-type="float">
            <text:p>134.567826728</text:p>
          </table:table-cell>
          <table:table-cell office:value-type="float" office:value="117036" calcext:value-type="float">
            <text:p>117036</text:p>
          </table:table-cell>
          <table:table-cell office:value-type="float" office:value="125906.028750991" calcext:value-type="float">
            <text:p>125906.028750991</text:p>
          </table:table-cell>
          <table:table-cell office:value-type="float" office:value="0.114599084001384" calcext:value-type="float">
            <text:p>0.114599084001384</text:p>
          </table:table-cell>
          <table:table-cell office:value-type="float" office:value="124828.097563415" calcext:value-type="float">
            <text:p>124828.097563415</text:p>
          </table:table-cell>
          <table:table-cell office:value-type="float" office:value="123574.84217771" calcext:value-type="float">
            <text:p>123574.84217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.773174883001" calcext:value-type="float">
            <text:p>134.773174883001</text:p>
          </table:table-cell>
          <table:table-cell office:value-type="float" office:value="106316" calcext:value-type="float">
            <text:p>106316</text:p>
          </table:table-cell>
          <table:table-cell office:value-type="float" office:value="116573.113604348" calcext:value-type="float">
            <text:p>116573.113604348</text:p>
          </table:table-cell>
          <table:table-cell office:value-type="float" office:value="0.10462109800028" calcext:value-type="float">
            <text:p>0.10462109800028</text:p>
          </table:table-cell>
          <table:table-cell office:value-type="float" office:value="124828.097563415" calcext:value-type="float">
            <text:p>124828.097563415</text:p>
          </table:table-cell>
          <table:table-cell office:value-type="float" office:value="106712.796852318" calcext:value-type="float">
            <text:p>106712.796852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.974921577001" calcext:value-type="float">
            <text:p>134.974921577001</text:p>
          </table:table-cell>
          <table:table-cell office:value-type="float" office:value="121987" calcext:value-type="float">
            <text:p>121987</text:p>
          </table:table-cell>
          <table:table-cell office:value-type="float" office:value="111582.454656951" calcext:value-type="float">
            <text:p>111582.454656951</text:p>
          </table:table-cell>
          <table:table-cell office:value-type="float" office:value="0.102728275998743" calcext:value-type="float">
            <text:p>0.102728275998743</text:p>
          </table:table-cell>
          <table:table-cell office:value-type="float" office:value="124828.097563415" calcext:value-type="float">
            <text:p>124828.097563415</text:p>
          </table:table-cell>
          <table:table-cell office:value-type="float" office:value="106109.322798525" calcext:value-type="float">
            <text:p>106109.322798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.177840271001" calcext:value-type="float">
            <text:p>135.177840271001</text:p>
          </table:table-cell>
          <table:table-cell office:value-type="float" office:value="141650" calcext:value-type="float">
            <text:p>141650</text:p>
          </table:table-cell>
          <table:table-cell office:value-type="float" office:value="114110.204268057" calcext:value-type="float">
            <text:p>114110.204268057</text:p>
          </table:table-cell>
          <table:table-cell office:value-type="float" office:value="0.103898086999834" calcext:value-type="float">
            <text:p>0.103898086999834</text:p>
          </table:table-cell>
          <table:table-cell office:value-type="float" office:value="124828.097563415" calcext:value-type="float">
            <text:p>124828.097563415</text:p>
          </table:table-cell>
          <table:table-cell office:value-type="float" office:value="125174.405807603" calcext:value-type="float">
            <text:p>125174.405807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.378397539" calcext:value-type="float">
            <text:p>135.378397539</text:p>
          </table:table-cell>
          <table:table-cell office:value-type="float" office:value="138569" calcext:value-type="float">
            <text:p>138569</text:p>
          </table:table-cell>
          <table:table-cell office:value-type="float" office:value="122347.471936325" calcext:value-type="float">
            <text:p>122347.471936325</text:p>
          </table:table-cell>
          <table:table-cell office:value-type="float" office:value="0.118385218000185" calcext:value-type="float">
            <text:p>0.118385218000185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28097.834261086" calcext:value-type="float">
            <text:p>128097.834261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.580006071999" calcext:value-type="float">
            <text:p>135.580006071999</text:p>
          </table:table-cell>
          <table:table-cell office:value-type="float" office:value="116422" calcext:value-type="float">
            <text:p>116422</text:p>
          </table:table-cell>
          <table:table-cell office:value-type="float" office:value="122729.365838387" calcext:value-type="float">
            <text:p>122729.365838387</text:p>
          </table:table-cell>
          <table:table-cell office:value-type="float" office:value="0.113704047000283" calcext:value-type="float">
            <text:p>0.113704047000283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22381.67901044" calcext:value-type="float">
            <text:p>122381.67901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.783244399001" calcext:value-type="float">
            <text:p>135.783244399001</text:p>
          </table:table-cell>
          <table:table-cell office:value-type="float" office:value="107175" calcext:value-type="float">
            <text:p>107175</text:p>
          </table:table-cell>
          <table:table-cell office:value-type="float" office:value="119289.26667618" calcext:value-type="float">
            <text:p>119289.26667618</text:p>
          </table:table-cell>
          <table:table-cell office:value-type="float" office:value="0.103298149000693" calcext:value-type="float">
            <text:p>0.103298149000693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08020.095605708" calcext:value-type="float">
            <text:p>108020.095605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.985686949" calcext:value-type="float">
            <text:p>135.985686949</text:p>
          </table:table-cell>
          <table:table-cell office:value-type="float" office:value="123983" calcext:value-type="float">
            <text:p>123983</text:p>
          </table:table-cell>
          <table:table-cell office:value-type="float" office:value="101734.455553622" calcext:value-type="float">
            <text:p>101734.455553622</text:p>
          </table:table-cell>
          <table:table-cell office:value-type="float" office:value="0.119401526000729" calcext:value-type="float">
            <text:p>0.119401526000729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97029.2573376707" calcext:value-type="float">
            <text:p>97029.2573376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188048521" calcext:value-type="float">
            <text:p>136.188048521</text:p>
          </table:table-cell>
          <table:table-cell office:value-type="float" office:value="143040" calcext:value-type="float">
            <text:p>143040</text:p>
          </table:table-cell>
          <table:table-cell office:value-type="float" office:value="107851.671185952" calcext:value-type="float">
            <text:p>107851.671185952</text:p>
          </table:table-cell>
          <table:table-cell office:value-type="float" office:value="0.109171380001499" calcext:value-type="float">
            <text:p>0.109171380001499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16404.171630821" calcext:value-type="float">
            <text:p>116404.17163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389540788001" calcext:value-type="float">
            <text:p>136.389540788001</text:p>
          </table:table-cell>
          <table:table-cell office:value-type="float" office:value="137557" calcext:value-type="float">
            <text:p>137557</text:p>
          </table:table-cell>
          <table:table-cell office:value-type="float" office:value="122783.946177332" calcext:value-type="float">
            <text:p>122783.946177332</text:p>
          </table:table-cell>
          <table:table-cell office:value-type="float" office:value="0.118507777999184" calcext:value-type="float">
            <text:p>0.118507777999184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32480.81677335" calcext:value-type="float">
            <text:p>132480.81677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591397606" calcext:value-type="float">
            <text:p>136.591397606</text:p>
          </table:table-cell>
          <table:table-cell office:value-type="float" office:value="115272" calcext:value-type="float">
            <text:p>115272</text:p>
          </table:table-cell>
          <table:table-cell office:value-type="float" office:value="123547.198834835" calcext:value-type="float">
            <text:p>123547.198834835</text:p>
          </table:table-cell>
          <table:table-cell office:value-type="float" office:value="0.11256369199873" calcext:value-type="float">
            <text:p>0.11256369199873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20757.25595411" calcext:value-type="float">
            <text:p>120757.25595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793009597001" calcext:value-type="float">
            <text:p>136.793009597001</text:p>
          </table:table-cell>
          <table:table-cell office:value-type="float" office:value="107444" calcext:value-type="float">
            <text:p>107444</text:p>
          </table:table-cell>
          <table:table-cell office:value-type="float" office:value="119322.340958006" calcext:value-type="float">
            <text:p>119322.340958006</text:p>
          </table:table-cell>
          <table:table-cell office:value-type="float" office:value="0.104179932999614" calcext:value-type="float">
            <text:p>0.104179932999614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06761.746391038" calcext:value-type="float">
            <text:p>106761.746391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994188306" calcext:value-type="float">
            <text:p>136.994188306</text:p>
          </table:table-cell>
          <table:table-cell office:value-type="float" office:value="124995" calcext:value-type="float">
            <text:p>124995</text:p>
          </table:table-cell>
          <table:table-cell office:value-type="float" office:value="98060.6660955092" calcext:value-type="float">
            <text:p>98060.6660955092</text:p>
          </table:table-cell>
          <table:table-cell office:value-type="float" office:value="0.120020472999386" calcext:value-type="float">
            <text:p>0.120020472999386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95298.7091455599" calcext:value-type="float">
            <text:p>95298.7091455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197103457" calcext:value-type="float">
            <text:p>137.197103457</text:p>
          </table:table-cell>
          <table:table-cell office:value-type="float" office:value="143421" calcext:value-type="float">
            <text:p>143421</text:p>
          </table:table-cell>
          <table:table-cell office:value-type="float" office:value="114609.51021548" calcext:value-type="float">
            <text:p>114609.51021548</text:p>
          </table:table-cell>
          <table:table-cell office:value-type="float" office:value="0.102368607998869" calcext:value-type="float">
            <text:p>0.102368607998869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23540.075143365" calcext:value-type="float">
            <text:p>123540.075143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398085088" calcext:value-type="float">
            <text:p>137.398085088</text:p>
          </table:table-cell>
          <table:table-cell office:value-type="float" office:value="136759" calcext:value-type="float">
            <text:p>136759</text:p>
          </table:table-cell>
          <table:table-cell office:value-type="float" office:value="123315.372072491" calcext:value-type="float">
            <text:p>123315.372072491</text:p>
          </table:table-cell>
          <table:table-cell office:value-type="float" office:value="0.119528899998841" calcext:value-type="float">
            <text:p>0.119528899998841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32704.044911509" calcext:value-type="float">
            <text:p>132704.044911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602038555" calcext:value-type="float">
            <text:p>137.602038555</text:p>
          </table:table-cell>
          <table:table-cell office:value-type="float" office:value="114244" calcext:value-type="float">
            <text:p>114244</text:p>
          </table:table-cell>
          <table:table-cell office:value-type="float" office:value="124257.575604228" calcext:value-type="float">
            <text:p>124257.575604228</text:p>
          </table:table-cell>
          <table:table-cell office:value-type="float" office:value="0.112289488999522" calcext:value-type="float">
            <text:p>0.112289488999522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20847.677271785" calcext:value-type="float">
            <text:p>120847.677271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803573417001" calcext:value-type="float">
            <text:p>137.803573417001</text:p>
          </table:table-cell>
          <table:table-cell office:value-type="float" office:value="107834" calcext:value-type="float">
            <text:p>107834</text:p>
          </table:table-cell>
          <table:table-cell office:value-type="float" office:value="81586.2450459788" calcext:value-type="float">
            <text:p>81586.2450459788</text:p>
          </table:table-cell>
          <table:table-cell office:value-type="float" office:value="0.16539419199944" calcext:value-type="float">
            <text:p>0.16539419199944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70062.0990005061" calcext:value-type="float">
            <text:p>70062.0990005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005915787" calcext:value-type="float">
            <text:p>138.005915787</text:p>
          </table:table-cell>
          <table:table-cell office:value-type="float" office:value="126382" calcext:value-type="float">
            <text:p>126382</text:p>
          </table:table-cell>
          <table:table-cell office:value-type="float" office:value="103705.030176295" calcext:value-type="float">
            <text:p>103705.030176295</text:p>
          </table:table-cell>
          <table:table-cell office:value-type="float" office:value="0.103417682001236" calcext:value-type="float">
            <text:p>0.103417682001236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00424.116289931" calcext:value-type="float">
            <text:p>100424.116289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221771044" calcext:value-type="float">
            <text:p>138.221771044</text:p>
          </table:table-cell>
          <table:table-cell office:value-type="float" office:value="144140" calcext:value-type="float">
            <text:p>144140</text:p>
          </table:table-cell>
          <table:table-cell office:value-type="float" office:value="101467.252405439" calcext:value-type="float">
            <text:p>101467.252405439</text:p>
          </table:table-cell>
          <table:table-cell office:value-type="float" office:value="0.143217035998532" calcext:value-type="float">
            <text:p>0.143217035998532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10960.917111254" calcext:value-type="float">
            <text:p>110960.917111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423408928" calcext:value-type="float">
            <text:p>138.423408928</text:p>
          </table:table-cell>
          <table:table-cell office:value-type="float" office:value="134246" calcext:value-type="float">
            <text:p>134246</text:p>
          </table:table-cell>
          <table:table-cell office:value-type="float" office:value="121266.876721541" calcext:value-type="float">
            <text:p>121266.876721541</text:p>
          </table:table-cell>
          <table:table-cell office:value-type="float" office:value="0.136228868999751" calcext:value-type="float">
            <text:p>0.136228868999751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29127.762129774" calcext:value-type="float">
            <text:p>129127.762129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624812035001" calcext:value-type="float">
            <text:p>138.624812035001</text:p>
          </table:table-cell>
          <table:table-cell office:value-type="float" office:value="112211" calcext:value-type="float">
            <text:p>112211</text:p>
          </table:table-cell>
          <table:table-cell office:value-type="float" office:value="123856.290660872" calcext:value-type="float">
            <text:p>123856.290660872</text:p>
          </table:table-cell>
          <table:table-cell office:value-type="float" office:value="0.110180470999694" calcext:value-type="float">
            <text:p>0.110180470999694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20020.538919154" calcext:value-type="float">
            <text:p>120020.538919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826848118" calcext:value-type="float">
            <text:p>138.826848118</text:p>
          </table:table-cell>
          <table:table-cell office:value-type="float" office:value="108943" calcext:value-type="float">
            <text:p>108943</text:p>
          </table:table-cell>
          <table:table-cell office:value-type="float" office:value="116934.125387988" calcext:value-type="float">
            <text:p>116934.125387988</text:p>
          </table:table-cell>
          <table:table-cell office:value-type="float" office:value="0.102950456001054" calcext:value-type="float">
            <text:p>0.102950456001054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05655.664001713" calcext:value-type="float">
            <text:p>105655.664001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.030678858" calcext:value-type="float">
            <text:p>139.030678858</text:p>
          </table:table-cell>
          <table:table-cell office:value-type="float" office:value="129178" calcext:value-type="float">
            <text:p>129178</text:p>
          </table:table-cell>
          <table:table-cell office:value-type="float" office:value="111353.50072293" calcext:value-type="float">
            <text:p>111353.50072293</text:p>
          </table:table-cell>
          <table:table-cell office:value-type="float" office:value="0.10433580300014" calcext:value-type="float">
            <text:p>0.10433580300014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10909.220964215" calcext:value-type="float">
            <text:p>110909.220964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.233367483999" calcext:value-type="float">
            <text:p>139.233367483999</text:p>
          </table:table-cell>
          <table:table-cell office:value-type="float" office:value="144328" calcext:value-type="float">
            <text:p>144328</text:p>
          </table:table-cell>
          <table:table-cell office:value-type="float" office:value="114510.036750575" calcext:value-type="float">
            <text:p>114510.036750575</text:p>
          </table:table-cell>
          <table:table-cell office:value-type="float" office:value="0.109883997998622" calcext:value-type="float">
            <text:p>0.109883997998622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23638.757368874" calcext:value-type="float">
            <text:p>123638.757368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.434888211001" calcext:value-type="float">
            <text:p>139.434888211001</text:p>
          </table:table-cell>
          <table:table-cell office:value-type="float" office:value="132989" calcext:value-type="float">
            <text:p>132989</text:p>
          </table:table-cell>
          <table:table-cell office:value-type="float" office:value="126000.912998448" calcext:value-type="float">
            <text:p>126000.912998448</text:p>
          </table:table-cell>
          <table:table-cell office:value-type="float" office:value="0.111676225998963" calcext:value-type="float">
            <text:p>0.111676225998963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16023.556619838" calcext:value-type="float">
            <text:p>116023.556619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.636458925001" calcext:value-type="float">
            <text:p>139.636458925001</text:p>
          </table:table-cell>
          <table:table-cell office:value-type="float" office:value="111274" calcext:value-type="float">
            <text:p>111274</text:p>
          </table:table-cell>
          <table:table-cell office:value-type="float" office:value="104556.225151805" calcext:value-type="float">
            <text:p>104556.225151805</text:p>
          </table:table-cell>
          <table:table-cell office:value-type="float" office:value="0.108634653000991" calcext:value-type="float">
            <text:p>0.108634653000991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16484.215355833" calcext:value-type="float">
            <text:p>116484.215355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.837653709001" calcext:value-type="float">
            <text:p>139.837653709001</text:p>
          </table:table-cell>
          <table:table-cell office:value-type="float" office:value="109583" calcext:value-type="float">
            <text:p>109583</text:p>
          </table:table-cell>
          <table:table-cell office:value-type="float" office:value="117884.106070218" calcext:value-type="float">
            <text:p>117884.106070218</text:p>
          </table:table-cell>
          <table:table-cell office:value-type="float" office:value="0.102345586999945" calcext:value-type="float">
            <text:p>0.102345586999945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06769.434456741" calcext:value-type="float">
            <text:p>106769.434456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040606193999" calcext:value-type="float">
            <text:p>140.040606193999</text:p>
          </table:table-cell>
          <table:table-cell office:value-type="float" office:value="130432" calcext:value-type="float">
            <text:p>130432</text:p>
          </table:table-cell>
          <table:table-cell office:value-type="float" office:value="109358.848396072" calcext:value-type="float">
            <text:p>109358.848396072</text:p>
          </table:table-cell>
          <table:table-cell office:value-type="float" office:value="0.102250001998982" calcext:value-type="float">
            <text:p>0.102250001998982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08493.321815442" calcext:value-type="float">
            <text:p>108493.321815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243982352" calcext:value-type="float">
            <text:p>140.243982352</text:p>
          </table:table-cell>
          <table:table-cell office:value-type="float" office:value="144411" calcext:value-type="float">
            <text:p>144411</text:p>
          </table:table-cell>
          <table:table-cell office:value-type="float" office:value="109829.232149827" calcext:value-type="float">
            <text:p>109829.232149827</text:p>
          </table:table-cell>
          <table:table-cell office:value-type="float" office:value="0.102862278001339" calcext:value-type="float">
            <text:p>0.102862278001339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20500.647690669" calcext:value-type="float">
            <text:p>120500.647690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445796959" calcext:value-type="float">
            <text:p>140.445796959</text:p>
          </table:table-cell>
          <table:table-cell office:value-type="float" office:value="131782" calcext:value-type="float">
            <text:p>131782</text:p>
          </table:table-cell>
          <table:table-cell office:value-type="float" office:value="120407.49225739" calcext:value-type="float">
            <text:p>120407.49225739</text:p>
          </table:table-cell>
          <table:table-cell office:value-type="float" office:value="0.11800216499978" calcext:value-type="float">
            <text:p>0.11800216499978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27562.546113471" calcext:value-type="float">
            <text:p>127562.546113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646940750999" calcext:value-type="float">
            <text:p>140.646940750999</text:p>
          </table:table-cell>
          <table:table-cell office:value-type="float" office:value="110500" calcext:value-type="float">
            <text:p>110500</text:p>
          </table:table-cell>
          <table:table-cell office:value-type="float" office:value="125094.438974618" calcext:value-type="float">
            <text:p>125094.438974618</text:p>
          </table:table-cell>
          <table:table-cell office:value-type="float" office:value="0.108057163000922" calcext:value-type="float">
            <text:p>0.108057163000922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18630.37322253" calcext:value-type="float">
            <text:p>118630.37322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848484323" calcext:value-type="float">
            <text:p>140.848484323</text:p>
          </table:table-cell>
          <table:table-cell office:value-type="float" office:value="110296" calcext:value-type="float">
            <text:p>110296</text:p>
          </table:table-cell>
          <table:table-cell office:value-type="float" office:value="112340.334104039" calcext:value-type="float">
            <text:p>112340.334104039</text:p>
          </table:table-cell>
          <table:table-cell office:value-type="float" office:value="0.109825511999588" calcext:value-type="float">
            <text:p>0.109825511999588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01447.290526879" calcext:value-type="float">
            <text:p>101447.290526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050008041" calcext:value-type="float">
            <text:p>141.050008041</text:p>
          </table:table-cell>
          <table:table-cell office:value-type="float" office:value="131500" calcext:value-type="float">
            <text:p>131500</text:p>
          </table:table-cell>
          <table:table-cell office:value-type="float" office:value="109205.295484074" calcext:value-type="float">
            <text:p>109205.295484074</text:p>
          </table:table-cell>
          <table:table-cell office:value-type="float" office:value="0.102321451000535" calcext:value-type="float">
            <text:p>0.102321451000535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09100.879503915" calcext:value-type="float">
            <text:p>109100.879503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251643842999" calcext:value-type="float">
            <text:p>141.251643842999</text:p>
          </table:table-cell>
          <table:table-cell office:value-type="float" office:value="144418" calcext:value-type="float">
            <text:p>144418</text:p>
          </table:table-cell>
          <table:table-cell office:value-type="float" office:value="117619.483218541" calcext:value-type="float">
            <text:p>117619.483218541</text:p>
          </table:table-cell>
          <table:table-cell office:value-type="float" office:value="0.107880542000203" calcext:value-type="float">
            <text:p>0.107880542000203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28472.603038581" calcext:value-type="float">
            <text:p>128472.603038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454798447001" calcext:value-type="float">
            <text:p>141.454798447001</text:p>
          </table:table-cell>
          <table:table-cell office:value-type="float" office:value="130776" calcext:value-type="float">
            <text:p>130776</text:p>
          </table:table-cell>
          <table:table-cell office:value-type="float" office:value="123630.056037194" calcext:value-type="float">
            <text:p>123630.056037194</text:p>
          </table:table-cell>
          <table:table-cell office:value-type="float" office:value="0.118452056000024" calcext:value-type="float">
            <text:p>0.118452056000024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30242.044427841" calcext:value-type="float">
            <text:p>130242.044427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656857678001" calcext:value-type="float">
            <text:p>141.656857678001</text:p>
          </table:table-cell>
          <table:table-cell office:value-type="float" office:value="109826" calcext:value-type="float">
            <text:p>109826</text:p>
          </table:table-cell>
          <table:table-cell office:value-type="float" office:value="125970.714259089" calcext:value-type="float">
            <text:p>125970.714259089</text:p>
          </table:table-cell>
          <table:table-cell office:value-type="float" office:value="0.106845993999741" calcext:value-type="float">
            <text:p>0.106845993999741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18988.151507486" calcext:value-type="float">
            <text:p>118988.151507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859509468" calcext:value-type="float">
            <text:p>141.859509468</text:p>
          </table:table-cell>
          <table:table-cell office:value-type="float" office:value="111093" calcext:value-type="float">
            <text:p>111093</text:p>
          </table:table-cell>
          <table:table-cell office:value-type="float" office:value="117193.117966226" calcext:value-type="float">
            <text:p>117193.117966226</text:p>
          </table:table-cell>
          <table:table-cell office:value-type="float" office:value="0.102188401000603" calcext:value-type="float">
            <text:p>0.102188401000603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06470.006278344" calcext:value-type="float">
            <text:p>106470.006278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.093621762" calcext:value-type="float">
            <text:p>142.093621762</text:p>
          </table:table-cell>
          <table:table-cell office:value-type="float" office:value="136117" calcext:value-type="float">
            <text:p>136117</text:p>
          </table:table-cell>
          <table:table-cell office:value-type="float" office:value="86194.8797780879" calcext:value-type="float">
            <text:p>86194.8797780879</text:p>
          </table:table-cell>
          <table:table-cell office:value-type="float" office:value="0.147501501000079" calcext:value-type="float">
            <text:p>0.147501501000079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86843.3849097608" calcext:value-type="float">
            <text:p>86843.3849097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.295589351999" calcext:value-type="float">
            <text:p>142.295589351999</text:p>
          </table:table-cell>
          <table:table-cell office:value-type="float" office:value="143626" calcext:value-type="float">
            <text:p>143626</text:p>
          </table:table-cell>
          <table:table-cell office:value-type="float" office:value="112141.227161481" calcext:value-type="float">
            <text:p>112141.227161481</text:p>
          </table:table-cell>
          <table:table-cell office:value-type="float" office:value="0.139455579999776" calcext:value-type="float">
            <text:p>0.139455579999776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24949.5873943" calcext:value-type="float">
            <text:p>124949.5873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.4976073" calcext:value-type="float">
            <text:p>142.4976073</text:p>
          </table:table-cell>
          <table:table-cell office:value-type="float" office:value="125767" calcext:value-type="float">
            <text:p>125767</text:p>
          </table:table-cell>
          <table:table-cell office:value-type="float" office:value="124143.946449349" calcext:value-type="float">
            <text:p>124143.946449349</text:p>
          </table:table-cell>
          <table:table-cell office:value-type="float" office:value="0.117765973998758" calcext:value-type="float">
            <text:p>0.117765973998758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27987.375836666" calcext:value-type="float">
            <text:p>127987.375836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.699851726" calcext:value-type="float">
            <text:p>142.699851726</text:p>
          </table:table-cell>
          <table:table-cell office:value-type="float" office:value="107645" calcext:value-type="float">
            <text:p>107645</text:p>
          </table:table-cell>
          <table:table-cell office:value-type="float" office:value="124374.275817346" calcext:value-type="float">
            <text:p>124374.275817346</text:p>
          </table:table-cell>
          <table:table-cell office:value-type="float" office:value="0.102948601001117" calcext:value-type="float">
            <text:p>0.102948601001117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15233.270966087" calcext:value-type="float">
            <text:p>115233.270966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.901819746001" calcext:value-type="float">
            <text:p>142.901819746001</text:p>
          </table:table-cell>
          <table:table-cell office:value-type="float" office:value="114715" calcext:value-type="float">
            <text:p>114715</text:p>
          </table:table-cell>
          <table:table-cell office:value-type="float" office:value="117013.461059188" calcext:value-type="float">
            <text:p>117013.461059188</text:p>
          </table:table-cell>
          <table:table-cell office:value-type="float" office:value="0.104031255999871" calcext:value-type="float">
            <text:p>0.104031255999871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08352.053136403" calcext:value-type="float">
            <text:p>108352.053136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.105613068999" calcext:value-type="float">
            <text:p>143.105613068999</text:p>
          </table:table-cell>
          <table:table-cell office:value-type="float" office:value="137119" calcext:value-type="float">
            <text:p>137119</text:p>
          </table:table-cell>
          <table:table-cell office:value-type="float" office:value="110128.148485184" calcext:value-type="float">
            <text:p>110128.148485184</text:p>
          </table:table-cell>
          <table:table-cell office:value-type="float" office:value="0.105115810998541" calcext:value-type="float">
            <text:p>0.105115810998541</text:p>
          </table:table-cell>
          <table:table-cell office:value-type="float" office:value="125583.583231898" calcext:value-type="float">
            <text:p>125583.583231898</text:p>
          </table:table-cell>
          <table:table-cell office:value-type="float" office:value="116203.725369916" calcext:value-type="float">
            <text:p>116203.725369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.306604252" calcext:value-type="float">
            <text:p>143.306604252</text:p>
          </table:table-cell>
          <table:table-cell office:value-type="float" office:value="140594" calcext:value-type="float">
            <text:p>140594</text:p>
          </table:table-cell>
          <table:table-cell office:value-type="float" office:value="119686.305414038" calcext:value-type="float">
            <text:p>119686.305414038</text:p>
          </table:table-cell>
          <table:table-cell office:value-type="float" office:value="0.11591597900042" calcext:value-type="float">
            <text:p>0.11591597900042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29861.233206086" calcext:value-type="float">
            <text:p>129861.233206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.509149077001" calcext:value-type="float">
            <text:p>143.509149077001</text:p>
          </table:table-cell>
          <table:table-cell office:value-type="float" office:value="122133" calcext:value-type="float">
            <text:p>122133</text:p>
          </table:table-cell>
          <table:table-cell office:value-type="float" office:value="123294.171891139" calcext:value-type="float">
            <text:p>123294.171891139</text:p>
          </table:table-cell>
          <table:table-cell office:value-type="float" office:value="0.118108410000787" calcext:value-type="float">
            <text:p>0.118108410000787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22067.911079132" calcext:value-type="float">
            <text:p>122067.911079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.710426666001" calcext:value-type="float">
            <text:p>143.710426666001</text:p>
          </table:table-cell>
          <table:table-cell office:value-type="float" office:value="105305" calcext:value-type="float">
            <text:p>105305</text:p>
          </table:table-cell>
          <table:table-cell office:value-type="float" office:value="79115.2819386771" calcext:value-type="float">
            <text:p>79115.2819386771</text:p>
          </table:table-cell>
          <table:table-cell office:value-type="float" office:value="0.173679620000257" calcext:value-type="float">
            <text:p>0.173679620000257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70909.0423963237" calcext:value-type="float">
            <text:p>70909.0423963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.911564421" calcext:value-type="float">
            <text:p>143.911564421</text:p>
          </table:table-cell>
          <table:table-cell office:value-type="float" office:value="113576" calcext:value-type="float">
            <text:p>113576</text:p>
          </table:table-cell>
          <table:table-cell office:value-type="float" office:value="103337.509569855" calcext:value-type="float">
            <text:p>103337.509569855</text:p>
          </table:table-cell>
          <table:table-cell office:value-type="float" office:value="0.103669772999638" calcext:value-type="float">
            <text:p>0.103669772999638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92004.8158988882" calcext:value-type="float">
            <text:p>92004.8158988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112633508001" calcext:value-type="float">
            <text:p>144.112633508001</text:p>
          </table:table-cell>
          <table:table-cell office:value-type="float" office:value="135337" calcext:value-type="float">
            <text:p>135337</text:p>
          </table:table-cell>
          <table:table-cell office:value-type="float" office:value="99903.9792962348" calcext:value-type="float">
            <text:p>99903.9792962348</text:p>
          </table:table-cell>
          <table:table-cell office:value-type="float" office:value="0.102268519998688" calcext:value-type="float">
            <text:p>0.102268519998688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06864.542230391" calcext:value-type="float">
            <text:p>106864.542230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314386866001" calcext:value-type="float">
            <text:p>144.314386866001</text:p>
          </table:table-cell>
          <table:table-cell office:value-type="float" office:value="140201" calcext:value-type="float">
            <text:p>140201</text:p>
          </table:table-cell>
          <table:table-cell office:value-type="float" office:value="95111.3432893066" calcext:value-type="float">
            <text:p>95111.3432893066</text:p>
          </table:table-cell>
          <table:table-cell office:value-type="float" office:value="0.159076248999554" calcext:value-type="float">
            <text:p>0.159076248999554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06229.952260177" calcext:value-type="float">
            <text:p>106229.952260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516150574" calcext:value-type="float">
            <text:p>144.516150574</text:p>
          </table:table-cell>
          <table:table-cell office:value-type="float" office:value="121276" calcext:value-type="float">
            <text:p>121276</text:p>
          </table:table-cell>
          <table:table-cell office:value-type="float" office:value="128228.560285582" calcext:value-type="float">
            <text:p>128228.560285582</text:p>
          </table:table-cell>
          <table:table-cell office:value-type="float" office:value="0.127220980999482" calcext:value-type="float">
            <text:p>0.127220980999482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30713.782197917" calcext:value-type="float">
            <text:p>130713.782197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059122441" calcext:value-type="float">
            <text:p>145.059122441</text:p>
          </table:table-cell>
          <table:table-cell office:value-type="float" office:value="130047" calcext:value-type="float">
            <text:p>130047</text:p>
          </table:table-cell>
          <table:table-cell office:value-type="float" office:value="103370.209858175" calcext:value-type="float">
            <text:p>103370.209858175</text:p>
          </table:table-cell>
          <table:table-cell office:value-type="float" office:value="0.476609032999477" calcext:value-type="float">
            <text:p>0.476609032999477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93700.6324134932" calcext:value-type="float">
            <text:p>93700.6324134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260288150999" calcext:value-type="float">
            <text:p>145.260288150999</text:p>
          </table:table-cell>
          <table:table-cell office:value-type="float" office:value="141687" calcext:value-type="float">
            <text:p>141687</text:p>
          </table:table-cell>
          <table:table-cell office:value-type="float" office:value="121438.651981097" calcext:value-type="float">
            <text:p>121438.651981097</text:p>
          </table:table-cell>
          <table:table-cell office:value-type="float" office:value="0.113056225000037" calcext:value-type="float">
            <text:p>0.113056225000037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25920.124306978" calcext:value-type="float">
            <text:p>125920.124306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461948976999" calcext:value-type="float">
            <text:p>145.461948976999</text:p>
          </table:table-cell>
          <table:table-cell office:value-type="float" office:value="127528" calcext:value-type="float">
            <text:p>127528</text:p>
          </table:table-cell>
          <table:table-cell office:value-type="float" office:value="122057.402749156" calcext:value-type="float">
            <text:p>122057.402749156</text:p>
          </table:table-cell>
          <table:table-cell office:value-type="float" office:value="0.11631489499996" calcext:value-type="float">
            <text:p>0.11631489499996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28004.767687391" calcext:value-type="float">
            <text:p>128004.767687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663981645001" calcext:value-type="float">
            <text:p>145.663981645001</text:p>
          </table:table-cell>
          <table:table-cell office:value-type="float" office:value="107344" calcext:value-type="float">
            <text:p>107344</text:p>
          </table:table-cell>
          <table:table-cell office:value-type="float" office:value="124161.653417407" calcext:value-type="float">
            <text:p>124161.653417407</text:p>
          </table:table-cell>
          <table:table-cell office:value-type="float" office:value="0.105503258000681" calcext:value-type="float">
            <text:p>0.105503258000681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16921.5535441" calcext:value-type="float">
            <text:p>116921.553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866538807" calcext:value-type="float">
            <text:p>145.866538807</text:p>
          </table:table-cell>
          <table:table-cell office:value-type="float" office:value="109561" calcext:value-type="float">
            <text:p>109561</text:p>
          </table:table-cell>
          <table:table-cell office:value-type="float" office:value="116418.392425707" calcext:value-type="float">
            <text:p>116418.392425707</text:p>
          </table:table-cell>
          <table:table-cell office:value-type="float" office:value="0.102456587999768" calcext:value-type="float">
            <text:p>0.102456587999768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06097.453387439" calcext:value-type="float">
            <text:p>106097.453387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068166065001" calcext:value-type="float">
            <text:p>146.068166065001</text:p>
          </table:table-cell>
          <table:table-cell office:value-type="float" office:value="131012" calcext:value-type="float">
            <text:p>131012</text:p>
          </table:table-cell>
          <table:table-cell office:value-type="float" office:value="106003.87769164" calcext:value-type="float">
            <text:p>106003.87769164</text:p>
          </table:table-cell>
          <table:table-cell office:value-type="float" office:value="0.104731343999447" calcext:value-type="float">
            <text:p>0.104731343999447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07137.524235826" calcext:value-type="float">
            <text:p>107137.524235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269695049999" calcext:value-type="float">
            <text:p>146.269695049999</text:p>
          </table:table-cell>
          <table:table-cell office:value-type="float" office:value="141578" calcext:value-type="float">
            <text:p>141578</text:p>
          </table:table-cell>
          <table:table-cell office:value-type="float" office:value="113811.05650834" calcext:value-type="float">
            <text:p>113811.05650834</text:p>
          </table:table-cell>
          <table:table-cell office:value-type="float" office:value="0.107825741999477" calcext:value-type="float">
            <text:p>0.107825741999477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24779.866620799" calcext:value-type="float">
            <text:p>124779.866620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473015576999" calcext:value-type="float">
            <text:p>146.473015576999</text:p>
          </table:table-cell>
          <table:table-cell office:value-type="float" office:value="126270" calcext:value-type="float">
            <text:p>126270</text:p>
          </table:table-cell>
          <table:table-cell office:value-type="float" office:value="116638.781086304" calcext:value-type="float">
            <text:p>116638.781086304</text:p>
          </table:table-cell>
          <table:table-cell office:value-type="float" office:value="0.115613949999897" calcext:value-type="float">
            <text:p>0.115613949999897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22041.626997834" calcext:value-type="float">
            <text:p>122041.626997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675252337" calcext:value-type="float">
            <text:p>146.675252337</text:p>
          </table:table-cell>
          <table:table-cell office:value-type="float" office:value="106716" calcext:value-type="float">
            <text:p>106716</text:p>
          </table:table-cell>
          <table:table-cell office:value-type="float" office:value="108975.800882802" calcext:value-type="float">
            <text:p>108975.800882802</text:p>
          </table:table-cell>
          <table:table-cell office:value-type="float" office:value="0.128082299999733" calcext:value-type="float">
            <text:p>0.128082299999733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01148.168362103" calcext:value-type="float">
            <text:p>101148.168362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878177653" calcext:value-type="float">
            <text:p>146.878177653</text:p>
          </table:table-cell>
          <table:table-cell office:value-type="float" office:value="110507" calcext:value-type="float">
            <text:p>110507</text:p>
          </table:table-cell>
          <table:table-cell office:value-type="float" office:value="115454.000282119" calcext:value-type="float">
            <text:p>115454.000282119</text:p>
          </table:table-cell>
          <table:table-cell office:value-type="float" office:value="0.102533691000644" calcext:value-type="float">
            <text:p>0.102533691000644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05455.207081847" calcext:value-type="float">
            <text:p>105455.207081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080663696001" calcext:value-type="float">
            <text:p>147.080663696001</text:p>
          </table:table-cell>
          <table:table-cell office:value-type="float" office:value="132304" calcext:value-type="float">
            <text:p>132304</text:p>
          </table:table-cell>
          <table:table-cell office:value-type="float" office:value="108620.929118407" calcext:value-type="float">
            <text:p>108620.929118407</text:p>
          </table:table-cell>
          <table:table-cell office:value-type="float" office:value="0.102229142999931" calcext:value-type="float">
            <text:p>0.102229142999931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10559.428914982" calcext:value-type="float">
            <text:p>110559.428914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282749075001" calcext:value-type="float">
            <text:p>147.282749075001</text:p>
          </table:table-cell>
          <table:table-cell office:value-type="float" office:value="141322" calcext:value-type="float">
            <text:p>141322</text:p>
          </table:table-cell>
          <table:table-cell office:value-type="float" office:value="116796.274607102" calcext:value-type="float">
            <text:p>116796.274607102</text:p>
          </table:table-cell>
          <table:table-cell office:value-type="float" office:value="0.109054611000829" calcext:value-type="float">
            <text:p>0.109054611000829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27942.009259159" calcext:value-type="float">
            <text:p>127942.009259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488317296" calcext:value-type="float">
            <text:p>147.488317296</text:p>
          </table:table-cell>
          <table:table-cell office:value-type="float" office:value="124504" calcext:value-type="float">
            <text:p>124504</text:p>
          </table:table-cell>
          <table:table-cell office:value-type="float" office:value="123584.858964615" calcext:value-type="float">
            <text:p>123584.858964615</text:p>
          </table:table-cell>
          <table:table-cell office:value-type="float" office:value="0.121369552000033" calcext:value-type="float">
            <text:p>0.121369552000033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28196.146531356" calcext:value-type="float">
            <text:p>128196.146531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690437093001" calcext:value-type="float">
            <text:p>147.690437093001</text:p>
          </table:table-cell>
          <table:table-cell office:value-type="float" office:value="106027" calcext:value-type="float">
            <text:p>106027</text:p>
          </table:table-cell>
          <table:table-cell office:value-type="float" office:value="125736.588625387" calcext:value-type="float">
            <text:p>125736.588625387</text:p>
          </table:table-cell>
          <table:table-cell office:value-type="float" office:value="0.104012854999382" calcext:value-type="float">
            <text:p>0.104012854999382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15909.606538713" calcext:value-type="float">
            <text:p>115909.606538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892563781001" calcext:value-type="float">
            <text:p>147.892563781001</text:p>
          </table:table-cell>
          <table:table-cell office:value-type="float" office:value="111764" calcext:value-type="float">
            <text:p>111764</text:p>
          </table:table-cell>
          <table:table-cell office:value-type="float" office:value="112357.820839159" calcext:value-type="float">
            <text:p>112357.820839159</text:p>
          </table:table-cell>
          <table:table-cell office:value-type="float" office:value="0.104289681999944" calcext:value-type="float">
            <text:p>0.104289681999944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04119.580210664" calcext:value-type="float">
            <text:p>104119.580210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095174153999" calcext:value-type="float">
            <text:p>148.095174153999</text:p>
          </table:table-cell>
          <table:table-cell office:value-type="float" office:value="133654" calcext:value-type="float">
            <text:p>133654</text:p>
          </table:table-cell>
          <table:table-cell office:value-type="float" office:value="109507.597186795" calcext:value-type="float">
            <text:p>109507.597186795</text:p>
          </table:table-cell>
          <table:table-cell office:value-type="float" office:value="0.104539977000968" calcext:value-type="float">
            <text:p>0.104539977000968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15526.610931318" calcext:value-type="float">
            <text:p>115526.610931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296446674" calcext:value-type="float">
            <text:p>148.296446674</text:p>
          </table:table-cell>
          <table:table-cell office:value-type="float" office:value="140932" calcext:value-type="float">
            <text:p>140932</text:p>
          </table:table-cell>
          <table:table-cell office:value-type="float" office:value="97564.1680787485" calcext:value-type="float">
            <text:p>97564.1680787485</text:p>
          </table:table-cell>
          <table:table-cell office:value-type="float" office:value="0.142555981999976" calcext:value-type="float">
            <text:p>0.142555981999976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03848.568632668" calcext:value-type="float">
            <text:p>103848.568632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498268908001" calcext:value-type="float">
            <text:p>148.498268908001</text:p>
          </table:table-cell>
          <table:table-cell office:value-type="float" office:value="123411" calcext:value-type="float">
            <text:p>123411</text:p>
          </table:table-cell>
          <table:table-cell office:value-type="float" office:value="119628.601268465" calcext:value-type="float">
            <text:p>119628.601268465</text:p>
          </table:table-cell>
          <table:table-cell office:value-type="float" office:value="0.127345257000343" calcext:value-type="float">
            <text:p>0.127345257000343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23963.76383121" calcext:value-type="float">
            <text:p>123963.76383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699833404" calcext:value-type="float">
            <text:p>148.699833404</text:p>
          </table:table-cell>
          <table:table-cell office:value-type="float" office:value="105640" calcext:value-type="float">
            <text:p>105640</text:p>
          </table:table-cell>
          <table:table-cell office:value-type="float" office:value="122897.614510224" calcext:value-type="float">
            <text:p>122897.614510224</text:p>
          </table:table-cell>
          <table:table-cell office:value-type="float" office:value="0.102123183000003" calcext:value-type="float">
            <text:p>0.102123183000003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15165.603055723" calcext:value-type="float">
            <text:p>115165.603055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903633182001" calcext:value-type="float">
            <text:p>148.903633182001</text:p>
          </table:table-cell>
          <table:table-cell office:value-type="float" office:value="112803" calcext:value-type="float">
            <text:p>112803</text:p>
          </table:table-cell>
          <table:table-cell office:value-type="float" office:value="86700.6945418878" calcext:value-type="float">
            <text:p>86700.6945418878</text:p>
          </table:table-cell>
          <table:table-cell office:value-type="float" office:value="0.142847998000434" calcext:value-type="float">
            <text:p>0.142847998000434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77613.6251974044" calcext:value-type="float">
            <text:p>77613.625197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105431749" calcext:value-type="float">
            <text:p>149.105431749</text:p>
          </table:table-cell>
          <table:table-cell office:value-type="float" office:value="134692" calcext:value-type="float">
            <text:p>134692</text:p>
          </table:table-cell>
          <table:table-cell office:value-type="float" office:value="101881.433650493" calcext:value-type="float">
            <text:p>101881.433650493</text:p>
          </table:table-cell>
          <table:table-cell office:value-type="float" office:value="0.109807340999396" calcext:value-type="float">
            <text:p>0.109807340999396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05544.180694246" calcext:value-type="float">
            <text:p>105544.180694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309563262999" calcext:value-type="float">
            <text:p>149.309563262999</text:p>
          </table:table-cell>
          <table:table-cell office:value-type="float" office:value="140484" calcext:value-type="float">
            <text:p>140484</text:p>
          </table:table-cell>
          <table:table-cell office:value-type="float" office:value="119170.949641471" calcext:value-type="float">
            <text:p>119170.949641471</text:p>
          </table:table-cell>
          <table:table-cell office:value-type="float" office:value="0.112686383001346" calcext:value-type="float">
            <text:p>0.112686383001346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33325.42415189" calcext:value-type="float">
            <text:p>133325.42415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510898081" calcext:value-type="float">
            <text:p>149.510898081</text:p>
          </table:table-cell>
          <table:table-cell office:value-type="float" office:value="121913" calcext:value-type="float">
            <text:p>121913</text:p>
          </table:table-cell>
          <table:table-cell office:value-type="float" office:value="125368.933295992" calcext:value-type="float">
            <text:p>125368.933295992</text:p>
          </table:table-cell>
          <table:table-cell office:value-type="float" office:value="0.115962756000954" calcext:value-type="float">
            <text:p>0.115962756000954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24141.711056008" calcext:value-type="float">
            <text:p>124141.711056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712338953001" calcext:value-type="float">
            <text:p>149.712338953001</text:p>
          </table:table-cell>
          <table:table-cell office:value-type="float" office:value="105259" calcext:value-type="float">
            <text:p>105259</text:p>
          </table:table-cell>
          <table:table-cell office:value-type="float" office:value="122516.152930628" calcext:value-type="float">
            <text:p>122516.152930628</text:p>
          </table:table-cell>
          <table:table-cell office:value-type="float" office:value="0.103304492999087" calcext:value-type="float">
            <text:p>0.103304492999087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13020.00950615" calcext:value-type="float">
            <text:p>113020.00950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913406324" calcext:value-type="float">
            <text:p>149.913406324</text:p>
          </table:table-cell>
          <table:table-cell office:value-type="float" office:value="113756" calcext:value-type="float">
            <text:p>113756</text:p>
          </table:table-cell>
          <table:table-cell office:value-type="float" office:value="95784.6958307713" calcext:value-type="float">
            <text:p>95784.6958307713</text:p>
          </table:table-cell>
          <table:table-cell office:value-type="float" office:value="0.10383913700025" calcext:value-type="float">
            <text:p>0.10383913700025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88496.0184104648" calcext:value-type="float">
            <text:p>88496.0184104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.117139373" calcext:value-type="float">
            <text:p>150.117139373</text:p>
          </table:table-cell>
          <table:table-cell office:value-type="float" office:value="135727" calcext:value-type="float">
            <text:p>135727</text:p>
          </table:table-cell>
          <table:table-cell office:value-type="float" office:value="107082.810577626" calcext:value-type="float">
            <text:p>107082.810577626</text:p>
          </table:table-cell>
          <table:table-cell office:value-type="float" office:value="0.105327152001337" calcext:value-type="float">
            <text:p>0.105327152001337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11427.688649771" calcext:value-type="float">
            <text:p>111427.688649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.319742490001" calcext:value-type="float">
            <text:p>150.319742490001</text:p>
          </table:table-cell>
          <table:table-cell office:value-type="float" office:value="139944" calcext:value-type="float">
            <text:p>139944</text:p>
          </table:table-cell>
          <table:table-cell office:value-type="float" office:value="80258.2891245705" calcext:value-type="float">
            <text:p>80258.2891245705</text:p>
          </table:table-cell>
          <table:table-cell office:value-type="float" office:value="0.180147574999864" calcext:value-type="float">
            <text:p>0.180147574999864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91492.9973890264" calcext:value-type="float">
            <text:p>91492.9973890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.523317741001" calcext:value-type="float">
            <text:p>150.523317741001</text:p>
          </table:table-cell>
          <table:table-cell office:value-type="float" office:value="120452" calcext:value-type="float">
            <text:p>120452</text:p>
          </table:table-cell>
          <table:table-cell office:value-type="float" office:value="129917.325722933" calcext:value-type="float">
            <text:p>129917.325722933</text:p>
          </table:table-cell>
          <table:table-cell office:value-type="float" office:value="0.124518810000154" calcext:value-type="float">
            <text:p>0.124518810000154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32073.657467106" calcext:value-type="float">
            <text:p>132073.657467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.737823173" calcext:value-type="float">
            <text:p>150.737823173</text:p>
          </table:table-cell>
          <table:table-cell office:value-type="float" office:value="104806" calcext:value-type="float">
            <text:p>104806</text:p>
          </table:table-cell>
          <table:table-cell office:value-type="float" office:value="120200.793637858" calcext:value-type="float">
            <text:p>120200.793637858</text:p>
          </table:table-cell>
          <table:table-cell office:value-type="float" office:value="0.111720158000026" calcext:value-type="float">
            <text:p>0.111720158000026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10233.703678786" calcext:value-type="float">
            <text:p>110233.703678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.940281017" calcext:value-type="float">
            <text:p>150.940281017</text:p>
          </table:table-cell>
          <table:table-cell office:value-type="float" office:value="116556" calcext:value-type="float">
            <text:p>116556</text:p>
          </table:table-cell>
          <table:table-cell office:value-type="float" office:value="101684.566749496" calcext:value-type="float">
            <text:p>101684.566749496</text:p>
          </table:table-cell>
          <table:table-cell office:value-type="float" office:value="0.103042210999774" calcext:value-type="float">
            <text:p>0.103042210999774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93684.1004299983" calcext:value-type="float">
            <text:p>93684.1004299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147593957001" calcext:value-type="float">
            <text:p>151.147593957001</text:p>
          </table:table-cell>
          <table:table-cell office:value-type="float" office:value="138091" calcext:value-type="float">
            <text:p>138091</text:p>
          </table:table-cell>
          <table:table-cell office:value-type="float" office:value="92942.6536600078" calcext:value-type="float">
            <text:p>92942.6536600078</text:p>
          </table:table-cell>
          <table:table-cell office:value-type="float" office:value="0.135205187998508" calcext:value-type="float">
            <text:p>0.135205187998508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98950.9292099307" calcext:value-type="float">
            <text:p>98950.9292099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348952913" calcext:value-type="float">
            <text:p>151.348952913</text:p>
          </table:table-cell>
          <table:table-cell office:value-type="float" office:value="138216" calcext:value-type="float">
            <text:p>138216</text:p>
          </table:table-cell>
          <table:table-cell office:value-type="float" office:value="119464.971636468" calcext:value-type="float">
            <text:p>119464.971636468</text:p>
          </table:table-cell>
          <table:table-cell office:value-type="float" office:value="0.126147106000644" calcext:value-type="float">
            <text:p>0.126147106000644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30476.734527326" calcext:value-type="float">
            <text:p>130476.734527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550816386" calcext:value-type="float">
            <text:p>151.550816386</text:p>
          </table:table-cell>
          <table:table-cell office:value-type="float" office:value="117351" calcext:value-type="float">
            <text:p>117351</text:p>
          </table:table-cell>
          <table:table-cell office:value-type="float" office:value="124342.157355205" calcext:value-type="float">
            <text:p>124342.157355205</text:p>
          </table:table-cell>
          <table:table-cell office:value-type="float" office:value="0.114190881000468" calcext:value-type="float">
            <text:p>0.114190881000468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24406.075180204" calcext:value-type="float">
            <text:p>124406.075180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752780463001" calcext:value-type="float">
            <text:p>151.752780463001</text:p>
          </table:table-cell>
          <table:table-cell office:value-type="float" office:value="104763" calcext:value-type="float">
            <text:p>104763</text:p>
          </table:table-cell>
          <table:table-cell office:value-type="float" office:value="118410.071852681" calcext:value-type="float">
            <text:p>118410.071852681</text:p>
          </table:table-cell>
          <table:table-cell office:value-type="float" office:value="0.104344884999591" calcext:value-type="float">
            <text:p>0.104344884999591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07740.908503818" calcext:value-type="float">
            <text:p>107740.908503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955327433001" calcext:value-type="float">
            <text:p>151.955327433001</text:p>
          </table:table-cell>
          <table:table-cell office:value-type="float" office:value="118211" calcext:value-type="float">
            <text:p>118211</text:p>
          </table:table-cell>
          <table:table-cell office:value-type="float" office:value="108700.698564006" calcext:value-type="float">
            <text:p>108700.698564006</text:p>
          </table:table-cell>
          <table:table-cell office:value-type="float" office:value="0.103879985999811" calcext:value-type="float">
            <text:p>0.103879985999811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02263.917915288" calcext:value-type="float">
            <text:p>102263.917915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157049701" calcext:value-type="float">
            <text:p>152.157049701</text:p>
          </table:table-cell>
          <table:table-cell office:value-type="float" office:value="138721" calcext:value-type="float">
            <text:p>138721</text:p>
          </table:table-cell>
          <table:table-cell office:value-type="float" office:value="110948.049290977" calcext:value-type="float">
            <text:p>110948.049290977</text:p>
          </table:table-cell>
          <table:table-cell office:value-type="float" office:value="0.103102948000014" calcext:value-type="float">
            <text:p>0.103102948000014</text:p>
          </table:table-cell>
          <table:table-cell office:value-type="float" office:value="123245.608511228" calcext:value-type="float">
            <text:p>123245.608511228</text:p>
          </table:table-cell>
          <table:table-cell office:value-type="float" office:value="117824.584575689" calcext:value-type="float">
            <text:p>117824.584575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360069759001" calcext:value-type="float">
            <text:p>152.360069759001</text:p>
          </table:table-cell>
          <table:table-cell office:value-type="float" office:value="142376" calcext:value-type="float">
            <text:p>142376</text:p>
          </table:table-cell>
          <table:table-cell office:value-type="float" office:value="122176.110101633" calcext:value-type="float">
            <text:p>122176.110101633</text:p>
          </table:table-cell>
          <table:table-cell office:value-type="float" office:value="0.116277712000738" calcext:value-type="float">
            <text:p>0.116277712000738</text:p>
          </table:table-cell>
          <table:table-cell office:value-type="float" office:value="127610.531222517" calcext:value-type="float">
            <text:p>127610.531222517</text:p>
          </table:table-cell>
          <table:table-cell office:value-type="float" office:value="134532.704030474" calcext:value-type="float">
            <text:p>134532.704030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560984534" calcext:value-type="float">
            <text:p>152.560984534</text:p>
          </table:table-cell>
          <table:table-cell office:value-type="float" office:value="120404" calcext:value-type="float">
            <text:p>120404</text:p>
          </table:table-cell>
          <table:table-cell office:value-type="float" office:value="124344.794193418" calcext:value-type="float">
            <text:p>124344.794193418</text:p>
          </table:table-cell>
          <table:table-cell office:value-type="float" office:value="0.11769783499949" calcext:value-type="float">
            <text:p>0.11769783499949</text:p>
          </table:table-cell>
          <table:table-cell office:value-type="float" office:value="127610.531222517" calcext:value-type="float">
            <text:p>127610.531222517</text:p>
          </table:table-cell>
          <table:table-cell office:value-type="float" office:value="123108.287661421" calcext:value-type="float">
            <text:p>123108.287661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762715452" calcext:value-type="float">
            <text:p>152.762715452</text:p>
          </table:table-cell>
          <table:table-cell office:value-type="float" office:value="108533" calcext:value-type="float">
            <text:p>108533</text:p>
          </table:table-cell>
          <table:table-cell office:value-type="float" office:value="122262.674617562" calcext:value-type="float">
            <text:p>122262.674617562</text:p>
          </table:table-cell>
          <table:table-cell office:value-type="float" office:value="0.104479554998761" calcext:value-type="float">
            <text:p>0.104479554998761</text:p>
          </table:table-cell>
          <table:table-cell office:value-type="float" office:value="127610.531222517" calcext:value-type="float">
            <text:p>127610.531222517</text:p>
          </table:table-cell>
          <table:table-cell office:value-type="float" office:value="111094.444578352" calcext:value-type="float">
            <text:p>111094.444578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964314649" calcext:value-type="float">
            <text:p>152.964314649</text:p>
          </table:table-cell>
          <table:table-cell office:value-type="float" office:value="123379" calcext:value-type="float">
            <text:p>123379</text:p>
          </table:table-cell>
          <table:table-cell office:value-type="float" office:value="115011.594229508" calcext:value-type="float">
            <text:p>115011.594229508</text:p>
          </table:table-cell>
          <table:table-cell office:value-type="float" office:value="0.103804368998681" calcext:value-type="float">
            <text:p>0.103804368998681</text:p>
          </table:table-cell>
          <table:table-cell office:value-type="float" office:value="127610.531222517" calcext:value-type="float">
            <text:p>127610.531222517</text:p>
          </table:table-cell>
          <table:table-cell office:value-type="float" office:value="110598.296332388" calcext:value-type="float">
            <text:p>110598.296332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167423031" calcext:value-type="float">
            <text:p>153.167423031</text:p>
          </table:table-cell>
          <table:table-cell office:value-type="float" office:value="144282" calcext:value-type="float">
            <text:p>144282</text:p>
          </table:table-cell>
          <table:table-cell office:value-type="float" office:value="78650.5740229628" calcext:value-type="float">
            <text:p>78650.5740229628</text:p>
          </table:table-cell>
          <table:table-cell office:value-type="float" office:value="0.162413284999275" calcext:value-type="float">
            <text:p>0.162413284999275</text:p>
          </table:table-cell>
          <table:table-cell office:value-type="float" office:value="127610.531222517" calcext:value-type="float">
            <text:p>127610.531222517</text:p>
          </table:table-cell>
          <table:table-cell office:value-type="float" office:value="85681.1440794774" calcext:value-type="float">
            <text:p>85681.1440794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369687232" calcext:value-type="float">
            <text:p>153.369687232</text:p>
          </table:table-cell>
          <table:table-cell office:value-type="float" office:value="141521" calcext:value-type="float">
            <text:p>141521</text:p>
          </table:table-cell>
          <table:table-cell office:value-type="float" office:value="122587.772793267" calcext:value-type="float">
            <text:p>122587.772793267</text:p>
          </table:table-cell>
          <table:table-cell office:value-type="float" office:value="0.122243153000454" calcext:value-type="float">
            <text:p>0.122243153000454</text:p>
          </table:table-cell>
          <table:table-cell office:value-type="float" office:value="127610.531222517" calcext:value-type="float">
            <text:p>127610.531222517</text:p>
          </table:table-cell>
          <table:table-cell office:value-type="float" office:value="133357.229475908" calcext:value-type="float">
            <text:p>133357.229475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570814076" calcext:value-type="float">
            <text:p>153.570814076</text:p>
          </table:table-cell>
          <table:table-cell office:value-type="float" office:value="119283" calcext:value-type="float">
            <text:p>119283</text:p>
          </table:table-cell>
          <table:table-cell office:value-type="float" office:value="126199.917499864" calcext:value-type="float">
            <text:p>126199.917499864</text:p>
          </table:table-cell>
          <table:table-cell office:value-type="float" office:value="0.117140210999423" calcext:value-type="float">
            <text:p>0.117140210999423</text:p>
          </table:table-cell>
          <table:table-cell office:value-type="float" office:value="127610.531222517" calcext:value-type="float">
            <text:p>127610.531222517</text:p>
          </table:table-cell>
          <table:table-cell office:value-type="float" office:value="124777.419777012" calcext:value-type="float">
            <text:p>124777.419777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771914422001" calcext:value-type="float">
            <text:p>153.771914422001</text:p>
          </table:table-cell>
          <table:table-cell office:value-type="float" office:value="108661" calcext:value-type="float">
            <text:p>108661</text:p>
          </table:table-cell>
          <table:table-cell office:value-type="float" office:value="122004.038667953" calcext:value-type="float">
            <text:p>122004.038667953</text:p>
          </table:table-cell>
          <table:table-cell office:value-type="float" office:value="0.102436444998602" calcext:value-type="float">
            <text:p>0.102436444998602</text:p>
          </table:table-cell>
          <table:table-cell office:value-type="float" office:value="127610.531222517" calcext:value-type="float">
            <text:p>127610.531222517</text:p>
          </table:table-cell>
          <table:table-cell office:value-type="float" office:value="110546.775226888" calcext:value-type="float">
            <text:p>110546.775226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974375011001" calcext:value-type="float">
            <text:p>153.974375011001</text:p>
          </table:table-cell>
          <table:table-cell office:value-type="float" office:value="124547" calcext:value-type="float">
            <text:p>124547</text:p>
          </table:table-cell>
          <table:table-cell office:value-type="float" office:value="113722.479932657" calcext:value-type="float">
            <text:p>113722.479932657</text:p>
          </table:table-cell>
          <table:table-cell office:value-type="float" office:value="0.103359017999537" calcext:value-type="float">
            <text:p>0.103359017999537</text:p>
          </table:table-cell>
          <table:table-cell office:value-type="float" office:value="127610.531222517" calcext:value-type="float">
            <text:p>127610.531222517</text:p>
          </table:table-cell>
          <table:table-cell office:value-type="float" office:value="108864.526776451" calcext:value-type="float">
            <text:p>108864.526776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176706967" calcext:value-type="float">
            <text:p>154.176706967</text:p>
          </table:table-cell>
          <table:table-cell office:value-type="float" office:value="144747" calcext:value-type="float">
            <text:p>144747</text:p>
          </table:table-cell>
          <table:table-cell office:value-type="float" office:value="115757.280306221" calcext:value-type="float">
            <text:p>115757.280306221</text:p>
          </table:table-cell>
          <table:table-cell office:value-type="float" office:value="0.103653032998409" calcext:value-type="float">
            <text:p>0.103653032998409</text:p>
          </table:table-cell>
          <table:table-cell office:value-type="float" office:value="127610.531222517" calcext:value-type="float">
            <text:p>127610.531222517</text:p>
          </table:table-cell>
          <table:table-cell office:value-type="float" office:value="124865.416813271" calcext:value-type="float">
            <text:p>124865.416813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377754113" calcext:value-type="float">
            <text:p>154.377754113</text:p>
          </table:table-cell>
          <table:table-cell office:value-type="float" office:value="140870" calcext:value-type="float">
            <text:p>140870</text:p>
          </table:table-cell>
          <table:table-cell office:value-type="float" office:value="124066.924724507" calcext:value-type="float">
            <text:p>124066.924724507</text:p>
          </table:table-cell>
          <table:table-cell office:value-type="float" office:value="0.1208198610002" calcext:value-type="float">
            <text:p>0.1208198610002</text:p>
          </table:table-cell>
          <table:table-cell office:value-type="float" office:value="127610.531222517" calcext:value-type="float">
            <text:p>127610.531222517</text:p>
          </table:table-cell>
          <table:table-cell office:value-type="float" office:value="131597.53997858" calcext:value-type="float">
            <text:p>131597.53997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590567085001" calcext:value-type="float">
            <text:p>154.590567085001</text:p>
          </table:table-cell>
          <table:table-cell office:value-type="float" office:value="117213" calcext:value-type="float">
            <text:p>117213</text:p>
          </table:table-cell>
          <table:table-cell office:value-type="float" office:value="98046.5311481873" calcext:value-type="float">
            <text:p>98046.5311481873</text:p>
          </table:table-cell>
          <table:table-cell office:value-type="float" office:value="0.161500832000456" calcext:value-type="float">
            <text:p>0.161500832000456</text:p>
          </table:table-cell>
          <table:table-cell office:value-type="float" office:value="127610.531222517" calcext:value-type="float">
            <text:p>127610.531222517</text:p>
          </table:table-cell>
          <table:table-cell office:value-type="float" office:value="97290.0380018726" calcext:value-type="float">
            <text:p>97290.0380018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791438229" calcext:value-type="float">
            <text:p>154.791438229</text:p>
          </table:table-cell>
          <table:table-cell office:value-type="float" office:value="109140" calcext:value-type="float">
            <text:p>109140</text:p>
          </table:table-cell>
          <table:table-cell office:value-type="float" office:value="116058.955636742" calcext:value-type="float">
            <text:p>116058.955636742</text:p>
          </table:table-cell>
          <table:table-cell office:value-type="float" office:value="0.107278395998947" calcext:value-type="float">
            <text:p>0.107278395998947</text:p>
          </table:table-cell>
          <table:table-cell office:value-type="float" office:value="127610.531222517" calcext:value-type="float">
            <text:p>127610.531222517</text:p>
          </table:table-cell>
          <table:table-cell office:value-type="float" office:value="103942.260740082" calcext:value-type="float">
            <text:p>103942.260740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993014133001" calcext:value-type="float">
            <text:p>154.993014133001</text:p>
          </table:table-cell>
          <table:table-cell office:value-type="float" office:value="126871" calcext:value-type="float">
            <text:p>126871</text:p>
          </table:table-cell>
          <table:table-cell office:value-type="float" office:value="95651.56706412" calcext:value-type="float">
            <text:p>95651.56706412</text:p>
          </table:table-cell>
          <table:table-cell office:value-type="float" office:value="0.104179109999677" calcext:value-type="float">
            <text:p>0.104179109999677</text:p>
          </table:table-cell>
          <table:table-cell office:value-type="float" office:value="127610.531222517" calcext:value-type="float">
            <text:p>127610.531222517</text:p>
          </table:table-cell>
          <table:table-cell office:value-type="float" office:value="91516.7199617514" calcext:value-type="float">
            <text:p>91516.7199617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19550199" calcext:value-type="float">
            <text:p>155.19550199</text:p>
          </table:table-cell>
          <table:table-cell office:value-type="float" office:value="145674" calcext:value-type="float">
            <text:p>145674</text:p>
          </table:table-cell>
          <table:table-cell office:value-type="float" office:value="117164.757060501" calcext:value-type="float">
            <text:p>117164.757060501</text:p>
          </table:table-cell>
          <table:table-cell office:value-type="float" office:value="0.108685797000362" calcext:value-type="float">
            <text:p>0.108685797000362</text:p>
          </table:table-cell>
          <table:table-cell office:value-type="float" office:value="127610.531222517" calcext:value-type="float">
            <text:p>127610.531222517</text:p>
          </table:table-cell>
          <table:table-cell office:value-type="float" office:value="126246.260091853" calcext:value-type="float">
            <text:p>126246.260091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397975297001" calcext:value-type="float">
            <text:p>155.397975297001</text:p>
          </table:table-cell>
          <table:table-cell office:value-type="float" office:value="138978" calcext:value-type="float">
            <text:p>138978</text:p>
          </table:table-cell>
          <table:table-cell office:value-type="float" office:value="124453.622304377" calcext:value-type="float">
            <text:p>124453.622304377</text:p>
          </table:table-cell>
          <table:table-cell office:value-type="float" office:value="0.11986021499979" calcext:value-type="float">
            <text:p>0.11986021499979</text:p>
          </table:table-cell>
          <table:table-cell office:value-type="float" office:value="127610.531222517" calcext:value-type="float">
            <text:p>127610.531222517</text:p>
          </table:table-cell>
          <table:table-cell office:value-type="float" office:value="134084.184680921" calcext:value-type="float">
            <text:p>134084.184680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599609993" calcext:value-type="float">
            <text:p>155.599609993</text:p>
          </table:table-cell>
          <table:table-cell office:value-type="float" office:value="116315" calcext:value-type="float">
            <text:p>116315</text:p>
          </table:table-cell>
          <table:table-cell office:value-type="float" office:value="125343.795011415" calcext:value-type="float">
            <text:p>125343.795011415</text:p>
          </table:table-cell>
          <table:table-cell office:value-type="float" office:value="0.114091549001387" calcext:value-type="float">
            <text:p>0.114091549001387</text:p>
          </table:table-cell>
          <table:table-cell office:value-type="float" office:value="127610.531222517" calcext:value-type="float">
            <text:p>127610.531222517</text:p>
          </table:table-cell>
          <table:table-cell office:value-type="float" office:value="121914.222832862" calcext:value-type="float">
            <text:p>121914.222832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800850167001" calcext:value-type="float">
            <text:p>155.800850167001</text:p>
          </table:table-cell>
          <table:table-cell office:value-type="float" office:value="108423" calcext:value-type="float">
            <text:p>108423</text:p>
          </table:table-cell>
          <table:table-cell office:value-type="float" office:value="119216.559053823" calcext:value-type="float">
            <text:p>119216.559053823</text:p>
          </table:table-cell>
          <table:table-cell office:value-type="float" office:value="0.103089854001155" calcext:value-type="float">
            <text:p>0.103089854001155</text:p>
          </table:table-cell>
          <table:table-cell office:value-type="float" office:value="126392.874329827" calcext:value-type="float">
            <text:p>126392.874329827</text:p>
          </table:table-cell>
          <table:table-cell office:value-type="float" office:value="107608.973288807" calcext:value-type="float">
            <text:p>107608.973288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003996380001" calcext:value-type="float">
            <text:p>156.003996380001</text:p>
          </table:table-cell>
          <table:table-cell office:value-type="float" office:value="126965" calcext:value-type="float">
            <text:p>126965</text:p>
          </table:table-cell>
          <table:table-cell office:value-type="float" office:value="112823.500521461" calcext:value-type="float">
            <text:p>112823.500521461</text:p>
          </table:table-cell>
          <table:table-cell office:value-type="float" office:value="0.103620855999907" calcext:value-type="float">
            <text:p>0.103620855999907</text:p>
          </table:table-cell>
          <table:table-cell office:value-type="float" office:value="126392.874329827" calcext:value-type="float">
            <text:p>126392.874329827</text:p>
          </table:table-cell>
          <table:table-cell office:value-type="float" office:value="108781.358401816" calcext:value-type="float">
            <text:p>108781.358401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205607634" calcext:value-type="float">
            <text:p>156.205607634</text:p>
          </table:table-cell>
          <table:table-cell office:value-type="float" office:value="144646" calcext:value-type="float">
            <text:p>144646</text:p>
          </table:table-cell>
          <table:table-cell office:value-type="float" office:value="83038.0554092171" calcext:value-type="float">
            <text:p>83038.0554092171</text:p>
          </table:table-cell>
          <table:table-cell office:value-type="float" office:value="0.158319754000331" calcext:value-type="float">
            <text:p>0.158319754000331</text:p>
          </table:table-cell>
          <table:table-cell office:value-type="float" office:value="126392.874329827" calcext:value-type="float">
            <text:p>126392.874329827</text:p>
          </table:table-cell>
          <table:table-cell office:value-type="float" office:value="92534.9382250375" calcext:value-type="float">
            <text:p>92534.9382250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407607470001" calcext:value-type="float">
            <text:p>156.407607470001</text:p>
          </table:table-cell>
          <table:table-cell office:value-type="float" office:value="136707" calcext:value-type="float">
            <text:p>136707</text:p>
          </table:table-cell>
          <table:table-cell office:value-type="float" office:value="120827.884333651" calcext:value-type="float">
            <text:p>120827.884333651</text:p>
          </table:table-cell>
          <table:table-cell office:value-type="float" office:value="0.119780738999907" calcext:value-type="float">
            <text:p>0.119780738999907</text:p>
          </table:table-cell>
          <table:table-cell office:value-type="float" office:value="126392.874329827" calcext:value-type="float">
            <text:p>126392.874329827</text:p>
          </table:table-cell>
          <table:table-cell office:value-type="float" office:value="129883.778253753" calcext:value-type="float">
            <text:p>129883.778253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610583882" calcext:value-type="float">
            <text:p>156.610583882</text:p>
          </table:table-cell>
          <table:table-cell office:value-type="float" office:value="114178" calcext:value-type="float">
            <text:p>114178</text:p>
          </table:table-cell>
          <table:table-cell office:value-type="float" office:value="125665.44544871" calcext:value-type="float">
            <text:p>125665.44544871</text:p>
          </table:table-cell>
          <table:table-cell office:value-type="float" office:value="0.112230700999135" calcext:value-type="float">
            <text:p>0.112230700999135</text:p>
          </table:table-cell>
          <table:table-cell office:value-type="float" office:value="126392.874329827" calcext:value-type="float">
            <text:p>126392.874329827</text:p>
          </table:table-cell>
          <table:table-cell office:value-type="float" office:value="121599.230764491" calcext:value-type="float">
            <text:p>121599.230764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811825573001" calcext:value-type="float">
            <text:p>156.811825573001</text:p>
          </table:table-cell>
          <table:table-cell office:value-type="float" office:value="108884" calcext:value-type="float">
            <text:p>108884</text:p>
          </table:table-cell>
          <table:table-cell office:value-type="float" office:value="118181.950959338" calcext:value-type="float">
            <text:p>118181.950959338</text:p>
          </table:table-cell>
          <table:table-cell office:value-type="float" office:value="0.103409083001679" calcext:value-type="float">
            <text:p>0.103409083001679</text:p>
          </table:table-cell>
          <table:table-cell office:value-type="float" office:value="126392.874329827" calcext:value-type="float">
            <text:p>126392.874329827</text:p>
          </table:table-cell>
          <table:table-cell office:value-type="float" office:value="106642.99761247" calcext:value-type="float">
            <text:p>106642.99761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014138234999" calcext:value-type="float">
            <text:p>157.014138234999</text:p>
          </table:table-cell>
          <table:table-cell office:value-type="float" office:value="128173" calcext:value-type="float">
            <text:p>128173</text:p>
          </table:table-cell>
          <table:table-cell office:value-type="float" office:value="111175.298121433" calcext:value-type="float">
            <text:p>111175.298121433</text:p>
          </table:table-cell>
          <table:table-cell office:value-type="float" office:value="0.103466990000015" calcext:value-type="float">
            <text:p>0.103466990000015</text:p>
          </table:table-cell>
          <table:table-cell office:value-type="float" office:value="126392.874329827" calcext:value-type="float">
            <text:p>126392.874329827</text:p>
          </table:table-cell>
          <table:table-cell office:value-type="float" office:value="108463.80542232" calcext:value-type="float">
            <text:p>108463.80542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216214074" calcext:value-type="float">
            <text:p>157.216214074</text:p>
          </table:table-cell>
          <table:table-cell office:value-type="float" office:value="144931" calcext:value-type="float">
            <text:p>144931</text:p>
          </table:table-cell>
          <table:table-cell office:value-type="float" office:value="117242.544607703" calcext:value-type="float">
            <text:p>117242.544607703</text:p>
          </table:table-cell>
          <table:table-cell office:value-type="float" office:value="0.105254373998832" calcext:value-type="float">
            <text:p>0.105254373998832</text:p>
          </table:table-cell>
          <table:table-cell office:value-type="float" office:value="126392.874329827" calcext:value-type="float">
            <text:p>126392.874329827</text:p>
          </table:table-cell>
          <table:table-cell office:value-type="float" office:value="130896.280320886" calcext:value-type="float">
            <text:p>130896.280320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417333327001" calcext:value-type="float">
            <text:p>157.417333327001</text:p>
          </table:table-cell>
          <table:table-cell office:value-type="float" office:value="135754" calcext:value-type="float">
            <text:p>135754</text:p>
          </table:table-cell>
          <table:table-cell office:value-type="float" office:value="125926.318459491" calcext:value-type="float">
            <text:p>125926.318459491</text:p>
          </table:table-cell>
          <table:table-cell office:value-type="float" office:value="0.119853045000127" calcext:value-type="float">
            <text:p>0.119853045000127</text:p>
          </table:table-cell>
          <table:table-cell office:value-type="float" office:value="126392.874329827" calcext:value-type="float">
            <text:p>126392.874329827</text:p>
          </table:table-cell>
          <table:table-cell office:value-type="float" office:value="129615.904334192" calcext:value-type="float">
            <text:p>129615.904334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619314600001" calcext:value-type="float">
            <text:p>157.619314600001</text:p>
          </table:table-cell>
          <table:table-cell office:value-type="float" office:value="113401" calcext:value-type="float">
            <text:p>113401</text:p>
          </table:table-cell>
          <table:table-cell office:value-type="float" office:value="104590.842275412" calcext:value-type="float">
            <text:p>104590.842275412</text:p>
          </table:table-cell>
          <table:table-cell office:value-type="float" office:value="0.143441348000124" calcext:value-type="float">
            <text:p>0.143441348000124</text:p>
          </table:table-cell>
          <table:table-cell office:value-type="float" office:value="126392.874329827" calcext:value-type="float">
            <text:p>126392.874329827</text:p>
          </table:table-cell>
          <table:table-cell office:value-type="float" office:value="101097.642572583" calcext:value-type="float">
            <text:p>101097.642572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820712340001" calcext:value-type="float">
            <text:p>157.820712340001</text:p>
          </table:table-cell>
          <table:table-cell office:value-type="float" office:value="109318" calcext:value-type="float">
            <text:p>109318</text:p>
          </table:table-cell>
          <table:table-cell office:value-type="float" office:value="119788.864001532" calcext:value-type="float">
            <text:p>119788.864001532</text:p>
          </table:table-cell>
          <table:table-cell office:value-type="float" office:value="0.108812562999447" calcext:value-type="float">
            <text:p>0.108812562999447</text:p>
          </table:table-cell>
          <table:table-cell office:value-type="float" office:value="126392.874329827" calcext:value-type="float">
            <text:p>126392.874329827</text:p>
          </table:table-cell>
          <table:table-cell office:value-type="float" office:value="108267.026469093" calcext:value-type="float">
            <text:p>108267.026469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173888334" calcext:value-type="float">
            <text:p>158.173888334</text:p>
          </table:table-cell>
          <table:table-cell office:value-type="float" office:value="143271" calcext:value-type="float">
            <text:p>143271</text:p>
          </table:table-cell>
          <table:table-cell office:value-type="float" office:value="14435.1568065117" calcext:value-type="float">
            <text:p>14435.1568065117</text:p>
          </table:table-cell>
          <table:table-cell office:value-type="float" office:value="0.424241871998674" calcext:value-type="float">
            <text:p>0.424241871998674</text:p>
          </table:table-cell>
          <table:table-cell office:value-type="float" office:value="126392.874329827" calcext:value-type="float">
            <text:p>126392.874329827</text:p>
          </table:table-cell>
          <table:table-cell office:value-type="float" office:value="12330.5774370781" calcext:value-type="float">
            <text:p>12330.5774370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375372895" calcext:value-type="float">
            <text:p>158.375372895</text:p>
          </table:table-cell>
          <table:table-cell office:value-type="float" office:value="139700" calcext:value-type="float">
            <text:p>139700</text:p>
          </table:table-cell>
          <table:table-cell office:value-type="float" office:value="116346.178327163" calcext:value-type="float">
            <text:p>116346.178327163</text:p>
          </table:table-cell>
          <table:table-cell office:value-type="float" office:value="0.130365241999243" calcext:value-type="float">
            <text:p>0.130365241999243</text:p>
          </table:table-cell>
          <table:table-cell office:value-type="float" office:value="126392.874329827" calcext:value-type="float">
            <text:p>126392.874329827</text:p>
          </table:table-cell>
          <table:table-cell office:value-type="float" office:value="133847.227391669" calcext:value-type="float">
            <text:p>133847.227391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576918724" calcext:value-type="float">
            <text:p>158.576918724</text:p>
          </table:table-cell>
          <table:table-cell office:value-type="float" office:value="117494" calcext:value-type="float">
            <text:p>117494</text:p>
          </table:table-cell>
          <table:table-cell office:value-type="float" office:value="126682.482538589" calcext:value-type="float">
            <text:p>126682.482538589</text:p>
          </table:table-cell>
          <table:table-cell office:value-type="float" office:value="0.115515978000985" calcext:value-type="float">
            <text:p>0.115515978000985</text:p>
          </table:table-cell>
          <table:table-cell office:value-type="float" office:value="126392.874329827" calcext:value-type="float">
            <text:p>126392.874329827</text:p>
          </table:table-cell>
          <table:table-cell office:value-type="float" office:value="124841.813195399" calcext:value-type="float">
            <text:p>124841.813195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777984005001" calcext:value-type="float">
            <text:p>158.777984005001</text:p>
          </table:table-cell>
          <table:table-cell office:value-type="float" office:value="107743" calcext:value-type="float">
            <text:p>107743</text:p>
          </table:table-cell>
          <table:table-cell office:value-type="float" office:value="121436.75531774" calcext:value-type="float">
            <text:p>121436.75531774</text:p>
          </table:table-cell>
          <table:table-cell office:value-type="float" office:value="0.102244083998812" calcext:value-type="float">
            <text:p>0.102244083998812</text:p>
          </table:table-cell>
          <table:table-cell office:value-type="float" office:value="126392.874329827" calcext:value-type="float">
            <text:p>126392.874329827</text:p>
          </table:table-cell>
          <table:table-cell office:value-type="float" office:value="109990.688827992" calcext:value-type="float">
            <text:p>109990.688827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979643377001" calcext:value-type="float">
            <text:p>158.979643377001</text:p>
          </table:table-cell>
          <table:table-cell office:value-type="float" office:value="124072" calcext:value-type="float">
            <text:p>124072</text:p>
          </table:table-cell>
          <table:table-cell office:value-type="float" office:value="112387.012484249" calcext:value-type="float">
            <text:p>112387.012484249</text:p>
          </table:table-cell>
          <table:table-cell office:value-type="float" office:value="0.101871298000333" calcext:value-type="float">
            <text:p>0.101871298000333</text:p>
          </table:table-cell>
          <table:table-cell office:value-type="float" office:value="126392.874329827" calcext:value-type="float">
            <text:p>126392.874329827</text:p>
          </table:table-cell>
          <table:table-cell office:value-type="float" office:value="107360.866652423" calcext:value-type="float">
            <text:p>107360.866652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.18167342" calcext:value-type="float">
            <text:p>159.18167342</text:p>
          </table:table-cell>
          <table:table-cell office:value-type="float" office:value="143672" calcext:value-type="float">
            <text:p>143672</text:p>
          </table:table-cell>
          <table:table-cell office:value-type="float" office:value="115441.239140959" calcext:value-type="float">
            <text:p>115441.239140959</text:p>
          </table:table-cell>
          <table:table-cell office:value-type="float" office:value="0.101655673001005" calcext:value-type="float">
            <text:p>0.101655673001005</text:p>
          </table:table-cell>
          <table:table-cell office:value-type="float" office:value="126392.874329827" calcext:value-type="float">
            <text:p>126392.874329827</text:p>
          </table:table-cell>
          <table:table-cell office:value-type="float" office:value="123788.957379042" calcext:value-type="float">
            <text:p>123788.957379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.383449364001" calcext:value-type="float">
            <text:p>159.383449364001</text:p>
          </table:table-cell>
          <table:table-cell office:value-type="float" office:value="134831" calcext:value-type="float">
            <text:p>134831</text:p>
          </table:table-cell>
          <table:table-cell office:value-type="float" office:value="123993.445547039" calcext:value-type="float">
            <text:p>123993.445547039</text:p>
          </table:table-cell>
          <table:table-cell office:value-type="float" office:value="0.118725432999781" calcext:value-type="float">
            <text:p>0.118725432999781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34013.365778923" calcext:value-type="float">
            <text:p>134013.365778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.586377427" calcext:value-type="float">
            <text:p>159.586377427</text:p>
          </table:table-cell>
          <table:table-cell office:value-type="float" office:value="113026" calcext:value-type="float">
            <text:p>113026</text:p>
          </table:table-cell>
          <table:table-cell office:value-type="float" office:value="111143.920290489" calcext:value-type="float">
            <text:p>111143.920290489</text:p>
          </table:table-cell>
          <table:table-cell office:value-type="float" office:value="0.133626478998849" calcext:value-type="float">
            <text:p>0.133626478998849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06624.220557321" calcext:value-type="float">
            <text:p>106624.220557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.788713676" calcext:value-type="float">
            <text:p>159.788713676</text:p>
          </table:table-cell>
          <table:table-cell office:value-type="float" office:value="104779" calcext:value-type="float">
            <text:p>104779</text:p>
          </table:table-cell>
          <table:table-cell office:value-type="float" office:value="111678.922358904" calcext:value-type="float">
            <text:p>111678.922358904</text:p>
          </table:table-cell>
          <table:table-cell office:value-type="float" office:value="0.115565153000716" calcext:value-type="float">
            <text:p>0.115565153000716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00595.91260997" calcext:value-type="float">
            <text:p>100595.91260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.989855959" calcext:value-type="float">
            <text:p>159.989855959</text:p>
          </table:table-cell>
          <table:table-cell office:value-type="float" office:value="121525" calcext:value-type="float">
            <text:p>121525</text:p>
          </table:table-cell>
          <table:table-cell office:value-type="float" office:value="107655.89909989" calcext:value-type="float">
            <text:p>107655.89909989</text:p>
          </table:table-cell>
          <table:table-cell office:value-type="float" office:value="0.103777729000285" calcext:value-type="float">
            <text:p>0.103777729000285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03464.127423693" calcext:value-type="float">
            <text:p>103464.127423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191726504001" calcext:value-type="float">
            <text:p>160.191726504001</text:p>
          </table:table-cell>
          <table:table-cell office:value-type="float" office:value="139811" calcext:value-type="float">
            <text:p>139811</text:p>
          </table:table-cell>
          <table:table-cell office:value-type="float" office:value="111365.822886061" calcext:value-type="float">
            <text:p>111365.822886061</text:p>
          </table:table-cell>
          <table:table-cell office:value-type="float" office:value="0.103040654999859" calcext:value-type="float">
            <text:p>0.103040654999859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19877.452386435" calcext:value-type="float">
            <text:p>119877.452386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394524488" calcext:value-type="float">
            <text:p>160.394524488</text:p>
          </table:table-cell>
          <table:table-cell office:value-type="float" office:value="133846" calcext:value-type="float">
            <text:p>133846</text:p>
          </table:table-cell>
          <table:table-cell office:value-type="float" office:value="121242.688074839" calcext:value-type="float">
            <text:p>121242.688074839</text:p>
          </table:table-cell>
          <table:table-cell office:value-type="float" office:value="0.11632533699958" calcext:value-type="float">
            <text:p>0.11632533699958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30537.066257321" calcext:value-type="float">
            <text:p>130537.066257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59577505" calcext:value-type="float">
            <text:p>160.59577505</text:p>
          </table:table-cell>
          <table:table-cell office:value-type="float" office:value="112114" calcext:value-type="float">
            <text:p>112114</text:p>
          </table:table-cell>
          <table:table-cell office:value-type="float" office:value="122981.508361521" calcext:value-type="float">
            <text:p>122981.508361521</text:p>
          </table:table-cell>
          <table:table-cell office:value-type="float" office:value="0.111883753001166" calcext:value-type="float">
            <text:p>0.111883753001166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06202.73125434" calcext:value-type="float">
            <text:p>106202.73125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796843851" calcext:value-type="float">
            <text:p>160.796843851</text:p>
          </table:table-cell>
          <table:table-cell office:value-type="float" office:value="105033" calcext:value-type="float">
            <text:p>105033</text:p>
          </table:table-cell>
          <table:table-cell office:value-type="float" office:value="83212.2842484328" calcext:value-type="float">
            <text:p>83212.2842484328</text:p>
          </table:table-cell>
          <table:table-cell office:value-type="float" office:value="0.102519316998951" calcext:value-type="float">
            <text:p>0.102519316998951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85913.2754800695" calcext:value-type="float">
            <text:p>85913.2754800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998320607001" calcext:value-type="float">
            <text:p>160.998320607001</text:p>
          </table:table-cell>
          <table:table-cell office:value-type="float" office:value="122508" calcext:value-type="float">
            <text:p>122508</text:p>
          </table:table-cell>
          <table:table-cell office:value-type="float" office:value="84753.8925294931" calcext:value-type="float">
            <text:p>84753.8925294931</text:p>
          </table:table-cell>
          <table:table-cell office:value-type="float" office:value="0.137136670000473" calcext:value-type="float">
            <text:p>0.137136670000473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81154.7734268925" calcext:value-type="float">
            <text:p>81154.7734268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199601542001" calcext:value-type="float">
            <text:p>161.199601542001</text:p>
          </table:table-cell>
          <table:table-cell office:value-type="float" office:value="140112" calcext:value-type="float">
            <text:p>140112</text:p>
          </table:table-cell>
          <table:table-cell office:value-type="float" office:value="103743.680524446" calcext:value-type="float">
            <text:p>103743.680524446</text:p>
          </table:table-cell>
          <table:table-cell office:value-type="float" office:value="0.117820378000033" calcext:value-type="float">
            <text:p>0.117820378000033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12625.844952909" calcext:value-type="float">
            <text:p>112625.844952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401210103" calcext:value-type="float">
            <text:p>161.401210103</text:p>
          </table:table-cell>
          <table:table-cell office:value-type="float" office:value="133228" calcext:value-type="float">
            <text:p>133228</text:p>
          </table:table-cell>
          <table:table-cell office:value-type="float" office:value="121895.317495505" calcext:value-type="float">
            <text:p>121895.317495505</text:p>
          </table:table-cell>
          <table:table-cell office:value-type="float" office:value="0.114987692999421" calcext:value-type="float">
            <text:p>0.114987692999421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30843.049833054" calcext:value-type="float">
            <text:p>130843.049833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602948798" calcext:value-type="float">
            <text:p>161.602948798</text:p>
          </table:table-cell>
          <table:table-cell office:value-type="float" office:value="111444" calcext:value-type="float">
            <text:p>111444</text:p>
          </table:table-cell>
          <table:table-cell office:value-type="float" office:value="123074.523302317" calcext:value-type="float">
            <text:p>123074.523302317</text:p>
          </table:table-cell>
          <table:table-cell office:value-type="float" office:value="0.109647757999483" calcext:value-type="float">
            <text:p>0.109647757999483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19575.535037622" calcext:value-type="float">
            <text:p>119575.535037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804718961001" calcext:value-type="float">
            <text:p>161.804718961001</text:p>
          </table:table-cell>
          <table:table-cell office:value-type="float" office:value="105309" calcext:value-type="float">
            <text:p>105309</text:p>
          </table:table-cell>
          <table:table-cell office:value-type="float" office:value="118262.143742449" calcext:value-type="float">
            <text:p>118262.143742449</text:p>
          </table:table-cell>
          <table:table-cell office:value-type="float" office:value="0.102615625999533" calcext:value-type="float">
            <text:p>0.102615625999533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05969.939763168" calcext:value-type="float">
            <text:p>105969.939763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007172821001" calcext:value-type="float">
            <text:p>162.007172821001</text:p>
          </table:table-cell>
          <table:table-cell office:value-type="float" office:value="123522" calcext:value-type="float">
            <text:p>123522</text:p>
          </table:table-cell>
          <table:table-cell office:value-type="float" office:value="105558.234287514" calcext:value-type="float">
            <text:p>105558.234287514</text:p>
          </table:table-cell>
          <table:table-cell office:value-type="float" office:value="0.102816962998986" calcext:value-type="float">
            <text:p>0.102816962998986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03659.81459422" calcext:value-type="float">
            <text:p>103659.81459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209749273999" calcext:value-type="float">
            <text:p>162.209749273999</text:p>
          </table:table-cell>
          <table:table-cell office:value-type="float" office:value="140435" calcext:value-type="float">
            <text:p>140435</text:p>
          </table:table-cell>
          <table:table-cell office:value-type="float" office:value="113870.110390441" calcext:value-type="float">
            <text:p>113870.110390441</text:p>
          </table:table-cell>
          <table:table-cell office:value-type="float" office:value="0.102311611999539" calcext:value-type="float">
            <text:p>0.102311611999539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23127.384252278" calcext:value-type="float">
            <text:p>123127.384252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426305187" calcext:value-type="float">
            <text:p>162.426305187</text:p>
          </table:table-cell>
          <table:table-cell office:value-type="float" office:value="131037" calcext:value-type="float">
            <text:p>131037</text:p>
          </table:table-cell>
          <table:table-cell office:value-type="float" office:value="120022.558812969" calcext:value-type="float">
            <text:p>120022.558812969</text:p>
          </table:table-cell>
          <table:table-cell office:value-type="float" office:value="0.134109156000704" calcext:value-type="float">
            <text:p>0.134109156000704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27391.331456305" calcext:value-type="float">
            <text:p>127391.331456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627295679" calcext:value-type="float">
            <text:p>162.627295679</text:p>
          </table:table-cell>
          <table:table-cell office:value-type="float" office:value="109554" calcext:value-type="float">
            <text:p>109554</text:p>
          </table:table-cell>
          <table:table-cell office:value-type="float" office:value="110739.019479941" calcext:value-type="float">
            <text:p>110739.019479941</text:p>
          </table:table-cell>
          <table:table-cell office:value-type="float" office:value="0.12071595999987" calcext:value-type="float">
            <text:p>0.12071595999987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04703.657488089" calcext:value-type="float">
            <text:p>104703.657488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82783452" calcext:value-type="float">
            <text:p>162.82783452</text:p>
          </table:table-cell>
          <table:table-cell office:value-type="float" office:value="106365" calcext:value-type="float">
            <text:p>106365</text:p>
          </table:table-cell>
          <table:table-cell office:value-type="float" office:value="115709.829148939" calcext:value-type="float">
            <text:p>115709.829148939</text:p>
          </table:table-cell>
          <table:table-cell office:value-type="float" office:value="0.102544622001005" calcext:value-type="float">
            <text:p>0.102544622001005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05544.147380665" calcext:value-type="float">
            <text:p>105544.147380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029072044001" calcext:value-type="float">
            <text:p>163.029072044001</text:p>
          </table:table-cell>
          <table:table-cell office:value-type="float" office:value="125976" calcext:value-type="float">
            <text:p>125976</text:p>
          </table:table-cell>
          <table:table-cell office:value-type="float" office:value="106158.017052662" calcext:value-type="float">
            <text:p>106158.017052662</text:p>
          </table:table-cell>
          <table:table-cell office:value-type="float" office:value="0.104488780001702" calcext:value-type="float">
            <text:p>0.104488780001702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06771.886724659" calcext:value-type="float">
            <text:p>106771.886724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231582212" calcext:value-type="float">
            <text:p>163.231582212</text:p>
          </table:table-cell>
          <table:table-cell office:value-type="float" office:value="140882" calcext:value-type="float">
            <text:p>140882</text:p>
          </table:table-cell>
          <table:table-cell office:value-type="float" office:value="102018.489231161" calcext:value-type="float">
            <text:p>102018.489231161</text:p>
          </table:table-cell>
          <table:table-cell office:value-type="float" office:value="0.107465101000344" calcext:value-type="float">
            <text:p>0.107465101000344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11436.784673778" calcext:value-type="float">
            <text:p>111436.784673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443626669001" calcext:value-type="float">
            <text:p>163.443626669001</text:p>
          </table:table-cell>
          <table:table-cell office:value-type="float" office:value="128904" calcext:value-type="float">
            <text:p>128904</text:p>
          </table:table-cell>
          <table:table-cell office:value-type="float" office:value="104253.486395291" calcext:value-type="float">
            <text:p>104253.486395291</text:p>
          </table:table-cell>
          <table:table-cell office:value-type="float" office:value="0.135059596999781" calcext:value-type="float">
            <text:p>0.135059596999781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11878.770837616" calcext:value-type="float">
            <text:p>111878.770837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645721076" calcext:value-type="float">
            <text:p>163.645721076</text:p>
          </table:table-cell>
          <table:table-cell office:value-type="float" office:value="107994" calcext:value-type="float">
            <text:p>107994</text:p>
          </table:table-cell>
          <table:table-cell office:value-type="float" office:value="119687.193065421" calcext:value-type="float">
            <text:p>119687.193065421</text:p>
          </table:table-cell>
          <table:table-cell office:value-type="float" office:value="0.114557623999644" calcext:value-type="float">
            <text:p>0.114557623999644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12332.011278774" calcext:value-type="float">
            <text:p>112332.011278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848586489001" calcext:value-type="float">
            <text:p>163.848586489001</text:p>
          </table:table-cell>
          <table:table-cell office:value-type="float" office:value="107686" calcext:value-type="float">
            <text:p>107686</text:p>
          </table:table-cell>
          <table:table-cell office:value-type="float" office:value="115048.384577362" calcext:value-type="float">
            <text:p>115048.384577362</text:p>
          </table:table-cell>
          <table:table-cell office:value-type="float" office:value="0.102943236001011" calcext:value-type="float">
            <text:p>0.102943236001011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05579.444886805" calcext:value-type="float">
            <text:p>105579.444886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.087777743" calcext:value-type="float">
            <text:p>164.087777743</text:p>
          </table:table-cell>
          <table:table-cell office:value-type="float" office:value="132318" calcext:value-type="float">
            <text:p>132318</text:p>
          </table:table-cell>
          <table:table-cell office:value-type="float" office:value="92407.3363999239" calcext:value-type="float">
            <text:p>92407.3363999239</text:p>
          </table:table-cell>
          <table:table-cell office:value-type="float" office:value="0.146492606998436" calcext:value-type="float">
            <text:p>0.146492606998436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92249.7765174446" calcext:value-type="float">
            <text:p>92249.7765174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.290606500999" calcext:value-type="float">
            <text:p>164.290606500999</text:p>
          </table:table-cell>
          <table:table-cell office:value-type="float" office:value="140377" calcext:value-type="float">
            <text:p>140377</text:p>
          </table:table-cell>
          <table:table-cell office:value-type="float" office:value="113341.31533115" calcext:value-type="float">
            <text:p>113341.31533115</text:p>
          </table:table-cell>
          <table:table-cell office:value-type="float" office:value="0.130914158000451" calcext:value-type="float">
            <text:p>0.130914158000451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25942.013465013" calcext:value-type="float">
            <text:p>125942.013465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.493487797001" calcext:value-type="float">
            <text:p>164.493487797001</text:p>
          </table:table-cell>
          <table:table-cell office:value-type="float" office:value="123264" calcext:value-type="float">
            <text:p>123264</text:p>
          </table:table-cell>
          <table:table-cell office:value-type="float" office:value="125472.403165935" calcext:value-type="float">
            <text:p>125472.403165935</text:p>
          </table:table-cell>
          <table:table-cell office:value-type="float" office:value="0.116076434000206" calcext:value-type="float">
            <text:p>0.116076434000206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29595.049571456" calcext:value-type="float">
            <text:p>129595.049571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.696129443" calcext:value-type="float">
            <text:p>164.696129443</text:p>
          </table:table-cell>
          <table:table-cell office:value-type="float" office:value="105226" calcext:value-type="float">
            <text:p>105226</text:p>
          </table:table-cell>
          <table:table-cell office:value-type="float" office:value="104146.059202691" calcext:value-type="float">
            <text:p>104146.059202691</text:p>
          </table:table-cell>
          <table:table-cell office:value-type="float" office:value="0.11182597700099" calcext:value-type="float">
            <text:p>0.11182597700099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95391.7661219505" calcext:value-type="float">
            <text:p>95391.7661219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.897894627" calcext:value-type="float">
            <text:p>164.897894627</text:p>
          </table:table-cell>
          <table:table-cell office:value-type="float" office:value="111673" calcext:value-type="float">
            <text:p>111673</text:p>
          </table:table-cell>
          <table:table-cell office:value-type="float" office:value="114430.422440885" calcext:value-type="float">
            <text:p>114430.422440885</text:p>
          </table:table-cell>
          <table:table-cell office:value-type="float" office:value="0.102293276000637" calcext:value-type="float">
            <text:p>0.102293276000637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05202.938154646" calcext:value-type="float">
            <text:p>105202.938154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.10144463" calcext:value-type="float">
            <text:p>165.10144463</text:p>
          </table:table-cell>
          <table:table-cell office:value-type="float" office:value="133516" calcext:value-type="float">
            <text:p>133516</text:p>
          </table:table-cell>
          <table:table-cell office:value-type="float" office:value="108500.952967451" calcext:value-type="float">
            <text:p>108500.952967451</text:p>
          </table:table-cell>
          <table:table-cell office:value-type="float" office:value="0.103935838000325" calcext:value-type="float">
            <text:p>0.103935838000325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14868.316140243" calcext:value-type="float">
            <text:p>114868.316140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.303140119" calcext:value-type="float">
            <text:p>165.303140119</text:p>
          </table:table-cell>
          <table:table-cell office:value-type="float" office:value="139977" calcext:value-type="float">
            <text:p>139977</text:p>
          </table:table-cell>
          <table:table-cell office:value-type="float" office:value="117395.924514691" calcext:value-type="float">
            <text:p>117395.924514691</text:p>
          </table:table-cell>
          <table:table-cell office:value-type="float" office:value="0.112925665000148" calcext:value-type="float">
            <text:p>0.112925665000148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28805.71548488" calcext:value-type="float">
            <text:p>128805.71548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.504470223999" calcext:value-type="float">
            <text:p>165.504470223999</text:p>
          </table:table-cell>
          <table:table-cell office:value-type="float" office:value="122043" calcext:value-type="float">
            <text:p>122043</text:p>
          </table:table-cell>
          <table:table-cell office:value-type="float" office:value="106368.778973381" calcext:value-type="float">
            <text:p>106368.778973381</text:p>
          </table:table-cell>
          <table:table-cell office:value-type="float" office:value="0.145816663000005" calcext:value-type="float">
            <text:p>0.145816663000005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03913.300285392" calcext:value-type="float">
            <text:p>103913.300285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.705943033001" calcext:value-type="float">
            <text:p>165.705943033001</text:p>
          </table:table-cell>
          <table:table-cell office:value-type="float" office:value="104888" calcext:value-type="float">
            <text:p>104888</text:p>
          </table:table-cell>
          <table:table-cell office:value-type="float" office:value="122655.252929528" calcext:value-type="float">
            <text:p>122655.252929528</text:p>
          </table:table-cell>
          <table:table-cell office:value-type="float" office:value="0.103316143999109" calcext:value-type="float">
            <text:p>0.103316143999109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15936.449369518" calcext:value-type="float">
            <text:p>115936.449369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.910626145" calcext:value-type="float">
            <text:p>165.910626145</text:p>
          </table:table-cell>
          <table:table-cell office:value-type="float" office:value="112892" calcext:value-type="float">
            <text:p>112892</text:p>
          </table:table-cell>
          <table:table-cell office:value-type="float" office:value="96392.373687306" calcext:value-type="float">
            <text:p>96392.373687306</text:p>
          </table:table-cell>
          <table:table-cell office:value-type="float" office:value="0.129396992999318" calcext:value-type="float">
            <text:p>0.129396992999318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87616.5951680455" calcext:value-type="float">
            <text:p>87616.5951680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.113852558001" calcext:value-type="float">
            <text:p>166.113852558001</text:p>
          </table:table-cell>
          <table:table-cell office:value-type="float" office:value="134734" calcext:value-type="float">
            <text:p>134734</text:p>
          </table:table-cell>
          <table:table-cell office:value-type="float" office:value="108715.80735265" calcext:value-type="float">
            <text:p>108715.80735265</text:p>
          </table:table-cell>
          <table:table-cell office:value-type="float" office:value="0.103072706999228" calcext:value-type="float">
            <text:p>0.103072706999228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12810.318064872" calcext:value-type="float">
            <text:p>112810.318064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.316692401" calcext:value-type="float">
            <text:p>166.316692401</text:p>
          </table:table-cell>
          <table:table-cell office:value-type="float" office:value="139366" calcext:value-type="float">
            <text:p>139366</text:p>
          </table:table-cell>
          <table:table-cell office:value-type="float" office:value="117691.09351531" calcext:value-type="float">
            <text:p>117691.09351531</text:p>
          </table:table-cell>
          <table:table-cell office:value-type="float" office:value="0.119429434000267" calcext:value-type="float">
            <text:p>0.119429434000267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28864.54466178" calcext:value-type="float">
            <text:p>128864.54466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.519043154" calcext:value-type="float">
            <text:p>166.519043154</text:p>
          </table:table-cell>
          <table:table-cell office:value-type="float" office:value="120322" calcext:value-type="float">
            <text:p>120322</text:p>
          </table:table-cell>
          <table:table-cell office:value-type="float" office:value="125451.429285475" calcext:value-type="float">
            <text:p>125451.429285475</text:p>
          </table:table-cell>
          <table:table-cell office:value-type="float" office:value="0.114191785000003" calcext:value-type="float">
            <text:p>0.114191785000003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27820.966219384" calcext:value-type="float">
            <text:p>127820.966219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.721633767" calcext:value-type="float">
            <text:p>166.721633767</text:p>
          </table:table-cell>
          <table:table-cell office:value-type="float" office:value="104500" calcext:value-type="float">
            <text:p>104500</text:p>
          </table:table-cell>
          <table:table-cell office:value-type="float" office:value="123485.511660904" calcext:value-type="float">
            <text:p>123485.511660904</text:p>
          </table:table-cell>
          <table:table-cell office:value-type="float" office:value="0.103418282000348" calcext:value-type="float">
            <text:p>0.103418282000348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12515.660622313" calcext:value-type="float">
            <text:p>112515.660622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.924514958" calcext:value-type="float">
            <text:p>166.924514958</text:p>
          </table:table-cell>
          <table:table-cell office:value-type="float" office:value="114192" calcext:value-type="float">
            <text:p>114192</text:p>
          </table:table-cell>
          <table:table-cell office:value-type="float" office:value="111326.288132819" calcext:value-type="float">
            <text:p>111326.288132819</text:p>
          </table:table-cell>
          <table:table-cell office:value-type="float" office:value="0.104371331999573" calcext:value-type="float">
            <text:p>0.104371331999573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05687.895195524" calcext:value-type="float">
            <text:p>105687.895195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.131230110999" calcext:value-type="float">
            <text:p>167.131230110999</text:p>
          </table:table-cell>
          <table:table-cell office:value-type="float" office:value="135708" calcext:value-type="float">
            <text:p>135708</text:p>
          </table:table-cell>
          <table:table-cell office:value-type="float" office:value="81584.8140826126" calcext:value-type="float">
            <text:p>81584.8140826126</text:p>
          </table:table-cell>
          <table:table-cell office:value-type="float" office:value="0.108667853000952" calcext:value-type="float">
            <text:p>0.108667853000952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84397.36029648" calcext:value-type="float">
            <text:p>84397.36029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.332647294999" calcext:value-type="float">
            <text:p>167.332647294999</text:p>
          </table:table-cell>
          <table:table-cell office:value-type="float" office:value="138798" calcext:value-type="float">
            <text:p>138798</text:p>
          </table:table-cell>
          <table:table-cell office:value-type="float" office:value="114029.360921847" calcext:value-type="float">
            <text:p>114029.360921847</text:p>
          </table:table-cell>
          <table:table-cell office:value-type="float" office:value="0.111268233000374" calcext:value-type="float">
            <text:p>0.111268233000374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27534.493705786" calcext:value-type="float">
            <text:p>127534.493705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.546915008999" calcext:value-type="float">
            <text:p>167.546915008999</text:p>
          </table:table-cell>
          <table:table-cell office:value-type="float" office:value="117445" calcext:value-type="float">
            <text:p>117445</text:p>
          </table:table-cell>
          <table:table-cell office:value-type="float" office:value="113007.267917971" calcext:value-type="float">
            <text:p>113007.267917971</text:p>
          </table:table-cell>
          <table:table-cell office:value-type="float" office:value="0.144801823998932" calcext:value-type="float">
            <text:p>0.144801823998932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11779.528573977" calcext:value-type="float">
            <text:p>111779.528573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.748231797999" calcext:value-type="float">
            <text:p>167.748231797999</text:p>
          </table:table-cell>
          <table:table-cell office:value-type="float" office:value="104219" calcext:value-type="float">
            <text:p>104219</text:p>
          </table:table-cell>
          <table:table-cell office:value-type="float" office:value="117931.014245449" calcext:value-type="float">
            <text:p>117931.014245449</text:p>
          </table:table-cell>
          <table:table-cell office:value-type="float" office:value="0.102397136000945" calcext:value-type="float">
            <text:p>0.102397136000945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05779.975646324" calcext:value-type="float">
            <text:p>105779.975646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.948733650001" calcext:value-type="float">
            <text:p>167.948733650001</text:p>
          </table:table-cell>
          <table:table-cell office:value-type="float" office:value="116656" calcext:value-type="float">
            <text:p>116656</text:p>
          </table:table-cell>
          <table:table-cell office:value-type="float" office:value="107869.178763354" calcext:value-type="float">
            <text:p>107869.178763354</text:p>
          </table:table-cell>
          <table:table-cell office:value-type="float" office:value="0.103570315999605" calcext:value-type="float">
            <text:p>0.103570315999605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04786.529893808" calcext:value-type="float">
            <text:p>104786.529893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149546539" calcext:value-type="float">
            <text:p>168.149546539</text:p>
          </table:table-cell>
          <table:table-cell office:value-type="float" office:value="137462" calcext:value-type="float">
            <text:p>137462</text:p>
          </table:table-cell>
          <table:table-cell office:value-type="float" office:value="109307.168470008" calcext:value-type="float">
            <text:p>109307.168470008</text:p>
          </table:table-cell>
          <table:table-cell office:value-type="float" office:value="0.103067088999524" calcext:value-type="float">
            <text:p>0.103067088999524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16897.155406194" calcext:value-type="float">
            <text:p>116897.155406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350651027" calcext:value-type="float">
            <text:p>168.350651027</text:p>
          </table:table-cell>
          <table:table-cell office:value-type="float" office:value="137384" calcext:value-type="float">
            <text:p>137384</text:p>
          </table:table-cell>
          <table:table-cell office:value-type="float" office:value="119560.326666542" calcext:value-type="float">
            <text:p>119560.326666542</text:p>
          </table:table-cell>
          <table:table-cell office:value-type="float" office:value="0.114936104000662" calcext:value-type="float">
            <text:p>0.114936104000662</text:p>
          </table:table-cell>
          <table:table-cell office:value-type="float" office:value="122605.837385726" calcext:value-type="float">
            <text:p>122605.837385726</text:p>
          </table:table-cell>
          <table:table-cell office:value-type="float" office:value="127748.324974865" calcext:value-type="float">
            <text:p>127748.324974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575816131" calcext:value-type="float">
            <text:p>168.575816131</text:p>
          </table:table-cell>
          <table:table-cell office:value-type="float" office:value="116748" calcext:value-type="float">
            <text:p>116748</text:p>
          </table:table-cell>
          <table:table-cell office:value-type="float" office:value="95448.5490666102" calcext:value-type="float">
            <text:p>95448.5490666102</text:p>
          </table:table-cell>
          <table:table-cell office:value-type="float" office:value="0.169733716998962" calcext:value-type="float">
            <text:p>0.169733716998962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95408.6475379304" calcext:value-type="float">
            <text:p>95408.6475379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77810225" calcext:value-type="float">
            <text:p>168.77810225</text:p>
          </table:table-cell>
          <table:table-cell office:value-type="float" office:value="106943" calcext:value-type="float">
            <text:p>106943</text:p>
          </table:table-cell>
          <table:table-cell office:value-type="float" office:value="120945.117506852" calcext:value-type="float">
            <text:p>120945.117506852</text:p>
          </table:table-cell>
          <table:table-cell office:value-type="float" office:value="0.103515299999344" calcext:value-type="float">
            <text:p>0.103515299999344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09159.839748728" calcext:value-type="float">
            <text:p>109159.839748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978592241001" calcext:value-type="float">
            <text:p>168.978592241001</text:p>
          </table:table-cell>
          <table:table-cell office:value-type="float" office:value="123037" calcext:value-type="float">
            <text:p>123037</text:p>
          </table:table-cell>
          <table:table-cell office:value-type="float" office:value="110840.291849903" calcext:value-type="float">
            <text:p>110840.291849903</text:p>
          </table:table-cell>
          <table:table-cell office:value-type="float" office:value="0.10216229300022" calcext:value-type="float">
            <text:p>0.10216229300022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07049.037889468" calcext:value-type="float">
            <text:p>107049.037889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.179992047" calcext:value-type="float">
            <text:p>169.179992047</text:p>
          </table:table-cell>
          <table:table-cell office:value-type="float" office:value="142534" calcext:value-type="float">
            <text:p>142534</text:p>
          </table:table-cell>
          <table:table-cell office:value-type="float" office:value="95986.5633016063" calcext:value-type="float">
            <text:p>95986.5633016063</text:p>
          </table:table-cell>
          <table:table-cell office:value-type="float" office:value="0.103874446998816" calcext:value-type="float">
            <text:p>0.103874446998816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04226.460835602" calcext:value-type="float">
            <text:p>104226.460835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.381967270001" calcext:value-type="float">
            <text:p>169.381967270001</text:p>
          </table:table-cell>
          <table:table-cell office:value-type="float" office:value="138103" calcext:value-type="float">
            <text:p>138103</text:p>
          </table:table-cell>
          <table:table-cell office:value-type="float" office:value="119184.574259916" calcext:value-type="float">
            <text:p>119184.574259916</text:p>
          </table:table-cell>
          <table:table-cell office:value-type="float" office:value="0.116912106999735" calcext:value-type="float">
            <text:p>0.116912106999735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29143.865393042" calcext:value-type="float">
            <text:p>129143.865393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.583464432" calcext:value-type="float">
            <text:p>169.583464432</text:p>
          </table:table-cell>
          <table:table-cell office:value-type="float" office:value="115955" calcext:value-type="float">
            <text:p>115955</text:p>
          </table:table-cell>
          <table:table-cell office:value-type="float" office:value="124202.786092087" calcext:value-type="float">
            <text:p>124202.786092087</text:p>
          </table:table-cell>
          <table:table-cell office:value-type="float" office:value="0.113129563000257" calcext:value-type="float">
            <text:p>0.113129563000257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21939.380490667" calcext:value-type="float">
            <text:p>121939.380490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.785216593" calcext:value-type="float">
            <text:p>169.785216593</text:p>
          </table:table-cell>
          <table:table-cell office:value-type="float" office:value="107124" calcext:value-type="float">
            <text:p>107124</text:p>
          </table:table-cell>
          <table:table-cell office:value-type="float" office:value="118742.211531225" calcext:value-type="float">
            <text:p>118742.211531225</text:p>
          </table:table-cell>
          <table:table-cell office:value-type="float" office:value="0.102281221999874" calcext:value-type="float">
            <text:p>0.102281221999874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07428.759204381" calcext:value-type="float">
            <text:p>107428.759204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.987975243001" calcext:value-type="float">
            <text:p>169.987975243001</text:p>
          </table:table-cell>
          <table:table-cell office:value-type="float" office:value="124048" calcext:value-type="float">
            <text:p>124048</text:p>
          </table:table-cell>
          <table:table-cell office:value-type="float" office:value="110478.814461902" calcext:value-type="float">
            <text:p>110478.814461902</text:p>
          </table:table-cell>
          <table:table-cell office:value-type="float" office:value="0.106637102000605" calcext:value-type="float">
            <text:p>0.106637102000605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07806.759688482" calcext:value-type="float">
            <text:p>107806.759688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.189727704999" calcext:value-type="float">
            <text:p>170.189727704999</text:p>
          </table:table-cell>
          <table:table-cell office:value-type="float" office:value="142965" calcext:value-type="float">
            <text:p>142965</text:p>
          </table:table-cell>
          <table:table-cell office:value-type="float" office:value="85487.3635367237" calcext:value-type="float">
            <text:p>85487.3635367237</text:p>
          </table:table-cell>
          <table:table-cell office:value-type="float" office:value="0.10569857200062" calcext:value-type="float">
            <text:p>0.10569857200062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86658.1434145062" calcext:value-type="float">
            <text:p>86658.1434145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.391277015" calcext:value-type="float">
            <text:p>170.391277015</text:p>
          </table:table-cell>
          <table:table-cell office:value-type="float" office:value="137297" calcext:value-type="float">
            <text:p>137297</text:p>
          </table:table-cell>
          <table:table-cell office:value-type="float" office:value="106852.053060395" calcext:value-type="float">
            <text:p>106852.053060395</text:p>
          </table:table-cell>
          <table:table-cell office:value-type="float" office:value="0.118147001001489" calcext:value-type="float">
            <text:p>0.118147001001489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20924.39810971" calcext:value-type="float">
            <text:p>120924.39810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.592792445999" calcext:value-type="float">
            <text:p>170.592792445999</text:p>
          </table:table-cell>
          <table:table-cell office:value-type="float" office:value="115019" calcext:value-type="float">
            <text:p>115019</text:p>
          </table:table-cell>
          <table:table-cell office:value-type="float" office:value="124158.856306097" calcext:value-type="float">
            <text:p>124158.856306097</text:p>
          </table:table-cell>
          <table:table-cell office:value-type="float" office:value="0.113668804000554" calcext:value-type="float">
            <text:p>0.113668804000554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22489.524438473" calcext:value-type="float">
            <text:p>122489.524438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.801855877" calcext:value-type="float">
            <text:p>170.801855877</text:p>
          </table:table-cell>
          <table:table-cell office:value-type="float" office:value="107657" calcext:value-type="float">
            <text:p>107657</text:p>
          </table:table-cell>
          <table:table-cell office:value-type="float" office:value="103669.697633438" calcext:value-type="float">
            <text:p>103669.697633438</text:p>
          </table:table-cell>
          <table:table-cell office:value-type="float" office:value="0.128910827999789" calcext:value-type="float">
            <text:p>0.128910827999789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92289.8398161433" calcext:value-type="float">
            <text:p>92289.8398161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.004058905" calcext:value-type="float">
            <text:p>171.004058905</text:p>
          </table:table-cell>
          <table:table-cell office:value-type="float" office:value="126042" calcext:value-type="float">
            <text:p>126042</text:p>
          </table:table-cell>
          <table:table-cell office:value-type="float" office:value="108228.689958573" calcext:value-type="float">
            <text:p>108228.689958573</text:p>
          </table:table-cell>
          <table:table-cell office:value-type="float" office:value="0.111933789999966" calcext:value-type="float">
            <text:p>0.111933789999966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04468.095953234" calcext:value-type="float">
            <text:p>104468.095953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.205796466" calcext:value-type="float">
            <text:p>171.205796466</text:p>
          </table:table-cell>
          <table:table-cell office:value-type="float" office:value="143589" calcext:value-type="float">
            <text:p>143589</text:p>
          </table:table-cell>
          <table:table-cell office:value-type="float" office:value="115085.312253282" calcext:value-type="float">
            <text:p>115085.312253282</text:p>
          </table:table-cell>
          <table:table-cell office:value-type="float" office:value="0.103832430000693" calcext:value-type="float">
            <text:p>0.103832430000693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24476.581037327" calcext:value-type="float">
            <text:p>124476.581037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.407184762" calcext:value-type="float">
            <text:p>171.407184762</text:p>
          </table:table-cell>
          <table:table-cell office:value-type="float" office:value="135744" calcext:value-type="float">
            <text:p>135744</text:p>
          </table:table-cell>
          <table:table-cell office:value-type="float" office:value="124075.594037302" calcext:value-type="float">
            <text:p>124075.594037302</text:p>
          </table:table-cell>
          <table:table-cell office:value-type="float" office:value="0.116903845999332" calcext:value-type="float">
            <text:p>0.116903845999332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33038.802813676" calcext:value-type="float">
            <text:p>133038.802813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.621678133" calcext:value-type="float">
            <text:p>171.621678133</text:p>
          </table:table-cell>
          <table:table-cell office:value-type="float" office:value="112377" calcext:value-type="float">
            <text:p>112377</text:p>
          </table:table-cell>
          <table:table-cell office:value-type="float" office:value="123946.358736656" calcext:value-type="float">
            <text:p>123946.358736656</text:p>
          </table:table-cell>
          <table:table-cell office:value-type="float" office:value="0.116078729999572" calcext:value-type="float">
            <text:p>0.116078729999572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19939.042793723" calcext:value-type="float">
            <text:p>119939.042793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.823472163" calcext:value-type="float">
            <text:p>171.823472163</text:p>
          </table:table-cell>
          <table:table-cell office:value-type="float" office:value="108640" calcext:value-type="float">
            <text:p>108640</text:p>
          </table:table-cell>
          <table:table-cell office:value-type="float" office:value="107626.954052801" calcext:value-type="float">
            <text:p>107626.954052801</text:p>
          </table:table-cell>
          <table:table-cell office:value-type="float" office:value="0.10319941600028" calcext:value-type="float">
            <text:p>0.10319941600028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94464.875034118" calcext:value-type="float">
            <text:p>94464.875034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025826290001" calcext:value-type="float">
            <text:p>172.025826290001</text:p>
          </table:table-cell>
          <table:table-cell office:value-type="float" office:value="128513" calcext:value-type="float">
            <text:p>128513</text:p>
          </table:table-cell>
          <table:table-cell office:value-type="float" office:value="110064.546363786" calcext:value-type="float">
            <text:p>110064.546363786</text:p>
          </table:table-cell>
          <table:table-cell office:value-type="float" office:value="0.104236064000361" calcext:value-type="float">
            <text:p>0.104236064000361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10607.538951083" calcext:value-type="float">
            <text:p>110607.538951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653063759" calcext:value-type="float">
            <text:p>172.653063759</text:p>
          </table:table-cell>
          <table:table-cell office:value-type="float" office:value="109972" calcext:value-type="float">
            <text:p>109972</text:p>
          </table:table-cell>
          <table:table-cell office:value-type="float" office:value="56720.5050737219" calcext:value-type="float">
            <text:p>56720.5050737219</text:p>
          </table:table-cell>
          <table:table-cell office:value-type="float" office:value="0.626294446999964" calcext:value-type="float">
            <text:p>0.626294446999964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65645.9138016861" calcext:value-type="float">
            <text:p>65645.9138016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854671685" calcext:value-type="float">
            <text:p>172.854671685</text:p>
          </table:table-cell>
          <table:table-cell office:value-type="float" office:value="110631" calcext:value-type="float">
            <text:p>110631</text:p>
          </table:table-cell>
          <table:table-cell office:value-type="float" office:value="108890.701617214" calcext:value-type="float">
            <text:p>108890.701617214</text:p>
          </table:table-cell>
          <table:table-cell office:value-type="float" office:value="0.103259683000942" calcext:value-type="float">
            <text:p>0.103259683000942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99419.7462446286" calcext:value-type="float">
            <text:p>99419.7462446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.057619797" calcext:value-type="float">
            <text:p>173.057619797</text:p>
          </table:table-cell>
          <table:table-cell office:value-type="float" office:value="132221" calcext:value-type="float">
            <text:p>132221</text:p>
          </table:table-cell>
          <table:table-cell office:value-type="float" office:value="107388.405098646" calcext:value-type="float">
            <text:p>107388.405098646</text:p>
          </table:table-cell>
          <table:table-cell office:value-type="float" office:value="0.10358916900077" calcext:value-type="float">
            <text:p>0.10358916900077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07725.029854081" calcext:value-type="float">
            <text:p>107725.029854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.259544849001" calcext:value-type="float">
            <text:p>173.259544849001</text:p>
          </table:table-cell>
          <table:table-cell office:value-type="float" office:value="144244" calcext:value-type="float">
            <text:p>144244</text:p>
          </table:table-cell>
          <table:table-cell office:value-type="float" office:value="117308.874560432" calcext:value-type="float">
            <text:p>117308.874560432</text:p>
          </table:table-cell>
          <table:table-cell office:value-type="float" office:value="0.111176094998882" calcext:value-type="float">
            <text:p>0.111176094998882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28337.294089806" calcext:value-type="float">
            <text:p>128337.294089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.46670221" calcext:value-type="float">
            <text:p>173.46670221</text:p>
          </table:table-cell>
          <table:table-cell office:value-type="float" office:value="129278" calcext:value-type="float">
            <text:p>129278</text:p>
          </table:table-cell>
          <table:table-cell office:value-type="float" office:value="123445.25268949" calcext:value-type="float">
            <text:p>123445.25268949</text:p>
          </table:table-cell>
          <table:table-cell office:value-type="float" office:value="0.12469246100045" calcext:value-type="float">
            <text:p>0.12469246100045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29586.738933198" calcext:value-type="float">
            <text:p>129586.738933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.670735686999" calcext:value-type="float">
            <text:p>173.670735686999</text:p>
          </table:table-cell>
          <table:table-cell office:value-type="float" office:value="109018" calcext:value-type="float">
            <text:p>109018</text:p>
          </table:table-cell>
          <table:table-cell office:value-type="float" office:value="128684.645886006" calcext:value-type="float">
            <text:p>128684.645886006</text:p>
          </table:table-cell>
          <table:table-cell office:value-type="float" office:value="0.108205094000368" calcext:value-type="float">
            <text:p>0.108205094000368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18587.946468795" calcext:value-type="float">
            <text:p>118587.946468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.871453166999" calcext:value-type="float">
            <text:p>173.871453166999</text:p>
          </table:table-cell>
          <table:table-cell office:value-type="float" office:value="111876" calcext:value-type="float">
            <text:p>111876</text:p>
          </table:table-cell>
          <table:table-cell office:value-type="float" office:value="115594.591283888" calcext:value-type="float">
            <text:p>115594.591283888</text:p>
          </table:table-cell>
          <table:table-cell office:value-type="float" office:value="0.103299751999657" calcext:value-type="float">
            <text:p>0.103299751999657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08310.419792973" calcext:value-type="float">
            <text:p>108310.419792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073564306" calcext:value-type="float">
            <text:p>174.073564306</text:p>
          </table:table-cell>
          <table:table-cell office:value-type="float" office:value="133944" calcext:value-type="float">
            <text:p>133944</text:p>
          </table:table-cell>
          <table:table-cell office:value-type="float" office:value="108419.733446483" calcext:value-type="float">
            <text:p>108419.733446483</text:p>
          </table:table-cell>
          <table:table-cell office:value-type="float" office:value="0.102019263000329" calcext:value-type="float">
            <text:p>0.102019263000329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09266.658855455" calcext:value-type="float">
            <text:p>109266.658855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276351832001" calcext:value-type="float">
            <text:p>174.276351832001</text:p>
          </table:table-cell>
          <table:table-cell office:value-type="float" office:value="144012" calcext:value-type="float">
            <text:p>144012</text:p>
          </table:table-cell>
          <table:table-cell office:value-type="float" office:value="117599.015472553" calcext:value-type="float">
            <text:p>117599.015472553</text:p>
          </table:table-cell>
          <table:table-cell office:value-type="float" office:value="0.110132919000534" calcext:value-type="float">
            <text:p>0.110132919000534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28871.602882197" calcext:value-type="float">
            <text:p>128871.602882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478270492" calcext:value-type="float">
            <text:p>174.478270492</text:p>
          </table:table-cell>
          <table:table-cell office:value-type="float" office:value="127928" calcext:value-type="float">
            <text:p>127928</text:p>
          </table:table-cell>
          <table:table-cell office:value-type="float" office:value="124819.846341808" calcext:value-type="float">
            <text:p>124819.846341808</text:p>
          </table:table-cell>
          <table:table-cell office:value-type="float" office:value="0.118171547999737" calcext:value-type="float">
            <text:p>0.118171547999737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29962.696171439" calcext:value-type="float">
            <text:p>129962.696171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683226961" calcext:value-type="float">
            <text:p>174.683226961</text:p>
          </table:table-cell>
          <table:table-cell office:value-type="float" office:value="108238" calcext:value-type="float">
            <text:p>108238</text:p>
          </table:table-cell>
          <table:table-cell office:value-type="float" office:value="125424.647116369" calcext:value-type="float">
            <text:p>125424.647116369</text:p>
          </table:table-cell>
          <table:table-cell office:value-type="float" office:value="0.106262542998593" calcext:value-type="float">
            <text:p>0.106262542998593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17208.755513292" calcext:value-type="float">
            <text:p>117208.755513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885340762999" calcext:value-type="float">
            <text:p>174.885340762999</text:p>
          </table:table-cell>
          <table:table-cell office:value-type="float" office:value="113123" calcext:value-type="float">
            <text:p>113123</text:p>
          </table:table-cell>
          <table:table-cell office:value-type="float" office:value="72818.2175817665" calcext:value-type="float">
            <text:p>72818.2175817665</text:p>
          </table:table-cell>
          <table:table-cell office:value-type="float" office:value="0.170767965999403" calcext:value-type="float">
            <text:p>0.170767965999403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62760.3398358949" calcext:value-type="float">
            <text:p>62760.3398358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.087446764001" calcext:value-type="float">
            <text:p>175.087446764001</text:p>
          </table:table-cell>
          <table:table-cell office:value-type="float" office:value="135375" calcext:value-type="float">
            <text:p>135375</text:p>
          </table:table-cell>
          <table:table-cell office:value-type="float" office:value="113073.736704108" calcext:value-type="float">
            <text:p>113073.736704108</text:p>
          </table:table-cell>
          <table:table-cell office:value-type="float" office:value="0.102758453000206" calcext:value-type="float">
            <text:p>0.102758453000206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15569.050710638" calcext:value-type="float">
            <text:p>115569.050710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.289890321001" calcext:value-type="float">
            <text:p>175.289890321001</text:p>
          </table:table-cell>
          <table:table-cell office:value-type="float" office:value="143671" calcext:value-type="float">
            <text:p>143671</text:p>
          </table:table-cell>
          <table:table-cell office:value-type="float" office:value="117619.447931153" calcext:value-type="float">
            <text:p>117619.447931153</text:p>
          </table:table-cell>
          <table:table-cell office:value-type="float" office:value="0.11634202300047" calcext:value-type="float">
            <text:p>0.11634202300047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28986.024650357" calcext:value-type="float">
            <text:p>128986.024650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.492424035001" calcext:value-type="float">
            <text:p>175.492424035001</text:p>
          </table:table-cell>
          <table:table-cell office:value-type="float" office:value="126261" calcext:value-type="float">
            <text:p>126261</text:p>
          </table:table-cell>
          <table:table-cell office:value-type="float" office:value="125376.630838659" calcext:value-type="float">
            <text:p>125376.630838659</text:p>
          </table:table-cell>
          <table:table-cell office:value-type="float" office:value="0.118320654999479" calcext:value-type="float">
            <text:p>0.118320654999479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29614.322752309" calcext:value-type="float">
            <text:p>129614.322752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.694467736999" calcext:value-type="float">
            <text:p>175.694467736999</text:p>
          </table:table-cell>
          <table:table-cell office:value-type="float" office:value="107744" calcext:value-type="float">
            <text:p>107744</text:p>
          </table:table-cell>
          <table:table-cell office:value-type="float" office:value="124398.937694647" calcext:value-type="float">
            <text:p>124398.937694647</text:p>
          </table:table-cell>
          <table:table-cell office:value-type="float" office:value="0.103820880000058" calcext:value-type="float">
            <text:p>0.103820880000058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15505.710088978" calcext:value-type="float">
            <text:p>115505.710088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.895687523" calcext:value-type="float">
            <text:p>175.895687523</text:p>
          </table:table-cell>
          <table:table-cell office:value-type="float" office:value="114069" calcext:value-type="float">
            <text:p>114069</text:p>
          </table:table-cell>
          <table:table-cell office:value-type="float" office:value="115241.620561573" calcext:value-type="float">
            <text:p>115241.620561573</text:p>
          </table:table-cell>
          <table:table-cell office:value-type="float" office:value="0.103822380999191" calcext:value-type="float">
            <text:p>0.103822380999191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05782.924664147" calcext:value-type="float">
            <text:p>105782.924664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.098016816" calcext:value-type="float">
            <text:p>176.098016816</text:p>
          </table:table-cell>
          <table:table-cell office:value-type="float" office:value="136411" calcext:value-type="float">
            <text:p>136411</text:p>
          </table:table-cell>
          <table:table-cell office:value-type="float" office:value="110476.260404577" calcext:value-type="float">
            <text:p>110476.260404577</text:p>
          </table:table-cell>
          <table:table-cell office:value-type="float" office:value="0.103382446999603" calcext:value-type="float">
            <text:p>0.103382446999603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13707.142920709" calcext:value-type="float">
            <text:p>113707.142920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.312969246999" calcext:value-type="float">
            <text:p>176.312969246999</text:p>
          </table:table-cell>
          <table:table-cell office:value-type="float" office:value="142796" calcext:value-type="float">
            <text:p>142796</text:p>
          </table:table-cell>
          <table:table-cell office:value-type="float" office:value="93553.076569091" calcext:value-type="float">
            <text:p>93553.076569091</text:p>
          </table:table-cell>
          <table:table-cell office:value-type="float" office:value="0.15825793499971" calcext:value-type="float">
            <text:p>0.15825793499971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04965.626320146" calcext:value-type="float">
            <text:p>104965.626320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.515092094" calcext:value-type="float">
            <text:p>176.515092094</text:p>
          </table:table-cell>
          <table:table-cell office:value-type="float" office:value="123585" calcext:value-type="float">
            <text:p>123585</text:p>
          </table:table-cell>
          <table:table-cell office:value-type="float" office:value="120209.262058708" calcext:value-type="float">
            <text:p>120209.262058708</text:p>
          </table:table-cell>
          <table:table-cell office:value-type="float" office:value="0.111381552000239" calcext:value-type="float">
            <text:p>0.111381552000239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23470.79326274" calcext:value-type="float">
            <text:p>123470.79326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.716493780001" calcext:value-type="float">
            <text:p>176.716493780001</text:p>
          </table:table-cell>
          <table:table-cell office:value-type="float" office:value="107039" calcext:value-type="float">
            <text:p>107039</text:p>
          </table:table-cell>
          <table:table-cell office:value-type="float" office:value="123198.01994043" calcext:value-type="float">
            <text:p>123198.01994043</text:p>
          </table:table-cell>
          <table:table-cell office:value-type="float" office:value="0.103916146001211" calcext:value-type="float">
            <text:p>0.103916146001211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13384.820886294" calcext:value-type="float">
            <text:p>113384.820886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.917367116001" calcext:value-type="float">
            <text:p>176.917367116001</text:p>
          </table:table-cell>
          <table:table-cell office:value-type="float" office:value="116212" calcext:value-type="float">
            <text:p>116212</text:p>
          </table:table-cell>
          <table:table-cell office:value-type="float" office:value="114127.540756405" calcext:value-type="float">
            <text:p>114127.540756405</text:p>
          </table:table-cell>
          <table:table-cell office:value-type="float" office:value="0.102168315001109" calcext:value-type="float">
            <text:p>0.102168315001109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05675.654256497" calcext:value-type="float">
            <text:p>105675.654256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.121016950001" calcext:value-type="float">
            <text:p>177.121016950001</text:p>
          </table:table-cell>
          <table:table-cell office:value-type="float" office:value="138503" calcext:value-type="float">
            <text:p>138503</text:p>
          </table:table-cell>
          <table:table-cell office:value-type="float" office:value="109748.354066951" calcext:value-type="float">
            <text:p>109748.354066951</text:p>
          </table:table-cell>
          <table:table-cell office:value-type="float" office:value="0.103041430000303" calcext:value-type="float">
            <text:p>0.103041430000303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14434.027635406" calcext:value-type="float">
            <text:p>114434.027635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.323032749" calcext:value-type="float">
            <text:p>177.323032749</text:p>
          </table:table-cell>
          <table:table-cell office:value-type="float" office:value="142292" calcext:value-type="float">
            <text:p>142292</text:p>
          </table:table-cell>
          <table:table-cell office:value-type="float" office:value="119079.857909591" calcext:value-type="float">
            <text:p>119079.857909591</text:p>
          </table:table-cell>
          <table:table-cell office:value-type="float" office:value="0.119252594999125" calcext:value-type="float">
            <text:p>0.119252594999125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30466.35627593" calcext:value-type="float">
            <text:p>130466.35627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.52523392" calcext:value-type="float">
            <text:p>177.52523392</text:p>
          </table:table-cell>
          <table:table-cell office:value-type="float" office:value="122397" calcext:value-type="float">
            <text:p>122397</text:p>
          </table:table-cell>
          <table:table-cell office:value-type="float" office:value="125044.092574944" calcext:value-type="float">
            <text:p>125044.092574944</text:p>
          </table:table-cell>
          <table:table-cell office:value-type="float" office:value="0.116433026001687" calcext:value-type="float">
            <text:p>0.116433026001687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26979.557215833" calcext:value-type="float">
            <text:p>126979.557215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.726919751" calcext:value-type="float">
            <text:p>177.726919751</text:p>
          </table:table-cell>
          <table:table-cell office:value-type="float" office:value="106828" calcext:value-type="float">
            <text:p>106828</text:p>
          </table:table-cell>
          <table:table-cell office:value-type="float" office:value="121726.372109762" calcext:value-type="float">
            <text:p>121726.372109762</text:p>
          </table:table-cell>
          <table:table-cell office:value-type="float" office:value="0.103936413999691" calcext:value-type="float">
            <text:p>0.103936413999691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11563.778013565" calcext:value-type="float">
            <text:p>111563.778013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.928527035001" calcext:value-type="float">
            <text:p>177.928527035001</text:p>
          </table:table-cell>
          <table:table-cell office:value-type="float" office:value="117342" calcext:value-type="float">
            <text:p>117342</text:p>
          </table:table-cell>
          <table:table-cell office:value-type="float" office:value="92307.2074059533" calcext:value-type="float">
            <text:p>92307.2074059533</text:p>
          </table:table-cell>
          <table:table-cell office:value-type="float" office:value="0.103788041000371" calcext:value-type="float">
            <text:p>0.103788041000371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85580.3312233539" calcext:value-type="float">
            <text:p>85580.3312233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.130154848001" calcext:value-type="float">
            <text:p>178.130154848001</text:p>
          </table:table-cell>
          <table:table-cell office:value-type="float" office:value="139263" calcext:value-type="float">
            <text:p>139263</text:p>
          </table:table-cell>
          <table:table-cell office:value-type="float" office:value="108284.368408258" calcext:value-type="float">
            <text:p>108284.368408258</text:p>
          </table:table-cell>
          <table:table-cell office:value-type="float" office:value="0.102593645000525" calcext:value-type="float">
            <text:p>0.102593645000525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12429.092635277" calcext:value-type="float">
            <text:p>112429.092635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.332378404" calcext:value-type="float">
            <text:p>178.332378404</text:p>
          </table:table-cell>
          <table:table-cell office:value-type="float" office:value="141769" calcext:value-type="float">
            <text:p>141769</text:p>
          </table:table-cell>
          <table:table-cell office:value-type="float" office:value="121269.195848586" calcext:value-type="float">
            <text:p>121269.195848586</text:p>
          </table:table-cell>
          <table:table-cell office:value-type="float" office:value="0.11553626299974" calcext:value-type="float">
            <text:p>0.11553626299974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32466.693972875" calcext:value-type="float">
            <text:p>132466.693972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.533897358" calcext:value-type="float">
            <text:p>178.533897358</text:p>
          </table:table-cell>
          <table:table-cell office:value-type="float" office:value="121396" calcext:value-type="float">
            <text:p>121396</text:p>
          </table:table-cell>
          <table:table-cell office:value-type="float" office:value="123406.43101815" calcext:value-type="float">
            <text:p>123406.43101815</text:p>
          </table:table-cell>
          <table:table-cell office:value-type="float" office:value="0.116357790999245" calcext:value-type="float">
            <text:p>0.116357790999245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24686.524549443" calcext:value-type="float">
            <text:p>124686.524549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.736963332" calcext:value-type="float">
            <text:p>178.736963332</text:p>
          </table:table-cell>
          <table:table-cell office:value-type="float" office:value="106700" calcext:value-type="float">
            <text:p>106700</text:p>
          </table:table-cell>
          <table:table-cell office:value-type="float" office:value="122314.316105978" calcext:value-type="float">
            <text:p>122314.316105978</text:p>
          </table:table-cell>
          <table:table-cell office:value-type="float" office:value="0.102956971000822" calcext:value-type="float">
            <text:p>0.102956971000822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11907.55412951" calcext:value-type="float">
            <text:p>111907.55412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.939236296999" calcext:value-type="float">
            <text:p>178.939236296999</text:p>
          </table:table-cell>
          <table:table-cell office:value-type="float" office:value="118544" calcext:value-type="float">
            <text:p>118544</text:p>
          </table:table-cell>
          <table:table-cell office:value-type="float" office:value="113803.686287595" calcext:value-type="float">
            <text:p>113803.686287595</text:p>
          </table:table-cell>
          <table:table-cell office:value-type="float" office:value="0.101782087998799" calcext:value-type="float">
            <text:p>0.101782087998799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06296.800997938" calcext:value-type="float">
            <text:p>106296.800997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.156840232001" calcext:value-type="float">
            <text:p>179.156840232001</text:p>
          </table:table-cell>
          <table:table-cell office:value-type="float" office:value="141197" calcext:value-type="float">
            <text:p>141197</text:p>
          </table:table-cell>
          <table:table-cell office:value-type="float" office:value="108927.480042694" calcext:value-type="float">
            <text:p>108927.480042694</text:p>
          </table:table-cell>
          <table:table-cell office:value-type="float" office:value="0.114739585998905" calcext:value-type="float">
            <text:p>0.114739585998905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14977.531034167" calcext:value-type="float">
            <text:p>114977.531034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.357824291999" calcext:value-type="float">
            <text:p>179.357824291999</text:p>
          </table:table-cell>
          <table:table-cell office:value-type="float" office:value="140065" calcext:value-type="float">
            <text:p>140065</text:p>
          </table:table-cell>
          <table:table-cell office:value-type="float" office:value="116128.389264815" calcext:value-type="float">
            <text:p>116128.389264815</text:p>
          </table:table-cell>
          <table:table-cell office:value-type="float" office:value="0.106003472999873" calcext:value-type="float">
            <text:p>0.106003472999873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27699.801381484" calcext:value-type="float">
            <text:p>127699.801381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.560139341" calcext:value-type="float">
            <text:p>179.560139341</text:p>
          </table:table-cell>
          <table:table-cell office:value-type="float" office:value="118429" calcext:value-type="float">
            <text:p>118429</text:p>
          </table:table-cell>
          <table:table-cell office:value-type="float" office:value="123734.371978681" calcext:value-type="float">
            <text:p>123734.371978681</text:p>
          </table:table-cell>
          <table:table-cell office:value-type="float" office:value="0.115051094000592" calcext:value-type="float">
            <text:p>0.115051094000592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23156.1334003" calcext:value-type="float">
            <text:p>123156.1334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.762327625" calcext:value-type="float">
            <text:p>179.762327625</text:p>
          </table:table-cell>
          <table:table-cell office:value-type="float" office:value="106709" calcext:value-type="float">
            <text:p>106709</text:p>
          </table:table-cell>
          <table:table-cell office:value-type="float" office:value="97630.3736827298" calcext:value-type="float">
            <text:p>97630.3736827298</text:p>
          </table:table-cell>
          <table:table-cell office:value-type="float" office:value="0.103048356999352" calcext:value-type="float">
            <text:p>0.103048356999352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86574.370334246" calcext:value-type="float">
            <text:p>86574.370334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.964503732001" calcext:value-type="float">
            <text:p>179.964503732001</text:p>
          </table:table-cell>
          <table:table-cell office:value-type="float" office:value="121391" calcext:value-type="float">
            <text:p>121391</text:p>
          </table:table-cell>
          <table:table-cell office:value-type="float" office:value="109482.221293685" calcext:value-type="float">
            <text:p>109482.221293685</text:p>
          </table:table-cell>
          <table:table-cell office:value-type="float" office:value="0.103384305999498" calcext:value-type="float">
            <text:p>0.103384305999498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03499.597415592" calcext:value-type="float">
            <text:p>103499.597415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.167506471" calcext:value-type="float">
            <text:p>180.167506471</text:p>
          </table:table-cell>
          <table:table-cell office:value-type="float" office:value="141859" calcext:value-type="float">
            <text:p>141859</text:p>
          </table:table-cell>
          <table:table-cell office:value-type="float" office:value="112838.252618742" calcext:value-type="float">
            <text:p>112838.252618742</text:p>
          </table:table-cell>
          <table:table-cell office:value-type="float" office:value="0.103229178001129" calcext:value-type="float">
            <text:p>0.103229178001129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20337.986547889" calcext:value-type="float">
            <text:p>120337.986547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.36917392" calcext:value-type="float">
            <text:p>180.36917392</text:p>
          </table:table-cell>
          <table:table-cell office:value-type="float" office:value="139185" calcext:value-type="float">
            <text:p>139185</text:p>
          </table:table-cell>
          <table:table-cell office:value-type="float" office:value="104553.912279355" calcext:value-type="float">
            <text:p>104553.912279355</text:p>
          </table:table-cell>
          <table:table-cell office:value-type="float" office:value="0.148231465000208" calcext:value-type="float">
            <text:p>0.148231465000208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15009.201344997" calcext:value-type="float">
            <text:p>115009.201344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.571176517" calcext:value-type="float">
            <text:p>180.571176517</text:p>
          </table:table-cell>
          <table:table-cell office:value-type="float" office:value="117240" calcext:value-type="float">
            <text:p>117240</text:p>
          </table:table-cell>
          <table:table-cell office:value-type="float" office:value="128020.08017004" calcext:value-type="float">
            <text:p>128020.08017004</text:p>
          </table:table-cell>
          <table:table-cell office:value-type="float" office:value="0.1249212670009" calcext:value-type="float">
            <text:p>0.1249212670009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26654.170312627" calcext:value-type="float">
            <text:p>126654.170312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.773261390001" calcext:value-type="float">
            <text:p>180.773261390001</text:p>
          </table:table-cell>
          <table:table-cell office:value-type="float" office:value="106859" calcext:value-type="float">
            <text:p>106859</text:p>
          </table:table-cell>
          <table:table-cell office:value-type="float" office:value="120529.540847264" calcext:value-type="float">
            <text:p>120529.540847264</text:p>
          </table:table-cell>
          <table:table-cell office:value-type="float" office:value="0.102686359001382" calcext:value-type="float">
            <text:p>0.102686359001382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09319.783247815" calcext:value-type="float">
            <text:p>109319.783247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.974839319" calcext:value-type="float">
            <text:p>180.974839319</text:p>
          </table:table-cell>
          <table:table-cell office:value-type="float" office:value="122599" calcext:value-type="float">
            <text:p>122599</text:p>
          </table:table-cell>
          <table:table-cell office:value-type="float" office:value="79532.8342892059" calcext:value-type="float">
            <text:p>79532.8342892059</text:p>
          </table:table-cell>
          <table:table-cell office:value-type="float" office:value="0.109037946998797" calcext:value-type="float">
            <text:p>0.109037946998797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74230.1004710295" calcext:value-type="float">
            <text:p>74230.1004710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.176383518001" calcext:value-type="float">
            <text:p>181.176383518001</text:p>
          </table:table-cell>
          <table:table-cell office:value-type="float" office:value="142350" calcext:value-type="float">
            <text:p>142350</text:p>
          </table:table-cell>
          <table:table-cell office:value-type="float" office:value="114328.800473616" calcext:value-type="float">
            <text:p>114328.800473616</text:p>
          </table:table-cell>
          <table:table-cell office:value-type="float" office:value="0.102443036001205" calcext:value-type="float">
            <text:p>0.102443036001205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22368.972932733" calcext:value-type="float">
            <text:p>122368.972932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.379711309" calcext:value-type="float">
            <text:p>181.379711309</text:p>
          </table:table-cell>
          <table:table-cell office:value-type="float" office:value="138301" calcext:value-type="float">
            <text:p>138301</text:p>
          </table:table-cell>
          <table:table-cell office:value-type="float" office:value="123079.511680549" calcext:value-type="float">
            <text:p>123079.511680549</text:p>
          </table:table-cell>
          <table:table-cell office:value-type="float" office:value="0.11688115799916" calcext:value-type="float">
            <text:p>0.11688115799916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33168.548925786" calcext:value-type="float">
            <text:p>133168.548925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.581750150001" calcext:value-type="float">
            <text:p>181.581750150001</text:p>
          </table:table-cell>
          <table:table-cell office:value-type="float" office:value="116168" calcext:value-type="float">
            <text:p>116168</text:p>
          </table:table-cell>
          <table:table-cell office:value-type="float" office:value="125982.453236151" calcext:value-type="float">
            <text:p>125982.453236151</text:p>
          </table:table-cell>
          <table:table-cell office:value-type="float" office:value="0.1145081880004" calcext:value-type="float">
            <text:p>0.1145081880004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22688.230098359" calcext:value-type="float">
            <text:p>122688.230098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.783474902" calcext:value-type="float">
            <text:p>181.783474902</text:p>
          </table:table-cell>
          <table:table-cell office:value-type="float" office:value="107080" calcext:value-type="float">
            <text:p>107080</text:p>
          </table:table-cell>
          <table:table-cell office:value-type="float" office:value="117654.693922238" calcext:value-type="float">
            <text:p>117654.693922238</text:p>
          </table:table-cell>
          <table:table-cell office:value-type="float" office:value="0.102973125998687" calcext:value-type="float">
            <text:p>0.102973125998687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07574.851283371" calcext:value-type="float">
            <text:p>107574.851283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.985311958" calcext:value-type="float">
            <text:p>181.985311958</text:p>
          </table:table-cell>
          <table:table-cell office:value-type="float" office:value="123828" calcext:value-type="float">
            <text:p>123828</text:p>
          </table:table-cell>
          <table:table-cell office:value-type="float" office:value="110972.769148558" calcext:value-type="float">
            <text:p>110972.769148558</text:p>
          </table:table-cell>
          <table:table-cell office:value-type="float" office:value="0.103388716999689" calcext:value-type="float">
            <text:p>0.103388716999689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06330.514554628" calcext:value-type="float">
            <text:p>106330.514554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.190135987999" calcext:value-type="float">
            <text:p>182.190135987999</text:p>
          </table:table-cell>
          <table:table-cell office:value-type="float" office:value="143000" calcext:value-type="float">
            <text:p>143000</text:p>
          </table:table-cell>
          <table:table-cell office:value-type="float" office:value="115400.993738653" calcext:value-type="float">
            <text:p>115400.993738653</text:p>
          </table:table-cell>
          <table:table-cell office:value-type="float" office:value="0.103932248001001" calcext:value-type="float">
            <text:p>0.103932248001001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23956.064154491" calcext:value-type="float">
            <text:p>123956.064154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.394268094" calcext:value-type="float">
            <text:p>182.394268094</text:p>
          </table:table-cell>
          <table:table-cell office:value-type="float" office:value="137259" calcext:value-type="float">
            <text:p>137259</text:p>
          </table:table-cell>
          <table:table-cell office:value-type="float" office:value="94904.1728940189" calcext:value-type="float">
            <text:p>94904.1728940189</text:p>
          </table:table-cell>
          <table:table-cell office:value-type="float" office:value="0.111656245999257" calcext:value-type="float">
            <text:p>0.111656245999257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02245.555269015" calcext:value-type="float">
            <text:p>102245.555269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.595795488" calcext:value-type="float">
            <text:p>182.595795488</text:p>
          </table:table-cell>
          <table:table-cell office:value-type="float" office:value="114804" calcext:value-type="float">
            <text:p>114804</text:p>
          </table:table-cell>
          <table:table-cell office:value-type="float" office:value="121928.653449902" calcext:value-type="float">
            <text:p>121928.653449902</text:p>
          </table:table-cell>
          <table:table-cell office:value-type="float" office:value="0.113949058999424" calcext:value-type="float">
            <text:p>0.113949058999424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20222.032345333" calcext:value-type="float">
            <text:p>120222.032345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.797444977999" calcext:value-type="float">
            <text:p>182.797444977999</text:p>
          </table:table-cell>
          <table:table-cell office:value-type="float" office:value="107491" calcext:value-type="float">
            <text:p>107491</text:p>
          </table:table-cell>
          <table:table-cell office:value-type="float" office:value="119562.063932552" calcext:value-type="float">
            <text:p>119562.063932552</text:p>
          </table:table-cell>
          <table:table-cell office:value-type="float" office:value="0.102988463000656" calcext:value-type="float">
            <text:p>0.102988463000656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08091.792485952" calcext:value-type="float">
            <text:p>108091.792485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.000547455" calcext:value-type="float">
            <text:p>183.000547455</text:p>
          </table:table-cell>
          <table:table-cell office:value-type="float" office:value="125512" calcext:value-type="float">
            <text:p>125512</text:p>
          </table:table-cell>
          <table:table-cell office:value-type="float" office:value="109872.992064411" calcext:value-type="float">
            <text:p>109872.992064411</text:p>
          </table:table-cell>
          <table:table-cell office:value-type="float" office:value="0.104109493000578" calcext:value-type="float">
            <text:p>0.104109493000578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09202.296610865" calcext:value-type="float">
            <text:p>109202.296610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.202638322" calcext:value-type="float">
            <text:p>183.202638322</text:p>
          </table:table-cell>
          <table:table-cell office:value-type="float" office:value="143455" calcext:value-type="float">
            <text:p>143455</text:p>
          </table:table-cell>
          <table:table-cell office:value-type="float" office:value="115342.761231643" calcext:value-type="float">
            <text:p>115342.761231643</text:p>
          </table:table-cell>
          <table:table-cell office:value-type="float" office:value="0.105383221000011" calcext:value-type="float">
            <text:p>0.105383221000011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28225.937190436" calcext:value-type="float">
            <text:p>128225.937190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.403782994999" calcext:value-type="float">
            <text:p>183.403782994999</text:p>
          </table:table-cell>
          <table:table-cell office:value-type="float" office:value="136083" calcext:value-type="float">
            <text:p>136083</text:p>
          </table:table-cell>
          <table:table-cell office:value-type="float" office:value="123921.328974871" calcext:value-type="float">
            <text:p>123921.328974871</text:p>
          </table:table-cell>
          <table:table-cell office:value-type="float" office:value="0.117476198000077" calcext:value-type="float">
            <text:p>0.117476198000077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27570.055269374" calcext:value-type="float">
            <text:p>127570.055269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.648547733999" calcext:value-type="float">
            <text:p>183.648547733999</text:p>
          </table:table-cell>
          <table:table-cell office:value-type="float" office:value="110392" calcext:value-type="float">
            <text:p>110392</text:p>
          </table:table-cell>
          <table:table-cell office:value-type="float" office:value="123595.942071666" calcext:value-type="float">
            <text:p>123595.942071666</text:p>
          </table:table-cell>
          <table:table-cell office:value-type="float" office:value="0.127611557998534" calcext:value-type="float">
            <text:p>0.127611557998534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19830.239951677" calcext:value-type="float">
            <text:p>119830.239951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.851859905" calcext:value-type="float">
            <text:p>183.851859905</text:p>
          </table:table-cell>
          <table:table-cell office:value-type="float" office:value="110396" calcext:value-type="float">
            <text:p>110396</text:p>
          </table:table-cell>
          <table:table-cell office:value-type="float" office:value="92644.8537843191" calcext:value-type="float">
            <text:p>92644.8537843191</text:p>
          </table:table-cell>
          <table:table-cell office:value-type="float" office:value="0.130950773000222" calcext:value-type="float">
            <text:p>0.130950773000222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79521.5964369759" calcext:value-type="float">
            <text:p>79521.5964369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.052485563001" calcext:value-type="float">
            <text:p>184.052485563001</text:p>
          </table:table-cell>
          <table:table-cell office:value-type="float" office:value="131582" calcext:value-type="float">
            <text:p>131582</text:p>
          </table:table-cell>
          <table:table-cell office:value-type="float" office:value="106651.304154649" calcext:value-type="float">
            <text:p>106651.304154649</text:p>
          </table:table-cell>
          <table:table-cell office:value-type="float" office:value="0.104596775998289" calcext:value-type="float">
            <text:p>0.104596775998289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07879.294916512" calcext:value-type="float">
            <text:p>107879.294916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.254883763" calcext:value-type="float">
            <text:p>184.254883763</text:p>
          </table:table-cell>
          <table:table-cell office:value-type="float" office:value="144272" calcext:value-type="float">
            <text:p>144272</text:p>
          </table:table-cell>
          <table:table-cell office:value-type="float" office:value="116224.421820235" calcext:value-type="float">
            <text:p>116224.421820235</text:p>
          </table:table-cell>
          <table:table-cell office:value-type="float" office:value="0.107654774999901" calcext:value-type="float">
            <text:p>0.107654774999901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25820.526001745" calcext:value-type="float">
            <text:p>125820.526001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.458144151" calcext:value-type="float">
            <text:p>184.458144151</text:p>
          </table:table-cell>
          <table:table-cell office:value-type="float" office:value="130263" calcext:value-type="float">
            <text:p>130263</text:p>
          </table:table-cell>
          <table:table-cell office:value-type="float" office:value="124359.094400377" calcext:value-type="float">
            <text:p>124359.094400377</text:p>
          </table:table-cell>
          <table:table-cell office:value-type="float" office:value="0.118520291000095" calcext:value-type="float">
            <text:p>0.118520291000095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30841.291891241" calcext:value-type="float">
            <text:p>130841.29189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.660168764" calcext:value-type="float">
            <text:p>184.660168764</text:p>
          </table:table-cell>
          <table:table-cell office:value-type="float" office:value="109510" calcext:value-type="float">
            <text:p>109510</text:p>
          </table:table-cell>
          <table:table-cell office:value-type="float" office:value="125524.255352045" calcext:value-type="float">
            <text:p>125524.255352045</text:p>
          </table:table-cell>
          <table:table-cell office:value-type="float" office:value="0.106997259999844" calcext:value-type="float">
            <text:p>0.106997259999844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18368.297538844" calcext:value-type="float">
            <text:p>118368.297538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.862058903" calcext:value-type="float">
            <text:p>184.862058903</text:p>
          </table:table-cell>
          <table:table-cell office:value-type="float" office:value="111184" calcext:value-type="float">
            <text:p>111184</text:p>
          </table:table-cell>
          <table:table-cell office:value-type="float" office:value="115974.635013849" calcext:value-type="float">
            <text:p>115974.635013849</text:p>
          </table:table-cell>
          <table:table-cell office:value-type="float" office:value="0.103499269998792" calcext:value-type="float">
            <text:p>0.103499269998792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05373.764680681" calcext:value-type="float">
            <text:p>105373.764680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.066987318" calcext:value-type="float">
            <text:p>185.066987318</text:p>
          </table:table-cell>
          <table:table-cell office:value-type="float" office:value="133232" calcext:value-type="float">
            <text:p>133232</text:p>
          </table:table-cell>
          <table:table-cell office:value-type="float" office:value="92504.8914429088" calcext:value-type="float">
            <text:p>92504.8914429088</text:p>
          </table:table-cell>
          <table:table-cell office:value-type="float" office:value="0.105963956000778" calcext:value-type="float">
            <text:p>0.105963956000778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93359.9898353206" calcext:value-type="float">
            <text:p>93359.9898353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.269260136" calcext:value-type="float">
            <text:p>185.269260136</text:p>
          </table:table-cell>
          <table:table-cell office:value-type="float" office:value="144141" calcext:value-type="float">
            <text:p>144141</text:p>
          </table:table-cell>
          <table:table-cell office:value-type="float" office:value="99141.353996203" calcext:value-type="float">
            <text:p>99141.353996203</text:p>
          </table:table-cell>
          <table:table-cell office:value-type="float" office:value="0.103104470999824" calcext:value-type="float">
            <text:p>0.103104470999824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11016.698934549" calcext:value-type="float">
            <text:p>111016.698934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.488120401" calcext:value-type="float">
            <text:p>185.488120401</text:p>
          </table:table-cell>
          <table:table-cell office:value-type="float" office:value="126781" calcext:value-type="float">
            <text:p>126781</text:p>
          </table:table-cell>
          <table:table-cell office:value-type="float" office:value="105090.264317606" calcext:value-type="float">
            <text:p>105090.264317606</text:p>
          </table:table-cell>
          <table:table-cell office:value-type="float" office:value="0.128780083001402" calcext:value-type="float">
            <text:p>0.128780083001402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10049.732831301" calcext:value-type="float">
            <text:p>110049.732831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.690488785" calcext:value-type="float">
            <text:p>185.690488785</text:p>
          </table:table-cell>
          <table:table-cell office:value-type="float" office:value="107909" calcext:value-type="float">
            <text:p>107909</text:p>
          </table:table-cell>
          <table:table-cell office:value-type="float" office:value="114484.087158976" calcext:value-type="float">
            <text:p>114484.087158976</text:p>
          </table:table-cell>
          <table:table-cell office:value-type="float" office:value="0.10508980799932" calcext:value-type="float">
            <text:p>0.10508980799932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05616.400126557" calcext:value-type="float">
            <text:p>105616.400126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.894265567" calcext:value-type="float">
            <text:p>185.894265567</text:p>
          </table:table-cell>
          <table:table-cell office:value-type="float" office:value="113938" calcext:value-type="float">
            <text:p>113938</text:p>
          </table:table-cell>
          <table:table-cell office:value-type="float" office:value="116617.746648286" calcext:value-type="float">
            <text:p>116617.746648286</text:p>
          </table:table-cell>
          <table:table-cell office:value-type="float" office:value="0.102745384001537" calcext:value-type="float">
            <text:p>0.102745384001537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06977.712680785" calcext:value-type="float">
            <text:p>106977.712680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.096190635" calcext:value-type="float">
            <text:p>186.096190635</text:p>
          </table:table-cell>
          <table:table-cell office:value-type="float" office:value="136239" calcext:value-type="float">
            <text:p>136239</text:p>
          </table:table-cell>
          <table:table-cell office:value-type="float" office:value="110814.417594408" calcext:value-type="float">
            <text:p>110814.417594408</text:p>
          </table:table-cell>
          <table:table-cell office:value-type="float" office:value="0.102300607000871" calcext:value-type="float">
            <text:p>0.102300607000871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13894.0999169" calcext:value-type="float">
            <text:p>113894.0999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.298911960001" calcext:value-type="float">
            <text:p>186.298911960001</text:p>
          </table:table-cell>
          <table:table-cell office:value-type="float" office:value="143374" calcext:value-type="float">
            <text:p>143374</text:p>
          </table:table-cell>
          <table:table-cell office:value-type="float" office:value="110813.395971478" calcext:value-type="float">
            <text:p>110813.395971478</text:p>
          </table:table-cell>
          <table:table-cell office:value-type="float" office:value="0.107798286000616" calcext:value-type="float">
            <text:p>0.107798286000616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22205.002452468" calcext:value-type="float">
            <text:p>122205.002452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.505344028001" calcext:value-type="float">
            <text:p>186.505344028001</text:p>
          </table:table-cell>
          <table:table-cell office:value-type="float" office:value="124734" calcext:value-type="float">
            <text:p>124734</text:p>
          </table:table-cell>
          <table:table-cell office:value-type="float" office:value="120252.681033233" calcext:value-type="float">
            <text:p>120252.681033233</text:p>
          </table:table-cell>
          <table:table-cell office:value-type="float" office:value="0.118309311001212" calcext:value-type="float">
            <text:p>0.118309311001212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23897.320836016" calcext:value-type="float">
            <text:p>123897.32083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.709521399" calcext:value-type="float">
            <text:p>186.709521399</text:p>
          </table:table-cell>
          <table:table-cell office:value-type="float" office:value="107307" calcext:value-type="float">
            <text:p>107307</text:p>
          </table:table-cell>
          <table:table-cell office:value-type="float" office:value="100970.569852372" calcext:value-type="float">
            <text:p>100970.569852372</text:p>
          </table:table-cell>
          <table:table-cell office:value-type="float" office:value="0.144885235000402" calcext:value-type="float">
            <text:p>0.144885235000402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90836.0703867502" calcext:value-type="float">
            <text:p>90836.0703867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.910053973999" calcext:value-type="float">
            <text:p>186.910053973999</text:p>
          </table:table-cell>
          <table:table-cell office:value-type="float" office:value="115398" calcext:value-type="float">
            <text:p>115398</text:p>
          </table:table-cell>
          <table:table-cell office:value-type="float" office:value="108754.825767524" calcext:value-type="float">
            <text:p>108754.825767524</text:p>
          </table:table-cell>
          <table:table-cell office:value-type="float" office:value="0.114743651000026" calcext:value-type="float">
            <text:p>0.114743651000026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01078.861882952" calcext:value-type="float">
            <text:p>101078.861882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.111639340999" calcext:value-type="float">
            <text:p>187.111639340999</text:p>
          </table:table-cell>
          <table:table-cell office:value-type="float" office:value="137681" calcext:value-type="float">
            <text:p>137681</text:p>
          </table:table-cell>
          <table:table-cell office:value-type="float" office:value="96414.1315845622" calcext:value-type="float">
            <text:p>96414.1315845622</text:p>
          </table:table-cell>
          <table:table-cell office:value-type="float" office:value="0.103946924000411" calcext:value-type="float">
            <text:p>0.103946924000411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99321.1596318834" calcext:value-type="float">
            <text:p>99321.1596318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.313212509" calcext:value-type="float">
            <text:p>187.313212509</text:p>
          </table:table-cell>
          <table:table-cell office:value-type="float" office:value="142781" calcext:value-type="float">
            <text:p>142781</text:p>
          </table:table-cell>
          <table:table-cell office:value-type="float" office:value="115790.232074984" calcext:value-type="float">
            <text:p>115790.232074984</text:p>
          </table:table-cell>
          <table:table-cell office:value-type="float" office:value="0.113610981999955" calcext:value-type="float">
            <text:p>0.113610981999955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27785.617707605" calcext:value-type="float">
            <text:p>127785.617707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.515521622001" calcext:value-type="float">
            <text:p>187.515521622001</text:p>
          </table:table-cell>
          <table:table-cell office:value-type="float" office:value="123533" calcext:value-type="float">
            <text:p>123533</text:p>
          </table:table-cell>
          <table:table-cell office:value-type="float" office:value="116374.08957948" calcext:value-type="float">
            <text:p>116374.08957948</text:p>
          </table:table-cell>
          <table:table-cell office:value-type="float" office:value="0.103602637000222" calcext:value-type="float">
            <text:p>0.103602637000222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18979.228050986" calcext:value-type="float">
            <text:p>118979.228050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.718918064" calcext:value-type="float">
            <text:p>187.718918064</text:p>
          </table:table-cell>
          <table:table-cell office:value-type="float" office:value="106985" calcext:value-type="float">
            <text:p>106985</text:p>
          </table:table-cell>
          <table:table-cell office:value-type="float" office:value="121406.093321206" calcext:value-type="float">
            <text:p>121406.093321206</text:p>
          </table:table-cell>
          <table:table-cell office:value-type="float" office:value="0.102608903000146" calcext:value-type="float">
            <text:p>0.102608903000146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11573.994242865" calcext:value-type="float">
            <text:p>111573.994242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.346347315" calcext:value-type="float">
            <text:p>188.346347315</text:p>
          </table:table-cell>
          <table:table-cell office:value-type="float" office:value="140883" calcext:value-type="float">
            <text:p>140883</text:p>
          </table:table-cell>
          <table:table-cell office:value-type="float" office:value="52068.5450619569" calcext:value-type="float">
            <text:p>52068.5450619569</text:p>
          </table:table-cell>
          <table:table-cell office:value-type="float" office:value="0.647086305001722" calcext:value-type="float">
            <text:p>0.647086305001722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43615.6369391187" calcext:value-type="float">
            <text:p>43615.6369391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.54837325" calcext:value-type="float">
            <text:p>188.54837325</text:p>
          </table:table-cell>
          <table:table-cell office:value-type="float" office:value="119738" calcext:value-type="float">
            <text:p>119738</text:p>
          </table:table-cell>
          <table:table-cell office:value-type="float" office:value="111042.750319264" calcext:value-type="float">
            <text:p>111042.750319264</text:p>
          </table:table-cell>
          <table:table-cell office:value-type="float" office:value="0.102691105999838" calcext:value-type="float">
            <text:p>0.102691105999838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28358.237359871" calcext:value-type="float">
            <text:p>128358.237359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.74996431" calcext:value-type="float">
            <text:p>188.74996431</text:p>
          </table:table-cell>
          <table:table-cell office:value-type="float" office:value="106644" calcext:value-type="float">
            <text:p>106644</text:p>
          </table:table-cell>
          <table:table-cell office:value-type="float" office:value="116331.18141642" calcext:value-type="float">
            <text:p>116331.18141642</text:p>
          </table:table-cell>
          <table:table-cell office:value-type="float" office:value="0.103660891998516" calcext:value-type="float">
            <text:p>0.103660891998516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05530.072988972" calcext:value-type="float">
            <text:p>105530.072988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.953743602" calcext:value-type="float">
            <text:p>188.953743602</text:p>
          </table:table-cell>
          <table:table-cell office:value-type="float" office:value="120166" calcext:value-type="float">
            <text:p>120166</text:p>
          </table:table-cell>
          <table:table-cell office:value-type="float" office:value="111960.678521871" calcext:value-type="float">
            <text:p>111960.678521871</text:p>
          </table:table-cell>
          <table:table-cell office:value-type="float" office:value="0.103717150001103" calcext:value-type="float">
            <text:p>0.103717150001103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05272.113199146" calcext:value-type="float">
            <text:p>105272.113199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.156056567001" calcext:value-type="float">
            <text:p>189.156056567001</text:p>
          </table:table-cell>
          <table:table-cell office:value-type="float" office:value="141100" calcext:value-type="float">
            <text:p>141100</text:p>
          </table:table-cell>
          <table:table-cell office:value-type="float" office:value="115244.174618898" calcext:value-type="float">
            <text:p>115244.174618898</text:p>
          </table:table-cell>
          <table:table-cell office:value-type="float" office:value="0.102465580999706" calcext:value-type="float">
            <text:p>0.102465580999706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24603.262280648" calcext:value-type="float">
            <text:p>124603.262280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.358145931001" calcext:value-type="float">
            <text:p>189.358145931001</text:p>
          </table:table-cell>
          <table:table-cell office:value-type="float" office:value="140092" calcext:value-type="float">
            <text:p>140092</text:p>
          </table:table-cell>
          <table:table-cell office:value-type="float" office:value="122424.140570953" calcext:value-type="float">
            <text:p>122424.140570953</text:p>
          </table:table-cell>
          <table:table-cell office:value-type="float" office:value="0.116701819999435" calcext:value-type="float">
            <text:p>0.116701819999435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30150.67479056" calcext:value-type="float">
            <text:p>130150.67479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.560322152" calcext:value-type="float">
            <text:p>189.560322152</text:p>
          </table:table-cell>
          <table:table-cell office:value-type="float" office:value="118410" calcext:value-type="float">
            <text:p>118410</text:p>
          </table:table-cell>
          <table:table-cell office:value-type="float" office:value="122794.989694544" calcext:value-type="float">
            <text:p>122794.989694544</text:p>
          </table:table-cell>
          <table:table-cell office:value-type="float" office:value="0.115006130999973" calcext:value-type="float">
            <text:p>0.115006130999973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22794.989694544" calcext:value-type="float">
            <text:p>122794.989694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.762734365" calcext:value-type="float">
            <text:p>189.762734365</text:p>
          </table:table-cell>
          <table:table-cell office:value-type="float" office:value="106712" calcext:value-type="float">
            <text:p>106712</text:p>
          </table:table-cell>
          <table:table-cell office:value-type="float" office:value="117249.620430492" calcext:value-type="float">
            <text:p>117249.620430492</text:p>
          </table:table-cell>
          <table:table-cell office:value-type="float" office:value="0.108915238999543" calcext:value-type="float">
            <text:p>0.108915238999543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05561.232488337" calcext:value-type="float">
            <text:p>105561.232488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.96541599" calcext:value-type="float">
            <text:p>189.96541599</text:p>
          </table:table-cell>
          <table:table-cell office:value-type="float" office:value="121503" calcext:value-type="float">
            <text:p>121503</text:p>
          </table:table-cell>
          <table:table-cell office:value-type="float" office:value="108592.387721653" calcext:value-type="float">
            <text:p>108592.387721653</text:p>
          </table:table-cell>
          <table:table-cell office:value-type="float" office:value="0.102971644999343" calcext:value-type="float">
            <text:p>0.102971644999343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03229.888962072" calcext:value-type="float">
            <text:p>103229.88896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168585157" calcext:value-type="float">
            <text:p>190.168585157</text:p>
          </table:table-cell>
          <table:table-cell office:value-type="float" office:value="141918" calcext:value-type="float">
            <text:p>141918</text:p>
          </table:table-cell>
          <table:table-cell office:value-type="float" office:value="114122.94345322" calcext:value-type="float">
            <text:p>114122.94345322</text:p>
          </table:table-cell>
          <table:table-cell office:value-type="float" office:value="0.104608550998819" calcext:value-type="float">
            <text:p>0.104608550998819</text:p>
          </table:table-cell>
          <table:table-cell office:value-type="float" office:value="125464.37845383" calcext:value-type="float">
            <text:p>125464.37845383</text:p>
          </table:table-cell>
          <table:table-cell office:value-type="float" office:value="121678.355832051" calcext:value-type="float">
            <text:p>121678.355832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370211679001" calcext:value-type="float">
            <text:p>190.370211679001</text:p>
          </table:table-cell>
          <table:table-cell office:value-type="float" office:value="133212" calcext:value-type="float">
            <text:p>133212</text:p>
          </table:table-cell>
          <table:table-cell office:value-type="float" office:value="122911.965520029" calcext:value-type="float">
            <text:p>122911.965520029</text:p>
          </table:table-cell>
          <table:table-cell office:value-type="float" office:value="0.120006440998623" calcext:value-type="float">
            <text:p>0.120006440998623</text:p>
          </table:table-cell>
          <table:table-cell office:value-type="float" office:value="120130.093895189" calcext:value-type="float">
            <text:p>120130.093895189</text:p>
          </table:table-cell>
          <table:table-cell office:value-type="float" office:value="132114.234062024" calcext:value-type="float">
            <text:p>132114.234062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571707526" calcext:value-type="float">
            <text:p>190.571707526</text:p>
          </table:table-cell>
          <table:table-cell office:value-type="float" office:value="112197" calcext:value-type="float">
            <text:p>112197</text:p>
          </table:table-cell>
          <table:table-cell office:value-type="float" office:value="123278.217340435" calcext:value-type="float">
            <text:p>123278.217340435</text:p>
          </table:table-cell>
          <table:table-cell office:value-type="float" office:value="0.109280743999989" calcext:value-type="float">
            <text:p>0.109280743999989</text:p>
          </table:table-cell>
          <table:table-cell office:value-type="float" office:value="120130.093895189" calcext:value-type="float">
            <text:p>120130.093895189</text:p>
          </table:table-cell>
          <table:table-cell office:value-type="float" office:value="120057.040242138" calcext:value-type="float">
            <text:p>120057.040242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772966151" calcext:value-type="float">
            <text:p>190.772966151</text:p>
          </table:table-cell>
          <table:table-cell office:value-type="float" office:value="102309" calcext:value-type="float">
            <text:p>102309</text:p>
          </table:table-cell>
          <table:table-cell office:value-type="float" office:value="118528.597805125" calcext:value-type="float">
            <text:p>118528.597805125</text:p>
          </table:table-cell>
          <table:table-cell office:value-type="float" office:value="0.102206175999527" calcext:value-type="float">
            <text:p>0.102206175999527</text:p>
          </table:table-cell>
          <table:table-cell office:value-type="float" office:value="120130.093895189" calcext:value-type="float">
            <text:p>120130.093895189</text:p>
          </table:table-cell>
          <table:table-cell office:value-type="float" office:value="107762.02688158" calcext:value-type="float">
            <text:p>107762.02688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974325997" calcext:value-type="float">
            <text:p>190.974325997</text:p>
          </table:table-cell>
          <table:table-cell office:value-type="float" office:value="117328" calcext:value-type="float">
            <text:p>117328</text:p>
          </table:table-cell>
          <table:table-cell office:value-type="float" office:value="106208.648673625" calcext:value-type="float">
            <text:p>106208.648673625</text:p>
          </table:table-cell>
          <table:table-cell office:value-type="float" office:value="0.102612116999808" calcext:value-type="float">
            <text:p>0.102612116999808</text:p>
          </table:table-cell>
          <table:table-cell office:value-type="float" office:value="120130.093895189" calcext:value-type="float">
            <text:p>120130.093895189</text:p>
          </table:table-cell>
          <table:table-cell office:value-type="float" office:value="101142.750348999" calcext:value-type="float">
            <text:p>101142.750348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.177803605" calcext:value-type="float">
            <text:p>191.177803605</text:p>
          </table:table-cell>
          <table:table-cell office:value-type="float" office:value="136367" calcext:value-type="float">
            <text:p>136367</text:p>
          </table:table-cell>
          <table:table-cell office:value-type="float" office:value="103415.786092481" calcext:value-type="float">
            <text:p>103415.786092481</text:p>
          </table:table-cell>
          <table:table-cell office:value-type="float" office:value="0.110816536998755" calcext:value-type="float">
            <text:p>0.110816536998755</text:p>
          </table:table-cell>
          <table:table-cell office:value-type="float" office:value="120130.093895189" calcext:value-type="float">
            <text:p>120130.093895189</text:p>
          </table:table-cell>
          <table:table-cell office:value-type="float" office:value="111090.958879166" calcext:value-type="float">
            <text:p>111090.958879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.37993632" calcext:value-type="float">
            <text:p>191.37993632</text:p>
          </table:table-cell>
          <table:table-cell office:value-type="float" office:value="132411" calcext:value-type="float">
            <text:p>132411</text:p>
          </table:table-cell>
          <table:table-cell office:value-type="float" office:value="119220.949149048" calcext:value-type="float">
            <text:p>119220.949149048</text:p>
          </table:table-cell>
          <table:table-cell office:value-type="float" office:value="0.108475119999639" calcext:value-type="float">
            <text:p>0.108475119999639</text:p>
          </table:table-cell>
          <table:table-cell office:value-type="float" office:value="120130.093895189" calcext:value-type="float">
            <text:p>120130.093895189</text:p>
          </table:table-cell>
          <table:table-cell office:value-type="float" office:value="128950.466073323" calcext:value-type="float">
            <text:p>128950.466073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.582355574001" calcext:value-type="float">
            <text:p>191.582355574001</text:p>
          </table:table-cell>
          <table:table-cell office:value-type="float" office:value="111134" calcext:value-type="float">
            <text:p>111134</text:p>
          </table:table-cell>
          <table:table-cell office:value-type="float" office:value="123862.642632066" calcext:value-type="float">
            <text:p>123862.642632066</text:p>
          </table:table-cell>
          <table:table-cell office:value-type="float" office:value="0.108772259000034" calcext:value-type="float">
            <text:p>0.108772259000034</text:p>
          </table:table-cell>
          <table:table-cell office:value-type="float" office:value="120130.093895189" calcext:value-type="float">
            <text:p>120130.093895189</text:p>
          </table:table-cell>
          <table:table-cell office:value-type="float" office:value="121841.004470796" calcext:value-type="float">
            <text:p>121841.004470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.784102502999" calcext:value-type="float">
            <text:p>191.784102502999</text:p>
          </table:table-cell>
          <table:table-cell office:value-type="float" office:value="102543" calcext:value-type="float">
            <text:p>102543</text:p>
          </table:table-cell>
          <table:table-cell office:value-type="float" office:value="117256.546446337" calcext:value-type="float">
            <text:p>117256.546446337</text:p>
          </table:table-cell>
          <table:table-cell office:value-type="float" office:value="0.102861819001191" calcext:value-type="float">
            <text:p>0.102861819001191</text:p>
          </table:table-cell>
          <table:table-cell office:value-type="float" office:value="120130.093895189" calcext:value-type="float">
            <text:p>120130.093895189</text:p>
          </table:table-cell>
          <table:table-cell office:value-type="float" office:value="106383.342412627" calcext:value-type="float">
            <text:p>106383.342412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.985985424" calcext:value-type="float">
            <text:p>191.985985424</text:p>
          </table:table-cell>
          <table:table-cell office:value-type="float" office:value="118573" calcext:value-type="float">
            <text:p>118573</text:p>
          </table:table-cell>
          <table:table-cell office:value-type="float" office:value="106668.497643666" calcext:value-type="float">
            <text:p>106668.497643666</text:p>
          </table:table-cell>
          <table:table-cell office:value-type="float" office:value="0.103849320999871" calcext:value-type="float">
            <text:p>0.103849320999871</text:p>
          </table:table-cell>
          <table:table-cell office:value-type="float" office:value="120130.093895189" calcext:value-type="float">
            <text:p>120130.093895189</text:p>
          </table:table-cell>
          <table:table-cell office:value-type="float" office:value="102891.468409604" calcext:value-type="float">
            <text:p>102891.468409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.188297874" calcext:value-type="float">
            <text:p>192.188297874</text:p>
          </table:table-cell>
          <table:table-cell office:value-type="float" office:value="136803" calcext:value-type="float">
            <text:p>136803</text:p>
          </table:table-cell>
          <table:table-cell office:value-type="float" office:value="109614.590666852" calcext:value-type="float">
            <text:p>109614.590666852</text:p>
          </table:table-cell>
          <table:table-cell office:value-type="float" office:value="0.10312755599989" calcext:value-type="float">
            <text:p>0.10312755599989</text:p>
          </table:table-cell>
          <table:table-cell office:value-type="float" office:value="120130.093895189" calcext:value-type="float">
            <text:p>120130.093895189</text:p>
          </table:table-cell>
          <table:table-cell office:value-type="float" office:value="120872.6009532" calcext:value-type="float">
            <text:p>120872.6009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.389044198" calcext:value-type="float">
            <text:p>192.389044198</text:p>
          </table:table-cell>
          <table:table-cell office:value-type="float" office:value="131659" calcext:value-type="float">
            <text:p>131659</text:p>
          </table:table-cell>
          <table:table-cell office:value-type="float" office:value="120535.320572402" calcext:value-type="float">
            <text:p>120535.320572402</text:p>
          </table:table-cell>
          <table:table-cell office:value-type="float" office:value="0.114673189000314" calcext:value-type="float">
            <text:p>0.114673189000314</text:p>
          </table:table-cell>
          <table:table-cell office:value-type="float" office:value="120130.093895189" calcext:value-type="float">
            <text:p>120130.093895189</text:p>
          </table:table-cell>
          <table:table-cell office:value-type="float" office:value="124945.517066781" calcext:value-type="float">
            <text:p>124945.517066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.594909871999" calcext:value-type="float">
            <text:p>192.594909871999</text:p>
          </table:table-cell>
          <table:table-cell office:value-type="float" office:value="109933" calcext:value-type="float">
            <text:p>109933</text:p>
          </table:table-cell>
          <table:table-cell office:value-type="float" office:value="123701.156873987" calcext:value-type="float">
            <text:p>123701.156873987</text:p>
          </table:table-cell>
          <table:table-cell office:value-type="float" office:value="0.110751886999424" calcext:value-type="float">
            <text:p>0.110751886999424</text:p>
          </table:table-cell>
          <table:table-cell office:value-type="float" office:value="120130.093895189" calcext:value-type="float">
            <text:p>120130.093895189</text:p>
          </table:table-cell>
          <table:table-cell office:value-type="float" office:value="122298.888139274" calcext:value-type="float">
            <text:p>122298.888139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.795732634" calcext:value-type="float">
            <text:p>192.795732634</text:p>
          </table:table-cell>
          <table:table-cell office:value-type="float" office:value="102873" calcext:value-type="float">
            <text:p>102873</text:p>
          </table:table-cell>
          <table:table-cell office:value-type="float" office:value="114875.653576428" calcext:value-type="float">
            <text:p>114875.653576428</text:p>
          </table:table-cell>
          <table:table-cell office:value-type="float" office:value="0.108247484999083" calcext:value-type="float">
            <text:p>0.108247484999083</text:p>
          </table:table-cell>
          <table:table-cell office:value-type="float" office:value="120130.093895189" calcext:value-type="float">
            <text:p>120130.093895189</text:p>
          </table:table-cell>
          <table:table-cell office:value-type="float" office:value="103772.9966776" calcext:value-type="float">
            <text:p>103772.9966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.997454284001" calcext:value-type="float">
            <text:p>192.997454284001</text:p>
          </table:table-cell>
          <table:table-cell office:value-type="float" office:value="119934" calcext:value-type="float">
            <text:p>119934</text:p>
          </table:table-cell>
          <table:table-cell office:value-type="float" office:value="105252.942106073" calcext:value-type="float">
            <text:p>105252.942106073</text:p>
          </table:table-cell>
          <table:table-cell office:value-type="float" office:value="0.102691051000875" calcext:value-type="float">
            <text:p>0.102691051000875</text:p>
          </table:table-cell>
          <table:table-cell office:value-type="float" office:value="120130.093895189" calcext:value-type="float">
            <text:p>120130.093895189</text:p>
          </table:table-cell>
          <table:table-cell office:value-type="float" office:value="101645.064093289" calcext:value-type="float">
            <text:p>101645.064093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.199578690001" calcext:value-type="float">
            <text:p>193.199578690001</text:p>
          </table:table-cell>
          <table:table-cell office:value-type="float" office:value="137280" calcext:value-type="float">
            <text:p>137280</text:p>
          </table:table-cell>
          <table:table-cell office:value-type="float" office:value="109363.674504774" calcext:value-type="float">
            <text:p>109363.674504774</text:p>
          </table:table-cell>
          <table:table-cell office:value-type="float" office:value="0.104013849999319" calcext:value-type="float">
            <text:p>0.104013849999319</text:p>
          </table:table-cell>
          <table:table-cell office:value-type="float" office:value="120130.093895189" calcext:value-type="float">
            <text:p>120130.093895189</text:p>
          </table:table-cell>
          <table:table-cell office:value-type="float" office:value="118082.372348413" calcext:value-type="float">
            <text:p>118082.372348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.400360903001" calcext:value-type="float">
            <text:p>193.400360903001</text:p>
          </table:table-cell>
          <table:table-cell office:value-type="float" office:value="130611" calcext:value-type="float">
            <text:p>130611</text:p>
          </table:table-cell>
          <table:table-cell office:value-type="float" office:value="120585.401598642" calcext:value-type="float">
            <text:p>120585.401598642</text:p>
          </table:table-cell>
          <table:table-cell office:value-type="float" office:value="0.113571485999273" calcext:value-type="float">
            <text:p>0.113571485999273</text:p>
          </table:table-cell>
          <table:table-cell office:value-type="float" office:value="120130.093895189" calcext:value-type="float">
            <text:p>120130.093895189</text:p>
          </table:table-cell>
          <table:table-cell office:value-type="float" office:value="129449.743243081" calcext:value-type="float">
            <text:p>129449.743243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.602997991" calcext:value-type="float">
            <text:p>193.602997991</text:p>
          </table:table-cell>
          <table:table-cell office:value-type="float" office:value="109190" calcext:value-type="float">
            <text:p>109190</text:p>
          </table:table-cell>
          <table:table-cell office:value-type="float" office:value="124022.595297506" calcext:value-type="float">
            <text:p>124022.595297506</text:p>
          </table:table-cell>
          <table:table-cell office:value-type="float" office:value="0.107806906999031" calcext:value-type="float">
            <text:p>0.107806906999031</text:p>
          </table:table-cell>
          <table:table-cell office:value-type="float" office:value="120130.093895189" calcext:value-type="float">
            <text:p>120130.093895189</text:p>
          </table:table-cell>
          <table:table-cell office:value-type="float" office:value="120614.530358802" calcext:value-type="float">
            <text:p>120614.530358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.804470319999" calcext:value-type="float">
            <text:p>193.804470319999</text:p>
          </table:table-cell>
          <table:table-cell office:value-type="float" office:value="105313" calcext:value-type="float">
            <text:p>105313</text:p>
          </table:table-cell>
          <table:table-cell office:value-type="float" office:value="117026.582550338" calcext:value-type="float">
            <text:p>117026.582550338</text:p>
          </table:table-cell>
          <table:table-cell office:value-type="float" office:value="0.102638808000847" calcext:value-type="float">
            <text:p>0.102638808000847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06079.790069909" calcext:value-type="float">
            <text:p>106079.790069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.008715335" calcext:value-type="float">
            <text:p>194.008715335</text:p>
          </table:table-cell>
          <table:table-cell office:value-type="float" office:value="123709" calcext:value-type="float">
            <text:p>123709</text:p>
          </table:table-cell>
          <table:table-cell office:value-type="float" office:value="106020.510487829" calcext:value-type="float">
            <text:p>106020.510487829</text:p>
          </table:table-cell>
          <table:table-cell office:value-type="float" office:value="0.104746667000654" calcext:value-type="float">
            <text:p>0.104746667000654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04039.243766078" calcext:value-type="float">
            <text:p>104039.243766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.212171794999" calcext:value-type="float">
            <text:p>194.212171794999</text:p>
          </table:table-cell>
          <table:table-cell office:value-type="float" office:value="140456" calcext:value-type="float">
            <text:p>140456</text:p>
          </table:table-cell>
          <table:table-cell office:value-type="float" office:value="109476.129175371" calcext:value-type="float">
            <text:p>109476.129175371</text:p>
          </table:table-cell>
          <table:table-cell office:value-type="float" office:value="0.112809350001044" calcext:value-type="float">
            <text:p>0.112809350001044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24456.887329059" calcext:value-type="float">
            <text:p>124456.887329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.413007454999" calcext:value-type="float">
            <text:p>194.413007454999</text:p>
          </table:table-cell>
          <table:table-cell office:value-type="float" office:value="132210" calcext:value-type="float">
            <text:p>132210</text:p>
          </table:table-cell>
          <table:table-cell office:value-type="float" office:value="122765.251861733" calcext:value-type="float">
            <text:p>122765.251861733</text:p>
          </table:table-cell>
          <table:table-cell office:value-type="float" office:value="0.116412576000585" calcext:value-type="float">
            <text:p>0.116412576000585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23353.885425618" calcext:value-type="float">
            <text:p>123353.885425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.613942002001" calcext:value-type="float">
            <text:p>194.613942002001</text:p>
          </table:table-cell>
          <table:table-cell office:value-type="float" office:value="110500" calcext:value-type="float">
            <text:p>110500</text:p>
          </table:table-cell>
          <table:table-cell office:value-type="float" office:value="124099.043171705" calcext:value-type="float">
            <text:p>124099.043171705</text:p>
          </table:table-cell>
          <table:table-cell office:value-type="float" office:value="0.10833356600051" calcext:value-type="float">
            <text:p>0.10833356600051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21098.91081384" calcext:value-type="float">
            <text:p>121098.91081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.815268885" calcext:value-type="float">
            <text:p>194.815268885</text:p>
          </table:table-cell>
          <table:table-cell office:value-type="float" office:value="105763" calcext:value-type="float">
            <text:p>105763</text:p>
          </table:table-cell>
          <table:table-cell office:value-type="float" office:value="116824.517654644" calcext:value-type="float">
            <text:p>116824.517654644</text:p>
          </table:table-cell>
          <table:table-cell office:value-type="float" office:value="0.103414586999861" calcext:value-type="float">
            <text:p>0.103414586999861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05683.075046152" calcext:value-type="float">
            <text:p>105683.075046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.017328899001" calcext:value-type="float">
            <text:p>195.017328899001</text:p>
          </table:table-cell>
          <table:table-cell office:value-type="float" office:value="124701" calcext:value-type="float">
            <text:p>124701</text:p>
          </table:table-cell>
          <table:table-cell office:value-type="float" office:value="106674.052737401" calcext:value-type="float">
            <text:p>106674.052737401</text:p>
          </table:table-cell>
          <table:table-cell office:value-type="float" office:value="0.103305874999933" calcext:value-type="float">
            <text:p>0.103305874999933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05474.718265911" calcext:value-type="float">
            <text:p>105474.718265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.219957267" calcext:value-type="float">
            <text:p>195.219957267</text:p>
          </table:table-cell>
          <table:table-cell office:value-type="float" office:value="140662" calcext:value-type="float">
            <text:p>140662</text:p>
          </table:table-cell>
          <table:table-cell office:value-type="float" office:value="115809.419843516" calcext:value-type="float">
            <text:p>115809.419843516</text:p>
          </table:table-cell>
          <table:table-cell office:value-type="float" office:value="0.104038099998434" calcext:value-type="float">
            <text:p>0.104038099998434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30454.951357157" calcext:value-type="float">
            <text:p>130454.951357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.426112683001" calcext:value-type="float">
            <text:p>195.426112683001</text:p>
          </table:table-cell>
          <table:table-cell office:value-type="float" office:value="131184" calcext:value-type="float">
            <text:p>131184</text:p>
          </table:table-cell>
          <table:table-cell office:value-type="float" office:value="125074.625041753" calcext:value-type="float">
            <text:p>125074.625041753</text:p>
          </table:table-cell>
          <table:table-cell office:value-type="float" office:value="0.116805880999891" calcext:value-type="float">
            <text:p>0.116805880999891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27107.386634209" calcext:value-type="float">
            <text:p>127107.386634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.627070418001" calcext:value-type="float">
            <text:p>195.627070418001</text:p>
          </table:table-cell>
          <table:table-cell office:value-type="float" office:value="109628" calcext:value-type="float">
            <text:p>109628</text:p>
          </table:table-cell>
          <table:table-cell office:value-type="float" office:value="122293.62653897" calcext:value-type="float">
            <text:p>122293.62653897</text:p>
          </table:table-cell>
          <table:table-cell office:value-type="float" office:value="0.105430582001645" calcext:value-type="float">
            <text:p>0.105430582001645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18661.23912382" calcext:value-type="float">
            <text:p>118661.23912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.828401921" calcext:value-type="float">
            <text:p>195.828401921</text:p>
          </table:table-cell>
          <table:table-cell office:value-type="float" office:value="106327" calcext:value-type="float">
            <text:p>106327</text:p>
          </table:table-cell>
          <table:table-cell office:value-type="float" office:value="116244.0951954" calcext:value-type="float">
            <text:p>116244.0951954</text:p>
          </table:table-cell>
          <table:table-cell office:value-type="float" office:value="0.103069173999756" calcext:value-type="float">
            <text:p>0.103069173999756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03570.768377495" calcext:value-type="float">
            <text:p>103570.768377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.028866821" calcext:value-type="float">
            <text:p>196.028866821</text:p>
          </table:table-cell>
          <table:table-cell office:value-type="float" office:value="125861" calcext:value-type="float">
            <text:p>125861</text:p>
          </table:table-cell>
          <table:table-cell office:value-type="float" office:value="107127.716268764" calcext:value-type="float">
            <text:p>107127.716268764</text:p>
          </table:table-cell>
          <table:table-cell office:value-type="float" office:value="0.102629056998921" calcext:value-type="float">
            <text:p>0.102629056998921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07660.411682289" calcext:value-type="float">
            <text:p>107660.411682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.230140064001" calcext:value-type="float">
            <text:p>196.230140064001</text:p>
          </table:table-cell>
          <table:table-cell office:value-type="float" office:value="140849" calcext:value-type="float">
            <text:p>140849</text:p>
          </table:table-cell>
          <table:table-cell office:value-type="float" office:value="91259.7565518334" calcext:value-type="float">
            <text:p>91259.7565518334</text:p>
          </table:table-cell>
          <table:table-cell office:value-type="float" office:value="0.10542131800139" calcext:value-type="float">
            <text:p>0.10542131800139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00668.656081271" calcext:value-type="float">
            <text:p>100668.65608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.430876435999" calcext:value-type="float">
            <text:p>196.430876435999</text:p>
          </table:table-cell>
          <table:table-cell office:value-type="float" office:value="130263" calcext:value-type="float">
            <text:p>130263</text:p>
          </table:table-cell>
          <table:table-cell office:value-type="float" office:value="101833.168661895" calcext:value-type="float">
            <text:p>101833.168661895</text:p>
          </table:table-cell>
          <table:table-cell office:value-type="float" office:value="0.12338197399913" calcext:value-type="float">
            <text:p>0.12338197399913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09524.190193394" calcext:value-type="float">
            <text:p>109524.190193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.632980271001" calcext:value-type="float">
            <text:p>196.632980271001</text:p>
          </table:table-cell>
          <table:table-cell office:value-type="float" office:value="108903" calcext:value-type="float">
            <text:p>108903</text:p>
          </table:table-cell>
          <table:table-cell office:value-type="float" office:value="124341.260297613" calcext:value-type="float">
            <text:p>124341.260297613</text:p>
          </table:table-cell>
          <table:table-cell office:value-type="float" office:value="0.106136604001222" calcext:value-type="float">
            <text:p>0.106136604001222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18909.10431066" calcext:value-type="float">
            <text:p>118909.10431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.834866823001" calcext:value-type="float">
            <text:p>196.834866823001</text:p>
          </table:table-cell>
          <table:table-cell office:value-type="float" office:value="106818" calcext:value-type="float">
            <text:p>106818</text:p>
          </table:table-cell>
          <table:table-cell office:value-type="float" office:value="117184.936153078" calcext:value-type="float">
            <text:p>117184.936153078</text:p>
          </table:table-cell>
          <table:table-cell office:value-type="float" office:value="0.103441866000139" calcext:value-type="float">
            <text:p>0.103441866000139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06224.152865594" calcext:value-type="float">
            <text:p>106224.152865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.038458557001" calcext:value-type="float">
            <text:p>197.038458557001</text:p>
          </table:table-cell>
          <table:table-cell office:value-type="float" office:value="127004" calcext:value-type="float">
            <text:p>127004</text:p>
          </table:table-cell>
          <table:table-cell office:value-type="float" office:value="108233.116656348" calcext:value-type="float">
            <text:p>108233.116656348</text:p>
          </table:table-cell>
          <table:table-cell office:value-type="float" office:value="0.104085533999751" calcext:value-type="float">
            <text:p>0.104085533999751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08394.757421121" calcext:value-type="float">
            <text:p>108394.757421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.241465560001" calcext:value-type="float">
            <text:p>197.241465560001</text:p>
          </table:table-cell>
          <table:table-cell office:value-type="float" office:value="140969" calcext:value-type="float">
            <text:p>140969</text:p>
          </table:table-cell>
          <table:table-cell office:value-type="float" office:value="115443.834201092" calcext:value-type="float">
            <text:p>115443.834201092</text:p>
          </table:table-cell>
          <table:table-cell office:value-type="float" office:value="0.106717079999726" calcext:value-type="float">
            <text:p>0.106717079999726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28881.056633961" calcext:value-type="float">
            <text:p>128881.056633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.443931401" calcext:value-type="float">
            <text:p>197.443931401</text:p>
          </table:table-cell>
          <table:table-cell office:value-type="float" office:value="128867" calcext:value-type="float">
            <text:p>128867</text:p>
          </table:table-cell>
          <table:table-cell office:value-type="float" office:value="125193.594615989" calcext:value-type="float">
            <text:p>125193.594615989</text:p>
          </table:table-cell>
          <table:table-cell office:value-type="float" office:value="0.111445459000606" calcext:value-type="float">
            <text:p>0.111445459000606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28049.248126984" calcext:value-type="float">
            <text:p>128049.248126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.646425021001" calcext:value-type="float">
            <text:p>197.646425021001</text:p>
          </table:table-cell>
          <table:table-cell office:value-type="float" office:value="107918" calcext:value-type="float">
            <text:p>107918</text:p>
          </table:table-cell>
          <table:table-cell office:value-type="float" office:value="124918.035597947" calcext:value-type="float">
            <text:p>124918.035597947</text:p>
          </table:table-cell>
          <table:table-cell office:value-type="float" office:value="0.105272918999617" calcext:value-type="float">
            <text:p>0.105272918999617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18707.951358942" calcext:value-type="float">
            <text:p>118707.951358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.849477772999" calcext:value-type="float">
            <text:p>197.849477772999</text:p>
          </table:table-cell>
          <table:table-cell office:value-type="float" office:value="107747" calcext:value-type="float">
            <text:p>107747</text:p>
          </table:table-cell>
          <table:table-cell office:value-type="float" office:value="116578.9115715" calcext:value-type="float">
            <text:p>116578.9115715</text:p>
          </table:table-cell>
          <table:table-cell office:value-type="float" office:value="0.102553200998955" calcext:value-type="float">
            <text:p>0.102553200998955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05829.030996148" calcext:value-type="float">
            <text:p>105829.030996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.052226648" calcext:value-type="float">
            <text:p>198.052226648</text:p>
          </table:table-cell>
          <table:table-cell office:value-type="float" office:value="128619" calcext:value-type="float">
            <text:p>128619</text:p>
          </table:table-cell>
          <table:table-cell office:value-type="float" office:value="108710.341771393" calcext:value-type="float">
            <text:p>108710.341771393</text:p>
          </table:table-cell>
          <table:table-cell office:value-type="float" office:value="0.102326850999816" calcext:value-type="float">
            <text:p>0.102326850999816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08622.593927658" calcext:value-type="float">
            <text:p>108622.59392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.254507983" calcext:value-type="float">
            <text:p>198.254507983</text:p>
          </table:table-cell>
          <table:table-cell office:value-type="float" office:value="140987" calcext:value-type="float">
            <text:p>140987</text:p>
          </table:table-cell>
          <table:table-cell office:value-type="float" office:value="116181.737120914" calcext:value-type="float">
            <text:p>116181.737120914</text:p>
          </table:table-cell>
          <table:table-cell office:value-type="float" office:value="0.108311510999556" calcext:value-type="float">
            <text:p>0.108311510999556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26892.105509321" calcext:value-type="float">
            <text:p>126892.105509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.456241717" calcext:value-type="float">
            <text:p>198.456241717</text:p>
          </table:table-cell>
          <table:table-cell office:value-type="float" office:value="127512" calcext:value-type="float">
            <text:p>127512</text:p>
          </table:table-cell>
          <table:table-cell office:value-type="float" office:value="125415.786524392" calcext:value-type="float">
            <text:p>125415.786524392</text:p>
          </table:table-cell>
          <table:table-cell office:value-type="float" office:value="0.116625480999573" calcext:value-type="float">
            <text:p>0.116625480999573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31762.367409205" calcext:value-type="float">
            <text:p>131762.367409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.660834304999" calcext:value-type="float">
            <text:p>198.660834304999</text:p>
          </table:table-cell>
          <table:table-cell office:value-type="float" office:value="106977" calcext:value-type="float">
            <text:p>106977</text:p>
          </table:table-cell>
          <table:table-cell office:value-type="float" office:value="124847.734693903" calcext:value-type="float">
            <text:p>124847.734693903</text:p>
          </table:table-cell>
          <table:table-cell office:value-type="float" office:value="0.106051086999287" calcext:value-type="float">
            <text:p>0.106051086999287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17933.101978601" calcext:value-type="float">
            <text:p>117933.101978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.863408461" calcext:value-type="float">
            <text:p>198.863408461</text:p>
          </table:table-cell>
          <table:table-cell office:value-type="float" office:value="108704" calcext:value-type="float">
            <text:p>108704</text:p>
          </table:table-cell>
          <table:table-cell office:value-type="float" office:value="110474.535261204" calcext:value-type="float">
            <text:p>110474.535261204</text:p>
          </table:table-cell>
          <table:table-cell office:value-type="float" office:value="0.106506112000716" calcext:value-type="float">
            <text:p>0.106506112000716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00823.298741025" calcext:value-type="float">
            <text:p>100823.29874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.066128759001" calcext:value-type="float">
            <text:p>199.066128759001</text:p>
          </table:table-cell>
          <table:table-cell office:value-type="float" office:value="130015" calcext:value-type="float">
            <text:p>130015</text:p>
          </table:table-cell>
          <table:table-cell office:value-type="float" office:value="106417.608638037" calcext:value-type="float">
            <text:p>106417.608638037</text:p>
          </table:table-cell>
          <table:table-cell office:value-type="float" office:value="0.103138820999447" calcext:value-type="float">
            <text:p>0.103138820999447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08898.152945701" calcext:value-type="float">
            <text:p>108898.152945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.269695509" calcext:value-type="float">
            <text:p>199.269695509</text:p>
          </table:table-cell>
          <table:table-cell office:value-type="float" office:value="140870" calcext:value-type="float">
            <text:p>140870</text:p>
          </table:table-cell>
          <table:table-cell office:value-type="float" office:value="116357.232808382" calcext:value-type="float">
            <text:p>116357.232808382</text:p>
          </table:table-cell>
          <table:table-cell office:value-type="float" office:value="0.108468142001584" calcext:value-type="float">
            <text:p>0.108468142001584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30382.519737855" calcext:value-type="float">
            <text:p>130382.519737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.470411275001" calcext:value-type="float">
            <text:p>199.470411275001</text:p>
          </table:table-cell>
          <table:table-cell office:value-type="float" office:value="125952" calcext:value-type="float">
            <text:p>125952</text:p>
          </table:table-cell>
          <table:table-cell office:value-type="float" office:value="125701.095302849" calcext:value-type="float">
            <text:p>125701.095302849</text:p>
          </table:table-cell>
          <table:table-cell office:value-type="float" office:value="0.116225462999864" calcext:value-type="float">
            <text:p>0.116225462999864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24469.546618862" calcext:value-type="float">
            <text:p>124469.546618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.672031531001" calcext:value-type="float">
            <text:p>199.672031531001</text:p>
          </table:table-cell>
          <table:table-cell office:value-type="float" office:value="106333" calcext:value-type="float">
            <text:p>106333</text:p>
          </table:table-cell>
          <table:table-cell office:value-type="float" office:value="123987.190050967" calcext:value-type="float">
            <text:p>123987.190050967</text:p>
          </table:table-cell>
          <table:table-cell office:value-type="float" office:value="0.103067312000348" calcext:value-type="float">
            <text:p>0.103067312000348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17563.637373404" calcext:value-type="float">
            <text:p>117563.637373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.873594977998" calcext:value-type="float">
            <text:p>199.873594977998</text:p>
          </table:table-cell>
          <table:table-cell office:value-type="float" office:value="109556" calcext:value-type="float">
            <text:p>109556</text:p>
          </table:table-cell>
          <table:table-cell office:value-type="float" office:value="115711.696039859" calcext:value-type="float">
            <text:p>115711.696039859</text:p>
          </table:table-cell>
          <table:table-cell office:value-type="float" office:value="0.102821470998606" calcext:value-type="float">
            <text:p>0.102821470998606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05028.524351556" calcext:value-type="float">
            <text:p>105028.524351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.078419066002" calcext:value-type="float">
            <text:p>200.078419066002</text:p>
          </table:table-cell>
          <table:table-cell office:value-type="float" office:value="131391" calcext:value-type="float">
            <text:p>131391</text:p>
          </table:table-cell>
          <table:table-cell office:value-type="float" office:value="107651.209903164" calcext:value-type="float">
            <text:p>107651.209903164</text:p>
          </table:table-cell>
          <table:table-cell office:value-type="float" office:value="0.104444050997699" calcext:value-type="float">
            <text:p>0.104444050997699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09920.851498695" calcext:value-type="float">
            <text:p>109920.851498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.280517723" calcext:value-type="float">
            <text:p>200.280517723</text:p>
          </table:table-cell>
          <table:table-cell office:value-type="float" office:value="140642" calcext:value-type="float">
            <text:p>140642</text:p>
          </table:table-cell>
          <table:table-cell office:value-type="float" office:value="116251.524879673" calcext:value-type="float">
            <text:p>116251.524879673</text:p>
          </table:table-cell>
          <table:table-cell office:value-type="float" office:value="0.109170473999257" calcext:value-type="float">
            <text:p>0.109170473999257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27456.052177531" calcext:value-type="float">
            <text:p>127456.052177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.482268872001" calcext:value-type="float">
            <text:p>200.482268872001</text:p>
          </table:table-cell>
          <table:table-cell office:value-type="float" office:value="124555" calcext:value-type="float">
            <text:p>124555</text:p>
          </table:table-cell>
          <table:table-cell office:value-type="float" office:value="124813.867105093" calcext:value-type="float">
            <text:p>124813.867105093</text:p>
          </table:table-cell>
          <table:table-cell office:value-type="float" office:value="0.115311779001786" calcext:value-type="float">
            <text:p>0.115311779001786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29560.974136578" calcext:value-type="float">
            <text:p>129560.974136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.684246923" calcext:value-type="float">
            <text:p>200.684246923</text:p>
          </table:table-cell>
          <table:table-cell office:value-type="float" office:value="105724" calcext:value-type="float">
            <text:p>105724</text:p>
          </table:table-cell>
          <table:table-cell office:value-type="float" office:value="124972.428998157" calcext:value-type="float">
            <text:p>124972.428998157</text:p>
          </table:table-cell>
          <table:table-cell office:value-type="float" office:value="0.10261404099947" calcext:value-type="float">
            <text:p>0.10261404099947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16717.460798448" calcext:value-type="float">
            <text:p>116717.46079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.886341730999" calcext:value-type="float">
            <text:p>200.886341730999</text:p>
          </table:table-cell>
          <table:table-cell office:value-type="float" office:value="110587" calcext:value-type="float">
            <text:p>110587</text:p>
          </table:table-cell>
          <table:table-cell office:value-type="float" office:value="115703.485715299" calcext:value-type="float">
            <text:p>115703.485715299</text:p>
          </table:table-cell>
          <table:table-cell office:value-type="float" office:value="0.103814411999338" calcext:value-type="float">
            <text:p>0.103814411999338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06040.446853566" calcext:value-type="float">
            <text:p>106040.446853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.087883048" calcext:value-type="float">
            <text:p>201.087883048</text:p>
          </table:table-cell>
          <table:table-cell office:value-type="float" office:value="132336" calcext:value-type="float">
            <text:p>132336</text:p>
          </table:table-cell>
          <table:table-cell office:value-type="float" office:value="106798.362439503" calcext:value-type="float">
            <text:p>106798.362439503</text:p>
          </table:table-cell>
          <table:table-cell office:value-type="float" office:value="0.103116179001518" calcext:value-type="float">
            <text:p>0.103116179001518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09293.787960431" calcext:value-type="float">
            <text:p>109293.787960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.289405741001" calcext:value-type="float">
            <text:p>201.289405741001</text:p>
          </table:table-cell>
          <table:table-cell office:value-type="float" office:value="140413" calcext:value-type="float">
            <text:p>140413</text:p>
          </table:table-cell>
          <table:table-cell office:value-type="float" office:value="107644.025869174" calcext:value-type="float">
            <text:p>107644.025869174</text:p>
          </table:table-cell>
          <table:table-cell office:value-type="float" office:value="0.104895749998832" calcext:value-type="float">
            <text:p>0.104895749998832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06668.023537114" calcext:value-type="float">
            <text:p>106668.023537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.491834724002" calcext:value-type="float">
            <text:p>201.491834724002</text:p>
          </table:table-cell>
          <table:table-cell office:value-type="float" office:value="123453" calcext:value-type="float">
            <text:p>123453</text:p>
          </table:table-cell>
          <table:table-cell office:value-type="float" office:value="112063.233063547" calcext:value-type="float">
            <text:p>112063.233063547</text:p>
          </table:table-cell>
          <table:table-cell office:value-type="float" office:value="0.115159601002233" calcext:value-type="float">
            <text:p>0.115159601002233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28344.306665856" calcext:value-type="float">
            <text:p>128344.306665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.694580037001" calcext:value-type="float">
            <text:p>201.694580037001</text:p>
          </table:table-cell>
          <table:table-cell office:value-type="float" office:value="105291" calcext:value-type="float">
            <text:p>105291</text:p>
          </table:table-cell>
          <table:table-cell office:value-type="float" office:value="101277.432318246" calcext:value-type="float">
            <text:p>101277.432318246</text:p>
          </table:table-cell>
          <table:table-cell office:value-type="float" office:value="0.105554259000201" calcext:value-type="float">
            <text:p>0.105554259000201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92574.4882847371" calcext:value-type="float">
            <text:p>92574.4882847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.897069039002" calcext:value-type="float">
            <text:p>201.897069039002</text:p>
          </table:table-cell>
          <table:table-cell office:value-type="float" office:value="111601" calcext:value-type="float">
            <text:p>111601</text:p>
          </table:table-cell>
          <table:table-cell office:value-type="float" office:value="106410.424604047" calcext:value-type="float">
            <text:p>106410.424604047</text:p>
          </table:table-cell>
          <table:table-cell office:value-type="float" office:value="0.103866034998646" calcext:value-type="float">
            <text:p>0.103866034998646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97090.6799379746" calcext:value-type="float">
            <text:p>97090.6799379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.102706280999" calcext:value-type="float">
            <text:p>202.102706280999</text:p>
          </table:table-cell>
          <table:table-cell office:value-type="float" office:value="133743" calcext:value-type="float">
            <text:p>133743</text:p>
          </table:table-cell>
          <table:table-cell office:value-type="float" office:value="98981.6203131798" calcext:value-type="float">
            <text:p>98981.6203131798</text:p>
          </table:table-cell>
          <table:table-cell office:value-type="float" office:value="0.120294099997409" calcext:value-type="float">
            <text:p>0.120294099997409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02219.567061496" calcext:value-type="float">
            <text:p>102219.567061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.304497272002" calcext:value-type="float">
            <text:p>202.304497272002</text:p>
          </table:table-cell>
          <table:table-cell office:value-type="float" office:value="139897" calcext:value-type="float">
            <text:p>139897</text:p>
          </table:table-cell>
          <table:table-cell office:value-type="float" office:value="117276.276013808" calcext:value-type="float">
            <text:p>117276.276013808</text:p>
          </table:table-cell>
          <table:table-cell office:value-type="float" office:value="0.119981079998979" calcext:value-type="float">
            <text:p>0.119981079998979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28638.338914158" calcext:value-type="float">
            <text:p>128638.338914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.506175236998" calcext:value-type="float">
            <text:p>202.506175236998</text:p>
          </table:table-cell>
          <table:table-cell office:value-type="float" office:value="121796" calcext:value-type="float">
            <text:p>121796</text:p>
          </table:table-cell>
          <table:table-cell office:value-type="float" office:value="125253.632614334" calcext:value-type="float">
            <text:p>125253.632614334</text:p>
          </table:table-cell>
          <table:table-cell office:value-type="float" office:value="0.11454670799867" calcext:value-type="float">
            <text:p>0.11454670799867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28411.52869819" calcext:value-type="float">
            <text:p>128411.52869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.708720582999" calcext:value-type="float">
            <text:p>202.708720582999</text:p>
          </table:table-cell>
          <table:table-cell office:value-type="float" office:value="104806" calcext:value-type="float">
            <text:p>104806</text:p>
          </table:table-cell>
          <table:table-cell office:value-type="float" office:value="122971.162386678" calcext:value-type="float">
            <text:p>122971.162386678</text:p>
          </table:table-cell>
          <table:table-cell office:value-type="float" office:value="0.103265927999018" calcext:value-type="float">
            <text:p>0.103265927999018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13682.71958299" calcext:value-type="float">
            <text:p>113682.71958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.94757525" calcext:value-type="float">
            <text:p>202.94757525</text:p>
          </table:table-cell>
          <table:table-cell office:value-type="float" office:value="116735" calcext:value-type="float">
            <text:p>116735</text:p>
          </table:table-cell>
          <table:table-cell office:value-type="float" office:value="113816.650502374" calcext:value-type="float">
            <text:p>113816.650502374</text:p>
          </table:table-cell>
          <table:table-cell office:value-type="float" office:value="0.104545515998325" calcext:value-type="float">
            <text:p>0.104545515998325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05098.312110316" calcext:value-type="float">
            <text:p>105098.312110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.152485775001" calcext:value-type="float">
            <text:p>203.152485775001</text:p>
          </table:table-cell>
          <table:table-cell office:value-type="float" office:value="137484" calcext:value-type="float">
            <text:p>137484</text:p>
          </table:table-cell>
          <table:table-cell office:value-type="float" office:value="96162.9132627044" calcext:value-type="float">
            <text:p>96162.9132627044</text:p>
          </table:table-cell>
          <table:table-cell office:value-type="float" office:value="0.10861872699752" calcext:value-type="float">
            <text:p>0.10861872699752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07210.418103353" calcext:value-type="float">
            <text:p>107210.418103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.354171526" calcext:value-type="float">
            <text:p>203.354171526</text:p>
          </table:table-cell>
          <table:table-cell office:value-type="float" office:value="137333" calcext:value-type="float">
            <text:p>137333</text:p>
          </table:table-cell>
          <table:table-cell office:value-type="float" office:value="121135.641702252" calcext:value-type="float">
            <text:p>121135.641702252</text:p>
          </table:table-cell>
          <table:table-cell office:value-type="float" office:value="0.115800174000469" calcext:value-type="float">
            <text:p>0.115800174000469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26779.213546623" calcext:value-type="float">
            <text:p>126779.213546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.555276455001" calcext:value-type="float">
            <text:p>203.555276455001</text:p>
          </table:table-cell>
          <table:table-cell office:value-type="float" office:value="116431" calcext:value-type="float">
            <text:p>116431</text:p>
          </table:table-cell>
          <table:table-cell office:value-type="float" office:value="123779.366210544" calcext:value-type="float">
            <text:p>123779.366210544</text:p>
          </table:table-cell>
          <table:table-cell office:value-type="float" office:value="0.112833279999904" calcext:value-type="float">
            <text:p>0.112833279999904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22830.560578589" calcext:value-type="float">
            <text:p>122830.560578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.756311428002" calcext:value-type="float">
            <text:p>203.756311428002</text:p>
          </table:table-cell>
          <table:table-cell office:value-type="float" office:value="104232" calcext:value-type="float">
            <text:p>104232</text:p>
          </table:table-cell>
          <table:table-cell office:value-type="float" office:value="119934.881735365" calcext:value-type="float">
            <text:p>119934.881735365</text:p>
          </table:table-cell>
          <table:table-cell office:value-type="float" office:value="0.104094045000238" calcext:value-type="float">
            <text:p>0.104094045000238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08926.375936375" calcext:value-type="float">
            <text:p>108926.375936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.957788496002" calcext:value-type="float">
            <text:p>203.957788496002</text:p>
          </table:table-cell>
          <table:table-cell office:value-type="float" office:value="117876" calcext:value-type="float">
            <text:p>117876</text:p>
          </table:table-cell>
          <table:table-cell office:value-type="float" office:value="109259.407226337" calcext:value-type="float">
            <text:p>109259.407226337</text:p>
          </table:table-cell>
          <table:table-cell office:value-type="float" office:value="0.102890924001258" calcext:value-type="float">
            <text:p>0.102890924001258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04231.096578675" calcext:value-type="float">
            <text:p>104231.096578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.160392283" calcext:value-type="float">
            <text:p>204.160392283</text:p>
          </table:table-cell>
          <table:table-cell office:value-type="float" office:value="138209" calcext:value-type="float">
            <text:p>138209</text:p>
          </table:table-cell>
          <table:table-cell office:value-type="float" office:value="110279.026907621" calcext:value-type="float">
            <text:p>110279.026907621</text:p>
          </table:table-cell>
          <table:table-cell office:value-type="float" office:value="0.102819840001757" calcext:value-type="float">
            <text:p>0.102819840001757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17280.381176087" calcext:value-type="float">
            <text:p>117280.381176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.390579329" calcext:value-type="float">
            <text:p>204.390579329</text:p>
          </table:table-cell>
          <table:table-cell office:value-type="float" office:value="134212" calcext:value-type="float">
            <text:p>134212</text:p>
          </table:table-cell>
          <table:table-cell office:value-type="float" office:value="112756.492343575" calcext:value-type="float">
            <text:p>112756.492343575</text:p>
          </table:table-cell>
          <table:table-cell office:value-type="float" office:value="0.134350960997836" calcext:value-type="float">
            <text:p>0.134350960997836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23190.27542337" calcext:value-type="float">
            <text:p>123190.27542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.010966147001" calcext:value-type="float">
            <text:p>205.010966147001</text:p>
          </table:table-cell>
          <table:table-cell office:value-type="float" office:value="123970" calcext:value-type="float">
            <text:p>123970</text:p>
          </table:table-cell>
          <table:table-cell office:value-type="float" office:value="74412.224067638" calcext:value-type="float">
            <text:p>74412.224067638</text:p>
          </table:table-cell>
          <table:table-cell office:value-type="float" office:value="0.597083370001201" calcext:value-type="float">
            <text:p>0.597083370001201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72361.1823635145" calcext:value-type="float">
            <text:p>72361.1823635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.213080636" calcext:value-type="float">
            <text:p>205.213080636</text:p>
          </table:table-cell>
          <table:table-cell office:value-type="float" office:value="140527" calcext:value-type="float">
            <text:p>140527</text:p>
          </table:table-cell>
          <table:table-cell office:value-type="float" office:value="120881.63478618" calcext:value-type="float">
            <text:p>120881.63478618</text:p>
          </table:table-cell>
          <table:table-cell office:value-type="float" office:value="0.103043014998548" calcext:value-type="float">
            <text:p>0.103043014998548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14820.362679823" calcext:value-type="float">
            <text:p>114820.362679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.415208523998" calcext:value-type="float">
            <text:p>205.415208523998</text:p>
          </table:table-cell>
          <table:table-cell office:value-type="float" office:value="131866" calcext:value-type="float">
            <text:p>131866</text:p>
          </table:table-cell>
          <table:table-cell office:value-type="float" office:value="118293.843113952" calcext:value-type="float">
            <text:p>118293.843113952</text:p>
          </table:table-cell>
          <table:table-cell office:value-type="float" office:value="0.116140956000891" calcext:value-type="float">
            <text:p>0.116140956000891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27595.627695049" calcext:value-type="float">
            <text:p>127595.627695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.617505727001" calcext:value-type="float">
            <text:p>205.617505727001</text:p>
          </table:table-cell>
          <table:table-cell office:value-type="float" office:value="110157" calcext:value-type="float">
            <text:p>110157</text:p>
          </table:table-cell>
          <table:table-cell office:value-type="float" office:value="124998.599407691" calcext:value-type="float">
            <text:p>124998.599407691</text:p>
          </table:table-cell>
          <table:table-cell office:value-type="float" office:value="0.107874631001323" calcext:value-type="float">
            <text:p>0.107874631001323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20554.248094353" calcext:value-type="float">
            <text:p>120554.248094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.820769049002" calcext:value-type="float">
            <text:p>205.820769049002</text:p>
          </table:table-cell>
          <table:table-cell office:value-type="float" office:value="106045" calcext:value-type="float">
            <text:p>106045</text:p>
          </table:table-cell>
          <table:table-cell office:value-type="float" office:value="117419.443548321" calcext:value-type="float">
            <text:p>117419.443548321</text:p>
          </table:table-cell>
          <table:table-cell office:value-type="float" office:value="0.103358275999199" calcext:value-type="float">
            <text:p>0.103358275999199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06279.572556373" calcext:value-type="float">
            <text:p>106279.572556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.023064907" calcext:value-type="float">
            <text:p>206.023064907</text:p>
          </table:table-cell>
          <table:table-cell office:value-type="float" office:value="125358" calcext:value-type="float">
            <text:p>125358</text:p>
          </table:table-cell>
          <table:table-cell office:value-type="float" office:value="109711.488222417" calcext:value-type="float">
            <text:p>109711.488222417</text:p>
          </table:table-cell>
          <table:table-cell office:value-type="float" office:value="0.101950735999708" calcext:value-type="float">
            <text:p>0.101950735999708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07601.434810519" calcext:value-type="float">
            <text:p>107601.434810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.225166120999" calcext:value-type="float">
            <text:p>206.225166120999</text:p>
          </table:table-cell>
          <table:table-cell office:value-type="float" office:value="140789" calcext:value-type="float">
            <text:p>140789</text:p>
          </table:table-cell>
          <table:table-cell office:value-type="float" office:value="115048.712331646" calcext:value-type="float">
            <text:p>115048.712331646</text:p>
          </table:table-cell>
          <table:table-cell office:value-type="float" office:value="0.102391189000627" calcext:value-type="float">
            <text:p>0.102391189000627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24959.087220747" calcext:value-type="float">
            <text:p>124959.087220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.427937174001" calcext:value-type="float">
            <text:p>206.427937174001</text:p>
          </table:table-cell>
          <table:table-cell office:value-type="float" office:value="130566" calcext:value-type="float">
            <text:p>130566</text:p>
          </table:table-cell>
          <table:table-cell office:value-type="float" office:value="124807.196216388" calcext:value-type="float">
            <text:p>124807.196216388</text:p>
          </table:table-cell>
          <table:table-cell office:value-type="float" office:value="0.117759649998334" calcext:value-type="float">
            <text:p>0.117759649998334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32725.54110914" calcext:value-type="float">
            <text:p>132725.54110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.629881934001" calcext:value-type="float">
            <text:p>206.629881934001</text:p>
          </table:table-cell>
          <table:table-cell office:value-type="float" office:value="109143" calcext:value-type="float">
            <text:p>109143</text:p>
          </table:table-cell>
          <table:table-cell office:value-type="float" office:value="123234.40591788" calcext:value-type="float">
            <text:p>123234.40591788</text:p>
          </table:table-cell>
          <table:table-cell office:value-type="float" office:value="0.11029815800066" calcext:value-type="float">
            <text:p>0.11029815800066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17988.52166938" calcext:value-type="float">
            <text:p>117988.52166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.832214721002" calcext:value-type="float">
            <text:p>206.832214721002</text:p>
          </table:table-cell>
          <table:table-cell office:value-type="float" office:value="106662" calcext:value-type="float">
            <text:p>106662</text:p>
          </table:table-cell>
          <table:table-cell office:value-type="float" office:value="116981.730620221" calcext:value-type="float">
            <text:p>116981.730620221</text:p>
          </table:table-cell>
          <table:table-cell office:value-type="float" office:value="0.102767378000863" calcext:value-type="float">
            <text:p>0.102767378000863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05988.619179781" calcext:value-type="float">
            <text:p>105988.619179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.035909181999" calcext:value-type="float">
            <text:p>207.035909181999</text:p>
          </table:table-cell>
          <table:table-cell office:value-type="float" office:value="126814" calcext:value-type="float">
            <text:p>126814</text:p>
          </table:table-cell>
          <table:table-cell office:value-type="float" office:value="108276.220860287" calcext:value-type="float">
            <text:p>108276.220860287</text:p>
          </table:table-cell>
          <table:table-cell office:value-type="float" office:value="0.102956478000124" calcext:value-type="float">
            <text:p>0.102956478000124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07003.107408215" calcext:value-type="float">
            <text:p>107003.107408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.237654133001" calcext:value-type="float">
            <text:p>207.237654133001</text:p>
          </table:table-cell>
          <table:table-cell office:value-type="float" office:value="140949" calcext:value-type="float">
            <text:p>140949</text:p>
          </table:table-cell>
          <table:table-cell office:value-type="float" office:value="115141.59162823" calcext:value-type="float">
            <text:p>115141.59162823</text:p>
          </table:table-cell>
          <table:table-cell office:value-type="float" office:value="0.105598670998006" calcext:value-type="float">
            <text:p>0.105598670998006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25482.495411441" calcext:value-type="float">
            <text:p>125482.495411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.439607147" calcext:value-type="float">
            <text:p>207.439607147</text:p>
          </table:table-cell>
          <table:table-cell office:value-type="float" office:value="129328" calcext:value-type="float">
            <text:p>129328</text:p>
          </table:table-cell>
          <table:table-cell office:value-type="float" office:value="125172.555659305" calcext:value-type="float">
            <text:p>125172.555659305</text:p>
          </table:table-cell>
          <table:table-cell office:value-type="float" office:value="0.115771538999979" calcext:value-type="float">
            <text:p>0.115771538999979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32425.864262703" calcext:value-type="float">
            <text:p>132425.864262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.641509272002" calcext:value-type="float">
            <text:p>207.641509272002</text:p>
          </table:table-cell>
          <table:table-cell office:value-type="float" office:value="108265" calcext:value-type="float">
            <text:p>108265</text:p>
          </table:table-cell>
          <table:table-cell office:value-type="float" office:value="125144.33266863" calcext:value-type="float">
            <text:p>125144.33266863</text:p>
          </table:table-cell>
          <table:table-cell office:value-type="float" office:value="0.105770155998471" calcext:value-type="float">
            <text:p>0.105770155998471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19181.071311707" calcext:value-type="float">
            <text:p>119181.071311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.856837043" calcext:value-type="float">
            <text:p>207.856837043</text:p>
          </table:table-cell>
          <table:table-cell office:value-type="float" office:value="108263" calcext:value-type="float">
            <text:p>108263</text:p>
          </table:table-cell>
          <table:table-cell office:value-type="float" office:value="85836.3775474729" calcext:value-type="float">
            <text:p>85836.3775474729</text:p>
          </table:table-cell>
          <table:table-cell office:value-type="float" office:value="0.156642177000322" calcext:value-type="float">
            <text:p>0.156642177000322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75027.9984096315" calcext:value-type="float">
            <text:p>75027.9984096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.059232436" calcext:value-type="float">
            <text:p>208.059232436</text:p>
          </table:table-cell>
          <table:table-cell office:value-type="float" office:value="129376" calcext:value-type="float">
            <text:p>129376</text:p>
          </table:table-cell>
          <table:table-cell office:value-type="float" office:value="110365.748460785" calcext:value-type="float">
            <text:p>110365.748460785</text:p>
          </table:table-cell>
          <table:table-cell office:value-type="float" office:value="0.10323287799838" calcext:value-type="float">
            <text:p>0.10323287799838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10364.722170215" calcext:value-type="float">
            <text:p>110364.722170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.261098736999" calcext:value-type="float">
            <text:p>208.261098736999</text:p>
          </table:table-cell>
          <table:table-cell office:value-type="float" office:value="140947" calcext:value-type="float">
            <text:p>140947</text:p>
          </table:table-cell>
          <table:table-cell office:value-type="float" office:value="102854.327779034" calcext:value-type="float">
            <text:p>102854.327779034</text:p>
          </table:table-cell>
          <table:table-cell office:value-type="float" office:value="0.131183960998897" calcext:value-type="float">
            <text:p>0.131183960998897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13688.364181125" calcext:value-type="float">
            <text:p>113688.36418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.463235449999" calcext:value-type="float">
            <text:p>208.463235449999</text:p>
          </table:table-cell>
          <table:table-cell office:value-type="float" office:value="126746" calcext:value-type="float">
            <text:p>126746</text:p>
          </table:table-cell>
          <table:table-cell office:value-type="float" office:value="123532.543328462" calcext:value-type="float">
            <text:p>123532.543328462</text:p>
          </table:table-cell>
          <table:table-cell office:value-type="float" office:value="0.115479203999712" calcext:value-type="float">
            <text:p>0.115479203999712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29470.147421134" calcext:value-type="float">
            <text:p>129470.147421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.665900536002" calcext:value-type="float">
            <text:p>208.665900536002</text:p>
          </table:table-cell>
          <table:table-cell office:value-type="float" office:value="106676" calcext:value-type="float">
            <text:p>106676</text:p>
          </table:table-cell>
          <table:table-cell office:value-type="float" office:value="126184.478161314" calcext:value-type="float">
            <text:p>126184.478161314</text:p>
          </table:table-cell>
          <table:table-cell office:value-type="float" office:value="0.103944545997365" calcext:value-type="float">
            <text:p>0.103944545997365</text:p>
          </table:table-cell>
          <table:table-cell office:value-type="float" office:value="122606.984224295" calcext:value-type="float">
            <text:p>122606.984224295</text:p>
          </table:table-cell>
          <table:table-cell office:value-type="float" office:value="118897.301969105" calcext:value-type="float">
            <text:p>118897.301969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.867729428999" calcext:value-type="float">
            <text:p>208.867729428999</text:p>
          </table:table-cell>
          <table:table-cell office:value-type="float" office:value="113411" calcext:value-type="float">
            <text:p>113411</text:p>
          </table:table-cell>
          <table:table-cell office:value-type="float" office:value="116084.75266205" calcext:value-type="float">
            <text:p>116084.75266205</text:p>
          </table:table-cell>
          <table:table-cell office:value-type="float" office:value="0.102847679998376" calcext:value-type="float">
            <text:p>0.102847679998376</text:p>
          </table:table-cell>
          <table:table-cell office:value-type="float" office:value="127528.145521568" calcext:value-type="float">
            <text:p>127528.145521568</text:p>
          </table:table-cell>
          <table:table-cell office:value-type="float" office:value="107633.249818189" calcext:value-type="float">
            <text:p>107633.249818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.071329391001" calcext:value-type="float">
            <text:p>209.071329391001</text:p>
          </table:table-cell>
          <table:table-cell office:value-type="float" office:value="135722" calcext:value-type="float">
            <text:p>135722</text:p>
          </table:table-cell>
          <table:table-cell office:value-type="float" office:value="109233.820434656" calcext:value-type="float">
            <text:p>109233.820434656</text:p>
          </table:table-cell>
          <table:table-cell office:value-type="float" office:value="0.103696457001206" calcext:value-type="float">
            <text:p>0.103696457001206</text:p>
          </table:table-cell>
          <table:table-cell office:value-type="float" office:value="127528.145521568" calcext:value-type="float">
            <text:p>127528.145521568</text:p>
          </table:table-cell>
          <table:table-cell office:value-type="float" office:value="116347.870647099" calcext:value-type="float">
            <text:p>116347.870647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.326775006" calcext:value-type="float">
            <text:p>209.326775006</text:p>
          </table:table-cell>
          <table:table-cell office:value-type="float" office:value="144433" calcext:value-type="float">
            <text:p>144433</text:p>
          </table:table-cell>
          <table:table-cell office:value-type="float" office:value="117209.192903104" calcext:value-type="float">
            <text:p>117209.192903104</text:p>
          </table:table-cell>
          <table:table-cell office:value-type="float" office:value="0.127537503001804" calcext:value-type="float">
            <text:p>0.127537503001804</text:p>
          </table:table-cell>
          <table:table-cell office:value-type="float" office:value="127528.145521568" calcext:value-type="float">
            <text:p>127528.145521568</text:p>
          </table:table-cell>
          <table:table-cell office:value-type="float" office:value="123076.967513567" calcext:value-type="float">
            <text:p>123076.967513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.528577023" calcext:value-type="float">
            <text:p>209.528577023</text:p>
          </table:table-cell>
          <table:table-cell office:value-type="float" office:value="124015" calcext:value-type="float">
            <text:p>124015</text:p>
          </table:table-cell>
          <table:table-cell office:value-type="float" office:value="121534.664316628" calcext:value-type="float">
            <text:p>121534.664316628</text:p>
          </table:table-cell>
          <table:table-cell office:value-type="float" office:value="0.111696686999494" calcext:value-type="float">
            <text:p>0.111696686999494</text:p>
          </table:table-cell>
          <table:table-cell office:value-type="float" office:value="127528.145521568" calcext:value-type="float">
            <text:p>127528.145521568</text:p>
          </table:table-cell>
          <table:table-cell office:value-type="float" office:value="125994.31255355" calcext:value-type="float">
            <text:p>125994.31255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.730217315999" calcext:value-type="float">
            <text:p>209.730217315999</text:p>
          </table:table-cell>
          <table:table-cell office:value-type="float" office:value="108534" calcext:value-type="float">
            <text:p>108534</text:p>
          </table:table-cell>
          <table:table-cell office:value-type="float" office:value="123473.463157367" calcext:value-type="float">
            <text:p>123473.463157367</text:p>
          </table:table-cell>
          <table:table-cell office:value-type="float" office:value="0.104099873999076" calcext:value-type="float">
            <text:p>0.104099873999076</text:p>
          </table:table-cell>
          <table:table-cell office:value-type="float" office:value="127528.145521568" calcext:value-type="float">
            <text:p>127528.145521568</text:p>
          </table:table-cell>
          <table:table-cell office:value-type="float" office:value="112981.941537258" calcext:value-type="float">
            <text:p>112981.941537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.931616826001" calcext:value-type="float">
            <text:p>209.931616826001</text:p>
          </table:table-cell>
          <table:table-cell office:value-type="float" office:value="119652" calcext:value-type="float">
            <text:p>119652</text:p>
          </table:table-cell>
          <table:table-cell office:value-type="float" office:value="115792.629325582" calcext:value-type="float">
            <text:p>115792.629325582</text:p>
          </table:table-cell>
          <table:table-cell office:value-type="float" office:value="0.103094204998342" calcext:value-type="float">
            <text:p>0.103094204998342</text:p>
          </table:table-cell>
          <table:table-cell office:value-type="float" office:value="127528.145521568" calcext:value-type="float">
            <text:p>127528.145521568</text:p>
          </table:table-cell>
          <table:table-cell office:value-type="float" office:value="107837.920431425" calcext:value-type="float">
            <text:p>107837.920431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.133702013001" calcext:value-type="float">
            <text:p>210.133702013001</text:p>
          </table:table-cell>
          <table:table-cell office:value-type="float" office:value="141840" calcext:value-type="float">
            <text:p>141840</text:p>
          </table:table-cell>
          <table:table-cell office:value-type="float" office:value="113550.758974493" calcext:value-type="float">
            <text:p>113550.758974493</text:p>
          </table:table-cell>
          <table:table-cell office:value-type="float" office:value="0.103982580996671" calcext:value-type="float">
            <text:p>0.103982580996671</text:p>
          </table:table-cell>
          <table:table-cell office:value-type="float" office:value="127528.145521568" calcext:value-type="float">
            <text:p>127528.145521568</text:p>
          </table:table-cell>
          <table:table-cell office:value-type="float" office:value="119263.597517561" calcext:value-type="float">
            <text:p>119263.597517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.33502377" calcext:value-type="float">
            <text:p>210.33502377</text:p>
          </table:table-cell>
          <table:table-cell office:value-type="float" office:value="143942" calcext:value-type="float">
            <text:p>143942</text:p>
          </table:table-cell>
          <table:table-cell office:value-type="float" office:value="122744.592170862" calcext:value-type="float">
            <text:p>122744.592170862</text:p>
          </table:table-cell>
          <table:table-cell office:value-type="float" office:value="0.117864031002682" calcext:value-type="float">
            <text:p>0.117864031002682</text:p>
          </table:table-cell>
          <table:table-cell office:value-type="float" office:value="127528.145521568" calcext:value-type="float">
            <text:p>127528.145521568</text:p>
          </table:table-cell>
          <table:table-cell office:value-type="float" office:value="134154.513789882" calcext:value-type="float">
            <text:p>134154.513789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.536186841" calcext:value-type="float">
            <text:p>210.536186841</text:p>
          </table:table-cell>
          <table:table-cell office:value-type="float" office:value="123117" calcext:value-type="float">
            <text:p>123117</text:p>
          </table:table-cell>
          <table:table-cell office:value-type="float" office:value="124805.65967803" calcext:value-type="float">
            <text:p>124805.65967803</text:p>
          </table:table-cell>
          <table:table-cell office:value-type="float" office:value="0.119213607998972" calcext:value-type="float">
            <text:p>0.119213607998972</text:p>
          </table:table-cell>
          <table:table-cell office:value-type="float" office:value="127528.145521568" calcext:value-type="float">
            <text:p>127528.145521568</text:p>
          </table:table-cell>
          <table:table-cell office:value-type="float" office:value="125886.588794813" calcext:value-type="float">
            <text:p>125886.588794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.754612327" calcext:value-type="float">
            <text:p>210.754612327</text:p>
          </table:table-cell>
          <table:table-cell office:value-type="float" office:value="108409" calcext:value-type="float">
            <text:p>108409</text:p>
          </table:table-cell>
          <table:table-cell office:value-type="float" office:value="107527.763676703" calcext:value-type="float">
            <text:p>107527.763676703</text:p>
          </table:table-cell>
          <table:table-cell office:value-type="float" office:value="0.132040660999337" calcext:value-type="float">
            <text:p>0.132040660999337</text:p>
          </table:table-cell>
          <table:table-cell office:value-type="float" office:value="127528.145521568" calcext:value-type="float">
            <text:p>127528.145521568</text:p>
          </table:table-cell>
          <table:table-cell office:value-type="float" office:value="96818.7489968716" calcext:value-type="float">
            <text:p>96818.7489968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.956659271" calcext:value-type="float">
            <text:p>210.956659271</text:p>
          </table:table-cell>
          <table:table-cell office:value-type="float" office:value="122475" calcext:value-type="float">
            <text:p>122475</text:p>
          </table:table-cell>
          <table:table-cell office:value-type="float" office:value="97614.790040059" calcext:value-type="float">
            <text:p>97614.790040059</text:p>
          </table:table-cell>
          <table:table-cell office:value-type="float" office:value="0.103846934998728" calcext:value-type="float">
            <text:p>0.103846934998728</text:p>
          </table:table-cell>
          <table:table-cell office:value-type="float" office:value="127528.145521568" calcext:value-type="float">
            <text:p>127528.145521568</text:p>
          </table:table-cell>
          <table:table-cell office:value-type="float" office:value="90051.3716529784" calcext:value-type="float">
            <text:p>90051.3716529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158659500001" calcext:value-type="float">
            <text:p>211.158659500001</text:p>
          </table:table-cell>
          <table:table-cell office:value-type="float" office:value="143646" calcext:value-type="float">
            <text:p>143646</text:p>
          </table:table-cell>
          <table:table-cell office:value-type="float" office:value="115643.988343774" calcext:value-type="float">
            <text:p>115643.988343774</text:p>
          </table:table-cell>
          <table:table-cell office:value-type="float" office:value="0.101568727000995" calcext:value-type="float">
            <text:p>0.101568727000995</text:p>
          </table:table-cell>
          <table:table-cell office:value-type="float" office:value="127528.145521568" calcext:value-type="float">
            <text:p>127528.145521568</text:p>
          </table:table-cell>
          <table:table-cell office:value-type="float" office:value="122877.26567806" calcext:value-type="float">
            <text:p>122877.26567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361028437001" calcext:value-type="float">
            <text:p>211.361028437001</text:p>
          </table:table-cell>
          <table:table-cell office:value-type="float" office:value="142123" calcext:value-type="float">
            <text:p>142123</text:p>
          </table:table-cell>
          <table:table-cell office:value-type="float" office:value="123562.231226849" calcext:value-type="float">
            <text:p>123562.231226849</text:p>
          </table:table-cell>
          <table:table-cell office:value-type="float" office:value="0.119050849003543" calcext:value-type="float">
            <text:p>0.119050849003543</text:p>
          </table:table-cell>
          <table:table-cell office:value-type="float" office:value="127528.145521568" calcext:value-type="float">
            <text:p>127528.145521568</text:p>
          </table:table-cell>
          <table:table-cell office:value-type="float" office:value="134449.172393078" calcext:value-type="float">
            <text:p>134449.172393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562305618001" calcext:value-type="float">
            <text:p>211.562305618001</text:p>
          </table:table-cell>
          <table:table-cell office:value-type="float" office:value="120136" calcext:value-type="float">
            <text:p>120136</text:p>
          </table:table-cell>
          <table:table-cell office:value-type="float" office:value="123762.001694347" calcext:value-type="float">
            <text:p>123762.001694347</text:p>
          </table:table-cell>
          <table:table-cell office:value-type="float" office:value="0.116410331000225" calcext:value-type="float">
            <text:p>0.116410331000225</text:p>
          </table:table-cell>
          <table:table-cell office:value-type="float" office:value="127528.145521568" calcext:value-type="float">
            <text:p>127528.145521568</text:p>
          </table:table-cell>
          <table:table-cell office:value-type="float" office:value="122988.555838235" calcext:value-type="float">
            <text:p>122988.555838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763663817001" calcext:value-type="float">
            <text:p>211.763663817001</text:p>
          </table:table-cell>
          <table:table-cell office:value-type="float" office:value="108478" calcext:value-type="float">
            <text:p>108478</text:p>
          </table:table-cell>
          <table:table-cell office:value-type="float" office:value="120709.861447967" calcext:value-type="float">
            <text:p>120709.861447967</text:p>
          </table:table-cell>
          <table:table-cell office:value-type="float" office:value="0.102661452998291" calcext:value-type="float">
            <text:p>0.102661452998291</text:p>
          </table:table-cell>
          <table:table-cell office:value-type="float" office:value="127528.145521568" calcext:value-type="float">
            <text:p>127528.145521568</text:p>
          </table:table-cell>
          <table:table-cell office:value-type="float" office:value="109543.903445113" calcext:value-type="float">
            <text:p>109543.903445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965507002999" calcext:value-type="float">
            <text:p>211.965507002999</text:p>
          </table:table-cell>
          <table:table-cell office:value-type="float" office:value="123509" calcext:value-type="float">
            <text:p>123509</text:p>
          </table:table-cell>
          <table:table-cell office:value-type="float" office:value="102910.957728313" calcext:value-type="float">
            <text:p>102910.957728313</text:p>
          </table:table-cell>
          <table:table-cell office:value-type="float" office:value="0.11787461700078" calcext:value-type="float">
            <text:p>0.11787461700078</text:p>
          </table:table-cell>
          <table:table-cell office:value-type="float" office:value="127528.145521568" calcext:value-type="float">
            <text:p>127528.145521568</text:p>
          </table:table-cell>
          <table:table-cell office:value-type="float" office:value="96990.516631425" calcext:value-type="float">
            <text:p>96990.516631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167133636001" calcext:value-type="float">
            <text:p>212.167133636001</text:p>
          </table:table-cell>
          <table:table-cell office:value-type="float" office:value="144172" calcext:value-type="float">
            <text:p>144172</text:p>
          </table:table-cell>
          <table:table-cell office:value-type="float" office:value="112328.410095845" calcext:value-type="float">
            <text:p>112328.410095845</text:p>
          </table:table-cell>
          <table:table-cell office:value-type="float" office:value="0.10236198399798" calcext:value-type="float">
            <text:p>0.10236198399798</text:p>
          </table:table-cell>
          <table:table-cell office:value-type="float" office:value="127528.145521568" calcext:value-type="float">
            <text:p>127528.145521568</text:p>
          </table:table-cell>
          <table:table-cell office:value-type="float" office:value="119961.807773605" calcext:value-type="float">
            <text:p>119961.807773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393829204" calcext:value-type="float">
            <text:p>212.393829204</text:p>
          </table:table-cell>
          <table:table-cell office:value-type="float" office:value="139284" calcext:value-type="float">
            <text:p>139284</text:p>
          </table:table-cell>
          <table:table-cell office:value-type="float" office:value="87709.1663580741" calcext:value-type="float">
            <text:p>87709.1663580741</text:p>
          </table:table-cell>
          <table:table-cell office:value-type="float" office:value="0.182061120998696" calcext:value-type="float">
            <text:p>0.182061120998696</text:p>
          </table:table-cell>
          <table:table-cell office:value-type="float" office:value="127528.145521568" calcext:value-type="float">
            <text:p>127528.145521568</text:p>
          </table:table-cell>
          <table:table-cell office:value-type="float" office:value="98202.7393881819" calcext:value-type="float">
            <text:p>98202.7393881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595615802002" calcext:value-type="float">
            <text:p>212.595615802002</text:p>
          </table:table-cell>
          <table:table-cell office:value-type="float" office:value="116631" calcext:value-type="float">
            <text:p>116631</text:p>
          </table:table-cell>
          <table:table-cell office:value-type="float" office:value="130219.74135707" calcext:value-type="float">
            <text:p>130219.74135707</text:p>
          </table:table-cell>
          <table:table-cell office:value-type="float" office:value="0.105050982998364" calcext:value-type="float">
            <text:p>0.105050982998364</text:p>
          </table:table-cell>
          <table:table-cell office:value-type="float" office:value="127528.145521568" calcext:value-type="float">
            <text:p>127528.145521568</text:p>
          </table:table-cell>
          <table:table-cell office:value-type="float" office:value="124080.92749713" calcext:value-type="float">
            <text:p>124080.92749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797648623" calcext:value-type="float">
            <text:p>212.797648623</text:p>
          </table:table-cell>
          <table:table-cell office:value-type="float" office:value="109280" calcext:value-type="float">
            <text:p>109280</text:p>
          </table:table-cell>
          <table:table-cell office:value-type="float" office:value="110463.608268107" calcext:value-type="float">
            <text:p>110463.608268107</text:p>
          </table:table-cell>
          <table:table-cell office:value-type="float" office:value="0.102785621002113" calcext:value-type="float">
            <text:p>0.102785621002113</text:p>
          </table:table-cell>
          <table:table-cell office:value-type="float" office:value="127528.145521568" calcext:value-type="float">
            <text:p>127528.145521568</text:p>
          </table:table-cell>
          <table:table-cell office:value-type="float" office:value="102615.900576375" calcext:value-type="float">
            <text:p>102615.900576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999861728" calcext:value-type="float">
            <text:p>212.999861728</text:p>
          </table:table-cell>
          <table:table-cell office:value-type="float" office:value="127609" calcext:value-type="float">
            <text:p>127609</text:p>
          </table:table-cell>
          <table:table-cell office:value-type="float" office:value="112289.813979585" calcext:value-type="float">
            <text:p>112289.813979585</text:p>
          </table:table-cell>
          <table:table-cell office:value-type="float" office:value="0.103197578002437" calcext:value-type="float">
            <text:p>0.103197578002437</text:p>
          </table:table-cell>
          <table:table-cell office:value-type="float" office:value="127528.145521568" calcext:value-type="float">
            <text:p>127528.145521568</text:p>
          </table:table-cell>
          <table:table-cell office:value-type="float" office:value="108556.655418663" calcext:value-type="float">
            <text:p>108556.655418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201609250998" calcext:value-type="float">
            <text:p>213.201609250998</text:p>
          </table:table-cell>
          <table:table-cell office:value-type="float" office:value="145790" calcext:value-type="float">
            <text:p>145790</text:p>
          </table:table-cell>
          <table:table-cell office:value-type="float" office:value="116200.717812758" calcext:value-type="float">
            <text:p>116200.717812758</text:p>
          </table:table-cell>
          <table:table-cell office:value-type="float" office:value="0.106187519999366" calcext:value-type="float">
            <text:p>0.106187519999366</text:p>
          </table:table-cell>
          <table:table-cell office:value-type="float" office:value="127528.145521568" calcext:value-type="float">
            <text:p>127528.145521568</text:p>
          </table:table-cell>
          <table:table-cell office:value-type="float" office:value="126727.808522776" calcext:value-type="float">
            <text:p>126727.808522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403674223002" calcext:value-type="float">
            <text:p>213.403674223002</text:p>
          </table:table-cell>
          <table:table-cell office:value-type="float" office:value="138369" calcext:value-type="float">
            <text:p>138369</text:p>
          </table:table-cell>
          <table:table-cell office:value-type="float" office:value="123401.940557129" calcext:value-type="float">
            <text:p>123401.940557129</text:p>
          </table:table-cell>
          <table:table-cell office:value-type="float" office:value="0.121702439999353" calcext:value-type="float">
            <text:p>0.121702439999353</text:p>
          </table:table-cell>
          <table:table-cell office:value-type="float" office:value="127528.145521568" calcext:value-type="float">
            <text:p>127528.145521568</text:p>
          </table:table-cell>
          <table:table-cell office:value-type="float" office:value="130197.39623713" calcext:value-type="float">
            <text:p>130197.39623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605574681002" calcext:value-type="float">
            <text:p>213.605574681002</text:p>
          </table:table-cell>
          <table:table-cell office:value-type="float" office:value="115709" calcext:value-type="float">
            <text:p>115709</text:p>
          </table:table-cell>
          <table:table-cell office:value-type="float" office:value="124123.078518836" calcext:value-type="float">
            <text:p>124123.078518836</text:p>
          </table:table-cell>
          <table:table-cell office:value-type="float" office:value="0.114976974000456" calcext:value-type="float">
            <text:p>0.114976974000456</text:p>
          </table:table-cell>
          <table:table-cell office:value-type="float" office:value="127528.145521568" calcext:value-type="float">
            <text:p>127528.145521568</text:p>
          </table:table-cell>
          <table:table-cell office:value-type="float" office:value="120354.370903464" calcext:value-type="float">
            <text:p>120354.370903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811321002002" calcext:value-type="float">
            <text:p>213.811321002002</text:p>
          </table:table-cell>
          <table:table-cell office:value-type="float" office:value="109838" calcext:value-type="float">
            <text:p>109838</text:p>
          </table:table-cell>
          <table:table-cell office:value-type="float" office:value="105855.942967707" calcext:value-type="float">
            <text:p>105855.942967707</text:p>
          </table:table-cell>
          <table:table-cell office:value-type="float" office:value="0.123929921999661" calcext:value-type="float">
            <text:p>0.123929921999661</text:p>
          </table:table-cell>
          <table:table-cell office:value-type="float" office:value="127528.145521568" calcext:value-type="float">
            <text:p>127528.145521568</text:p>
          </table:table-cell>
          <table:table-cell office:value-type="float" office:value="95567.0309225061" calcext:value-type="float">
            <text:p>95567.0309225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031366486" calcext:value-type="float">
            <text:p>214.031366486</text:p>
          </table:table-cell>
          <table:table-cell office:value-type="float" office:value="130378" calcext:value-type="float">
            <text:p>130378</text:p>
          </table:table-cell>
          <table:table-cell office:value-type="float" office:value="113323.783620455" calcext:value-type="float">
            <text:p>113323.783620455</text:p>
          </table:table-cell>
          <table:table-cell office:value-type="float" office:value="0.115067124999769" calcext:value-type="float">
            <text:p>0.115067124999769</text:p>
          </table:table-cell>
          <table:table-cell office:value-type="float" office:value="127528.145521568" calcext:value-type="float">
            <text:p>127528.145521568</text:p>
          </table:table-cell>
          <table:table-cell office:value-type="float" office:value="117045.769621406" calcext:value-type="float">
            <text:p>117045.769621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232458140999" calcext:value-type="float">
            <text:p>214.232458140999</text:p>
          </table:table-cell>
          <table:table-cell office:value-type="float" office:value="146427" calcext:value-type="float">
            <text:p>146427</text:p>
          </table:table-cell>
          <table:table-cell office:value-type="float" office:value="108490.635746113" calcext:value-type="float">
            <text:p>108490.635746113</text:p>
          </table:table-cell>
          <table:table-cell office:value-type="float" office:value="0.102779885000928" calcext:value-type="float">
            <text:p>0.102779885000928</text:p>
          </table:table-cell>
          <table:table-cell office:value-type="float" office:value="127528.145521568" calcext:value-type="float">
            <text:p>127528.145521568</text:p>
          </table:table-cell>
          <table:table-cell office:value-type="float" office:value="120368.590525244" calcext:value-type="float">
            <text:p>120368.590525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434009951001" calcext:value-type="float">
            <text:p>214.434009951001</text:p>
          </table:table-cell>
          <table:table-cell office:value-type="float" office:value="135932" calcext:value-type="float">
            <text:p>135932</text:p>
          </table:table-cell>
          <table:table-cell office:value-type="float" office:value="120317.298318108" calcext:value-type="float">
            <text:p>120317.298318108</text:p>
          </table:table-cell>
          <table:table-cell office:value-type="float" office:value="0.120584819000214" calcext:value-type="float">
            <text:p>0.120584819000214</text:p>
          </table:table-cell>
          <table:table-cell office:value-type="float" office:value="127528.145521568" calcext:value-type="float">
            <text:p>127528.145521568</text:p>
          </table:table-cell>
          <table:table-cell office:value-type="float" office:value="115351.60325503" calcext:value-type="float">
            <text:p>115351.60325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635091606" calcext:value-type="float">
            <text:p>214.635091606</text:p>
          </table:table-cell>
          <table:table-cell office:value-type="float" office:value="113588" calcext:value-type="float">
            <text:p>113588</text:p>
          </table:table-cell>
          <table:table-cell office:value-type="float" office:value="123128.720681496" calcext:value-type="float">
            <text:p>123128.720681496</text:p>
          </table:table-cell>
          <table:table-cell office:value-type="float" office:value="0.111911850002798" calcext:value-type="float">
            <text:p>0.111911850002798</text:p>
          </table:table-cell>
          <table:table-cell office:value-type="float" office:value="127528.145521568" calcext:value-type="float">
            <text:p>127528.145521568</text:p>
          </table:table-cell>
          <table:table-cell office:value-type="float" office:value="117889.29789915" calcext:value-type="float">
            <text:p>117889.29789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835567239999" calcext:value-type="float">
            <text:p>214.835567239999</text:p>
          </table:table-cell>
          <table:table-cell office:value-type="float" office:value="106418" calcext:value-type="float">
            <text:p>106418</text:p>
          </table:table-cell>
          <table:table-cell office:value-type="float" office:value="106606.535860244" calcext:value-type="float">
            <text:p>106606.535860244</text:p>
          </table:table-cell>
          <table:table-cell office:value-type="float" office:value="0.103780904999439" calcext:value-type="float">
            <text:p>0.103780904999439</text:p>
          </table:table-cell>
          <table:table-cell office:value-type="float" office:value="122463.191042482" calcext:value-type="float">
            <text:p>122463.191042482</text:p>
          </table:table-cell>
          <table:table-cell office:value-type="float" office:value="96493.3377127551" calcext:value-type="float">
            <text:p>96493.3377127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.036002401001" calcext:value-type="float">
            <text:p>215.036002401001</text:p>
          </table:table-cell>
          <table:table-cell office:value-type="float" office:value="126245" calcext:value-type="float">
            <text:p>126245</text:p>
          </table:table-cell>
          <table:table-cell office:value-type="float" office:value="99236.9569824845" calcext:value-type="float">
            <text:p>99236.9569824845</text:p>
          </table:table-cell>
          <table:table-cell office:value-type="float" office:value="0.103157379999175" calcext:value-type="float">
            <text:p>0.103157379999175</text:p>
          </table:table-cell>
          <table:table-cell office:value-type="float" office:value="122463.191042482" calcext:value-type="float">
            <text:p>122463.191042482</text:p>
          </table:table-cell>
          <table:table-cell office:value-type="float" office:value="105378.676022363" calcext:value-type="float">
            <text:p>105378.676022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.237438527001" calcext:value-type="float">
            <text:p>215.237438527001</text:p>
          </table:table-cell>
          <table:table-cell office:value-type="float" office:value="140752" calcext:value-type="float">
            <text:p>140752</text:p>
          </table:table-cell>
          <table:table-cell office:value-type="float" office:value="115394.199990683" calcext:value-type="float">
            <text:p>115394.199990683</text:p>
          </table:table-cell>
          <table:table-cell office:value-type="float" office:value="0.106145835998177" calcext:value-type="float">
            <text:p>0.106145835998177</text:p>
          </table:table-cell>
          <table:table-cell office:value-type="float" office:value="122463.191042482" calcext:value-type="float">
            <text:p>122463.191042482</text:p>
          </table:table-cell>
          <table:table-cell office:value-type="float" office:value="122470.995754383" calcext:value-type="float">
            <text:p>122470.995754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.441877234" calcext:value-type="float">
            <text:p>215.441877234</text:p>
          </table:table-cell>
          <table:table-cell office:value-type="float" office:value="129456" calcext:value-type="float">
            <text:p>129456</text:p>
          </table:table-cell>
          <table:table-cell office:value-type="float" office:value="120848.351733686" calcext:value-type="float">
            <text:p>120848.351733686</text:p>
          </table:table-cell>
          <table:table-cell office:value-type="float" office:value="0.12449155700233" calcext:value-type="float">
            <text:p>0.12449155700233</text:p>
          </table:table-cell>
          <table:table-cell office:value-type="float" office:value="122463.191042482" calcext:value-type="float">
            <text:p>122463.191042482</text:p>
          </table:table-cell>
          <table:table-cell office:value-type="float" office:value="122735.601483018" calcext:value-type="float">
            <text:p>122735.601483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.642447335998" calcext:value-type="float">
            <text:p>215.642447335998</text:p>
          </table:table-cell>
          <table:table-cell office:value-type="float" office:value="108329" calcext:value-type="float">
            <text:p>108329</text:p>
          </table:table-cell>
          <table:table-cell office:value-type="float" office:value="107127.474136467" calcext:value-type="float">
            <text:p>107127.474136467</text:p>
          </table:table-cell>
          <table:table-cell office:value-type="float" office:value="0.127557386000262" calcext:value-type="float">
            <text:p>0.127557386000262</text:p>
          </table:table-cell>
          <table:table-cell office:value-type="float" office:value="122463.191042482" calcext:value-type="float">
            <text:p>122463.191042482</text:p>
          </table:table-cell>
          <table:table-cell office:value-type="float" office:value="98184.0824431111" calcext:value-type="float">
            <text:p>98184.082443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.842857013002" calcext:value-type="float">
            <text:p>215.842857013002</text:p>
          </table:table-cell>
          <table:table-cell office:value-type="float" office:value="107012" calcext:value-type="float">
            <text:p>107012</text:p>
          </table:table-cell>
          <table:table-cell office:value-type="float" office:value="108575.64271613" calcext:value-type="float">
            <text:p>108575.64271613</text:p>
          </table:table-cell>
          <table:table-cell office:value-type="float" office:value="0.103030079000746" calcext:value-type="float">
            <text:p>0.103030079000746</text:p>
          </table:table-cell>
          <table:table-cell office:value-type="float" office:value="122463.191042482" calcext:value-type="float">
            <text:p>122463.191042482</text:p>
          </table:table-cell>
          <table:table-cell office:value-type="float" office:value="102646.785049851" calcext:value-type="float">
            <text:p>102646.78504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.044756023999" calcext:value-type="float">
            <text:p>216.044756023999</text:p>
          </table:table-cell>
          <table:table-cell office:value-type="float" office:value="127379" calcext:value-type="float">
            <text:p>127379</text:p>
          </table:table-cell>
          <table:table-cell office:value-type="float" office:value="106963.54021989" calcext:value-type="float">
            <text:p>106963.54021989</text:p>
          </table:table-cell>
          <table:table-cell office:value-type="float" office:value="0.10398192899811" calcext:value-type="float">
            <text:p>0.10398192899811</text:p>
          </table:table-cell>
          <table:table-cell office:value-type="float" office:value="122463.191042482" calcext:value-type="float">
            <text:p>122463.191042482</text:p>
          </table:table-cell>
          <table:table-cell office:value-type="float" office:value="114363.691939957" calcext:value-type="float">
            <text:p>114363.691939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.245755604999" calcext:value-type="float">
            <text:p>216.245755604999</text:p>
          </table:table-cell>
          <table:table-cell office:value-type="float" office:value="140820" calcext:value-type="float">
            <text:p>140820</text:p>
          </table:table-cell>
          <table:table-cell office:value-type="float" office:value="114286.607026206" calcext:value-type="float">
            <text:p>114286.607026206</text:p>
          </table:table-cell>
          <table:table-cell office:value-type="float" office:value="0.10983462799777" calcext:value-type="float">
            <text:p>0.10983462799777</text:p>
          </table:table-cell>
          <table:table-cell office:value-type="float" office:value="122463.191042482" calcext:value-type="float">
            <text:p>122463.191042482</text:p>
          </table:table-cell>
          <table:table-cell office:value-type="float" office:value="120436.441445237" calcext:value-type="float">
            <text:p>120436.441445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.446259250999" calcext:value-type="float">
            <text:p>216.446259250999</text:p>
          </table:table-cell>
          <table:table-cell office:value-type="float" office:value="128627" calcext:value-type="float">
            <text:p>128627</text:p>
          </table:table-cell>
          <table:table-cell office:value-type="float" office:value="125287.652017281" calcext:value-type="float">
            <text:p>125287.652017281</text:p>
          </table:table-cell>
          <table:table-cell office:value-type="float" office:value="0.115134521001892" calcext:value-type="float">
            <text:p>0.115134521001892</text:p>
          </table:table-cell>
          <table:table-cell office:value-type="float" office:value="122463.191042482" calcext:value-type="float">
            <text:p>122463.191042482</text:p>
          </table:table-cell>
          <table:table-cell office:value-type="float" office:value="127643.880880927" calcext:value-type="float">
            <text:p>127643.880880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.646853414" calcext:value-type="float">
            <text:p>216.646853414</text:p>
          </table:table-cell>
          <table:table-cell office:value-type="float" office:value="107807" calcext:value-type="float">
            <text:p>107807</text:p>
          </table:table-cell>
          <table:table-cell office:value-type="float" office:value="123705.355687691" calcext:value-type="float">
            <text:p>123705.355687691</text:p>
          </table:table-cell>
          <table:table-cell office:value-type="float" office:value="0.106427569000516" calcext:value-type="float">
            <text:p>0.106427569000516</text:p>
          </table:table-cell>
          <table:table-cell office:value-type="float" office:value="122463.191042482" calcext:value-type="float">
            <text:p>122463.191042482</text:p>
          </table:table-cell>
          <table:table-cell office:value-type="float" office:value="117673.718136412" calcext:value-type="float">
            <text:p>117673.718136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.848653032001" calcext:value-type="float">
            <text:p>216.848653032001</text:p>
          </table:table-cell>
          <table:table-cell office:value-type="float" office:value="107565" calcext:value-type="float">
            <text:p>107565</text:p>
          </table:table-cell>
          <table:table-cell office:value-type="float" office:value="114719.824241485" calcext:value-type="float">
            <text:p>114719.824241485</text:p>
          </table:table-cell>
          <table:table-cell office:value-type="float" office:value="0.104484416999185" calcext:value-type="float">
            <text:p>0.104484416999185</text:p>
          </table:table-cell>
          <table:table-cell office:value-type="float" office:value="122463.191042482" calcext:value-type="float">
            <text:p>122463.191042482</text:p>
          </table:table-cell>
          <table:table-cell office:value-type="float" office:value="105253.7968329" calcext:value-type="float">
            <text:p>105253.7968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.051027222002" calcext:value-type="float">
            <text:p>217.051027222002</text:p>
          </table:table-cell>
          <table:table-cell office:value-type="float" office:value="128343" calcext:value-type="float">
            <text:p>128343</text:p>
          </table:table-cell>
          <table:table-cell office:value-type="float" office:value="83498.8924741786" calcext:value-type="float">
            <text:p>83498.8924741786</text:p>
          </table:table-cell>
          <table:table-cell office:value-type="float" office:value="0.143578945000627" calcext:value-type="float">
            <text:p>0.143578945000627</text:p>
          </table:table-cell>
          <table:table-cell office:value-type="float" office:value="122463.191042482" calcext:value-type="float">
            <text:p>122463.191042482</text:p>
          </table:table-cell>
          <table:table-cell office:value-type="float" office:value="80907.8115733052" calcext:value-type="float">
            <text:p>80907.8115733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.253159691001" calcext:value-type="float">
            <text:p>217.253159691001</text:p>
          </table:table-cell>
          <table:table-cell office:value-type="float" office:value="140826" calcext:value-type="float">
            <text:p>140826</text:p>
          </table:table-cell>
          <table:table-cell office:value-type="float" office:value="104512.753862043" calcext:value-type="float">
            <text:p>104512.753862043</text:p>
          </table:table-cell>
          <table:table-cell office:value-type="float" office:value="0.105159129001549" calcext:value-type="float">
            <text:p>0.105159129001549</text:p>
          </table:table-cell>
          <table:table-cell office:value-type="float" office:value="122463.191042482" calcext:value-type="float">
            <text:p>122463.191042482</text:p>
          </table:table-cell>
          <table:table-cell office:value-type="float" office:value="117657.273354812" calcext:value-type="float">
            <text:p>117657.273354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.455010967999" calcext:value-type="float">
            <text:p>217.455010967999</text:p>
          </table:table-cell>
          <table:table-cell office:value-type="float" office:value="127493" calcext:value-type="float">
            <text:p>127493</text:p>
          </table:table-cell>
          <table:table-cell office:value-type="float" office:value="125176.135842055" calcext:value-type="float">
            <text:p>125176.135842055</text:p>
          </table:table-cell>
          <table:table-cell office:value-type="float" office:value="0.116477315001248" calcext:value-type="float">
            <text:p>0.116477315001248</text:p>
          </table:table-cell>
          <table:table-cell office:value-type="float" office:value="122463.191042482" calcext:value-type="float">
            <text:p>122463.191042482</text:p>
          </table:table-cell>
          <table:table-cell office:value-type="float" office:value="131591.142364388" calcext:value-type="float">
            <text:p>131591.142364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.656179005" calcext:value-type="float">
            <text:p>217.656179005</text:p>
          </table:table-cell>
          <table:table-cell office:value-type="float" office:value="107140" calcext:value-type="float">
            <text:p>107140</text:p>
          </table:table-cell>
          <table:table-cell office:value-type="float" office:value="125861.029356916" calcext:value-type="float">
            <text:p>125861.029356916</text:p>
          </table:table-cell>
          <table:table-cell office:value-type="float" office:value="0.104486239000835" calcext:value-type="float">
            <text:p>0.104486239000835</text:p>
          </table:table-cell>
          <table:table-cell office:value-type="float" office:value="122463.191042482" calcext:value-type="float">
            <text:p>122463.191042482</text:p>
          </table:table-cell>
          <table:table-cell office:value-type="float" office:value="118992.529140331" calcext:value-type="float">
            <text:p>118992.529140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.858916096" calcext:value-type="float">
            <text:p>217.858916096</text:p>
          </table:table-cell>
          <table:table-cell office:value-type="float" office:value="108290" calcext:value-type="float">
            <text:p>108290</text:p>
          </table:table-cell>
          <table:table-cell office:value-type="float" office:value="115606.960744367" calcext:value-type="float">
            <text:p>115606.960744367</text:p>
          </table:table-cell>
          <table:table-cell office:value-type="float" office:value="0.102699392002251" calcext:value-type="float">
            <text:p>0.102699392002251</text:p>
          </table:table-cell>
          <table:table-cell office:value-type="float" office:value="122463.191042482" calcext:value-type="float">
            <text:p>122463.191042482</text:p>
          </table:table-cell>
          <table:table-cell office:value-type="float" office:value="105122.104754856" calcext:value-type="float">
            <text:p>105122.104754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.061584540999" calcext:value-type="float">
            <text:p>218.061584540999</text:p>
          </table:table-cell>
          <table:table-cell office:value-type="float" office:value="129484" calcext:value-type="float">
            <text:p>129484</text:p>
          </table:table-cell>
          <table:table-cell office:value-type="float" office:value="96142.518219546" calcext:value-type="float">
            <text:p>96142.518219546</text:p>
          </table:table-cell>
          <table:table-cell office:value-type="float" office:value="0.120993163000094" calcext:value-type="float">
            <text:p>0.120993163000094</text:p>
          </table:table-cell>
          <table:table-cell office:value-type="float" office:value="122463.191042482" calcext:value-type="float">
            <text:p>122463.191042482</text:p>
          </table:table-cell>
          <table:table-cell office:value-type="float" office:value="96734.9411738003" calcext:value-type="float">
            <text:p>96734.9411738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.264405672002" calcext:value-type="float">
            <text:p>218.264405672002</text:p>
          </table:table-cell>
          <table:table-cell office:value-type="float" office:value="140748" calcext:value-type="float">
            <text:p>140748</text:p>
          </table:table-cell>
          <table:table-cell office:value-type="float" office:value="113515.965291047" calcext:value-type="float">
            <text:p>113515.965291047</text:p>
          </table:table-cell>
          <table:table-cell office:value-type="float" office:value="0.106567399001506" calcext:value-type="float">
            <text:p>0.106567399001506</text:p>
          </table:table-cell>
          <table:table-cell office:value-type="float" office:value="122463.191042482" calcext:value-type="float">
            <text:p>122463.191042482</text:p>
          </table:table-cell>
          <table:table-cell office:value-type="float" office:value="124434.062762756" calcext:value-type="float">
            <text:p>124434.062762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.467159383999" calcext:value-type="float">
            <text:p>218.467159383999</text:p>
          </table:table-cell>
          <table:table-cell office:value-type="float" office:value="126132" calcext:value-type="float">
            <text:p>126132</text:p>
          </table:table-cell>
          <table:table-cell office:value-type="float" office:value="121621.341606036" calcext:value-type="float">
            <text:p>121621.341606036</text:p>
          </table:table-cell>
          <table:table-cell office:value-type="float" office:value="0.115584905001015" calcext:value-type="float">
            <text:p>0.115584905001015</text:p>
          </table:table-cell>
          <table:table-cell office:value-type="float" office:value="122463.191042482" calcext:value-type="float">
            <text:p>122463.191042482</text:p>
          </table:table-cell>
          <table:table-cell office:value-type="float" office:value="127423.995655358" calcext:value-type="float">
            <text:p>127423.995655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.668433588999" calcext:value-type="float">
            <text:p>218.668433588999</text:p>
          </table:table-cell>
          <table:table-cell office:value-type="float" office:value="106408" calcext:value-type="float">
            <text:p>106408</text:p>
          </table:table-cell>
          <table:table-cell office:value-type="float" office:value="127423.480504963" calcext:value-type="float">
            <text:p>127423.480504963</text:p>
          </table:table-cell>
          <table:table-cell office:value-type="float" office:value="0.10765864700079" calcext:value-type="float">
            <text:p>0.10765864700079</text:p>
          </table:table-cell>
          <table:table-cell office:value-type="float" office:value="122463.191042482" calcext:value-type="float">
            <text:p>122463.191042482</text:p>
          </table:table-cell>
          <table:table-cell office:value-type="float" office:value="119894.042331588" calcext:value-type="float">
            <text:p>119894.042331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.871511632002" calcext:value-type="float">
            <text:p>218.871511632002</text:p>
          </table:table-cell>
          <table:table-cell office:value-type="float" office:value="109257" calcext:value-type="float">
            <text:p>109257</text:p>
          </table:table-cell>
          <table:table-cell office:value-type="float" office:value="115465.809536136" calcext:value-type="float">
            <text:p>115465.809536136</text:p>
          </table:table-cell>
          <table:table-cell office:value-type="float" office:value="0.102875447002589" calcext:value-type="float">
            <text:p>0.102875447002589</text:p>
          </table:table-cell>
          <table:table-cell office:value-type="float" office:value="122463.191042482" calcext:value-type="float">
            <text:p>122463.191042482</text:p>
          </table:table-cell>
          <table:table-cell office:value-type="float" office:value="105304.983145082" calcext:value-type="float">
            <text:p>105304.983145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.072719323001" calcext:value-type="float">
            <text:p>219.072719323001</text:p>
          </table:table-cell>
          <table:table-cell office:value-type="float" office:value="135737" calcext:value-type="float">
            <text:p>135737</text:p>
          </table:table-cell>
          <table:table-cell office:value-type="float" office:value="108627.188042461" calcext:value-type="float">
            <text:p>108627.188042461</text:p>
          </table:table-cell>
          <table:table-cell office:value-type="float" office:value="0.101696901998366" calcext:value-type="float">
            <text:p>0.101696901998366</text:p>
          </table:table-cell>
          <table:table-cell office:value-type="float" office:value="127229.714970905" calcext:value-type="float">
            <text:p>127229.714970905</text:p>
          </table:table-cell>
          <table:table-cell office:value-type="float" office:value="110094.851517827" calcext:value-type="float">
            <text:p>110094.851517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.275724289" calcext:value-type="float">
            <text:p>219.275724289</text:p>
          </table:table-cell>
          <table:table-cell office:value-type="float" office:value="146049" calcext:value-type="float">
            <text:p>146049</text:p>
          </table:table-cell>
          <table:table-cell office:value-type="float" office:value="117145.199823848" calcext:value-type="float">
            <text:p>117145.199823848</text:p>
          </table:table-cell>
          <table:table-cell office:value-type="float" office:value="0.111111137997796" calcext:value-type="float">
            <text:p>0.111111137997796</text:p>
          </table:table-cell>
          <table:table-cell office:value-type="float" office:value="127229.714970905" calcext:value-type="float">
            <text:p>127229.714970905</text:p>
          </table:table-cell>
          <table:table-cell office:value-type="float" office:value="130786.382283547" calcext:value-type="float">
            <text:p>130786.382283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.477980616" calcext:value-type="float">
            <text:p>219.477980616</text:p>
          </table:table-cell>
          <table:table-cell office:value-type="float" office:value="129838" calcext:value-type="float">
            <text:p>129838</text:p>
          </table:table-cell>
          <table:table-cell office:value-type="float" office:value="125037.866460521" calcext:value-type="float">
            <text:p>125037.866460521</text:p>
          </table:table-cell>
          <table:table-cell office:value-type="float" office:value="0.120783866997954" calcext:value-type="float">
            <text:p>0.120783866997954</text:p>
          </table:table-cell>
          <table:table-cell office:value-type="float" office:value="127229.714970905" calcext:value-type="float">
            <text:p>127229.714970905</text:p>
          </table:table-cell>
          <table:table-cell office:value-type="float" office:value="129060.995903577" calcext:value-type="float">
            <text:p>129060.995903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.678915961998" calcext:value-type="float">
            <text:p>219.678915961998</text:p>
          </table:table-cell>
          <table:table-cell office:value-type="float" office:value="109980" calcext:value-type="float">
            <text:p>109980</text:p>
          </table:table-cell>
          <table:table-cell office:value-type="float" office:value="123132.575001582" calcext:value-type="float">
            <text:p>123132.575001582</text:p>
          </table:table-cell>
          <table:table-cell office:value-type="float" office:value="0.106833272999211" calcext:value-type="float">
            <text:p>0.106833272999211</text:p>
          </table:table-cell>
          <table:table-cell office:value-type="float" office:value="127229.714970905" calcext:value-type="float">
            <text:p>127229.714970905</text:p>
          </table:table-cell>
          <table:table-cell office:value-type="float" office:value="116109.895434085" calcext:value-type="float">
            <text:p>116109.895434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.883465273" calcext:value-type="float">
            <text:p>219.883465273</text:p>
          </table:table-cell>
          <table:table-cell office:value-type="float" office:value="114432" calcext:value-type="float">
            <text:p>114432</text:p>
          </table:table-cell>
          <table:table-cell office:value-type="float" office:value="86128.6317559463" calcext:value-type="float">
            <text:p>86128.6317559463</text:p>
          </table:table-cell>
          <table:table-cell office:value-type="float" office:value="0.152628420997644" calcext:value-type="float">
            <text:p>0.152628420997644</text:p>
          </table:table-cell>
          <table:table-cell office:value-type="float" office:value="127229.714970905" calcext:value-type="float">
            <text:p>127229.714970905</text:p>
          </table:table-cell>
          <table:table-cell office:value-type="float" office:value="78294.9193950122" calcext:value-type="float">
            <text:p>78294.9193950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.084235530001" calcext:value-type="float">
            <text:p>220.084235530001</text:p>
          </table:table-cell>
          <table:table-cell office:value-type="float" office:value="136850" calcext:value-type="float">
            <text:p>136850</text:p>
          </table:table-cell>
          <table:table-cell office:value-type="float" office:value="107398.030324395" calcext:value-type="float">
            <text:p>107398.030324395</text:p>
          </table:table-cell>
          <table:table-cell office:value-type="float" office:value="0.103647687003104" calcext:value-type="float">
            <text:p>0.103647687003104</text:p>
          </table:table-cell>
          <table:table-cell office:value-type="float" office:value="127229.714970905" calcext:value-type="float">
            <text:p>127229.714970905</text:p>
          </table:table-cell>
          <table:table-cell office:value-type="float" office:value="112889.663032306" calcext:value-type="float">
            <text:p>112889.663032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.286232704999" calcext:value-type="float">
            <text:p>220.286232704999</text:p>
          </table:table-cell>
          <table:table-cell office:value-type="float" office:value="145821" calcext:value-type="float">
            <text:p>145821</text:p>
          </table:table-cell>
          <table:table-cell office:value-type="float" office:value="118379.261802178" calcext:value-type="float">
            <text:p>118379.261802178</text:p>
          </table:table-cell>
          <table:table-cell office:value-type="float" office:value="0.121089752999978" calcext:value-type="float">
            <text:p>0.121089752999978</text:p>
          </table:table-cell>
          <table:table-cell office:value-type="float" office:value="127229.714970905" calcext:value-type="float">
            <text:p>127229.714970905</text:p>
          </table:table-cell>
          <table:table-cell office:value-type="float" office:value="128848.4493784" calcext:value-type="float">
            <text:p>128848.4493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.487353675999" calcext:value-type="float">
            <text:p>220.487353675999</text:p>
          </table:table-cell>
          <table:table-cell office:value-type="float" office:value="128682" calcext:value-type="float">
            <text:p>128682</text:p>
          </table:table-cell>
          <table:table-cell office:value-type="float" office:value="124052.423480157" calcext:value-type="float">
            <text:p>124052.423480157</text:p>
          </table:table-cell>
          <table:table-cell office:value-type="float" office:value="0.119841198000358" calcext:value-type="float">
            <text:p>0.119841198000358</text:p>
          </table:table-cell>
          <table:table-cell office:value-type="float" office:value="127229.714970905" calcext:value-type="float">
            <text:p>127229.714970905</text:p>
          </table:table-cell>
          <table:table-cell office:value-type="float" office:value="122832.060656177" calcext:value-type="float">
            <text:p>122832.060656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.689558046" calcext:value-type="float">
            <text:p>220.689558046</text:p>
          </table:table-cell>
          <table:table-cell office:value-type="float" office:value="109496" calcext:value-type="float">
            <text:p>109496</text:p>
          </table:table-cell>
          <table:table-cell office:value-type="float" office:value="123715.806734543" calcext:value-type="float">
            <text:p>123715.806734543</text:p>
          </table:table-cell>
          <table:table-cell office:value-type="float" office:value="0.106066617001488" calcext:value-type="float">
            <text:p>0.106066617001488</text:p>
          </table:table-cell>
          <table:table-cell office:value-type="float" office:value="127229.714970905" calcext:value-type="float">
            <text:p>127229.714970905</text:p>
          </table:table-cell>
          <table:table-cell office:value-type="float" office:value="114567.661915279" calcext:value-type="float">
            <text:p>114567.661915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.892074257001" calcext:value-type="float">
            <text:p>220.892074257001</text:p>
          </table:table-cell>
          <table:table-cell office:value-type="float" office:value="115290" calcext:value-type="float">
            <text:p>115290</text:p>
          </table:table-cell>
          <table:table-cell office:value-type="float" office:value="103175.574953422" calcext:value-type="float">
            <text:p>103175.574953422</text:p>
          </table:table-cell>
          <table:table-cell office:value-type="float" office:value="0.105747555997368" calcext:value-type="float">
            <text:p>0.105747555997368</text:p>
          </table:table-cell>
          <table:table-cell office:value-type="float" office:value="127229.714970905" calcext:value-type="float">
            <text:p>127229.714970905</text:p>
          </table:table-cell>
          <table:table-cell office:value-type="float" office:value="94463.2013592224" calcext:value-type="float">
            <text:p>94463.2013592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.114053187001" calcext:value-type="float">
            <text:p>221.114053187001</text:p>
          </table:table-cell>
          <table:table-cell office:value-type="float" office:value="138876" calcext:value-type="float">
            <text:p>138876</text:p>
          </table:table-cell>
          <table:table-cell office:value-type="float" office:value="97904.1160383372" calcext:value-type="float">
            <text:p>97904.1160383372</text:p>
          </table:table-cell>
          <table:table-cell office:value-type="float" office:value="0.131464410002081" calcext:value-type="float">
            <text:p>0.131464410002081</text:p>
          </table:table-cell>
          <table:table-cell office:value-type="float" office:value="127229.714970905" calcext:value-type="float">
            <text:p>127229.714970905</text:p>
          </table:table-cell>
          <table:table-cell office:value-type="float" office:value="110613.177881073" calcext:value-type="float">
            <text:p>110613.177881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.315481389" calcext:value-type="float">
            <text:p>221.315481389</text:p>
          </table:table-cell>
          <table:table-cell office:value-type="float" office:value="145153" calcext:value-type="float">
            <text:p>145153</text:p>
          </table:table-cell>
          <table:table-cell office:value-type="float" office:value="120103.532775561" calcext:value-type="float">
            <text:p>120103.532775561</text:p>
          </table:table-cell>
          <table:table-cell office:value-type="float" office:value="0.126229129000421" calcext:value-type="float">
            <text:p>0.126229129000421</text:p>
          </table:table-cell>
          <table:table-cell office:value-type="float" office:value="127229.714970905" calcext:value-type="float">
            <text:p>127229.714970905</text:p>
          </table:table-cell>
          <table:table-cell office:value-type="float" office:value="126135.684517594" calcext:value-type="float">
            <text:p>126135.684517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.516767066001" calcext:value-type="float">
            <text:p>221.516767066001</text:p>
          </table:table-cell>
          <table:table-cell office:value-type="float" office:value="126262" calcext:value-type="float">
            <text:p>126262</text:p>
          </table:table-cell>
          <table:table-cell office:value-type="float" office:value="89045.8073897695" calcext:value-type="float">
            <text:p>89045.8073897695</text:p>
          </table:table-cell>
          <table:table-cell office:value-type="float" office:value="0.172245379002561" calcext:value-type="float">
            <text:p>0.172245379002561</text:p>
          </table:table-cell>
          <table:table-cell office:value-type="float" office:value="127229.714970905" calcext:value-type="float">
            <text:p>127229.714970905</text:p>
          </table:table-cell>
          <table:table-cell office:value-type="float" office:value="87825.4445657891" calcext:value-type="float">
            <text:p>87825.4445657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.717332843" calcext:value-type="float">
            <text:p>221.717332843</text:p>
          </table:table-cell>
          <table:table-cell office:value-type="float" office:value="108766" calcext:value-type="float">
            <text:p>108766</text:p>
          </table:table-cell>
          <table:table-cell office:value-type="float" office:value="119198.430347775" calcext:value-type="float">
            <text:p>119198.430347775</text:p>
          </table:table-cell>
          <table:table-cell office:value-type="float" office:value="0.120622799997363" calcext:value-type="float">
            <text:p>0.120622799997363</text:p>
          </table:table-cell>
          <table:table-cell office:value-type="float" office:value="127229.714970905" calcext:value-type="float">
            <text:p>127229.714970905</text:p>
          </table:table-cell>
          <table:table-cell office:value-type="float" office:value="104711.198173598" calcext:value-type="float">
            <text:p>104711.198173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.918424945001" calcext:value-type="float">
            <text:p>221.918424945001</text:p>
          </table:table-cell>
          <table:table-cell office:value-type="float" office:value="117126" calcext:value-type="float">
            <text:p>117126</text:p>
          </table:table-cell>
          <table:table-cell office:value-type="float" office:value="113406.283294458" calcext:value-type="float">
            <text:p>113406.283294458</text:p>
          </table:table-cell>
          <table:table-cell office:value-type="float" office:value="0.102401202999317" calcext:value-type="float">
            <text:p>0.102401202999317</text:p>
          </table:table-cell>
          <table:table-cell office:value-type="float" office:value="127229.714970905" calcext:value-type="float">
            <text:p>127229.714970905</text:p>
          </table:table-cell>
          <table:table-cell office:value-type="float" office:value="114862.582931075" calcext:value-type="float">
            <text:p>114862.582931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.11913585" calcext:value-type="float">
            <text:p>222.11913585</text:p>
          </table:table-cell>
          <table:table-cell office:value-type="float" office:value="139629" calcext:value-type="float">
            <text:p>139629</text:p>
          </table:table-cell>
          <table:table-cell office:value-type="float" office:value="111201.494459134" calcext:value-type="float">
            <text:p>111201.494459134</text:p>
          </table:table-cell>
          <table:table-cell office:value-type="float" office:value="0.102541448999546" calcext:value-type="float">
            <text:p>0.102541448999546</text:p>
          </table:table-cell>
          <table:table-cell office:value-type="float" office:value="127229.714970905" calcext:value-type="float">
            <text:p>127229.714970905</text:p>
          </table:table-cell>
          <table:table-cell office:value-type="float" office:value="119133.852815006" calcext:value-type="float">
            <text:p>119133.852815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.320820004999" calcext:value-type="float">
            <text:p>222.320820004999</text:p>
          </table:table-cell>
          <table:table-cell office:value-type="float" office:value="144732" calcext:value-type="float">
            <text:p>144732</text:p>
          </table:table-cell>
          <table:table-cell office:value-type="float" office:value="120182.856359119" calcext:value-type="float">
            <text:p>120182.856359119</text:p>
          </table:table-cell>
          <table:table-cell office:value-type="float" office:value="0.116205300000729" calcext:value-type="float">
            <text:p>0.116205300000729</text:p>
          </table:table-cell>
          <table:table-cell office:value-type="float" office:value="127229.714970905" calcext:value-type="float">
            <text:p>127229.714970905</text:p>
          </table:table-cell>
          <table:table-cell office:value-type="float" office:value="126287.721386081" calcext:value-type="float">
            <text:p>126287.721386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.521584416001" calcext:value-type="float">
            <text:p>222.521584416001</text:p>
          </table:table-cell>
          <table:table-cell office:value-type="float" office:value="125146" calcext:value-type="float">
            <text:p>125146</text:p>
          </table:table-cell>
          <table:table-cell office:value-type="float" office:value="122999.860544474" calcext:value-type="float">
            <text:p>122999.860544474</text:p>
          </table:table-cell>
          <table:table-cell office:value-type="float" office:value="0.118764336999448" calcext:value-type="float">
            <text:p>0.118764336999448</text:p>
          </table:table-cell>
          <table:table-cell office:value-type="float" office:value="127229.714970905" calcext:value-type="float">
            <text:p>127229.714970905</text:p>
          </table:table-cell>
          <table:table-cell office:value-type="float" office:value="119355.552061363" calcext:value-type="float">
            <text:p>119355.552061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.721921719" calcext:value-type="float">
            <text:p>222.721921719</text:p>
          </table:table-cell>
          <table:table-cell office:value-type="float" office:value="108474" calcext:value-type="float">
            <text:p>108474</text:p>
          </table:table-cell>
          <table:table-cell office:value-type="float" office:value="122688.159539849" calcext:value-type="float">
            <text:p>122688.159539849</text:p>
          </table:table-cell>
          <table:table-cell office:value-type="float" office:value="0.102885038999375" calcext:value-type="float">
            <text:p>0.102885038999375</text:p>
          </table:table-cell>
          <table:table-cell office:value-type="float" office:value="127229.714970905" calcext:value-type="float">
            <text:p>127229.714970905</text:p>
          </table:table-cell>
          <table:table-cell office:value-type="float" office:value="113676.288569264" calcext:value-type="float">
            <text:p>113676.288569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.444030735001" calcext:value-type="float">
            <text:p>223.444030735001</text:p>
          </table:table-cell>
          <table:table-cell office:value-type="float" office:value="124222" calcext:value-type="float">
            <text:p>124222</text:p>
          </table:table-cell>
          <table:table-cell office:value-type="float" office:value="61172.2120055473" calcext:value-type="float">
            <text:p>61172.2120055473</text:p>
          </table:table-cell>
          <table:table-cell office:value-type="float" office:value="0.71308620200216" calcext:value-type="float">
            <text:p>0.71308620200216</text:p>
          </table:table-cell>
          <table:table-cell office:value-type="float" office:value="118203.591908359" calcext:value-type="float">
            <text:p>118203.591908359</text:p>
          </table:table-cell>
          <table:table-cell office:value-type="float" office:value="55391.7600959601" calcext:value-type="float">
            <text:p>55391.7600959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.645496084999" calcext:value-type="float">
            <text:p>223.645496084999</text:p>
          </table:table-cell>
          <table:table-cell office:value-type="float" office:value="104102" calcext:value-type="float">
            <text:p>104102</text:p>
          </table:table-cell>
          <table:table-cell office:value-type="float" office:value="103361.680284079" calcext:value-type="float">
            <text:p>103361.680284079</text:p>
          </table:table-cell>
          <table:table-cell office:value-type="float" office:value="0.102749212997878" calcext:value-type="float">
            <text:p>0.102749212997878</text:p>
          </table:table-cell>
          <table:table-cell office:value-type="float" office:value="118203.591908359" calcext:value-type="float">
            <text:p>118203.591908359</text:p>
          </table:table-cell>
          <table:table-cell office:value-type="float" office:value="110442.835570226" calcext:value-type="float">
            <text:p>110442.835570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.847175760002" calcext:value-type="float">
            <text:p>223.847175760002</text:p>
          </table:table-cell>
          <table:table-cell office:value-type="float" office:value="103730" calcext:value-type="float">
            <text:p>103730</text:p>
          </table:table-cell>
          <table:table-cell office:value-type="float" office:value="106754.278138818" calcext:value-type="float">
            <text:p>106754.278138818</text:p>
          </table:table-cell>
          <table:table-cell office:value-type="float" office:value="0.10279444200205" calcext:value-type="float">
            <text:p>0.10279444200205</text:p>
          </table:table-cell>
          <table:table-cell office:value-type="float" office:value="118203.591908359" calcext:value-type="float">
            <text:p>118203.591908359</text:p>
          </table:table-cell>
          <table:table-cell office:value-type="float" office:value="97385.5920764108" calcext:value-type="float">
            <text:p>97385.5920764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.049350518999" calcext:value-type="float">
            <text:p>224.049350518999</text:p>
          </table:table-cell>
          <table:table-cell office:value-type="float" office:value="123700" calcext:value-type="float">
            <text:p>123700</text:p>
          </table:table-cell>
          <table:table-cell office:value-type="float" office:value="102724.790800795" calcext:value-type="float">
            <text:p>102724.790800795</text:p>
          </table:table-cell>
          <table:table-cell office:value-type="float" office:value="0.103167008997843" calcext:value-type="float">
            <text:p>0.103167008997843</text:p>
          </table:table-cell>
          <table:table-cell office:value-type="float" office:value="118203.591908359" calcext:value-type="float">
            <text:p>118203.591908359</text:p>
          </table:table-cell>
          <table:table-cell office:value-type="float" office:value="102534.324563216" calcext:value-type="float">
            <text:p>102534.324563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.250820298999" calcext:value-type="float">
            <text:p>224.250820298999</text:p>
          </table:table-cell>
          <table:table-cell office:value-type="float" office:value="135933" calcext:value-type="float">
            <text:p>135933</text:p>
          </table:table-cell>
          <table:table-cell office:value-type="float" office:value="113373.491900694" calcext:value-type="float">
            <text:p>113373.491900694</text:p>
          </table:table-cell>
          <table:table-cell office:value-type="float" office:value="0.103790604000096" calcext:value-type="float">
            <text:p>0.103790604000096</text:p>
          </table:table-cell>
          <table:table-cell office:value-type="float" office:value="118203.591908359" calcext:value-type="float">
            <text:p>118203.591908359</text:p>
          </table:table-cell>
          <table:table-cell office:value-type="float" office:value="123598.252020176" calcext:value-type="float">
            <text:p>123598.252020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.452843293002" calcext:value-type="float">
            <text:p>224.452843293002</text:p>
          </table:table-cell>
          <table:table-cell office:value-type="float" office:value="123290" calcext:value-type="float">
            <text:p>123290</text:p>
          </table:table-cell>
          <table:table-cell office:value-type="float" office:value="123103.142203674" calcext:value-type="float">
            <text:p>123103.142203674</text:p>
          </table:table-cell>
          <table:table-cell office:value-type="float" office:value="0.112506258999929" calcext:value-type="float">
            <text:p>0.112506258999929</text:p>
          </table:table-cell>
          <table:table-cell office:value-type="float" office:value="118203.591908359" calcext:value-type="float">
            <text:p>118203.591908359</text:p>
          </table:table-cell>
          <table:table-cell office:value-type="float" office:value="129366.511785128" calcext:value-type="float">
            <text:p>129366.511785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.655183687999" calcext:value-type="float">
            <text:p>224.655183687999</text:p>
          </table:table-cell>
          <table:table-cell office:value-type="float" office:value="103476" calcext:value-type="float">
            <text:p>103476</text:p>
          </table:table-cell>
          <table:table-cell office:value-type="float" office:value="123507.626955522" calcext:value-type="float">
            <text:p>123507.626955522</text:p>
          </table:table-cell>
          <table:table-cell office:value-type="float" office:value="0.104504094000731" calcext:value-type="float">
            <text:p>0.104504094000731</text:p>
          </table:table-cell>
          <table:table-cell office:value-type="float" office:value="118203.591908359" calcext:value-type="float">
            <text:p>118203.591908359</text:p>
          </table:table-cell>
          <table:table-cell office:value-type="float" office:value="117034.33490792" calcext:value-type="float">
            <text:p>117034.33490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.858013149002" calcext:value-type="float">
            <text:p>224.858013149002</text:p>
          </table:table-cell>
          <table:table-cell office:value-type="float" office:value="104460" calcext:value-type="float">
            <text:p>104460</text:p>
          </table:table-cell>
          <table:table-cell office:value-type="float" office:value="113647.927124732" calcext:value-type="float">
            <text:p>113647.927124732</text:p>
          </table:table-cell>
          <table:table-cell office:value-type="float" office:value="0.103878960999282" calcext:value-type="float">
            <text:p>0.103878960999282</text:p>
          </table:table-cell>
          <table:table-cell office:value-type="float" office:value="118203.591908359" calcext:value-type="float">
            <text:p>118203.591908359</text:p>
          </table:table-cell>
          <table:table-cell office:value-type="float" office:value="103503.03994359" calcext:value-type="float">
            <text:p>103503.03994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.059962105999" calcext:value-type="float">
            <text:p>225.059962105999</text:p>
          </table:table-cell>
          <table:table-cell office:value-type="float" office:value="124813" calcext:value-type="float">
            <text:p>124813</text:p>
          </table:table-cell>
          <table:table-cell office:value-type="float" office:value="99091.5961183794" calcext:value-type="float">
            <text:p>99091.5961183794</text:p>
          </table:table-cell>
          <table:table-cell office:value-type="float" office:value="0.109086745000241" calcext:value-type="float">
            <text:p>0.109086745000241</text:p>
          </table:table-cell>
          <table:table-cell office:value-type="float" office:value="118203.591908359" calcext:value-type="float">
            <text:p>118203.591908359</text:p>
          </table:table-cell>
          <table:table-cell office:value-type="float" office:value="99595.410037136" calcext:value-type="float">
            <text:p>99595.410037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.261750385002" calcext:value-type="float">
            <text:p>225.261750385002</text:p>
          </table:table-cell>
          <table:table-cell office:value-type="float" office:value="135878" calcext:value-type="float">
            <text:p>135878</text:p>
          </table:table-cell>
          <table:table-cell office:value-type="float" office:value="114265.918384833" calcext:value-type="float">
            <text:p>114265.918384833</text:p>
          </table:table-cell>
          <table:table-cell office:value-type="float" office:value="0.102272737000021" calcext:value-type="float">
            <text:p>0.102272737000021</text:p>
          </table:table-cell>
          <table:table-cell office:value-type="float" office:value="118203.591908359" calcext:value-type="float">
            <text:p>118203.591908359</text:p>
          </table:table-cell>
          <table:table-cell office:value-type="float" office:value="124686.776808059" calcext:value-type="float">
            <text:p>124686.776808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.464319172999" calcext:value-type="float">
            <text:p>225.464319172999</text:p>
          </table:table-cell>
          <table:table-cell office:value-type="float" office:value="122054" calcext:value-type="float">
            <text:p>122054</text:p>
          </table:table-cell>
          <table:table-cell office:value-type="float" office:value="116271.95795159" calcext:value-type="float">
            <text:p>116271.95795159</text:p>
          </table:table-cell>
          <table:table-cell office:value-type="float" office:value="0.103615129002719" calcext:value-type="float">
            <text:p>0.103615129002719</text:p>
          </table:table-cell>
          <table:table-cell office:value-type="float" office:value="118203.591908359" calcext:value-type="float">
            <text:p>118203.591908359</text:p>
          </table:table-cell>
          <table:table-cell office:value-type="float" office:value="121937.304507527" calcext:value-type="float">
            <text:p>121937.304507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.666519941002" calcext:value-type="float">
            <text:p>225.666519941002</text:p>
          </table:table-cell>
          <table:table-cell office:value-type="float" office:value="102810" calcext:value-type="float">
            <text:p>102810</text:p>
          </table:table-cell>
          <table:table-cell office:value-type="float" office:value="119055.18177804" calcext:value-type="float">
            <text:p>119055.18177804</text:p>
          </table:table-cell>
          <table:table-cell office:value-type="float" office:value="0.103771775000496" calcext:value-type="float">
            <text:p>0.103771775000496</text:p>
          </table:table-cell>
          <table:table-cell office:value-type="float" office:value="118203.591908359" calcext:value-type="float">
            <text:p>118203.591908359</text:p>
          </table:table-cell>
          <table:table-cell office:value-type="float" office:value="111986.090196598" calcext:value-type="float">
            <text:p>111986.090196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.868787047999" calcext:value-type="float">
            <text:p>225.868787047999</text:p>
          </table:table-cell>
          <table:table-cell office:value-type="float" office:value="105248" calcext:value-type="float">
            <text:p>105248</text:p>
          </table:table-cell>
          <table:table-cell office:value-type="float" office:value="111305.465131863" calcext:value-type="float">
            <text:p>111305.465131863</text:p>
          </table:table-cell>
          <table:table-cell office:value-type="float" office:value="0.104325959997368" calcext:value-type="float">
            <text:p>0.104325959997368</text:p>
          </table:table-cell>
          <table:table-cell office:value-type="float" office:value="118203.591908359" calcext:value-type="float">
            <text:p>118203.591908359</text:p>
          </table:table-cell>
          <table:table-cell office:value-type="float" office:value="101464.782377721" calcext:value-type="float">
            <text:p>101464.782377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.070547110001" calcext:value-type="float">
            <text:p>226.070547110001</text:p>
          </table:table-cell>
          <table:table-cell office:value-type="float" office:value="125892" calcext:value-type="float">
            <text:p>125892</text:p>
          </table:table-cell>
          <table:table-cell office:value-type="float" office:value="94120.5771337495" calcext:value-type="float">
            <text:p>94120.5771337495</text:p>
          </table:table-cell>
          <table:table-cell office:value-type="float" office:value="0.11880021700199" calcext:value-type="float">
            <text:p>0.11880021700199</text:p>
          </table:table-cell>
          <table:table-cell office:value-type="float" office:value="118203.591908359" calcext:value-type="float">
            <text:p>118203.591908359</text:p>
          </table:table-cell>
          <table:table-cell office:value-type="float" office:value="95367.2817977797" calcext:value-type="float">
            <text:p>95367.2817977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.271795804001" calcext:value-type="float">
            <text:p>226.271795804001</text:p>
          </table:table-cell>
          <table:table-cell office:value-type="float" office:value="135755" calcext:value-type="float">
            <text:p>135755</text:p>
          </table:table-cell>
          <table:table-cell office:value-type="float" office:value="108992.055820923" calcext:value-type="float">
            <text:p>108992.055820923</text:p>
          </table:table-cell>
          <table:table-cell office:value-type="float" office:value="0.102805870999873" calcext:value-type="float">
            <text:p>0.102805870999873</text:p>
          </table:table-cell>
          <table:table-cell office:value-type="float" office:value="118203.591908359" calcext:value-type="float">
            <text:p>118203.591908359</text:p>
          </table:table-cell>
          <table:table-cell office:value-type="float" office:value="119548.647734065" calcext:value-type="float">
            <text:p>119548.647734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.477799655" calcext:value-type="float">
            <text:p>226.477799655</text:p>
          </table:table-cell>
          <table:table-cell office:value-type="float" office:value="120577" calcext:value-type="float">
            <text:p>120577</text:p>
          </table:table-cell>
          <table:table-cell office:value-type="float" office:value="87829.2697171932" calcext:value-type="float">
            <text:p>87829.2697171932</text:p>
          </table:table-cell>
          <table:table-cell office:value-type="float" office:value="0.176151628998923" calcext:value-type="float">
            <text:p>0.176151628998923</text:p>
          </table:table-cell>
          <table:table-cell office:value-type="float" office:value="118203.591908359" calcext:value-type="float">
            <text:p>118203.591908359</text:p>
          </table:table-cell>
          <table:table-cell office:value-type="float" office:value="92872.8497423492" calcext:value-type="float">
            <text:p>92872.8497423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.680523398001" calcext:value-type="float">
            <text:p>226.680523398001</text:p>
          </table:table-cell>
          <table:table-cell office:value-type="float" office:value="102096" calcext:value-type="float">
            <text:p>102096</text:p>
          </table:table-cell>
          <table:table-cell office:value-type="float" office:value="113348.363053438" calcext:value-type="float">
            <text:p>113348.363053438</text:p>
          </table:table-cell>
          <table:table-cell office:value-type="float" office:value="0.110538926997833" calcext:value-type="float">
            <text:p>0.110538926997833</text:p>
          </table:table-cell>
          <table:table-cell office:value-type="float" office:value="118203.591908359" calcext:value-type="float">
            <text:p>118203.591908359</text:p>
          </table:table-cell>
          <table:table-cell office:value-type="float" office:value="105586.885042507" calcext:value-type="float">
            <text:p>105586.885042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.883435865002" calcext:value-type="float">
            <text:p>226.883435865002</text:p>
          </table:table-cell>
          <table:table-cell office:value-type="float" office:value="106416" calcext:value-type="float">
            <text:p>106416</text:p>
          </table:table-cell>
          <table:table-cell office:value-type="float" office:value="110185.067298028" calcext:value-type="float">
            <text:p>110185.067298028</text:p>
          </table:table-cell>
          <table:table-cell office:value-type="float" office:value="0.103131161999045" calcext:value-type="float">
            <text:p>0.103131161999045</text:p>
          </table:table-cell>
          <table:table-cell office:value-type="float" office:value="118203.591908359" calcext:value-type="float">
            <text:p>118203.591908359</text:p>
          </table:table-cell>
          <table:table-cell office:value-type="float" office:value="100734.555035541" calcext:value-type="float">
            <text:p>100734.555035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.085048822999" calcext:value-type="float">
            <text:p>227.085048822999</text:p>
          </table:table-cell>
          <table:table-cell office:value-type="float" office:value="133919" calcext:value-type="float">
            <text:p>133919</text:p>
          </table:table-cell>
          <table:table-cell office:value-type="float" office:value="104784.555420742" calcext:value-type="float">
            <text:p>104784.555420742</text:p>
          </table:table-cell>
          <table:table-cell office:value-type="float" office:value="0.102624655999534" calcext:value-type="float">
            <text:p>0.102624655999534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106993.646539942" calcext:value-type="float">
            <text:p>106993.646539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.287087313001" calcext:value-type="float">
            <text:p>227.287087313001</text:p>
          </table:table-cell>
          <table:table-cell office:value-type="float" office:value="142460" calcext:value-type="float">
            <text:p>142460</text:p>
          </table:table-cell>
          <table:table-cell office:value-type="float" office:value="114921.317748499" calcext:value-type="float">
            <text:p>114921.317748499</text:p>
          </table:table-cell>
          <table:table-cell office:value-type="float" office:value="0.111412754002231" calcext:value-type="float">
            <text:p>0.111412754002231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128985.353177057" calcext:value-type="float">
            <text:p>128985.353177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.488500890002" calcext:value-type="float">
            <text:p>227.488500890002</text:p>
          </table:table-cell>
          <table:table-cell office:value-type="float" office:value="125584" calcext:value-type="float">
            <text:p>125584</text:p>
          </table:table-cell>
          <table:table-cell office:value-type="float" office:value="124128.932260611" calcext:value-type="float">
            <text:p>124128.932260611</text:p>
          </table:table-cell>
          <table:table-cell office:value-type="float" office:value="0.117707900000823" calcext:value-type="float">
            <text:p>0.117707900000823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128496.489494197" calcext:value-type="float">
            <text:p>128496.489494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.690276706999" calcext:value-type="float">
            <text:p>227.690276706999</text:p>
          </table:table-cell>
          <table:table-cell office:value-type="float" office:value="106948" calcext:value-type="float">
            <text:p>106948</text:p>
          </table:table-cell>
          <table:table-cell office:value-type="float" office:value="124519.614115951" calcext:value-type="float">
            <text:p>124519.614115951</text:p>
          </table:table-cell>
          <table:table-cell office:value-type="float" office:value="0.102893047998805" calcext:value-type="float">
            <text:p>0.102893047998805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115889.840567889" calcext:value-type="float">
            <text:p>115889.840567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.893219152" calcext:value-type="float">
            <text:p>227.893219152</text:p>
          </table:table-cell>
          <table:table-cell office:value-type="float" office:value="112730" calcext:value-type="float">
            <text:p>112730</text:p>
          </table:table-cell>
          <table:table-cell office:value-type="float" office:value="116453.874712444" calcext:value-type="float">
            <text:p>116453.874712444</text:p>
          </table:table-cell>
          <table:table-cell office:value-type="float" office:value="0.10327465699811" calcext:value-type="float">
            <text:p>0.10327465699811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107537.737500782" calcext:value-type="float">
            <text:p>107537.737500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.095338576" calcext:value-type="float">
            <text:p>228.095338576</text:p>
          </table:table-cell>
          <table:table-cell office:value-type="float" office:value="134929" calcext:value-type="float">
            <text:p>134929</text:p>
          </table:table-cell>
          <table:table-cell office:value-type="float" office:value="108580.919418182" calcext:value-type="float">
            <text:p>108580.919418182</text:p>
          </table:table-cell>
          <table:table-cell office:value-type="float" office:value="0.103888989997358" calcext:value-type="float">
            <text:p>0.103888989997358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110923.987822853" calcext:value-type="float">
            <text:p>110923.98782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.296801938999" calcext:value-type="float">
            <text:p>228.296801938999</text:p>
          </table:table-cell>
          <table:table-cell office:value-type="float" office:value="142159" calcext:value-type="float">
            <text:p>142159</text:p>
          </table:table-cell>
          <table:table-cell office:value-type="float" office:value="100185.350437851" calcext:value-type="float">
            <text:p>100185.350437851</text:p>
          </table:table-cell>
          <table:table-cell office:value-type="float" office:value="0.106057600998611" calcext:value-type="float">
            <text:p>0.106057600998611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94770.5203773846" calcext:value-type="float">
            <text:p>94770.520377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.498530186" calcext:value-type="float">
            <text:p>228.498530186</text:p>
          </table:table-cell>
          <table:table-cell office:value-type="float" office:value="124410" calcext:value-type="float">
            <text:p>124410</text:p>
          </table:table-cell>
          <table:table-cell office:value-type="float" office:value="102221.600631521" calcext:value-type="float">
            <text:p>102221.600631521</text:p>
          </table:table-cell>
          <table:table-cell office:value-type="float" office:value="0.116431607002596" calcext:value-type="float">
            <text:p>0.116431607002596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122685.352577855" calcext:value-type="float">
            <text:p>122685.352577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.700707529999" calcext:value-type="float">
            <text:p>228.700707529999</text:p>
          </table:table-cell>
          <table:table-cell office:value-type="float" office:value="106543" calcext:value-type="float">
            <text:p>106543</text:p>
          </table:table-cell>
          <table:table-cell office:value-type="float" office:value="124467.800905755" calcext:value-type="float">
            <text:p>124467.800905755</text:p>
          </table:table-cell>
          <table:table-cell office:value-type="float" office:value="0.102662744000554" calcext:value-type="float">
            <text:p>0.102662744000554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115360.375809077" calcext:value-type="float">
            <text:p>115360.375809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.914319850999" calcext:value-type="float">
            <text:p>228.914319850999</text:p>
          </table:table-cell>
          <table:table-cell office:value-type="float" office:value="114839" calcext:value-type="float">
            <text:p>114839</text:p>
          </table:table-cell>
          <table:table-cell office:value-type="float" office:value="99132.3389558702" calcext:value-type="float">
            <text:p>99132.3389558702</text:p>
          </table:table-cell>
          <table:table-cell office:value-type="float" office:value="0.130717457002902" calcext:value-type="float">
            <text:p>0.130717457002902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89964.3653121518" calcext:value-type="float">
            <text:p>89964.3653121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.117130199" calcext:value-type="float">
            <text:p>229.117130199</text:p>
          </table:table-cell>
          <table:table-cell office:value-type="float" office:value="136865" calcext:value-type="float">
            <text:p>136865</text:p>
          </table:table-cell>
          <table:table-cell office:value-type="float" office:value="108670.274484467" calcext:value-type="float">
            <text:p>108670.274484467</text:p>
          </table:table-cell>
          <table:table-cell office:value-type="float" office:value="0.109964164999838" calcext:value-type="float">
            <text:p>0.109964164999838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113542.893151325" calcext:value-type="float">
            <text:p>113542.893151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.317399201998" calcext:value-type="float">
            <text:p>229.317399201998</text:p>
          </table:table-cell>
          <table:table-cell office:value-type="float" office:value="141300" calcext:value-type="float">
            <text:p>141300</text:p>
          </table:table-cell>
          <table:table-cell office:value-type="float" office:value="117942.925277305" calcext:value-type="float">
            <text:p>117942.925277305</text:p>
          </table:table-cell>
          <table:table-cell office:value-type="float" office:value="0.112117585998931" calcext:value-type="float">
            <text:p>0.112117585998931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128629.230706536" calcext:value-type="float">
            <text:p>128629.230706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.519648172001" calcext:value-type="float">
            <text:p>229.519648172001</text:p>
          </table:table-cell>
          <table:table-cell office:value-type="float" office:value="122002" calcext:value-type="float">
            <text:p>122002</text:p>
          </table:table-cell>
          <table:table-cell office:value-type="float" office:value="126039.497512388" calcext:value-type="float">
            <text:p>126039.497512388</text:p>
          </table:table-cell>
          <table:table-cell office:value-type="float" office:value="0.117136980999931" calcext:value-type="float">
            <text:p>0.117136980999931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127083.703387183" calcext:value-type="float">
            <text:p>127083.703387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.725479994999" calcext:value-type="float">
            <text:p>229.725479994999</text:p>
          </table:table-cell>
          <table:table-cell office:value-type="float" office:value="105892" calcext:value-type="float">
            <text:p>105892</text:p>
          </table:table-cell>
          <table:table-cell office:value-type="float" office:value="111255.902692375" calcext:value-type="float">
            <text:p>111255.902692375</text:p>
          </table:table-cell>
          <table:table-cell office:value-type="float" office:value="0.123225495000952" calcext:value-type="float">
            <text:p>0.123225495000952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102585.145506974" calcext:value-type="float">
            <text:p>102585.145506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.927020624" calcext:value-type="float">
            <text:p>229.927020624</text:p>
          </table:table-cell>
          <table:table-cell office:value-type="float" office:value="116165" calcext:value-type="float">
            <text:p>116165</text:p>
          </table:table-cell>
          <table:table-cell office:value-type="float" office:value="101584.555110979" calcext:value-type="float">
            <text:p>101584.555110979</text:p>
          </table:table-cell>
          <table:table-cell office:value-type="float" office:value="0.113731272998848" calcext:value-type="float">
            <text:p>0.113731272998848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93318.1390702165" calcext:value-type="float">
            <text:p>93318.1390702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.128816539" calcext:value-type="float">
            <text:p>230.128816539</text:p>
          </table:table-cell>
          <table:table-cell office:value-type="float" office:value="137904" calcext:value-type="float">
            <text:p>137904</text:p>
          </table:table-cell>
          <table:table-cell office:value-type="float" office:value="110248.12857046" calcext:value-type="float">
            <text:p>110248.12857046</text:p>
          </table:table-cell>
          <table:table-cell office:value-type="float" office:value="0.101910762998159" calcext:value-type="float">
            <text:p>0.101910762998159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115519.444025876" calcext:value-type="float">
            <text:p>115519.444025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.330056523999" calcext:value-type="float">
            <text:p>230.330056523999</text:p>
          </table:table-cell>
          <table:table-cell office:value-type="float" office:value="140630" calcext:value-type="float">
            <text:p>140630</text:p>
          </table:table-cell>
          <table:table-cell office:value-type="float" office:value="120516.751649773" calcext:value-type="float">
            <text:p>120516.751649773</text:p>
          </table:table-cell>
          <table:table-cell office:value-type="float" office:value="0.114046555998357" calcext:value-type="float">
            <text:p>0.114046555998357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131671.538633642" calcext:value-type="float">
            <text:p>131671.538633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.531844863999" calcext:value-type="float">
            <text:p>230.531844863999</text:p>
          </table:table-cell>
          <table:table-cell office:value-type="float" office:value="120533" calcext:value-type="float">
            <text:p>120533</text:p>
          </table:table-cell>
          <table:table-cell office:value-type="float" office:value="124163.005677437" calcext:value-type="float">
            <text:p>124163.005677437</text:p>
          </table:table-cell>
          <table:table-cell office:value-type="float" office:value="0.115373550001095" calcext:value-type="float">
            <text:p>0.115373550001095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125561.77973871" calcext:value-type="float">
            <text:p>125561.77973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.733143877002" calcext:value-type="float">
            <text:p>230.733143877002</text:p>
          </table:table-cell>
          <table:table-cell office:value-type="float" office:value="105780" calcext:value-type="float">
            <text:p>105780</text:p>
          </table:table-cell>
          <table:table-cell office:value-type="float" office:value="123062.356241842" calcext:value-type="float">
            <text:p>123062.356241842</text:p>
          </table:table-cell>
          <table:table-cell office:value-type="float" office:value="0.102665783000703" calcext:value-type="float">
            <text:p>0.102665783000703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112750.117683728" calcext:value-type="float">
            <text:p>112750.117683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.935317826999" calcext:value-type="float">
            <text:p>230.935317826999</text:p>
          </table:table-cell>
          <table:table-cell office:value-type="float" office:value="117052" calcext:value-type="float">
            <text:p>117052</text:p>
          </table:table-cell>
          <table:table-cell office:value-type="float" office:value="112086.649282691" calcext:value-type="float">
            <text:p>112086.649282691</text:p>
          </table:table-cell>
          <table:table-cell office:value-type="float" office:value="0.103483409999171" calcext:value-type="float">
            <text:p>0.103483409999171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104516.541532886" calcext:value-type="float">
            <text:p>104516.541532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.138940711" calcext:value-type="float">
            <text:p>231.138940711</text:p>
          </table:table-cell>
          <table:table-cell office:value-type="float" office:value="138690" calcext:value-type="float">
            <text:p>138690</text:p>
          </table:table-cell>
          <table:table-cell office:value-type="float" office:value="82865.817856664" calcext:value-type="float">
            <text:p>82865.817856664</text:p>
          </table:table-cell>
          <table:table-cell office:value-type="float" office:value="0.147641347000899" calcext:value-type="float">
            <text:p>0.147641347000899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88649.7434687977" calcext:value-type="float">
            <text:p>88649.7434687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.341874038" calcext:value-type="float">
            <text:p>231.341874038</text:p>
          </table:table-cell>
          <table:table-cell office:value-type="float" office:value="139911" calcext:value-type="float">
            <text:p>139911</text:p>
          </table:table-cell>
          <table:table-cell office:value-type="float" office:value="116157.769386193" calcext:value-type="float">
            <text:p>116157.769386193</text:p>
          </table:table-cell>
          <table:table-cell office:value-type="float" office:value="0.1109437289997" calcext:value-type="float">
            <text:p>0.1109437289997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127260.730918783" calcext:value-type="float">
            <text:p>127260.730918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.543436281001" calcext:value-type="float">
            <text:p>231.543436281001</text:p>
          </table:table-cell>
          <table:table-cell office:value-type="float" office:value="119215" calcext:value-type="float">
            <text:p>119215</text:p>
          </table:table-cell>
          <table:table-cell office:value-type="float" office:value="123209.622623201" calcext:value-type="float">
            <text:p>123209.622623201</text:p>
          </table:table-cell>
          <table:table-cell office:value-type="float" office:value="0.103780911998911" calcext:value-type="float">
            <text:p>0.103780911998911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113348.932551486" calcext:value-type="float">
            <text:p>113348.932551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.745432152999" calcext:value-type="float">
            <text:p>231.745432152999</text:p>
          </table:table-cell>
          <table:table-cell office:value-type="float" office:value="105692" calcext:value-type="float">
            <text:p>105692</text:p>
          </table:table-cell>
          <table:table-cell office:value-type="float" office:value="112624.402480129" calcext:value-type="float">
            <text:p>112624.402480129</text:p>
          </table:table-cell>
          <table:table-cell office:value-type="float" office:value="0.103363602996978" calcext:value-type="float">
            <text:p>0.103363602996978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111260.520801895" calcext:value-type="float">
            <text:p>111260.520801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.946875409001" calcext:value-type="float">
            <text:p>231.946875409001</text:p>
          </table:table-cell>
          <table:table-cell office:value-type="float" office:value="118313" calcext:value-type="float">
            <text:p>118313</text:p>
          </table:table-cell>
          <table:table-cell office:value-type="float" office:value="60390.505069486" calcext:value-type="float">
            <text:p>60390.505069486</text:p>
          </table:table-cell>
          <table:table-cell office:value-type="float" office:value="0.104766004998964" calcext:value-type="float">
            <text:p>0.104766004998964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54683.0348260719" calcext:value-type="float">
            <text:p>54683.0348260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.14909454" calcext:value-type="float">
            <text:p>232.14909454</text:p>
          </table:table-cell>
          <table:table-cell office:value-type="float" office:value="139420" calcext:value-type="float">
            <text:p>139420</text:p>
          </table:table-cell>
          <table:table-cell office:value-type="float" office:value="114146.839251882" calcext:value-type="float">
            <text:p>114146.839251882</text:p>
          </table:table-cell>
          <table:table-cell office:value-type="float" office:value="0.109794080002757" calcext:value-type="float">
            <text:p>0.109794080002757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120622.968168733" calcext:value-type="float">
            <text:p>120622.968168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.351323122999" calcext:value-type="float">
            <text:p>232.351323122999</text:p>
          </table:table-cell>
          <table:table-cell office:value-type="float" office:value="139278" calcext:value-type="float">
            <text:p>139278</text:p>
          </table:table-cell>
          <table:table-cell office:value-type="float" office:value="121165.33947569" calcext:value-type="float">
            <text:p>121165.33947569</text:p>
          </table:table-cell>
          <table:table-cell office:value-type="float" office:value="0.114646871999867" calcext:value-type="float">
            <text:p>0.114646871999867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131995.832546601" calcext:value-type="float">
            <text:p>131995.832546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.558161852001" calcext:value-type="float">
            <text:p>232.558161852001</text:p>
          </table:table-cell>
          <table:table-cell office:value-type="float" office:value="117581" calcext:value-type="float">
            <text:p>117581</text:p>
          </table:table-cell>
          <table:table-cell office:value-type="float" office:value="126381.237616866" calcext:value-type="float">
            <text:p>126381.237616866</text:p>
          </table:table-cell>
          <table:table-cell office:value-type="float" office:value="0.115710573001707" calcext:value-type="float">
            <text:p>0.115710573001707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126308.374111107" calcext:value-type="float">
            <text:p>126308.374111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.760187070002" calcext:value-type="float">
            <text:p>232.760187070002</text:p>
          </table:table-cell>
          <table:table-cell office:value-type="float" office:value="105731" calcext:value-type="float">
            <text:p>105731</text:p>
          </table:table-cell>
          <table:table-cell office:value-type="float" office:value="120101.121792975" calcext:value-type="float">
            <text:p>120101.121792975</text:p>
          </table:table-cell>
          <table:table-cell office:value-type="float" office:value="0.107180330000119" calcext:value-type="float">
            <text:p>0.107180330000119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108967.885986866" calcext:value-type="float">
            <text:p>108967.885986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.962694856" calcext:value-type="float">
            <text:p>232.962694856</text:p>
          </table:table-cell>
          <table:table-cell office:value-type="float" office:value="120096" calcext:value-type="float">
            <text:p>120096</text:p>
          </table:table-cell>
          <table:table-cell office:value-type="float" office:value="111024.484093096" calcext:value-type="float">
            <text:p>111024.484093096</text:p>
          </table:table-cell>
          <table:table-cell office:value-type="float" office:value="0.102884045001701" calcext:value-type="float">
            <text:p>0.102884045001701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104943.973225124" calcext:value-type="float">
            <text:p>104943.973225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.165482131" calcext:value-type="float">
            <text:p>233.165482131</text:p>
          </table:table-cell>
          <table:table-cell office:value-type="float" office:value="140466" calcext:value-type="float">
            <text:p>140466</text:p>
          </table:table-cell>
          <table:table-cell office:value-type="float" office:value="113414.099208045" calcext:value-type="float">
            <text:p>113414.099208045</text:p>
          </table:table-cell>
          <table:table-cell office:value-type="float" office:value="0.102920421999443" calcext:value-type="float">
            <text:p>0.102920421999443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120785.115125212" calcext:value-type="float">
            <text:p>120785.115125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.368695683999" calcext:value-type="float">
            <text:p>233.368695683999</text:p>
          </table:table-cell>
          <table:table-cell office:value-type="float" office:value="137971" calcext:value-type="float">
            <text:p>137971</text:p>
          </table:table-cell>
          <table:table-cell office:value-type="float" office:value="122371.692306965" calcext:value-type="float">
            <text:p>122371.692306965</text:p>
          </table:table-cell>
          <table:table-cell office:value-type="float" office:value="0.116630428998178" calcext:value-type="float">
            <text:p>0.116630428998178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132824.013520517" calcext:value-type="float">
            <text:p>132824.013520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.570468385002" calcext:value-type="float">
            <text:p>233.570468385002</text:p>
          </table:table-cell>
          <table:table-cell office:value-type="float" office:value="116300" calcext:value-type="float">
            <text:p>116300</text:p>
          </table:table-cell>
          <table:table-cell office:value-type="float" office:value="126863.060376784" calcext:value-type="float">
            <text:p>126863.060376784</text:p>
          </table:table-cell>
          <table:table-cell office:value-type="float" office:value="0.113304678001441" calcext:value-type="float">
            <text:p>0.113304678001441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124351.321921196" calcext:value-type="float">
            <text:p>124351.321921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.771486165999" calcext:value-type="float">
            <text:p>233.771486165999</text:p>
          </table:table-cell>
          <table:table-cell office:value-type="float" office:value="105864" calcext:value-type="float">
            <text:p>105864</text:p>
          </table:table-cell>
          <table:table-cell office:value-type="float" office:value="119461.770186098" calcext:value-type="float">
            <text:p>119461.770186098</text:p>
          </table:table-cell>
          <table:table-cell office:value-type="float" office:value="0.10323911299929" calcext:value-type="float">
            <text:p>0.10323911299929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108391.648543428" calcext:value-type="float">
            <text:p>108391.648543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.976635431001" calcext:value-type="float">
            <text:p>233.976635431001</text:p>
          </table:table-cell>
          <table:table-cell office:value-type="float" office:value="121536" calcext:value-type="float">
            <text:p>121536</text:p>
          </table:table-cell>
          <table:table-cell office:value-type="float" office:value="82487.6459993057" calcext:value-type="float">
            <text:p>82487.6459993057</text:p>
          </table:table-cell>
          <table:table-cell office:value-type="float" office:value="0.149520603998099" calcext:value-type="float">
            <text:p>0.149520603998099</text:p>
          </table:table-cell>
          <table:table-cell office:value-type="float" office:value="124336.839038332" calcext:value-type="float">
            <text:p>124336.839038332</text:p>
          </table:table-cell>
          <table:table-cell office:value-type="float" office:value="80161.6581710762" calcext:value-type="float">
            <text:p>80161.6581710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.177334456999" calcext:value-type="float">
            <text:p>234.177334456999</text:p>
          </table:table-cell>
          <table:table-cell office:value-type="float" office:value="142682" calcext:value-type="float">
            <text:p>142682</text:p>
          </table:table-cell>
          <table:table-cell office:value-type="float" office:value="109344.005351104" calcext:value-type="float">
            <text:p>109344.005351104</text:p>
          </table:table-cell>
          <table:table-cell office:value-type="float" office:value="0.103385057998821" calcext:value-type="float">
            <text:p>0.103385057998821</text:p>
          </table:table-cell>
          <table:table-cell office:value-type="float" office:value="125736.164094743" calcext:value-type="float">
            <text:p>125736.164094743</text:p>
          </table:table-cell>
          <table:table-cell office:value-type="float" office:value="118001.421331225" calcext:value-type="float">
            <text:p>118001.421331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.379152002999" calcext:value-type="float">
            <text:p>234.379152002999</text:p>
          </table:table-cell>
          <table:table-cell office:value-type="float" office:value="138708" calcext:value-type="float">
            <text:p>138708</text:p>
          </table:table-cell>
          <table:table-cell office:value-type="float" office:value="123325.622412826" calcext:value-type="float">
            <text:p>123325.622412826</text:p>
          </table:table-cell>
          <table:table-cell office:value-type="float" office:value="0.119813737001095" calcext:value-type="float">
            <text:p>0.119813737001095</text:p>
          </table:table-cell>
          <table:table-cell office:value-type="float" office:value="125736.164094743" calcext:value-type="float">
            <text:p>125736.164094743</text:p>
          </table:table-cell>
          <table:table-cell office:value-type="float" office:value="130478.527007648" calcext:value-type="float">
            <text:p>130478.52700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.580505541999" calcext:value-type="float">
            <text:p>234.580505541999</text:p>
          </table:table-cell>
          <table:table-cell office:value-type="float" office:value="116558" calcext:value-type="float">
            <text:p>116558</text:p>
          </table:table-cell>
          <table:table-cell office:value-type="float" office:value="124998.970474817" calcext:value-type="float">
            <text:p>124998.970474817</text:p>
          </table:table-cell>
          <table:table-cell office:value-type="float" office:value="0.114080458002718" calcext:value-type="float">
            <text:p>0.114080458002718</text:p>
          </table:table-cell>
          <table:table-cell office:value-type="float" office:value="125736.164094743" calcext:value-type="float">
            <text:p>125736.164094743</text:p>
          </table:table-cell>
          <table:table-cell office:value-type="float" office:value="122954.664500633" calcext:value-type="float">
            <text:p>122954.664500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.781538828" calcext:value-type="float">
            <text:p>234.781538828</text:p>
          </table:table-cell>
          <table:table-cell office:value-type="float" office:value="107261" calcext:value-type="float">
            <text:p>107261</text:p>
          </table:table-cell>
          <table:table-cell office:value-type="float" office:value="119919.585173083" calcext:value-type="float">
            <text:p>119919.585173083</text:p>
          </table:table-cell>
          <table:table-cell office:value-type="float" office:value="0.102896080999926" calcext:value-type="float">
            <text:p>0.102896080999926</text:p>
          </table:table-cell>
          <table:table-cell office:value-type="float" office:value="125736.164094743" calcext:value-type="float">
            <text:p>125736.164094743</text:p>
          </table:table-cell>
          <table:table-cell office:value-type="float" office:value="109759.785729165" calcext:value-type="float">
            <text:p>109759.785729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.983299991" calcext:value-type="float">
            <text:p>234.983299991</text:p>
          </table:table-cell>
          <table:table-cell office:value-type="float" office:value="123859" calcext:value-type="float">
            <text:p>123859</text:p>
          </table:table-cell>
          <table:table-cell office:value-type="float" office:value="111433.194721118" calcext:value-type="float">
            <text:p>111433.194721118</text:p>
          </table:table-cell>
          <table:table-cell office:value-type="float" office:value="0.102772938997077" calcext:value-type="float">
            <text:p>0.102772938997077</text:p>
          </table:table-cell>
          <table:table-cell office:value-type="float" office:value="125736.164094743" calcext:value-type="float">
            <text:p>125736.164094743</text:p>
          </table:table-cell>
          <table:table-cell office:value-type="float" office:value="106650.629889214" calcext:value-type="float">
            <text:p>106650.629889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.184869460001" calcext:value-type="float">
            <text:p>235.184869460001</text:p>
          </table:table-cell>
          <table:table-cell office:value-type="float" office:value="143060" calcext:value-type="float">
            <text:p>143060</text:p>
          </table:table-cell>
          <table:table-cell office:value-type="float" office:value="114854.089217424" calcext:value-type="float">
            <text:p>114854.089217424</text:p>
          </table:table-cell>
          <table:table-cell office:value-type="float" office:value="0.103452023999125" calcext:value-type="float">
            <text:p>0.103452023999125</text:p>
          </table:table-cell>
          <table:table-cell office:value-type="float" office:value="125736.164094743" calcext:value-type="float">
            <text:p>125736.164094743</text:p>
          </table:table-cell>
          <table:table-cell office:value-type="float" office:value="127092.26191601" calcext:value-type="float">
            <text:p>127092.26191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.386450557999" calcext:value-type="float">
            <text:p>235.386450557999</text:p>
          </table:table-cell>
          <table:table-cell office:value-type="float" office:value="138004" calcext:value-type="float">
            <text:p>138004</text:p>
          </table:table-cell>
          <table:table-cell office:value-type="float" office:value="123594.22257319" calcext:value-type="float">
            <text:p>123594.22257319</text:p>
          </table:table-cell>
          <table:table-cell office:value-type="float" office:value="0.118149382000411" calcext:value-type="float">
            <text:p>0.118149382000411</text:p>
          </table:table-cell>
          <table:table-cell office:value-type="float" office:value="125736.164094743" calcext:value-type="float">
            <text:p>125736.164094743</text:p>
          </table:table-cell>
          <table:table-cell office:value-type="float" office:value="129761.11277771" calcext:value-type="float">
            <text:p>129761.11277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.597070430998" calcext:value-type="float">
            <text:p>235.597070430998</text:p>
          </table:table-cell>
          <table:table-cell office:value-type="float" office:value="114861" calcext:value-type="float">
            <text:p>114861</text:p>
          </table:table-cell>
          <table:table-cell office:value-type="float" office:value="96197.5263600443" calcext:value-type="float">
            <text:p>96197.5263600443</text:p>
          </table:table-cell>
          <table:table-cell office:value-type="float" office:value="0.162858196999878" calcext:value-type="float">
            <text:p>0.162858196999878</text:p>
          </table:table-cell>
          <table:table-cell office:value-type="float" office:value="125736.164094743" calcext:value-type="float">
            <text:p>125736.164094743</text:p>
          </table:table-cell>
          <table:table-cell office:value-type="float" office:value="93599.4264621982" calcext:value-type="float">
            <text:p>93599.4264621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.798425544999" calcext:value-type="float">
            <text:p>235.798425544999</text:p>
          </table:table-cell>
          <table:table-cell office:value-type="float" office:value="107770" calcext:value-type="float">
            <text:p>107770</text:p>
          </table:table-cell>
          <table:table-cell office:value-type="float" office:value="106274.413028708" calcext:value-type="float">
            <text:p>106274.413028708</text:p>
          </table:table-cell>
          <table:table-cell office:value-type="float" office:value="0.112806790999457" calcext:value-type="float">
            <text:p>0.112806790999457</text:p>
          </table:table-cell>
          <table:table-cell office:value-type="float" office:value="125736.164094743" calcext:value-type="float">
            <text:p>125736.164094743</text:p>
          </table:table-cell>
          <table:table-cell office:value-type="float" office:value="94382.0423926609" calcext:value-type="float">
            <text:p>94382.0423926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.011826676" calcext:value-type="float">
            <text:p>236.011826676</text:p>
          </table:table-cell>
          <table:table-cell office:value-type="float" office:value="127223" calcext:value-type="float">
            <text:p>127223</text:p>
          </table:table-cell>
          <table:table-cell office:value-type="float" office:value="107002.559301502" calcext:value-type="float">
            <text:p>107002.559301502</text:p>
          </table:table-cell>
          <table:table-cell office:value-type="float" office:value="0.113017374002084" calcext:value-type="float">
            <text:p>0.113017374002084</text:p>
          </table:table-cell>
          <table:table-cell office:value-type="float" office:value="125736.164094743" calcext:value-type="float">
            <text:p>125736.164094743</text:p>
          </table:table-cell>
          <table:table-cell office:value-type="float" office:value="103358.744749361" calcext:value-type="float">
            <text:p>103358.744749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.213605904999" calcext:value-type="float">
            <text:p>236.213605904999</text:p>
          </table:table-cell>
          <table:table-cell office:value-type="float" office:value="144127" calcext:value-type="float">
            <text:p>144127</text:p>
          </table:table-cell>
          <table:table-cell office:value-type="float" office:value="111505.041758964" calcext:value-type="float">
            <text:p>111505.041758964</text:p>
          </table:table-cell>
          <table:table-cell office:value-type="float" office:value="0.110366883996903" calcext:value-type="float">
            <text:p>0.110366883996903</text:p>
          </table:table-cell>
          <table:table-cell office:value-type="float" office:value="125736.164094743" calcext:value-type="float">
            <text:p>125736.164094743</text:p>
          </table:table-cell>
          <table:table-cell office:value-type="float" office:value="121501.251670515" calcext:value-type="float">
            <text:p>121501.251670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.414933705" calcext:value-type="float">
            <text:p>236.414933705</text:p>
          </table:table-cell>
          <table:table-cell office:value-type="float" office:value="135262" calcext:value-type="float">
            <text:p>135262</text:p>
          </table:table-cell>
          <table:table-cell office:value-type="float" office:value="124195.444266323" calcext:value-type="float">
            <text:p>124195.444266323</text:p>
          </table:table-cell>
          <table:table-cell office:value-type="float" office:value="0.117780741999013" calcext:value-type="float">
            <text:p>0.117780741999013</text:p>
          </table:table-cell>
          <table:table-cell office:value-type="float" office:value="125736.164094743" calcext:value-type="float">
            <text:p>125736.164094743</text:p>
          </table:table-cell>
          <table:table-cell office:value-type="float" office:value="132881.813070356" calcext:value-type="float">
            <text:p>132881.813070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.616435332002" calcext:value-type="float">
            <text:p>236.616435332002</text:p>
          </table:table-cell>
          <table:table-cell office:value-type="float" office:value="113062" calcext:value-type="float">
            <text:p>113062</text:p>
          </table:table-cell>
          <table:table-cell office:value-type="float" office:value="125069.014247798" calcext:value-type="float">
            <text:p>125069.014247798</text:p>
          </table:table-cell>
          <table:table-cell office:value-type="float" office:value="0.111214442000346" calcext:value-type="float">
            <text:p>0.111214442000346</text:p>
          </table:table-cell>
          <table:table-cell office:value-type="float" office:value="125736.164094743" calcext:value-type="float">
            <text:p>125736.164094743</text:p>
          </table:table-cell>
          <table:table-cell office:value-type="float" office:value="120513.603726753" calcext:value-type="float">
            <text:p>120513.603726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.818293109001" calcext:value-type="float">
            <text:p>236.818293109001</text:p>
          </table:table-cell>
          <table:table-cell office:value-type="float" office:value="108626" calcext:value-type="float">
            <text:p>108626</text:p>
          </table:table-cell>
          <table:table-cell office:value-type="float" office:value="118785.990622212" calcext:value-type="float">
            <text:p>118785.990622212</text:p>
          </table:table-cell>
          <table:table-cell office:value-type="float" office:value="0.102606085001753" calcext:value-type="float">
            <text:p>0.102606085001753</text:p>
          </table:table-cell>
          <table:table-cell office:value-type="float" office:value="125736.164094743" calcext:value-type="float">
            <text:p>125736.164094743</text:p>
          </table:table-cell>
          <table:table-cell office:value-type="float" office:value="107378.194393536" calcext:value-type="float">
            <text:p>107378.194393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.020324642999" calcext:value-type="float">
            <text:p>237.020324642999</text:p>
          </table:table-cell>
          <table:table-cell office:value-type="float" office:value="128236" calcext:value-type="float">
            <text:p>128236</text:p>
          </table:table-cell>
          <table:table-cell office:value-type="float" office:value="89815.3268483258" calcext:value-type="float">
            <text:p>89815.3268483258</text:p>
          </table:table-cell>
          <table:table-cell office:value-type="float" office:value="0.13644770099927" calcext:value-type="float">
            <text:p>0.13644770099927</text:p>
          </table:table-cell>
          <table:table-cell office:value-type="float" office:value="125736.164094743" calcext:value-type="float">
            <text:p>125736.164094743</text:p>
          </table:table-cell>
          <table:table-cell office:value-type="float" office:value="87535.8230613706" calcext:value-type="float">
            <text:p>87535.8230613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.221724977" calcext:value-type="float">
            <text:p>237.221724977</text:p>
          </table:table-cell>
          <table:table-cell office:value-type="float" office:value="144317" calcext:value-type="float">
            <text:p>144317</text:p>
          </table:table-cell>
          <table:table-cell office:value-type="float" office:value="94723.8855519183" calcext:value-type="float">
            <text:p>94723.8855519183</text:p>
          </table:table-cell>
          <table:table-cell office:value-type="float" office:value="0.1577337359995" calcext:value-type="float">
            <text:p>0.1577337359995</text:p>
          </table:table-cell>
          <table:table-cell office:value-type="float" office:value="125736.164094743" calcext:value-type="float">
            <text:p>125736.164094743</text:p>
          </table:table-cell>
          <table:table-cell office:value-type="float" office:value="94934.2280261719" calcext:value-type="float">
            <text:p>94934.2280261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.424114465" calcext:value-type="float">
            <text:p>237.424114465</text:p>
          </table:table-cell>
          <table:table-cell office:value-type="float" office:value="134313" calcext:value-type="float">
            <text:p>134313</text:p>
          </table:table-cell>
          <table:table-cell office:value-type="float" office:value="109451.449962645" calcext:value-type="float">
            <text:p>109451.449962645</text:p>
          </table:table-cell>
          <table:table-cell office:value-type="float" office:value="0.141369506996853" calcext:value-type="float">
            <text:p>0.141369506996853</text:p>
          </table:table-cell>
          <table:table-cell office:value-type="float" office:value="125736.164094743" calcext:value-type="float">
            <text:p>125736.164094743</text:p>
          </table:table-cell>
          <table:table-cell office:value-type="float" office:value="127551.676387379" calcext:value-type="float">
            <text:p>127551.676387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.627742002001" calcext:value-type="float">
            <text:p>237.627742002001</text:p>
          </table:table-cell>
          <table:table-cell office:value-type="float" office:value="112106" calcext:value-type="float">
            <text:p>112106</text:p>
          </table:table-cell>
          <table:table-cell office:value-type="float" office:value="126368.115196884" calcext:value-type="float">
            <text:p>126368.115196884</text:p>
          </table:table-cell>
          <table:table-cell office:value-type="float" office:value="0.111642170999403" calcext:value-type="float">
            <text:p>0.111642170999403</text:p>
          </table:table-cell>
          <table:table-cell office:value-type="float" office:value="125736.164094743" calcext:value-type="float">
            <text:p>125736.164094743</text:p>
          </table:table-cell>
          <table:table-cell office:value-type="float" office:value="121235.758825096" calcext:value-type="float">
            <text:p>121235.758825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.829659943" calcext:value-type="float">
            <text:p>237.829659943</text:p>
          </table:table-cell>
          <table:table-cell office:value-type="float" office:value="109237" calcext:value-type="float">
            <text:p>109237</text:p>
          </table:table-cell>
          <table:table-cell office:value-type="float" office:value="119648.442690119" calcext:value-type="float">
            <text:p>119648.442690119</text:p>
          </table:table-cell>
          <table:table-cell office:value-type="float" office:value="0.102556914000161" calcext:value-type="float">
            <text:p>0.102556914000161</text:p>
          </table:table-cell>
          <table:table-cell office:value-type="float" office:value="125736.164094743" calcext:value-type="float">
            <text:p>125736.164094743</text:p>
          </table:table-cell>
          <table:table-cell office:value-type="float" office:value="108255.576041949" calcext:value-type="float">
            <text:p>108255.576041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.031083590002" calcext:value-type="float">
            <text:p>238.031083590002</text:p>
          </table:table-cell>
          <table:table-cell office:value-type="float" office:value="129493" calcext:value-type="float">
            <text:p>129493</text:p>
          </table:table-cell>
          <table:table-cell office:value-type="float" office:value="109861.874302652" calcext:value-type="float">
            <text:p>109861.874302652</text:p>
          </table:table-cell>
          <table:table-cell office:value-type="float" office:value="0.102993275999324" calcext:value-type="float">
            <text:p>0.102993275999324</text:p>
          </table:table-cell>
          <table:table-cell office:value-type="float" office:value="125736.164094743" calcext:value-type="float">
            <text:p>125736.164094743</text:p>
          </table:table-cell>
          <table:table-cell office:value-type="float" office:value="108389.990013302" calcext:value-type="float">
            <text:p>108389.990013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.232621356001" calcext:value-type="float">
            <text:p>238.232621356001</text:p>
          </table:table-cell>
          <table:table-cell office:value-type="float" office:value="144494" calcext:value-type="float">
            <text:p>144494</text:p>
          </table:table-cell>
          <table:table-cell office:value-type="float" office:value="116319.388262237" calcext:value-type="float">
            <text:p>116319.388262237</text:p>
          </table:table-cell>
          <table:table-cell office:value-type="float" office:value="0.108050571998319" calcext:value-type="float">
            <text:p>0.108050571998319</text:p>
          </table:table-cell>
          <table:table-cell office:value-type="float" office:value="125736.164094743" calcext:value-type="float">
            <text:p>125736.164094743</text:p>
          </table:table-cell>
          <table:table-cell office:value-type="float" office:value="126711.332551215" calcext:value-type="float">
            <text:p>126711.332551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.434871822999" calcext:value-type="float">
            <text:p>238.434871822999</text:p>
          </table:table-cell>
          <table:table-cell office:value-type="float" office:value="133150" calcext:value-type="float">
            <text:p>133150</text:p>
          </table:table-cell>
          <table:table-cell office:value-type="float" office:value="123941.481286592" calcext:value-type="float">
            <text:p>123941.481286592</text:p>
          </table:table-cell>
          <table:table-cell office:value-type="float" office:value="0.119614886996715" calcext:value-type="float">
            <text:p>0.119614886996715</text:p>
          </table:table-cell>
          <table:table-cell office:value-type="float" office:value="125736.164094743" calcext:value-type="float">
            <text:p>125736.164094743</text:p>
          </table:table-cell>
          <table:table-cell office:value-type="float" office:value="131637.450692149" calcext:value-type="float">
            <text:p>131637.450692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.647517236001" calcext:value-type="float">
            <text:p>238.647517236001</text:p>
          </table:table-cell>
          <table:table-cell office:value-type="float" office:value="110598" calcext:value-type="float">
            <text:p>110598</text:p>
          </table:table-cell>
          <table:table-cell office:value-type="float" office:value="117869.253176189" calcext:value-type="float">
            <text:p>117869.253176189</text:p>
          </table:table-cell>
          <table:table-cell office:value-type="float" office:value="0.123554267000145" calcext:value-type="float">
            <text:p>0.123554267000145</text:p>
          </table:table-cell>
          <table:table-cell office:value-type="float" office:value="125736.164094743" calcext:value-type="float">
            <text:p>125736.164094743</text:p>
          </table:table-cell>
          <table:table-cell office:value-type="float" office:value="112049.436034889" calcext:value-type="float">
            <text:p>112049.436034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.849260856001" calcext:value-type="float">
            <text:p>238.849260856001</text:p>
          </table:table-cell>
          <table:table-cell office:value-type="float" office:value="110484" calcext:value-type="float">
            <text:p>110484</text:p>
          </table:table-cell>
          <table:table-cell office:value-type="float" office:value="102578.894389227" calcext:value-type="float">
            <text:p>102578.894389227</text:p>
          </table:table-cell>
          <table:table-cell office:value-type="float" office:value="0.112796850997256" calcext:value-type="float">
            <text:p>0.112796850997256</text:p>
          </table:table-cell>
          <table:table-cell office:value-type="float" office:value="125736.164094743" calcext:value-type="float">
            <text:p>125736.164094743</text:p>
          </table:table-cell>
          <table:table-cell office:value-type="float" office:value="91009.0322444298" calcext:value-type="float">
            <text:p>91009.0322444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.051497141001" calcext:value-type="float">
            <text:p>239.051497141001</text:p>
          </table:table-cell>
          <table:table-cell office:value-type="float" office:value="131827" calcext:value-type="float">
            <text:p>131827</text:p>
          </table:table-cell>
          <table:table-cell office:value-type="float" office:value="110959.246381746" calcext:value-type="float">
            <text:p>110959.246381746</text:p>
          </table:table-cell>
          <table:table-cell office:value-type="float" office:value="0.103517064002517" calcext:value-type="float">
            <text:p>0.103517064002517</text:p>
          </table:table-cell>
          <table:table-cell office:value-type="float" office:value="125736.164094743" calcext:value-type="float">
            <text:p>125736.164094743</text:p>
          </table:table-cell>
          <table:table-cell office:value-type="float" office:value="110900.760913295" calcext:value-type="float">
            <text:p>110900.760913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.253617367001" calcext:value-type="float">
            <text:p>239.253617367001</text:p>
          </table:table-cell>
          <table:table-cell office:value-type="float" office:value="142056" calcext:value-type="float">
            <text:p>142056</text:p>
          </table:table-cell>
          <table:table-cell office:value-type="float" office:value="117540.913704183" calcext:value-type="float">
            <text:p>117540.913704183</text:p>
          </table:table-cell>
          <table:table-cell office:value-type="float" office:value="0.107910904000164" calcext:value-type="float">
            <text:p>0.107910904000164</text:p>
          </table:table-cell>
          <table:table-cell office:value-type="float" office:value="123533.304178961" calcext:value-type="float">
            <text:p>123533.304178961</text:p>
          </table:table-cell>
          <table:table-cell office:value-type="float" office:value="128490.522065145" calcext:value-type="float">
            <text:p>128490.522065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.456359496999" calcext:value-type="float">
            <text:p>239.456359496999</text:p>
          </table:table-cell>
          <table:table-cell office:value-type="float" office:value="128458" calcext:value-type="float">
            <text:p>128458</text:p>
          </table:table-cell>
          <table:table-cell office:value-type="float" office:value="124167.214673596" calcext:value-type="float">
            <text:p>124167.214673596</text:p>
          </table:table-cell>
          <table:table-cell office:value-type="float" office:value="0.116440567999234" calcext:value-type="float">
            <text:p>0.116440567999234</text:p>
          </table:table-cell>
          <table:table-cell office:value-type="float" office:value="123533.304178961" calcext:value-type="float">
            <text:p>123533.304178961</text:p>
          </table:table-cell>
          <table:table-cell office:value-type="float" office:value="129415.002891011" calcext:value-type="float">
            <text:p>129415.002891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.658839693999" calcext:value-type="float">
            <text:p>239.658839693999</text:p>
          </table:table-cell>
          <table:table-cell office:value-type="float" office:value="107908" calcext:value-type="float">
            <text:p>107908</text:p>
          </table:table-cell>
          <table:table-cell office:value-type="float" office:value="111450.136797685" calcext:value-type="float">
            <text:p>111450.136797685</text:p>
          </table:table-cell>
          <table:table-cell office:value-type="float" office:value="0.128028224000445" calcext:value-type="float">
            <text:p>0.128028224000445</text:p>
          </table:table-cell>
          <table:table-cell office:value-type="float" office:value="123533.304178961" calcext:value-type="float">
            <text:p>123533.304178961</text:p>
          </table:table-cell>
          <table:table-cell office:value-type="float" office:value="104477.292214814" calcext:value-type="float">
            <text:p>104477.292214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.860530651" calcext:value-type="float">
            <text:p>239.860530651</text:p>
          </table:table-cell>
          <table:table-cell office:value-type="float" office:value="109357" calcext:value-type="float">
            <text:p>109357</text:p>
          </table:table-cell>
          <table:table-cell office:value-type="float" office:value="109513.349476792" calcext:value-type="float">
            <text:p>109513.349476792</text:p>
          </table:table-cell>
          <table:table-cell office:value-type="float" office:value="0.112792029998673" calcext:value-type="float">
            <text:p>0.112792029998673</text:p>
          </table:table-cell>
          <table:table-cell office:value-type="float" office:value="123533.304178961" calcext:value-type="float">
            <text:p>123533.304178961</text:p>
          </table:table-cell>
          <table:table-cell office:value-type="float" office:value="98975.6265632752" calcext:value-type="float">
            <text:p>98975.6265632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.062003080999" calcext:value-type="float">
            <text:p>240.062003080999</text:p>
          </table:table-cell>
          <table:table-cell office:value-type="float" office:value="130661" calcext:value-type="float">
            <text:p>130661</text:p>
          </table:table-cell>
          <table:table-cell office:value-type="float" office:value="108010.890686689" calcext:value-type="float">
            <text:p>108010.890686689</text:p>
          </table:table-cell>
          <table:table-cell office:value-type="float" office:value="0.102976246998878" calcext:value-type="float">
            <text:p>0.102976246998878</text:p>
          </table:table-cell>
          <table:table-cell office:value-type="float" office:value="123533.304178961" calcext:value-type="float">
            <text:p>123533.304178961</text:p>
          </table:table-cell>
          <table:table-cell office:value-type="float" office:value="108753.91552862" calcext:value-type="float">
            <text:p>108753.91552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.263303393" calcext:value-type="float">
            <text:p>240.263303393</text:p>
          </table:table-cell>
          <table:table-cell office:value-type="float" office:value="141993" calcext:value-type="float">
            <text:p>141993</text:p>
          </table:table-cell>
          <table:table-cell office:value-type="float" office:value="96720.4000244116" calcext:value-type="float">
            <text:p>96720.4000244116</text:p>
          </table:table-cell>
          <table:table-cell office:value-type="float" office:value="0.103237020997767" calcext:value-type="float">
            <text:p>0.103237020997767</text:p>
          </table:table-cell>
          <table:table-cell office:value-type="float" office:value="123533.304178961" calcext:value-type="float">
            <text:p>123533.304178961</text:p>
          </table:table-cell>
          <table:table-cell office:value-type="float" office:value="102690.750772931" calcext:value-type="float">
            <text:p>102690.750772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.464832718" calcext:value-type="float">
            <text:p>240.464832718</text:p>
          </table:table-cell>
          <table:table-cell office:value-type="float" office:value="127537" calcext:value-type="float">
            <text:p>127537</text:p>
          </table:table-cell>
          <table:table-cell office:value-type="float" office:value="105322.361186175" calcext:value-type="float">
            <text:p>105322.361186175</text:p>
          </table:table-cell>
          <table:table-cell office:value-type="float" office:value="0.117171719000908" calcext:value-type="float">
            <text:p>0.117171719000908</text:p>
          </table:table-cell>
          <table:table-cell office:value-type="float" office:value="123533.304178961" calcext:value-type="float">
            <text:p>123533.304178961</text:p>
          </table:table-cell>
          <table:table-cell office:value-type="float" office:value="114856.5646962" calcext:value-type="float">
            <text:p>114856.5646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.666399373" calcext:value-type="float">
            <text:p>240.666399373</text:p>
          </table:table-cell>
          <table:table-cell office:value-type="float" office:value="107453" calcext:value-type="float">
            <text:p>107453</text:p>
          </table:table-cell>
          <table:table-cell office:value-type="float" office:value="124673.312504295" calcext:value-type="float">
            <text:p>124673.312504295</text:p>
          </table:table-cell>
          <table:table-cell office:value-type="float" office:value="0.104344243001833" calcext:value-type="float">
            <text:p>0.104344243001833</text:p>
          </table:table-cell>
          <table:table-cell office:value-type="float" office:value="123533.304178961" calcext:value-type="float">
            <text:p>123533.304178961</text:p>
          </table:table-cell>
          <table:table-cell office:value-type="float" office:value="118491.181728366" calcext:value-type="float">
            <text:p>118491.181728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.869421201001" calcext:value-type="float">
            <text:p>240.869421201001</text:p>
          </table:table-cell>
          <table:table-cell office:value-type="float" office:value="110044" calcext:value-type="float">
            <text:p>110044</text:p>
          </table:table-cell>
          <table:table-cell office:value-type="float" office:value="106448.948886467" calcext:value-type="float">
            <text:p>106448.948886467</text:p>
          </table:table-cell>
          <table:table-cell office:value-type="float" office:value="0.118948603998433" calcext:value-type="float">
            <text:p>0.118948603998433</text:p>
          </table:table-cell>
          <table:table-cell office:value-type="float" office:value="123533.304178961" calcext:value-type="float">
            <text:p>123533.304178961</text:p>
          </table:table-cell>
          <table:table-cell office:value-type="float" office:value="95534.8420985698" calcext:value-type="float">
            <text:p>95534.8420985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.073265198" calcext:value-type="float">
            <text:p>241.073265198</text:p>
          </table:table-cell>
          <table:table-cell office:value-type="float" office:value="131676" calcext:value-type="float">
            <text:p>131676</text:p>
          </table:table-cell>
          <table:table-cell office:value-type="float" office:value="101999.934107425" calcext:value-type="float">
            <text:p>101999.934107425</text:p>
          </table:table-cell>
          <table:table-cell office:value-type="float" office:value="0.104186364002089" calcext:value-type="float">
            <text:p>0.104186364002089</text:p>
          </table:table-cell>
          <table:table-cell office:value-type="float" office:value="123533.304178961" calcext:value-type="float">
            <text:p>123533.304178961</text:p>
          </table:table-cell>
          <table:table-cell office:value-type="float" office:value="109504.617750237" calcext:value-type="float">
            <text:p>109504.617750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.274179102998" calcext:value-type="float">
            <text:p>241.274179102998</text:p>
          </table:table-cell>
          <table:table-cell office:value-type="float" office:value="141857" calcext:value-type="float">
            <text:p>141857</text:p>
          </table:table-cell>
          <table:table-cell office:value-type="float" office:value="94048.2063840755" calcext:value-type="float">
            <text:p>94048.2063840755</text:p>
          </table:table-cell>
          <table:table-cell office:value-type="float" office:value="0.156683201003034" calcext:value-type="float">
            <text:p>0.156683201003034</text:p>
          </table:table-cell>
          <table:table-cell office:value-type="float" office:value="123533.304178961" calcext:value-type="float">
            <text:p>123533.304178961</text:p>
          </table:table-cell>
          <table:table-cell office:value-type="float" office:value="99625.3999215347" calcext:value-type="float">
            <text:p>99625.3999215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.475666663999" calcext:value-type="float">
            <text:p>241.475666663999</text:p>
          </table:table-cell>
          <table:table-cell office:value-type="float" office:value="126330" calcext:value-type="float">
            <text:p>126330</text:p>
          </table:table-cell>
          <table:table-cell office:value-type="float" office:value="125691.262443126" calcext:value-type="float">
            <text:p>125691.262443126</text:p>
          </table:table-cell>
          <table:table-cell office:value-type="float" office:value="0.126203184001497" calcext:value-type="float">
            <text:p>0.126203184001497</text:p>
          </table:table-cell>
          <table:table-cell office:value-type="float" office:value="123533.304178961" calcext:value-type="float">
            <text:p>123533.304178961</text:p>
          </table:table-cell>
          <table:table-cell office:value-type="float" office:value="129697.553332617" calcext:value-type="float">
            <text:p>129697.553332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.693492036" calcext:value-type="float">
            <text:p>241.693492036</text:p>
          </table:table-cell>
          <table:table-cell office:value-type="float" office:value="106129" calcext:value-type="float">
            <text:p>106129</text:p>
          </table:table-cell>
          <table:table-cell office:value-type="float" office:value="114605.869453697" calcext:value-type="float">
            <text:p>114605.869453697</text:p>
          </table:table-cell>
          <table:table-cell office:value-type="float" office:value="0.12573869499829" calcext:value-type="float">
            <text:p>0.12573869499829</text:p>
          </table:table-cell>
          <table:table-cell office:value-type="float" office:value="123533.304178961" calcext:value-type="float">
            <text:p>123533.304178961</text:p>
          </table:table-cell>
          <table:table-cell office:value-type="float" office:value="107847.023481925" calcext:value-type="float">
            <text:p>107847.023481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.895065764998" calcext:value-type="float">
            <text:p>241.895065764998</text:p>
          </table:table-cell>
          <table:table-cell office:value-type="float" office:value="112204" calcext:value-type="float">
            <text:p>112204</text:p>
          </table:table-cell>
          <table:table-cell office:value-type="float" office:value="94385.4535929968" calcext:value-type="float">
            <text:p>94385.4535929968</text:p>
          </table:table-cell>
          <table:table-cell office:value-type="float" office:value="0.105279767001775" calcext:value-type="float">
            <text:p>0.105279767001775</text:p>
          </table:table-cell>
          <table:table-cell office:value-type="float" office:value="123533.304178961" calcext:value-type="float">
            <text:p>123533.304178961</text:p>
          </table:table-cell>
          <table:table-cell office:value-type="float" office:value="87112.241267466" calcext:value-type="float">
            <text:p>87112.241267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.096190949" calcext:value-type="float">
            <text:p>242.096190949</text:p>
          </table:table-cell>
          <table:table-cell office:value-type="float" office:value="134139" calcext:value-type="float">
            <text:p>134139</text:p>
          </table:table-cell>
          <table:table-cell office:value-type="float" office:value="108864.428802274" calcext:value-type="float">
            <text:p>108864.428802274</text:p>
          </table:table-cell>
          <table:table-cell office:value-type="float" office:value="0.102914342998702" calcext:value-type="float">
            <text:p>0.102914342998702</text:p>
          </table:table-cell>
          <table:table-cell office:value-type="float" office:value="123533.304178961" calcext:value-type="float">
            <text:p>123533.304178961</text:p>
          </table:table-cell>
          <table:table-cell office:value-type="float" office:value="108864.428802274" calcext:value-type="float">
            <text:p>108864.428802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.298994641002" calcext:value-type="float">
            <text:p>242.298994641002</text:p>
          </table:table-cell>
          <table:table-cell office:value-type="float" office:value="141163" calcext:value-type="float">
            <text:p>141163</text:p>
          </table:table-cell>
          <table:table-cell office:value-type="float" office:value="118348.026269636" calcext:value-type="float">
            <text:p>118348.026269636</text:p>
          </table:table-cell>
          <table:table-cell office:value-type="float" office:value="0.120288751997577" calcext:value-type="float">
            <text:p>0.120288751997577</text:p>
          </table:table-cell>
          <table:table-cell office:value-type="float" office:value="123533.304178961" calcext:value-type="float">
            <text:p>123533.304178961</text:p>
          </table:table-cell>
          <table:table-cell office:value-type="float" office:value="129641.946159238" calcext:value-type="float">
            <text:p>129641.946159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.501471170999" calcext:value-type="float">
            <text:p>242.501471170999</text:p>
          </table:table-cell>
          <table:table-cell office:value-type="float" office:value="123264" calcext:value-type="float">
            <text:p>123264</text:p>
          </table:table-cell>
          <table:table-cell office:value-type="float" office:value="126225.470831338" calcext:value-type="float">
            <text:p>126225.470831338</text:p>
          </table:table-cell>
          <table:table-cell office:value-type="float" office:value="0.115462271998695" calcext:value-type="float">
            <text:p>0.115462271998695</text:p>
          </table:table-cell>
          <table:table-cell office:value-type="float" office:value="123533.304178961" calcext:value-type="float">
            <text:p>123533.304178961</text:p>
          </table:table-cell>
          <table:table-cell office:value-type="float" office:value="129839.822557452" calcext:value-type="float">
            <text:p>129839.822557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.703388606002" calcext:value-type="float">
            <text:p>242.703388606002</text:p>
          </table:table-cell>
          <table:table-cell office:value-type="float" office:value="105764" calcext:value-type="float">
            <text:p>105764</text:p>
          </table:table-cell>
          <table:table-cell office:value-type="float" office:value="124334.419778736" calcext:value-type="float">
            <text:p>124334.419778736</text:p>
          </table:table-cell>
          <table:table-cell office:value-type="float" office:value="0.104143953001767" calcext:value-type="float">
            <text:p>0.104143953001767</text:p>
          </table:table-cell>
          <table:table-cell office:value-type="float" office:value="123533.304178961" calcext:value-type="float">
            <text:p>123533.304178961</text:p>
          </table:table-cell>
          <table:table-cell office:value-type="float" office:value="115124.100652068" calcext:value-type="float">
            <text:p>115124.100652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.345400402999" calcext:value-type="float">
            <text:p>243.345400402999</text:p>
          </table:table-cell>
          <table:table-cell office:value-type="float" office:value="138777" calcext:value-type="float">
            <text:p>138777</text:p>
          </table:table-cell>
          <table:table-cell office:value-type="float" office:value="55400.8491230611" calcext:value-type="float">
            <text:p>55400.8491230611</text:p>
          </table:table-cell>
          <table:table-cell office:value-type="float" office:value="0.655452042999968" calcext:value-type="float">
            <text:p>0.655452042999968</text:p>
          </table:table-cell>
          <table:table-cell office:value-type="float" office:value="123533.304178961" calcext:value-type="float">
            <text:p>123533.304178961</text:p>
          </table:table-cell>
          <table:table-cell office:value-type="float" office:value="46395.8441106747" calcext:value-type="float">
            <text:p>46395.8441106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.54900187" calcext:value-type="float">
            <text:p>243.54900187</text:p>
          </table:table-cell>
          <table:table-cell office:value-type="float" office:value="117827" calcext:value-type="float">
            <text:p>117827</text:p>
          </table:table-cell>
          <table:table-cell office:value-type="float" office:value="110614.394141864" calcext:value-type="float">
            <text:p>110614.394141864</text:p>
          </table:table-cell>
          <table:table-cell office:value-type="float" office:value="0.102817872997548" calcext:value-type="float">
            <text:p>0.102817872997548</text:p>
          </table:table-cell>
          <table:table-cell office:value-type="float" office:value="123533.304178961" calcext:value-type="float">
            <text:p>123533.304178961</text:p>
          </table:table-cell>
          <table:table-cell office:value-type="float" office:value="127601.950168945" calcext:value-type="float">
            <text:p>127601.950168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.750737602" calcext:value-type="float">
            <text:p>243.750737602</text:p>
          </table:table-cell>
          <table:table-cell office:value-type="float" office:value="105004" calcext:value-type="float">
            <text:p>105004</text:p>
          </table:table-cell>
          <table:table-cell office:value-type="float" office:value="112499.270333886" calcext:value-type="float">
            <text:p>112499.270333886</text:p>
          </table:table-cell>
          <table:table-cell office:value-type="float" office:value="0.106655938001495" calcext:value-type="float">
            <text:p>0.106655938001495</text:p>
          </table:table-cell>
          <table:table-cell office:value-type="float" office:value="123533.304178961" calcext:value-type="float">
            <text:p>123533.304178961</text:p>
          </table:table-cell>
          <table:table-cell office:value-type="float" office:value="101718.992904772" calcext:value-type="float">
            <text:p>101718.992904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.952881665002" calcext:value-type="float">
            <text:p>243.952881665002</text:p>
          </table:table-cell>
          <table:table-cell office:value-type="float" office:value="118220" calcext:value-type="float">
            <text:p>118220</text:p>
          </table:table-cell>
          <table:table-cell office:value-type="float" office:value="109722.641359781" calcext:value-type="float">
            <text:p>109722.641359781</text:p>
          </table:table-cell>
          <table:table-cell office:value-type="float" office:value="0.103027818000555" calcext:value-type="float">
            <text:p>0.103027818000555</text:p>
          </table:table-cell>
          <table:table-cell office:value-type="float" office:value="123533.304178961" calcext:value-type="float">
            <text:p>123533.304178961</text:p>
          </table:table-cell>
          <table:table-cell office:value-type="float" office:value="103124.288258419" calcext:value-type="float">
            <text:p>103124.288258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.154306558001" calcext:value-type="float">
            <text:p>244.154306558001</text:p>
          </table:table-cell>
          <table:table-cell office:value-type="float" office:value="138868" calcext:value-type="float">
            <text:p>138868</text:p>
          </table:table-cell>
          <table:table-cell office:value-type="float" office:value="113012.298333734" calcext:value-type="float">
            <text:p>113012.298333734</text:p>
          </table:table-cell>
          <table:table-cell office:value-type="float" office:value="0.102030419002404" calcext:value-type="float">
            <text:p>0.102030419002404</text:p>
          </table:table-cell>
          <table:table-cell office:value-type="float" office:value="123533.304178961" calcext:value-type="float">
            <text:p>123533.304178961</text:p>
          </table:table-cell>
          <table:table-cell office:value-type="float" office:value="119812.878119088" calcext:value-type="float">
            <text:p>119812.878119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.356622800002" calcext:value-type="float">
            <text:p>244.356622800002</text:p>
          </table:table-cell>
          <table:table-cell office:value-type="float" office:value="137998" calcext:value-type="float">
            <text:p>137998</text:p>
          </table:table-cell>
          <table:table-cell office:value-type="float" office:value="121175.464020391" calcext:value-type="float">
            <text:p>121175.464020391</text:p>
          </table:table-cell>
          <table:table-cell office:value-type="float" office:value="0.116773988000205" calcext:value-type="float">
            <text:p>0.116773988000205</text:p>
          </table:table-cell>
          <table:table-cell office:value-type="float" office:value="123533.304178961" calcext:value-type="float">
            <text:p>123533.304178961</text:p>
          </table:table-cell>
          <table:table-cell office:value-type="float" office:value="131800.340791577" calcext:value-type="float">
            <text:p>131800.340791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.557896817001" calcext:value-type="float">
            <text:p>244.557896817001</text:p>
          </table:table-cell>
          <table:table-cell office:value-type="float" office:value="122111" calcext:value-type="float">
            <text:p>122111</text:p>
          </table:table-cell>
          <table:table-cell office:value-type="float" office:value="125177.802819611" calcext:value-type="float">
            <text:p>125177.802819611</text:p>
          </table:table-cell>
          <table:table-cell office:value-type="float" office:value="0.112961301998439" calcext:value-type="float">
            <text:p>0.112961301998439</text:p>
          </table:table-cell>
          <table:table-cell office:value-type="float" office:value="129093.941365853" calcext:value-type="float">
            <text:p>129093.941365853</text:p>
          </table:table-cell>
          <table:table-cell office:value-type="float" office:value="124730.125427566" calcext:value-type="float">
            <text:p>124730.125427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.759024678002" calcext:value-type="float">
            <text:p>244.759024678002</text:p>
          </table:table-cell>
          <table:table-cell office:value-type="float" office:value="109766" calcext:value-type="float">
            <text:p>109766</text:p>
          </table:table-cell>
          <table:table-cell office:value-type="float" office:value="124465.63556606" calcext:value-type="float">
            <text:p>124465.63556606</text:p>
          </table:table-cell>
          <table:table-cell office:value-type="float" office:value="0.102351342000475" calcext:value-type="float">
            <text:p>0.102351342000475</text:p>
          </table:table-cell>
          <table:table-cell office:value-type="float" office:value="129093.941365853" calcext:value-type="float">
            <text:p>129093.941365853</text:p>
          </table:table-cell>
          <table:table-cell office:value-type="float" office:value="116290.634729958" calcext:value-type="float">
            <text:p>116290.63472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.967246958" calcext:value-type="float">
            <text:p>244.967246958</text:p>
          </table:table-cell>
          <table:table-cell office:value-type="float" office:value="125227" calcext:value-type="float">
            <text:p>125227</text:p>
          </table:table-cell>
          <table:table-cell office:value-type="float" office:value="102660.966991838" calcext:value-type="float">
            <text:p>102660.966991838</text:p>
          </table:table-cell>
          <table:table-cell office:value-type="float" office:value="0.123290768999141" calcext:value-type="float">
            <text:p>0.123290768999141</text:p>
          </table:table-cell>
          <table:table-cell office:value-type="float" office:value="129093.941365853" calcext:value-type="float">
            <text:p>129093.941365853</text:p>
          </table:table-cell>
          <table:table-cell office:value-type="float" office:value="96363.139378915" calcext:value-type="float">
            <text:p>96363.139378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.196142366" calcext:value-type="float">
            <text:p>245.196142366</text:p>
          </table:table-cell>
          <table:table-cell office:value-type="float" office:value="147389" calcext:value-type="float">
            <text:p>147389</text:p>
          </table:table-cell>
          <table:table-cell office:value-type="float" office:value="111923.798580972" calcext:value-type="float">
            <text:p>111923.798580972</text:p>
          </table:table-cell>
          <table:table-cell office:value-type="float" office:value="0.124621615999786" calcext:value-type="float">
            <text:p>0.124621615999786</text:p>
          </table:table-cell>
          <table:table-cell office:value-type="float" office:value="129093.941365853" calcext:value-type="float">
            <text:p>129093.941365853</text:p>
          </table:table-cell>
          <table:table-cell office:value-type="float" office:value="119811.260121952" calcext:value-type="float">
            <text:p>119811.26012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.404500944001" calcext:value-type="float">
            <text:p>245.404500944001</text:p>
          </table:table-cell>
          <table:table-cell office:value-type="float" office:value="140625" calcext:value-type="float">
            <text:p>140625</text:p>
          </table:table-cell>
          <table:table-cell office:value-type="float" office:value="111971.242725808" calcext:value-type="float">
            <text:p>111971.242725808</text:p>
          </table:table-cell>
          <table:table-cell office:value-type="float" office:value="0.111701761001314" calcext:value-type="float">
            <text:p>0.111701761001314</text:p>
          </table:table-cell>
          <table:table-cell office:value-type="float" office:value="129093.941365853" calcext:value-type="float">
            <text:p>129093.941365853</text:p>
          </table:table-cell>
          <table:table-cell office:value-type="float" office:value="119810.749969857" calcext:value-type="float">
            <text:p>119810.749969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.605083072001" calcext:value-type="float">
            <text:p>245.605083072001</text:p>
          </table:table-cell>
          <table:table-cell office:value-type="float" office:value="117664" calcext:value-type="float">
            <text:p>117664</text:p>
          </table:table-cell>
          <table:table-cell office:value-type="float" office:value="124230.707721041" calcext:value-type="float">
            <text:p>124230.707721041</text:p>
          </table:table-cell>
          <table:table-cell office:value-type="float" office:value="0.115400230999512" calcext:value-type="float">
            <text:p>0.115400230999512</text:p>
          </table:table-cell>
          <table:table-cell office:value-type="float" office:value="129093.941365853" calcext:value-type="float">
            <text:p>129093.941365853</text:p>
          </table:table-cell>
          <table:table-cell office:value-type="float" office:value="119349.062323871" calcext:value-type="float">
            <text:p>119349.062323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.806212136002" calcext:value-type="float">
            <text:p>245.806212136002</text:p>
          </table:table-cell>
          <table:table-cell office:value-type="float" office:value="110757" calcext:value-type="float">
            <text:p>110757</text:p>
          </table:table-cell>
          <table:table-cell office:value-type="float" office:value="119236.318710874" calcext:value-type="float">
            <text:p>119236.318710874</text:p>
          </table:table-cell>
          <table:table-cell office:value-type="float" office:value="0.102770788998896" calcext:value-type="float">
            <text:p>0.102770788998896</text:p>
          </table:table-cell>
          <table:table-cell office:value-type="float" office:value="129093.941365853" calcext:value-type="float">
            <text:p>129093.941365853</text:p>
          </table:table-cell>
          <table:table-cell office:value-type="float" office:value="108896.55604917" calcext:value-type="float">
            <text:p>108896.55604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.007464086" calcext:value-type="float">
            <text:p>246.007464086</text:p>
          </table:table-cell>
          <table:table-cell office:value-type="float" office:value="129592" calcext:value-type="float">
            <text:p>129592</text:p>
          </table:table-cell>
          <table:table-cell office:value-type="float" office:value="99816.3589100514" calcext:value-type="float">
            <text:p>99816.3589100514</text:p>
          </table:table-cell>
          <table:table-cell office:value-type="float" office:value="0.103732723000576" calcext:value-type="float">
            <text:p>0.103732723000576</text:p>
          </table:table-cell>
          <table:table-cell office:value-type="float" office:value="129093.941365853" calcext:value-type="float">
            <text:p>129093.941365853</text:p>
          </table:table-cell>
          <table:table-cell office:value-type="float" office:value="105326.001536181" calcext:value-type="float">
            <text:p>105326.001536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.208954284" calcext:value-type="float">
            <text:p>246.208954284</text:p>
          </table:table-cell>
          <table:table-cell office:value-type="float" office:value="147721" calcext:value-type="float">
            <text:p>147721</text:p>
          </table:table-cell>
          <table:table-cell office:value-type="float" office:value="115880.538229885" calcext:value-type="float">
            <text:p>115880.538229885</text:p>
          </table:table-cell>
          <table:table-cell office:value-type="float" office:value="0.107488020999881" calcext:value-type="float">
            <text:p>0.107488020999881</text:p>
          </table:table-cell>
          <table:table-cell office:value-type="float" office:value="129093.941365853" calcext:value-type="float">
            <text:p>129093.941365853</text:p>
          </table:table-cell>
          <table:table-cell office:value-type="float" office:value="124877.070425422" calcext:value-type="float">
            <text:p>124877.070425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.422071022" calcext:value-type="float">
            <text:p>246.422071022</text:p>
          </table:table-cell>
          <table:table-cell office:value-type="float" office:value="138334" calcext:value-type="float">
            <text:p>138334</text:p>
          </table:table-cell>
          <table:table-cell office:value-type="float" office:value="113137.450415005" calcext:value-type="float">
            <text:p>113137.450415005</text:p>
          </table:table-cell>
          <table:table-cell office:value-type="float" office:value="0.151002678998339" calcext:value-type="float">
            <text:p>0.151002678998339</text:p>
          </table:table-cell>
          <table:table-cell office:value-type="float" office:value="129093.941365853" calcext:value-type="float">
            <text:p>129093.941365853</text:p>
          </table:table-cell>
          <table:table-cell office:value-type="float" office:value="116264.172605334" calcext:value-type="float">
            <text:p>116264.172605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.625343067" calcext:value-type="float">
            <text:p>246.625343067</text:p>
          </table:table-cell>
          <table:table-cell office:value-type="float" office:value="115617" calcext:value-type="float">
            <text:p>115617</text:p>
          </table:table-cell>
          <table:table-cell office:value-type="float" office:value="130127.04563519" calcext:value-type="float">
            <text:p>130127.04563519</text:p>
          </table:table-cell>
          <table:table-cell office:value-type="float" office:value="0.116677068999707" calcext:value-type="float">
            <text:p>0.116677068999707</text:p>
          </table:table-cell>
          <table:table-cell office:value-type="float" office:value="129093.941365853" calcext:value-type="float">
            <text:p>129093.941365853</text:p>
          </table:table-cell>
          <table:table-cell office:value-type="float" office:value="124113.882891284" calcext:value-type="float">
            <text:p>124113.882891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.826305178001" calcext:value-type="float">
            <text:p>246.826305178001</text:p>
          </table:table-cell>
          <table:table-cell office:value-type="float" office:value="111764" calcext:value-type="float">
            <text:p>111764</text:p>
          </table:table-cell>
          <table:table-cell office:value-type="float" office:value="95271.4138955893" calcext:value-type="float">
            <text:p>95271.4138955893</text:p>
          </table:table-cell>
          <table:table-cell office:value-type="float" office:value="0.115182374996948" calcext:value-type="float">
            <text:p>0.115182374996948</text:p>
          </table:table-cell>
          <table:table-cell office:value-type="float" office:value="129093.941365853" calcext:value-type="float">
            <text:p>129093.941365853</text:p>
          </table:table-cell>
          <table:table-cell office:value-type="float" office:value="79397.0111551003" calcext:value-type="float">
            <text:p>79397.0111551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.026811832002" calcext:value-type="float">
            <text:p>247.026811832002</text:p>
          </table:table-cell>
          <table:table-cell office:value-type="float" office:value="132231" calcext:value-type="float">
            <text:p>132231</text:p>
          </table:table-cell>
          <table:table-cell office:value-type="float" office:value="100979.505686679" calcext:value-type="float">
            <text:p>100979.505686679</text:p>
          </table:table-cell>
          <table:table-cell office:value-type="float" office:value="0.104798628002754" calcext:value-type="float">
            <text:p>0.104798628002754</text:p>
          </table:table-cell>
          <table:table-cell office:value-type="float" office:value="129093.941365853" calcext:value-type="float">
            <text:p>129093.941365853</text:p>
          </table:table-cell>
          <table:table-cell office:value-type="float" office:value="109420.992402843" calcext:value-type="float">
            <text:p>109420.99240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.227292598" calcext:value-type="float">
            <text:p>247.227292598</text:p>
          </table:table-cell>
          <table:table-cell office:value-type="float" office:value="148274" calcext:value-type="float">
            <text:p>148274</text:p>
          </table:table-cell>
          <table:table-cell office:value-type="float" office:value="115406.096781524" calcext:value-type="float">
            <text:p>115406.096781524</text:p>
          </table:table-cell>
          <table:table-cell office:value-type="float" office:value="0.110614473000169" calcext:value-type="float">
            <text:p>0.110614473000169</text:p>
          </table:table-cell>
          <table:table-cell office:value-type="float" office:value="129093.941365853" calcext:value-type="float">
            <text:p>129093.941365853</text:p>
          </table:table-cell>
          <table:table-cell office:value-type="float" office:value="122174.284626048" calcext:value-type="float">
            <text:p>122174.284626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.428644332002" calcext:value-type="float">
            <text:p>247.428644332002</text:p>
          </table:table-cell>
          <table:table-cell office:value-type="float" office:value="137395" calcext:value-type="float">
            <text:p>137395</text:p>
          </table:table-cell>
          <table:table-cell office:value-type="float" office:value="123510.372962885" calcext:value-type="float">
            <text:p>123510.372962885</text:p>
          </table:table-cell>
          <table:table-cell office:value-type="float" office:value="0.12167813799897" calcext:value-type="float">
            <text:p>0.12167813799897</text:p>
          </table:table-cell>
          <table:table-cell office:value-type="float" office:value="129093.941365853" calcext:value-type="float">
            <text:p>129093.941365853</text:p>
          </table:table-cell>
          <table:table-cell office:value-type="float" office:value="131694.743023162" calcext:value-type="float">
            <text:p>131694.743023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.630458284999" calcext:value-type="float">
            <text:p>247.630458284999</text:p>
          </table:table-cell>
          <table:table-cell office:value-type="float" office:value="114870" calcext:value-type="float">
            <text:p>114870</text:p>
          </table:table-cell>
          <table:table-cell office:value-type="float" office:value="125694.612570523" calcext:value-type="float">
            <text:p>125694.612570523</text:p>
          </table:table-cell>
          <table:table-cell office:value-type="float" office:value="0.11257375599962" calcext:value-type="float">
            <text:p>0.11257375599962</text:p>
          </table:table-cell>
          <table:table-cell office:value-type="float" office:value="129093.941365853" calcext:value-type="float">
            <text:p>129093.941365853</text:p>
          </table:table-cell>
          <table:table-cell office:value-type="float" office:value="120127.211322407" calcext:value-type="float">
            <text:p>120127.211322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.831777241001" calcext:value-type="float">
            <text:p>247.831777241001</text:p>
          </table:table-cell>
          <table:table-cell office:value-type="float" office:value="112280" calcext:value-type="float">
            <text:p>112280</text:p>
          </table:table-cell>
          <table:table-cell office:value-type="float" office:value="118658.4695647" calcext:value-type="float">
            <text:p>118658.4695647</text:p>
          </table:table-cell>
          <table:table-cell office:value-type="float" office:value="0.103547932998481" calcext:value-type="float">
            <text:p>0.103547932998481</text:p>
          </table:table-cell>
          <table:table-cell office:value-type="float" office:value="129093.941365853" calcext:value-type="float">
            <text:p>129093.941365853</text:p>
          </table:table-cell>
          <table:table-cell office:value-type="float" office:value="107131.149671897" calcext:value-type="float">
            <text:p>107131.149671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.044060507" calcext:value-type="float">
            <text:p>248.044060507</text:p>
          </table:table-cell>
          <table:table-cell office:value-type="float" office:value="134470" calcext:value-type="float">
            <text:p>134470</text:p>
          </table:table-cell>
          <table:table-cell office:value-type="float" office:value="105693.6250735" calcext:value-type="float">
            <text:p>105693.6250735</text:p>
          </table:table-cell>
          <table:table-cell office:value-type="float" office:value="0.116034086000582" calcext:value-type="float">
            <text:p>0.116034086000582</text:p>
          </table:table-cell>
          <table:table-cell office:value-type="float" office:value="129093.941365853" calcext:value-type="float">
            <text:p>129093.941365853</text:p>
          </table:table-cell>
          <table:table-cell office:value-type="float" office:value="104368.175194594" calcext:value-type="float">
            <text:p>104368.175194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.245925692001" calcext:value-type="float">
            <text:p>248.245925692001</text:p>
          </table:table-cell>
          <table:table-cell office:value-type="float" office:value="141981" calcext:value-type="float">
            <text:p>141981</text:p>
          </table:table-cell>
          <table:table-cell office:value-type="float" office:value="113379.699101026" calcext:value-type="float">
            <text:p>113379.699101026</text:p>
          </table:table-cell>
          <table:table-cell office:value-type="float" office:value="0.108343154999602" calcext:value-type="float">
            <text:p>0.108343154999602</text:p>
          </table:table-cell>
          <table:table-cell office:value-type="float" office:value="123466.883117847" calcext:value-type="float">
            <text:p>123466.883117847</text:p>
          </table:table-cell>
          <table:table-cell office:value-type="float" office:value="125963.796599984" calcext:value-type="float">
            <text:p>125963.796599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.447264969" calcext:value-type="float">
            <text:p>248.447264969</text:p>
          </table:table-cell>
          <table:table-cell office:value-type="float" office:value="129442" calcext:value-type="float">
            <text:p>129442</text:p>
          </table:table-cell>
          <table:table-cell office:value-type="float" office:value="124326.090924858" calcext:value-type="float">
            <text:p>124326.090924858</text:p>
          </table:table-cell>
          <table:table-cell office:value-type="float" office:value="0.116958481001348" calcext:value-type="float">
            <text:p>0.116958481001348</text:p>
          </table:table-cell>
          <table:table-cell office:value-type="float" office:value="123466.883117847" calcext:value-type="float">
            <text:p>123466.883117847</text:p>
          </table:table-cell>
          <table:table-cell office:value-type="float" office:value="125708.430001693" calcext:value-type="float">
            <text:p>125708.430001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.660971261001" calcext:value-type="float">
            <text:p>248.660971261001</text:p>
          </table:table-cell>
          <table:table-cell office:value-type="float" office:value="107721" calcext:value-type="float">
            <text:p>107721</text:p>
          </table:table-cell>
          <table:table-cell office:value-type="float" office:value="110413.852576744" calcext:value-type="float">
            <text:p>110413.852576744</text:p>
          </table:table-cell>
          <table:table-cell office:value-type="float" office:value="0.130625584002701" calcext:value-type="float">
            <text:p>0.130625584002701</text:p>
          </table:table-cell>
          <table:table-cell office:value-type="float" office:value="123466.883117847" calcext:value-type="float">
            <text:p>123466.883117847</text:p>
          </table:table-cell>
          <table:table-cell office:value-type="float" office:value="105203.887428445" calcext:value-type="float">
            <text:p>105203.887428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.86267739" calcext:value-type="float">
            <text:p>248.86267739</text:p>
          </table:table-cell>
          <table:table-cell office:value-type="float" office:value="109460" calcext:value-type="float">
            <text:p>109460</text:p>
          </table:table-cell>
          <table:table-cell office:value-type="float" office:value="118624.210909866" calcext:value-type="float">
            <text:p>118624.210909866</text:p>
          </table:table-cell>
          <table:table-cell office:value-type="float" office:value="0.111488311002176" calcext:value-type="float">
            <text:p>0.111488311002176</text:p>
          </table:table-cell>
          <table:table-cell office:value-type="float" office:value="123466.883117847" calcext:value-type="float">
            <text:p>123466.883117847</text:p>
          </table:table-cell>
          <table:table-cell office:value-type="float" office:value="107462.789370641" calcext:value-type="float">
            <text:p>107462.789370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.063959856001" calcext:value-type="float">
            <text:p>249.063959856001</text:p>
          </table:table-cell>
          <table:table-cell office:value-type="float" office:value="130801" calcext:value-type="float">
            <text:p>130801</text:p>
          </table:table-cell>
          <table:table-cell office:value-type="float" office:value="107282.940489893" calcext:value-type="float">
            <text:p>107282.940489893</text:p>
          </table:table-cell>
          <table:table-cell office:value-type="float" office:value="0.102933190999465" calcext:value-type="float">
            <text:p>0.102933190999465</text:p>
          </table:table-cell>
          <table:table-cell office:value-type="float" office:value="123466.883117847" calcext:value-type="float">
            <text:p>123466.883117847</text:p>
          </table:table-cell>
          <table:table-cell office:value-type="float" office:value="108176.532500238" calcext:value-type="float">
            <text:p>108176.532500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.280467326" calcext:value-type="float">
            <text:p>249.280467326</text:p>
          </table:table-cell>
          <table:table-cell office:value-type="float" office:value="141632" calcext:value-type="float">
            <text:p>141632</text:p>
          </table:table-cell>
          <table:table-cell office:value-type="float" office:value="110103.03489695" calcext:value-type="float">
            <text:p>110103.03489695</text:p>
          </table:table-cell>
          <table:table-cell office:value-type="float" office:value="0.123382235997269" calcext:value-type="float">
            <text:p>0.123382235997269</text:p>
          </table:table-cell>
          <table:table-cell office:value-type="float" office:value="123466.883117847" calcext:value-type="float">
            <text:p>123466.883117847</text:p>
          </table:table-cell>
          <table:table-cell office:value-type="float" office:value="121152.117087553" calcext:value-type="float">
            <text:p>121152.117087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.482467630001" calcext:value-type="float">
            <text:p>249.482467630001</text:p>
          </table:table-cell>
          <table:table-cell office:value-type="float" office:value="125468" calcext:value-type="float">
            <text:p>125468</text:p>
          </table:table-cell>
          <table:table-cell office:value-type="float" office:value="119155.976566936" calcext:value-type="float">
            <text:p>119155.976566936</text:p>
          </table:table-cell>
          <table:table-cell office:value-type="float" office:value="0.113231356997858" calcext:value-type="float">
            <text:p>0.113231356997858</text:p>
          </table:table-cell>
          <table:table-cell office:value-type="float" office:value="123466.883117847" calcext:value-type="float">
            <text:p>123466.883117847</text:p>
          </table:table-cell>
          <table:table-cell office:value-type="float" office:value="123495.125233518" calcext:value-type="float">
            <text:p>123495.125233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.683845727999" calcext:value-type="float">
            <text:p>249.683845727999</text:p>
          </table:table-cell>
          <table:table-cell office:value-type="float" office:value="106485" calcext:value-type="float">
            <text:p>106485</text:p>
          </table:table-cell>
          <table:table-cell office:value-type="float" office:value="85012.5224464584" calcext:value-type="float">
            <text:p>85012.5224464584</text:p>
          </table:table-cell>
          <table:table-cell office:value-type="float" office:value="0.167665288001444" calcext:value-type="float">
            <text:p>0.167665288001444</text:p>
          </table:table-cell>
          <table:table-cell office:value-type="float" office:value="123466.883117847" calcext:value-type="float">
            <text:p>123466.883117847</text:p>
          </table:table-cell>
          <table:table-cell office:value-type="float" office:value="77928.6602418752" calcext:value-type="float">
            <text:p>77928.660241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.886706762001" calcext:value-type="float">
            <text:p>249.886706762001</text:p>
          </table:table-cell>
          <table:table-cell office:value-type="float" office:value="111441" calcext:value-type="float">
            <text:p>111441</text:p>
          </table:table-cell>
          <table:table-cell office:value-type="float" office:value="116907.915675508" calcext:value-type="float">
            <text:p>116907.915675508</text:p>
          </table:table-cell>
          <table:table-cell office:value-type="float" office:value="0.104353926999465" calcext:value-type="float">
            <text:p>0.104353926999465</text:p>
          </table:table-cell>
          <table:table-cell office:value-type="float" office:value="123466.883117847" calcext:value-type="float">
            <text:p>123466.883117847</text:p>
          </table:table-cell>
          <table:table-cell office:value-type="float" office:value="107138.011851793" calcext:value-type="float">
            <text:p>107138.011851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.088477742" calcext:value-type="float">
            <text:p>250.088477742</text:p>
          </table:table-cell>
          <table:table-cell office:value-type="float" office:value="133264" calcext:value-type="float">
            <text:p>133264</text:p>
          </table:table-cell>
          <table:table-cell office:value-type="float" office:value="106874.502882835" calcext:value-type="float">
            <text:p>106874.502882835</text:p>
          </table:table-cell>
          <table:table-cell office:value-type="float" office:value="0.103200022000237" calcext:value-type="float">
            <text:p>0.103200022000237</text:p>
          </table:table-cell>
          <table:table-cell office:value-type="float" office:value="123466.883117847" calcext:value-type="float">
            <text:p>123466.883117847</text:p>
          </table:table-cell>
          <table:table-cell office:value-type="float" office:value="105101.993333824" calcext:value-type="float">
            <text:p>105101.993333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.288953933999" calcext:value-type="float">
            <text:p>250.288953933999</text:p>
          </table:table-cell>
          <table:table-cell office:value-type="float" office:value="141411" calcext:value-type="float">
            <text:p>141411</text:p>
          </table:table-cell>
          <table:table-cell office:value-type="float" office:value="104942.96155373" calcext:value-type="float">
            <text:p>104942.96155373</text:p>
          </table:table-cell>
          <table:table-cell office:value-type="float" office:value="0.113221755000268" calcext:value-type="float">
            <text:p>0.113221755000268</text:p>
          </table:table-cell>
          <table:table-cell office:value-type="float" office:value="123466.883117847" calcext:value-type="float">
            <text:p>123466.883117847</text:p>
          </table:table-cell>
          <table:table-cell office:value-type="float" office:value="120497.710711614" calcext:value-type="float">
            <text:p>120497.710711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.490440951999" calcext:value-type="float">
            <text:p>250.490440951999</text:p>
          </table:table-cell>
          <table:table-cell office:value-type="float" office:value="124481" calcext:value-type="float">
            <text:p>124481</text:p>
          </table:table-cell>
          <table:table-cell office:value-type="float" office:value="125308.293392974" calcext:value-type="float">
            <text:p>125308.293392974</text:p>
          </table:table-cell>
          <table:table-cell office:value-type="float" office:value="0.116047149000224" calcext:value-type="float">
            <text:p>0.116047149000224</text:p>
          </table:table-cell>
          <table:table-cell office:value-type="float" office:value="123466.883117847" calcext:value-type="float">
            <text:p>123466.883117847</text:p>
          </table:table-cell>
          <table:table-cell office:value-type="float" office:value="129501.276928337" calcext:value-type="float">
            <text:p>129501.276928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.691685736001" calcext:value-type="float">
            <text:p>250.691685736001</text:p>
          </table:table-cell>
          <table:table-cell office:value-type="float" office:value="106150" calcext:value-type="float">
            <text:p>106150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0.104058300999895" calcext:value-type="float">
            <text:p>0.104058300999895</text:p>
          </table:table-cell>
          <table:table-cell office:value-type="float" office:value="123466.883117847" calcext:value-type="float">
            <text:p>123466.883117847</text:p>
          </table:table-cell>
          <table:table-cell office:value-type="float" office:value="115129.744800992" calcext:value-type="float">
            <text:p>115129.744800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.893710221" calcext:value-type="float">
            <text:p>250.893710221</text:p>
          </table:table-cell>
          <table:table-cell office:value-type="float" office:value="112073" calcext:value-type="float">
            <text:p>112073</text:p>
          </table:table-cell>
          <table:table-cell office:value-type="float" office:value="114374.729845011" calcext:value-type="float">
            <text:p>114374.729845011</text:p>
          </table:table-cell>
          <table:table-cell office:value-type="float" office:value="0.102081256998645" calcext:value-type="float">
            <text:p>0.102081256998645</text:p>
          </table:table-cell>
          <table:table-cell office:value-type="float" office:value="123466.883117847" calcext:value-type="float">
            <text:p>123466.883117847</text:p>
          </table:table-cell>
          <table:table-cell office:value-type="float" office:value="106175.586515948" calcext:value-type="float">
            <text:p>106175.586515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.121392608999" calcext:value-type="float">
            <text:p>251.121392608999</text:p>
          </table:table-cell>
          <table:table-cell office:value-type="float" office:value="136322" calcext:value-type="float">
            <text:p>136322</text:p>
          </table:table-cell>
          <table:table-cell office:value-type="float" office:value="96254.370901465" calcext:value-type="float">
            <text:p>96254.370901465</text:p>
          </table:table-cell>
          <table:table-cell office:value-type="float" office:value="0.134927765000612" calcext:value-type="float">
            <text:p>0.134927765000612</text:p>
          </table:table-cell>
          <table:table-cell office:value-type="float" office:value="123466.883117847" calcext:value-type="float">
            <text:p>123466.883117847</text:p>
          </table:table-cell>
          <table:table-cell office:value-type="float" office:value="99302.7373529142" calcext:value-type="float">
            <text:p>99302.7373529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.322490078001" calcext:value-type="float">
            <text:p>251.322490078001</text:p>
          </table:table-cell>
          <table:table-cell office:value-type="float" office:value="140057" calcext:value-type="float">
            <text:p>140057</text:p>
          </table:table-cell>
          <table:table-cell office:value-type="float" office:value="96353.4776684507" calcext:value-type="float">
            <text:p>96353.4776684507</text:p>
          </table:table-cell>
          <table:table-cell office:value-type="float" office:value="0.158249400999921" calcext:value-type="float">
            <text:p>0.158249400999921</text:p>
          </table:table-cell>
          <table:table-cell office:value-type="float" office:value="123466.883117847" calcext:value-type="float">
            <text:p>123466.883117847</text:p>
          </table:table-cell>
          <table:table-cell office:value-type="float" office:value="108730.319673251" calcext:value-type="float">
            <text:p>108730.319673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.524777048999" calcext:value-type="float">
            <text:p>251.524777048999</text:p>
          </table:table-cell>
          <table:table-cell office:value-type="float" office:value="120499" calcext:value-type="float">
            <text:p>120499</text:p>
          </table:table-cell>
          <table:table-cell office:value-type="float" office:value="125315.971904106" calcext:value-type="float">
            <text:p>125315.971904106</text:p>
          </table:table-cell>
          <table:table-cell office:value-type="float" office:value="0.11703208399922" calcext:value-type="float">
            <text:p>0.11703208399922</text:p>
          </table:table-cell>
          <table:table-cell office:value-type="float" office:value="123466.883117847" calcext:value-type="float">
            <text:p>123466.883117847</text:p>
          </table:table-cell>
          <table:table-cell office:value-type="float" office:value="127222.339378556" calcext:value-type="float">
            <text:p>127222.339378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.726516642" calcext:value-type="float">
            <text:p>251.726516642</text:p>
          </table:table-cell>
          <table:table-cell office:value-type="float" office:value="105133" calcext:value-type="float">
            <text:p>105133</text:p>
          </table:table-cell>
          <table:table-cell office:value-type="float" office:value="121352.156694849" calcext:value-type="float">
            <text:p>121352.156694849</text:p>
          </table:table-cell>
          <table:table-cell office:value-type="float" office:value="0.103342813999916" calcext:value-type="float">
            <text:p>0.103342813999916</text:p>
          </table:table-cell>
          <table:table-cell office:value-type="float" office:value="123466.883117847" calcext:value-type="float">
            <text:p>123466.883117847</text:p>
          </table:table-cell>
          <table:table-cell office:value-type="float" office:value="111369.630572951" calcext:value-type="float">
            <text:p>111369.630572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.929597164999" calcext:value-type="float">
            <text:p>251.929597164999</text:p>
          </table:table-cell>
          <table:table-cell office:value-type="float" office:value="115625" calcext:value-type="float">
            <text:p>115625</text:p>
          </table:table-cell>
          <table:table-cell office:value-type="float" office:value="112101.553185632" calcext:value-type="float">
            <text:p>112101.553185632</text:p>
          </table:table-cell>
          <table:table-cell office:value-type="float" office:value="0.102113973000087" calcext:value-type="float">
            <text:p>0.102113973000087</text:p>
          </table:table-cell>
          <table:table-cell office:value-type="float" office:value="123466.883117847" calcext:value-type="float">
            <text:p>123466.883117847</text:p>
          </table:table-cell>
          <table:table-cell office:value-type="float" office:value="104258.650210426" calcext:value-type="float">
            <text:p>104258.650210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.132581407001" calcext:value-type="float">
            <text:p>252.132581407001</text:p>
          </table:table-cell>
          <table:table-cell office:value-type="float" office:value="137236" calcext:value-type="float">
            <text:p>137236</text:p>
          </table:table-cell>
          <table:table-cell office:value-type="float" office:value="110226.320494567" calcext:value-type="float">
            <text:p>110226.320494567</text:p>
          </table:table-cell>
          <table:table-cell office:value-type="float" office:value="0.102897669999948" calcext:value-type="float">
            <text:p>0.102897669999948</text:p>
          </table:table-cell>
          <table:table-cell office:value-type="float" office:value="123466.883117847" calcext:value-type="float">
            <text:p>123466.883117847</text:p>
          </table:table-cell>
          <table:table-cell office:value-type="float" office:value="115581.503236715" calcext:value-type="float">
            <text:p>115581.503236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.334793001999" calcext:value-type="float">
            <text:p>252.334793001999</text:p>
          </table:table-cell>
          <table:table-cell office:value-type="float" office:value="139370" calcext:value-type="float">
            <text:p>139370</text:p>
          </table:table-cell>
          <table:table-cell office:value-type="float" office:value="119262.042957802" calcext:value-type="float">
            <text:p>119262.042957802</text:p>
          </table:table-cell>
          <table:table-cell office:value-type="float" office:value="0.115482598001108" calcext:value-type="float">
            <text:p>0.115482598001108</text:p>
          </table:table-cell>
          <table:table-cell office:value-type="float" office:value="123466.883117847" calcext:value-type="float">
            <text:p>123466.883117847</text:p>
          </table:table-cell>
          <table:table-cell office:value-type="float" office:value="130292.43318279" calcext:value-type="float">
            <text:p>130292.43318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.537098564" calcext:value-type="float">
            <text:p>252.537098564</text:p>
          </table:table-cell>
          <table:table-cell office:value-type="float" office:value="119094" calcext:value-type="float">
            <text:p>119094</text:p>
          </table:table-cell>
          <table:table-cell office:value-type="float" office:value="125256.764775047" calcext:value-type="float">
            <text:p>125256.764775047</text:p>
          </table:table-cell>
          <table:table-cell office:value-type="float" office:value="0.114205408000998" calcext:value-type="float">
            <text:p>0.114205408000998</text:p>
          </table:table-cell>
          <table:table-cell office:value-type="float" office:value="123466.883117847" calcext:value-type="float">
            <text:p>123466.883117847</text:p>
          </table:table-cell>
          <table:table-cell office:value-type="float" office:value="126345.971787223" calcext:value-type="float">
            <text:p>126345.971787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.749780405" calcext:value-type="float">
            <text:p>252.749780405</text:p>
          </table:table-cell>
          <table:table-cell office:value-type="float" office:value="104946" calcext:value-type="float">
            <text:p>104946</text:p>
          </table:table-cell>
          <table:table-cell office:value-type="float" office:value="101687.22334663" calcext:value-type="float">
            <text:p>101687.22334663</text:p>
          </table:table-cell>
          <table:table-cell office:value-type="float" office:value="0.133115518998238" calcext:value-type="float">
            <text:p>0.133115518998238</text:p>
          </table:table-cell>
          <table:table-cell office:value-type="float" office:value="123466.883117847" calcext:value-type="float">
            <text:p>123466.883117847</text:p>
          </table:table-cell>
          <table:table-cell office:value-type="float" office:value="91338.2255121073" calcext:value-type="float">
            <text:p>91338.2255121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.952765901002" calcext:value-type="float">
            <text:p>252.952765901002</text:p>
          </table:table-cell>
          <table:table-cell office:value-type="float" office:value="118036" calcext:value-type="float">
            <text:p>118036</text:p>
          </table:table-cell>
          <table:table-cell office:value-type="float" office:value="89486.9819164369" calcext:value-type="float">
            <text:p>89486.9819164369</text:p>
          </table:table-cell>
          <table:table-cell office:value-type="float" office:value="0.113599082000292" calcext:value-type="float">
            <text:p>0.113599082000292</text:p>
          </table:table-cell>
          <table:table-cell office:value-type="float" office:value="123466.883117847" calcext:value-type="float">
            <text:p>123466.883117847</text:p>
          </table:table-cell>
          <table:table-cell office:value-type="float" office:value="88390.6292162715" calcext:value-type="float">
            <text:p>88390.6292162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.155007926001" calcext:value-type="float">
            <text:p>253.155007926001</text:p>
          </table:table-cell>
          <table:table-cell office:value-type="float" office:value="138758" calcext:value-type="float">
            <text:p>138758</text:p>
          </table:table-cell>
          <table:table-cell office:value-type="float" office:value="111361.464072391" calcext:value-type="float">
            <text:p>111361.464072391</text:p>
          </table:table-cell>
          <table:table-cell office:value-type="float" office:value="0.103577760997723" calcext:value-type="float">
            <text:p>0.103577760997723</text:p>
          </table:table-cell>
          <table:table-cell office:value-type="float" office:value="123466.883117847" calcext:value-type="float">
            <text:p>123466.883117847</text:p>
          </table:table-cell>
          <table:table-cell office:value-type="float" office:value="118655.169884945" calcext:value-type="float">
            <text:p>118655.169884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.355658298002" calcext:value-type="float">
            <text:p>253.355658298002</text:p>
          </table:table-cell>
          <table:table-cell office:value-type="float" office:value="138023" calcext:value-type="float">
            <text:p>138023</text:p>
          </table:table-cell>
          <table:table-cell office:value-type="float" office:value="120044.495792696" calcext:value-type="float">
            <text:p>120044.495792696</text:p>
          </table:table-cell>
          <table:table-cell office:value-type="float" office:value="0.115836739001679" calcext:value-type="float">
            <text:p>0.115836739001679</text:p>
          </table:table-cell>
          <table:table-cell office:value-type="float" office:value="123466.883117847" calcext:value-type="float">
            <text:p>123466.883117847</text:p>
          </table:table-cell>
          <table:table-cell office:value-type="float" office:value="123508.623248945" calcext:value-type="float">
            <text:p>123508.623248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.556879775999" calcext:value-type="float">
            <text:p>253.556879775999</text:p>
          </table:table-cell>
          <table:table-cell office:value-type="float" office:value="116899" calcext:value-type="float">
            <text:p>116899</text:p>
          </table:table-cell>
          <table:table-cell office:value-type="float" office:value="123842.428959331" calcext:value-type="float">
            <text:p>123842.428959331</text:p>
          </table:table-cell>
          <table:table-cell office:value-type="float" office:value="0.114206715999899" calcext:value-type="float">
            <text:p>0.114206715999899</text:p>
          </table:table-cell>
          <table:table-cell office:value-type="float" office:value="123466.883117847" calcext:value-type="float">
            <text:p>123466.883117847</text:p>
          </table:table-cell>
          <table:table-cell office:value-type="float" office:value="123842.428959331" calcext:value-type="float">
            <text:p>123842.428959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.758704080999" calcext:value-type="float">
            <text:p>253.758704080999</text:p>
          </table:table-cell>
          <table:table-cell office:value-type="float" office:value="106350" calcext:value-type="float">
            <text:p>106350</text:p>
          </table:table-cell>
          <table:table-cell office:value-type="float" office:value="119089.015227189" calcext:value-type="float">
            <text:p>119089.015227189</text:p>
          </table:table-cell>
          <table:table-cell office:value-type="float" office:value="0.102614702998835" calcext:value-type="float">
            <text:p>0.102614702998835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08307.192862992" calcext:value-type="float">
            <text:p>108307.192862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.960014498" calcext:value-type="float">
            <text:p>253.960014498</text:p>
          </table:table-cell>
          <table:table-cell office:value-type="float" office:value="120509" calcext:value-type="float">
            <text:p>120509</text:p>
          </table:table-cell>
          <table:table-cell office:value-type="float" office:value="111497.742550485" calcext:value-type="float">
            <text:p>111497.742550485</text:p>
          </table:table-cell>
          <table:table-cell office:value-type="float" office:value="0.10277824899822" calcext:value-type="float">
            <text:p>0.10277824899822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06113.466650091" calcext:value-type="float">
            <text:p>106113.466650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.163180242998" calcext:value-type="float">
            <text:p>254.163180242998</text:p>
          </table:table-cell>
          <table:table-cell office:value-type="float" office:value="141166" calcext:value-type="float">
            <text:p>141166</text:p>
          </table:table-cell>
          <table:table-cell office:value-type="float" office:value="112171.478846676" calcext:value-type="float">
            <text:p>112171.478846676</text:p>
          </table:table-cell>
          <table:table-cell office:value-type="float" office:value="0.103110117001052" calcext:value-type="float">
            <text:p>0.103110117001052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19398.321435895" calcext:value-type="float">
            <text:p>119398.321435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.375085438001" calcext:value-type="float">
            <text:p>254.375085438001</text:p>
          </table:table-cell>
          <table:table-cell office:value-type="float" office:value="138271" calcext:value-type="float">
            <text:p>138271</text:p>
          </table:table-cell>
          <table:table-cell office:value-type="float" office:value="96623.3046718722" calcext:value-type="float">
            <text:p>96623.3046718722</text:p>
          </table:table-cell>
          <table:table-cell office:value-type="float" office:value="0.164088009998522" calcext:value-type="float">
            <text:p>0.164088009998522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07170.146373186" calcext:value-type="float">
            <text:p>107170.146373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.576984702002" calcext:value-type="float">
            <text:p>254.576984702002</text:p>
          </table:table-cell>
          <table:table-cell office:value-type="float" office:value="116265" calcext:value-type="float">
            <text:p>116265</text:p>
          </table:table-cell>
          <table:table-cell office:value-type="float" office:value="129021.00488561" calcext:value-type="float">
            <text:p>129021.00488561</text:p>
          </table:table-cell>
          <table:table-cell office:value-type="float" office:value="0.112228669000615" calcext:value-type="float">
            <text:p>0.112228669000615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27542.905126433" calcext:value-type="float">
            <text:p>127542.905126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.779273217002" calcext:value-type="float">
            <text:p>254.779273217002</text:p>
          </table:table-cell>
          <table:table-cell office:value-type="float" office:value="106651" calcext:value-type="float">
            <text:p>106651</text:p>
          </table:table-cell>
          <table:table-cell office:value-type="float" office:value="120155.469749742" calcext:value-type="float">
            <text:p>120155.469749742</text:p>
          </table:table-cell>
          <table:table-cell office:value-type="float" office:value="0.103193655999348" calcext:value-type="float">
            <text:p>0.103193655999348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08919.869300543" calcext:value-type="float">
            <text:p>108919.869300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.981152346001" calcext:value-type="float">
            <text:p>254.981152346001</text:p>
          </table:table-cell>
          <table:table-cell office:value-type="float" office:value="122960" calcext:value-type="float">
            <text:p>122960</text:p>
          </table:table-cell>
          <table:table-cell office:value-type="float" office:value="111363.456674435" calcext:value-type="float">
            <text:p>111363.456674435</text:p>
          </table:table-cell>
          <table:table-cell office:value-type="float" office:value="0.102157212997554" calcext:value-type="float">
            <text:p>0.102157212997554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06454.837992321" calcext:value-type="float">
            <text:p>106454.837992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.184119916001" calcext:value-type="float">
            <text:p>255.184119916001</text:p>
          </table:table-cell>
          <table:table-cell office:value-type="float" office:value="142294" calcext:value-type="float">
            <text:p>142294</text:p>
          </table:table-cell>
          <table:table-cell office:value-type="float" office:value="113556.354244612" calcext:value-type="float">
            <text:p>113556.354244612</text:p>
          </table:table-cell>
          <table:table-cell office:value-type="float" office:value="0.102814210000361" calcext:value-type="float">
            <text:p>0.102814210000361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21883.238172904" calcext:value-type="float">
            <text:p>121883.238172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.385164920001" calcext:value-type="float">
            <text:p>255.385164920001</text:p>
          </table:table-cell>
          <table:table-cell office:value-type="float" office:value="137396" calcext:value-type="float">
            <text:p>137396</text:p>
          </table:table-cell>
          <table:table-cell office:value-type="float" office:value="123064.708209633" calcext:value-type="float">
            <text:p>123064.708209633</text:p>
          </table:table-cell>
          <table:table-cell office:value-type="float" office:value="0.117860438000207" calcext:value-type="float">
            <text:p>0.117860438000207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32940.245990107" calcext:value-type="float">
            <text:p>132940.245990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.586894128999" calcext:value-type="float">
            <text:p>255.586894128999</text:p>
          </table:table-cell>
          <table:table-cell office:value-type="float" office:value="115251" calcext:value-type="float">
            <text:p>115251</text:p>
          </table:table-cell>
          <table:table-cell office:value-type="float" office:value="123622.997378665" calcext:value-type="float">
            <text:p>123622.997378665</text:p>
          </table:table-cell>
          <table:table-cell office:value-type="float" office:value="0.11274950400184" calcext:value-type="float">
            <text:p>0.11274950400184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21121.167232355" calcext:value-type="float">
            <text:p>121121.167232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.788054380999" calcext:value-type="float">
            <text:p>255.788054380999</text:p>
          </table:table-cell>
          <table:table-cell office:value-type="float" office:value="106873" calcext:value-type="float">
            <text:p>106873</text:p>
          </table:table-cell>
          <table:table-cell office:value-type="float" office:value="119712.419265119" calcext:value-type="float">
            <text:p>119712.419265119</text:p>
          </table:table-cell>
          <table:table-cell office:value-type="float" office:value="0.102588245001243" calcext:value-type="float">
            <text:p>0.102588245001243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08401.061855964" calcext:value-type="float">
            <text:p>108401.061855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.993034591" calcext:value-type="float">
            <text:p>255.993034591</text:p>
          </table:table-cell>
          <table:table-cell office:value-type="float" office:value="124352" calcext:value-type="float">
            <text:p>124352</text:p>
          </table:table-cell>
          <table:table-cell office:value-type="float" office:value="88516.6711320555" calcext:value-type="float">
            <text:p>88516.6711320555</text:p>
          </table:table-cell>
          <table:table-cell office:value-type="float" office:value="0.136872399998538" calcext:value-type="float">
            <text:p>0.136872399998538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84237.305479588" calcext:value-type="float">
            <text:p>84237.305479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.194767780002" calcext:value-type="float">
            <text:p>256.194767780002</text:p>
          </table:table-cell>
          <table:table-cell office:value-type="float" office:value="142754" calcext:value-type="float">
            <text:p>142754</text:p>
          </table:table-cell>
          <table:table-cell office:value-type="float" office:value="111199.658706032" calcext:value-type="float">
            <text:p>111199.658706032</text:p>
          </table:table-cell>
          <table:table-cell office:value-type="float" office:value="0.10833810099939" calcext:value-type="float">
            <text:p>0.10833810099939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20127.688335954" calcext:value-type="float">
            <text:p>120127.688335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.397092046002" calcext:value-type="float">
            <text:p>256.397092046002</text:p>
          </table:table-cell>
          <table:table-cell office:value-type="float" office:value="136303" calcext:value-type="float">
            <text:p>136303</text:p>
          </table:table-cell>
          <table:table-cell office:value-type="float" office:value="123499.897937003" calcext:value-type="float">
            <text:p>123499.897937003</text:p>
          </table:table-cell>
          <table:table-cell office:value-type="float" office:value="0.11890417199902" calcext:value-type="float">
            <text:p>0.11890417199902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32899.383104908" calcext:value-type="float">
            <text:p>132899.383104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.597844866999" calcext:value-type="float">
            <text:p>256.597844866999</text:p>
          </table:table-cell>
          <table:table-cell office:value-type="float" office:value="114176" calcext:value-type="float">
            <text:p>114176</text:p>
          </table:table-cell>
          <table:table-cell office:value-type="float" office:value="124952.573505828" calcext:value-type="float">
            <text:p>124952.573505828</text:p>
          </table:table-cell>
          <table:table-cell office:value-type="float" office:value="0.111961227998108" calcext:value-type="float">
            <text:p>0.111961227998108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21657.492600592" calcext:value-type="float">
            <text:p>121657.492600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.799432060001" calcext:value-type="float">
            <text:p>256.799432060001</text:p>
          </table:table-cell>
          <table:table-cell office:value-type="float" office:value="107244" calcext:value-type="float">
            <text:p>107244</text:p>
          </table:table-cell>
          <table:table-cell office:value-type="float" office:value="105158.591915422" calcext:value-type="float">
            <text:p>105158.591915422</text:p>
          </table:table-cell>
          <table:table-cell office:value-type="float" office:value="0.108287581999321" calcext:value-type="float">
            <text:p>0.108287581999321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93856.4286554376" calcext:value-type="float">
            <text:p>93856.4286554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.000839173001" calcext:value-type="float">
            <text:p>257.000839173001</text:p>
          </table:table-cell>
          <table:table-cell office:value-type="float" office:value="125272" calcext:value-type="float">
            <text:p>125272</text:p>
          </table:table-cell>
          <table:table-cell office:value-type="float" office:value="89974.4545615306" calcext:value-type="float">
            <text:p>89974.4545615306</text:p>
          </table:table-cell>
          <table:table-cell office:value-type="float" office:value="0.123880064998957" calcext:value-type="float">
            <text:p>0.123880064998957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86433.6855590354" calcext:value-type="float">
            <text:p>86433.6855590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.203446693002" calcext:value-type="float">
            <text:p>257.203446693002</text:p>
          </table:table-cell>
          <table:table-cell office:value-type="float" office:value="143071" calcext:value-type="float">
            <text:p>143071</text:p>
          </table:table-cell>
          <table:table-cell office:value-type="float" office:value="115088.273018784" calcext:value-type="float">
            <text:p>115088.273018784</text:p>
          </table:table-cell>
          <table:table-cell office:value-type="float" office:value="0.110402820999298" calcext:value-type="float">
            <text:p>0.110402820999298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24296.724198384" calcext:value-type="float">
            <text:p>124296.724198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.408420700001" calcext:value-type="float">
            <text:p>257.408420700001</text:p>
          </table:table-cell>
          <table:table-cell office:value-type="float" office:value="135205" calcext:value-type="float">
            <text:p>135205</text:p>
          </table:table-cell>
          <table:table-cell office:value-type="float" office:value="118789.428845686" calcext:value-type="float">
            <text:p>118789.428845686</text:p>
          </table:table-cell>
          <table:table-cell office:value-type="float" office:value="0.104504752998764" calcext:value-type="float">
            <text:p>0.104504752998764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18946.750953702" calcext:value-type="float">
            <text:p>118946.750953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.610263307" calcext:value-type="float">
            <text:p>257.610263307</text:p>
          </table:table-cell>
          <table:table-cell office:value-type="float" office:value="113060" calcext:value-type="float">
            <text:p>113060</text:p>
          </table:table-cell>
          <table:table-cell office:value-type="float" office:value="105112.621169573" calcext:value-type="float">
            <text:p>105112.621169573</text:p>
          </table:table-cell>
          <table:table-cell office:value-type="float" office:value="0.111656122000568" calcext:value-type="float">
            <text:p>0.111656122000568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95776.9842597916" calcext:value-type="float">
            <text:p>95776.9842597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.812679031002" calcext:value-type="float">
            <text:p>257.812679031002</text:p>
          </table:table-cell>
          <table:table-cell office:value-type="float" office:value="107772" calcext:value-type="float">
            <text:p>107772</text:p>
          </table:table-cell>
          <table:table-cell office:value-type="float" office:value="103364.20046912" calcext:value-type="float">
            <text:p>103364.20046912</text:p>
          </table:table-cell>
          <table:table-cell office:value-type="float" office:value="0.104740458002198" calcext:value-type="float">
            <text:p>0.104740458002198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04465.966011299" calcext:value-type="float">
            <text:p>104465.966011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.014357970998" calcext:value-type="float">
            <text:p>258.014357970998</text:p>
          </table:table-cell>
          <table:table-cell office:value-type="float" office:value="126861" calcext:value-type="float">
            <text:p>126861</text:p>
          </table:table-cell>
          <table:table-cell office:value-type="float" office:value="109733.191913452" calcext:value-type="float">
            <text:p>109733.191913452</text:p>
          </table:table-cell>
          <table:table-cell office:value-type="float" office:value="0.102145913999266" calcext:value-type="float">
            <text:p>0.102145913999266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08870.985035753" calcext:value-type="float">
            <text:p>108870.985035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.217046859001" calcext:value-type="float">
            <text:p>258.217046859001</text:p>
          </table:table-cell>
          <table:table-cell office:value-type="float" office:value="143459" calcext:value-type="float">
            <text:p>143459</text:p>
          </table:table-cell>
          <table:table-cell office:value-type="float" office:value="115197.070450627" calcext:value-type="float">
            <text:p>115197.070450627</text:p>
          </table:table-cell>
          <table:table-cell office:value-type="float" office:value="0.106820806999167" calcext:value-type="float">
            <text:p>0.106820806999167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24947.465645178" calcext:value-type="float">
            <text:p>124947.465645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.418946645001" calcext:value-type="float">
            <text:p>258.418946645001</text:p>
          </table:table-cell>
          <table:table-cell office:value-type="float" office:value="134145" calcext:value-type="float">
            <text:p>134145</text:p>
          </table:table-cell>
          <table:table-cell office:value-type="float" office:value="125203.880249802" calcext:value-type="float">
            <text:p>125203.880249802</text:p>
          </table:table-cell>
          <table:table-cell office:value-type="float" office:value="0.117743873001018" calcext:value-type="float">
            <text:p>0.117743873001018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33681.907356469" calcext:value-type="float">
            <text:p>133681.907356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.62174776" calcext:value-type="float">
            <text:p>258.62174776</text:p>
          </table:table-cell>
          <table:table-cell office:value-type="float" office:value="112015" calcext:value-type="float">
            <text:p>112015</text:p>
          </table:table-cell>
          <table:table-cell office:value-type="float" office:value="123407.956445305" calcext:value-type="float">
            <text:p>123407.956445305</text:p>
          </table:table-cell>
          <table:table-cell office:value-type="float" office:value="0.109957327000302" calcext:value-type="float">
            <text:p>0.109957327000302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18650.495036009" calcext:value-type="float">
            <text:p>118650.495036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.834890505001" calcext:value-type="float">
            <text:p>258.834890505001</text:p>
          </table:table-cell>
          <table:table-cell office:value-type="float" office:value="108965" calcext:value-type="float">
            <text:p>108965</text:p>
          </table:table-cell>
          <table:table-cell office:value-type="float" office:value="118299.585009362" calcext:value-type="float">
            <text:p>118299.585009362</text:p>
          </table:table-cell>
          <table:table-cell office:value-type="float" office:value="0.104438030000892" calcext:value-type="float">
            <text:p>0.104438030000892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06995.889391183" calcext:value-type="float">
            <text:p>106995.889391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.054249546" calcext:value-type="float">
            <text:p>259.054249546</text:p>
          </table:table-cell>
          <table:table-cell office:value-type="float" office:value="131424" calcext:value-type="float">
            <text:p>131424</text:p>
          </table:table-cell>
          <table:table-cell office:value-type="float" office:value="88712.3021949458" calcext:value-type="float">
            <text:p>88712.3021949458</text:p>
          </table:table-cell>
          <table:table-cell office:value-type="float" office:value="0.122272895001515" calcext:value-type="float">
            <text:p>0.122272895001515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87154.4046967331" calcext:value-type="float">
            <text:p>87154.4046967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.255902787001" calcext:value-type="float">
            <text:p>259.255902787001</text:p>
          </table:table-cell>
          <table:table-cell office:value-type="float" office:value="143823" calcext:value-type="float">
            <text:p>143823</text:p>
          </table:table-cell>
          <table:table-cell office:value-type="float" office:value="108543.571168096" calcext:value-type="float">
            <text:p>108543.571168096</text:p>
          </table:table-cell>
          <table:table-cell office:value-type="float" office:value="0.112543136001477" calcext:value-type="float">
            <text:p>0.112543136001477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20015.315401656" calcext:value-type="float">
            <text:p>120015.315401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.456910973" calcext:value-type="float">
            <text:p>259.4569109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23339.511112597" calcext:value-type="float">
            <text:p>123339.511112597</text:p>
          </table:table-cell>
          <table:table-cell office:value-type="float" office:value="0.117977615998825" calcext:value-type="float">
            <text:p>0.117977615998825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29672.74753238" calcext:value-type="float">
            <text:p>129672.74753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.658621973002" calcext:value-type="float">
            <text:p>259.658621973002</text:p>
          </table:table-cell>
          <table:table-cell office:value-type="float" office:value="109271" calcext:value-type="float">
            <text:p>109271</text:p>
          </table:table-cell>
          <table:table-cell office:value-type="float" office:value="123672.032840904" calcext:value-type="float">
            <text:p>123672.032840904</text:p>
          </table:table-cell>
          <table:table-cell office:value-type="float" office:value="0.107406369999808" calcext:value-type="float">
            <text:p>0.107406369999808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16611.437064578" calcext:value-type="float">
            <text:p>116611.437064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.860978897999" calcext:value-type="float">
            <text:p>259.860978897999</text:p>
          </table:table-cell>
          <table:table-cell office:value-type="float" office:value="110754" calcext:value-type="float">
            <text:p>110754</text:p>
          </table:table-cell>
          <table:table-cell office:value-type="float" office:value="116873.981101981" calcext:value-type="float">
            <text:p>116873.981101981</text:p>
          </table:table-cell>
          <table:table-cell office:value-type="float" office:value="0.103454436997708" calcext:value-type="float">
            <text:p>0.103454436997708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06285.89676085" calcext:value-type="float">
            <text:p>106285.89676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.063854238" calcext:value-type="float">
            <text:p>260.063854238</text:p>
          </table:table-cell>
          <table:table-cell office:value-type="float" office:value="132377" calcext:value-type="float">
            <text:p>132377</text:p>
          </table:table-cell>
          <table:table-cell office:value-type="float" office:value="95077.2073507584" calcext:value-type="float">
            <text:p>95077.2073507584</text:p>
          </table:table-cell>
          <table:table-cell office:value-type="float" office:value="0.105009277998761" calcext:value-type="float">
            <text:p>0.105009277998761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98899.4194750619" calcext:value-type="float">
            <text:p>98899.4194750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.265624977001" calcext:value-type="float">
            <text:p>260.265624977001</text:p>
          </table:table-cell>
          <table:table-cell office:value-type="float" office:value="143752" calcext:value-type="float">
            <text:p>143752</text:p>
          </table:table-cell>
          <table:table-cell office:value-type="float" office:value="116628.803790787" calcext:value-type="float">
            <text:p>116628.803790787</text:p>
          </table:table-cell>
          <table:table-cell office:value-type="float" office:value="0.111658071997226" calcext:value-type="float">
            <text:p>0.111658071997226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28899.417429989" calcext:value-type="float">
            <text:p>128899.417429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.467010102999" calcext:value-type="float">
            <text:p>260.467010102999</text:p>
          </table:table-cell>
          <table:table-cell office:value-type="float" office:value="128891" calcext:value-type="float">
            <text:p>128891</text:p>
          </table:table-cell>
          <table:table-cell office:value-type="float" office:value="111177.694905238" calcext:value-type="float">
            <text:p>111177.694905238</text:p>
          </table:table-cell>
          <table:table-cell office:value-type="float" office:value="0.109248214997933" calcext:value-type="float">
            <text:p>0.109248214997933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11471.396892606" calcext:value-type="float">
            <text:p>111471.396892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.671293206" calcext:value-type="float">
            <text:p>260.671293206</text:p>
          </table:table-cell>
          <table:table-cell office:value-type="float" office:value="108517" calcext:value-type="float">
            <text:p>108517</text:p>
          </table:table-cell>
          <table:table-cell office:value-type="float" office:value="106733.856139844" calcext:value-type="float">
            <text:p>106733.856139844</text:p>
          </table:table-cell>
          <table:table-cell office:value-type="float" office:value="0.122647059997689" calcext:value-type="float">
            <text:p>0.122647059997689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00368.950984032" calcext:value-type="float">
            <text:p>100368.950984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.873287289" calcext:value-type="float">
            <text:p>260.873287289</text:p>
          </table:table-cell>
          <table:table-cell office:value-type="float" office:value="111736" calcext:value-type="float">
            <text:p>111736</text:p>
          </table:table-cell>
          <table:table-cell office:value-type="float" office:value="110231.719112881" calcext:value-type="float">
            <text:p>110231.719112881</text:p>
          </table:table-cell>
          <table:table-cell office:value-type="float" office:value="0.111486825997417" calcext:value-type="float">
            <text:p>0.111486825997417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99824.9638248197" calcext:value-type="float">
            <text:p>99824.9638248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.077379604001" calcext:value-type="float">
            <text:p>261.077379604001</text:p>
          </table:table-cell>
          <table:table-cell office:value-type="float" office:value="133793" calcext:value-type="float">
            <text:p>133793</text:p>
          </table:table-cell>
          <table:table-cell office:value-type="float" office:value="100471.108197029" calcext:value-type="float">
            <text:p>100471.108197029</text:p>
          </table:table-cell>
          <table:table-cell office:value-type="float" office:value="0.119509076001123" calcext:value-type="float">
            <text:p>0.119509076001123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07037.773848512" calcext:value-type="float">
            <text:p>107037.773848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.279099173" calcext:value-type="float">
            <text:p>261.279099173</text:p>
          </table:table-cell>
          <table:table-cell office:value-type="float" office:value="143533" calcext:value-type="float">
            <text:p>143533</text:p>
          </table:table-cell>
          <table:table-cell office:value-type="float" office:value="114398.711831051" calcext:value-type="float">
            <text:p>114398.711831051</text:p>
          </table:table-cell>
          <table:table-cell office:value-type="float" office:value="0.111051471998508" calcext:value-type="float">
            <text:p>0.111051471998508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25033.277704096" calcext:value-type="float">
            <text:p>125033.277704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.481746230998" calcext:value-type="float">
            <text:p>261.481746230998</text:p>
          </table:table-cell>
          <table:table-cell office:value-type="float" office:value="127201" calcext:value-type="float">
            <text:p>127201</text:p>
          </table:table-cell>
          <table:table-cell office:value-type="float" office:value="124594.001688207" calcext:value-type="float">
            <text:p>124594.001688207</text:p>
          </table:table-cell>
          <table:table-cell office:value-type="float" office:value="0.119429508002213" calcext:value-type="float">
            <text:p>0.119429508002213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24052.56845932" calcext:value-type="float">
            <text:p>124052.56845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.683713814" calcext:value-type="float">
            <text:p>261.683713814</text:p>
          </table:table-cell>
          <table:table-cell office:value-type="float" office:value="107899" calcext:value-type="float">
            <text:p>107899</text:p>
          </table:table-cell>
          <table:table-cell office:value-type="float" office:value="124997.011893482" calcext:value-type="float">
            <text:p>124997.011893482</text:p>
          </table:table-cell>
          <table:table-cell office:value-type="float" office:value="0.104948604999663" calcext:value-type="float">
            <text:p>0.104948604999663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16564.444746599" calcext:value-type="float">
            <text:p>116564.444746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.889837826999" calcext:value-type="float">
            <text:p>261.889837826999</text:p>
          </table:table-cell>
          <table:table-cell office:value-type="float" office:value="113178" calcext:value-type="float">
            <text:p>113178</text:p>
          </table:table-cell>
          <table:table-cell office:value-type="float" office:value="95581.3531969013" calcext:value-type="float">
            <text:p>95581.3531969013</text:p>
          </table:table-cell>
          <table:table-cell office:value-type="float" office:value="0.134609777000151" calcext:value-type="float">
            <text:p>0.134609777000151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87038.4562599809" calcext:value-type="float">
            <text:p>87038.4562599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.091953166" calcext:value-type="float">
            <text:p>262.091953166</text:p>
          </table:table-cell>
          <table:table-cell office:value-type="float" office:value="135407" calcext:value-type="float">
            <text:p>135407</text:p>
          </table:table-cell>
          <table:table-cell office:value-type="float" office:value="111697.16433333" calcext:value-type="float">
            <text:p>111697.16433333</text:p>
          </table:table-cell>
          <table:table-cell office:value-type="float" office:value="0.102796867002326" calcext:value-type="float">
            <text:p>0.102796867002326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14393.603970401" calcext:value-type="float">
            <text:p>114393.603970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.330604401999" calcext:value-type="float">
            <text:p>262.330604401999</text:p>
          </table:table-cell>
          <table:table-cell office:value-type="float" office:value="141437" calcext:value-type="float">
            <text:p>141437</text:p>
          </table:table-cell>
          <table:table-cell office:value-type="float" office:value="89635.8034004437" calcext:value-type="float">
            <text:p>89635.8034004437</text:p>
          </table:table-cell>
          <table:table-cell office:value-type="float" office:value="0.182010915999854" calcext:value-type="float">
            <text:p>0.182010915999854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00990.066839057" calcext:value-type="float">
            <text:p>100990.066839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.532887417001" calcext:value-type="float">
            <text:p>262.532887417001</text:p>
          </table:table-cell>
          <table:table-cell office:value-type="float" office:value="121170" calcext:value-type="float">
            <text:p>121170</text:p>
          </table:table-cell>
          <table:table-cell office:value-type="float" office:value="128583.240855761" calcext:value-type="float">
            <text:p>128583.240855761</text:p>
          </table:table-cell>
          <table:table-cell office:value-type="float" office:value="0.10572020300242" calcext:value-type="float">
            <text:p>0.10572020300242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30437.394271667" calcext:value-type="float">
            <text:p>130437.394271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.746955457002" calcext:value-type="float">
            <text:p>262.746955457002</text:p>
          </table:table-cell>
          <table:table-cell office:value-type="float" office:value="106327" calcext:value-type="float">
            <text:p>106327</text:p>
          </table:table-cell>
          <table:table-cell office:value-type="float" office:value="111457.094882786" calcext:value-type="float">
            <text:p>111457.094882786</text:p>
          </table:table-cell>
          <table:table-cell office:value-type="float" office:value="0.130246569999144" calcext:value-type="float">
            <text:p>0.130246569999144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01104.993703679" calcext:value-type="float">
            <text:p>101104.993703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.948154115999" calcext:value-type="float">
            <text:p>262.948154115999</text:p>
          </table:table-cell>
          <table:table-cell office:value-type="float" office:value="118977" calcext:value-type="float">
            <text:p>118977</text:p>
          </table:table-cell>
          <table:table-cell office:value-type="float" office:value="108181.934634085" calcext:value-type="float">
            <text:p>108181.934634085</text:p>
          </table:table-cell>
          <table:table-cell office:value-type="float" office:value="0.10804206299872" calcext:value-type="float">
            <text:p>0.10804206299872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03052.110183412" calcext:value-type="float">
            <text:p>103052.110183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.150541928" calcext:value-type="float">
            <text:p>263.150541928</text:p>
          </table:table-cell>
          <table:table-cell office:value-type="float" office:value="140281" calcext:value-type="float">
            <text:p>140281</text:p>
          </table:table-cell>
          <table:table-cell office:value-type="float" office:value="111404.483918092" calcext:value-type="float">
            <text:p>111404.483918092</text:p>
          </table:table-cell>
          <table:table-cell office:value-type="float" office:value="0.103397237999161" calcext:value-type="float">
            <text:p>0.103397237999161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21543.5873081" calcext:value-type="float">
            <text:p>121543.5873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.350989941999" calcext:value-type="float">
            <text:p>263.350989941999</text:p>
          </table:table-cell>
          <table:table-cell office:value-type="float" office:value="140140" calcext:value-type="float">
            <text:p>140140</text:p>
          </table:table-cell>
          <table:table-cell office:value-type="float" office:value="120166.508076893" calcext:value-type="float">
            <text:p>120166.508076893</text:p>
          </table:table-cell>
          <table:table-cell office:value-type="float" office:value="0.116822939002304" calcext:value-type="float">
            <text:p>0.116822939002304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26144.74818151" calcext:value-type="float">
            <text:p>126144.74818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.552539762" calcext:value-type="float">
            <text:p>263.552539762</text:p>
          </table:table-cell>
          <table:table-cell office:value-type="float" office:value="118902" calcext:value-type="float">
            <text:p>118902</text:p>
          </table:table-cell>
          <table:table-cell office:value-type="float" office:value="123688.377994983" calcext:value-type="float">
            <text:p>123688.377994983</text:p>
          </table:table-cell>
          <table:table-cell office:value-type="float" office:value="0.114952538999205" calcext:value-type="float">
            <text:p>0.114952538999205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23616.35715982" calcext:value-type="float">
            <text:p>123616.35715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.754053843" calcext:value-type="float">
            <text:p>263.754053843</text:p>
          </table:table-cell>
          <table:table-cell office:value-type="float" office:value="106325" calcext:value-type="float">
            <text:p>106325</text:p>
          </table:table-cell>
          <table:table-cell office:value-type="float" office:value="121737.17522673" calcext:value-type="float">
            <text:p>121737.17522673</text:p>
          </table:table-cell>
          <table:table-cell office:value-type="float" office:value="0.103601734001131" calcext:value-type="float">
            <text:p>0.103601734001131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10889.10077852" calcext:value-type="float">
            <text:p>110889.10077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.967808461999" calcext:value-type="float">
            <text:p>263.967808461999</text:p>
          </table:table-cell>
          <table:table-cell office:value-type="float" office:value="121404" calcext:value-type="float">
            <text:p>121404</text:p>
          </table:table-cell>
          <table:table-cell office:value-type="float" office:value="76578.5792211613" calcext:value-type="float">
            <text:p>76578.5792211613</text:p>
          </table:table-cell>
          <table:table-cell office:value-type="float" office:value="0.165899001000071" calcext:value-type="float">
            <text:p>0.165899001000071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70154.4228818102" calcext:value-type="float">
            <text:p>70154.4228818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.170242992001" calcext:value-type="float">
            <text:p>264.170242992001</text:p>
          </table:table-cell>
          <table:table-cell office:value-type="float" office:value="141579" calcext:value-type="float">
            <text:p>141579</text:p>
          </table:table-cell>
          <table:table-cell office:value-type="float" office:value="114029.413506065" calcext:value-type="float">
            <text:p>114029.413506065</text:p>
          </table:table-cell>
          <table:table-cell office:value-type="float" office:value="0.102368575000583" calcext:value-type="float">
            <text:p>0.102368575000583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21731.556580015" calcext:value-type="float">
            <text:p>121731.556580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.373143702" calcext:value-type="float">
            <text:p>264.373143702</text:p>
          </table:table-cell>
          <table:table-cell office:value-type="float" office:value="138431" calcext:value-type="float">
            <text:p>138431</text:p>
          </table:table-cell>
          <table:table-cell office:value-type="float" office:value="122764.36600342" calcext:value-type="float">
            <text:p>122764.36600342</text:p>
          </table:table-cell>
          <table:table-cell office:value-type="float" office:value="0.117357663999428" calcext:value-type="float">
            <text:p>0.117357663999428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33069.474864549" calcext:value-type="float">
            <text:p>133069.474864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.575405336" calcext:value-type="float">
            <text:p>264.575405336</text:p>
          </table:table-cell>
          <table:table-cell office:value-type="float" office:value="116433" calcext:value-type="float">
            <text:p>116433</text:p>
          </table:table-cell>
          <table:table-cell office:value-type="float" office:value="125249.850995651" calcext:value-type="float">
            <text:p>125249.850995651</text:p>
          </table:table-cell>
          <table:table-cell office:value-type="float" office:value="0.114058635001129" calcext:value-type="float">
            <text:p>0.114058635001129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23641.896463069" calcext:value-type="float">
            <text:p>123641.896463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.114480831002" calcext:value-type="float">
            <text:p>265.114480831002</text:p>
          </table:table-cell>
          <table:table-cell office:value-type="float" office:value="137514" calcext:value-type="float">
            <text:p>137514</text:p>
          </table:table-cell>
          <table:table-cell office:value-type="float" office:value="9194.14916977985" calcext:value-type="float">
            <text:p>9194.14916977985</text:p>
          </table:table-cell>
          <table:table-cell office:value-type="float" office:value="0.638662830999238" calcext:value-type="float">
            <text:p>0.638662830999238</text:p>
          </table:table-cell>
          <table:table-cell office:value-type="float" office:value="125078.23771109" calcext:value-type="float">
            <text:p>125078.23771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.315730675" calcext:value-type="float">
            <text:p>265.315730675</text:p>
          </table:table-cell>
          <table:table-cell office:value-type="float" office:value="142222" calcext:value-type="float">
            <text:p>142222</text:p>
          </table:table-cell>
          <table:table-cell office:value-type="float" office:value="119744.088001148" calcext:value-type="float">
            <text:p>119744.088001148</text:p>
          </table:table-cell>
          <table:table-cell office:value-type="float" office:value="0.102735422002297" calcext:value-type="float">
            <text:p>0.102735422002297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26266.315264977" calcext:value-type="float">
            <text:p>126266.315264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.517582336001" calcext:value-type="float">
            <text:p>265.517582336001</text:p>
          </table:table-cell>
          <table:table-cell office:value-type="float" office:value="122912" calcext:value-type="float">
            <text:p>122912</text:p>
          </table:table-cell>
          <table:table-cell office:value-type="float" office:value="118002.818305604" calcext:value-type="float">
            <text:p>118002.818305604</text:p>
          </table:table-cell>
          <table:table-cell office:value-type="float" office:value="0.117755502000364" calcext:value-type="float">
            <text:p>0.117755502000364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22611.130183924" calcext:value-type="float">
            <text:p>122611.130183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.721419134999" calcext:value-type="float">
            <text:p>265.721419134999</text:p>
          </table:table-cell>
          <table:table-cell office:value-type="float" office:value="106600" calcext:value-type="float">
            <text:p>106600</text:p>
          </table:table-cell>
          <table:table-cell office:value-type="float" office:value="124393.773550731" calcext:value-type="float">
            <text:p>124393.773550731</text:p>
          </table:table-cell>
          <table:table-cell office:value-type="float" office:value="0.103885018001165" calcext:value-type="float">
            <text:p>0.103885018001165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14530.494635818" calcext:value-type="float">
            <text:p>114530.494635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.924737174999" calcext:value-type="float">
            <text:p>265.924737174999</text:p>
          </table:table-cell>
          <table:table-cell office:value-type="float" office:value="116490" calcext:value-type="float">
            <text:p>116490</text:p>
          </table:table-cell>
          <table:table-cell office:value-type="float" office:value="82588.9988478724" calcext:value-type="float">
            <text:p>82588.9988478724</text:p>
          </table:table-cell>
          <table:table-cell office:value-type="float" office:value="0.152870854002686" calcext:value-type="float">
            <text:p>0.152870854002686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79308.730738521" calcext:value-type="float">
            <text:p>79308.730738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.127619088002" calcext:value-type="float">
            <text:p>266.127619088002</text:p>
          </table:table-cell>
          <table:table-cell office:value-type="float" office:value="138533" calcext:value-type="float">
            <text:p>138533</text:p>
          </table:table-cell>
          <table:table-cell office:value-type="float" office:value="111499.49012618" calcext:value-type="float">
            <text:p>111499.49012618</text:p>
          </table:table-cell>
          <table:table-cell office:value-type="float" office:value="0.104895120999572" calcext:value-type="float">
            <text:p>0.104895120999572</text:p>
          </table:table-cell>
          <table:table-cell office:value-type="float" office:value="125078.23771109" calcext:value-type="float">
            <text:p>125078.23771109</text:p>
          </table:table-cell>
          <table:table-cell office:value-type="float" office:value="115790.093072077" calcext:value-type="float">
            <text:p>115790.093072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.328501148" calcext:value-type="float">
            <text:p>266.328501148</text:p>
          </table:table-cell>
          <table:table-cell office:value-type="float" office:value="147609" calcext:value-type="float">
            <text:p>147609</text:p>
          </table:table-cell>
          <table:table-cell office:value-type="float" office:value="119229.21564764" calcext:value-type="float">
            <text:p>119229.21564764</text:p>
          </table:table-cell>
          <table:table-cell office:value-type="float" office:value="0.120018369998434" calcext:value-type="float">
            <text:p>0.120018369998434</text:p>
          </table:table-cell>
          <table:table-cell office:value-type="float" office:value="130424.121061195" calcext:value-type="float">
            <text:p>130424.121061195</text:p>
          </table:table-cell>
          <table:table-cell office:value-type="float" office:value="126197.869932268" calcext:value-type="float">
            <text:p>126197.869932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.529616332999" calcext:value-type="float">
            <text:p>266.529616332999</text:p>
          </table:table-cell>
          <table:table-cell office:value-type="float" office:value="126706" calcext:value-type="float">
            <text:p>126706</text:p>
          </table:table-cell>
          <table:table-cell office:value-type="float" office:value="124193.545413256" calcext:value-type="float">
            <text:p>124193.545413256</text:p>
          </table:table-cell>
          <table:table-cell office:value-type="float" office:value="0.120857163001347" calcext:value-type="float">
            <text:p>0.120857163001347</text:p>
          </table:table-cell>
          <table:table-cell office:value-type="float" office:value="130424.121061195" calcext:value-type="float">
            <text:p>130424.121061195</text:p>
          </table:table-cell>
          <table:table-cell office:value-type="float" office:value="128829.439739085" calcext:value-type="float">
            <text:p>128829.439739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.731244987001" calcext:value-type="float">
            <text:p>266.731244987001</text:p>
          </table:table-cell>
          <table:table-cell office:value-type="float" office:value="110984" calcext:value-type="float">
            <text:p>110984</text:p>
          </table:table-cell>
          <table:table-cell office:value-type="float" office:value="124061.499728956" calcext:value-type="float">
            <text:p>124061.499728956</text:p>
          </table:table-cell>
          <table:table-cell office:value-type="float" office:value="0.103511690002051" calcext:value-type="float">
            <text:p>0.103511690002051</text:p>
          </table:table-cell>
          <table:table-cell office:value-type="float" office:value="130424.121061195" calcext:value-type="float">
            <text:p>130424.121061195</text:p>
          </table:table-cell>
          <table:table-cell office:value-type="float" office:value="113362.44811277" calcext:value-type="float">
            <text:p>113362.44811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.93340786" calcext:value-type="float">
            <text:p>266.93340786</text:p>
          </table:table-cell>
          <table:table-cell office:value-type="float" office:value="122569" calcext:value-type="float">
            <text:p>122569</text:p>
          </table:table-cell>
          <table:table-cell office:value-type="float" office:value="117974.664259421" calcext:value-type="float">
            <text:p>117974.664259421</text:p>
          </table:table-cell>
          <table:table-cell office:value-type="float" office:value="0.102555289999145" calcext:value-type="float">
            <text:p>0.102555289999145</text:p>
          </table:table-cell>
          <table:table-cell office:value-type="float" office:value="130424.121061195" calcext:value-type="float">
            <text:p>130424.121061195</text:p>
          </table:table-cell>
          <table:table-cell office:value-type="float" office:value="109927.470578625" calcext:value-type="float">
            <text:p>109927.470578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.136851210998" calcext:value-type="float">
            <text:p>267.136851210998</text:p>
          </table:table-cell>
          <table:table-cell office:value-type="float" office:value="145315" calcext:value-type="float">
            <text:p>145315</text:p>
          </table:table-cell>
          <table:table-cell office:value-type="float" office:value="114628.747385527" calcext:value-type="float">
            <text:p>114628.747385527</text:p>
          </table:table-cell>
          <table:table-cell office:value-type="float" office:value="0.106712616998266" calcext:value-type="float">
            <text:p>0.106712616998266</text:p>
          </table:table-cell>
          <table:table-cell office:value-type="float" office:value="130424.121061195" calcext:value-type="float">
            <text:p>130424.121061195</text:p>
          </table:table-cell>
          <table:table-cell office:value-type="float" office:value="120558.447092436" calcext:value-type="float">
            <text:p>120558.447092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.338936043001" calcext:value-type="float">
            <text:p>267.338936043001</text:p>
          </table:table-cell>
          <table:table-cell office:value-type="float" office:value="146957" calcext:value-type="float">
            <text:p>146957</text:p>
          </table:table-cell>
          <table:table-cell office:value-type="float" office:value="81162.4128463368" calcext:value-type="float">
            <text:p>81162.4128463368</text:p>
          </table:table-cell>
          <table:table-cell office:value-type="float" office:value="0.185447141997429" calcext:value-type="float">
            <text:p>0.185447141997429</text:p>
          </table:table-cell>
          <table:table-cell office:value-type="float" office:value="130424.121061195" calcext:value-type="float">
            <text:p>130424.121061195</text:p>
          </table:table-cell>
          <table:table-cell office:value-type="float" office:value="92804.7908811531" calcext:value-type="float">
            <text:p>92804.7908811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.540342640001" calcext:value-type="float">
            <text:p>267.540342640001</text:p>
          </table:table-cell>
          <table:table-cell office:value-type="float" office:value="125418" calcext:value-type="float">
            <text:p>125418</text:p>
          </table:table-cell>
          <table:table-cell office:value-type="float" office:value="128099.940012729" calcext:value-type="float">
            <text:p>128099.940012729</text:p>
          </table:table-cell>
          <table:table-cell office:value-type="float" office:value="0.138176856002247" calcext:value-type="float">
            <text:p>0.138176856002247</text:p>
          </table:table-cell>
          <table:table-cell office:value-type="float" office:value="130424.121061195" calcext:value-type="float">
            <text:p>130424.121061195</text:p>
          </table:table-cell>
          <table:table-cell office:value-type="float" office:value="128940.386013484" calcext:value-type="float">
            <text:p>128940.386013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.748345037999" calcext:value-type="float">
            <text:p>267.748345037999</text:p>
          </table:table-cell>
          <table:table-cell office:value-type="float" office:value="110860" calcext:value-type="float">
            <text:p>110860</text:p>
          </table:table-cell>
          <table:table-cell office:value-type="float" office:value="100432.785247321" calcext:value-type="float">
            <text:p>100432.785247321</text:p>
          </table:table-cell>
          <table:table-cell office:value-type="float" office:value="0.144011813001271" calcext:value-type="float">
            <text:p>0.144011813001271</text:p>
          </table:table-cell>
          <table:table-cell office:value-type="float" office:value="130424.121061195" calcext:value-type="float">
            <text:p>130424.121061195</text:p>
          </table:table-cell>
          <table:table-cell office:value-type="float" office:value="89408.2015626337" calcext:value-type="float">
            <text:p>89408.2015626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.950620856002" calcext:value-type="float">
            <text:p>267.950620856002</text:p>
          </table:table-cell>
          <table:table-cell office:value-type="float" office:value="124548" calcext:value-type="float">
            <text:p>124548</text:p>
          </table:table-cell>
          <table:table-cell office:value-type="float" office:value="67307.0368264391" calcext:value-type="float">
            <text:p>67307.0368264391</text:p>
          </table:table-cell>
          <table:table-cell office:value-type="float" office:value="0.194065020998096" calcext:value-type="float">
            <text:p>0.194065020998096</text:p>
          </table:table-cell>
          <table:table-cell office:value-type="float" office:value="130424.121061195" calcext:value-type="float">
            <text:p>130424.121061195</text:p>
          </table:table-cell>
          <table:table-cell office:value-type="float" office:value="59842.0372674013" calcext:value-type="float">
            <text:p>59842.0372674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.152997249999" calcext:value-type="float">
            <text:p>268.152997249999</text:p>
          </table:table-cell>
          <table:table-cell office:value-type="float" office:value="146470" calcext:value-type="float">
            <text:p>146470</text:p>
          </table:table-cell>
          <table:table-cell office:value-type="float" office:value="114024.04807975" calcext:value-type="float">
            <text:p>114024.04807975</text:p>
          </table:table-cell>
          <table:table-cell office:value-type="float" office:value="0.124909332000243" calcext:value-type="float">
            <text:p>0.124909332000243</text:p>
          </table:table-cell>
          <table:table-cell office:value-type="float" office:value="130424.121061195" calcext:value-type="float">
            <text:p>130424.121061195</text:p>
          </table:table-cell>
          <table:table-cell office:value-type="float" office:value="123552.46007357" calcext:value-type="float">
            <text:p>123552.46007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.354501612001" calcext:value-type="float">
            <text:p>268.354501612001</text:p>
          </table:table-cell>
          <table:table-cell office:value-type="float" office:value="145860" calcext:value-type="float">
            <text:p>145860</text:p>
          </table:table-cell>
          <table:table-cell office:value-type="float" office:value="124251.887151365" calcext:value-type="float">
            <text:p>124251.887151365</text:p>
          </table:table-cell>
          <table:table-cell office:value-type="float" office:value="0.120864516000438" calcext:value-type="float">
            <text:p>0.120864516000438</text:p>
          </table:table-cell>
          <table:table-cell office:value-type="float" office:value="130424.121061195" calcext:value-type="float">
            <text:p>130424.121061195</text:p>
          </table:table-cell>
          <table:table-cell office:value-type="float" office:value="132983.444541892" calcext:value-type="float">
            <text:p>132983.444541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.55577236" calcext:value-type="float">
            <text:p>268.55577236</text:p>
          </table:table-cell>
          <table:table-cell office:value-type="float" office:value="123610" calcext:value-type="float">
            <text:p>123610</text:p>
          </table:table-cell>
          <table:table-cell office:value-type="float" office:value="124671.338287461" calcext:value-type="float">
            <text:p>124671.338287461</text:p>
          </table:table-cell>
          <table:table-cell office:value-type="float" office:value="0.118981144998543" calcext:value-type="float">
            <text:p>0.118981144998543</text:p>
          </table:table-cell>
          <table:table-cell office:value-type="float" office:value="130424.121061195" calcext:value-type="float">
            <text:p>130424.121061195</text:p>
          </table:table-cell>
          <table:table-cell office:value-type="float" office:value="124358.544652964" calcext:value-type="float">
            <text:p>124358.544652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.758272530999" calcext:value-type="float">
            <text:p>268.758272530999</text:p>
          </table:table-cell>
          <table:table-cell office:value-type="float" office:value="110892" calcext:value-type="float">
            <text:p>110892</text:p>
          </table:table-cell>
          <table:table-cell office:value-type="float" office:value="124604.677348962" calcext:value-type="float">
            <text:p>124604.677348962</text:p>
          </table:table-cell>
          <table:table-cell office:value-type="float" office:value="0.102109147999727" calcext:value-type="float">
            <text:p>0.102109147999727</text:p>
          </table:table-cell>
          <table:table-cell office:value-type="float" office:value="130424.121061195" calcext:value-type="float">
            <text:p>130424.121061195</text:p>
          </table:table-cell>
          <table:table-cell office:value-type="float" office:value="113195.401336557" calcext:value-type="float">
            <text:p>113195.401336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.962940449001" calcext:value-type="float">
            <text:p>268.962940449001</text:p>
          </table:table-cell>
          <table:table-cell office:value-type="float" office:value="125817" calcext:value-type="float">
            <text:p>125817</text:p>
          </table:table-cell>
          <table:table-cell office:value-type="float" office:value="93169.829665127" calcext:value-type="float">
            <text:p>93169.829665127</text:p>
          </table:table-cell>
          <table:table-cell office:value-type="float" office:value="0.142248449999897" calcext:value-type="float">
            <text:p>0.142248449999897</text:p>
          </table:table-cell>
          <table:table-cell office:value-type="float" office:value="130424.121061195" calcext:value-type="float">
            <text:p>130424.121061195</text:p>
          </table:table-cell>
          <table:table-cell office:value-type="float" office:value="93387.5425420633" calcext:value-type="float">
            <text:p>93387.5425420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.163491367999" calcext:value-type="float">
            <text:p>269.163491367999</text:p>
          </table:table-cell>
          <table:table-cell office:value-type="float" office:value="147218" calcext:value-type="float">
            <text:p>147218</text:p>
          </table:table-cell>
          <table:table-cell office:value-type="float" office:value="111972.38115076" calcext:value-type="float">
            <text:p>111972.38115076</text:p>
          </table:table-cell>
          <table:table-cell office:value-type="float" office:value="0.113291060002666" calcext:value-type="float">
            <text:p>0.113291060002666</text:p>
          </table:table-cell>
          <table:table-cell office:value-type="float" office:value="130424.121061195" calcext:value-type="float">
            <text:p>130424.121061195</text:p>
          </table:table-cell>
          <table:table-cell office:value-type="float" office:value="112853.072552258" calcext:value-type="float">
            <text:p>112853.072552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.364697325" calcext:value-type="float">
            <text:p>269.364697325</text:p>
          </table:table-cell>
          <table:table-cell office:value-type="float" office:value="145055" calcext:value-type="float">
            <text:p>145055</text:p>
          </table:table-cell>
          <table:table-cell office:value-type="float" office:value="124130.517403088" calcext:value-type="float">
            <text:p>124130.517403088</text:p>
          </table:table-cell>
          <table:table-cell office:value-type="float" office:value="0.120848883001599" calcext:value-type="float">
            <text:p>0.120848883001599</text:p>
          </table:table-cell>
          <table:table-cell office:value-type="float" office:value="130424.121061195" calcext:value-type="float">
            <text:p>130424.121061195</text:p>
          </table:table-cell>
          <table:table-cell office:value-type="float" office:value="135056.706784799" calcext:value-type="float">
            <text:p>135056.706784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.566755083" calcext:value-type="float">
            <text:p>269.566755083</text:p>
          </table:table-cell>
          <table:table-cell office:value-type="float" office:value="122362" calcext:value-type="float">
            <text:p>122362</text:p>
          </table:table-cell>
          <table:table-cell office:value-type="float" office:value="123487.229770689" calcext:value-type="float">
            <text:p>123487.229770689</text:p>
          </table:table-cell>
          <table:table-cell office:value-type="float" office:value="0.119187416999921" calcext:value-type="float">
            <text:p>0.119187416999921</text:p>
          </table:table-cell>
          <table:table-cell office:value-type="float" office:value="130424.121061195" calcext:value-type="float">
            <text:p>130424.121061195</text:p>
          </table:table-cell>
          <table:table-cell office:value-type="float" office:value="122382.919335072" calcext:value-type="float">
            <text:p>122382.919335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.768628335001" calcext:value-type="float">
            <text:p>269.768628335001</text:p>
          </table:table-cell>
          <table:table-cell office:value-type="float" office:value="111006" calcext:value-type="float">
            <text:p>111006</text:p>
          </table:table-cell>
          <table:table-cell office:value-type="float" office:value="123807.852495409" calcext:value-type="float">
            <text:p>123807.852495409</text:p>
          </table:table-cell>
          <table:table-cell office:value-type="float" office:value="0.103445683998871" calcext:value-type="float">
            <text:p>0.103445683998871</text:p>
          </table:table-cell>
          <table:table-cell office:value-type="float" office:value="130424.121061195" calcext:value-type="float">
            <text:p>130424.121061195</text:p>
          </table:table-cell>
          <table:table-cell office:value-type="float" office:value="112222.03801762" calcext:value-type="float">
            <text:p>112222.03801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.971247774" calcext:value-type="float">
            <text:p>269.971247774</text:p>
          </table:table-cell>
          <table:table-cell office:value-type="float" office:value="119756" calcext:value-type="float">
            <text:p>119756</text:p>
          </table:table-cell>
          <table:table-cell office:value-type="float" office:value="115469.108924011" calcext:value-type="float">
            <text:p>115469.108924011</text:p>
          </table:table-cell>
          <table:table-cell office:value-type="float" office:value="0.1018866480008" calcext:value-type="float">
            <text:p>0.1018866480008</text:p>
          </table:table-cell>
          <table:table-cell office:value-type="float" office:value="122980.230240651" calcext:value-type="float">
            <text:p>122980.230240651</text:p>
          </table:table-cell>
          <table:table-cell office:value-type="float" office:value="109671.351500586" calcext:value-type="float">
            <text:p>109671.351500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.176131431999" calcext:value-type="float">
            <text:p>270.176131431999</text:p>
          </table:table-cell>
          <table:table-cell office:value-type="float" office:value="139518" calcext:value-type="float">
            <text:p>139518</text:p>
          </table:table-cell>
          <table:table-cell office:value-type="float" office:value="115363.936501571" calcext:value-type="float">
            <text:p>115363.936501571</text:p>
          </table:table-cell>
          <table:table-cell office:value-type="float" office:value="0.105954205999296" calcext:value-type="float">
            <text:p>0.105954205999296</text:p>
          </table:table-cell>
          <table:table-cell office:value-type="float" office:value="122980.230240651" calcext:value-type="float">
            <text:p>122980.230240651</text:p>
          </table:table-cell>
          <table:table-cell office:value-type="float" office:value="119831.211726559" calcext:value-type="float">
            <text:p>119831.211726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.377546781001" calcext:value-type="float">
            <text:p>270.377546781001</text:p>
          </table:table-cell>
          <table:table-cell office:value-type="float" office:value="135743" calcext:value-type="float">
            <text:p>135743</text:p>
          </table:table-cell>
          <table:table-cell office:value-type="float" office:value="81181.2433940775" calcext:value-type="float">
            <text:p>81181.2433940775</text:p>
          </table:table-cell>
          <table:table-cell office:value-type="float" office:value="0.181702644997131" calcext:value-type="float">
            <text:p>0.181702644997131</text:p>
          </table:table-cell>
          <table:table-cell office:value-type="float" office:value="122980.230240651" calcext:value-type="float">
            <text:p>122980.230240651</text:p>
          </table:table-cell>
          <table:table-cell office:value-type="float" office:value="91248.6630830365" calcext:value-type="float">
            <text:p>91248.6630830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.579612486999" calcext:value-type="float">
            <text:p>270.579612486999</text:p>
          </table:table-cell>
          <table:table-cell office:value-type="float" office:value="114051" calcext:value-type="float">
            <text:p>114051</text:p>
          </table:table-cell>
          <table:table-cell office:value-type="float" office:value="130445.984868664" calcext:value-type="float">
            <text:p>130445.984868664</text:p>
          </table:table-cell>
          <table:table-cell office:value-type="float" office:value="0.113301594999939" calcext:value-type="float">
            <text:p>0.113301594999939</text:p>
          </table:table-cell>
          <table:table-cell office:value-type="float" office:value="122980.230240651" calcext:value-type="float">
            <text:p>122980.230240651</text:p>
          </table:table-cell>
          <table:table-cell office:value-type="float" office:value="128522.874387649" calcext:value-type="float">
            <text:p>128522.874387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.782640992999" calcext:value-type="float">
            <text:p>270.782640992999</text:p>
          </table:table-cell>
          <table:table-cell office:value-type="float" office:value="104939" calcext:value-type="float">
            <text:p>104939</text:p>
          </table:table-cell>
          <table:table-cell office:value-type="float" office:value="105857.170673391" calcext:value-type="float">
            <text:p>105857.170673391</text:p>
          </table:table-cell>
          <table:table-cell office:value-type="float" office:value="0.125243339000008" calcext:value-type="float">
            <text:p>0.125243339000008</text:p>
          </table:table-cell>
          <table:table-cell office:value-type="float" office:value="122980.230240651" calcext:value-type="float">
            <text:p>122980.230240651</text:p>
          </table:table-cell>
          <table:table-cell office:value-type="float" office:value="94806.5448312245" calcext:value-type="float">
            <text:p>94806.5448312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.984445837999" calcext:value-type="float">
            <text:p>270.984445837999</text:p>
          </table:table-cell>
          <table:table-cell office:value-type="float" office:value="121273" calcext:value-type="float">
            <text:p>121273</text:p>
          </table:table-cell>
          <table:table-cell office:value-type="float" office:value="103832.173544375" calcext:value-type="float">
            <text:p>103832.173544375</text:p>
          </table:table-cell>
          <table:table-cell office:value-type="float" office:value="0.10303858000043" calcext:value-type="float">
            <text:p>0.10303858000043</text:p>
          </table:table-cell>
          <table:table-cell office:value-type="float" office:value="122980.230240651" calcext:value-type="float">
            <text:p>122980.230240651</text:p>
          </table:table-cell>
          <table:table-cell office:value-type="float" office:value="99190.2178614589" calcext:value-type="float">
            <text:p>99190.2178614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.185943893001" calcext:value-type="float">
            <text:p>271.185943893001</text:p>
          </table:table-cell>
          <table:table-cell office:value-type="float" office:value="139990" calcext:value-type="float">
            <text:p>139990</text:p>
          </table:table-cell>
          <table:table-cell office:value-type="float" office:value="112794.632535766" calcext:value-type="float">
            <text:p>112794.632535766</text:p>
          </table:table-cell>
          <table:table-cell office:value-type="float" office:value="0.102746866003145" calcext:value-type="float">
            <text:p>0.102746866003145</text:p>
          </table:table-cell>
          <table:table-cell office:value-type="float" office:value="122980.230240651" calcext:value-type="float">
            <text:p>122980.230240651</text:p>
          </table:table-cell>
          <table:table-cell office:value-type="float" office:value="121115.715077991" calcext:value-type="float">
            <text:p>121115.715077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.387471716" calcext:value-type="float">
            <text:p>271.387471716</text:p>
          </table:table-cell>
          <table:table-cell office:value-type="float" office:value="134888" calcext:value-type="float">
            <text:p>134888</text:p>
          </table:table-cell>
          <table:table-cell office:value-type="float" office:value="121480.978711074" calcext:value-type="float">
            <text:p>121480.978711074</text:p>
          </table:table-cell>
          <table:table-cell office:value-type="float" office:value="0.117332247999002" calcext:value-type="float">
            <text:p>0.117332247999002</text:p>
          </table:table-cell>
          <table:table-cell office:value-type="float" office:value="122980.230240651" calcext:value-type="float">
            <text:p>122980.230240651</text:p>
          </table:table-cell>
          <table:table-cell office:value-type="float" office:value="131016.040664229" calcext:value-type="float">
            <text:p>131016.040664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.588710616001" calcext:value-type="float">
            <text:p>271.588710616001</text:p>
          </table:table-cell>
          <table:table-cell office:value-type="float" office:value="113139" calcext:value-type="float">
            <text:p>113139</text:p>
          </table:table-cell>
          <table:table-cell office:value-type="float" office:value="123281.825214488" calcext:value-type="float">
            <text:p>123281.825214488</text:p>
          </table:table-cell>
          <table:table-cell office:value-type="float" office:value="0.110641904000659" calcext:value-type="float">
            <text:p>0.110641904000659</text:p>
          </table:table-cell>
          <table:table-cell office:value-type="float" office:value="122980.230240651" calcext:value-type="float">
            <text:p>122980.230240651</text:p>
          </table:table-cell>
          <table:table-cell office:value-type="float" office:value="120682.696823988" calcext:value-type="float">
            <text:p>120682.696823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.791413386" calcext:value-type="float">
            <text:p>271.791413386</text:p>
          </table:table-cell>
          <table:table-cell office:value-type="float" office:value="105179" calcext:value-type="float">
            <text:p>105179</text:p>
          </table:table-cell>
          <table:table-cell office:value-type="float" office:value="117794.719786405" calcext:value-type="float">
            <text:p>117794.719786405</text:p>
          </table:table-cell>
          <table:table-cell office:value-type="float" office:value="0.102606729000399" calcext:value-type="float">
            <text:p>0.102606729000399</text:p>
          </table:table-cell>
          <table:table-cell office:value-type="float" office:value="122980.230240651" calcext:value-type="float">
            <text:p>122980.230240651</text:p>
          </table:table-cell>
          <table:table-cell office:value-type="float" office:value="106715.056249558" calcext:value-type="float">
            <text:p>106715.056249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.044669563002" calcext:value-type="float">
            <text:p>272.044669563002</text:p>
          </table:table-cell>
          <table:table-cell office:value-type="float" office:value="126979" calcext:value-type="float">
            <text:p>126979</text:p>
          </table:table-cell>
          <table:table-cell office:value-type="float" office:value="91498.2853706385" calcext:value-type="float">
            <text:p>91498.2853706385</text:p>
          </table:table-cell>
          <table:table-cell office:value-type="float" office:value="0.172689985000034" calcext:value-type="float">
            <text:p>0.172689985000034</text:p>
          </table:table-cell>
          <table:table-cell office:value-type="float" office:value="122980.230240651" calcext:value-type="float">
            <text:p>122980.230240651</text:p>
          </table:table-cell>
          <table:table-cell office:value-type="float" office:value="95390.355324269" calcext:value-type="float">
            <text:p>95390.355324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.245476398999" calcext:value-type="float">
            <text:p>272.245476398999</text:p>
          </table:table-cell>
          <table:table-cell office:value-type="float" office:value="141359" calcext:value-type="float">
            <text:p>141359</text:p>
          </table:table-cell>
          <table:table-cell office:value-type="float" office:value="86083.519462636" calcext:value-type="float">
            <text:p>86083.519462636</text:p>
          </table:table-cell>
          <table:table-cell office:value-type="float" office:value="0.170207528000901" calcext:value-type="float">
            <text:p>0.170207528000901</text:p>
          </table:table-cell>
          <table:table-cell office:value-type="float" office:value="122980.230240651" calcext:value-type="float">
            <text:p>122980.230240651</text:p>
          </table:table-cell>
          <table:table-cell office:value-type="float" office:value="96567.6555419183" calcext:value-type="float">
            <text:p>96567.6555419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.445938131001" calcext:value-type="float">
            <text:p>272.445938131001</text:p>
          </table:table-cell>
          <table:table-cell office:value-type="float" office:value="129991" calcext:value-type="float">
            <text:p>129991</text:p>
          </table:table-cell>
          <table:table-cell office:value-type="float" office:value="123862.579108093" calcext:value-type="float">
            <text:p>123862.579108093</text:p>
          </table:table-cell>
          <table:table-cell office:value-type="float" office:value="0.136587992001296" calcext:value-type="float">
            <text:p>0.136587992001296</text:p>
          </table:table-cell>
          <table:table-cell office:value-type="float" office:value="122980.230240651" calcext:value-type="float">
            <text:p>122980.230240651</text:p>
          </table:table-cell>
          <table:table-cell office:value-type="float" office:value="118071.342035727" calcext:value-type="float">
            <text:p>118071.342035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.647000911999" calcext:value-type="float">
            <text:p>272.647000911999</text:p>
          </table:table-cell>
          <table:table-cell office:value-type="float" office:value="108824" calcext:value-type="float">
            <text:p>108824</text:p>
          </table:table-cell>
          <table:table-cell office:value-type="float" office:value="124286.936997016" calcext:value-type="float">
            <text:p>124286.936997016</text:p>
          </table:table-cell>
          <table:table-cell office:value-type="float" office:value="0.106745438999496" calcext:value-type="float">
            <text:p>0.106745438999496</text:p>
          </table:table-cell>
          <table:table-cell office:value-type="float" office:value="122980.230240651" calcext:value-type="float">
            <text:p>122980.230240651</text:p>
          </table:table-cell>
          <table:table-cell office:value-type="float" office:value="118173.738116968" calcext:value-type="float">
            <text:p>118173.738116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.847614801001" calcext:value-type="float">
            <text:p>272.847614801001</text:p>
          </table:table-cell>
          <table:table-cell office:value-type="float" office:value="107441" calcext:value-type="float">
            <text:p>107441</text:p>
          </table:table-cell>
          <table:table-cell office:value-type="float" office:value="114935.780443503" calcext:value-type="float">
            <text:p>114935.780443503</text:p>
          </table:table-cell>
          <table:table-cell office:value-type="float" office:value="0.1028585080021" calcext:value-type="float">
            <text:p>0.1028585080021</text:p>
          </table:table-cell>
          <table:table-cell office:value-type="float" office:value="122980.230240651" calcext:value-type="float">
            <text:p>122980.230240651</text:p>
          </table:table-cell>
          <table:table-cell office:value-type="float" office:value="109561.25976146" calcext:value-type="float">
            <text:p>109561.25976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.048723393" calcext:value-type="float">
            <text:p>273.048723393</text:p>
          </table:table-cell>
          <table:table-cell office:value-type="float" office:value="127927" calcext:value-type="float">
            <text:p>127927</text:p>
          </table:table-cell>
          <table:table-cell office:value-type="float" office:value="104577.474374501" calcext:value-type="float">
            <text:p>104577.474374501</text:p>
          </table:table-cell>
          <table:table-cell office:value-type="float" office:value="0.103018436999264" calcext:value-type="float">
            <text:p>0.103018436999264</text:p>
          </table:table-cell>
          <table:table-cell office:value-type="float" office:value="122980.230240651" calcext:value-type="float">
            <text:p>122980.230240651</text:p>
          </table:table-cell>
          <table:table-cell office:value-type="float" office:value="109561.25976146" calcext:value-type="float">
            <text:p>109561.25976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.249656422999" calcext:value-type="float">
            <text:p>273.249656422999</text:p>
          </table:table-cell>
          <table:table-cell office:value-type="float" office:value="141420" calcext:value-type="float">
            <text:p>141420</text:p>
          </table:table-cell>
          <table:table-cell office:value-type="float" office:value="115106.950012144" calcext:value-type="float">
            <text:p>115106.950012144</text:p>
          </table:table-cell>
          <table:table-cell office:value-type="float" office:value="0.10672420300034" calcext:value-type="float">
            <text:p>0.10672420300034</text:p>
          </table:table-cell>
          <table:table-cell office:value-type="float" office:value="122980.230240651" calcext:value-type="float">
            <text:p>122980.230240651</text:p>
          </table:table-cell>
          <table:table-cell office:value-type="float" office:value="127433.196687281" calcext:value-type="float">
            <text:p>127433.196687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.453004063002" calcext:value-type="float">
            <text:p>273.453004063002</text:p>
          </table:table-cell>
          <table:table-cell office:value-type="float" office:value="131172" calcext:value-type="float">
            <text:p>131172</text:p>
          </table:table-cell>
          <table:table-cell office:value-type="float" office:value="123765.277359252" calcext:value-type="float">
            <text:p>123765.277359252</text:p>
          </table:table-cell>
          <table:table-cell office:value-type="float" office:value="0.118266800000129" calcext:value-type="float">
            <text:p>0.118266800000129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20097.358031223" calcext:value-type="float">
            <text:p>120097.358031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.654088650001" calcext:value-type="float">
            <text:p>273.654088650001</text:p>
          </table:table-cell>
          <table:table-cell office:value-type="float" office:value="109816" calcext:value-type="float">
            <text:p>109816</text:p>
          </table:table-cell>
          <table:table-cell office:value-type="float" office:value="80883.7343819151" calcext:value-type="float">
            <text:p>80883.7343819151</text:p>
          </table:table-cell>
          <table:table-cell office:value-type="float" office:value="0.164690141999017" calcext:value-type="float">
            <text:p>0.164690141999017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79330.9818663829" calcext:value-type="float">
            <text:p>79330.9818663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.855127978" calcext:value-type="float">
            <text:p>273.855127978</text:p>
          </table:table-cell>
          <table:table-cell office:value-type="float" office:value="110258" calcext:value-type="float">
            <text:p>110258</text:p>
          </table:table-cell>
          <table:table-cell office:value-type="float" office:value="119052.535524583" calcext:value-type="float">
            <text:p>119052.535524583</text:p>
          </table:table-cell>
          <table:table-cell office:value-type="float" office:value="0.1056916239977" calcext:value-type="float">
            <text:p>0.1056916239977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08322.949873012" calcext:value-type="float">
            <text:p>108322.949873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.057111839" calcext:value-type="float">
            <text:p>274.057111839</text:p>
          </table:table-cell>
          <table:table-cell office:value-type="float" office:value="131720" calcext:value-type="float">
            <text:p>131720</text:p>
          </table:table-cell>
          <table:table-cell office:value-type="float" office:value="108595.883772153" calcext:value-type="float">
            <text:p>108595.883772153</text:p>
          </table:table-cell>
          <table:table-cell office:value-type="float" office:value="0.10409049000009" calcext:value-type="float">
            <text:p>0.10409049000009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0442.80489416" calcext:value-type="float">
            <text:p>110442.80489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.257690171999" calcext:value-type="float">
            <text:p>274.257690171999</text:p>
          </table:table-cell>
          <table:table-cell office:value-type="float" office:value="143930" calcext:value-type="float">
            <text:p>143930</text:p>
          </table:table-cell>
          <table:table-cell office:value-type="float" office:value="116139.530488262" calcext:value-type="float">
            <text:p>116139.530488262</text:p>
          </table:table-cell>
          <table:table-cell office:value-type="float" office:value="0.10917161800171" calcext:value-type="float">
            <text:p>0.10917161800171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25303.337455288" calcext:value-type="float">
            <text:p>125303.337455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.459576329002" calcext:value-type="float">
            <text:p>274.459576329002</text:p>
          </table:table-cell>
          <table:table-cell office:value-type="float" office:value="129807" calcext:value-type="float">
            <text:p>129807</text:p>
          </table:table-cell>
          <table:table-cell office:value-type="float" office:value="125027.838387922" calcext:value-type="float">
            <text:p>125027.838387922</text:p>
          </table:table-cell>
          <table:table-cell office:value-type="float" office:value="0.117675086999952" calcext:value-type="float">
            <text:p>0.117675086999952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31291.979193396" calcext:value-type="float">
            <text:p>131291.979193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.661031185002" calcext:value-type="float">
            <text:p>274.661031185002</text:p>
          </table:table-cell>
          <table:table-cell office:value-type="float" office:value="109209" calcext:value-type="float">
            <text:p>109209</text:p>
          </table:table-cell>
          <table:table-cell office:value-type="float" office:value="124154.142090483" calcext:value-type="float">
            <text:p>124154.142090483</text:p>
          </table:table-cell>
          <table:table-cell office:value-type="float" office:value="0.106190357997548" calcext:value-type="float">
            <text:p>0.106190357997548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6908.56792212" calcext:value-type="float">
            <text:p>116908.56792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.863746194998" calcext:value-type="float">
            <text:p>274.863746194998</text:p>
          </table:table-cell>
          <table:table-cell office:value-type="float" office:value="111062" calcext:value-type="float">
            <text:p>111062</text:p>
          </table:table-cell>
          <table:table-cell office:value-type="float" office:value="116653.590200554" calcext:value-type="float">
            <text:p>116653.590200554</text:p>
          </table:table-cell>
          <table:table-cell office:value-type="float" office:value="0.102276887002517" calcext:value-type="float">
            <text:p>0.102276887002517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06086.123180803" calcext:value-type="float">
            <text:p>106086.123180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.076055698999" calcext:value-type="float">
            <text:p>275.076055698999</text:p>
          </table:table-cell>
          <table:table-cell office:value-type="float" office:value="133889" calcext:value-type="float">
            <text:p>133889</text:p>
          </table:table-cell>
          <table:table-cell office:value-type="float" office:value="110543.872522225" calcext:value-type="float">
            <text:p>110543.872522225</text:p>
          </table:table-cell>
          <table:table-cell office:value-type="float" office:value="0.103040865000366" calcext:value-type="float">
            <text:p>0.103040865000366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1494.523866414" calcext:value-type="float">
            <text:p>111494.523866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.278100898999" calcext:value-type="float">
            <text:p>275.278100898999</text:p>
          </table:table-cell>
          <table:table-cell office:value-type="float" office:value="143665" calcext:value-type="float">
            <text:p>143665</text:p>
          </table:table-cell>
          <table:table-cell office:value-type="float" office:value="99996.6238067963" calcext:value-type="float">
            <text:p>99996.6238067963</text:p>
          </table:table-cell>
          <table:table-cell office:value-type="float" office:value="0.111756891001278" calcext:value-type="float">
            <text:p>0.111756891001278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5965.625558934" calcext:value-type="float">
            <text:p>115965.62555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.478500521" calcext:value-type="float">
            <text:p>275.478500521</text:p>
          </table:table-cell>
          <table:table-cell office:value-type="float" office:value="127611" calcext:value-type="float">
            <text:p>127611</text:p>
          </table:table-cell>
          <table:table-cell office:value-type="float" office:value="120213.696060584" calcext:value-type="float">
            <text:p>120213.696060584</text:p>
          </table:table-cell>
          <table:table-cell office:value-type="float" office:value="0.117715002001205" calcext:value-type="float">
            <text:p>0.117715002001205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20917.361043161" calcext:value-type="float">
            <text:p>120917.361043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.684529022001" calcext:value-type="float">
            <text:p>275.684529022001</text:p>
          </table:table-cell>
          <table:table-cell office:value-type="float" office:value="107931" calcext:value-type="float">
            <text:p>107931</text:p>
          </table:table-cell>
          <table:table-cell office:value-type="float" office:value="102520.305993583" calcext:value-type="float">
            <text:p>102520.305993583</text:p>
          </table:table-cell>
          <table:table-cell office:value-type="float" office:value="0.141201843998715" calcext:value-type="float">
            <text:p>0.141201843998715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94310.5402738914" calcext:value-type="float">
            <text:p>94310.5402738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.886141391002" calcext:value-type="float">
            <text:p>275.886141391002</text:p>
          </table:table-cell>
          <table:table-cell office:value-type="float" office:value="112904" calcext:value-type="float">
            <text:p>112904</text:p>
          </table:table-cell>
          <table:table-cell office:value-type="float" office:value="117276.815250307" calcext:value-type="float">
            <text:p>117276.815250307</text:p>
          </table:table-cell>
          <table:table-cell office:value-type="float" office:value="0.106239920998632" calcext:value-type="float">
            <text:p>0.106239920998632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09053.753535304" calcext:value-type="float">
            <text:p>109053.753535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.086983222001" calcext:value-type="float">
            <text:p>276.086983222001</text:p>
          </table:table-cell>
          <table:table-cell office:value-type="float" office:value="135020" calcext:value-type="float">
            <text:p>135020</text:p>
          </table:table-cell>
          <table:table-cell office:value-type="float" office:value="108335.769788547" calcext:value-type="float">
            <text:p>108335.769788547</text:p>
          </table:table-cell>
          <table:table-cell office:value-type="float" office:value="0.103718703998311" calcext:value-type="float">
            <text:p>0.103718703998311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09037.900617819" calcext:value-type="float">
            <text:p>109037.900617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.289325622001" calcext:value-type="float">
            <text:p>276.289325622001</text:p>
          </table:table-cell>
          <table:table-cell office:value-type="float" office:value="143362" calcext:value-type="float">
            <text:p>143362</text:p>
          </table:table-cell>
          <table:table-cell office:value-type="float" office:value="117579.554835834" calcext:value-type="float">
            <text:p>117579.554835834</text:p>
          </table:table-cell>
          <table:table-cell office:value-type="float" office:value="0.111247976001323" calcext:value-type="float">
            <text:p>0.111247976001323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28889.333000573" calcext:value-type="float">
            <text:p>128889.333000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.490695061999" calcext:value-type="float">
            <text:p>276.490695061999</text:p>
          </table:table-cell>
          <table:table-cell office:value-type="float" office:value="126178" calcext:value-type="float">
            <text:p>126178</text:p>
          </table:table-cell>
          <table:table-cell office:value-type="float" office:value="125375.099163166" calcext:value-type="float">
            <text:p>125375.099163166</text:p>
          </table:table-cell>
          <table:table-cell office:value-type="float" office:value="0.117406164001295" calcext:value-type="float">
            <text:p>0.117406164001295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29641.068120041" calcext:value-type="float">
            <text:p>129641.068120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.693320106999" calcext:value-type="float">
            <text:p>276.693320106999</text:p>
          </table:table-cell>
          <table:table-cell office:value-type="float" office:value="107547" calcext:value-type="float">
            <text:p>107547</text:p>
          </table:table-cell>
          <table:table-cell office:value-type="float" office:value="124951.672850976" calcext:value-type="float">
            <text:p>124951.672850976</text:p>
          </table:table-cell>
          <table:table-cell office:value-type="float" office:value="0.104005679000693" calcext:value-type="float">
            <text:p>0.104005679000693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6164.042719719" calcext:value-type="float">
            <text:p>116164.042719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.896021159999" calcext:value-type="float">
            <text:p>276.896021159999</text:p>
          </table:table-cell>
          <table:table-cell office:value-type="float" office:value="113845" calcext:value-type="float">
            <text:p>113845</text:p>
          </table:table-cell>
          <table:table-cell office:value-type="float" office:value="87098.4855869089" calcext:value-type="float">
            <text:p>87098.4855869089</text:p>
          </table:table-cell>
          <table:table-cell office:value-type="float" office:value="0.107735915000376" calcext:value-type="float">
            <text:p>0.107735915000376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73502.3076132292" calcext:value-type="float">
            <text:p>73502.3076132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.097626003" calcext:value-type="float">
            <text:p>277.097626003</text:p>
          </table:table-cell>
          <table:table-cell office:value-type="float" office:value="136070" calcext:value-type="float">
            <text:p>136070</text:p>
          </table:table-cell>
          <table:table-cell office:value-type="float" office:value="102397.57372918" calcext:value-type="float">
            <text:p>102397.57372918</text:p>
          </table:table-cell>
          <table:table-cell office:value-type="float" office:value="0.106148700000631" calcext:value-type="float">
            <text:p>0.106148700000631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09686.84746585" calcext:value-type="float">
            <text:p>109686.84746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.300771594" calcext:value-type="float">
            <text:p>277.300771594</text:p>
          </table:table-cell>
          <table:table-cell office:value-type="float" office:value="142979" calcext:value-type="float">
            <text:p>142979</text:p>
          </table:table-cell>
          <table:table-cell office:value-type="float" office:value="44108.9530575757" calcext:value-type="float">
            <text:p>44108.9530575757</text:p>
          </table:table-cell>
          <table:table-cell office:value-type="float" office:value="0.103197118998651" calcext:value-type="float">
            <text:p>0.103197118998651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55474.4721257305" calcext:value-type="float">
            <text:p>55474.4721257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.502696187999" calcext:value-type="float">
            <text:p>277.502696187999</text:p>
          </table:table-cell>
          <table:table-cell office:value-type="float" office:value="124763" calcext:value-type="float">
            <text:p>124763</text:p>
          </table:table-cell>
          <table:table-cell office:value-type="float" office:value="102568.376130475" calcext:value-type="float">
            <text:p>102568.376130475</text:p>
          </table:table-cell>
          <table:table-cell office:value-type="float" office:value="0.101786595998419" calcext:value-type="float">
            <text:p>0.101786595998419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7761.096310264" calcext:value-type="float">
            <text:p>117761.096310264</text:p>
          </table:table-cell>
          <table:table-cell office:value-type="float" office:value="11659.565118287" calcext:value-type="float">
            <text:p>11659.565118287</text:p>
          </table:table-cell>
        </table:table-row>
        <table:table-row table:style-name="ro1">
          <table:table-cell office:value-type="float" office:value="277.704944276" calcext:value-type="float">
            <text:p>277.704944276</text:p>
          </table:table-cell>
          <table:table-cell office:value-type="float" office:value="107134" calcext:value-type="float">
            <text:p>107134</text:p>
          </table:table-cell>
          <table:table-cell office:value-type="float" office:value="122804.880992793" calcext:value-type="float">
            <text:p>122804.880992793</text:p>
          </table:table-cell>
          <table:table-cell office:value-type="float" office:value="0.105035713000689" calcext:value-type="float">
            <text:p>0.105035713000689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2170.641666706" calcext:value-type="float">
            <text:p>112170.641666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.906865780999" calcext:value-type="float">
            <text:p>277.906865780999</text:p>
          </table:table-cell>
          <table:table-cell office:value-type="float" office:value="114884" calcext:value-type="float">
            <text:p>114884</text:p>
          </table:table-cell>
          <table:table-cell office:value-type="float" office:value="114815.010580156" calcext:value-type="float">
            <text:p>114815.010580156</text:p>
          </table:table-cell>
          <table:table-cell office:value-type="float" office:value="0.102438822999829" calcext:value-type="float">
            <text:p>0.102438822999829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07118.674833217" calcext:value-type="float">
            <text:p>107118.674833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.107907821999" calcext:value-type="float">
            <text:p>278.107907821999</text:p>
          </table:table-cell>
          <table:table-cell office:value-type="float" office:value="137032" calcext:value-type="float">
            <text:p>137032</text:p>
          </table:table-cell>
          <table:table-cell office:value-type="float" office:value="109327.964895942" calcext:value-type="float">
            <text:p>109327.964895942</text:p>
          </table:table-cell>
          <table:table-cell office:value-type="float" office:value="0.102857707999647" calcext:value-type="float">
            <text:p>0.102857707999647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3272.195490881" calcext:value-type="float">
            <text:p>113272.19549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.319417524999" calcext:value-type="float">
            <text:p>278.319417524999</text:p>
          </table:table-cell>
          <table:table-cell office:value-type="float" office:value="142160" calcext:value-type="float">
            <text:p>142160</text:p>
          </table:table-cell>
          <table:table-cell office:value-type="float" office:value="105611.73627604" calcext:value-type="float">
            <text:p>105611.73627604</text:p>
          </table:table-cell>
          <table:table-cell office:value-type="float" office:value="0.136523379998835" calcext:value-type="float">
            <text:p>0.136523379998835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6883.583916905" calcext:value-type="float">
            <text:p>116883.583916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.521862444999" calcext:value-type="float">
            <text:p>278.521862444999</text:p>
          </table:table-cell>
          <table:table-cell office:value-type="float" office:value="122562" calcext:value-type="float">
            <text:p>122562</text:p>
          </table:table-cell>
          <table:table-cell office:value-type="float" office:value="129146.833002794" calcext:value-type="float">
            <text:p>129146.833002794</text:p>
          </table:table-cell>
          <table:table-cell office:value-type="float" office:value="0.128326859998197" calcext:value-type="float">
            <text:p>0.128326859998197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30535.202172213" calcext:value-type="float">
            <text:p>130535.202172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.725464032999" calcext:value-type="float">
            <text:p>278.725464032999</text:p>
          </table:table-cell>
          <table:table-cell office:value-type="float" office:value="106613" calcext:value-type="float">
            <text:p>106613</text:p>
          </table:table-cell>
          <table:table-cell office:value-type="float" office:value="85868.1902502264" calcext:value-type="float">
            <text:p>85868.1902502264</text:p>
          </table:table-cell>
          <table:table-cell office:value-type="float" office:value="0.163825354997243" calcext:value-type="float">
            <text:p>0.163825354997243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77115.5608603224" calcext:value-type="float">
            <text:p>77115.5608603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.926865203001" calcext:value-type="float">
            <text:p>278.926865203001</text:p>
          </table:table-cell>
          <table:table-cell office:value-type="float" office:value="116941" calcext:value-type="float">
            <text:p>116941</text:p>
          </table:table-cell>
          <table:table-cell office:value-type="float" office:value="92734.2050832998" calcext:value-type="float">
            <text:p>92734.2050832998</text:p>
          </table:table-cell>
          <table:table-cell office:value-type="float" office:value="0.111974679999548" calcext:value-type="float">
            <text:p>0.111974679999548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84617.2329854059" calcext:value-type="float">
            <text:p>84617.2329854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.129636939" calcext:value-type="float">
            <text:p>279.129636939</text:p>
          </table:table-cell>
          <table:table-cell office:value-type="float" office:value="138905" calcext:value-type="float">
            <text:p>138905</text:p>
          </table:table-cell>
          <table:table-cell office:value-type="float" office:value="110109.68595321" calcext:value-type="float">
            <text:p>110109.68595321</text:p>
          </table:table-cell>
          <table:table-cell office:value-type="float" office:value="0.10244566899928" calcext:value-type="float">
            <text:p>0.10244566899928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5365.945770568" calcext:value-type="float">
            <text:p>115365.945770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.331770641002" calcext:value-type="float">
            <text:p>279.331770641002</text:p>
          </table:table-cell>
          <table:table-cell office:value-type="float" office:value="141484" calcext:value-type="float">
            <text:p>141484</text:p>
          </table:table-cell>
          <table:table-cell office:value-type="float" office:value="119215.514831229" calcext:value-type="float">
            <text:p>119215.514831229</text:p>
          </table:table-cell>
          <table:table-cell office:value-type="float" office:value="0.115829378999479" calcext:value-type="float">
            <text:p>0.115829378999479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30393.718803775" calcext:value-type="float">
            <text:p>130393.718803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.533406652001" calcext:value-type="float">
            <text:p>279.533406652001</text:p>
          </table:table-cell>
          <table:table-cell office:value-type="float" office:value="121171" calcext:value-type="float">
            <text:p>121171</text:p>
          </table:table-cell>
          <table:table-cell office:value-type="float" office:value="123862.072938556" calcext:value-type="float">
            <text:p>123862.072938556</text:p>
          </table:table-cell>
          <table:table-cell office:value-type="float" office:value="0.116220372001408" calcext:value-type="float">
            <text:p>0.116220372001408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25174.611093956" calcext:value-type="float">
            <text:p>125174.611093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.735104251999" calcext:value-type="float">
            <text:p>279.735104251999</text:p>
          </table:table-cell>
          <table:table-cell office:value-type="float" office:value="106476" calcext:value-type="float">
            <text:p>106476</text:p>
          </table:table-cell>
          <table:table-cell office:value-type="float" office:value="122680.839491995" calcext:value-type="float">
            <text:p>122680.839491995</text:p>
          </table:table-cell>
          <table:table-cell office:value-type="float" office:value="0.102315801999794" calcext:value-type="float">
            <text:p>0.102315801999794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2342.883869415" calcext:value-type="float">
            <text:p>112342.883869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.936756044001" calcext:value-type="float">
            <text:p>279.936756044001</text:p>
          </table:table-cell>
          <table:table-cell office:value-type="float" office:value="118005" calcext:value-type="float">
            <text:p>118005</text:p>
          </table:table-cell>
          <table:table-cell office:value-type="float" office:value="111636.993826166" calcext:value-type="float">
            <text:p>111636.993826166</text:p>
          </table:table-cell>
          <table:table-cell office:value-type="float" office:value="0.102598705998389" calcext:value-type="float">
            <text:p>0.102598705998389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04158.223685182" calcext:value-type="float">
            <text:p>104158.223685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.163232388" calcext:value-type="float">
            <text:p>280.163232388</text:p>
          </table:table-cell>
          <table:table-cell office:value-type="float" office:value="141284" calcext:value-type="float">
            <text:p>141284</text:p>
          </table:table-cell>
          <table:table-cell office:value-type="float" office:value="88595.5620900041" calcext:value-type="float">
            <text:p>88595.5620900041</text:p>
          </table:table-cell>
          <table:table-cell office:value-type="float" office:value="0.157170515001781" calcext:value-type="float">
            <text:p>0.157170515001781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94463.050416333" calcext:value-type="float">
            <text:p>94463.050416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.365499252999" calcext:value-type="float">
            <text:p>280.365499252999</text:p>
          </table:table-cell>
          <table:table-cell office:value-type="float" office:value="139161" calcext:value-type="float">
            <text:p>139161</text:p>
          </table:table-cell>
          <table:table-cell office:value-type="float" office:value="104882.944248691" calcext:value-type="float">
            <text:p>104882.944248691</text:p>
          </table:table-cell>
          <table:table-cell office:value-type="float" office:value="0.151051024000481" calcext:value-type="float">
            <text:p>0.151051024000481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6730.395089927" calcext:value-type="float">
            <text:p>116730.395089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.567173869" calcext:value-type="float">
            <text:p>280.567173869</text:p>
          </table:table-cell>
          <table:table-cell office:value-type="float" office:value="117398" calcext:value-type="float">
            <text:p>117398</text:p>
          </table:table-cell>
          <table:table-cell office:value-type="float" office:value="127826.660852695" calcext:value-type="float">
            <text:p>127826.660852695</text:p>
          </table:table-cell>
          <table:table-cell office:value-type="float" office:value="0.11690664300113" calcext:value-type="float">
            <text:p>0.11690664300113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26746.196136172" calcext:value-type="float">
            <text:p>126746.196136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.769310346001" calcext:value-type="float">
            <text:p>280.769310346001</text:p>
          </table:table-cell>
          <table:table-cell office:value-type="float" office:value="106553" calcext:value-type="float">
            <text:p>106553</text:p>
          </table:table-cell>
          <table:table-cell office:value-type="float" office:value="119578.384045963" calcext:value-type="float">
            <text:p>119578.384045963</text:p>
          </table:table-cell>
          <table:table-cell office:value-type="float" office:value="0.1022835449985" calcext:value-type="float">
            <text:p>0.1022835449985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08502.475602395" calcext:value-type="float">
            <text:p>108502.475602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.972090403" calcext:value-type="float">
            <text:p>280.972090403</text:p>
          </table:table-cell>
          <table:table-cell office:value-type="float" office:value="122001" calcext:value-type="float">
            <text:p>122001</text:p>
          </table:table-cell>
          <table:table-cell office:value-type="float" office:value="100241.860693258" calcext:value-type="float">
            <text:p>100241.860693258</text:p>
          </table:table-cell>
          <table:table-cell office:value-type="float" office:value="0.121310980000999" calcext:value-type="float">
            <text:p>0.121310980000999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94693.786329819" calcext:value-type="float">
            <text:p>94693.786329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.173683875" calcext:value-type="float">
            <text:p>281.173683875</text:p>
          </table:table-cell>
          <table:table-cell office:value-type="float" office:value="141885" calcext:value-type="float">
            <text:p>141885</text:p>
          </table:table-cell>
          <table:table-cell office:value-type="float" office:value="107715.006871323" calcext:value-type="float">
            <text:p>107715.006871323</text:p>
          </table:table-cell>
          <table:table-cell office:value-type="float" office:value="0.101685219000501" calcext:value-type="float">
            <text:p>0.101685219000501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5617.879417787" calcext:value-type="float">
            <text:p>115617.879417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.387850817002" calcext:value-type="float">
            <text:p>281.387850817002</text:p>
          </table:table-cell>
          <table:table-cell office:value-type="float" office:value="137278" calcext:value-type="float">
            <text:p>137278</text:p>
          </table:table-cell>
          <table:table-cell office:value-type="float" office:value="117506.117543693" calcext:value-type="float">
            <text:p>117506.117543693</text:p>
          </table:table-cell>
          <table:table-cell office:value-type="float" office:value="0.128811358998064" calcext:value-type="float">
            <text:p>0.128811358998064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27678.354578512" calcext:value-type="float">
            <text:p>127678.354578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.589437250001" calcext:value-type="float">
            <text:p>281.589437250001</text:p>
          </table:table-cell>
          <table:table-cell office:value-type="float" office:value="115091" calcext:value-type="float">
            <text:p>115091</text:p>
          </table:table-cell>
          <table:table-cell office:value-type="float" office:value="117537.835442313" calcext:value-type="float">
            <text:p>117537.835442313</text:p>
          </table:table-cell>
          <table:table-cell office:value-type="float" office:value="0.111802464998618" calcext:value-type="float">
            <text:p>0.111802464998618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5180.990943248" calcext:value-type="float">
            <text:p>115180.990943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.801300704999" calcext:value-type="float">
            <text:p>281.801300704999</text:p>
          </table:table-cell>
          <table:table-cell office:value-type="float" office:value="107398" calcext:value-type="float">
            <text:p>107398</text:p>
          </table:table-cell>
          <table:table-cell office:value-type="float" office:value="104200.97065164" calcext:value-type="float">
            <text:p>104200.97065164</text:p>
          </table:table-cell>
          <table:table-cell office:value-type="float" office:value="0.12360192900087" calcext:value-type="float">
            <text:p>0.12360192900087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92850.5671567927" calcext:value-type="float">
            <text:p>92850.5671567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.002451251999" calcext:value-type="float">
            <text:p>282.002451251999</text:p>
          </table:table-cell>
          <table:table-cell office:value-type="float" office:value="125564" calcext:value-type="float">
            <text:p>125564</text:p>
          </table:table-cell>
          <table:table-cell office:value-type="float" office:value="107302.674189264" calcext:value-type="float">
            <text:p>107302.674189264</text:p>
          </table:table-cell>
          <table:table-cell office:value-type="float" office:value="0.116815104000125" calcext:value-type="float">
            <text:p>0.116815104000125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03367.096865342" calcext:value-type="float">
            <text:p>103367.096865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.204105118999" calcext:value-type="float">
            <text:p>282.204105118999</text:p>
          </table:table-cell>
          <table:table-cell office:value-type="float" office:value="143209" calcext:value-type="float">
            <text:p>143209</text:p>
          </table:table-cell>
          <table:table-cell office:value-type="float" office:value="115495.100455387" calcext:value-type="float">
            <text:p>115495.100455387</text:p>
          </table:table-cell>
          <table:table-cell office:value-type="float" office:value="0.103093775000161" calcext:value-type="float">
            <text:p>0.103093775000161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24788.444751028" calcext:value-type="float">
            <text:p>124788.444751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.405963021" calcext:value-type="float">
            <text:p>282.405963021</text:p>
          </table:table-cell>
          <table:table-cell office:value-type="float" office:value="135558" calcext:value-type="float">
            <text:p>135558</text:p>
          </table:table-cell>
          <table:table-cell office:value-type="float" office:value="123992.93939048" calcext:value-type="float">
            <text:p>123992.93939048</text:p>
          </table:table-cell>
          <table:table-cell office:value-type="float" office:value="0.117544140000973" calcext:value-type="float">
            <text:p>0.117544140000973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33019.751021912" calcext:value-type="float">
            <text:p>133019.751021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.608158956999" calcext:value-type="float">
            <text:p>282.608158956999</text:p>
          </table:table-cell>
          <table:table-cell office:value-type="float" office:value="113303" calcext:value-type="float">
            <text:p>113303</text:p>
          </table:table-cell>
          <table:table-cell office:value-type="float" office:value="124629.343678919" calcext:value-type="float">
            <text:p>124629.343678919</text:p>
          </table:table-cell>
          <table:table-cell office:value-type="float" office:value="0.110548152999399" calcext:value-type="float">
            <text:p>0.110548152999399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20715.252673417" calcext:value-type="float">
            <text:p>120715.252673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.810379453" calcext:value-type="float">
            <text:p>282.810379453</text:p>
          </table:table-cell>
          <table:table-cell office:value-type="float" office:value="107755" calcext:value-type="float">
            <text:p>107755</text:p>
          </table:table-cell>
          <table:table-cell office:value-type="float" office:value="119733.532553228" calcext:value-type="float">
            <text:p>119733.532553228</text:p>
          </table:table-cell>
          <table:table-cell office:value-type="float" office:value="0.103574175998801" calcext:value-type="float">
            <text:p>0.103574175998801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07120.552061704" calcext:value-type="float">
            <text:p>107120.552061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.012515267001" calcext:value-type="float">
            <text:p>283.012515267001</text:p>
          </table:table-cell>
          <table:table-cell office:value-type="float" office:value="126673" calcext:value-type="float">
            <text:p>126673</text:p>
          </table:table-cell>
          <table:table-cell office:value-type="float" office:value="109405.263920359" calcext:value-type="float">
            <text:p>109405.263920359</text:p>
          </table:table-cell>
          <table:table-cell office:value-type="float" office:value="0.103528764000657" calcext:value-type="float">
            <text:p>0.103528764000657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0250.392444878" calcext:value-type="float">
            <text:p>110250.392444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.236233070002" calcext:value-type="float">
            <text:p>283.236233070002</text:p>
          </table:table-cell>
          <table:table-cell office:value-type="float" office:value="143799" calcext:value-type="float">
            <text:p>143799</text:p>
          </table:table-cell>
          <table:table-cell office:value-type="float" office:value="78595.9296221815" calcext:value-type="float">
            <text:p>78595.9296221815</text:p>
          </table:table-cell>
          <table:table-cell office:value-type="float" office:value="0.183112771999731" calcext:value-type="float">
            <text:p>0.183112771999731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94579.7042105892" calcext:value-type="float">
            <text:p>94579.7042105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.436599535999" calcext:value-type="float">
            <text:p>283.436599535999</text:p>
          </table:table-cell>
          <table:table-cell office:value-type="float" office:value="133065" calcext:value-type="float">
            <text:p>133065</text:p>
          </table:table-cell>
          <table:table-cell office:value-type="float" office:value="124719.381584678" calcext:value-type="float">
            <text:p>124719.381584678</text:p>
          </table:table-cell>
          <table:table-cell office:value-type="float" office:value="0.13820349299931" calcext:value-type="float">
            <text:p>0.13820349299931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9808.223088688" calcext:value-type="float">
            <text:p>119808.223088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.637109628002" calcext:value-type="float">
            <text:p>283.637109628002</text:p>
          </table:table-cell>
          <table:table-cell office:value-type="float" office:value="111223" calcext:value-type="float">
            <text:p>111223</text:p>
          </table:table-cell>
          <table:table-cell office:value-type="float" office:value="124448.756288389" calcext:value-type="float">
            <text:p>124448.756288389</text:p>
          </table:table-cell>
          <table:table-cell office:value-type="float" office:value="0.108934126998065" calcext:value-type="float">
            <text:p>0.108934126998065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9369.799877119" calcext:value-type="float">
            <text:p>119369.799877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.837649380999" calcext:value-type="float">
            <text:p>283.837649380999</text:p>
          </table:table-cell>
          <table:table-cell office:value-type="float" office:value="108992" calcext:value-type="float">
            <text:p>108992</text:p>
          </table:table-cell>
          <table:table-cell office:value-type="float" office:value="116176.523696706" calcext:value-type="float">
            <text:p>116176.523696706</text:p>
          </table:table-cell>
          <table:table-cell office:value-type="float" office:value="0.10240351000175" calcext:value-type="float">
            <text:p>0.10240351000175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08360.108002931" calcext:value-type="float">
            <text:p>108360.108002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.037972507002" calcext:value-type="float">
            <text:p>284.037972507002</text:p>
          </table:table-cell>
          <table:table-cell office:value-type="float" office:value="129449" calcext:value-type="float">
            <text:p>129449</text:p>
          </table:table-cell>
          <table:table-cell office:value-type="float" office:value="108360.108002931" calcext:value-type="float">
            <text:p>108360.108002931</text:p>
          </table:table-cell>
          <table:table-cell office:value-type="float" office:value="0.102692045002186" calcext:value-type="float">
            <text:p>0.102692045002186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08974.00281493" calcext:value-type="float">
            <text:p>108974.00281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.238638241" calcext:value-type="float">
            <text:p>284.238638241</text:p>
          </table:table-cell>
          <table:table-cell office:value-type="float" office:value="143905" calcext:value-type="float">
            <text:p>143905</text:p>
          </table:table-cell>
          <table:table-cell office:value-type="float" office:value="115842.462603176" calcext:value-type="float">
            <text:p>115842.462603176</text:p>
          </table:table-cell>
          <table:table-cell office:value-type="float" office:value="0.106266930997663" calcext:value-type="float">
            <text:p>0.106266930997663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26921.729222724" calcext:value-type="float">
            <text:p>126921.729222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.439531691001" calcext:value-type="float">
            <text:p>284.439531691001</text:p>
          </table:table-cell>
          <table:table-cell office:value-type="float" office:value="132057" calcext:value-type="float">
            <text:p>132057</text:p>
          </table:table-cell>
          <table:table-cell office:value-type="float" office:value="123100.234018032" calcext:value-type="float">
            <text:p>123100.234018032</text:p>
          </table:table-cell>
          <table:table-cell office:value-type="float" office:value="0.118485931001487" calcext:value-type="float">
            <text:p>0.118485931001487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29267.830562579" calcext:value-type="float">
            <text:p>129267.830562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.641470821" calcext:value-type="float">
            <text:p>284.641470821</text:p>
          </table:table-cell>
          <table:table-cell office:value-type="float" office:value="110540" calcext:value-type="float">
            <text:p>110540</text:p>
          </table:table-cell>
          <table:table-cell office:value-type="float" office:value="124424.712074919" calcext:value-type="float">
            <text:p>124424.712074919</text:p>
          </table:table-cell>
          <table:table-cell office:value-type="float" office:value="0.108701344997826" calcext:value-type="float">
            <text:p>0.108701344997826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8363.523964451" calcext:value-type="float">
            <text:p>118363.523964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.843765975002" calcext:value-type="float">
            <text:p>284.843765975002</text:p>
          </table:table-cell>
          <table:table-cell office:value-type="float" office:value="109623" calcext:value-type="float">
            <text:p>109623</text:p>
          </table:table-cell>
          <table:table-cell office:value-type="float" office:value="73915.4932597009" calcext:value-type="float">
            <text:p>73915.4932597009</text:p>
          </table:table-cell>
          <table:table-cell office:value-type="float" office:value="0.106231630998082" calcext:value-type="float">
            <text:p>0.106231630998082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62907.8477015531" calcext:value-type="float">
            <text:p>62907.8477015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.044952910001" calcext:value-type="float">
            <text:p>285.044952910001</text:p>
          </table:table-cell>
          <table:table-cell office:value-type="float" office:value="130508" calcext:value-type="float">
            <text:p>130508</text:p>
          </table:table-cell>
          <table:table-cell office:value-type="float" office:value="107921.173212352" calcext:value-type="float">
            <text:p>107921.173212352</text:p>
          </table:table-cell>
          <table:table-cell office:value-type="float" office:value="0.102039811001305" calcext:value-type="float">
            <text:p>0.102039811001305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07452.055260183" calcext:value-type="float">
            <text:p>107452.055260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.246844566002" calcext:value-type="float">
            <text:p>285.246844566002</text:p>
          </table:table-cell>
          <table:table-cell office:value-type="float" office:value="143955" calcext:value-type="float">
            <text:p>143955</text:p>
          </table:table-cell>
          <table:table-cell office:value-type="float" office:value="103786.591653541" calcext:value-type="float">
            <text:p>103786.591653541</text:p>
          </table:table-cell>
          <table:table-cell office:value-type="float" office:value="0.111760571002378" calcext:value-type="float">
            <text:p>0.111760571002378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4470.919277369" calcext:value-type="float">
            <text:p>114470.919277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.448607104001" calcext:value-type="float">
            <text:p>285.448607104001</text:p>
          </table:table-cell>
          <table:table-cell office:value-type="float" office:value="131045" calcext:value-type="float">
            <text:p>131045</text:p>
          </table:table-cell>
          <table:table-cell office:value-type="float" office:value="120764.875837386" calcext:value-type="float">
            <text:p>120764.875837386</text:p>
          </table:table-cell>
          <table:table-cell office:value-type="float" office:value="0.118081232001714" calcext:value-type="float">
            <text:p>0.118081232001714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27644.078784843" calcext:value-type="float">
            <text:p>127644.078784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.650645586" calcext:value-type="float">
            <text:p>285.650645586</text:p>
          </table:table-cell>
          <table:table-cell office:value-type="float" office:value="109887" calcext:value-type="float">
            <text:p>109887</text:p>
          </table:table-cell>
          <table:table-cell office:value-type="float" office:value="124900.992133228" calcext:value-type="float">
            <text:p>124900.992133228</text:p>
          </table:table-cell>
          <table:table-cell office:value-type="float" office:value="0.108112169000378" calcext:value-type="float">
            <text:p>0.108112169000378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8296.507114141" calcext:value-type="float">
            <text:p>118296.507114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.853349396999" calcext:value-type="float">
            <text:p>285.853349396999</text:p>
          </table:table-cell>
          <table:table-cell office:value-type="float" office:value="110284" calcext:value-type="float">
            <text:p>110284</text:p>
          </table:table-cell>
          <table:table-cell office:value-type="float" office:value="116502.911105085" calcext:value-type="float">
            <text:p>116502.911105085</text:p>
          </table:table-cell>
          <table:table-cell office:value-type="float" office:value="0.102145361001021" calcext:value-type="float">
            <text:p>0.102145361001021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05678.922411527" calcext:value-type="float">
            <text:p>105678.922411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.068479337999" calcext:value-type="float">
            <text:p>286.068479337999</text:p>
          </table:table-cell>
          <table:table-cell office:value-type="float" office:value="133090" calcext:value-type="float">
            <text:p>133090</text:p>
          </table:table-cell>
          <table:table-cell office:value-type="float" office:value="92835.2197864928" calcext:value-type="float">
            <text:p>92835.2197864928</text:p>
          </table:table-cell>
          <table:table-cell office:value-type="float" office:value="0.134024907001731" calcext:value-type="float">
            <text:p>0.134024907001731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93038.3166534623" calcext:value-type="float">
            <text:p>93038.3166534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.275115500001" calcext:value-type="float">
            <text:p>286.275115500001</text:p>
          </table:table-cell>
          <table:table-cell office:value-type="float" office:value="143734" calcext:value-type="float">
            <text:p>143734</text:p>
          </table:table-cell>
          <table:table-cell office:value-type="float" office:value="112256.805322094" calcext:value-type="float">
            <text:p>112256.805322094</text:p>
          </table:table-cell>
          <table:table-cell office:value-type="float" office:value="0.122805178998533" calcext:value-type="float">
            <text:p>0.122805178998533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29369.123206559" calcext:value-type="float">
            <text:p>129369.123206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.488334999001" calcext:value-type="float">
            <text:p>286.488334999001</text:p>
          </table:table-cell>
          <table:table-cell office:value-type="float" office:value="126577" calcext:value-type="float">
            <text:p>126577</text:p>
          </table:table-cell>
          <table:table-cell office:value-type="float" office:value="101740.787192555" calcext:value-type="float">
            <text:p>101740.787192555</text:p>
          </table:table-cell>
          <table:table-cell office:value-type="float" office:value="0.107900565999444" calcext:value-type="float">
            <text:p>0.107900565999444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01740.787192555" calcext:value-type="float">
            <text:p>101740.787192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.689608640001" calcext:value-type="float">
            <text:p>286.689608640001</text:p>
          </table:table-cell>
          <table:table-cell office:value-type="float" office:value="107721" calcext:value-type="float">
            <text:p>107721</text:p>
          </table:table-cell>
          <table:table-cell office:value-type="float" office:value="115066.908824018" calcext:value-type="float">
            <text:p>115066.908824018</text:p>
          </table:table-cell>
          <table:table-cell office:value-type="float" office:value="0.112051148000319" calcext:value-type="float">
            <text:p>0.112051148000319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05061.958125468" calcext:value-type="float">
            <text:p>105061.958125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.891690686" calcext:value-type="float">
            <text:p>286.891690686</text:p>
          </table:table-cell>
          <table:table-cell office:value-type="float" office:value="113362" calcext:value-type="float">
            <text:p>113362</text:p>
          </table:table-cell>
          <table:table-cell office:value-type="float" office:value="103900.67377277" calcext:value-type="float">
            <text:p>103900.67377277</text:p>
          </table:table-cell>
          <table:table-cell office:value-type="float" office:value="0.123033654999745" calcext:value-type="float">
            <text:p>0.123033654999745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98367.9467796316" calcext:value-type="float">
            <text:p>98367.9467796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.092999512999" calcext:value-type="float">
            <text:p>287.092999512999</text:p>
          </table:table-cell>
          <table:table-cell office:value-type="float" office:value="135563" calcext:value-type="float">
            <text:p>135563</text:p>
          </table:table-cell>
          <table:table-cell office:value-type="float" office:value="106962.474147614" calcext:value-type="float">
            <text:p>106962.474147614</text:p>
          </table:table-cell>
          <table:table-cell office:value-type="float" office:value="0.103441380000731" calcext:value-type="float">
            <text:p>0.103441380000731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08190.263771612" calcext:value-type="float">
            <text:p>108190.263771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.294787129002" calcext:value-type="float">
            <text:p>287.294787129002</text:p>
          </table:table-cell>
          <table:table-cell office:value-type="float" office:value="143219" calcext:value-type="float">
            <text:p>143219</text:p>
          </table:table-cell>
          <table:table-cell office:value-type="float" office:value="118292.414482061" calcext:value-type="float">
            <text:p>118292.414482061</text:p>
          </table:table-cell>
          <table:table-cell office:value-type="float" office:value="0.11411590300122" calcext:value-type="float">
            <text:p>0.11411590300122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32338.839359603" calcext:value-type="float">
            <text:p>132338.839359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.496261029999" calcext:value-type="float">
            <text:p>287.496261029999</text:p>
          </table:table-cell>
          <table:table-cell office:value-type="float" office:value="125570" calcext:value-type="float">
            <text:p>125570</text:p>
          </table:table-cell>
          <table:table-cell office:value-type="float" office:value="124978.752142748" calcext:value-type="float">
            <text:p>124978.752142748</text:p>
          </table:table-cell>
          <table:table-cell office:value-type="float" office:value="0.117795086000115" calcext:value-type="float">
            <text:p>0.117795086000115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23750.96251875" calcext:value-type="float">
            <text:p>123750.9625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.699227593999" calcext:value-type="float">
            <text:p>287.699227593999</text:p>
          </table:table-cell>
          <table:table-cell office:value-type="float" office:value="107321" calcext:value-type="float">
            <text:p>107321</text:p>
          </table:table-cell>
          <table:table-cell office:value-type="float" office:value="112037.337926804" calcext:value-type="float">
            <text:p>112037.337926804</text:p>
          </table:table-cell>
          <table:table-cell office:value-type="float" office:value="0.103606447999482" calcext:value-type="float">
            <text:p>0.103606447999482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01936.721953384" calcext:value-type="float">
            <text:p>101936.721953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.901058178999" calcext:value-type="float">
            <text:p>287.901058178999</text:p>
          </table:table-cell>
          <table:table-cell office:value-type="float" office:value="114324" calcext:value-type="float">
            <text:p>114324</text:p>
          </table:table-cell>
          <table:table-cell office:value-type="float" office:value="69760.4485404893" calcext:value-type="float">
            <text:p>69760.4485404893</text:p>
          </table:table-cell>
          <table:table-cell office:value-type="float" office:value="0.155982420998043" calcext:value-type="float">
            <text:p>0.155982420998043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62724.1908369635" calcext:value-type="float">
            <text:p>62724.1908369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.103695356" calcext:value-type="float">
            <text:p>288.103695356</text:p>
          </table:table-cell>
          <table:table-cell office:value-type="float" office:value="136645" calcext:value-type="float">
            <text:p>136645</text:p>
          </table:table-cell>
          <table:table-cell office:value-type="float" office:value="113388.929671221" calcext:value-type="float">
            <text:p>113388.929671221</text:p>
          </table:table-cell>
          <table:table-cell office:value-type="float" office:value="0.105492734997824" calcext:value-type="float">
            <text:p>0.105492734997824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6971.517478244" calcext:value-type="float">
            <text:p>116971.517478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.796944001999" calcext:value-type="float">
            <text:p>288.796944001999</text:p>
          </table:table-cell>
          <table:table-cell office:value-type="float" office:value="107243" calcext:value-type="float">
            <text:p>107243</text:p>
          </table:table-cell>
          <table:table-cell office:value-type="float" office:value="58361.9566187023" calcext:value-type="float">
            <text:p>58361.9566187023</text:p>
          </table:table-cell>
          <table:table-cell office:value-type="float" office:value="0.694719249000627" calcext:value-type="float">
            <text:p>0.694719249000627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69780.9117008892" calcext:value-type="float">
            <text:p>69780.9117008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.000558893" calcext:value-type="float">
            <text:p>289.000558893</text:p>
          </table:table-cell>
          <table:table-cell office:value-type="float" office:value="125343" calcext:value-type="float">
            <text:p>125343</text:p>
          </table:table-cell>
          <table:table-cell office:value-type="float" office:value="104098.65484964" calcext:value-type="float">
            <text:p>104098.65484964</text:p>
          </table:table-cell>
          <table:table-cell office:value-type="float" office:value="0.103568506001466" calcext:value-type="float">
            <text:p>0.103568506001466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88216.6844842221" calcext:value-type="float">
            <text:p>88216.6844842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.202736469" calcext:value-type="float">
            <text:p>289.202736469</text:p>
          </table:table-cell>
          <table:table-cell office:value-type="float" office:value="143164" calcext:value-type="float">
            <text:p>143164</text:p>
          </table:table-cell>
          <table:table-cell office:value-type="float" office:value="113848.3276222" calcext:value-type="float">
            <text:p>113848.3276222</text:p>
          </table:table-cell>
          <table:table-cell office:value-type="float" office:value="0.102876774999459" calcext:value-type="float">
            <text:p>0.102876774999459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23948.43201661" calcext:value-type="float">
            <text:p>123948.43201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.405796219002" calcext:value-type="float">
            <text:p>289.405796219002</text:p>
          </table:table-cell>
          <table:table-cell office:value-type="float" office:value="135575" calcext:value-type="float">
            <text:p>135575</text:p>
          </table:table-cell>
          <table:table-cell office:value-type="float" office:value="125084.648997818" calcext:value-type="float">
            <text:p>125084.648997818</text:p>
          </table:table-cell>
          <table:table-cell office:value-type="float" office:value="0.118310985002609" calcext:value-type="float">
            <text:p>0.118310985002609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34201.498535009" calcext:value-type="float">
            <text:p>134201.498535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.607506533001" calcext:value-type="float">
            <text:p>289.607506533001</text:p>
          </table:table-cell>
          <table:table-cell office:value-type="float" office:value="113365" calcext:value-type="float">
            <text:p>113365</text:p>
          </table:table-cell>
          <table:table-cell office:value-type="float" office:value="125407.966932137" calcext:value-type="float">
            <text:p>125407.966932137</text:p>
          </table:table-cell>
          <table:table-cell office:value-type="float" office:value="0.110625224999239" calcext:value-type="float">
            <text:p>0.110625224999239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21525.593825255" calcext:value-type="float">
            <text:p>121525.593825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.808871863999" calcext:value-type="float">
            <text:p>289.808871863999</text:p>
          </table:table-cell>
          <table:table-cell office:value-type="float" office:value="107708" calcext:value-type="float">
            <text:p>107708</text:p>
          </table:table-cell>
          <table:table-cell office:value-type="float" office:value="117530.161757163" calcext:value-type="float">
            <text:p>117530.161757163</text:p>
          </table:table-cell>
          <table:table-cell office:value-type="float" office:value="0.102998382997612" calcext:value-type="float">
            <text:p>0.102998382997612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06167.991945086" calcext:value-type="float">
            <text:p>106167.991945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.011462458999" calcext:value-type="float">
            <text:p>290.011462458999</text:p>
          </table:table-cell>
          <table:table-cell office:value-type="float" office:value="126627" calcext:value-type="float">
            <text:p>126627</text:p>
          </table:table-cell>
          <table:table-cell office:value-type="float" office:value="95107.1421698982" calcext:value-type="float">
            <text:p>95107.1421698982</text:p>
          </table:table-cell>
          <table:table-cell office:value-type="float" office:value="0.12346482599969" calcext:value-type="float">
            <text:p>0.12346482599969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92213.139710334" calcext:value-type="float">
            <text:p>92213.139710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.213474591001" calcext:value-type="float">
            <text:p>290.213474591001</text:p>
          </table:table-cell>
          <table:table-cell office:value-type="float" office:value="143486" calcext:value-type="float">
            <text:p>143486</text:p>
          </table:table-cell>
          <table:table-cell office:value-type="float" office:value="114969.708812118" calcext:value-type="float">
            <text:p>114969.708812118</text:p>
          </table:table-cell>
          <table:table-cell office:value-type="float" office:value="0.109240721998503" calcext:value-type="float">
            <text:p>0.109240721998503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24648.272102289" calcext:value-type="float">
            <text:p>124648.272102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.415260357" calcext:value-type="float">
            <text:p>290.415260357</text:p>
          </table:table-cell>
          <table:table-cell office:value-type="float" office:value="134626" calcext:value-type="float">
            <text:p>134626</text:p>
          </table:table-cell>
          <table:table-cell office:value-type="float" office:value="125189.522694868" calcext:value-type="float">
            <text:p>125189.522694868</text:p>
          </table:table-cell>
          <table:table-cell office:value-type="float" office:value="0.117712879000464" calcext:value-type="float">
            <text:p>0.117712879000464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33814.23322444" calcext:value-type="float">
            <text:p>133814.23322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.617636993" calcext:value-type="float">
            <text:p>290.617636993</text:p>
          </table:table-cell>
          <table:table-cell office:value-type="float" office:value="112463" calcext:value-type="float">
            <text:p>112463</text:p>
          </table:table-cell>
          <table:table-cell office:value-type="float" office:value="124020.05307801" calcext:value-type="float">
            <text:p>124020.05307801</text:p>
          </table:table-cell>
          <table:table-cell office:value-type="float" office:value="0.110603867000464" calcext:value-type="float">
            <text:p>0.110603867000464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9487.463049419" calcext:value-type="float">
            <text:p>119487.463049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.819643875002" calcext:value-type="float">
            <text:p>290.819643875002</text:p>
          </table:table-cell>
          <table:table-cell office:value-type="float" office:value="108214" calcext:value-type="float">
            <text:p>108214</text:p>
          </table:table-cell>
          <table:table-cell office:value-type="float" office:value="105124.370764688" calcext:value-type="float">
            <text:p>105124.370764688</text:p>
          </table:table-cell>
          <table:table-cell office:value-type="float" office:value="0.125184453998372" calcext:value-type="float">
            <text:p>0.125184453998372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93786.2451660808" calcext:value-type="float">
            <text:p>93786.2451660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.022836724002" calcext:value-type="float">
            <text:p>291.022836724002</text:p>
          </table:table-cell>
          <table:table-cell office:value-type="float" office:value="127961" calcext:value-type="float">
            <text:p>127961</text:p>
          </table:table-cell>
          <table:table-cell office:value-type="float" office:value="108596.457505551" calcext:value-type="float">
            <text:p>108596.457505551</text:p>
          </table:table-cell>
          <table:table-cell office:value-type="float" office:value="0.103324796000379" calcext:value-type="float">
            <text:p>0.103324796000379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06422.758292065" calcext:value-type="float">
            <text:p>106422.758292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.225019885998" calcext:value-type="float">
            <text:p>291.225019885998</text:p>
          </table:table-cell>
          <table:table-cell office:value-type="float" office:value="143740" calcext:value-type="float">
            <text:p>143740</text:p>
          </table:table-cell>
          <table:table-cell office:value-type="float" office:value="115297.119378517" calcext:value-type="float">
            <text:p>115297.119378517</text:p>
          </table:table-cell>
          <table:table-cell office:value-type="float" office:value="0.107639083998947" calcext:value-type="float">
            <text:p>0.107639083998947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25399.270088967" calcext:value-type="float">
            <text:p>125399.270088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.427803147999" calcext:value-type="float">
            <text:p>291.427803147999</text:p>
          </table:table-cell>
          <table:table-cell office:value-type="float" office:value="133320" calcext:value-type="float">
            <text:p>133320</text:p>
          </table:table-cell>
          <table:table-cell office:value-type="float" office:value="84584.4735132294" calcext:value-type="float">
            <text:p>84584.4735132294</text:p>
          </table:table-cell>
          <table:table-cell office:value-type="float" office:value="0.186223208998854" calcext:value-type="float">
            <text:p>0.186223208998854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92656.6787120031" calcext:value-type="float">
            <text:p>92656.6787120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.629743095" calcext:value-type="float">
            <text:p>291.629743095</text:p>
          </table:table-cell>
          <table:table-cell office:value-type="float" office:value="111445" calcext:value-type="float">
            <text:p>111445</text:p>
          </table:table-cell>
          <table:table-cell office:value-type="float" office:value="130563.660194907" calcext:value-type="float">
            <text:p>130563.660194907</text:p>
          </table:table-cell>
          <table:table-cell office:value-type="float" office:value="0.105589200000395" calcext:value-type="float">
            <text:p>0.105589200000395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9707.953602729" calcext:value-type="float">
            <text:p>119707.953602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.846137502002" calcext:value-type="float">
            <text:p>291.846137502002</text:p>
          </table:table-cell>
          <table:table-cell office:value-type="float" office:value="109774" calcext:value-type="float">
            <text:p>109774</text:p>
          </table:table-cell>
          <table:table-cell office:value-type="float" office:value="98819.1594664507" calcext:value-type="float">
            <text:p>98819.1594664507</text:p>
          </table:table-cell>
          <table:table-cell office:value-type="float" office:value="0.115440913999919" calcext:value-type="float">
            <text:p>0.115440913999919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93153.4219307121" calcext:value-type="float">
            <text:p>93153.4219307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.049344996001" calcext:value-type="float">
            <text:p>292.049344996001</text:p>
          </table:table-cell>
          <table:table-cell office:value-type="float" office:value="130995" calcext:value-type="float">
            <text:p>130995</text:p>
          </table:table-cell>
          <table:table-cell office:value-type="float" office:value="106418.154080975" calcext:value-type="float">
            <text:p>106418.154080975</text:p>
          </table:table-cell>
          <table:table-cell office:value-type="float" office:value="0.110471953001252" calcext:value-type="float">
            <text:p>0.110471953001252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05563.305555267" calcext:value-type="float">
            <text:p>105563.305555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.253606574999" calcext:value-type="float">
            <text:p>292.253606574999</text:p>
          </table:table-cell>
          <table:table-cell office:value-type="float" office:value="143955" calcext:value-type="float">
            <text:p>143955</text:p>
          </table:table-cell>
          <table:table-cell office:value-type="float" office:value="117268.744883053" calcext:value-type="float">
            <text:p>117268.744883053</text:p>
          </table:table-cell>
          <table:table-cell office:value-type="float" office:value="0.11017516100037" calcext:value-type="float">
            <text:p>0.11017516100037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34755.027023828" calcext:value-type="float">
            <text:p>134755.027023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.454251708001" calcext:value-type="float">
            <text:p>292.454251708001</text:p>
          </table:table-cell>
          <table:table-cell office:value-type="float" office:value="130544" calcext:value-type="float">
            <text:p>130544</text:p>
          </table:table-cell>
          <table:table-cell office:value-type="float" office:value="126275.093354085" calcext:value-type="float">
            <text:p>126275.093354085</text:p>
          </table:table-cell>
          <table:table-cell office:value-type="float" office:value="0.119074872000056" calcext:value-type="float">
            <text:p>0.119074872000056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23819.51410609" calcext:value-type="float">
            <text:p>123819.51410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.654618625998" calcext:value-type="float">
            <text:p>292.654618625998</text:p>
          </table:table-cell>
          <table:table-cell office:value-type="float" office:value="109623" calcext:value-type="float">
            <text:p>109623</text:p>
          </table:table-cell>
          <table:table-cell office:value-type="float" office:value="122732.920288852" calcext:value-type="float">
            <text:p>122732.920288852</text:p>
          </table:table-cell>
          <table:table-cell office:value-type="float" office:value="0.107740814000863" calcext:value-type="float">
            <text:p>0.107740814000863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8327.713433751" calcext:value-type="float">
            <text:p>118327.713433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.858219485999" calcext:value-type="float">
            <text:p>292.858219485999</text:p>
          </table:table-cell>
          <table:table-cell office:value-type="float" office:value="110640" calcext:value-type="float">
            <text:p>110640</text:p>
          </table:table-cell>
          <table:table-cell office:value-type="float" office:value="116546.395320935" calcext:value-type="float">
            <text:p>116546.395320935</text:p>
          </table:table-cell>
          <table:table-cell office:value-type="float" office:value="0.103457971003081" calcext:value-type="float">
            <text:p>0.103457971003081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05843.650852746" calcext:value-type="float">
            <text:p>105843.650852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.065595011001" calcext:value-type="float">
            <text:p>293.065595011001</text:p>
          </table:table-cell>
          <table:table-cell office:value-type="float" office:value="132790" calcext:value-type="float">
            <text:p>132790</text:p>
          </table:table-cell>
          <table:table-cell office:value-type="float" office:value="102859.610487423" calcext:value-type="float">
            <text:p>102859.610487423</text:p>
          </table:table-cell>
          <table:table-cell office:value-type="float" office:value="0.11790403499981" calcext:value-type="float">
            <text:p>0.11790403499981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03379.886340591" calcext:value-type="float">
            <text:p>103379.886340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.267791259001" calcext:value-type="float">
            <text:p>293.267791259001</text:p>
          </table:table-cell>
          <table:table-cell office:value-type="float" office:value="143829" calcext:value-type="float">
            <text:p>143829</text:p>
          </table:table-cell>
          <table:table-cell office:value-type="float" office:value="114711.361412069" calcext:value-type="float">
            <text:p>114711.361412069</text:p>
          </table:table-cell>
          <table:table-cell office:value-type="float" office:value="0.115994859999773" calcext:value-type="float">
            <text:p>0.115994859999773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26042.836483546" calcext:value-type="float">
            <text:p>126042.836483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.470004077" calcext:value-type="float">
            <text:p>293.470004077</text:p>
          </table:table-cell>
          <table:table-cell office:value-type="float" office:value="128602" calcext:value-type="float">
            <text:p>128602</text:p>
          </table:table-cell>
          <table:table-cell office:value-type="float" office:value="125295.419549937" calcext:value-type="float">
            <text:p>125295.419549937</text:p>
          </table:table-cell>
          <table:table-cell office:value-type="float" office:value="0.118154620999121" calcext:value-type="float">
            <text:p>0.118154620999121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30942.740241316" calcext:value-type="float">
            <text:p>130942.740241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.672781264999" calcext:value-type="float">
            <text:p>293.672781264999</text:p>
          </table:table-cell>
          <table:table-cell office:value-type="float" office:value="108524" calcext:value-type="float">
            <text:p>108524</text:p>
          </table:table-cell>
          <table:table-cell office:value-type="float" office:value="124488.147872159" calcext:value-type="float">
            <text:p>124488.147872159</text:p>
          </table:table-cell>
          <table:table-cell office:value-type="float" office:value="0.105697851999139" calcext:value-type="float">
            <text:p>0.105697851999139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6698.334286905" calcext:value-type="float">
            <text:p>116698.334286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.874958304001" calcext:value-type="float">
            <text:p>293.874958304001</text:p>
          </table:table-cell>
          <table:table-cell office:value-type="float" office:value="111969" calcext:value-type="float">
            <text:p>111969</text:p>
          </table:table-cell>
          <table:table-cell office:value-type="float" office:value="116397.525829025" calcext:value-type="float">
            <text:p>116397.525829025</text:p>
          </table:table-cell>
          <table:table-cell office:value-type="float" office:value="0.102572357998724" calcext:value-type="float">
            <text:p>0.102572357998724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06126.042466266" calcext:value-type="float">
            <text:p>106126.042466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.076783032" calcext:value-type="float">
            <text:p>294.076783032</text:p>
          </table:table-cell>
          <table:table-cell office:value-type="float" office:value="133979" calcext:value-type="float">
            <text:p>133979</text:p>
          </table:table-cell>
          <table:table-cell office:value-type="float" office:value="109730.116591709" calcext:value-type="float">
            <text:p>109730.116591709</text:p>
          </table:table-cell>
          <table:table-cell office:value-type="float" office:value="0.102160447000642" calcext:value-type="float">
            <text:p>0.102160447000642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1492.506281155" calcext:value-type="float">
            <text:p>111492.506281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.279507274001" calcext:value-type="float">
            <text:p>294.279507274001</text:p>
          </table:table-cell>
          <table:table-cell office:value-type="float" office:value="143617" calcext:value-type="float">
            <text:p>143617</text:p>
          </table:table-cell>
          <table:table-cell office:value-type="float" office:value="118455.096607241" calcext:value-type="float">
            <text:p>118455.096607241</text:p>
          </table:table-cell>
          <table:table-cell office:value-type="float" office:value="0.110190874998807" calcext:value-type="float">
            <text:p>0.110190874998807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29714.950617318" calcext:value-type="float">
            <text:p>129714.950617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.484978406999" calcext:value-type="float">
            <text:p>294.484978406999</text:p>
          </table:table-cell>
          <table:table-cell office:value-type="float" office:value="126854" calcext:value-type="float">
            <text:p>126854</text:p>
          </table:table-cell>
          <table:table-cell office:value-type="float" office:value="108029.116383462" calcext:value-type="float">
            <text:p>108029.116383462</text:p>
          </table:table-cell>
          <table:table-cell office:value-type="float" office:value="0.147242142000323" calcext:value-type="float">
            <text:p>0.147242142000323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2959.714881832" calcext:value-type="float">
            <text:p>112959.714881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.687761178" calcext:value-type="float">
            <text:p>294.687761178</text:p>
          </table:table-cell>
          <table:table-cell office:value-type="float" office:value="107811" calcext:value-type="float">
            <text:p>107811</text:p>
          </table:table-cell>
          <table:table-cell office:value-type="float" office:value="131434.879248935" calcext:value-type="float">
            <text:p>131434.879248935</text:p>
          </table:table-cell>
          <table:table-cell office:value-type="float" office:value="0.107360275000246" calcext:value-type="float">
            <text:p>0.107360275000246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21631.490680325" calcext:value-type="float">
            <text:p>121631.490680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.890953491002" calcext:value-type="float">
            <text:p>294.890953491002</text:p>
          </table:table-cell>
          <table:table-cell office:value-type="float" office:value="113279" calcext:value-type="float">
            <text:p>113279</text:p>
          </table:table-cell>
          <table:table-cell office:value-type="float" office:value="114524.635073419" calcext:value-type="float">
            <text:p>114524.635073419</text:p>
          </table:table-cell>
          <table:table-cell office:value-type="float" office:value="0.104715061999741" calcext:value-type="float">
            <text:p>0.104715061999741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07238.215234004" calcext:value-type="float">
            <text:p>107238.21523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.092915141002" calcext:value-type="float">
            <text:p>295.092915141002</text:p>
          </table:table-cell>
          <table:table-cell office:value-type="float" office:value="135569" calcext:value-type="float">
            <text:p>135569</text:p>
          </table:table-cell>
          <table:table-cell office:value-type="float" office:value="110035.529260678" calcext:value-type="float">
            <text:p>110035.529260678</text:p>
          </table:table-cell>
          <table:table-cell office:value-type="float" office:value="0.103594752999925" calcext:value-type="float">
            <text:p>0.103594752999925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3446.738099351" calcext:value-type="float">
            <text:p>113446.738099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.296280474002" calcext:value-type="float">
            <text:p>295.296280474002</text:p>
          </table:table-cell>
          <table:table-cell office:value-type="float" office:value="143181" calcext:value-type="float">
            <text:p>143181</text:p>
          </table:table-cell>
          <table:table-cell office:value-type="float" office:value="118077.551297862" calcext:value-type="float">
            <text:p>118077.551297862</text:p>
          </table:table-cell>
          <table:table-cell office:value-type="float" office:value="0.114439713001048" calcext:value-type="float">
            <text:p>0.114439713001048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31533.102418855" calcext:value-type="float">
            <text:p>131533.102418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.499649157002" calcext:value-type="float">
            <text:p>295.499649157002</text:p>
          </table:table-cell>
          <table:table-cell office:value-type="float" office:value="125238" calcext:value-type="float">
            <text:p>125238</text:p>
          </table:table-cell>
          <table:table-cell office:value-type="float" office:value="125291.326917857" calcext:value-type="float">
            <text:p>125291.326917857</text:p>
          </table:table-cell>
          <table:table-cell office:value-type="float" office:value="0.119086661001347" calcext:value-type="float">
            <text:p>0.119086661001347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24063.53729386" calcext:value-type="float">
            <text:p>124063.53729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.702034426999" calcext:value-type="float">
            <text:p>295.702034426999</text:p>
          </table:table-cell>
          <table:table-cell office:value-type="float" office:value="107235" calcext:value-type="float">
            <text:p>107235</text:p>
          </table:table-cell>
          <table:table-cell office:value-type="float" office:value="125039.630044938" calcext:value-type="float">
            <text:p>125039.630044938</text:p>
          </table:table-cell>
          <table:table-cell office:value-type="float" office:value="0.104221542002051" calcext:value-type="float">
            <text:p>0.104221542002051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5860.367868526" calcext:value-type="float">
            <text:p>115860.367868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.904943378002" calcext:value-type="float">
            <text:p>295.904943378002</text:p>
          </table:table-cell>
          <table:table-cell office:value-type="float" office:value="114701" calcext:value-type="float">
            <text:p>114701</text:p>
          </table:table-cell>
          <table:table-cell office:value-type="float" office:value="109877.451346588" calcext:value-type="float">
            <text:p>109877.451346588</text:p>
          </table:table-cell>
          <table:table-cell office:value-type="float" office:value="0.105294163000508" calcext:value-type="float">
            <text:p>0.105294163000508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01895.284053574" calcext:value-type="float">
            <text:p>101895.284053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.107340785002" calcext:value-type="float">
            <text:p>296.107340785002</text:p>
          </table:table-cell>
          <table:table-cell office:value-type="float" office:value="136906" calcext:value-type="float">
            <text:p>136906</text:p>
          </table:table-cell>
          <table:table-cell office:value-type="float" office:value="108012.745855142" calcext:value-type="float">
            <text:p>108012.745855142</text:p>
          </table:table-cell>
          <table:table-cell office:value-type="float" office:value="0.105686877999688" calcext:value-type="float">
            <text:p>0.105686877999688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4287.77399179" calcext:value-type="float">
            <text:p>114287.77399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.308287033" calcext:value-type="float">
            <text:p>296.308287033</text:p>
          </table:table-cell>
          <table:table-cell office:value-type="float" office:value="142685" calcext:value-type="float">
            <text:p>142685</text:p>
          </table:table-cell>
          <table:table-cell office:value-type="float" office:value="118280.648164831" calcext:value-type="float">
            <text:p>118280.648164831</text:p>
          </table:table-cell>
          <table:table-cell office:value-type="float" office:value="0.113344544002757" calcext:value-type="float">
            <text:p>0.113344544002757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27184.680833863" calcext:value-type="float">
            <text:p>127184.680833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.510142505002" calcext:value-type="float">
            <text:p>296.510142505002</text:p>
          </table:table-cell>
          <table:table-cell office:value-type="float" office:value="123944" calcext:value-type="float">
            <text:p>123944</text:p>
          </table:table-cell>
          <table:table-cell office:value-type="float" office:value="125613.621694157" calcext:value-type="float">
            <text:p>125613.621694157</text:p>
          </table:table-cell>
          <table:table-cell office:value-type="float" office:value="0.118081181997695" calcext:value-type="float">
            <text:p>0.118081181997695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27342.247168943" calcext:value-type="float">
            <text:p>127342.247168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.711908628" calcext:value-type="float">
            <text:p>296.711908628</text:p>
          </table:table-cell>
          <table:table-cell office:value-type="float" office:value="106916" calcext:value-type="float">
            <text:p>106916</text:p>
          </table:table-cell>
          <table:table-cell office:value-type="float" office:value="123072.097172482" calcext:value-type="float">
            <text:p>123072.097172482</text:p>
          </table:table-cell>
          <table:table-cell office:value-type="float" office:value="0.103345088999049" calcext:value-type="float">
            <text:p>0.103345088999049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4712.384570089" calcext:value-type="float">
            <text:p>114712.384570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.915051337001" calcext:value-type="float">
            <text:p>296.915051337001</text:p>
          </table:table-cell>
          <table:table-cell office:value-type="float" office:value="115710" calcext:value-type="float">
            <text:p>115710</text:p>
          </table:table-cell>
          <table:table-cell office:value-type="float" office:value="114419.761376369" calcext:value-type="float">
            <text:p>114419.761376369</text:p>
          </table:table-cell>
          <table:table-cell office:value-type="float" office:value="0.10207433100004" calcext:value-type="float">
            <text:p>0.10207433100004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05708.593994107" calcext:value-type="float">
            <text:p>105708.593994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.118177464999" calcext:value-type="float">
            <text:p>297.118177464999</text:p>
          </table:table-cell>
          <table:table-cell office:value-type="float" office:value="137948" calcext:value-type="float">
            <text:p>137948</text:p>
          </table:table-cell>
          <table:table-cell office:value-type="float" office:value="110207.419808038" calcext:value-type="float">
            <text:p>110207.419808038</text:p>
          </table:table-cell>
          <table:table-cell office:value-type="float" office:value="0.102237969000271" calcext:value-type="float">
            <text:p>0.102237969000271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4706.245621969" calcext:value-type="float">
            <text:p>114706.245621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.324652479001" calcext:value-type="float">
            <text:p>297.324652479001</text:p>
          </table:table-cell>
          <table:table-cell office:value-type="float" office:value="141885" calcext:value-type="float">
            <text:p>141885</text:p>
          </table:table-cell>
          <table:table-cell office:value-type="float" office:value="115646.527842347" calcext:value-type="float">
            <text:p>115646.527842347</text:p>
          </table:table-cell>
          <table:table-cell office:value-type="float" office:value="0.122332171002199" calcext:value-type="float">
            <text:p>0.122332171002199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27023.021866704" calcext:value-type="float">
            <text:p>127023.021866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.526383824999" calcext:value-type="float">
            <text:p>297.526383824999</text:p>
          </table:table-cell>
          <table:table-cell office:value-type="float" office:value="121984" calcext:value-type="float">
            <text:p>121984</text:p>
          </table:table-cell>
          <table:table-cell office:value-type="float" office:value="130991.851826276" calcext:value-type="float">
            <text:p>130991.851826276</text:p>
          </table:table-cell>
          <table:table-cell office:value-type="float" office:value="0.113906307000434" calcext:value-type="float">
            <text:p>0.113906307000434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33005.938388642" calcext:value-type="float">
            <text:p>133005.938388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.728042442999" calcext:value-type="float">
            <text:p>297.728042442999</text:p>
          </table:table-cell>
          <table:table-cell office:value-type="float" office:value="106568" calcext:value-type="float">
            <text:p>106568</text:p>
          </table:table-cell>
          <table:table-cell office:value-type="float" office:value="122692.505547063" calcext:value-type="float">
            <text:p>122692.505547063</text:p>
          </table:table-cell>
          <table:table-cell office:value-type="float" office:value="0.10287187799986" calcext:value-type="float">
            <text:p>0.10287187799986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2511.571669073" calcext:value-type="float">
            <text:p>112511.571669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.931726834999" calcext:value-type="float">
            <text:p>297.931726834999</text:p>
          </table:table-cell>
          <table:table-cell office:value-type="float" office:value="117457" calcext:value-type="float">
            <text:p>117457</text:p>
          </table:table-cell>
          <table:table-cell office:value-type="float" office:value="114021.24132758" calcext:value-type="float">
            <text:p>114021.24132758</text:p>
          </table:table-cell>
          <table:table-cell office:value-type="float" office:value="0.103328680001141" calcext:value-type="float">
            <text:p>0.103328680001141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06134.739309436" calcext:value-type="float">
            <text:p>106134.739309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.134291396" calcext:value-type="float">
            <text:p>298.134291396</text:p>
          </table:table-cell>
          <table:table-cell office:value-type="float" office:value="139274" calcext:value-type="float">
            <text:p>139274</text:p>
          </table:table-cell>
          <table:table-cell office:value-type="float" office:value="110073.897686428" calcext:value-type="float">
            <text:p>110073.897686428</text:p>
          </table:table-cell>
          <table:table-cell office:value-type="float" office:value="0.104719857001328" calcext:value-type="float">
            <text:p>0.104719857001328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15644.481526307" calcext:value-type="float">
            <text:p>115644.481526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.336175570999" calcext:value-type="float">
            <text:p>298.336175570999</text:p>
          </table:table-cell>
          <table:table-cell office:value-type="float" office:value="141220" calcext:value-type="float">
            <text:p>141220</text:p>
          </table:table-cell>
          <table:table-cell office:value-type="float" office:value="120288.084200067" calcext:value-type="float">
            <text:p>120288.084200067</text:p>
          </table:table-cell>
          <table:table-cell office:value-type="float" office:value="0.116448396001942" calcext:value-type="float">
            <text:p>0.116448396001942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31449.203461215" calcext:value-type="float">
            <text:p>131449.203461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.538182374999" calcext:value-type="float">
            <text:p>298.538182374999</text:p>
          </table:table-cell>
          <table:table-cell office:value-type="float" office:value="120622" calcext:value-type="float">
            <text:p>120622</text:p>
          </table:table-cell>
          <table:table-cell office:value-type="float" office:value="125077.998470688" calcext:value-type="float">
            <text:p>125077.998470688</text:p>
          </table:table-cell>
          <table:table-cell office:value-type="float" office:value="0.115962803996808" calcext:value-type="float">
            <text:p>0.115962803996808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26073.531224146" calcext:value-type="float">
            <text:p>126073.531224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.741796729999" calcext:value-type="float">
            <text:p>298.741796729999</text:p>
          </table:table-cell>
          <table:table-cell office:value-type="float" office:value="106423" calcext:value-type="float">
            <text:p>106423</text:p>
          </table:table-cell>
          <table:table-cell office:value-type="float" office:value="116112.064741446" calcext:value-type="float">
            <text:p>116112.064741446</text:p>
          </table:table-cell>
          <table:table-cell office:value-type="float" office:value="0.108462532996782" calcext:value-type="float">
            <text:p>0.108462532996782</text:p>
          </table:table-cell>
          <table:table-cell office:value-type="float" office:value="125180.532480498" calcext:value-type="float">
            <text:p>125180.532480498</text:p>
          </table:table-cell>
          <table:table-cell office:value-type="float" office:value="105574.560293487" calcext:value-type="float">
            <text:p>105574.560293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.944278716001" calcext:value-type="float">
            <text:p>298.944278716001</text:p>
          </table:table-cell>
          <table:table-cell office:value-type="float" office:value="121411" calcext:value-type="float">
            <text:p>121411</text:p>
          </table:table-cell>
          <table:table-cell office:value-type="float" office:value="108784.718581231" calcext:value-type="float">
            <text:p>108784.718581231</text:p>
          </table:table-cell>
          <table:table-cell office:value-type="float" office:value="0.10504494199995" calcext:value-type="float">
            <text:p>0.10504494199995</text:p>
          </table:table-cell>
          <table:table-cell office:value-type="float" office:value="127900.510614017" calcext:value-type="float">
            <text:p>127900.510614017</text:p>
          </table:table-cell>
          <table:table-cell office:value-type="float" office:value="101520.808218255" calcext:value-type="float">
            <text:p>101520.808218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.146483846002" calcext:value-type="float">
            <text:p>299.146483846002</text:p>
          </table:table-cell>
          <table:table-cell office:value-type="float" office:value="143229" calcext:value-type="float">
            <text:p>143229</text:p>
          </table:table-cell>
          <table:table-cell office:value-type="float" office:value="112871.723292112" calcext:value-type="float">
            <text:p>112871.723292112</text:p>
          </table:table-cell>
          <table:table-cell office:value-type="float" office:value="0.102501447003306" calcext:value-type="float">
            <text:p>0.102501447003306</text:p>
          </table:table-cell>
          <table:table-cell office:value-type="float" office:value="127900.510614017" calcext:value-type="float">
            <text:p>127900.510614017</text:p>
          </table:table-cell>
          <table:table-cell office:value-type="float" office:value="120539.269493977" calcext:value-type="float">
            <text:p>120539.269493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.347982679999" calcext:value-type="float">
            <text:p>299.347982679999</text:p>
          </table:table-cell>
          <table:table-cell office:value-type="float" office:value="143504" calcext:value-type="float">
            <text:p>143504</text:p>
          </table:table-cell>
          <table:table-cell office:value-type="float" office:value="121590.943087247" calcext:value-type="float">
            <text:p>121590.943087247</text:p>
          </table:table-cell>
          <table:table-cell office:value-type="float" office:value="0.120454980002251" calcext:value-type="float">
            <text:p>0.120454980002251</text:p>
          </table:table-cell>
          <table:table-cell office:value-type="float" office:value="127900.510614017" calcext:value-type="float">
            <text:p>127900.510614017</text:p>
          </table:table-cell>
          <table:table-cell office:value-type="float" office:value="132726.231856042" calcext:value-type="float">
            <text:p>132726.231856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.549602772" calcext:value-type="float">
            <text:p>299.549602772</text:p>
          </table:table-cell>
          <table:table-cell office:value-type="float" office:value="121921" calcext:value-type="float">
            <text:p>121921</text:p>
          </table:table-cell>
          <table:table-cell office:value-type="float" office:value="125065.553314489" calcext:value-type="float">
            <text:p>125065.553314489</text:p>
          </table:table-cell>
          <table:table-cell office:value-type="float" office:value="0.117559968999558" calcext:value-type="float">
            <text:p>0.117559968999558</text:p>
          </table:table-cell>
          <table:table-cell office:value-type="float" office:value="127900.510614017" calcext:value-type="float">
            <text:p>127900.510614017</text:p>
          </table:table-cell>
          <table:table-cell office:value-type="float" office:value="125205.905519614" calcext:value-type="float">
            <text:p>125205.905519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.751269512999" calcext:value-type="float">
            <text:p>299.751269512999</text:p>
          </table:table-cell>
          <table:table-cell office:value-type="float" office:value="108717" calcext:value-type="float">
            <text:p>108717</text:p>
          </table:table-cell>
          <table:table-cell office:value-type="float" office:value="122224.314311103" calcext:value-type="float">
            <text:p>122224.314311103</text:p>
          </table:table-cell>
          <table:table-cell office:value-type="float" office:value="0.102824662000785" calcext:value-type="float">
            <text:p>0.102824662000785</text:p>
          </table:table-cell>
          <table:table-cell office:value-type="float" office:value="127900.510614017" calcext:value-type="float">
            <text:p>127900.510614017</text:p>
          </table:table-cell>
          <table:table-cell office:value-type="float" office:value="111208.962881233" calcext:value-type="float">
            <text:p>111208.962881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.952543021002" calcext:value-type="float">
            <text:p>299.952543021002</text:p>
          </table:table-cell>
          <table:table-cell office:value-type="float" office:value="122361" calcext:value-type="float">
            <text:p>122361</text:p>
          </table:table-cell>
          <table:table-cell office:value-type="float" office:value="113423.975863934" calcext:value-type="float">
            <text:p>113423.975863934</text:p>
          </table:table-cell>
          <table:table-cell office:value-type="float" office:value="0.102491607001866" calcext:value-type="float">
            <text:p>0.102491607001866</text:p>
          </table:table-cell>
          <table:table-cell office:value-type="float" office:value="127900.510614017" calcext:value-type="float">
            <text:p>127900.510614017</text:p>
          </table:table-cell>
          <table:table-cell office:value-type="float" office:value="106685.028531312" calcext:value-type="float">
            <text:p>106685.028531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.157068064" calcext:value-type="float">
            <text:p>300.157068064</text:p>
          </table:table-cell>
          <table:table-cell office:value-type="float" office:value="143962" calcext:value-type="float">
            <text:p>143962</text:p>
          </table:table-cell>
          <table:table-cell office:value-type="float" office:value="114873.431364135" calcext:value-type="float">
            <text:p>114873.431364135</text:p>
          </table:table-cell>
          <table:table-cell office:value-type="float" office:value="0.106534159000148" calcext:value-type="float">
            <text:p>0.106534159000148</text:p>
          </table:table-cell>
          <table:table-cell office:value-type="float" office:value="127900.510614017" calcext:value-type="float">
            <text:p>127900.510614017</text:p>
          </table:table-cell>
          <table:table-cell office:value-type="float" office:value="121836.942224958" calcext:value-type="float">
            <text:p>121836.94222495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MEDIAN([.D1:.D1450])" office:value-type="float" office:value="0.107830328499404" calcext:value-type="float">
            <text:p>0.10783032849940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30T17:56:19.019875919</dc:date>
    <meta:editing-duration>PT4M16S</meta:editing-duration>
    <meta:editing-cycles>2</meta:editing-cycles>
    <meta:generator>LibreOffice/24.2.7.2$Linux_X86_64 LibreOffice_project/420$Build-2</meta:generator>
    <meta:document-statistic meta:table-count="1" meta:cell-count="1015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3 4 5 6 2 1" chart:style-name="ch1">
        <chart:legend chart:legend-position="end" svg:x="13.121cm" svg:y="2.956cm" style:legend-expansion="high" chart:style-name="ch2"/>
        <chart:plot-area chart:style-name="ch3" table:cell-range-address="data.A1:data.G1450" svg:x="0.32cm" svg:y="0.18cm" svg:width="12.481cm" svg:height="8.64cm">
          <chart:coordinate-region svg:x="1.709cm" svg:y="0.379cm" svg:width="10.81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D1:data.D1450" chart:class="chart:scatter">
            <chart:domain table:cell-range-address="data.A1:data.A1450"/>
            <chart:data-point chart:repeated="1450"/>
          </chart:series>
          <chart:series chart:style-name="ch8" chart:values-cell-range-address="data.E1:data.E1450" chart:class="chart:scatter">
            <chart:data-point chart:repeated="1450"/>
          </chart:series>
          <chart:series chart:style-name="ch9" chart:values-cell-range-address="data.F1:data.F1450" chart:class="chart:scatter">
            <chart:data-point chart:repeated="1450"/>
          </chart:series>
          <chart:series chart:style-name="ch10" chart:values-cell-range-address="data.G1:data.G1450" chart:class="chart:scatter">
            <chart:data-point chart:repeated="1450"/>
          </chart:series>
          <chart:series chart:style-name="ch11" chart:values-cell-range-address="data.C1:data.C1450" chart:class="chart:scatter">
            <chart:data-point chart:repeated="1450"/>
          </chart:series>
          <chart:series chart:style-name="ch12" chart:values-cell-range-address="data.B1:data.B1450" chart:class="chart:scatter">
            <chart:data-point chart:repeated="14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47459400068328">
                <text:p>0.00147459400068328</text:p>
                <draw:g>
                  <svg:desc>data.A1:data.A1450</svg:desc>
                </draw:g>
              </table:table-cell>
              <table:table-cell office:value-type="float" office:value="0.1">
                <text:p>0.1</text:p>
                <draw:g>
                  <svg:desc>data.D1:data.D1450</svg:desc>
                </draw:g>
              </table:table-cell>
              <table:table-cell office:value-type="float" office:value="1200">
                <text:p>1200</text:p>
                <draw:g>
                  <svg:desc>data.E1:data.E1450</svg:desc>
                </draw:g>
              </table:table-cell>
              <table:table-cell office:value-type="float" office:value="0">
                <text:p>0</text:p>
                <draw:g>
                  <svg:desc>data.F1:data.F1450</svg:desc>
                </draw:g>
              </table:table-cell>
              <table:table-cell office:value-type="float" office:value="0">
                <text:p>0</text:p>
                <draw:g>
                  <svg:desc>data.G1:data.G1450</svg:desc>
                </draw:g>
              </table:table-cell>
              <table:table-cell office:value-type="float" office:value="0">
                <text:p>0</text:p>
                <draw:g>
                  <svg:desc>data.C1:data.C1450</svg:desc>
                </draw:g>
              </table:table-cell>
              <table:table-cell office:value-type="float" office:value="1202">
                <text:p>1202</text:p>
                <draw:g>
                  <svg:desc>data.B1:data.B14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2299508000579">
                <text:p>0.202299508000579</text:p>
              </table:table-cell>
              <table:table-cell office:value-type="float" office:value="0.1">
                <text:p>0.1</text:p>
              </table:table-cell>
              <table:table-cell office:value-type="float" office:value="1200">
                <text:p>1200</text:p>
              </table:table-cell>
              <table:table-cell office:value-type="float" office:value="251.5">
                <text:p>25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3280918999371">
                <text:p>0.403280918999371</text:p>
              </table:table-cell>
              <table:table-cell office:value-type="float" office:value="0.103814657999465">
                <text:p>0.103814657999465</text:p>
              </table:table-cell>
              <table:table-cell office:value-type="float" office:value="1200">
                <text:p>1200</text:p>
              </table:table-cell>
              <table:table-cell office:value-type="float" office:value="1623.5">
                <text:p>1623.5</text:p>
              </table:table-cell>
              <table:table-cell office:value-type="float" office:value="251.5">
                <text:p>251.5</text:p>
              </table:table-cell>
              <table:table-cell office:value-type="float" office:value="633.5">
                <text:p>633.5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453144100029">
                <text:p>0.60453144100029</text:p>
              </table:table-cell>
              <table:table-cell office:value-type="float" office:value="0.103285956000036">
                <text:p>0.103285956000036</text:p>
              </table:table-cell>
              <table:table-cell office:value-type="float" office:value="1200">
                <text:p>1200</text:p>
              </table:table-cell>
              <table:table-cell office:value-type="float" office:value="1302">
                <text:p>1302</text:p>
              </table:table-cell>
              <table:table-cell office:value-type="float" office:value="0">
                <text:p>0</text:p>
              </table:table-cell>
              <table:table-cell office:value-type="float" office:value="1337">
                <text:p>1337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04964431999906">
                <text:p>0.804964431999906</text:p>
              </table:table-cell>
              <table:table-cell office:value-type="float" office:value="0.103656781000609">
                <text:p>0.103656781000609</text:p>
              </table:table-cell>
              <table:table-cell office:value-type="float" office:value="1200">
                <text:p>1200</text:p>
              </table:table-cell>
              <table:table-cell office:value-type="float" office:value="1089">
                <text:p>1089</text:p>
              </table:table-cell>
              <table:table-cell office:value-type="float" office:value="0">
                <text:p>0</text:p>
              </table:table-cell>
              <table:table-cell office:value-type="float" office:value="1195.5">
                <text:p>1195.5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538584300011">
                <text:p>1.00538584300011</text:p>
              </table:table-cell>
              <table:table-cell office:value-type="float" office:value="0.103571616000409">
                <text:p>0.103571616000409</text:p>
              </table:table-cell>
              <table:table-cell office:value-type="float" office:value="1200">
                <text:p>1200</text:p>
              </table:table-cell>
              <table:table-cell office:value-type="float" office:value="1030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1059.5">
                <text:p>1059.5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066489280005">
                <text:p>1.2066489280005</text:p>
              </table:table-cell>
              <table:table-cell office:value-type="float" office:value="0.103749623998738">
                <text:p>0.103749623998738</text:p>
              </table:table-cell>
              <table:table-cell office:value-type="float" office:value="1200">
                <text:p>1200</text:p>
              </table:table-cell>
              <table:table-cell office:value-type="float" office:value="1207">
                <text:p>1207</text:p>
              </table:table-cell>
              <table:table-cell office:value-type="float" office:value="0">
                <text:p>0</text:p>
              </table:table-cell>
              <table:table-cell office:value-type="float" office:value="1118.5">
                <text:p>1118.5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081729949994">
                <text:p>1.4081729949994</text:p>
              </table:table-cell>
              <table:table-cell office:value-type="float" office:value="0.103757562999817">
                <text:p>0.103757562999817</text:p>
              </table:table-cell>
              <table:table-cell office:value-type="float" office:value="1200">
                <text:p>1200</text:p>
              </table:table-cell>
              <table:table-cell office:value-type="float" office:value="1373">
                <text:p>1373</text:p>
              </table:table-cell>
              <table:table-cell office:value-type="float" office:value="0">
                <text:p>0</text:p>
              </table:table-cell>
              <table:table-cell office:value-type="float" office:value="1290">
                <text:p>1290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0943072100054">
                <text:p>1.60943072100054</text:p>
              </table:table-cell>
              <table:table-cell office:value-type="float" office:value="0.103764980998676">
                <text:p>0.103764980998676</text:p>
              </table:table-cell>
              <table:table-cell office:value-type="float" office:value="1200">
                <text:p>1200</text:p>
              </table:table-cell>
              <table:table-cell office:value-type="float" office:value="1297">
                <text:p>1297</text:p>
              </table:table-cell>
              <table:table-cell office:value-type="float" office:value="0">
                <text:p>0</text:p>
              </table:table-cell>
              <table:table-cell office:value-type="float" office:value="1335">
                <text:p>1335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1002581299981">
                <text:p>1.81002581299981</text:p>
              </table:table-cell>
              <table:table-cell office:value-type="float" office:value="0.103730326000004">
                <text:p>0.103730326000004</text:p>
              </table:table-cell>
              <table:table-cell office:value-type="float" office:value="1200">
                <text:p>1200</text:p>
              </table:table-cell>
              <table:table-cell office:value-type="float" office:value="1085">
                <text:p>1085</text:p>
              </table:table-cell>
              <table:table-cell office:value-type="float" office:value="0">
                <text:p>0</text:p>
              </table:table-cell>
              <table:table-cell office:value-type="float" office:value="1191">
                <text:p>1191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1130581899997">
                <text:p>2.01130581899997</text:p>
              </table:table-cell>
              <table:table-cell office:value-type="float" office:value="0.103693641998689">
                <text:p>0.103693641998689</text:p>
              </table:table-cell>
              <table:table-cell office:value-type="float" office:value="1200">
                <text:p>1200</text:p>
              </table:table-cell>
              <table:table-cell office:value-type="float" office:value="516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542.5">
                <text:p>542.5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1191505199931">
                <text:p>2.21191505199931</text:p>
              </table:table-cell>
              <table:table-cell office:value-type="float" office:value="0.103320010999596">
                <text:p>0.103320010999596</text:p>
              </table:table-cell>
              <table:table-cell office:value-type="float" office:value="1200">
                <text:p>1200</text:p>
              </table:table-cell>
              <table:table-cell office:value-type="float" office:value="1213">
                <text:p>1213</text:p>
              </table:table-cell>
              <table:table-cell office:value-type="float" office:value="0">
                <text:p>0</text:p>
              </table:table-cell>
              <table:table-cell office:value-type="float" office:value="1122.5">
                <text:p>1122.5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131803500004">
                <text:p>2.4131803500004</text:p>
              </table:table-cell>
              <table:table-cell office:value-type="float" office:value="0.103823987999931">
                <text:p>0.103823987999931</text:p>
              </table:table-cell>
              <table:table-cell office:value-type="float" office:value="1200">
                <text:p>1200</text:p>
              </table:table-cell>
              <table:table-cell office:value-type="float" office:value="1375">
                <text:p>1375</text:p>
              </table:table-cell>
              <table:table-cell office:value-type="float" office:value="0">
                <text:p>0</text:p>
              </table:table-cell>
              <table:table-cell office:value-type="float" office:value="1294">
                <text:p>1294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1358190300052">
                <text:p>2.61358190300052</text:p>
              </table:table-cell>
              <table:table-cell office:value-type="float" office:value="0.103680148999047">
                <text:p>0.103680148999047</text:p>
              </table:table-cell>
              <table:table-cell office:value-type="float" office:value="1200">
                <text:p>1200</text:p>
              </table:table-cell>
              <table:table-cell office:value-type="float" office:value="1293">
                <text:p>1293</text:p>
              </table:table-cell>
              <table:table-cell office:value-type="float" office:value="0">
                <text:p>0</text:p>
              </table:table-cell>
              <table:table-cell office:value-type="float" office:value="1334">
                <text:p>1334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1431569800043">
                <text:p>2.81431569800043</text:p>
              </table:table-cell>
              <table:table-cell office:value-type="float" office:value="0.104044927000359">
                <text:p>0.104044927000359</text:p>
              </table:table-cell>
              <table:table-cell office:value-type="float" office:value="1200">
                <text:p>1200</text:p>
              </table:table-cell>
              <table:table-cell office:value-type="float" office:value="1082">
                <text:p>1082</text:p>
              </table:table-cell>
              <table:table-cell office:value-type="float" office:value="0">
                <text:p>0</text:p>
              </table:table-cell>
              <table:table-cell office:value-type="float" office:value="1187.5">
                <text:p>1187.5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1493788500011">
                <text:p>3.01493788500011</text:p>
              </table:table-cell>
              <table:table-cell office:value-type="float" office:value="0.103427975000159">
                <text:p>0.103427975000159</text:p>
              </table:table-cell>
              <table:table-cell office:value-type="float" office:value="1200">
                <text:p>1200</text:p>
              </table:table-cell>
              <table:table-cell office:value-type="float" office:value="1034">
                <text:p>1034</text:p>
              </table:table-cell>
              <table:table-cell office:value-type="float" office:value="0">
                <text:p>0</text:p>
              </table:table-cell>
              <table:table-cell office:value-type="float" office:value="1058">
                <text:p>105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1578663500077">
                <text:p>3.21578663500077</text:p>
              </table:table-cell>
              <table:table-cell office:value-type="float" office:value="0.103676783999617">
                <text:p>0.103676783999617</text:p>
              </table:table-cell>
              <table:table-cell office:value-type="float" office:value="1200">
                <text:p>1200</text:p>
              </table:table-cell>
              <table:table-cell office:value-type="float" office:value="1217">
                <text:p>1217</text:p>
              </table:table-cell>
              <table:table-cell office:value-type="float" office:value="0">
                <text:p>0</text:p>
              </table:table-cell>
              <table:table-cell office:value-type="float" office:value="1125.5">
                <text:p>1125.5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1613442600101">
                <text:p>3.41613442600101</text:p>
              </table:table-cell>
              <table:table-cell office:value-type="float" office:value="0.104365335000693">
                <text:p>0.104365335000693</text:p>
              </table:table-cell>
              <table:table-cell office:value-type="float" office:value="1256.54866776462">
                <text:p>1256.54866776462</text:p>
              </table:table-cell>
              <table:table-cell office:value-type="float" office:value="1376">
                <text:p>1376</text:p>
              </table:table-cell>
              <table:table-cell office:value-type="float" office:value="0">
                <text:p>0</text:p>
              </table:table-cell>
              <table:table-cell office:value-type="float" office:value="1296.5">
                <text:p>1296.5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1704515699967">
                <text:p>3.61704515699967</text:p>
              </table:table-cell>
              <table:table-cell office:value-type="float" office:value="0.103447925999717">
                <text:p>0.103447925999717</text:p>
              </table:table-cell>
              <table:table-cell office:value-type="float" office:value="1315.76212871753">
                <text:p>1315.76212871753</text:p>
              </table:table-cell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1363">
                <text:p>1363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1770177399994">
                <text:p>3.81770177399994</text:p>
              </table:table-cell>
              <table:table-cell office:value-type="float" office:value="0.103498630000104">
                <text:p>0.103498630000104</text:p>
              </table:table-cell>
              <table:table-cell office:value-type="float" office:value="1377.76595827929">
                <text:p>1377.76595827929</text:p>
              </table:table-cell>
              <table:table-cell office:value-type="float" office:value="1182">
                <text:p>1182</text:p>
              </table:table-cell>
              <table:table-cell office:value-type="float" office:value="0">
                <text:p>0</text:p>
              </table:table-cell>
              <table:table-cell office:value-type="float" office:value="1266">
                <text:p>1266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01908440800071">
                <text:p>4.01908440800071</text:p>
              </table:table-cell>
              <table:table-cell office:value-type="float" office:value="0.103683371000443">
                <text:p>0.103683371000443</text:p>
              </table:table-cell>
              <table:table-cell office:value-type="float" office:value="1442.69164947273">
                <text:p>1442.69164947273</text:p>
              </table:table-cell>
              <table:table-cell office:value-type="float" office:value="1189">
                <text:p>1189</text:p>
              </table:table-cell>
              <table:table-cell office:value-type="float" office:value="0">
                <text:p>0</text:p>
              </table:table-cell>
              <table:table-cell office:value-type="float" office:value="1185.5">
                <text:p>1185.5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1958309699949">
                <text:p>4.21958309699949</text:p>
              </table:table-cell>
              <table:table-cell office:value-type="float" office:value="0.103660849001244">
                <text:p>0.103660849001244</text:p>
              </table:table-cell>
              <table:table-cell office:value-type="float" office:value="1510.67689178341">
                <text:p>1510.67689178341</text:p>
              </table:table-cell>
              <table:table-cell office:value-type="float" office:value="1467">
                <text:p>1467</text:p>
              </table:table-cell>
              <table:table-cell office:value-type="float" office:value="0">
                <text:p>0</text:p>
              </table:table-cell>
              <table:table-cell office:value-type="float" office:value="1328">
                <text:p>1328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2029587499928">
                <text:p>4.42029587499928</text:p>
              </table:table-cell>
              <table:table-cell office:value-type="float" office:value="0.103481154999827">
                <text:p>0.103481154999827</text:p>
              </table:table-cell>
              <table:table-cell office:value-type="float" office:value="1581.86586316103">
                <text:p>1581.86586316103</text:p>
              </table:table-cell>
              <table:table-cell office:value-type="float" office:value="1733">
                <text:p>1733</text:p>
              </table:table-cell>
              <table:table-cell office:value-type="float" office:value="0">
                <text:p>0</text:p>
              </table:table-cell>
              <table:table-cell office:value-type="float" office:value="1600">
                <text:p>1600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2097705800079">
                <text:p>4.62097705800079</text:p>
              </table:table-cell>
              <table:table-cell office:value-type="float" office:value="0.103462057000797">
                <text:p>0.103462057000797</text:p>
              </table:table-cell>
              <table:table-cell office:value-type="float" office:value="1656.4095357811">
                <text:p>1656.4095357811</text:p>
              </table:table-cell>
              <table:table-cell office:value-type="float" office:value="1696">
                <text:p>1696</text:p>
              </table:table-cell>
              <table:table-cell office:value-type="float" office:value="0">
                <text:p>0</text:p>
              </table:table-cell>
              <table:table-cell office:value-type="float" office:value="1714.5">
                <text:p>1714.5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219085260007">
                <text:p>4.8219085260007</text:p>
              </table:table-cell>
              <table:table-cell office:value-type="float" office:value="0.103554864999751">
                <text:p>0.103554864999751</text:p>
              </table:table-cell>
              <table:table-cell office:value-type="float" office:value="1734.46599621529">
                <text:p>1734.46599621529</text:p>
              </table:table-cell>
              <table:table-cell office:value-type="float" office:value="1492.5">
                <text:p>1492.5</text:p>
              </table:table-cell>
              <table:table-cell office:value-type="float" office:value="0">
                <text:p>0</text:p>
              </table:table-cell>
              <table:table-cell office:value-type="float" office:value="1590.5">
                <text:p>1590.5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05084648500088">
                <text:p>5.05084648500088</text:p>
              </table:table-cell>
              <table:table-cell office:value-type="float" office:value="0.124815445000422">
                <text:p>0.124815445000422</text:p>
              </table:table-cell>
              <table:table-cell office:value-type="float" office:value="1816.20078068946">
                <text:p>1816.2007806894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1500">
                <text:p>1500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5165579699933">
                <text:p>5.25165579699933</text:p>
              </table:table-cell>
              <table:table-cell office:value-type="float" office:value="0.103004794000299">
                <text:p>0.103004794000299</text:p>
              </table:table-cell>
              <table:table-cell office:value-type="float" office:value="1901.78722614033">
                <text:p>1901.78722614033</text:p>
              </table:table-cell>
              <table:table-cell office:value-type="float" office:value="1378.5">
                <text:p>1378.5</text:p>
              </table:table-cell>
              <table:table-cell office:value-type="float" office:value="0">
                <text:p>0</text:p>
              </table:table-cell>
              <table:table-cell office:value-type="float" office:value="1177">
                <text:p>1177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45253052100088">
                <text:p>5.45253052100088</text:p>
              </table:table-cell>
              <table:table-cell office:value-type="float" office:value="0.10327279699959">
                <text:p>0.10327279699959</text:p>
              </table:table-cell>
              <table:table-cell office:value-type="float" office:value="1991.40683781533">
                <text:p>1991.40683781533</text:p>
              </table:table-cell>
              <table:table-cell office:value-type="float" office:value="2187">
                <text:p>2187</text:p>
              </table:table-cell>
              <table:table-cell office:value-type="float" office:value="0">
                <text:p>0</text:p>
              </table:table-cell>
              <table:table-cell office:value-type="float" office:value="2045">
                <text:p>2045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5341117400021">
                <text:p>5.65341117400021</text:p>
              </table:table-cell>
              <table:table-cell office:value-type="float" office:value="0.102806083001269">
                <text:p>0.102806083001269</text:p>
              </table:table-cell>
              <table:table-cell office:value-type="float" office:value="2085.24967419517">
                <text:p>2085.24967419517</text:p>
              </table:table-cell>
              <table:table-cell office:value-type="float" office:value="2077">
                <text:p>2077</text:p>
              </table:table-cell>
              <table:table-cell office:value-type="float" office:value="0">
                <text:p>0</text:p>
              </table:table-cell>
              <table:table-cell office:value-type="float" office:value="2132">
                <text:p>213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5466337400067">
                <text:p>5.85466337400067</text:p>
              </table:table-cell>
              <table:table-cell office:value-type="float" office:value="0.103275056000712">
                <text:p>0.103275056000712</text:p>
              </table:table-cell>
              <table:table-cell office:value-type="float" office:value="2183.51475005545">
                <text:p>2183.51475005545</text:p>
              </table:table-cell>
              <table:table-cell office:value-type="float" office:value="1827">
                <text:p>1827</text:p>
              </table:table-cell>
              <table:table-cell office:value-type="float" office:value="0">
                <text:p>0</text:p>
              </table:table-cell>
              <table:table-cell office:value-type="float" office:value="1952">
                <text:p>1952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0566277830003">
                <text:p>6.0566277830003</text:p>
              </table:table-cell>
              <table:table-cell office:value-type="float" office:value="0.102854917000514">
                <text:p>0.102854917000514</text:p>
              </table:table-cell>
              <table:table-cell office:value-type="float" office:value="2286.41045852213">
                <text:p>2286.41045852213</text:p>
              </table:table-cell>
              <table:table-cell office:value-type="float" office:value="1925">
                <text:p>1925</text:p>
              </table:table-cell>
              <table:table-cell office:value-type="float" office:value="0">
                <text:p>0</text:p>
              </table:table-cell>
              <table:table-cell office:value-type="float" office:value="1876">
                <text:p>1876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2573855490009">
                <text:p>6.2573855490009</text:p>
              </table:table-cell>
              <table:table-cell office:value-type="float" office:value="0.103341578000254">
                <text:p>0.103341578000254</text:p>
              </table:table-cell>
              <table:table-cell office:value-type="float" office:value="2394.15501301589">
                <text:p>2394.15501301589</text:p>
              </table:table-cell>
              <table:table-cell office:value-type="float" office:value="2407">
                <text:p>2407</text:p>
              </table:table-cell>
              <table:table-cell office:value-type="float" office:value="0">
                <text:p>0</text:p>
              </table:table-cell>
              <table:table-cell office:value-type="float" office:value="2166">
                <text:p>2166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5858562300055">
                <text:p>6.45858562300055</text:p>
              </table:table-cell>
              <table:table-cell office:value-type="float" office:value="0.103727144000004">
                <text:p>0.103727144000004</text:p>
              </table:table-cell>
              <table:table-cell office:value-type="float" office:value="2506.97691002258">
                <text:p>2506.97691002258</text:p>
              </table:table-cell>
              <table:table-cell office:value-type="float" office:value="2752">
                <text:p>2752</text:p>
              </table:table-cell>
              <table:table-cell office:value-type="float" office:value="0">
                <text:p>0</text:p>
              </table:table-cell>
              <table:table-cell office:value-type="float" office:value="2579.5">
                <text:p>2579.5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5885871700084">
                <text:p>6.65885871700084</text:p>
              </table:table-cell>
              <table:table-cell office:value-type="float" office:value="0.103383981999286">
                <text:p>0.103383981999286</text:p>
              </table:table-cell>
              <table:table-cell office:value-type="float" office:value="2625.11541367128">
                <text:p>2625.11541367128</text:p>
              </table:table-cell>
              <table:table-cell office:value-type="float" office:value="2601">
                <text:p>2601</text:p>
              </table:table-cell>
              <table:table-cell office:value-type="float" office:value="0">
                <text:p>0</text:p>
              </table:table-cell>
              <table:table-cell office:value-type="float" office:value="2676.5">
                <text:p>2676.5</text:p>
              </table:table-cell>
              <table:table-cell office:value-type="float" office:value="2293">
                <text:p>22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6097091299962">
                <text:p>6.86097091299962</text:p>
              </table:table-cell>
              <table:table-cell office:value-type="float" office:value="0.101603922001232">
                <text:p>0.101603922001232</text:p>
              </table:table-cell>
              <table:table-cell office:value-type="float" office:value="2748.8210631475">
                <text:p>2748.8210631475</text:p>
              </table:table-cell>
              <table:table-cell office:value-type="float" office:value="2293">
                <text:p>2293</text:p>
              </table:table-cell>
              <table:table-cell office:value-type="float" office:value="0">
                <text:p>0</text:p>
              </table:table-cell>
              <table:table-cell office:value-type="float" office:value="2447">
                <text:p>2447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06214292699951">
                <text:p>7.06214292699951</text:p>
              </table:table-cell>
              <table:table-cell office:value-type="float" office:value="0.10439876899909">
                <text:p>0.10439876899909</text:p>
              </table:table-cell>
              <table:table-cell office:value-type="float" office:value="2878.35620401776">
                <text:p>2878.35620401776</text:p>
              </table:table-cell>
              <table:table-cell office:value-type="float" office:value="2434">
                <text:p>2434</text:p>
              </table:table-cell>
              <table:table-cell office:value-type="float" office:value="0">
                <text:p>0</text:p>
              </table:table-cell>
              <table:table-cell office:value-type="float" office:value="2363.5">
                <text:p>2363.5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633171790003">
                <text:p>7.2633171790003</text:p>
              </table:table-cell>
              <table:table-cell office:value-type="float" office:value="0.149034637999648">
                <text:p>0.149034637999648</text:p>
              </table:table-cell>
              <table:table-cell office:value-type="float" office:value="3013.99554459211">
                <text:p>3013.99554459211</text:p>
              </table:table-cell>
              <table:table-cell office:value-type="float" office:value="2130.5">
                <text:p>2130.5</text:p>
              </table:table-cell>
              <table:table-cell office:value-type="float" office:value="0">
                <text:p>0</text:p>
              </table:table-cell>
              <table:table-cell office:value-type="float" office:value="1825.5">
                <text:p>1825.5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6396975400057">
                <text:p>7.46396975400057</text:p>
              </table:table-cell>
              <table:table-cell office:value-type="float" office:value="0.102994176999346">
                <text:p>0.102994176999346</text:p>
              </table:table-cell>
              <table:table-cell office:value-type="float" office:value="3156.02673850475">
                <text:p>3156.02673850475</text:p>
              </table:table-cell>
              <table:table-cell office:value-type="float" office:value="3464">
                <text:p>3464</text:p>
              </table:table-cell>
              <table:table-cell office:value-type="float" office:value="0">
                <text:p>0</text:p>
              </table:table-cell>
              <table:table-cell office:value-type="float" office:value="3254">
                <text:p>3254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6499666699929">
                <text:p>7.66499666699929</text:p>
              </table:table-cell>
              <table:table-cell office:value-type="float" office:value="0.102989717001037">
                <text:p>0.102989717001037</text:p>
              </table:table-cell>
              <table:table-cell office:value-type="float" office:value="3304.75099474804">
                <text:p>3304.75099474804</text:p>
              </table:table-cell>
              <table:table-cell office:value-type="float" office:value="3260">
                <text:p>3260</text:p>
              </table:table-cell>
              <table:table-cell office:value-type="float" office:value="0">
                <text:p>0</text:p>
              </table:table-cell>
              <table:table-cell office:value-type="float" office:value="3362">
                <text:p>3362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86544174099981">
                <text:p>7.86544174099981</text:p>
              </table:table-cell>
              <table:table-cell office:value-type="float" office:value="0.103286085999571">
                <text:p>0.103286085999571</text:p>
              </table:table-cell>
              <table:table-cell office:value-type="float" office:value="3460.4837164537">
                <text:p>3460.4837164537</text:p>
              </table:table-cell>
              <table:table-cell office:value-type="float" office:value="2827">
                <text:p>2827</text:p>
              </table:table-cell>
              <table:table-cell office:value-type="float" office:value="0">
                <text:p>0</text:p>
              </table:table-cell>
              <table:table-cell office:value-type="float" office:value="3019">
                <text:p>3019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06623252600002">
                <text:p>8.06623252600002</text:p>
              </table:table-cell>
              <table:table-cell office:value-type="float" office:value="0.102784917999088">
                <text:p>0.102784917999088</text:p>
              </table:table-cell>
              <table:table-cell office:value-type="float" office:value="3623.55516977588">
                <text:p>3623.55516977588</text:p>
              </table:table-cell>
              <table:table-cell office:value-type="float" office:value="3073">
                <text:p>3073</text:p>
              </table:table-cell>
              <table:table-cell office:value-type="float" office:value="0">
                <text:p>0</text:p>
              </table:table-cell>
              <table:table-cell office:value-type="float" office:value="2974.5">
                <text:p>2974.5</text:p>
              </table:table-cell>
              <table:table-cell office:value-type="float" office:value="3845">
                <text:p>38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6798892099941">
                <text:p>8.26798892099941</text:p>
              </table:table-cell>
              <table:table-cell office:value-type="float" office:value="0.103802325000288">
                <text:p>0.103802325000288</text:p>
              </table:table-cell>
              <table:table-cell office:value-type="float" office:value="3794.31118429455">
                <text:p>3794.31118429455</text:p>
              </table:table-cell>
              <table:table-cell office:value-type="float" office:value="3661">
                <text:p>3661</text:p>
              </table:table-cell>
              <table:table-cell office:value-type="float" office:value="0">
                <text:p>0</text:p>
              </table:table-cell>
              <table:table-cell office:value-type="float" office:value="3275">
                <text:p>3275</text:p>
              </table:table-cell>
              <table:table-cell office:value-type="float" office:value="4359">
                <text:p>43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46952201699969">
                <text:p>8.46952201699969</text:p>
              </table:table-cell>
              <table:table-cell office:value-type="float" office:value="0.103105891001178">
                <text:p>0.103105891001178</text:p>
              </table:table-cell>
              <table:table-cell office:value-type="float" office:value="3973.11388642475">
                <text:p>3973.11388642475</text:p>
              </table:table-cell>
              <table:table-cell office:value-type="float" office:value="4359">
                <text:p>4359</text:p>
              </table:table-cell>
              <table:table-cell office:value-type="float" office:value="0">
                <text:p>0</text:p>
              </table:table-cell>
              <table:table-cell office:value-type="float" office:value="4102">
                <text:p>4102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67046270500032">
                <text:p>8.67046270500032</text:p>
              </table:table-cell>
              <table:table-cell office:value-type="float" office:value="0.103167752000445">
                <text:p>0.103167752000445</text:p>
              </table:table-cell>
              <table:table-cell office:value-type="float" office:value="4160.34246738677">
                <text:p>4160.34246738677</text:p>
              </table:table-cell>
              <table:table-cell office:value-type="float" office:value="4083">
                <text:p>4083</text:p>
              </table:table-cell>
              <table:table-cell office:value-type="float" office:value="0">
                <text:p>0</text:p>
              </table:table-cell>
              <table:table-cell office:value-type="float" office:value="4221">
                <text:p>4221</text:p>
              </table:table-cell>
              <table:table-cell office:value-type="float" office:value="3611">
                <text:p>36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8708646569994">
                <text:p>8.8708646569994</text:p>
              </table:table-cell>
              <table:table-cell office:value-type="float" office:value="0.103018972000427">
                <text:p>0.103018972000427</text:p>
              </table:table-cell>
              <table:table-cell office:value-type="float" office:value="4356.39398736617">
                <text:p>4356.39398736617</text:p>
              </table:table-cell>
              <table:table-cell office:value-type="float" office:value="3611">
                <text:p>3611</text:p>
              </table:table-cell>
              <table:table-cell office:value-type="float" office:value="0">
                <text:p>0</text:p>
              </table:table-cell>
              <table:table-cell office:value-type="float" office:value="3847">
                <text:p>384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07141532199967">
                <text:p>9.07141532199967</text:p>
              </table:table-cell>
              <table:table-cell office:value-type="float" office:value="0.101983824000854">
                <text:p>0.101983824000854</text:p>
              </table:table-cell>
              <table:table-cell office:value-type="float" office:value="4561.68421756895">
                <text:p>4561.68421756895</text:p>
              </table:table-cell>
              <table:table-cell office:value-type="float" office:value="3884">
                <text:p>3884</text:p>
              </table:table-cell>
              <table:table-cell office:value-type="float" office:value="0">
                <text:p>0</text:p>
              </table:table-cell>
              <table:table-cell office:value-type="float" office:value="3747.5">
                <text:p>3747.5</text:p>
              </table:table-cell>
              <table:table-cell office:value-type="float" office:value="4861">
                <text:p>48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27171197999996">
                <text:p>9.27171197999996</text:p>
              </table:table-cell>
              <table:table-cell office:value-type="float" office:value="0.103166231001524">
                <text:p>0.103166231001524</text:p>
              </table:table-cell>
              <table:table-cell office:value-type="float" office:value="4776.64852195762">
                <text:p>4776.64852195762</text:p>
              </table:table-cell>
              <table:table-cell office:value-type="float" office:value="3962">
                <text:p>3962</text:p>
              </table:table-cell>
              <table:table-cell office:value-type="float" office:value="0">
                <text:p>0</text:p>
              </table:table-cell>
              <table:table-cell office:value-type="float" office:value="3473.5">
                <text:p>3473.5</text:p>
              </table:table-cell>
              <table:table-cell office:value-type="float" office:value="5486">
                <text:p>54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47307053199984">
                <text:p>9.47307053199984</text:p>
              </table:table-cell>
              <table:table-cell office:value-type="float" office:value="0.1033868909999">
                <text:p>0.1033868909999</text:p>
              </table:table-cell>
              <table:table-cell office:value-type="float" office:value="5001.74278053805">
                <text:p>5001.74278053805</text:p>
              </table:table-cell>
              <table:table-cell office:value-type="float" office:value="5486">
                <text:p>5486</text:p>
              </table:table-cell>
              <table:table-cell office:value-type="float" office:value="0">
                <text:p>0</text:p>
              </table:table-cell>
              <table:table-cell office:value-type="float" office:value="5173.5">
                <text:p>5173.5</text:p>
              </table:table-cell>
              <table:table-cell office:value-type="float" office:value="5124">
                <text:p>51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67362421399957">
                <text:p>9.67362421399957</text:p>
              </table:table-cell>
              <table:table-cell office:value-type="float" office:value="0.10308348199942">
                <text:p>0.10308348199942</text:p>
              </table:table-cell>
              <table:table-cell office:value-type="float" office:value="5237.44435615532">
                <text:p>5237.44435615532</text:p>
              </table:table-cell>
              <table:table-cell office:value-type="float" office:value="5124">
                <text:p>5124</text:p>
              </table:table-cell>
              <table:table-cell office:value-type="float" office:value="0">
                <text:p>0</text:p>
              </table:table-cell>
              <table:table-cell office:value-type="float" office:value="5305">
                <text:p>5305</text:p>
              </table:table-cell>
              <table:table-cell office:value-type="float" office:value="4538">
                <text:p>45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87425565500053">
                <text:p>9.87425565500053</text:p>
              </table:table-cell>
              <table:table-cell office:value-type="float" office:value="0.103519801999937">
                <text:p>0.103519801999937</text:p>
              </table:table-cell>
              <table:table-cell office:value-type="float" office:value="5484.25310684856">
                <text:p>5484.25310684856</text:p>
              </table:table-cell>
              <table:table-cell office:value-type="float" office:value="4538">
                <text:p>4538</text:p>
              </table:table-cell>
              <table:table-cell office:value-type="float" office:value="0">
                <text:p>0</text:p>
              </table:table-cell>
              <table:table-cell office:value-type="float" office:value="4831">
                <text:p>4831</text:p>
              </table:table-cell>
              <table:table-cell office:value-type="float" office:value="4902">
                <text:p>49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0753560579997">
                <text:p>10.0753560579997</text:p>
              </table:table-cell>
              <table:table-cell office:value-type="float" office:value="0.103167087998372">
                <text:p>0.103167087998372</text:p>
              </table:table-cell>
              <table:table-cell office:value-type="float" office:value="5742.69244591209">
                <text:p>5742.69244591209</text:p>
              </table:table-cell>
              <table:table-cell office:value-type="float" office:value="4902">
                <text:p>4902</text:p>
              </table:table-cell>
              <table:table-cell office:value-type="float" office:value="0">
                <text:p>0</text:p>
              </table:table-cell>
              <table:table-cell office:value-type="float" office:value="4720">
                <text:p>4720</text:p>
              </table:table-cell>
              <table:table-cell office:value-type="float" office:value="6139">
                <text:p>61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2768821869995">
                <text:p>10.2768821869995</text:p>
              </table:table-cell>
              <table:table-cell office:value-type="float" office:value="0.103246557000602">
                <text:p>0.103246557000602</text:p>
              </table:table-cell>
              <table:table-cell office:value-type="float" office:value="6013.31045191064">
                <text:p>6013.31045191064</text:p>
              </table:table-cell>
              <table:table-cell office:value-type="float" office:value="5833">
                <text:p>5833</text:p>
              </table:table-cell>
              <table:table-cell office:value-type="float" office:value="0">
                <text:p>0</text:p>
              </table:table-cell>
              <table:table-cell office:value-type="float" office:value="5214.5">
                <text:p>5214.5</text:p>
              </table:table-cell>
              <table:table-cell office:value-type="float" office:value="6901">
                <text:p>69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4782575869995">
                <text:p>10.4782575869995</text:p>
              </table:table-cell>
              <table:table-cell office:value-type="float" office:value="0.103127124000821">
                <text:p>0.103127124000821</text:p>
              </table:table-cell>
              <table:table-cell office:value-type="float" office:value="6296.6810310028">
                <text:p>6296.6810310028</text:p>
              </table:table-cell>
              <table:table-cell office:value-type="float" office:value="4938">
                <text:p>4938</text:p>
              </table:table-cell>
              <table:table-cell office:value-type="float" office:value="0">
                <text:p>0</text:p>
              </table:table-cell>
              <table:table-cell office:value-type="float" office:value="4557">
                <text:p>4557</text:p>
              </table:table-cell>
              <table:table-cell office:value-type="float" office:value="6427">
                <text:p>64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6790216089994">
                <text:p>10.6790216089994</text:p>
              </table:table-cell>
              <table:table-cell office:value-type="float" office:value="0.10237825600052">
                <text:p>0.10237825600052</text:p>
              </table:table-cell>
              <table:table-cell office:value-type="float" office:value="6593.40513403775">
                <text:p>6593.40513403775</text:p>
              </table:table-cell>
              <table:table-cell office:value-type="float" office:value="6427">
                <text:p>6427</text:p>
              </table:table-cell>
              <table:table-cell office:value-type="float" office:value="0">
                <text:p>0</text:p>
              </table:table-cell>
              <table:table-cell office:value-type="float" office:value="6664">
                <text:p>6664</text:p>
              </table:table-cell>
              <table:table-cell office:value-type="float" office:value="5702">
                <text:p>57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8796663979992">
                <text:p>10.8796663979992</text:p>
              </table:table-cell>
              <table:table-cell office:value-type="float" office:value="0.103072191001047">
                <text:p>0.103072191001047</text:p>
              </table:table-cell>
              <table:table-cell office:value-type="float" office:value="6904.11203100626">
                <text:p>6904.11203100626</text:p>
              </table:table-cell>
              <table:table-cell office:value-type="float" office:value="5702">
                <text:p>5702</text:p>
              </table:table-cell>
              <table:table-cell office:value-type="float" office:value="0">
                <text:p>0</text:p>
              </table:table-cell>
              <table:table-cell office:value-type="float" office:value="6064.5">
                <text:p>6064.5</text:p>
              </table:table-cell>
              <table:table-cell office:value-type="float" office:value="6191">
                <text:p>61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0808129090001">
                <text:p>11.0808129090001</text:p>
              </table:table-cell>
              <table:table-cell office:value-type="float" office:value="0.103270943000098">
                <text:p>0.103270943000098</text:p>
              </table:table-cell>
              <table:table-cell office:value-type="float" office:value="7229.46064554881">
                <text:p>7229.46064554881</text:p>
              </table:table-cell>
              <table:table-cell office:value-type="float" office:value="6191">
                <text:p>6191</text:p>
              </table:table-cell>
              <table:table-cell office:value-type="float" office:value="0">
                <text:p>0</text:p>
              </table:table-cell>
              <table:table-cell office:value-type="float" office:value="5946.5">
                <text:p>5946.5</text:p>
              </table:table-cell>
              <table:table-cell office:value-type="float" office:value="7761">
                <text:p>77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2816184439998">
                <text:p>11.2816184439998</text:p>
              </table:table-cell>
              <table:table-cell office:value-type="float" office:value="0.102727233999758">
                <text:p>0.102727233999758</text:p>
              </table:table-cell>
              <table:table-cell office:value-type="float" office:value="7570.1409523509">
                <text:p>7570.1409523509</text:p>
              </table:table-cell>
              <table:table-cell office:value-type="float" office:value="7761">
                <text:p>7761</text:p>
              </table:table-cell>
              <table:table-cell office:value-type="float" office:value="0">
                <text:p>0</text:p>
              </table:table-cell>
              <table:table-cell office:value-type="float" office:value="6976">
                <text:p>6976</text:p>
              </table:table-cell>
              <table:table-cell office:value-type="float" office:value="8682">
                <text:p>86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833103189994">
                <text:p>11.4833103189994</text:p>
              </table:table-cell>
              <table:table-cell office:value-type="float" office:value="0.10177318299975">
                <text:p>0.10177318299975</text:p>
              </table:table-cell>
              <table:table-cell office:value-type="float" office:value="7926.87544038907">
                <text:p>7926.87544038907</text:p>
              </table:table-cell>
              <table:table-cell office:value-type="float" office:value="8682">
                <text:p>8682</text:p>
              </table:table-cell>
              <table:table-cell office:value-type="float" office:value="0">
                <text:p>0</text:p>
              </table:table-cell>
              <table:table-cell office:value-type="float" office:value="8221.5">
                <text:p>8221.5</text:p>
              </table:table-cell>
              <table:table-cell office:value-type="float" office:value="8045">
                <text:p>80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6879746840004">
                <text:p>11.6879746840004</text:p>
              </table:table-cell>
              <table:table-cell office:value-type="float" office:value="0.163019016999897">
                <text:p>0.163019016999897</text:p>
              </table:table-cell>
              <table:table-cell office:value-type="float" office:value="8300.42064513079">
                <text:p>8300.42064513079</text:p>
              </table:table-cell>
              <table:table-cell office:value-type="float" office:value="5794">
                <text:p>5794</text:p>
              </table:table-cell>
              <table:table-cell office:value-type="float" office:value="0">
                <text:p>0</text:p>
              </table:table-cell>
              <table:table-cell office:value-type="float" office:value="6112.5">
                <text:p>6112.5</text:p>
              </table:table-cell>
              <table:table-cell office:value-type="float" office:value="7146">
                <text:p>71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8915333780005">
                <text:p>11.8915333780005</text:p>
              </table:table-cell>
              <table:table-cell office:value-type="float" office:value="0.103071948000434">
                <text:p>0.103071948000434</text:p>
              </table:table-cell>
              <table:table-cell office:value-type="float" office:value="8691.56875293751">
                <text:p>8691.56875293751</text:p>
              </table:table-cell>
              <table:table-cell office:value-type="float" office:value="6546">
                <text:p>6546</text:p>
              </table:table-cell>
              <table:table-cell office:value-type="float" office:value="0">
                <text:p>0</text:p>
              </table:table-cell>
              <table:table-cell office:value-type="float" office:value="6995.5">
                <text:p>6995.5</text:p>
              </table:table-cell>
              <table:table-cell office:value-type="float" office:value="7875">
                <text:p>7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0936121129998">
                <text:p>12.0936121129998</text:p>
              </table:table-cell>
              <table:table-cell office:value-type="float" office:value="0.105782735001412">
                <text:p>0.105782735001412</text:p>
              </table:table-cell>
              <table:table-cell office:value-type="float" office:value="9101.14928107349">
                <text:p>9101.14928107349</text:p>
              </table:table-cell>
              <table:table-cell office:value-type="float" office:value="7875">
                <text:p>7875</text:p>
              </table:table-cell>
              <table:table-cell office:value-type="float" office:value="0">
                <text:p>0</text:p>
              </table:table-cell>
              <table:table-cell office:value-type="float" office:value="7510.5">
                <text:p>7510.5</text:p>
              </table:table-cell>
              <table:table-cell office:value-type="float" office:value="9864">
                <text:p>98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2965260719993">
                <text:p>12.2965260719993</text:p>
              </table:table-cell>
              <table:table-cell office:value-type="float" office:value="0.10436867000135">
                <text:p>0.10436867000135</text:p>
              </table:table-cell>
              <table:table-cell office:value-type="float" office:value="9530.03083688316">
                <text:p>9530.03083688316</text:p>
              </table:table-cell>
              <table:table-cell office:value-type="float" office:value="9864">
                <text:p>9864</text:p>
              </table:table-cell>
              <table:table-cell office:value-type="float" office:value="0">
                <text:p>0</text:p>
              </table:table-cell>
              <table:table-cell office:value-type="float" office:value="8869.5">
                <text:p>8869.5</text:p>
              </table:table-cell>
              <table:table-cell office:value-type="float" office:value="10896">
                <text:p>108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4988568000008">
                <text:p>12.4988568000008</text:p>
              </table:table-cell>
              <table:table-cell office:value-type="float" office:value="0.103820184000142">
                <text:p>0.103820184000142</text:p>
              </table:table-cell>
              <table:table-cell office:value-type="float" office:value="9979.1229598677">
                <text:p>9979.1229598677</text:p>
              </table:table-cell>
              <table:table-cell office:value-type="float" office:value="10896">
                <text:p>10896</text:p>
              </table:table-cell>
              <table:table-cell office:value-type="float" office:value="0">
                <text:p>0</text:p>
              </table:table-cell>
              <table:table-cell office:value-type="float" office:value="10380">
                <text:p>10380</text:p>
              </table:table-cell>
              <table:table-cell office:value-type="float" office:value="9982">
                <text:p>99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7018983220005">
                <text:p>12.7018983220005</text:p>
              </table:table-cell>
              <table:table-cell office:value-type="float" office:value="0.103795246999653">
                <text:p>0.103795246999653</text:p>
              </table:table-cell>
              <table:table-cell office:value-type="float" office:value="10449.3780505675">
                <text:p>10449.3780505675</text:p>
              </table:table-cell>
              <table:table-cell office:value-type="float" office:value="9982">
                <text:p>9982</text:p>
              </table:table-cell>
              <table:table-cell office:value-type="float" office:value="0">
                <text:p>0</text:p>
              </table:table-cell>
              <table:table-cell office:value-type="float" office:value="10439">
                <text:p>10439</text:p>
              </table:table-cell>
              <table:table-cell office:value-type="float" office:value="8950">
                <text:p>89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9045892499998">
                <text:p>12.9045892499998</text:p>
              </table:table-cell>
              <table:table-cell office:value-type="float" office:value="0.103553719000047">
                <text:p>0.103553719000047</text:p>
              </table:table-cell>
              <table:table-cell office:value-type="float" office:value="10941.7933903412">
                <text:p>10941.7933903412</text:p>
              </table:table-cell>
              <table:table-cell office:value-type="float" office:value="8950">
                <text:p>8950</text:p>
              </table:table-cell>
              <table:table-cell office:value-type="float" office:value="0">
                <text:p>0</text:p>
              </table:table-cell>
              <table:table-cell office:value-type="float" office:value="9466">
                <text:p>9466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1382195170008">
                <text:p>13.1382195170008</text:p>
              </table:table-cell>
              <table:table-cell office:value-type="float" office:value="0.171287584000311">
                <text:p>0.171287584000311</text:p>
              </table:table-cell>
              <table:table-cell office:value-type="float" office:value="11457.4132563241">
                <text:p>11457.4132563241</text:p>
              </table:table-cell>
              <table:table-cell office:value-type="float" office:value="10022">
                <text:p>10022</text:p>
              </table:table-cell>
              <table:table-cell office:value-type="float" office:value="0">
                <text:p>0</text:p>
              </table:table-cell>
              <table:table-cell office:value-type="float" office:value="9486">
                <text:p>9486</text:p>
              </table:table-cell>
              <table:table-cell office:value-type="float" office:value="12774">
                <text:p>127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34160849">
                <text:p>13.34160849</text:p>
              </table:table-cell>
              <table:table-cell office:value-type="float" office:value="0.103374188000089">
                <text:p>0.103374188000089</text:p>
              </table:table-cell>
              <table:table-cell office:value-type="float" office:value="11997.3311360523">
                <text:p>11997.3311360523</text:p>
              </table:table-cell>
              <table:table-cell office:value-type="float" office:value="12201">
                <text:p>12201</text:p>
              </table:table-cell>
              <table:table-cell office:value-type="float" office:value="0">
                <text:p>0</text:p>
              </table:table-cell>
              <table:table-cell office:value-type="float" office:value="10825">
                <text:p>10825</text:p>
              </table:table-cell>
              <table:table-cell office:value-type="float" office:value="13501">
                <text:p>135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5440439890008">
                <text:p>13.5440439890008</text:p>
              </table:table-cell>
              <table:table-cell office:value-type="float" office:value="0.10117942999932">
                <text:p>0.10117942999932</text:p>
              </table:table-cell>
              <table:table-cell office:value-type="float" office:value="12562.6920464479">
                <text:p>12562.6920464479</text:p>
              </table:table-cell>
              <table:table-cell office:value-type="float" office:value="13501">
                <text:p>13501</text:p>
              </table:table-cell>
              <table:table-cell office:value-type="float" office:value="0">
                <text:p>0</text:p>
              </table:table-cell>
              <table:table-cell office:value-type="float" office:value="13137.5">
                <text:p>13137.5</text:p>
              </table:table-cell>
              <table:table-cell office:value-type="float" office:value="12038">
                <text:p>120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7466007319999">
                <text:p>13.7466007319999</text:p>
              </table:table-cell>
              <table:table-cell office:value-type="float" office:value="0.102682520000599">
                <text:p>0.102682520000599</text:p>
              </table:table-cell>
              <table:table-cell office:value-type="float" office:value="13154.6949620843">
                <text:p>13154.6949620843</text:p>
              </table:table-cell>
              <table:table-cell office:value-type="float" office:value="12038">
                <text:p>12038</text:p>
              </table:table-cell>
              <table:table-cell office:value-type="float" office:value="0">
                <text:p>0</text:p>
              </table:table-cell>
              <table:table-cell office:value-type="float" office:value="12769.5">
                <text:p>12769.5</text:p>
              </table:table-cell>
              <table:table-cell office:value-type="float" office:value="11181">
                <text:p>111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950325011001">
                <text:p>13.950325011001</text:p>
              </table:table-cell>
              <table:table-cell office:value-type="float" office:value="0.103074888000265">
                <text:p>0.103074888000265</text:p>
              </table:table-cell>
              <table:table-cell office:value-type="float" office:value="13774.5953578808">
                <text:p>13774.5953578808</text:p>
              </table:table-cell>
              <table:table-cell office:value-type="float" office:value="11181">
                <text:p>11181</text:p>
              </table:table-cell>
              <table:table-cell office:value-type="float" office:value="0">
                <text:p>0</text:p>
              </table:table-cell>
              <table:table-cell office:value-type="float" office:value="11609.5">
                <text:p>11609.5</text:p>
              </table:table-cell>
              <table:table-cell office:value-type="float" office:value="13150">
                <text:p>131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1535813419996">
                <text:p>14.1535813419996</text:p>
              </table:table-cell>
              <table:table-cell office:value-type="float" office:value="0.103410398000051">
                <text:p>0.103410398000051</text:p>
              </table:table-cell>
              <table:table-cell office:value-type="float" office:value="14423.7078716182">
                <text:p>14423.7078716182</text:p>
              </table:table-cell>
              <table:table-cell office:value-type="float" office:value="13150">
                <text:p>13150</text:p>
              </table:table-cell>
              <table:table-cell office:value-type="float" office:value="0">
                <text:p>0</text:p>
              </table:table-cell>
              <table:table-cell office:value-type="float" office:value="12165.5">
                <text:p>12165.5</text:p>
              </table:table-cell>
              <table:table-cell office:value-type="float" office:value="16208">
                <text:p>162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3559751020002">
                <text:p>14.3559751020002</text:p>
              </table:table-cell>
              <table:table-cell office:value-type="float" office:value="0.103614181000012">
                <text:p>0.103614181000012</text:p>
              </table:table-cell>
              <table:table-cell office:value-type="float" office:value="15103.4090919232">
                <text:p>15103.4090919232</text:p>
              </table:table-cell>
              <table:table-cell office:value-type="float" office:value="16208">
                <text:p>16208</text:p>
              </table:table-cell>
              <table:table-cell office:value-type="float" office:value="0">
                <text:p>0</text:p>
              </table:table-cell>
              <table:table-cell office:value-type="float" office:value="14679">
                <text:p>14679</text:p>
              </table:table-cell>
              <table:table-cell office:value-type="float" office:value="16877">
                <text:p>168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5589930490005">
                <text:p>14.5589930490005</text:p>
              </table:table-cell>
              <table:table-cell office:value-type="float" office:value="0.103407367998443">
                <text:p>0.103407367998443</text:p>
              </table:table-cell>
              <table:table-cell office:value-type="float" office:value="15815.1404776334">
                <text:p>15815.1404776334</text:p>
              </table:table-cell>
              <table:table-cell office:value-type="float" office:value="16877">
                <text:p>16877</text:p>
              </table:table-cell>
              <table:table-cell office:value-type="float" office:value="0">
                <text:p>0</text:p>
              </table:table-cell>
              <table:table-cell office:value-type="float" office:value="16542.5">
                <text:p>16542.5</text:p>
              </table:table-cell>
              <table:table-cell office:value-type="float" office:value="14945">
                <text:p>149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7873703360001">
                <text:p>14.7873703360001</text:p>
              </table:table-cell>
              <table:table-cell office:value-type="float" office:value="0.188798540999414">
                <text:p>0.188798540999414</text:p>
              </table:table-cell>
              <table:table-cell office:value-type="float" office:value="16560.4114147338">
                <text:p>16560.4114147338</text:p>
              </table:table-cell>
              <table:table-cell office:value-type="float" office:value="10931">
                <text:p>10931</text:p>
              </table:table-cell>
              <table:table-cell office:value-type="float" office:value="0">
                <text:p>0</text:p>
              </table:table-cell>
              <table:table-cell office:value-type="float" office:value="11897">
                <text:p>11897</text:p>
              </table:table-cell>
              <table:table-cell office:value-type="float" office:value="14147">
                <text:p>141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9900750500001">
                <text:p>14.9900750500001</text:p>
              </table:table-cell>
              <table:table-cell office:value-type="float" office:value="0.103490936999151">
                <text:p>0.103490936999151</text:p>
              </table:table-cell>
              <table:table-cell office:value-type="float" office:value="17340.802417348">
                <text:p>17340.802417348</text:p>
              </table:table-cell>
              <table:table-cell office:value-type="float" office:value="13770.5">
                <text:p>13770.5</text:p>
              </table:table-cell>
              <table:table-cell office:value-type="float" office:value="0">
                <text:p>0</text:p>
              </table:table-cell>
              <table:table-cell office:value-type="float" office:value="14169.5">
                <text:p>14169.5</text:p>
              </table:table-cell>
              <table:table-cell office:value-type="float" office:value="17192">
                <text:p>171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1926344010008">
                <text:p>15.1926344010008</text:p>
              </table:table-cell>
              <table:table-cell office:value-type="float" office:value="0.103625732999717">
                <text:p>0.103625732999717</text:p>
              </table:table-cell>
              <table:table-cell office:value-type="float" office:value="18157.9684795734">
                <text:p>18157.9684795734</text:p>
              </table:table-cell>
              <table:table-cell office:value-type="float" office:value="17192">
                <text:p>17192</text:p>
              </table:table-cell>
              <table:table-cell office:value-type="float" office:value="0">
                <text:p>0</text:p>
              </table:table-cell>
              <table:table-cell office:value-type="float" office:value="15669.5">
                <text:p>15669.5</text:p>
              </table:table-cell>
              <table:table-cell office:value-type="float" office:value="20711">
                <text:p>207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3968046110003">
                <text:p>15.3968046110003</text:p>
              </table:table-cell>
              <table:table-cell office:value-type="float" office:value="0.107998071998736">
                <text:p>0.107998071998736</text:p>
              </table:table-cell>
              <table:table-cell office:value-type="float" office:value="19013.6425852666">
                <text:p>19013.6425852666</text:p>
              </table:table-cell>
              <table:table-cell office:value-type="float" office:value="20711">
                <text:p>20711</text:p>
              </table:table-cell>
              <table:table-cell office:value-type="float" office:value="0">
                <text:p>0</text:p>
              </table:table-cell>
              <table:table-cell office:value-type="float" office:value="18951.5">
                <text:p>18951.5</text:p>
              </table:table-cell>
              <table:table-cell office:value-type="float" office:value="20724">
                <text:p>207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5999703020007">
                <text:p>15.5999703020007</text:p>
              </table:table-cell>
              <table:table-cell office:value-type="float" office:value="0.103898768000363">
                <text:p>0.103898768000363</text:p>
              </table:table-cell>
              <table:table-cell office:value-type="float" office:value="19909.6393832244">
                <text:p>19909.6393832244</text:p>
              </table:table-cell>
              <table:table-cell office:value-type="float" office:value="20724">
                <text:p>20724</text:p>
              </table:table-cell>
              <table:table-cell office:value-type="float" office:value="0">
                <text:p>0</text:p>
              </table:table-cell>
              <table:table-cell office:value-type="float" office:value="20717.5">
                <text:p>20717.5</text:p>
              </table:table-cell>
              <table:table-cell office:value-type="float" office:value="18142">
                <text:p>181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8034848679999">
                <text:p>15.8034848679999</text:p>
              </table:table-cell>
              <table:table-cell office:value-type="float" office:value="0.103199138999116">
                <text:p>0.103199138999116</text:p>
              </table:table-cell>
              <table:table-cell office:value-type="float" office:value="20847.8590355538">
                <text:p>20847.8590355538</text:p>
              </table:table-cell>
              <table:table-cell office:value-type="float" office:value="18142">
                <text:p>18142</text:p>
              </table:table-cell>
              <table:table-cell office:value-type="float" office:value="0">
                <text:p>0</text:p>
              </table:table-cell>
              <table:table-cell office:value-type="float" office:value="19433">
                <text:p>19433</text:p>
              </table:table-cell>
              <table:table-cell office:value-type="float" office:value="17900">
                <text:p>179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0062289960006">
                <text:p>16.0062289960006</text:p>
              </table:table-cell>
              <table:table-cell office:value-type="float" office:value="0.103577253999902">
                <text:p>0.103577253999902</text:p>
              </table:table-cell>
              <table:table-cell office:value-type="float" office:value="21830.2912473914">
                <text:p>21830.2912473914</text:p>
              </table:table-cell>
              <table:table-cell office:value-type="float" office:value="17900">
                <text:p>17900</text:p>
              </table:table-cell>
              <table:table-cell office:value-type="float" office:value="0">
                <text:p>0</text:p>
              </table:table-cell>
              <table:table-cell office:value-type="float" office:value="18021">
                <text:p>18021</text:p>
              </table:table-cell>
              <table:table-cell office:value-type="float" office:value="21974">
                <text:p>219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209331678001">
                <text:p>16.209331678001</text:p>
              </table:table-cell>
              <table:table-cell office:value-type="float" office:value="0.10389890100123">
                <text:p>0.10389890100123</text:p>
              </table:table-cell>
              <table:table-cell office:value-type="float" office:value="22859.0194865193">
                <text:p>22859.0194865193</text:p>
              </table:table-cell>
              <table:table-cell office:value-type="float" office:value="21974">
                <text:p>21974</text:p>
              </table:table-cell>
              <table:table-cell office:value-type="float" office:value="0">
                <text:p>0</text:p>
              </table:table-cell>
              <table:table-cell office:value-type="float" office:value="19937">
                <text:p>19937</text:p>
              </table:table-cell>
              <table:table-cell office:value-type="float" office:value="26180">
                <text:p>261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4128411670008">
                <text:p>16.4128411670008</text:p>
              </table:table-cell>
              <table:table-cell office:value-type="float" office:value="0.103975451000224">
                <text:p>0.103975451000224</text:p>
              </table:table-cell>
              <table:table-cell office:value-type="float" office:value="23936.2254018261">
                <text:p>23936.2254018261</text:p>
              </table:table-cell>
              <table:table-cell office:value-type="float" office:value="26180">
                <text:p>26180</text:p>
              </table:table-cell>
              <table:table-cell office:value-type="float" office:value="0">
                <text:p>0</text:p>
              </table:table-cell>
              <table:table-cell office:value-type="float" office:value="24077">
                <text:p>24077</text:p>
              </table:table-cell>
              <table:table-cell office:value-type="float" office:value="25789">
                <text:p>257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6383080180003">
                <text:p>16.6383080180003</text:p>
              </table:table-cell>
              <table:table-cell office:value-type="float" office:value="0.189930520999042">
                <text:p>0.189930520999042</text:p>
              </table:table-cell>
              <table:table-cell office:value-type="float" office:value="25064.1934499817">
                <text:p>25064.1934499817</text:p>
              </table:table-cell>
              <table:table-cell office:value-type="float" office:value="17193">
                <text:p>17193</text:p>
              </table:table-cell>
              <table:table-cell office:value-type="float" office:value="0">
                <text:p>0</text:p>
              </table:table-cell>
              <table:table-cell office:value-type="float" office:value="17388.5">
                <text:p>17388.5</text:p>
              </table:table-cell>
              <table:table-cell office:value-type="float" office:value="22180">
                <text:p>221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8415959159993">
                <text:p>16.8415959159993</text:p>
              </table:table-cell>
              <table:table-cell office:value-type="float" office:value="0.103690457999619">
                <text:p>0.103690457999619</text:p>
              </table:table-cell>
              <table:table-cell office:value-type="float" office:value="26245.315740141">
                <text:p>26245.315740141</text:p>
              </table:table-cell>
              <table:table-cell office:value-type="float" office:value="21826">
                <text:p>21826</text:p>
              </table:table-cell>
              <table:table-cell office:value-type="float" office:value="0">
                <text:p>0</text:p>
              </table:table-cell>
              <table:table-cell office:value-type="float" office:value="23630.5">
                <text:p>23630.5</text:p>
              </table:table-cell>
              <table:table-cell office:value-type="float" office:value="22953">
                <text:p>229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.0461207730004">
                <text:p>17.0461207730004</text:p>
              </table:table-cell>
              <table:table-cell office:value-type="float" office:value="0.101925131000826">
                <text:p>0.101925131000826</text:p>
              </table:table-cell>
              <table:table-cell office:value-type="float" office:value="27482.0971069466">
                <text:p>27482.0971069466</text:p>
              </table:table-cell>
              <table:table-cell office:value-type="float" office:value="22953">
                <text:p>22953</text:p>
              </table:table-cell>
              <table:table-cell office:value-type="float" office:value="0">
                <text:p>0</text:p>
              </table:table-cell>
              <table:table-cell office:value-type="float" office:value="22566.5">
                <text:p>22566.5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2491700120008">
                <text:p>17.2491700120008</text:p>
              </table:table-cell>
              <table:table-cell office:value-type="float" office:value="0.103658175001328">
                <text:p>0.103658175001328</text:p>
              </table:table-cell>
              <table:table-cell office:value-type="float" office:value="28777.1604225929">
                <text:p>28777.1604225929</text:p>
              </table:table-cell>
              <table:table-cell office:value-type="float" office:value="28680">
                <text:p>28680</text:p>
              </table:table-cell>
              <table:table-cell office:value-type="float" office:value="0">
                <text:p>0</text:p>
              </table:table-cell>
              <table:table-cell office:value-type="float" office:value="25816.5">
                <text:p>25816.5</text:p>
              </table:table-cell>
              <table:table-cell office:value-type="float" office:value="33093">
                <text:p>330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4517158359995">
                <text:p>17.4517158359995</text:p>
              </table:table-cell>
              <table:table-cell office:value-type="float" office:value="0.103776948999439">
                <text:p>0.103776948999439</text:p>
              </table:table-cell>
              <table:table-cell office:value-type="float" office:value="30133.2521592148">
                <text:p>30133.2521592148</text:p>
              </table:table-cell>
              <table:table-cell office:value-type="float" office:value="33093">
                <text:p>33093</text:p>
              </table:table-cell>
              <table:table-cell office:value-type="float" office:value="0">
                <text:p>0</text:p>
              </table:table-cell>
              <table:table-cell office:value-type="float" office:value="30886.5">
                <text:p>30886.5</text:p>
              </table:table-cell>
              <table:table-cell office:value-type="float" office:value="31460">
                <text:p>314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6553801160007">
                <text:p>17.6553801160007</text:p>
              </table:table-cell>
              <table:table-cell office:value-type="float" office:value="0.103424794999228">
                <text:p>0.103424794999228</text:p>
              </table:table-cell>
              <table:table-cell office:value-type="float" office:value="31553.2482133972">
                <text:p>31553.2482133972</text:p>
              </table:table-cell>
              <table:table-cell office:value-type="float" office:value="31460">
                <text:p>31460</text:p>
              </table:table-cell>
              <table:table-cell office:value-type="float" office:value="0">
                <text:p>0</text:p>
              </table:table-cell>
              <table:table-cell office:value-type="float" office:value="32276.5">
                <text:p>32276.5</text:p>
              </table:table-cell>
              <table:table-cell office:value-type="float" office:value="27618">
                <text:p>276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8598220860004">
                <text:p>17.8598220860004</text:p>
              </table:table-cell>
              <table:table-cell office:value-type="float" office:value="0.103458411000247">
                <text:p>0.103458411000247</text:p>
              </table:table-cell>
              <table:table-cell office:value-type="float" office:value="33040.1600051587">
                <text:p>33040.1600051587</text:p>
              </table:table-cell>
              <table:table-cell office:value-type="float" office:value="27618">
                <text:p>27618</text:p>
              </table:table-cell>
              <table:table-cell office:value-type="float" office:value="0">
                <text:p>0</text:p>
              </table:table-cell>
              <table:table-cell office:value-type="float" office:value="29539">
                <text:p>29539</text:p>
              </table:table-cell>
              <table:table-cell office:value-type="float" office:value="29234">
                <text:p>292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.0617050090004">
                <text:p>18.0617050090004</text:p>
              </table:table-cell>
              <table:table-cell office:value-type="float" office:value="0.109521561000292">
                <text:p>0.109521561000292</text:p>
              </table:table-cell>
              <table:table-cell office:value-type="float" office:value="34597.1408643433">
                <text:p>34597.1408643433</text:p>
              </table:table-cell>
              <table:table-cell office:value-type="float" office:value="29234">
                <text:p>29234</text:p>
              </table:table-cell>
              <table:table-cell office:value-type="float" office:value="0">
                <text:p>0</text:p>
              </table:table-cell>
              <table:table-cell office:value-type="float" office:value="28426">
                <text:p>28426</text:p>
              </table:table-cell>
              <table:table-cell office:value-type="float" office:value="36583">
                <text:p>365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2645145780007">
                <text:p>18.2645145780007</text:p>
              </table:table-cell>
              <table:table-cell office:value-type="float" office:value="0.102875896000114">
                <text:p>0.102875896000114</text:p>
              </table:table-cell>
              <table:table-cell office:value-type="float" office:value="36227.4927179628">
                <text:p>36227.4927179628</text:p>
              </table:table-cell>
              <table:table-cell office:value-type="float" office:value="36583">
                <text:p>36583</text:p>
              </table:table-cell>
              <table:table-cell office:value-type="float" office:value="0">
                <text:p>0</text:p>
              </table:table-cell>
              <table:table-cell office:value-type="float" office:value="32908.5">
                <text:p>32908.5</text:p>
              </table:table-cell>
              <table:table-cell office:value-type="float" office:value="41636">
                <text:p>416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4663294839993">
                <text:p>18.4663294839993</text:p>
              </table:table-cell>
              <table:table-cell office:value-type="float" office:value="0.103646907000439">
                <text:p>0.103646907000439</text:p>
              </table:table-cell>
              <table:table-cell office:value-type="float" office:value="37934.6730926737">
                <text:p>37934.6730926737</text:p>
              </table:table-cell>
              <table:table-cell office:value-type="float" office:value="41559.5">
                <text:p>41559.5</text:p>
              </table:table-cell>
              <table:table-cell office:value-type="float" office:value="0">
                <text:p>0</text:p>
              </table:table-cell>
              <table:table-cell office:value-type="float" office:value="39033">
                <text:p>39033</text:p>
              </table:table-cell>
              <table:table-cell office:value-type="float" office:value="39100">
                <text:p>39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7114705340009">
                <text:p>18.7114705340009</text:p>
              </table:table-cell>
              <table:table-cell office:value-type="float" office:value="0.207537395001054">
                <text:p>0.207537395001054</text:p>
              </table:table-cell>
              <table:table-cell office:value-type="float" office:value="39722.3024472378">
                <text:p>39722.3024472378</text:p>
              </table:table-cell>
              <table:table-cell office:value-type="float" office:value="26567.5">
                <text:p>26567.5</text:p>
              </table:table-cell>
              <table:table-cell office:value-type="float" office:value="0">
                <text:p>0</text:p>
              </table:table-cell>
              <table:table-cell office:value-type="float" office:value="27835.5">
                <text:p>27835.5</text:p>
              </table:table-cell>
              <table:table-cell office:value-type="float" office:value="33930">
                <text:p>339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9152238019997">
                <text:p>18.9152238019997</text:p>
              </table:table-cell>
              <table:table-cell office:value-type="float" office:value="0.108977476998916">
                <text:p>0.108977476998916</text:p>
              </table:table-cell>
              <table:table-cell office:value-type="float" office:value="41594.1718505166">
                <text:p>41594.1718505166</text:p>
              </table:table-cell>
              <table:table-cell office:value-type="float" office:value="32730">
                <text:p>32730</text:p>
              </table:table-cell>
              <table:table-cell office:value-type="float" office:value="0">
                <text:p>0</text:p>
              </table:table-cell>
              <table:table-cell office:value-type="float" office:value="35315">
                <text:p>35315</text:p>
              </table:table-cell>
              <table:table-cell office:value-type="float" office:value="38452">
                <text:p>384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.1173236390005">
                <text:p>19.1173236390005</text:p>
              </table:table-cell>
              <table:table-cell office:value-type="float" office:value="0.104205478000949">
                <text:p>0.104205478000949</text:p>
              </table:table-cell>
              <table:table-cell office:value-type="float" office:value="43554.2510212826">
                <text:p>43554.2510212826</text:p>
              </table:table-cell>
              <table:table-cell office:value-type="float" office:value="38452">
                <text:p>38452</text:p>
              </table:table-cell>
              <table:table-cell office:value-type="float" office:value="0">
                <text:p>0</text:p>
              </table:table-cell>
              <table:table-cell office:value-type="float" office:value="36191">
                <text:p>36191</text:p>
              </table:table-cell>
              <table:table-cell office:value-type="float" office:value="47971">
                <text:p>479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319687991001">
                <text:p>19.319687991001</text:p>
              </table:table-cell>
              <table:table-cell office:value-type="float" office:value="0.103901356000279">
                <text:p>0.103901356000279</text:p>
              </table:table-cell>
              <table:table-cell office:value-type="float" office:value="45606.6967468986">
                <text:p>45606.6967468986</text:p>
              </table:table-cell>
              <table:table-cell office:value-type="float" office:value="47971">
                <text:p>47971</text:p>
              </table:table-cell>
              <table:table-cell office:value-type="float" office:value="0">
                <text:p>0</text:p>
              </table:table-cell>
              <table:table-cell office:value-type="float" office:value="43211.5">
                <text:p>43211.5</text:p>
              </table:table-cell>
              <table:table-cell office:value-type="float" office:value="51786">
                <text:p>517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522469761001">
                <text:p>19.522469761001</text:p>
              </table:table-cell>
              <table:table-cell office:value-type="float" office:value="0.100934802001575">
                <text:p>0.100934802001575</text:p>
              </table:table-cell>
              <table:table-cell office:value-type="float" office:value="47755.8616987169">
                <text:p>47755.8616987169</text:p>
              </table:table-cell>
              <table:table-cell office:value-type="float" office:value="51786">
                <text:p>51786</text:p>
              </table:table-cell>
              <table:table-cell office:value-type="float" office:value="0">
                <text:p>0</text:p>
              </table:table-cell>
              <table:table-cell office:value-type="float" office:value="49878.5">
                <text:p>49878.5</text:p>
              </table:table-cell>
              <table:table-cell office:value-type="float" office:value="46712">
                <text:p>467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7259673589997">
                <text:p>19.7259673589997</text:p>
              </table:table-cell>
              <table:table-cell office:value-type="float" office:value="0.105005635999987">
                <text:p>0.105005635999987</text:p>
              </table:table-cell>
              <table:table-cell office:value-type="float" office:value="50006.303662895">
                <text:p>50006.303662895</text:p>
              </table:table-cell>
              <table:table-cell office:value-type="float" office:value="46712">
                <text:p>46712</text:p>
              </table:table-cell>
              <table:table-cell office:value-type="float" office:value="0">
                <text:p>0</text:p>
              </table:table-cell>
              <table:table-cell office:value-type="float" office:value="49249">
                <text:p>49249</text:p>
              </table:table-cell>
              <table:table-cell office:value-type="float" office:value="42585">
                <text:p>425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9297879170008">
                <text:p>19.9297879170008</text:p>
              </table:table-cell>
              <table:table-cell office:value-type="float" office:value="0.103065333001723">
                <text:p>0.103065333001723</text:p>
              </table:table-cell>
              <table:table-cell office:value-type="float" office:value="52362.7952062029">
                <text:p>52362.7952062029</text:p>
              </table:table-cell>
              <table:table-cell office:value-type="float" office:value="42585">
                <text:p>42585</text:p>
              </table:table-cell>
              <table:table-cell office:value-type="float" office:value="0">
                <text:p>0</text:p>
              </table:table-cell>
              <table:table-cell office:value-type="float" office:value="44648.5">
                <text:p>44648.5</text:p>
              </table:table-cell>
              <table:table-cell office:value-type="float" office:value="49045">
                <text:p>490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.1319630630005">
                <text:p>20.1319630630005</text:p>
              </table:table-cell>
              <table:table-cell office:value-type="float" office:value="0.10246098800053">
                <text:p>0.10246098800053</text:p>
              </table:table-cell>
              <table:table-cell office:value-type="float" office:value="54830.3337973214">
                <text:p>54830.3337973214</text:p>
              </table:table-cell>
              <table:table-cell office:value-type="float" office:value="49045">
                <text:p>49045</text:p>
              </table:table-cell>
              <table:table-cell office:value-type="float" office:value="0">
                <text:p>0</text:p>
              </table:table-cell>
              <table:table-cell office:value-type="float" office:value="45815">
                <text:p>45815</text:p>
              </table:table-cell>
              <table:table-cell office:value-type="float" office:value="60923">
                <text:p>609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3346740870002">
                <text:p>20.3346740870002</text:p>
              </table:table-cell>
              <table:table-cell office:value-type="float" office:value="0.107344662999822">
                <text:p>0.107344662999822</text:p>
              </table:table-cell>
              <table:table-cell office:value-type="float" office:value="57414.1524050945">
                <text:p>57414.1524050945</text:p>
              </table:table-cell>
              <table:table-cell office:value-type="float" office:value="60923">
                <text:p>60923</text:p>
              </table:table-cell>
              <table:table-cell office:value-type="float" office:value="0">
                <text:p>0</text:p>
              </table:table-cell>
              <table:table-cell office:value-type="float" office:value="54984">
                <text:p>54984</text:p>
              </table:table-cell>
              <table:table-cell office:value-type="float" office:value="64813">
                <text:p>648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5384817329996">
                <text:p>20.5384817329996</text:p>
              </table:table-cell>
              <table:table-cell office:value-type="float" office:value="0.102806913999302">
                <text:p>0.102806913999302</text:p>
              </table:table-cell>
              <table:table-cell office:value-type="float" office:value="60119.7305962135">
                <text:p>60119.7305962135</text:p>
              </table:table-cell>
              <table:table-cell office:value-type="float" office:value="61787">
                <text:p>61787</text:p>
              </table:table-cell>
              <table:table-cell office:value-type="float" office:value="0">
                <text:p>0</text:p>
              </table:table-cell>
              <table:table-cell office:value-type="float" office:value="59842">
                <text:p>59842</text:p>
              </table:table-cell>
              <table:table-cell office:value-type="float" office:value="57926">
                <text:p>579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7419534210003">
                <text:p>20.7419534210003</text:p>
              </table:table-cell>
              <table:table-cell office:value-type="float" office:value="0.105595442999402">
                <text:p>0.105595442999402</text:p>
              </table:table-cell>
              <table:table-cell office:value-type="float" office:value="62952.8061558664">
                <text:p>62952.8061558664</text:p>
              </table:table-cell>
              <table:table-cell office:value-type="float" office:value="56726">
                <text:p>56726</text:p>
              </table:table-cell>
              <table:table-cell office:value-type="float" office:value="0">
                <text:p>0</text:p>
              </table:table-cell>
              <table:table-cell office:value-type="float" office:value="61369.5">
                <text:p>61369.5</text:p>
              </table:table-cell>
              <table:table-cell office:value-type="float" office:value="53521">
                <text:p>535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0347879010005">
                <text:p>21.0347879010005</text:p>
              </table:table-cell>
              <table:table-cell office:value-type="float" office:value="0.224749404998875">
                <text:p>0.224749404998875</text:p>
              </table:table-cell>
              <table:table-cell office:value-type="float" office:value="65919.3872559984">
                <text:p>65919.3872559984</text:p>
              </table:table-cell>
              <table:table-cell office:value-type="float" office:value="43921">
                <text:p>43921</text:p>
              </table:table-cell>
              <table:table-cell office:value-type="float" office:value="0">
                <text:p>0</text:p>
              </table:table-cell>
              <table:table-cell office:value-type="float" office:value="44923.5">
                <text:p>44923.5</text:p>
              </table:table-cell>
              <table:table-cell office:value-type="float" office:value="68114">
                <text:p>681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2397223610005">
                <text:p>21.2397223610005</text:p>
              </table:table-cell>
              <table:table-cell office:value-type="float" office:value="0.120783857999413">
                <text:p>0.120783857999413</text:p>
              </table:table-cell>
              <table:table-cell office:value-type="float" office:value="69025.7651969872">
                <text:p>69025.7651969872</text:p>
              </table:table-cell>
              <table:table-cell office:value-type="float" office:value="66914">
                <text:p>66914</text:p>
              </table:table-cell>
              <table:table-cell office:value-type="float" office:value="0">
                <text:p>0</text:p>
              </table:table-cell>
              <table:table-cell office:value-type="float" office:value="59617.5">
                <text:p>59617.5</text:p>
              </table:table-cell>
              <table:table-cell office:value-type="float" office:value="79361">
                <text:p>793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4427552489997">
                <text:p>21.4427552489997</text:p>
              </table:table-cell>
              <table:table-cell office:value-type="float" office:value="0.102954503998262">
                <text:p>0.102954503998262</text:p>
              </table:table-cell>
              <table:table-cell office:value-type="float" office:value="72278.5277497562">
                <text:p>72278.5277497562</text:p>
              </table:table-cell>
              <table:table-cell office:value-type="float" office:value="79361">
                <text:p>79361</text:p>
              </table:table-cell>
              <table:table-cell office:value-type="float" office:value="0">
                <text:p>0</text:p>
              </table:table-cell>
              <table:table-cell office:value-type="float" office:value="73737.5">
                <text:p>73737.5</text:p>
              </table:table-cell>
              <table:table-cell office:value-type="float" office:value="76041">
                <text:p>760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6450830939993">
                <text:p>21.6450830939993</text:p>
              </table:table-cell>
              <table:table-cell office:value-type="float" office:value="0.103341256000931">
                <text:p>0.103341256000931</text:p>
              </table:table-cell>
              <table:table-cell office:value-type="float" office:value="75684.57312662">
                <text:p>75684.57312662</text:p>
              </table:table-cell>
              <table:table-cell office:value-type="float" office:value="76041">
                <text:p>76041</text:p>
              </table:table-cell>
              <table:table-cell office:value-type="float" office:value="0">
                <text:p>0</text:p>
              </table:table-cell>
              <table:table-cell office:value-type="float" office:value="77701">
                <text:p>77701</text:p>
              </table:table-cell>
              <table:table-cell office:value-type="float" office:value="66674">
                <text:p>666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8493716249996">
                <text:p>21.8493716249996</text:p>
              </table:table-cell>
              <table:table-cell office:value-type="float" office:value="0.103245087000687">
                <text:p>0.103245087000687</text:p>
              </table:table-cell>
              <table:table-cell office:value-type="float" office:value="79251.12461049">
                <text:p>79251.12461049</text:p>
              </table:table-cell>
              <table:table-cell office:value-type="float" office:value="66674">
                <text:p>66674</text:p>
              </table:table-cell>
              <table:table-cell office:value-type="float" office:value="0">
                <text:p>0</text:p>
              </table:table-cell>
              <table:table-cell office:value-type="float" office:value="71357.5">
                <text:p>71357.5</text:p>
              </table:table-cell>
              <table:table-cell office:value-type="float" office:value="69641">
                <text:p>696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.052341554001">
                <text:p>22.052341554001</text:p>
              </table:table-cell>
              <table:table-cell office:value-type="float" office:value="0.103518145000635">
                <text:p>0.103518145000635</text:p>
              </table:table-cell>
              <table:table-cell office:value-type="float" office:value="82985.7458734657">
                <text:p>82985.7458734657</text:p>
              </table:table-cell>
              <table:table-cell office:value-type="float" office:value="69641">
                <text:p>69641</text:p>
              </table:table-cell>
              <table:table-cell office:value-type="float" office:value="0">
                <text:p>0</text:p>
              </table:table-cell>
              <table:table-cell office:value-type="float" office:value="68157.5">
                <text:p>68157.5</text:p>
              </table:table-cell>
              <table:table-cell office:value-type="float" office:value="87067">
                <text:p>870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2557640659998">
                <text:p>22.2557640659998</text:p>
              </table:table-cell>
              <table:table-cell office:value-type="float" office:value="0.104119318000812">
                <text:p>0.104119318000812</text:p>
              </table:table-cell>
              <table:table-cell office:value-type="float" office:value="86896.3570172969">
                <text:p>86896.3570172969</text:p>
              </table:table-cell>
              <table:table-cell office:value-type="float" office:value="87067">
                <text:p>87067</text:p>
              </table:table-cell>
              <table:table-cell office:value-type="float" office:value="0">
                <text:p>0</text:p>
              </table:table-cell>
              <table:table-cell office:value-type="float" office:value="78354">
                <text:p>78354</text:p>
              </table:table-cell>
              <table:table-cell office:value-type="float" office:value="99919">
                <text:p>999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4584426700003">
                <text:p>22.4584426700003</text:p>
              </table:table-cell>
              <table:table-cell office:value-type="float" office:value="0.102724829999715">
                <text:p>0.102724829999715</text:p>
              </table:table-cell>
              <table:table-cell office:value-type="float" office:value="90991.2513697358">
                <text:p>90991.2513697358</text:p>
              </table:table-cell>
              <table:table-cell office:value-type="float" office:value="97062">
                <text:p>97062</text:p>
              </table:table-cell>
              <table:table-cell office:value-type="float" office:value="0">
                <text:p>0</text:p>
              </table:table-cell>
              <table:table-cell office:value-type="float" office:value="90636">
                <text:p>90636</text:p>
              </table:table-cell>
              <table:table-cell office:value-type="float" office:value="94449">
                <text:p>944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6605105199997">
                <text:p>22.6605105199997</text:p>
              </table:table-cell>
              <table:table-cell office:value-type="float" office:value="0.106136827000228">
                <text:p>0.106136827000228</text:p>
              </table:table-cell>
              <table:table-cell office:value-type="float" office:value="95279.1130723973">
                <text:p>95279.1130723973</text:p>
              </table:table-cell>
              <table:table-cell office:value-type="float" office:value="91449">
                <text:p>91449</text:p>
              </table:table-cell>
              <table:table-cell office:value-type="float" office:value="0">
                <text:p>0</text:p>
              </table:table-cell>
              <table:table-cell office:value-type="float" office:value="94184">
                <text:p>94184</text:p>
              </table:table-cell>
              <table:table-cell office:value-type="float" office:value="83150">
                <text:p>8315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8642675800002">
                <text:p>22.8642675800002</text:p>
              </table:table-cell>
              <table:table-cell office:value-type="float" office:value="0.103447221001261">
                <text:p>0.103447221001261</text:p>
              </table:table-cell>
              <table:table-cell office:value-type="float" office:value="99769.0354974292">
                <text:p>99769.0354974292</text:p>
              </table:table-cell>
              <table:table-cell office:value-type="float" office:value="78950">
                <text:p>78950</text:p>
              </table:table-cell>
              <table:table-cell office:value-type="float" office:value="0">
                <text:p>0</text:p>
              </table:table-cell>
              <table:table-cell office:value-type="float" office:value="84599.5">
                <text:p>84599.5</text:p>
              </table:table-cell>
              <table:table-cell office:value-type="float" office:value="88549">
                <text:p>885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.0677056069999">
                <text:p>23.0677056069999</text:p>
              </table:table-cell>
              <table:table-cell office:value-type="float" office:value="0.103691778000211">
                <text:p>0.103691778000211</text:p>
              </table:table-cell>
              <table:table-cell office:value-type="float" office:value="104470.540532046">
                <text:p>104470.540532046</text:p>
              </table:table-cell>
              <table:table-cell office:value-type="float" office:value="85549">
                <text:p>85549</text:p>
              </table:table-cell>
              <table:table-cell office:value-type="float" office:value="0">
                <text:p>0</text:p>
              </table:table-cell>
              <table:table-cell office:value-type="float" office:value="82849.5">
                <text:p>82849.5</text:p>
              </table:table-cell>
              <table:table-cell office:value-type="float" office:value="111012">
                <text:p>1110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.2706185229999">
                <text:p>23.2706185229999</text:p>
              </table:table-cell>
              <table:table-cell office:value-type="float" office:value="0.103418602000602">
                <text:p>0.103418602000602</text:p>
              </table:table-cell>
              <table:table-cell office:value-type="float" office:value="109393.598771827">
                <text:p>109393.598771827</text:p>
              </table:table-cell>
              <table:table-cell office:value-type="float" office:value="108612">
                <text:p>108612</text:p>
              </table:table-cell>
              <table:table-cell office:value-type="float" office:value="0">
                <text:p>0</text:p>
              </table:table-cell>
              <table:table-cell office:value-type="float" office:value="97380.5">
                <text:p>97380.5</text:p>
              </table:table-cell>
              <table:table-cell office:value-type="float" office:value="125653">
                <text:p>1256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5889301379993">
                <text:p>23.5889301379993</text:p>
              </table:table-cell>
              <table:table-cell office:value-type="float" office:value="0.228371384999264">
                <text:p>0.228371384999264</text:p>
              </table:table-cell>
              <table:table-cell office:value-type="float" office:value="114548.650665596">
                <text:p>114548.650665596</text:p>
              </table:table-cell>
              <table:table-cell office:value-type="float" office:value="119653">
                <text:p>119653</text:p>
              </table:table-cell>
              <table:table-cell office:value-type="float" office:value="0">
                <text:p>0</text:p>
              </table:table-cell>
              <table:table-cell office:value-type="float" office:value="112332.5">
                <text:p>112332.5</text:p>
              </table:table-cell>
              <table:table-cell office:value-type="float" office:value="105362">
                <text:p>1053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7999935820008">
                <text:p>23.7999935820008</text:p>
              </table:table-cell>
              <table:table-cell office:value-type="float" office:value="0.13357648300007">
                <text:p>0.13357648300007</text:p>
              </table:table-cell>
              <table:table-cell office:value-type="float" office:value="119946.628656741">
                <text:p>119946.628656741</text:p>
              </table:table-cell>
              <table:table-cell office:value-type="float" office:value="104162">
                <text:p>104162</text:p>
              </table:table-cell>
              <table:table-cell office:value-type="float" office:value="0">
                <text:p>0</text:p>
              </table:table-cell>
              <table:table-cell office:value-type="float" office:value="114307.5">
                <text:p>114307.5</text:p>
              </table:table-cell>
              <table:table-cell office:value-type="float" office:value="102864">
                <text:p>1028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.0032138759998">
                <text:p>24.0032138759998</text:p>
              </table:table-cell>
              <table:table-cell office:value-type="float" office:value="0.107894073000352">
                <text:p>0.107894073000352</text:p>
              </table:table-cell>
              <table:table-cell office:value-type="float" office:value="125598.980367905">
                <text:p>125598.980367905</text:p>
              </table:table-cell>
              <table:table-cell office:value-type="float" office:value="101832">
                <text:p>101832</text:p>
              </table:table-cell>
              <table:table-cell office:value-type="float" office:value="0">
                <text:p>0</text:p>
              </table:table-cell>
              <table:table-cell office:value-type="float" office:value="103086.5">
                <text:p>103086.5</text:p>
              </table:table-cell>
              <table:table-cell office:value-type="float" office:value="126076">
                <text:p>1260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.2059913789999">
                <text:p>24.2059913789999</text:p>
              </table:table-cell>
              <table:table-cell office:value-type="float" office:value="0.102981691999958">
                <text:p>0.102981691999958</text:p>
              </table:table-cell>
              <table:table-cell office:value-type="float" office:value="131517.692878237">
                <text:p>131517.692878237</text:p>
              </table:table-cell>
              <table:table-cell office:value-type="float" office:value="122476">
                <text:p>122476</text:p>
              </table:table-cell>
              <table:table-cell office:value-type="float" office:value="0">
                <text:p>0</text:p>
              </table:table-cell>
              <table:table-cell office:value-type="float" office:value="110864.5">
                <text:p>110864.5</text:p>
              </table:table-cell>
              <table:table-cell office:value-type="float" office:value="150523">
                <text:p>1505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.409063905001">
                <text:p>24.409063905001</text:p>
              </table:table-cell>
              <table:table-cell office:value-type="float" office:value="0.124299050001355">
                <text:p>0.124299050001355</text:p>
              </table:table-cell>
              <table:table-cell office:value-type="float" office:value="137715.318144687">
                <text:p>137715.318144687</text:p>
              </table:table-cell>
              <table:table-cell office:value-type="float" office:value="134923">
                <text:p>134923</text:p>
              </table:table-cell>
              <table:table-cell office:value-type="float" office:value="0">
                <text:p>0</text:p>
              </table:table-cell>
              <table:table-cell office:value-type="float" office:value="122699.5">
                <text:p>122699.5</text:p>
              </table:table-cell>
              <table:table-cell office:value-type="float" office:value="148795">
                <text:p>1487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.6115856079996">
                <text:p>24.6115856079996</text:p>
              </table:table-cell>
              <table:table-cell office:value-type="float" office:value="0.122074070999588">
                <text:p>0.122074070999588</text:p>
              </table:table-cell>
              <table:table-cell office:value-type="float" office:value="144204.999621239">
                <text:p>144204.999621239</text:p>
              </table:table-cell>
              <table:table-cell office:value-type="float" office:value="121157">
                <text:p>121157</text:p>
              </table:table-cell>
              <table:table-cell office:value-type="float" office:value="0">
                <text:p>0</text:p>
              </table:table-cell>
              <table:table-cell office:value-type="float" office:value="122021">
                <text:p>122021</text:p>
              </table:table-cell>
              <table:table-cell office:value-type="float" office:value="130166">
                <text:p>1301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.8151346369996">
                <text:p>24.8151346369996</text:p>
              </table:table-cell>
              <table:table-cell office:value-type="float" office:value="0.107085400000869">
                <text:p>0.107085400000869</text:p>
              </table:table-cell>
              <table:table-cell office:value-type="float" office:value="151000.500132554">
                <text:p>151000.500132554</text:p>
              </table:table-cell>
              <table:table-cell office:value-type="float" office:value="113142.5">
                <text:p>113142.5</text:p>
              </table:table-cell>
              <table:table-cell office:value-type="float" office:value="0">
                <text:p>0</text:p>
              </table:table-cell>
              <table:table-cell office:value-type="float" office:value="122457">
                <text:p>122457</text:p>
              </table:table-cell>
              <table:table-cell office:value-type="float" office:value="130268">
                <text:p>1302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.0182327679995">
                <text:p>25.0182327679995</text:p>
              </table:table-cell>
              <table:table-cell office:value-type="float" office:value="0.107063977999132">
                <text:p>0.107063977999132</text:p>
              </table:table-cell>
              <table:table-cell office:value-type="float" office:value="158116.231061127">
                <text:p>158116.231061127</text:p>
              </table:table-cell>
              <table:table-cell office:value-type="float" office:value="121868">
                <text:p>121868</text:p>
              </table:table-cell>
              <table:table-cell office:value-type="float" office:value="0">
                <text:p>0</text:p>
              </table:table-cell>
              <table:table-cell office:value-type="float" office:value="121817">
                <text:p>121817</text:p>
              </table:table-cell>
              <table:table-cell office:value-type="float" office:value="160948">
                <text:p>1609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.2203798549999">
                <text:p>25.2203798549999</text:p>
              </table:table-cell>
              <table:table-cell office:value-type="float" office:value="0.133366727999601">
                <text:p>0.133366727999601</text:p>
              </table:table-cell>
              <table:table-cell office:value-type="float" office:value="165567.282909851">
                <text:p>165567.282909851</text:p>
              </table:table-cell>
              <table:table-cell office:value-type="float" office:value="138412">
                <text:p>138412</text:p>
              </table:table-cell>
              <table:table-cell office:value-type="float" office:value="0">
                <text:p>0</text:p>
              </table:table-cell>
              <table:table-cell office:value-type="float" office:value="123072">
                <text:p>123072</text:p>
              </table:table-cell>
              <table:table-cell office:value-type="float" office:value="189995">
                <text:p>1899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.4281102259993">
                <text:p>25.4281102259993</text:p>
              </table:table-cell>
              <table:table-cell office:value-type="float" office:value="0.163125592998767">
                <text:p>0.163125592998767</text:p>
              </table:table-cell>
              <table:table-cell office:value-type="float" office:value="173369.457304817">
                <text:p>173369.457304817</text:p>
              </table:table-cell>
              <table:table-cell office:value-type="float" office:value="135657">
                <text:p>135657</text:p>
              </table:table-cell>
              <table:table-cell office:value-type="float" office:value="0">
                <text:p>0</text:p>
              </table:table-cell>
              <table:table-cell office:value-type="float" office:value="121133.5">
                <text:p>121133.5</text:p>
              </table:table-cell>
              <table:table-cell office:value-type="float" office:value="184599">
                <text:p>1845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.6316762309998">
                <text:p>25.6316762309998</text:p>
              </table:table-cell>
              <table:table-cell office:value-type="float" office:value="0.144497388999298">
                <text:p>0.144497388999298</text:p>
              </table:table-cell>
              <table:table-cell office:value-type="float" office:value="181539.300506202">
                <text:p>181539.300506202</text:p>
              </table:table-cell>
              <table:table-cell office:value-type="float" office:value="123201.5">
                <text:p>123201.5</text:p>
              </table:table-cell>
              <table:table-cell office:value-type="float" office:value="0">
                <text:p>0</text:p>
              </table:table-cell>
              <table:table-cell office:value-type="float" office:value="125899.5">
                <text:p>125899.5</text:p>
              </table:table-cell>
              <table:table-cell office:value-type="float" office:value="161398">
                <text:p>1613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8348368749994">
                <text:p>25.8348368749994</text:p>
              </table:table-cell>
              <table:table-cell office:value-type="float" office:value="0.134708694999063">
                <text:p>0.134708694999063</text:p>
              </table:table-cell>
              <table:table-cell office:value-type="float" office:value="190094.138498324">
                <text:p>190094.138498324</text:p>
              </table:table-cell>
              <table:table-cell office:value-type="float" office:value="113836.5">
                <text:p>113836.5</text:p>
              </table:table-cell>
              <table:table-cell office:value-type="float" office:value="0">
                <text:p>0</text:p>
              </table:table-cell>
              <table:table-cell office:value-type="float" office:value="124237">
                <text:p>124237</text:p>
              </table:table-cell>
              <table:table-cell office:value-type="float" office:value="165522">
                <text:p>1655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.0369515900002">
                <text:p>26.0369515900002</text:p>
              </table:table-cell>
              <table:table-cell office:value-type="float" office:value="0.136992141999144">
                <text:p>0.136992141999144</text:p>
              </table:table-cell>
              <table:table-cell office:value-type="float" office:value="199052.113733276">
                <text:p>199052.113733276</text:p>
              </table:table-cell>
              <table:table-cell office:value-type="float" office:value="126384.5">
                <text:p>126384.5</text:p>
              </table:table-cell>
              <table:table-cell office:value-type="float" office:value="0">
                <text:p>0</text:p>
              </table:table-cell>
              <table:table-cell office:value-type="float" office:value="121922.5">
                <text:p>121922.5</text:p>
              </table:table-cell>
              <table:table-cell office:value-type="float" office:value="205916">
                <text:p>2059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.238847603001">
                <text:p>26.238847603001</text:p>
              </table:table-cell>
              <table:table-cell office:value-type="float" office:value="0.165716362000239">
                <text:p>0.165716362000239</text:p>
              </table:table-cell>
              <table:table-cell office:value-type="float" office:value="120742.096651425">
                <text:p>120742.096651425</text:p>
              </table:table-cell>
              <table:table-cell office:value-type="float" office:value="137758">
                <text:p>137758</text:p>
              </table:table-cell>
              <table:table-cell office:value-type="float" office:value="0">
                <text:p>0</text:p>
              </table:table-cell>
              <table:table-cell office:value-type="float" office:value="122361">
                <text:p>122361</text:p>
              </table:table-cell>
              <table:table-cell office:value-type="float" office:value="138812">
                <text:p>1388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.4408999070001">
                <text:p>26.4408999070001</text:p>
              </table:table-cell>
              <table:table-cell office:value-type="float" office:value="0.279030871999566">
                <text:p>0.279030871999566</text:p>
              </table:table-cell>
              <table:table-cell office:value-type="float" office:value="120742.096651425">
                <text:p>120742.096651425</text:p>
              </table:table-cell>
              <table:table-cell office:value-type="float" office:value="17539.7803039995">
                <text:p>17539.7803039995</text:p>
              </table:table-cell>
              <table:table-cell office:value-type="float" office:value="0">
                <text:p>0</text:p>
              </table:table-cell>
              <table:table-cell office:value-type="float" office:value="56229.560607999">
                <text:p>56229.560607999</text:p>
              </table:table-cell>
              <table:table-cell office:value-type="float" office:value="127252">
                <text:p>1272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.6451845829997">
                <text:p>26.6451845829997</text:p>
              </table:table-cell>
              <table:table-cell office:value-type="float" office:value="0.106196194999939">
                <text:p>0.106196194999939</text:p>
              </table:table-cell>
              <table:table-cell office:value-type="float" office:value="120742.096651425">
                <text:p>120742.096651425</text:p>
              </table:table-cell>
              <table:table-cell office:value-type="float" office:value="116190.123815872">
                <text:p>116190.123815872</text:p>
              </table:table-cell>
              <table:table-cell office:value-type="float" office:value="0">
                <text:p>0</text:p>
              </table:table-cell>
              <table:table-cell office:value-type="float" office:value="116915.114927552">
                <text:p>116915.114927552</text:p>
              </table:table-cell>
              <table:table-cell office:value-type="float" office:value="106402">
                <text:p>1064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8481645160009">
                <text:p>26.8481645160009</text:p>
              </table:table-cell>
              <table:table-cell office:value-type="float" office:value="0.104930797999259">
                <text:p>0.104930797999259</text:p>
              </table:table-cell>
              <table:table-cell office:value-type="float" office:value="120742.096651425">
                <text:p>120742.096651425</text:p>
              </table:table-cell>
              <table:table-cell office:value-type="float" office:value="106263.203615536">
                <text:p>106263.203615536</text:p>
              </table:table-cell>
              <table:table-cell office:value-type="float" office:value="0">
                <text:p>0</text:p>
              </table:table-cell>
              <table:table-cell office:value-type="float" office:value="115958.415008872">
                <text:p>115958.415008872</text:p>
              </table:table-cell>
              <table:table-cell office:value-type="float" office:value="105971">
                <text:p>1059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.0532393659996">
                <text:p>27.0532393659996</text:p>
              </table:table-cell>
              <table:table-cell office:value-type="float" office:value="0.113436191999426">
                <text:p>0.113436191999426</text:p>
              </table:table-cell>
              <table:table-cell office:value-type="float" office:value="120742.096651425">
                <text:p>120742.096651425</text:p>
              </table:table-cell>
              <table:table-cell office:value-type="float" office:value="98230.6316395395">
                <text:p>98230.6316395395</text:p>
              </table:table-cell>
              <table:table-cell office:value-type="float" office:value="0">
                <text:p>0</text:p>
              </table:table-cell>
              <table:table-cell office:value-type="float" office:value="98230.6316395395">
                <text:p>98230.6316395395</text:p>
              </table:table-cell>
              <table:table-cell office:value-type="float" office:value="126773">
                <text:p>1267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.2549801219993">
                <text:p>27.2549801219993</text:p>
              </table:table-cell>
              <table:table-cell office:value-type="float" office:value="0.108133611000085">
                <text:p>0.108133611000085</text:p>
              </table:table-cell>
              <table:table-cell office:value-type="float" office:value="120742.096651425">
                <text:p>120742.096651425</text:p>
              </table:table-cell>
              <table:table-cell office:value-type="float" office:value="123138.298575109">
                <text:p>123138.298575109</text:p>
              </table:table-cell>
              <table:table-cell office:value-type="float" office:value="0">
                <text:p>0</text:p>
              </table:table-cell>
              <table:table-cell office:value-type="float" office:value="112427.172790194">
                <text:p>112427.172790194</text:p>
              </table:table-cell>
              <table:table-cell office:value-type="float" office:value="138842">
                <text:p>1388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.457759244">
                <text:p>27.457759244</text:p>
              </table:table-cell>
              <table:table-cell office:value-type="float" office:value="0.113979273999576">
                <text:p>0.113979273999576</text:p>
              </table:table-cell>
              <table:table-cell office:value-type="float" office:value="120742.096651425">
                <text:p>120742.096651425</text:p>
              </table:table-cell>
              <table:table-cell office:value-type="float" office:value="131241.927918586">
                <text:p>131241.927918586</text:p>
              </table:table-cell>
              <table:table-cell office:value-type="float" office:value="0">
                <text:p>0</text:p>
              </table:table-cell>
              <table:table-cell office:value-type="float" office:value="125027.497714848">
                <text:p>125027.497714848</text:p>
              </table:table-cell>
              <table:table-cell office:value-type="float" office:value="125411">
                <text:p>1254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.6606163359993">
                <text:p>27.6606163359993</text:p>
              </table:table-cell>
              <table:table-cell office:value-type="float" office:value="0.105114801001037">
                <text:p>0.105114801001037</text:p>
              </table:table-cell>
              <table:table-cell office:value-type="float" office:value="120742.096651425">
                <text:p>120742.096651425</text:p>
              </table:table-cell>
              <table:table-cell office:value-type="float" office:value="120262.236894931">
                <text:p>120262.236894931</text:p>
              </table:table-cell>
              <table:table-cell office:value-type="float" office:value="0">
                <text:p>0</text:p>
              </table:table-cell>
              <table:table-cell office:value-type="float" office:value="128568.034210562">
                <text:p>128568.034210562</text:p>
              </table:table-cell>
              <table:table-cell office:value-type="float" office:value="105400">
                <text:p>1054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8630354609995">
                <text:p>27.8630354609995</text:p>
              </table:table-cell>
              <table:table-cell office:value-type="float" office:value="0.10406121699998">
                <text:p>0.10406121699998</text:p>
              </table:table-cell>
              <table:table-cell office:value-type="float" office:value="120742.096651425">
                <text:p>120742.096651425</text:p>
              </table:table-cell>
              <table:table-cell office:value-type="float" office:value="108907.150589441">
                <text:p>108907.150589441</text:p>
              </table:table-cell>
              <table:table-cell office:value-type="float" office:value="0">
                <text:p>0</text:p>
              </table:table-cell>
              <table:table-cell office:value-type="float" office:value="117318.403357062">
                <text:p>117318.403357062</text:p>
              </table:table-cell>
              <table:table-cell office:value-type="float" office:value="106979">
                <text:p>1069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.0650928380001">
                <text:p>28.0650928380001</text:p>
              </table:table-cell>
              <table:table-cell office:value-type="float" office:value="0.103493049000463">
                <text:p>0.103493049000463</text:p>
              </table:table-cell>
              <table:table-cell office:value-type="float" office:value="120742.096651425">
                <text:p>120742.096651425</text:p>
              </table:table-cell>
              <table:table-cell office:value-type="float" office:value="108491.158083183">
                <text:p>108491.158083183</text:p>
              </table:table-cell>
              <table:table-cell office:value-type="float" office:value="0">
                <text:p>0</text:p>
              </table:table-cell>
              <table:table-cell office:value-type="float" office:value="107242.423479183">
                <text:p>107242.423479183</text:p>
              </table:table-cell>
              <table:table-cell office:value-type="float" office:value="127958">
                <text:p>1279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.2672560970004">
                <text:p>28.2672560970004</text:p>
              </table:table-cell>
              <table:table-cell office:value-type="float" office:value="0.106402883999181">
                <text:p>0.106402883999181</text:p>
              </table:table-cell>
              <table:table-cell office:value-type="float" office:value="120742.096651425">
                <text:p>120742.096651425</text:p>
              </table:table-cell>
              <table:table-cell office:value-type="float" office:value="130633.319784856">
                <text:p>130633.319784856</text:p>
              </table:table-cell>
              <table:table-cell office:value-type="float" office:value="0">
                <text:p>0</text:p>
              </table:table-cell>
              <table:table-cell office:value-type="float" office:value="117861.761561629">
                <text:p>117861.761561629</text:p>
              </table:table-cell>
              <table:table-cell office:value-type="float" office:value="138749">
                <text:p>1387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.4695024049997">
                <text:p>28.4695024049997</text:p>
              </table:table-cell>
              <table:table-cell office:value-type="float" office:value="0.115633381999942">
                <text:p>0.115633381999942</text:p>
              </table:table-cell>
              <table:table-cell office:value-type="float" office:value="120742.096651425">
                <text:p>120742.096651425</text:p>
              </table:table-cell>
              <table:table-cell office:value-type="float" office:value="128071.613207583">
                <text:p>128071.613207583</text:p>
              </table:table-cell>
              <table:table-cell office:value-type="float" office:value="0">
                <text:p>0</text:p>
              </table:table-cell>
              <table:table-cell office:value-type="float" office:value="125592.437218776">
                <text:p>125592.437218776</text:p>
              </table:table-cell>
              <table:table-cell office:value-type="float" office:value="124105">
                <text:p>1241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.6719957540008">
                <text:p>28.6719957540008</text:p>
              </table:table-cell>
              <table:table-cell office:value-type="float" office:value="0.108955662000881">
                <text:p>0.108955662000881</text:p>
              </table:table-cell>
              <table:table-cell office:value-type="float" office:value="120742.096651425">
                <text:p>120742.096651425</text:p>
              </table:table-cell>
              <table:table-cell office:value-type="float" office:value="108533.67795203">
                <text:p>108533.67795203</text:p>
              </table:table-cell>
              <table:table-cell office:value-type="float" office:value="0">
                <text:p>0</text:p>
              </table:table-cell>
              <table:table-cell office:value-type="float" office:value="116111.438999844">
                <text:p>116111.438999844</text:p>
              </table:table-cell>
              <table:table-cell office:value-type="float" office:value="104718">
                <text:p>1047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.8747287749993">
                <text:p>28.8747287749993</text:p>
              </table:table-cell>
              <table:table-cell office:value-type="float" office:value="0.111343810000108">
                <text:p>0.111343810000108</text:p>
              </table:table-cell>
              <table:table-cell office:value-type="float" office:value="120742.096651425">
                <text:p>120742.096651425</text:p>
              </table:table-cell>
              <table:table-cell office:value-type="float" office:value="98704.9430884562">
                <text:p>98704.9430884562</text:p>
              </table:table-cell>
              <table:table-cell office:value-type="float" office:value="0">
                <text:p>0</text:p>
              </table:table-cell>
              <table:table-cell office:value-type="float" office:value="108737.041793316">
                <text:p>108737.041793316</text:p>
              </table:table-cell>
              <table:table-cell office:value-type="float" office:value="107980">
                <text:p>1079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.076952206">
                <text:p>29.076952206</text:p>
              </table:table-cell>
              <table:table-cell office:value-type="float" office:value="0.102302201999919">
                <text:p>0.102302201999919</text:p>
              </table:table-cell>
              <table:table-cell office:value-type="float" office:value="120742.096651425">
                <text:p>120742.096651425</text:p>
              </table:table-cell>
              <table:table-cell office:value-type="float" office:value="108647.002840686">
                <text:p>108647.002840686</text:p>
              </table:table-cell>
              <table:table-cell office:value-type="float" office:value="0">
                <text:p>0</text:p>
              </table:table-cell>
              <table:table-cell office:value-type="float" office:value="106959.031211488">
                <text:p>106959.031211488</text:p>
              </table:table-cell>
              <table:table-cell office:value-type="float" office:value="129245">
                <text:p>1292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.279164380001">
                <text:p>29.279164380001</text:p>
              </table:table-cell>
              <table:table-cell office:value-type="float" office:value="0.107168430000456">
                <text:p>0.107168430000456</text:p>
              </table:table-cell>
              <table:table-cell office:value-type="float" office:value="120742.096651425">
                <text:p>120742.096651425</text:p>
              </table:table-cell>
              <table:table-cell office:value-type="float" office:value="128170.966534623">
                <text:p>128170.966534623</text:p>
              </table:table-cell>
              <table:table-cell office:value-type="float" office:value="0">
                <text:p>0</text:p>
              </table:table-cell>
              <table:table-cell office:value-type="float" office:value="117167.068099649">
                <text:p>117167.068099649</text:p>
              </table:table-cell>
              <table:table-cell office:value-type="float" office:value="138532">
                <text:p>1385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.5192839209994">
                <text:p>29.5192839209994</text:p>
              </table:table-cell>
              <table:table-cell office:value-type="float" office:value="0.251944932000697">
                <text:p>0.251944932000697</text:p>
              </table:table-cell>
              <table:table-cell office:value-type="float" office:value="120742.096651425">
                <text:p>120742.096651425</text:p>
              </table:table-cell>
              <table:table-cell office:value-type="float" office:value="62881.0714812702">
                <text:p>62881.0714812702</text:p>
              </table:table-cell>
              <table:table-cell office:value-type="float" office:value="0">
                <text:p>0</text:p>
              </table:table-cell>
              <table:table-cell office:value-type="float" office:value="58130.6687314039">
                <text:p>58130.6687314039</text:p>
              </table:table-cell>
              <table:table-cell office:value-type="float" office:value="118458">
                <text:p>1184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.7223610639994">
                <text:p>29.7223610639994</text:p>
              </table:table-cell>
              <table:table-cell office:value-type="float" office:value="0.134566001999701">
                <text:p>0.134566001999701</text:p>
              </table:table-cell>
              <table:table-cell office:value-type="float" office:value="122195.436184615">
                <text:p>122195.436184615</text:p>
              </table:table-cell>
              <table:table-cell office:value-type="float" office:value="119962.119620155">
                <text:p>119962.119620155</text:p>
              </table:table-cell>
              <table:table-cell office:value-type="float" office:value="0">
                <text:p>0</text:p>
              </table:table-cell>
              <table:table-cell office:value-type="float" office:value="130230.191634887">
                <text:p>130230.191634887</text:p>
              </table:table-cell>
              <table:table-cell office:value-type="float" office:value="104126">
                <text:p>1041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.9255575930001">
                <text:p>29.9255575930001</text:p>
              </table:table-cell>
              <table:table-cell office:value-type="float" office:value="0.104253133000384">
                <text:p>0.104253133000384</text:p>
              </table:table-cell>
              <table:table-cell office:value-type="float" office:value="122195.436184615">
                <text:p>122195.436184615</text:p>
              </table:table-cell>
              <table:table-cell office:value-type="float" office:value="103631.107603898">
                <text:p>103631.107603898</text:p>
              </table:table-cell>
              <table:table-cell office:value-type="float" office:value="0">
                <text:p>0</text:p>
              </table:table-cell>
              <table:table-cell office:value-type="float" office:value="110962.083399212">
                <text:p>110962.083399212</text:p>
              </table:table-cell>
              <table:table-cell office:value-type="float" office:value="114017">
                <text:p>1140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.1287475780009">
                <text:p>30.1287475780009</text:p>
              </table:table-cell>
              <table:table-cell office:value-type="float" office:value="0.103751104001276">
                <text:p>0.103751104001276</text:p>
              </table:table-cell>
              <table:table-cell office:value-type="float" office:value="122195.436184615">
                <text:p>122195.436184615</text:p>
              </table:table-cell>
              <table:table-cell office:value-type="float" office:value="117869.528078247">
                <text:p>117869.528078247</text:p>
              </table:table-cell>
              <table:table-cell office:value-type="float" office:value="0">
                <text:p>0</text:p>
              </table:table-cell>
              <table:table-cell office:value-type="float" office:value="109127.293406344">
                <text:p>109127.293406344</text:p>
              </table:table-cell>
              <table:table-cell office:value-type="float" office:value="135429">
                <text:p>1354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.3292672900006">
                <text:p>30.3292672900006</text:p>
              </table:table-cell>
              <table:table-cell office:value-type="float" office:value="0.114155870998729">
                <text:p>0.114155870998729</text:p>
              </table:table-cell>
              <table:table-cell office:value-type="float" office:value="122195.436184615">
                <text:p>122195.436184615</text:p>
              </table:table-cell>
              <table:table-cell office:value-type="float" office:value="121973.892422483">
                <text:p>121973.892422483</text:p>
              </table:table-cell>
              <table:table-cell office:value-type="float" office:value="0">
                <text:p>0</text:p>
              </table:table-cell>
              <table:table-cell office:value-type="float" office:value="114704.297948369">
                <text:p>114704.297948369</text:p>
              </table:table-cell>
              <table:table-cell office:value-type="float" office:value="138255">
                <text:p>1382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5314297099994">
                <text:p>30.5314297099994</text:p>
              </table:table-cell>
              <table:table-cell office:value-type="float" office:value="0.11124776899851">
                <text:p>0.11124776899851</text:p>
              </table:table-cell>
              <table:table-cell office:value-type="float" office:value="122195.436184615">
                <text:p>122195.436184615</text:p>
              </table:table-cell>
              <table:table-cell office:value-type="float" office:value="128547.831922998">
                <text:p>128547.831922998</text:p>
              </table:table-cell>
              <table:table-cell office:value-type="float" office:value="0">
                <text:p>0</text:p>
              </table:table-cell>
              <table:table-cell office:value-type="float" office:value="127102.301808739">
                <text:p>127102.301808739</text:p>
              </table:table-cell>
              <table:table-cell office:value-type="float" office:value="118506">
                <text:p>1185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.7361896479997">
                <text:p>30.7361896479997</text:p>
              </table:table-cell>
              <table:table-cell office:value-type="float" office:value="0.103347170999768">
                <text:p>0.103347170999768</text:p>
              </table:table-cell>
              <table:table-cell office:value-type="float" office:value="122195.436184615">
                <text:p>122195.436184615</text:p>
              </table:table-cell>
              <table:table-cell office:value-type="float" office:value="111413.236110032">
                <text:p>111413.236110032</text:p>
              </table:table-cell>
              <table:table-cell office:value-type="float" office:value="0">
                <text:p>0</text:p>
              </table:table-cell>
              <table:table-cell office:value-type="float" office:value="121515.067046514">
                <text:p>121515.067046514</text:p>
              </table:table-cell>
              <table:table-cell office:value-type="float" office:value="103927">
                <text:p>1039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9397163489994">
                <text:p>30.9397163489994</text:p>
              </table:table-cell>
              <table:table-cell office:value-type="float" office:value="0.103433870999652">
                <text:p>0.103433870999652</text:p>
              </table:table-cell>
              <table:table-cell office:value-type="float" office:value="122195.436184615">
                <text:p>122195.436184615</text:p>
              </table:table-cell>
              <table:table-cell office:value-type="float" office:value="104478.169836457">
                <text:p>104478.169836457</text:p>
              </table:table-cell>
              <table:table-cell office:value-type="float" office:value="0">
                <text:p>0</text:p>
              </table:table-cell>
              <table:table-cell office:value-type="float" office:value="111935.488851241">
                <text:p>111935.488851241</text:p>
              </table:table-cell>
              <table:table-cell office:value-type="float" office:value="115507">
                <text:p>1155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.1435982059993">
                <text:p>31.1435982059993</text:p>
              </table:table-cell>
              <table:table-cell office:value-type="float" office:value="0.101845805998892">
                <text:p>0.101845805998892</text:p>
              </table:table-cell>
              <table:table-cell office:value-type="float" office:value="122195.436184615">
                <text:p>122195.436184615</text:p>
              </table:table-cell>
              <table:table-cell office:value-type="float" office:value="115710.951616048">
                <text:p>115710.951616048</text:p>
              </table:table-cell>
              <table:table-cell office:value-type="float" office:value="0">
                <text:p>0</text:p>
              </table:table-cell>
              <table:table-cell office:value-type="float" office:value="109787.654120253">
                <text:p>109787.654120253</text:p>
              </table:table-cell>
              <table:table-cell office:value-type="float" office:value="136637">
                <text:p>1366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.3458307470009">
                <text:p>31.3458307470009</text:p>
              </table:table-cell>
              <table:table-cell office:value-type="float" office:value="0.114743584001189">
                <text:p>0.114743584001189</text:p>
              </table:table-cell>
              <table:table-cell office:value-type="float" office:value="122195.436184615">
                <text:p>122195.436184615</text:p>
              </table:table-cell>
              <table:table-cell office:value-type="float" office:value="130989.470524891">
                <text:p>130989.470524891</text:p>
              </table:table-cell>
              <table:table-cell office:value-type="float" office:value="0">
                <text:p>0</text:p>
              </table:table-cell>
              <table:table-cell office:value-type="float" office:value="119849.225556043">
                <text:p>119849.225556043</text:p>
              </table:table-cell>
              <table:table-cell office:value-type="float" office:value="137289">
                <text:p>1372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.5486160649998">
                <text:p>31.5486160649998</text:p>
              </table:table-cell>
              <table:table-cell office:value-type="float" office:value="0.112040866000825">
                <text:p>0.112040866000825</text:p>
              </table:table-cell>
              <table:table-cell office:value-type="float" office:value="122195.436184615">
                <text:p>122195.436184615</text:p>
              </table:table-cell>
              <table:table-cell office:value-type="float" office:value="122992.050698441">
                <text:p>122992.050698441</text:p>
              </table:table-cell>
              <table:table-cell office:value-type="float" office:value="0">
                <text:p>0</text:p>
              </table:table-cell>
              <table:table-cell office:value-type="float" office:value="122992.050698441">
                <text:p>122992.050698441</text:p>
              </table:table-cell>
              <table:table-cell office:value-type="float" office:value="116605">
                <text:p>1166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.7520779930001">
                <text:p>31.7520779930001</text:p>
              </table:table-cell>
              <table:table-cell office:value-type="float" office:value="0.10344977099885">
                <text:p>0.10344977099885</text:p>
              </table:table-cell>
              <table:table-cell office:value-type="float" office:value="122195.436184615">
                <text:p>122195.436184615</text:p>
              </table:table-cell>
              <table:table-cell office:value-type="float" office:value="109985.322814323">
                <text:p>109985.322814323</text:p>
              </table:table-cell>
              <table:table-cell office:value-type="float" office:value="0">
                <text:p>0</text:p>
              </table:table-cell>
              <table:table-cell office:value-type="float" office:value="120518.216070728">
                <text:p>120518.216070728</text:p>
              </table:table-cell>
              <table:table-cell office:value-type="float" office:value="103868">
                <text:p>1038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9547888100005">
                <text:p>31.9547888100005</text:p>
              </table:table-cell>
              <table:table-cell office:value-type="float" office:value="0.104811843000789">
                <text:p>0.104811843000789</text:p>
              </table:table-cell>
              <table:table-cell office:value-type="float" office:value="122195.436184615">
                <text:p>122195.436184615</text:p>
              </table:table-cell>
              <table:table-cell office:value-type="float" office:value="103951.977266949">
                <text:p>103951.977266949</text:p>
              </table:table-cell>
              <table:table-cell office:value-type="float" office:value="0">
                <text:p>0</text:p>
              </table:table-cell>
              <table:table-cell office:value-type="float" office:value="109215.877750001">
                <text:p>109215.877750001</text:p>
              </table:table-cell>
              <table:table-cell office:value-type="float" office:value="117059">
                <text:p>1170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.1586489809997">
                <text:p>32.1586489809997</text:p>
              </table:table-cell>
              <table:table-cell office:value-type="float" office:value="0.113188093000645">
                <text:p>0.113188093000645</text:p>
              </table:table-cell>
              <table:table-cell office:value-type="float" office:value="122195.436184615">
                <text:p>122195.436184615</text:p>
              </table:table-cell>
              <table:table-cell office:value-type="float" office:value="104155.668878946">
                <text:p>104155.668878946</text:p>
              </table:table-cell>
              <table:table-cell office:value-type="float" office:value="0">
                <text:p>0</text:p>
              </table:table-cell>
              <table:table-cell office:value-type="float" office:value="98660.5784162763">
                <text:p>98660.5784162763</text:p>
              </table:table-cell>
              <table:table-cell office:value-type="float" office:value="137638">
                <text:p>1376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.36097118">
                <text:p>32.36097118</text:p>
              </table:table-cell>
              <table:table-cell office:value-type="float" office:value="0.115264295000088">
                <text:p>0.115264295000088</text:p>
              </table:table-cell>
              <table:table-cell office:value-type="float" office:value="122195.436184615">
                <text:p>122195.436184615</text:p>
              </table:table-cell>
              <table:table-cell office:value-type="float" office:value="127345.958904894">
                <text:p>127345.958904894</text:p>
              </table:table-cell>
              <table:table-cell office:value-type="float" office:value="0">
                <text:p>0</text:p>
              </table:table-cell>
              <table:table-cell office:value-type="float" office:value="116866.534696638">
                <text:p>116866.534696638</text:p>
              </table:table-cell>
              <table:table-cell office:value-type="float" office:value="136185">
                <text:p>1361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.5647373120009">
                <text:p>32.5647373120009</text:p>
              </table:table-cell>
              <table:table-cell office:value-type="float" office:value="0.111261203999675">
                <text:p>0.111261203999675</text:p>
              </table:table-cell>
              <table:table-cell office:value-type="float" office:value="122195.436184615">
                <text:p>122195.436184615</text:p>
              </table:table-cell>
              <table:table-cell office:value-type="float" office:value="124399.050508316">
                <text:p>124399.050508316</text:p>
              </table:table-cell>
              <table:table-cell office:value-type="float" office:value="0">
                <text:p>0</text:p>
              </table:table-cell>
              <table:table-cell office:value-type="float" office:value="125138.960288898">
                <text:p>125138.960288898</text:p>
              </table:table-cell>
              <table:table-cell office:value-type="float" office:value="114857">
                <text:p>1148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.883776308001">
                <text:p>32.883776308001</text:p>
              </table:table-cell>
              <table:table-cell office:value-type="float" office:value="0.255852821999724">
                <text:p>0.255852821999724</text:p>
              </table:table-cell>
              <table:table-cell office:value-type="float" office:value="122195.436184615">
                <text:p>122195.436184615</text:p>
              </table:table-cell>
              <table:table-cell office:value-type="float" office:value="86852.5756687648">
                <text:p>86852.5756687648</text:p>
              </table:table-cell>
              <table:table-cell office:value-type="float" office:value="0">
                <text:p>0</text:p>
              </table:table-cell>
              <table:table-cell office:value-type="float" office:value="97713.4124204866">
                <text:p>97713.4124204866</text:p>
              </table:table-cell>
              <table:table-cell office:value-type="float" office:value="110040">
                <text:p>1100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3.086834447">
                <text:p>33.086834447</text:p>
              </table:table-cell>
              <table:table-cell office:value-type="float" office:value="0.13161971199952">
                <text:p>0.13161971199952</text:p>
              </table:table-cell>
              <table:table-cell office:value-type="float" office:value="122195.436184615">
                <text:p>122195.436184615</text:p>
              </table:table-cell>
              <table:table-cell office:value-type="float" office:value="110848.975249194">
                <text:p>110848.975249194</text:p>
              </table:table-cell>
              <table:table-cell office:value-type="float" office:value="0">
                <text:p>0</text:p>
              </table:table-cell>
              <table:table-cell office:value-type="float" office:value="113301.931486677">
                <text:p>113301.931486677</text:p>
              </table:table-cell>
              <table:table-cell office:value-type="float" office:value="131788">
                <text:p>1317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.2896952400006">
                <text:p>33.2896952400006</text:p>
              </table:table-cell>
              <table:table-cell office:value-type="float" office:value="0.119223973999397">
                <text:p>0.119223973999397</text:p>
              </table:table-cell>
              <table:table-cell office:value-type="float" office:value="125536.636029981">
                <text:p>125536.636029981</text:p>
              </table:table-cell>
              <table:table-cell office:value-type="float" office:value="131339.842187141">
                <text:p>131339.842187141</text:p>
              </table:table-cell>
              <table:table-cell office:value-type="float" office:value="0">
                <text:p>0</text:p>
              </table:table-cell>
              <table:table-cell office:value-type="float" office:value="115987.605390868">
                <text:p>115987.605390868</text:p>
              </table:table-cell>
              <table:table-cell office:value-type="float" office:value="143795">
                <text:p>1437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.4912783590007">
                <text:p>33.4912783590007</text:p>
              </table:table-cell>
              <table:table-cell office:value-type="float" office:value="0.117925021999326">
                <text:p>0.117925021999326</text:p>
              </table:table-cell>
              <table:table-cell office:value-type="float" office:value="125536.636029981">
                <text:p>125536.636029981</text:p>
              </table:table-cell>
              <table:table-cell office:value-type="float" office:value="125061.557476339">
                <text:p>125061.557476339</text:p>
              </table:table-cell>
              <table:table-cell office:value-type="float" office:value="0">
                <text:p>0</text:p>
              </table:table-cell>
              <table:table-cell office:value-type="float" office:value="124446.918037136">
                <text:p>124446.918037136</text:p>
              </table:table-cell>
              <table:table-cell office:value-type="float" office:value="126521">
                <text:p>1265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.6942998430004">
                <text:p>33.6942998430004</text:p>
              </table:table-cell>
              <table:table-cell office:value-type="float" office:value="0.104180438000185">
                <text:p>0.104180438000185</text:p>
              </table:table-cell>
              <table:table-cell office:value-type="float" office:value="125536.636029981">
                <text:p>125536.636029981</text:p>
              </table:table-cell>
              <table:table-cell office:value-type="float" office:value="115412.685816004">
                <text:p>115412.685816004</text:p>
              </table:table-cell>
              <table:table-cell office:value-type="float" office:value="0">
                <text:p>0</text:p>
              </table:table-cell>
              <table:table-cell office:value-type="float" office:value="124209.108080128">
                <text:p>124209.108080128</text:p>
              </table:table-cell>
              <table:table-cell office:value-type="float" office:value="107846">
                <text:p>1078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.896785799001">
                <text:p>33.896785799001</text:p>
              </table:table-cell>
              <table:table-cell office:value-type="float" office:value="0.105108153000401">
                <text:p>0.105108153000401</text:p>
              </table:table-cell>
              <table:table-cell office:value-type="float" office:value="125536.636029981">
                <text:p>125536.636029981</text:p>
              </table:table-cell>
              <table:table-cell office:value-type="float" office:value="104881.320246689">
                <text:p>104881.320246689</text:p>
              </table:table-cell>
              <table:table-cell office:value-type="float" office:value="0">
                <text:p>0</text:p>
              </table:table-cell>
              <table:table-cell office:value-type="float" office:value="113169.022709848">
                <text:p>113169.022709848</text:p>
              </table:table-cell>
              <table:table-cell office:value-type="float" office:value="114231">
                <text:p>1142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.1066764419993">
                <text:p>34.1066764419993</text:p>
              </table:table-cell>
              <table:table-cell office:value-type="float" office:value="0.11013792400081">
                <text:p>0.11013792400081</text:p>
              </table:table-cell>
              <table:table-cell office:value-type="float" office:value="125536.636029981">
                <text:p>125536.636029981</text:p>
              </table:table-cell>
              <table:table-cell office:value-type="float" office:value="109006.584618674">
                <text:p>109006.584618674</text:p>
              </table:table-cell>
              <table:table-cell office:value-type="float" office:value="0">
                <text:p>0</text:p>
              </table:table-cell>
              <table:table-cell office:value-type="float" office:value="105755.157262159">
                <text:p>105755.157262159</text:p>
              </table:table-cell>
              <table:table-cell office:value-type="float" office:value="137310">
                <text:p>13731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.3091427849995">
                <text:p>34.3091427849995</text:p>
              </table:table-cell>
              <table:table-cell office:value-type="float" office:value="0.11998678099917">
                <text:p>0.11998678099917</text:p>
              </table:table-cell>
              <table:table-cell office:value-type="float" office:value="125536.636029981">
                <text:p>125536.636029981</text:p>
              </table:table-cell>
              <table:table-cell office:value-type="float" office:value="128845.129169198">
                <text:p>128845.129169198</text:p>
              </table:table-cell>
              <table:table-cell office:value-type="float" office:value="0">
                <text:p>0</text:p>
              </table:table-cell>
              <table:table-cell office:value-type="float" office:value="117092.632385956">
                <text:p>117092.632385956</text:p>
              </table:table-cell>
              <table:table-cell office:value-type="float" office:value="143046">
                <text:p>1430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.5122783120005">
                <text:p>34.5122783120005</text:p>
              </table:table-cell>
              <table:table-cell office:value-type="float" office:value="0.117434190000495">
                <text:p>0.117434190000495</text:p>
              </table:table-cell>
              <table:table-cell office:value-type="float" office:value="125536.636029981">
                <text:p>125536.636029981</text:p>
              </table:table-cell>
              <table:table-cell office:value-type="float" office:value="127525.207523452">
                <text:p>127525.207523452</text:p>
              </table:table-cell>
              <table:table-cell office:value-type="float" office:value="0">
                <text:p>0</text:p>
              </table:table-cell>
              <table:table-cell office:value-type="float" office:value="124604.269807404">
                <text:p>124604.269807404</text:p>
              </table:table-cell>
              <table:table-cell office:value-type="float" office:value="123988">
                <text:p>1239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.7145732850004">
                <text:p>34.7145732850004</text:p>
              </table:table-cell>
              <table:table-cell office:value-type="float" office:value="0.104762083001333">
                <text:p>0.104762083001333</text:p>
              </table:table-cell>
              <table:table-cell office:value-type="float" office:value="125536.636029981">
                <text:p>125536.636029981</text:p>
              </table:table-cell>
              <table:table-cell office:value-type="float" office:value="115558.04944541">
                <text:p>115558.04944541</text:p>
              </table:table-cell>
              <table:table-cell office:value-type="float" office:value="0">
                <text:p>0</text:p>
              </table:table-cell>
              <table:table-cell office:value-type="float" office:value="125415.778123891">
                <text:p>125415.778123891</text:p>
              </table:table-cell>
              <table:table-cell office:value-type="float" office:value="107149">
                <text:p>1071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.9172897389999">
                <text:p>34.9172897389999</text:p>
              </table:table-cell>
              <table:table-cell office:value-type="float" office:value="0.103344143000868">
                <text:p>0.103344143000868</text:p>
              </table:table-cell>
              <table:table-cell office:value-type="float" office:value="125536.636029981">
                <text:p>125536.636029981</text:p>
              </table:table-cell>
              <table:table-cell office:value-type="float" office:value="108218.288193042">
                <text:p>108218.288193042</text:p>
              </table:table-cell>
              <table:table-cell office:value-type="float" office:value="0">
                <text:p>0</text:p>
              </table:table-cell>
              <table:table-cell office:value-type="float" office:value="116928.24166229">
                <text:p>116928.24166229</text:p>
              </table:table-cell>
              <table:table-cell office:value-type="float" office:value="116271">
                <text:p>1162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.1198881079999">
                <text:p>35.1198881079999</text:p>
              </table:table-cell>
              <table:table-cell office:value-type="float" office:value="0.10296350399949">
                <text:p>0.10296350399949</text:p>
              </table:table-cell>
              <table:table-cell office:value-type="float" office:value="125536.636029981">
                <text:p>125536.636029981</text:p>
              </table:table-cell>
              <table:table-cell office:value-type="float" office:value="117178.590108107">
                <text:p>117178.590108107</text:p>
              </table:table-cell>
              <table:table-cell office:value-type="float" office:value="0">
                <text:p>0</text:p>
              </table:table-cell>
              <table:table-cell office:value-type="float" office:value="112460.24605285">
                <text:p>112460.24605285</text:p>
              </table:table-cell>
              <table:table-cell office:value-type="float" office:value="138489">
                <text:p>1384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.3217302949997">
                <text:p>35.3217302949997</text:p>
              </table:table-cell>
              <table:table-cell office:value-type="float" office:value="0.113545197000349">
                <text:p>0.113545197000349</text:p>
              </table:table-cell>
              <table:table-cell office:value-type="float" office:value="125536.636029981">
                <text:p>125536.636029981</text:p>
              </table:table-cell>
              <table:table-cell office:value-type="float" office:value="131339.037898373">
                <text:p>131339.037898373</text:p>
              </table:table-cell>
              <table:table-cell office:value-type="float" office:value="0">
                <text:p>0</text:p>
              </table:table-cell>
              <table:table-cell office:value-type="float" office:value="119858.537052407">
                <text:p>119858.537052407</text:p>
              </table:table-cell>
              <table:table-cell office:value-type="float" office:value="142443">
                <text:p>1424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.5248513379993">
                <text:p>35.5248513379993</text:p>
              </table:table-cell>
              <table:table-cell office:value-type="float" office:value="0.117172459000358">
                <text:p>0.117172459000358</text:p>
              </table:table-cell>
              <table:table-cell office:value-type="float" office:value="125536.636029981">
                <text:p>125536.636029981</text:p>
              </table:table-cell>
              <table:table-cell office:value-type="float" office:value="127649.004083368">
                <text:p>127649.004083368</text:p>
              </table:table-cell>
              <table:table-cell office:value-type="float" office:value="0">
                <text:p>0</text:p>
              </table:table-cell>
              <table:table-cell office:value-type="float" office:value="125613.415609298">
                <text:p>125613.415609298</text:p>
              </table:table-cell>
              <table:table-cell office:value-type="float" office:value="122511">
                <text:p>1225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.7273822770003">
                <text:p>35.7273822770003</text:p>
              </table:table-cell>
              <table:table-cell office:value-type="float" office:value="0.105650663001143">
                <text:p>0.105650663001143</text:p>
              </table:table-cell>
              <table:table-cell office:value-type="float" office:value="125536.636029981">
                <text:p>125536.636029981</text:p>
              </table:table-cell>
              <table:table-cell office:value-type="float" office:value="110927.216216331">
                <text:p>110927.216216331</text:p>
              </table:table-cell>
              <table:table-cell office:value-type="float" office:value="0">
                <text:p>0</text:p>
              </table:table-cell>
              <table:table-cell office:value-type="float" office:value="121188.55902492">
                <text:p>121188.55902492</text:p>
              </table:table-cell>
              <table:table-cell office:value-type="float" office:value="106882">
                <text:p>1068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.9301864160007">
                <text:p>35.9301864160007</text:p>
              </table:table-cell>
              <table:table-cell office:value-type="float" office:value="0.104871630001071">
                <text:p>0.104871630001071</text:p>
              </table:table-cell>
              <table:table-cell office:value-type="float" office:value="125536.636029981">
                <text:p>125536.636029981</text:p>
              </table:table-cell>
              <table:table-cell office:value-type="float" office:value="100164.955960784">
                <text:p>100164.955960784</text:p>
              </table:table-cell>
              <table:table-cell office:value-type="float" office:value="0">
                <text:p>0</text:p>
              </table:table-cell>
              <table:table-cell office:value-type="float" office:value="108211.038980824">
                <text:p>108211.038980824</text:p>
              </table:table-cell>
              <table:table-cell office:value-type="float" office:value="117623">
                <text:p>1176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.1326463639998">
                <text:p>36.1326463639998</text:p>
              </table:table-cell>
              <table:table-cell office:value-type="float" office:value="0.103045501999077">
                <text:p>0.103045501999077</text:p>
              </table:table-cell>
              <table:table-cell office:value-type="float" office:value="125536.636029981">
                <text:p>125536.636029981</text:p>
              </table:table-cell>
              <table:table-cell office:value-type="float" office:value="118019.857189336">
                <text:p>118019.857189336</text:p>
              </table:table-cell>
              <table:table-cell office:value-type="float" office:value="0">
                <text:p>0</text:p>
              </table:table-cell>
              <table:table-cell office:value-type="float" office:value="112490.202207043">
                <text:p>112490.202207043</text:p>
              </table:table-cell>
              <table:table-cell office:value-type="float" office:value="139534">
                <text:p>1395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.4995114520007">
                <text:p>36.4995114520007</text:p>
              </table:table-cell>
              <table:table-cell office:value-type="float" office:value="0.114618813999186">
                <text:p>0.114618813999186</text:p>
              </table:table-cell>
              <table:table-cell office:value-type="float" office:value="125536.636029981">
                <text:p>125536.636029981</text:p>
              </table:table-cell>
              <table:table-cell office:value-type="float" office:value="133074.151109101">
                <text:p>133074.151109101</text:p>
              </table:table-cell>
              <table:table-cell office:value-type="float" office:value="0">
                <text:p>0</text:p>
              </table:table-cell>
              <table:table-cell office:value-type="float" office:value="120651.089534042">
                <text:p>120651.089534042</text:p>
              </table:table-cell>
              <table:table-cell office:value-type="float" office:value="141754">
                <text:p>1417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.6997563879995">
                <text:p>36.6997563879995</text:p>
              </table:table-cell>
              <table:table-cell office:value-type="float" office:value="0.147606420001466">
                <text:p>0.147606420001466</text:p>
              </table:table-cell>
              <table:table-cell office:value-type="float" office:value="125536.636029981">
                <text:p>125536.636029981</text:p>
              </table:table-cell>
              <table:table-cell office:value-type="float" office:value="122311.890853554">
                <text:p>122311.890853554</text:p>
              </table:table-cell>
              <table:table-cell office:value-type="float" office:value="0">
                <text:p>0</text:p>
              </table:table-cell>
              <table:table-cell office:value-type="float" office:value="133519.983081419">
                <text:p>133519.983081419</text:p>
              </table:table-cell>
              <table:table-cell office:value-type="float" office:value="121183">
                <text:p>1211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.9000528880006">
                <text:p>36.9000528880006</text:p>
              </table:table-cell>
              <table:table-cell office:value-type="float" office:value="0.102732277999166">
                <text:p>0.102732277999166</text:p>
              </table:table-cell>
              <table:table-cell office:value-type="float" office:value="125536.636029981">
                <text:p>125536.636029981</text:p>
              </table:table-cell>
              <table:table-cell office:value-type="float" office:value="104350.422398363">
                <text:p>104350.422398363</text:p>
              </table:table-cell>
              <table:table-cell office:value-type="float" office:value="0">
                <text:p>0</text:p>
              </table:table-cell>
              <table:table-cell office:value-type="float" office:value="111164.547093049">
                <text:p>111164.547093049</text:p>
              </table:table-cell>
              <table:table-cell office:value-type="float" office:value="106747">
                <text:p>1067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7.1008163000006">
                <text:p>37.1008163000006</text:p>
              </table:table-cell>
              <table:table-cell office:value-type="float" office:value="0.104986085001656">
                <text:p>0.104986085001656</text:p>
              </table:table-cell>
              <table:table-cell office:value-type="float" office:value="125536.636029981">
                <text:p>125536.636029981</text:p>
              </table:table-cell>
              <table:table-cell office:value-type="float" office:value="116890.347550461">
                <text:p>116890.347550461</text:p>
              </table:table-cell>
              <table:table-cell office:value-type="float" office:value="0">
                <text:p>0</text:p>
              </table:table-cell>
              <table:table-cell office:value-type="float" office:value="110620.384974412">
                <text:p>110620.384974412</text:p>
              </table:table-cell>
              <table:table-cell office:value-type="float" office:value="118926">
                <text:p>1189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.3018280399992">
                <text:p>37.3018280399992</text:p>
              </table:table-cell>
              <table:table-cell office:value-type="float" office:value="0.120316620999802">
                <text:p>0.120316620999802</text:p>
              </table:table-cell>
              <table:table-cell office:value-type="float" office:value="125536.636029981">
                <text:p>125536.636029981</text:p>
              </table:table-cell>
              <table:table-cell office:value-type="float" office:value="130421.811246074">
                <text:p>130421.811246074</text:p>
              </table:table-cell>
              <table:table-cell office:value-type="float" office:value="0">
                <text:p>0</text:p>
              </table:table-cell>
              <table:table-cell office:value-type="float" office:value="119331.612230289">
                <text:p>119331.612230289</text:p>
              </table:table-cell>
              <table:table-cell office:value-type="float" office:value="140468">
                <text:p>1404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.5025184360002">
                <text:p>37.5025184360002</text:p>
              </table:table-cell>
              <table:table-cell office:value-type="float" office:value="0.115408202998879">
                <text:p>0.115408202998879</text:p>
              </table:table-cell>
              <table:table-cell office:value-type="float" office:value="125536.636029981">
                <text:p>125536.636029981</text:p>
              </table:table-cell>
              <table:table-cell office:value-type="float" office:value="124591.502832103">
                <text:p>124591.502832103</text:p>
              </table:table-cell>
              <table:table-cell office:value-type="float" office:value="0">
                <text:p>0</text:p>
              </table:table-cell>
              <table:table-cell office:value-type="float" office:value="124395.872174504">
                <text:p>124395.872174504</text:p>
              </table:table-cell>
              <table:table-cell office:value-type="float" office:value="140848">
                <text:p>1408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.7047523609999">
                <text:p>37.7047523609999</text:p>
              </table:table-cell>
              <table:table-cell office:value-type="float" office:value="0.103216051000345">
                <text:p>0.103216051000345</text:p>
              </table:table-cell>
              <table:table-cell office:value-type="float" office:value="125536.636029981">
                <text:p>125536.636029981</text:p>
              </table:table-cell>
              <table:table-cell office:value-type="float" office:value="111996.492205365">
                <text:p>111996.492205365</text:p>
              </table:table-cell>
              <table:table-cell office:value-type="float" office:value="0">
                <text:p>0</text:p>
              </table:table-cell>
              <table:table-cell office:value-type="float" office:value="122949.234943311">
                <text:p>122949.234943311</text:p>
              </table:table-cell>
              <table:table-cell office:value-type="float" office:value="119573">
                <text:p>1195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.9073151200009">
                <text:p>37.9073151200009</text:p>
              </table:table-cell>
              <table:table-cell office:value-type="float" office:value="0.107552092000333">
                <text:p>0.107552092000333</text:p>
              </table:table-cell>
              <table:table-cell office:value-type="float" office:value="128555.628073316">
                <text:p>128555.628073316</text:p>
              </table:table-cell>
              <table:table-cell office:value-type="float" office:value="105107.204152759">
                <text:p>105107.204152759</text:p>
              </table:table-cell>
              <table:table-cell office:value-type="float" office:value="0">
                <text:p>0</text:p>
              </table:table-cell>
              <table:table-cell office:value-type="float" office:value="110405.191251053">
                <text:p>110405.191251053</text:p>
              </table:table-cell>
              <table:table-cell office:value-type="float" office:value="109282">
                <text:p>1092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.1113868739994">
                <text:p>38.1113868739994</text:p>
              </table:table-cell>
              <table:table-cell office:value-type="float" office:value="0.104660238999713">
                <text:p>0.104660238999713</text:p>
              </table:table-cell>
              <table:table-cell office:value-type="float" office:value="128555.628073316">
                <text:p>128555.628073316</text:p>
              </table:table-cell>
              <table:table-cell office:value-type="float" office:value="120731.558352854">
                <text:p>120731.558352854</text:p>
              </table:table-cell>
              <table:table-cell office:value-type="float" office:value="0">
                <text:p>0</text:p>
              </table:table-cell>
              <table:table-cell office:value-type="float" office:value="113354.353469734">
                <text:p>113354.353469734</text:p>
              </table:table-cell>
              <table:table-cell office:value-type="float" office:value="123644">
                <text:p>1236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8.3117632520007">
                <text:p>38.3117632520007</text:p>
              </table:table-cell>
              <table:table-cell office:value-type="float" office:value="0.118387632999656">
                <text:p>0.118387632999656</text:p>
              </table:table-cell>
              <table:table-cell office:value-type="float" office:value="128555.628073316">
                <text:p>128555.628073316</text:p>
              </table:table-cell>
              <table:table-cell office:value-type="float" office:value="130586.59419447">
                <text:p>130586.59419447</text:p>
              </table:table-cell>
              <table:table-cell office:value-type="float" office:value="0">
                <text:p>0</text:p>
              </table:table-cell>
              <table:table-cell office:value-type="float" office:value="119640.469973659">
                <text:p>119640.469973659</text:p>
              </table:table-cell>
              <table:table-cell office:value-type="float" office:value="144954">
                <text:p>1449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.5130589599994">
                <text:p>38.5130589599994</text:p>
              </table:table-cell>
              <table:table-cell office:value-type="float" office:value="0.11747974300124">
                <text:p>0.11747974300124</text:p>
              </table:table-cell>
              <table:table-cell office:value-type="float" office:value="128555.628073316">
                <text:p>128555.628073316</text:p>
              </table:table-cell>
              <table:table-cell office:value-type="float" office:value="123744.110818336">
                <text:p>123744.110818336</text:p>
              </table:table-cell>
              <table:table-cell office:value-type="float" office:value="0">
                <text:p>0</text:p>
              </table:table-cell>
              <table:table-cell office:value-type="float" office:value="124692.329744268">
                <text:p>124692.329744268</text:p>
              </table:table-cell>
              <table:table-cell office:value-type="float" office:value="143108">
                <text:p>1431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.7133580360005">
                <text:p>38.7133580360005</text:p>
              </table:table-cell>
              <table:table-cell office:value-type="float" office:value="0.102667517001464">
                <text:p>0.102667517001464</text:p>
              </table:table-cell>
              <table:table-cell office:value-type="float" office:value="128555.628073316">
                <text:p>128555.628073316</text:p>
              </table:table-cell>
              <table:table-cell office:value-type="float" office:value="109338.990797293">
                <text:p>109338.990797293</text:p>
              </table:table-cell>
              <table:table-cell office:value-type="float" office:value="0">
                <text:p>0</text:p>
              </table:table-cell>
              <table:table-cell office:value-type="float" office:value="120781.82558223">
                <text:p>120781.82558223</text:p>
              </table:table-cell>
              <table:table-cell office:value-type="float" office:value="120831">
                <text:p>1208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.9146448049996">
                <text:p>38.9146448049996</text:p>
              </table:table-cell>
              <table:table-cell office:value-type="float" office:value="0.103703193999536">
                <text:p>0.103703193999536</text:p>
              </table:table-cell>
              <table:table-cell office:value-type="float" office:value="128555.628073316">
                <text:p>128555.628073316</text:p>
              </table:table-cell>
              <table:table-cell office:value-type="float" office:value="108963.6938436">
                <text:p>108963.6938436</text:p>
              </table:table-cell>
              <table:table-cell office:value-type="float" office:value="0">
                <text:p>0</text:p>
              </table:table-cell>
              <table:table-cell office:value-type="float" office:value="114836.789153669">
                <text:p>114836.789153669</text:p>
              </table:table-cell>
              <table:table-cell office:value-type="float" office:value="109390">
                <text:p>10939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.1170030909998">
                <text:p>39.1170030909998</text:p>
              </table:table-cell>
              <table:table-cell office:value-type="float" office:value="0.105980201999046">
                <text:p>0.105980201999046</text:p>
              </table:table-cell>
              <table:table-cell office:value-type="float" office:value="128555.628073316">
                <text:p>128555.628073316</text:p>
              </table:table-cell>
              <table:table-cell office:value-type="float" office:value="123245.680771653">
                <text:p>123245.680771653</text:p>
              </table:table-cell>
              <table:table-cell office:value-type="float" office:value="0">
                <text:p>0</text:p>
              </table:table-cell>
              <table:table-cell office:value-type="float" office:value="115219.647630063">
                <text:p>115219.647630063</text:p>
              </table:table-cell>
              <table:table-cell office:value-type="float" office:value="125025">
                <text:p>1250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.3187263090003">
                <text:p>39.3187263090003</text:p>
              </table:table-cell>
              <table:table-cell office:value-type="float" office:value="0.120218510999621">
                <text:p>0.120218510999621</text:p>
              </table:table-cell>
              <table:table-cell office:value-type="float" office:value="128555.628073316">
                <text:p>128555.628073316</text:p>
              </table:table-cell>
              <table:table-cell office:value-type="float" office:value="134373.299601856">
                <text:p>134373.299601856</text:p>
              </table:table-cell>
              <table:table-cell office:value-type="float" office:value="0">
                <text:p>0</text:p>
              </table:table-cell>
              <table:table-cell office:value-type="float" office:value="123787.251923835">
                <text:p>123787.251923835</text:p>
              </table:table-cell>
              <table:table-cell office:value-type="float" office:value="145647">
                <text:p>1456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.5194556160004">
                <text:p>39.5194556160004</text:p>
              </table:table-cell>
              <table:table-cell office:value-type="float" office:value="0.11514136400001">
                <text:p>0.11514136400001</text:p>
              </table:table-cell>
              <table:table-cell office:value-type="float" office:value="128555.628073316">
                <text:p>128555.628073316</text:p>
              </table:table-cell>
              <table:table-cell office:value-type="float" office:value="121986.46367563">
                <text:p>121986.46367563</text:p>
              </table:table-cell>
              <table:table-cell office:value-type="float" office:value="0">
                <text:p>0</text:p>
              </table:table-cell>
              <table:table-cell office:value-type="float" office:value="124055.214143209">
                <text:p>124055.214143209</text:p>
              </table:table-cell>
              <table:table-cell office:value-type="float" office:value="141617">
                <text:p>1416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.7206215450005">
                <text:p>39.7206215450005</text:p>
              </table:table-cell>
              <table:table-cell office:value-type="float" office:value="0.113416692000101">
                <text:p>0.113416692000101</text:p>
              </table:table-cell>
              <table:table-cell office:value-type="float" office:value="128555.628073316">
                <text:p>128555.628073316</text:p>
              </table:table-cell>
              <table:table-cell office:value-type="float" office:value="104213.689807506">
                <text:p>104213.689807506</text:p>
              </table:table-cell>
              <table:table-cell office:value-type="float" office:value="0">
                <text:p>0</text:p>
              </table:table-cell>
              <table:table-cell office:value-type="float" office:value="115982.467281384">
                <text:p>115982.467281384</text:p>
              </table:table-cell>
              <table:table-cell office:value-type="float" office:value="118691">
                <text:p>1186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.9222462239995">
                <text:p>39.9222462239995</text:p>
              </table:table-cell>
              <table:table-cell office:value-type="float" office:value="0.102546156000244">
                <text:p>0.102546156000244</text:p>
              </table:table-cell>
              <table:table-cell office:value-type="float" office:value="128555.628073316">
                <text:p>128555.628073316</text:p>
              </table:table-cell>
              <table:table-cell office:value-type="float" office:value="108199.242817503">
                <text:p>108199.242817503</text:p>
              </table:table-cell>
              <table:table-cell office:value-type="float" office:value="0">
                <text:p>0</text:p>
              </table:table-cell>
              <table:table-cell office:value-type="float" office:value="112729.960342778">
                <text:p>112729.960342778</text:p>
              </table:table-cell>
              <table:table-cell office:value-type="float" office:value="109865">
                <text:p>1098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.1235816440003">
                <text:p>40.1235816440003</text:p>
              </table:table-cell>
              <table:table-cell office:value-type="float" office:value="0.110458605999156">
                <text:p>0.110458605999156</text:p>
              </table:table-cell>
              <table:table-cell office:value-type="float" office:value="128555.628073316">
                <text:p>128555.628073316</text:p>
              </table:table-cell>
              <table:table-cell office:value-type="float" office:value="123225.33589101">
                <text:p>123225.33589101</text:p>
              </table:table-cell>
              <table:table-cell office:value-type="float" office:value="0">
                <text:p>0</text:p>
              </table:table-cell>
              <table:table-cell office:value-type="float" office:value="114182.815854908">
                <text:p>114182.815854908</text:p>
              </table:table-cell>
              <table:table-cell office:value-type="float" office:value="127501">
                <text:p>1275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.4187585010004">
                <text:p>40.4187585010004</text:p>
              </table:table-cell>
              <table:table-cell office:value-type="float" office:value="0.298172704000535">
                <text:p>0.298172704000535</text:p>
              </table:table-cell>
              <table:table-cell office:value-type="float" office:value="128555.628073316">
                <text:p>128555.628073316</text:p>
              </table:table-cell>
              <table:table-cell office:value-type="float" office:value="73014.9139952938">
                <text:p>73014.9139952938</text:p>
              </table:table-cell>
              <table:table-cell office:value-type="float" office:value="0">
                <text:p>0</text:p>
              </table:table-cell>
              <table:table-cell office:value-type="float" office:value="63218.1669818105">
                <text:p>63218.1669818105</text:p>
              </table:table-cell>
              <table:table-cell office:value-type="float" office:value="146608">
                <text:p>1466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.6206701749998">
                <text:p>40.6206701749998</text:p>
              </table:table-cell>
              <table:table-cell office:value-type="float" office:value="0.142940196001291">
                <text:p>0.142940196001291</text:p>
              </table:table-cell>
              <table:table-cell office:value-type="float" office:value="128555.628073316">
                <text:p>128555.628073316</text:p>
              </table:table-cell>
              <table:table-cell office:value-type="float" office:value="131009.892521232">
                <text:p>131009.892521232</text:p>
              </table:table-cell>
              <table:table-cell office:value-type="float" office:value="0">
                <text:p>0</text:p>
              </table:table-cell>
              <table:table-cell office:value-type="float" office:value="135547.047193463">
                <text:p>135547.047193463</text:p>
              </table:table-cell>
              <table:table-cell office:value-type="float" office:value="137759">
                <text:p>1377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.8221876419993">
                <text:p>40.8221876419993</text:p>
              </table:table-cell>
              <table:table-cell office:value-type="float" office:value="0.103436374000012">
                <text:p>0.103436374000012</text:p>
              </table:table-cell>
              <table:table-cell office:value-type="float" office:value="128555.628073316">
                <text:p>128555.628073316</text:p>
              </table:table-cell>
              <table:table-cell office:value-type="float" office:value="108116.463194177">
                <text:p>108116.463194177</text:p>
              </table:table-cell>
              <table:table-cell office:value-type="float" office:value="0">
                <text:p>0</text:p>
              </table:table-cell>
              <table:table-cell office:value-type="float" office:value="119769.295631265">
                <text:p>119769.295631265</text:p>
              </table:table-cell>
              <table:table-cell office:value-type="float" office:value="115032">
                <text:p>1150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1.0231524339997">
                <text:p>41.0231524339997</text:p>
              </table:table-cell>
              <table:table-cell office:value-type="float" office:value="0.104803211001126">
                <text:p>0.104803211001126</text:p>
              </table:table-cell>
              <table:table-cell office:value-type="float" office:value="128555.628073316">
                <text:p>128555.628073316</text:p>
              </table:table-cell>
              <table:table-cell office:value-type="float" office:value="108103.132193897">
                <text:p>108103.132193897</text:p>
              </table:table-cell>
              <table:table-cell office:value-type="float" office:value="0">
                <text:p>0</text:p>
              </table:table-cell>
              <table:table-cell office:value-type="float" office:value="109955.628502042">
                <text:p>109955.628502042</text:p>
              </table:table-cell>
              <table:table-cell office:value-type="float" office:value="111419">
                <text:p>1114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1.2239990870003">
                <text:p>41.2239990870003</text:p>
              </table:table-cell>
              <table:table-cell office:value-type="float" office:value="0.109133558000394">
                <text:p>0.109133558000394</text:p>
              </table:table-cell>
              <table:table-cell office:value-type="float" office:value="128555.628073316">
                <text:p>128555.628073316</text:p>
              </table:table-cell>
              <table:table-cell office:value-type="float" office:value="126839.340356702">
                <text:p>126839.340356702</text:p>
              </table:table-cell>
              <table:table-cell office:value-type="float" office:value="0">
                <text:p>0</text:p>
              </table:table-cell>
              <table:table-cell office:value-type="float" office:value="116240.682403297">
                <text:p>116240.682403297</text:p>
              </table:table-cell>
              <table:table-cell office:value-type="float" office:value="132090">
                <text:p>13209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1.4260390529998">
                <text:p>41.4260390529998</text:p>
              </table:table-cell>
              <table:table-cell office:value-type="float" office:value="0.121203542999865">
                <text:p>0.121203542999865</text:p>
              </table:table-cell>
              <table:table-cell office:value-type="float" office:value="128555.628073316">
                <text:p>128555.628073316</text:p>
              </table:table-cell>
              <table:table-cell office:value-type="float" office:value="133650.456038238">
                <text:p>133650.456038238</text:p>
              </table:table-cell>
              <table:table-cell office:value-type="float" office:value="0">
                <text:p>0</text:p>
              </table:table-cell>
              <table:table-cell office:value-type="float" office:value="125630.321177459">
                <text:p>125630.321177459</text:p>
              </table:table-cell>
              <table:table-cell office:value-type="float" office:value="147732">
                <text:p>1477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1.6268232630009">
                <text:p>41.6268232630009</text:p>
              </table:table-cell>
              <table:table-cell office:value-type="float" office:value="0.106982709001386">
                <text:p>0.106982709001386</text:p>
              </table:table-cell>
              <table:table-cell office:value-type="float" office:value="128555.628073316">
                <text:p>128555.628073316</text:p>
              </table:table-cell>
              <table:table-cell office:value-type="float" office:value="117110.786536959">
                <text:p>117110.786536959</text:p>
              </table:table-cell>
              <table:table-cell office:value-type="float" office:value="0">
                <text:p>0</text:p>
              </table:table-cell>
              <table:table-cell office:value-type="float" office:value="123511.717594494">
                <text:p>123511.717594494</text:p>
              </table:table-cell>
              <table:table-cell office:value-type="float" office:value="135248">
                <text:p>1352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1.8288405309995">
                <text:p>41.8288405309995</text:p>
              </table:table-cell>
              <table:table-cell office:value-type="float" office:value="0.104491055000835">
                <text:p>0.104491055000835</text:p>
              </table:table-cell>
              <table:table-cell office:value-type="float" office:value="128555.628073316">
                <text:p>128555.628073316</text:p>
              </table:table-cell>
              <table:table-cell office:value-type="float" office:value="106251.148616533">
                <text:p>106251.148616533</text:p>
              </table:table-cell>
              <table:table-cell office:value-type="float" office:value="0">
                <text:p>0</text:p>
              </table:table-cell>
              <table:table-cell office:value-type="float" office:value="117549.17135386">
                <text:p>117549.17135386</text:p>
              </table:table-cell>
              <table:table-cell office:value-type="float" office:value="113213">
                <text:p>1132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2.0301470260001">
                <text:p>42.0301470260001</text:p>
              </table:table-cell>
              <table:table-cell office:value-type="float" office:value="0.104078669999581">
                <text:p>0.104078669999581</text:p>
              </table:table-cell>
              <table:table-cell office:value-type="float" office:value="128555.628073316">
                <text:p>128555.628073316</text:p>
              </table:table-cell>
              <table:table-cell office:value-type="float" office:value="112162.934509947">
                <text:p>112162.934509947</text:p>
              </table:table-cell>
              <table:table-cell office:value-type="float" office:value="0">
                <text:p>0</text:p>
              </table:table-cell>
              <table:table-cell office:value-type="float" office:value="112283.426243247">
                <text:p>112283.426243247</text:p>
              </table:table-cell>
              <table:table-cell office:value-type="float" office:value="112978">
                <text:p>1129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2.231302739001">
                <text:p>42.231302739001</text:p>
              </table:table-cell>
              <table:table-cell office:value-type="float" office:value="0.112743011999555">
                <text:p>0.112743011999555</text:p>
              </table:table-cell>
              <table:table-cell office:value-type="float" office:value="128555.628073316">
                <text:p>128555.628073316</text:p>
              </table:table-cell>
              <table:table-cell office:value-type="float" office:value="127893.514840384">
                <text:p>127893.514840384</text:p>
              </table:table-cell>
              <table:table-cell office:value-type="float" office:value="0">
                <text:p>0</text:p>
              </table:table-cell>
              <table:table-cell office:value-type="float" office:value="116633.434180778">
                <text:p>116633.434180778</text:p>
              </table:table-cell>
              <table:table-cell office:value-type="float" office:value="134939">
                <text:p>1349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2.4327096859997">
                <text:p>42.4327096859997</text:p>
              </table:table-cell>
              <table:table-cell office:value-type="float" office:value="0.114267830000244">
                <text:p>0.114267830000244</text:p>
              </table:table-cell>
              <table:table-cell office:value-type="float" office:value="121802.881548853">
                <text:p>121802.881548853</text:p>
              </table:table-cell>
              <table:table-cell office:value-type="float" office:value="127260.805057863">
                <text:p>127260.805057863</text:p>
              </table:table-cell>
              <table:table-cell office:value-type="float" office:value="0">
                <text:p>0</text:p>
              </table:table-cell>
              <table:table-cell office:value-type="float" office:value="124635.623464257">
                <text:p>124635.623464257</text:p>
              </table:table-cell>
              <table:table-cell office:value-type="float" office:value="140059">
                <text:p>1400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.6332691829994">
                <text:p>42.6332691829994</text:p>
              </table:table-cell>
              <table:table-cell office:value-type="float" office:value="0.10478307899939">
                <text:p>0.10478307899939</text:p>
              </table:table-cell>
              <table:table-cell office:value-type="float" office:value="121802.881548853">
                <text:p>121802.881548853</text:p>
              </table:table-cell>
              <table:table-cell office:value-type="float" office:value="117015.931342659">
                <text:p>117015.931342659</text:p>
              </table:table-cell>
              <table:table-cell office:value-type="float" office:value="0">
                <text:p>0</text:p>
              </table:table-cell>
              <table:table-cell office:value-type="float" office:value="123916.262179915">
                <text:p>123916.262179915</text:p>
              </table:table-cell>
              <table:table-cell office:value-type="float" office:value="126601">
                <text:p>1266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.8342821820006">
                <text:p>42.8342821820006</text:p>
              </table:table-cell>
              <table:table-cell office:value-type="float" office:value="0.103323145000104">
                <text:p>0.103323145000104</text:p>
              </table:table-cell>
              <table:table-cell office:value-type="float" office:value="121802.881548853">
                <text:p>121802.881548853</text:p>
              </table:table-cell>
              <table:table-cell office:value-type="float" office:value="104140.748726048">
                <text:p>104140.748726048</text:p>
              </table:table-cell>
              <table:table-cell office:value-type="float" office:value="0">
                <text:p>0</text:p>
              </table:table-cell>
              <table:table-cell office:value-type="float" office:value="114521.496097953">
                <text:p>114521.496097953</text:p>
              </table:table-cell>
              <table:table-cell office:value-type="float" office:value="106355">
                <text:p>1063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3.0357358990004">
                <text:p>43.0357358990004</text:p>
              </table:table-cell>
              <table:table-cell office:value-type="float" office:value="0.104594383999938">
                <text:p>0.104594383999938</text:p>
              </table:table-cell>
              <table:table-cell office:value-type="float" office:value="121802.881548853">
                <text:p>121802.881548853</text:p>
              </table:table-cell>
              <table:table-cell office:value-type="float" office:value="106361.898465013">
                <text:p>106361.898465013</text:p>
              </table:table-cell>
              <table:table-cell office:value-type="float" office:value="0">
                <text:p>0</text:p>
              </table:table-cell>
              <table:table-cell office:value-type="float" office:value="105558.962063531">
                <text:p>105558.962063531</text:p>
              </table:table-cell>
              <table:table-cell office:value-type="float" office:value="107921">
                <text:p>1079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3.2367216919993">
                <text:p>43.2367216919993</text:p>
              </table:table-cell>
              <table:table-cell office:value-type="float" office:value="0.1074099260004">
                <text:p>0.1074099260004</text:p>
              </table:table-cell>
              <table:table-cell office:value-type="float" office:value="121802.881548853">
                <text:p>121802.881548853</text:p>
              </table:table-cell>
              <table:table-cell office:value-type="float" office:value="126419.496200604">
                <text:p>126419.496200604</text:p>
              </table:table-cell>
              <table:table-cell office:value-type="float" office:value="0">
                <text:p>0</text:p>
              </table:table-cell>
              <table:table-cell office:value-type="float" office:value="115493.590232568">
                <text:p>115493.590232568</text:p>
              </table:table-cell>
              <table:table-cell office:value-type="float" office:value="129070">
                <text:p>12907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3.4372980490007">
                <text:p>43.4372980490007</text:p>
              </table:table-cell>
              <table:table-cell office:value-type="float" office:value="0.114656720999847">
                <text:p>0.114656720999847</text:p>
              </table:table-cell>
              <table:table-cell office:value-type="float" office:value="121802.881548853">
                <text:p>121802.881548853</text:p>
              </table:table-cell>
              <table:table-cell office:value-type="float" office:value="130789.536635482">
                <text:p>130789.536635482</text:p>
              </table:table-cell>
              <table:table-cell office:value-type="float" office:value="0">
                <text:p>0</text:p>
              </table:table-cell>
              <table:table-cell office:value-type="float" office:value="125161.524927326">
                <text:p>125161.524927326</text:p>
              </table:table-cell>
              <table:table-cell office:value-type="float" office:value="139964">
                <text:p>1399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.6375946650005">
                <text:p>43.6375946650005</text:p>
              </table:table-cell>
              <table:table-cell office:value-type="float" office:value="0.10424072099886">
                <text:p>0.10424072099886</text:p>
              </table:table-cell>
              <table:table-cell office:value-type="float" office:value="121802.881548853">
                <text:p>121802.881548853</text:p>
              </table:table-cell>
              <table:table-cell office:value-type="float" office:value="116200.825177192">
                <text:p>116200.825177192</text:p>
              </table:table-cell>
              <table:table-cell office:value-type="float" office:value="0">
                <text:p>0</text:p>
              </table:table-cell>
              <table:table-cell office:value-type="float" office:value="123762.529544025">
                <text:p>123762.529544025</text:p>
              </table:table-cell>
              <table:table-cell office:value-type="float" office:value="125327">
                <text:p>1253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.8386064759998">
                <text:p>43.8386064759998</text:p>
              </table:table-cell>
              <table:table-cell office:value-type="float" office:value="0.103687038999851">
                <text:p>0.103687038999851</text:p>
              </table:table-cell>
              <table:table-cell office:value-type="float" office:value="121802.881548853">
                <text:p>121802.881548853</text:p>
              </table:table-cell>
              <table:table-cell office:value-type="float" office:value="104921.554053256">
                <text:p>104921.554053256</text:p>
              </table:table-cell>
              <table:table-cell office:value-type="float" office:value="0">
                <text:p>0</text:p>
              </table:table-cell>
              <table:table-cell office:value-type="float" office:value="115036.889948766">
                <text:p>115036.889948766</text:p>
              </table:table-cell>
              <table:table-cell office:value-type="float" office:value="105747">
                <text:p>1057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.041080301">
                <text:p>44.041080301</text:p>
              </table:table-cell>
              <table:table-cell office:value-type="float" office:value="0.103316296999765">
                <text:p>0.103316296999765</text:p>
              </table:table-cell>
              <table:table-cell office:value-type="float" office:value="121802.881548853">
                <text:p>121802.881548853</text:p>
              </table:table-cell>
              <table:table-cell office:value-type="float" office:value="107327.950100308">
                <text:p>107327.950100308</text:p>
              </table:table-cell>
              <table:table-cell office:value-type="float" office:value="0">
                <text:p>0</text:p>
              </table:table-cell>
              <table:table-cell office:value-type="float" office:value="105814.782641782">
                <text:p>105814.782641782</text:p>
              </table:table-cell>
              <table:table-cell office:value-type="float" office:value="108676">
                <text:p>1086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.2424339560002">
                <text:p>44.2424339560002</text:p>
              </table:table-cell>
              <table:table-cell office:value-type="float" office:value="0.106371730000319">
                <text:p>0.106371730000319</text:p>
              </table:table-cell>
              <table:table-cell office:value-type="float" office:value="121802.881548853">
                <text:p>121802.881548853</text:p>
              </table:table-cell>
              <table:table-cell office:value-type="float" office:value="123480.218670415">
                <text:p>123480.218670415</text:p>
              </table:table-cell>
              <table:table-cell office:value-type="float" office:value="0">
                <text:p>0</text:p>
              </table:table-cell>
              <table:table-cell office:value-type="float" office:value="112333.939968595">
                <text:p>112333.939968595</text:p>
              </table:table-cell>
              <table:table-cell office:value-type="float" office:value="130253">
                <text:p>1302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.4436846520002">
                <text:p>44.4436846520002</text:p>
              </table:table-cell>
              <table:table-cell office:value-type="float" office:value="0.11701650500072">
                <text:p>0.11701650500072</text:p>
              </table:table-cell>
              <table:table-cell office:value-type="float" office:value="121802.881548853">
                <text:p>121802.881548853</text:p>
              </table:table-cell>
              <table:table-cell office:value-type="float" office:value="124740.480927121">
                <text:p>124740.480927121</text:p>
              </table:table-cell>
              <table:table-cell office:value-type="float" office:value="0">
                <text:p>0</text:p>
              </table:table-cell>
              <table:table-cell office:value-type="float" office:value="119825.208097357">
                <text:p>119825.208097357</text:p>
              </table:table-cell>
              <table:table-cell office:value-type="float" office:value="139768">
                <text:p>1397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.665009575001">
                <text:p>44.665009575001</text:p>
              </table:table-cell>
              <table:table-cell office:value-type="float" office:value="0.307168763998561">
                <text:p>0.307168763998561</text:p>
              </table:table-cell>
              <table:table-cell office:value-type="float" office:value="121802.881548853">
                <text:p>121802.881548853</text:p>
              </table:table-cell>
              <table:table-cell office:value-type="float" office:value="18422.8454995131">
                <text:p>18422.8454995131</text:p>
              </table:table-cell>
              <table:table-cell office:value-type="float" office:value="0">
                <text:p>0</text:p>
              </table:table-cell>
              <table:table-cell office:value-type="float" office:value="18422.8454995131">
                <text:p>18422.8454995131</text:p>
              </table:table-cell>
              <table:table-cell office:value-type="float" office:value="106028">
                <text:p>1060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.867184744">
                <text:p>44.867184744</text:p>
              </table:table-cell>
              <table:table-cell office:value-type="float" office:value="0.117418412999541">
                <text:p>0.117418412999541</text:p>
              </table:table-cell>
              <table:table-cell office:value-type="float" office:value="121802.881548853">
                <text:p>121802.881548853</text:p>
              </table:table-cell>
              <table:table-cell office:value-type="float" office:value="108304.407818913">
                <text:p>108304.407818913</text:p>
              </table:table-cell>
              <table:table-cell office:value-type="float" office:value="0">
                <text:p>0</text:p>
              </table:table-cell>
              <table:table-cell office:value-type="float" office:value="125733.867122774">
                <text:p>125733.867122774</text:p>
              </table:table-cell>
              <table:table-cell office:value-type="float" office:value="108329">
                <text:p>1083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5.0694640130005">
                <text:p>45.0694640130005</text:p>
              </table:table-cell>
              <table:table-cell office:value-type="float" office:value="0.104116599000918">
                <text:p>0.104116599000918</text:p>
              </table:table-cell>
              <table:table-cell office:value-type="float" office:value="121802.881548853">
                <text:p>121802.881548853</text:p>
              </table:table-cell>
              <table:table-cell office:value-type="float" office:value="111921.511376875">
                <text:p>111921.511376875</text:p>
              </table:table-cell>
              <table:table-cell office:value-type="float" office:value="0">
                <text:p>0</text:p>
              </table:table-cell>
              <table:table-cell office:value-type="float" office:value="110732.857379893">
                <text:p>110732.857379893</text:p>
              </table:table-cell>
              <table:table-cell office:value-type="float" office:value="129613">
                <text:p>1296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5.2719376309997">
                <text:p>45.2719376309997</text:p>
              </table:table-cell>
              <table:table-cell office:value-type="float" office:value="0.117675780000354">
                <text:p>0.117675780000354</text:p>
              </table:table-cell>
              <table:table-cell office:value-type="float" office:value="121802.881548853">
                <text:p>121802.881548853</text:p>
              </table:table-cell>
              <table:table-cell office:value-type="float" office:value="123015.098767225">
                <text:p>123015.098767225</text:p>
              </table:table-cell>
              <table:table-cell office:value-type="float" office:value="0">
                <text:p>0</text:p>
              </table:table-cell>
              <table:table-cell office:value-type="float" office:value="112020.17844051">
                <text:p>112020.17844051</text:p>
              </table:table-cell>
              <table:table-cell office:value-type="float" office:value="139886">
                <text:p>1398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5.4760576290009">
                <text:p>45.4760576290009</text:p>
              </table:table-cell>
              <table:table-cell office:value-type="float" office:value="0.115432373000658">
                <text:p>0.115432373000658</text:p>
              </table:table-cell>
              <table:table-cell office:value-type="float" office:value="121802.881548853">
                <text:p>121802.881548853</text:p>
              </table:table-cell>
              <table:table-cell office:value-type="float" office:value="132127.079581119">
                <text:p>132127.079581119</text:p>
              </table:table-cell>
              <table:table-cell office:value-type="float" office:value="0">
                <text:p>0</text:p>
              </table:table-cell>
              <table:table-cell office:value-type="float" office:value="126820.237985726">
                <text:p>126820.237985726</text:p>
              </table:table-cell>
              <table:table-cell office:value-type="float" office:value="124447">
                <text:p>1244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.6788246569995">
                <text:p>45.6788246569995</text:p>
              </table:table-cell>
              <table:table-cell office:value-type="float" office:value="0.104518428001029">
                <text:p>0.104518428001029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8035.769833321">
                <text:p>118035.769833321</text:p>
              </table:table-cell>
              <table:table-cell office:value-type="float" office:value="0">
                <text:p>0</text:p>
              </table:table-cell>
              <table:table-cell office:value-type="float" office:value="126011.271380218">
                <text:p>126011.271380218</text:p>
              </table:table-cell>
              <table:table-cell office:value-type="float" office:value="108500">
                <text:p>1085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.880952001">
                <text:p>45.880952001</text:p>
              </table:table-cell>
              <table:table-cell office:value-type="float" office:value="0.104595630000404">
                <text:p>0.104595630000404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08998.693334752">
                <text:p>108998.693334752</text:p>
              </table:table-cell>
              <table:table-cell office:value-type="float" office:value="0">
                <text:p>0</text:p>
              </table:table-cell>
              <table:table-cell office:value-type="float" office:value="116616.720494029">
                <text:p>116616.720494029</text:p>
              </table:table-cell>
              <table:table-cell office:value-type="float" office:value="112731">
                <text:p>1127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6.0825393020004">
                <text:p>46.0825393020004</text:p>
              </table:table-cell>
              <table:table-cell office:value-type="float" office:value="0.102980519000994">
                <text:p>0.102980519000994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0890.414732818">
                <text:p>110890.414732818</text:p>
              </table:table-cell>
              <table:table-cell office:value-type="float" office:value="0">
                <text:p>0</text:p>
              </table:table-cell>
              <table:table-cell office:value-type="float" office:value="109324.656251786">
                <text:p>109324.656251786</text:p>
              </table:table-cell>
              <table:table-cell office:value-type="float" office:value="134937">
                <text:p>1349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6.2885751020003">
                <text:p>46.2885751020003</text:p>
              </table:table-cell>
              <table:table-cell office:value-type="float" office:value="0.113480654999876">
                <text:p>0.113480654999876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31084.618144392">
                <text:p>131084.618144392</text:p>
              </table:table-cell>
              <table:table-cell office:value-type="float" office:value="0">
                <text:p>0</text:p>
              </table:table-cell>
              <table:table-cell office:value-type="float" office:value="119613.409688508">
                <text:p>119613.409688508</text:p>
              </table:table-cell>
              <table:table-cell office:value-type="float" office:value="143773">
                <text:p>14377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6.4943570380001">
                <text:p>46.4943570380001</text:p>
              </table:table-cell>
              <table:table-cell office:value-type="float" office:value="0.124925703001281">
                <text:p>0.124925703001281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6964.681876325">
                <text:p>126964.681876325</text:p>
              </table:table-cell>
              <table:table-cell office:value-type="float" office:value="0">
                <text:p>0</text:p>
              </table:table-cell>
              <table:table-cell office:value-type="float" office:value="122415.002546861">
                <text:p>122415.002546861</text:p>
              </table:table-cell>
              <table:table-cell office:value-type="float" office:value="126094">
                <text:p>1260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6.6969527830006">
                <text:p>46.6969527830006</text:p>
              </table:table-cell>
              <table:table-cell office:value-type="float" office:value="0.105987347998962">
                <text:p>0.105987347998962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9265.343373216">
                <text:p>119265.343373216</text:p>
              </table:table-cell>
              <table:table-cell office:value-type="float" office:value="0">
                <text:p>0</text:p>
              </table:table-cell>
              <table:table-cell office:value-type="float" office:value="129604.072578321">
                <text:p>129604.072578321</text:p>
              </table:table-cell>
              <table:table-cell office:value-type="float" office:value="107721">
                <text:p>1077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6.8985830380007">
                <text:p>46.8985830380007</text:p>
              </table:table-cell>
              <table:table-cell office:value-type="float" office:value="0.10296112099968">
                <text:p>0.10296112099968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08460.112417037">
                <text:p>108460.112417037</text:p>
              </table:table-cell>
              <table:table-cell office:value-type="float" office:value="0">
                <text:p>0</text:p>
              </table:table-cell>
              <table:table-cell office:value-type="float" office:value="116066.768453045">
                <text:p>116066.768453045</text:p>
              </table:table-cell>
              <table:table-cell office:value-type="float" office:value="114335">
                <text:p>1143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7.1014525099999">
                <text:p>47.1014525099999</text:p>
              </table:table-cell>
              <table:table-cell office:value-type="float" office:value="0.103748931000155">
                <text:p>0.103748931000155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2341.448178184">
                <text:p>112341.448178184</text:p>
              </table:table-cell>
              <table:table-cell office:value-type="float" office:value="0">
                <text:p>0</text:p>
              </table:table-cell>
              <table:table-cell office:value-type="float" office:value="109553.765528827">
                <text:p>109553.765528827</text:p>
              </table:table-cell>
              <table:table-cell office:value-type="float" office:value="136792">
                <text:p>1367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7.3052490800001">
                <text:p>47.3052490800001</text:p>
              </table:table-cell>
              <table:table-cell office:value-type="float" office:value="0.112083707001148">
                <text:p>0.112083707001148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30958.309021913">
                <text:p>130958.309021913</text:p>
              </table:table-cell>
              <table:table-cell office:value-type="float" office:value="0">
                <text:p>0</text:p>
              </table:table-cell>
              <table:table-cell office:value-type="float" office:value="119397.319550464">
                <text:p>119397.319550464</text:p>
              </table:table-cell>
              <table:table-cell office:value-type="float" office:value="143192">
                <text:p>1431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7.5085708189999">
                <text:p>47.5085708189999</text:p>
              </table:table-cell>
              <table:table-cell office:value-type="float" office:value="0.119691097001123">
                <text:p>0.119691097001123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9642.465895537">
                <text:p>129642.465895537</text:p>
              </table:table-cell>
              <table:table-cell office:value-type="float" office:value="0">
                <text:p>0</text:p>
              </table:table-cell>
              <table:table-cell office:value-type="float" office:value="127583.243475544">
                <text:p>127583.243475544</text:p>
              </table:table-cell>
              <table:table-cell office:value-type="float" office:value="124504">
                <text:p>1245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7.7103354869996">
                <text:p>47.7103354869996</text:p>
              </table:table-cell>
              <table:table-cell office:value-type="float" office:value="0.104180476000693">
                <text:p>0.104180476000693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6202.435965844">
                <text:p>116202.435965844</text:p>
              </table:table-cell>
              <table:table-cell office:value-type="float" office:value="0">
                <text:p>0</text:p>
              </table:table-cell>
              <table:table-cell office:value-type="float" office:value="124587.589660058">
                <text:p>124587.589660058</text:p>
              </table:table-cell>
              <table:table-cell office:value-type="float" office:value="107250">
                <text:p>10725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7.9127598380001">
                <text:p>47.9127598380001</text:p>
              </table:table-cell>
              <table:table-cell office:value-type="float" office:value="0.103467590000946">
                <text:p>0.103467590000946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04248.135012176">
                <text:p>104248.135012176</text:p>
              </table:table-cell>
              <table:table-cell office:value-type="float" office:value="0">
                <text:p>0</text:p>
              </table:table-cell>
              <table:table-cell office:value-type="float" office:value="113130.590920819">
                <text:p>113130.590920819</text:p>
              </table:table-cell>
              <table:table-cell office:value-type="float" office:value="115792">
                <text:p>1157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8.1163569439996">
                <text:p>48.1163569439996</text:p>
              </table:table-cell>
              <table:table-cell office:value-type="float" office:value="0.10444174100121">
                <text:p>0.10444174100121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6261.123804814">
                <text:p>116261.123804814</text:p>
              </table:table-cell>
              <table:table-cell office:value-type="float" office:value="0">
                <text:p>0</text:p>
              </table:table-cell>
              <table:table-cell office:value-type="float" office:value="111863.654326917">
                <text:p>111863.654326917</text:p>
              </table:table-cell>
              <table:table-cell office:value-type="float" office:value="138162">
                <text:p>1381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8.3201832390005">
                <text:p>48.3201832390005</text:p>
              </table:table-cell>
              <table:table-cell office:value-type="float" office:value="0.116635271000632">
                <text:p>0.116635271000632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34022.431982864">
                <text:p>134022.431982864</text:p>
              </table:table-cell>
              <table:table-cell office:value-type="float" office:value="0">
                <text:p>0</text:p>
              </table:table-cell>
              <table:table-cell office:value-type="float" office:value="120234.908269796">
                <text:p>120234.908269796</text:p>
              </table:table-cell>
              <table:table-cell office:value-type="float" office:value="142574">
                <text:p>1425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8.5221128070007">
                <text:p>48.5221128070007</text:p>
              </table:table-cell>
              <table:table-cell office:value-type="float" office:value="0.11796610500096">
                <text:p>0.11796610500096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6403.309028887">
                <text:p>126403.309028887</text:p>
              </table:table-cell>
              <table:table-cell office:value-type="float" office:value="0">
                <text:p>0</text:p>
              </table:table-cell>
              <table:table-cell office:value-type="float" office:value="126403.309028887">
                <text:p>126403.309028887</text:p>
              </table:table-cell>
              <table:table-cell office:value-type="float" office:value="122815">
                <text:p>1228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8.7240196370003">
                <text:p>48.7240196370003</text:p>
              </table:table-cell>
              <table:table-cell office:value-type="float" office:value="0.10349819700059">
                <text:p>0.10349819700059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3941.409748691">
                <text:p>113941.409748691</text:p>
              </table:table-cell>
              <table:table-cell office:value-type="float" office:value="0">
                <text:p>0</text:p>
              </table:table-cell>
              <table:table-cell office:value-type="float" office:value="124113.453697854">
                <text:p>124113.453697854</text:p>
              </table:table-cell>
              <table:table-cell office:value-type="float" office:value="106926">
                <text:p>1069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.9260407849997">
                <text:p>48.9260407849997</text:p>
              </table:table-cell>
              <table:table-cell office:value-type="float" office:value="0.102952621000441">
                <text:p>0.102952621000441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06045.321379226">
                <text:p>106045.321379226</text:p>
              </table:table-cell>
              <table:table-cell office:value-type="float" office:value="0">
                <text:p>0</text:p>
              </table:table-cell>
              <table:table-cell office:value-type="float" office:value="114225.067637045">
                <text:p>114225.067637045</text:p>
              </table:table-cell>
              <table:table-cell office:value-type="float" office:value="117170">
                <text:p>11717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9.3047649960008">
                <text:p>49.3047649960008</text:p>
              </table:table-cell>
              <table:table-cell office:value-type="float" office:value="0.339061654998659">
                <text:p>0.339061654998659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78831.1526821951">
                <text:p>78831.1526821951</text:p>
              </table:table-cell>
              <table:table-cell office:value-type="float" office:value="0">
                <text:p>0</text:p>
              </table:table-cell>
              <table:table-cell office:value-type="float" office:value="73557.4840645915">
                <text:p>73557.4840645915</text:p>
              </table:table-cell>
              <table:table-cell office:value-type="float" office:value="143210">
                <text:p>14321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9.5075100169997">
                <text:p>49.5075100169997</text:p>
              </table:table-cell>
              <table:table-cell office:value-type="float" office:value="0.134905115999572">
                <text:p>0.134905115999572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34266.449839633">
                <text:p>134266.449839633</text:p>
              </table:table-cell>
              <table:table-cell office:value-type="float" office:value="0">
                <text:p>0</text:p>
              </table:table-cell>
              <table:table-cell office:value-type="float" office:value="122096.445337471">
                <text:p>122096.445337471</text:p>
              </table:table-cell>
              <table:table-cell office:value-type="float" office:value="124593">
                <text:p>1245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9.7105761450002">
                <text:p>49.7105761450002</text:p>
              </table:table-cell>
              <table:table-cell office:value-type="float" office:value="0.102936453000439">
                <text:p>0.102936453000439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5927.01496717">
                <text:p>115927.01496717</text:p>
              </table:table-cell>
              <table:table-cell office:value-type="float" office:value="0">
                <text:p>0</text:p>
              </table:table-cell>
              <table:table-cell office:value-type="float" office:value="124275.617463429">
                <text:p>124275.617463429</text:p>
              </table:table-cell>
              <table:table-cell office:value-type="float" office:value="107244">
                <text:p>1072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.9140748690006">
                <text:p>49.9140748690006</text:p>
              </table:table-cell>
              <table:table-cell office:value-type="float" office:value="0.102840771998672">
                <text:p>0.102840771998672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07330.790974907">
                <text:p>107330.790974907</text:p>
              </table:table-cell>
              <table:table-cell office:value-type="float" office:value="0">
                <text:p>0</text:p>
              </table:table-cell>
              <table:table-cell office:value-type="float" office:value="116262.153416024">
                <text:p>116262.153416024</text:p>
              </table:table-cell>
              <table:table-cell office:value-type="float" office:value="115926">
                <text:p>1159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0.1169312229995">
                <text:p>50.1169312229995</text:p>
              </table:table-cell>
              <table:table-cell office:value-type="float" office:value="0.104260209000131">
                <text:p>0.104260209000131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6269.875500099">
                <text:p>116269.875500099</text:p>
              </table:table-cell>
              <table:table-cell office:value-type="float" office:value="0">
                <text:p>0</text:p>
              </table:table-cell>
              <table:table-cell office:value-type="float" office:value="111800.333237503">
                <text:p>111800.333237503</text:p>
              </table:table-cell>
              <table:table-cell office:value-type="float" office:value="138214">
                <text:p>1382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0.3209573690001">
                <text:p>50.3209573690001</text:p>
              </table:table-cell>
              <table:table-cell office:value-type="float" office:value="0.115287493999858">
                <text:p>0.115287493999858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31804.649436531">
                <text:p>131804.649436531</text:p>
              </table:table-cell>
              <table:table-cell office:value-type="float" office:value="0">
                <text:p>0</text:p>
              </table:table-cell>
              <table:table-cell office:value-type="float" office:value="120330.662112326">
                <text:p>120330.662112326</text:p>
              </table:table-cell>
              <table:table-cell office:value-type="float" office:value="142464">
                <text:p>1424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0.5236303719994">
                <text:p>50.5236303719994</text:p>
              </table:table-cell>
              <table:table-cell office:value-type="float" office:value="0.118145007001658">
                <text:p>0.118145007001658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9385.063093038">
                <text:p>129385.063093038</text:p>
              </table:table-cell>
              <table:table-cell office:value-type="float" office:value="0">
                <text:p>0</text:p>
              </table:table-cell>
              <table:table-cell office:value-type="float" office:value="127197.139271795">
                <text:p>127197.139271795</text:p>
              </table:table-cell>
              <table:table-cell office:value-type="float" office:value="122637">
                <text:p>1226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0.7326424290004">
                <text:p>50.7326424290004</text:p>
              </table:table-cell>
              <table:table-cell office:value-type="float" office:value="0.10363333100031">
                <text:p>0.10363333100031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3401.893474653">
                <text:p>113401.893474653</text:p>
              </table:table-cell>
              <table:table-cell office:value-type="float" office:value="0">
                <text:p>0</text:p>
              </table:table-cell>
              <table:table-cell office:value-type="float" office:value="123608.944204956">
                <text:p>123608.944204956</text:p>
              </table:table-cell>
              <table:table-cell office:value-type="float" office:value="106793">
                <text:p>1067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.9411869329997">
                <text:p>50.9411869329997</text:p>
              </table:table-cell>
              <table:table-cell office:value-type="float" office:value="0.114705512">
                <text:p>0.114705512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04178.636255501">
                <text:p>104178.636255501</text:p>
              </table:table-cell>
              <table:table-cell office:value-type="float" office:value="0">
                <text:p>0</text:p>
              </table:table-cell>
              <table:table-cell office:value-type="float" office:value="112335.216261096">
                <text:p>112335.216261096</text:p>
              </table:table-cell>
              <table:table-cell office:value-type="float" office:value="118810">
                <text:p>11881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1.1469341430002">
                <text:p>51.1469341430002</text:p>
              </table:table-cell>
              <table:table-cell office:value-type="float" office:value="0.105939650000437">
                <text:p>0.105939650000437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6034.708215708">
                <text:p>126034.708215708</text:p>
              </table:table-cell>
              <table:table-cell office:value-type="float" office:value="0">
                <text:p>0</text:p>
              </table:table-cell>
              <table:table-cell office:value-type="float" office:value="113670.622000462">
                <text:p>113670.622000462</text:p>
              </table:table-cell>
              <table:table-cell office:value-type="float" office:value="140407">
                <text:p>14040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1.3493334550003">
                <text:p>51.3493334550003</text:p>
              </table:table-cell>
              <table:table-cell office:value-type="float" office:value="0.124001165000664">
                <text:p>0.124001165000664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1372.628656843">
                <text:p>121372.628656843</text:p>
              </table:table-cell>
              <table:table-cell office:value-type="float" office:value="0">
                <text:p>0</text:p>
              </table:table-cell>
              <table:table-cell office:value-type="float" office:value="121091.029990909">
                <text:p>121091.029990909</text:p>
              </table:table-cell>
              <table:table-cell office:value-type="float" office:value="140858">
                <text:p>14085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1.551529448001">
                <text:p>51.551529448001</text:p>
              </table:table-cell>
              <table:table-cell office:value-type="float" office:value="0.116886752000937">
                <text:p>0.116886752000937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8684.828593146">
                <text:p>118684.828593146</text:p>
              </table:table-cell>
              <table:table-cell office:value-type="float" office:value="0">
                <text:p>0</text:p>
              </table:table-cell>
              <table:table-cell office:value-type="float" office:value="115132.155113052">
                <text:p>115132.155113052</text:p>
              </table:table-cell>
              <table:table-cell office:value-type="float" office:value="119515">
                <text:p>1195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1.754089985001">
                <text:p>51.754089985001</text:p>
              </table:table-cell>
              <table:table-cell office:value-type="float" office:value="0.103557986998567">
                <text:p>0.103557986998567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1427.613979484">
                <text:p>111427.613979484</text:p>
              </table:table-cell>
              <table:table-cell office:value-type="float" office:value="0">
                <text:p>0</text:p>
              </table:table-cell>
              <table:table-cell office:value-type="float" office:value="123547.682337961">
                <text:p>123547.682337961</text:p>
              </table:table-cell>
              <table:table-cell office:value-type="float" office:value="106697">
                <text:p>1066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1.9568523130001">
                <text:p>51.9568523130001</text:p>
              </table:table-cell>
              <table:table-cell office:value-type="float" office:value="0.103532668999833">
                <text:p>0.103532668999833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07385.360369036">
                <text:p>107385.360369036</text:p>
              </table:table-cell>
              <table:table-cell office:value-type="float" office:value="0">
                <text:p>0</text:p>
              </table:table-cell>
              <table:table-cell office:value-type="float" office:value="111513.071709914">
                <text:p>111513.071709914</text:p>
              </table:table-cell>
              <table:table-cell office:value-type="float" office:value="120563">
                <text:p>1205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2.1608767769994">
                <text:p>52.1608767769994</text:p>
              </table:table-cell>
              <table:table-cell office:value-type="float" office:value="0.104057144999388">
                <text:p>0.104057144999388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0426.415954856">
                <text:p>120426.415954856</text:p>
              </table:table-cell>
              <table:table-cell office:value-type="float" office:value="0">
                <text:p>0</text:p>
              </table:table-cell>
              <table:table-cell office:value-type="float" office:value="113288.121435948">
                <text:p>113288.121435948</text:p>
              </table:table-cell>
              <table:table-cell office:value-type="float" office:value="141518">
                <text:p>1415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2.3707455950007">
                <text:p>52.3707455950007</text:p>
              </table:table-cell>
              <table:table-cell office:value-type="float" office:value="0.127657797000211">
                <text:p>0.127657797000211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9079.783369274">
                <text:p>129079.783369274</text:p>
              </table:table-cell>
              <table:table-cell office:value-type="float" office:value="0">
                <text:p>0</text:p>
              </table:table-cell>
              <table:table-cell office:value-type="float" office:value="118292.031916533">
                <text:p>118292.031916533</text:p>
              </table:table-cell>
              <table:table-cell office:value-type="float" office:value="139117">
                <text:p>13911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2.5738583790007">
                <text:p>52.5738583790007</text:p>
              </table:table-cell>
              <table:table-cell office:value-type="float" office:value="0.119785714001409">
                <text:p>0.119785714001409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4703.420921183">
                <text:p>124703.420921183</text:p>
              </table:table-cell>
              <table:table-cell office:value-type="float" office:value="0">
                <text:p>0</text:p>
              </table:table-cell>
              <table:table-cell office:value-type="float" office:value="125939.469178784">
                <text:p>125939.469178784</text:p>
              </table:table-cell>
              <table:table-cell office:value-type="float" office:value="117005">
                <text:p>1170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2.7780718150007">
                <text:p>52.7780718150007</text:p>
              </table:table-cell>
              <table:table-cell office:value-type="float" office:value="0.109638045001702">
                <text:p>0.109638045001702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1194.40704042">
                <text:p>111194.40704042</text:p>
              </table:table-cell>
              <table:table-cell office:value-type="float" office:value="0">
                <text:p>0</text:p>
              </table:table-cell>
              <table:table-cell office:value-type="float" office:value="123813.32203014">
                <text:p>123813.32203014</text:p>
              </table:table-cell>
              <table:table-cell office:value-type="float" office:value="106980">
                <text:p>10698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.980489077001">
                <text:p>52.980489077001</text:p>
              </table:table-cell>
              <table:table-cell office:value-type="float" office:value="0.105161494999265">
                <text:p>0.105161494999265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1383.340697454">
                <text:p>111383.340697454</text:p>
              </table:table-cell>
              <table:table-cell office:value-type="float" office:value="0">
                <text:p>0</text:p>
              </table:table-cell>
              <table:table-cell office:value-type="float" office:value="112837.666531574">
                <text:p>112837.666531574</text:p>
              </table:table-cell>
              <table:table-cell office:value-type="float" office:value="123209">
                <text:p>1232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3.1846924349993">
                <text:p>53.1846924349993</text:p>
              </table:table-cell>
              <table:table-cell office:value-type="float" office:value="0.105048915000225">
                <text:p>0.105048915000225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9444.166860519">
                <text:p>119444.166860519</text:p>
              </table:table-cell>
              <table:table-cell office:value-type="float" office:value="0">
                <text:p>0</text:p>
              </table:table-cell>
              <table:table-cell office:value-type="float" office:value="113560.453600992">
                <text:p>113560.453600992</text:p>
              </table:table-cell>
              <table:table-cell office:value-type="float" office:value="142818">
                <text:p>1428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3.3869519439995">
                <text:p>53.3869519439995</text:p>
              </table:table-cell>
              <table:table-cell office:value-type="float" office:value="0.119329757999367">
                <text:p>0.119329757999367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33456.145817365">
                <text:p>133456.145817365</text:p>
              </table:table-cell>
              <table:table-cell office:value-type="float" office:value="0">
                <text:p>0</text:p>
              </table:table-cell>
              <table:table-cell office:value-type="float" office:value="124596.856160948">
                <text:p>124596.856160948</text:p>
              </table:table-cell>
              <table:table-cell office:value-type="float" office:value="137762">
                <text:p>1377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3.5909221660004">
                <text:p>53.5909221660004</text:p>
              </table:table-cell>
              <table:table-cell office:value-type="float" office:value="0.111845040000844">
                <text:p>0.111845040000844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3359.263486532">
                <text:p>123359.263486532</text:p>
              </table:table-cell>
              <table:table-cell office:value-type="float" office:value="0">
                <text:p>0</text:p>
              </table:table-cell>
              <table:table-cell office:value-type="float" office:value="124726.587173408">
                <text:p>124726.587173408</text:p>
              </table:table-cell>
              <table:table-cell office:value-type="float" office:value="115290">
                <text:p>11529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3.7945430510008">
                <text:p>53.7945430510008</text:p>
              </table:table-cell>
              <table:table-cell office:value-type="float" office:value="0.104781661999368">
                <text:p>0.104781661999368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09083.704059926">
                <text:p>109083.704059926</text:p>
              </table:table-cell>
              <table:table-cell office:value-type="float" office:value="0">
                <text:p>0</text:p>
              </table:table-cell>
              <table:table-cell office:value-type="float" office:value="120652.41561545">
                <text:p>120652.41561545</text:p>
              </table:table-cell>
              <table:table-cell office:value-type="float" office:value="107448">
                <text:p>1074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4.0021021760003">
                <text:p>54.0021021760003</text:p>
              </table:table-cell>
              <table:table-cell office:value-type="float" office:value="0.116002103000938">
                <text:p>0.116002103000938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99396.0921850662">
                <text:p>99396.0921850662</text:p>
              </table:table-cell>
              <table:table-cell office:value-type="float" office:value="0">
                <text:p>0</text:p>
              </table:table-cell>
              <table:table-cell office:value-type="float" office:value="103433.197739464">
                <text:p>103433.197739464</text:p>
              </table:table-cell>
              <table:table-cell office:value-type="float" office:value="125866">
                <text:p>1258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4.3203285170002">
                <text:p>54.3203285170002</text:p>
              </table:table-cell>
              <table:table-cell office:value-type="float" office:value="0.315318193999701">
                <text:p>0.315318193999701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66032.0557307249">
                <text:p>66032.0557307249</text:p>
              </table:table-cell>
              <table:table-cell office:value-type="float" office:value="0">
                <text:p>0</text:p>
              </table:table-cell>
              <table:table-cell office:value-type="float" office:value="56550.3660978643">
                <text:p>56550.3660978643</text:p>
              </table:table-cell>
              <table:table-cell office:value-type="float" office:value="142496">
                <text:p>1424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4.5247693029996">
                <text:p>54.5247693029996</text:p>
              </table:table-cell>
              <table:table-cell office:value-type="float" office:value="0.144259013999545">
                <text:p>0.144259013999545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33898.878637664">
                <text:p>133898.878637664</text:p>
              </table:table-cell>
              <table:table-cell office:value-type="float" office:value="0">
                <text:p>0</text:p>
              </table:table-cell>
              <table:table-cell office:value-type="float" office:value="125337.661426541">
                <text:p>125337.661426541</text:p>
              </table:table-cell>
              <table:table-cell office:value-type="float" office:value="122506">
                <text:p>1225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4.7277538809994">
                <text:p>54.7277538809994</text:p>
              </table:table-cell>
              <table:table-cell office:value-type="float" office:value="0.106827680001516">
                <text:p>0.106827680001516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3160.449645908">
                <text:p>113160.449645908</text:p>
              </table:table-cell>
              <table:table-cell office:value-type="float" office:value="0">
                <text:p>0</text:p>
              </table:table-cell>
              <table:table-cell office:value-type="float" office:value="123451.413689826">
                <text:p>123451.413689826</text:p>
              </table:table-cell>
              <table:table-cell office:value-type="float" office:value="106861">
                <text:p>10686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4.931262778">
                <text:p>54.931262778</text:p>
              </table:table-cell>
              <table:table-cell office:value-type="float" office:value="0.120807793000495">
                <text:p>0.120807793000495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58101.4753857245">
                <text:p>58101.4753857245</text:p>
              </table:table-cell>
              <table:table-cell office:value-type="float" office:value="0">
                <text:p>0</text:p>
              </table:table-cell>
              <table:table-cell office:value-type="float" office:value="83484.4805457756">
                <text:p>83484.4805457756</text:p>
              </table:table-cell>
              <table:table-cell office:value-type="float" office:value="117726">
                <text:p>1177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5.1329013369996">
                <text:p>55.1329013369996</text:p>
              </table:table-cell>
              <table:table-cell office:value-type="float" office:value="0.10324968399982">
                <text:p>0.10324968399982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4416.575322105">
                <text:p>114416.575322105</text:p>
              </table:table-cell>
              <table:table-cell office:value-type="float" office:value="0">
                <text:p>0</text:p>
              </table:table-cell>
              <table:table-cell office:value-type="float" office:value="91494.3409539458">
                <text:p>91494.3409539458</text:p>
              </table:table-cell>
              <table:table-cell office:value-type="float" office:value="139543">
                <text:p>1395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5.3355555350008">
                <text:p>55.3355555350008</text:p>
              </table:table-cell>
              <table:table-cell office:value-type="float" office:value="0.114314996000758">
                <text:p>0.114314996000758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31937.46928262">
                <text:p>131937.46928262</text:p>
              </table:table-cell>
              <table:table-cell office:value-type="float" office:value="0">
                <text:p>0</text:p>
              </table:table-cell>
              <table:table-cell office:value-type="float" office:value="120705.95539837">
                <text:p>120705.95539837</text:p>
              </table:table-cell>
              <table:table-cell office:value-type="float" office:value="141641">
                <text:p>1416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5.5390834600003">
                <text:p>55.5390834600003</text:p>
              </table:table-cell>
              <table:table-cell office:value-type="float" office:value="0.117652734999865">
                <text:p>0.117652734999865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6619.527382987">
                <text:p>126619.527382987</text:p>
              </table:table-cell>
              <table:table-cell office:value-type="float" office:value="0">
                <text:p>0</text:p>
              </table:table-cell>
              <table:table-cell office:value-type="float" office:value="126774.998675696">
                <text:p>126774.998675696</text:p>
              </table:table-cell>
              <table:table-cell office:value-type="float" office:value="120962">
                <text:p>1209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5.7419519279993">
                <text:p>55.7419519279993</text:p>
              </table:table-cell>
              <table:table-cell office:value-type="float" office:value="0.103569872999287">
                <text:p>0.103569872999287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3312.317299383">
                <text:p>113312.317299383</text:p>
              </table:table-cell>
              <table:table-cell office:value-type="float" office:value="0">
                <text:p>0</text:p>
              </table:table-cell>
              <table:table-cell office:value-type="float" office:value="122722.448953149">
                <text:p>122722.448953149</text:p>
              </table:table-cell>
              <table:table-cell office:value-type="float" office:value="106711">
                <text:p>1067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5.9538975199994">
                <text:p>55.9538975199994</text:p>
              </table:table-cell>
              <table:table-cell office:value-type="float" office:value="0.111926947000029">
                <text:p>0.111926947000029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03693.174569988">
                <text:p>103693.174569988</text:p>
              </table:table-cell>
              <table:table-cell office:value-type="float" office:value="0">
                <text:p>0</text:p>
              </table:table-cell>
              <table:table-cell office:value-type="float" office:value="111029.66924682">
                <text:p>111029.66924682</text:p>
              </table:table-cell>
              <table:table-cell office:value-type="float" office:value="120235">
                <text:p>12023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6.1570210909995">
                <text:p>56.1570210909995</text:p>
              </table:table-cell>
              <table:table-cell office:value-type="float" office:value="0.103149537999343">
                <text:p>0.103149537999343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9470.936751979">
                <text:p>119470.936751979</text:p>
              </table:table-cell>
              <table:table-cell office:value-type="float" office:value="0">
                <text:p>0</text:p>
              </table:table-cell>
              <table:table-cell office:value-type="float" office:value="112508.70574998">
                <text:p>112508.70574998</text:p>
              </table:table-cell>
              <table:table-cell office:value-type="float" office:value="141278">
                <text:p>1412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6.3602583909997">
                <text:p>56.3602583909997</text:p>
              </table:table-cell>
              <table:table-cell office:value-type="float" office:value="0.115161079000245">
                <text:p>0.115161079000245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8163.944197982">
                <text:p>128163.944197982</text:p>
              </table:table-cell>
              <table:table-cell office:value-type="float" office:value="0">
                <text:p>0</text:p>
              </table:table-cell>
              <table:table-cell office:value-type="float" office:value="117330.889852">
                <text:p>117330.889852</text:p>
              </table:table-cell>
              <table:table-cell office:value-type="float" office:value="139944">
                <text:p>1399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6.5624993960009">
                <text:p>56.5624993960009</text:p>
              </table:table-cell>
              <table:table-cell office:value-type="float" office:value="0.115717534999931">
                <text:p>0.115717534999931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5092.613958561">
                <text:p>125092.613958561</text:p>
              </table:table-cell>
              <table:table-cell office:value-type="float" office:value="0">
                <text:p>0</text:p>
              </table:table-cell>
              <table:table-cell office:value-type="float" office:value="125779.364635629">
                <text:p>125779.364635629</text:p>
              </table:table-cell>
              <table:table-cell office:value-type="float" office:value="118223">
                <text:p>1182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6.7652263149994">
                <text:p>56.7652263149994</text:p>
              </table:table-cell>
              <table:table-cell office:value-type="float" office:value="0.103799935999632">
                <text:p>0.103799935999632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0327.474401602">
                <text:p>110327.474401602</text:p>
              </table:table-cell>
              <table:table-cell office:value-type="float" office:value="0">
                <text:p>0</text:p>
              </table:table-cell>
              <table:table-cell office:value-type="float" office:value="122745.100399769">
                <text:p>122745.100399769</text:p>
              </table:table-cell>
              <table:table-cell office:value-type="float" office:value="106778">
                <text:p>1067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6.9697744210007">
                <text:p>56.9697744210007</text:p>
              </table:table-cell>
              <table:table-cell office:value-type="float" office:value="0.105732771000476">
                <text:p>0.105732771000476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08991.039051026">
                <text:p>108991.039051026</text:p>
              </table:table-cell>
              <table:table-cell office:value-type="float" office:value="0">
                <text:p>0</text:p>
              </table:table-cell>
              <table:table-cell office:value-type="float" office:value="111794.155570243">
                <text:p>111794.155570243</text:p>
              </table:table-cell>
              <table:table-cell office:value-type="float" office:value="121914">
                <text:p>1219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7.1725804580001">
                <text:p>57.1725804580001</text:p>
              </table:table-cell>
              <table:table-cell office:value-type="float" office:value="0.104548739998791">
                <text:p>0.104548739998791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4288.487603554">
                <text:p>124288.487603554</text:p>
              </table:table-cell>
              <table:table-cell office:value-type="float" office:value="0">
                <text:p>0</text:p>
              </table:table-cell>
              <table:table-cell office:value-type="float" office:value="115260.856514302">
                <text:p>115260.856514302</text:p>
              </table:table-cell>
              <table:table-cell office:value-type="float" office:value="142121">
                <text:p>1421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7.3736380419996">
                <text:p>57.3736380419996</text:p>
              </table:table-cell>
              <table:table-cell office:value-type="float" office:value="0.117837468000289">
                <text:p>0.117837468000289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9250.698830133">
                <text:p>129250.698830133</text:p>
              </table:table-cell>
              <table:table-cell office:value-type="float" office:value="0">
                <text:p>0</text:p>
              </table:table-cell>
              <table:table-cell office:value-type="float" office:value="123571.363395791">
                <text:p>123571.363395791</text:p>
              </table:table-cell>
              <table:table-cell office:value-type="float" office:value="138946">
                <text:p>1389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7.5756526149999">
                <text:p>57.5756526149999</text:p>
              </table:table-cell>
              <table:table-cell office:value-type="float" office:value="0.108472207000887">
                <text:p>0.108472207000887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1906.482069226">
                <text:p>121906.482069226</text:p>
              </table:table-cell>
              <table:table-cell office:value-type="float" office:value="0">
                <text:p>0</text:p>
              </table:table-cell>
              <table:table-cell office:value-type="float" office:value="124926.331748147">
                <text:p>124926.331748147</text:p>
              </table:table-cell>
              <table:table-cell office:value-type="float" office:value="116869">
                <text:p>1168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7.7798001049996">
                <text:p>57.7798001049996</text:p>
              </table:table-cell>
              <table:table-cell office:value-type="float" office:value="0.125916570001209">
                <text:p>0.125916570001209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97752.8326939113">
                <text:p>97752.8326939113</text:p>
              </table:table-cell>
              <table:table-cell office:value-type="float" office:value="0">
                <text:p>0</text:p>
              </table:table-cell>
              <table:table-cell office:value-type="float" office:value="107333.879808537">
                <text:p>107333.879808537</text:p>
              </table:table-cell>
              <table:table-cell office:value-type="float" office:value="107018">
                <text:p>1070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7.9839187190009">
                <text:p>57.9839187190009</text:p>
              </table:table-cell>
              <table:table-cell office:value-type="float" office:value="0.105987644001289">
                <text:p>0.105987644001289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0186.932471438">
                <text:p>110186.932471438</text:p>
              </table:table-cell>
              <table:table-cell office:value-type="float" office:value="0">
                <text:p>0</text:p>
              </table:table-cell>
              <table:table-cell office:value-type="float" office:value="110933.91540429">
                <text:p>110933.91540429</text:p>
              </table:table-cell>
              <table:table-cell office:value-type="float" office:value="123517">
                <text:p>1235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8.1875136569997">
                <text:p>58.1875136569997</text:p>
              </table:table-cell>
              <table:table-cell office:value-type="float" office:value="0.106601220999437">
                <text:p>0.106601220999437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4703.420921183">
                <text:p>124703.420921183</text:p>
              </table:table-cell>
              <table:table-cell office:value-type="float" office:value="0">
                <text:p>0</text:p>
              </table:table-cell>
              <table:table-cell office:value-type="float" office:value="116209.643244314">
                <text:p>116209.643244314</text:p>
              </table:table-cell>
              <table:table-cell office:value-type="float" office:value="142915">
                <text:p>1429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8.389552562001">
                <text:p>58.389552562001</text:p>
              </table:table-cell>
              <table:table-cell office:value-type="float" office:value="0.117402743000639">
                <text:p>0.117402743000639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30467.184474745">
                <text:p>130467.184474745</text:p>
              </table:table-cell>
              <table:table-cell office:value-type="float" office:value="0">
                <text:p>0</text:p>
              </table:table-cell>
              <table:table-cell office:value-type="float" office:value="123569.818978976">
                <text:p>123569.818978976</text:p>
              </table:table-cell>
              <table:table-cell office:value-type="float" office:value="137490">
                <text:p>13749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8.5946057330002">
                <text:p>58.5946057330002</text:p>
              </table:table-cell>
              <table:table-cell office:value-type="float" office:value="0.115199420999488">
                <text:p>0.115199420999488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2661.701891759">
                <text:p>122661.701891759</text:p>
              </table:table-cell>
              <table:table-cell office:value-type="float" office:value="0">
                <text:p>0</text:p>
              </table:table-cell>
              <table:table-cell office:value-type="float" office:value="125454.522298875">
                <text:p>125454.522298875</text:p>
              </table:table-cell>
              <table:table-cell office:value-type="float" office:value="114896">
                <text:p>1148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8.7991414730004">
                <text:p>58.7991414730004</text:p>
              </table:table-cell>
              <table:table-cell office:value-type="float" office:value="0.108943100998658">
                <text:p>0.108943100998658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04961.655580704">
                <text:p>104961.655580704</text:p>
              </table:table-cell>
              <table:table-cell office:value-type="float" office:value="0">
                <text:p>0</text:p>
              </table:table-cell>
              <table:table-cell office:value-type="float" office:value="117828.706872034">
                <text:p>117828.706872034</text:p>
              </table:table-cell>
              <table:table-cell office:value-type="float" office:value="107588">
                <text:p>1075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9.0025704010004">
                <text:p>59.0025704010004</text:p>
              </table:table-cell>
              <table:table-cell office:value-type="float" office:value="0.104506691999632">
                <text:p>0.104506691999632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07738.00220846">
                <text:p>107738.00220846</text:p>
              </table:table-cell>
              <table:table-cell office:value-type="float" office:value="0">
                <text:p>0</text:p>
              </table:table-cell>
              <table:table-cell office:value-type="float" office:value="107175.834487802">
                <text:p>107175.834487802</text:p>
              </table:table-cell>
              <table:table-cell office:value-type="float" office:value="125801">
                <text:p>1258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9.2047451670005">
                <text:p>59.2047451670005</text:p>
              </table:table-cell>
              <table:table-cell office:value-type="float" office:value="0.104237137999007">
                <text:p>0.104237137999007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2112.919116831">
                <text:p>122112.919116831</text:p>
              </table:table-cell>
              <table:table-cell office:value-type="float" office:value="0">
                <text:p>0</text:p>
              </table:table-cell>
              <table:table-cell office:value-type="float" office:value="115825.598262985">
                <text:p>115825.598262985</text:p>
              </table:table-cell>
              <table:table-cell office:value-type="float" office:value="143617">
                <text:p>14361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9.4066395690006">
                <text:p>59.4066395690006</text:p>
              </table:table-cell>
              <table:table-cell office:value-type="float" office:value="0.11763101500037">
                <text:p>0.11763101500037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34278.805174153">
                <text:p>134278.805174153</text:p>
              </table:table-cell>
              <table:table-cell office:value-type="float" office:value="0">
                <text:p>0</text:p>
              </table:table-cell>
              <table:table-cell office:value-type="float" office:value="125107.028515501">
                <text:p>125107.028515501</text:p>
              </table:table-cell>
              <table:table-cell office:value-type="float" office:value="135859">
                <text:p>1358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9.7517567020004">
                <text:p>59.7517567020004</text:p>
              </table:table-cell>
              <table:table-cell office:value-type="float" office:value="0.346185143000184">
                <text:p>0.346185143000184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69323.2079634796">
                <text:p>69323.2079634796</text:p>
              </table:table-cell>
              <table:table-cell office:value-type="float" office:value="0">
                <text:p>0</text:p>
              </table:table-cell>
              <table:table-cell office:value-type="float" office:value="73317.0698470572">
                <text:p>73317.0698470572</text:p>
              </table:table-cell>
              <table:table-cell office:value-type="float" office:value="106694">
                <text:p>1066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9.9543033129994">
                <text:p>59.9543033129994</text:p>
              </table:table-cell>
              <table:table-cell office:value-type="float" office:value="0.110836870999265">
                <text:p>0.110836870999265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08617.804987403">
                <text:p>108617.804987403</text:p>
              </table:table-cell>
              <table:table-cell office:value-type="float" office:value="0">
                <text:p>0</text:p>
              </table:table-cell>
              <table:table-cell office:value-type="float" office:value="123632.110457181">
                <text:p>123632.110457181</text:p>
              </table:table-cell>
              <table:table-cell office:value-type="float" office:value="120282">
                <text:p>1202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0.157436892001">
                <text:p>60.157436892001</text:p>
              </table:table-cell>
              <table:table-cell office:value-type="float" office:value="0.108950293999442">
                <text:p>0.108950293999442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3423.099381552">
                <text:p>123423.099381552</text:p>
              </table:table-cell>
              <table:table-cell office:value-type="float" office:value="0">
                <text:p>0</text:p>
              </table:table-cell>
              <table:table-cell office:value-type="float" office:value="115810.154094835">
                <text:p>115810.154094835</text:p>
              </table:table-cell>
              <table:table-cell office:value-type="float" office:value="141230">
                <text:p>14123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0.3608486850008">
                <text:p>60.3608486850008</text:p>
              </table:table-cell>
              <table:table-cell office:value-type="float" office:value="0.117138323999825">
                <text:p>0.117138323999825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32409.546022404">
                <text:p>132409.546022404</text:p>
              </table:table-cell>
              <table:table-cell office:value-type="float" office:value="0">
                <text:p>0</text:p>
              </table:table-cell>
              <table:table-cell office:value-type="float" office:value="122890.275580378">
                <text:p>122890.275580378</text:p>
              </table:table-cell>
              <table:table-cell office:value-type="float" office:value="139973">
                <text:p>13997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0.5638643050006">
                <text:p>60.5638643050006</text:p>
              </table:table-cell>
              <table:table-cell office:value-type="float" office:value="0.116235977999168">
                <text:p>0.116235977999168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4996.345310427">
                <text:p>124996.345310427</text:p>
              </table:table-cell>
              <table:table-cell office:value-type="float" office:value="0">
                <text:p>0</text:p>
              </table:table-cell>
              <table:table-cell office:value-type="float" office:value="126231.878762423">
                <text:p>126231.878762423</text:p>
              </table:table-cell>
              <table:table-cell office:value-type="float" office:value="118168">
                <text:p>1181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0.7660981480003">
                <text:p>60.7660981480003</text:p>
              </table:table-cell>
              <table:table-cell office:value-type="float" office:value="0.104584459000762">
                <text:p>0.104584459000762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1782.829846933">
                <text:p>111782.829846933</text:p>
              </table:table-cell>
              <table:table-cell office:value-type="float" office:value="0">
                <text:p>0</text:p>
              </table:table-cell>
              <table:table-cell office:value-type="float" office:value="121772.632611927">
                <text:p>121772.632611927</text:p>
              </table:table-cell>
              <table:table-cell office:value-type="float" office:value="106798">
                <text:p>1067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0.9685368110004">
                <text:p>60.9685368110004</text:p>
              </table:table-cell>
              <table:table-cell office:value-type="float" office:value="0.103305944001477">
                <text:p>0.103305944001477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05208.762271103">
                <text:p>105208.762271103</text:p>
              </table:table-cell>
              <table:table-cell office:value-type="float" office:value="0">
                <text:p>0</text:p>
              </table:table-cell>
              <table:table-cell office:value-type="float" office:value="111062.101999935">
                <text:p>111062.101999935</text:p>
              </table:table-cell>
              <table:table-cell office:value-type="float" office:value="121917">
                <text:p>1219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1.1720487769999">
                <text:p>61.1720487769999</text:p>
              </table:table-cell>
              <table:table-cell office:value-type="float" office:value="0.104377460998876">
                <text:p>0.104377460998876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8615.94351917">
                <text:p>128615.94351917</text:p>
              </table:table-cell>
              <table:table-cell office:value-type="float" office:value="0">
                <text:p>0</text:p>
              </table:table-cell>
              <table:table-cell office:value-type="float" office:value="115272.697043217">
                <text:p>115272.697043217</text:p>
              </table:table-cell>
              <table:table-cell office:value-type="float" office:value="142095">
                <text:p>1420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1.374532838001">
                <text:p>61.374532838001</text:p>
              </table:table-cell>
              <table:table-cell office:value-type="float" office:value="0.119454673000291">
                <text:p>0.119454673000291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5916.302926559">
                <text:p>125916.302926559</text:p>
              </table:table-cell>
              <table:table-cell office:value-type="float" office:value="0">
                <text:p>0</text:p>
              </table:table-cell>
              <table:table-cell office:value-type="float" office:value="122323.98941488">
                <text:p>122323.98941488</text:p>
              </table:table-cell>
              <table:table-cell office:value-type="float" office:value="138883">
                <text:p>1388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1.5781494149996">
                <text:p>61.5781494149996</text:p>
              </table:table-cell>
              <table:table-cell office:value-type="float" office:value="0.115580638999745">
                <text:p>0.115580638999745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3874.06909153">
                <text:p>123874.06909153</text:p>
              </table:table-cell>
              <table:table-cell office:value-type="float" office:value="0">
                <text:p>0</text:p>
              </table:table-cell>
              <table:table-cell office:value-type="float" office:value="126733.814227296">
                <text:p>126733.814227296</text:p>
              </table:table-cell>
              <table:table-cell office:value-type="float" office:value="116687">
                <text:p>1166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1.779797393001">
                <text:p>61.779797393001</text:p>
              </table:table-cell>
              <table:table-cell office:value-type="float" office:value="0.105005354000241">
                <text:p>0.105005354000241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0363.510793952">
                <text:p>110363.510793952</text:p>
              </table:table-cell>
              <table:table-cell office:value-type="float" office:value="0">
                <text:p>0</text:p>
              </table:table-cell>
              <table:table-cell office:value-type="float" office:value="120583.946469985">
                <text:p>120583.946469985</text:p>
              </table:table-cell>
              <table:table-cell office:value-type="float" office:value="107025">
                <text:p>1070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1.9824834749998">
                <text:p>61.9824834749998</text:p>
              </table:table-cell>
              <table:table-cell office:value-type="float" office:value="0.1039821760005">
                <text:p>0.1039821760005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09072.378336616">
                <text:p>109072.378336616</text:p>
              </table:table-cell>
              <table:table-cell office:value-type="float" office:value="0">
                <text:p>0</text:p>
              </table:table-cell>
              <table:table-cell office:value-type="float" office:value="111575.363188118">
                <text:p>111575.363188118</text:p>
              </table:table-cell>
              <table:table-cell office:value-type="float" office:value="123460">
                <text:p>12346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2.1847053900001">
                <text:p>62.1847053900001</text:p>
              </table:table-cell>
              <table:table-cell office:value-type="float" office:value="0.103902957000173">
                <text:p>0.103902957000173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5262.499808211">
                <text:p>125262.499808211</text:p>
              </table:table-cell>
              <table:table-cell office:value-type="float" office:value="0">
                <text:p>0</text:p>
              </table:table-cell>
              <table:table-cell office:value-type="float" office:value="114948.369512068">
                <text:p>114948.369512068</text:p>
              </table:table-cell>
              <table:table-cell office:value-type="float" office:value="142771">
                <text:p>14277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2.3857503529998">
                <text:p>62.3857503529998</text:p>
              </table:table-cell>
              <table:table-cell office:value-type="float" office:value="0.119140303999302">
                <text:p>0.119140303999302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9197.673852819">
                <text:p>129197.673852819</text:p>
              </table:table-cell>
              <table:table-cell office:value-type="float" office:value="0">
                <text:p>0</text:p>
              </table:table-cell>
              <table:table-cell office:value-type="float" office:value="123580.629896681">
                <text:p>123580.629896681</text:p>
              </table:table-cell>
              <table:table-cell office:value-type="float" office:value="137878">
                <text:p>13787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2.5889961650009">
                <text:p>62.5889961650009</text:p>
              </table:table-cell>
              <table:table-cell office:value-type="float" office:value="0.114779602999988">
                <text:p>0.114779602999988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3227.988057257">
                <text:p>123227.988057257</text:p>
              </table:table-cell>
              <table:table-cell office:value-type="float" office:value="0">
                <text:p>0</text:p>
              </table:table-cell>
              <table:table-cell office:value-type="float" office:value="125746.931882514">
                <text:p>125746.931882514</text:p>
              </table:table-cell>
              <table:table-cell office:value-type="float" office:value="115513">
                <text:p>1155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2.7924525979997">
                <text:p>62.7924525979997</text:p>
              </table:table-cell>
              <table:table-cell office:value-type="float" office:value="0.106656855999972">
                <text:p>0.106656855999972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09206.742599521">
                <text:p>109206.742599521</text:p>
              </table:table-cell>
              <table:table-cell office:value-type="float" office:value="0">
                <text:p>0</text:p>
              </table:table-cell>
              <table:table-cell office:value-type="float" office:value="120899.007500244">
                <text:p>120899.007500244</text:p>
              </table:table-cell>
              <table:table-cell office:value-type="float" office:value="107355">
                <text:p>1073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2.9984611269992">
                <text:p>62.9984611269992</text:p>
              </table:table-cell>
              <table:table-cell office:value-type="float" office:value="0.116027976000623">
                <text:p>0.116027976000623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01210.267137081">
                <text:p>101210.267137081</text:p>
              </table:table-cell>
              <table:table-cell office:value-type="float" office:value="0">
                <text:p>0</text:p>
              </table:table-cell>
              <table:table-cell office:value-type="float" office:value="103995.880265727">
                <text:p>103995.880265727</text:p>
              </table:table-cell>
              <table:table-cell office:value-type="float" office:value="125433">
                <text:p>1254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3.2004865189992">
                <text:p>63.2004865189992</text:p>
              </table:table-cell>
              <table:table-cell office:value-type="float" office:value="0.110724629001197">
                <text:p>0.110724629001197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1734.022191552">
                <text:p>121734.022191552</text:p>
              </table:table-cell>
              <table:table-cell office:value-type="float" office:value="0">
                <text:p>0</text:p>
              </table:table-cell>
              <table:table-cell office:value-type="float" office:value="112427.366464391">
                <text:p>112427.366464391</text:p>
              </table:table-cell>
              <table:table-cell office:value-type="float" office:value="143473">
                <text:p>14347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3.4047222209993">
                <text:p>63.4047222209993</text:p>
              </table:table-cell>
              <table:table-cell office:value-type="float" office:value="0.118190941999273">
                <text:p>0.118190941999273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33627.061278225">
                <text:p>133627.061278225</text:p>
              </table:table-cell>
              <table:table-cell office:value-type="float" office:value="0">
                <text:p>0</text:p>
              </table:table-cell>
              <table:table-cell office:value-type="float" office:value="124339.968164054">
                <text:p>124339.968164054</text:p>
              </table:table-cell>
              <table:table-cell office:value-type="float" office:value="136054">
                <text:p>13605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3.6079312460006">
                <text:p>63.6079312460006</text:p>
              </table:table-cell>
              <table:table-cell office:value-type="float" office:value="0.112192016000336">
                <text:p>0.112192016000336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2345.096444685">
                <text:p>122345.096444685</text:p>
              </table:table-cell>
              <table:table-cell office:value-type="float" office:value="0">
                <text:p>0</text:p>
              </table:table-cell>
              <table:table-cell office:value-type="float" office:value="126164.439228168">
                <text:p>126164.439228168</text:p>
              </table:table-cell>
              <table:table-cell office:value-type="float" office:value="113637">
                <text:p>1136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3.8108130410001">
                <text:p>63.8108130410001</text:p>
              </table:table-cell>
              <table:table-cell office:value-type="float" office:value="0.103539060999537">
                <text:p>0.103539060999537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08970.961632431">
                <text:p>108970.961632431</text:p>
              </table:table-cell>
              <table:table-cell office:value-type="float" office:value="0">
                <text:p>0</text:p>
              </table:table-cell>
              <table:table-cell office:value-type="float" office:value="120511.358879681">
                <text:p>120511.358879681</text:p>
              </table:table-cell>
              <table:table-cell office:value-type="float" office:value="108082">
                <text:p>10808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4.0140660819998">
                <text:p>64.0140660819998</text:p>
              </table:table-cell>
              <table:table-cell office:value-type="float" office:value="0.103453259000162">
                <text:p>0.103453259000162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0046.905346878">
                <text:p>110046.905346878</text:p>
              </table:table-cell>
              <table:table-cell office:value-type="float" office:value="0">
                <text:p>0</text:p>
              </table:table-cell>
              <table:table-cell office:value-type="float" office:value="111671.117030648">
                <text:p>111671.117030648</text:p>
              </table:table-cell>
              <table:table-cell office:value-type="float" office:value="127157">
                <text:p>12715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4.2156774499999">
                <text:p>64.2156774499999</text:p>
              </table:table-cell>
              <table:table-cell office:value-type="float" office:value="0.105221321000499">
                <text:p>0.105221321000499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9048.380227369">
                <text:p>129048.380227369</text:p>
              </table:table-cell>
              <table:table-cell office:value-type="float" office:value="0">
                <text:p>0</text:p>
              </table:table-cell>
              <table:table-cell office:value-type="float" office:value="116757.396408032">
                <text:p>116757.396408032</text:p>
              </table:table-cell>
              <table:table-cell office:value-type="float" office:value="143911">
                <text:p>1439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4.4204372740005">
                <text:p>64.4204372740005</text:p>
              </table:table-cell>
              <table:table-cell office:value-type="float" office:value="0.1184924149984">
                <text:p>0.1184924149984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9639.377061907">
                <text:p>129639.377061907</text:p>
              </table:table-cell>
              <table:table-cell office:value-type="float" office:value="0">
                <text:p>0</text:p>
              </table:table-cell>
              <table:table-cell office:value-type="float" office:value="124720.924311753">
                <text:p>124720.924311753</text:p>
              </table:table-cell>
              <table:table-cell office:value-type="float" office:value="134495">
                <text:p>1344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4.6239067839997">
                <text:p>64.6239067839997</text:p>
              </table:table-cell>
              <table:table-cell office:value-type="float" office:value="0.114115370000945">
                <text:p>0.114115370000945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5847.220098395">
                <text:p>115847.220098395</text:p>
              </table:table-cell>
              <table:table-cell office:value-type="float" office:value="0">
                <text:p>0</text:p>
              </table:table-cell>
              <table:table-cell office:value-type="float" office:value="120694.62967506">
                <text:p>120694.62967506</text:p>
              </table:table-cell>
              <table:table-cell office:value-type="float" office:value="112229">
                <text:p>11222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4.8271242570008">
                <text:p>64.8271242570008</text:p>
              </table:table-cell>
              <table:table-cell office:value-type="float" office:value="0.105862792999687">
                <text:p>0.105862792999687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08572.502094163">
                <text:p>108572.502094163</text:p>
              </table:table-cell>
              <table:table-cell office:value-type="float" office:value="0">
                <text:p>0</text:p>
              </table:table-cell>
              <table:table-cell office:value-type="float" office:value="121270.697147053">
                <text:p>121270.697147053</text:p>
              </table:table-cell>
              <table:table-cell office:value-type="float" office:value="108863">
                <text:p>1088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5.0304933980005">
                <text:p>65.0304933980005</text:p>
              </table:table-cell>
              <table:table-cell office:value-type="float" office:value="0.104801130000851">
                <text:p>0.104801130000851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2086.565153882">
                <text:p>112086.565153882</text:p>
              </table:table-cell>
              <table:table-cell office:value-type="float" office:value="0">
                <text:p>0</text:p>
              </table:table-cell>
              <table:table-cell office:value-type="float" office:value="111348.333916314">
                <text:p>111348.333916314</text:p>
              </table:table-cell>
              <table:table-cell office:value-type="float" office:value="129046">
                <text:p>12904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5.2315474919997">
                <text:p>65.2315474919997</text:p>
              </table:table-cell>
              <table:table-cell office:value-type="float" office:value="0.107318263999332">
                <text:p>0.107318263999332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4836.240767272">
                <text:p>124836.240767272</text:p>
              </table:table-cell>
              <table:table-cell office:value-type="float" office:value="0">
                <text:p>0</text:p>
              </table:table-cell>
              <table:table-cell office:value-type="float" office:value="115681.452693586">
                <text:p>115681.452693586</text:p>
              </table:table-cell>
              <table:table-cell office:value-type="float" office:value="144231">
                <text:p>14423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5.5953850919996">
                <text:p>65.5953850919996</text:p>
              </table:table-cell>
              <table:table-cell office:value-type="float" office:value="0.360017392000373">
                <text:p>0.360017392000373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74868.6939405224">
                <text:p>74868.6939405224</text:p>
              </table:table-cell>
              <table:table-cell office:value-type="float" office:value="0">
                <text:p>0</text:p>
              </table:table-cell>
              <table:table-cell office:value-type="float" office:value="67051.3708286217">
                <text:p>67051.3708286217</text:p>
              </table:table-cell>
              <table:table-cell office:value-type="float" office:value="114817">
                <text:p>1148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5.7989220840009">
                <text:p>65.7989220840009</text:p>
              </table:table-cell>
              <table:table-cell office:value-type="float" office:value="0.114046812999732">
                <text:p>0.114046812999732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6981.336846207">
                <text:p>116981.336846207</text:p>
              </table:table-cell>
              <table:table-cell office:value-type="float" office:value="0">
                <text:p>0</text:p>
              </table:table-cell>
              <table:table-cell office:value-type="float" office:value="132123.82891163">
                <text:p>132123.82891163</text:p>
              </table:table-cell>
              <table:table-cell office:value-type="float" office:value="107604">
                <text:p>1076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6.0022602459994">
                <text:p>66.0022602459994</text:p>
              </table:table-cell>
              <table:table-cell office:value-type="float" office:value="0.104988901999604">
                <text:p>0.104988901999604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08604.420041673">
                <text:p>108604.420041673</text:p>
              </table:table-cell>
              <table:table-cell office:value-type="float" office:value="0">
                <text:p>0</text:p>
              </table:table-cell>
              <table:table-cell office:value-type="float" office:value="112317.712870526">
                <text:p>112317.712870526</text:p>
              </table:table-cell>
              <table:table-cell office:value-type="float" office:value="125869">
                <text:p>1258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6.2145693759994">
                <text:p>66.2145693759994</text:p>
              </table:table-cell>
              <table:table-cell office:value-type="float" office:value="0.111610066000139">
                <text:p>0.111610066000139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31449.433569082">
                <text:p>131449.433569082</text:p>
              </table:table-cell>
              <table:table-cell office:value-type="float" office:value="0">
                <text:p>0</text:p>
              </table:table-cell>
              <table:table-cell office:value-type="float" office:value="115868.841933805">
                <text:p>115868.841933805</text:p>
              </table:table-cell>
              <table:table-cell office:value-type="float" office:value="143788">
                <text:p>1437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6.4158302369997">
                <text:p>66.4158302369997</text:p>
              </table:table-cell>
              <table:table-cell office:value-type="float" office:value="0.112817649000135">
                <text:p>0.112817649000135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6423.901253087">
                <text:p>126423.901253087</text:p>
              </table:table-cell>
              <table:table-cell office:value-type="float" office:value="0">
                <text:p>0</text:p>
              </table:table-cell>
              <table:table-cell office:value-type="float" office:value="127083.36723309">
                <text:p>127083.36723309</text:p>
              </table:table-cell>
              <table:table-cell office:value-type="float" office:value="135278">
                <text:p>13527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6.6170823289995">
                <text:p>66.6170823289995</text:p>
              </table:table-cell>
              <table:table-cell office:value-type="float" office:value="0.111045837000347">
                <text:p>0.111045837000347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1986.276938001">
                <text:p>121986.276938001</text:p>
              </table:table-cell>
              <table:table-cell office:value-type="float" office:value="0">
                <text:p>0</text:p>
              </table:table-cell>
              <table:table-cell office:value-type="float" office:value="125131.739184541">
                <text:p>125131.739184541</text:p>
              </table:table-cell>
              <table:table-cell office:value-type="float" office:value="112893">
                <text:p>1128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6.8196835210001">
                <text:p>66.8196835210001</text:p>
              </table:table-cell>
              <table:table-cell office:value-type="float" office:value="0.105034389000139">
                <text:p>0.105034389000139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07587.164166196">
                <text:p>107587.164166196</text:p>
              </table:table-cell>
              <table:table-cell office:value-type="float" office:value="0">
                <text:p>0</text:p>
              </table:table-cell>
              <table:table-cell office:value-type="float" office:value="117875.554182089">
                <text:p>117875.554182089</text:p>
              </table:table-cell>
              <table:table-cell office:value-type="float" office:value="108474">
                <text:p>1084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7.0225989209994">
                <text:p>67.0225989209994</text:p>
              </table:table-cell>
              <table:table-cell office:value-type="float" office:value="0.104844692001279">
                <text:p>0.104844692001279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0986.940381605">
                <text:p>110986.940381605</text:p>
              </table:table-cell>
              <table:table-cell office:value-type="float" office:value="0">
                <text:p>0</text:p>
              </table:table-cell>
              <table:table-cell office:value-type="float" office:value="111408.566172099">
                <text:p>111408.566172099</text:p>
              </table:table-cell>
              <table:table-cell office:value-type="float" office:value="128158">
                <text:p>1281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7.2246619050002">
                <text:p>67.2246619050002</text:p>
              </table:table-cell>
              <table:table-cell office:value-type="float" office:value="0.105790483001329">
                <text:p>0.105790483001329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31483.925544617">
                <text:p>131483.925544617</text:p>
              </table:table-cell>
              <table:table-cell office:value-type="float" office:value="0">
                <text:p>0</text:p>
              </table:table-cell>
              <table:table-cell office:value-type="float" office:value="115790.591481845">
                <text:p>115790.591481845</text:p>
              </table:table-cell>
              <table:table-cell office:value-type="float" office:value="144103">
                <text:p>1441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7.4256419550002">
                <text:p>67.4256419550002</text:p>
              </table:table-cell>
              <table:table-cell office:value-type="float" office:value="0.11884639299933">
                <text:p>0.11884639299933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6172.161312243">
                <text:p>126172.161312243</text:p>
              </table:table-cell>
              <table:table-cell office:value-type="float" office:value="0">
                <text:p>0</text:p>
              </table:table-cell>
              <table:table-cell office:value-type="float" office:value="125376.786652521">
                <text:p>125376.786652521</text:p>
              </table:table-cell>
              <table:table-cell office:value-type="float" office:value="133961">
                <text:p>13396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7.6300321849994">
                <text:p>67.6300321849994</text:p>
              </table:table-cell>
              <table:table-cell office:value-type="float" office:value="0.119268456999635">
                <text:p>0.119268456999635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6148.896182924">
                <text:p>116148.896182924</text:p>
              </table:table-cell>
              <table:table-cell office:value-type="float" office:value="0">
                <text:p>0</text:p>
              </table:table-cell>
              <table:table-cell office:value-type="float" office:value="121370.054628818">
                <text:p>121370.054628818</text:p>
              </table:table-cell>
              <table:table-cell office:value-type="float" office:value="111776">
                <text:p>1117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7.8337281750009">
                <text:p>67.8337281750009</text:p>
              </table:table-cell>
              <table:table-cell office:value-type="float" office:value="0.109126428998934">
                <text:p>0.109126428998934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07145.975762712">
                <text:p>107145.975762712</text:p>
              </table:table-cell>
              <table:table-cell office:value-type="float" office:value="0">
                <text:p>0</text:p>
              </table:table-cell>
              <table:table-cell office:value-type="float" office:value="118566.938109602">
                <text:p>118566.938109602</text:p>
              </table:table-cell>
              <table:table-cell office:value-type="float" office:value="109248">
                <text:p>10924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8.0370595429995">
                <text:p>68.0370595429995</text:p>
              </table:table-cell>
              <table:table-cell office:value-type="float" office:value="0.1024844270014">
                <text:p>0.1024844270014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03834.231305757">
                <text:p>103834.231305757</text:p>
              </table:table-cell>
              <table:table-cell office:value-type="float" office:value="0">
                <text:p>0</text:p>
              </table:table-cell>
              <table:table-cell office:value-type="float" office:value="103900.126423197">
                <text:p>103900.126423197</text:p>
              </table:table-cell>
              <table:table-cell office:value-type="float" office:value="129952">
                <text:p>1299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8.2401584010004">
                <text:p>68.2401584010004</text:p>
              </table:table-cell>
              <table:table-cell office:value-type="float" office:value="0.108587429000181">
                <text:p>0.108587429000181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7593.539587644">
                <text:p>127593.539587644</text:p>
              </table:table-cell>
              <table:table-cell office:value-type="float" office:value="0">
                <text:p>0</text:p>
              </table:table-cell>
              <table:table-cell office:value-type="float" office:value="116935.004341757">
                <text:p>116935.004341757</text:p>
              </table:table-cell>
              <table:table-cell office:value-type="float" office:value="144317">
                <text:p>1443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8.4424855359994">
                <text:p>68.4424855359994</text:p>
              </table:table-cell>
              <table:table-cell office:value-type="float" office:value="0.118071679999048">
                <text:p>0.118071679999048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33763.999569154">
                <text:p>133763.999569154</text:p>
              </table:table-cell>
              <table:table-cell office:value-type="float" office:value="0">
                <text:p>0</text:p>
              </table:table-cell>
              <table:table-cell office:value-type="float" office:value="126368.817053352">
                <text:p>126368.817053352</text:p>
              </table:table-cell>
              <table:table-cell office:value-type="float" office:value="132085">
                <text:p>13208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8.6470786230002">
                <text:p>68.6470786230002</text:p>
              </table:table-cell>
              <table:table-cell office:value-type="float" office:value="0.109912182999324">
                <text:p>0.109912182999324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9637.218962393">
                <text:p>119637.218962393</text:p>
              </table:table-cell>
              <table:table-cell office:value-type="float" office:value="0">
                <text:p>0</text:p>
              </table:table-cell>
              <table:table-cell office:value-type="float" office:value="125934.321122734">
                <text:p>125934.321122734</text:p>
              </table:table-cell>
              <table:table-cell office:value-type="float" office:value="110435">
                <text:p>11043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8.8504069810006">
                <text:p>68.8504069810006</text:p>
              </table:table-cell>
              <table:table-cell office:value-type="float" office:value="0.103373105001083">
                <text:p>0.103373105001083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07672.107091021">
                <text:p>107672.107091021</text:p>
              </table:table-cell>
              <table:table-cell office:value-type="float" office:value="0">
                <text:p>0</text:p>
              </table:table-cell>
              <table:table-cell office:value-type="float" office:value="118817.648439236">
                <text:p>118817.648439236</text:p>
              </table:table-cell>
              <table:table-cell office:value-type="float" office:value="110374">
                <text:p>11037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9.0530327550005">
                <text:p>69.0530327550005</text:p>
              </table:table-cell>
              <table:table-cell office:value-type="float" office:value="0.10303618800026">
                <text:p>0.10303618800026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2406.774240191">
                <text:p>112406.774240191</text:p>
              </table:table-cell>
              <table:table-cell office:value-type="float" office:value="0">
                <text:p>0</text:p>
              </table:table-cell>
              <table:table-cell office:value-type="float" office:value="111202.6439301">
                <text:p>111202.6439301</text:p>
              </table:table-cell>
              <table:table-cell office:value-type="float" office:value="131690">
                <text:p>13169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9.2580242610002">
                <text:p>69.2580242610002</text:p>
              </table:table-cell>
              <table:table-cell office:value-type="float" office:value="0.110917187999803">
                <text:p>0.110917187999803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30975.812412483">
                <text:p>130975.812412483</text:p>
              </table:table-cell>
              <table:table-cell office:value-type="float" office:value="0">
                <text:p>0</text:p>
              </table:table-cell>
              <table:table-cell office:value-type="float" office:value="114731.636352364">
                <text:p>114731.636352364</text:p>
              </table:table-cell>
              <table:table-cell office:value-type="float" office:value="144328">
                <text:p>14432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9.4604685289996">
                <text:p>69.4604685289996</text:p>
              </table:table-cell>
              <table:table-cell office:value-type="float" office:value="0.115895925999212">
                <text:p>0.115895925999212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5405.100960795">
                <text:p>125405.100960795</text:p>
              </table:table-cell>
              <table:table-cell office:value-type="float" office:value="0">
                <text:p>0</text:p>
              </table:table-cell>
              <table:table-cell office:value-type="float" office:value="126640.634412792">
                <text:p>126640.634412792</text:p>
              </table:table-cell>
              <table:table-cell office:value-type="float" office:value="130182">
                <text:p>13018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9.6639952330006">
                <text:p>69.6639952330006</text:p>
              </table:table-cell>
              <table:table-cell office:value-type="float" office:value="0.109331745001327">
                <text:p>0.109331745001327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9650.603908123">
                <text:p>119650.603908123</text:p>
              </table:table-cell>
              <table:table-cell office:value-type="float" office:value="0">
                <text:p>0</text:p>
              </table:table-cell>
              <table:table-cell office:value-type="float" office:value="126612.320104517">
                <text:p>126612.320104517</text:p>
              </table:table-cell>
              <table:table-cell office:value-type="float" office:value="109371">
                <text:p>1093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9.8675950209999">
                <text:p>69.8675950209999</text:p>
              </table:table-cell>
              <table:table-cell office:value-type="float" office:value="0.103954061998593">
                <text:p>0.103954061998593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09781.780460304">
                <text:p>109781.780460304</text:p>
              </table:table-cell>
              <table:table-cell office:value-type="float" office:value="0">
                <text:p>0</text:p>
              </table:table-cell>
              <table:table-cell office:value-type="float" office:value="118432.059041092">
                <text:p>118432.059041092</text:p>
              </table:table-cell>
              <table:table-cell office:value-type="float" office:value="111602">
                <text:p>1116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0.0696790050006">
                <text:p>70.0696790050006</text:p>
              </table:table-cell>
              <table:table-cell office:value-type="float" office:value="0.104223955999259">
                <text:p>0.104223955999259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1904.838775317">
                <text:p>111904.838775317</text:p>
              </table:table-cell>
              <table:table-cell office:value-type="float" office:value="0">
                <text:p>0</text:p>
              </table:table-cell>
              <table:table-cell office:value-type="float" office:value="110051.538597323">
                <text:p>110051.538597323</text:p>
              </table:table-cell>
              <table:table-cell office:value-type="float" office:value="133486">
                <text:p>13348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0.2729993989997">
                <text:p>70.2729993989997</text:p>
              </table:table-cell>
              <table:table-cell office:value-type="float" office:value="0.111495760000253">
                <text:p>0.111495760000253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33114.314895646">
                <text:p>133114.314895646</text:p>
              </table:table-cell>
              <table:table-cell office:value-type="float" office:value="0">
                <text:p>0</text:p>
              </table:table-cell>
              <table:table-cell office:value-type="float" office:value="118759.475405871">
                <text:p>118759.475405871</text:p>
              </table:table-cell>
              <table:table-cell office:value-type="float" office:value="144163">
                <text:p>1441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0.4772622119999">
                <text:p>70.4772622119999</text:p>
              </table:table-cell>
              <table:table-cell office:value-type="float" office:value="0.118879933999779">
                <text:p>0.118879933999779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5246.026028851">
                <text:p>125246.026028851</text:p>
              </table:table-cell>
              <table:table-cell office:value-type="float" office:value="0">
                <text:p>0</text:p>
              </table:table-cell>
              <table:table-cell office:value-type="float" office:value="124691.580392268">
                <text:p>124691.580392268</text:p>
              </table:table-cell>
              <table:table-cell office:value-type="float" office:value="128116">
                <text:p>12811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0.6802160679999">
                <text:p>70.6802160679999</text:p>
              </table:table-cell>
              <table:table-cell office:value-type="float" office:value="0.10596866600099">
                <text:p>0.10596866600099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9412.763718614">
                <text:p>119412.763718614</text:p>
              </table:table-cell>
              <table:table-cell office:value-type="float" office:value="0">
                <text:p>0</text:p>
              </table:table-cell>
              <table:table-cell office:value-type="float" office:value="127673.849262023">
                <text:p>127673.849262023</text:p>
              </table:table-cell>
              <table:table-cell office:value-type="float" office:value="108434">
                <text:p>1084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0.89355282">
                <text:p>70.89355282</text:p>
              </table:table-cell>
              <table:table-cell office:value-type="float" office:value="0.118747046000863">
                <text:p>0.118747046000863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05307.604947263">
                <text:p>105307.604947263</text:p>
              </table:table-cell>
              <table:table-cell office:value-type="float" office:value="0">
                <text:p>0</text:p>
              </table:table-cell>
              <table:table-cell office:value-type="float" office:value="112833.548086734">
                <text:p>112833.548086734</text:p>
              </table:table-cell>
              <table:table-cell office:value-type="float" office:value="113497">
                <text:p>1134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1.094996916001">
                <text:p>71.094996916001</text:p>
              </table:table-cell>
              <table:table-cell office:value-type="float" office:value="0.105343897999774">
                <text:p>0.105343897999774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4251.3227229">
                <text:p>114251.3227229</text:p>
              </table:table-cell>
              <table:table-cell office:value-type="float" office:value="0">
                <text:p>0</text:p>
              </table:table-cell>
              <table:table-cell office:value-type="float" office:value="107455.888736921">
                <text:p>107455.888736921</text:p>
              </table:table-cell>
              <table:table-cell office:value-type="float" office:value="135883">
                <text:p>13588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1.2962189209993">
                <text:p>71.2962189209993</text:p>
              </table:table-cell>
              <table:table-cell office:value-type="float" office:value="0.118253644999641">
                <text:p>0.118253644999641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7195.080049375">
                <text:p>127195.080049375</text:p>
              </table:table-cell>
              <table:table-cell office:value-type="float" office:value="0">
                <text:p>0</text:p>
              </table:table-cell>
              <table:table-cell office:value-type="float" office:value="118497.954158532">
                <text:p>118497.954158532</text:p>
              </table:table-cell>
              <table:table-cell office:value-type="float" office:value="143591">
                <text:p>1435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1.4976023430008">
                <text:p>71.4976023430008</text:p>
              </table:table-cell>
              <table:table-cell office:value-type="float" office:value="0.120547999000337">
                <text:p>0.120547999000337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2934.034056803">
                <text:p>122934.034056803</text:p>
              </table:table-cell>
              <table:table-cell office:value-type="float" office:value="0">
                <text:p>0</text:p>
              </table:table-cell>
              <table:table-cell office:value-type="float" office:value="124169.567508799">
                <text:p>124169.567508799</text:p>
              </table:table-cell>
              <table:table-cell office:value-type="float" office:value="125764">
                <text:p>12576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1.6998006840004">
                <text:p>71.6998006840004</text:p>
              </table:table-cell>
              <table:table-cell office:value-type="float" office:value="0.102695613999458">
                <text:p>0.102695613999458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6845.942972092">
                <text:p>116845.942972092</text:p>
              </table:table-cell>
              <table:table-cell office:value-type="float" office:value="0">
                <text:p>0</text:p>
              </table:table-cell>
              <table:table-cell office:value-type="float" office:value="124787.849040402">
                <text:p>124787.849040402</text:p>
              </table:table-cell>
              <table:table-cell office:value-type="float" office:value="107590">
                <text:p>10759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1.9907226169999">
                <text:p>71.9907226169999</text:p>
              </table:table-cell>
              <table:table-cell office:value-type="float" office:value="0.36469624700112">
                <text:p>0.36469624700112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0107.1784429336">
                <text:p>10107.1784429336</text:p>
              </table:table-cell>
              <table:table-cell office:value-type="float" office:value="0">
                <text:p>0</text:p>
              </table:table-cell>
              <table:table-cell office:value-type="float" office:value="19463.2555081745">
                <text:p>19463.2555081745</text:p>
              </table:table-cell>
              <table:table-cell office:value-type="float" office:value="124521">
                <text:p>1245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2.1945797869994">
                <text:p>72.1945797869994</text:p>
              </table:table-cell>
              <table:table-cell office:value-type="float" office:value="0.119196961000853">
                <text:p>0.119196961000853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5263.014613816">
                <text:p>125263.014613816</text:p>
              </table:table-cell>
              <table:table-cell office:value-type="float" office:value="0">
                <text:p>0</text:p>
              </table:table-cell>
              <table:table-cell office:value-type="float" office:value="116546.840915588">
                <text:p>116546.840915588</text:p>
              </table:table-cell>
              <table:table-cell office:value-type="float" office:value="143250">
                <text:p>14325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2.3969369549996">
                <text:p>72.3969369549996</text:p>
              </table:table-cell>
              <table:table-cell office:value-type="float" office:value="0.118765626999448">
                <text:p>0.118765626999448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33900.937860084">
                <text:p>133900.937860084</text:p>
              </table:table-cell>
              <table:table-cell office:value-type="float" office:value="0">
                <text:p>0</text:p>
              </table:table-cell>
              <table:table-cell office:value-type="float" office:value="124259.143684069">
                <text:p>124259.143684069</text:p>
              </table:table-cell>
              <table:table-cell office:value-type="float" office:value="136798">
                <text:p>1367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2.6020692069997">
                <text:p>72.6020692069997</text:p>
              </table:table-cell>
              <table:table-cell office:value-type="float" office:value="0.11360874499951">
                <text:p>0.11360874499951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22315.7525252">
                <text:p>122315.7525252</text:p>
              </table:table-cell>
              <table:table-cell office:value-type="float" office:value="0">
                <text:p>0</text:p>
              </table:table-cell>
              <table:table-cell office:value-type="float" office:value="125637.27828865">
                <text:p>125637.27828865</text:p>
              </table:table-cell>
              <table:table-cell office:value-type="float" office:value="114188">
                <text:p>1141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2.8061653780005">
                <text:p>72.8061653780005</text:p>
              </table:table-cell>
              <table:table-cell office:value-type="float" office:value="0.115532730998893">
                <text:p>0.115532730998893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96333.5136409307">
                <text:p>96333.5136409307</text:p>
              </table:table-cell>
              <table:table-cell office:value-type="float" office:value="0">
                <text:p>0</text:p>
              </table:table-cell>
              <table:table-cell office:value-type="float" office:value="109208.801821941">
                <text:p>109208.801821941</text:p>
              </table:table-cell>
              <table:table-cell office:value-type="float" office:value="107854">
                <text:p>10785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3.0084451460007">
                <text:p>73.0084451460007</text:p>
              </table:table-cell>
              <table:table-cell office:value-type="float" office:value="0.102182234999418">
                <text:p>0.102182234999418</text:p>
              </table:table-cell>
              <table:table-cell office:value-type="float" office:value="125519.715748576">
                <text:p>125519.715748576</text:p>
              </table:table-cell>
              <table:table-cell office:value-type="float" office:value="111047.687442995">
                <text:p>111047.687442995</text:p>
              </table:table-cell>
              <table:table-cell office:value-type="float" office:value="0">
                <text:p>0</text:p>
              </table:table-cell>
              <table:table-cell office:value-type="float" office:value="113072.932693059">
                <text:p>113072.932693059</text:p>
              </table:table-cell>
              <table:table-cell office:value-type="float" office:value="126606">
                <text:p>12660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3.2115151029993">
                <text:p>73.2115151029993</text:p>
              </table:table-cell>
              <table:table-cell office:value-type="float" office:value="0.113129126999411">
                <text:p>0.113129126999411</text:p>
              </table:table-cell>
              <table:table-cell office:value-type="float" office:value="130108.32985169">
                <text:p>130108.32985169</text:p>
              </table:table-cell>
              <table:table-cell office:value-type="float" office:value="127883.889948863">
                <text:p>127883.889948863</text:p>
              </table:table-cell>
              <table:table-cell office:value-type="float" office:value="0">
                <text:p>0</text:p>
              </table:table-cell>
              <table:table-cell office:value-type="float" office:value="113905.888161946">
                <text:p>113905.888161946</text:p>
              </table:table-cell>
              <table:table-cell office:value-type="float" office:value="149053">
                <text:p>14905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3.4134520940006">
                <text:p>73.4134520940006</text:p>
              </table:table-cell>
              <table:table-cell office:value-type="float" office:value="0.123584217000825">
                <text:p>0.123584217000825</text:p>
              </table:table-cell>
              <table:table-cell office:value-type="float" office:value="130108.32985169">
                <text:p>130108.32985169</text:p>
              </table:table-cell>
              <table:table-cell office:value-type="float" office:value="131844.80427372">
                <text:p>131844.80427372</text:p>
              </table:table-cell>
              <table:table-cell office:value-type="float" office:value="0">
                <text:p>0</text:p>
              </table:table-cell>
              <table:table-cell office:value-type="float" office:value="125839.516760301">
                <text:p>125839.516760301</text:p>
              </table:table-cell>
              <table:table-cell office:value-type="float" office:value="140168">
                <text:p>1401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3.6158865039997">
                <text:p>73.6158865039997</text:p>
              </table:table-cell>
              <table:table-cell office:value-type="float" office:value="0.115717969001707">
                <text:p>0.115717969001707</text:p>
              </table:table-cell>
              <table:table-cell office:value-type="float" office:value="130108.32985169">
                <text:p>130108.32985169</text:p>
              </table:table-cell>
              <table:table-cell office:value-type="float" office:value="120232.726812065">
                <text:p>120232.726812065</text:p>
              </table:table-cell>
              <table:table-cell office:value-type="float" office:value="0">
                <text:p>0</text:p>
              </table:table-cell>
              <table:table-cell office:value-type="float" office:value="124772.172601915">
                <text:p>124772.172601915</text:p>
              </table:table-cell>
              <table:table-cell office:value-type="float" office:value="117109">
                <text:p>11710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3.8185478249998">
                <text:p>73.8185478249998</text:p>
              </table:table-cell>
              <table:table-cell office:value-type="float" office:value="0.105307746000108">
                <text:p>0.105307746000108</text:p>
              </table:table-cell>
              <table:table-cell office:value-type="float" office:value="130108.32985169">
                <text:p>130108.32985169</text:p>
              </table:table-cell>
              <table:table-cell office:value-type="float" office:value="108196.170440309">
                <text:p>108196.170440309</text:p>
              </table:table-cell>
              <table:table-cell office:value-type="float" office:value="0">
                <text:p>0</text:p>
              </table:table-cell>
              <table:table-cell office:value-type="float" office:value="119977.271224567">
                <text:p>119977.271224567</text:p>
              </table:table-cell>
              <table:table-cell office:value-type="float" office:value="112377">
                <text:p>1123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4.0216932879994">
                <text:p>74.0216932879994</text:p>
              </table:table-cell>
              <table:table-cell office:value-type="float" office:value="0.10321185200155">
                <text:p>0.10321185200155</text:p>
              </table:table-cell>
              <table:table-cell office:value-type="float" office:value="130108.32985169">
                <text:p>130108.32985169</text:p>
              </table:table-cell>
              <table:table-cell office:value-type="float" office:value="111763.863175314">
                <text:p>111763.863175314</text:p>
              </table:table-cell>
              <table:table-cell office:value-type="float" office:value="0">
                <text:p>0</text:p>
              </table:table-cell>
              <table:table-cell office:value-type="float" office:value="112955.308035407">
                <text:p>112955.308035407</text:p>
              </table:table-cell>
              <table:table-cell office:value-type="float" office:value="132824">
                <text:p>1328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4.2238652369997">
                <text:p>74.2238652369997</text:p>
              </table:table-cell>
              <table:table-cell office:value-type="float" office:value="0.104345413001283">
                <text:p>0.104345413001283</text:p>
              </table:table-cell>
              <table:table-cell office:value-type="float" office:value="130108.32985169">
                <text:p>130108.32985169</text:p>
              </table:table-cell>
              <table:table-cell office:value-type="float" office:value="127139.224075676">
                <text:p>127139.224075676</text:p>
              </table:table-cell>
              <table:table-cell office:value-type="float" office:value="0">
                <text:p>0</text:p>
              </table:table-cell>
              <table:table-cell office:value-type="float" office:value="116692.623280511">
                <text:p>116692.623280511</text:p>
              </table:table-cell>
              <table:table-cell office:value-type="float" office:value="149378">
                <text:p>14937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4.4257975569999">
                <text:p>74.4257975569999</text:p>
              </table:table-cell>
              <table:table-cell office:value-type="float" office:value="0.1218989959998">
                <text:p>0.1218989959998</text:p>
              </table:table-cell>
              <table:table-cell office:value-type="float" office:value="130108.32985169">
                <text:p>130108.32985169</text:p>
              </table:table-cell>
              <table:table-cell office:value-type="float" office:value="130201.114747434">
                <text:p>130201.114747434</text:p>
              </table:table-cell>
              <table:table-cell office:value-type="float" office:value="0">
                <text:p>0</text:p>
              </table:table-cell>
              <table:table-cell office:value-type="float" office:value="123334.979466648">
                <text:p>123334.979466648</text:p>
              </table:table-cell>
              <table:table-cell office:value-type="float" office:value="138843">
                <text:p>13884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4.6276164560004">
                <text:p>74.6276164560004</text:p>
              </table:table-cell>
              <table:table-cell office:value-type="float" office:value="0.114769231999162">
                <text:p>0.114769231999162</text:p>
              </table:table-cell>
              <table:table-cell office:value-type="float" office:value="130108.32985169">
                <text:p>130108.32985169</text:p>
              </table:table-cell>
              <table:table-cell office:value-type="float" office:value="119745.828462293">
                <text:p>119745.828462293</text:p>
              </table:table-cell>
              <table:table-cell office:value-type="float" office:value="0">
                <text:p>0</text:p>
              </table:table-cell>
              <table:table-cell office:value-type="float" office:value="123536.789380772">
                <text:p>123536.789380772</text:p>
              </table:table-cell>
              <table:table-cell office:value-type="float" office:value="116012">
                <text:p>1160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4.8294188870004">
                <text:p>74.8294188870004</text:p>
              </table:table-cell>
              <table:table-cell office:value-type="float" office:value="0.103191819000131">
                <text:p>0.103191819000131</text:p>
              </table:table-cell>
              <table:table-cell office:value-type="float" office:value="130108.32985169">
                <text:p>130108.32985169</text:p>
              </table:table-cell>
              <table:table-cell office:value-type="float" office:value="107507.973087588">
                <text:p>107507.973087588</text:p>
              </table:table-cell>
              <table:table-cell office:value-type="float" office:value="0">
                <text:p>0</text:p>
              </table:table-cell>
              <table:table-cell office:value-type="float" office:value="119172.586123946">
                <text:p>119172.586123946</text:p>
              </table:table-cell>
              <table:table-cell office:value-type="float" office:value="113015">
                <text:p>11301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5.0323902079999">
                <text:p>75.0323902079999</text:p>
              </table:table-cell>
              <table:table-cell office:value-type="float" office:value="0.102791297000294">
                <text:p>0.102791297000294</text:p>
              </table:table-cell>
              <table:table-cell office:value-type="float" office:value="130108.32985169">
                <text:p>130108.32985169</text:p>
              </table:table-cell>
              <table:table-cell office:value-type="float" office:value="111189.599014617">
                <text:p>111189.599014617</text:p>
              </table:table-cell>
              <table:table-cell office:value-type="float" office:value="0">
                <text:p>0</text:p>
              </table:table-cell>
              <table:table-cell office:value-type="float" office:value="112720.799806083">
                <text:p>112720.799806083</text:p>
              </table:table-cell>
              <table:table-cell office:value-type="float" office:value="134139">
                <text:p>1341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5.2353046930002">
                <text:p>75.2353046930002</text:p>
              </table:table-cell>
              <table:table-cell office:value-type="float" office:value="0.11340960599955">
                <text:p>0.11340960599955</text:p>
              </table:table-cell>
              <table:table-cell office:value-type="float" office:value="130108.32985169">
                <text:p>130108.32985169</text:p>
              </table:table-cell>
              <table:table-cell office:value-type="float" office:value="128608.604614968">
                <text:p>128608.604614968</text:p>
              </table:table-cell>
              <table:table-cell office:value-type="float" office:value="0">
                <text:p>0</text:p>
              </table:table-cell>
              <table:table-cell office:value-type="float" office:value="117816.116954329">
                <text:p>117816.116954329</text:p>
              </table:table-cell>
              <table:table-cell office:value-type="float" office:value="149549">
                <text:p>14954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5.4376786430003">
                <text:p>75.4376786430003</text:p>
              </table:table-cell>
              <table:table-cell office:value-type="float" office:value="0.123559734000082">
                <text:p>0.123559734000082</text:p>
              </table:table-cell>
              <table:table-cell office:value-type="float" office:value="130108.32985169">
                <text:p>130108.32985169</text:p>
              </table:table-cell>
              <table:table-cell office:value-type="float" office:value="133193.521499392">
                <text:p>133193.521499392</text:p>
              </table:table-cell>
              <table:table-cell office:value-type="float" office:value="0">
                <text:p>0</text:p>
              </table:table-cell>
              <table:table-cell office:value-type="float" office:value="125320.380292686">
                <text:p>125320.380292686</text:p>
              </table:table-cell>
              <table:table-cell office:value-type="float" office:value="137461">
                <text:p>13746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5.6398800469997">
                <text:p>75.6398800469997</text:p>
              </table:table-cell>
              <table:table-cell office:value-type="float" office:value="0.113991367999915">
                <text:p>0.113991367999915</text:p>
              </table:table-cell>
              <table:table-cell office:value-type="float" office:value="130108.32985169">
                <text:p>130108.32985169</text:p>
              </table:table-cell>
              <table:table-cell office:value-type="float" office:value="119623.209780294">
                <text:p>119623.209780294</text:p>
              </table:table-cell>
              <table:table-cell office:value-type="float" office:value="0">
                <text:p>0</text:p>
              </table:table-cell>
              <table:table-cell office:value-type="float" office:value="125799.104063659">
                <text:p>125799.104063659</text:p>
              </table:table-cell>
              <table:table-cell office:value-type="float" office:value="115015">
                <text:p>1150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5.8415133479994">
                <text:p>75.8415133479994</text:p>
              </table:table-cell>
              <table:table-cell office:value-type="float" office:value="0.11125786500088">
                <text:p>0.11125786500088</text:p>
              </table:table-cell>
              <table:table-cell office:value-type="float" office:value="130108.32985169">
                <text:p>130108.32985169</text:p>
              </table:table-cell>
              <table:table-cell office:value-type="float" office:value="96192.3123837523">
                <text:p>96192.3123837523</text:p>
              </table:table-cell>
              <table:table-cell office:value-type="float" office:value="0">
                <text:p>0</text:p>
              </table:table-cell>
              <table:table-cell office:value-type="float" office:value="107660.224617737">
                <text:p>107660.224617737</text:p>
              </table:table-cell>
              <table:table-cell office:value-type="float" office:value="113785">
                <text:p>1137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6.0432295760002">
                <text:p>76.0432295760002</text:p>
              </table:table-cell>
              <table:table-cell office:value-type="float" office:value="0.109539901000971">
                <text:p>0.109539901000971</text:p>
              </table:table-cell>
              <table:table-cell office:value-type="float" office:value="130108.32985169">
                <text:p>130108.32985169</text:p>
              </table:table-cell>
              <table:table-cell office:value-type="float" office:value="108394.914887383">
                <text:p>108394.914887383</text:p>
              </table:table-cell>
              <table:table-cell office:value-type="float" office:value="0">
                <text:p>0</text:p>
              </table:table-cell>
              <table:table-cell office:value-type="float" office:value="109023.335632629">
                <text:p>109023.335632629</text:p>
              </table:table-cell>
              <table:table-cell office:value-type="float" office:value="135439">
                <text:p>1354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6.2459122460004">
                <text:p>76.2459122460004</text:p>
              </table:table-cell>
              <table:table-cell office:value-type="float" office:value="0.112216454999725">
                <text:p>0.112216454999725</text:p>
              </table:table-cell>
              <table:table-cell office:value-type="float" office:value="130108.32985169">
                <text:p>130108.32985169</text:p>
              </table:table-cell>
              <table:table-cell office:value-type="float" office:value="129818.598264921">
                <text:p>129818.598264921</text:p>
              </table:table-cell>
              <table:table-cell office:value-type="float" office:value="0">
                <text:p>0</text:p>
              </table:table-cell>
              <table:table-cell office:value-type="float" office:value="118755.327681534">
                <text:p>118755.327681534</text:p>
              </table:table-cell>
              <table:table-cell office:value-type="float" office:value="149620">
                <text:p>14962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6.4490036429997">
                <text:p>76.4490036429997</text:p>
              </table:table-cell>
              <table:table-cell office:value-type="float" office:value="0.124476115999641">
                <text:p>0.124476115999641</text:p>
              </table:table-cell>
              <table:table-cell office:value-type="float" office:value="130108.32985169">
                <text:p>130108.32985169</text:p>
              </table:table-cell>
              <table:table-cell office:value-type="float" office:value="131464.415342042">
                <text:p>131464.415342042</text:p>
              </table:table-cell>
              <table:table-cell office:value-type="float" office:value="0">
                <text:p>0</text:p>
              </table:table-cell>
              <table:table-cell office:value-type="float" office:value="124175.998428236">
                <text:p>124175.998428236</text:p>
              </table:table-cell>
              <table:table-cell office:value-type="float" office:value="136159">
                <text:p>13615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6.6517926140004">
                <text:p>76.6517926140004</text:p>
              </table:table-cell>
              <table:table-cell office:value-type="float" office:value="0.111679569001353">
                <text:p>0.111679569001353</text:p>
              </table:table-cell>
              <table:table-cell office:value-type="float" office:value="125262.014716302">
                <text:p>125262.014716302</text:p>
              </table:table-cell>
              <table:table-cell office:value-type="float" office:value="119818.675348393">
                <text:p>119818.675348393</text:p>
              </table:table-cell>
              <table:table-cell office:value-type="float" office:value="0">
                <text:p>0</text:p>
              </table:table-cell>
              <table:table-cell office:value-type="float" office:value="126737.043592998">
                <text:p>126737.043592998</text:p>
              </table:table-cell>
              <table:table-cell office:value-type="float" office:value="109883">
                <text:p>10988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6.8539607559997">
                <text:p>76.8539607559997</text:p>
              </table:table-cell>
              <table:table-cell office:value-type="float" office:value="0.102024863999759">
                <text:p>0.102024863999759</text:p>
              </table:table-cell>
              <table:table-cell office:value-type="float" office:value="125262.014716302">
                <text:p>125262.014716302</text:p>
              </table:table-cell>
              <table:table-cell office:value-type="float" office:value="103698.944152807">
                <text:p>103698.944152807</text:p>
              </table:table-cell>
              <table:table-cell office:value-type="float" office:value="0">
                <text:p>0</text:p>
              </table:table-cell>
              <table:table-cell office:value-type="float" office:value="117203.664752706">
                <text:p>117203.664752706</text:p>
              </table:table-cell>
              <table:table-cell office:value-type="float" office:value="110400">
                <text:p>1104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7.0562195729999">
                <text:p>77.0562195729999</text:p>
              </table:table-cell>
              <table:table-cell office:value-type="float" office:value="0.102682490000007">
                <text:p>0.102682490000007</text:p>
              </table:table-cell>
              <table:table-cell office:value-type="float" office:value="125262.014716302">
                <text:p>125262.014716302</text:p>
              </table:table-cell>
              <table:table-cell office:value-type="float" office:value="109781.105196314">
                <text:p>109781.105196314</text:p>
              </table:table-cell>
              <table:table-cell office:value-type="float" office:value="0">
                <text:p>0</text:p>
              </table:table-cell>
              <table:table-cell office:value-type="float" office:value="109515.389693569">
                <text:p>109515.389693569</text:p>
              </table:table-cell>
              <table:table-cell office:value-type="float" office:value="131852">
                <text:p>13185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7.2633459049994">
                <text:p>77.2633459049994</text:p>
              </table:table-cell>
              <table:table-cell office:value-type="float" office:value="0.112074265998672">
                <text:p>0.112074265998672</text:p>
              </table:table-cell>
              <table:table-cell office:value-type="float" office:value="125262.014716302">
                <text:p>125262.014716302</text:p>
              </table:table-cell>
              <table:table-cell office:value-type="float" office:value="126063.452331062">
                <text:p>126063.452331062</text:p>
              </table:table-cell>
              <table:table-cell office:value-type="float" office:value="0">
                <text:p>0</text:p>
              </table:table-cell>
              <table:table-cell office:value-type="float" office:value="115120.265418448">
                <text:p>115120.265418448</text:p>
              </table:table-cell>
              <table:table-cell office:value-type="float" office:value="143976">
                <text:p>14397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7.4658892520001">
                <text:p>77.4658892520001</text:p>
              </table:table-cell>
              <table:table-cell office:value-type="float" office:value="0.120292084999164">
                <text:p>0.120292084999164</text:p>
              </table:table-cell>
              <table:table-cell office:value-type="float" office:value="125262.014716302">
                <text:p>125262.014716302</text:p>
              </table:table-cell>
              <table:table-cell office:value-type="float" office:value="130654.061086731">
                <text:p>130654.061086731</text:p>
              </table:table-cell>
              <table:table-cell office:value-type="float" office:value="0">
                <text:p>0</text:p>
              </table:table-cell>
              <table:table-cell office:value-type="float" office:value="124469.313831066">
                <text:p>124469.313831066</text:p>
              </table:table-cell>
              <table:table-cell office:value-type="float" office:value="129163">
                <text:p>12916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7.6695075200005">
                <text:p>77.6695075200005</text:p>
              </table:table-cell>
              <table:table-cell office:value-type="float" office:value="0.105514711998694">
                <text:p>0.105514711998694</text:p>
              </table:table-cell>
              <table:table-cell office:value-type="float" office:value="125262.014716302">
                <text:p>125262.014716302</text:p>
              </table:table-cell>
              <table:table-cell office:value-type="float" office:value="119861.870972837">
                <text:p>119861.870972837</text:p>
              </table:table-cell>
              <table:table-cell office:value-type="float" office:value="0">
                <text:p>0</text:p>
              </table:table-cell>
              <table:table-cell office:value-type="float" office:value="127418.342524979">
                <text:p>127418.342524979</text:p>
              </table:table-cell>
              <table:table-cell office:value-type="float" office:value="108777">
                <text:p>10877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7.8712930180009">
                <text:p>77.8712930180009</text:p>
              </table:table-cell>
              <table:table-cell office:value-type="float" office:value="0.104005174000122">
                <text:p>0.104005174000122</text:p>
              </table:table-cell>
              <table:table-cell office:value-type="float" office:value="125262.014716302">
                <text:p>125262.014716302</text:p>
              </table:table-cell>
              <table:table-cell office:value-type="float" office:value="105428.923587111">
                <text:p>105428.923587111</text:p>
              </table:table-cell>
              <table:table-cell office:value-type="float" office:value="0">
                <text:p>0</text:p>
              </table:table-cell>
              <table:table-cell office:value-type="float" office:value="115828.317974606">
                <text:p>115828.317974606</text:p>
              </table:table-cell>
              <table:table-cell office:value-type="float" office:value="111738">
                <text:p>11173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8.074810989001">
                <text:p>78.074810989001</text:p>
              </table:table-cell>
              <table:table-cell office:value-type="float" office:value="0.101993031001257">
                <text:p>0.101993031001257</text:p>
              </table:table-cell>
              <table:table-cell office:value-type="float" office:value="125262.014716302">
                <text:p>125262.014716302</text:p>
              </table:table-cell>
              <table:table-cell office:value-type="float" office:value="110327.647432059">
                <text:p>110327.647432059</text:p>
              </table:table-cell>
              <table:table-cell office:value-type="float" office:value="0">
                <text:p>0</text:p>
              </table:table-cell>
              <table:table-cell office:value-type="float" office:value="108817.169320543">
                <text:p>108817.169320543</text:p>
              </table:table-cell>
              <table:table-cell office:value-type="float" office:value="133858">
                <text:p>13385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8.2783779359997">
                <text:p>78.2783779359997</text:p>
              </table:table-cell>
              <table:table-cell office:value-type="float" office:value="0.112102471999606">
                <text:p>0.112102471999606</text:p>
              </table:table-cell>
              <table:table-cell office:value-type="float" office:value="125262.014716302">
                <text:p>125262.014716302</text:p>
              </table:table-cell>
              <table:table-cell office:value-type="float" office:value="127998.353876818">
                <text:p>127998.353876818</text:p>
              </table:table-cell>
              <table:table-cell office:value-type="float" office:value="0">
                <text:p>0</text:p>
              </table:table-cell>
              <table:table-cell office:value-type="float" office:value="116714.403918444">
                <text:p>116714.403918444</text:p>
              </table:table-cell>
              <table:table-cell office:value-type="float" office:value="143735">
                <text:p>1437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8.481133139001">
                <text:p>78.481133139001</text:p>
              </table:table-cell>
              <table:table-cell office:value-type="float" office:value="0.119219714999417">
                <text:p>0.119219714999417</text:p>
              </table:table-cell>
              <table:table-cell office:value-type="float" office:value="125262.014716302">
                <text:p>125262.014716302</text:p>
              </table:table-cell>
              <table:table-cell office:value-type="float" office:value="129513.300591171">
                <text:p>129513.300591171</text:p>
              </table:table-cell>
              <table:table-cell office:value-type="float" office:value="0">
                <text:p>0</text:p>
              </table:table-cell>
              <table:table-cell office:value-type="float" office:value="124476.374755174">
                <text:p>124476.374755174</text:p>
              </table:table-cell>
              <table:table-cell office:value-type="float" office:value="127386">
                <text:p>12738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8.887649964001">
                <text:p>78.887649964001</text:p>
              </table:table-cell>
              <table:table-cell office:value-type="float" office:value="0.386358837999069">
                <text:p>0.386358837999069</text:p>
              </table:table-cell>
              <table:table-cell office:value-type="float" office:value="125262.014716302">
                <text:p>125262.014716302</text:p>
              </table:table-cell>
              <table:table-cell office:value-type="float" office:value="70651.5925048807">
                <text:p>70651.5925048807</text:p>
              </table:table-cell>
              <table:table-cell office:value-type="float" office:value="0">
                <text:p>0</text:p>
              </table:table-cell>
              <table:table-cell office:value-type="float" office:value="78989.0128240784">
                <text:p>78989.0128240784</text:p>
              </table:table-cell>
              <table:table-cell office:value-type="float" office:value="113148">
                <text:p>1131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9.0898603139995">
                <text:p>79.0898603139995</text:p>
              </table:table-cell>
              <table:table-cell office:value-type="float" office:value="0.102511892000621">
                <text:p>0.102511892000621</text:p>
              </table:table-cell>
              <table:table-cell office:value-type="float" office:value="125262.014716302">
                <text:p>125262.014716302</text:p>
              </table:table-cell>
              <table:table-cell office:value-type="float" office:value="114179.158345287">
                <text:p>114179.158345287</text:p>
              </table:table-cell>
              <table:table-cell office:value-type="float" office:value="0">
                <text:p>0</text:p>
              </table:table-cell>
              <table:table-cell office:value-type="float" office:value="121440.042222267">
                <text:p>121440.042222267</text:p>
              </table:table-cell>
              <table:table-cell office:value-type="float" office:value="135398">
                <text:p>1353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9.294105500001">
                <text:p>79.294105500001</text:p>
              </table:table-cell>
              <table:table-cell office:value-type="float" office:value="0.118369375999464">
                <text:p>0.118369375999464</text:p>
              </table:table-cell>
              <table:table-cell office:value-type="float" office:value="125262.014716302">
                <text:p>125262.014716302</text:p>
              </table:table-cell>
              <table:table-cell office:value-type="float" office:value="121478.799574047">
                <text:p>121478.799574047</text:p>
              </table:table-cell>
              <table:table-cell office:value-type="float" office:value="0">
                <text:p>0</text:p>
              </table:table-cell>
              <table:table-cell office:value-type="float" office:value="110132.074875157">
                <text:p>110132.074875157</text:p>
              </table:table-cell>
              <table:table-cell office:value-type="float" office:value="143307">
                <text:p>1433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9.4996591809995">
                <text:p>79.4996591809995</text:p>
              </table:table-cell>
              <table:table-cell office:value-type="float" office:value="0.125071757000114">
                <text:p>0.125071757000114</text:p>
              </table:table-cell>
              <table:table-cell office:value-type="float" office:value="125262.014716302">
                <text:p>125262.014716302</text:p>
              </table:table-cell>
              <table:table-cell office:value-type="float" office:value="130252.240100775">
                <text:p>130252.240100775</text:p>
              </table:table-cell>
              <table:table-cell office:value-type="float" office:value="0">
                <text:p>0</text:p>
              </table:table-cell>
              <table:table-cell office:value-type="float" office:value="129890.674805876">
                <text:p>129890.674805876</text:p>
              </table:table-cell>
              <table:table-cell office:value-type="float" office:value="125664">
                <text:p>12566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9.7001164619996">
                <text:p>79.7001164619996</text:p>
              </table:table-cell>
              <table:table-cell office:value-type="float" office:value="0.103056117999586">
                <text:p>0.103056117999586</text:p>
              </table:table-cell>
              <table:table-cell office:value-type="float" office:value="125262.014716302">
                <text:p>125262.014716302</text:p>
              </table:table-cell>
              <table:table-cell office:value-type="float" office:value="115317.400571261">
                <text:p>115317.400571261</text:p>
              </table:table-cell>
              <table:table-cell office:value-type="float" office:value="0">
                <text:p>0</text:p>
              </table:table-cell>
              <table:table-cell office:value-type="float" office:value="123090.799429022">
                <text:p>123090.799429022</text:p>
              </table:table-cell>
              <table:table-cell office:value-type="float" office:value="107410">
                <text:p>10741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9.9017669969999">
                <text:p>79.9017669969999</text:p>
              </table:table-cell>
              <table:table-cell office:value-type="float" office:value="0.103806507000627">
                <text:p>0.103806507000627</text:p>
              </table:table-cell>
              <table:table-cell office:value-type="float" office:value="125262.014716302">
                <text:p>125262.014716302</text:p>
              </table:table-cell>
              <table:table-cell office:value-type="float" office:value="107714.840040427">
                <text:p>107714.840040427</text:p>
              </table:table-cell>
              <table:table-cell office:value-type="float" office:value="0">
                <text:p>0</text:p>
              </table:table-cell>
              <table:table-cell office:value-type="float" office:value="113963.953049874">
                <text:p>113963.953049874</text:p>
              </table:table-cell>
              <table:table-cell office:value-type="float" office:value="114405">
                <text:p>1144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0.1041118859994">
                <text:p>80.1041118859994</text:p>
              </table:table-cell>
              <table:table-cell office:value-type="float" office:value="0.104999195000346">
                <text:p>0.104999195000346</text:p>
              </table:table-cell>
              <table:table-cell office:value-type="float" office:value="125232.171167555">
                <text:p>125232.171167555</text:p>
              </table:table-cell>
              <table:table-cell office:value-type="float" office:value="113211.244481085">
                <text:p>113211.244481085</text:p>
              </table:table-cell>
              <table:table-cell office:value-type="float" office:value="0">
                <text:p>0</text:p>
              </table:table-cell>
              <table:table-cell office:value-type="float" office:value="109032.080035809">
                <text:p>109032.080035809</text:p>
              </table:table-cell>
              <table:table-cell office:value-type="float" office:value="136632">
                <text:p>13663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0.3098103800003">
                <text:p>80.3098103800003</text:p>
              </table:table-cell>
              <table:table-cell office:value-type="float" office:value="0.115068301000065">
                <text:p>0.115068301000065</text:p>
              </table:table-cell>
              <table:table-cell office:value-type="float" office:value="125232.171167555">
                <text:p>125232.171167555</text:p>
              </table:table-cell>
              <table:table-cell office:value-type="float" office:value="131989.181418727">
                <text:p>131989.181418727</text:p>
              </table:table-cell>
              <table:table-cell office:value-type="float" office:value="0">
                <text:p>0</text:p>
              </table:table-cell>
              <table:table-cell office:value-type="float" office:value="118745.896308368">
                <text:p>118745.896308368</text:p>
              </table:table-cell>
              <table:table-cell office:value-type="float" office:value="142774">
                <text:p>14277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0.5105525189993">
                <text:p>80.5105525189993</text:p>
              </table:table-cell>
              <table:table-cell office:value-type="float" office:value="0.118816821999644">
                <text:p>0.118816821999644</text:p>
              </table:table-cell>
              <table:table-cell office:value-type="float" office:value="125232.171167555">
                <text:p>125232.171167555</text:p>
              </table:table-cell>
              <table:table-cell office:value-type="float" office:value="123767.01322456">
                <text:p>123767.01322456</text:p>
              </table:table-cell>
              <table:table-cell office:value-type="float" office:value="0">
                <text:p>0</text:p>
              </table:table-cell>
              <table:table-cell office:value-type="float" office:value="124990.929596575">
                <text:p>124990.929596575</text:p>
              </table:table-cell>
              <table:table-cell office:value-type="float" office:value="123965">
                <text:p>12396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0.7203408149999">
                <text:p>80.7203408149999</text:p>
              </table:table-cell>
              <table:table-cell office:value-type="float" office:value="0.108454869001434">
                <text:p>0.108454869001434</text:p>
              </table:table-cell>
              <table:table-cell office:value-type="float" office:value="125232.171167555">
                <text:p>125232.171167555</text:p>
              </table:table-cell>
              <table:table-cell office:value-type="float" office:value="112790.523228205">
                <text:p>112790.523228205</text:p>
              </table:table-cell>
              <table:table-cell office:value-type="float" office:value="0">
                <text:p>0</text:p>
              </table:table-cell>
              <table:table-cell office:value-type="float" office:value="122382.457828718">
                <text:p>122382.457828718</text:p>
              </table:table-cell>
              <table:table-cell office:value-type="float" office:value="106872">
                <text:p>10687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0.9213985290007">
                <text:p>80.9213985290007</text:p>
              </table:table-cell>
              <table:table-cell office:value-type="float" office:value="0.106903313000657">
                <text:p>0.106903313000657</text:p>
              </table:table-cell>
              <table:table-cell office:value-type="float" office:value="125232.171167555">
                <text:p>125232.171167555</text:p>
              </table:table-cell>
              <table:table-cell office:value-type="float" office:value="106054.393495727">
                <text:p>106054.393495727</text:p>
              </table:table-cell>
              <table:table-cell office:value-type="float" office:value="0">
                <text:p>0</text:p>
              </table:table-cell>
              <table:table-cell office:value-type="float" office:value="109263.604216181">
                <text:p>109263.604216181</text:p>
              </table:table-cell>
              <table:table-cell office:value-type="float" office:value="115930">
                <text:p>11593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1.1231708569994">
                <text:p>81.1231708569994</text:p>
              </table:table-cell>
              <table:table-cell office:value-type="float" office:value="0.10396412999944">
                <text:p>0.10396412999944</text:p>
              </table:table-cell>
              <table:table-cell office:value-type="float" office:value="125232.171167555">
                <text:p>125232.171167555</text:p>
              </table:table-cell>
              <table:table-cell office:value-type="float" office:value="113956.813537704">
                <text:p>113956.813537704</text:p>
              </table:table-cell>
              <table:table-cell office:value-type="float" office:value="0">
                <text:p>0</text:p>
              </table:table-cell>
              <table:table-cell office:value-type="float" office:value="110561.465535672">
                <text:p>110561.465535672</text:p>
              </table:table-cell>
              <table:table-cell office:value-type="float" office:value="138222">
                <text:p>1382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1.3238019950004">
                <text:p>81.3238019950004</text:p>
              </table:table-cell>
              <table:table-cell office:value-type="float" office:value="0.117457180000201">
                <text:p>0.117457180000201</text:p>
              </table:table-cell>
              <table:table-cell office:value-type="float" office:value="125232.171167555">
                <text:p>125232.171167555</text:p>
              </table:table-cell>
              <table:table-cell office:value-type="float" office:value="125677.852660369">
                <text:p>125677.852660369</text:p>
              </table:table-cell>
              <table:table-cell office:value-type="float" office:value="0">
                <text:p>0</text:p>
              </table:table-cell>
              <table:table-cell office:value-type="float" office:value="117369.500355006">
                <text:p>117369.500355006</text:p>
              </table:table-cell>
              <table:table-cell office:value-type="float" office:value="141991">
                <text:p>14199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1.5257576370004">
                <text:p>81.5257576370004</text:p>
              </table:table-cell>
              <table:table-cell office:value-type="float" office:value="0.117480509001325">
                <text:p>0.117480509001325</text:p>
              </table:table-cell>
              <table:table-cell office:value-type="float" office:value="125232.171167555">
                <text:p>125232.171167555</text:p>
              </table:table-cell>
              <table:table-cell office:value-type="float" office:value="126913.095015926">
                <text:p>126913.095015926</text:p>
              </table:table-cell>
              <table:table-cell office:value-type="float" office:value="0">
                <text:p>0</text:p>
              </table:table-cell>
              <table:table-cell office:value-type="float" office:value="124991.036346708">
                <text:p>124991.036346708</text:p>
              </table:table-cell>
              <table:table-cell office:value-type="float" office:value="122108">
                <text:p>12210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1.7281090590004">
                <text:p>81.7281090590004</text:p>
              </table:table-cell>
              <table:table-cell office:value-type="float" office:value="0.104795843000829">
                <text:p>0.104795843000829</text:p>
              </table:table-cell>
              <table:table-cell office:value-type="float" office:value="125232.171167555">
                <text:p>125232.171167555</text:p>
              </table:table-cell>
              <table:table-cell office:value-type="float" office:value="111697.982642796">
                <text:p>111697.982642796</text:p>
              </table:table-cell>
              <table:table-cell office:value-type="float" office:value="0">
                <text:p>0</text:p>
              </table:table-cell>
              <table:table-cell office:value-type="float" office:value="122504.273738042">
                <text:p>122504.273738042</text:p>
              </table:table-cell>
              <table:table-cell office:value-type="float" office:value="106619">
                <text:p>1066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1.9301717029994">
                <text:p>81.9301717029994</text:p>
              </table:table-cell>
              <table:table-cell office:value-type="float" office:value="0.103104117999465">
                <text:p>0.103104117999465</text:p>
              </table:table-cell>
              <table:table-cell office:value-type="float" office:value="125232.171167555">
                <text:p>125232.171167555</text:p>
              </table:table-cell>
              <table:table-cell office:value-type="float" office:value="104376.583316112">
                <text:p>104376.583316112</text:p>
              </table:table-cell>
              <table:table-cell office:value-type="float" office:value="0">
                <text:p>0</text:p>
              </table:table-cell>
              <table:table-cell office:value-type="float" office:value="111700.545440096">
                <text:p>111700.545440096</text:p>
              </table:table-cell>
              <table:table-cell office:value-type="float" office:value="117334">
                <text:p>11733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2.132883272001">
                <text:p>82.132883272001</text:p>
              </table:table-cell>
              <table:table-cell office:value-type="float" office:value="0.103490547999172">
                <text:p>0.103490547999172</text:p>
              </table:table-cell>
              <table:table-cell office:value-type="float" office:value="125232.171167555">
                <text:p>125232.171167555</text:p>
              </table:table-cell>
              <table:table-cell office:value-type="float" office:value="118436.089303997">
                <text:p>118436.089303997</text:p>
              </table:table-cell>
              <table:table-cell office:value-type="float" office:value="0">
                <text:p>0</text:p>
              </table:table-cell>
              <table:table-cell office:value-type="float" office:value="111098.800634053">
                <text:p>111098.800634053</text:p>
              </table:table-cell>
              <table:table-cell office:value-type="float" office:value="139161">
                <text:p>13916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2.3373817440006">
                <text:p>82.3373817440006</text:p>
              </table:table-cell>
              <table:table-cell office:value-type="float" office:value="0.117346107999765">
                <text:p>0.117346107999765</text:p>
              </table:table-cell>
              <table:table-cell office:value-type="float" office:value="125232.171167555">
                <text:p>125232.171167555</text:p>
              </table:table-cell>
              <table:table-cell office:value-type="float" office:value="126664.718874887">
                <text:p>126664.718874887</text:p>
              </table:table-cell>
              <table:table-cell office:value-type="float" office:value="0">
                <text:p>0</text:p>
              </table:table-cell>
              <table:table-cell office:value-type="float" office:value="117322.29759741">
                <text:p>117322.29759741</text:p>
              </table:table-cell>
              <table:table-cell office:value-type="float" office:value="141205">
                <text:p>1412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2.5396872889996">
                <text:p>82.5396872889996</text:p>
              </table:table-cell>
              <table:table-cell office:value-type="float" office:value="0.115915631000462">
                <text:p>0.115915631000462</text:p>
              </table:table-cell>
              <table:table-cell office:value-type="float" office:value="125232.171167555">
                <text:p>125232.171167555</text:p>
              </table:table-cell>
              <table:table-cell office:value-type="float" office:value="125550.692155945">
                <text:p>125550.692155945</text:p>
              </table:table-cell>
              <table:table-cell office:value-type="float" office:value="0">
                <text:p>0</text:p>
              </table:table-cell>
              <table:table-cell office:value-type="float" office:value="126352.468753982">
                <text:p>126352.468753982</text:p>
              </table:table-cell>
              <table:table-cell office:value-type="float" office:value="120555">
                <text:p>12055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2.7429159509993">
                <text:p>82.7429159509993</text:p>
              </table:table-cell>
              <table:table-cell office:value-type="float" office:value="0.103472120001243">
                <text:p>0.103472120001243</text:p>
              </table:table-cell>
              <table:table-cell office:value-type="float" office:value="125232.171167555">
                <text:p>125232.171167555</text:p>
              </table:table-cell>
              <table:table-cell office:value-type="float" office:value="118877.293234882">
                <text:p>118877.293234882</text:p>
              </table:table-cell>
              <table:table-cell office:value-type="float" office:value="0">
                <text:p>0</text:p>
              </table:table-cell>
              <table:table-cell office:value-type="float" office:value="127662.827294347">
                <text:p>127662.827294347</text:p>
              </table:table-cell>
              <table:table-cell office:value-type="float" office:value="106461">
                <text:p>10646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2.9444522169997">
                <text:p>82.9444522169997</text:p>
              </table:table-cell>
              <table:table-cell office:value-type="float" office:value="0.103043073999288">
                <text:p>0.103043073999288</text:p>
              </table:table-cell>
              <table:table-cell office:value-type="float" office:value="125232.171167555">
                <text:p>125232.171167555</text:p>
              </table:table-cell>
              <table:table-cell office:value-type="float" office:value="107860.427659544">
                <text:p>107860.427659544</text:p>
              </table:table-cell>
              <table:table-cell office:value-type="float" office:value="0">
                <text:p>0</text:p>
              </table:table-cell>
              <table:table-cell office:value-type="float" office:value="114504.167586978">
                <text:p>114504.167586978</text:p>
              </table:table-cell>
              <table:table-cell office:value-type="float" office:value="118851">
                <text:p>11885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3.1453058780007">
                <text:p>83.1453058780007</text:p>
              </table:table-cell>
              <table:table-cell office:value-type="float" office:value="0.11830054299935">
                <text:p>0.11830054299935</text:p>
              </table:table-cell>
              <table:table-cell office:value-type="float" office:value="125232.171167555">
                <text:p>125232.171167555</text:p>
              </table:table-cell>
              <table:table-cell office:value-type="float" office:value="100888.410503656">
                <text:p>100888.410503656</text:p>
              </table:table-cell>
              <table:table-cell office:value-type="float" office:value="0">
                <text:p>0</text:p>
              </table:table-cell>
              <table:table-cell office:value-type="float" office:value="95119.735101586">
                <text:p>95119.735101586</text:p>
              </table:table-cell>
              <table:table-cell office:value-type="float" office:value="140156">
                <text:p>14015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3.3474214470007">
                <text:p>83.3474214470007</text:p>
              </table:table-cell>
              <table:table-cell office:value-type="float" office:value="0.116152611000871">
                <text:p>0.116152611000871</text:p>
              </table:table-cell>
              <table:table-cell office:value-type="float" office:value="125232.171167555">
                <text:p>125232.171167555</text:p>
              </table:table-cell>
              <table:table-cell office:value-type="float" office:value="133292.398802519">
                <text:p>133292.398802519</text:p>
              </table:table-cell>
              <table:table-cell office:value-type="float" office:value="0">
                <text:p>0</text:p>
              </table:table-cell>
              <table:table-cell office:value-type="float" office:value="122315.735344745">
                <text:p>122315.735344745</text:p>
              </table:table-cell>
              <table:table-cell office:value-type="float" office:value="140549">
                <text:p>14054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3.5499382239996">
                <text:p>83.5499382239996</text:p>
              </table:table-cell>
              <table:table-cell office:value-type="float" office:value="0.115057216000423">
                <text:p>0.115057216000423</text:p>
              </table:table-cell>
              <table:table-cell office:value-type="float" office:value="125232.171167555">
                <text:p>125232.171167555</text:p>
              </table:table-cell>
              <table:table-cell office:value-type="float" office:value="125015.463883526">
                <text:p>125015.463883526</text:p>
              </table:table-cell>
              <table:table-cell office:value-type="float" office:value="0">
                <text:p>0</text:p>
              </table:table-cell>
              <table:table-cell office:value-type="float" office:value="124812.984243118">
                <text:p>124812.984243118</text:p>
              </table:table-cell>
              <table:table-cell office:value-type="float" office:value="119340">
                <text:p>11934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3.7532272019998">
                <text:p>83.7532272019998</text:p>
              </table:table-cell>
              <table:table-cell office:value-type="float" office:value="0.103594270998656">
                <text:p>0.103594270998656</text:p>
              </table:table-cell>
              <table:table-cell office:value-type="float" office:value="125232.171167555">
                <text:p>125232.171167555</text:p>
              </table:table-cell>
              <table:table-cell office:value-type="float" office:value="112461.210962823">
                <text:p>112461.210962823</text:p>
              </table:table-cell>
              <table:table-cell office:value-type="float" office:value="0">
                <text:p>0</text:p>
              </table:table-cell>
              <table:table-cell office:value-type="float" office:value="123388.413745077">
                <text:p>123388.413745077</text:p>
              </table:table-cell>
              <table:table-cell office:value-type="float" office:value="106453">
                <text:p>10645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3.9542332569999">
                <text:p>83.9542332569999</text:p>
              </table:table-cell>
              <table:table-cell office:value-type="float" office:value="0.105012591000559">
                <text:p>0.105012591000559</text:p>
              </table:table-cell>
              <table:table-cell office:value-type="float" office:value="127829.439883866">
                <text:p>127829.439883866</text:p>
              </table:table-cell>
              <table:table-cell office:value-type="float" office:value="102891.600680509">
                <text:p>102891.600680509</text:p>
              </table:table-cell>
              <table:table-cell office:value-type="float" office:value="0">
                <text:p>0</text:p>
              </table:table-cell>
              <table:table-cell office:value-type="float" office:value="109531.181153653">
                <text:p>109531.181153653</text:p>
              </table:table-cell>
              <table:table-cell office:value-type="float" office:value="122488">
                <text:p>12248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4.1560898629996">
                <text:p>84.1560898629996</text:p>
              </table:table-cell>
              <table:table-cell office:value-type="float" office:value="0.10479205899901">
                <text:p>0.10479205899901</text:p>
              </table:table-cell>
              <table:table-cell office:value-type="float" office:value="127829.439883866">
                <text:p>127829.439883866</text:p>
              </table:table-cell>
              <table:table-cell office:value-type="float" office:value="125597.142036252">
                <text:p>125597.142036252</text:p>
              </table:table-cell>
              <table:table-cell office:value-type="float" office:value="0">
                <text:p>0</text:p>
              </table:table-cell>
              <table:table-cell office:value-type="float" office:value="114244.371358381">
                <text:p>114244.371358381</text:p>
              </table:table-cell>
              <table:table-cell office:value-type="float" office:value="143770">
                <text:p>14377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4.3572145569997">
                <text:p>84.3572145569997</text:p>
              </table:table-cell>
              <table:table-cell office:value-type="float" office:value="0.118383146000269">
                <text:p>0.118383146000269</text:p>
              </table:table-cell>
              <table:table-cell office:value-type="float" office:value="127829.439883866">
                <text:p>127829.439883866</text:p>
              </table:table-cell>
              <table:table-cell office:value-type="float" office:value="131739.02446198">
                <text:p>131739.02446198</text:p>
              </table:table-cell>
              <table:table-cell office:value-type="float" office:value="0">
                <text:p>0</text:p>
              </table:table-cell>
              <table:table-cell office:value-type="float" office:value="124348.775194751">
                <text:p>124348.775194751</text:p>
              </table:table-cell>
              <table:table-cell office:value-type="float" office:value="142832">
                <text:p>14283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4.5575945580004">
                <text:p>84.5575945580004</text:p>
              </table:table-cell>
              <table:table-cell office:value-type="float" office:value="0.118083088998901">
                <text:p>0.118083088998901</text:p>
              </table:table-cell>
              <table:table-cell office:value-type="float" office:value="127829.439883866">
                <text:p>127829.439883866</text:p>
              </table:table-cell>
              <table:table-cell office:value-type="float" office:value="123119.471321939">
                <text:p>123119.471321939</text:p>
              </table:table-cell>
              <table:table-cell office:value-type="float" office:value="0">
                <text:p>0</text:p>
              </table:table-cell>
              <table:table-cell office:value-type="float" office:value="124148.871631192">
                <text:p>124148.871631192</text:p>
              </table:table-cell>
              <table:table-cell office:value-type="float" office:value="120976">
                <text:p>1209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4.7585037190002">
                <text:p>84.7585037190002</text:p>
              </table:table-cell>
              <table:table-cell office:value-type="float" office:value="0.102522134999163">
                <text:p>0.102522134999163</text:p>
              </table:table-cell>
              <table:table-cell office:value-type="float" office:value="127829.439883866">
                <text:p>127829.439883866</text:p>
              </table:table-cell>
              <table:table-cell office:value-type="float" office:value="111452.41926837">
                <text:p>111452.41926837</text:p>
              </table:table-cell>
              <table:table-cell office:value-type="float" office:value="0">
                <text:p>0</text:p>
              </table:table-cell>
              <table:table-cell office:value-type="float" office:value="122920.082973751">
                <text:p>122920.082973751</text:p>
              </table:table-cell>
              <table:table-cell office:value-type="float" office:value="108686">
                <text:p>10868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4.9605410450004">
                <text:p>84.9605410450004</text:p>
              </table:table-cell>
              <table:table-cell office:value-type="float" office:value="0.103108450999571">
                <text:p>0.103108450999571</text:p>
              </table:table-cell>
              <table:table-cell office:value-type="float" office:value="127829.439883866">
                <text:p>127829.439883866</text:p>
              </table:table-cell>
              <table:table-cell office:value-type="float" office:value="108902.103186888">
                <text:p>108902.103186888</text:p>
              </table:table-cell>
              <table:table-cell office:value-type="float" office:value="0">
                <text:p>0</text:p>
              </table:table-cell>
              <table:table-cell office:value-type="float" office:value="113997.583196152">
                <text:p>113997.583196152</text:p>
              </table:table-cell>
              <table:table-cell office:value-type="float" office:value="123219">
                <text:p>1232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5.1631212829998">
                <text:p>85.1631212829998</text:p>
              </table:table-cell>
              <table:table-cell office:value-type="float" office:value="0.102325719000874">
                <text:p>0.102325719000874</text:p>
              </table:table-cell>
              <table:table-cell office:value-type="float" office:value="127829.439883866">
                <text:p>127829.439883866</text:p>
              </table:table-cell>
              <table:table-cell office:value-type="float" office:value="124481.351094633">
                <text:p>124481.351094633</text:p>
              </table:table-cell>
              <table:table-cell office:value-type="float" office:value="0">
                <text:p>0</text:p>
              </table:table-cell>
              <table:table-cell office:value-type="float" office:value="115801.314534929">
                <text:p>115801.314534929</text:p>
              </table:table-cell>
              <table:table-cell office:value-type="float" office:value="144195">
                <text:p>14419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5.3641726090009">
                <text:p>85.3641726090009</text:p>
              </table:table-cell>
              <table:table-cell office:value-type="float" office:value="0.119680054998753">
                <text:p>0.119680054998753</text:p>
              </table:table-cell>
              <table:table-cell office:value-type="float" office:value="127829.439883866">
                <text:p>127829.439883866</text:p>
              </table:table-cell>
              <table:table-cell office:value-type="float" office:value="131607.217852029">
                <text:p>131607.217852029</text:p>
              </table:table-cell>
              <table:table-cell office:value-type="float" office:value="0">
                <text:p>0</text:p>
              </table:table-cell>
              <table:table-cell office:value-type="float" office:value="123080.07957059">
                <text:p>123080.07957059</text:p>
              </table:table-cell>
              <table:table-cell office:value-type="float" office:value="142250">
                <text:p>14225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5.5667755649993">
                <text:p>85.5667755649993</text:p>
              </table:table-cell>
              <table:table-cell office:value-type="float" office:value="0.118295150999984">
                <text:p>0.118295150999984</text:p>
              </table:table-cell>
              <table:table-cell office:value-type="float" office:value="127829.439883866">
                <text:p>127829.439883866</text:p>
              </table:table-cell>
              <table:table-cell office:value-type="float" office:value="123502.026548104">
                <text:p>123502.026548104</text:p>
              </table:table-cell>
              <table:table-cell office:value-type="float" office:value="0">
                <text:p>0</text:p>
              </table:table-cell>
              <table:table-cell office:value-type="float" office:value="124729.935176115">
                <text:p>124729.935176115</text:p>
              </table:table-cell>
              <table:table-cell office:value-type="float" office:value="120005">
                <text:p>1200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5.767389654">
                <text:p>85.767389654</text:p>
              </table:table-cell>
              <table:table-cell office:value-type="float" office:value="0.102976719001163">
                <text:p>0.102976719001163</text:p>
              </table:table-cell>
              <table:table-cell office:value-type="float" office:value="127829.439883866">
                <text:p>127829.439883866</text:p>
              </table:table-cell>
              <table:table-cell office:value-type="float" office:value="111215.265839074">
                <text:p>111215.265839074</text:p>
              </table:table-cell>
              <table:table-cell office:value-type="float" office:value="0">
                <text:p>0</text:p>
              </table:table-cell>
              <table:table-cell office:value-type="float" office:value="121368.535306936">
                <text:p>121368.535306936</text:p>
              </table:table-cell>
              <table:table-cell office:value-type="float" office:value="108778">
                <text:p>10877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5.969134885001">
                <text:p>85.969134885001</text:p>
              </table:table-cell>
              <table:table-cell office:value-type="float" office:value="0.102953827999954">
                <text:p>0.102953827999954</text:p>
              </table:table-cell>
              <table:table-cell office:value-type="float" office:value="127829.439883866">
                <text:p>127829.439883866</text:p>
              </table:table-cell>
              <table:table-cell office:value-type="float" office:value="107624.144730739">
                <text:p>107624.144730739</text:p>
              </table:table-cell>
              <table:table-cell office:value-type="float" office:value="0">
                <text:p>0</text:p>
              </table:table-cell>
              <table:table-cell office:value-type="float" office:value="113368.198966853">
                <text:p>113368.198966853</text:p>
              </table:table-cell>
              <table:table-cell office:value-type="float" office:value="124233">
                <text:p>12423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6.1713732349999">
                <text:p>86.1713732349999</text:p>
              </table:table-cell>
              <table:table-cell office:value-type="float" office:value="0.303175764000116">
                <text:p>0.303175764000116</text:p>
              </table:table-cell>
              <table:table-cell office:value-type="float" office:value="127829.439883866">
                <text:p>127829.439883866</text:p>
              </table:table-cell>
              <table:table-cell office:value-type="float" office:value="10363.0371918135">
                <text:p>10363.0371918135</text:p>
              </table:table-cell>
              <table:table-cell office:value-type="float" office:value="0">
                <text:p>0</text:p>
              </table:table-cell>
              <table:table-cell office:value-type="float" office:value="2455.81725602096">
                <text:p>2455.81725602096</text:p>
              </table:table-cell>
              <table:table-cell office:value-type="float" office:value="144759">
                <text:p>14475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6.373335227001">
                <text:p>86.373335227001</text:p>
              </table:table-cell>
              <table:table-cell office:value-type="float" office:value="0.148664141001063">
                <text:p>0.148664141001063</text:p>
              </table:table-cell>
              <table:table-cell office:value-type="float" office:value="127829.439883866">
                <text:p>127829.439883866</text:p>
              </table:table-cell>
              <table:table-cell office:value-type="float" office:value="126862.914788688">
                <text:p>126862.914788688</text:p>
              </table:table-cell>
              <table:table-cell office:value-type="float" office:value="0">
                <text:p>0</text:p>
              </table:table-cell>
              <table:table-cell office:value-type="float" office:value="116361.226247628">
                <text:p>116361.226247628</text:p>
              </table:table-cell>
              <table:table-cell office:value-type="float" office:value="141459">
                <text:p>14145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6.5751778579997">
                <text:p>86.5751778579997</text:p>
              </table:table-cell>
              <table:table-cell office:value-type="float" office:value="0.115975816001082">
                <text:p>0.115975816001082</text:p>
              </table:table-cell>
              <table:table-cell office:value-type="float" office:value="127829.439883866">
                <text:p>127829.439883866</text:p>
              </table:table-cell>
              <table:table-cell office:value-type="float" office:value="123874.492165267">
                <text:p>123874.492165267</text:p>
              </table:table-cell>
              <table:table-cell office:value-type="float" office:value="0">
                <text:p>0</text:p>
              </table:table-cell>
              <table:table-cell office:value-type="float" office:value="125562.866528782">
                <text:p>125562.866528782</text:p>
              </table:table-cell>
              <table:table-cell office:value-type="float" office:value="119018">
                <text:p>11901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6.7774979120004">
                <text:p>86.7774979120004</text:p>
              </table:table-cell>
              <table:table-cell office:value-type="float" office:value="0.104096633000154">
                <text:p>0.104096633000154</text:p>
              </table:table-cell>
              <table:table-cell office:value-type="float" office:value="127829.439883866">
                <text:p>127829.439883866</text:p>
              </table:table-cell>
              <table:table-cell office:value-type="float" office:value="109506.937960355">
                <text:p>109506.937960355</text:p>
              </table:table-cell>
              <table:table-cell office:value-type="float" office:value="0">
                <text:p>0</text:p>
              </table:table-cell>
              <table:table-cell office:value-type="float" office:value="120988.395260848">
                <text:p>120988.395260848</text:p>
              </table:table-cell>
              <table:table-cell office:value-type="float" office:value="108957">
                <text:p>10895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6.9790938860006">
                <text:p>86.9790938860006</text:p>
              </table:table-cell>
              <table:table-cell office:value-type="float" office:value="0.109321526000713">
                <text:p>0.109321526000713</text:p>
              </table:table-cell>
              <table:table-cell office:value-type="float" office:value="127829.439883866">
                <text:p>127829.439883866</text:p>
              </table:table-cell>
              <table:table-cell office:value-type="float" office:value="103509.627569714">
                <text:p>103509.627569714</text:p>
              </table:table-cell>
              <table:table-cell office:value-type="float" office:value="0">
                <text:p>0</text:p>
              </table:table-cell>
              <table:table-cell office:value-type="float" office:value="108657.122864053">
                <text:p>108657.122864053</text:p>
              </table:table-cell>
              <table:table-cell office:value-type="float" office:value="125418">
                <text:p>12541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7.1811300970003">
                <text:p>87.1811300970003</text:p>
              </table:table-cell>
              <table:table-cell office:value-type="float" office:value="0.102656610999475">
                <text:p>0.102656610999475</text:p>
              </table:table-cell>
              <table:table-cell office:value-type="float" office:value="127829.439883866">
                <text:p>127829.439883866</text:p>
              </table:table-cell>
              <table:table-cell office:value-type="float" office:value="124651.144372484">
                <text:p>124651.144372484</text:p>
              </table:table-cell>
              <table:table-cell office:value-type="float" office:value="0">
                <text:p>0</text:p>
              </table:table-cell>
              <table:table-cell office:value-type="float" office:value="116229.226070117">
                <text:p>116229.226070117</text:p>
              </table:table-cell>
              <table:table-cell office:value-type="float" office:value="145278">
                <text:p>14527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7.3823930870003">
                <text:p>87.3823930870003</text:p>
              </table:table-cell>
              <table:table-cell office:value-type="float" office:value="0.122825853000904">
                <text:p>0.122825853000904</text:p>
              </table:table-cell>
              <table:table-cell office:value-type="float" office:value="127829.439883866">
                <text:p>127829.439883866</text:p>
              </table:table-cell>
              <table:table-cell office:value-type="float" office:value="131691.665468339">
                <text:p>131691.665468339</text:p>
              </table:table-cell>
              <table:table-cell office:value-type="float" office:value="0">
                <text:p>0</text:p>
              </table:table-cell>
              <table:table-cell office:value-type="float" office:value="121530.721571552">
                <text:p>121530.721571552</text:p>
              </table:table-cell>
              <table:table-cell office:value-type="float" office:value="140668">
                <text:p>14066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7.5841288709999">
                <text:p>87.5841288709999</text:p>
              </table:table-cell>
              <table:table-cell office:value-type="float" office:value="0.115459001001">
                <text:p>0.115459001001</text:p>
              </table:table-cell>
              <table:table-cell office:value-type="float" office:value="127829.439883866">
                <text:p>127829.439883866</text:p>
              </table:table-cell>
              <table:table-cell office:value-type="float" office:value="122113.978169857">
                <text:p>122113.978169857</text:p>
              </table:table-cell>
              <table:table-cell office:value-type="float" office:value="0">
                <text:p>0</text:p>
              </table:table-cell>
              <table:table-cell office:value-type="float" office:value="124472.585992828">
                <text:p>124472.585992828</text:p>
              </table:table-cell>
              <table:table-cell office:value-type="float" office:value="118071">
                <text:p>1180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7.7861480629999">
                <text:p>87.7861480629999</text:p>
              </table:table-cell>
              <table:table-cell office:value-type="float" office:value="0.102390150999781">
                <text:p>0.102390150999781</text:p>
              </table:table-cell>
              <table:table-cell office:value-type="float" office:value="127829.439883866">
                <text:p>127829.439883866</text:p>
              </table:table-cell>
              <table:table-cell office:value-type="float" office:value="109561.170591425">
                <text:p>109561.170591425</text:p>
              </table:table-cell>
              <table:table-cell office:value-type="float" office:value="0">
                <text:p>0</text:p>
              </table:table-cell>
              <table:table-cell office:value-type="float" office:value="121122.441952739">
                <text:p>121122.441952739</text:p>
              </table:table-cell>
              <table:table-cell office:value-type="float" office:value="109170">
                <text:p>10917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7.9893405059993">
                <text:p>87.9893405059993</text:p>
              </table:table-cell>
              <table:table-cell office:value-type="float" office:value="0.102738882000267">
                <text:p>0.102738882000267</text:p>
              </table:table-cell>
              <table:table-cell office:value-type="float" office:value="127829.439883866">
                <text:p>127829.439883866</text:p>
              </table:table-cell>
              <table:table-cell office:value-type="float" office:value="108301.540990525">
                <text:p>108301.540990525</text:p>
              </table:table-cell>
              <table:table-cell office:value-type="float" office:value="0">
                <text:p>0</text:p>
              </table:table-cell>
              <table:table-cell office:value-type="float" office:value="112855.547114658">
                <text:p>112855.547114658</text:p>
              </table:table-cell>
              <table:table-cell office:value-type="float" office:value="126646">
                <text:p>12664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8.192326800001">
                <text:p>88.192326800001</text:p>
              </table:table-cell>
              <table:table-cell office:value-type="float" office:value="0.106075571999099">
                <text:p>0.106075571999099</text:p>
              </table:table-cell>
              <table:table-cell office:value-type="float" office:value="127829.439883866">
                <text:p>127829.439883866</text:p>
              </table:table-cell>
              <table:table-cell office:value-type="float" office:value="124679.795573804">
                <text:p>124679.795573804</text:p>
              </table:table-cell>
              <table:table-cell office:value-type="float" office:value="0">
                <text:p>0</text:p>
              </table:table-cell>
              <table:table-cell office:value-type="float" office:value="115738.574247508">
                <text:p>115738.574247508</text:p>
              </table:table-cell>
              <table:table-cell office:value-type="float" office:value="145793">
                <text:p>14579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8.3939919740005">
                <text:p>88.3939919740005</text:p>
              </table:table-cell>
              <table:table-cell office:value-type="float" office:value="0.11924375200033">
                <text:p>0.11924375200033</text:p>
              </table:table-cell>
              <table:table-cell office:value-type="float" office:value="127829.439883866">
                <text:p>127829.439883866</text:p>
              </table:table-cell>
              <table:table-cell office:value-type="float" office:value="132606.969024802">
                <text:p>132606.969024802</text:p>
              </table:table-cell>
              <table:table-cell office:value-type="float" office:value="0">
                <text:p>0</text:p>
              </table:table-cell>
              <table:table-cell office:value-type="float" office:value="122810.816316253">
                <text:p>122810.816316253</text:p>
              </table:table-cell>
              <table:table-cell office:value-type="float" office:value="139597">
                <text:p>13959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8.5955719640006">
                <text:p>88.5955719640006</text:p>
              </table:table-cell>
              <table:table-cell office:value-type="float" office:value="0.114131026000905">
                <text:p>0.114131026000905</text:p>
              </table:table-cell>
              <table:table-cell office:value-type="float" office:value="127829.439883866">
                <text:p>127829.439883866</text:p>
              </table:table-cell>
              <table:table-cell office:value-type="float" office:value="120837.976453917">
                <text:p>120837.976453917</text:p>
              </table:table-cell>
              <table:table-cell office:value-type="float" office:value="0">
                <text:p>0</text:p>
              </table:table-cell>
              <table:table-cell office:value-type="float" office:value="124008.027228564">
                <text:p>124008.027228564</text:p>
              </table:table-cell>
              <table:table-cell office:value-type="float" office:value="116911">
                <text:p>11691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8.7968151490004">
                <text:p>88.7968151490004</text:p>
              </table:table-cell>
              <table:table-cell office:value-type="float" office:value="0.102473613000257">
                <text:p>0.102473613000257</text:p>
              </table:table-cell>
              <table:table-cell office:value-type="float" office:value="124808.850230427">
                <text:p>124808.850230427</text:p>
              </table:table-cell>
              <table:table-cell office:value-type="float" office:value="109379.542440199">
                <text:p>109379.542440199</text:p>
              </table:table-cell>
              <table:table-cell office:value-type="float" office:value="0">
                <text:p>0</text:p>
              </table:table-cell>
              <table:table-cell office:value-type="float" office:value="120986.348746468">
                <text:p>120986.348746468</text:p>
              </table:table-cell>
              <table:table-cell office:value-type="float" office:value="106920">
                <text:p>10692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8.9990657130002">
                <text:p>88.9990657130002</text:p>
              </table:table-cell>
              <table:table-cell office:value-type="float" office:value="0.103406616000939">
                <text:p>0.103406616000939</text:p>
              </table:table-cell>
              <table:table-cell office:value-type="float" office:value="124808.850230427">
                <text:p>124808.850230427</text:p>
              </table:table-cell>
              <table:table-cell office:value-type="float" office:value="105136.094873233">
                <text:p>105136.094873233</text:p>
              </table:table-cell>
              <table:table-cell office:value-type="float" office:value="0">
                <text:p>0</text:p>
              </table:table-cell>
              <table:table-cell office:value-type="float" office:value="110247.776165921">
                <text:p>110247.776165921</text:p>
              </table:table-cell>
              <table:table-cell office:value-type="float" office:value="124796">
                <text:p>12479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9.2001846700005">
                <text:p>89.2001846700005</text:p>
              </table:table-cell>
              <table:table-cell office:value-type="float" office:value="0.103353354999854">
                <text:p>0.103353354999854</text:p>
              </table:table-cell>
              <table:table-cell office:value-type="float" office:value="124808.850230427">
                <text:p>124808.850230427</text:p>
              </table:table-cell>
              <table:table-cell office:value-type="float" office:value="124707.108311694">
                <text:p>124707.108311694</text:p>
              </table:table-cell>
              <table:table-cell office:value-type="float" office:value="0">
                <text:p>0</text:p>
              </table:table-cell>
              <table:table-cell office:value-type="float" office:value="115555.476615333">
                <text:p>115555.476615333</text:p>
              </table:table-cell>
              <table:table-cell office:value-type="float" office:value="142646">
                <text:p>1426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9.4026288589994">
                <text:p>89.4026288589994</text:p>
              </table:table-cell>
              <table:table-cell office:value-type="float" office:value="0.117093699000179">
                <text:p>0.117093699000179</text:p>
              </table:table-cell>
              <table:table-cell office:value-type="float" office:value="124808.850230427">
                <text:p>124808.850230427</text:p>
              </table:table-cell>
              <table:table-cell office:value-type="float" office:value="133768.636675174">
                <text:p>133768.636675174</text:p>
              </table:table-cell>
              <table:table-cell office:value-type="float" office:value="0">
                <text:p>0</text:p>
              </table:table-cell>
              <table:table-cell office:value-type="float" office:value="124630.315698444">
                <text:p>124630.315698444</text:p>
              </table:table-cell>
              <table:table-cell office:value-type="float" office:value="135480">
                <text:p>13548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9.6048189760004">
                <text:p>89.6048189760004</text:p>
              </table:table-cell>
              <table:table-cell office:value-type="float" office:value="0.10961221800062">
                <text:p>0.10961221800062</text:p>
              </table:table-cell>
              <table:table-cell office:value-type="float" office:value="124808.850230427">
                <text:p>124808.850230427</text:p>
              </table:table-cell>
              <table:table-cell office:value-type="float" office:value="120462.524601998">
                <text:p>120462.524601998</text:p>
              </table:table-cell>
              <table:table-cell office:value-type="float" office:value="0">
                <text:p>0</text:p>
              </table:table-cell>
              <table:table-cell office:value-type="float" office:value="124131.16371232">
                <text:p>124131.16371232</text:p>
              </table:table-cell>
              <table:table-cell office:value-type="float" office:value="113273">
                <text:p>11327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9.8073951450006">
                <text:p>89.8073951450006</text:p>
              </table:table-cell>
              <table:table-cell office:value-type="float" office:value="0.105098773999998">
                <text:p>0.105098773999998</text:p>
              </table:table-cell>
              <table:table-cell office:value-type="float" office:value="124808.850230427">
                <text:p>124808.850230427</text:p>
              </table:table-cell>
              <table:table-cell office:value-type="float" office:value="106916.307624727">
                <text:p>106916.307624727</text:p>
              </table:table-cell>
              <table:table-cell office:value-type="float" office:value="0">
                <text:p>0</text:p>
              </table:table-cell>
              <table:table-cell office:value-type="float" office:value="118285.198040987">
                <text:p>118285.198040987</text:p>
              </table:table-cell>
              <table:table-cell office:value-type="float" office:value="107326">
                <text:p>10732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0.008678010001">
                <text:p>90.008678010001</text:p>
              </table:table-cell>
              <table:table-cell office:value-type="float" office:value="0.102207660000204">
                <text:p>0.102207660000204</text:p>
              </table:table-cell>
              <table:table-cell office:value-type="float" office:value="124808.850230427">
                <text:p>124808.850230427</text:p>
              </table:table-cell>
              <table:table-cell office:value-type="float" office:value="107634.062583235">
                <text:p>107634.062583235</text:p>
              </table:table-cell>
              <table:table-cell office:value-type="float" office:value="0">
                <text:p>0</text:p>
              </table:table-cell>
              <table:table-cell office:value-type="float" office:value="109449.951911216">
                <text:p>109449.951911216</text:p>
              </table:table-cell>
              <table:table-cell office:value-type="float" office:value="125894">
                <text:p>12589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0.2113523740009">
                <text:p>90.2113523740009</text:p>
              </table:table-cell>
              <table:table-cell office:value-type="float" office:value="0.103028946999984">
                <text:p>0.103028946999984</text:p>
              </table:table-cell>
              <table:table-cell office:value-type="float" office:value="124808.850230427">
                <text:p>124808.850230427</text:p>
              </table:table-cell>
              <table:table-cell office:value-type="float" office:value="85920.1832607115">
                <text:p>85920.1832607115</text:p>
              </table:table-cell>
              <table:table-cell office:value-type="float" office:value="0">
                <text:p>0</text:p>
              </table:table-cell>
              <table:table-cell office:value-type="float" office:value="77642.9634538892">
                <text:p>77642.9634538892</text:p>
              </table:table-cell>
              <table:table-cell office:value-type="float" office:value="143004">
                <text:p>14300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0.412751363001">
                <text:p>90.412751363001</text:p>
              </table:table-cell>
              <table:table-cell office:value-type="float" office:value="0.118374690000564">
                <text:p>0.118374690000564</text:p>
              </table:table-cell>
              <table:table-cell office:value-type="float" office:value="124808.850230427">
                <text:p>124808.850230427</text:p>
              </table:table-cell>
              <table:table-cell office:value-type="float" office:value="132852.582698065">
                <text:p>132852.582698065</text:p>
              </table:table-cell>
              <table:table-cell office:value-type="float" office:value="0">
                <text:p>0</text:p>
              </table:table-cell>
              <table:table-cell office:value-type="float" office:value="124108.717385047">
                <text:p>124108.717385047</text:p>
              </table:table-cell>
              <table:table-cell office:value-type="float" office:value="134480">
                <text:p>13448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0.6145567509993">
                <text:p>90.6145567509993</text:p>
              </table:table-cell>
              <table:table-cell office:value-type="float" office:value="0.109885527999722">
                <text:p>0.109885527999722</text:p>
              </table:table-cell>
              <table:table-cell office:value-type="float" office:value="124808.850230427">
                <text:p>124808.850230427</text:p>
              </table:table-cell>
              <table:table-cell office:value-type="float" office:value="120277.97428824">
                <text:p>120277.97428824</text:p>
              </table:table-cell>
              <table:table-cell office:value-type="float" office:value="0">
                <text:p>0</text:p>
              </table:table-cell>
              <table:table-cell office:value-type="float" office:value="124634.064757448">
                <text:p>124634.064757448</text:p>
              </table:table-cell>
              <table:table-cell office:value-type="float" office:value="112393">
                <text:p>11239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0.8157444459994">
                <text:p>90.8157444459994</text:p>
              </table:table-cell>
              <table:table-cell office:value-type="float" office:value="0.103484862000187">
                <text:p>0.103484862000187</text:p>
              </table:table-cell>
              <table:table-cell office:value-type="float" office:value="124808.850230427">
                <text:p>124808.850230427</text:p>
              </table:table-cell>
              <table:table-cell office:value-type="float" office:value="106902.057824013">
                <text:p>106902.057824013</text:p>
              </table:table-cell>
              <table:table-cell office:value-type="float" office:value="0">
                <text:p>0</text:p>
              </table:table-cell>
              <table:table-cell office:value-type="float" office:value="118189.360756136">
                <text:p>118189.360756136</text:p>
              </table:table-cell>
              <table:table-cell office:value-type="float" office:value="107702">
                <text:p>10770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1.0187184530005">
                <text:p>91.0187184530005</text:p>
              </table:table-cell>
              <table:table-cell office:value-type="float" office:value="0.10339912299969">
                <text:p>0.10339912299969</text:p>
              </table:table-cell>
              <table:table-cell office:value-type="float" office:value="124808.850230427">
                <text:p>124808.850230427</text:p>
              </table:table-cell>
              <table:table-cell office:value-type="float" office:value="105786.972253411">
                <text:p>105786.972253411</text:p>
              </table:table-cell>
              <table:table-cell office:value-type="float" office:value="0">
                <text:p>0</text:p>
              </table:table-cell>
              <table:table-cell office:value-type="float" office:value="108184.252918716">
                <text:p>108184.252918716</text:p>
              </table:table-cell>
              <table:table-cell office:value-type="float" office:value="127102">
                <text:p>12710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1.2205971879994">
                <text:p>91.2205971879994</text:p>
              </table:table-cell>
              <table:table-cell office:value-type="float" office:value="0.104746057999364">
                <text:p>0.104746057999364</text:p>
              </table:table-cell>
              <table:table-cell office:value-type="float" office:value="124808.850230427">
                <text:p>124808.850230427</text:p>
              </table:table-cell>
              <table:table-cell office:value-type="float" office:value="123775.520413447">
                <text:p>123775.520413447</text:p>
              </table:table-cell>
              <table:table-cell office:value-type="float" office:value="0">
                <text:p>0</text:p>
              </table:table-cell>
              <table:table-cell office:value-type="float" office:value="113861.377393427">
                <text:p>113861.377393427</text:p>
              </table:table-cell>
              <table:table-cell office:value-type="float" office:value="143228">
                <text:p>1432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1.4228391260003">
                <text:p>91.4228391260003</text:p>
              </table:table-cell>
              <table:table-cell office:value-type="float" office:value="0.117252797999754">
                <text:p>0.117252797999754</text:p>
              </table:table-cell>
              <table:table-cell office:value-type="float" office:value="124808.850230427">
                <text:p>124808.850230427</text:p>
              </table:table-cell>
              <table:table-cell office:value-type="float" office:value="131384.880700462">
                <text:p>131384.880700462</text:p>
              </table:table-cell>
              <table:table-cell office:value-type="float" office:value="0">
                <text:p>0</text:p>
              </table:table-cell>
              <table:table-cell office:value-type="float" office:value="123143.877074646">
                <text:p>123143.877074646</text:p>
              </table:table-cell>
              <table:table-cell office:value-type="float" office:value="133447">
                <text:p>13344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1.6247260599994">
                <text:p>91.6247260599994</text:p>
              </table:table-cell>
              <table:table-cell office:value-type="float" office:value="0.109403583999665">
                <text:p>0.109403583999665</text:p>
              </table:table-cell>
              <table:table-cell office:value-type="float" office:value="124808.850230427">
                <text:p>124808.850230427</text:p>
              </table:table-cell>
              <table:table-cell office:value-type="float" office:value="120081.735581039">
                <text:p>120081.735581039</text:p>
              </table:table-cell>
              <table:table-cell office:value-type="float" office:value="0">
                <text:p>0</text:p>
              </table:table-cell>
              <table:table-cell office:value-type="float" office:value="125080.201193349">
                <text:p>125080.201193349</text:p>
              </table:table-cell>
              <table:table-cell office:value-type="float" office:value="111524">
                <text:p>1115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1.8264555349997">
                <text:p>91.8264555349997</text:p>
              </table:table-cell>
              <table:table-cell office:value-type="float" office:value="0.104586329000085">
                <text:p>0.104586329000085</text:p>
              </table:table-cell>
              <table:table-cell office:value-type="float" office:value="124808.850230427">
                <text:p>124808.850230427</text:p>
              </table:table-cell>
              <table:table-cell office:value-type="float" office:value="104878.346156009">
                <text:p>104878.346156009</text:p>
              </table:table-cell>
              <table:table-cell office:value-type="float" office:value="0">
                <text:p>0</text:p>
              </table:table-cell>
              <table:table-cell office:value-type="float" office:value="117308.330726934">
                <text:p>117308.330726934</text:p>
              </table:table-cell>
              <table:table-cell office:value-type="float" office:value="108228">
                <text:p>10822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2.0277783910005">
                <text:p>92.0277783910005</text:p>
              </table:table-cell>
              <table:table-cell office:value-type="float" office:value="0.102524050000284">
                <text:p>0.102524050000284</text:p>
              </table:table-cell>
              <table:table-cell office:value-type="float" office:value="124808.850230427">
                <text:p>124808.850230427</text:p>
              </table:table-cell>
              <table:table-cell office:value-type="float" office:value="108164.322425016">
                <text:p>108164.322425016</text:p>
              </table:table-cell>
              <table:table-cell office:value-type="float" office:value="0">
                <text:p>0</text:p>
              </table:table-cell>
              <table:table-cell office:value-type="float" office:value="108622.212741817">
                <text:p>108622.212741817</text:p>
              </table:table-cell>
              <table:table-cell office:value-type="float" office:value="128153">
                <text:p>1281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2.2291241550011">
                <text:p>92.2291241550011</text:p>
              </table:table-cell>
              <table:table-cell office:value-type="float" office:value="0.104944700000488">
                <text:p>0.104944700000488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26076.214840051">
                <text:p>126076.214840051</text:p>
              </table:table-cell>
              <table:table-cell office:value-type="float" office:value="0">
                <text:p>0</text:p>
              </table:table-cell>
              <table:table-cell office:value-type="float" office:value="115893.776712531">
                <text:p>115893.776712531</text:p>
              </table:table-cell>
              <table:table-cell office:value-type="float" office:value="143546">
                <text:p>14354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2.430858881">
                <text:p>92.430858881</text:p>
              </table:table-cell>
              <table:table-cell office:value-type="float" office:value="0.120650353999736">
                <text:p>0.120650353999736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29888.560558059">
                <text:p>129888.560558059</text:p>
              </table:table-cell>
              <table:table-cell office:value-type="float" office:value="0">
                <text:p>0</text:p>
              </table:table-cell>
              <table:table-cell office:value-type="float" office:value="122022.148006143">
                <text:p>122022.148006143</text:p>
              </table:table-cell>
              <table:table-cell office:value-type="float" office:value="132751">
                <text:p>13275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2.6335107600007">
                <text:p>92.6335107600007</text:p>
              </table:table-cell>
              <table:table-cell office:value-type="float" office:value="0.109278273999735">
                <text:p>0.109278273999735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20769.082094541">
                <text:p>120769.082094541</text:p>
              </table:table-cell>
              <table:table-cell office:value-type="float" office:value="0">
                <text:p>0</text:p>
              </table:table-cell>
              <table:table-cell office:value-type="float" office:value="126285.740543052">
                <text:p>126285.740543052</text:p>
              </table:table-cell>
              <table:table-cell office:value-type="float" office:value="110944">
                <text:p>11094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2.8352688140003">
                <text:p>92.8352688140003</text:p>
              </table:table-cell>
              <table:table-cell office:value-type="float" office:value="0.101988586000516">
                <text:p>0.101988586000516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06624.052988813">
                <text:p>106624.052988813</text:p>
              </table:table-cell>
              <table:table-cell office:value-type="float" office:value="0">
                <text:p>0</text:p>
              </table:table-cell>
              <table:table-cell office:value-type="float" office:value="117768.265196935">
                <text:p>117768.265196935</text:p>
              </table:table-cell>
              <table:table-cell office:value-type="float" office:value="108886">
                <text:p>10888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3.0368608949993">
                <text:p>93.0368608949993</text:p>
              </table:table-cell>
              <table:table-cell office:value-type="float" office:value="0.104094065000027">
                <text:p>0.104094065000027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90545.2549558805">
                <text:p>90545.2549558805</text:p>
              </table:table-cell>
              <table:table-cell office:value-type="float" office:value="0">
                <text:p>0</text:p>
              </table:table-cell>
              <table:table-cell office:value-type="float" office:value="91596.9717772826">
                <text:p>91596.9717772826</text:p>
              </table:table-cell>
              <table:table-cell office:value-type="float" office:value="129350">
                <text:p>12935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3.2382799440002">
                <text:p>93.2382799440002</text:p>
              </table:table-cell>
              <table:table-cell office:value-type="float" office:value="0.114819551999972">
                <text:p>0.114819551999972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25802.920831637">
                <text:p>125802.920831637</text:p>
              </table:table-cell>
              <table:table-cell office:value-type="float" office:value="0">
                <text:p>0</text:p>
              </table:table-cell>
              <table:table-cell office:value-type="float" office:value="115367.448712064">
                <text:p>115367.448712064</text:p>
              </table:table-cell>
              <table:table-cell office:value-type="float" office:value="143651">
                <text:p>14365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3.4406556529993">
                <text:p>93.4406556529993</text:p>
              </table:table-cell>
              <table:table-cell office:value-type="float" office:value="0.1178182750009">
                <text:p>0.1178182750009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32162.419111699">
                <text:p>132162.419111699</text:p>
              </table:table-cell>
              <table:table-cell office:value-type="float" office:value="0">
                <text:p>0</text:p>
              </table:table-cell>
              <table:table-cell office:value-type="float" office:value="124869.725269732">
                <text:p>124869.725269732</text:p>
              </table:table-cell>
              <table:table-cell office:value-type="float" office:value="131689">
                <text:p>13168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3.6420094559999">
                <text:p>93.6420094559999</text:p>
              </table:table-cell>
              <table:table-cell office:value-type="float" office:value="0.107159567000053">
                <text:p>0.107159567000053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17499.010159475">
                <text:p>117499.010159475</text:p>
              </table:table-cell>
              <table:table-cell office:value-type="float" office:value="0">
                <text:p>0</text:p>
              </table:table-cell>
              <table:table-cell office:value-type="float" office:value="123598.947488165">
                <text:p>123598.947488165</text:p>
              </table:table-cell>
              <table:table-cell office:value-type="float" office:value="110298">
                <text:p>11029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4.0746438589995">
                <text:p>94.0746438589995</text:p>
              </table:table-cell>
              <table:table-cell office:value-type="float" office:value="0.407794053000544">
                <text:p>0.407794053000544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61405.7978021207">
                <text:p>61405.7978021207</text:p>
              </table:table-cell>
              <table:table-cell office:value-type="float" office:value="0">
                <text:p>0</text:p>
              </table:table-cell>
              <table:table-cell office:value-type="float" office:value="72313.9870178059">
                <text:p>72313.9870178059</text:p>
              </table:table-cell>
              <table:table-cell office:value-type="float" office:value="133513">
                <text:p>1335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4.2768038230006">
                <text:p>94.2768038230006</text:p>
              </table:table-cell>
              <table:table-cell office:value-type="float" office:value="0.119878821000384">
                <text:p>0.119878821000384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17038.531693682">
                <text:p>117038.531693682</text:p>
              </table:table-cell>
              <table:table-cell office:value-type="float" office:value="0">
                <text:p>0</text:p>
              </table:table-cell>
              <table:table-cell office:value-type="float" office:value="116826.905377731">
                <text:p>116826.905377731</text:p>
              </table:table-cell>
              <table:table-cell office:value-type="float" office:value="143414">
                <text:p>1434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4.4783630799993">
                <text:p>94.4783630799993</text:p>
              </table:table-cell>
              <table:table-cell office:value-type="float" office:value="0.118982723999579">
                <text:p>0.118982723999579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30967.622826703">
                <text:p>130967.622826703</text:p>
              </table:table-cell>
              <table:table-cell office:value-type="float" office:value="0">
                <text:p>0</text:p>
              </table:table-cell>
              <table:table-cell office:value-type="float" office:value="114291.979072688">
                <text:p>114291.979072688</text:p>
              </table:table-cell>
              <table:table-cell office:value-type="float" office:value="127394">
                <text:p>12739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4.6806456649993">
                <text:p>94.6806456649993</text:p>
              </table:table-cell>
              <table:table-cell office:value-type="float" office:value="0.104928665001353">
                <text:p>0.104928665001353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15240.982865423">
                <text:p>115240.982865423</text:p>
              </table:table-cell>
              <table:table-cell office:value-type="float" office:value="0">
                <text:p>0</text:p>
              </table:table-cell>
              <table:table-cell office:value-type="float" office:value="123410.268604064">
                <text:p>123410.268604064</text:p>
              </table:table-cell>
              <table:table-cell office:value-type="float" office:value="107919">
                <text:p>10791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4.8826538089998">
                <text:p>94.8826538089998</text:p>
              </table:table-cell>
              <table:table-cell office:value-type="float" office:value="0.102094919000592">
                <text:p>0.102094919000592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06080.368070857">
                <text:p>106080.368070857</text:p>
              </table:table-cell>
              <table:table-cell office:value-type="float" office:value="0">
                <text:p>0</text:p>
              </table:table-cell>
              <table:table-cell office:value-type="float" office:value="116011.506632657">
                <text:p>116011.506632657</text:p>
              </table:table-cell>
              <table:table-cell office:value-type="float" office:value="112423">
                <text:p>11242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5.0842833299994">
                <text:p>95.0842833299994</text:p>
              </table:table-cell>
              <table:table-cell office:value-type="float" office:value="0.102264241000739">
                <text:p>0.102264241000739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11598.970459345">
                <text:p>111598.970459345</text:p>
              </table:table-cell>
              <table:table-cell office:value-type="float" office:value="0">
                <text:p>0</text:p>
              </table:table-cell>
              <table:table-cell office:value-type="float" office:value="109302.187502613">
                <text:p>109302.187502613</text:p>
              </table:table-cell>
              <table:table-cell office:value-type="float" office:value="134505">
                <text:p>1345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5.2861781020001">
                <text:p>95.2861781020001</text:p>
              </table:table-cell>
              <table:table-cell office:value-type="float" office:value="0.137728401001368">
                <text:p>0.137728401001368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10866.692411861">
                <text:p>110866.692411861</text:p>
              </table:table-cell>
              <table:table-cell office:value-type="float" office:value="0">
                <text:p>0</text:p>
              </table:table-cell>
              <table:table-cell office:value-type="float" office:value="99606.132631544">
                <text:p>99606.132631544</text:p>
              </table:table-cell>
              <table:table-cell office:value-type="float" office:value="143190">
                <text:p>14319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5.4879885680002">
                <text:p>95.4879885680002</text:p>
              </table:table-cell>
              <table:table-cell office:value-type="float" office:value="0.121988404000149">
                <text:p>0.121988404000149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33401.070488675">
                <text:p>133401.070488675</text:p>
              </table:table-cell>
              <table:table-cell office:value-type="float" office:value="0">
                <text:p>0</text:p>
              </table:table-cell>
              <table:table-cell office:value-type="float" office:value="128972.216141603">
                <text:p>128972.216141603</text:p>
              </table:table-cell>
              <table:table-cell office:value-type="float" office:value="126266">
                <text:p>12626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5.689843352">
                <text:p>95.689843352</text:p>
              </table:table-cell>
              <table:table-cell office:value-type="float" office:value="0.104456264998589">
                <text:p>0.104456264998589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11987.037029077">
                <text:p>111987.037029077</text:p>
              </table:table-cell>
              <table:table-cell office:value-type="float" office:value="0">
                <text:p>0</text:p>
              </table:table-cell>
              <table:table-cell office:value-type="float" office:value="120617.31117644">
                <text:p>120617.31117644</text:p>
              </table:table-cell>
              <table:table-cell office:value-type="float" office:value="107496">
                <text:p>10749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5.8921430240007">
                <text:p>95.8921430240007</text:p>
              </table:table-cell>
              <table:table-cell office:value-type="float" office:value="0.102969841000231">
                <text:p>0.102969841000231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03514.335247084">
                <text:p>103514.335247084</text:p>
              </table:table-cell>
              <table:table-cell office:value-type="float" office:value="0">
                <text:p>0</text:p>
              </table:table-cell>
              <table:table-cell office:value-type="float" office:value="113085.964043232">
                <text:p>113085.964043232</text:p>
              </table:table-cell>
              <table:table-cell office:value-type="float" office:value="113276">
                <text:p>11327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6.0939144780004">
                <text:p>96.0939144780004</text:p>
              </table:table-cell>
              <table:table-cell office:value-type="float" office:value="0.104383935000442">
                <text:p>0.104383935000442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13080.864613932">
                <text:p>113080.864613932</text:p>
              </table:table-cell>
              <table:table-cell office:value-type="float" office:value="0">
                <text:p>0</text:p>
              </table:table-cell>
              <table:table-cell office:value-type="float" office:value="110133.394478517">
                <text:p>110133.394478517</text:p>
              </table:table-cell>
              <table:table-cell office:value-type="float" office:value="135458">
                <text:p>13545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6.2968227239999">
                <text:p>96.2968227239999</text:p>
              </table:table-cell>
              <table:table-cell office:value-type="float" office:value="0.112644809998528">
                <text:p>0.112644809998528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29584.657600536">
                <text:p>129584.657600536</text:p>
              </table:table-cell>
              <table:table-cell office:value-type="float" office:value="0">
                <text:p>0</text:p>
              </table:table-cell>
              <table:table-cell office:value-type="float" office:value="118273.103527218">
                <text:p>118273.103527218</text:p>
              </table:table-cell>
              <table:table-cell office:value-type="float" office:value="142861">
                <text:p>14286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6.50002098">
                <text:p>96.50002098</text:p>
              </table:table-cell>
              <table:table-cell office:value-type="float" office:value="0.118558611999106">
                <text:p>0.118558611999106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28422.49766306">
                <text:p>128422.49766306</text:p>
              </table:table-cell>
              <table:table-cell office:value-type="float" office:value="0">
                <text:p>0</text:p>
              </table:table-cell>
              <table:table-cell office:value-type="float" office:value="125871.253184257">
                <text:p>125871.253184257</text:p>
              </table:table-cell>
              <table:table-cell office:value-type="float" office:value="124913">
                <text:p>12491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6.701456801">
                <text:p>96.701456801</text:p>
              </table:table-cell>
              <table:table-cell office:value-type="float" office:value="0.1025961919986">
                <text:p>0.1025961919986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15435.781064684">
                <text:p>115435.781064684</text:p>
              </table:table-cell>
              <table:table-cell office:value-type="float" office:value="0">
                <text:p>0</text:p>
              </table:table-cell>
              <table:table-cell office:value-type="float" office:value="123364.373740364">
                <text:p>123364.373740364</text:p>
              </table:table-cell>
              <table:table-cell office:value-type="float" office:value="107045">
                <text:p>10704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6.9040295710001">
                <text:p>96.9040295710001</text:p>
              </table:table-cell>
              <table:table-cell office:value-type="float" office:value="0.10240637500101">
                <text:p>0.10240637500101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05627.028806084">
                <text:p>105627.028806084</text:p>
              </table:table-cell>
              <table:table-cell office:value-type="float" office:value="0">
                <text:p>0</text:p>
              </table:table-cell>
              <table:table-cell office:value-type="float" office:value="114738.689079371">
                <text:p>114738.689079371</text:p>
              </table:table-cell>
              <table:table-cell office:value-type="float" office:value="114402">
                <text:p>1144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7.106227747001">
                <text:p>97.106227747001</text:p>
              </table:table-cell>
              <table:table-cell office:value-type="float" office:value="0.107121357999858">
                <text:p>0.107121357999858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10984.999171622">
                <text:p>110984.999171622</text:p>
              </table:table-cell>
              <table:table-cell office:value-type="float" office:value="0">
                <text:p>0</text:p>
              </table:table-cell>
              <table:table-cell office:value-type="float" office:value="107233.349035593">
                <text:p>107233.349035593</text:p>
              </table:table-cell>
              <table:table-cell office:value-type="float" office:value="136629">
                <text:p>13662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7.3087700460001">
                <text:p>97.3087700460001</text:p>
              </table:table-cell>
              <table:table-cell office:value-type="float" office:value="0.113795848999871">
                <text:p>0.113795848999871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32510.710132891">
                <text:p>132510.710132891</text:p>
              </table:table-cell>
              <table:table-cell office:value-type="float" office:value="0">
                <text:p>0</text:p>
              </table:table-cell>
              <table:table-cell office:value-type="float" office:value="118220.579405428">
                <text:p>118220.579405428</text:p>
              </table:table-cell>
              <table:table-cell office:value-type="float" office:value="142425">
                <text:p>1424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7.511107960001">
                <text:p>97.511107960001</text:p>
              </table:table-cell>
              <table:table-cell office:value-type="float" office:value="0.117743860999326">
                <text:p>0.117743860999326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23228.218978054">
                <text:p>123228.218978054</text:p>
              </table:table-cell>
              <table:table-cell office:value-type="float" office:value="0">
                <text:p>0</text:p>
              </table:table-cell>
              <table:table-cell office:value-type="float" office:value="124452.08201006">
                <text:p>124452.08201006</text:p>
              </table:table-cell>
              <table:table-cell office:value-type="float" office:value="123600">
                <text:p>1236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7.7136039420002">
                <text:p>97.7136039420002</text:p>
              </table:table-cell>
              <table:table-cell office:value-type="float" office:value="0.102538520000962">
                <text:p>0.102538520000962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14871.274241171">
                <text:p>114871.274241171</text:p>
              </table:table-cell>
              <table:table-cell office:value-type="float" office:value="0">
                <text:p>0</text:p>
              </table:table-cell>
              <table:table-cell office:value-type="float" office:value="123247.086866464">
                <text:p>123247.086866464</text:p>
              </table:table-cell>
              <table:table-cell office:value-type="float" office:value="106675">
                <text:p>1066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7.9156683550009">
                <text:p>97.9156683550009</text:p>
              </table:table-cell>
              <table:table-cell office:value-type="float" office:value="0.102341394000177">
                <text:p>0.102341394000177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05487.304443264">
                <text:p>105487.304443264</text:p>
              </table:table-cell>
              <table:table-cell office:value-type="float" office:value="0">
                <text:p>0</text:p>
              </table:table-cell>
              <table:table-cell office:value-type="float" office:value="114118.088533557">
                <text:p>114118.088533557</text:p>
              </table:table-cell>
              <table:table-cell office:value-type="float" office:value="115564">
                <text:p>1155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8.1179643859996">
                <text:p>98.1179643859996</text:p>
              </table:table-cell>
              <table:table-cell office:value-type="float" office:value="0.103578902000663">
                <text:p>0.103578902000663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14802.431945621">
                <text:p>114802.431945621</text:p>
              </table:table-cell>
              <table:table-cell office:value-type="float" office:value="0">
                <text:p>0</text:p>
              </table:table-cell>
              <table:table-cell office:value-type="float" office:value="110269.549240828">
                <text:p>110269.549240828</text:p>
              </table:table-cell>
              <table:table-cell office:value-type="float" office:value="137679">
                <text:p>13767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8.3205477390002">
                <text:p>98.3205477390002</text:p>
              </table:table-cell>
              <table:table-cell office:value-type="float" office:value="0.114577903999816">
                <text:p>0.114577903999816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33992.604287478">
                <text:p>133992.604287478</text:p>
              </table:table-cell>
              <table:table-cell office:value-type="float" office:value="0">
                <text:p>0</text:p>
              </table:table-cell>
              <table:table-cell office:value-type="float" office:value="120572.4361986">
                <text:p>120572.4361986</text:p>
              </table:table-cell>
              <table:table-cell office:value-type="float" office:value="141881">
                <text:p>14188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8.5328974589993">
                <text:p>98.5328974589993</text:p>
              </table:table-cell>
              <table:table-cell office:value-type="float" office:value="0.159052979999615">
                <text:p>0.159052979999615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00500.062587839">
                <text:p>100500.062587839</text:p>
              </table:table-cell>
              <table:table-cell office:value-type="float" office:value="0">
                <text:p>0</text:p>
              </table:table-cell>
              <table:table-cell office:value-type="float" office:value="100500.062587839">
                <text:p>100500.062587839</text:p>
              </table:table-cell>
              <table:table-cell office:value-type="float" office:value="121011">
                <text:p>1210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8.7347530320003">
                <text:p>98.7347530320003</text:p>
              </table:table-cell>
              <table:table-cell office:value-type="float" office:value="0.113510258001043">
                <text:p>0.113510258001043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13319.517905173">
                <text:p>113319.517905173</text:p>
              </table:table-cell>
              <table:table-cell office:value-type="float" office:value="0">
                <text:p>0</text:p>
              </table:table-cell>
              <table:table-cell office:value-type="float" office:value="125185.889886333">
                <text:p>125185.889886333</text:p>
              </table:table-cell>
              <table:table-cell office:value-type="float" office:value="106290">
                <text:p>10629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8.9388474690004">
                <text:p>98.9388474690004</text:p>
              </table:table-cell>
              <table:table-cell office:value-type="float" office:value="0.10351789500055">
                <text:p>0.10351789500055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05344.010479933">
                <text:p>105344.010479933</text:p>
              </table:table-cell>
              <table:table-cell office:value-type="float" office:value="0">
                <text:p>0</text:p>
              </table:table-cell>
              <table:table-cell office:value-type="float" office:value="111627.017320495">
                <text:p>111627.017320495</text:p>
              </table:table-cell>
              <table:table-cell office:value-type="float" office:value="118017">
                <text:p>1180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9.1416788900006">
                <text:p>99.1416788900006</text:p>
              </table:table-cell>
              <table:table-cell office:value-type="float" office:value="0.102899571998933">
                <text:p>0.102899571998933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17916.143476217">
                <text:p>117916.143476217</text:p>
              </table:table-cell>
              <table:table-cell office:value-type="float" office:value="0">
                <text:p>0</text:p>
              </table:table-cell>
              <table:table-cell office:value-type="float" office:value="111936.042736076">
                <text:p>111936.042736076</text:p>
              </table:table-cell>
              <table:table-cell office:value-type="float" office:value="139580">
                <text:p>13958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9.3435917139996">
                <text:p>99.3435917139996</text:p>
              </table:table-cell>
              <table:table-cell office:value-type="float" office:value="0.117223819999708">
                <text:p>0.117223819999708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31952.832567468">
                <text:p>131952.832567468</text:p>
              </table:table-cell>
              <table:table-cell office:value-type="float" office:value="0">
                <text:p>0</text:p>
              </table:table-cell>
              <table:table-cell office:value-type="float" office:value="120956.933167822">
                <text:p>120956.933167822</text:p>
              </table:table-cell>
              <table:table-cell office:value-type="float" office:value="140491">
                <text:p>1404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9.5452240169998">
                <text:p>99.5452240169998</text:p>
              </table:table-cell>
              <table:table-cell office:value-type="float" office:value="0.115300563000346">
                <text:p>0.115300563000346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23807.004203606">
                <text:p>123807.004203606</text:p>
              </table:table-cell>
              <table:table-cell office:value-type="float" office:value="0">
                <text:p>0</text:p>
              </table:table-cell>
              <table:table-cell office:value-type="float" office:value="123342.446194374">
                <text:p>123342.446194374</text:p>
              </table:table-cell>
              <table:table-cell office:value-type="float" office:value="119605">
                <text:p>11960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9.7470229690007">
                <text:p>99.7470229690007</text:p>
              </table:table-cell>
              <table:table-cell office:value-type="float" office:value="0.104640892001044">
                <text:p>0.104640892001044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10349.100337908">
                <text:p>110349.100337908</text:p>
              </table:table-cell>
              <table:table-cell office:value-type="float" office:value="0">
                <text:p>0</text:p>
              </table:table-cell>
              <table:table-cell office:value-type="float" office:value="120999.768373942">
                <text:p>120999.768373942</text:p>
              </table:table-cell>
              <table:table-cell office:value-type="float" office:value="106211">
                <text:p>1062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9.9511685180005">
                <text:p>99.9511685180005</text:p>
              </table:table-cell>
              <table:table-cell office:value-type="float" office:value="0.104089190001105">
                <text:p>0.104089190001105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04973.281969821">
                <text:p>104973.281969821</text:p>
              </table:table-cell>
              <table:table-cell office:value-type="float" office:value="0">
                <text:p>0</text:p>
              </table:table-cell>
              <table:table-cell office:value-type="float" office:value="107519.936962254">
                <text:p>107519.936962254</text:p>
              </table:table-cell>
              <table:table-cell office:value-type="float" office:value="119195">
                <text:p>11919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0.151666940999">
                <text:p>100.151666940999</text:p>
              </table:table-cell>
              <table:table-cell office:value-type="float" office:value="0.102180844000031">
                <text:p>0.102180844000031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14222.116891278">
                <text:p>114222.116891278</text:p>
              </table:table-cell>
              <table:table-cell office:value-type="float" office:value="0">
                <text:p>0</text:p>
              </table:table-cell>
              <table:table-cell office:value-type="float" office:value="111884.538500146">
                <text:p>111884.538500146</text:p>
              </table:table-cell>
              <table:table-cell office:value-type="float" office:value="140284">
                <text:p>1402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0.353856289001">
                <text:p>100.353856289001</text:p>
              </table:table-cell>
              <table:table-cell office:value-type="float" office:value="0.116033342999799">
                <text:p>0.116033342999799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31446.969180905">
                <text:p>131446.969180905</text:p>
              </table:table-cell>
              <table:table-cell office:value-type="float" office:value="0">
                <text:p>0</text:p>
              </table:table-cell>
              <table:table-cell office:value-type="float" office:value="120692.782730081">
                <text:p>120692.782730081</text:p>
              </table:table-cell>
              <table:table-cell office:value-type="float" office:value="139784">
                <text:p>13978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0.556809456">
                <text:p>100.556809456</text:p>
              </table:table-cell>
              <table:table-cell office:value-type="float" office:value="0.11456507299954">
                <text:p>0.11456507299954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24353.153081639">
                <text:p>124353.153081639</text:p>
              </table:table-cell>
              <table:table-cell office:value-type="float" office:value="0">
                <text:p>0</text:p>
              </table:table-cell>
              <table:table-cell office:value-type="float" office:value="124608.124546641">
                <text:p>124608.124546641</text:p>
              </table:table-cell>
              <table:table-cell office:value-type="float" office:value="118312">
                <text:p>1183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0.759459983001">
                <text:p>100.759459983001</text:p>
              </table:table-cell>
              <table:table-cell office:value-type="float" office:value="0.103722469000786">
                <text:p>0.103722469000786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10093.108987047">
                <text:p>110093.108987047</text:p>
              </table:table-cell>
              <table:table-cell office:value-type="float" office:value="0">
                <text:p>0</text:p>
              </table:table-cell>
              <table:table-cell office:value-type="float" office:value="121042.603580063">
                <text:p>121042.603580063</text:p>
              </table:table-cell>
              <table:table-cell office:value-type="float" office:value="106248">
                <text:p>10624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0.961295969">
                <text:p>100.961295969</text:p>
              </table:table-cell>
              <table:table-cell office:value-type="float" office:value="0.103991509999105">
                <text:p>0.103991509999105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03285.370871513">
                <text:p>103285.370871513</text:p>
              </table:table-cell>
              <table:table-cell office:value-type="float" office:value="0">
                <text:p>0</text:p>
              </table:table-cell>
              <table:table-cell office:value-type="float" office:value="109437.322379064">
                <text:p>109437.322379064</text:p>
              </table:table-cell>
              <table:table-cell office:value-type="float" office:value="120534">
                <text:p>12053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1.163841105999">
                <text:p>101.163841105999</text:p>
              </table:table-cell>
              <table:table-cell office:value-type="float" office:value="0.111438254998575">
                <text:p>0.111438254998575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98714.2424469695">
                <text:p>98714.2424469695</text:p>
              </table:table-cell>
              <table:table-cell office:value-type="float" office:value="0">
                <text:p>0</text:p>
              </table:table-cell>
              <table:table-cell office:value-type="float" office:value="90205.3347169465">
                <text:p>90205.3347169465</text:p>
              </table:table-cell>
              <table:table-cell office:value-type="float" office:value="141004">
                <text:p>14100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1.365739127999">
                <text:p>101.365739127999</text:p>
              </table:table-cell>
              <table:table-cell office:value-type="float" office:value="0.116054930998871">
                <text:p>0.116054930998871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21414.351976034">
                <text:p>121414.351976034</text:p>
              </table:table-cell>
              <table:table-cell office:value-type="float" office:value="0">
                <text:p>0</text:p>
              </table:table-cell>
              <table:table-cell office:value-type="float" office:value="113254.755153063">
                <text:p>113254.755153063</text:p>
              </table:table-cell>
              <table:table-cell office:value-type="float" office:value="138935">
                <text:p>13893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1.569271427999">
                <text:p>101.569271427999</text:p>
              </table:table-cell>
              <table:table-cell office:value-type="float" office:value="0.115766689999873">
                <text:p>0.115766689999873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23431.686207125">
                <text:p>123431.686207125</text:p>
              </table:table-cell>
              <table:table-cell office:value-type="float" office:value="0">
                <text:p>0</text:p>
              </table:table-cell>
              <table:table-cell office:value-type="float" office:value="124655.549239131">
                <text:p>124655.549239131</text:p>
              </table:table-cell>
              <table:table-cell office:value-type="float" office:value="117009">
                <text:p>11700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1.770470687999">
                <text:p>101.770470687999</text:p>
              </table:table-cell>
              <table:table-cell office:value-type="float" office:value="0.103006191000532">
                <text:p>0.103006191000532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10121.155848197">
                <text:p>110121.155848197</text:p>
              </table:table-cell>
              <table:table-cell office:value-type="float" office:value="0">
                <text:p>0</text:p>
              </table:table-cell>
              <table:table-cell office:value-type="float" office:value="120113.997504528">
                <text:p>120113.997504528</text:p>
              </table:table-cell>
              <table:table-cell office:value-type="float" office:value="106375">
                <text:p>1063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1.973308405">
                <text:p>101.973308405</text:p>
              </table:table-cell>
              <table:table-cell office:value-type="float" office:value="0.104013071000736">
                <text:p>0.104013071000736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06042.632294037">
                <text:p>106042.632294037</text:p>
              </table:table-cell>
              <table:table-cell office:value-type="float" office:value="0">
                <text:p>0</text:p>
              </table:table-cell>
              <table:table-cell office:value-type="float" office:value="110817.737890581">
                <text:p>110817.737890581</text:p>
              </table:table-cell>
              <table:table-cell office:value-type="float" office:value="121836">
                <text:p>12183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2.175587633001">
                <text:p>102.175587633001</text:p>
              </table:table-cell>
              <table:table-cell office:value-type="float" office:value="0.103275273999316">
                <text:p>0.103275273999316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19363.361511564">
                <text:p>119363.361511564</text:p>
              </table:table-cell>
              <table:table-cell office:value-type="float" office:value="0">
                <text:p>0</text:p>
              </table:table-cell>
              <table:table-cell office:value-type="float" office:value="112091.065386797">
                <text:p>112091.065386797</text:p>
              </table:table-cell>
              <table:table-cell office:value-type="float" office:value="141727">
                <text:p>14172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2.384615814">
                <text:p>102.384615814</text:p>
              </table:table-cell>
              <table:table-cell office:value-type="float" office:value="0.124465438999323">
                <text:p>0.124465438999323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31694.801444886">
                <text:p>131694.801444886</text:p>
              </table:table-cell>
              <table:table-cell office:value-type="float" office:value="0">
                <text:p>0</text:p>
              </table:table-cell>
              <table:table-cell office:value-type="float" office:value="121551.526624205">
                <text:p>121551.526624205</text:p>
              </table:table-cell>
              <table:table-cell office:value-type="float" office:value="137308">
                <text:p>13730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2.617477401">
                <text:p>102.617477401</text:p>
              </table:table-cell>
              <table:table-cell office:value-type="float" office:value="0.35299409900108">
                <text:p>0.35299409900108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2642.01432034337">
                <text:p>2642.01432034337</text:p>
              </table:table-cell>
              <table:table-cell office:value-type="float" office:value="0">
                <text:p>0</text:p>
              </table:table-cell>
              <table:table-cell office:value-type="float" office:value="4895.45212802477">
                <text:p>4895.45212802477</text:p>
              </table:table-cell>
              <table:table-cell office:value-type="float" office:value="112266">
                <text:p>11226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2.819663996001">
                <text:p>102.819663996001</text:p>
              </table:table-cell>
              <table:table-cell office:value-type="float" office:value="0.118958851999196">
                <text:p>0.118958851999196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11856.491638996">
                <text:p>111856.491638996</text:p>
              </table:table-cell>
              <table:table-cell office:value-type="float" office:value="0">
                <text:p>0</text:p>
              </table:table-cell>
              <table:table-cell office:value-type="float" office:value="124626.482492121">
                <text:p>124626.482492121</text:p>
              </table:table-cell>
              <table:table-cell office:value-type="float" office:value="108018">
                <text:p>10801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3.02161828">
                <text:p>103.02161828</text:p>
              </table:table-cell>
              <table:table-cell office:value-type="float" office:value="0.103280025999993">
                <text:p>0.103280025999993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10166.030826037">
                <text:p>110166.030826037</text:p>
              </table:table-cell>
              <table:table-cell office:value-type="float" office:value="0">
                <text:p>0</text:p>
              </table:table-cell>
              <table:table-cell office:value-type="float" office:value="112332.268392688">
                <text:p>112332.268392688</text:p>
              </table:table-cell>
              <table:table-cell office:value-type="float" office:value="127588">
                <text:p>12758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3.22300736">
                <text:p>103.22300736</text:p>
              </table:table-cell>
              <table:table-cell office:value-type="float" office:value="0.10616642199966">
                <text:p>0.10616642199966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25164.982226203">
                <text:p>125164.982226203</text:p>
              </table:table-cell>
              <table:table-cell office:value-type="float" office:value="0">
                <text:p>0</text:p>
              </table:table-cell>
              <table:table-cell office:value-type="float" office:value="115185.399086053">
                <text:p>115185.399086053</text:p>
              </table:table-cell>
              <table:table-cell office:value-type="float" office:value="143442">
                <text:p>14344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3.424672781">
                <text:p>103.424672781</text:p>
              </table:table-cell>
              <table:table-cell office:value-type="float" office:value="0.117604852001023">
                <text:p>0.117604852001023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32831.974178792">
                <text:p>132831.974178792</text:p>
              </table:table-cell>
              <table:table-cell office:value-type="float" office:value="0">
                <text:p>0</text:p>
              </table:table-cell>
              <table:table-cell office:value-type="float" office:value="124747.338966531">
                <text:p>124747.338966531</text:p>
              </table:table-cell>
              <table:table-cell office:value-type="float" office:value="133410">
                <text:p>13341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3.628023339001">
                <text:p>103.628023339001</text:p>
              </table:table-cell>
              <table:table-cell office:value-type="float" office:value="0.109508866999022">
                <text:p>0.109508866999022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18928.890135202">
                <text:p>118928.890135202</text:p>
              </table:table-cell>
              <table:table-cell office:value-type="float" office:value="0">
                <text:p>0</text:p>
              </table:table-cell>
              <table:table-cell office:value-type="float" office:value="124044.637608988">
                <text:p>124044.637608988</text:p>
              </table:table-cell>
              <table:table-cell office:value-type="float" office:value="111387">
                <text:p>11138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3.830071345001">
                <text:p>103.830071345001</text:p>
              </table:table-cell>
              <table:table-cell office:value-type="float" office:value="0.103372519999539">
                <text:p>0.103372519999539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06258.848096358">
                <text:p>106258.848096358</text:p>
              </table:table-cell>
              <table:table-cell office:value-type="float" office:value="0">
                <text:p>0</text:p>
              </table:table-cell>
              <table:table-cell office:value-type="float" office:value="117489.321243805">
                <text:p>117489.321243805</text:p>
              </table:table-cell>
              <table:table-cell office:value-type="float" office:value="108579">
                <text:p>10857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4.032094831">
                <text:p>104.032094831</text:p>
              </table:table-cell>
              <table:table-cell office:value-type="float" office:value="0.131265152000196">
                <text:p>0.131265152000196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89605.1318883334">
                <text:p>89605.1318883334</text:p>
              </table:table-cell>
              <table:table-cell office:value-type="float" office:value="0">
                <text:p>0</text:p>
              </table:table-cell>
              <table:table-cell office:value-type="float" office:value="91037.0516357807">
                <text:p>91037.0516357807</text:p>
              </table:table-cell>
              <table:table-cell office:value-type="float" office:value="128803">
                <text:p>12880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4.235055816">
                <text:p>104.235055816</text:p>
              </table:table-cell>
              <table:table-cell office:value-type="float" office:value="0.114526666999154">
                <text:p>0.114526666999154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25856.974782217">
                <text:p>125856.974782217</text:p>
              </table:table-cell>
              <table:table-cell office:value-type="float" office:value="0">
                <text:p>0</text:p>
              </table:table-cell>
              <table:table-cell office:value-type="float" office:value="115543.888965845">
                <text:p>115543.888965845</text:p>
              </table:table-cell>
              <table:table-cell office:value-type="float" office:value="143621">
                <text:p>14362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4.43699823">
                <text:p>104.43699823</text:p>
              </table:table-cell>
              <table:table-cell office:value-type="float" office:value="0.118848269001319">
                <text:p>0.118848269001319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32301.633531589">
                <text:p>132301.633531589</text:p>
              </table:table-cell>
              <table:table-cell office:value-type="float" office:value="0">
                <text:p>0</text:p>
              </table:table-cell>
              <table:table-cell office:value-type="float" office:value="124745.299194811">
                <text:p>124745.299194811</text:p>
              </table:table-cell>
              <table:table-cell office:value-type="float" office:value="132087">
                <text:p>13208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4.638739006001">
                <text:p>104.638739006001</text:p>
              </table:table-cell>
              <table:table-cell office:value-type="float" office:value="0.10822332799944">
                <text:p>0.10822332799944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18191.512658418">
                <text:p>118191.512658418</text:p>
              </table:table-cell>
              <table:table-cell office:value-type="float" office:value="0">
                <text:p>0</text:p>
              </table:table-cell>
              <table:table-cell office:value-type="float" office:value="124073.194413068">
                <text:p>124073.194413068</text:p>
              </table:table-cell>
              <table:table-cell office:value-type="float" office:value="110542">
                <text:p>11054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4.841737549001">
                <text:p>104.841737549001</text:p>
              </table:table-cell>
              <table:table-cell office:value-type="float" office:value="0.138791848001347">
                <text:p>0.138791848001347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83661.7470391533">
                <text:p>83661.7470391533</text:p>
              </table:table-cell>
              <table:table-cell office:value-type="float" office:value="0">
                <text:p>0</text:p>
              </table:table-cell>
              <table:table-cell office:value-type="float" office:value="94648.4674660589">
                <text:p>94648.4674660589</text:p>
              </table:table-cell>
              <table:table-cell office:value-type="float" office:value="109291">
                <text:p>10929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5.046595383999">
                <text:p>105.046595383999</text:p>
              </table:table-cell>
              <table:table-cell office:value-type="float" office:value="0.103098083000077">
                <text:p>0.103098083000077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10852.414009821">
                <text:p>110852.414009821</text:p>
              </table:table-cell>
              <table:table-cell office:value-type="float" office:value="0">
                <text:p>0</text:p>
              </table:table-cell>
              <table:table-cell office:value-type="float" office:value="111490.352615254">
                <text:p>111490.352615254</text:p>
              </table:table-cell>
              <table:table-cell office:value-type="float" office:value="130454">
                <text:p>13045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5.248616942001">
                <text:p>105.248616942001</text:p>
              </table:table-cell>
              <table:table-cell office:value-type="float" office:value="0.116664102999493">
                <text:p>0.116664102999493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26928.874821082">
                <text:p>126928.874821082</text:p>
              </table:table-cell>
              <table:table-cell office:value-type="float" office:value="0">
                <text:p>0</text:p>
              </table:table-cell>
              <table:table-cell office:value-type="float" office:value="116136.952593438">
                <text:p>116136.952593438</text:p>
              </table:table-cell>
              <table:table-cell office:value-type="float" office:value="143695">
                <text:p>14369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5.451270019001">
                <text:p>105.451270019001</text:p>
              </table:table-cell>
              <table:table-cell office:value-type="float" office:value="0.115437684000426">
                <text:p>0.115437684000426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30303.677131839">
                <text:p>130303.677131839</text:p>
              </table:table-cell>
              <table:table-cell office:value-type="float" office:value="0">
                <text:p>0</text:p>
              </table:table-cell>
              <table:table-cell office:value-type="float" office:value="123551.522795675">
                <text:p>123551.522795675</text:p>
              </table:table-cell>
              <table:table-cell office:value-type="float" office:value="130507">
                <text:p>13050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5.652889573001">
                <text:p>105.652889573001</text:p>
              </table:table-cell>
              <table:table-cell office:value-type="float" office:value="0.106926926999222">
                <text:p>0.106926926999222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17671.370869815">
                <text:p>117671.370869815</text:p>
              </table:table-cell>
              <table:table-cell office:value-type="float" office:value="0">
                <text:p>0</text:p>
              </table:table-cell>
              <table:table-cell office:value-type="float" office:value="124396.498230689">
                <text:p>124396.498230689</text:p>
              </table:table-cell>
              <table:table-cell office:value-type="float" office:value="109535">
                <text:p>10953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5.855012775">
                <text:p>105.855012775</text:p>
              </table:table-cell>
              <table:table-cell office:value-type="float" office:value="0.103417690001152">
                <text:p>0.103417690001152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04768.79485489">
                <text:p>104768.79485489</text:p>
              </table:table-cell>
              <table:table-cell office:value-type="float" office:value="0">
                <text:p>0</text:p>
              </table:table-cell>
              <table:table-cell office:value-type="float" office:value="115463.317982904">
                <text:p>115463.317982904</text:p>
              </table:table-cell>
              <table:table-cell office:value-type="float" office:value="110203">
                <text:p>11020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6.058118311999">
                <text:p>106.058118311999</text:p>
              </table:table-cell>
              <table:table-cell office:value-type="float" office:value="0.119235780999588">
                <text:p>0.119235780999588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99771.8640837949">
                <text:p>99771.8640837949</text:p>
              </table:table-cell>
              <table:table-cell office:value-type="float" office:value="0">
                <text:p>0</text:p>
              </table:table-cell>
              <table:table-cell office:value-type="float" office:value="99431.2222065531">
                <text:p>99431.2222065531</text:p>
              </table:table-cell>
              <table:table-cell office:value-type="float" office:value="131736">
                <text:p>13173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6.259730046">
                <text:p>106.259730046</text:p>
              </table:table-cell>
              <table:table-cell office:value-type="float" office:value="0.109423535999667">
                <text:p>0.109423535999667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25788.642429597">
                <text:p>125788.642429597</text:p>
              </table:table-cell>
              <table:table-cell office:value-type="float" office:value="0">
                <text:p>0</text:p>
              </table:table-cell>
              <table:table-cell office:value-type="float" office:value="114808.041317851">
                <text:p>114808.041317851</text:p>
              </table:table-cell>
              <table:table-cell office:value-type="float" office:value="143653">
                <text:p>14365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6.461121105">
                <text:p>106.461121105</text:p>
              </table:table-cell>
              <table:table-cell office:value-type="float" office:value="0.117772227000387">
                <text:p>0.117772227000387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30122.137448758">
                <text:p>130122.137448758</text:p>
              </table:table-cell>
              <table:table-cell office:value-type="float" office:value="0">
                <text:p>0</text:p>
              </table:table-cell>
              <table:table-cell office:value-type="float" office:value="124045.147551918">
                <text:p>124045.147551918</text:p>
              </table:table-cell>
              <table:table-cell office:value-type="float" office:value="129393">
                <text:p>12939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6.664481625001">
                <text:p>106.664481625001</text:p>
              </table:table-cell>
              <table:table-cell office:value-type="float" office:value="0.105717189999268">
                <text:p>0.105717189999268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16405.692517549">
                <text:p>116405.692517549</text:p>
              </table:table-cell>
              <table:table-cell office:value-type="float" office:value="0">
                <text:p>0</text:p>
              </table:table-cell>
              <table:table-cell office:value-type="float" office:value="123677.478699386">
                <text:p>123677.478699386</text:p>
              </table:table-cell>
              <table:table-cell office:value-type="float" office:value="108802">
                <text:p>10880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6.866860698001">
                <text:p>106.866860698001</text:p>
              </table:table-cell>
              <table:table-cell office:value-type="float" office:value="0.159704170000623">
                <text:p>0.159704170000623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73249.7322943607">
                <text:p>73249.7322943607</text:p>
              </table:table-cell>
              <table:table-cell office:value-type="float" office:value="0">
                <text:p>0</text:p>
              </table:table-cell>
              <table:table-cell office:value-type="float" office:value="82606.675116978">
                <text:p>82606.675116978</text:p>
              </table:table-cell>
              <table:table-cell office:value-type="float" office:value="111044">
                <text:p>11104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7.068658996001">
                <text:p>107.068658996001</text:p>
              </table:table-cell>
              <table:table-cell office:value-type="float" office:value="0.10279291200095">
                <text:p>0.10279291200095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05377.666713313">
                <text:p>105377.666713313</text:p>
              </table:table-cell>
              <table:table-cell office:value-type="float" office:value="0">
                <text:p>0</text:p>
              </table:table-cell>
              <table:table-cell office:value-type="float" office:value="105377.666713313">
                <text:p>105377.666713313</text:p>
              </table:table-cell>
              <table:table-cell office:value-type="float" office:value="132873">
                <text:p>13287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7.271515267999">
                <text:p>107.271515267999</text:p>
              </table:table-cell>
              <table:table-cell office:value-type="float" office:value="0.120135760000267">
                <text:p>0.120135760000267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27458.705525355">
                <text:p>127458.705525355</text:p>
              </table:table-cell>
              <table:table-cell office:value-type="float" office:value="0">
                <text:p>0</text:p>
              </table:table-cell>
              <table:table-cell office:value-type="float" office:value="116327.161306329">
                <text:p>116327.161306329</text:p>
              </table:table-cell>
              <table:table-cell office:value-type="float" office:value="143510">
                <text:p>14351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7.473929498001">
                <text:p>107.473929498001</text:p>
              </table:table-cell>
              <table:table-cell office:value-type="float" office:value="0.118516235999778">
                <text:p>0.118516235999778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31369.967798475">
                <text:p>131369.967798475</text:p>
              </table:table-cell>
              <table:table-cell office:value-type="float" office:value="0">
                <text:p>0</text:p>
              </table:table-cell>
              <table:table-cell office:value-type="float" office:value="125945.704852037">
                <text:p>125945.704852037</text:p>
              </table:table-cell>
              <table:table-cell office:value-type="float" office:value="127911">
                <text:p>12791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7.67647529">
                <text:p>107.67647529</text:p>
              </table:table-cell>
              <table:table-cell office:value-type="float" office:value="0.104337120999844">
                <text:p>0.104337120999844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15768.263855046">
                <text:p>115768.263855046</text:p>
              </table:table-cell>
              <table:table-cell office:value-type="float" office:value="0">
                <text:p>0</text:p>
              </table:table-cell>
              <table:table-cell office:value-type="float" office:value="123722.863620156">
                <text:p>123722.863620156</text:p>
              </table:table-cell>
              <table:table-cell office:value-type="float" office:value="108130">
                <text:p>10813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7.878110211001">
                <text:p>107.878110211001</text:p>
              </table:table-cell>
              <table:table-cell office:value-type="float" office:value="0.102721507000751">
                <text:p>0.102721507000751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05384.805914333">
                <text:p>105384.805914333</text:p>
              </table:table-cell>
              <table:table-cell office:value-type="float" office:value="0">
                <text:p>0</text:p>
              </table:table-cell>
              <table:table-cell office:value-type="float" office:value="115471.987012714">
                <text:p>115471.987012714</text:p>
              </table:table-cell>
              <table:table-cell office:value-type="float" office:value="112032">
                <text:p>11203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8.082469625">
                <text:p>108.082469625</text:p>
              </table:table-cell>
              <table:table-cell office:value-type="float" office:value="0.10783491499933">
                <text:p>0.10783491499933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09940.126108046">
                <text:p>109940.126108046</text:p>
              </table:table-cell>
              <table:table-cell office:value-type="float" office:value="0">
                <text:p>0</text:p>
              </table:table-cell>
              <table:table-cell office:value-type="float" office:value="107950.328795176">
                <text:p>107950.328795176</text:p>
              </table:table-cell>
              <table:table-cell office:value-type="float" office:value="134319">
                <text:p>13431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8.284434293">
                <text:p>108.284434293</text:p>
              </table:table-cell>
              <table:table-cell office:value-type="float" office:value="0.137744367000778">
                <text:p>0.137744367000778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07235.898750243">
                <text:p>107235.898750243</text:p>
              </table:table-cell>
              <table:table-cell office:value-type="float" office:value="0">
                <text:p>0</text:p>
              </table:table-cell>
              <table:table-cell office:value-type="float" office:value="95870.8006692751">
                <text:p>95870.8006692751</text:p>
              </table:table-cell>
              <table:table-cell office:value-type="float" office:value="143237">
                <text:p>14323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8.487349327999">
                <text:p>108.487349327999</text:p>
              </table:table-cell>
              <table:table-cell office:value-type="float" office:value="0.132089514001564">
                <text:p>0.132089514001564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33901.834445938">
                <text:p>133901.834445938</text:p>
              </table:table-cell>
              <table:table-cell office:value-type="float" office:value="0">
                <text:p>0</text:p>
              </table:table-cell>
              <table:table-cell office:value-type="float" office:value="129354.163396175">
                <text:p>129354.163396175</text:p>
              </table:table-cell>
              <table:table-cell office:value-type="float" office:value="126342">
                <text:p>12634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8.688682416001">
                <text:p>108.688682416001</text:p>
              </table:table-cell>
              <table:table-cell office:value-type="float" office:value="0.104298614000072">
                <text:p>0.104298614000072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15147.663309233">
                <text:p>115147.663309233</text:p>
              </table:table-cell>
              <table:table-cell office:value-type="float" office:value="0">
                <text:p>0</text:p>
              </table:table-cell>
              <table:table-cell office:value-type="float" office:value="123763.149111626">
                <text:p>123763.149111626</text:p>
              </table:table-cell>
              <table:table-cell office:value-type="float" office:value="107547">
                <text:p>10754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8.890430707001">
                <text:p>108.890430707001</text:p>
              </table:table-cell>
              <table:table-cell office:value-type="float" office:value="0.102387156999612">
                <text:p>0.102387156999612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05402.143973953">
                <text:p>105402.143973953</text:p>
              </table:table-cell>
              <table:table-cell office:value-type="float" office:value="0">
                <text:p>0</text:p>
              </table:table-cell>
              <table:table-cell office:value-type="float" office:value="114986.521343352">
                <text:p>114986.521343352</text:p>
              </table:table-cell>
              <table:table-cell office:value-type="float" office:value="113120">
                <text:p>11312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9.092370582001">
                <text:p>109.092370582001</text:p>
              </table:table-cell>
              <table:table-cell office:value-type="float" office:value="0.102254846000506">
                <text:p>0.102254846000506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12921.762419771">
                <text:p>112921.762419771</text:p>
              </table:table-cell>
              <table:table-cell office:value-type="float" office:value="0">
                <text:p>0</text:p>
              </table:table-cell>
              <table:table-cell office:value-type="float" office:value="110079.850470867">
                <text:p>110079.850470867</text:p>
              </table:table-cell>
              <table:table-cell office:value-type="float" office:value="135312">
                <text:p>13531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9.294446369">
                <text:p>109.294446369</text:p>
              </table:table-cell>
              <table:table-cell office:value-type="float" office:value="0.112210805000359">
                <text:p>0.112210805000359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28823.822748972">
                <text:p>128823.822748972</text:p>
              </table:table-cell>
              <table:table-cell office:value-type="float" office:value="0">
                <text:p>0</text:p>
              </table:table-cell>
              <table:table-cell office:value-type="float" office:value="117507.169246355">
                <text:p>117507.169246355</text:p>
              </table:table-cell>
              <table:table-cell office:value-type="float" office:value="142941">
                <text:p>14294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9.496751521001">
                <text:p>109.496751521001</text:p>
              </table:table-cell>
              <table:table-cell office:value-type="float" office:value="0.1173044570005">
                <text:p>0.1173044570005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28615.766033531">
                <text:p>128615.766033531</text:p>
              </table:table-cell>
              <table:table-cell office:value-type="float" office:value="0">
                <text:p>0</text:p>
              </table:table-cell>
              <table:table-cell office:value-type="float" office:value="124725.411420541">
                <text:p>124725.411420541</text:p>
              </table:table-cell>
              <table:table-cell office:value-type="float" office:value="125235">
                <text:p>12523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9.698742424">
                <text:p>109.698742424</text:p>
              </table:table-cell>
              <table:table-cell office:value-type="float" office:value="0.102750803000163">
                <text:p>0.102750803000163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11603.050002785">
                <text:p>111603.050002785</text:p>
              </table:table-cell>
              <table:table-cell office:value-type="float" office:value="0">
                <text:p>0</text:p>
              </table:table-cell>
              <table:table-cell office:value-type="float" office:value="120632.09952141">
                <text:p>120632.09952141</text:p>
              </table:table-cell>
              <table:table-cell office:value-type="float" office:value="107142">
                <text:p>10714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9.900743265">
                <text:p>109.900743265</text:p>
              </table:table-cell>
              <table:table-cell office:value-type="float" office:value="0.103337646">
                <text:p>0.103337646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04157.883224747">
                <text:p>104157.883224747</text:p>
              </table:table-cell>
              <table:table-cell office:value-type="float" office:value="0">
                <text:p>0</text:p>
              </table:table-cell>
              <table:table-cell office:value-type="float" office:value="113384.280657284">
                <text:p>113384.280657284</text:p>
              </table:table-cell>
              <table:table-cell office:value-type="float" office:value="114086">
                <text:p>11408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0.103033509">
                <text:p>110.103033509</text:p>
              </table:table-cell>
              <table:table-cell office:value-type="float" office:value="0.102910112000245">
                <text:p>0.102910112000245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13906.972160536">
                <text:p>113906.972160536</text:p>
              </table:table-cell>
              <table:table-cell office:value-type="float" office:value="0">
                <text:p>0</text:p>
              </table:table-cell>
              <table:table-cell office:value-type="float" office:value="110365.928454598">
                <text:p>110365.928454598</text:p>
              </table:table-cell>
              <table:table-cell office:value-type="float" office:value="136335">
                <text:p>13633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0.305497547">
                <text:p>110.305497547</text:p>
              </table:table-cell>
              <table:table-cell office:value-type="float" office:value="0.115715904999888">
                <text:p>0.115715904999888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29867.165983757">
                <text:p>129867.165983757</text:p>
              </table:table-cell>
              <table:table-cell office:value-type="float" office:value="0">
                <text:p>0</text:p>
              </table:table-cell>
              <table:table-cell office:value-type="float" office:value="118521.44573413">
                <text:p>118521.44573413</text:p>
              </table:table-cell>
              <table:table-cell office:value-type="float" office:value="142533">
                <text:p>14253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0.507258539999">
                <text:p>110.507258539999</text:p>
              </table:table-cell>
              <table:table-cell office:value-type="float" office:value="0.116996254000696">
                <text:p>0.116996254000696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28014.543319058">
                <text:p>128014.543319058</text:p>
              </table:table-cell>
              <table:table-cell office:value-type="float" office:value="0">
                <text:p>0</text:p>
              </table:table-cell>
              <table:table-cell office:value-type="float" office:value="124853.917038902">
                <text:p>124853.917038902</text:p>
              </table:table-cell>
              <table:table-cell office:value-type="float" office:value="123999">
                <text:p>12399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0.709317594999">
                <text:p>110.709317594999</text:p>
              </table:table-cell>
              <table:table-cell office:value-type="float" office:value="0.102604330999384">
                <text:p>0.102604330999384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14042.616979917">
                <text:p>114042.616979917</text:p>
              </table:table-cell>
              <table:table-cell office:value-type="float" office:value="0">
                <text:p>0</text:p>
              </table:table-cell>
              <table:table-cell office:value-type="float" office:value="123493.899244585">
                <text:p>123493.899244585</text:p>
              </table:table-cell>
              <table:table-cell office:value-type="float" office:value="106794">
                <text:p>10679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0.911881037">
                <text:p>110.911881037</text:p>
              </table:table-cell>
              <table:table-cell office:value-type="float" office:value="0.101851159999569">
                <text:p>0.101851159999569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06305.252902988">
                <text:p>106305.252902988</text:p>
              </table:table-cell>
              <table:table-cell office:value-type="float" office:value="0">
                <text:p>0</text:p>
              </table:table-cell>
              <table:table-cell office:value-type="float" office:value="115078.821013682">
                <text:p>115078.821013682</text:p>
              </table:table-cell>
              <table:table-cell office:value-type="float" office:value="115181">
                <text:p>11518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1.114302343">
                <text:p>111.114302343</text:p>
              </table:table-cell>
              <table:table-cell office:value-type="float" office:value="0.109106558000349">
                <text:p>0.109106558000349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09708.612017825">
                <text:p>109708.612017825</text:p>
              </table:table-cell>
              <table:table-cell office:value-type="float" office:value="0">
                <text:p>0</text:p>
              </table:table-cell>
              <table:table-cell office:value-type="float" office:value="105431.720663894">
                <text:p>105431.720663894</text:p>
              </table:table-cell>
              <table:table-cell office:value-type="float" office:value="137359">
                <text:p>13735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1.316813394">
                <text:p>111.316813394</text:p>
              </table:table-cell>
              <table:table-cell office:value-type="float" office:value="0.114542213999812">
                <text:p>0.114542213999812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30911.529104402">
                <text:p>130911.529104402</text:p>
              </table:table-cell>
              <table:table-cell office:value-type="float" office:value="0">
                <text:p>0</text:p>
              </table:table-cell>
              <table:table-cell office:value-type="float" office:value="119602.014802805">
                <text:p>119602.014802805</text:p>
              </table:table-cell>
              <table:table-cell office:value-type="float" office:value="142027">
                <text:p>14202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1.533071714">
                <text:p>111.533071714</text:p>
              </table:table-cell>
              <table:table-cell office:value-type="float" office:value="0.136691540001266">
                <text:p>0.136691540001266</text:p>
              </table:table-cell>
              <table:table-cell office:value-type="float" office:value="124952.314864644">
                <text:p>124952.314864644</text:p>
              </table:table-cell>
              <table:table-cell office:value-type="float" office:value="115431.191578314">
                <text:p>115431.191578314</text:p>
              </table:table-cell>
              <table:table-cell office:value-type="float" office:value="0">
                <text:p>0</text:p>
              </table:table-cell>
              <table:table-cell office:value-type="float" office:value="113050.777981062">
                <text:p>113050.777981062</text:p>
              </table:table-cell>
              <table:table-cell office:value-type="float" office:value="121000">
                <text:p>1210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1.938951472001">
                <text:p>111.938951472001</text:p>
              </table:table-cell>
              <table:table-cell office:value-type="float" office:value="0.338871182999355">
                <text:p>0.338871182999355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91960.0483390853">
                <text:p>91960.0483390853</text:p>
              </table:table-cell>
              <table:table-cell office:value-type="float" office:value="0">
                <text:p>0</text:p>
              </table:table-cell>
              <table:table-cell office:value-type="float" office:value="102682.61832825">
                <text:p>102682.61832825</text:p>
              </table:table-cell>
              <table:table-cell office:value-type="float" office:value="117921">
                <text:p>11792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2.140837419">
                <text:p>112.140837419</text:p>
              </table:table-cell>
              <table:table-cell office:value-type="float" office:value="0.123903798999891">
                <text:p>0.123903798999891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19042.097465662">
                <text:p>119042.097465662</text:p>
              </table:table-cell>
              <table:table-cell office:value-type="float" office:value="0">
                <text:p>0</text:p>
              </table:table-cell>
              <table:table-cell office:value-type="float" office:value="120612.21174714">
                <text:p>120612.21174714</text:p>
              </table:table-cell>
              <table:table-cell office:value-type="float" office:value="139390">
                <text:p>13939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2.342068555001">
                <text:p>112.342068555001</text:p>
              </table:table-cell>
              <table:table-cell office:value-type="float" office:value="0.116848683001081">
                <text:p>0.116848683001081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31683.364763443">
                <text:p>131683.364763443</text:p>
              </table:table-cell>
              <table:table-cell office:value-type="float" office:value="0">
                <text:p>0</text:p>
              </table:table-cell>
              <table:table-cell office:value-type="float" office:value="120750.151993289">
                <text:p>120750.151993289</text:p>
              </table:table-cell>
              <table:table-cell office:value-type="float" office:value="140461">
                <text:p>14046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2.543359188001">
                <text:p>112.543359188001</text:p>
              </table:table-cell>
              <table:table-cell office:value-type="float" office:value="0.115141980000772">
                <text:p>0.115141980000772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24116.842087075">
                <text:p>124116.842087075</text:p>
              </table:table-cell>
              <table:table-cell office:value-type="float" office:value="0">
                <text:p>0</text:p>
              </table:table-cell>
              <table:table-cell office:value-type="float" office:value="123571.429125277">
                <text:p>123571.429125277</text:p>
              </table:table-cell>
              <table:table-cell office:value-type="float" office:value="119717">
                <text:p>1197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2.744978320001">
                <text:p>112.744978320001</text:p>
              </table:table-cell>
              <table:table-cell office:value-type="float" office:value="0.105884742000853">
                <text:p>0.105884742000853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05433.265296754">
                <text:p>105433.265296754</text:p>
              </table:table-cell>
              <table:table-cell office:value-type="float" office:value="0">
                <text:p>0</text:p>
              </table:table-cell>
              <table:table-cell office:value-type="float" office:value="115997.267611909">
                <text:p>115997.267611909</text:p>
              </table:table-cell>
              <table:table-cell office:value-type="float" office:value="106117">
                <text:p>10611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2.946799509">
                <text:p>112.946799509</text:p>
              </table:table-cell>
              <table:table-cell office:value-type="float" office:value="0.103172692000953">
                <text:p>0.103172692000953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04216.143934759">
                <text:p>104216.143934759</text:p>
              </table:table-cell>
              <table:table-cell office:value-type="float" office:value="0">
                <text:p>0</text:p>
              </table:table-cell>
              <table:table-cell office:value-type="float" office:value="111142.02281473">
                <text:p>111142.02281473</text:p>
              </table:table-cell>
              <table:table-cell office:value-type="float" office:value="118787">
                <text:p>11878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3.148685194001">
                <text:p>113.148685194001</text:p>
              </table:table-cell>
              <table:table-cell office:value-type="float" office:value="0.102791904000696">
                <text:p>0.102791904000696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18541.509588698">
                <text:p>118541.509588698</text:p>
              </table:table-cell>
              <table:table-cell office:value-type="float" office:value="0">
                <text:p>0</text:p>
              </table:table-cell>
              <table:table-cell office:value-type="float" office:value="112089.238602726">
                <text:p>112089.238602726</text:p>
              </table:table-cell>
              <table:table-cell office:value-type="float" office:value="139949">
                <text:p>13994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3.349920844001">
                <text:p>113.349920844001</text:p>
              </table:table-cell>
              <table:table-cell office:value-type="float" office:value="0.103812380000818">
                <text:p>0.103812380000818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27363.857067861">
                <text:p>127363.857067861</text:p>
              </table:table-cell>
              <table:table-cell office:value-type="float" office:value="0">
                <text:p>0</text:p>
              </table:table-cell>
              <table:table-cell office:value-type="float" office:value="116586.985828307">
                <text:p>116586.985828307</text:p>
              </table:table-cell>
              <table:table-cell office:value-type="float" office:value="139932">
                <text:p>13993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3.551173522999">
                <text:p>113.551173522999</text:p>
              </table:table-cell>
              <table:table-cell office:value-type="float" office:value="0.114543591000256">
                <text:p>0.114543591000256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19541.178724094">
                <text:p>119541.178724094</text:p>
              </table:table-cell>
              <table:table-cell office:value-type="float" office:value="0">
                <text:p>0</text:p>
              </table:table-cell>
              <table:table-cell office:value-type="float" office:value="119549.836072694">
                <text:p>119549.836072694</text:p>
              </table:table-cell>
              <table:table-cell office:value-type="float" office:value="118824">
                <text:p>11882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3.753108519">
                <text:p>113.753108519</text:p>
              </table:table-cell>
              <table:table-cell office:value-type="float" office:value="0.103028569999879">
                <text:p>0.103028569999879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09299.535330338">
                <text:p>109299.535330338</text:p>
              </table:table-cell>
              <table:table-cell office:value-type="float" office:value="0">
                <text:p>0</text:p>
              </table:table-cell>
              <table:table-cell office:value-type="float" office:value="120048.906756692">
                <text:p>120048.906756692</text:p>
              </table:table-cell>
              <table:table-cell office:value-type="float" office:value="106116">
                <text:p>10611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3.955270300001">
                <text:p>113.955270300001</text:p>
              </table:table-cell>
              <table:table-cell office:value-type="float" office:value="0.103594894000707">
                <text:p>0.103594894000707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07469.269985145">
                <text:p>107469.269985145</text:p>
              </table:table-cell>
              <table:table-cell office:value-type="float" office:value="0">
                <text:p>0</text:p>
              </table:table-cell>
              <table:table-cell office:value-type="float" office:value="112718.678771523">
                <text:p>112718.678771523</text:p>
              </table:table-cell>
              <table:table-cell office:value-type="float" office:value="119655">
                <text:p>11965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4.162966933">
                <text:p>114.162966933</text:p>
              </table:table-cell>
              <table:table-cell office:value-type="float" office:value="0.110723879999568">
                <text:p>0.110723879999568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14536.721977515">
                <text:p>114536.721977515</text:p>
              </table:table-cell>
              <table:table-cell office:value-type="float" office:value="0">
                <text:p>0</text:p>
              </table:table-cell>
              <table:table-cell office:value-type="float" office:value="108864.121621339">
                <text:p>108864.121621339</text:p>
              </table:table-cell>
              <table:table-cell office:value-type="float" office:value="140881">
                <text:p>14088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4.364414652">
                <text:p>114.364414652</text:p>
              </table:table-cell>
              <table:table-cell office:value-type="float" office:value="0.115438528000595">
                <text:p>0.115438528000595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28822.365679055">
                <text:p>128822.365679055</text:p>
              </table:table-cell>
              <table:table-cell office:value-type="float" office:value="0">
                <text:p>0</text:p>
              </table:table-cell>
              <table:table-cell office:value-type="float" office:value="118012.902068301">
                <text:p>118012.902068301</text:p>
              </table:table-cell>
              <table:table-cell office:value-type="float" office:value="138863">
                <text:p>13886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4.566146503999">
                <text:p>114.566146503999</text:p>
              </table:table-cell>
              <table:table-cell office:value-type="float" office:value="0.113944459999402">
                <text:p>0.113944459999402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23975.25957716">
                <text:p>123975.25957716</text:p>
              </table:table-cell>
              <table:table-cell office:value-type="float" office:value="0">
                <text:p>0</text:p>
              </table:table-cell>
              <table:table-cell office:value-type="float" office:value="125012.429888527">
                <text:p>125012.429888527</text:p>
              </table:table-cell>
              <table:table-cell office:value-type="float" office:value="117187">
                <text:p>11718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4.767727255001">
                <text:p>114.767727255001</text:p>
              </table:table-cell>
              <table:table-cell office:value-type="float" office:value="0.102650781000193">
                <text:p>0.102650781000193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09179.90687482">
                <text:p>109179.90687482</text:p>
              </table:table-cell>
              <table:table-cell office:value-type="float" office:value="0">
                <text:p>0</text:p>
              </table:table-cell>
              <table:table-cell office:value-type="float" office:value="120320.493430415">
                <text:p>120320.493430415</text:p>
              </table:table-cell>
              <table:table-cell office:value-type="float" office:value="106238">
                <text:p>10623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4.969226177">
                <text:p>114.969226177</text:p>
              </table:table-cell>
              <table:table-cell office:value-type="float" office:value="0.102377223000076">
                <text:p>0.102377223000076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06737.057276243">
                <text:p>106737.057276243</text:p>
              </table:table-cell>
              <table:table-cell office:value-type="float" office:value="0">
                <text:p>0</text:p>
              </table:table-cell>
              <table:table-cell office:value-type="float" office:value="112364.400060761">
                <text:p>112364.400060761</text:p>
              </table:table-cell>
              <table:table-cell office:value-type="float" office:value="121333">
                <text:p>12133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5.173014325001">
                <text:p>115.173014325001</text:p>
              </table:table-cell>
              <table:table-cell office:value-type="float" office:value="0.102689904999352">
                <text:p>0.102689904999352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20429.896269427">
                <text:p>120429.896269427</text:p>
              </table:table-cell>
              <table:table-cell office:value-type="float" office:value="0">
                <text:p>0</text:p>
              </table:table-cell>
              <table:table-cell office:value-type="float" office:value="112682.328573437">
                <text:p>112682.328573437</text:p>
              </table:table-cell>
              <table:table-cell office:value-type="float" office:value="141458">
                <text:p>1414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5.374871391001">
                <text:p>115.374871391001</text:p>
              </table:table-cell>
              <table:table-cell office:value-type="float" office:value="0.119453964000058">
                <text:p>0.119453964000058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32273.743381229">
                <text:p>132273.743381229</text:p>
              </table:table-cell>
              <table:table-cell office:value-type="float" office:value="0">
                <text:p>0</text:p>
              </table:table-cell>
              <table:table-cell office:value-type="float" office:value="121944.508543084">
                <text:p>121944.508543084</text:p>
              </table:table-cell>
              <table:table-cell office:value-type="float" office:value="138018">
                <text:p>13801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5.577677009">
                <text:p>115.577677009</text:p>
              </table:table-cell>
              <table:table-cell office:value-type="float" office:value="0.113568406000923">
                <text:p>0.113568406000923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24235.160721104">
                <text:p>124235.160721104</text:p>
              </table:table-cell>
              <table:table-cell office:value-type="float" office:value="0">
                <text:p>0</text:p>
              </table:table-cell>
              <table:table-cell office:value-type="float" office:value="126000.754154307">
                <text:p>126000.754154307</text:p>
              </table:table-cell>
              <table:table-cell office:value-type="float" office:value="115970">
                <text:p>11597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5.780108970001">
                <text:p>115.780108970001</text:p>
              </table:table-cell>
              <table:table-cell office:value-type="float" office:value="0.106716506999874">
                <text:p>0.106716506999874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05018.934517868">
                <text:p>105018.934517868</text:p>
              </table:table-cell>
              <table:table-cell office:value-type="float" office:value="0">
                <text:p>0</text:p>
              </table:table-cell>
              <table:table-cell office:value-type="float" office:value="116335.156615329">
                <text:p>116335.156615329</text:p>
              </table:table-cell>
              <table:table-cell office:value-type="float" office:value="106463">
                <text:p>10646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5.982263231001">
                <text:p>115.982263231001</text:p>
              </table:table-cell>
              <table:table-cell office:value-type="float" office:value="0.103600059999735">
                <text:p>0.103600059999735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04486.176964477">
                <text:p>104486.176964477</text:p>
              </table:table-cell>
              <table:table-cell office:value-type="float" office:value="0">
                <text:p>0</text:p>
              </table:table-cell>
              <table:table-cell office:value-type="float" office:value="109365.681839321">
                <text:p>109365.681839321</text:p>
              </table:table-cell>
              <table:table-cell office:value-type="float" office:value="122850">
                <text:p>12285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6.185628107">
                <text:p>116.185628107</text:p>
              </table:table-cell>
              <table:table-cell office:value-type="float" office:value="0.102874840998993">
                <text:p>0.102874840998993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23642.865714733">
                <text:p>123642.865714733</text:p>
              </table:table-cell>
              <table:table-cell office:value-type="float" office:value="0">
                <text:p>0</text:p>
              </table:table-cell>
              <table:table-cell office:value-type="float" office:value="115232.173973482">
                <text:p>115232.173973482</text:p>
              </table:table-cell>
              <table:table-cell office:value-type="float" office:value="142088">
                <text:p>14208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6.38886472">
                <text:p>116.38886472</text:p>
              </table:table-cell>
              <table:table-cell office:value-type="float" office:value="0.119614868999633">
                <text:p>0.119614868999633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33536.347987531">
                <text:p>133536.347987531</text:p>
              </table:table-cell>
              <table:table-cell office:value-type="float" office:value="0">
                <text:p>0</text:p>
              </table:table-cell>
              <table:table-cell office:value-type="float" office:value="123662.369363123">
                <text:p>123662.369363123</text:p>
              </table:table-cell>
              <table:table-cell office:value-type="float" office:value="136800">
                <text:p>13680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6.590851430999">
                <text:p>116.590851430999</text:p>
              </table:table-cell>
              <table:table-cell office:value-type="float" office:value="0.113097276998815">
                <text:p>0.113097276998815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22482.91188943">
                <text:p>122482.91188943</text:p>
              </table:table-cell>
              <table:table-cell office:value-type="float" office:value="0">
                <text:p>0</text:p>
              </table:table-cell>
              <table:table-cell office:value-type="float" office:value="126428.807911078">
                <text:p>126428.807911078</text:p>
              </table:table-cell>
              <table:table-cell office:value-type="float" office:value="114669">
                <text:p>11466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6.793550197001">
                <text:p>116.793550197001</text:p>
              </table:table-cell>
              <table:table-cell office:value-type="float" office:value="0.104605264999918">
                <text:p>0.104605264999918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07665.271652053">
                <text:p>107665.271652053</text:p>
              </table:table-cell>
              <table:table-cell office:value-type="float" office:value="0">
                <text:p>0</text:p>
              </table:table-cell>
              <table:table-cell office:value-type="float" office:value="119246.846018399">
                <text:p>119246.846018399</text:p>
              </table:table-cell>
              <table:table-cell office:value-type="float" office:value="106811">
                <text:p>1068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6.999803717001">
                <text:p>116.999803717001</text:p>
              </table:table-cell>
              <table:table-cell office:value-type="float" office:value="0.107835298000282">
                <text:p>0.107835298000282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11490.03975212">
                <text:p>111490.03975212</text:p>
              </table:table-cell>
              <table:table-cell office:value-type="float" office:value="0">
                <text:p>0</text:p>
              </table:table-cell>
              <table:table-cell office:value-type="float" office:value="110989.103940839">
                <text:p>110989.103940839</text:p>
              </table:table-cell>
              <table:table-cell office:value-type="float" office:value="124744">
                <text:p>12474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7.203375932">
                <text:p>117.203375932</text:p>
              </table:table-cell>
              <table:table-cell office:value-type="float" office:value="0.104903903000377">
                <text:p>0.104903903000377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22528.07823307">
                <text:p>122528.07823307</text:p>
              </table:table-cell>
              <table:table-cell office:value-type="float" office:value="0">
                <text:p>0</text:p>
              </table:table-cell>
              <table:table-cell office:value-type="float" office:value="109628.467838681">
                <text:p>109628.467838681</text:p>
              </table:table-cell>
              <table:table-cell office:value-type="float" office:value="142717">
                <text:p>14271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7.404839745001">
                <text:p>117.404839745001</text:p>
              </table:table-cell>
              <table:table-cell office:value-type="float" office:value="0.116895886998464">
                <text:p>0.116895886998464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21863.927679999">
                <text:p>121863.927679999</text:p>
              </table:table-cell>
              <table:table-cell office:value-type="float" office:value="0">
                <text:p>0</text:p>
              </table:table-cell>
              <table:table-cell office:value-type="float" office:value="121877.785535434">
                <text:p>121877.785535434</text:p>
              </table:table-cell>
              <table:table-cell office:value-type="float" office:value="135494">
                <text:p>13549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7.605082182001">
                <text:p>117.605082182001</text:p>
              </table:table-cell>
              <table:table-cell office:value-type="float" office:value="0.110765347999404">
                <text:p>0.110765347999404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21665.298418764">
                <text:p>121665.298418764</text:p>
              </table:table-cell>
              <table:table-cell office:value-type="float" office:value="0">
                <text:p>0</text:p>
              </table:table-cell>
              <table:table-cell office:value-type="float" office:value="122908.912630581">
                <text:p>122908.912630581</text:p>
              </table:table-cell>
              <table:table-cell office:value-type="float" office:value="113285">
                <text:p>11328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7.80679079">
                <text:p>117.80679079</text:p>
              </table:table-cell>
              <table:table-cell office:value-type="float" office:value="0.104624730000069">
                <text:p>0.104624730000069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06616.693924136">
                <text:p>106616.693924136</text:p>
              </table:table-cell>
              <table:table-cell office:value-type="float" office:value="0">
                <text:p>0</text:p>
              </table:table-cell>
              <table:table-cell office:value-type="float" office:value="119247.359272304">
                <text:p>119247.359272304</text:p>
              </table:table-cell>
              <table:table-cell office:value-type="float" office:value="107311">
                <text:p>1073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8.008742796999">
                <text:p>118.008742796999</text:p>
              </table:table-cell>
              <table:table-cell office:value-type="float" office:value="0.102822042999833">
                <text:p>0.102822042999833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07076.056169111">
                <text:p>107076.056169111</text:p>
              </table:table-cell>
              <table:table-cell office:value-type="float" office:value="0">
                <text:p>0</text:p>
              </table:table-cell>
              <table:table-cell office:value-type="float" office:value="108910.425625585">
                <text:p>108910.425625585</text:p>
              </table:table-cell>
              <table:table-cell office:value-type="float" office:value="125962">
                <text:p>12596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8.211443176">
                <text:p>118.211443176</text:p>
              </table:table-cell>
              <table:table-cell office:value-type="float" office:value="0.104102829000112">
                <text:p>0.104102829000112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32996.40487947">
                <text:p>132996.40487947</text:p>
              </table:table-cell>
              <table:table-cell office:value-type="float" office:value="0">
                <text:p>0</text:p>
              </table:table-cell>
              <table:table-cell office:value-type="float" office:value="117264.659437286">
                <text:p>117264.659437286</text:p>
              </table:table-cell>
              <table:table-cell office:value-type="float" office:value="143006">
                <text:p>14300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8.416401469">
                <text:p>118.416401469</text:p>
              </table:table-cell>
              <table:table-cell office:value-type="float" office:value="0.121690361000219">
                <text:p>0.121690361000219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25890.404564732">
                <text:p>125890.404564732</text:p>
              </table:table-cell>
              <table:table-cell office:value-type="float" office:value="0">
                <text:p>0</text:p>
              </table:table-cell>
              <table:table-cell office:value-type="float" office:value="124533.361239909">
                <text:p>124533.361239909</text:p>
              </table:table-cell>
              <table:table-cell office:value-type="float" office:value="134333">
                <text:p>13433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8.617689562001">
                <text:p>118.617689562001</text:p>
              </table:table-cell>
              <table:table-cell office:value-type="float" office:value="0.109722369999872">
                <text:p>0.109722369999872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21880.351804959">
                <text:p>121880.351804959</text:p>
              </table:table-cell>
              <table:table-cell office:value-type="float" office:value="0">
                <text:p>0</text:p>
              </table:table-cell>
              <table:table-cell office:value-type="float" office:value="126331.802923033">
                <text:p>126331.802923033</text:p>
              </table:table-cell>
              <table:table-cell office:value-type="float" office:value="112271">
                <text:p>11227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8.817889451">
                <text:p>118.817889451</text:p>
              </table:table-cell>
              <table:table-cell office:value-type="float" office:value="0.103204612998525">
                <text:p>0.103204612998525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04761.794311462">
                <text:p>104761.794311462</text:p>
              </table:table-cell>
              <table:table-cell office:value-type="float" office:value="0">
                <text:p>0</text:p>
              </table:table-cell>
              <table:table-cell office:value-type="float" office:value="114853.392591591">
                <text:p>114853.392591591</text:p>
              </table:table-cell>
              <table:table-cell office:value-type="float" office:value="107828">
                <text:p>10782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9.020159104">
                <text:p>119.020159104</text:p>
              </table:table-cell>
              <table:table-cell office:value-type="float" office:value="0.102910948000499">
                <text:p>0.102910948000499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06990.856020881">
                <text:p>106990.856020881</text:p>
              </table:table-cell>
              <table:table-cell office:value-type="float" office:value="0">
                <text:p>0</text:p>
              </table:table-cell>
              <table:table-cell office:value-type="float" office:value="109271.243120801">
                <text:p>109271.243120801</text:p>
              </table:table-cell>
              <table:table-cell office:value-type="float" office:value="127298">
                <text:p>12729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9.222143666">
                <text:p>119.222143666</text:p>
              </table:table-cell>
              <table:table-cell office:value-type="float" office:value="0.107231478001268">
                <text:p>0.107231478001268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25745.153709617">
                <text:p>125745.153709617</text:p>
              </table:table-cell>
              <table:table-cell office:value-type="float" office:value="0">
                <text:p>0</text:p>
              </table:table-cell>
              <table:table-cell office:value-type="float" office:value="115752.100179248">
                <text:p>115752.100179248</text:p>
              </table:table-cell>
              <table:table-cell office:value-type="float" office:value="143292">
                <text:p>14329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9.423992395001">
                <text:p>119.423992395001</text:p>
              </table:table-cell>
              <table:table-cell office:value-type="float" office:value="0.11845620799977">
                <text:p>0.11845620799977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34031.124751952">
                <text:p>134031.124751952</text:p>
              </table:table-cell>
              <table:table-cell office:value-type="float" office:value="0">
                <text:p>0</text:p>
              </table:table-cell>
              <table:table-cell office:value-type="float" office:value="125822.141795367">
                <text:p>125822.141795367</text:p>
              </table:table-cell>
              <table:table-cell office:value-type="float" office:value="133355">
                <text:p>13335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9.625864433001">
                <text:p>119.625864433001</text:p>
              </table:table-cell>
              <table:table-cell office:value-type="float" office:value="0.10911190600018">
                <text:p>0.10911190600018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19203.219436474">
                <text:p>119203.219436474</text:p>
              </table:table-cell>
              <table:table-cell office:value-type="float" office:value="0">
                <text:p>0</text:p>
              </table:table-cell>
              <table:table-cell office:value-type="float" office:value="124303.423490469">
                <text:p>124303.423490469</text:p>
              </table:table-cell>
              <table:table-cell office:value-type="float" office:value="111454">
                <text:p>11145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9.829172595">
                <text:p>119.829172595</text:p>
              </table:table-cell>
              <table:table-cell office:value-type="float" office:value="0.102870927999902">
                <text:p>0.102870927999902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06917.973966371">
                <text:p>106917.973966371</text:p>
              </table:table-cell>
              <table:table-cell office:value-type="float" office:value="0">
                <text:p>0</text:p>
              </table:table-cell>
              <table:table-cell office:value-type="float" office:value="118158.747739797">
                <text:p>118158.747739797</text:p>
              </table:table-cell>
              <table:table-cell office:value-type="float" office:value="108427">
                <text:p>10842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20.031917515">
                <text:p>120.031917515</text:p>
              </table:table-cell>
              <table:table-cell office:value-type="float" office:value="0.106589798999266">
                <text:p>0.106589798999266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03910.306083065">
                <text:p>103910.306083065</text:p>
              </table:table-cell>
              <table:table-cell office:value-type="float" office:value="0">
                <text:p>0</text:p>
              </table:table-cell>
              <table:table-cell office:value-type="float" office:value="105463.925653503">
                <text:p>105463.925653503</text:p>
              </table:table-cell>
              <table:table-cell office:value-type="float" office:value="128662">
                <text:p>12866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0.233555845">
                <text:p>120.233555845</text:p>
              </table:table-cell>
              <table:table-cell office:value-type="float" office:value="0.105556214999524">
                <text:p>0.105556214999524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24479.469579884">
                <text:p>124479.469579884</text:p>
              </table:table-cell>
              <table:table-cell office:value-type="float" office:value="0">
                <text:p>0</text:p>
              </table:table-cell>
              <table:table-cell office:value-type="float" office:value="114093.77681219">
                <text:p>114093.77681219</text:p>
              </table:table-cell>
              <table:table-cell office:value-type="float" office:value="143471">
                <text:p>14347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0.435077542999">
                <text:p>120.435077542999</text:p>
              </table:table-cell>
              <table:table-cell office:value-type="float" office:value="0.11734827500004">
                <text:p>0.11734827500004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32492.389544759">
                <text:p>132492.389544759</text:p>
              </table:table-cell>
              <table:table-cell office:value-type="float" office:value="0">
                <text:p>0</text:p>
              </table:table-cell>
              <table:table-cell office:value-type="float" office:value="124891.6124656">
                <text:p>124891.6124656</text:p>
              </table:table-cell>
              <table:table-cell office:value-type="float" office:value="132181">
                <text:p>13218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0.637087331001">
                <text:p>120.637087331001</text:p>
              </table:table-cell>
              <table:table-cell office:value-type="float" office:value="0.107518818000244">
                <text:p>0.107518818000244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18816.225992104">
                <text:p>118816.225992104</text:p>
              </table:table-cell>
              <table:table-cell office:value-type="float" office:value="0">
                <text:p>0</text:p>
              </table:table-cell>
              <table:table-cell office:value-type="float" office:value="124610.862579564">
                <text:p>124610.862579564</text:p>
              </table:table-cell>
              <table:table-cell office:value-type="float" office:value="110565">
                <text:p>11056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0.839307407001">
                <text:p>120.839307407001</text:p>
              </table:table-cell>
              <table:table-cell office:value-type="float" office:value="0.102588100000503">
                <text:p>0.102588100000503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06411.90561604">
                <text:p>106411.90561604</text:p>
              </table:table-cell>
              <table:table-cell office:value-type="float" office:value="0">
                <text:p>0</text:p>
              </table:table-cell>
              <table:table-cell office:value-type="float" office:value="117506.402026541">
                <text:p>117506.402026541</text:p>
              </table:table-cell>
              <table:table-cell office:value-type="float" office:value="109035">
                <text:p>10903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1.041161473">
                <text:p>121.041161473</text:p>
              </table:table-cell>
              <table:table-cell office:value-type="float" office:value="0.102378749999843">
                <text:p>0.102378749999843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09461.660319556">
                <text:p>109461.660319556</text:p>
              </table:table-cell>
              <table:table-cell office:value-type="float" office:value="0">
                <text:p>0</text:p>
              </table:table-cell>
              <table:table-cell office:value-type="float" office:value="110246.938794207">
                <text:p>110246.938794207</text:p>
              </table:table-cell>
              <table:table-cell office:value-type="float" office:value="129716">
                <text:p>12971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21.246957697">
                <text:p>121.246957697</text:p>
              </table:table-cell>
              <table:table-cell office:value-type="float" office:value="0.111269723998703">
                <text:p>0.111269723998703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24531.821478194">
                <text:p>124531.821478194</text:p>
              </table:table-cell>
              <table:table-cell office:value-type="float" office:value="0">
                <text:p>0</text:p>
              </table:table-cell>
              <table:table-cell office:value-type="float" office:value="113917.217468869">
                <text:p>113917.217468869</text:p>
              </table:table-cell>
              <table:table-cell office:value-type="float" office:value="143560">
                <text:p>14356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21.449923657001">
                <text:p>121.449923657001</text:p>
              </table:table-cell>
              <table:table-cell office:value-type="float" office:value="0.115295366998907">
                <text:p>0.115295366998907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34019.319912137">
                <text:p>134019.319912137</text:p>
              </table:table-cell>
              <table:table-cell office:value-type="float" office:value="0">
                <text:p>0</text:p>
              </table:table-cell>
              <table:table-cell office:value-type="float" office:value="126913.832851304">
                <text:p>126913.832851304</text:p>
              </table:table-cell>
              <table:table-cell office:value-type="float" office:value="130538">
                <text:p>13053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21.651964432">
                <text:p>121.651964432</text:p>
              </table:table-cell>
              <table:table-cell office:value-type="float" office:value="0.106499825000355">
                <text:p>0.106499825000355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18236.249079452">
                <text:p>118236.249079452</text:p>
              </table:table-cell>
              <table:table-cell office:value-type="float" office:value="0">
                <text:p>0</text:p>
              </table:table-cell>
              <table:table-cell office:value-type="float" office:value="124919.841430375">
                <text:p>124919.841430375</text:p>
              </table:table-cell>
              <table:table-cell office:value-type="float" office:value="109507">
                <text:p>10950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2.024370576">
                <text:p>122.024370576</text:p>
              </table:table-cell>
              <table:table-cell office:value-type="float" office:value="0.38347961099862">
                <text:p>0.38347961099862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50146.9595342143">
                <text:p>50146.9595342143</text:p>
              </table:table-cell>
              <table:table-cell office:value-type="float" office:value="0">
                <text:p>0</text:p>
              </table:table-cell>
              <table:table-cell office:value-type="float" office:value="60941.2024102896">
                <text:p>60941.2024102896</text:p>
              </table:table-cell>
              <table:table-cell office:value-type="float" office:value="127790">
                <text:p>12779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2.226470345">
                <text:p>122.226470345</text:p>
              </table:table-cell>
              <table:table-cell office:value-type="float" office:value="0.125826423000035">
                <text:p>0.125826423000035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26563.280434188">
                <text:p>126563.280434188</text:p>
              </table:table-cell>
              <table:table-cell office:value-type="float" office:value="0">
                <text:p>0</text:p>
              </table:table-cell>
              <table:table-cell office:value-type="float" office:value="117179.459289055">
                <text:p>117179.459289055</text:p>
              </table:table-cell>
              <table:table-cell office:value-type="float" office:value="143372">
                <text:p>14337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2.428314428">
                <text:p>122.428314428</text:p>
              </table:table-cell>
              <table:table-cell office:value-type="float" office:value="0.117572263998227">
                <text:p>0.117572263998227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33006.66995757">
                <text:p>133006.66995757</text:p>
              </table:table-cell>
              <table:table-cell office:value-type="float" office:value="0">
                <text:p>0</text:p>
              </table:table-cell>
              <table:table-cell office:value-type="float" office:value="126240.956981847">
                <text:p>126240.956981847</text:p>
              </table:table-cell>
              <table:table-cell office:value-type="float" office:value="132933">
                <text:p>13293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2.629815482">
                <text:p>122.629815482</text:p>
              </table:table-cell>
              <table:table-cell office:value-type="float" office:value="0.109401830999559">
                <text:p>0.109401830999559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19211.431498954">
                <text:p>119211.431498954</text:p>
              </table:table-cell>
              <table:table-cell office:value-type="float" office:value="0">
                <text:p>0</text:p>
              </table:table-cell>
              <table:table-cell office:value-type="float" office:value="123337.479641257">
                <text:p>123337.479641257</text:p>
              </table:table-cell>
              <table:table-cell office:value-type="float" office:value="111133">
                <text:p>11113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22.831848514999">
                <text:p>122.831848514999</text:p>
              </table:table-cell>
              <table:table-cell office:value-type="float" office:value="0.102779049000674">
                <text:p>0.102779049000674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06688.036216931">
                <text:p>106688.036216931</text:p>
              </table:table-cell>
              <table:table-cell office:value-type="float" office:value="0">
                <text:p>0</text:p>
              </table:table-cell>
              <table:table-cell office:value-type="float" office:value="117876.971345952">
                <text:p>117876.971345952</text:p>
              </table:table-cell>
              <table:table-cell office:value-type="float" office:value="108582">
                <text:p>10858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3.036727887">
                <text:p>123.036727887</text:p>
              </table:table-cell>
              <table:table-cell office:value-type="float" office:value="0.103292400999635">
                <text:p>0.103292400999635</text:p>
              </table:table-cell>
              <table:table-cell office:value-type="float" office:value="124836.616265328">
                <text:p>124836.616265328</text:p>
              </table:table-cell>
              <table:table-cell office:value-type="float" office:value="106533.03353762">
                <text:p>106533.03353762</text:p>
              </table:table-cell>
              <table:table-cell office:value-type="float" office:value="0">
                <text:p>0</text:p>
              </table:table-cell>
              <table:table-cell office:value-type="float" office:value="107842.344249278">
                <text:p>107842.344249278</text:p>
              </table:table-cell>
              <table:table-cell office:value-type="float" office:value="129171">
                <text:p>12917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3.238479463">
                <text:p>123.238479463</text:p>
              </table:table-cell>
              <table:table-cell office:value-type="float" office:value="0.109218888999749">
                <text:p>0.109218888999749</text:p>
              </table:table-cell>
              <table:table-cell office:value-type="float" office:value="129844.343698132">
                <text:p>129844.343698132</text:p>
              </table:table-cell>
              <table:table-cell office:value-type="float" office:value="126758.316918088">
                <text:p>126758.316918088</text:p>
              </table:table-cell>
              <table:table-cell office:value-type="float" office:value="0">
                <text:p>0</text:p>
              </table:table-cell>
              <table:table-cell office:value-type="float" office:value="116190.932268024">
                <text:p>116190.932268024</text:p>
              </table:table-cell>
              <table:table-cell office:value-type="float" office:value="149277">
                <text:p>14927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3.440946358">
                <text:p>123.440946358</text:p>
              </table:table-cell>
              <table:table-cell office:value-type="float" office:value="0.122705387999304">
                <text:p>0.122705387999304</text:p>
              </table:table-cell>
              <table:table-cell office:value-type="float" office:value="129844.343698132">
                <text:p>129844.343698132</text:p>
              </table:table-cell>
              <table:table-cell office:value-type="float" office:value="134756.865773623">
                <text:p>134756.865773623</text:p>
              </table:table-cell>
              <table:table-cell office:value-type="float" office:value="0">
                <text:p>0</text:p>
              </table:table-cell>
              <table:table-cell office:value-type="float" office:value="124437.382759674">
                <text:p>124437.382759674</text:p>
              </table:table-cell>
              <table:table-cell office:value-type="float" office:value="136811">
                <text:p>13681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3.642637217001">
                <text:p>123.642637217001</text:p>
              </table:table-cell>
              <table:table-cell office:value-type="float" office:value="0.11202703699928">
                <text:p>0.11202703699928</text:p>
              </table:table-cell>
              <table:table-cell office:value-type="float" office:value="129844.343698132">
                <text:p>129844.343698132</text:p>
              </table:table-cell>
              <table:table-cell office:value-type="float" office:value="119078.259806068">
                <text:p>119078.259806068</text:p>
              </table:table-cell>
              <table:table-cell office:value-type="float" office:value="0">
                <text:p>0</text:p>
              </table:table-cell>
              <table:table-cell office:value-type="float" office:value="125459.527293558">
                <text:p>125459.527293558</text:p>
              </table:table-cell>
              <table:table-cell office:value-type="float" office:value="114569">
                <text:p>11456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3.844327017001">
                <text:p>123.844327017001</text:p>
              </table:table-cell>
              <table:table-cell office:value-type="float" office:value="0.103235896000115">
                <text:p>0.103235896000115</text:p>
              </table:table-cell>
              <table:table-cell office:value-type="float" office:value="129844.343698132">
                <text:p>129844.343698132</text:p>
              </table:table-cell>
              <table:table-cell office:value-type="float" office:value="108253.242674834">
                <text:p>108253.242674834</text:p>
              </table:table-cell>
              <table:table-cell office:value-type="float" office:value="0">
                <text:p>0</text:p>
              </table:table-cell>
              <table:table-cell office:value-type="float" office:value="120080.035874816">
                <text:p>120080.035874816</text:p>
              </table:table-cell>
              <table:table-cell office:value-type="float" office:value="113707">
                <text:p>11370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4.045136635999">
                <text:p>124.045136635999</text:p>
              </table:table-cell>
              <table:table-cell office:value-type="float" office:value="0.101939848998882">
                <text:p>0.101939848998882</text:p>
              </table:table-cell>
              <table:table-cell office:value-type="float" office:value="129844.343698132">
                <text:p>129844.343698132</text:p>
              </table:table-cell>
              <table:table-cell office:value-type="float" office:value="112410.843712328">
                <text:p>112410.843712328</text:p>
              </table:table-cell>
              <table:table-cell office:value-type="float" office:value="0">
                <text:p>0</text:p>
              </table:table-cell>
              <table:table-cell office:value-type="float" office:value="112410.843712328">
                <text:p>112410.843712328</text:p>
              </table:table-cell>
              <table:table-cell office:value-type="float" office:value="135378">
                <text:p>13537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4.247051668001">
                <text:p>124.247051668001</text:p>
              </table:table-cell>
              <table:table-cell office:value-type="float" office:value="0.111968487999548">
                <text:p>0.111968487999548</text:p>
              </table:table-cell>
              <table:table-cell office:value-type="float" office:value="129844.343698132">
                <text:p>129844.343698132</text:p>
              </table:table-cell>
              <table:table-cell office:value-type="float" office:value="129384.216674802">
                <text:p>129384.216674802</text:p>
              </table:table-cell>
              <table:table-cell office:value-type="float" office:value="0">
                <text:p>0</text:p>
              </table:table-cell>
              <table:table-cell office:value-type="float" office:value="118290.967218569">
                <text:p>118290.967218569</text:p>
              </table:table-cell>
              <table:table-cell office:value-type="float" office:value="149319">
                <text:p>14931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4.449326420001">
                <text:p>124.449326420001</text:p>
              </table:table-cell>
              <table:table-cell office:value-type="float" office:value="0.123518843000056">
                <text:p>0.123518843000056</text:p>
              </table:table-cell>
              <table:table-cell office:value-type="float" office:value="129844.343698132">
                <text:p>129844.343698132</text:p>
              </table:table-cell>
              <table:table-cell office:value-type="float" office:value="131045.714685042">
                <text:p>131045.714685042</text:p>
              </table:table-cell>
              <table:table-cell office:value-type="float" office:value="0">
                <text:p>0</text:p>
              </table:table-cell>
              <table:table-cell office:value-type="float" office:value="123939.997510575">
                <text:p>123939.997510575</text:p>
              </table:table-cell>
              <table:table-cell office:value-type="float" office:value="135844">
                <text:p>13584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4.652473312">
                <text:p>124.652473312</text:p>
              </table:table-cell>
              <table:table-cell office:value-type="float" office:value="0.112857627000267">
                <text:p>0.112857627000267</text:p>
              </table:table-cell>
              <table:table-cell office:value-type="float" office:value="129844.343698132">
                <text:p>129844.343698132</text:p>
              </table:table-cell>
              <table:table-cell office:value-type="float" office:value="89910.9468170136">
                <text:p>89910.9468170136</text:p>
              </table:table-cell>
              <table:table-cell office:value-type="float" office:value="0">
                <text:p>0</text:p>
              </table:table-cell>
              <table:table-cell office:value-type="float" office:value="102408.262605032">
                <text:p>102408.262605032</text:p>
              </table:table-cell>
              <table:table-cell office:value-type="float" office:value="113853">
                <text:p>11385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4.855433594999">
                <text:p>124.855433594999</text:p>
              </table:table-cell>
              <table:table-cell office:value-type="float" office:value="0.102896589000011">
                <text:p>0.102896589000011</text:p>
              </table:table-cell>
              <table:table-cell office:value-type="float" office:value="129844.343698132">
                <text:p>129844.343698132</text:p>
              </table:table-cell>
              <table:table-cell office:value-type="float" office:value="88537.8170509987">
                <text:p>88537.8170509987</text:p>
              </table:table-cell>
              <table:table-cell office:value-type="float" office:value="0">
                <text:p>0</text:p>
              </table:table-cell>
              <table:table-cell office:value-type="float" office:value="94117.4946859525">
                <text:p>94117.4946859525</text:p>
              </table:table-cell>
              <table:table-cell office:value-type="float" office:value="114549">
                <text:p>11454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5.057031529001">
                <text:p>125.057031529001</text:p>
              </table:table-cell>
              <table:table-cell office:value-type="float" office:value="0.103738873000111">
                <text:p>0.103738873000111</text:p>
              </table:table-cell>
              <table:table-cell office:value-type="float" office:value="129844.343698132">
                <text:p>129844.343698132</text:p>
              </table:table-cell>
              <table:table-cell office:value-type="float" office:value="113712.882159762">
                <text:p>113712.882159762</text:p>
              </table:table-cell>
              <table:table-cell office:value-type="float" office:value="0">
                <text:p>0</text:p>
              </table:table-cell>
              <table:table-cell office:value-type="float" office:value="113358.131485246">
                <text:p>113358.131485246</text:p>
              </table:table-cell>
              <table:table-cell office:value-type="float" office:value="136770">
                <text:p>13677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5.258562719">
                <text:p>125.258562719</text:p>
              </table:table-cell>
              <table:table-cell office:value-type="float" office:value="0.114434834998974">
                <text:p>0.114434834998974</text:p>
              </table:table-cell>
              <table:table-cell office:value-type="float" office:value="129844.343698132">
                <text:p>129844.343698132</text:p>
              </table:table-cell>
              <table:table-cell office:value-type="float" office:value="129636.905971878">
                <text:p>129636.905971878</text:p>
              </table:table-cell>
              <table:table-cell office:value-type="float" office:value="0">
                <text:p>0</text:p>
              </table:table-cell>
              <table:table-cell office:value-type="float" office:value="118310.879048857">
                <text:p>118310.879048857</text:p>
              </table:table-cell>
              <table:table-cell office:value-type="float" office:value="149287">
                <text:p>14928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5.459806975001">
                <text:p>125.459806975001</text:p>
              </table:table-cell>
              <table:table-cell office:value-type="float" office:value="0.122261337000964">
                <text:p>0.122261337000964</text:p>
              </table:table-cell>
              <table:table-cell office:value-type="float" office:value="129844.343698132">
                <text:p>129844.343698132</text:p>
              </table:table-cell>
              <table:table-cell office:value-type="float" office:value="130850.499874209">
                <text:p>130850.499874209</text:p>
              </table:table-cell>
              <table:table-cell office:value-type="float" office:value="0">
                <text:p>0</text:p>
              </table:table-cell>
              <table:table-cell office:value-type="float" office:value="124470.594424614">
                <text:p>124470.594424614</text:p>
              </table:table-cell>
              <table:table-cell office:value-type="float" office:value="134614">
                <text:p>13461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5.661844406">
                <text:p>125.661844406</text:p>
              </table:table-cell>
              <table:table-cell office:value-type="float" office:value="0.110415684001055">
                <text:p>0.110415684001055</text:p>
              </table:table-cell>
              <table:table-cell office:value-type="float" office:value="129844.343698132">
                <text:p>129844.343698132</text:p>
              </table:table-cell>
              <table:table-cell office:value-type="float" office:value="116369.944323918">
                <text:p>116369.944323918</text:p>
              </table:table-cell>
              <table:table-cell office:value-type="float" office:value="0">
                <text:p>0</text:p>
              </table:table-cell>
              <table:table-cell office:value-type="float" office:value="123848.761345721">
                <text:p>123848.761345721</text:p>
              </table:table-cell>
              <table:table-cell office:value-type="float" office:value="113226">
                <text:p>11322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5.86330218">
                <text:p>125.86330218</text:p>
              </table:table-cell>
              <table:table-cell office:value-type="float" office:value="0.108213579998846">
                <text:p>0.108213579998846</text:p>
              </table:table-cell>
              <table:table-cell office:value-type="float" office:value="129844.343698132">
                <text:p>129844.343698132</text:p>
              </table:table-cell>
              <table:table-cell office:value-type="float" office:value="103801.270641601">
                <text:p>103801.270641601</text:p>
              </table:table-cell>
              <table:table-cell office:value-type="float" office:value="0">
                <text:p>0</text:p>
              </table:table-cell>
              <table:table-cell office:value-type="float" office:value="114702.718093542">
                <text:p>114702.718093542</text:p>
              </table:table-cell>
              <table:table-cell office:value-type="float" office:value="115165">
                <text:p>11516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6.064925930999">
                <text:p>126.064925930999</text:p>
              </table:table-cell>
              <table:table-cell office:value-type="float" office:value="0.102759893999973">
                <text:p>0.102759893999973</text:p>
              </table:table-cell>
              <table:table-cell office:value-type="float" office:value="129844.343698132">
                <text:p>129844.343698132</text:p>
              </table:table-cell>
              <table:table-cell office:value-type="float" office:value="112505.914347616">
                <text:p>112505.914347616</text:p>
              </table:table-cell>
              <table:table-cell office:value-type="float" office:value="0">
                <text:p>0</text:p>
              </table:table-cell>
              <table:table-cell office:value-type="float" office:value="111517.607511572">
                <text:p>111517.607511572</text:p>
              </table:table-cell>
              <table:table-cell office:value-type="float" office:value="137658">
                <text:p>13765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6.266895081">
                <text:p>126.266895081</text:p>
              </table:table-cell>
              <table:table-cell office:value-type="float" office:value="0.116331705001357">
                <text:p>0.116331705001357</text:p>
              </table:table-cell>
              <table:table-cell office:value-type="float" office:value="129844.343698132">
                <text:p>129844.343698132</text:p>
              </table:table-cell>
              <table:table-cell office:value-type="float" office:value="130278.617321326">
                <text:p>130278.617321326</text:p>
              </table:table-cell>
              <table:table-cell office:value-type="float" office:value="0">
                <text:p>0</text:p>
              </table:table-cell>
              <table:table-cell office:value-type="float" office:value="118813.952203667">
                <text:p>118813.952203667</text:p>
              </table:table-cell>
              <table:table-cell office:value-type="float" office:value="149200">
                <text:p>14920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6.470231863001">
                <text:p>126.470231863001</text:p>
              </table:table-cell>
              <table:table-cell office:value-type="float" office:value="0.12486090099992">
                <text:p>0.12486090099992</text:p>
              </table:table-cell>
              <table:table-cell office:value-type="float" office:value="129844.343698132">
                <text:p>129844.343698132</text:p>
              </table:table-cell>
              <table:table-cell office:value-type="float" office:value="129677.681911477">
                <text:p>129677.681911477</text:p>
              </table:table-cell>
              <table:table-cell office:value-type="float" office:value="0">
                <text:p>0</text:p>
              </table:table-cell>
              <table:table-cell office:value-type="float" office:value="125018.011413738">
                <text:p>125018.011413738</text:p>
              </table:table-cell>
              <table:table-cell office:value-type="float" office:value="133432">
                <text:p>13343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6.671223748001">
                <text:p>126.671223748001</text:p>
              </table:table-cell>
              <table:table-cell office:value-type="float" office:value="0.110348283998974">
                <text:p>0.110348283998974</text:p>
              </table:table-cell>
              <table:table-cell office:value-type="float" office:value="123737.597576674">
                <text:p>123737.597576674</text:p>
              </table:table-cell>
              <table:table-cell office:value-type="float" office:value="116671.686276955">
                <text:p>116671.686276955</text:p>
              </table:table-cell>
              <table:table-cell office:value-type="float" office:value="0">
                <text:p>0</text:p>
              </table:table-cell>
              <table:table-cell office:value-type="float" office:value="124708.623972027">
                <text:p>124708.623972027</text:p>
              </table:table-cell>
              <table:table-cell office:value-type="float" office:value="107372">
                <text:p>10737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6.872480618">
                <text:p>126.872480618</text:p>
              </table:table-cell>
              <table:table-cell office:value-type="float" office:value="0.102184707000561">
                <text:p>0.102184707000561</text:p>
              </table:table-cell>
              <table:table-cell office:value-type="float" office:value="123737.597576674">
                <text:p>123737.597576674</text:p>
              </table:table-cell>
              <table:table-cell office:value-type="float" office:value="102115.18553916">
                <text:p>102115.18553916</text:p>
              </table:table-cell>
              <table:table-cell office:value-type="float" office:value="0">
                <text:p>0</text:p>
              </table:table-cell>
              <table:table-cell office:value-type="float" office:value="114174.669675727">
                <text:p>114174.669675727</text:p>
              </table:table-cell>
              <table:table-cell office:value-type="float" office:value="110475">
                <text:p>1104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7.0740486">
                <text:p>127.0740486</text:p>
              </table:table-cell>
              <table:table-cell office:value-type="float" office:value="0.102527399998507">
                <text:p>0.102527399998507</text:p>
              </table:table-cell>
              <table:table-cell office:value-type="float" office:value="123737.597576674">
                <text:p>123737.597576674</text:p>
              </table:table-cell>
              <table:table-cell office:value-type="float" office:value="108948.213617555">
                <text:p>108948.213617555</text:p>
              </table:table-cell>
              <table:table-cell office:value-type="float" office:value="0">
                <text:p>0</text:p>
              </table:table-cell>
              <table:table-cell office:value-type="float" office:value="107366.616860337">
                <text:p>107366.616860337</text:p>
              </table:table-cell>
              <table:table-cell office:value-type="float" office:value="132152">
                <text:p>13215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7.276126118">
                <text:p>127.276126118</text:p>
              </table:table-cell>
              <table:table-cell office:value-type="float" office:value="0.109871067001222">
                <text:p>0.109871067001222</text:p>
              </table:table-cell>
              <table:table-cell office:value-type="float" office:value="123737.597576674">
                <text:p>123737.597576674</text:p>
              </table:table-cell>
              <table:table-cell office:value-type="float" office:value="125889.087423434">
                <text:p>125889.087423434</text:p>
              </table:table-cell>
              <table:table-cell office:value-type="float" office:value="0">
                <text:p>0</text:p>
              </table:table-cell>
              <table:table-cell office:value-type="float" office:value="114840.33688969">
                <text:p>114840.33688969</text:p>
              </table:table-cell>
              <table:table-cell office:value-type="float" office:value="142032">
                <text:p>14203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7.477468608">
                <text:p>127.477468608</text:p>
              </table:table-cell>
              <table:table-cell office:value-type="float" office:value="0.116790828000376">
                <text:p>0.116790828000376</text:p>
              </table:table-cell>
              <table:table-cell office:value-type="float" office:value="123737.597576674">
                <text:p>123737.597576674</text:p>
              </table:table-cell>
              <table:table-cell office:value-type="float" office:value="131880.604701994">
                <text:p>131880.604701994</text:p>
              </table:table-cell>
              <table:table-cell office:value-type="float" office:value="0">
                <text:p>0</text:p>
              </table:table-cell>
              <table:table-cell office:value-type="float" office:value="126832.680176166">
                <text:p>126832.680176166</text:p>
              </table:table-cell>
              <table:table-cell office:value-type="float" office:value="126259">
                <text:p>12625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7.679227733001">
                <text:p>127.679227733001</text:p>
              </table:table-cell>
              <table:table-cell office:value-type="float" office:value="0.103429039998446">
                <text:p>0.103429039998446</text:p>
              </table:table-cell>
              <table:table-cell office:value-type="float" office:value="123737.597576674">
                <text:p>123737.597576674</text:p>
              </table:table-cell>
              <table:table-cell office:value-type="float" office:value="116442.539168349">
                <text:p>116442.539168349</text:p>
              </table:table-cell>
              <table:table-cell office:value-type="float" office:value="0">
                <text:p>0</text:p>
              </table:table-cell>
              <table:table-cell office:value-type="float" office:value="124501.336085948">
                <text:p>124501.336085948</text:p>
              </table:table-cell>
              <table:table-cell office:value-type="float" office:value="106941">
                <text:p>10694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7.881994682">
                <text:p>127.881994682</text:p>
              </table:table-cell>
              <table:table-cell office:value-type="float" office:value="0.102458744000614">
                <text:p>0.102458744000614</text:p>
              </table:table-cell>
              <table:table-cell office:value-type="float" office:value="123737.597576674">
                <text:p>123737.597576674</text:p>
              </table:table-cell>
              <table:table-cell office:value-type="float" office:value="103983.668767305">
                <text:p>103983.668767305</text:p>
              </table:table-cell>
              <table:table-cell office:value-type="float" office:value="0">
                <text:p>0</text:p>
              </table:table-cell>
              <table:table-cell office:value-type="float" office:value="113853.68961649">
                <text:p>113853.68961649</text:p>
              </table:table-cell>
              <table:table-cell office:value-type="float" office:value="111272">
                <text:p>11127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8.08341648">
                <text:p>128.08341648</text:p>
              </table:table-cell>
              <table:table-cell office:value-type="float" office:value="0.102583539999614">
                <text:p>0.102583539999614</text:p>
              </table:table-cell>
              <table:table-cell office:value-type="float" office:value="123737.597576674">
                <text:p>123737.597576674</text:p>
              </table:table-cell>
              <table:table-cell office:value-type="float" office:value="111291.408088451">
                <text:p>111291.408088451</text:p>
              </table:table-cell>
              <table:table-cell office:value-type="float" office:value="0">
                <text:p>0</text:p>
              </table:table-cell>
              <table:table-cell office:value-type="float" office:value="109078.598258353">
                <text:p>109078.598258353</text:p>
              </table:table-cell>
              <table:table-cell office:value-type="float" office:value="133111">
                <text:p>13311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8.286126546">
                <text:p>128.286126546</text:p>
              </table:table-cell>
              <table:table-cell office:value-type="float" office:value="0.109317524000289">
                <text:p>0.109317524000289</text:p>
              </table:table-cell>
              <table:table-cell office:value-type="float" office:value="123737.597576674">
                <text:p>123737.597576674</text:p>
              </table:table-cell>
              <table:table-cell office:value-type="float" office:value="128661.786431476">
                <text:p>128661.786431476</text:p>
              </table:table-cell>
              <table:table-cell office:value-type="float" office:value="0">
                <text:p>0</text:p>
              </table:table-cell>
              <table:table-cell office:value-type="float" office:value="117503.72735055">
                <text:p>117503.72735055</text:p>
              </table:table-cell>
              <table:table-cell office:value-type="float" office:value="141800">
                <text:p>14180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8.487233981999">
                <text:p>128.487233981999</text:p>
              </table:table-cell>
              <table:table-cell office:value-type="float" office:value="0.116423986000882">
                <text:p>0.116423986000882</text:p>
              </table:table-cell>
              <table:table-cell office:value-type="float" office:value="123737.597576674">
                <text:p>123737.597576674</text:p>
              </table:table-cell>
              <table:table-cell office:value-type="float" office:value="128957.100234707">
                <text:p>128957.100234707</text:p>
              </table:table-cell>
              <table:table-cell office:value-type="float" office:value="0">
                <text:p>0</text:p>
              </table:table-cell>
              <table:table-cell office:value-type="float" office:value="124517.685639068">
                <text:p>124517.685639068</text:p>
              </table:table-cell>
              <table:table-cell office:value-type="float" office:value="125133">
                <text:p>12513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8.691483782">
                <text:p>128.691483782</text:p>
              </table:table-cell>
              <table:table-cell office:value-type="float" office:value="0.10763015700104">
                <text:p>0.10763015700104</text:p>
              </table:table-cell>
              <table:table-cell office:value-type="float" office:value="123737.597576674">
                <text:p>123737.597576674</text:p>
              </table:table-cell>
              <table:table-cell office:value-type="float" office:value="114205.205008572">
                <text:p>114205.205008572</text:p>
              </table:table-cell>
              <table:table-cell office:value-type="float" office:value="0">
                <text:p>0</text:p>
              </table:table-cell>
              <table:table-cell office:value-type="float" office:value="122720.767566463">
                <text:p>122720.767566463</text:p>
              </table:table-cell>
              <table:table-cell office:value-type="float" office:value="106382">
                <text:p>10638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8.893325666">
                <text:p>128.893325666</text:p>
              </table:table-cell>
              <table:table-cell office:value-type="float" office:value="0.103030173999286">
                <text:p>0.103030173999286</text:p>
              </table:table-cell>
              <table:table-cell office:value-type="float" office:value="123737.597576674">
                <text:p>123737.597576674</text:p>
              </table:table-cell>
              <table:table-cell office:value-type="float" office:value="90531.5630142167">
                <text:p>90531.5630142167</text:p>
              </table:table-cell>
              <table:table-cell office:value-type="float" office:value="0">
                <text:p>0</text:p>
              </table:table-cell>
              <table:table-cell office:value-type="float" office:value="100111.890219054">
                <text:p>100111.890219054</text:p>
              </table:table-cell>
              <table:table-cell office:value-type="float" office:value="112284">
                <text:p>11228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9.095176748">
                <text:p>129.095176748</text:p>
              </table:table-cell>
              <table:table-cell office:value-type="float" office:value="0.103127521000715">
                <text:p>0.103127521000715</text:p>
              </table:table-cell>
              <table:table-cell office:value-type="float" office:value="123737.597576674">
                <text:p>123737.597576674</text:p>
              </table:table-cell>
              <table:table-cell office:value-type="float" office:value="106900.020305101">
                <text:p>106900.020305101</text:p>
              </table:table-cell>
              <table:table-cell office:value-type="float" office:value="0">
                <text:p>0</text:p>
              </table:table-cell>
              <table:table-cell office:value-type="float" office:value="103884.549601515">
                <text:p>103884.549601515</text:p>
              </table:table-cell>
              <table:table-cell office:value-type="float" office:value="134267">
                <text:p>13426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9.297698027">
                <text:p>129.297698027</text:p>
              </table:table-cell>
              <table:table-cell office:value-type="float" office:value="0.110434755999449">
                <text:p>0.110434755999449</text:p>
              </table:table-cell>
              <table:table-cell office:value-type="float" office:value="123737.597576674">
                <text:p>123737.597576674</text:p>
              </table:table-cell>
              <table:table-cell office:value-type="float" office:value="128616.825160396">
                <text:p>128616.825160396</text:p>
              </table:table-cell>
              <table:table-cell office:value-type="float" office:value="0">
                <text:p>0</text:p>
              </table:table-cell>
              <table:table-cell office:value-type="float" office:value="117385.193090429">
                <text:p>117385.193090429</text:p>
              </table:table-cell>
              <table:table-cell office:value-type="float" office:value="141442">
                <text:p>14144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9.499908754">
                <text:p>129.499908754</text:p>
              </table:table-cell>
              <table:table-cell office:value-type="float" office:value="0.116034206001132">
                <text:p>0.116034206001132</text:p>
              </table:table-cell>
              <table:table-cell office:value-type="float" office:value="123737.597576674">
                <text:p>123737.597576674</text:p>
              </table:table-cell>
              <table:table-cell office:value-type="float" office:value="129061.328635848">
                <text:p>129061.328635848</text:p>
              </table:table-cell>
              <table:table-cell office:value-type="float" office:value="0">
                <text:p>0</text:p>
              </table:table-cell>
              <table:table-cell office:value-type="float" office:value="125395.452272203">
                <text:p>125395.452272203</text:p>
              </table:table-cell>
              <table:table-cell office:value-type="float" office:value="123651">
                <text:p>12365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9.712887784001">
                <text:p>129.712887784001</text:p>
              </table:table-cell>
              <table:table-cell office:value-type="float" office:value="0.119147192999662">
                <text:p>0.119147192999662</text:p>
              </table:table-cell>
              <table:table-cell office:value-type="float" office:value="123737.597576674">
                <text:p>123737.597576674</text:p>
              </table:table-cell>
              <table:table-cell office:value-type="float" office:value="107557.067971115">
                <text:p>107557.067971115</text:p>
              </table:table-cell>
              <table:table-cell office:value-type="float" office:value="0">
                <text:p>0</text:p>
              </table:table-cell>
              <table:table-cell office:value-type="float" office:value="116646.90858235">
                <text:p>116646.90858235</text:p>
              </table:table-cell>
              <table:table-cell office:value-type="float" office:value="105659">
                <text:p>10565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9.915031724">
                <text:p>129.915031724</text:p>
              </table:table-cell>
              <table:table-cell office:value-type="float" office:value="0.108652684000845">
                <text:p>0.108652684000845</text:p>
              </table:table-cell>
              <table:table-cell office:value-type="float" office:value="123737.597576674">
                <text:p>123737.597576674</text:p>
              </table:table-cell>
              <table:table-cell office:value-type="float" office:value="94478.9582456483">
                <text:p>94478.9582456483</text:p>
              </table:table-cell>
              <table:table-cell office:value-type="float" office:value="0">
                <text:p>0</text:p>
              </table:table-cell>
              <table:table-cell office:value-type="float" office:value="103671.494487419">
                <text:p>103671.494487419</text:p>
              </table:table-cell>
              <table:table-cell office:value-type="float" office:value="114376">
                <text:p>11437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0.121149412">
                <text:p>130.121149412</text:p>
              </table:table-cell>
              <table:table-cell office:value-type="float" office:value="0.167531495000731">
                <text:p>0.167531495000731</text:p>
              </table:table-cell>
              <table:table-cell office:value-type="float" office:value="124828.097563415">
                <text:p>124828.097563415</text:p>
              </table:table-cell>
              <table:table-cell office:value-type="float" office:value="82921.3569603499">
                <text:p>82921.3569603499</text:p>
              </table:table-cell>
              <table:table-cell office:value-type="float" office:value="0">
                <text:p>0</text:p>
              </table:table-cell>
              <table:table-cell office:value-type="float" office:value="78467.6365057305">
                <text:p>78467.6365057305</text:p>
              </table:table-cell>
              <table:table-cell office:value-type="float" office:value="137813">
                <text:p>13781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0.322675469">
                <text:p>130.322675469</text:p>
              </table:table-cell>
              <table:table-cell office:value-type="float" office:value="0.127388537001025">
                <text:p>0.127388537001025</text:p>
              </table:table-cell>
              <table:table-cell office:value-type="float" office:value="124828.097563415">
                <text:p>124828.097563415</text:p>
              </table:table-cell>
              <table:table-cell office:value-type="float" office:value="129828.224861887">
                <text:p>129828.224861887</text:p>
              </table:table-cell>
              <table:table-cell office:value-type="float" office:value="0">
                <text:p>0</text:p>
              </table:table-cell>
              <table:table-cell office:value-type="float" office:value="117853.709972027">
                <text:p>117853.709972027</text:p>
              </table:table-cell>
              <table:table-cell office:value-type="float" office:value="141590">
                <text:p>14159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0.525094346">
                <text:p>130.525094346</text:p>
              </table:table-cell>
              <table:table-cell office:value-type="float" office:value="0.116308767001101">
                <text:p>0.116308767001101</text:p>
              </table:table-cell>
              <table:table-cell office:value-type="float" office:value="124828.097563415">
                <text:p>124828.097563415</text:p>
              </table:table-cell>
              <table:table-cell office:value-type="float" office:value="127243.514174363">
                <text:p>127243.514174363</text:p>
              </table:table-cell>
              <table:table-cell office:value-type="float" office:value="0">
                <text:p>0</text:p>
              </table:table-cell>
              <table:table-cell office:value-type="float" office:value="125308.580793911">
                <text:p>125308.580793911</text:p>
              </table:table-cell>
              <table:table-cell office:value-type="float" office:value="121790">
                <text:p>12179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0.727263228">
                <text:p>130.727263228</text:p>
              </table:table-cell>
              <table:table-cell office:value-type="float" office:value="0.10263311000017">
                <text:p>0.10263311000017</text:p>
              </table:table-cell>
              <table:table-cell office:value-type="float" office:value="124828.097563415">
                <text:p>124828.097563415</text:p>
              </table:table-cell>
              <table:table-cell office:value-type="float" office:value="113159.535224039">
                <text:p>113159.535224039</text:p>
              </table:table-cell>
              <table:table-cell office:value-type="float" office:value="0">
                <text:p>0</text:p>
              </table:table-cell>
              <table:table-cell office:value-type="float" office:value="123302.950880099">
                <text:p>123302.950880099</text:p>
              </table:table-cell>
              <table:table-cell office:value-type="float" office:value="106280">
                <text:p>10628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0.928914758">
                <text:p>130.928914758</text:p>
              </table:table-cell>
              <table:table-cell office:value-type="float" office:value="0.102110669000467">
                <text:p>0.102110669000467</text:p>
              </table:table-cell>
              <table:table-cell office:value-type="float" office:value="124828.097563415">
                <text:p>124828.097563415</text:p>
              </table:table-cell>
              <table:table-cell office:value-type="float" office:value="105204.638339831">
                <text:p>105204.638339831</text:p>
              </table:table-cell>
              <table:table-cell office:value-type="float" office:value="0">
                <text:p>0</text:p>
              </table:table-cell>
              <table:table-cell office:value-type="float" office:value="113150.313937078">
                <text:p>113150.313937078</text:p>
              </table:table-cell>
              <table:table-cell office:value-type="float" office:value="116830">
                <text:p>11683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1.130687092">
                <text:p>131.130687092</text:p>
              </table:table-cell>
              <table:table-cell office:value-type="float" office:value="0.102321258998927">
                <text:p>0.102321258998927</text:p>
              </table:table-cell>
              <table:table-cell office:value-type="float" office:value="124828.097563415">
                <text:p>124828.097563415</text:p>
              </table:table-cell>
              <table:table-cell office:value-type="float" office:value="116628.788295899">
                <text:p>116628.788295899</text:p>
              </table:table-cell>
              <table:table-cell office:value-type="float" office:value="0">
                <text:p>0</text:p>
              </table:table-cell>
              <table:table-cell office:value-type="float" office:value="111224.089549867">
                <text:p>111224.089549867</text:p>
              </table:table-cell>
              <table:table-cell office:value-type="float" office:value="138600">
                <text:p>13860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1.332721602001">
                <text:p>131.332721602001</text:p>
              </table:table-cell>
              <table:table-cell office:value-type="float" office:value="0.114429997000116">
                <text:p>0.114429997000116</text:p>
              </table:table-cell>
              <table:table-cell office:value-type="float" office:value="124828.097563415">
                <text:p>124828.097563415</text:p>
              </table:table-cell>
              <table:table-cell office:value-type="float" office:value="131722.763010603">
                <text:p>131722.763010603</text:p>
              </table:table-cell>
              <table:table-cell office:value-type="float" office:value="0">
                <text:p>0</text:p>
              </table:table-cell>
              <table:table-cell office:value-type="float" office:value="120608.016689902">
                <text:p>120608.016689902</text:p>
              </table:table-cell>
              <table:table-cell office:value-type="float" office:value="141030">
                <text:p>14103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1.549708745">
                <text:p>131.549708745</text:p>
              </table:table-cell>
              <table:table-cell office:value-type="float" office:value="0.132480371001293">
                <text:p>0.132480371001293</text:p>
              </table:table-cell>
              <table:table-cell office:value-type="float" office:value="124828.097563415">
                <text:p>124828.097563415</text:p>
              </table:table-cell>
              <table:table-cell office:value-type="float" office:value="117612.089661428">
                <text:p>117612.089661428</text:p>
              </table:table-cell>
              <table:table-cell office:value-type="float" office:value="0">
                <text:p>0</text:p>
              </table:table-cell>
              <table:table-cell office:value-type="float" office:value="116371.445033072">
                <text:p>116371.445033072</text:p>
              </table:table-cell>
              <table:table-cell office:value-type="float" office:value="118998">
                <text:p>11899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1.750793818001">
                <text:p>131.750793818001</text:p>
              </table:table-cell>
              <table:table-cell office:value-type="float" office:value="0.103619658000753">
                <text:p>0.103619658000753</text:p>
              </table:table-cell>
              <table:table-cell office:value-type="float" office:value="124828.097563415">
                <text:p>124828.097563415</text:p>
              </table:table-cell>
              <table:table-cell office:value-type="float" office:value="105308.775153562">
                <text:p>105308.775153562</text:p>
              </table:table-cell>
              <table:table-cell office:value-type="float" office:value="0">
                <text:p>0</text:p>
              </table:table-cell>
              <table:table-cell office:value-type="float" office:value="116557.286450653">
                <text:p>116557.286450653</text:p>
              </table:table-cell>
              <table:table-cell office:value-type="float" office:value="106104">
                <text:p>10610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31.952528404001">
                <text:p>131.952528404001</text:p>
              </table:table-cell>
              <table:table-cell office:value-type="float" office:value="0.10336073200051">
                <text:p>0.10336073200051</text:p>
              </table:table-cell>
              <table:table-cell office:value-type="float" office:value="124828.097563415">
                <text:p>124828.097563415</text:p>
              </table:table-cell>
              <table:table-cell office:value-type="float" office:value="104667.520152239">
                <text:p>104667.520152239</text:p>
              </table:table-cell>
              <table:table-cell office:value-type="float" office:value="0">
                <text:p>0</text:p>
              </table:table-cell>
              <table:table-cell office:value-type="float" office:value="111250.594982699">
                <text:p>111250.594982699</text:p>
              </table:table-cell>
              <table:table-cell office:value-type="float" office:value="119420">
                <text:p>11942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2.153904639999">
                <text:p>132.153904639999</text:p>
              </table:table-cell>
              <table:table-cell office:value-type="float" office:value="0.102831092999622">
                <text:p>0.102831092999622</text:p>
              </table:table-cell>
              <table:table-cell office:value-type="float" office:value="124828.097563415">
                <text:p>124828.097563415</text:p>
              </table:table-cell>
              <table:table-cell office:value-type="float" office:value="118264.576836341">
                <text:p>118264.576836341</text:p>
              </table:table-cell>
              <table:table-cell office:value-type="float" office:value="0">
                <text:p>0</text:p>
              </table:table-cell>
              <table:table-cell office:value-type="float" office:value="111466.04849429">
                <text:p>111466.04849429</text:p>
              </table:table-cell>
              <table:table-cell office:value-type="float" office:value="140297">
                <text:p>14029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2.355617079">
                <text:p>132.355617079</text:p>
              </table:table-cell>
              <table:table-cell office:value-type="float" office:value="0.118537420001303">
                <text:p>0.118537420001303</text:p>
              </table:table-cell>
              <table:table-cell office:value-type="float" office:value="124828.097563415">
                <text:p>124828.097563415</text:p>
              </table:table-cell>
              <table:table-cell office:value-type="float" office:value="131617.589021532">
                <text:p>131617.589021532</text:p>
              </table:table-cell>
              <table:table-cell office:value-type="float" office:value="0">
                <text:p>0</text:p>
              </table:table-cell>
              <table:table-cell office:value-type="float" office:value="120958.766837918">
                <text:p>120958.766837918</text:p>
              </table:table-cell>
              <table:table-cell office:value-type="float" office:value="139517">
                <text:p>13951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2.558563941">
                <text:p>132.558563941</text:p>
              </table:table-cell>
              <table:table-cell office:value-type="float" office:value="0.114287800999591">
                <text:p>0.114287800999591</text:p>
              </table:table-cell>
              <table:table-cell office:value-type="float" office:value="124828.097563415">
                <text:p>124828.097563415</text:p>
              </table:table-cell>
              <table:table-cell office:value-type="float" office:value="124122.155363553">
                <text:p>124122.155363553</text:p>
              </table:table-cell>
              <table:table-cell office:value-type="float" office:value="0">
                <text:p>0</text:p>
              </table:table-cell>
              <table:table-cell office:value-type="float" office:value="124520.386972655">
                <text:p>124520.386972655</text:p>
              </table:table-cell>
              <table:table-cell office:value-type="float" office:value="118002">
                <text:p>11800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2.947540722">
                <text:p>132.947540722</text:p>
              </table:table-cell>
              <table:table-cell office:value-type="float" office:value="0.393730753999989">
                <text:p>0.393730753999989</text:p>
              </table:table-cell>
              <table:table-cell office:value-type="float" office:value="124828.097563415">
                <text:p>124828.097563415</text:p>
              </table:table-cell>
              <table:table-cell office:value-type="float" office:value="58538.5148779328">
                <text:p>58538.5148779328</text:p>
              </table:table-cell>
              <table:table-cell office:value-type="float" office:value="0">
                <text:p>0</text:p>
              </table:table-cell>
              <table:table-cell office:value-type="float" office:value="69523.0700956581">
                <text:p>69523.0700956581</text:p>
              </table:table-cell>
              <table:table-cell office:value-type="float" office:value="118862">
                <text:p>11886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33.150853512001">
                <text:p>133.150853512001</text:p>
              </table:table-cell>
              <table:table-cell office:value-type="float" office:value="0.126167176998933">
                <text:p>0.126167176998933</text:p>
              </table:table-cell>
              <table:table-cell office:value-type="float" office:value="124828.097563415">
                <text:p>124828.097563415</text:p>
              </table:table-cell>
              <table:table-cell office:value-type="float" office:value="120145.45535933">
                <text:p>120145.45535933</text:p>
              </table:table-cell>
              <table:table-cell office:value-type="float" office:value="0">
                <text:p>0</text:p>
              </table:table-cell>
              <table:table-cell office:value-type="float" office:value="119706.379482628">
                <text:p>119706.379482628</text:p>
              </table:table-cell>
              <table:table-cell office:value-type="float" office:value="140091">
                <text:p>14009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33.353061145001">
                <text:p>133.353061145001</text:p>
              </table:table-cell>
              <table:table-cell office:value-type="float" office:value="0.11756055999831">
                <text:p>0.11756055999831</text:p>
              </table:table-cell>
              <table:table-cell office:value-type="float" office:value="124828.097563415">
                <text:p>124828.097563415</text:p>
              </table:table-cell>
              <table:table-cell office:value-type="float" office:value="129846.479467719">
                <text:p>129846.479467719</text:p>
              </table:table-cell>
              <table:table-cell office:value-type="float" office:value="0">
                <text:p>0</text:p>
              </table:table-cell>
              <table:table-cell office:value-type="float" office:value="119007.942506664">
                <text:p>119007.942506664</text:p>
              </table:table-cell>
              <table:table-cell office:value-type="float" office:value="139702">
                <text:p>13970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33.556581686">
                <text:p>133.556581686</text:p>
              </table:table-cell>
              <table:table-cell office:value-type="float" office:value="0.11651001700011">
                <text:p>0.11651001700011</text:p>
              </table:table-cell>
              <table:table-cell office:value-type="float" office:value="124828.097563415">
                <text:p>124828.097563415</text:p>
              </table:table-cell>
              <table:table-cell office:value-type="float" office:value="126108.718428957">
                <text:p>126108.718428957</text:p>
              </table:table-cell>
              <table:table-cell office:value-type="float" office:value="0">
                <text:p>0</text:p>
              </table:table-cell>
              <table:table-cell office:value-type="float" office:value="127532.651708168">
                <text:p>127532.651708168</text:p>
              </table:table-cell>
              <table:table-cell office:value-type="float" office:value="118296">
                <text:p>11829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33.758358912">
                <text:p>133.758358912</text:p>
              </table:table-cell>
              <table:table-cell office:value-type="float" office:value="0.103755904001446">
                <text:p>0.103755904001446</text:p>
              </table:table-cell>
              <table:table-cell office:value-type="float" office:value="124828.097563415">
                <text:p>124828.097563415</text:p>
              </table:table-cell>
              <table:table-cell office:value-type="float" office:value="110377.548762745">
                <text:p>110377.548762745</text:p>
              </table:table-cell>
              <table:table-cell office:value-type="float" office:value="0">
                <text:p>0</text:p>
              </table:table-cell>
              <table:table-cell office:value-type="float" office:value="121306.453665865">
                <text:p>121306.453665865</text:p>
              </table:table-cell>
              <table:table-cell office:value-type="float" office:value="106132">
                <text:p>10613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3.960911888">
                <text:p>133.960911888</text:p>
              </table:table-cell>
              <table:table-cell office:value-type="float" office:value="0.101767021000342">
                <text:p>0.101767021000342</text:p>
              </table:table-cell>
              <table:table-cell office:value-type="float" office:value="124828.097563415">
                <text:p>124828.097563415</text:p>
              </table:table-cell>
              <table:table-cell office:value-type="float" office:value="105801.969684834">
                <text:p>105801.969684834</text:p>
              </table:table-cell>
              <table:table-cell office:value-type="float" office:value="0">
                <text:p>0</text:p>
              </table:table-cell>
              <table:table-cell office:value-type="float" office:value="110787.012545437">
                <text:p>110787.012545437</text:p>
              </table:table-cell>
              <table:table-cell office:value-type="float" office:value="120370">
                <text:p>12037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4.1636834">
                <text:p>134.1636834</text:p>
              </table:table-cell>
              <table:table-cell office:value-type="float" office:value="0.101906792999216">
                <text:p>0.101906792999216</text:p>
              </table:table-cell>
              <table:table-cell office:value-type="float" office:value="124828.097563415">
                <text:p>124828.097563415</text:p>
              </table:table-cell>
              <table:table-cell office:value-type="float" office:value="120459.956219851">
                <text:p>120459.956219851</text:p>
              </table:table-cell>
              <table:table-cell office:value-type="float" office:value="0">
                <text:p>0</text:p>
              </table:table-cell>
              <table:table-cell office:value-type="float" office:value="113190.697693708">
                <text:p>113190.697693708</text:p>
              </table:table-cell>
              <table:table-cell office:value-type="float" office:value="140915">
                <text:p>1409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4.365828745">
                <text:p>134.365828745</text:p>
              </table:table-cell>
              <table:table-cell office:value-type="float" office:value="0.116158061000533">
                <text:p>0.116158061000533</text:p>
              </table:table-cell>
              <table:table-cell office:value-type="float" office:value="124828.097563415">
                <text:p>124828.097563415</text:p>
              </table:table-cell>
              <table:table-cell office:value-type="float" office:value="131635.968941952">
                <text:p>131635.968941952</text:p>
              </table:table-cell>
              <table:table-cell office:value-type="float" office:value="0">
                <text:p>0</text:p>
              </table:table-cell>
              <table:table-cell office:value-type="float" office:value="121146.650468879">
                <text:p>121146.650468879</text:p>
              </table:table-cell>
              <table:table-cell office:value-type="float" office:value="138749">
                <text:p>13874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4.567826728">
                <text:p>134.567826728</text:p>
              </table:table-cell>
              <table:table-cell office:value-type="float" office:value="0.114599084001384">
                <text:p>0.114599084001384</text:p>
              </table:table-cell>
              <table:table-cell office:value-type="float" office:value="124828.097563415">
                <text:p>124828.097563415</text:p>
              </table:table-cell>
              <table:table-cell office:value-type="float" office:value="123574.84217771">
                <text:p>123574.84217771</text:p>
              </table:table-cell>
              <table:table-cell office:value-type="float" office:value="0">
                <text:p>0</text:p>
              </table:table-cell>
              <table:table-cell office:value-type="float" office:value="125906.028750991">
                <text:p>125906.028750991</text:p>
              </table:table-cell>
              <table:table-cell office:value-type="float" office:value="117036">
                <text:p>11703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4.773174883001">
                <text:p>134.773174883001</text:p>
              </table:table-cell>
              <table:table-cell office:value-type="float" office:value="0.10462109800028">
                <text:p>0.10462109800028</text:p>
              </table:table-cell>
              <table:table-cell office:value-type="float" office:value="124828.097563415">
                <text:p>124828.097563415</text:p>
              </table:table-cell>
              <table:table-cell office:value-type="float" office:value="106712.796852318">
                <text:p>106712.796852318</text:p>
              </table:table-cell>
              <table:table-cell office:value-type="float" office:value="0">
                <text:p>0</text:p>
              </table:table-cell>
              <table:table-cell office:value-type="float" office:value="116573.113604348">
                <text:p>116573.113604348</text:p>
              </table:table-cell>
              <table:table-cell office:value-type="float" office:value="106316">
                <text:p>10631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4.974921577001">
                <text:p>134.974921577001</text:p>
              </table:table-cell>
              <table:table-cell office:value-type="float" office:value="0.102728275998743">
                <text:p>0.102728275998743</text:p>
              </table:table-cell>
              <table:table-cell office:value-type="float" office:value="124828.097563415">
                <text:p>124828.097563415</text:p>
              </table:table-cell>
              <table:table-cell office:value-type="float" office:value="106109.322798525">
                <text:p>106109.322798525</text:p>
              </table:table-cell>
              <table:table-cell office:value-type="float" office:value="0">
                <text:p>0</text:p>
              </table:table-cell>
              <table:table-cell office:value-type="float" office:value="111582.454656951">
                <text:p>111582.454656951</text:p>
              </table:table-cell>
              <table:table-cell office:value-type="float" office:value="121987">
                <text:p>12198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5.177840271001">
                <text:p>135.177840271001</text:p>
              </table:table-cell>
              <table:table-cell office:value-type="float" office:value="0.103898086999834">
                <text:p>0.103898086999834</text:p>
              </table:table-cell>
              <table:table-cell office:value-type="float" office:value="124828.097563415">
                <text:p>124828.097563415</text:p>
              </table:table-cell>
              <table:table-cell office:value-type="float" office:value="125174.405807603">
                <text:p>125174.405807603</text:p>
              </table:table-cell>
              <table:table-cell office:value-type="float" office:value="0">
                <text:p>0</text:p>
              </table:table-cell>
              <table:table-cell office:value-type="float" office:value="114110.204268057">
                <text:p>114110.204268057</text:p>
              </table:table-cell>
              <table:table-cell office:value-type="float" office:value="141650">
                <text:p>14165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5.378397539">
                <text:p>135.378397539</text:p>
              </table:table-cell>
              <table:table-cell office:value-type="float" office:value="0.118385218000185">
                <text:p>0.118385218000185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28097.834261086">
                <text:p>128097.834261086</text:p>
              </table:table-cell>
              <table:table-cell office:value-type="float" office:value="0">
                <text:p>0</text:p>
              </table:table-cell>
              <table:table-cell office:value-type="float" office:value="122347.471936325">
                <text:p>122347.471936325</text:p>
              </table:table-cell>
              <table:table-cell office:value-type="float" office:value="138569">
                <text:p>13856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5.580006071999">
                <text:p>135.580006071999</text:p>
              </table:table-cell>
              <table:table-cell office:value-type="float" office:value="0.113704047000283">
                <text:p>0.113704047000283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22381.67901044">
                <text:p>122381.67901044</text:p>
              </table:table-cell>
              <table:table-cell office:value-type="float" office:value="0">
                <text:p>0</text:p>
              </table:table-cell>
              <table:table-cell office:value-type="float" office:value="122729.365838387">
                <text:p>122729.365838387</text:p>
              </table:table-cell>
              <table:table-cell office:value-type="float" office:value="116422">
                <text:p>11642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5.783244399001">
                <text:p>135.783244399001</text:p>
              </table:table-cell>
              <table:table-cell office:value-type="float" office:value="0.103298149000693">
                <text:p>0.103298149000693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08020.095605708">
                <text:p>108020.095605708</text:p>
              </table:table-cell>
              <table:table-cell office:value-type="float" office:value="0">
                <text:p>0</text:p>
              </table:table-cell>
              <table:table-cell office:value-type="float" office:value="119289.26667618">
                <text:p>119289.26667618</text:p>
              </table:table-cell>
              <table:table-cell office:value-type="float" office:value="107175">
                <text:p>10717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5.985686949">
                <text:p>135.985686949</text:p>
              </table:table-cell>
              <table:table-cell office:value-type="float" office:value="0.119401526000729">
                <text:p>0.119401526000729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97029.2573376707">
                <text:p>97029.2573376707</text:p>
              </table:table-cell>
              <table:table-cell office:value-type="float" office:value="0">
                <text:p>0</text:p>
              </table:table-cell>
              <table:table-cell office:value-type="float" office:value="101734.455553622">
                <text:p>101734.455553622</text:p>
              </table:table-cell>
              <table:table-cell office:value-type="float" office:value="123983">
                <text:p>12398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6.188048521">
                <text:p>136.188048521</text:p>
              </table:table-cell>
              <table:table-cell office:value-type="float" office:value="0.109171380001499">
                <text:p>0.109171380001499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16404.171630821">
                <text:p>116404.171630821</text:p>
              </table:table-cell>
              <table:table-cell office:value-type="float" office:value="0">
                <text:p>0</text:p>
              </table:table-cell>
              <table:table-cell office:value-type="float" office:value="107851.671185952">
                <text:p>107851.671185952</text:p>
              </table:table-cell>
              <table:table-cell office:value-type="float" office:value="143040">
                <text:p>14304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6.389540788001">
                <text:p>136.389540788001</text:p>
              </table:table-cell>
              <table:table-cell office:value-type="float" office:value="0.118507777999184">
                <text:p>0.118507777999184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32480.81677335">
                <text:p>132480.81677335</text:p>
              </table:table-cell>
              <table:table-cell office:value-type="float" office:value="0">
                <text:p>0</text:p>
              </table:table-cell>
              <table:table-cell office:value-type="float" office:value="122783.946177332">
                <text:p>122783.946177332</text:p>
              </table:table-cell>
              <table:table-cell office:value-type="float" office:value="137557">
                <text:p>13755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6.591397606">
                <text:p>136.591397606</text:p>
              </table:table-cell>
              <table:table-cell office:value-type="float" office:value="0.11256369199873">
                <text:p>0.11256369199873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20757.25595411">
                <text:p>120757.25595411</text:p>
              </table:table-cell>
              <table:table-cell office:value-type="float" office:value="0">
                <text:p>0</text:p>
              </table:table-cell>
              <table:table-cell office:value-type="float" office:value="123547.198834835">
                <text:p>123547.198834835</text:p>
              </table:table-cell>
              <table:table-cell office:value-type="float" office:value="115272">
                <text:p>11527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6.793009597001">
                <text:p>136.793009597001</text:p>
              </table:table-cell>
              <table:table-cell office:value-type="float" office:value="0.104179932999614">
                <text:p>0.104179932999614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06761.746391038">
                <text:p>106761.746391038</text:p>
              </table:table-cell>
              <table:table-cell office:value-type="float" office:value="0">
                <text:p>0</text:p>
              </table:table-cell>
              <table:table-cell office:value-type="float" office:value="119322.340958006">
                <text:p>119322.340958006</text:p>
              </table:table-cell>
              <table:table-cell office:value-type="float" office:value="107444">
                <text:p>10744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6.994188306">
                <text:p>136.994188306</text:p>
              </table:table-cell>
              <table:table-cell office:value-type="float" office:value="0.120020472999386">
                <text:p>0.120020472999386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95298.7091455599">
                <text:p>95298.7091455599</text:p>
              </table:table-cell>
              <table:table-cell office:value-type="float" office:value="0">
                <text:p>0</text:p>
              </table:table-cell>
              <table:table-cell office:value-type="float" office:value="98060.6660955092">
                <text:p>98060.6660955092</text:p>
              </table:table-cell>
              <table:table-cell office:value-type="float" office:value="124995">
                <text:p>12499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7.197103457">
                <text:p>137.197103457</text:p>
              </table:table-cell>
              <table:table-cell office:value-type="float" office:value="0.102368607998869">
                <text:p>0.102368607998869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23540.075143365">
                <text:p>123540.075143365</text:p>
              </table:table-cell>
              <table:table-cell office:value-type="float" office:value="0">
                <text:p>0</text:p>
              </table:table-cell>
              <table:table-cell office:value-type="float" office:value="114609.51021548">
                <text:p>114609.51021548</text:p>
              </table:table-cell>
              <table:table-cell office:value-type="float" office:value="143421">
                <text:p>14342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7.398085088">
                <text:p>137.398085088</text:p>
              </table:table-cell>
              <table:table-cell office:value-type="float" office:value="0.119528899998841">
                <text:p>0.119528899998841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32704.044911509">
                <text:p>132704.044911509</text:p>
              </table:table-cell>
              <table:table-cell office:value-type="float" office:value="0">
                <text:p>0</text:p>
              </table:table-cell>
              <table:table-cell office:value-type="float" office:value="123315.372072491">
                <text:p>123315.372072491</text:p>
              </table:table-cell>
              <table:table-cell office:value-type="float" office:value="136759">
                <text:p>13675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7.602038555">
                <text:p>137.602038555</text:p>
              </table:table-cell>
              <table:table-cell office:value-type="float" office:value="0.112289488999522">
                <text:p>0.112289488999522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20847.677271785">
                <text:p>120847.677271785</text:p>
              </table:table-cell>
              <table:table-cell office:value-type="float" office:value="0">
                <text:p>0</text:p>
              </table:table-cell>
              <table:table-cell office:value-type="float" office:value="124257.575604228">
                <text:p>124257.575604228</text:p>
              </table:table-cell>
              <table:table-cell office:value-type="float" office:value="114244">
                <text:p>11424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7.803573417001">
                <text:p>137.803573417001</text:p>
              </table:table-cell>
              <table:table-cell office:value-type="float" office:value="0.16539419199944">
                <text:p>0.16539419199944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70062.0990005061">
                <text:p>70062.0990005061</text:p>
              </table:table-cell>
              <table:table-cell office:value-type="float" office:value="0">
                <text:p>0</text:p>
              </table:table-cell>
              <table:table-cell office:value-type="float" office:value="81586.2450459788">
                <text:p>81586.2450459788</text:p>
              </table:table-cell>
              <table:table-cell office:value-type="float" office:value="107834">
                <text:p>10783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8.005915787">
                <text:p>138.005915787</text:p>
              </table:table-cell>
              <table:table-cell office:value-type="float" office:value="0.103417682001236">
                <text:p>0.103417682001236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00424.116289931">
                <text:p>100424.116289931</text:p>
              </table:table-cell>
              <table:table-cell office:value-type="float" office:value="0">
                <text:p>0</text:p>
              </table:table-cell>
              <table:table-cell office:value-type="float" office:value="103705.030176295">
                <text:p>103705.030176295</text:p>
              </table:table-cell>
              <table:table-cell office:value-type="float" office:value="126382">
                <text:p>12638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8.221771044">
                <text:p>138.221771044</text:p>
              </table:table-cell>
              <table:table-cell office:value-type="float" office:value="0.143217035998532">
                <text:p>0.143217035998532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10960.917111254">
                <text:p>110960.917111254</text:p>
              </table:table-cell>
              <table:table-cell office:value-type="float" office:value="0">
                <text:p>0</text:p>
              </table:table-cell>
              <table:table-cell office:value-type="float" office:value="101467.252405439">
                <text:p>101467.252405439</text:p>
              </table:table-cell>
              <table:table-cell office:value-type="float" office:value="144140">
                <text:p>14414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8.423408928">
                <text:p>138.423408928</text:p>
              </table:table-cell>
              <table:table-cell office:value-type="float" office:value="0.136228868999751">
                <text:p>0.136228868999751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29127.762129774">
                <text:p>129127.762129774</text:p>
              </table:table-cell>
              <table:table-cell office:value-type="float" office:value="0">
                <text:p>0</text:p>
              </table:table-cell>
              <table:table-cell office:value-type="float" office:value="121266.876721541">
                <text:p>121266.876721541</text:p>
              </table:table-cell>
              <table:table-cell office:value-type="float" office:value="134246">
                <text:p>13424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8.624812035001">
                <text:p>138.624812035001</text:p>
              </table:table-cell>
              <table:table-cell office:value-type="float" office:value="0.110180470999694">
                <text:p>0.110180470999694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20020.538919154">
                <text:p>120020.538919154</text:p>
              </table:table-cell>
              <table:table-cell office:value-type="float" office:value="0">
                <text:p>0</text:p>
              </table:table-cell>
              <table:table-cell office:value-type="float" office:value="123856.290660872">
                <text:p>123856.290660872</text:p>
              </table:table-cell>
              <table:table-cell office:value-type="float" office:value="112211">
                <text:p>11221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8.826848118">
                <text:p>138.826848118</text:p>
              </table:table-cell>
              <table:table-cell office:value-type="float" office:value="0.102950456001054">
                <text:p>0.102950456001054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05655.664001713">
                <text:p>105655.664001713</text:p>
              </table:table-cell>
              <table:table-cell office:value-type="float" office:value="0">
                <text:p>0</text:p>
              </table:table-cell>
              <table:table-cell office:value-type="float" office:value="116934.125387988">
                <text:p>116934.125387988</text:p>
              </table:table-cell>
              <table:table-cell office:value-type="float" office:value="108943">
                <text:p>10894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9.030678858">
                <text:p>139.030678858</text:p>
              </table:table-cell>
              <table:table-cell office:value-type="float" office:value="0.10433580300014">
                <text:p>0.10433580300014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10909.220964215">
                <text:p>110909.220964215</text:p>
              </table:table-cell>
              <table:table-cell office:value-type="float" office:value="0">
                <text:p>0</text:p>
              </table:table-cell>
              <table:table-cell office:value-type="float" office:value="111353.50072293">
                <text:p>111353.50072293</text:p>
              </table:table-cell>
              <table:table-cell office:value-type="float" office:value="129178">
                <text:p>12917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9.233367483999">
                <text:p>139.233367483999</text:p>
              </table:table-cell>
              <table:table-cell office:value-type="float" office:value="0.109883997998622">
                <text:p>0.109883997998622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23638.757368874">
                <text:p>123638.757368874</text:p>
              </table:table-cell>
              <table:table-cell office:value-type="float" office:value="0">
                <text:p>0</text:p>
              </table:table-cell>
              <table:table-cell office:value-type="float" office:value="114510.036750575">
                <text:p>114510.036750575</text:p>
              </table:table-cell>
              <table:table-cell office:value-type="float" office:value="144328">
                <text:p>14432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9.434888211001">
                <text:p>139.434888211001</text:p>
              </table:table-cell>
              <table:table-cell office:value-type="float" office:value="0.111676225998963">
                <text:p>0.111676225998963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16023.556619838">
                <text:p>116023.556619838</text:p>
              </table:table-cell>
              <table:table-cell office:value-type="float" office:value="0">
                <text:p>0</text:p>
              </table:table-cell>
              <table:table-cell office:value-type="float" office:value="126000.912998448">
                <text:p>126000.912998448</text:p>
              </table:table-cell>
              <table:table-cell office:value-type="float" office:value="132989">
                <text:p>13298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9.636458925001">
                <text:p>139.636458925001</text:p>
              </table:table-cell>
              <table:table-cell office:value-type="float" office:value="0.108634653000991">
                <text:p>0.108634653000991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16484.215355833">
                <text:p>116484.215355833</text:p>
              </table:table-cell>
              <table:table-cell office:value-type="float" office:value="0">
                <text:p>0</text:p>
              </table:table-cell>
              <table:table-cell office:value-type="float" office:value="104556.225151805">
                <text:p>104556.225151805</text:p>
              </table:table-cell>
              <table:table-cell office:value-type="float" office:value="111274">
                <text:p>11127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9.837653709001">
                <text:p>139.837653709001</text:p>
              </table:table-cell>
              <table:table-cell office:value-type="float" office:value="0.102345586999945">
                <text:p>0.102345586999945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06769.434456741">
                <text:p>106769.434456741</text:p>
              </table:table-cell>
              <table:table-cell office:value-type="float" office:value="0">
                <text:p>0</text:p>
              </table:table-cell>
              <table:table-cell office:value-type="float" office:value="117884.106070218">
                <text:p>117884.106070218</text:p>
              </table:table-cell>
              <table:table-cell office:value-type="float" office:value="109583">
                <text:p>10958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0.040606193999">
                <text:p>140.040606193999</text:p>
              </table:table-cell>
              <table:table-cell office:value-type="float" office:value="0.102250001998982">
                <text:p>0.102250001998982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08493.321815442">
                <text:p>108493.321815442</text:p>
              </table:table-cell>
              <table:table-cell office:value-type="float" office:value="0">
                <text:p>0</text:p>
              </table:table-cell>
              <table:table-cell office:value-type="float" office:value="109358.848396072">
                <text:p>109358.848396072</text:p>
              </table:table-cell>
              <table:table-cell office:value-type="float" office:value="130432">
                <text:p>13043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0.243982352">
                <text:p>140.243982352</text:p>
              </table:table-cell>
              <table:table-cell office:value-type="float" office:value="0.102862278001339">
                <text:p>0.102862278001339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20500.647690669">
                <text:p>120500.647690669</text:p>
              </table:table-cell>
              <table:table-cell office:value-type="float" office:value="0">
                <text:p>0</text:p>
              </table:table-cell>
              <table:table-cell office:value-type="float" office:value="109829.232149827">
                <text:p>109829.232149827</text:p>
              </table:table-cell>
              <table:table-cell office:value-type="float" office:value="144411">
                <text:p>14441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0.445796959">
                <text:p>140.445796959</text:p>
              </table:table-cell>
              <table:table-cell office:value-type="float" office:value="0.11800216499978">
                <text:p>0.11800216499978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27562.546113471">
                <text:p>127562.546113471</text:p>
              </table:table-cell>
              <table:table-cell office:value-type="float" office:value="0">
                <text:p>0</text:p>
              </table:table-cell>
              <table:table-cell office:value-type="float" office:value="120407.49225739">
                <text:p>120407.49225739</text:p>
              </table:table-cell>
              <table:table-cell office:value-type="float" office:value="131782">
                <text:p>13178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0.646940750999">
                <text:p>140.646940750999</text:p>
              </table:table-cell>
              <table:table-cell office:value-type="float" office:value="0.108057163000922">
                <text:p>0.108057163000922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18630.37322253">
                <text:p>118630.37322253</text:p>
              </table:table-cell>
              <table:table-cell office:value-type="float" office:value="0">
                <text:p>0</text:p>
              </table:table-cell>
              <table:table-cell office:value-type="float" office:value="125094.438974618">
                <text:p>125094.438974618</text:p>
              </table:table-cell>
              <table:table-cell office:value-type="float" office:value="110500">
                <text:p>11050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0.848484323">
                <text:p>140.848484323</text:p>
              </table:table-cell>
              <table:table-cell office:value-type="float" office:value="0.109825511999588">
                <text:p>0.109825511999588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01447.290526879">
                <text:p>101447.290526879</text:p>
              </table:table-cell>
              <table:table-cell office:value-type="float" office:value="0">
                <text:p>0</text:p>
              </table:table-cell>
              <table:table-cell office:value-type="float" office:value="112340.334104039">
                <text:p>112340.334104039</text:p>
              </table:table-cell>
              <table:table-cell office:value-type="float" office:value="110296">
                <text:p>11029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1.050008041">
                <text:p>141.050008041</text:p>
              </table:table-cell>
              <table:table-cell office:value-type="float" office:value="0.102321451000535">
                <text:p>0.102321451000535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09100.879503915">
                <text:p>109100.879503915</text:p>
              </table:table-cell>
              <table:table-cell office:value-type="float" office:value="0">
                <text:p>0</text:p>
              </table:table-cell>
              <table:table-cell office:value-type="float" office:value="109205.295484074">
                <text:p>109205.295484074</text:p>
              </table:table-cell>
              <table:table-cell office:value-type="float" office:value="131500">
                <text:p>13150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1.251643842999">
                <text:p>141.251643842999</text:p>
              </table:table-cell>
              <table:table-cell office:value-type="float" office:value="0.107880542000203">
                <text:p>0.107880542000203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28472.603038581">
                <text:p>128472.603038581</text:p>
              </table:table-cell>
              <table:table-cell office:value-type="float" office:value="0">
                <text:p>0</text:p>
              </table:table-cell>
              <table:table-cell office:value-type="float" office:value="117619.483218541">
                <text:p>117619.483218541</text:p>
              </table:table-cell>
              <table:table-cell office:value-type="float" office:value="144418">
                <text:p>14441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1.454798447001">
                <text:p>141.454798447001</text:p>
              </table:table-cell>
              <table:table-cell office:value-type="float" office:value="0.118452056000024">
                <text:p>0.118452056000024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30242.044427841">
                <text:p>130242.044427841</text:p>
              </table:table-cell>
              <table:table-cell office:value-type="float" office:value="0">
                <text:p>0</text:p>
              </table:table-cell>
              <table:table-cell office:value-type="float" office:value="123630.056037194">
                <text:p>123630.056037194</text:p>
              </table:table-cell>
              <table:table-cell office:value-type="float" office:value="130776">
                <text:p>13077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1.656857678001">
                <text:p>141.656857678001</text:p>
              </table:table-cell>
              <table:table-cell office:value-type="float" office:value="0.106845993999741">
                <text:p>0.106845993999741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18988.151507486">
                <text:p>118988.151507486</text:p>
              </table:table-cell>
              <table:table-cell office:value-type="float" office:value="0">
                <text:p>0</text:p>
              </table:table-cell>
              <table:table-cell office:value-type="float" office:value="125970.714259089">
                <text:p>125970.714259089</text:p>
              </table:table-cell>
              <table:table-cell office:value-type="float" office:value="109826">
                <text:p>10982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1.859509468">
                <text:p>141.859509468</text:p>
              </table:table-cell>
              <table:table-cell office:value-type="float" office:value="0.102188401000603">
                <text:p>0.102188401000603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06470.006278344">
                <text:p>106470.006278344</text:p>
              </table:table-cell>
              <table:table-cell office:value-type="float" office:value="0">
                <text:p>0</text:p>
              </table:table-cell>
              <table:table-cell office:value-type="float" office:value="117193.117966226">
                <text:p>117193.117966226</text:p>
              </table:table-cell>
              <table:table-cell office:value-type="float" office:value="111093">
                <text:p>11109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2.093621762">
                <text:p>142.093621762</text:p>
              </table:table-cell>
              <table:table-cell office:value-type="float" office:value="0.147501501000079">
                <text:p>0.147501501000079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86843.3849097608">
                <text:p>86843.3849097608</text:p>
              </table:table-cell>
              <table:table-cell office:value-type="float" office:value="0">
                <text:p>0</text:p>
              </table:table-cell>
              <table:table-cell office:value-type="float" office:value="86194.8797780879">
                <text:p>86194.8797780879</text:p>
              </table:table-cell>
              <table:table-cell office:value-type="float" office:value="136117">
                <text:p>13611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2.295589351999">
                <text:p>142.295589351999</text:p>
              </table:table-cell>
              <table:table-cell office:value-type="float" office:value="0.139455579999776">
                <text:p>0.139455579999776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24949.5873943">
                <text:p>124949.5873943</text:p>
              </table:table-cell>
              <table:table-cell office:value-type="float" office:value="0">
                <text:p>0</text:p>
              </table:table-cell>
              <table:table-cell office:value-type="float" office:value="112141.227161481">
                <text:p>112141.227161481</text:p>
              </table:table-cell>
              <table:table-cell office:value-type="float" office:value="143626">
                <text:p>14362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2.4976073">
                <text:p>142.4976073</text:p>
              </table:table-cell>
              <table:table-cell office:value-type="float" office:value="0.117765973998758">
                <text:p>0.117765973998758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27987.375836666">
                <text:p>127987.375836666</text:p>
              </table:table-cell>
              <table:table-cell office:value-type="float" office:value="0">
                <text:p>0</text:p>
              </table:table-cell>
              <table:table-cell office:value-type="float" office:value="124143.946449349">
                <text:p>124143.946449349</text:p>
              </table:table-cell>
              <table:table-cell office:value-type="float" office:value="125767">
                <text:p>12576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2.699851726">
                <text:p>142.699851726</text:p>
              </table:table-cell>
              <table:table-cell office:value-type="float" office:value="0.102948601001117">
                <text:p>0.102948601001117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15233.270966087">
                <text:p>115233.270966087</text:p>
              </table:table-cell>
              <table:table-cell office:value-type="float" office:value="0">
                <text:p>0</text:p>
              </table:table-cell>
              <table:table-cell office:value-type="float" office:value="124374.275817346">
                <text:p>124374.275817346</text:p>
              </table:table-cell>
              <table:table-cell office:value-type="float" office:value="107645">
                <text:p>10764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2.901819746001">
                <text:p>142.901819746001</text:p>
              </table:table-cell>
              <table:table-cell office:value-type="float" office:value="0.104031255999871">
                <text:p>0.104031255999871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08352.053136403">
                <text:p>108352.053136403</text:p>
              </table:table-cell>
              <table:table-cell office:value-type="float" office:value="0">
                <text:p>0</text:p>
              </table:table-cell>
              <table:table-cell office:value-type="float" office:value="117013.461059188">
                <text:p>117013.461059188</text:p>
              </table:table-cell>
              <table:table-cell office:value-type="float" office:value="114715">
                <text:p>11471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3.105613068999">
                <text:p>143.105613068999</text:p>
              </table:table-cell>
              <table:table-cell office:value-type="float" office:value="0.105115810998541">
                <text:p>0.105115810998541</text:p>
              </table:table-cell>
              <table:table-cell office:value-type="float" office:value="125583.583231898">
                <text:p>125583.583231898</text:p>
              </table:table-cell>
              <table:table-cell office:value-type="float" office:value="116203.725369916">
                <text:p>116203.725369916</text:p>
              </table:table-cell>
              <table:table-cell office:value-type="float" office:value="0">
                <text:p>0</text:p>
              </table:table-cell>
              <table:table-cell office:value-type="float" office:value="110128.148485184">
                <text:p>110128.148485184</text:p>
              </table:table-cell>
              <table:table-cell office:value-type="float" office:value="137119">
                <text:p>13711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3.306604252">
                <text:p>143.306604252</text:p>
              </table:table-cell>
              <table:table-cell office:value-type="float" office:value="0.11591597900042">
                <text:p>0.11591597900042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29861.233206086">
                <text:p>129861.233206086</text:p>
              </table:table-cell>
              <table:table-cell office:value-type="float" office:value="0">
                <text:p>0</text:p>
              </table:table-cell>
              <table:table-cell office:value-type="float" office:value="119686.305414038">
                <text:p>119686.305414038</text:p>
              </table:table-cell>
              <table:table-cell office:value-type="float" office:value="140594">
                <text:p>14059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3.509149077001">
                <text:p>143.509149077001</text:p>
              </table:table-cell>
              <table:table-cell office:value-type="float" office:value="0.118108410000787">
                <text:p>0.118108410000787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22067.911079132">
                <text:p>122067.911079132</text:p>
              </table:table-cell>
              <table:table-cell office:value-type="float" office:value="0">
                <text:p>0</text:p>
              </table:table-cell>
              <table:table-cell office:value-type="float" office:value="123294.171891139">
                <text:p>123294.171891139</text:p>
              </table:table-cell>
              <table:table-cell office:value-type="float" office:value="122133">
                <text:p>12213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3.710426666001">
                <text:p>143.710426666001</text:p>
              </table:table-cell>
              <table:table-cell office:value-type="float" office:value="0.173679620000257">
                <text:p>0.173679620000257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70909.0423963237">
                <text:p>70909.0423963237</text:p>
              </table:table-cell>
              <table:table-cell office:value-type="float" office:value="0">
                <text:p>0</text:p>
              </table:table-cell>
              <table:table-cell office:value-type="float" office:value="79115.2819386771">
                <text:p>79115.2819386771</text:p>
              </table:table-cell>
              <table:table-cell office:value-type="float" office:value="105305">
                <text:p>10530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3.911564421">
                <text:p>143.911564421</text:p>
              </table:table-cell>
              <table:table-cell office:value-type="float" office:value="0.103669772999638">
                <text:p>0.103669772999638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92004.8158988882">
                <text:p>92004.8158988882</text:p>
              </table:table-cell>
              <table:table-cell office:value-type="float" office:value="0">
                <text:p>0</text:p>
              </table:table-cell>
              <table:table-cell office:value-type="float" office:value="103337.509569855">
                <text:p>103337.509569855</text:p>
              </table:table-cell>
              <table:table-cell office:value-type="float" office:value="113576">
                <text:p>11357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4.112633508001">
                <text:p>144.112633508001</text:p>
              </table:table-cell>
              <table:table-cell office:value-type="float" office:value="0.102268519998688">
                <text:p>0.102268519998688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06864.542230391">
                <text:p>106864.542230391</text:p>
              </table:table-cell>
              <table:table-cell office:value-type="float" office:value="0">
                <text:p>0</text:p>
              </table:table-cell>
              <table:table-cell office:value-type="float" office:value="99903.9792962348">
                <text:p>99903.9792962348</text:p>
              </table:table-cell>
              <table:table-cell office:value-type="float" office:value="135337">
                <text:p>13533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4.314386866001">
                <text:p>144.314386866001</text:p>
              </table:table-cell>
              <table:table-cell office:value-type="float" office:value="0.159076248999554">
                <text:p>0.159076248999554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06229.952260177">
                <text:p>106229.952260177</text:p>
              </table:table-cell>
              <table:table-cell office:value-type="float" office:value="0">
                <text:p>0</text:p>
              </table:table-cell>
              <table:table-cell office:value-type="float" office:value="95111.3432893066">
                <text:p>95111.3432893066</text:p>
              </table:table-cell>
              <table:table-cell office:value-type="float" office:value="140201">
                <text:p>14020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4.516150574">
                <text:p>144.516150574</text:p>
              </table:table-cell>
              <table:table-cell office:value-type="float" office:value="0.127220980999482">
                <text:p>0.127220980999482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30713.782197917">
                <text:p>130713.782197917</text:p>
              </table:table-cell>
              <table:table-cell office:value-type="float" office:value="0">
                <text:p>0</text:p>
              </table:table-cell>
              <table:table-cell office:value-type="float" office:value="128228.560285582">
                <text:p>128228.560285582</text:p>
              </table:table-cell>
              <table:table-cell office:value-type="float" office:value="121276">
                <text:p>12127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5.059122441">
                <text:p>145.059122441</text:p>
              </table:table-cell>
              <table:table-cell office:value-type="float" office:value="0.476609032999477">
                <text:p>0.476609032999477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93700.6324134932">
                <text:p>93700.6324134932</text:p>
              </table:table-cell>
              <table:table-cell office:value-type="float" office:value="0">
                <text:p>0</text:p>
              </table:table-cell>
              <table:table-cell office:value-type="float" office:value="103370.209858175">
                <text:p>103370.209858175</text:p>
              </table:table-cell>
              <table:table-cell office:value-type="float" office:value="130047">
                <text:p>13004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5.260288150999">
                <text:p>145.260288150999</text:p>
              </table:table-cell>
              <table:table-cell office:value-type="float" office:value="0.113056225000037">
                <text:p>0.113056225000037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25920.124306978">
                <text:p>125920.124306978</text:p>
              </table:table-cell>
              <table:table-cell office:value-type="float" office:value="0">
                <text:p>0</text:p>
              </table:table-cell>
              <table:table-cell office:value-type="float" office:value="121438.651981097">
                <text:p>121438.651981097</text:p>
              </table:table-cell>
              <table:table-cell office:value-type="float" office:value="141687">
                <text:p>14168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5.461948976999">
                <text:p>145.461948976999</text:p>
              </table:table-cell>
              <table:table-cell office:value-type="float" office:value="0.11631489499996">
                <text:p>0.11631489499996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28004.767687391">
                <text:p>128004.767687391</text:p>
              </table:table-cell>
              <table:table-cell office:value-type="float" office:value="0">
                <text:p>0</text:p>
              </table:table-cell>
              <table:table-cell office:value-type="float" office:value="122057.402749156">
                <text:p>122057.402749156</text:p>
              </table:table-cell>
              <table:table-cell office:value-type="float" office:value="127528">
                <text:p>12752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5.663981645001">
                <text:p>145.663981645001</text:p>
              </table:table-cell>
              <table:table-cell office:value-type="float" office:value="0.105503258000681">
                <text:p>0.105503258000681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16921.5535441">
                <text:p>116921.5535441</text:p>
              </table:table-cell>
              <table:table-cell office:value-type="float" office:value="0">
                <text:p>0</text:p>
              </table:table-cell>
              <table:table-cell office:value-type="float" office:value="124161.653417407">
                <text:p>124161.653417407</text:p>
              </table:table-cell>
              <table:table-cell office:value-type="float" office:value="107344">
                <text:p>10734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5.866538807">
                <text:p>145.866538807</text:p>
              </table:table-cell>
              <table:table-cell office:value-type="float" office:value="0.102456587999768">
                <text:p>0.102456587999768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06097.453387439">
                <text:p>106097.453387439</text:p>
              </table:table-cell>
              <table:table-cell office:value-type="float" office:value="0">
                <text:p>0</text:p>
              </table:table-cell>
              <table:table-cell office:value-type="float" office:value="116418.392425707">
                <text:p>116418.392425707</text:p>
              </table:table-cell>
              <table:table-cell office:value-type="float" office:value="109561">
                <text:p>10956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6.068166065001">
                <text:p>146.068166065001</text:p>
              </table:table-cell>
              <table:table-cell office:value-type="float" office:value="0.104731343999447">
                <text:p>0.104731343999447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07137.524235826">
                <text:p>107137.524235826</text:p>
              </table:table-cell>
              <table:table-cell office:value-type="float" office:value="0">
                <text:p>0</text:p>
              </table:table-cell>
              <table:table-cell office:value-type="float" office:value="106003.87769164">
                <text:p>106003.87769164</text:p>
              </table:table-cell>
              <table:table-cell office:value-type="float" office:value="131012">
                <text:p>13101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6.269695049999">
                <text:p>146.269695049999</text:p>
              </table:table-cell>
              <table:table-cell office:value-type="float" office:value="0.107825741999477">
                <text:p>0.107825741999477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24779.866620799">
                <text:p>124779.866620799</text:p>
              </table:table-cell>
              <table:table-cell office:value-type="float" office:value="0">
                <text:p>0</text:p>
              </table:table-cell>
              <table:table-cell office:value-type="float" office:value="113811.05650834">
                <text:p>113811.05650834</text:p>
              </table:table-cell>
              <table:table-cell office:value-type="float" office:value="141578">
                <text:p>14157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6.473015576999">
                <text:p>146.473015576999</text:p>
              </table:table-cell>
              <table:table-cell office:value-type="float" office:value="0.115613949999897">
                <text:p>0.115613949999897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22041.626997834">
                <text:p>122041.626997834</text:p>
              </table:table-cell>
              <table:table-cell office:value-type="float" office:value="0">
                <text:p>0</text:p>
              </table:table-cell>
              <table:table-cell office:value-type="float" office:value="116638.781086304">
                <text:p>116638.781086304</text:p>
              </table:table-cell>
              <table:table-cell office:value-type="float" office:value="126270">
                <text:p>12627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6.675252337">
                <text:p>146.675252337</text:p>
              </table:table-cell>
              <table:table-cell office:value-type="float" office:value="0.128082299999733">
                <text:p>0.128082299999733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01148.168362103">
                <text:p>101148.168362103</text:p>
              </table:table-cell>
              <table:table-cell office:value-type="float" office:value="0">
                <text:p>0</text:p>
              </table:table-cell>
              <table:table-cell office:value-type="float" office:value="108975.800882802">
                <text:p>108975.800882802</text:p>
              </table:table-cell>
              <table:table-cell office:value-type="float" office:value="106716">
                <text:p>10671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6.878177653">
                <text:p>146.878177653</text:p>
              </table:table-cell>
              <table:table-cell office:value-type="float" office:value="0.102533691000644">
                <text:p>0.102533691000644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05455.207081847">
                <text:p>105455.207081847</text:p>
              </table:table-cell>
              <table:table-cell office:value-type="float" office:value="0">
                <text:p>0</text:p>
              </table:table-cell>
              <table:table-cell office:value-type="float" office:value="115454.000282119">
                <text:p>115454.000282119</text:p>
              </table:table-cell>
              <table:table-cell office:value-type="float" office:value="110507">
                <text:p>11050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7.080663696001">
                <text:p>147.080663696001</text:p>
              </table:table-cell>
              <table:table-cell office:value-type="float" office:value="0.102229142999931">
                <text:p>0.102229142999931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10559.428914982">
                <text:p>110559.428914982</text:p>
              </table:table-cell>
              <table:table-cell office:value-type="float" office:value="0">
                <text:p>0</text:p>
              </table:table-cell>
              <table:table-cell office:value-type="float" office:value="108620.929118407">
                <text:p>108620.929118407</text:p>
              </table:table-cell>
              <table:table-cell office:value-type="float" office:value="132304">
                <text:p>13230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7.282749075001">
                <text:p>147.282749075001</text:p>
              </table:table-cell>
              <table:table-cell office:value-type="float" office:value="0.109054611000829">
                <text:p>0.109054611000829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27942.009259159">
                <text:p>127942.009259159</text:p>
              </table:table-cell>
              <table:table-cell office:value-type="float" office:value="0">
                <text:p>0</text:p>
              </table:table-cell>
              <table:table-cell office:value-type="float" office:value="116796.274607102">
                <text:p>116796.274607102</text:p>
              </table:table-cell>
              <table:table-cell office:value-type="float" office:value="141322">
                <text:p>14132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7.488317296">
                <text:p>147.488317296</text:p>
              </table:table-cell>
              <table:table-cell office:value-type="float" office:value="0.121369552000033">
                <text:p>0.121369552000033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28196.146531356">
                <text:p>128196.146531356</text:p>
              </table:table-cell>
              <table:table-cell office:value-type="float" office:value="0">
                <text:p>0</text:p>
              </table:table-cell>
              <table:table-cell office:value-type="float" office:value="123584.858964615">
                <text:p>123584.858964615</text:p>
              </table:table-cell>
              <table:table-cell office:value-type="float" office:value="124504">
                <text:p>12450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7.690437093001">
                <text:p>147.690437093001</text:p>
              </table:table-cell>
              <table:table-cell office:value-type="float" office:value="0.104012854999382">
                <text:p>0.104012854999382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15909.606538713">
                <text:p>115909.606538713</text:p>
              </table:table-cell>
              <table:table-cell office:value-type="float" office:value="0">
                <text:p>0</text:p>
              </table:table-cell>
              <table:table-cell office:value-type="float" office:value="125736.588625387">
                <text:p>125736.588625387</text:p>
              </table:table-cell>
              <table:table-cell office:value-type="float" office:value="106027">
                <text:p>10602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7.892563781001">
                <text:p>147.892563781001</text:p>
              </table:table-cell>
              <table:table-cell office:value-type="float" office:value="0.104289681999944">
                <text:p>0.104289681999944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04119.580210664">
                <text:p>104119.580210664</text:p>
              </table:table-cell>
              <table:table-cell office:value-type="float" office:value="0">
                <text:p>0</text:p>
              </table:table-cell>
              <table:table-cell office:value-type="float" office:value="112357.820839159">
                <text:p>112357.820839159</text:p>
              </table:table-cell>
              <table:table-cell office:value-type="float" office:value="111764">
                <text:p>11176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8.095174153999">
                <text:p>148.095174153999</text:p>
              </table:table-cell>
              <table:table-cell office:value-type="float" office:value="0.104539977000968">
                <text:p>0.104539977000968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15526.610931318">
                <text:p>115526.610931318</text:p>
              </table:table-cell>
              <table:table-cell office:value-type="float" office:value="0">
                <text:p>0</text:p>
              </table:table-cell>
              <table:table-cell office:value-type="float" office:value="109507.597186795">
                <text:p>109507.597186795</text:p>
              </table:table-cell>
              <table:table-cell office:value-type="float" office:value="133654">
                <text:p>13365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8.296446674">
                <text:p>148.296446674</text:p>
              </table:table-cell>
              <table:table-cell office:value-type="float" office:value="0.142555981999976">
                <text:p>0.142555981999976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03848.568632668">
                <text:p>103848.568632668</text:p>
              </table:table-cell>
              <table:table-cell office:value-type="float" office:value="0">
                <text:p>0</text:p>
              </table:table-cell>
              <table:table-cell office:value-type="float" office:value="97564.1680787485">
                <text:p>97564.1680787485</text:p>
              </table:table-cell>
              <table:table-cell office:value-type="float" office:value="140932">
                <text:p>14093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8.498268908001">
                <text:p>148.498268908001</text:p>
              </table:table-cell>
              <table:table-cell office:value-type="float" office:value="0.127345257000343">
                <text:p>0.127345257000343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23963.76383121">
                <text:p>123963.76383121</text:p>
              </table:table-cell>
              <table:table-cell office:value-type="float" office:value="0">
                <text:p>0</text:p>
              </table:table-cell>
              <table:table-cell office:value-type="float" office:value="119628.601268465">
                <text:p>119628.601268465</text:p>
              </table:table-cell>
              <table:table-cell office:value-type="float" office:value="123411">
                <text:p>12341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8.699833404">
                <text:p>148.699833404</text:p>
              </table:table-cell>
              <table:table-cell office:value-type="float" office:value="0.102123183000003">
                <text:p>0.102123183000003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15165.603055723">
                <text:p>115165.603055723</text:p>
              </table:table-cell>
              <table:table-cell office:value-type="float" office:value="0">
                <text:p>0</text:p>
              </table:table-cell>
              <table:table-cell office:value-type="float" office:value="122897.614510224">
                <text:p>122897.614510224</text:p>
              </table:table-cell>
              <table:table-cell office:value-type="float" office:value="105640">
                <text:p>10564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8.903633182001">
                <text:p>148.903633182001</text:p>
              </table:table-cell>
              <table:table-cell office:value-type="float" office:value="0.142847998000434">
                <text:p>0.142847998000434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77613.6251974044">
                <text:p>77613.6251974044</text:p>
              </table:table-cell>
              <table:table-cell office:value-type="float" office:value="0">
                <text:p>0</text:p>
              </table:table-cell>
              <table:table-cell office:value-type="float" office:value="86700.6945418878">
                <text:p>86700.6945418878</text:p>
              </table:table-cell>
              <table:table-cell office:value-type="float" office:value="112803">
                <text:p>11280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9.105431749">
                <text:p>149.105431749</text:p>
              </table:table-cell>
              <table:table-cell office:value-type="float" office:value="0.109807340999396">
                <text:p>0.109807340999396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05544.180694246">
                <text:p>105544.180694246</text:p>
              </table:table-cell>
              <table:table-cell office:value-type="float" office:value="0">
                <text:p>0</text:p>
              </table:table-cell>
              <table:table-cell office:value-type="float" office:value="101881.433650493">
                <text:p>101881.433650493</text:p>
              </table:table-cell>
              <table:table-cell office:value-type="float" office:value="134692">
                <text:p>13469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9.309563262999">
                <text:p>149.309563262999</text:p>
              </table:table-cell>
              <table:table-cell office:value-type="float" office:value="0.112686383001346">
                <text:p>0.112686383001346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33325.42415189">
                <text:p>133325.42415189</text:p>
              </table:table-cell>
              <table:table-cell office:value-type="float" office:value="0">
                <text:p>0</text:p>
              </table:table-cell>
              <table:table-cell office:value-type="float" office:value="119170.949641471">
                <text:p>119170.949641471</text:p>
              </table:table-cell>
              <table:table-cell office:value-type="float" office:value="140484">
                <text:p>14048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9.510898081">
                <text:p>149.510898081</text:p>
              </table:table-cell>
              <table:table-cell office:value-type="float" office:value="0.115962756000954">
                <text:p>0.115962756000954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24141.711056008">
                <text:p>124141.711056008</text:p>
              </table:table-cell>
              <table:table-cell office:value-type="float" office:value="0">
                <text:p>0</text:p>
              </table:table-cell>
              <table:table-cell office:value-type="float" office:value="125368.933295992">
                <text:p>125368.933295992</text:p>
              </table:table-cell>
              <table:table-cell office:value-type="float" office:value="121913">
                <text:p>1219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9.712338953001">
                <text:p>149.712338953001</text:p>
              </table:table-cell>
              <table:table-cell office:value-type="float" office:value="0.103304492999087">
                <text:p>0.103304492999087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13020.00950615">
                <text:p>113020.00950615</text:p>
              </table:table-cell>
              <table:table-cell office:value-type="float" office:value="0">
                <text:p>0</text:p>
              </table:table-cell>
              <table:table-cell office:value-type="float" office:value="122516.152930628">
                <text:p>122516.152930628</text:p>
              </table:table-cell>
              <table:table-cell office:value-type="float" office:value="105259">
                <text:p>10525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9.913406324">
                <text:p>149.913406324</text:p>
              </table:table-cell>
              <table:table-cell office:value-type="float" office:value="0.10383913700025">
                <text:p>0.10383913700025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88496.0184104648">
                <text:p>88496.0184104648</text:p>
              </table:table-cell>
              <table:table-cell office:value-type="float" office:value="0">
                <text:p>0</text:p>
              </table:table-cell>
              <table:table-cell office:value-type="float" office:value="95784.6958307713">
                <text:p>95784.6958307713</text:p>
              </table:table-cell>
              <table:table-cell office:value-type="float" office:value="113756">
                <text:p>11375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0.117139373">
                <text:p>150.117139373</text:p>
              </table:table-cell>
              <table:table-cell office:value-type="float" office:value="0.105327152001337">
                <text:p>0.105327152001337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11427.688649771">
                <text:p>111427.688649771</text:p>
              </table:table-cell>
              <table:table-cell office:value-type="float" office:value="0">
                <text:p>0</text:p>
              </table:table-cell>
              <table:table-cell office:value-type="float" office:value="107082.810577626">
                <text:p>107082.810577626</text:p>
              </table:table-cell>
              <table:table-cell office:value-type="float" office:value="135727">
                <text:p>13572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0.319742490001">
                <text:p>150.319742490001</text:p>
              </table:table-cell>
              <table:table-cell office:value-type="float" office:value="0.180147574999864">
                <text:p>0.180147574999864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91492.9973890264">
                <text:p>91492.9973890264</text:p>
              </table:table-cell>
              <table:table-cell office:value-type="float" office:value="0">
                <text:p>0</text:p>
              </table:table-cell>
              <table:table-cell office:value-type="float" office:value="80258.2891245705">
                <text:p>80258.2891245705</text:p>
              </table:table-cell>
              <table:table-cell office:value-type="float" office:value="139944">
                <text:p>13994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0.523317741001">
                <text:p>150.523317741001</text:p>
              </table:table-cell>
              <table:table-cell office:value-type="float" office:value="0.124518810000154">
                <text:p>0.124518810000154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32073.657467106">
                <text:p>132073.657467106</text:p>
              </table:table-cell>
              <table:table-cell office:value-type="float" office:value="0">
                <text:p>0</text:p>
              </table:table-cell>
              <table:table-cell office:value-type="float" office:value="129917.325722933">
                <text:p>129917.325722933</text:p>
              </table:table-cell>
              <table:table-cell office:value-type="float" office:value="120452">
                <text:p>12045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0.737823173">
                <text:p>150.737823173</text:p>
              </table:table-cell>
              <table:table-cell office:value-type="float" office:value="0.111720158000026">
                <text:p>0.111720158000026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10233.703678786">
                <text:p>110233.703678786</text:p>
              </table:table-cell>
              <table:table-cell office:value-type="float" office:value="0">
                <text:p>0</text:p>
              </table:table-cell>
              <table:table-cell office:value-type="float" office:value="120200.793637858">
                <text:p>120200.793637858</text:p>
              </table:table-cell>
              <table:table-cell office:value-type="float" office:value="104806">
                <text:p>10480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0.940281017">
                <text:p>150.940281017</text:p>
              </table:table-cell>
              <table:table-cell office:value-type="float" office:value="0.103042210999774">
                <text:p>0.103042210999774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93684.1004299983">
                <text:p>93684.1004299983</text:p>
              </table:table-cell>
              <table:table-cell office:value-type="float" office:value="0">
                <text:p>0</text:p>
              </table:table-cell>
              <table:table-cell office:value-type="float" office:value="101684.566749496">
                <text:p>101684.566749496</text:p>
              </table:table-cell>
              <table:table-cell office:value-type="float" office:value="116556">
                <text:p>11655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1.147593957001">
                <text:p>151.147593957001</text:p>
              </table:table-cell>
              <table:table-cell office:value-type="float" office:value="0.135205187998508">
                <text:p>0.135205187998508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98950.9292099307">
                <text:p>98950.9292099307</text:p>
              </table:table-cell>
              <table:table-cell office:value-type="float" office:value="0">
                <text:p>0</text:p>
              </table:table-cell>
              <table:table-cell office:value-type="float" office:value="92942.6536600078">
                <text:p>92942.6536600078</text:p>
              </table:table-cell>
              <table:table-cell office:value-type="float" office:value="138091">
                <text:p>13809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1.348952913">
                <text:p>151.348952913</text:p>
              </table:table-cell>
              <table:table-cell office:value-type="float" office:value="0.126147106000644">
                <text:p>0.126147106000644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30476.734527326">
                <text:p>130476.734527326</text:p>
              </table:table-cell>
              <table:table-cell office:value-type="float" office:value="0">
                <text:p>0</text:p>
              </table:table-cell>
              <table:table-cell office:value-type="float" office:value="119464.971636468">
                <text:p>119464.971636468</text:p>
              </table:table-cell>
              <table:table-cell office:value-type="float" office:value="138216">
                <text:p>13821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1.550816386">
                <text:p>151.550816386</text:p>
              </table:table-cell>
              <table:table-cell office:value-type="float" office:value="0.114190881000468">
                <text:p>0.114190881000468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24406.075180204">
                <text:p>124406.075180204</text:p>
              </table:table-cell>
              <table:table-cell office:value-type="float" office:value="0">
                <text:p>0</text:p>
              </table:table-cell>
              <table:table-cell office:value-type="float" office:value="124342.157355205">
                <text:p>124342.157355205</text:p>
              </table:table-cell>
              <table:table-cell office:value-type="float" office:value="117351">
                <text:p>11735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1.752780463001">
                <text:p>151.752780463001</text:p>
              </table:table-cell>
              <table:table-cell office:value-type="float" office:value="0.104344884999591">
                <text:p>0.104344884999591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07740.908503818">
                <text:p>107740.908503818</text:p>
              </table:table-cell>
              <table:table-cell office:value-type="float" office:value="0">
                <text:p>0</text:p>
              </table:table-cell>
              <table:table-cell office:value-type="float" office:value="118410.071852681">
                <text:p>118410.071852681</text:p>
              </table:table-cell>
              <table:table-cell office:value-type="float" office:value="104763">
                <text:p>10476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1.955327433001">
                <text:p>151.955327433001</text:p>
              </table:table-cell>
              <table:table-cell office:value-type="float" office:value="0.103879985999811">
                <text:p>0.103879985999811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02263.917915288">
                <text:p>102263.917915288</text:p>
              </table:table-cell>
              <table:table-cell office:value-type="float" office:value="0">
                <text:p>0</text:p>
              </table:table-cell>
              <table:table-cell office:value-type="float" office:value="108700.698564006">
                <text:p>108700.698564006</text:p>
              </table:table-cell>
              <table:table-cell office:value-type="float" office:value="118211">
                <text:p>11821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2.157049701">
                <text:p>152.157049701</text:p>
              </table:table-cell>
              <table:table-cell office:value-type="float" office:value="0.103102948000014">
                <text:p>0.103102948000014</text:p>
              </table:table-cell>
              <table:table-cell office:value-type="float" office:value="123245.608511228">
                <text:p>123245.608511228</text:p>
              </table:table-cell>
              <table:table-cell office:value-type="float" office:value="117824.584575689">
                <text:p>117824.584575689</text:p>
              </table:table-cell>
              <table:table-cell office:value-type="float" office:value="0">
                <text:p>0</text:p>
              </table:table-cell>
              <table:table-cell office:value-type="float" office:value="110948.049290977">
                <text:p>110948.049290977</text:p>
              </table:table-cell>
              <table:table-cell office:value-type="float" office:value="138721">
                <text:p>13872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2.360069759001">
                <text:p>152.360069759001</text:p>
              </table:table-cell>
              <table:table-cell office:value-type="float" office:value="0.116277712000738">
                <text:p>0.116277712000738</text:p>
              </table:table-cell>
              <table:table-cell office:value-type="float" office:value="127610.531222517">
                <text:p>127610.531222517</text:p>
              </table:table-cell>
              <table:table-cell office:value-type="float" office:value="134532.704030474">
                <text:p>134532.704030474</text:p>
              </table:table-cell>
              <table:table-cell office:value-type="float" office:value="0">
                <text:p>0</text:p>
              </table:table-cell>
              <table:table-cell office:value-type="float" office:value="122176.110101633">
                <text:p>122176.110101633</text:p>
              </table:table-cell>
              <table:table-cell office:value-type="float" office:value="142376">
                <text:p>14237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2.560984534">
                <text:p>152.560984534</text:p>
              </table:table-cell>
              <table:table-cell office:value-type="float" office:value="0.11769783499949">
                <text:p>0.11769783499949</text:p>
              </table:table-cell>
              <table:table-cell office:value-type="float" office:value="127610.531222517">
                <text:p>127610.531222517</text:p>
              </table:table-cell>
              <table:table-cell office:value-type="float" office:value="123108.287661421">
                <text:p>123108.287661421</text:p>
              </table:table-cell>
              <table:table-cell office:value-type="float" office:value="0">
                <text:p>0</text:p>
              </table:table-cell>
              <table:table-cell office:value-type="float" office:value="124344.794193418">
                <text:p>124344.794193418</text:p>
              </table:table-cell>
              <table:table-cell office:value-type="float" office:value="120404">
                <text:p>12040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2.762715452">
                <text:p>152.762715452</text:p>
              </table:table-cell>
              <table:table-cell office:value-type="float" office:value="0.104479554998761">
                <text:p>0.104479554998761</text:p>
              </table:table-cell>
              <table:table-cell office:value-type="float" office:value="127610.531222517">
                <text:p>127610.531222517</text:p>
              </table:table-cell>
              <table:table-cell office:value-type="float" office:value="111094.444578352">
                <text:p>111094.444578352</text:p>
              </table:table-cell>
              <table:table-cell office:value-type="float" office:value="0">
                <text:p>0</text:p>
              </table:table-cell>
              <table:table-cell office:value-type="float" office:value="122262.674617562">
                <text:p>122262.674617562</text:p>
              </table:table-cell>
              <table:table-cell office:value-type="float" office:value="108533">
                <text:p>10853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2.964314649">
                <text:p>152.964314649</text:p>
              </table:table-cell>
              <table:table-cell office:value-type="float" office:value="0.103804368998681">
                <text:p>0.103804368998681</text:p>
              </table:table-cell>
              <table:table-cell office:value-type="float" office:value="127610.531222517">
                <text:p>127610.531222517</text:p>
              </table:table-cell>
              <table:table-cell office:value-type="float" office:value="110598.296332388">
                <text:p>110598.296332388</text:p>
              </table:table-cell>
              <table:table-cell office:value-type="float" office:value="0">
                <text:p>0</text:p>
              </table:table-cell>
              <table:table-cell office:value-type="float" office:value="115011.594229508">
                <text:p>115011.594229508</text:p>
              </table:table-cell>
              <table:table-cell office:value-type="float" office:value="123379">
                <text:p>12337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3.167423031">
                <text:p>153.167423031</text:p>
              </table:table-cell>
              <table:table-cell office:value-type="float" office:value="0.162413284999275">
                <text:p>0.162413284999275</text:p>
              </table:table-cell>
              <table:table-cell office:value-type="float" office:value="127610.531222517">
                <text:p>127610.531222517</text:p>
              </table:table-cell>
              <table:table-cell office:value-type="float" office:value="85681.1440794774">
                <text:p>85681.1440794774</text:p>
              </table:table-cell>
              <table:table-cell office:value-type="float" office:value="0">
                <text:p>0</text:p>
              </table:table-cell>
              <table:table-cell office:value-type="float" office:value="78650.5740229628">
                <text:p>78650.5740229628</text:p>
              </table:table-cell>
              <table:table-cell office:value-type="float" office:value="144282">
                <text:p>14428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3.369687232">
                <text:p>153.369687232</text:p>
              </table:table-cell>
              <table:table-cell office:value-type="float" office:value="0.122243153000454">
                <text:p>0.122243153000454</text:p>
              </table:table-cell>
              <table:table-cell office:value-type="float" office:value="127610.531222517">
                <text:p>127610.531222517</text:p>
              </table:table-cell>
              <table:table-cell office:value-type="float" office:value="133357.229475908">
                <text:p>133357.229475908</text:p>
              </table:table-cell>
              <table:table-cell office:value-type="float" office:value="0">
                <text:p>0</text:p>
              </table:table-cell>
              <table:table-cell office:value-type="float" office:value="122587.772793267">
                <text:p>122587.772793267</text:p>
              </table:table-cell>
              <table:table-cell office:value-type="float" office:value="141521">
                <text:p>14152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3.570814076">
                <text:p>153.570814076</text:p>
              </table:table-cell>
              <table:table-cell office:value-type="float" office:value="0.117140210999423">
                <text:p>0.117140210999423</text:p>
              </table:table-cell>
              <table:table-cell office:value-type="float" office:value="127610.531222517">
                <text:p>127610.531222517</text:p>
              </table:table-cell>
              <table:table-cell office:value-type="float" office:value="124777.419777012">
                <text:p>124777.419777012</text:p>
              </table:table-cell>
              <table:table-cell office:value-type="float" office:value="0">
                <text:p>0</text:p>
              </table:table-cell>
              <table:table-cell office:value-type="float" office:value="126199.917499864">
                <text:p>126199.917499864</text:p>
              </table:table-cell>
              <table:table-cell office:value-type="float" office:value="119283">
                <text:p>11928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3.771914422001">
                <text:p>153.771914422001</text:p>
              </table:table-cell>
              <table:table-cell office:value-type="float" office:value="0.102436444998602">
                <text:p>0.102436444998602</text:p>
              </table:table-cell>
              <table:table-cell office:value-type="float" office:value="127610.531222517">
                <text:p>127610.531222517</text:p>
              </table:table-cell>
              <table:table-cell office:value-type="float" office:value="110546.775226888">
                <text:p>110546.775226888</text:p>
              </table:table-cell>
              <table:table-cell office:value-type="float" office:value="0">
                <text:p>0</text:p>
              </table:table-cell>
              <table:table-cell office:value-type="float" office:value="122004.038667953">
                <text:p>122004.038667953</text:p>
              </table:table-cell>
              <table:table-cell office:value-type="float" office:value="108661">
                <text:p>10866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3.974375011001">
                <text:p>153.974375011001</text:p>
              </table:table-cell>
              <table:table-cell office:value-type="float" office:value="0.103359017999537">
                <text:p>0.103359017999537</text:p>
              </table:table-cell>
              <table:table-cell office:value-type="float" office:value="127610.531222517">
                <text:p>127610.531222517</text:p>
              </table:table-cell>
              <table:table-cell office:value-type="float" office:value="108864.526776451">
                <text:p>108864.526776451</text:p>
              </table:table-cell>
              <table:table-cell office:value-type="float" office:value="0">
                <text:p>0</text:p>
              </table:table-cell>
              <table:table-cell office:value-type="float" office:value="113722.479932657">
                <text:p>113722.479932657</text:p>
              </table:table-cell>
              <table:table-cell office:value-type="float" office:value="124547">
                <text:p>12454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4.176706967">
                <text:p>154.176706967</text:p>
              </table:table-cell>
              <table:table-cell office:value-type="float" office:value="0.103653032998409">
                <text:p>0.103653032998409</text:p>
              </table:table-cell>
              <table:table-cell office:value-type="float" office:value="127610.531222517">
                <text:p>127610.531222517</text:p>
              </table:table-cell>
              <table:table-cell office:value-type="float" office:value="124865.416813271">
                <text:p>124865.416813271</text:p>
              </table:table-cell>
              <table:table-cell office:value-type="float" office:value="0">
                <text:p>0</text:p>
              </table:table-cell>
              <table:table-cell office:value-type="float" office:value="115757.280306221">
                <text:p>115757.280306221</text:p>
              </table:table-cell>
              <table:table-cell office:value-type="float" office:value="144747">
                <text:p>14474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4.377754113">
                <text:p>154.377754113</text:p>
              </table:table-cell>
              <table:table-cell office:value-type="float" office:value="0.1208198610002">
                <text:p>0.1208198610002</text:p>
              </table:table-cell>
              <table:table-cell office:value-type="float" office:value="127610.531222517">
                <text:p>127610.531222517</text:p>
              </table:table-cell>
              <table:table-cell office:value-type="float" office:value="131597.53997858">
                <text:p>131597.53997858</text:p>
              </table:table-cell>
              <table:table-cell office:value-type="float" office:value="0">
                <text:p>0</text:p>
              </table:table-cell>
              <table:table-cell office:value-type="float" office:value="124066.924724507">
                <text:p>124066.924724507</text:p>
              </table:table-cell>
              <table:table-cell office:value-type="float" office:value="140870">
                <text:p>14087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4.590567085001">
                <text:p>154.590567085001</text:p>
              </table:table-cell>
              <table:table-cell office:value-type="float" office:value="0.161500832000456">
                <text:p>0.161500832000456</text:p>
              </table:table-cell>
              <table:table-cell office:value-type="float" office:value="127610.531222517">
                <text:p>127610.531222517</text:p>
              </table:table-cell>
              <table:table-cell office:value-type="float" office:value="97290.0380018726">
                <text:p>97290.0380018726</text:p>
              </table:table-cell>
              <table:table-cell office:value-type="float" office:value="0">
                <text:p>0</text:p>
              </table:table-cell>
              <table:table-cell office:value-type="float" office:value="98046.5311481873">
                <text:p>98046.5311481873</text:p>
              </table:table-cell>
              <table:table-cell office:value-type="float" office:value="117213">
                <text:p>11721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4.791438229">
                <text:p>154.791438229</text:p>
              </table:table-cell>
              <table:table-cell office:value-type="float" office:value="0.107278395998947">
                <text:p>0.107278395998947</text:p>
              </table:table-cell>
              <table:table-cell office:value-type="float" office:value="127610.531222517">
                <text:p>127610.531222517</text:p>
              </table:table-cell>
              <table:table-cell office:value-type="float" office:value="103942.260740082">
                <text:p>103942.260740082</text:p>
              </table:table-cell>
              <table:table-cell office:value-type="float" office:value="0">
                <text:p>0</text:p>
              </table:table-cell>
              <table:table-cell office:value-type="float" office:value="116058.955636742">
                <text:p>116058.955636742</text:p>
              </table:table-cell>
              <table:table-cell office:value-type="float" office:value="109140">
                <text:p>10914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4.993014133001">
                <text:p>154.993014133001</text:p>
              </table:table-cell>
              <table:table-cell office:value-type="float" office:value="0.104179109999677">
                <text:p>0.104179109999677</text:p>
              </table:table-cell>
              <table:table-cell office:value-type="float" office:value="127610.531222517">
                <text:p>127610.531222517</text:p>
              </table:table-cell>
              <table:table-cell office:value-type="float" office:value="91516.7199617514">
                <text:p>91516.7199617514</text:p>
              </table:table-cell>
              <table:table-cell office:value-type="float" office:value="0">
                <text:p>0</text:p>
              </table:table-cell>
              <table:table-cell office:value-type="float" office:value="95651.56706412">
                <text:p>95651.56706412</text:p>
              </table:table-cell>
              <table:table-cell office:value-type="float" office:value="126871">
                <text:p>12687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5.19550199">
                <text:p>155.19550199</text:p>
              </table:table-cell>
              <table:table-cell office:value-type="float" office:value="0.108685797000362">
                <text:p>0.108685797000362</text:p>
              </table:table-cell>
              <table:table-cell office:value-type="float" office:value="127610.531222517">
                <text:p>127610.531222517</text:p>
              </table:table-cell>
              <table:table-cell office:value-type="float" office:value="126246.260091853">
                <text:p>126246.260091853</text:p>
              </table:table-cell>
              <table:table-cell office:value-type="float" office:value="0">
                <text:p>0</text:p>
              </table:table-cell>
              <table:table-cell office:value-type="float" office:value="117164.757060501">
                <text:p>117164.757060501</text:p>
              </table:table-cell>
              <table:table-cell office:value-type="float" office:value="145674">
                <text:p>14567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5.397975297001">
                <text:p>155.397975297001</text:p>
              </table:table-cell>
              <table:table-cell office:value-type="float" office:value="0.11986021499979">
                <text:p>0.11986021499979</text:p>
              </table:table-cell>
              <table:table-cell office:value-type="float" office:value="127610.531222517">
                <text:p>127610.531222517</text:p>
              </table:table-cell>
              <table:table-cell office:value-type="float" office:value="134084.184680921">
                <text:p>134084.184680921</text:p>
              </table:table-cell>
              <table:table-cell office:value-type="float" office:value="0">
                <text:p>0</text:p>
              </table:table-cell>
              <table:table-cell office:value-type="float" office:value="124453.622304377">
                <text:p>124453.622304377</text:p>
              </table:table-cell>
              <table:table-cell office:value-type="float" office:value="138978">
                <text:p>13897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5.599609993">
                <text:p>155.599609993</text:p>
              </table:table-cell>
              <table:table-cell office:value-type="float" office:value="0.114091549001387">
                <text:p>0.114091549001387</text:p>
              </table:table-cell>
              <table:table-cell office:value-type="float" office:value="127610.531222517">
                <text:p>127610.531222517</text:p>
              </table:table-cell>
              <table:table-cell office:value-type="float" office:value="121914.222832862">
                <text:p>121914.222832862</text:p>
              </table:table-cell>
              <table:table-cell office:value-type="float" office:value="0">
                <text:p>0</text:p>
              </table:table-cell>
              <table:table-cell office:value-type="float" office:value="125343.795011415">
                <text:p>125343.795011415</text:p>
              </table:table-cell>
              <table:table-cell office:value-type="float" office:value="116315">
                <text:p>11631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5.800850167001">
                <text:p>155.800850167001</text:p>
              </table:table-cell>
              <table:table-cell office:value-type="float" office:value="0.103089854001155">
                <text:p>0.103089854001155</text:p>
              </table:table-cell>
              <table:table-cell office:value-type="float" office:value="126392.874329827">
                <text:p>126392.874329827</text:p>
              </table:table-cell>
              <table:table-cell office:value-type="float" office:value="107608.973288807">
                <text:p>107608.973288807</text:p>
              </table:table-cell>
              <table:table-cell office:value-type="float" office:value="0">
                <text:p>0</text:p>
              </table:table-cell>
              <table:table-cell office:value-type="float" office:value="119216.559053823">
                <text:p>119216.559053823</text:p>
              </table:table-cell>
              <table:table-cell office:value-type="float" office:value="108423">
                <text:p>10842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6.003996380001">
                <text:p>156.003996380001</text:p>
              </table:table-cell>
              <table:table-cell office:value-type="float" office:value="0.103620855999907">
                <text:p>0.103620855999907</text:p>
              </table:table-cell>
              <table:table-cell office:value-type="float" office:value="126392.874329827">
                <text:p>126392.874329827</text:p>
              </table:table-cell>
              <table:table-cell office:value-type="float" office:value="108781.358401816">
                <text:p>108781.358401816</text:p>
              </table:table-cell>
              <table:table-cell office:value-type="float" office:value="0">
                <text:p>0</text:p>
              </table:table-cell>
              <table:table-cell office:value-type="float" office:value="112823.500521461">
                <text:p>112823.500521461</text:p>
              </table:table-cell>
              <table:table-cell office:value-type="float" office:value="126965">
                <text:p>12696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6.205607634">
                <text:p>156.205607634</text:p>
              </table:table-cell>
              <table:table-cell office:value-type="float" office:value="0.158319754000331">
                <text:p>0.158319754000331</text:p>
              </table:table-cell>
              <table:table-cell office:value-type="float" office:value="126392.874329827">
                <text:p>126392.874329827</text:p>
              </table:table-cell>
              <table:table-cell office:value-type="float" office:value="92534.9382250375">
                <text:p>92534.9382250375</text:p>
              </table:table-cell>
              <table:table-cell office:value-type="float" office:value="0">
                <text:p>0</text:p>
              </table:table-cell>
              <table:table-cell office:value-type="float" office:value="83038.0554092171">
                <text:p>83038.0554092171</text:p>
              </table:table-cell>
              <table:table-cell office:value-type="float" office:value="144646">
                <text:p>14464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6.407607470001">
                <text:p>156.407607470001</text:p>
              </table:table-cell>
              <table:table-cell office:value-type="float" office:value="0.119780738999907">
                <text:p>0.119780738999907</text:p>
              </table:table-cell>
              <table:table-cell office:value-type="float" office:value="126392.874329827">
                <text:p>126392.874329827</text:p>
              </table:table-cell>
              <table:table-cell office:value-type="float" office:value="129883.778253753">
                <text:p>129883.778253753</text:p>
              </table:table-cell>
              <table:table-cell office:value-type="float" office:value="0">
                <text:p>0</text:p>
              </table:table-cell>
              <table:table-cell office:value-type="float" office:value="120827.884333651">
                <text:p>120827.884333651</text:p>
              </table:table-cell>
              <table:table-cell office:value-type="float" office:value="136707">
                <text:p>13670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6.610583882">
                <text:p>156.610583882</text:p>
              </table:table-cell>
              <table:table-cell office:value-type="float" office:value="0.112230700999135">
                <text:p>0.112230700999135</text:p>
              </table:table-cell>
              <table:table-cell office:value-type="float" office:value="126392.874329827">
                <text:p>126392.874329827</text:p>
              </table:table-cell>
              <table:table-cell office:value-type="float" office:value="121599.230764491">
                <text:p>121599.230764491</text:p>
              </table:table-cell>
              <table:table-cell office:value-type="float" office:value="0">
                <text:p>0</text:p>
              </table:table-cell>
              <table:table-cell office:value-type="float" office:value="125665.44544871">
                <text:p>125665.44544871</text:p>
              </table:table-cell>
              <table:table-cell office:value-type="float" office:value="114178">
                <text:p>11417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6.811825573001">
                <text:p>156.811825573001</text:p>
              </table:table-cell>
              <table:table-cell office:value-type="float" office:value="0.103409083001679">
                <text:p>0.103409083001679</text:p>
              </table:table-cell>
              <table:table-cell office:value-type="float" office:value="126392.874329827">
                <text:p>126392.874329827</text:p>
              </table:table-cell>
              <table:table-cell office:value-type="float" office:value="106642.99761247">
                <text:p>106642.99761247</text:p>
              </table:table-cell>
              <table:table-cell office:value-type="float" office:value="0">
                <text:p>0</text:p>
              </table:table-cell>
              <table:table-cell office:value-type="float" office:value="118181.950959338">
                <text:p>118181.950959338</text:p>
              </table:table-cell>
              <table:table-cell office:value-type="float" office:value="108884">
                <text:p>10888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7.014138234999">
                <text:p>157.014138234999</text:p>
              </table:table-cell>
              <table:table-cell office:value-type="float" office:value="0.103466990000015">
                <text:p>0.103466990000015</text:p>
              </table:table-cell>
              <table:table-cell office:value-type="float" office:value="126392.874329827">
                <text:p>126392.874329827</text:p>
              </table:table-cell>
              <table:table-cell office:value-type="float" office:value="108463.80542232">
                <text:p>108463.80542232</text:p>
              </table:table-cell>
              <table:table-cell office:value-type="float" office:value="0">
                <text:p>0</text:p>
              </table:table-cell>
              <table:table-cell office:value-type="float" office:value="111175.298121433">
                <text:p>111175.298121433</text:p>
              </table:table-cell>
              <table:table-cell office:value-type="float" office:value="128173">
                <text:p>12817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7.216214074">
                <text:p>157.216214074</text:p>
              </table:table-cell>
              <table:table-cell office:value-type="float" office:value="0.105254373998832">
                <text:p>0.105254373998832</text:p>
              </table:table-cell>
              <table:table-cell office:value-type="float" office:value="126392.874329827">
                <text:p>126392.874329827</text:p>
              </table:table-cell>
              <table:table-cell office:value-type="float" office:value="130896.280320886">
                <text:p>130896.280320886</text:p>
              </table:table-cell>
              <table:table-cell office:value-type="float" office:value="0">
                <text:p>0</text:p>
              </table:table-cell>
              <table:table-cell office:value-type="float" office:value="117242.544607703">
                <text:p>117242.544607703</text:p>
              </table:table-cell>
              <table:table-cell office:value-type="float" office:value="144931">
                <text:p>14493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7.417333327001">
                <text:p>157.417333327001</text:p>
              </table:table-cell>
              <table:table-cell office:value-type="float" office:value="0.119853045000127">
                <text:p>0.119853045000127</text:p>
              </table:table-cell>
              <table:table-cell office:value-type="float" office:value="126392.874329827">
                <text:p>126392.874329827</text:p>
              </table:table-cell>
              <table:table-cell office:value-type="float" office:value="129615.904334192">
                <text:p>129615.904334192</text:p>
              </table:table-cell>
              <table:table-cell office:value-type="float" office:value="0">
                <text:p>0</text:p>
              </table:table-cell>
              <table:table-cell office:value-type="float" office:value="125926.318459491">
                <text:p>125926.318459491</text:p>
              </table:table-cell>
              <table:table-cell office:value-type="float" office:value="135754">
                <text:p>13575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7.619314600001">
                <text:p>157.619314600001</text:p>
              </table:table-cell>
              <table:table-cell office:value-type="float" office:value="0.143441348000124">
                <text:p>0.143441348000124</text:p>
              </table:table-cell>
              <table:table-cell office:value-type="float" office:value="126392.874329827">
                <text:p>126392.874329827</text:p>
              </table:table-cell>
              <table:table-cell office:value-type="float" office:value="101097.642572583">
                <text:p>101097.642572583</text:p>
              </table:table-cell>
              <table:table-cell office:value-type="float" office:value="0">
                <text:p>0</text:p>
              </table:table-cell>
              <table:table-cell office:value-type="float" office:value="104590.842275412">
                <text:p>104590.842275412</text:p>
              </table:table-cell>
              <table:table-cell office:value-type="float" office:value="113401">
                <text:p>11340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7.820712340001">
                <text:p>157.820712340001</text:p>
              </table:table-cell>
              <table:table-cell office:value-type="float" office:value="0.108812562999447">
                <text:p>0.108812562999447</text:p>
              </table:table-cell>
              <table:table-cell office:value-type="float" office:value="126392.874329827">
                <text:p>126392.874329827</text:p>
              </table:table-cell>
              <table:table-cell office:value-type="float" office:value="108267.026469093">
                <text:p>108267.026469093</text:p>
              </table:table-cell>
              <table:table-cell office:value-type="float" office:value="0">
                <text:p>0</text:p>
              </table:table-cell>
              <table:table-cell office:value-type="float" office:value="119788.864001532">
                <text:p>119788.864001532</text:p>
              </table:table-cell>
              <table:table-cell office:value-type="float" office:value="109318">
                <text:p>10931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8.173888334">
                <text:p>158.173888334</text:p>
              </table:table-cell>
              <table:table-cell office:value-type="float" office:value="0.424241871998674">
                <text:p>0.424241871998674</text:p>
              </table:table-cell>
              <table:table-cell office:value-type="float" office:value="126392.874329827">
                <text:p>126392.874329827</text:p>
              </table:table-cell>
              <table:table-cell office:value-type="float" office:value="12330.5774370781">
                <text:p>12330.5774370781</text:p>
              </table:table-cell>
              <table:table-cell office:value-type="float" office:value="0">
                <text:p>0</text:p>
              </table:table-cell>
              <table:table-cell office:value-type="float" office:value="14435.1568065117">
                <text:p>14435.1568065117</text:p>
              </table:table-cell>
              <table:table-cell office:value-type="float" office:value="143271">
                <text:p>14327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8.375372895">
                <text:p>158.375372895</text:p>
              </table:table-cell>
              <table:table-cell office:value-type="float" office:value="0.130365241999243">
                <text:p>0.130365241999243</text:p>
              </table:table-cell>
              <table:table-cell office:value-type="float" office:value="126392.874329827">
                <text:p>126392.874329827</text:p>
              </table:table-cell>
              <table:table-cell office:value-type="float" office:value="133847.227391669">
                <text:p>133847.227391669</text:p>
              </table:table-cell>
              <table:table-cell office:value-type="float" office:value="0">
                <text:p>0</text:p>
              </table:table-cell>
              <table:table-cell office:value-type="float" office:value="116346.178327163">
                <text:p>116346.178327163</text:p>
              </table:table-cell>
              <table:table-cell office:value-type="float" office:value="139700">
                <text:p>13970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8.576918724">
                <text:p>158.576918724</text:p>
              </table:table-cell>
              <table:table-cell office:value-type="float" office:value="0.115515978000985">
                <text:p>0.115515978000985</text:p>
              </table:table-cell>
              <table:table-cell office:value-type="float" office:value="126392.874329827">
                <text:p>126392.874329827</text:p>
              </table:table-cell>
              <table:table-cell office:value-type="float" office:value="124841.813195399">
                <text:p>124841.813195399</text:p>
              </table:table-cell>
              <table:table-cell office:value-type="float" office:value="0">
                <text:p>0</text:p>
              </table:table-cell>
              <table:table-cell office:value-type="float" office:value="126682.482538589">
                <text:p>126682.482538589</text:p>
              </table:table-cell>
              <table:table-cell office:value-type="float" office:value="117494">
                <text:p>11749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8.777984005001">
                <text:p>158.777984005001</text:p>
              </table:table-cell>
              <table:table-cell office:value-type="float" office:value="0.102244083998812">
                <text:p>0.102244083998812</text:p>
              </table:table-cell>
              <table:table-cell office:value-type="float" office:value="126392.874329827">
                <text:p>126392.874329827</text:p>
              </table:table-cell>
              <table:table-cell office:value-type="float" office:value="109990.688827992">
                <text:p>109990.688827992</text:p>
              </table:table-cell>
              <table:table-cell office:value-type="float" office:value="0">
                <text:p>0</text:p>
              </table:table-cell>
              <table:table-cell office:value-type="float" office:value="121436.75531774">
                <text:p>121436.75531774</text:p>
              </table:table-cell>
              <table:table-cell office:value-type="float" office:value="107743">
                <text:p>10774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8.979643377001">
                <text:p>158.979643377001</text:p>
              </table:table-cell>
              <table:table-cell office:value-type="float" office:value="0.101871298000333">
                <text:p>0.101871298000333</text:p>
              </table:table-cell>
              <table:table-cell office:value-type="float" office:value="126392.874329827">
                <text:p>126392.874329827</text:p>
              </table:table-cell>
              <table:table-cell office:value-type="float" office:value="107360.866652423">
                <text:p>107360.866652423</text:p>
              </table:table-cell>
              <table:table-cell office:value-type="float" office:value="0">
                <text:p>0</text:p>
              </table:table-cell>
              <table:table-cell office:value-type="float" office:value="112387.012484249">
                <text:p>112387.012484249</text:p>
              </table:table-cell>
              <table:table-cell office:value-type="float" office:value="124072">
                <text:p>12407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9.18167342">
                <text:p>159.18167342</text:p>
              </table:table-cell>
              <table:table-cell office:value-type="float" office:value="0.101655673001005">
                <text:p>0.101655673001005</text:p>
              </table:table-cell>
              <table:table-cell office:value-type="float" office:value="126392.874329827">
                <text:p>126392.874329827</text:p>
              </table:table-cell>
              <table:table-cell office:value-type="float" office:value="123788.957379042">
                <text:p>123788.957379042</text:p>
              </table:table-cell>
              <table:table-cell office:value-type="float" office:value="0">
                <text:p>0</text:p>
              </table:table-cell>
              <table:table-cell office:value-type="float" office:value="115441.239140959">
                <text:p>115441.239140959</text:p>
              </table:table-cell>
              <table:table-cell office:value-type="float" office:value="143672">
                <text:p>14367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9.383449364001">
                <text:p>159.383449364001</text:p>
              </table:table-cell>
              <table:table-cell office:value-type="float" office:value="0.118725432999781">
                <text:p>0.118725432999781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34013.365778923">
                <text:p>134013.365778923</text:p>
              </table:table-cell>
              <table:table-cell office:value-type="float" office:value="0">
                <text:p>0</text:p>
              </table:table-cell>
              <table:table-cell office:value-type="float" office:value="123993.445547039">
                <text:p>123993.445547039</text:p>
              </table:table-cell>
              <table:table-cell office:value-type="float" office:value="134831">
                <text:p>13483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9.586377427">
                <text:p>159.586377427</text:p>
              </table:table-cell>
              <table:table-cell office:value-type="float" office:value="0.133626478998849">
                <text:p>0.133626478998849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06624.220557321">
                <text:p>106624.220557321</text:p>
              </table:table-cell>
              <table:table-cell office:value-type="float" office:value="0">
                <text:p>0</text:p>
              </table:table-cell>
              <table:table-cell office:value-type="float" office:value="111143.920290489">
                <text:p>111143.920290489</text:p>
              </table:table-cell>
              <table:table-cell office:value-type="float" office:value="113026">
                <text:p>11302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9.788713676">
                <text:p>159.788713676</text:p>
              </table:table-cell>
              <table:table-cell office:value-type="float" office:value="0.115565153000716">
                <text:p>0.115565153000716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00595.91260997">
                <text:p>100595.91260997</text:p>
              </table:table-cell>
              <table:table-cell office:value-type="float" office:value="0">
                <text:p>0</text:p>
              </table:table-cell>
              <table:table-cell office:value-type="float" office:value="111678.922358904">
                <text:p>111678.922358904</text:p>
              </table:table-cell>
              <table:table-cell office:value-type="float" office:value="104779">
                <text:p>10477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9.989855959">
                <text:p>159.989855959</text:p>
              </table:table-cell>
              <table:table-cell office:value-type="float" office:value="0.103777729000285">
                <text:p>0.103777729000285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03464.127423693">
                <text:p>103464.127423693</text:p>
              </table:table-cell>
              <table:table-cell office:value-type="float" office:value="0">
                <text:p>0</text:p>
              </table:table-cell>
              <table:table-cell office:value-type="float" office:value="107655.89909989">
                <text:p>107655.89909989</text:p>
              </table:table-cell>
              <table:table-cell office:value-type="float" office:value="121525">
                <text:p>1215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0.191726504001">
                <text:p>160.191726504001</text:p>
              </table:table-cell>
              <table:table-cell office:value-type="float" office:value="0.103040654999859">
                <text:p>0.103040654999859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19877.452386435">
                <text:p>119877.452386435</text:p>
              </table:table-cell>
              <table:table-cell office:value-type="float" office:value="0">
                <text:p>0</text:p>
              </table:table-cell>
              <table:table-cell office:value-type="float" office:value="111365.822886061">
                <text:p>111365.822886061</text:p>
              </table:table-cell>
              <table:table-cell office:value-type="float" office:value="139811">
                <text:p>13981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0.394524488">
                <text:p>160.394524488</text:p>
              </table:table-cell>
              <table:table-cell office:value-type="float" office:value="0.11632533699958">
                <text:p>0.11632533699958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30537.066257321">
                <text:p>130537.066257321</text:p>
              </table:table-cell>
              <table:table-cell office:value-type="float" office:value="0">
                <text:p>0</text:p>
              </table:table-cell>
              <table:table-cell office:value-type="float" office:value="121242.688074839">
                <text:p>121242.688074839</text:p>
              </table:table-cell>
              <table:table-cell office:value-type="float" office:value="133846">
                <text:p>13384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0.59577505">
                <text:p>160.59577505</text:p>
              </table:table-cell>
              <table:table-cell office:value-type="float" office:value="0.111883753001166">
                <text:p>0.111883753001166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06202.73125434">
                <text:p>106202.73125434</text:p>
              </table:table-cell>
              <table:table-cell office:value-type="float" office:value="0">
                <text:p>0</text:p>
              </table:table-cell>
              <table:table-cell office:value-type="float" office:value="122981.508361521">
                <text:p>122981.508361521</text:p>
              </table:table-cell>
              <table:table-cell office:value-type="float" office:value="112114">
                <text:p>11211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0.796843851">
                <text:p>160.796843851</text:p>
              </table:table-cell>
              <table:table-cell office:value-type="float" office:value="0.102519316998951">
                <text:p>0.102519316998951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85913.2754800695">
                <text:p>85913.2754800695</text:p>
              </table:table-cell>
              <table:table-cell office:value-type="float" office:value="0">
                <text:p>0</text:p>
              </table:table-cell>
              <table:table-cell office:value-type="float" office:value="83212.2842484328">
                <text:p>83212.2842484328</text:p>
              </table:table-cell>
              <table:table-cell office:value-type="float" office:value="105033">
                <text:p>10503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0.998320607001">
                <text:p>160.998320607001</text:p>
              </table:table-cell>
              <table:table-cell office:value-type="float" office:value="0.137136670000473">
                <text:p>0.137136670000473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81154.7734268925">
                <text:p>81154.7734268925</text:p>
              </table:table-cell>
              <table:table-cell office:value-type="float" office:value="0">
                <text:p>0</text:p>
              </table:table-cell>
              <table:table-cell office:value-type="float" office:value="84753.8925294931">
                <text:p>84753.8925294931</text:p>
              </table:table-cell>
              <table:table-cell office:value-type="float" office:value="122508">
                <text:p>12250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1.199601542001">
                <text:p>161.199601542001</text:p>
              </table:table-cell>
              <table:table-cell office:value-type="float" office:value="0.117820378000033">
                <text:p>0.117820378000033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12625.844952909">
                <text:p>112625.844952909</text:p>
              </table:table-cell>
              <table:table-cell office:value-type="float" office:value="0">
                <text:p>0</text:p>
              </table:table-cell>
              <table:table-cell office:value-type="float" office:value="103743.680524446">
                <text:p>103743.680524446</text:p>
              </table:table-cell>
              <table:table-cell office:value-type="float" office:value="140112">
                <text:p>14011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1.401210103">
                <text:p>161.401210103</text:p>
              </table:table-cell>
              <table:table-cell office:value-type="float" office:value="0.114987692999421">
                <text:p>0.114987692999421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30843.049833054">
                <text:p>130843.049833054</text:p>
              </table:table-cell>
              <table:table-cell office:value-type="float" office:value="0">
                <text:p>0</text:p>
              </table:table-cell>
              <table:table-cell office:value-type="float" office:value="121895.317495505">
                <text:p>121895.317495505</text:p>
              </table:table-cell>
              <table:table-cell office:value-type="float" office:value="133228">
                <text:p>13322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1.602948798">
                <text:p>161.602948798</text:p>
              </table:table-cell>
              <table:table-cell office:value-type="float" office:value="0.109647757999483">
                <text:p>0.109647757999483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19575.535037622">
                <text:p>119575.535037622</text:p>
              </table:table-cell>
              <table:table-cell office:value-type="float" office:value="0">
                <text:p>0</text:p>
              </table:table-cell>
              <table:table-cell office:value-type="float" office:value="123074.523302317">
                <text:p>123074.523302317</text:p>
              </table:table-cell>
              <table:table-cell office:value-type="float" office:value="111444">
                <text:p>11144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1.804718961001">
                <text:p>161.804718961001</text:p>
              </table:table-cell>
              <table:table-cell office:value-type="float" office:value="0.102615625999533">
                <text:p>0.102615625999533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05969.939763168">
                <text:p>105969.939763168</text:p>
              </table:table-cell>
              <table:table-cell office:value-type="float" office:value="0">
                <text:p>0</text:p>
              </table:table-cell>
              <table:table-cell office:value-type="float" office:value="118262.143742449">
                <text:p>118262.143742449</text:p>
              </table:table-cell>
              <table:table-cell office:value-type="float" office:value="105309">
                <text:p>10530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2.007172821001">
                <text:p>162.007172821001</text:p>
              </table:table-cell>
              <table:table-cell office:value-type="float" office:value="0.102816962998986">
                <text:p>0.102816962998986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03659.81459422">
                <text:p>103659.81459422</text:p>
              </table:table-cell>
              <table:table-cell office:value-type="float" office:value="0">
                <text:p>0</text:p>
              </table:table-cell>
              <table:table-cell office:value-type="float" office:value="105558.234287514">
                <text:p>105558.234287514</text:p>
              </table:table-cell>
              <table:table-cell office:value-type="float" office:value="123522">
                <text:p>12352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2.209749273999">
                <text:p>162.209749273999</text:p>
              </table:table-cell>
              <table:table-cell office:value-type="float" office:value="0.102311611999539">
                <text:p>0.102311611999539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23127.384252278">
                <text:p>123127.384252278</text:p>
              </table:table-cell>
              <table:table-cell office:value-type="float" office:value="0">
                <text:p>0</text:p>
              </table:table-cell>
              <table:table-cell office:value-type="float" office:value="113870.110390441">
                <text:p>113870.110390441</text:p>
              </table:table-cell>
              <table:table-cell office:value-type="float" office:value="140435">
                <text:p>14043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2.426305187">
                <text:p>162.426305187</text:p>
              </table:table-cell>
              <table:table-cell office:value-type="float" office:value="0.134109156000704">
                <text:p>0.134109156000704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27391.331456305">
                <text:p>127391.331456305</text:p>
              </table:table-cell>
              <table:table-cell office:value-type="float" office:value="0">
                <text:p>0</text:p>
              </table:table-cell>
              <table:table-cell office:value-type="float" office:value="120022.558812969">
                <text:p>120022.558812969</text:p>
              </table:table-cell>
              <table:table-cell office:value-type="float" office:value="131037">
                <text:p>13103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2.627295679">
                <text:p>162.627295679</text:p>
              </table:table-cell>
              <table:table-cell office:value-type="float" office:value="0.12071595999987">
                <text:p>0.12071595999987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04703.657488089">
                <text:p>104703.657488089</text:p>
              </table:table-cell>
              <table:table-cell office:value-type="float" office:value="0">
                <text:p>0</text:p>
              </table:table-cell>
              <table:table-cell office:value-type="float" office:value="110739.019479941">
                <text:p>110739.019479941</text:p>
              </table:table-cell>
              <table:table-cell office:value-type="float" office:value="109554">
                <text:p>10955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2.82783452">
                <text:p>162.82783452</text:p>
              </table:table-cell>
              <table:table-cell office:value-type="float" office:value="0.102544622001005">
                <text:p>0.102544622001005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05544.147380665">
                <text:p>105544.147380665</text:p>
              </table:table-cell>
              <table:table-cell office:value-type="float" office:value="0">
                <text:p>0</text:p>
              </table:table-cell>
              <table:table-cell office:value-type="float" office:value="115709.829148939">
                <text:p>115709.829148939</text:p>
              </table:table-cell>
              <table:table-cell office:value-type="float" office:value="106365">
                <text:p>10636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3.029072044001">
                <text:p>163.029072044001</text:p>
              </table:table-cell>
              <table:table-cell office:value-type="float" office:value="0.104488780001702">
                <text:p>0.104488780001702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06771.886724659">
                <text:p>106771.886724659</text:p>
              </table:table-cell>
              <table:table-cell office:value-type="float" office:value="0">
                <text:p>0</text:p>
              </table:table-cell>
              <table:table-cell office:value-type="float" office:value="106158.017052662">
                <text:p>106158.017052662</text:p>
              </table:table-cell>
              <table:table-cell office:value-type="float" office:value="125976">
                <text:p>12597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3.231582212">
                <text:p>163.231582212</text:p>
              </table:table-cell>
              <table:table-cell office:value-type="float" office:value="0.107465101000344">
                <text:p>0.107465101000344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11436.784673778">
                <text:p>111436.784673778</text:p>
              </table:table-cell>
              <table:table-cell office:value-type="float" office:value="0">
                <text:p>0</text:p>
              </table:table-cell>
              <table:table-cell office:value-type="float" office:value="102018.489231161">
                <text:p>102018.489231161</text:p>
              </table:table-cell>
              <table:table-cell office:value-type="float" office:value="140882">
                <text:p>14088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3.443626669001">
                <text:p>163.443626669001</text:p>
              </table:table-cell>
              <table:table-cell office:value-type="float" office:value="0.135059596999781">
                <text:p>0.135059596999781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11878.770837616">
                <text:p>111878.770837616</text:p>
              </table:table-cell>
              <table:table-cell office:value-type="float" office:value="0">
                <text:p>0</text:p>
              </table:table-cell>
              <table:table-cell office:value-type="float" office:value="104253.486395291">
                <text:p>104253.486395291</text:p>
              </table:table-cell>
              <table:table-cell office:value-type="float" office:value="128904">
                <text:p>12890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3.645721076">
                <text:p>163.645721076</text:p>
              </table:table-cell>
              <table:table-cell office:value-type="float" office:value="0.114557623999644">
                <text:p>0.114557623999644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12332.011278774">
                <text:p>112332.011278774</text:p>
              </table:table-cell>
              <table:table-cell office:value-type="float" office:value="0">
                <text:p>0</text:p>
              </table:table-cell>
              <table:table-cell office:value-type="float" office:value="119687.193065421">
                <text:p>119687.193065421</text:p>
              </table:table-cell>
              <table:table-cell office:value-type="float" office:value="107994">
                <text:p>10799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3.848586489001">
                <text:p>163.848586489001</text:p>
              </table:table-cell>
              <table:table-cell office:value-type="float" office:value="0.102943236001011">
                <text:p>0.102943236001011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05579.444886805">
                <text:p>105579.444886805</text:p>
              </table:table-cell>
              <table:table-cell office:value-type="float" office:value="0">
                <text:p>0</text:p>
              </table:table-cell>
              <table:table-cell office:value-type="float" office:value="115048.384577362">
                <text:p>115048.384577362</text:p>
              </table:table-cell>
              <table:table-cell office:value-type="float" office:value="107686">
                <text:p>10768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4.087777743">
                <text:p>164.087777743</text:p>
              </table:table-cell>
              <table:table-cell office:value-type="float" office:value="0.146492606998436">
                <text:p>0.146492606998436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92249.7765174446">
                <text:p>92249.7765174446</text:p>
              </table:table-cell>
              <table:table-cell office:value-type="float" office:value="0">
                <text:p>0</text:p>
              </table:table-cell>
              <table:table-cell office:value-type="float" office:value="92407.3363999239">
                <text:p>92407.3363999239</text:p>
              </table:table-cell>
              <table:table-cell office:value-type="float" office:value="132318">
                <text:p>13231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4.290606500999">
                <text:p>164.290606500999</text:p>
              </table:table-cell>
              <table:table-cell office:value-type="float" office:value="0.130914158000451">
                <text:p>0.130914158000451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25942.013465013">
                <text:p>125942.013465013</text:p>
              </table:table-cell>
              <table:table-cell office:value-type="float" office:value="0">
                <text:p>0</text:p>
              </table:table-cell>
              <table:table-cell office:value-type="float" office:value="113341.31533115">
                <text:p>113341.31533115</text:p>
              </table:table-cell>
              <table:table-cell office:value-type="float" office:value="140377">
                <text:p>14037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4.493487797001">
                <text:p>164.493487797001</text:p>
              </table:table-cell>
              <table:table-cell office:value-type="float" office:value="0.116076434000206">
                <text:p>0.116076434000206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29595.049571456">
                <text:p>129595.049571456</text:p>
              </table:table-cell>
              <table:table-cell office:value-type="float" office:value="0">
                <text:p>0</text:p>
              </table:table-cell>
              <table:table-cell office:value-type="float" office:value="125472.403165935">
                <text:p>125472.403165935</text:p>
              </table:table-cell>
              <table:table-cell office:value-type="float" office:value="123264">
                <text:p>12326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64.696129443">
                <text:p>164.696129443</text:p>
              </table:table-cell>
              <table:table-cell office:value-type="float" office:value="0.11182597700099">
                <text:p>0.11182597700099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95391.7661219505">
                <text:p>95391.7661219505</text:p>
              </table:table-cell>
              <table:table-cell office:value-type="float" office:value="0">
                <text:p>0</text:p>
              </table:table-cell>
              <table:table-cell office:value-type="float" office:value="104146.059202691">
                <text:p>104146.059202691</text:p>
              </table:table-cell>
              <table:table-cell office:value-type="float" office:value="105226">
                <text:p>10522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4.897894627">
                <text:p>164.897894627</text:p>
              </table:table-cell>
              <table:table-cell office:value-type="float" office:value="0.102293276000637">
                <text:p>0.102293276000637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05202.938154646">
                <text:p>105202.938154646</text:p>
              </table:table-cell>
              <table:table-cell office:value-type="float" office:value="0">
                <text:p>0</text:p>
              </table:table-cell>
              <table:table-cell office:value-type="float" office:value="114430.422440885">
                <text:p>114430.422440885</text:p>
              </table:table-cell>
              <table:table-cell office:value-type="float" office:value="111673">
                <text:p>11167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5.10144463">
                <text:p>165.10144463</text:p>
              </table:table-cell>
              <table:table-cell office:value-type="float" office:value="0.103935838000325">
                <text:p>0.103935838000325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14868.316140243">
                <text:p>114868.316140243</text:p>
              </table:table-cell>
              <table:table-cell office:value-type="float" office:value="0">
                <text:p>0</text:p>
              </table:table-cell>
              <table:table-cell office:value-type="float" office:value="108500.952967451">
                <text:p>108500.952967451</text:p>
              </table:table-cell>
              <table:table-cell office:value-type="float" office:value="133516">
                <text:p>13351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5.303140119">
                <text:p>165.303140119</text:p>
              </table:table-cell>
              <table:table-cell office:value-type="float" office:value="0.112925665000148">
                <text:p>0.112925665000148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28805.71548488">
                <text:p>128805.71548488</text:p>
              </table:table-cell>
              <table:table-cell office:value-type="float" office:value="0">
                <text:p>0</text:p>
              </table:table-cell>
              <table:table-cell office:value-type="float" office:value="117395.924514691">
                <text:p>117395.924514691</text:p>
              </table:table-cell>
              <table:table-cell office:value-type="float" office:value="139977">
                <text:p>13997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5.504470223999">
                <text:p>165.504470223999</text:p>
              </table:table-cell>
              <table:table-cell office:value-type="float" office:value="0.145816663000005">
                <text:p>0.145816663000005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03913.300285392">
                <text:p>103913.300285392</text:p>
              </table:table-cell>
              <table:table-cell office:value-type="float" office:value="0">
                <text:p>0</text:p>
              </table:table-cell>
              <table:table-cell office:value-type="float" office:value="106368.778973381">
                <text:p>106368.778973381</text:p>
              </table:table-cell>
              <table:table-cell office:value-type="float" office:value="122043">
                <text:p>12204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5.705943033001">
                <text:p>165.705943033001</text:p>
              </table:table-cell>
              <table:table-cell office:value-type="float" office:value="0.103316143999109">
                <text:p>0.103316143999109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15936.449369518">
                <text:p>115936.449369518</text:p>
              </table:table-cell>
              <table:table-cell office:value-type="float" office:value="0">
                <text:p>0</text:p>
              </table:table-cell>
              <table:table-cell office:value-type="float" office:value="122655.252929528">
                <text:p>122655.252929528</text:p>
              </table:table-cell>
              <table:table-cell office:value-type="float" office:value="104888">
                <text:p>10488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5.910626145">
                <text:p>165.910626145</text:p>
              </table:table-cell>
              <table:table-cell office:value-type="float" office:value="0.129396992999318">
                <text:p>0.129396992999318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87616.5951680455">
                <text:p>87616.5951680455</text:p>
              </table:table-cell>
              <table:table-cell office:value-type="float" office:value="0">
                <text:p>0</text:p>
              </table:table-cell>
              <table:table-cell office:value-type="float" office:value="96392.373687306">
                <text:p>96392.373687306</text:p>
              </table:table-cell>
              <table:table-cell office:value-type="float" office:value="112892">
                <text:p>11289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6.113852558001">
                <text:p>166.113852558001</text:p>
              </table:table-cell>
              <table:table-cell office:value-type="float" office:value="0.103072706999228">
                <text:p>0.103072706999228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12810.318064872">
                <text:p>112810.318064872</text:p>
              </table:table-cell>
              <table:table-cell office:value-type="float" office:value="0">
                <text:p>0</text:p>
              </table:table-cell>
              <table:table-cell office:value-type="float" office:value="108715.80735265">
                <text:p>108715.80735265</text:p>
              </table:table-cell>
              <table:table-cell office:value-type="float" office:value="134734">
                <text:p>13473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6.316692401">
                <text:p>166.316692401</text:p>
              </table:table-cell>
              <table:table-cell office:value-type="float" office:value="0.119429434000267">
                <text:p>0.119429434000267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28864.54466178">
                <text:p>128864.54466178</text:p>
              </table:table-cell>
              <table:table-cell office:value-type="float" office:value="0">
                <text:p>0</text:p>
              </table:table-cell>
              <table:table-cell office:value-type="float" office:value="117691.09351531">
                <text:p>117691.09351531</text:p>
              </table:table-cell>
              <table:table-cell office:value-type="float" office:value="139366">
                <text:p>13936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6.519043154">
                <text:p>166.519043154</text:p>
              </table:table-cell>
              <table:table-cell office:value-type="float" office:value="0.114191785000003">
                <text:p>0.114191785000003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27820.966219384">
                <text:p>127820.966219384</text:p>
              </table:table-cell>
              <table:table-cell office:value-type="float" office:value="0">
                <text:p>0</text:p>
              </table:table-cell>
              <table:table-cell office:value-type="float" office:value="125451.429285475">
                <text:p>125451.429285475</text:p>
              </table:table-cell>
              <table:table-cell office:value-type="float" office:value="120322">
                <text:p>12032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6.721633767">
                <text:p>166.721633767</text:p>
              </table:table-cell>
              <table:table-cell office:value-type="float" office:value="0.103418282000348">
                <text:p>0.103418282000348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12515.660622313">
                <text:p>112515.660622313</text:p>
              </table:table-cell>
              <table:table-cell office:value-type="float" office:value="0">
                <text:p>0</text:p>
              </table:table-cell>
              <table:table-cell office:value-type="float" office:value="123485.511660904">
                <text:p>123485.511660904</text:p>
              </table:table-cell>
              <table:table-cell office:value-type="float" office:value="104500">
                <text:p>10450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6.924514958">
                <text:p>166.924514958</text:p>
              </table:table-cell>
              <table:table-cell office:value-type="float" office:value="0.104371331999573">
                <text:p>0.104371331999573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05687.895195524">
                <text:p>105687.895195524</text:p>
              </table:table-cell>
              <table:table-cell office:value-type="float" office:value="0">
                <text:p>0</text:p>
              </table:table-cell>
              <table:table-cell office:value-type="float" office:value="111326.288132819">
                <text:p>111326.288132819</text:p>
              </table:table-cell>
              <table:table-cell office:value-type="float" office:value="114192">
                <text:p>11419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7.131230110999">
                <text:p>167.131230110999</text:p>
              </table:table-cell>
              <table:table-cell office:value-type="float" office:value="0.108667853000952">
                <text:p>0.108667853000952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84397.36029648">
                <text:p>84397.36029648</text:p>
              </table:table-cell>
              <table:table-cell office:value-type="float" office:value="0">
                <text:p>0</text:p>
              </table:table-cell>
              <table:table-cell office:value-type="float" office:value="81584.8140826126">
                <text:p>81584.8140826126</text:p>
              </table:table-cell>
              <table:table-cell office:value-type="float" office:value="135708">
                <text:p>13570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7.332647294999">
                <text:p>167.332647294999</text:p>
              </table:table-cell>
              <table:table-cell office:value-type="float" office:value="0.111268233000374">
                <text:p>0.111268233000374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27534.493705786">
                <text:p>127534.493705786</text:p>
              </table:table-cell>
              <table:table-cell office:value-type="float" office:value="0">
                <text:p>0</text:p>
              </table:table-cell>
              <table:table-cell office:value-type="float" office:value="114029.360921847">
                <text:p>114029.360921847</text:p>
              </table:table-cell>
              <table:table-cell office:value-type="float" office:value="138798">
                <text:p>13879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7.546915008999">
                <text:p>167.546915008999</text:p>
              </table:table-cell>
              <table:table-cell office:value-type="float" office:value="0.144801823998932">
                <text:p>0.144801823998932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11779.528573977">
                <text:p>111779.528573977</text:p>
              </table:table-cell>
              <table:table-cell office:value-type="float" office:value="0">
                <text:p>0</text:p>
              </table:table-cell>
              <table:table-cell office:value-type="float" office:value="113007.267917971">
                <text:p>113007.267917971</text:p>
              </table:table-cell>
              <table:table-cell office:value-type="float" office:value="117445">
                <text:p>11744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7.748231797999">
                <text:p>167.748231797999</text:p>
              </table:table-cell>
              <table:table-cell office:value-type="float" office:value="0.102397136000945">
                <text:p>0.102397136000945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05779.975646324">
                <text:p>105779.975646324</text:p>
              </table:table-cell>
              <table:table-cell office:value-type="float" office:value="0">
                <text:p>0</text:p>
              </table:table-cell>
              <table:table-cell office:value-type="float" office:value="117931.014245449">
                <text:p>117931.014245449</text:p>
              </table:table-cell>
              <table:table-cell office:value-type="float" office:value="104219">
                <text:p>10421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7.948733650001">
                <text:p>167.948733650001</text:p>
              </table:table-cell>
              <table:table-cell office:value-type="float" office:value="0.103570315999605">
                <text:p>0.103570315999605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04786.529893808">
                <text:p>104786.529893808</text:p>
              </table:table-cell>
              <table:table-cell office:value-type="float" office:value="0">
                <text:p>0</text:p>
              </table:table-cell>
              <table:table-cell office:value-type="float" office:value="107869.178763354">
                <text:p>107869.178763354</text:p>
              </table:table-cell>
              <table:table-cell office:value-type="float" office:value="116656">
                <text:p>11665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8.149546539">
                <text:p>168.149546539</text:p>
              </table:table-cell>
              <table:table-cell office:value-type="float" office:value="0.103067088999524">
                <text:p>0.103067088999524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16897.155406194">
                <text:p>116897.155406194</text:p>
              </table:table-cell>
              <table:table-cell office:value-type="float" office:value="0">
                <text:p>0</text:p>
              </table:table-cell>
              <table:table-cell office:value-type="float" office:value="109307.168470008">
                <text:p>109307.168470008</text:p>
              </table:table-cell>
              <table:table-cell office:value-type="float" office:value="137462">
                <text:p>13746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8.350651027">
                <text:p>168.350651027</text:p>
              </table:table-cell>
              <table:table-cell office:value-type="float" office:value="0.114936104000662">
                <text:p>0.114936104000662</text:p>
              </table:table-cell>
              <table:table-cell office:value-type="float" office:value="122605.837385726">
                <text:p>122605.837385726</text:p>
              </table:table-cell>
              <table:table-cell office:value-type="float" office:value="127748.324974865">
                <text:p>127748.324974865</text:p>
              </table:table-cell>
              <table:table-cell office:value-type="float" office:value="0">
                <text:p>0</text:p>
              </table:table-cell>
              <table:table-cell office:value-type="float" office:value="119560.326666542">
                <text:p>119560.326666542</text:p>
              </table:table-cell>
              <table:table-cell office:value-type="float" office:value="137384">
                <text:p>13738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8.575816131">
                <text:p>168.575816131</text:p>
              </table:table-cell>
              <table:table-cell office:value-type="float" office:value="0.169733716998962">
                <text:p>0.169733716998962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95408.6475379304">
                <text:p>95408.6475379304</text:p>
              </table:table-cell>
              <table:table-cell office:value-type="float" office:value="0">
                <text:p>0</text:p>
              </table:table-cell>
              <table:table-cell office:value-type="float" office:value="95448.5490666102">
                <text:p>95448.5490666102</text:p>
              </table:table-cell>
              <table:table-cell office:value-type="float" office:value="116748">
                <text:p>11674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8.77810225">
                <text:p>168.77810225</text:p>
              </table:table-cell>
              <table:table-cell office:value-type="float" office:value="0.103515299999344">
                <text:p>0.103515299999344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09159.839748728">
                <text:p>109159.839748728</text:p>
              </table:table-cell>
              <table:table-cell office:value-type="float" office:value="0">
                <text:p>0</text:p>
              </table:table-cell>
              <table:table-cell office:value-type="float" office:value="120945.117506852">
                <text:p>120945.117506852</text:p>
              </table:table-cell>
              <table:table-cell office:value-type="float" office:value="106943">
                <text:p>10694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8.978592241001">
                <text:p>168.978592241001</text:p>
              </table:table-cell>
              <table:table-cell office:value-type="float" office:value="0.10216229300022">
                <text:p>0.10216229300022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07049.037889468">
                <text:p>107049.037889468</text:p>
              </table:table-cell>
              <table:table-cell office:value-type="float" office:value="0">
                <text:p>0</text:p>
              </table:table-cell>
              <table:table-cell office:value-type="float" office:value="110840.291849903">
                <text:p>110840.291849903</text:p>
              </table:table-cell>
              <table:table-cell office:value-type="float" office:value="123037">
                <text:p>12303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9.179992047">
                <text:p>169.179992047</text:p>
              </table:table-cell>
              <table:table-cell office:value-type="float" office:value="0.103874446998816">
                <text:p>0.103874446998816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04226.460835602">
                <text:p>104226.460835602</text:p>
              </table:table-cell>
              <table:table-cell office:value-type="float" office:value="0">
                <text:p>0</text:p>
              </table:table-cell>
              <table:table-cell office:value-type="float" office:value="95986.5633016063">
                <text:p>95986.5633016063</text:p>
              </table:table-cell>
              <table:table-cell office:value-type="float" office:value="142534">
                <text:p>14253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9.381967270001">
                <text:p>169.381967270001</text:p>
              </table:table-cell>
              <table:table-cell office:value-type="float" office:value="0.116912106999735">
                <text:p>0.116912106999735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29143.865393042">
                <text:p>129143.865393042</text:p>
              </table:table-cell>
              <table:table-cell office:value-type="float" office:value="0">
                <text:p>0</text:p>
              </table:table-cell>
              <table:table-cell office:value-type="float" office:value="119184.574259916">
                <text:p>119184.574259916</text:p>
              </table:table-cell>
              <table:table-cell office:value-type="float" office:value="138103">
                <text:p>13810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9.583464432">
                <text:p>169.583464432</text:p>
              </table:table-cell>
              <table:table-cell office:value-type="float" office:value="0.113129563000257">
                <text:p>0.113129563000257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21939.380490667">
                <text:p>121939.380490667</text:p>
              </table:table-cell>
              <table:table-cell office:value-type="float" office:value="0">
                <text:p>0</text:p>
              </table:table-cell>
              <table:table-cell office:value-type="float" office:value="124202.786092087">
                <text:p>124202.786092087</text:p>
              </table:table-cell>
              <table:table-cell office:value-type="float" office:value="115955">
                <text:p>11595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9.785216593">
                <text:p>169.785216593</text:p>
              </table:table-cell>
              <table:table-cell office:value-type="float" office:value="0.102281221999874">
                <text:p>0.102281221999874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07428.759204381">
                <text:p>107428.759204381</text:p>
              </table:table-cell>
              <table:table-cell office:value-type="float" office:value="0">
                <text:p>0</text:p>
              </table:table-cell>
              <table:table-cell office:value-type="float" office:value="118742.211531225">
                <text:p>118742.211531225</text:p>
              </table:table-cell>
              <table:table-cell office:value-type="float" office:value="107124">
                <text:p>10712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9.987975243001">
                <text:p>169.987975243001</text:p>
              </table:table-cell>
              <table:table-cell office:value-type="float" office:value="0.106637102000605">
                <text:p>0.106637102000605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07806.759688482">
                <text:p>107806.759688482</text:p>
              </table:table-cell>
              <table:table-cell office:value-type="float" office:value="0">
                <text:p>0</text:p>
              </table:table-cell>
              <table:table-cell office:value-type="float" office:value="110478.814461902">
                <text:p>110478.814461902</text:p>
              </table:table-cell>
              <table:table-cell office:value-type="float" office:value="124048">
                <text:p>12404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70.189727704999">
                <text:p>170.189727704999</text:p>
              </table:table-cell>
              <table:table-cell office:value-type="float" office:value="0.10569857200062">
                <text:p>0.10569857200062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86658.1434145062">
                <text:p>86658.1434145062</text:p>
              </table:table-cell>
              <table:table-cell office:value-type="float" office:value="0">
                <text:p>0</text:p>
              </table:table-cell>
              <table:table-cell office:value-type="float" office:value="85487.3635367237">
                <text:p>85487.3635367237</text:p>
              </table:table-cell>
              <table:table-cell office:value-type="float" office:value="142965">
                <text:p>14296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70.391277015">
                <text:p>170.391277015</text:p>
              </table:table-cell>
              <table:table-cell office:value-type="float" office:value="0.118147001001489">
                <text:p>0.118147001001489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20924.39810971">
                <text:p>120924.39810971</text:p>
              </table:table-cell>
              <table:table-cell office:value-type="float" office:value="0">
                <text:p>0</text:p>
              </table:table-cell>
              <table:table-cell office:value-type="float" office:value="106852.053060395">
                <text:p>106852.053060395</text:p>
              </table:table-cell>
              <table:table-cell office:value-type="float" office:value="137297">
                <text:p>13729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70.592792445999">
                <text:p>170.592792445999</text:p>
              </table:table-cell>
              <table:table-cell office:value-type="float" office:value="0.113668804000554">
                <text:p>0.113668804000554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22489.524438473">
                <text:p>122489.524438473</text:p>
              </table:table-cell>
              <table:table-cell office:value-type="float" office:value="0">
                <text:p>0</text:p>
              </table:table-cell>
              <table:table-cell office:value-type="float" office:value="124158.856306097">
                <text:p>124158.856306097</text:p>
              </table:table-cell>
              <table:table-cell office:value-type="float" office:value="115019">
                <text:p>11501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70.801855877">
                <text:p>170.801855877</text:p>
              </table:table-cell>
              <table:table-cell office:value-type="float" office:value="0.128910827999789">
                <text:p>0.128910827999789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92289.8398161433">
                <text:p>92289.8398161433</text:p>
              </table:table-cell>
              <table:table-cell office:value-type="float" office:value="0">
                <text:p>0</text:p>
              </table:table-cell>
              <table:table-cell office:value-type="float" office:value="103669.697633438">
                <text:p>103669.697633438</text:p>
              </table:table-cell>
              <table:table-cell office:value-type="float" office:value="107657">
                <text:p>10765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1.004058905">
                <text:p>171.004058905</text:p>
              </table:table-cell>
              <table:table-cell office:value-type="float" office:value="0.111933789999966">
                <text:p>0.111933789999966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04468.095953234">
                <text:p>104468.095953234</text:p>
              </table:table-cell>
              <table:table-cell office:value-type="float" office:value="0">
                <text:p>0</text:p>
              </table:table-cell>
              <table:table-cell office:value-type="float" office:value="108228.689958573">
                <text:p>108228.689958573</text:p>
              </table:table-cell>
              <table:table-cell office:value-type="float" office:value="126042">
                <text:p>12604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1.205796466">
                <text:p>171.205796466</text:p>
              </table:table-cell>
              <table:table-cell office:value-type="float" office:value="0.103832430000693">
                <text:p>0.103832430000693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24476.581037327">
                <text:p>124476.581037327</text:p>
              </table:table-cell>
              <table:table-cell office:value-type="float" office:value="0">
                <text:p>0</text:p>
              </table:table-cell>
              <table:table-cell office:value-type="float" office:value="115085.312253282">
                <text:p>115085.312253282</text:p>
              </table:table-cell>
              <table:table-cell office:value-type="float" office:value="143589">
                <text:p>14358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1.407184762">
                <text:p>171.407184762</text:p>
              </table:table-cell>
              <table:table-cell office:value-type="float" office:value="0.116903845999332">
                <text:p>0.116903845999332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33038.802813676">
                <text:p>133038.802813676</text:p>
              </table:table-cell>
              <table:table-cell office:value-type="float" office:value="0">
                <text:p>0</text:p>
              </table:table-cell>
              <table:table-cell office:value-type="float" office:value="124075.594037302">
                <text:p>124075.594037302</text:p>
              </table:table-cell>
              <table:table-cell office:value-type="float" office:value="135744">
                <text:p>13574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1.621678133">
                <text:p>171.621678133</text:p>
              </table:table-cell>
              <table:table-cell office:value-type="float" office:value="0.116078729999572">
                <text:p>0.116078729999572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19939.042793723">
                <text:p>119939.042793723</text:p>
              </table:table-cell>
              <table:table-cell office:value-type="float" office:value="0">
                <text:p>0</text:p>
              </table:table-cell>
              <table:table-cell office:value-type="float" office:value="123946.358736656">
                <text:p>123946.358736656</text:p>
              </table:table-cell>
              <table:table-cell office:value-type="float" office:value="112377">
                <text:p>11237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71.823472163">
                <text:p>171.823472163</text:p>
              </table:table-cell>
              <table:table-cell office:value-type="float" office:value="0.10319941600028">
                <text:p>0.10319941600028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94464.875034118">
                <text:p>94464.875034118</text:p>
              </table:table-cell>
              <table:table-cell office:value-type="float" office:value="0">
                <text:p>0</text:p>
              </table:table-cell>
              <table:table-cell office:value-type="float" office:value="107626.954052801">
                <text:p>107626.954052801</text:p>
              </table:table-cell>
              <table:table-cell office:value-type="float" office:value="108640">
                <text:p>10864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72.025826290001">
                <text:p>172.025826290001</text:p>
              </table:table-cell>
              <table:table-cell office:value-type="float" office:value="0.104236064000361">
                <text:p>0.104236064000361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10607.538951083">
                <text:p>110607.538951083</text:p>
              </table:table-cell>
              <table:table-cell office:value-type="float" office:value="0">
                <text:p>0</text:p>
              </table:table-cell>
              <table:table-cell office:value-type="float" office:value="110064.546363786">
                <text:p>110064.546363786</text:p>
              </table:table-cell>
              <table:table-cell office:value-type="float" office:value="128513">
                <text:p>12851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72.653063759">
                <text:p>172.653063759</text:p>
              </table:table-cell>
              <table:table-cell office:value-type="float" office:value="0.626294446999964">
                <text:p>0.626294446999964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65645.9138016861">
                <text:p>65645.9138016861</text:p>
              </table:table-cell>
              <table:table-cell office:value-type="float" office:value="0">
                <text:p>0</text:p>
              </table:table-cell>
              <table:table-cell office:value-type="float" office:value="56720.5050737219">
                <text:p>56720.5050737219</text:p>
              </table:table-cell>
              <table:table-cell office:value-type="float" office:value="109972">
                <text:p>10997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72.854671685">
                <text:p>172.854671685</text:p>
              </table:table-cell>
              <table:table-cell office:value-type="float" office:value="0.103259683000942">
                <text:p>0.103259683000942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99419.7462446286">
                <text:p>99419.7462446286</text:p>
              </table:table-cell>
              <table:table-cell office:value-type="float" office:value="0">
                <text:p>0</text:p>
              </table:table-cell>
              <table:table-cell office:value-type="float" office:value="108890.701617214">
                <text:p>108890.701617214</text:p>
              </table:table-cell>
              <table:table-cell office:value-type="float" office:value="110631">
                <text:p>11063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73.057619797">
                <text:p>173.057619797</text:p>
              </table:table-cell>
              <table:table-cell office:value-type="float" office:value="0.10358916900077">
                <text:p>0.10358916900077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07725.029854081">
                <text:p>107725.029854081</text:p>
              </table:table-cell>
              <table:table-cell office:value-type="float" office:value="0">
                <text:p>0</text:p>
              </table:table-cell>
              <table:table-cell office:value-type="float" office:value="107388.405098646">
                <text:p>107388.405098646</text:p>
              </table:table-cell>
              <table:table-cell office:value-type="float" office:value="132221">
                <text:p>13222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3.259544849001">
                <text:p>173.259544849001</text:p>
              </table:table-cell>
              <table:table-cell office:value-type="float" office:value="0.111176094998882">
                <text:p>0.111176094998882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28337.294089806">
                <text:p>128337.294089806</text:p>
              </table:table-cell>
              <table:table-cell office:value-type="float" office:value="0">
                <text:p>0</text:p>
              </table:table-cell>
              <table:table-cell office:value-type="float" office:value="117308.874560432">
                <text:p>117308.874560432</text:p>
              </table:table-cell>
              <table:table-cell office:value-type="float" office:value="144244">
                <text:p>14424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73.46670221">
                <text:p>173.46670221</text:p>
              </table:table-cell>
              <table:table-cell office:value-type="float" office:value="0.12469246100045">
                <text:p>0.12469246100045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29586.738933198">
                <text:p>129586.738933198</text:p>
              </table:table-cell>
              <table:table-cell office:value-type="float" office:value="0">
                <text:p>0</text:p>
              </table:table-cell>
              <table:table-cell office:value-type="float" office:value="123445.25268949">
                <text:p>123445.25268949</text:p>
              </table:table-cell>
              <table:table-cell office:value-type="float" office:value="129278">
                <text:p>12927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73.670735686999">
                <text:p>173.670735686999</text:p>
              </table:table-cell>
              <table:table-cell office:value-type="float" office:value="0.108205094000368">
                <text:p>0.108205094000368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18587.946468795">
                <text:p>118587.946468795</text:p>
              </table:table-cell>
              <table:table-cell office:value-type="float" office:value="0">
                <text:p>0</text:p>
              </table:table-cell>
              <table:table-cell office:value-type="float" office:value="128684.645886006">
                <text:p>128684.645886006</text:p>
              </table:table-cell>
              <table:table-cell office:value-type="float" office:value="109018">
                <text:p>10901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3.871453166999">
                <text:p>173.871453166999</text:p>
              </table:table-cell>
              <table:table-cell office:value-type="float" office:value="0.103299751999657">
                <text:p>0.103299751999657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08310.419792973">
                <text:p>108310.419792973</text:p>
              </table:table-cell>
              <table:table-cell office:value-type="float" office:value="0">
                <text:p>0</text:p>
              </table:table-cell>
              <table:table-cell office:value-type="float" office:value="115594.591283888">
                <text:p>115594.591283888</text:p>
              </table:table-cell>
              <table:table-cell office:value-type="float" office:value="111876">
                <text:p>11187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74.073564306">
                <text:p>174.073564306</text:p>
              </table:table-cell>
              <table:table-cell office:value-type="float" office:value="0.102019263000329">
                <text:p>0.102019263000329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09266.658855455">
                <text:p>109266.658855455</text:p>
              </table:table-cell>
              <table:table-cell office:value-type="float" office:value="0">
                <text:p>0</text:p>
              </table:table-cell>
              <table:table-cell office:value-type="float" office:value="108419.733446483">
                <text:p>108419.733446483</text:p>
              </table:table-cell>
              <table:table-cell office:value-type="float" office:value="133944">
                <text:p>13394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74.276351832001">
                <text:p>174.276351832001</text:p>
              </table:table-cell>
              <table:table-cell office:value-type="float" office:value="0.110132919000534">
                <text:p>0.110132919000534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28871.602882197">
                <text:p>128871.602882197</text:p>
              </table:table-cell>
              <table:table-cell office:value-type="float" office:value="0">
                <text:p>0</text:p>
              </table:table-cell>
              <table:table-cell office:value-type="float" office:value="117599.015472553">
                <text:p>117599.015472553</text:p>
              </table:table-cell>
              <table:table-cell office:value-type="float" office:value="144012">
                <text:p>14401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74.478270492">
                <text:p>174.478270492</text:p>
              </table:table-cell>
              <table:table-cell office:value-type="float" office:value="0.118171547999737">
                <text:p>0.118171547999737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29962.696171439">
                <text:p>129962.696171439</text:p>
              </table:table-cell>
              <table:table-cell office:value-type="float" office:value="0">
                <text:p>0</text:p>
              </table:table-cell>
              <table:table-cell office:value-type="float" office:value="124819.846341808">
                <text:p>124819.846341808</text:p>
              </table:table-cell>
              <table:table-cell office:value-type="float" office:value="127928">
                <text:p>12792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74.683226961">
                <text:p>174.683226961</text:p>
              </table:table-cell>
              <table:table-cell office:value-type="float" office:value="0.106262542998593">
                <text:p>0.106262542998593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17208.755513292">
                <text:p>117208.755513292</text:p>
              </table:table-cell>
              <table:table-cell office:value-type="float" office:value="0">
                <text:p>0</text:p>
              </table:table-cell>
              <table:table-cell office:value-type="float" office:value="125424.647116369">
                <text:p>125424.647116369</text:p>
              </table:table-cell>
              <table:table-cell office:value-type="float" office:value="108238">
                <text:p>10823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74.885340762999">
                <text:p>174.885340762999</text:p>
              </table:table-cell>
              <table:table-cell office:value-type="float" office:value="0.170767965999403">
                <text:p>0.170767965999403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62760.3398358949">
                <text:p>62760.3398358949</text:p>
              </table:table-cell>
              <table:table-cell office:value-type="float" office:value="0">
                <text:p>0</text:p>
              </table:table-cell>
              <table:table-cell office:value-type="float" office:value="72818.2175817665">
                <text:p>72818.2175817665</text:p>
              </table:table-cell>
              <table:table-cell office:value-type="float" office:value="113123">
                <text:p>11312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5.087446764001">
                <text:p>175.087446764001</text:p>
              </table:table-cell>
              <table:table-cell office:value-type="float" office:value="0.102758453000206">
                <text:p>0.102758453000206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15569.050710638">
                <text:p>115569.050710638</text:p>
              </table:table-cell>
              <table:table-cell office:value-type="float" office:value="0">
                <text:p>0</text:p>
              </table:table-cell>
              <table:table-cell office:value-type="float" office:value="113073.736704108">
                <text:p>113073.736704108</text:p>
              </table:table-cell>
              <table:table-cell office:value-type="float" office:value="135375">
                <text:p>13537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5.289890321001">
                <text:p>175.289890321001</text:p>
              </table:table-cell>
              <table:table-cell office:value-type="float" office:value="0.11634202300047">
                <text:p>0.11634202300047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28986.024650357">
                <text:p>128986.024650357</text:p>
              </table:table-cell>
              <table:table-cell office:value-type="float" office:value="0">
                <text:p>0</text:p>
              </table:table-cell>
              <table:table-cell office:value-type="float" office:value="117619.447931153">
                <text:p>117619.447931153</text:p>
              </table:table-cell>
              <table:table-cell office:value-type="float" office:value="143671">
                <text:p>14367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5.492424035001">
                <text:p>175.492424035001</text:p>
              </table:table-cell>
              <table:table-cell office:value-type="float" office:value="0.118320654999479">
                <text:p>0.118320654999479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29614.322752309">
                <text:p>129614.322752309</text:p>
              </table:table-cell>
              <table:table-cell office:value-type="float" office:value="0">
                <text:p>0</text:p>
              </table:table-cell>
              <table:table-cell office:value-type="float" office:value="125376.630838659">
                <text:p>125376.630838659</text:p>
              </table:table-cell>
              <table:table-cell office:value-type="float" office:value="126261">
                <text:p>12626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5.694467736999">
                <text:p>175.694467736999</text:p>
              </table:table-cell>
              <table:table-cell office:value-type="float" office:value="0.103820880000058">
                <text:p>0.103820880000058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15505.710088978">
                <text:p>115505.710088978</text:p>
              </table:table-cell>
              <table:table-cell office:value-type="float" office:value="0">
                <text:p>0</text:p>
              </table:table-cell>
              <table:table-cell office:value-type="float" office:value="124398.937694647">
                <text:p>124398.937694647</text:p>
              </table:table-cell>
              <table:table-cell office:value-type="float" office:value="107744">
                <text:p>10774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5.895687523">
                <text:p>175.895687523</text:p>
              </table:table-cell>
              <table:table-cell office:value-type="float" office:value="0.103822380999191">
                <text:p>0.103822380999191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05782.924664147">
                <text:p>105782.924664147</text:p>
              </table:table-cell>
              <table:table-cell office:value-type="float" office:value="0">
                <text:p>0</text:p>
              </table:table-cell>
              <table:table-cell office:value-type="float" office:value="115241.620561573">
                <text:p>115241.620561573</text:p>
              </table:table-cell>
              <table:table-cell office:value-type="float" office:value="114069">
                <text:p>11406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6.098016816">
                <text:p>176.098016816</text:p>
              </table:table-cell>
              <table:table-cell office:value-type="float" office:value="0.103382446999603">
                <text:p>0.103382446999603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13707.142920709">
                <text:p>113707.142920709</text:p>
              </table:table-cell>
              <table:table-cell office:value-type="float" office:value="0">
                <text:p>0</text:p>
              </table:table-cell>
              <table:table-cell office:value-type="float" office:value="110476.260404577">
                <text:p>110476.260404577</text:p>
              </table:table-cell>
              <table:table-cell office:value-type="float" office:value="136411">
                <text:p>13641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6.312969246999">
                <text:p>176.312969246999</text:p>
              </table:table-cell>
              <table:table-cell office:value-type="float" office:value="0.15825793499971">
                <text:p>0.15825793499971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04965.626320146">
                <text:p>104965.626320146</text:p>
              </table:table-cell>
              <table:table-cell office:value-type="float" office:value="0">
                <text:p>0</text:p>
              </table:table-cell>
              <table:table-cell office:value-type="float" office:value="93553.076569091">
                <text:p>93553.076569091</text:p>
              </table:table-cell>
              <table:table-cell office:value-type="float" office:value="142796">
                <text:p>14279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6.515092094">
                <text:p>176.515092094</text:p>
              </table:table-cell>
              <table:table-cell office:value-type="float" office:value="0.111381552000239">
                <text:p>0.111381552000239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23470.79326274">
                <text:p>123470.79326274</text:p>
              </table:table-cell>
              <table:table-cell office:value-type="float" office:value="0">
                <text:p>0</text:p>
              </table:table-cell>
              <table:table-cell office:value-type="float" office:value="120209.262058708">
                <text:p>120209.262058708</text:p>
              </table:table-cell>
              <table:table-cell office:value-type="float" office:value="123585">
                <text:p>12358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6.716493780001">
                <text:p>176.716493780001</text:p>
              </table:table-cell>
              <table:table-cell office:value-type="float" office:value="0.103916146001211">
                <text:p>0.103916146001211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13384.820886294">
                <text:p>113384.820886294</text:p>
              </table:table-cell>
              <table:table-cell office:value-type="float" office:value="0">
                <text:p>0</text:p>
              </table:table-cell>
              <table:table-cell office:value-type="float" office:value="123198.01994043">
                <text:p>123198.01994043</text:p>
              </table:table-cell>
              <table:table-cell office:value-type="float" office:value="107039">
                <text:p>10703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6.917367116001">
                <text:p>176.917367116001</text:p>
              </table:table-cell>
              <table:table-cell office:value-type="float" office:value="0.102168315001109">
                <text:p>0.102168315001109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05675.654256497">
                <text:p>105675.654256497</text:p>
              </table:table-cell>
              <table:table-cell office:value-type="float" office:value="0">
                <text:p>0</text:p>
              </table:table-cell>
              <table:table-cell office:value-type="float" office:value="114127.540756405">
                <text:p>114127.540756405</text:p>
              </table:table-cell>
              <table:table-cell office:value-type="float" office:value="116212">
                <text:p>11621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7.121016950001">
                <text:p>177.121016950001</text:p>
              </table:table-cell>
              <table:table-cell office:value-type="float" office:value="0.103041430000303">
                <text:p>0.103041430000303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14434.027635406">
                <text:p>114434.027635406</text:p>
              </table:table-cell>
              <table:table-cell office:value-type="float" office:value="0">
                <text:p>0</text:p>
              </table:table-cell>
              <table:table-cell office:value-type="float" office:value="109748.354066951">
                <text:p>109748.354066951</text:p>
              </table:table-cell>
              <table:table-cell office:value-type="float" office:value="138503">
                <text:p>13850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7.323032749">
                <text:p>177.323032749</text:p>
              </table:table-cell>
              <table:table-cell office:value-type="float" office:value="0.119252594999125">
                <text:p>0.119252594999125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30466.35627593">
                <text:p>130466.35627593</text:p>
              </table:table-cell>
              <table:table-cell office:value-type="float" office:value="0">
                <text:p>0</text:p>
              </table:table-cell>
              <table:table-cell office:value-type="float" office:value="119079.857909591">
                <text:p>119079.857909591</text:p>
              </table:table-cell>
              <table:table-cell office:value-type="float" office:value="142292">
                <text:p>14229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7.52523392">
                <text:p>177.52523392</text:p>
              </table:table-cell>
              <table:table-cell office:value-type="float" office:value="0.116433026001687">
                <text:p>0.116433026001687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26979.557215833">
                <text:p>126979.557215833</text:p>
              </table:table-cell>
              <table:table-cell office:value-type="float" office:value="0">
                <text:p>0</text:p>
              </table:table-cell>
              <table:table-cell office:value-type="float" office:value="125044.092574944">
                <text:p>125044.092574944</text:p>
              </table:table-cell>
              <table:table-cell office:value-type="float" office:value="122397">
                <text:p>12239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7.726919751">
                <text:p>177.726919751</text:p>
              </table:table-cell>
              <table:table-cell office:value-type="float" office:value="0.103936413999691">
                <text:p>0.103936413999691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11563.778013565">
                <text:p>111563.778013565</text:p>
              </table:table-cell>
              <table:table-cell office:value-type="float" office:value="0">
                <text:p>0</text:p>
              </table:table-cell>
              <table:table-cell office:value-type="float" office:value="121726.372109762">
                <text:p>121726.372109762</text:p>
              </table:table-cell>
              <table:table-cell office:value-type="float" office:value="106828">
                <text:p>10682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7.928527035001">
                <text:p>177.928527035001</text:p>
              </table:table-cell>
              <table:table-cell office:value-type="float" office:value="0.103788041000371">
                <text:p>0.103788041000371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85580.3312233539">
                <text:p>85580.3312233539</text:p>
              </table:table-cell>
              <table:table-cell office:value-type="float" office:value="0">
                <text:p>0</text:p>
              </table:table-cell>
              <table:table-cell office:value-type="float" office:value="92307.2074059533">
                <text:p>92307.2074059533</text:p>
              </table:table-cell>
              <table:table-cell office:value-type="float" office:value="117342">
                <text:p>11734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8.130154848001">
                <text:p>178.130154848001</text:p>
              </table:table-cell>
              <table:table-cell office:value-type="float" office:value="0.102593645000525">
                <text:p>0.102593645000525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12429.092635277">
                <text:p>112429.092635277</text:p>
              </table:table-cell>
              <table:table-cell office:value-type="float" office:value="0">
                <text:p>0</text:p>
              </table:table-cell>
              <table:table-cell office:value-type="float" office:value="108284.368408258">
                <text:p>108284.368408258</text:p>
              </table:table-cell>
              <table:table-cell office:value-type="float" office:value="139263">
                <text:p>13926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8.332378404">
                <text:p>178.332378404</text:p>
              </table:table-cell>
              <table:table-cell office:value-type="float" office:value="0.11553626299974">
                <text:p>0.11553626299974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32466.693972875">
                <text:p>132466.693972875</text:p>
              </table:table-cell>
              <table:table-cell office:value-type="float" office:value="0">
                <text:p>0</text:p>
              </table:table-cell>
              <table:table-cell office:value-type="float" office:value="121269.195848586">
                <text:p>121269.195848586</text:p>
              </table:table-cell>
              <table:table-cell office:value-type="float" office:value="141769">
                <text:p>14176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8.533897358">
                <text:p>178.533897358</text:p>
              </table:table-cell>
              <table:table-cell office:value-type="float" office:value="0.116357790999245">
                <text:p>0.116357790999245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24686.524549443">
                <text:p>124686.524549443</text:p>
              </table:table-cell>
              <table:table-cell office:value-type="float" office:value="0">
                <text:p>0</text:p>
              </table:table-cell>
              <table:table-cell office:value-type="float" office:value="123406.43101815">
                <text:p>123406.43101815</text:p>
              </table:table-cell>
              <table:table-cell office:value-type="float" office:value="121396">
                <text:p>12139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8.736963332">
                <text:p>178.736963332</text:p>
              </table:table-cell>
              <table:table-cell office:value-type="float" office:value="0.102956971000822">
                <text:p>0.102956971000822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11907.55412951">
                <text:p>111907.55412951</text:p>
              </table:table-cell>
              <table:table-cell office:value-type="float" office:value="0">
                <text:p>0</text:p>
              </table:table-cell>
              <table:table-cell office:value-type="float" office:value="122314.316105978">
                <text:p>122314.316105978</text:p>
              </table:table-cell>
              <table:table-cell office:value-type="float" office:value="106700">
                <text:p>10670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8.939236296999">
                <text:p>178.939236296999</text:p>
              </table:table-cell>
              <table:table-cell office:value-type="float" office:value="0.101782087998799">
                <text:p>0.101782087998799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06296.800997938">
                <text:p>106296.800997938</text:p>
              </table:table-cell>
              <table:table-cell office:value-type="float" office:value="0">
                <text:p>0</text:p>
              </table:table-cell>
              <table:table-cell office:value-type="float" office:value="113803.686287595">
                <text:p>113803.686287595</text:p>
              </table:table-cell>
              <table:table-cell office:value-type="float" office:value="118544">
                <text:p>11854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9.156840232001">
                <text:p>179.156840232001</text:p>
              </table:table-cell>
              <table:table-cell office:value-type="float" office:value="0.114739585998905">
                <text:p>0.114739585998905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14977.531034167">
                <text:p>114977.531034167</text:p>
              </table:table-cell>
              <table:table-cell office:value-type="float" office:value="0">
                <text:p>0</text:p>
              </table:table-cell>
              <table:table-cell office:value-type="float" office:value="108927.480042694">
                <text:p>108927.480042694</text:p>
              </table:table-cell>
              <table:table-cell office:value-type="float" office:value="141197">
                <text:p>14119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9.357824291999">
                <text:p>179.357824291999</text:p>
              </table:table-cell>
              <table:table-cell office:value-type="float" office:value="0.106003472999873">
                <text:p>0.106003472999873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27699.801381484">
                <text:p>127699.801381484</text:p>
              </table:table-cell>
              <table:table-cell office:value-type="float" office:value="0">
                <text:p>0</text:p>
              </table:table-cell>
              <table:table-cell office:value-type="float" office:value="116128.389264815">
                <text:p>116128.389264815</text:p>
              </table:table-cell>
              <table:table-cell office:value-type="float" office:value="140065">
                <text:p>14006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9.560139341">
                <text:p>179.560139341</text:p>
              </table:table-cell>
              <table:table-cell office:value-type="float" office:value="0.115051094000592">
                <text:p>0.115051094000592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23156.1334003">
                <text:p>123156.1334003</text:p>
              </table:table-cell>
              <table:table-cell office:value-type="float" office:value="0">
                <text:p>0</text:p>
              </table:table-cell>
              <table:table-cell office:value-type="float" office:value="123734.371978681">
                <text:p>123734.371978681</text:p>
              </table:table-cell>
              <table:table-cell office:value-type="float" office:value="118429">
                <text:p>11842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9.762327625">
                <text:p>179.762327625</text:p>
              </table:table-cell>
              <table:table-cell office:value-type="float" office:value="0.103048356999352">
                <text:p>0.103048356999352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86574.370334246">
                <text:p>86574.370334246</text:p>
              </table:table-cell>
              <table:table-cell office:value-type="float" office:value="0">
                <text:p>0</text:p>
              </table:table-cell>
              <table:table-cell office:value-type="float" office:value="97630.3736827298">
                <text:p>97630.3736827298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9.964503732001">
                <text:p>179.964503732001</text:p>
              </table:table-cell>
              <table:table-cell office:value-type="float" office:value="0.103384305999498">
                <text:p>0.103384305999498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03499.597415592">
                <text:p>103499.597415592</text:p>
              </table:table-cell>
              <table:table-cell office:value-type="float" office:value="0">
                <text:p>0</text:p>
              </table:table-cell>
              <table:table-cell office:value-type="float" office:value="109482.221293685">
                <text:p>109482.221293685</text:p>
              </table:table-cell>
              <table:table-cell office:value-type="float" office:value="121391">
                <text:p>12139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80.167506471">
                <text:p>180.167506471</text:p>
              </table:table-cell>
              <table:table-cell office:value-type="float" office:value="0.103229178001129">
                <text:p>0.103229178001129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20337.986547889">
                <text:p>120337.986547889</text:p>
              </table:table-cell>
              <table:table-cell office:value-type="float" office:value="0">
                <text:p>0</text:p>
              </table:table-cell>
              <table:table-cell office:value-type="float" office:value="112838.252618742">
                <text:p>112838.252618742</text:p>
              </table:table-cell>
              <table:table-cell office:value-type="float" office:value="141859">
                <text:p>14185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80.36917392">
                <text:p>180.36917392</text:p>
              </table:table-cell>
              <table:table-cell office:value-type="float" office:value="0.148231465000208">
                <text:p>0.148231465000208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15009.201344997">
                <text:p>115009.201344997</text:p>
              </table:table-cell>
              <table:table-cell office:value-type="float" office:value="0">
                <text:p>0</text:p>
              </table:table-cell>
              <table:table-cell office:value-type="float" office:value="104553.912279355">
                <text:p>104553.912279355</text:p>
              </table:table-cell>
              <table:table-cell office:value-type="float" office:value="139185">
                <text:p>13918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80.571176517">
                <text:p>180.571176517</text:p>
              </table:table-cell>
              <table:table-cell office:value-type="float" office:value="0.1249212670009">
                <text:p>0.1249212670009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26654.170312627">
                <text:p>126654.170312627</text:p>
              </table:table-cell>
              <table:table-cell office:value-type="float" office:value="0">
                <text:p>0</text:p>
              </table:table-cell>
              <table:table-cell office:value-type="float" office:value="128020.08017004">
                <text:p>128020.08017004</text:p>
              </table:table-cell>
              <table:table-cell office:value-type="float" office:value="117240">
                <text:p>11724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80.773261390001">
                <text:p>180.773261390001</text:p>
              </table:table-cell>
              <table:table-cell office:value-type="float" office:value="0.102686359001382">
                <text:p>0.102686359001382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09319.783247815">
                <text:p>109319.783247815</text:p>
              </table:table-cell>
              <table:table-cell office:value-type="float" office:value="0">
                <text:p>0</text:p>
              </table:table-cell>
              <table:table-cell office:value-type="float" office:value="120529.540847264">
                <text:p>120529.540847264</text:p>
              </table:table-cell>
              <table:table-cell office:value-type="float" office:value="106859">
                <text:p>10685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80.974839319">
                <text:p>180.974839319</text:p>
              </table:table-cell>
              <table:table-cell office:value-type="float" office:value="0.109037946998797">
                <text:p>0.109037946998797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74230.1004710295">
                <text:p>74230.1004710295</text:p>
              </table:table-cell>
              <table:table-cell office:value-type="float" office:value="0">
                <text:p>0</text:p>
              </table:table-cell>
              <table:table-cell office:value-type="float" office:value="79532.8342892059">
                <text:p>79532.8342892059</text:p>
              </table:table-cell>
              <table:table-cell office:value-type="float" office:value="122599">
                <text:p>12259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81.176383518001">
                <text:p>181.176383518001</text:p>
              </table:table-cell>
              <table:table-cell office:value-type="float" office:value="0.102443036001205">
                <text:p>0.102443036001205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22368.972932733">
                <text:p>122368.972932733</text:p>
              </table:table-cell>
              <table:table-cell office:value-type="float" office:value="0">
                <text:p>0</text:p>
              </table:table-cell>
              <table:table-cell office:value-type="float" office:value="114328.800473616">
                <text:p>114328.800473616</text:p>
              </table:table-cell>
              <table:table-cell office:value-type="float" office:value="142350">
                <text:p>14235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81.379711309">
                <text:p>181.379711309</text:p>
              </table:table-cell>
              <table:table-cell office:value-type="float" office:value="0.11688115799916">
                <text:p>0.11688115799916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33168.548925786">
                <text:p>133168.548925786</text:p>
              </table:table-cell>
              <table:table-cell office:value-type="float" office:value="0">
                <text:p>0</text:p>
              </table:table-cell>
              <table:table-cell office:value-type="float" office:value="123079.511680549">
                <text:p>123079.511680549</text:p>
              </table:table-cell>
              <table:table-cell office:value-type="float" office:value="138301">
                <text:p>13830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81.581750150001">
                <text:p>181.581750150001</text:p>
              </table:table-cell>
              <table:table-cell office:value-type="float" office:value="0.1145081880004">
                <text:p>0.1145081880004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22688.230098359">
                <text:p>122688.230098359</text:p>
              </table:table-cell>
              <table:table-cell office:value-type="float" office:value="0">
                <text:p>0</text:p>
              </table:table-cell>
              <table:table-cell office:value-type="float" office:value="125982.453236151">
                <text:p>125982.453236151</text:p>
              </table:table-cell>
              <table:table-cell office:value-type="float" office:value="116168">
                <text:p>11616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81.783474902">
                <text:p>181.783474902</text:p>
              </table:table-cell>
              <table:table-cell office:value-type="float" office:value="0.102973125998687">
                <text:p>0.102973125998687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07574.851283371">
                <text:p>107574.851283371</text:p>
              </table:table-cell>
              <table:table-cell office:value-type="float" office:value="0">
                <text:p>0</text:p>
              </table:table-cell>
              <table:table-cell office:value-type="float" office:value="117654.693922238">
                <text:p>117654.693922238</text:p>
              </table:table-cell>
              <table:table-cell office:value-type="float" office:value="107080">
                <text:p>10708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81.985311958">
                <text:p>181.985311958</text:p>
              </table:table-cell>
              <table:table-cell office:value-type="float" office:value="0.103388716999689">
                <text:p>0.103388716999689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06330.514554628">
                <text:p>106330.514554628</text:p>
              </table:table-cell>
              <table:table-cell office:value-type="float" office:value="0">
                <text:p>0</text:p>
              </table:table-cell>
              <table:table-cell office:value-type="float" office:value="110972.769148558">
                <text:p>110972.769148558</text:p>
              </table:table-cell>
              <table:table-cell office:value-type="float" office:value="123828">
                <text:p>12382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82.190135987999">
                <text:p>182.190135987999</text:p>
              </table:table-cell>
              <table:table-cell office:value-type="float" office:value="0.103932248001001">
                <text:p>0.103932248001001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23956.064154491">
                <text:p>123956.064154491</text:p>
              </table:table-cell>
              <table:table-cell office:value-type="float" office:value="0">
                <text:p>0</text:p>
              </table:table-cell>
              <table:table-cell office:value-type="float" office:value="115400.993738653">
                <text:p>115400.993738653</text:p>
              </table:table-cell>
              <table:table-cell office:value-type="float" office:value="143000">
                <text:p>14300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82.394268094">
                <text:p>182.394268094</text:p>
              </table:table-cell>
              <table:table-cell office:value-type="float" office:value="0.111656245999257">
                <text:p>0.111656245999257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02245.555269015">
                <text:p>102245.555269015</text:p>
              </table:table-cell>
              <table:table-cell office:value-type="float" office:value="0">
                <text:p>0</text:p>
              </table:table-cell>
              <table:table-cell office:value-type="float" office:value="94904.1728940189">
                <text:p>94904.1728940189</text:p>
              </table:table-cell>
              <table:table-cell office:value-type="float" office:value="137259">
                <text:p>13725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82.595795488">
                <text:p>182.595795488</text:p>
              </table:table-cell>
              <table:table-cell office:value-type="float" office:value="0.113949058999424">
                <text:p>0.113949058999424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20222.032345333">
                <text:p>120222.032345333</text:p>
              </table:table-cell>
              <table:table-cell office:value-type="float" office:value="0">
                <text:p>0</text:p>
              </table:table-cell>
              <table:table-cell office:value-type="float" office:value="121928.653449902">
                <text:p>121928.653449902</text:p>
              </table:table-cell>
              <table:table-cell office:value-type="float" office:value="114804">
                <text:p>11480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82.797444977999">
                <text:p>182.797444977999</text:p>
              </table:table-cell>
              <table:table-cell office:value-type="float" office:value="0.102988463000656">
                <text:p>0.102988463000656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08091.792485952">
                <text:p>108091.792485952</text:p>
              </table:table-cell>
              <table:table-cell office:value-type="float" office:value="0">
                <text:p>0</text:p>
              </table:table-cell>
              <table:table-cell office:value-type="float" office:value="119562.063932552">
                <text:p>119562.063932552</text:p>
              </table:table-cell>
              <table:table-cell office:value-type="float" office:value="107491">
                <text:p>10749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83.000547455">
                <text:p>183.000547455</text:p>
              </table:table-cell>
              <table:table-cell office:value-type="float" office:value="0.104109493000578">
                <text:p>0.104109493000578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09202.296610865">
                <text:p>109202.296610865</text:p>
              </table:table-cell>
              <table:table-cell office:value-type="float" office:value="0">
                <text:p>0</text:p>
              </table:table-cell>
              <table:table-cell office:value-type="float" office:value="109872.992064411">
                <text:p>109872.992064411</text:p>
              </table:table-cell>
              <table:table-cell office:value-type="float" office:value="125512">
                <text:p>12551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83.202638322">
                <text:p>183.202638322</text:p>
              </table:table-cell>
              <table:table-cell office:value-type="float" office:value="0.105383221000011">
                <text:p>0.105383221000011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28225.937190436">
                <text:p>128225.937190436</text:p>
              </table:table-cell>
              <table:table-cell office:value-type="float" office:value="0">
                <text:p>0</text:p>
              </table:table-cell>
              <table:table-cell office:value-type="float" office:value="115342.761231643">
                <text:p>115342.761231643</text:p>
              </table:table-cell>
              <table:table-cell office:value-type="float" office:value="143455">
                <text:p>14345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83.403782994999">
                <text:p>183.403782994999</text:p>
              </table:table-cell>
              <table:table-cell office:value-type="float" office:value="0.117476198000077">
                <text:p>0.117476198000077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27570.055269374">
                <text:p>127570.055269374</text:p>
              </table:table-cell>
              <table:table-cell office:value-type="float" office:value="0">
                <text:p>0</text:p>
              </table:table-cell>
              <table:table-cell office:value-type="float" office:value="123921.328974871">
                <text:p>123921.328974871</text:p>
              </table:table-cell>
              <table:table-cell office:value-type="float" office:value="136083">
                <text:p>13608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83.648547733999">
                <text:p>183.648547733999</text:p>
              </table:table-cell>
              <table:table-cell office:value-type="float" office:value="0.127611557998534">
                <text:p>0.127611557998534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19830.239951677">
                <text:p>119830.239951677</text:p>
              </table:table-cell>
              <table:table-cell office:value-type="float" office:value="0">
                <text:p>0</text:p>
              </table:table-cell>
              <table:table-cell office:value-type="float" office:value="123595.942071666">
                <text:p>123595.942071666</text:p>
              </table:table-cell>
              <table:table-cell office:value-type="float" office:value="110392">
                <text:p>11039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83.851859905">
                <text:p>183.851859905</text:p>
              </table:table-cell>
              <table:table-cell office:value-type="float" office:value="0.130950773000222">
                <text:p>0.130950773000222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79521.5964369759">
                <text:p>79521.5964369759</text:p>
              </table:table-cell>
              <table:table-cell office:value-type="float" office:value="0">
                <text:p>0</text:p>
              </table:table-cell>
              <table:table-cell office:value-type="float" office:value="92644.8537843191">
                <text:p>92644.8537843191</text:p>
              </table:table-cell>
              <table:table-cell office:value-type="float" office:value="110396">
                <text:p>11039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84.052485563001">
                <text:p>184.052485563001</text:p>
              </table:table-cell>
              <table:table-cell office:value-type="float" office:value="0.104596775998289">
                <text:p>0.104596775998289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07879.294916512">
                <text:p>107879.294916512</text:p>
              </table:table-cell>
              <table:table-cell office:value-type="float" office:value="0">
                <text:p>0</text:p>
              </table:table-cell>
              <table:table-cell office:value-type="float" office:value="106651.304154649">
                <text:p>106651.304154649</text:p>
              </table:table-cell>
              <table:table-cell office:value-type="float" office:value="131582">
                <text:p>13158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84.254883763">
                <text:p>184.254883763</text:p>
              </table:table-cell>
              <table:table-cell office:value-type="float" office:value="0.107654774999901">
                <text:p>0.107654774999901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25820.526001745">
                <text:p>125820.526001745</text:p>
              </table:table-cell>
              <table:table-cell office:value-type="float" office:value="0">
                <text:p>0</text:p>
              </table:table-cell>
              <table:table-cell office:value-type="float" office:value="116224.421820235">
                <text:p>116224.421820235</text:p>
              </table:table-cell>
              <table:table-cell office:value-type="float" office:value="144272">
                <text:p>14427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84.458144151">
                <text:p>184.458144151</text:p>
              </table:table-cell>
              <table:table-cell office:value-type="float" office:value="0.118520291000095">
                <text:p>0.118520291000095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30841.291891241">
                <text:p>130841.291891241</text:p>
              </table:table-cell>
              <table:table-cell office:value-type="float" office:value="0">
                <text:p>0</text:p>
              </table:table-cell>
              <table:table-cell office:value-type="float" office:value="124359.094400377">
                <text:p>124359.094400377</text:p>
              </table:table-cell>
              <table:table-cell office:value-type="float" office:value="130263">
                <text:p>13026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84.660168764">
                <text:p>184.660168764</text:p>
              </table:table-cell>
              <table:table-cell office:value-type="float" office:value="0.106997259999844">
                <text:p>0.106997259999844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18368.297538844">
                <text:p>118368.297538844</text:p>
              </table:table-cell>
              <table:table-cell office:value-type="float" office:value="0">
                <text:p>0</text:p>
              </table:table-cell>
              <table:table-cell office:value-type="float" office:value="125524.255352045">
                <text:p>125524.255352045</text:p>
              </table:table-cell>
              <table:table-cell office:value-type="float" office:value="109510">
                <text:p>10951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84.862058903">
                <text:p>184.862058903</text:p>
              </table:table-cell>
              <table:table-cell office:value-type="float" office:value="0.103499269998792">
                <text:p>0.103499269998792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05373.764680681">
                <text:p>105373.764680681</text:p>
              </table:table-cell>
              <table:table-cell office:value-type="float" office:value="0">
                <text:p>0</text:p>
              </table:table-cell>
              <table:table-cell office:value-type="float" office:value="115974.635013849">
                <text:p>115974.635013849</text:p>
              </table:table-cell>
              <table:table-cell office:value-type="float" office:value="111184">
                <text:p>11118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85.066987318">
                <text:p>185.066987318</text:p>
              </table:table-cell>
              <table:table-cell office:value-type="float" office:value="0.105963956000778">
                <text:p>0.105963956000778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93359.9898353206">
                <text:p>93359.9898353206</text:p>
              </table:table-cell>
              <table:table-cell office:value-type="float" office:value="0">
                <text:p>0</text:p>
              </table:table-cell>
              <table:table-cell office:value-type="float" office:value="92504.8914429088">
                <text:p>92504.8914429088</text:p>
              </table:table-cell>
              <table:table-cell office:value-type="float" office:value="133232">
                <text:p>13323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85.269260136">
                <text:p>185.269260136</text:p>
              </table:table-cell>
              <table:table-cell office:value-type="float" office:value="0.103104470999824">
                <text:p>0.103104470999824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11016.698934549">
                <text:p>111016.698934549</text:p>
              </table:table-cell>
              <table:table-cell office:value-type="float" office:value="0">
                <text:p>0</text:p>
              </table:table-cell>
              <table:table-cell office:value-type="float" office:value="99141.353996203">
                <text:p>99141.353996203</text:p>
              </table:table-cell>
              <table:table-cell office:value-type="float" office:value="144141">
                <text:p>14414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85.488120401">
                <text:p>185.488120401</text:p>
              </table:table-cell>
              <table:table-cell office:value-type="float" office:value="0.128780083001402">
                <text:p>0.128780083001402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10049.732831301">
                <text:p>110049.732831301</text:p>
              </table:table-cell>
              <table:table-cell office:value-type="float" office:value="0">
                <text:p>0</text:p>
              </table:table-cell>
              <table:table-cell office:value-type="float" office:value="105090.264317606">
                <text:p>105090.264317606</text:p>
              </table:table-cell>
              <table:table-cell office:value-type="float" office:value="126781">
                <text:p>12678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5.690488785">
                <text:p>185.690488785</text:p>
              </table:table-cell>
              <table:table-cell office:value-type="float" office:value="0.10508980799932">
                <text:p>0.10508980799932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05616.400126557">
                <text:p>105616.400126557</text:p>
              </table:table-cell>
              <table:table-cell office:value-type="float" office:value="0">
                <text:p>0</text:p>
              </table:table-cell>
              <table:table-cell office:value-type="float" office:value="114484.087158976">
                <text:p>114484.087158976</text:p>
              </table:table-cell>
              <table:table-cell office:value-type="float" office:value="107909">
                <text:p>10790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5.894265567">
                <text:p>185.894265567</text:p>
              </table:table-cell>
              <table:table-cell office:value-type="float" office:value="0.102745384001537">
                <text:p>0.102745384001537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06977.712680785">
                <text:p>106977.712680785</text:p>
              </table:table-cell>
              <table:table-cell office:value-type="float" office:value="0">
                <text:p>0</text:p>
              </table:table-cell>
              <table:table-cell office:value-type="float" office:value="116617.746648286">
                <text:p>116617.746648286</text:p>
              </table:table-cell>
              <table:table-cell office:value-type="float" office:value="113938">
                <text:p>11393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6.096190635">
                <text:p>186.096190635</text:p>
              </table:table-cell>
              <table:table-cell office:value-type="float" office:value="0.102300607000871">
                <text:p>0.102300607000871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13894.0999169">
                <text:p>113894.0999169</text:p>
              </table:table-cell>
              <table:table-cell office:value-type="float" office:value="0">
                <text:p>0</text:p>
              </table:table-cell>
              <table:table-cell office:value-type="float" office:value="110814.417594408">
                <text:p>110814.417594408</text:p>
              </table:table-cell>
              <table:table-cell office:value-type="float" office:value="136239">
                <text:p>13623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6.298911960001">
                <text:p>186.298911960001</text:p>
              </table:table-cell>
              <table:table-cell office:value-type="float" office:value="0.107798286000616">
                <text:p>0.107798286000616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22205.002452468">
                <text:p>122205.002452468</text:p>
              </table:table-cell>
              <table:table-cell office:value-type="float" office:value="0">
                <text:p>0</text:p>
              </table:table-cell>
              <table:table-cell office:value-type="float" office:value="110813.395971478">
                <text:p>110813.395971478</text:p>
              </table:table-cell>
              <table:table-cell office:value-type="float" office:value="143374">
                <text:p>14337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6.505344028001">
                <text:p>186.505344028001</text:p>
              </table:table-cell>
              <table:table-cell office:value-type="float" office:value="0.118309311001212">
                <text:p>0.118309311001212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23897.320836016">
                <text:p>123897.320836016</text:p>
              </table:table-cell>
              <table:table-cell office:value-type="float" office:value="0">
                <text:p>0</text:p>
              </table:table-cell>
              <table:table-cell office:value-type="float" office:value="120252.681033233">
                <text:p>120252.681033233</text:p>
              </table:table-cell>
              <table:table-cell office:value-type="float" office:value="124734">
                <text:p>12473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6.709521399">
                <text:p>186.709521399</text:p>
              </table:table-cell>
              <table:table-cell office:value-type="float" office:value="0.144885235000402">
                <text:p>0.144885235000402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90836.0703867502">
                <text:p>90836.0703867502</text:p>
              </table:table-cell>
              <table:table-cell office:value-type="float" office:value="0">
                <text:p>0</text:p>
              </table:table-cell>
              <table:table-cell office:value-type="float" office:value="100970.569852372">
                <text:p>100970.569852372</text:p>
              </table:table-cell>
              <table:table-cell office:value-type="float" office:value="107307">
                <text:p>10730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6.910053973999">
                <text:p>186.910053973999</text:p>
              </table:table-cell>
              <table:table-cell office:value-type="float" office:value="0.114743651000026">
                <text:p>0.114743651000026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01078.861882952">
                <text:p>101078.861882952</text:p>
              </table:table-cell>
              <table:table-cell office:value-type="float" office:value="0">
                <text:p>0</text:p>
              </table:table-cell>
              <table:table-cell office:value-type="float" office:value="108754.825767524">
                <text:p>108754.825767524</text:p>
              </table:table-cell>
              <table:table-cell office:value-type="float" office:value="115398">
                <text:p>11539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7.111639340999">
                <text:p>187.111639340999</text:p>
              </table:table-cell>
              <table:table-cell office:value-type="float" office:value="0.103946924000411">
                <text:p>0.103946924000411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99321.1596318834">
                <text:p>99321.1596318834</text:p>
              </table:table-cell>
              <table:table-cell office:value-type="float" office:value="0">
                <text:p>0</text:p>
              </table:table-cell>
              <table:table-cell office:value-type="float" office:value="96414.1315845622">
                <text:p>96414.1315845622</text:p>
              </table:table-cell>
              <table:table-cell office:value-type="float" office:value="137681">
                <text:p>13768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7.313212509">
                <text:p>187.313212509</text:p>
              </table:table-cell>
              <table:table-cell office:value-type="float" office:value="0.113610981999955">
                <text:p>0.113610981999955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27785.617707605">
                <text:p>127785.617707605</text:p>
              </table:table-cell>
              <table:table-cell office:value-type="float" office:value="0">
                <text:p>0</text:p>
              </table:table-cell>
              <table:table-cell office:value-type="float" office:value="115790.232074984">
                <text:p>115790.232074984</text:p>
              </table:table-cell>
              <table:table-cell office:value-type="float" office:value="142781">
                <text:p>14278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7.515521622001">
                <text:p>187.515521622001</text:p>
              </table:table-cell>
              <table:table-cell office:value-type="float" office:value="0.103602637000222">
                <text:p>0.103602637000222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18979.228050986">
                <text:p>118979.228050986</text:p>
              </table:table-cell>
              <table:table-cell office:value-type="float" office:value="0">
                <text:p>0</text:p>
              </table:table-cell>
              <table:table-cell office:value-type="float" office:value="116374.08957948">
                <text:p>116374.08957948</text:p>
              </table:table-cell>
              <table:table-cell office:value-type="float" office:value="123533">
                <text:p>12353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7.718918064">
                <text:p>187.718918064</text:p>
              </table:table-cell>
              <table:table-cell office:value-type="float" office:value="0.102608903000146">
                <text:p>0.102608903000146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11573.994242865">
                <text:p>111573.994242865</text:p>
              </table:table-cell>
              <table:table-cell office:value-type="float" office:value="0">
                <text:p>0</text:p>
              </table:table-cell>
              <table:table-cell office:value-type="float" office:value="121406.093321206">
                <text:p>121406.093321206</text:p>
              </table:table-cell>
              <table:table-cell office:value-type="float" office:value="106985">
                <text:p>10698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8.346347315">
                <text:p>188.346347315</text:p>
              </table:table-cell>
              <table:table-cell office:value-type="float" office:value="0.647086305001722">
                <text:p>0.647086305001722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43615.6369391187">
                <text:p>43615.6369391187</text:p>
              </table:table-cell>
              <table:table-cell office:value-type="float" office:value="0">
                <text:p>0</text:p>
              </table:table-cell>
              <table:table-cell office:value-type="float" office:value="52068.5450619569">
                <text:p>52068.5450619569</text:p>
              </table:table-cell>
              <table:table-cell office:value-type="float" office:value="140883">
                <text:p>14088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8.54837325">
                <text:p>188.54837325</text:p>
              </table:table-cell>
              <table:table-cell office:value-type="float" office:value="0.102691105999838">
                <text:p>0.102691105999838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28358.237359871">
                <text:p>128358.237359871</text:p>
              </table:table-cell>
              <table:table-cell office:value-type="float" office:value="0">
                <text:p>0</text:p>
              </table:table-cell>
              <table:table-cell office:value-type="float" office:value="111042.750319264">
                <text:p>111042.750319264</text:p>
              </table:table-cell>
              <table:table-cell office:value-type="float" office:value="119738">
                <text:p>11973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8.74996431">
                <text:p>188.74996431</text:p>
              </table:table-cell>
              <table:table-cell office:value-type="float" office:value="0.103660891998516">
                <text:p>0.103660891998516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05530.072988972">
                <text:p>105530.072988972</text:p>
              </table:table-cell>
              <table:table-cell office:value-type="float" office:value="0">
                <text:p>0</text:p>
              </table:table-cell>
              <table:table-cell office:value-type="float" office:value="116331.18141642">
                <text:p>116331.18141642</text:p>
              </table:table-cell>
              <table:table-cell office:value-type="float" office:value="106644">
                <text:p>10664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8.953743602">
                <text:p>188.953743602</text:p>
              </table:table-cell>
              <table:table-cell office:value-type="float" office:value="0.103717150001103">
                <text:p>0.103717150001103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05272.113199146">
                <text:p>105272.113199146</text:p>
              </table:table-cell>
              <table:table-cell office:value-type="float" office:value="0">
                <text:p>0</text:p>
              </table:table-cell>
              <table:table-cell office:value-type="float" office:value="111960.678521871">
                <text:p>111960.678521871</text:p>
              </table:table-cell>
              <table:table-cell office:value-type="float" office:value="120166">
                <text:p>12016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9.156056567001">
                <text:p>189.156056567001</text:p>
              </table:table-cell>
              <table:table-cell office:value-type="float" office:value="0.102465580999706">
                <text:p>0.102465580999706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24603.262280648">
                <text:p>124603.262280648</text:p>
              </table:table-cell>
              <table:table-cell office:value-type="float" office:value="0">
                <text:p>0</text:p>
              </table:table-cell>
              <table:table-cell office:value-type="float" office:value="115244.174618898">
                <text:p>115244.174618898</text:p>
              </table:table-cell>
              <table:table-cell office:value-type="float" office:value="141100">
                <text:p>14110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9.358145931001">
                <text:p>189.358145931001</text:p>
              </table:table-cell>
              <table:table-cell office:value-type="float" office:value="0.116701819999435">
                <text:p>0.116701819999435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30150.67479056">
                <text:p>130150.67479056</text:p>
              </table:table-cell>
              <table:table-cell office:value-type="float" office:value="0">
                <text:p>0</text:p>
              </table:table-cell>
              <table:table-cell office:value-type="float" office:value="122424.140570953">
                <text:p>122424.140570953</text:p>
              </table:table-cell>
              <table:table-cell office:value-type="float" office:value="140092">
                <text:p>14009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9.560322152">
                <text:p>189.560322152</text:p>
              </table:table-cell>
              <table:table-cell office:value-type="float" office:value="0.115006130999973">
                <text:p>0.115006130999973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22794.989694544">
                <text:p>122794.989694544</text:p>
              </table:table-cell>
              <table:table-cell office:value-type="float" office:value="0">
                <text:p>0</text:p>
              </table:table-cell>
              <table:table-cell office:value-type="float" office:value="122794.989694544">
                <text:p>122794.989694544</text:p>
              </table:table-cell>
              <table:table-cell office:value-type="float" office:value="118410">
                <text:p>11841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9.762734365">
                <text:p>189.762734365</text:p>
              </table:table-cell>
              <table:table-cell office:value-type="float" office:value="0.108915238999543">
                <text:p>0.108915238999543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05561.232488337">
                <text:p>105561.232488337</text:p>
              </table:table-cell>
              <table:table-cell office:value-type="float" office:value="0">
                <text:p>0</text:p>
              </table:table-cell>
              <table:table-cell office:value-type="float" office:value="117249.620430492">
                <text:p>117249.620430492</text:p>
              </table:table-cell>
              <table:table-cell office:value-type="float" office:value="106712">
                <text:p>10671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9.96541599">
                <text:p>189.96541599</text:p>
              </table:table-cell>
              <table:table-cell office:value-type="float" office:value="0.102971644999343">
                <text:p>0.102971644999343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03229.888962072">
                <text:p>103229.888962072</text:p>
              </table:table-cell>
              <table:table-cell office:value-type="float" office:value="0">
                <text:p>0</text:p>
              </table:table-cell>
              <table:table-cell office:value-type="float" office:value="108592.387721653">
                <text:p>108592.387721653</text:p>
              </table:table-cell>
              <table:table-cell office:value-type="float" office:value="121503">
                <text:p>12150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90.168585157">
                <text:p>190.168585157</text:p>
              </table:table-cell>
              <table:table-cell office:value-type="float" office:value="0.104608550998819">
                <text:p>0.104608550998819</text:p>
              </table:table-cell>
              <table:table-cell office:value-type="float" office:value="125464.37845383">
                <text:p>125464.37845383</text:p>
              </table:table-cell>
              <table:table-cell office:value-type="float" office:value="121678.355832051">
                <text:p>121678.355832051</text:p>
              </table:table-cell>
              <table:table-cell office:value-type="float" office:value="0">
                <text:p>0</text:p>
              </table:table-cell>
              <table:table-cell office:value-type="float" office:value="114122.94345322">
                <text:p>114122.94345322</text:p>
              </table:table-cell>
              <table:table-cell office:value-type="float" office:value="141918">
                <text:p>14191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90.370211679001">
                <text:p>190.370211679001</text:p>
              </table:table-cell>
              <table:table-cell office:value-type="float" office:value="0.120006440998623">
                <text:p>0.120006440998623</text:p>
              </table:table-cell>
              <table:table-cell office:value-type="float" office:value="120130.093895189">
                <text:p>120130.093895189</text:p>
              </table:table-cell>
              <table:table-cell office:value-type="float" office:value="132114.234062024">
                <text:p>132114.234062024</text:p>
              </table:table-cell>
              <table:table-cell office:value-type="float" office:value="0">
                <text:p>0</text:p>
              </table:table-cell>
              <table:table-cell office:value-type="float" office:value="122911.965520029">
                <text:p>122911.965520029</text:p>
              </table:table-cell>
              <table:table-cell office:value-type="float" office:value="133212">
                <text:p>13321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90.571707526">
                <text:p>190.571707526</text:p>
              </table:table-cell>
              <table:table-cell office:value-type="float" office:value="0.109280743999989">
                <text:p>0.109280743999989</text:p>
              </table:table-cell>
              <table:table-cell office:value-type="float" office:value="120130.093895189">
                <text:p>120130.093895189</text:p>
              </table:table-cell>
              <table:table-cell office:value-type="float" office:value="120057.040242138">
                <text:p>120057.040242138</text:p>
              </table:table-cell>
              <table:table-cell office:value-type="float" office:value="0">
                <text:p>0</text:p>
              </table:table-cell>
              <table:table-cell office:value-type="float" office:value="123278.217340435">
                <text:p>123278.217340435</text:p>
              </table:table-cell>
              <table:table-cell office:value-type="float" office:value="112197">
                <text:p>11219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90.772966151">
                <text:p>190.772966151</text:p>
              </table:table-cell>
              <table:table-cell office:value-type="float" office:value="0.102206175999527">
                <text:p>0.102206175999527</text:p>
              </table:table-cell>
              <table:table-cell office:value-type="float" office:value="120130.093895189">
                <text:p>120130.093895189</text:p>
              </table:table-cell>
              <table:table-cell office:value-type="float" office:value="107762.02688158">
                <text:p>107762.02688158</text:p>
              </table:table-cell>
              <table:table-cell office:value-type="float" office:value="0">
                <text:p>0</text:p>
              </table:table-cell>
              <table:table-cell office:value-type="float" office:value="118528.597805125">
                <text:p>118528.597805125</text:p>
              </table:table-cell>
              <table:table-cell office:value-type="float" office:value="102309">
                <text:p>10230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90.974325997">
                <text:p>190.974325997</text:p>
              </table:table-cell>
              <table:table-cell office:value-type="float" office:value="0.102612116999808">
                <text:p>0.102612116999808</text:p>
              </table:table-cell>
              <table:table-cell office:value-type="float" office:value="120130.093895189">
                <text:p>120130.093895189</text:p>
              </table:table-cell>
              <table:table-cell office:value-type="float" office:value="101142.750348999">
                <text:p>101142.750348999</text:p>
              </table:table-cell>
              <table:table-cell office:value-type="float" office:value="0">
                <text:p>0</text:p>
              </table:table-cell>
              <table:table-cell office:value-type="float" office:value="106208.648673625">
                <text:p>106208.648673625</text:p>
              </table:table-cell>
              <table:table-cell office:value-type="float" office:value="117328">
                <text:p>11732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91.177803605">
                <text:p>191.177803605</text:p>
              </table:table-cell>
              <table:table-cell office:value-type="float" office:value="0.110816536998755">
                <text:p>0.110816536998755</text:p>
              </table:table-cell>
              <table:table-cell office:value-type="float" office:value="120130.093895189">
                <text:p>120130.093895189</text:p>
              </table:table-cell>
              <table:table-cell office:value-type="float" office:value="111090.958879166">
                <text:p>111090.958879166</text:p>
              </table:table-cell>
              <table:table-cell office:value-type="float" office:value="0">
                <text:p>0</text:p>
              </table:table-cell>
              <table:table-cell office:value-type="float" office:value="103415.786092481">
                <text:p>103415.786092481</text:p>
              </table:table-cell>
              <table:table-cell office:value-type="float" office:value="136367">
                <text:p>13636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91.37993632">
                <text:p>191.37993632</text:p>
              </table:table-cell>
              <table:table-cell office:value-type="float" office:value="0.108475119999639">
                <text:p>0.108475119999639</text:p>
              </table:table-cell>
              <table:table-cell office:value-type="float" office:value="120130.093895189">
                <text:p>120130.093895189</text:p>
              </table:table-cell>
              <table:table-cell office:value-type="float" office:value="128950.466073323">
                <text:p>128950.466073323</text:p>
              </table:table-cell>
              <table:table-cell office:value-type="float" office:value="0">
                <text:p>0</text:p>
              </table:table-cell>
              <table:table-cell office:value-type="float" office:value="119220.949149048">
                <text:p>119220.949149048</text:p>
              </table:table-cell>
              <table:table-cell office:value-type="float" office:value="132411">
                <text:p>13241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91.582355574001">
                <text:p>191.582355574001</text:p>
              </table:table-cell>
              <table:table-cell office:value-type="float" office:value="0.108772259000034">
                <text:p>0.108772259000034</text:p>
              </table:table-cell>
              <table:table-cell office:value-type="float" office:value="120130.093895189">
                <text:p>120130.093895189</text:p>
              </table:table-cell>
              <table:table-cell office:value-type="float" office:value="121841.004470796">
                <text:p>121841.004470796</text:p>
              </table:table-cell>
              <table:table-cell office:value-type="float" office:value="0">
                <text:p>0</text:p>
              </table:table-cell>
              <table:table-cell office:value-type="float" office:value="123862.642632066">
                <text:p>123862.642632066</text:p>
              </table:table-cell>
              <table:table-cell office:value-type="float" office:value="111134">
                <text:p>11113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91.784102502999">
                <text:p>191.784102502999</text:p>
              </table:table-cell>
              <table:table-cell office:value-type="float" office:value="0.102861819001191">
                <text:p>0.102861819001191</text:p>
              </table:table-cell>
              <table:table-cell office:value-type="float" office:value="120130.093895189">
                <text:p>120130.093895189</text:p>
              </table:table-cell>
              <table:table-cell office:value-type="float" office:value="106383.342412627">
                <text:p>106383.342412627</text:p>
              </table:table-cell>
              <table:table-cell office:value-type="float" office:value="0">
                <text:p>0</text:p>
              </table:table-cell>
              <table:table-cell office:value-type="float" office:value="117256.546446337">
                <text:p>117256.546446337</text:p>
              </table:table-cell>
              <table:table-cell office:value-type="float" office:value="102543">
                <text:p>10254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91.985985424">
                <text:p>191.985985424</text:p>
              </table:table-cell>
              <table:table-cell office:value-type="float" office:value="0.103849320999871">
                <text:p>0.103849320999871</text:p>
              </table:table-cell>
              <table:table-cell office:value-type="float" office:value="120130.093895189">
                <text:p>120130.093895189</text:p>
              </table:table-cell>
              <table:table-cell office:value-type="float" office:value="102891.468409604">
                <text:p>102891.468409604</text:p>
              </table:table-cell>
              <table:table-cell office:value-type="float" office:value="0">
                <text:p>0</text:p>
              </table:table-cell>
              <table:table-cell office:value-type="float" office:value="106668.497643666">
                <text:p>106668.497643666</text:p>
              </table:table-cell>
              <table:table-cell office:value-type="float" office:value="118573">
                <text:p>11857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92.188297874">
                <text:p>192.188297874</text:p>
              </table:table-cell>
              <table:table-cell office:value-type="float" office:value="0.10312755599989">
                <text:p>0.10312755599989</text:p>
              </table:table-cell>
              <table:table-cell office:value-type="float" office:value="120130.093895189">
                <text:p>120130.093895189</text:p>
              </table:table-cell>
              <table:table-cell office:value-type="float" office:value="120872.6009532">
                <text:p>120872.6009532</text:p>
              </table:table-cell>
              <table:table-cell office:value-type="float" office:value="0">
                <text:p>0</text:p>
              </table:table-cell>
              <table:table-cell office:value-type="float" office:value="109614.590666852">
                <text:p>109614.590666852</text:p>
              </table:table-cell>
              <table:table-cell office:value-type="float" office:value="136803">
                <text:p>13680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92.389044198">
                <text:p>192.389044198</text:p>
              </table:table-cell>
              <table:table-cell office:value-type="float" office:value="0.114673189000314">
                <text:p>0.114673189000314</text:p>
              </table:table-cell>
              <table:table-cell office:value-type="float" office:value="120130.093895189">
                <text:p>120130.093895189</text:p>
              </table:table-cell>
              <table:table-cell office:value-type="float" office:value="124945.517066781">
                <text:p>124945.517066781</text:p>
              </table:table-cell>
              <table:table-cell office:value-type="float" office:value="0">
                <text:p>0</text:p>
              </table:table-cell>
              <table:table-cell office:value-type="float" office:value="120535.320572402">
                <text:p>120535.320572402</text:p>
              </table:table-cell>
              <table:table-cell office:value-type="float" office:value="131659">
                <text:p>13165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92.594909871999">
                <text:p>192.594909871999</text:p>
              </table:table-cell>
              <table:table-cell office:value-type="float" office:value="0.110751886999424">
                <text:p>0.110751886999424</text:p>
              </table:table-cell>
              <table:table-cell office:value-type="float" office:value="120130.093895189">
                <text:p>120130.093895189</text:p>
              </table:table-cell>
              <table:table-cell office:value-type="float" office:value="122298.888139274">
                <text:p>122298.888139274</text:p>
              </table:table-cell>
              <table:table-cell office:value-type="float" office:value="0">
                <text:p>0</text:p>
              </table:table-cell>
              <table:table-cell office:value-type="float" office:value="123701.156873987">
                <text:p>123701.156873987</text:p>
              </table:table-cell>
              <table:table-cell office:value-type="float" office:value="109933">
                <text:p>10993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92.795732634">
                <text:p>192.795732634</text:p>
              </table:table-cell>
              <table:table-cell office:value-type="float" office:value="0.108247484999083">
                <text:p>0.108247484999083</text:p>
              </table:table-cell>
              <table:table-cell office:value-type="float" office:value="120130.093895189">
                <text:p>120130.093895189</text:p>
              </table:table-cell>
              <table:table-cell office:value-type="float" office:value="103772.9966776">
                <text:p>103772.9966776</text:p>
              </table:table-cell>
              <table:table-cell office:value-type="float" office:value="0">
                <text:p>0</text:p>
              </table:table-cell>
              <table:table-cell office:value-type="float" office:value="114875.653576428">
                <text:p>114875.653576428</text:p>
              </table:table-cell>
              <table:table-cell office:value-type="float" office:value="102873">
                <text:p>10287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92.997454284001">
                <text:p>192.997454284001</text:p>
              </table:table-cell>
              <table:table-cell office:value-type="float" office:value="0.102691051000875">
                <text:p>0.102691051000875</text:p>
              </table:table-cell>
              <table:table-cell office:value-type="float" office:value="120130.093895189">
                <text:p>120130.093895189</text:p>
              </table:table-cell>
              <table:table-cell office:value-type="float" office:value="101645.064093289">
                <text:p>101645.064093289</text:p>
              </table:table-cell>
              <table:table-cell office:value-type="float" office:value="0">
                <text:p>0</text:p>
              </table:table-cell>
              <table:table-cell office:value-type="float" office:value="105252.942106073">
                <text:p>105252.942106073</text:p>
              </table:table-cell>
              <table:table-cell office:value-type="float" office:value="119934">
                <text:p>11993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93.199578690001">
                <text:p>193.199578690001</text:p>
              </table:table-cell>
              <table:table-cell office:value-type="float" office:value="0.104013849999319">
                <text:p>0.104013849999319</text:p>
              </table:table-cell>
              <table:table-cell office:value-type="float" office:value="120130.093895189">
                <text:p>120130.093895189</text:p>
              </table:table-cell>
              <table:table-cell office:value-type="float" office:value="118082.372348413">
                <text:p>118082.372348413</text:p>
              </table:table-cell>
              <table:table-cell office:value-type="float" office:value="0">
                <text:p>0</text:p>
              </table:table-cell>
              <table:table-cell office:value-type="float" office:value="109363.674504774">
                <text:p>109363.674504774</text:p>
              </table:table-cell>
              <table:table-cell office:value-type="float" office:value="137280">
                <text:p>13728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93.400360903001">
                <text:p>193.400360903001</text:p>
              </table:table-cell>
              <table:table-cell office:value-type="float" office:value="0.113571485999273">
                <text:p>0.113571485999273</text:p>
              </table:table-cell>
              <table:table-cell office:value-type="float" office:value="120130.093895189">
                <text:p>120130.093895189</text:p>
              </table:table-cell>
              <table:table-cell office:value-type="float" office:value="129449.743243081">
                <text:p>129449.743243081</text:p>
              </table:table-cell>
              <table:table-cell office:value-type="float" office:value="0">
                <text:p>0</text:p>
              </table:table-cell>
              <table:table-cell office:value-type="float" office:value="120585.401598642">
                <text:p>120585.401598642</text:p>
              </table:table-cell>
              <table:table-cell office:value-type="float" office:value="130611">
                <text:p>13061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3.602997991">
                <text:p>193.602997991</text:p>
              </table:table-cell>
              <table:table-cell office:value-type="float" office:value="0.107806906999031">
                <text:p>0.107806906999031</text:p>
              </table:table-cell>
              <table:table-cell office:value-type="float" office:value="120130.093895189">
                <text:p>120130.093895189</text:p>
              </table:table-cell>
              <table:table-cell office:value-type="float" office:value="120614.530358802">
                <text:p>120614.530358802</text:p>
              </table:table-cell>
              <table:table-cell office:value-type="float" office:value="0">
                <text:p>0</text:p>
              </table:table-cell>
              <table:table-cell office:value-type="float" office:value="124022.595297506">
                <text:p>124022.595297506</text:p>
              </table:table-cell>
              <table:table-cell office:value-type="float" office:value="109190">
                <text:p>10919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93.804470319999">
                <text:p>193.804470319999</text:p>
              </table:table-cell>
              <table:table-cell office:value-type="float" office:value="0.102638808000847">
                <text:p>0.102638808000847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06079.790069909">
                <text:p>106079.790069909</text:p>
              </table:table-cell>
              <table:table-cell office:value-type="float" office:value="0">
                <text:p>0</text:p>
              </table:table-cell>
              <table:table-cell office:value-type="float" office:value="117026.582550338">
                <text:p>117026.582550338</text:p>
              </table:table-cell>
              <table:table-cell office:value-type="float" office:value="105313">
                <text:p>10531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94.008715335">
                <text:p>194.008715335</text:p>
              </table:table-cell>
              <table:table-cell office:value-type="float" office:value="0.104746667000654">
                <text:p>0.104746667000654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04039.243766078">
                <text:p>104039.243766078</text:p>
              </table:table-cell>
              <table:table-cell office:value-type="float" office:value="0">
                <text:p>0</text:p>
              </table:table-cell>
              <table:table-cell office:value-type="float" office:value="106020.510487829">
                <text:p>106020.510487829</text:p>
              </table:table-cell>
              <table:table-cell office:value-type="float" office:value="123709">
                <text:p>12370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94.212171794999">
                <text:p>194.212171794999</text:p>
              </table:table-cell>
              <table:table-cell office:value-type="float" office:value="0.112809350001044">
                <text:p>0.112809350001044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24456.887329059">
                <text:p>124456.887329059</text:p>
              </table:table-cell>
              <table:table-cell office:value-type="float" office:value="0">
                <text:p>0</text:p>
              </table:table-cell>
              <table:table-cell office:value-type="float" office:value="109476.129175371">
                <text:p>109476.129175371</text:p>
              </table:table-cell>
              <table:table-cell office:value-type="float" office:value="140456">
                <text:p>14045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94.413007454999">
                <text:p>194.413007454999</text:p>
              </table:table-cell>
              <table:table-cell office:value-type="float" office:value="0.116412576000585">
                <text:p>0.116412576000585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23353.885425618">
                <text:p>123353.885425618</text:p>
              </table:table-cell>
              <table:table-cell office:value-type="float" office:value="0">
                <text:p>0</text:p>
              </table:table-cell>
              <table:table-cell office:value-type="float" office:value="122765.251861733">
                <text:p>122765.251861733</text:p>
              </table:table-cell>
              <table:table-cell office:value-type="float" office:value="132210">
                <text:p>13221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94.613942002001">
                <text:p>194.613942002001</text:p>
              </table:table-cell>
              <table:table-cell office:value-type="float" office:value="0.10833356600051">
                <text:p>0.10833356600051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21098.91081384">
                <text:p>121098.91081384</text:p>
              </table:table-cell>
              <table:table-cell office:value-type="float" office:value="0">
                <text:p>0</text:p>
              </table:table-cell>
              <table:table-cell office:value-type="float" office:value="124099.043171705">
                <text:p>124099.043171705</text:p>
              </table:table-cell>
              <table:table-cell office:value-type="float" office:value="110500">
                <text:p>11050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4.815268885">
                <text:p>194.815268885</text:p>
              </table:table-cell>
              <table:table-cell office:value-type="float" office:value="0.103414586999861">
                <text:p>0.103414586999861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05683.075046152">
                <text:p>105683.075046152</text:p>
              </table:table-cell>
              <table:table-cell office:value-type="float" office:value="0">
                <text:p>0</text:p>
              </table:table-cell>
              <table:table-cell office:value-type="float" office:value="116824.517654644">
                <text:p>116824.517654644</text:p>
              </table:table-cell>
              <table:table-cell office:value-type="float" office:value="105763">
                <text:p>10576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95.017328899001">
                <text:p>195.017328899001</text:p>
              </table:table-cell>
              <table:table-cell office:value-type="float" office:value="0.103305874999933">
                <text:p>0.103305874999933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05474.718265911">
                <text:p>105474.718265911</text:p>
              </table:table-cell>
              <table:table-cell office:value-type="float" office:value="0">
                <text:p>0</text:p>
              </table:table-cell>
              <table:table-cell office:value-type="float" office:value="106674.052737401">
                <text:p>106674.052737401</text:p>
              </table:table-cell>
              <table:table-cell office:value-type="float" office:value="124701">
                <text:p>12470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95.219957267">
                <text:p>195.219957267</text:p>
              </table:table-cell>
              <table:table-cell office:value-type="float" office:value="0.104038099998434">
                <text:p>0.104038099998434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30454.951357157">
                <text:p>130454.951357157</text:p>
              </table:table-cell>
              <table:table-cell office:value-type="float" office:value="0">
                <text:p>0</text:p>
              </table:table-cell>
              <table:table-cell office:value-type="float" office:value="115809.419843516">
                <text:p>115809.419843516</text:p>
              </table:table-cell>
              <table:table-cell office:value-type="float" office:value="140662">
                <text:p>14066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5.426112683001">
                <text:p>195.426112683001</text:p>
              </table:table-cell>
              <table:table-cell office:value-type="float" office:value="0.116805880999891">
                <text:p>0.116805880999891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27107.386634209">
                <text:p>127107.386634209</text:p>
              </table:table-cell>
              <table:table-cell office:value-type="float" office:value="0">
                <text:p>0</text:p>
              </table:table-cell>
              <table:table-cell office:value-type="float" office:value="125074.625041753">
                <text:p>125074.625041753</text:p>
              </table:table-cell>
              <table:table-cell office:value-type="float" office:value="131184">
                <text:p>13118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95.627070418001">
                <text:p>195.627070418001</text:p>
              </table:table-cell>
              <table:table-cell office:value-type="float" office:value="0.105430582001645">
                <text:p>0.105430582001645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18661.23912382">
                <text:p>118661.23912382</text:p>
              </table:table-cell>
              <table:table-cell office:value-type="float" office:value="0">
                <text:p>0</text:p>
              </table:table-cell>
              <table:table-cell office:value-type="float" office:value="122293.62653897">
                <text:p>122293.62653897</text:p>
              </table:table-cell>
              <table:table-cell office:value-type="float" office:value="109628">
                <text:p>10962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95.828401921">
                <text:p>195.828401921</text:p>
              </table:table-cell>
              <table:table-cell office:value-type="float" office:value="0.103069173999756">
                <text:p>0.103069173999756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03570.768377495">
                <text:p>103570.768377495</text:p>
              </table:table-cell>
              <table:table-cell office:value-type="float" office:value="0">
                <text:p>0</text:p>
              </table:table-cell>
              <table:table-cell office:value-type="float" office:value="116244.0951954">
                <text:p>116244.0951954</text:p>
              </table:table-cell>
              <table:table-cell office:value-type="float" office:value="106327">
                <text:p>10632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6.028866821">
                <text:p>196.028866821</text:p>
              </table:table-cell>
              <table:table-cell office:value-type="float" office:value="0.102629056998921">
                <text:p>0.102629056998921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07660.411682289">
                <text:p>107660.411682289</text:p>
              </table:table-cell>
              <table:table-cell office:value-type="float" office:value="0">
                <text:p>0</text:p>
              </table:table-cell>
              <table:table-cell office:value-type="float" office:value="107127.716268764">
                <text:p>107127.716268764</text:p>
              </table:table-cell>
              <table:table-cell office:value-type="float" office:value="125861">
                <text:p>12586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6.230140064001">
                <text:p>196.230140064001</text:p>
              </table:table-cell>
              <table:table-cell office:value-type="float" office:value="0.10542131800139">
                <text:p>0.10542131800139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00668.656081271">
                <text:p>100668.656081271</text:p>
              </table:table-cell>
              <table:table-cell office:value-type="float" office:value="0">
                <text:p>0</text:p>
              </table:table-cell>
              <table:table-cell office:value-type="float" office:value="91259.7565518334">
                <text:p>91259.7565518334</text:p>
              </table:table-cell>
              <table:table-cell office:value-type="float" office:value="140849">
                <text:p>14084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6.430876435999">
                <text:p>196.430876435999</text:p>
              </table:table-cell>
              <table:table-cell office:value-type="float" office:value="0.12338197399913">
                <text:p>0.12338197399913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09524.190193394">
                <text:p>109524.190193394</text:p>
              </table:table-cell>
              <table:table-cell office:value-type="float" office:value="0">
                <text:p>0</text:p>
              </table:table-cell>
              <table:table-cell office:value-type="float" office:value="101833.168661895">
                <text:p>101833.168661895</text:p>
              </table:table-cell>
              <table:table-cell office:value-type="float" office:value="130263">
                <text:p>13026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6.632980271001">
                <text:p>196.632980271001</text:p>
              </table:table-cell>
              <table:table-cell office:value-type="float" office:value="0.106136604001222">
                <text:p>0.106136604001222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18909.10431066">
                <text:p>118909.10431066</text:p>
              </table:table-cell>
              <table:table-cell office:value-type="float" office:value="0">
                <text:p>0</text:p>
              </table:table-cell>
              <table:table-cell office:value-type="float" office:value="124341.260297613">
                <text:p>124341.260297613</text:p>
              </table:table-cell>
              <table:table-cell office:value-type="float" office:value="108903">
                <text:p>10890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6.834866823001">
                <text:p>196.834866823001</text:p>
              </table:table-cell>
              <table:table-cell office:value-type="float" office:value="0.103441866000139">
                <text:p>0.103441866000139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06224.152865594">
                <text:p>106224.152865594</text:p>
              </table:table-cell>
              <table:table-cell office:value-type="float" office:value="0">
                <text:p>0</text:p>
              </table:table-cell>
              <table:table-cell office:value-type="float" office:value="117184.936153078">
                <text:p>117184.936153078</text:p>
              </table:table-cell>
              <table:table-cell office:value-type="float" office:value="106818">
                <text:p>10681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7.038458557001">
                <text:p>197.038458557001</text:p>
              </table:table-cell>
              <table:table-cell office:value-type="float" office:value="0.104085533999751">
                <text:p>0.104085533999751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08394.757421121">
                <text:p>108394.757421121</text:p>
              </table:table-cell>
              <table:table-cell office:value-type="float" office:value="0">
                <text:p>0</text:p>
              </table:table-cell>
              <table:table-cell office:value-type="float" office:value="108233.116656348">
                <text:p>108233.116656348</text:p>
              </table:table-cell>
              <table:table-cell office:value-type="float" office:value="127004">
                <text:p>12700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7.241465560001">
                <text:p>197.241465560001</text:p>
              </table:table-cell>
              <table:table-cell office:value-type="float" office:value="0.106717079999726">
                <text:p>0.106717079999726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28881.056633961">
                <text:p>128881.056633961</text:p>
              </table:table-cell>
              <table:table-cell office:value-type="float" office:value="0">
                <text:p>0</text:p>
              </table:table-cell>
              <table:table-cell office:value-type="float" office:value="115443.834201092">
                <text:p>115443.834201092</text:p>
              </table:table-cell>
              <table:table-cell office:value-type="float" office:value="140969">
                <text:p>14096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7.443931401">
                <text:p>197.443931401</text:p>
              </table:table-cell>
              <table:table-cell office:value-type="float" office:value="0.111445459000606">
                <text:p>0.111445459000606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28049.248126984">
                <text:p>128049.248126984</text:p>
              </table:table-cell>
              <table:table-cell office:value-type="float" office:value="0">
                <text:p>0</text:p>
              </table:table-cell>
              <table:table-cell office:value-type="float" office:value="125193.594615989">
                <text:p>125193.594615989</text:p>
              </table:table-cell>
              <table:table-cell office:value-type="float" office:value="128867">
                <text:p>12886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7.646425021001">
                <text:p>197.646425021001</text:p>
              </table:table-cell>
              <table:table-cell office:value-type="float" office:value="0.105272918999617">
                <text:p>0.105272918999617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18707.951358942">
                <text:p>118707.951358942</text:p>
              </table:table-cell>
              <table:table-cell office:value-type="float" office:value="0">
                <text:p>0</text:p>
              </table:table-cell>
              <table:table-cell office:value-type="float" office:value="124918.035597947">
                <text:p>124918.035597947</text:p>
              </table:table-cell>
              <table:table-cell office:value-type="float" office:value="107918">
                <text:p>10791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7.849477772999">
                <text:p>197.849477772999</text:p>
              </table:table-cell>
              <table:table-cell office:value-type="float" office:value="0.102553200998955">
                <text:p>0.102553200998955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05829.030996148">
                <text:p>105829.030996148</text:p>
              </table:table-cell>
              <table:table-cell office:value-type="float" office:value="0">
                <text:p>0</text:p>
              </table:table-cell>
              <table:table-cell office:value-type="float" office:value="116578.9115715">
                <text:p>116578.9115715</text:p>
              </table:table-cell>
              <table:table-cell office:value-type="float" office:value="107747">
                <text:p>10774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8.052226648">
                <text:p>198.052226648</text:p>
              </table:table-cell>
              <table:table-cell office:value-type="float" office:value="0.102326850999816">
                <text:p>0.102326850999816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08622.593927658">
                <text:p>108622.593927658</text:p>
              </table:table-cell>
              <table:table-cell office:value-type="float" office:value="0">
                <text:p>0</text:p>
              </table:table-cell>
              <table:table-cell office:value-type="float" office:value="108710.341771393">
                <text:p>108710.341771393</text:p>
              </table:table-cell>
              <table:table-cell office:value-type="float" office:value="128619">
                <text:p>12861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8.254507983">
                <text:p>198.254507983</text:p>
              </table:table-cell>
              <table:table-cell office:value-type="float" office:value="0.108311510999556">
                <text:p>0.108311510999556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26892.105509321">
                <text:p>126892.105509321</text:p>
              </table:table-cell>
              <table:table-cell office:value-type="float" office:value="0">
                <text:p>0</text:p>
              </table:table-cell>
              <table:table-cell office:value-type="float" office:value="116181.737120914">
                <text:p>116181.737120914</text:p>
              </table:table-cell>
              <table:table-cell office:value-type="float" office:value="140987">
                <text:p>14098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8.456241717">
                <text:p>198.456241717</text:p>
              </table:table-cell>
              <table:table-cell office:value-type="float" office:value="0.116625480999573">
                <text:p>0.116625480999573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31762.367409205">
                <text:p>131762.367409205</text:p>
              </table:table-cell>
              <table:table-cell office:value-type="float" office:value="0">
                <text:p>0</text:p>
              </table:table-cell>
              <table:table-cell office:value-type="float" office:value="125415.786524392">
                <text:p>125415.786524392</text:p>
              </table:table-cell>
              <table:table-cell office:value-type="float" office:value="127512">
                <text:p>12751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8.660834304999">
                <text:p>198.660834304999</text:p>
              </table:table-cell>
              <table:table-cell office:value-type="float" office:value="0.106051086999287">
                <text:p>0.106051086999287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17933.101978601">
                <text:p>117933.101978601</text:p>
              </table:table-cell>
              <table:table-cell office:value-type="float" office:value="0">
                <text:p>0</text:p>
              </table:table-cell>
              <table:table-cell office:value-type="float" office:value="124847.734693903">
                <text:p>124847.734693903</text:p>
              </table:table-cell>
              <table:table-cell office:value-type="float" office:value="106977">
                <text:p>10697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8.863408461">
                <text:p>198.863408461</text:p>
              </table:table-cell>
              <table:table-cell office:value-type="float" office:value="0.106506112000716">
                <text:p>0.106506112000716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00823.298741025">
                <text:p>100823.298741025</text:p>
              </table:table-cell>
              <table:table-cell office:value-type="float" office:value="0">
                <text:p>0</text:p>
              </table:table-cell>
              <table:table-cell office:value-type="float" office:value="110474.535261204">
                <text:p>110474.535261204</text:p>
              </table:table-cell>
              <table:table-cell office:value-type="float" office:value="108704">
                <text:p>10870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9.066128759001">
                <text:p>199.066128759001</text:p>
              </table:table-cell>
              <table:table-cell office:value-type="float" office:value="0.103138820999447">
                <text:p>0.103138820999447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08898.152945701">
                <text:p>108898.152945701</text:p>
              </table:table-cell>
              <table:table-cell office:value-type="float" office:value="0">
                <text:p>0</text:p>
              </table:table-cell>
              <table:table-cell office:value-type="float" office:value="106417.608638037">
                <text:p>106417.608638037</text:p>
              </table:table-cell>
              <table:table-cell office:value-type="float" office:value="130015">
                <text:p>13001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9.269695509">
                <text:p>199.269695509</text:p>
              </table:table-cell>
              <table:table-cell office:value-type="float" office:value="0.108468142001584">
                <text:p>0.108468142001584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30382.519737855">
                <text:p>130382.519737855</text:p>
              </table:table-cell>
              <table:table-cell office:value-type="float" office:value="0">
                <text:p>0</text:p>
              </table:table-cell>
              <table:table-cell office:value-type="float" office:value="116357.232808382">
                <text:p>116357.232808382</text:p>
              </table:table-cell>
              <table:table-cell office:value-type="float" office:value="140870">
                <text:p>14087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9.470411275001">
                <text:p>199.470411275001</text:p>
              </table:table-cell>
              <table:table-cell office:value-type="float" office:value="0.116225462999864">
                <text:p>0.116225462999864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24469.546618862">
                <text:p>124469.546618862</text:p>
              </table:table-cell>
              <table:table-cell office:value-type="float" office:value="0">
                <text:p>0</text:p>
              </table:table-cell>
              <table:table-cell office:value-type="float" office:value="125701.095302849">
                <text:p>125701.095302849</text:p>
              </table:table-cell>
              <table:table-cell office:value-type="float" office:value="125952">
                <text:p>12595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9.672031531001">
                <text:p>199.672031531001</text:p>
              </table:table-cell>
              <table:table-cell office:value-type="float" office:value="0.103067312000348">
                <text:p>0.103067312000348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17563.637373404">
                <text:p>117563.637373404</text:p>
              </table:table-cell>
              <table:table-cell office:value-type="float" office:value="0">
                <text:p>0</text:p>
              </table:table-cell>
              <table:table-cell office:value-type="float" office:value="123987.190050967">
                <text:p>123987.190050967</text:p>
              </table:table-cell>
              <table:table-cell office:value-type="float" office:value="106333">
                <text:p>10633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9.873594977998">
                <text:p>199.873594977998</text:p>
              </table:table-cell>
              <table:table-cell office:value-type="float" office:value="0.102821470998606">
                <text:p>0.102821470998606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05028.524351556">
                <text:p>105028.524351556</text:p>
              </table:table-cell>
              <table:table-cell office:value-type="float" office:value="0">
                <text:p>0</text:p>
              </table:table-cell>
              <table:table-cell office:value-type="float" office:value="115711.696039859">
                <text:p>115711.696039859</text:p>
              </table:table-cell>
              <table:table-cell office:value-type="float" office:value="109556">
                <text:p>10955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00.078419066002">
                <text:p>200.078419066002</text:p>
              </table:table-cell>
              <table:table-cell office:value-type="float" office:value="0.104444050997699">
                <text:p>0.104444050997699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09920.851498695">
                <text:p>109920.851498695</text:p>
              </table:table-cell>
              <table:table-cell office:value-type="float" office:value="0">
                <text:p>0</text:p>
              </table:table-cell>
              <table:table-cell office:value-type="float" office:value="107651.209903164">
                <text:p>107651.209903164</text:p>
              </table:table-cell>
              <table:table-cell office:value-type="float" office:value="131391">
                <text:p>13139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00.280517723">
                <text:p>200.280517723</text:p>
              </table:table-cell>
              <table:table-cell office:value-type="float" office:value="0.109170473999257">
                <text:p>0.109170473999257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27456.052177531">
                <text:p>127456.052177531</text:p>
              </table:table-cell>
              <table:table-cell office:value-type="float" office:value="0">
                <text:p>0</text:p>
              </table:table-cell>
              <table:table-cell office:value-type="float" office:value="116251.524879673">
                <text:p>116251.524879673</text:p>
              </table:table-cell>
              <table:table-cell office:value-type="float" office:value="140642">
                <text:p>14064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0.482268872001">
                <text:p>200.482268872001</text:p>
              </table:table-cell>
              <table:table-cell office:value-type="float" office:value="0.115311779001786">
                <text:p>0.115311779001786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29560.974136578">
                <text:p>129560.974136578</text:p>
              </table:table-cell>
              <table:table-cell office:value-type="float" office:value="0">
                <text:p>0</text:p>
              </table:table-cell>
              <table:table-cell office:value-type="float" office:value="124813.867105093">
                <text:p>124813.867105093</text:p>
              </table:table-cell>
              <table:table-cell office:value-type="float" office:value="124555">
                <text:p>12455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00.684246923">
                <text:p>200.684246923</text:p>
              </table:table-cell>
              <table:table-cell office:value-type="float" office:value="0.10261404099947">
                <text:p>0.10261404099947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16717.460798448">
                <text:p>116717.460798448</text:p>
              </table:table-cell>
              <table:table-cell office:value-type="float" office:value="0">
                <text:p>0</text:p>
              </table:table-cell>
              <table:table-cell office:value-type="float" office:value="124972.428998157">
                <text:p>124972.428998157</text:p>
              </table:table-cell>
              <table:table-cell office:value-type="float" office:value="105724">
                <text:p>10572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00.886341730999">
                <text:p>200.886341730999</text:p>
              </table:table-cell>
              <table:table-cell office:value-type="float" office:value="0.103814411999338">
                <text:p>0.103814411999338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06040.446853566">
                <text:p>106040.446853566</text:p>
              </table:table-cell>
              <table:table-cell office:value-type="float" office:value="0">
                <text:p>0</text:p>
              </table:table-cell>
              <table:table-cell office:value-type="float" office:value="115703.485715299">
                <text:p>115703.485715299</text:p>
              </table:table-cell>
              <table:table-cell office:value-type="float" office:value="110587">
                <text:p>11058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01.087883048">
                <text:p>201.087883048</text:p>
              </table:table-cell>
              <table:table-cell office:value-type="float" office:value="0.103116179001518">
                <text:p>0.103116179001518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09293.787960431">
                <text:p>109293.787960431</text:p>
              </table:table-cell>
              <table:table-cell office:value-type="float" office:value="0">
                <text:p>0</text:p>
              </table:table-cell>
              <table:table-cell office:value-type="float" office:value="106798.362439503">
                <text:p>106798.362439503</text:p>
              </table:table-cell>
              <table:table-cell office:value-type="float" office:value="132336">
                <text:p>13233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01.289405741001">
                <text:p>201.289405741001</text:p>
              </table:table-cell>
              <table:table-cell office:value-type="float" office:value="0.104895749998832">
                <text:p>0.104895749998832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06668.023537114">
                <text:p>106668.023537114</text:p>
              </table:table-cell>
              <table:table-cell office:value-type="float" office:value="0">
                <text:p>0</text:p>
              </table:table-cell>
              <table:table-cell office:value-type="float" office:value="107644.025869174">
                <text:p>107644.025869174</text:p>
              </table:table-cell>
              <table:table-cell office:value-type="float" office:value="140413">
                <text:p>14041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01.491834724002">
                <text:p>201.491834724002</text:p>
              </table:table-cell>
              <table:table-cell office:value-type="float" office:value="0.115159601002233">
                <text:p>0.115159601002233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28344.306665856">
                <text:p>128344.306665856</text:p>
              </table:table-cell>
              <table:table-cell office:value-type="float" office:value="0">
                <text:p>0</text:p>
              </table:table-cell>
              <table:table-cell office:value-type="float" office:value="112063.233063547">
                <text:p>112063.233063547</text:p>
              </table:table-cell>
              <table:table-cell office:value-type="float" office:value="123453">
                <text:p>12345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01.694580037001">
                <text:p>201.694580037001</text:p>
              </table:table-cell>
              <table:table-cell office:value-type="float" office:value="0.105554259000201">
                <text:p>0.105554259000201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92574.4882847371">
                <text:p>92574.4882847371</text:p>
              </table:table-cell>
              <table:table-cell office:value-type="float" office:value="0">
                <text:p>0</text:p>
              </table:table-cell>
              <table:table-cell office:value-type="float" office:value="101277.432318246">
                <text:p>101277.432318246</text:p>
              </table:table-cell>
              <table:table-cell office:value-type="float" office:value="105291">
                <text:p>10529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01.897069039002">
                <text:p>201.897069039002</text:p>
              </table:table-cell>
              <table:table-cell office:value-type="float" office:value="0.103866034998646">
                <text:p>0.103866034998646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97090.6799379746">
                <text:p>97090.6799379746</text:p>
              </table:table-cell>
              <table:table-cell office:value-type="float" office:value="0">
                <text:p>0</text:p>
              </table:table-cell>
              <table:table-cell office:value-type="float" office:value="106410.424604047">
                <text:p>106410.424604047</text:p>
              </table:table-cell>
              <table:table-cell office:value-type="float" office:value="111601">
                <text:p>11160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02.102706280999">
                <text:p>202.102706280999</text:p>
              </table:table-cell>
              <table:table-cell office:value-type="float" office:value="0.120294099997409">
                <text:p>0.120294099997409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02219.567061496">
                <text:p>102219.567061496</text:p>
              </table:table-cell>
              <table:table-cell office:value-type="float" office:value="0">
                <text:p>0</text:p>
              </table:table-cell>
              <table:table-cell office:value-type="float" office:value="98981.6203131798">
                <text:p>98981.6203131798</text:p>
              </table:table-cell>
              <table:table-cell office:value-type="float" office:value="133743">
                <text:p>13374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02.304497272002">
                <text:p>202.304497272002</text:p>
              </table:table-cell>
              <table:table-cell office:value-type="float" office:value="0.119981079998979">
                <text:p>0.119981079998979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28638.338914158">
                <text:p>128638.338914158</text:p>
              </table:table-cell>
              <table:table-cell office:value-type="float" office:value="0">
                <text:p>0</text:p>
              </table:table-cell>
              <table:table-cell office:value-type="float" office:value="117276.276013808">
                <text:p>117276.276013808</text:p>
              </table:table-cell>
              <table:table-cell office:value-type="float" office:value="139897">
                <text:p>13989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02.506175236998">
                <text:p>202.506175236998</text:p>
              </table:table-cell>
              <table:table-cell office:value-type="float" office:value="0.11454670799867">
                <text:p>0.11454670799867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28411.52869819">
                <text:p>128411.52869819</text:p>
              </table:table-cell>
              <table:table-cell office:value-type="float" office:value="0">
                <text:p>0</text:p>
              </table:table-cell>
              <table:table-cell office:value-type="float" office:value="125253.632614334">
                <text:p>125253.632614334</text:p>
              </table:table-cell>
              <table:table-cell office:value-type="float" office:value="121796">
                <text:p>12179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02.708720582999">
                <text:p>202.708720582999</text:p>
              </table:table-cell>
              <table:table-cell office:value-type="float" office:value="0.103265927999018">
                <text:p>0.103265927999018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13682.71958299">
                <text:p>113682.71958299</text:p>
              </table:table-cell>
              <table:table-cell office:value-type="float" office:value="0">
                <text:p>0</text:p>
              </table:table-cell>
              <table:table-cell office:value-type="float" office:value="122971.162386678">
                <text:p>122971.162386678</text:p>
              </table:table-cell>
              <table:table-cell office:value-type="float" office:value="104806">
                <text:p>10480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02.94757525">
                <text:p>202.94757525</text:p>
              </table:table-cell>
              <table:table-cell office:value-type="float" office:value="0.104545515998325">
                <text:p>0.104545515998325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05098.312110316">
                <text:p>105098.312110316</text:p>
              </table:table-cell>
              <table:table-cell office:value-type="float" office:value="0">
                <text:p>0</text:p>
              </table:table-cell>
              <table:table-cell office:value-type="float" office:value="113816.650502374">
                <text:p>113816.650502374</text:p>
              </table:table-cell>
              <table:table-cell office:value-type="float" office:value="116735">
                <text:p>11673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03.152485775001">
                <text:p>203.152485775001</text:p>
              </table:table-cell>
              <table:table-cell office:value-type="float" office:value="0.10861872699752">
                <text:p>0.10861872699752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07210.418103353">
                <text:p>107210.418103353</text:p>
              </table:table-cell>
              <table:table-cell office:value-type="float" office:value="0">
                <text:p>0</text:p>
              </table:table-cell>
              <table:table-cell office:value-type="float" office:value="96162.9132627044">
                <text:p>96162.9132627044</text:p>
              </table:table-cell>
              <table:table-cell office:value-type="float" office:value="137484">
                <text:p>13748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03.354171526">
                <text:p>203.354171526</text:p>
              </table:table-cell>
              <table:table-cell office:value-type="float" office:value="0.115800174000469">
                <text:p>0.115800174000469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26779.213546623">
                <text:p>126779.213546623</text:p>
              </table:table-cell>
              <table:table-cell office:value-type="float" office:value="0">
                <text:p>0</text:p>
              </table:table-cell>
              <table:table-cell office:value-type="float" office:value="121135.641702252">
                <text:p>121135.641702252</text:p>
              </table:table-cell>
              <table:table-cell office:value-type="float" office:value="137333">
                <text:p>13733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03.555276455001">
                <text:p>203.555276455001</text:p>
              </table:table-cell>
              <table:table-cell office:value-type="float" office:value="0.112833279999904">
                <text:p>0.112833279999904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22830.560578589">
                <text:p>122830.560578589</text:p>
              </table:table-cell>
              <table:table-cell office:value-type="float" office:value="0">
                <text:p>0</text:p>
              </table:table-cell>
              <table:table-cell office:value-type="float" office:value="123779.366210544">
                <text:p>123779.366210544</text:p>
              </table:table-cell>
              <table:table-cell office:value-type="float" office:value="116431">
                <text:p>11643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03.756311428002">
                <text:p>203.756311428002</text:p>
              </table:table-cell>
              <table:table-cell office:value-type="float" office:value="0.104094045000238">
                <text:p>0.104094045000238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08926.375936375">
                <text:p>108926.375936375</text:p>
              </table:table-cell>
              <table:table-cell office:value-type="float" office:value="0">
                <text:p>0</text:p>
              </table:table-cell>
              <table:table-cell office:value-type="float" office:value="119934.881735365">
                <text:p>119934.881735365</text:p>
              </table:table-cell>
              <table:table-cell office:value-type="float" office:value="104232">
                <text:p>10423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03.957788496002">
                <text:p>203.957788496002</text:p>
              </table:table-cell>
              <table:table-cell office:value-type="float" office:value="0.102890924001258">
                <text:p>0.102890924001258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04231.096578675">
                <text:p>104231.096578675</text:p>
              </table:table-cell>
              <table:table-cell office:value-type="float" office:value="0">
                <text:p>0</text:p>
              </table:table-cell>
              <table:table-cell office:value-type="float" office:value="109259.407226337">
                <text:p>109259.407226337</text:p>
              </table:table-cell>
              <table:table-cell office:value-type="float" office:value="117876">
                <text:p>11787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04.160392283">
                <text:p>204.160392283</text:p>
              </table:table-cell>
              <table:table-cell office:value-type="float" office:value="0.102819840001757">
                <text:p>0.102819840001757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17280.381176087">
                <text:p>117280.381176087</text:p>
              </table:table-cell>
              <table:table-cell office:value-type="float" office:value="0">
                <text:p>0</text:p>
              </table:table-cell>
              <table:table-cell office:value-type="float" office:value="110279.026907621">
                <text:p>110279.026907621</text:p>
              </table:table-cell>
              <table:table-cell office:value-type="float" office:value="138209">
                <text:p>13820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04.390579329">
                <text:p>204.390579329</text:p>
              </table:table-cell>
              <table:table-cell office:value-type="float" office:value="0.134350960997836">
                <text:p>0.134350960997836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23190.27542337">
                <text:p>123190.27542337</text:p>
              </table:table-cell>
              <table:table-cell office:value-type="float" office:value="0">
                <text:p>0</text:p>
              </table:table-cell>
              <table:table-cell office:value-type="float" office:value="112756.492343575">
                <text:p>112756.492343575</text:p>
              </table:table-cell>
              <table:table-cell office:value-type="float" office:value="134212">
                <text:p>13421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05.010966147001">
                <text:p>205.010966147001</text:p>
              </table:table-cell>
              <table:table-cell office:value-type="float" office:value="0.597083370001201">
                <text:p>0.597083370001201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72361.1823635145">
                <text:p>72361.1823635145</text:p>
              </table:table-cell>
              <table:table-cell office:value-type="float" office:value="0">
                <text:p>0</text:p>
              </table:table-cell>
              <table:table-cell office:value-type="float" office:value="74412.224067638">
                <text:p>74412.224067638</text:p>
              </table:table-cell>
              <table:table-cell office:value-type="float" office:value="123970">
                <text:p>12397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5.213080636">
                <text:p>205.213080636</text:p>
              </table:table-cell>
              <table:table-cell office:value-type="float" office:value="0.103043014998548">
                <text:p>0.103043014998548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14820.362679823">
                <text:p>114820.362679823</text:p>
              </table:table-cell>
              <table:table-cell office:value-type="float" office:value="0">
                <text:p>0</text:p>
              </table:table-cell>
              <table:table-cell office:value-type="float" office:value="120881.63478618">
                <text:p>120881.63478618</text:p>
              </table:table-cell>
              <table:table-cell office:value-type="float" office:value="140527">
                <text:p>14052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05.415208523998">
                <text:p>205.415208523998</text:p>
              </table:table-cell>
              <table:table-cell office:value-type="float" office:value="0.116140956000891">
                <text:p>0.116140956000891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27595.627695049">
                <text:p>127595.627695049</text:p>
              </table:table-cell>
              <table:table-cell office:value-type="float" office:value="0">
                <text:p>0</text:p>
              </table:table-cell>
              <table:table-cell office:value-type="float" office:value="118293.843113952">
                <text:p>118293.843113952</text:p>
              </table:table-cell>
              <table:table-cell office:value-type="float" office:value="131866">
                <text:p>13186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05.617505727001">
                <text:p>205.617505727001</text:p>
              </table:table-cell>
              <table:table-cell office:value-type="float" office:value="0.107874631001323">
                <text:p>0.107874631001323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20554.248094353">
                <text:p>120554.248094353</text:p>
              </table:table-cell>
              <table:table-cell office:value-type="float" office:value="0">
                <text:p>0</text:p>
              </table:table-cell>
              <table:table-cell office:value-type="float" office:value="124998.599407691">
                <text:p>124998.599407691</text:p>
              </table:table-cell>
              <table:table-cell office:value-type="float" office:value="110157">
                <text:p>11015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05.820769049002">
                <text:p>205.820769049002</text:p>
              </table:table-cell>
              <table:table-cell office:value-type="float" office:value="0.103358275999199">
                <text:p>0.103358275999199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06279.572556373">
                <text:p>106279.572556373</text:p>
              </table:table-cell>
              <table:table-cell office:value-type="float" office:value="0">
                <text:p>0</text:p>
              </table:table-cell>
              <table:table-cell office:value-type="float" office:value="117419.443548321">
                <text:p>117419.443548321</text:p>
              </table:table-cell>
              <table:table-cell office:value-type="float" office:value="106045">
                <text:p>10604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06.023064907">
                <text:p>206.023064907</text:p>
              </table:table-cell>
              <table:table-cell office:value-type="float" office:value="0.101950735999708">
                <text:p>0.101950735999708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07601.434810519">
                <text:p>107601.434810519</text:p>
              </table:table-cell>
              <table:table-cell office:value-type="float" office:value="0">
                <text:p>0</text:p>
              </table:table-cell>
              <table:table-cell office:value-type="float" office:value="109711.488222417">
                <text:p>109711.488222417</text:p>
              </table:table-cell>
              <table:table-cell office:value-type="float" office:value="125358">
                <text:p>12535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6.225166120999">
                <text:p>206.225166120999</text:p>
              </table:table-cell>
              <table:table-cell office:value-type="float" office:value="0.102391189000627">
                <text:p>0.102391189000627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24959.087220747">
                <text:p>124959.087220747</text:p>
              </table:table-cell>
              <table:table-cell office:value-type="float" office:value="0">
                <text:p>0</text:p>
              </table:table-cell>
              <table:table-cell office:value-type="float" office:value="115048.712331646">
                <text:p>115048.712331646</text:p>
              </table:table-cell>
              <table:table-cell office:value-type="float" office:value="140789">
                <text:p>14078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06.427937174001">
                <text:p>206.427937174001</text:p>
              </table:table-cell>
              <table:table-cell office:value-type="float" office:value="0.117759649998334">
                <text:p>0.117759649998334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32725.54110914">
                <text:p>132725.54110914</text:p>
              </table:table-cell>
              <table:table-cell office:value-type="float" office:value="0">
                <text:p>0</text:p>
              </table:table-cell>
              <table:table-cell office:value-type="float" office:value="124807.196216388">
                <text:p>124807.196216388</text:p>
              </table:table-cell>
              <table:table-cell office:value-type="float" office:value="130566">
                <text:p>13056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06.629881934001">
                <text:p>206.629881934001</text:p>
              </table:table-cell>
              <table:table-cell office:value-type="float" office:value="0.11029815800066">
                <text:p>0.11029815800066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17988.52166938">
                <text:p>117988.52166938</text:p>
              </table:table-cell>
              <table:table-cell office:value-type="float" office:value="0">
                <text:p>0</text:p>
              </table:table-cell>
              <table:table-cell office:value-type="float" office:value="123234.40591788">
                <text:p>123234.40591788</text:p>
              </table:table-cell>
              <table:table-cell office:value-type="float" office:value="109143">
                <text:p>10914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6.832214721002">
                <text:p>206.832214721002</text:p>
              </table:table-cell>
              <table:table-cell office:value-type="float" office:value="0.102767378000863">
                <text:p>0.102767378000863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05988.619179781">
                <text:p>105988.619179781</text:p>
              </table:table-cell>
              <table:table-cell office:value-type="float" office:value="0">
                <text:p>0</text:p>
              </table:table-cell>
              <table:table-cell office:value-type="float" office:value="116981.730620221">
                <text:p>116981.730620221</text:p>
              </table:table-cell>
              <table:table-cell office:value-type="float" office:value="106662">
                <text:p>10666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07.035909181999">
                <text:p>207.035909181999</text:p>
              </table:table-cell>
              <table:table-cell office:value-type="float" office:value="0.102956478000124">
                <text:p>0.102956478000124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07003.107408215">
                <text:p>107003.107408215</text:p>
              </table:table-cell>
              <table:table-cell office:value-type="float" office:value="0">
                <text:p>0</text:p>
              </table:table-cell>
              <table:table-cell office:value-type="float" office:value="108276.220860287">
                <text:p>108276.220860287</text:p>
              </table:table-cell>
              <table:table-cell office:value-type="float" office:value="126814">
                <text:p>12681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07.237654133001">
                <text:p>207.237654133001</text:p>
              </table:table-cell>
              <table:table-cell office:value-type="float" office:value="0.105598670998006">
                <text:p>0.105598670998006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25482.495411441">
                <text:p>125482.495411441</text:p>
              </table:table-cell>
              <table:table-cell office:value-type="float" office:value="0">
                <text:p>0</text:p>
              </table:table-cell>
              <table:table-cell office:value-type="float" office:value="115141.59162823">
                <text:p>115141.59162823</text:p>
              </table:table-cell>
              <table:table-cell office:value-type="float" office:value="140949">
                <text:p>14094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07.439607147">
                <text:p>207.439607147</text:p>
              </table:table-cell>
              <table:table-cell office:value-type="float" office:value="0.115771538999979">
                <text:p>0.115771538999979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32425.864262703">
                <text:p>132425.864262703</text:p>
              </table:table-cell>
              <table:table-cell office:value-type="float" office:value="0">
                <text:p>0</text:p>
              </table:table-cell>
              <table:table-cell office:value-type="float" office:value="125172.555659305">
                <text:p>125172.555659305</text:p>
              </table:table-cell>
              <table:table-cell office:value-type="float" office:value="129328">
                <text:p>12932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07.641509272002">
                <text:p>207.641509272002</text:p>
              </table:table-cell>
              <table:table-cell office:value-type="float" office:value="0.105770155998471">
                <text:p>0.105770155998471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19181.071311707">
                <text:p>119181.071311707</text:p>
              </table:table-cell>
              <table:table-cell office:value-type="float" office:value="0">
                <text:p>0</text:p>
              </table:table-cell>
              <table:table-cell office:value-type="float" office:value="125144.33266863">
                <text:p>125144.33266863</text:p>
              </table:table-cell>
              <table:table-cell office:value-type="float" office:value="108265">
                <text:p>10826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07.856837043">
                <text:p>207.856837043</text:p>
              </table:table-cell>
              <table:table-cell office:value-type="float" office:value="0.156642177000322">
                <text:p>0.156642177000322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75027.9984096315">
                <text:p>75027.9984096315</text:p>
              </table:table-cell>
              <table:table-cell office:value-type="float" office:value="0">
                <text:p>0</text:p>
              </table:table-cell>
              <table:table-cell office:value-type="float" office:value="85836.3775474729">
                <text:p>85836.3775474729</text:p>
              </table:table-cell>
              <table:table-cell office:value-type="float" office:value="108263">
                <text:p>10826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08.059232436">
                <text:p>208.059232436</text:p>
              </table:table-cell>
              <table:table-cell office:value-type="float" office:value="0.10323287799838">
                <text:p>0.10323287799838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10364.722170215">
                <text:p>110364.722170215</text:p>
              </table:table-cell>
              <table:table-cell office:value-type="float" office:value="0">
                <text:p>0</text:p>
              </table:table-cell>
              <table:table-cell office:value-type="float" office:value="110365.748460785">
                <text:p>110365.748460785</text:p>
              </table:table-cell>
              <table:table-cell office:value-type="float" office:value="129376">
                <text:p>12937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08.261098736999">
                <text:p>208.261098736999</text:p>
              </table:table-cell>
              <table:table-cell office:value-type="float" office:value="0.131183960998897">
                <text:p>0.131183960998897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13688.364181125">
                <text:p>113688.364181125</text:p>
              </table:table-cell>
              <table:table-cell office:value-type="float" office:value="0">
                <text:p>0</text:p>
              </table:table-cell>
              <table:table-cell office:value-type="float" office:value="102854.327779034">
                <text:p>102854.327779034</text:p>
              </table:table-cell>
              <table:table-cell office:value-type="float" office:value="140947">
                <text:p>14094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08.463235449999">
                <text:p>208.463235449999</text:p>
              </table:table-cell>
              <table:table-cell office:value-type="float" office:value="0.115479203999712">
                <text:p>0.115479203999712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29470.147421134">
                <text:p>129470.147421134</text:p>
              </table:table-cell>
              <table:table-cell office:value-type="float" office:value="0">
                <text:p>0</text:p>
              </table:table-cell>
              <table:table-cell office:value-type="float" office:value="123532.543328462">
                <text:p>123532.543328462</text:p>
              </table:table-cell>
              <table:table-cell office:value-type="float" office:value="126746">
                <text:p>12674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08.665900536002">
                <text:p>208.665900536002</text:p>
              </table:table-cell>
              <table:table-cell office:value-type="float" office:value="0.103944545997365">
                <text:p>0.103944545997365</text:p>
              </table:table-cell>
              <table:table-cell office:value-type="float" office:value="122606.984224295">
                <text:p>122606.984224295</text:p>
              </table:table-cell>
              <table:table-cell office:value-type="float" office:value="118897.301969105">
                <text:p>118897.301969105</text:p>
              </table:table-cell>
              <table:table-cell office:value-type="float" office:value="0">
                <text:p>0</text:p>
              </table:table-cell>
              <table:table-cell office:value-type="float" office:value="126184.478161314">
                <text:p>126184.478161314</text:p>
              </table:table-cell>
              <table:table-cell office:value-type="float" office:value="106676">
                <text:p>10667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08.867729428999">
                <text:p>208.867729428999</text:p>
              </table:table-cell>
              <table:table-cell office:value-type="float" office:value="0.102847679998376">
                <text:p>0.102847679998376</text:p>
              </table:table-cell>
              <table:table-cell office:value-type="float" office:value="127528.145521568">
                <text:p>127528.145521568</text:p>
              </table:table-cell>
              <table:table-cell office:value-type="float" office:value="107633.249818189">
                <text:p>107633.249818189</text:p>
              </table:table-cell>
              <table:table-cell office:value-type="float" office:value="0">
                <text:p>0</text:p>
              </table:table-cell>
              <table:table-cell office:value-type="float" office:value="116084.75266205">
                <text:p>116084.75266205</text:p>
              </table:table-cell>
              <table:table-cell office:value-type="float" office:value="113411">
                <text:p>11341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09.071329391001">
                <text:p>209.071329391001</text:p>
              </table:table-cell>
              <table:table-cell office:value-type="float" office:value="0.103696457001206">
                <text:p>0.103696457001206</text:p>
              </table:table-cell>
              <table:table-cell office:value-type="float" office:value="127528.145521568">
                <text:p>127528.145521568</text:p>
              </table:table-cell>
              <table:table-cell office:value-type="float" office:value="116347.870647099">
                <text:p>116347.870647099</text:p>
              </table:table-cell>
              <table:table-cell office:value-type="float" office:value="0">
                <text:p>0</text:p>
              </table:table-cell>
              <table:table-cell office:value-type="float" office:value="109233.820434656">
                <text:p>109233.820434656</text:p>
              </table:table-cell>
              <table:table-cell office:value-type="float" office:value="135722">
                <text:p>13572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09.326775006">
                <text:p>209.326775006</text:p>
              </table:table-cell>
              <table:table-cell office:value-type="float" office:value="0.127537503001804">
                <text:p>0.127537503001804</text:p>
              </table:table-cell>
              <table:table-cell office:value-type="float" office:value="127528.145521568">
                <text:p>127528.145521568</text:p>
              </table:table-cell>
              <table:table-cell office:value-type="float" office:value="123076.967513567">
                <text:p>123076.967513567</text:p>
              </table:table-cell>
              <table:table-cell office:value-type="float" office:value="0">
                <text:p>0</text:p>
              </table:table-cell>
              <table:table-cell office:value-type="float" office:value="117209.192903104">
                <text:p>117209.192903104</text:p>
              </table:table-cell>
              <table:table-cell office:value-type="float" office:value="144433">
                <text:p>14443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09.528577023">
                <text:p>209.528577023</text:p>
              </table:table-cell>
              <table:table-cell office:value-type="float" office:value="0.111696686999494">
                <text:p>0.111696686999494</text:p>
              </table:table-cell>
              <table:table-cell office:value-type="float" office:value="127528.145521568">
                <text:p>127528.145521568</text:p>
              </table:table-cell>
              <table:table-cell office:value-type="float" office:value="125994.31255355">
                <text:p>125994.31255355</text:p>
              </table:table-cell>
              <table:table-cell office:value-type="float" office:value="0">
                <text:p>0</text:p>
              </table:table-cell>
              <table:table-cell office:value-type="float" office:value="121534.664316628">
                <text:p>121534.664316628</text:p>
              </table:table-cell>
              <table:table-cell office:value-type="float" office:value="124015">
                <text:p>12401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09.730217315999">
                <text:p>209.730217315999</text:p>
              </table:table-cell>
              <table:table-cell office:value-type="float" office:value="0.104099873999076">
                <text:p>0.104099873999076</text:p>
              </table:table-cell>
              <table:table-cell office:value-type="float" office:value="127528.145521568">
                <text:p>127528.145521568</text:p>
              </table:table-cell>
              <table:table-cell office:value-type="float" office:value="112981.941537258">
                <text:p>112981.941537258</text:p>
              </table:table-cell>
              <table:table-cell office:value-type="float" office:value="0">
                <text:p>0</text:p>
              </table:table-cell>
              <table:table-cell office:value-type="float" office:value="123473.463157367">
                <text:p>123473.463157367</text:p>
              </table:table-cell>
              <table:table-cell office:value-type="float" office:value="108534">
                <text:p>10853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09.931616826001">
                <text:p>209.931616826001</text:p>
              </table:table-cell>
              <table:table-cell office:value-type="float" office:value="0.103094204998342">
                <text:p>0.103094204998342</text:p>
              </table:table-cell>
              <table:table-cell office:value-type="float" office:value="127528.145521568">
                <text:p>127528.145521568</text:p>
              </table:table-cell>
              <table:table-cell office:value-type="float" office:value="107837.920431425">
                <text:p>107837.920431425</text:p>
              </table:table-cell>
              <table:table-cell office:value-type="float" office:value="0">
                <text:p>0</text:p>
              </table:table-cell>
              <table:table-cell office:value-type="float" office:value="115792.629325582">
                <text:p>115792.629325582</text:p>
              </table:table-cell>
              <table:table-cell office:value-type="float" office:value="119652">
                <text:p>11965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10.133702013001">
                <text:p>210.133702013001</text:p>
              </table:table-cell>
              <table:table-cell office:value-type="float" office:value="0.103982580996671">
                <text:p>0.103982580996671</text:p>
              </table:table-cell>
              <table:table-cell office:value-type="float" office:value="127528.145521568">
                <text:p>127528.145521568</text:p>
              </table:table-cell>
              <table:table-cell office:value-type="float" office:value="119263.597517561">
                <text:p>119263.597517561</text:p>
              </table:table-cell>
              <table:table-cell office:value-type="float" office:value="0">
                <text:p>0</text:p>
              </table:table-cell>
              <table:table-cell office:value-type="float" office:value="113550.758974493">
                <text:p>113550.758974493</text:p>
              </table:table-cell>
              <table:table-cell office:value-type="float" office:value="141840">
                <text:p>14184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10.33502377">
                <text:p>210.33502377</text:p>
              </table:table-cell>
              <table:table-cell office:value-type="float" office:value="0.117864031002682">
                <text:p>0.117864031002682</text:p>
              </table:table-cell>
              <table:table-cell office:value-type="float" office:value="127528.145521568">
                <text:p>127528.145521568</text:p>
              </table:table-cell>
              <table:table-cell office:value-type="float" office:value="134154.513789882">
                <text:p>134154.513789882</text:p>
              </table:table-cell>
              <table:table-cell office:value-type="float" office:value="0">
                <text:p>0</text:p>
              </table:table-cell>
              <table:table-cell office:value-type="float" office:value="122744.592170862">
                <text:p>122744.592170862</text:p>
              </table:table-cell>
              <table:table-cell office:value-type="float" office:value="143942">
                <text:p>14394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10.536186841">
                <text:p>210.536186841</text:p>
              </table:table-cell>
              <table:table-cell office:value-type="float" office:value="0.119213607998972">
                <text:p>0.119213607998972</text:p>
              </table:table-cell>
              <table:table-cell office:value-type="float" office:value="127528.145521568">
                <text:p>127528.145521568</text:p>
              </table:table-cell>
              <table:table-cell office:value-type="float" office:value="125886.588794813">
                <text:p>125886.588794813</text:p>
              </table:table-cell>
              <table:table-cell office:value-type="float" office:value="0">
                <text:p>0</text:p>
              </table:table-cell>
              <table:table-cell office:value-type="float" office:value="124805.65967803">
                <text:p>124805.65967803</text:p>
              </table:table-cell>
              <table:table-cell office:value-type="float" office:value="123117">
                <text:p>12311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10.754612327">
                <text:p>210.754612327</text:p>
              </table:table-cell>
              <table:table-cell office:value-type="float" office:value="0.132040660999337">
                <text:p>0.132040660999337</text:p>
              </table:table-cell>
              <table:table-cell office:value-type="float" office:value="127528.145521568">
                <text:p>127528.145521568</text:p>
              </table:table-cell>
              <table:table-cell office:value-type="float" office:value="96818.7489968716">
                <text:p>96818.7489968716</text:p>
              </table:table-cell>
              <table:table-cell office:value-type="float" office:value="0">
                <text:p>0</text:p>
              </table:table-cell>
              <table:table-cell office:value-type="float" office:value="107527.763676703">
                <text:p>107527.763676703</text:p>
              </table:table-cell>
              <table:table-cell office:value-type="float" office:value="108409">
                <text:p>10840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10.956659271">
                <text:p>210.956659271</text:p>
              </table:table-cell>
              <table:table-cell office:value-type="float" office:value="0.103846934998728">
                <text:p>0.103846934998728</text:p>
              </table:table-cell>
              <table:table-cell office:value-type="float" office:value="127528.145521568">
                <text:p>127528.145521568</text:p>
              </table:table-cell>
              <table:table-cell office:value-type="float" office:value="90051.3716529784">
                <text:p>90051.3716529784</text:p>
              </table:table-cell>
              <table:table-cell office:value-type="float" office:value="0">
                <text:p>0</text:p>
              </table:table-cell>
              <table:table-cell office:value-type="float" office:value="97614.790040059">
                <text:p>97614.790040059</text:p>
              </table:table-cell>
              <table:table-cell office:value-type="float" office:value="122475">
                <text:p>12247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11.158659500001">
                <text:p>211.158659500001</text:p>
              </table:table-cell>
              <table:table-cell office:value-type="float" office:value="0.101568727000995">
                <text:p>0.101568727000995</text:p>
              </table:table-cell>
              <table:table-cell office:value-type="float" office:value="127528.145521568">
                <text:p>127528.145521568</text:p>
              </table:table-cell>
              <table:table-cell office:value-type="float" office:value="122877.26567806">
                <text:p>122877.26567806</text:p>
              </table:table-cell>
              <table:table-cell office:value-type="float" office:value="0">
                <text:p>0</text:p>
              </table:table-cell>
              <table:table-cell office:value-type="float" office:value="115643.988343774">
                <text:p>115643.988343774</text:p>
              </table:table-cell>
              <table:table-cell office:value-type="float" office:value="143646">
                <text:p>14364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11.361028437001">
                <text:p>211.361028437001</text:p>
              </table:table-cell>
              <table:table-cell office:value-type="float" office:value="0.119050849003543">
                <text:p>0.119050849003543</text:p>
              </table:table-cell>
              <table:table-cell office:value-type="float" office:value="127528.145521568">
                <text:p>127528.145521568</text:p>
              </table:table-cell>
              <table:table-cell office:value-type="float" office:value="134449.172393078">
                <text:p>134449.172393078</text:p>
              </table:table-cell>
              <table:table-cell office:value-type="float" office:value="0">
                <text:p>0</text:p>
              </table:table-cell>
              <table:table-cell office:value-type="float" office:value="123562.231226849">
                <text:p>123562.231226849</text:p>
              </table:table-cell>
              <table:table-cell office:value-type="float" office:value="142123">
                <text:p>14212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11.562305618001">
                <text:p>211.562305618001</text:p>
              </table:table-cell>
              <table:table-cell office:value-type="float" office:value="0.116410331000225">
                <text:p>0.116410331000225</text:p>
              </table:table-cell>
              <table:table-cell office:value-type="float" office:value="127528.145521568">
                <text:p>127528.145521568</text:p>
              </table:table-cell>
              <table:table-cell office:value-type="float" office:value="122988.555838235">
                <text:p>122988.555838235</text:p>
              </table:table-cell>
              <table:table-cell office:value-type="float" office:value="0">
                <text:p>0</text:p>
              </table:table-cell>
              <table:table-cell office:value-type="float" office:value="123762.001694347">
                <text:p>123762.001694347</text:p>
              </table:table-cell>
              <table:table-cell office:value-type="float" office:value="120136">
                <text:p>12013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11.763663817001">
                <text:p>211.763663817001</text:p>
              </table:table-cell>
              <table:table-cell office:value-type="float" office:value="0.102661452998291">
                <text:p>0.102661452998291</text:p>
              </table:table-cell>
              <table:table-cell office:value-type="float" office:value="127528.145521568">
                <text:p>127528.145521568</text:p>
              </table:table-cell>
              <table:table-cell office:value-type="float" office:value="109543.903445113">
                <text:p>109543.903445113</text:p>
              </table:table-cell>
              <table:table-cell office:value-type="float" office:value="0">
                <text:p>0</text:p>
              </table:table-cell>
              <table:table-cell office:value-type="float" office:value="120709.861447967">
                <text:p>120709.861447967</text:p>
              </table:table-cell>
              <table:table-cell office:value-type="float" office:value="108478">
                <text:p>10847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11.965507002999">
                <text:p>211.965507002999</text:p>
              </table:table-cell>
              <table:table-cell office:value-type="float" office:value="0.11787461700078">
                <text:p>0.11787461700078</text:p>
              </table:table-cell>
              <table:table-cell office:value-type="float" office:value="127528.145521568">
                <text:p>127528.145521568</text:p>
              </table:table-cell>
              <table:table-cell office:value-type="float" office:value="96990.516631425">
                <text:p>96990.516631425</text:p>
              </table:table-cell>
              <table:table-cell office:value-type="float" office:value="0">
                <text:p>0</text:p>
              </table:table-cell>
              <table:table-cell office:value-type="float" office:value="102910.957728313">
                <text:p>102910.957728313</text:p>
              </table:table-cell>
              <table:table-cell office:value-type="float" office:value="123509">
                <text:p>12350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12.167133636001">
                <text:p>212.167133636001</text:p>
              </table:table-cell>
              <table:table-cell office:value-type="float" office:value="0.10236198399798">
                <text:p>0.10236198399798</text:p>
              </table:table-cell>
              <table:table-cell office:value-type="float" office:value="127528.145521568">
                <text:p>127528.145521568</text:p>
              </table:table-cell>
              <table:table-cell office:value-type="float" office:value="119961.807773605">
                <text:p>119961.807773605</text:p>
              </table:table-cell>
              <table:table-cell office:value-type="float" office:value="0">
                <text:p>0</text:p>
              </table:table-cell>
              <table:table-cell office:value-type="float" office:value="112328.410095845">
                <text:p>112328.410095845</text:p>
              </table:table-cell>
              <table:table-cell office:value-type="float" office:value="144172">
                <text:p>14417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12.393829204">
                <text:p>212.393829204</text:p>
              </table:table-cell>
              <table:table-cell office:value-type="float" office:value="0.182061120998696">
                <text:p>0.182061120998696</text:p>
              </table:table-cell>
              <table:table-cell office:value-type="float" office:value="127528.145521568">
                <text:p>127528.145521568</text:p>
              </table:table-cell>
              <table:table-cell office:value-type="float" office:value="98202.7393881819">
                <text:p>98202.7393881819</text:p>
              </table:table-cell>
              <table:table-cell office:value-type="float" office:value="0">
                <text:p>0</text:p>
              </table:table-cell>
              <table:table-cell office:value-type="float" office:value="87709.1663580741">
                <text:p>87709.1663580741</text:p>
              </table:table-cell>
              <table:table-cell office:value-type="float" office:value="139284">
                <text:p>13928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12.595615802002">
                <text:p>212.595615802002</text:p>
              </table:table-cell>
              <table:table-cell office:value-type="float" office:value="0.105050982998364">
                <text:p>0.105050982998364</text:p>
              </table:table-cell>
              <table:table-cell office:value-type="float" office:value="127528.145521568">
                <text:p>127528.145521568</text:p>
              </table:table-cell>
              <table:table-cell office:value-type="float" office:value="124080.92749713">
                <text:p>124080.92749713</text:p>
              </table:table-cell>
              <table:table-cell office:value-type="float" office:value="0">
                <text:p>0</text:p>
              </table:table-cell>
              <table:table-cell office:value-type="float" office:value="130219.74135707">
                <text:p>130219.74135707</text:p>
              </table:table-cell>
              <table:table-cell office:value-type="float" office:value="116631">
                <text:p>11663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12.797648623">
                <text:p>212.797648623</text:p>
              </table:table-cell>
              <table:table-cell office:value-type="float" office:value="0.102785621002113">
                <text:p>0.102785621002113</text:p>
              </table:table-cell>
              <table:table-cell office:value-type="float" office:value="127528.145521568">
                <text:p>127528.145521568</text:p>
              </table:table-cell>
              <table:table-cell office:value-type="float" office:value="102615.900576375">
                <text:p>102615.900576375</text:p>
              </table:table-cell>
              <table:table-cell office:value-type="float" office:value="0">
                <text:p>0</text:p>
              </table:table-cell>
              <table:table-cell office:value-type="float" office:value="110463.608268107">
                <text:p>110463.608268107</text:p>
              </table:table-cell>
              <table:table-cell office:value-type="float" office:value="109280">
                <text:p>10928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12.999861728">
                <text:p>212.999861728</text:p>
              </table:table-cell>
              <table:table-cell office:value-type="float" office:value="0.103197578002437">
                <text:p>0.103197578002437</text:p>
              </table:table-cell>
              <table:table-cell office:value-type="float" office:value="127528.145521568">
                <text:p>127528.145521568</text:p>
              </table:table-cell>
              <table:table-cell office:value-type="float" office:value="108556.655418663">
                <text:p>108556.655418663</text:p>
              </table:table-cell>
              <table:table-cell office:value-type="float" office:value="0">
                <text:p>0</text:p>
              </table:table-cell>
              <table:table-cell office:value-type="float" office:value="112289.813979585">
                <text:p>112289.813979585</text:p>
              </table:table-cell>
              <table:table-cell office:value-type="float" office:value="127609">
                <text:p>12760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13.201609250998">
                <text:p>213.201609250998</text:p>
              </table:table-cell>
              <table:table-cell office:value-type="float" office:value="0.106187519999366">
                <text:p>0.106187519999366</text:p>
              </table:table-cell>
              <table:table-cell office:value-type="float" office:value="127528.145521568">
                <text:p>127528.145521568</text:p>
              </table:table-cell>
              <table:table-cell office:value-type="float" office:value="126727.808522776">
                <text:p>126727.808522776</text:p>
              </table:table-cell>
              <table:table-cell office:value-type="float" office:value="0">
                <text:p>0</text:p>
              </table:table-cell>
              <table:table-cell office:value-type="float" office:value="116200.717812758">
                <text:p>116200.717812758</text:p>
              </table:table-cell>
              <table:table-cell office:value-type="float" office:value="145790">
                <text:p>14579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13.403674223002">
                <text:p>213.403674223002</text:p>
              </table:table-cell>
              <table:table-cell office:value-type="float" office:value="0.121702439999353">
                <text:p>0.121702439999353</text:p>
              </table:table-cell>
              <table:table-cell office:value-type="float" office:value="127528.145521568">
                <text:p>127528.145521568</text:p>
              </table:table-cell>
              <table:table-cell office:value-type="float" office:value="130197.39623713">
                <text:p>130197.39623713</text:p>
              </table:table-cell>
              <table:table-cell office:value-type="float" office:value="0">
                <text:p>0</text:p>
              </table:table-cell>
              <table:table-cell office:value-type="float" office:value="123401.940557129">
                <text:p>123401.940557129</text:p>
              </table:table-cell>
              <table:table-cell office:value-type="float" office:value="138369">
                <text:p>13836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13.605574681002">
                <text:p>213.605574681002</text:p>
              </table:table-cell>
              <table:table-cell office:value-type="float" office:value="0.114976974000456">
                <text:p>0.114976974000456</text:p>
              </table:table-cell>
              <table:table-cell office:value-type="float" office:value="127528.145521568">
                <text:p>127528.145521568</text:p>
              </table:table-cell>
              <table:table-cell office:value-type="float" office:value="120354.370903464">
                <text:p>120354.370903464</text:p>
              </table:table-cell>
              <table:table-cell office:value-type="float" office:value="0">
                <text:p>0</text:p>
              </table:table-cell>
              <table:table-cell office:value-type="float" office:value="124123.078518836">
                <text:p>124123.078518836</text:p>
              </table:table-cell>
              <table:table-cell office:value-type="float" office:value="115709">
                <text:p>11570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13.811321002002">
                <text:p>213.811321002002</text:p>
              </table:table-cell>
              <table:table-cell office:value-type="float" office:value="0.123929921999661">
                <text:p>0.123929921999661</text:p>
              </table:table-cell>
              <table:table-cell office:value-type="float" office:value="127528.145521568">
                <text:p>127528.145521568</text:p>
              </table:table-cell>
              <table:table-cell office:value-type="float" office:value="95567.0309225061">
                <text:p>95567.0309225061</text:p>
              </table:table-cell>
              <table:table-cell office:value-type="float" office:value="0">
                <text:p>0</text:p>
              </table:table-cell>
              <table:table-cell office:value-type="float" office:value="105855.942967707">
                <text:p>105855.942967707</text:p>
              </table:table-cell>
              <table:table-cell office:value-type="float" office:value="109838">
                <text:p>10983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14.031366486">
                <text:p>214.031366486</text:p>
              </table:table-cell>
              <table:table-cell office:value-type="float" office:value="0.115067124999769">
                <text:p>0.115067124999769</text:p>
              </table:table-cell>
              <table:table-cell office:value-type="float" office:value="127528.145521568">
                <text:p>127528.145521568</text:p>
              </table:table-cell>
              <table:table-cell office:value-type="float" office:value="117045.769621406">
                <text:p>117045.769621406</text:p>
              </table:table-cell>
              <table:table-cell office:value-type="float" office:value="0">
                <text:p>0</text:p>
              </table:table-cell>
              <table:table-cell office:value-type="float" office:value="113323.783620455">
                <text:p>113323.783620455</text:p>
              </table:table-cell>
              <table:table-cell office:value-type="float" office:value="130378">
                <text:p>13037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14.232458140999">
                <text:p>214.232458140999</text:p>
              </table:table-cell>
              <table:table-cell office:value-type="float" office:value="0.102779885000928">
                <text:p>0.102779885000928</text:p>
              </table:table-cell>
              <table:table-cell office:value-type="float" office:value="127528.145521568">
                <text:p>127528.145521568</text:p>
              </table:table-cell>
              <table:table-cell office:value-type="float" office:value="120368.590525244">
                <text:p>120368.590525244</text:p>
              </table:table-cell>
              <table:table-cell office:value-type="float" office:value="0">
                <text:p>0</text:p>
              </table:table-cell>
              <table:table-cell office:value-type="float" office:value="108490.635746113">
                <text:p>108490.635746113</text:p>
              </table:table-cell>
              <table:table-cell office:value-type="float" office:value="146427">
                <text:p>14642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14.434009951001">
                <text:p>214.434009951001</text:p>
              </table:table-cell>
              <table:table-cell office:value-type="float" office:value="0.120584819000214">
                <text:p>0.120584819000214</text:p>
              </table:table-cell>
              <table:table-cell office:value-type="float" office:value="127528.145521568">
                <text:p>127528.145521568</text:p>
              </table:table-cell>
              <table:table-cell office:value-type="float" office:value="115351.60325503">
                <text:p>115351.60325503</text:p>
              </table:table-cell>
              <table:table-cell office:value-type="float" office:value="0">
                <text:p>0</text:p>
              </table:table-cell>
              <table:table-cell office:value-type="float" office:value="120317.298318108">
                <text:p>120317.298318108</text:p>
              </table:table-cell>
              <table:table-cell office:value-type="float" office:value="135932">
                <text:p>13593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14.635091606">
                <text:p>214.635091606</text:p>
              </table:table-cell>
              <table:table-cell office:value-type="float" office:value="0.111911850002798">
                <text:p>0.111911850002798</text:p>
              </table:table-cell>
              <table:table-cell office:value-type="float" office:value="127528.145521568">
                <text:p>127528.145521568</text:p>
              </table:table-cell>
              <table:table-cell office:value-type="float" office:value="117889.29789915">
                <text:p>117889.29789915</text:p>
              </table:table-cell>
              <table:table-cell office:value-type="float" office:value="0">
                <text:p>0</text:p>
              </table:table-cell>
              <table:table-cell office:value-type="float" office:value="123128.720681496">
                <text:p>123128.720681496</text:p>
              </table:table-cell>
              <table:table-cell office:value-type="float" office:value="113588">
                <text:p>11358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14.835567239999">
                <text:p>214.835567239999</text:p>
              </table:table-cell>
              <table:table-cell office:value-type="float" office:value="0.103780904999439">
                <text:p>0.103780904999439</text:p>
              </table:table-cell>
              <table:table-cell office:value-type="float" office:value="122463.191042482">
                <text:p>122463.191042482</text:p>
              </table:table-cell>
              <table:table-cell office:value-type="float" office:value="96493.3377127551">
                <text:p>96493.3377127551</text:p>
              </table:table-cell>
              <table:table-cell office:value-type="float" office:value="0">
                <text:p>0</text:p>
              </table:table-cell>
              <table:table-cell office:value-type="float" office:value="106606.535860244">
                <text:p>106606.535860244</text:p>
              </table:table-cell>
              <table:table-cell office:value-type="float" office:value="106418">
                <text:p>10641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15.036002401001">
                <text:p>215.036002401001</text:p>
              </table:table-cell>
              <table:table-cell office:value-type="float" office:value="0.103157379999175">
                <text:p>0.103157379999175</text:p>
              </table:table-cell>
              <table:table-cell office:value-type="float" office:value="122463.191042482">
                <text:p>122463.191042482</text:p>
              </table:table-cell>
              <table:table-cell office:value-type="float" office:value="105378.676022363">
                <text:p>105378.676022363</text:p>
              </table:table-cell>
              <table:table-cell office:value-type="float" office:value="0">
                <text:p>0</text:p>
              </table:table-cell>
              <table:table-cell office:value-type="float" office:value="99236.9569824845">
                <text:p>99236.9569824845</text:p>
              </table:table-cell>
              <table:table-cell office:value-type="float" office:value="126245">
                <text:p>12624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15.237438527001">
                <text:p>215.237438527001</text:p>
              </table:table-cell>
              <table:table-cell office:value-type="float" office:value="0.106145835998177">
                <text:p>0.106145835998177</text:p>
              </table:table-cell>
              <table:table-cell office:value-type="float" office:value="122463.191042482">
                <text:p>122463.191042482</text:p>
              </table:table-cell>
              <table:table-cell office:value-type="float" office:value="122470.995754383">
                <text:p>122470.995754383</text:p>
              </table:table-cell>
              <table:table-cell office:value-type="float" office:value="0">
                <text:p>0</text:p>
              </table:table-cell>
              <table:table-cell office:value-type="float" office:value="115394.199990683">
                <text:p>115394.199990683</text:p>
              </table:table-cell>
              <table:table-cell office:value-type="float" office:value="140752">
                <text:p>14075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15.441877234">
                <text:p>215.441877234</text:p>
              </table:table-cell>
              <table:table-cell office:value-type="float" office:value="0.12449155700233">
                <text:p>0.12449155700233</text:p>
              </table:table-cell>
              <table:table-cell office:value-type="float" office:value="122463.191042482">
                <text:p>122463.191042482</text:p>
              </table:table-cell>
              <table:table-cell office:value-type="float" office:value="122735.601483018">
                <text:p>122735.601483018</text:p>
              </table:table-cell>
              <table:table-cell office:value-type="float" office:value="0">
                <text:p>0</text:p>
              </table:table-cell>
              <table:table-cell office:value-type="float" office:value="120848.351733686">
                <text:p>120848.351733686</text:p>
              </table:table-cell>
              <table:table-cell office:value-type="float" office:value="129456">
                <text:p>12945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15.642447335998">
                <text:p>215.642447335998</text:p>
              </table:table-cell>
              <table:table-cell office:value-type="float" office:value="0.127557386000262">
                <text:p>0.127557386000262</text:p>
              </table:table-cell>
              <table:table-cell office:value-type="float" office:value="122463.191042482">
                <text:p>122463.191042482</text:p>
              </table:table-cell>
              <table:table-cell office:value-type="float" office:value="98184.0824431111">
                <text:p>98184.0824431111</text:p>
              </table:table-cell>
              <table:table-cell office:value-type="float" office:value="0">
                <text:p>0</text:p>
              </table:table-cell>
              <table:table-cell office:value-type="float" office:value="107127.474136467">
                <text:p>107127.474136467</text:p>
              </table:table-cell>
              <table:table-cell office:value-type="float" office:value="108329">
                <text:p>10832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15.842857013002">
                <text:p>215.842857013002</text:p>
              </table:table-cell>
              <table:table-cell office:value-type="float" office:value="0.103030079000746">
                <text:p>0.103030079000746</text:p>
              </table:table-cell>
              <table:table-cell office:value-type="float" office:value="122463.191042482">
                <text:p>122463.191042482</text:p>
              </table:table-cell>
              <table:table-cell office:value-type="float" office:value="102646.785049851">
                <text:p>102646.785049851</text:p>
              </table:table-cell>
              <table:table-cell office:value-type="float" office:value="0">
                <text:p>0</text:p>
              </table:table-cell>
              <table:table-cell office:value-type="float" office:value="108575.64271613">
                <text:p>108575.64271613</text:p>
              </table:table-cell>
              <table:table-cell office:value-type="float" office:value="107012">
                <text:p>10701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16.044756023999">
                <text:p>216.044756023999</text:p>
              </table:table-cell>
              <table:table-cell office:value-type="float" office:value="0.10398192899811">
                <text:p>0.10398192899811</text:p>
              </table:table-cell>
              <table:table-cell office:value-type="float" office:value="122463.191042482">
                <text:p>122463.191042482</text:p>
              </table:table-cell>
              <table:table-cell office:value-type="float" office:value="114363.691939957">
                <text:p>114363.691939957</text:p>
              </table:table-cell>
              <table:table-cell office:value-type="float" office:value="0">
                <text:p>0</text:p>
              </table:table-cell>
              <table:table-cell office:value-type="float" office:value="106963.54021989">
                <text:p>106963.54021989</text:p>
              </table:table-cell>
              <table:table-cell office:value-type="float" office:value="127379">
                <text:p>12737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16.245755604999">
                <text:p>216.245755604999</text:p>
              </table:table-cell>
              <table:table-cell office:value-type="float" office:value="0.10983462799777">
                <text:p>0.10983462799777</text:p>
              </table:table-cell>
              <table:table-cell office:value-type="float" office:value="122463.191042482">
                <text:p>122463.191042482</text:p>
              </table:table-cell>
              <table:table-cell office:value-type="float" office:value="120436.441445237">
                <text:p>120436.441445237</text:p>
              </table:table-cell>
              <table:table-cell office:value-type="float" office:value="0">
                <text:p>0</text:p>
              </table:table-cell>
              <table:table-cell office:value-type="float" office:value="114286.607026206">
                <text:p>114286.607026206</text:p>
              </table:table-cell>
              <table:table-cell office:value-type="float" office:value="140820">
                <text:p>14082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16.446259250999">
                <text:p>216.446259250999</text:p>
              </table:table-cell>
              <table:table-cell office:value-type="float" office:value="0.115134521001892">
                <text:p>0.115134521001892</text:p>
              </table:table-cell>
              <table:table-cell office:value-type="float" office:value="122463.191042482">
                <text:p>122463.191042482</text:p>
              </table:table-cell>
              <table:table-cell office:value-type="float" office:value="127643.880880927">
                <text:p>127643.880880927</text:p>
              </table:table-cell>
              <table:table-cell office:value-type="float" office:value="0">
                <text:p>0</text:p>
              </table:table-cell>
              <table:table-cell office:value-type="float" office:value="125287.652017281">
                <text:p>125287.652017281</text:p>
              </table:table-cell>
              <table:table-cell office:value-type="float" office:value="128627">
                <text:p>12862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16.646853414">
                <text:p>216.646853414</text:p>
              </table:table-cell>
              <table:table-cell office:value-type="float" office:value="0.106427569000516">
                <text:p>0.106427569000516</text:p>
              </table:table-cell>
              <table:table-cell office:value-type="float" office:value="122463.191042482">
                <text:p>122463.191042482</text:p>
              </table:table-cell>
              <table:table-cell office:value-type="float" office:value="117673.718136412">
                <text:p>117673.718136412</text:p>
              </table:table-cell>
              <table:table-cell office:value-type="float" office:value="0">
                <text:p>0</text:p>
              </table:table-cell>
              <table:table-cell office:value-type="float" office:value="123705.355687691">
                <text:p>123705.355687691</text:p>
              </table:table-cell>
              <table:table-cell office:value-type="float" office:value="107807">
                <text:p>10780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16.848653032001">
                <text:p>216.848653032001</text:p>
              </table:table-cell>
              <table:table-cell office:value-type="float" office:value="0.104484416999185">
                <text:p>0.104484416999185</text:p>
              </table:table-cell>
              <table:table-cell office:value-type="float" office:value="122463.191042482">
                <text:p>122463.191042482</text:p>
              </table:table-cell>
              <table:table-cell office:value-type="float" office:value="105253.7968329">
                <text:p>105253.7968329</text:p>
              </table:table-cell>
              <table:table-cell office:value-type="float" office:value="0">
                <text:p>0</text:p>
              </table:table-cell>
              <table:table-cell office:value-type="float" office:value="114719.824241485">
                <text:p>114719.824241485</text:p>
              </table:table-cell>
              <table:table-cell office:value-type="float" office:value="107565">
                <text:p>10756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17.051027222002">
                <text:p>217.051027222002</text:p>
              </table:table-cell>
              <table:table-cell office:value-type="float" office:value="0.143578945000627">
                <text:p>0.143578945000627</text:p>
              </table:table-cell>
              <table:table-cell office:value-type="float" office:value="122463.191042482">
                <text:p>122463.191042482</text:p>
              </table:table-cell>
              <table:table-cell office:value-type="float" office:value="80907.8115733052">
                <text:p>80907.8115733052</text:p>
              </table:table-cell>
              <table:table-cell office:value-type="float" office:value="0">
                <text:p>0</text:p>
              </table:table-cell>
              <table:table-cell office:value-type="float" office:value="83498.8924741786">
                <text:p>83498.8924741786</text:p>
              </table:table-cell>
              <table:table-cell office:value-type="float" office:value="128343">
                <text:p>12834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17.253159691001">
                <text:p>217.253159691001</text:p>
              </table:table-cell>
              <table:table-cell office:value-type="float" office:value="0.105159129001549">
                <text:p>0.105159129001549</text:p>
              </table:table-cell>
              <table:table-cell office:value-type="float" office:value="122463.191042482">
                <text:p>122463.191042482</text:p>
              </table:table-cell>
              <table:table-cell office:value-type="float" office:value="117657.273354812">
                <text:p>117657.273354812</text:p>
              </table:table-cell>
              <table:table-cell office:value-type="float" office:value="0">
                <text:p>0</text:p>
              </table:table-cell>
              <table:table-cell office:value-type="float" office:value="104512.753862043">
                <text:p>104512.753862043</text:p>
              </table:table-cell>
              <table:table-cell office:value-type="float" office:value="140826">
                <text:p>14082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17.455010967999">
                <text:p>217.455010967999</text:p>
              </table:table-cell>
              <table:table-cell office:value-type="float" office:value="0.116477315001248">
                <text:p>0.116477315001248</text:p>
              </table:table-cell>
              <table:table-cell office:value-type="float" office:value="122463.191042482">
                <text:p>122463.191042482</text:p>
              </table:table-cell>
              <table:table-cell office:value-type="float" office:value="131591.142364388">
                <text:p>131591.142364388</text:p>
              </table:table-cell>
              <table:table-cell office:value-type="float" office:value="0">
                <text:p>0</text:p>
              </table:table-cell>
              <table:table-cell office:value-type="float" office:value="125176.135842055">
                <text:p>125176.135842055</text:p>
              </table:table-cell>
              <table:table-cell office:value-type="float" office:value="127493">
                <text:p>12749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17.656179005">
                <text:p>217.656179005</text:p>
              </table:table-cell>
              <table:table-cell office:value-type="float" office:value="0.104486239000835">
                <text:p>0.104486239000835</text:p>
              </table:table-cell>
              <table:table-cell office:value-type="float" office:value="122463.191042482">
                <text:p>122463.191042482</text:p>
              </table:table-cell>
              <table:table-cell office:value-type="float" office:value="118992.529140331">
                <text:p>118992.529140331</text:p>
              </table:table-cell>
              <table:table-cell office:value-type="float" office:value="0">
                <text:p>0</text:p>
              </table:table-cell>
              <table:table-cell office:value-type="float" office:value="125861.029356916">
                <text:p>125861.029356916</text:p>
              </table:table-cell>
              <table:table-cell office:value-type="float" office:value="107140">
                <text:p>10714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17.858916096">
                <text:p>217.858916096</text:p>
              </table:table-cell>
              <table:table-cell office:value-type="float" office:value="0.102699392002251">
                <text:p>0.102699392002251</text:p>
              </table:table-cell>
              <table:table-cell office:value-type="float" office:value="122463.191042482">
                <text:p>122463.191042482</text:p>
              </table:table-cell>
              <table:table-cell office:value-type="float" office:value="105122.104754856">
                <text:p>105122.104754856</text:p>
              </table:table-cell>
              <table:table-cell office:value-type="float" office:value="0">
                <text:p>0</text:p>
              </table:table-cell>
              <table:table-cell office:value-type="float" office:value="115606.960744367">
                <text:p>115606.960744367</text:p>
              </table:table-cell>
              <table:table-cell office:value-type="float" office:value="108290">
                <text:p>10829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18.061584540999">
                <text:p>218.061584540999</text:p>
              </table:table-cell>
              <table:table-cell office:value-type="float" office:value="0.120993163000094">
                <text:p>0.120993163000094</text:p>
              </table:table-cell>
              <table:table-cell office:value-type="float" office:value="122463.191042482">
                <text:p>122463.191042482</text:p>
              </table:table-cell>
              <table:table-cell office:value-type="float" office:value="96734.9411738003">
                <text:p>96734.9411738003</text:p>
              </table:table-cell>
              <table:table-cell office:value-type="float" office:value="0">
                <text:p>0</text:p>
              </table:table-cell>
              <table:table-cell office:value-type="float" office:value="96142.518219546">
                <text:p>96142.518219546</text:p>
              </table:table-cell>
              <table:table-cell office:value-type="float" office:value="129484">
                <text:p>12948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18.264405672002">
                <text:p>218.264405672002</text:p>
              </table:table-cell>
              <table:table-cell office:value-type="float" office:value="0.106567399001506">
                <text:p>0.106567399001506</text:p>
              </table:table-cell>
              <table:table-cell office:value-type="float" office:value="122463.191042482">
                <text:p>122463.191042482</text:p>
              </table:table-cell>
              <table:table-cell office:value-type="float" office:value="124434.062762756">
                <text:p>124434.062762756</text:p>
              </table:table-cell>
              <table:table-cell office:value-type="float" office:value="0">
                <text:p>0</text:p>
              </table:table-cell>
              <table:table-cell office:value-type="float" office:value="113515.965291047">
                <text:p>113515.965291047</text:p>
              </table:table-cell>
              <table:table-cell office:value-type="float" office:value="140748">
                <text:p>14074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18.467159383999">
                <text:p>218.467159383999</text:p>
              </table:table-cell>
              <table:table-cell office:value-type="float" office:value="0.115584905001015">
                <text:p>0.115584905001015</text:p>
              </table:table-cell>
              <table:table-cell office:value-type="float" office:value="122463.191042482">
                <text:p>122463.191042482</text:p>
              </table:table-cell>
              <table:table-cell office:value-type="float" office:value="127423.995655358">
                <text:p>127423.995655358</text:p>
              </table:table-cell>
              <table:table-cell office:value-type="float" office:value="0">
                <text:p>0</text:p>
              </table:table-cell>
              <table:table-cell office:value-type="float" office:value="121621.341606036">
                <text:p>121621.341606036</text:p>
              </table:table-cell>
              <table:table-cell office:value-type="float" office:value="126132">
                <text:p>12613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18.668433588999">
                <text:p>218.668433588999</text:p>
              </table:table-cell>
              <table:table-cell office:value-type="float" office:value="0.10765864700079">
                <text:p>0.10765864700079</text:p>
              </table:table-cell>
              <table:table-cell office:value-type="float" office:value="122463.191042482">
                <text:p>122463.191042482</text:p>
              </table:table-cell>
              <table:table-cell office:value-type="float" office:value="119894.042331588">
                <text:p>119894.042331588</text:p>
              </table:table-cell>
              <table:table-cell office:value-type="float" office:value="0">
                <text:p>0</text:p>
              </table:table-cell>
              <table:table-cell office:value-type="float" office:value="127423.480504963">
                <text:p>127423.480504963</text:p>
              </table:table-cell>
              <table:table-cell office:value-type="float" office:value="106408">
                <text:p>10640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18.871511632002">
                <text:p>218.871511632002</text:p>
              </table:table-cell>
              <table:table-cell office:value-type="float" office:value="0.102875447002589">
                <text:p>0.102875447002589</text:p>
              </table:table-cell>
              <table:table-cell office:value-type="float" office:value="122463.191042482">
                <text:p>122463.191042482</text:p>
              </table:table-cell>
              <table:table-cell office:value-type="float" office:value="105304.983145082">
                <text:p>105304.983145082</text:p>
              </table:table-cell>
              <table:table-cell office:value-type="float" office:value="0">
                <text:p>0</text:p>
              </table:table-cell>
              <table:table-cell office:value-type="float" office:value="115465.809536136">
                <text:p>115465.809536136</text:p>
              </table:table-cell>
              <table:table-cell office:value-type="float" office:value="109257">
                <text:p>10925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19.072719323001">
                <text:p>219.072719323001</text:p>
              </table:table-cell>
              <table:table-cell office:value-type="float" office:value="0.101696901998366">
                <text:p>0.101696901998366</text:p>
              </table:table-cell>
              <table:table-cell office:value-type="float" office:value="127229.714970905">
                <text:p>127229.714970905</text:p>
              </table:table-cell>
              <table:table-cell office:value-type="float" office:value="110094.851517827">
                <text:p>110094.851517827</text:p>
              </table:table-cell>
              <table:table-cell office:value-type="float" office:value="0">
                <text:p>0</text:p>
              </table:table-cell>
              <table:table-cell office:value-type="float" office:value="108627.188042461">
                <text:p>108627.188042461</text:p>
              </table:table-cell>
              <table:table-cell office:value-type="float" office:value="135737">
                <text:p>13573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19.275724289">
                <text:p>219.275724289</text:p>
              </table:table-cell>
              <table:table-cell office:value-type="float" office:value="0.111111137997796">
                <text:p>0.111111137997796</text:p>
              </table:table-cell>
              <table:table-cell office:value-type="float" office:value="127229.714970905">
                <text:p>127229.714970905</text:p>
              </table:table-cell>
              <table:table-cell office:value-type="float" office:value="130786.382283547">
                <text:p>130786.382283547</text:p>
              </table:table-cell>
              <table:table-cell office:value-type="float" office:value="0">
                <text:p>0</text:p>
              </table:table-cell>
              <table:table-cell office:value-type="float" office:value="117145.199823848">
                <text:p>117145.199823848</text:p>
              </table:table-cell>
              <table:table-cell office:value-type="float" office:value="146049">
                <text:p>14604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19.477980616">
                <text:p>219.477980616</text:p>
              </table:table-cell>
              <table:table-cell office:value-type="float" office:value="0.120783866997954">
                <text:p>0.120783866997954</text:p>
              </table:table-cell>
              <table:table-cell office:value-type="float" office:value="127229.714970905">
                <text:p>127229.714970905</text:p>
              </table:table-cell>
              <table:table-cell office:value-type="float" office:value="129060.995903577">
                <text:p>129060.995903577</text:p>
              </table:table-cell>
              <table:table-cell office:value-type="float" office:value="0">
                <text:p>0</text:p>
              </table:table-cell>
              <table:table-cell office:value-type="float" office:value="125037.866460521">
                <text:p>125037.866460521</text:p>
              </table:table-cell>
              <table:table-cell office:value-type="float" office:value="129838">
                <text:p>12983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19.678915961998">
                <text:p>219.678915961998</text:p>
              </table:table-cell>
              <table:table-cell office:value-type="float" office:value="0.106833272999211">
                <text:p>0.106833272999211</text:p>
              </table:table-cell>
              <table:table-cell office:value-type="float" office:value="127229.714970905">
                <text:p>127229.714970905</text:p>
              </table:table-cell>
              <table:table-cell office:value-type="float" office:value="116109.895434085">
                <text:p>116109.895434085</text:p>
              </table:table-cell>
              <table:table-cell office:value-type="float" office:value="0">
                <text:p>0</text:p>
              </table:table-cell>
              <table:table-cell office:value-type="float" office:value="123132.575001582">
                <text:p>123132.575001582</text:p>
              </table:table-cell>
              <table:table-cell office:value-type="float" office:value="109980">
                <text:p>10998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19.883465273">
                <text:p>219.883465273</text:p>
              </table:table-cell>
              <table:table-cell office:value-type="float" office:value="0.152628420997644">
                <text:p>0.152628420997644</text:p>
              </table:table-cell>
              <table:table-cell office:value-type="float" office:value="127229.714970905">
                <text:p>127229.714970905</text:p>
              </table:table-cell>
              <table:table-cell office:value-type="float" office:value="78294.9193950122">
                <text:p>78294.9193950122</text:p>
              </table:table-cell>
              <table:table-cell office:value-type="float" office:value="0">
                <text:p>0</text:p>
              </table:table-cell>
              <table:table-cell office:value-type="float" office:value="86128.6317559463">
                <text:p>86128.6317559463</text:p>
              </table:table-cell>
              <table:table-cell office:value-type="float" office:value="114432">
                <text:p>11443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20.084235530001">
                <text:p>220.084235530001</text:p>
              </table:table-cell>
              <table:table-cell office:value-type="float" office:value="0.103647687003104">
                <text:p>0.103647687003104</text:p>
              </table:table-cell>
              <table:table-cell office:value-type="float" office:value="127229.714970905">
                <text:p>127229.714970905</text:p>
              </table:table-cell>
              <table:table-cell office:value-type="float" office:value="112889.663032306">
                <text:p>112889.663032306</text:p>
              </table:table-cell>
              <table:table-cell office:value-type="float" office:value="0">
                <text:p>0</text:p>
              </table:table-cell>
              <table:table-cell office:value-type="float" office:value="107398.030324395">
                <text:p>107398.030324395</text:p>
              </table:table-cell>
              <table:table-cell office:value-type="float" office:value="136850">
                <text:p>13685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20.286232704999">
                <text:p>220.286232704999</text:p>
              </table:table-cell>
              <table:table-cell office:value-type="float" office:value="0.121089752999978">
                <text:p>0.121089752999978</text:p>
              </table:table-cell>
              <table:table-cell office:value-type="float" office:value="127229.714970905">
                <text:p>127229.714970905</text:p>
              </table:table-cell>
              <table:table-cell office:value-type="float" office:value="128848.4493784">
                <text:p>128848.4493784</text:p>
              </table:table-cell>
              <table:table-cell office:value-type="float" office:value="0">
                <text:p>0</text:p>
              </table:table-cell>
              <table:table-cell office:value-type="float" office:value="118379.261802178">
                <text:p>118379.261802178</text:p>
              </table:table-cell>
              <table:table-cell office:value-type="float" office:value="145821">
                <text:p>14582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20.487353675999">
                <text:p>220.487353675999</text:p>
              </table:table-cell>
              <table:table-cell office:value-type="float" office:value="0.119841198000358">
                <text:p>0.119841198000358</text:p>
              </table:table-cell>
              <table:table-cell office:value-type="float" office:value="127229.714970905">
                <text:p>127229.714970905</text:p>
              </table:table-cell>
              <table:table-cell office:value-type="float" office:value="122832.060656177">
                <text:p>122832.060656177</text:p>
              </table:table-cell>
              <table:table-cell office:value-type="float" office:value="0">
                <text:p>0</text:p>
              </table:table-cell>
              <table:table-cell office:value-type="float" office:value="124052.423480157">
                <text:p>124052.423480157</text:p>
              </table:table-cell>
              <table:table-cell office:value-type="float" office:value="128682">
                <text:p>12868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20.689558046">
                <text:p>220.689558046</text:p>
              </table:table-cell>
              <table:table-cell office:value-type="float" office:value="0.106066617001488">
                <text:p>0.106066617001488</text:p>
              </table:table-cell>
              <table:table-cell office:value-type="float" office:value="127229.714970905">
                <text:p>127229.714970905</text:p>
              </table:table-cell>
              <table:table-cell office:value-type="float" office:value="114567.661915279">
                <text:p>114567.661915279</text:p>
              </table:table-cell>
              <table:table-cell office:value-type="float" office:value="0">
                <text:p>0</text:p>
              </table:table-cell>
              <table:table-cell office:value-type="float" office:value="123715.806734543">
                <text:p>123715.806734543</text:p>
              </table:table-cell>
              <table:table-cell office:value-type="float" office:value="109496">
                <text:p>10949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20.892074257001">
                <text:p>220.892074257001</text:p>
              </table:table-cell>
              <table:table-cell office:value-type="float" office:value="0.105747555997368">
                <text:p>0.105747555997368</text:p>
              </table:table-cell>
              <table:table-cell office:value-type="float" office:value="127229.714970905">
                <text:p>127229.714970905</text:p>
              </table:table-cell>
              <table:table-cell office:value-type="float" office:value="94463.2013592224">
                <text:p>94463.2013592224</text:p>
              </table:table-cell>
              <table:table-cell office:value-type="float" office:value="0">
                <text:p>0</text:p>
              </table:table-cell>
              <table:table-cell office:value-type="float" office:value="103175.574953422">
                <text:p>103175.574953422</text:p>
              </table:table-cell>
              <table:table-cell office:value-type="float" office:value="115290">
                <text:p>11529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21.114053187001">
                <text:p>221.114053187001</text:p>
              </table:table-cell>
              <table:table-cell office:value-type="float" office:value="0.131464410002081">
                <text:p>0.131464410002081</text:p>
              </table:table-cell>
              <table:table-cell office:value-type="float" office:value="127229.714970905">
                <text:p>127229.714970905</text:p>
              </table:table-cell>
              <table:table-cell office:value-type="float" office:value="110613.177881073">
                <text:p>110613.177881073</text:p>
              </table:table-cell>
              <table:table-cell office:value-type="float" office:value="0">
                <text:p>0</text:p>
              </table:table-cell>
              <table:table-cell office:value-type="float" office:value="97904.1160383372">
                <text:p>97904.1160383372</text:p>
              </table:table-cell>
              <table:table-cell office:value-type="float" office:value="138876">
                <text:p>13887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21.315481389">
                <text:p>221.315481389</text:p>
              </table:table-cell>
              <table:table-cell office:value-type="float" office:value="0.126229129000421">
                <text:p>0.126229129000421</text:p>
              </table:table-cell>
              <table:table-cell office:value-type="float" office:value="127229.714970905">
                <text:p>127229.714970905</text:p>
              </table:table-cell>
              <table:table-cell office:value-type="float" office:value="126135.684517594">
                <text:p>126135.684517594</text:p>
              </table:table-cell>
              <table:table-cell office:value-type="float" office:value="0">
                <text:p>0</text:p>
              </table:table-cell>
              <table:table-cell office:value-type="float" office:value="120103.532775561">
                <text:p>120103.532775561</text:p>
              </table:table-cell>
              <table:table-cell office:value-type="float" office:value="145153">
                <text:p>14515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21.516767066001">
                <text:p>221.516767066001</text:p>
              </table:table-cell>
              <table:table-cell office:value-type="float" office:value="0.172245379002561">
                <text:p>0.172245379002561</text:p>
              </table:table-cell>
              <table:table-cell office:value-type="float" office:value="127229.714970905">
                <text:p>127229.714970905</text:p>
              </table:table-cell>
              <table:table-cell office:value-type="float" office:value="87825.4445657891">
                <text:p>87825.4445657891</text:p>
              </table:table-cell>
              <table:table-cell office:value-type="float" office:value="0">
                <text:p>0</text:p>
              </table:table-cell>
              <table:table-cell office:value-type="float" office:value="89045.8073897695">
                <text:p>89045.8073897695</text:p>
              </table:table-cell>
              <table:table-cell office:value-type="float" office:value="126262">
                <text:p>12626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21.717332843">
                <text:p>221.717332843</text:p>
              </table:table-cell>
              <table:table-cell office:value-type="float" office:value="0.120622799997363">
                <text:p>0.120622799997363</text:p>
              </table:table-cell>
              <table:table-cell office:value-type="float" office:value="127229.714970905">
                <text:p>127229.714970905</text:p>
              </table:table-cell>
              <table:table-cell office:value-type="float" office:value="104711.198173598">
                <text:p>104711.198173598</text:p>
              </table:table-cell>
              <table:table-cell office:value-type="float" office:value="0">
                <text:p>0</text:p>
              </table:table-cell>
              <table:table-cell office:value-type="float" office:value="119198.430347775">
                <text:p>119198.430347775</text:p>
              </table:table-cell>
              <table:table-cell office:value-type="float" office:value="108766">
                <text:p>10876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21.918424945001">
                <text:p>221.918424945001</text:p>
              </table:table-cell>
              <table:table-cell office:value-type="float" office:value="0.102401202999317">
                <text:p>0.102401202999317</text:p>
              </table:table-cell>
              <table:table-cell office:value-type="float" office:value="127229.714970905">
                <text:p>127229.714970905</text:p>
              </table:table-cell>
              <table:table-cell office:value-type="float" office:value="114862.582931075">
                <text:p>114862.582931075</text:p>
              </table:table-cell>
              <table:table-cell office:value-type="float" office:value="0">
                <text:p>0</text:p>
              </table:table-cell>
              <table:table-cell office:value-type="float" office:value="113406.283294458">
                <text:p>113406.283294458</text:p>
              </table:table-cell>
              <table:table-cell office:value-type="float" office:value="117126">
                <text:p>11712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22.11913585">
                <text:p>222.11913585</text:p>
              </table:table-cell>
              <table:table-cell office:value-type="float" office:value="0.102541448999546">
                <text:p>0.102541448999546</text:p>
              </table:table-cell>
              <table:table-cell office:value-type="float" office:value="127229.714970905">
                <text:p>127229.714970905</text:p>
              </table:table-cell>
              <table:table-cell office:value-type="float" office:value="119133.852815006">
                <text:p>119133.852815006</text:p>
              </table:table-cell>
              <table:table-cell office:value-type="float" office:value="0">
                <text:p>0</text:p>
              </table:table-cell>
              <table:table-cell office:value-type="float" office:value="111201.494459134">
                <text:p>111201.494459134</text:p>
              </table:table-cell>
              <table:table-cell office:value-type="float" office:value="139629">
                <text:p>13962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22.320820004999">
                <text:p>222.320820004999</text:p>
              </table:table-cell>
              <table:table-cell office:value-type="float" office:value="0.116205300000729">
                <text:p>0.116205300000729</text:p>
              </table:table-cell>
              <table:table-cell office:value-type="float" office:value="127229.714970905">
                <text:p>127229.714970905</text:p>
              </table:table-cell>
              <table:table-cell office:value-type="float" office:value="126287.721386081">
                <text:p>126287.721386081</text:p>
              </table:table-cell>
              <table:table-cell office:value-type="float" office:value="0">
                <text:p>0</text:p>
              </table:table-cell>
              <table:table-cell office:value-type="float" office:value="120182.856359119">
                <text:p>120182.856359119</text:p>
              </table:table-cell>
              <table:table-cell office:value-type="float" office:value="144732">
                <text:p>14473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22.521584416001">
                <text:p>222.521584416001</text:p>
              </table:table-cell>
              <table:table-cell office:value-type="float" office:value="0.118764336999448">
                <text:p>0.118764336999448</text:p>
              </table:table-cell>
              <table:table-cell office:value-type="float" office:value="127229.714970905">
                <text:p>127229.714970905</text:p>
              </table:table-cell>
              <table:table-cell office:value-type="float" office:value="119355.552061363">
                <text:p>119355.552061363</text:p>
              </table:table-cell>
              <table:table-cell office:value-type="float" office:value="0">
                <text:p>0</text:p>
              </table:table-cell>
              <table:table-cell office:value-type="float" office:value="122999.860544474">
                <text:p>122999.860544474</text:p>
              </table:table-cell>
              <table:table-cell office:value-type="float" office:value="125146">
                <text:p>12514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22.721921719">
                <text:p>222.721921719</text:p>
              </table:table-cell>
              <table:table-cell office:value-type="float" office:value="0.102885038999375">
                <text:p>0.102885038999375</text:p>
              </table:table-cell>
              <table:table-cell office:value-type="float" office:value="127229.714970905">
                <text:p>127229.714970905</text:p>
              </table:table-cell>
              <table:table-cell office:value-type="float" office:value="113676.288569264">
                <text:p>113676.288569264</text:p>
              </table:table-cell>
              <table:table-cell office:value-type="float" office:value="0">
                <text:p>0</text:p>
              </table:table-cell>
              <table:table-cell office:value-type="float" office:value="122688.159539849">
                <text:p>122688.159539849</text:p>
              </table:table-cell>
              <table:table-cell office:value-type="float" office:value="108474">
                <text:p>10847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23.444030735001">
                <text:p>223.444030735001</text:p>
              </table:table-cell>
              <table:table-cell office:value-type="float" office:value="0.71308620200216">
                <text:p>0.71308620200216</text:p>
              </table:table-cell>
              <table:table-cell office:value-type="float" office:value="118203.591908359">
                <text:p>118203.591908359</text:p>
              </table:table-cell>
              <table:table-cell office:value-type="float" office:value="55391.7600959601">
                <text:p>55391.7600959601</text:p>
              </table:table-cell>
              <table:table-cell office:value-type="float" office:value="0">
                <text:p>0</text:p>
              </table:table-cell>
              <table:table-cell office:value-type="float" office:value="61172.2120055473">
                <text:p>61172.2120055473</text:p>
              </table:table-cell>
              <table:table-cell office:value-type="float" office:value="124222">
                <text:p>12422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23.645496084999">
                <text:p>223.645496084999</text:p>
              </table:table-cell>
              <table:table-cell office:value-type="float" office:value="0.102749212997878">
                <text:p>0.102749212997878</text:p>
              </table:table-cell>
              <table:table-cell office:value-type="float" office:value="118203.591908359">
                <text:p>118203.591908359</text:p>
              </table:table-cell>
              <table:table-cell office:value-type="float" office:value="110442.835570226">
                <text:p>110442.835570226</text:p>
              </table:table-cell>
              <table:table-cell office:value-type="float" office:value="0">
                <text:p>0</text:p>
              </table:table-cell>
              <table:table-cell office:value-type="float" office:value="103361.680284079">
                <text:p>103361.680284079</text:p>
              </table:table-cell>
              <table:table-cell office:value-type="float" office:value="104102">
                <text:p>10410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23.847175760002">
                <text:p>223.847175760002</text:p>
              </table:table-cell>
              <table:table-cell office:value-type="float" office:value="0.10279444200205">
                <text:p>0.10279444200205</text:p>
              </table:table-cell>
              <table:table-cell office:value-type="float" office:value="118203.591908359">
                <text:p>118203.591908359</text:p>
              </table:table-cell>
              <table:table-cell office:value-type="float" office:value="97385.5920764108">
                <text:p>97385.5920764108</text:p>
              </table:table-cell>
              <table:table-cell office:value-type="float" office:value="0">
                <text:p>0</text:p>
              </table:table-cell>
              <table:table-cell office:value-type="float" office:value="106754.278138818">
                <text:p>106754.278138818</text:p>
              </table:table-cell>
              <table:table-cell office:value-type="float" office:value="103730">
                <text:p>10373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24.049350518999">
                <text:p>224.049350518999</text:p>
              </table:table-cell>
              <table:table-cell office:value-type="float" office:value="0.103167008997843">
                <text:p>0.103167008997843</text:p>
              </table:table-cell>
              <table:table-cell office:value-type="float" office:value="118203.591908359">
                <text:p>118203.591908359</text:p>
              </table:table-cell>
              <table:table-cell office:value-type="float" office:value="102534.324563216">
                <text:p>102534.324563216</text:p>
              </table:table-cell>
              <table:table-cell office:value-type="float" office:value="0">
                <text:p>0</text:p>
              </table:table-cell>
              <table:table-cell office:value-type="float" office:value="102724.790800795">
                <text:p>102724.790800795</text:p>
              </table:table-cell>
              <table:table-cell office:value-type="float" office:value="123700">
                <text:p>12370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24.250820298999">
                <text:p>224.250820298999</text:p>
              </table:table-cell>
              <table:table-cell office:value-type="float" office:value="0.103790604000096">
                <text:p>0.103790604000096</text:p>
              </table:table-cell>
              <table:table-cell office:value-type="float" office:value="118203.591908359">
                <text:p>118203.591908359</text:p>
              </table:table-cell>
              <table:table-cell office:value-type="float" office:value="123598.252020176">
                <text:p>123598.252020176</text:p>
              </table:table-cell>
              <table:table-cell office:value-type="float" office:value="0">
                <text:p>0</text:p>
              </table:table-cell>
              <table:table-cell office:value-type="float" office:value="113373.491900694">
                <text:p>113373.491900694</text:p>
              </table:table-cell>
              <table:table-cell office:value-type="float" office:value="135933">
                <text:p>13593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24.452843293002">
                <text:p>224.452843293002</text:p>
              </table:table-cell>
              <table:table-cell office:value-type="float" office:value="0.112506258999929">
                <text:p>0.112506258999929</text:p>
              </table:table-cell>
              <table:table-cell office:value-type="float" office:value="118203.591908359">
                <text:p>118203.591908359</text:p>
              </table:table-cell>
              <table:table-cell office:value-type="float" office:value="129366.511785128">
                <text:p>129366.511785128</text:p>
              </table:table-cell>
              <table:table-cell office:value-type="float" office:value="0">
                <text:p>0</text:p>
              </table:table-cell>
              <table:table-cell office:value-type="float" office:value="123103.142203674">
                <text:p>123103.142203674</text:p>
              </table:table-cell>
              <table:table-cell office:value-type="float" office:value="123290">
                <text:p>12329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24.655183687999">
                <text:p>224.655183687999</text:p>
              </table:table-cell>
              <table:table-cell office:value-type="float" office:value="0.104504094000731">
                <text:p>0.104504094000731</text:p>
              </table:table-cell>
              <table:table-cell office:value-type="float" office:value="118203.591908359">
                <text:p>118203.591908359</text:p>
              </table:table-cell>
              <table:table-cell office:value-type="float" office:value="117034.33490792">
                <text:p>117034.33490792</text:p>
              </table:table-cell>
              <table:table-cell office:value-type="float" office:value="0">
                <text:p>0</text:p>
              </table:table-cell>
              <table:table-cell office:value-type="float" office:value="123507.626955522">
                <text:p>123507.626955522</text:p>
              </table:table-cell>
              <table:table-cell office:value-type="float" office:value="103476">
                <text:p>10347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24.858013149002">
                <text:p>224.858013149002</text:p>
              </table:table-cell>
              <table:table-cell office:value-type="float" office:value="0.103878960999282">
                <text:p>0.103878960999282</text:p>
              </table:table-cell>
              <table:table-cell office:value-type="float" office:value="118203.591908359">
                <text:p>118203.591908359</text:p>
              </table:table-cell>
              <table:table-cell office:value-type="float" office:value="103503.03994359">
                <text:p>103503.03994359</text:p>
              </table:table-cell>
              <table:table-cell office:value-type="float" office:value="0">
                <text:p>0</text:p>
              </table:table-cell>
              <table:table-cell office:value-type="float" office:value="113647.927124732">
                <text:p>113647.927124732</text:p>
              </table:table-cell>
              <table:table-cell office:value-type="float" office:value="104460">
                <text:p>10446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25.059962105999">
                <text:p>225.059962105999</text:p>
              </table:table-cell>
              <table:table-cell office:value-type="float" office:value="0.109086745000241">
                <text:p>0.109086745000241</text:p>
              </table:table-cell>
              <table:table-cell office:value-type="float" office:value="118203.591908359">
                <text:p>118203.591908359</text:p>
              </table:table-cell>
              <table:table-cell office:value-type="float" office:value="99595.410037136">
                <text:p>99595.410037136</text:p>
              </table:table-cell>
              <table:table-cell office:value-type="float" office:value="0">
                <text:p>0</text:p>
              </table:table-cell>
              <table:table-cell office:value-type="float" office:value="99091.5961183794">
                <text:p>99091.5961183794</text:p>
              </table:table-cell>
              <table:table-cell office:value-type="float" office:value="124813">
                <text:p>12481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25.261750385002">
                <text:p>225.261750385002</text:p>
              </table:table-cell>
              <table:table-cell office:value-type="float" office:value="0.102272737000021">
                <text:p>0.102272737000021</text:p>
              </table:table-cell>
              <table:table-cell office:value-type="float" office:value="118203.591908359">
                <text:p>118203.591908359</text:p>
              </table:table-cell>
              <table:table-cell office:value-type="float" office:value="124686.776808059">
                <text:p>124686.776808059</text:p>
              </table:table-cell>
              <table:table-cell office:value-type="float" office:value="0">
                <text:p>0</text:p>
              </table:table-cell>
              <table:table-cell office:value-type="float" office:value="114265.918384833">
                <text:p>114265.918384833</text:p>
              </table:table-cell>
              <table:table-cell office:value-type="float" office:value="135878">
                <text:p>13587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25.464319172999">
                <text:p>225.464319172999</text:p>
              </table:table-cell>
              <table:table-cell office:value-type="float" office:value="0.103615129002719">
                <text:p>0.103615129002719</text:p>
              </table:table-cell>
              <table:table-cell office:value-type="float" office:value="118203.591908359">
                <text:p>118203.591908359</text:p>
              </table:table-cell>
              <table:table-cell office:value-type="float" office:value="121937.304507527">
                <text:p>121937.304507527</text:p>
              </table:table-cell>
              <table:table-cell office:value-type="float" office:value="0">
                <text:p>0</text:p>
              </table:table-cell>
              <table:table-cell office:value-type="float" office:value="116271.95795159">
                <text:p>116271.95795159</text:p>
              </table:table-cell>
              <table:table-cell office:value-type="float" office:value="122054">
                <text:p>12205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25.666519941002">
                <text:p>225.666519941002</text:p>
              </table:table-cell>
              <table:table-cell office:value-type="float" office:value="0.103771775000496">
                <text:p>0.103771775000496</text:p>
              </table:table-cell>
              <table:table-cell office:value-type="float" office:value="118203.591908359">
                <text:p>118203.591908359</text:p>
              </table:table-cell>
              <table:table-cell office:value-type="float" office:value="111986.090196598">
                <text:p>111986.090196598</text:p>
              </table:table-cell>
              <table:table-cell office:value-type="float" office:value="0">
                <text:p>0</text:p>
              </table:table-cell>
              <table:table-cell office:value-type="float" office:value="119055.18177804">
                <text:p>119055.18177804</text:p>
              </table:table-cell>
              <table:table-cell office:value-type="float" office:value="102810">
                <text:p>10281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25.868787047999">
                <text:p>225.868787047999</text:p>
              </table:table-cell>
              <table:table-cell office:value-type="float" office:value="0.104325959997368">
                <text:p>0.104325959997368</text:p>
              </table:table-cell>
              <table:table-cell office:value-type="float" office:value="118203.591908359">
                <text:p>118203.591908359</text:p>
              </table:table-cell>
              <table:table-cell office:value-type="float" office:value="101464.782377721">
                <text:p>101464.782377721</text:p>
              </table:table-cell>
              <table:table-cell office:value-type="float" office:value="0">
                <text:p>0</text:p>
              </table:table-cell>
              <table:table-cell office:value-type="float" office:value="111305.465131863">
                <text:p>111305.465131863</text:p>
              </table:table-cell>
              <table:table-cell office:value-type="float" office:value="105248">
                <text:p>10524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26.070547110001">
                <text:p>226.070547110001</text:p>
              </table:table-cell>
              <table:table-cell office:value-type="float" office:value="0.11880021700199">
                <text:p>0.11880021700199</text:p>
              </table:table-cell>
              <table:table-cell office:value-type="float" office:value="118203.591908359">
                <text:p>118203.591908359</text:p>
              </table:table-cell>
              <table:table-cell office:value-type="float" office:value="95367.2817977797">
                <text:p>95367.2817977797</text:p>
              </table:table-cell>
              <table:table-cell office:value-type="float" office:value="0">
                <text:p>0</text:p>
              </table:table-cell>
              <table:table-cell office:value-type="float" office:value="94120.5771337495">
                <text:p>94120.5771337495</text:p>
              </table:table-cell>
              <table:table-cell office:value-type="float" office:value="125892">
                <text:p>12589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26.271795804001">
                <text:p>226.271795804001</text:p>
              </table:table-cell>
              <table:table-cell office:value-type="float" office:value="0.102805870999873">
                <text:p>0.102805870999873</text:p>
              </table:table-cell>
              <table:table-cell office:value-type="float" office:value="118203.591908359">
                <text:p>118203.591908359</text:p>
              </table:table-cell>
              <table:table-cell office:value-type="float" office:value="119548.647734065">
                <text:p>119548.647734065</text:p>
              </table:table-cell>
              <table:table-cell office:value-type="float" office:value="0">
                <text:p>0</text:p>
              </table:table-cell>
              <table:table-cell office:value-type="float" office:value="108992.055820923">
                <text:p>108992.055820923</text:p>
              </table:table-cell>
              <table:table-cell office:value-type="float" office:value="135755">
                <text:p>13575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26.477799655">
                <text:p>226.477799655</text:p>
              </table:table-cell>
              <table:table-cell office:value-type="float" office:value="0.176151628998923">
                <text:p>0.176151628998923</text:p>
              </table:table-cell>
              <table:table-cell office:value-type="float" office:value="118203.591908359">
                <text:p>118203.591908359</text:p>
              </table:table-cell>
              <table:table-cell office:value-type="float" office:value="92872.8497423492">
                <text:p>92872.8497423492</text:p>
              </table:table-cell>
              <table:table-cell office:value-type="float" office:value="0">
                <text:p>0</text:p>
              </table:table-cell>
              <table:table-cell office:value-type="float" office:value="87829.2697171932">
                <text:p>87829.2697171932</text:p>
              </table:table-cell>
              <table:table-cell office:value-type="float" office:value="120577">
                <text:p>12057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26.680523398001">
                <text:p>226.680523398001</text:p>
              </table:table-cell>
              <table:table-cell office:value-type="float" office:value="0.110538926997833">
                <text:p>0.110538926997833</text:p>
              </table:table-cell>
              <table:table-cell office:value-type="float" office:value="118203.591908359">
                <text:p>118203.591908359</text:p>
              </table:table-cell>
              <table:table-cell office:value-type="float" office:value="105586.885042507">
                <text:p>105586.885042507</text:p>
              </table:table-cell>
              <table:table-cell office:value-type="float" office:value="0">
                <text:p>0</text:p>
              </table:table-cell>
              <table:table-cell office:value-type="float" office:value="113348.363053438">
                <text:p>113348.363053438</text:p>
              </table:table-cell>
              <table:table-cell office:value-type="float" office:value="102096">
                <text:p>10209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26.883435865002">
                <text:p>226.883435865002</text:p>
              </table:table-cell>
              <table:table-cell office:value-type="float" office:value="0.103131161999045">
                <text:p>0.103131161999045</text:p>
              </table:table-cell>
              <table:table-cell office:value-type="float" office:value="118203.591908359">
                <text:p>118203.591908359</text:p>
              </table:table-cell>
              <table:table-cell office:value-type="float" office:value="100734.555035541">
                <text:p>100734.555035541</text:p>
              </table:table-cell>
              <table:table-cell office:value-type="float" office:value="0">
                <text:p>0</text:p>
              </table:table-cell>
              <table:table-cell office:value-type="float" office:value="110185.067298028">
                <text:p>110185.067298028</text:p>
              </table:table-cell>
              <table:table-cell office:value-type="float" office:value="106416">
                <text:p>10641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27.085048822999">
                <text:p>227.085048822999</text:p>
              </table:table-cell>
              <table:table-cell office:value-type="float" office:value="0.102624655999534">
                <text:p>0.102624655999534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106993.646539942">
                <text:p>106993.646539942</text:p>
              </table:table-cell>
              <table:table-cell office:value-type="float" office:value="0">
                <text:p>0</text:p>
              </table:table-cell>
              <table:table-cell office:value-type="float" office:value="104784.555420742">
                <text:p>104784.555420742</text:p>
              </table:table-cell>
              <table:table-cell office:value-type="float" office:value="133919">
                <text:p>13391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27.287087313001">
                <text:p>227.287087313001</text:p>
              </table:table-cell>
              <table:table-cell office:value-type="float" office:value="0.111412754002231">
                <text:p>0.111412754002231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128985.353177057">
                <text:p>128985.353177057</text:p>
              </table:table-cell>
              <table:table-cell office:value-type="float" office:value="0">
                <text:p>0</text:p>
              </table:table-cell>
              <table:table-cell office:value-type="float" office:value="114921.317748499">
                <text:p>114921.317748499</text:p>
              </table:table-cell>
              <table:table-cell office:value-type="float" office:value="142460">
                <text:p>14246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27.488500890002">
                <text:p>227.488500890002</text:p>
              </table:table-cell>
              <table:table-cell office:value-type="float" office:value="0.117707900000823">
                <text:p>0.117707900000823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128496.489494197">
                <text:p>128496.489494197</text:p>
              </table:table-cell>
              <table:table-cell office:value-type="float" office:value="0">
                <text:p>0</text:p>
              </table:table-cell>
              <table:table-cell office:value-type="float" office:value="124128.932260611">
                <text:p>124128.932260611</text:p>
              </table:table-cell>
              <table:table-cell office:value-type="float" office:value="125584">
                <text:p>12558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27.690276706999">
                <text:p>227.690276706999</text:p>
              </table:table-cell>
              <table:table-cell office:value-type="float" office:value="0.102893047998805">
                <text:p>0.102893047998805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115889.840567889">
                <text:p>115889.840567889</text:p>
              </table:table-cell>
              <table:table-cell office:value-type="float" office:value="0">
                <text:p>0</text:p>
              </table:table-cell>
              <table:table-cell office:value-type="float" office:value="124519.614115951">
                <text:p>124519.614115951</text:p>
              </table:table-cell>
              <table:table-cell office:value-type="float" office:value="106948">
                <text:p>10694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27.893219152">
                <text:p>227.893219152</text:p>
              </table:table-cell>
              <table:table-cell office:value-type="float" office:value="0.10327465699811">
                <text:p>0.10327465699811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107537.737500782">
                <text:p>107537.737500782</text:p>
              </table:table-cell>
              <table:table-cell office:value-type="float" office:value="0">
                <text:p>0</text:p>
              </table:table-cell>
              <table:table-cell office:value-type="float" office:value="116453.874712444">
                <text:p>116453.874712444</text:p>
              </table:table-cell>
              <table:table-cell office:value-type="float" office:value="112730">
                <text:p>11273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28.095338576">
                <text:p>228.095338576</text:p>
              </table:table-cell>
              <table:table-cell office:value-type="float" office:value="0.103888989997358">
                <text:p>0.103888989997358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110923.987822853">
                <text:p>110923.987822853</text:p>
              </table:table-cell>
              <table:table-cell office:value-type="float" office:value="0">
                <text:p>0</text:p>
              </table:table-cell>
              <table:table-cell office:value-type="float" office:value="108580.919418182">
                <text:p>108580.919418182</text:p>
              </table:table-cell>
              <table:table-cell office:value-type="float" office:value="134929">
                <text:p>13492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28.296801938999">
                <text:p>228.296801938999</text:p>
              </table:table-cell>
              <table:table-cell office:value-type="float" office:value="0.106057600998611">
                <text:p>0.106057600998611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94770.5203773846">
                <text:p>94770.5203773846</text:p>
              </table:table-cell>
              <table:table-cell office:value-type="float" office:value="0">
                <text:p>0</text:p>
              </table:table-cell>
              <table:table-cell office:value-type="float" office:value="100185.350437851">
                <text:p>100185.350437851</text:p>
              </table:table-cell>
              <table:table-cell office:value-type="float" office:value="142159">
                <text:p>14215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28.498530186">
                <text:p>228.498530186</text:p>
              </table:table-cell>
              <table:table-cell office:value-type="float" office:value="0.116431607002596">
                <text:p>0.116431607002596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122685.352577855">
                <text:p>122685.352577855</text:p>
              </table:table-cell>
              <table:table-cell office:value-type="float" office:value="0">
                <text:p>0</text:p>
              </table:table-cell>
              <table:table-cell office:value-type="float" office:value="102221.600631521">
                <text:p>102221.600631521</text:p>
              </table:table-cell>
              <table:table-cell office:value-type="float" office:value="124410">
                <text:p>12441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28.700707529999">
                <text:p>228.700707529999</text:p>
              </table:table-cell>
              <table:table-cell office:value-type="float" office:value="0.102662744000554">
                <text:p>0.102662744000554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115360.375809077">
                <text:p>115360.375809077</text:p>
              </table:table-cell>
              <table:table-cell office:value-type="float" office:value="0">
                <text:p>0</text:p>
              </table:table-cell>
              <table:table-cell office:value-type="float" office:value="124467.800905755">
                <text:p>124467.800905755</text:p>
              </table:table-cell>
              <table:table-cell office:value-type="float" office:value="106543">
                <text:p>10654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28.914319850999">
                <text:p>228.914319850999</text:p>
              </table:table-cell>
              <table:table-cell office:value-type="float" office:value="0.130717457002902">
                <text:p>0.130717457002902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89964.3653121518">
                <text:p>89964.3653121518</text:p>
              </table:table-cell>
              <table:table-cell office:value-type="float" office:value="0">
                <text:p>0</text:p>
              </table:table-cell>
              <table:table-cell office:value-type="float" office:value="99132.3389558702">
                <text:p>99132.3389558702</text:p>
              </table:table-cell>
              <table:table-cell office:value-type="float" office:value="114839">
                <text:p>11483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29.117130199">
                <text:p>229.117130199</text:p>
              </table:table-cell>
              <table:table-cell office:value-type="float" office:value="0.109964164999838">
                <text:p>0.109964164999838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113542.893151325">
                <text:p>113542.893151325</text:p>
              </table:table-cell>
              <table:table-cell office:value-type="float" office:value="0">
                <text:p>0</text:p>
              </table:table-cell>
              <table:table-cell office:value-type="float" office:value="108670.274484467">
                <text:p>108670.274484467</text:p>
              </table:table-cell>
              <table:table-cell office:value-type="float" office:value="136865">
                <text:p>13686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29.317399201998">
                <text:p>229.317399201998</text:p>
              </table:table-cell>
              <table:table-cell office:value-type="float" office:value="0.112117585998931">
                <text:p>0.112117585998931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128629.230706536">
                <text:p>128629.230706536</text:p>
              </table:table-cell>
              <table:table-cell office:value-type="float" office:value="0">
                <text:p>0</text:p>
              </table:table-cell>
              <table:table-cell office:value-type="float" office:value="117942.925277305">
                <text:p>117942.925277305</text:p>
              </table:table-cell>
              <table:table-cell office:value-type="float" office:value="141300">
                <text:p>14130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29.519648172001">
                <text:p>229.519648172001</text:p>
              </table:table-cell>
              <table:table-cell office:value-type="float" office:value="0.117136980999931">
                <text:p>0.117136980999931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127083.703387183">
                <text:p>127083.703387183</text:p>
              </table:table-cell>
              <table:table-cell office:value-type="float" office:value="0">
                <text:p>0</text:p>
              </table:table-cell>
              <table:table-cell office:value-type="float" office:value="126039.497512388">
                <text:p>126039.497512388</text:p>
              </table:table-cell>
              <table:table-cell office:value-type="float" office:value="122002">
                <text:p>12200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29.725479994999">
                <text:p>229.725479994999</text:p>
              </table:table-cell>
              <table:table-cell office:value-type="float" office:value="0.123225495000952">
                <text:p>0.123225495000952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102585.145506974">
                <text:p>102585.145506974</text:p>
              </table:table-cell>
              <table:table-cell office:value-type="float" office:value="0">
                <text:p>0</text:p>
              </table:table-cell>
              <table:table-cell office:value-type="float" office:value="111255.902692375">
                <text:p>111255.902692375</text:p>
              </table:table-cell>
              <table:table-cell office:value-type="float" office:value="105892">
                <text:p>10589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29.927020624">
                <text:p>229.927020624</text:p>
              </table:table-cell>
              <table:table-cell office:value-type="float" office:value="0.113731272998848">
                <text:p>0.113731272998848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93318.1390702165">
                <text:p>93318.1390702165</text:p>
              </table:table-cell>
              <table:table-cell office:value-type="float" office:value="0">
                <text:p>0</text:p>
              </table:table-cell>
              <table:table-cell office:value-type="float" office:value="101584.555110979">
                <text:p>101584.555110979</text:p>
              </table:table-cell>
              <table:table-cell office:value-type="float" office:value="116165">
                <text:p>11616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30.128816539">
                <text:p>230.128816539</text:p>
              </table:table-cell>
              <table:table-cell office:value-type="float" office:value="0.101910762998159">
                <text:p>0.101910762998159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115519.444025876">
                <text:p>115519.444025876</text:p>
              </table:table-cell>
              <table:table-cell office:value-type="float" office:value="0">
                <text:p>0</text:p>
              </table:table-cell>
              <table:table-cell office:value-type="float" office:value="110248.12857046">
                <text:p>110248.12857046</text:p>
              </table:table-cell>
              <table:table-cell office:value-type="float" office:value="137904">
                <text:p>13790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30.330056523999">
                <text:p>230.330056523999</text:p>
              </table:table-cell>
              <table:table-cell office:value-type="float" office:value="0.114046555998357">
                <text:p>0.114046555998357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131671.538633642">
                <text:p>131671.538633642</text:p>
              </table:table-cell>
              <table:table-cell office:value-type="float" office:value="0">
                <text:p>0</text:p>
              </table:table-cell>
              <table:table-cell office:value-type="float" office:value="120516.751649773">
                <text:p>120516.751649773</text:p>
              </table:table-cell>
              <table:table-cell office:value-type="float" office:value="140630">
                <text:p>14063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30.531844863999">
                <text:p>230.531844863999</text:p>
              </table:table-cell>
              <table:table-cell office:value-type="float" office:value="0.115373550001095">
                <text:p>0.115373550001095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125561.77973871">
                <text:p>125561.77973871</text:p>
              </table:table-cell>
              <table:table-cell office:value-type="float" office:value="0">
                <text:p>0</text:p>
              </table:table-cell>
              <table:table-cell office:value-type="float" office:value="124163.005677437">
                <text:p>124163.005677437</text:p>
              </table:table-cell>
              <table:table-cell office:value-type="float" office:value="120533">
                <text:p>12053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30.733143877002">
                <text:p>230.733143877002</text:p>
              </table:table-cell>
              <table:table-cell office:value-type="float" office:value="0.102665783000703">
                <text:p>0.102665783000703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112750.117683728">
                <text:p>112750.117683728</text:p>
              </table:table-cell>
              <table:table-cell office:value-type="float" office:value="0">
                <text:p>0</text:p>
              </table:table-cell>
              <table:table-cell office:value-type="float" office:value="123062.356241842">
                <text:p>123062.356241842</text:p>
              </table:table-cell>
              <table:table-cell office:value-type="float" office:value="105780">
                <text:p>10578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30.935317826999">
                <text:p>230.935317826999</text:p>
              </table:table-cell>
              <table:table-cell office:value-type="float" office:value="0.103483409999171">
                <text:p>0.103483409999171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104516.541532886">
                <text:p>104516.541532886</text:p>
              </table:table-cell>
              <table:table-cell office:value-type="float" office:value="0">
                <text:p>0</text:p>
              </table:table-cell>
              <table:table-cell office:value-type="float" office:value="112086.649282691">
                <text:p>112086.649282691</text:p>
              </table:table-cell>
              <table:table-cell office:value-type="float" office:value="117052">
                <text:p>11705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31.138940711">
                <text:p>231.138940711</text:p>
              </table:table-cell>
              <table:table-cell office:value-type="float" office:value="0.147641347000899">
                <text:p>0.147641347000899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88649.7434687977">
                <text:p>88649.7434687977</text:p>
              </table:table-cell>
              <table:table-cell office:value-type="float" office:value="0">
                <text:p>0</text:p>
              </table:table-cell>
              <table:table-cell office:value-type="float" office:value="82865.817856664">
                <text:p>82865.817856664</text:p>
              </table:table-cell>
              <table:table-cell office:value-type="float" office:value="138690">
                <text:p>13869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31.341874038">
                <text:p>231.341874038</text:p>
              </table:table-cell>
              <table:table-cell office:value-type="float" office:value="0.1109437289997">
                <text:p>0.1109437289997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127260.730918783">
                <text:p>127260.730918783</text:p>
              </table:table-cell>
              <table:table-cell office:value-type="float" office:value="0">
                <text:p>0</text:p>
              </table:table-cell>
              <table:table-cell office:value-type="float" office:value="116157.769386193">
                <text:p>116157.769386193</text:p>
              </table:table-cell>
              <table:table-cell office:value-type="float" office:value="139911">
                <text:p>13991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31.543436281001">
                <text:p>231.543436281001</text:p>
              </table:table-cell>
              <table:table-cell office:value-type="float" office:value="0.103780911998911">
                <text:p>0.103780911998911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113348.932551486">
                <text:p>113348.932551486</text:p>
              </table:table-cell>
              <table:table-cell office:value-type="float" office:value="0">
                <text:p>0</text:p>
              </table:table-cell>
              <table:table-cell office:value-type="float" office:value="123209.622623201">
                <text:p>123209.622623201</text:p>
              </table:table-cell>
              <table:table-cell office:value-type="float" office:value="119215">
                <text:p>11921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31.745432152999">
                <text:p>231.745432152999</text:p>
              </table:table-cell>
              <table:table-cell office:value-type="float" office:value="0.103363602996978">
                <text:p>0.103363602996978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111260.520801895">
                <text:p>111260.520801895</text:p>
              </table:table-cell>
              <table:table-cell office:value-type="float" office:value="0">
                <text:p>0</text:p>
              </table:table-cell>
              <table:table-cell office:value-type="float" office:value="112624.402480129">
                <text:p>112624.402480129</text:p>
              </table:table-cell>
              <table:table-cell office:value-type="float" office:value="105692">
                <text:p>10569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31.946875409001">
                <text:p>231.946875409001</text:p>
              </table:table-cell>
              <table:table-cell office:value-type="float" office:value="0.104766004998964">
                <text:p>0.104766004998964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54683.0348260719">
                <text:p>54683.0348260719</text:p>
              </table:table-cell>
              <table:table-cell office:value-type="float" office:value="0">
                <text:p>0</text:p>
              </table:table-cell>
              <table:table-cell office:value-type="float" office:value="60390.505069486">
                <text:p>60390.505069486</text:p>
              </table:table-cell>
              <table:table-cell office:value-type="float" office:value="118313">
                <text:p>11831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32.14909454">
                <text:p>232.14909454</text:p>
              </table:table-cell>
              <table:table-cell office:value-type="float" office:value="0.109794080002757">
                <text:p>0.109794080002757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120622.968168733">
                <text:p>120622.968168733</text:p>
              </table:table-cell>
              <table:table-cell office:value-type="float" office:value="0">
                <text:p>0</text:p>
              </table:table-cell>
              <table:table-cell office:value-type="float" office:value="114146.839251882">
                <text:p>114146.839251882</text:p>
              </table:table-cell>
              <table:table-cell office:value-type="float" office:value="139420">
                <text:p>13942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32.351323122999">
                <text:p>232.351323122999</text:p>
              </table:table-cell>
              <table:table-cell office:value-type="float" office:value="0.114646871999867">
                <text:p>0.114646871999867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131995.832546601">
                <text:p>131995.832546601</text:p>
              </table:table-cell>
              <table:table-cell office:value-type="float" office:value="0">
                <text:p>0</text:p>
              </table:table-cell>
              <table:table-cell office:value-type="float" office:value="121165.33947569">
                <text:p>121165.33947569</text:p>
              </table:table-cell>
              <table:table-cell office:value-type="float" office:value="139278">
                <text:p>13927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32.558161852001">
                <text:p>232.558161852001</text:p>
              </table:table-cell>
              <table:table-cell office:value-type="float" office:value="0.115710573001707">
                <text:p>0.115710573001707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126308.374111107">
                <text:p>126308.374111107</text:p>
              </table:table-cell>
              <table:table-cell office:value-type="float" office:value="0">
                <text:p>0</text:p>
              </table:table-cell>
              <table:table-cell office:value-type="float" office:value="126381.237616866">
                <text:p>126381.237616866</text:p>
              </table:table-cell>
              <table:table-cell office:value-type="float" office:value="117581">
                <text:p>11758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32.760187070002">
                <text:p>232.760187070002</text:p>
              </table:table-cell>
              <table:table-cell office:value-type="float" office:value="0.107180330000119">
                <text:p>0.107180330000119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108967.885986866">
                <text:p>108967.885986866</text:p>
              </table:table-cell>
              <table:table-cell office:value-type="float" office:value="0">
                <text:p>0</text:p>
              </table:table-cell>
              <table:table-cell office:value-type="float" office:value="120101.121792975">
                <text:p>120101.121792975</text:p>
              </table:table-cell>
              <table:table-cell office:value-type="float" office:value="105731">
                <text:p>10573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32.962694856">
                <text:p>232.962694856</text:p>
              </table:table-cell>
              <table:table-cell office:value-type="float" office:value="0.102884045001701">
                <text:p>0.102884045001701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104943.973225124">
                <text:p>104943.973225124</text:p>
              </table:table-cell>
              <table:table-cell office:value-type="float" office:value="0">
                <text:p>0</text:p>
              </table:table-cell>
              <table:table-cell office:value-type="float" office:value="111024.484093096">
                <text:p>111024.484093096</text:p>
              </table:table-cell>
              <table:table-cell office:value-type="float" office:value="120096">
                <text:p>12009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33.165482131">
                <text:p>233.165482131</text:p>
              </table:table-cell>
              <table:table-cell office:value-type="float" office:value="0.102920421999443">
                <text:p>0.102920421999443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120785.115125212">
                <text:p>120785.115125212</text:p>
              </table:table-cell>
              <table:table-cell office:value-type="float" office:value="0">
                <text:p>0</text:p>
              </table:table-cell>
              <table:table-cell office:value-type="float" office:value="113414.099208045">
                <text:p>113414.099208045</text:p>
              </table:table-cell>
              <table:table-cell office:value-type="float" office:value="140466">
                <text:p>14046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33.368695683999">
                <text:p>233.368695683999</text:p>
              </table:table-cell>
              <table:table-cell office:value-type="float" office:value="0.116630428998178">
                <text:p>0.116630428998178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132824.013520517">
                <text:p>132824.013520517</text:p>
              </table:table-cell>
              <table:table-cell office:value-type="float" office:value="0">
                <text:p>0</text:p>
              </table:table-cell>
              <table:table-cell office:value-type="float" office:value="122371.692306965">
                <text:p>122371.692306965</text:p>
              </table:table-cell>
              <table:table-cell office:value-type="float" office:value="137971">
                <text:p>13797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33.570468385002">
                <text:p>233.570468385002</text:p>
              </table:table-cell>
              <table:table-cell office:value-type="float" office:value="0.113304678001441">
                <text:p>0.113304678001441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124351.321921196">
                <text:p>124351.321921196</text:p>
              </table:table-cell>
              <table:table-cell office:value-type="float" office:value="0">
                <text:p>0</text:p>
              </table:table-cell>
              <table:table-cell office:value-type="float" office:value="126863.060376784">
                <text:p>126863.060376784</text:p>
              </table:table-cell>
              <table:table-cell office:value-type="float" office:value="116300">
                <text:p>11630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33.771486165999">
                <text:p>233.771486165999</text:p>
              </table:table-cell>
              <table:table-cell office:value-type="float" office:value="0.10323911299929">
                <text:p>0.10323911299929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108391.648543428">
                <text:p>108391.648543428</text:p>
              </table:table-cell>
              <table:table-cell office:value-type="float" office:value="0">
                <text:p>0</text:p>
              </table:table-cell>
              <table:table-cell office:value-type="float" office:value="119461.770186098">
                <text:p>119461.770186098</text:p>
              </table:table-cell>
              <table:table-cell office:value-type="float" office:value="105864">
                <text:p>10586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33.976635431001">
                <text:p>233.976635431001</text:p>
              </table:table-cell>
              <table:table-cell office:value-type="float" office:value="0.149520603998099">
                <text:p>0.149520603998099</text:p>
              </table:table-cell>
              <table:table-cell office:value-type="float" office:value="124336.839038332">
                <text:p>124336.839038332</text:p>
              </table:table-cell>
              <table:table-cell office:value-type="float" office:value="80161.6581710762">
                <text:p>80161.6581710762</text:p>
              </table:table-cell>
              <table:table-cell office:value-type="float" office:value="0">
                <text:p>0</text:p>
              </table:table-cell>
              <table:table-cell office:value-type="float" office:value="82487.6459993057">
                <text:p>82487.6459993057</text:p>
              </table:table-cell>
              <table:table-cell office:value-type="float" office:value="121536">
                <text:p>12153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34.177334456999">
                <text:p>234.177334456999</text:p>
              </table:table-cell>
              <table:table-cell office:value-type="float" office:value="0.103385057998821">
                <text:p>0.103385057998821</text:p>
              </table:table-cell>
              <table:table-cell office:value-type="float" office:value="125736.164094743">
                <text:p>125736.164094743</text:p>
              </table:table-cell>
              <table:table-cell office:value-type="float" office:value="118001.421331225">
                <text:p>118001.421331225</text:p>
              </table:table-cell>
              <table:table-cell office:value-type="float" office:value="0">
                <text:p>0</text:p>
              </table:table-cell>
              <table:table-cell office:value-type="float" office:value="109344.005351104">
                <text:p>109344.005351104</text:p>
              </table:table-cell>
              <table:table-cell office:value-type="float" office:value="142682">
                <text:p>14268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34.379152002999">
                <text:p>234.379152002999</text:p>
              </table:table-cell>
              <table:table-cell office:value-type="float" office:value="0.119813737001095">
                <text:p>0.119813737001095</text:p>
              </table:table-cell>
              <table:table-cell office:value-type="float" office:value="125736.164094743">
                <text:p>125736.164094743</text:p>
              </table:table-cell>
              <table:table-cell office:value-type="float" office:value="130478.527007648">
                <text:p>130478.527007648</text:p>
              </table:table-cell>
              <table:table-cell office:value-type="float" office:value="0">
                <text:p>0</text:p>
              </table:table-cell>
              <table:table-cell office:value-type="float" office:value="123325.622412826">
                <text:p>123325.622412826</text:p>
              </table:table-cell>
              <table:table-cell office:value-type="float" office:value="138708">
                <text:p>13870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34.580505541999">
                <text:p>234.580505541999</text:p>
              </table:table-cell>
              <table:table-cell office:value-type="float" office:value="0.114080458002718">
                <text:p>0.114080458002718</text:p>
              </table:table-cell>
              <table:table-cell office:value-type="float" office:value="125736.164094743">
                <text:p>125736.164094743</text:p>
              </table:table-cell>
              <table:table-cell office:value-type="float" office:value="122954.664500633">
                <text:p>122954.664500633</text:p>
              </table:table-cell>
              <table:table-cell office:value-type="float" office:value="0">
                <text:p>0</text:p>
              </table:table-cell>
              <table:table-cell office:value-type="float" office:value="124998.970474817">
                <text:p>124998.970474817</text:p>
              </table:table-cell>
              <table:table-cell office:value-type="float" office:value="116558">
                <text:p>11655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34.781538828">
                <text:p>234.781538828</text:p>
              </table:table-cell>
              <table:table-cell office:value-type="float" office:value="0.102896080999926">
                <text:p>0.102896080999926</text:p>
              </table:table-cell>
              <table:table-cell office:value-type="float" office:value="125736.164094743">
                <text:p>125736.164094743</text:p>
              </table:table-cell>
              <table:table-cell office:value-type="float" office:value="109759.785729165">
                <text:p>109759.785729165</text:p>
              </table:table-cell>
              <table:table-cell office:value-type="float" office:value="0">
                <text:p>0</text:p>
              </table:table-cell>
              <table:table-cell office:value-type="float" office:value="119919.585173083">
                <text:p>119919.585173083</text:p>
              </table:table-cell>
              <table:table-cell office:value-type="float" office:value="107261">
                <text:p>10726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34.983299991">
                <text:p>234.983299991</text:p>
              </table:table-cell>
              <table:table-cell office:value-type="float" office:value="0.102772938997077">
                <text:p>0.102772938997077</text:p>
              </table:table-cell>
              <table:table-cell office:value-type="float" office:value="125736.164094743">
                <text:p>125736.164094743</text:p>
              </table:table-cell>
              <table:table-cell office:value-type="float" office:value="106650.629889214">
                <text:p>106650.629889214</text:p>
              </table:table-cell>
              <table:table-cell office:value-type="float" office:value="0">
                <text:p>0</text:p>
              </table:table-cell>
              <table:table-cell office:value-type="float" office:value="111433.194721118">
                <text:p>111433.194721118</text:p>
              </table:table-cell>
              <table:table-cell office:value-type="float" office:value="123859">
                <text:p>12385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35.184869460001">
                <text:p>235.184869460001</text:p>
              </table:table-cell>
              <table:table-cell office:value-type="float" office:value="0.103452023999125">
                <text:p>0.103452023999125</text:p>
              </table:table-cell>
              <table:table-cell office:value-type="float" office:value="125736.164094743">
                <text:p>125736.164094743</text:p>
              </table:table-cell>
              <table:table-cell office:value-type="float" office:value="127092.26191601">
                <text:p>127092.26191601</text:p>
              </table:table-cell>
              <table:table-cell office:value-type="float" office:value="0">
                <text:p>0</text:p>
              </table:table-cell>
              <table:table-cell office:value-type="float" office:value="114854.089217424">
                <text:p>114854.089217424</text:p>
              </table:table-cell>
              <table:table-cell office:value-type="float" office:value="143060">
                <text:p>14306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35.386450557999">
                <text:p>235.386450557999</text:p>
              </table:table-cell>
              <table:table-cell office:value-type="float" office:value="0.118149382000411">
                <text:p>0.118149382000411</text:p>
              </table:table-cell>
              <table:table-cell office:value-type="float" office:value="125736.164094743">
                <text:p>125736.164094743</text:p>
              </table:table-cell>
              <table:table-cell office:value-type="float" office:value="129761.11277771">
                <text:p>129761.11277771</text:p>
              </table:table-cell>
              <table:table-cell office:value-type="float" office:value="0">
                <text:p>0</text:p>
              </table:table-cell>
              <table:table-cell office:value-type="float" office:value="123594.22257319">
                <text:p>123594.22257319</text:p>
              </table:table-cell>
              <table:table-cell office:value-type="float" office:value="138004">
                <text:p>13800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35.597070430998">
                <text:p>235.597070430998</text:p>
              </table:table-cell>
              <table:table-cell office:value-type="float" office:value="0.162858196999878">
                <text:p>0.162858196999878</text:p>
              </table:table-cell>
              <table:table-cell office:value-type="float" office:value="125736.164094743">
                <text:p>125736.164094743</text:p>
              </table:table-cell>
              <table:table-cell office:value-type="float" office:value="93599.4264621982">
                <text:p>93599.4264621982</text:p>
              </table:table-cell>
              <table:table-cell office:value-type="float" office:value="0">
                <text:p>0</text:p>
              </table:table-cell>
              <table:table-cell office:value-type="float" office:value="96197.5263600443">
                <text:p>96197.5263600443</text:p>
              </table:table-cell>
              <table:table-cell office:value-type="float" office:value="114861">
                <text:p>11486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35.798425544999">
                <text:p>235.798425544999</text:p>
              </table:table-cell>
              <table:table-cell office:value-type="float" office:value="0.112806790999457">
                <text:p>0.112806790999457</text:p>
              </table:table-cell>
              <table:table-cell office:value-type="float" office:value="125736.164094743">
                <text:p>125736.164094743</text:p>
              </table:table-cell>
              <table:table-cell office:value-type="float" office:value="94382.0423926609">
                <text:p>94382.0423926609</text:p>
              </table:table-cell>
              <table:table-cell office:value-type="float" office:value="0">
                <text:p>0</text:p>
              </table:table-cell>
              <table:table-cell office:value-type="float" office:value="106274.413028708">
                <text:p>106274.413028708</text:p>
              </table:table-cell>
              <table:table-cell office:value-type="float" office:value="107770">
                <text:p>10777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36.011826676">
                <text:p>236.011826676</text:p>
              </table:table-cell>
              <table:table-cell office:value-type="float" office:value="0.113017374002084">
                <text:p>0.113017374002084</text:p>
              </table:table-cell>
              <table:table-cell office:value-type="float" office:value="125736.164094743">
                <text:p>125736.164094743</text:p>
              </table:table-cell>
              <table:table-cell office:value-type="float" office:value="103358.744749361">
                <text:p>103358.744749361</text:p>
              </table:table-cell>
              <table:table-cell office:value-type="float" office:value="0">
                <text:p>0</text:p>
              </table:table-cell>
              <table:table-cell office:value-type="float" office:value="107002.559301502">
                <text:p>107002.559301502</text:p>
              </table:table-cell>
              <table:table-cell office:value-type="float" office:value="127223">
                <text:p>12722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36.213605904999">
                <text:p>236.213605904999</text:p>
              </table:table-cell>
              <table:table-cell office:value-type="float" office:value="0.110366883996903">
                <text:p>0.110366883996903</text:p>
              </table:table-cell>
              <table:table-cell office:value-type="float" office:value="125736.164094743">
                <text:p>125736.164094743</text:p>
              </table:table-cell>
              <table:table-cell office:value-type="float" office:value="121501.251670515">
                <text:p>121501.251670515</text:p>
              </table:table-cell>
              <table:table-cell office:value-type="float" office:value="0">
                <text:p>0</text:p>
              </table:table-cell>
              <table:table-cell office:value-type="float" office:value="111505.041758964">
                <text:p>111505.041758964</text:p>
              </table:table-cell>
              <table:table-cell office:value-type="float" office:value="144127">
                <text:p>14412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36.414933705">
                <text:p>236.414933705</text:p>
              </table:table-cell>
              <table:table-cell office:value-type="float" office:value="0.117780741999013">
                <text:p>0.117780741999013</text:p>
              </table:table-cell>
              <table:table-cell office:value-type="float" office:value="125736.164094743">
                <text:p>125736.164094743</text:p>
              </table:table-cell>
              <table:table-cell office:value-type="float" office:value="132881.813070356">
                <text:p>132881.813070356</text:p>
              </table:table-cell>
              <table:table-cell office:value-type="float" office:value="0">
                <text:p>0</text:p>
              </table:table-cell>
              <table:table-cell office:value-type="float" office:value="124195.444266323">
                <text:p>124195.444266323</text:p>
              </table:table-cell>
              <table:table-cell office:value-type="float" office:value="135262">
                <text:p>13526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36.616435332002">
                <text:p>236.616435332002</text:p>
              </table:table-cell>
              <table:table-cell office:value-type="float" office:value="0.111214442000346">
                <text:p>0.111214442000346</text:p>
              </table:table-cell>
              <table:table-cell office:value-type="float" office:value="125736.164094743">
                <text:p>125736.164094743</text:p>
              </table:table-cell>
              <table:table-cell office:value-type="float" office:value="120513.603726753">
                <text:p>120513.603726753</text:p>
              </table:table-cell>
              <table:table-cell office:value-type="float" office:value="0">
                <text:p>0</text:p>
              </table:table-cell>
              <table:table-cell office:value-type="float" office:value="125069.014247798">
                <text:p>125069.014247798</text:p>
              </table:table-cell>
              <table:table-cell office:value-type="float" office:value="113062">
                <text:p>11306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36.818293109001">
                <text:p>236.818293109001</text:p>
              </table:table-cell>
              <table:table-cell office:value-type="float" office:value="0.102606085001753">
                <text:p>0.102606085001753</text:p>
              </table:table-cell>
              <table:table-cell office:value-type="float" office:value="125736.164094743">
                <text:p>125736.164094743</text:p>
              </table:table-cell>
              <table:table-cell office:value-type="float" office:value="107378.194393536">
                <text:p>107378.194393536</text:p>
              </table:table-cell>
              <table:table-cell office:value-type="float" office:value="0">
                <text:p>0</text:p>
              </table:table-cell>
              <table:table-cell office:value-type="float" office:value="118785.990622212">
                <text:p>118785.990622212</text:p>
              </table:table-cell>
              <table:table-cell office:value-type="float" office:value="108626">
                <text:p>10862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37.020324642999">
                <text:p>237.020324642999</text:p>
              </table:table-cell>
              <table:table-cell office:value-type="float" office:value="0.13644770099927">
                <text:p>0.13644770099927</text:p>
              </table:table-cell>
              <table:table-cell office:value-type="float" office:value="125736.164094743">
                <text:p>125736.164094743</text:p>
              </table:table-cell>
              <table:table-cell office:value-type="float" office:value="87535.8230613706">
                <text:p>87535.8230613706</text:p>
              </table:table-cell>
              <table:table-cell office:value-type="float" office:value="0">
                <text:p>0</text:p>
              </table:table-cell>
              <table:table-cell office:value-type="float" office:value="89815.3268483258">
                <text:p>89815.3268483258</text:p>
              </table:table-cell>
              <table:table-cell office:value-type="float" office:value="128236">
                <text:p>12823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37.221724977">
                <text:p>237.221724977</text:p>
              </table:table-cell>
              <table:table-cell office:value-type="float" office:value="0.1577337359995">
                <text:p>0.1577337359995</text:p>
              </table:table-cell>
              <table:table-cell office:value-type="float" office:value="125736.164094743">
                <text:p>125736.164094743</text:p>
              </table:table-cell>
              <table:table-cell office:value-type="float" office:value="94934.2280261719">
                <text:p>94934.2280261719</text:p>
              </table:table-cell>
              <table:table-cell office:value-type="float" office:value="0">
                <text:p>0</text:p>
              </table:table-cell>
              <table:table-cell office:value-type="float" office:value="94723.8855519183">
                <text:p>94723.8855519183</text:p>
              </table:table-cell>
              <table:table-cell office:value-type="float" office:value="144317">
                <text:p>14431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37.424114465">
                <text:p>237.424114465</text:p>
              </table:table-cell>
              <table:table-cell office:value-type="float" office:value="0.141369506996853">
                <text:p>0.141369506996853</text:p>
              </table:table-cell>
              <table:table-cell office:value-type="float" office:value="125736.164094743">
                <text:p>125736.164094743</text:p>
              </table:table-cell>
              <table:table-cell office:value-type="float" office:value="127551.676387379">
                <text:p>127551.676387379</text:p>
              </table:table-cell>
              <table:table-cell office:value-type="float" office:value="0">
                <text:p>0</text:p>
              </table:table-cell>
              <table:table-cell office:value-type="float" office:value="109451.449962645">
                <text:p>109451.449962645</text:p>
              </table:table-cell>
              <table:table-cell office:value-type="float" office:value="134313">
                <text:p>13431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37.627742002001">
                <text:p>237.627742002001</text:p>
              </table:table-cell>
              <table:table-cell office:value-type="float" office:value="0.111642170999403">
                <text:p>0.111642170999403</text:p>
              </table:table-cell>
              <table:table-cell office:value-type="float" office:value="125736.164094743">
                <text:p>125736.164094743</text:p>
              </table:table-cell>
              <table:table-cell office:value-type="float" office:value="121235.758825096">
                <text:p>121235.758825096</text:p>
              </table:table-cell>
              <table:table-cell office:value-type="float" office:value="0">
                <text:p>0</text:p>
              </table:table-cell>
              <table:table-cell office:value-type="float" office:value="126368.115196884">
                <text:p>126368.115196884</text:p>
              </table:table-cell>
              <table:table-cell office:value-type="float" office:value="112106">
                <text:p>11210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37.829659943">
                <text:p>237.829659943</text:p>
              </table:table-cell>
              <table:table-cell office:value-type="float" office:value="0.102556914000161">
                <text:p>0.102556914000161</text:p>
              </table:table-cell>
              <table:table-cell office:value-type="float" office:value="125736.164094743">
                <text:p>125736.164094743</text:p>
              </table:table-cell>
              <table:table-cell office:value-type="float" office:value="108255.576041949">
                <text:p>108255.576041949</text:p>
              </table:table-cell>
              <table:table-cell office:value-type="float" office:value="0">
                <text:p>0</text:p>
              </table:table-cell>
              <table:table-cell office:value-type="float" office:value="119648.442690119">
                <text:p>119648.442690119</text:p>
              </table:table-cell>
              <table:table-cell office:value-type="float" office:value="109237">
                <text:p>10923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38.031083590002">
                <text:p>238.031083590002</text:p>
              </table:table-cell>
              <table:table-cell office:value-type="float" office:value="0.102993275999324">
                <text:p>0.102993275999324</text:p>
              </table:table-cell>
              <table:table-cell office:value-type="float" office:value="125736.164094743">
                <text:p>125736.164094743</text:p>
              </table:table-cell>
              <table:table-cell office:value-type="float" office:value="108389.990013302">
                <text:p>108389.990013302</text:p>
              </table:table-cell>
              <table:table-cell office:value-type="float" office:value="0">
                <text:p>0</text:p>
              </table:table-cell>
              <table:table-cell office:value-type="float" office:value="109861.874302652">
                <text:p>109861.874302652</text:p>
              </table:table-cell>
              <table:table-cell office:value-type="float" office:value="129493">
                <text:p>12949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38.232621356001">
                <text:p>238.232621356001</text:p>
              </table:table-cell>
              <table:table-cell office:value-type="float" office:value="0.108050571998319">
                <text:p>0.108050571998319</text:p>
              </table:table-cell>
              <table:table-cell office:value-type="float" office:value="125736.164094743">
                <text:p>125736.164094743</text:p>
              </table:table-cell>
              <table:table-cell office:value-type="float" office:value="126711.332551215">
                <text:p>126711.332551215</text:p>
              </table:table-cell>
              <table:table-cell office:value-type="float" office:value="0">
                <text:p>0</text:p>
              </table:table-cell>
              <table:table-cell office:value-type="float" office:value="116319.388262237">
                <text:p>116319.388262237</text:p>
              </table:table-cell>
              <table:table-cell office:value-type="float" office:value="144494">
                <text:p>14449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38.434871822999">
                <text:p>238.434871822999</text:p>
              </table:table-cell>
              <table:table-cell office:value-type="float" office:value="0.119614886996715">
                <text:p>0.119614886996715</text:p>
              </table:table-cell>
              <table:table-cell office:value-type="float" office:value="125736.164094743">
                <text:p>125736.164094743</text:p>
              </table:table-cell>
              <table:table-cell office:value-type="float" office:value="131637.450692149">
                <text:p>131637.450692149</text:p>
              </table:table-cell>
              <table:table-cell office:value-type="float" office:value="0">
                <text:p>0</text:p>
              </table:table-cell>
              <table:table-cell office:value-type="float" office:value="123941.481286592">
                <text:p>123941.481286592</text:p>
              </table:table-cell>
              <table:table-cell office:value-type="float" office:value="133150">
                <text:p>13315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38.647517236001">
                <text:p>238.647517236001</text:p>
              </table:table-cell>
              <table:table-cell office:value-type="float" office:value="0.123554267000145">
                <text:p>0.123554267000145</text:p>
              </table:table-cell>
              <table:table-cell office:value-type="float" office:value="125736.164094743">
                <text:p>125736.164094743</text:p>
              </table:table-cell>
              <table:table-cell office:value-type="float" office:value="112049.436034889">
                <text:p>112049.436034889</text:p>
              </table:table-cell>
              <table:table-cell office:value-type="float" office:value="0">
                <text:p>0</text:p>
              </table:table-cell>
              <table:table-cell office:value-type="float" office:value="117869.253176189">
                <text:p>117869.253176189</text:p>
              </table:table-cell>
              <table:table-cell office:value-type="float" office:value="110598">
                <text:p>11059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38.849260856001">
                <text:p>238.849260856001</text:p>
              </table:table-cell>
              <table:table-cell office:value-type="float" office:value="0.112796850997256">
                <text:p>0.112796850997256</text:p>
              </table:table-cell>
              <table:table-cell office:value-type="float" office:value="125736.164094743">
                <text:p>125736.164094743</text:p>
              </table:table-cell>
              <table:table-cell office:value-type="float" office:value="91009.0322444298">
                <text:p>91009.0322444298</text:p>
              </table:table-cell>
              <table:table-cell office:value-type="float" office:value="0">
                <text:p>0</text:p>
              </table:table-cell>
              <table:table-cell office:value-type="float" office:value="102578.894389227">
                <text:p>102578.894389227</text:p>
              </table:table-cell>
              <table:table-cell office:value-type="float" office:value="110484">
                <text:p>11048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39.051497141001">
                <text:p>239.051497141001</text:p>
              </table:table-cell>
              <table:table-cell office:value-type="float" office:value="0.103517064002517">
                <text:p>0.103517064002517</text:p>
              </table:table-cell>
              <table:table-cell office:value-type="float" office:value="125736.164094743">
                <text:p>125736.164094743</text:p>
              </table:table-cell>
              <table:table-cell office:value-type="float" office:value="110900.760913295">
                <text:p>110900.760913295</text:p>
              </table:table-cell>
              <table:table-cell office:value-type="float" office:value="0">
                <text:p>0</text:p>
              </table:table-cell>
              <table:table-cell office:value-type="float" office:value="110959.246381746">
                <text:p>110959.246381746</text:p>
              </table:table-cell>
              <table:table-cell office:value-type="float" office:value="131827">
                <text:p>13182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39.253617367001">
                <text:p>239.253617367001</text:p>
              </table:table-cell>
              <table:table-cell office:value-type="float" office:value="0.107910904000164">
                <text:p>0.107910904000164</text:p>
              </table:table-cell>
              <table:table-cell office:value-type="float" office:value="123533.304178961">
                <text:p>123533.304178961</text:p>
              </table:table-cell>
              <table:table-cell office:value-type="float" office:value="128490.522065145">
                <text:p>128490.522065145</text:p>
              </table:table-cell>
              <table:table-cell office:value-type="float" office:value="0">
                <text:p>0</text:p>
              </table:table-cell>
              <table:table-cell office:value-type="float" office:value="117540.913704183">
                <text:p>117540.913704183</text:p>
              </table:table-cell>
              <table:table-cell office:value-type="float" office:value="142056">
                <text:p>14205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39.456359496999">
                <text:p>239.456359496999</text:p>
              </table:table-cell>
              <table:table-cell office:value-type="float" office:value="0.116440567999234">
                <text:p>0.116440567999234</text:p>
              </table:table-cell>
              <table:table-cell office:value-type="float" office:value="123533.304178961">
                <text:p>123533.304178961</text:p>
              </table:table-cell>
              <table:table-cell office:value-type="float" office:value="129415.002891011">
                <text:p>129415.002891011</text:p>
              </table:table-cell>
              <table:table-cell office:value-type="float" office:value="0">
                <text:p>0</text:p>
              </table:table-cell>
              <table:table-cell office:value-type="float" office:value="124167.214673596">
                <text:p>124167.214673596</text:p>
              </table:table-cell>
              <table:table-cell office:value-type="float" office:value="128458">
                <text:p>12845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39.658839693999">
                <text:p>239.658839693999</text:p>
              </table:table-cell>
              <table:table-cell office:value-type="float" office:value="0.128028224000445">
                <text:p>0.128028224000445</text:p>
              </table:table-cell>
              <table:table-cell office:value-type="float" office:value="123533.304178961">
                <text:p>123533.304178961</text:p>
              </table:table-cell>
              <table:table-cell office:value-type="float" office:value="104477.292214814">
                <text:p>104477.292214814</text:p>
              </table:table-cell>
              <table:table-cell office:value-type="float" office:value="0">
                <text:p>0</text:p>
              </table:table-cell>
              <table:table-cell office:value-type="float" office:value="111450.136797685">
                <text:p>111450.136797685</text:p>
              </table:table-cell>
              <table:table-cell office:value-type="float" office:value="107908">
                <text:p>10790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39.860530651">
                <text:p>239.860530651</text:p>
              </table:table-cell>
              <table:table-cell office:value-type="float" office:value="0.112792029998673">
                <text:p>0.112792029998673</text:p>
              </table:table-cell>
              <table:table-cell office:value-type="float" office:value="123533.304178961">
                <text:p>123533.304178961</text:p>
              </table:table-cell>
              <table:table-cell office:value-type="float" office:value="98975.6265632752">
                <text:p>98975.6265632752</text:p>
              </table:table-cell>
              <table:table-cell office:value-type="float" office:value="0">
                <text:p>0</text:p>
              </table:table-cell>
              <table:table-cell office:value-type="float" office:value="109513.349476792">
                <text:p>109513.349476792</text:p>
              </table:table-cell>
              <table:table-cell office:value-type="float" office:value="109357">
                <text:p>10935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40.062003080999">
                <text:p>240.062003080999</text:p>
              </table:table-cell>
              <table:table-cell office:value-type="float" office:value="0.102976246998878">
                <text:p>0.102976246998878</text:p>
              </table:table-cell>
              <table:table-cell office:value-type="float" office:value="123533.304178961">
                <text:p>123533.304178961</text:p>
              </table:table-cell>
              <table:table-cell office:value-type="float" office:value="108753.91552862">
                <text:p>108753.91552862</text:p>
              </table:table-cell>
              <table:table-cell office:value-type="float" office:value="0">
                <text:p>0</text:p>
              </table:table-cell>
              <table:table-cell office:value-type="float" office:value="108010.890686689">
                <text:p>108010.890686689</text:p>
              </table:table-cell>
              <table:table-cell office:value-type="float" office:value="130661">
                <text:p>13066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40.263303393">
                <text:p>240.263303393</text:p>
              </table:table-cell>
              <table:table-cell office:value-type="float" office:value="0.103237020997767">
                <text:p>0.103237020997767</text:p>
              </table:table-cell>
              <table:table-cell office:value-type="float" office:value="123533.304178961">
                <text:p>123533.304178961</text:p>
              </table:table-cell>
              <table:table-cell office:value-type="float" office:value="102690.750772931">
                <text:p>102690.750772931</text:p>
              </table:table-cell>
              <table:table-cell office:value-type="float" office:value="0">
                <text:p>0</text:p>
              </table:table-cell>
              <table:table-cell office:value-type="float" office:value="96720.4000244116">
                <text:p>96720.4000244116</text:p>
              </table:table-cell>
              <table:table-cell office:value-type="float" office:value="141993">
                <text:p>14199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40.464832718">
                <text:p>240.464832718</text:p>
              </table:table-cell>
              <table:table-cell office:value-type="float" office:value="0.117171719000908">
                <text:p>0.117171719000908</text:p>
              </table:table-cell>
              <table:table-cell office:value-type="float" office:value="123533.304178961">
                <text:p>123533.304178961</text:p>
              </table:table-cell>
              <table:table-cell office:value-type="float" office:value="114856.5646962">
                <text:p>114856.5646962</text:p>
              </table:table-cell>
              <table:table-cell office:value-type="float" office:value="0">
                <text:p>0</text:p>
              </table:table-cell>
              <table:table-cell office:value-type="float" office:value="105322.361186175">
                <text:p>105322.361186175</text:p>
              </table:table-cell>
              <table:table-cell office:value-type="float" office:value="127537">
                <text:p>12753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40.666399373">
                <text:p>240.666399373</text:p>
              </table:table-cell>
              <table:table-cell office:value-type="float" office:value="0.104344243001833">
                <text:p>0.104344243001833</text:p>
              </table:table-cell>
              <table:table-cell office:value-type="float" office:value="123533.304178961">
                <text:p>123533.304178961</text:p>
              </table:table-cell>
              <table:table-cell office:value-type="float" office:value="118491.181728366">
                <text:p>118491.181728366</text:p>
              </table:table-cell>
              <table:table-cell office:value-type="float" office:value="0">
                <text:p>0</text:p>
              </table:table-cell>
              <table:table-cell office:value-type="float" office:value="124673.312504295">
                <text:p>124673.312504295</text:p>
              </table:table-cell>
              <table:table-cell office:value-type="float" office:value="107453">
                <text:p>10745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40.869421201001">
                <text:p>240.869421201001</text:p>
              </table:table-cell>
              <table:table-cell office:value-type="float" office:value="0.118948603998433">
                <text:p>0.118948603998433</text:p>
              </table:table-cell>
              <table:table-cell office:value-type="float" office:value="123533.304178961">
                <text:p>123533.304178961</text:p>
              </table:table-cell>
              <table:table-cell office:value-type="float" office:value="95534.8420985698">
                <text:p>95534.8420985698</text:p>
              </table:table-cell>
              <table:table-cell office:value-type="float" office:value="0">
                <text:p>0</text:p>
              </table:table-cell>
              <table:table-cell office:value-type="float" office:value="106448.948886467">
                <text:p>106448.948886467</text:p>
              </table:table-cell>
              <table:table-cell office:value-type="float" office:value="110044">
                <text:p>11004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41.073265198">
                <text:p>241.073265198</text:p>
              </table:table-cell>
              <table:table-cell office:value-type="float" office:value="0.104186364002089">
                <text:p>0.104186364002089</text:p>
              </table:table-cell>
              <table:table-cell office:value-type="float" office:value="123533.304178961">
                <text:p>123533.304178961</text:p>
              </table:table-cell>
              <table:table-cell office:value-type="float" office:value="109504.617750237">
                <text:p>109504.617750237</text:p>
              </table:table-cell>
              <table:table-cell office:value-type="float" office:value="0">
                <text:p>0</text:p>
              </table:table-cell>
              <table:table-cell office:value-type="float" office:value="101999.934107425">
                <text:p>101999.934107425</text:p>
              </table:table-cell>
              <table:table-cell office:value-type="float" office:value="131676">
                <text:p>13167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41.274179102998">
                <text:p>241.274179102998</text:p>
              </table:table-cell>
              <table:table-cell office:value-type="float" office:value="0.156683201003034">
                <text:p>0.156683201003034</text:p>
              </table:table-cell>
              <table:table-cell office:value-type="float" office:value="123533.304178961">
                <text:p>123533.304178961</text:p>
              </table:table-cell>
              <table:table-cell office:value-type="float" office:value="99625.3999215347">
                <text:p>99625.3999215347</text:p>
              </table:table-cell>
              <table:table-cell office:value-type="float" office:value="0">
                <text:p>0</text:p>
              </table:table-cell>
              <table:table-cell office:value-type="float" office:value="94048.2063840755">
                <text:p>94048.2063840755</text:p>
              </table:table-cell>
              <table:table-cell office:value-type="float" office:value="141857">
                <text:p>14185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41.475666663999">
                <text:p>241.475666663999</text:p>
              </table:table-cell>
              <table:table-cell office:value-type="float" office:value="0.126203184001497">
                <text:p>0.126203184001497</text:p>
              </table:table-cell>
              <table:table-cell office:value-type="float" office:value="123533.304178961">
                <text:p>123533.304178961</text:p>
              </table:table-cell>
              <table:table-cell office:value-type="float" office:value="129697.553332617">
                <text:p>129697.553332617</text:p>
              </table:table-cell>
              <table:table-cell office:value-type="float" office:value="0">
                <text:p>0</text:p>
              </table:table-cell>
              <table:table-cell office:value-type="float" office:value="125691.262443126">
                <text:p>125691.262443126</text:p>
              </table:table-cell>
              <table:table-cell office:value-type="float" office:value="126330">
                <text:p>12633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41.693492036">
                <text:p>241.693492036</text:p>
              </table:table-cell>
              <table:table-cell office:value-type="float" office:value="0.12573869499829">
                <text:p>0.12573869499829</text:p>
              </table:table-cell>
              <table:table-cell office:value-type="float" office:value="123533.304178961">
                <text:p>123533.304178961</text:p>
              </table:table-cell>
              <table:table-cell office:value-type="float" office:value="107847.023481925">
                <text:p>107847.023481925</text:p>
              </table:table-cell>
              <table:table-cell office:value-type="float" office:value="0">
                <text:p>0</text:p>
              </table:table-cell>
              <table:table-cell office:value-type="float" office:value="114605.869453697">
                <text:p>114605.869453697</text:p>
              </table:table-cell>
              <table:table-cell office:value-type="float" office:value="106129">
                <text:p>10612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41.895065764998">
                <text:p>241.895065764998</text:p>
              </table:table-cell>
              <table:table-cell office:value-type="float" office:value="0.105279767001775">
                <text:p>0.105279767001775</text:p>
              </table:table-cell>
              <table:table-cell office:value-type="float" office:value="123533.304178961">
                <text:p>123533.304178961</text:p>
              </table:table-cell>
              <table:table-cell office:value-type="float" office:value="87112.241267466">
                <text:p>87112.241267466</text:p>
              </table:table-cell>
              <table:table-cell office:value-type="float" office:value="0">
                <text:p>0</text:p>
              </table:table-cell>
              <table:table-cell office:value-type="float" office:value="94385.4535929968">
                <text:p>94385.4535929968</text:p>
              </table:table-cell>
              <table:table-cell office:value-type="float" office:value="112204">
                <text:p>11220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42.096190949">
                <text:p>242.096190949</text:p>
              </table:table-cell>
              <table:table-cell office:value-type="float" office:value="0.102914342998702">
                <text:p>0.102914342998702</text:p>
              </table:table-cell>
              <table:table-cell office:value-type="float" office:value="123533.304178961">
                <text:p>123533.304178961</text:p>
              </table:table-cell>
              <table:table-cell office:value-type="float" office:value="108864.428802274">
                <text:p>108864.428802274</text:p>
              </table:table-cell>
              <table:table-cell office:value-type="float" office:value="0">
                <text:p>0</text:p>
              </table:table-cell>
              <table:table-cell office:value-type="float" office:value="108864.428802274">
                <text:p>108864.428802274</text:p>
              </table:table-cell>
              <table:table-cell office:value-type="float" office:value="134139">
                <text:p>13413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42.298994641002">
                <text:p>242.298994641002</text:p>
              </table:table-cell>
              <table:table-cell office:value-type="float" office:value="0.120288751997577">
                <text:p>0.120288751997577</text:p>
              </table:table-cell>
              <table:table-cell office:value-type="float" office:value="123533.304178961">
                <text:p>123533.304178961</text:p>
              </table:table-cell>
              <table:table-cell office:value-type="float" office:value="129641.946159238">
                <text:p>129641.946159238</text:p>
              </table:table-cell>
              <table:table-cell office:value-type="float" office:value="0">
                <text:p>0</text:p>
              </table:table-cell>
              <table:table-cell office:value-type="float" office:value="118348.026269636">
                <text:p>118348.026269636</text:p>
              </table:table-cell>
              <table:table-cell office:value-type="float" office:value="141163">
                <text:p>14116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42.501471170999">
                <text:p>242.501471170999</text:p>
              </table:table-cell>
              <table:table-cell office:value-type="float" office:value="0.115462271998695">
                <text:p>0.115462271998695</text:p>
              </table:table-cell>
              <table:table-cell office:value-type="float" office:value="123533.304178961">
                <text:p>123533.304178961</text:p>
              </table:table-cell>
              <table:table-cell office:value-type="float" office:value="129839.822557452">
                <text:p>129839.822557452</text:p>
              </table:table-cell>
              <table:table-cell office:value-type="float" office:value="0">
                <text:p>0</text:p>
              </table:table-cell>
              <table:table-cell office:value-type="float" office:value="126225.470831338">
                <text:p>126225.470831338</text:p>
              </table:table-cell>
              <table:table-cell office:value-type="float" office:value="123264">
                <text:p>12326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42.703388606002">
                <text:p>242.703388606002</text:p>
              </table:table-cell>
              <table:table-cell office:value-type="float" office:value="0.104143953001767">
                <text:p>0.104143953001767</text:p>
              </table:table-cell>
              <table:table-cell office:value-type="float" office:value="123533.304178961">
                <text:p>123533.304178961</text:p>
              </table:table-cell>
              <table:table-cell office:value-type="float" office:value="115124.100652068">
                <text:p>115124.100652068</text:p>
              </table:table-cell>
              <table:table-cell office:value-type="float" office:value="0">
                <text:p>0</text:p>
              </table:table-cell>
              <table:table-cell office:value-type="float" office:value="124334.419778736">
                <text:p>124334.419778736</text:p>
              </table:table-cell>
              <table:table-cell office:value-type="float" office:value="105764">
                <text:p>10576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43.345400402999">
                <text:p>243.345400402999</text:p>
              </table:table-cell>
              <table:table-cell office:value-type="float" office:value="0.655452042999968">
                <text:p>0.655452042999968</text:p>
              </table:table-cell>
              <table:table-cell office:value-type="float" office:value="123533.304178961">
                <text:p>123533.304178961</text:p>
              </table:table-cell>
              <table:table-cell office:value-type="float" office:value="46395.8441106747">
                <text:p>46395.8441106747</text:p>
              </table:table-cell>
              <table:table-cell office:value-type="float" office:value="0">
                <text:p>0</text:p>
              </table:table-cell>
              <table:table-cell office:value-type="float" office:value="55400.8491230611">
                <text:p>55400.8491230611</text:p>
              </table:table-cell>
              <table:table-cell office:value-type="float" office:value="138777">
                <text:p>13877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43.54900187">
                <text:p>243.54900187</text:p>
              </table:table-cell>
              <table:table-cell office:value-type="float" office:value="0.102817872997548">
                <text:p>0.102817872997548</text:p>
              </table:table-cell>
              <table:table-cell office:value-type="float" office:value="123533.304178961">
                <text:p>123533.304178961</text:p>
              </table:table-cell>
              <table:table-cell office:value-type="float" office:value="127601.950168945">
                <text:p>127601.950168945</text:p>
              </table:table-cell>
              <table:table-cell office:value-type="float" office:value="0">
                <text:p>0</text:p>
              </table:table-cell>
              <table:table-cell office:value-type="float" office:value="110614.394141864">
                <text:p>110614.394141864</text:p>
              </table:table-cell>
              <table:table-cell office:value-type="float" office:value="117827">
                <text:p>11782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43.750737602">
                <text:p>243.750737602</text:p>
              </table:table-cell>
              <table:table-cell office:value-type="float" office:value="0.106655938001495">
                <text:p>0.106655938001495</text:p>
              </table:table-cell>
              <table:table-cell office:value-type="float" office:value="123533.304178961">
                <text:p>123533.304178961</text:p>
              </table:table-cell>
              <table:table-cell office:value-type="float" office:value="101718.992904772">
                <text:p>101718.992904772</text:p>
              </table:table-cell>
              <table:table-cell office:value-type="float" office:value="0">
                <text:p>0</text:p>
              </table:table-cell>
              <table:table-cell office:value-type="float" office:value="112499.270333886">
                <text:p>112499.270333886</text:p>
              </table:table-cell>
              <table:table-cell office:value-type="float" office:value="105004">
                <text:p>10500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43.952881665002">
                <text:p>243.952881665002</text:p>
              </table:table-cell>
              <table:table-cell office:value-type="float" office:value="0.103027818000555">
                <text:p>0.103027818000555</text:p>
              </table:table-cell>
              <table:table-cell office:value-type="float" office:value="123533.304178961">
                <text:p>123533.304178961</text:p>
              </table:table-cell>
              <table:table-cell office:value-type="float" office:value="103124.288258419">
                <text:p>103124.288258419</text:p>
              </table:table-cell>
              <table:table-cell office:value-type="float" office:value="0">
                <text:p>0</text:p>
              </table:table-cell>
              <table:table-cell office:value-type="float" office:value="109722.641359781">
                <text:p>109722.641359781</text:p>
              </table:table-cell>
              <table:table-cell office:value-type="float" office:value="118220">
                <text:p>11822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44.154306558001">
                <text:p>244.154306558001</text:p>
              </table:table-cell>
              <table:table-cell office:value-type="float" office:value="0.102030419002404">
                <text:p>0.102030419002404</text:p>
              </table:table-cell>
              <table:table-cell office:value-type="float" office:value="123533.304178961">
                <text:p>123533.304178961</text:p>
              </table:table-cell>
              <table:table-cell office:value-type="float" office:value="119812.878119088">
                <text:p>119812.878119088</text:p>
              </table:table-cell>
              <table:table-cell office:value-type="float" office:value="0">
                <text:p>0</text:p>
              </table:table-cell>
              <table:table-cell office:value-type="float" office:value="113012.298333734">
                <text:p>113012.298333734</text:p>
              </table:table-cell>
              <table:table-cell office:value-type="float" office:value="138868">
                <text:p>13886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44.356622800002">
                <text:p>244.356622800002</text:p>
              </table:table-cell>
              <table:table-cell office:value-type="float" office:value="0.116773988000205">
                <text:p>0.116773988000205</text:p>
              </table:table-cell>
              <table:table-cell office:value-type="float" office:value="123533.304178961">
                <text:p>123533.304178961</text:p>
              </table:table-cell>
              <table:table-cell office:value-type="float" office:value="131800.340791577">
                <text:p>131800.340791577</text:p>
              </table:table-cell>
              <table:table-cell office:value-type="float" office:value="0">
                <text:p>0</text:p>
              </table:table-cell>
              <table:table-cell office:value-type="float" office:value="121175.464020391">
                <text:p>121175.464020391</text:p>
              </table:table-cell>
              <table:table-cell office:value-type="float" office:value="137998">
                <text:p>13799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44.557896817001">
                <text:p>244.557896817001</text:p>
              </table:table-cell>
              <table:table-cell office:value-type="float" office:value="0.112961301998439">
                <text:p>0.112961301998439</text:p>
              </table:table-cell>
              <table:table-cell office:value-type="float" office:value="129093.941365853">
                <text:p>129093.941365853</text:p>
              </table:table-cell>
              <table:table-cell office:value-type="float" office:value="124730.125427566">
                <text:p>124730.125427566</text:p>
              </table:table-cell>
              <table:table-cell office:value-type="float" office:value="0">
                <text:p>0</text:p>
              </table:table-cell>
              <table:table-cell office:value-type="float" office:value="125177.802819611">
                <text:p>125177.802819611</text:p>
              </table:table-cell>
              <table:table-cell office:value-type="float" office:value="122111">
                <text:p>12211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44.759024678002">
                <text:p>244.759024678002</text:p>
              </table:table-cell>
              <table:table-cell office:value-type="float" office:value="0.102351342000475">
                <text:p>0.102351342000475</text:p>
              </table:table-cell>
              <table:table-cell office:value-type="float" office:value="129093.941365853">
                <text:p>129093.941365853</text:p>
              </table:table-cell>
              <table:table-cell office:value-type="float" office:value="116290.634729958">
                <text:p>116290.634729958</text:p>
              </table:table-cell>
              <table:table-cell office:value-type="float" office:value="0">
                <text:p>0</text:p>
              </table:table-cell>
              <table:table-cell office:value-type="float" office:value="124465.63556606">
                <text:p>124465.63556606</text:p>
              </table:table-cell>
              <table:table-cell office:value-type="float" office:value="109766">
                <text:p>10976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44.967246958">
                <text:p>244.967246958</text:p>
              </table:table-cell>
              <table:table-cell office:value-type="float" office:value="0.123290768999141">
                <text:p>0.123290768999141</text:p>
              </table:table-cell>
              <table:table-cell office:value-type="float" office:value="129093.941365853">
                <text:p>129093.941365853</text:p>
              </table:table-cell>
              <table:table-cell office:value-type="float" office:value="96363.139378915">
                <text:p>96363.139378915</text:p>
              </table:table-cell>
              <table:table-cell office:value-type="float" office:value="0">
                <text:p>0</text:p>
              </table:table-cell>
              <table:table-cell office:value-type="float" office:value="102660.966991838">
                <text:p>102660.966991838</text:p>
              </table:table-cell>
              <table:table-cell office:value-type="float" office:value="125227">
                <text:p>12522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45.196142366">
                <text:p>245.196142366</text:p>
              </table:table-cell>
              <table:table-cell office:value-type="float" office:value="0.124621615999786">
                <text:p>0.124621615999786</text:p>
              </table:table-cell>
              <table:table-cell office:value-type="float" office:value="129093.941365853">
                <text:p>129093.941365853</text:p>
              </table:table-cell>
              <table:table-cell office:value-type="float" office:value="119811.260121952">
                <text:p>119811.260121952</text:p>
              </table:table-cell>
              <table:table-cell office:value-type="float" office:value="0">
                <text:p>0</text:p>
              </table:table-cell>
              <table:table-cell office:value-type="float" office:value="111923.798580972">
                <text:p>111923.798580972</text:p>
              </table:table-cell>
              <table:table-cell office:value-type="float" office:value="147389">
                <text:p>14738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45.404500944001">
                <text:p>245.404500944001</text:p>
              </table:table-cell>
              <table:table-cell office:value-type="float" office:value="0.111701761001314">
                <text:p>0.111701761001314</text:p>
              </table:table-cell>
              <table:table-cell office:value-type="float" office:value="129093.941365853">
                <text:p>129093.941365853</text:p>
              </table:table-cell>
              <table:table-cell office:value-type="float" office:value="119810.749969857">
                <text:p>119810.749969857</text:p>
              </table:table-cell>
              <table:table-cell office:value-type="float" office:value="0">
                <text:p>0</text:p>
              </table:table-cell>
              <table:table-cell office:value-type="float" office:value="111971.242725808">
                <text:p>111971.242725808</text:p>
              </table:table-cell>
              <table:table-cell office:value-type="float" office:value="140625">
                <text:p>14062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45.605083072001">
                <text:p>245.605083072001</text:p>
              </table:table-cell>
              <table:table-cell office:value-type="float" office:value="0.115400230999512">
                <text:p>0.115400230999512</text:p>
              </table:table-cell>
              <table:table-cell office:value-type="float" office:value="129093.941365853">
                <text:p>129093.941365853</text:p>
              </table:table-cell>
              <table:table-cell office:value-type="float" office:value="119349.062323871">
                <text:p>119349.062323871</text:p>
              </table:table-cell>
              <table:table-cell office:value-type="float" office:value="0">
                <text:p>0</text:p>
              </table:table-cell>
              <table:table-cell office:value-type="float" office:value="124230.707721041">
                <text:p>124230.707721041</text:p>
              </table:table-cell>
              <table:table-cell office:value-type="float" office:value="117664">
                <text:p>11766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45.806212136002">
                <text:p>245.806212136002</text:p>
              </table:table-cell>
              <table:table-cell office:value-type="float" office:value="0.102770788998896">
                <text:p>0.102770788998896</text:p>
              </table:table-cell>
              <table:table-cell office:value-type="float" office:value="129093.941365853">
                <text:p>129093.941365853</text:p>
              </table:table-cell>
              <table:table-cell office:value-type="float" office:value="108896.55604917">
                <text:p>108896.55604917</text:p>
              </table:table-cell>
              <table:table-cell office:value-type="float" office:value="0">
                <text:p>0</text:p>
              </table:table-cell>
              <table:table-cell office:value-type="float" office:value="119236.318710874">
                <text:p>119236.318710874</text:p>
              </table:table-cell>
              <table:table-cell office:value-type="float" office:value="110757">
                <text:p>11075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46.007464086">
                <text:p>246.007464086</text:p>
              </table:table-cell>
              <table:table-cell office:value-type="float" office:value="0.103732723000576">
                <text:p>0.103732723000576</text:p>
              </table:table-cell>
              <table:table-cell office:value-type="float" office:value="129093.941365853">
                <text:p>129093.941365853</text:p>
              </table:table-cell>
              <table:table-cell office:value-type="float" office:value="105326.001536181">
                <text:p>105326.001536181</text:p>
              </table:table-cell>
              <table:table-cell office:value-type="float" office:value="0">
                <text:p>0</text:p>
              </table:table-cell>
              <table:table-cell office:value-type="float" office:value="99816.3589100514">
                <text:p>99816.3589100514</text:p>
              </table:table-cell>
              <table:table-cell office:value-type="float" office:value="129592">
                <text:p>12959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46.208954284">
                <text:p>246.208954284</text:p>
              </table:table-cell>
              <table:table-cell office:value-type="float" office:value="0.107488020999881">
                <text:p>0.107488020999881</text:p>
              </table:table-cell>
              <table:table-cell office:value-type="float" office:value="129093.941365853">
                <text:p>129093.941365853</text:p>
              </table:table-cell>
              <table:table-cell office:value-type="float" office:value="124877.070425422">
                <text:p>124877.070425422</text:p>
              </table:table-cell>
              <table:table-cell office:value-type="float" office:value="0">
                <text:p>0</text:p>
              </table:table-cell>
              <table:table-cell office:value-type="float" office:value="115880.538229885">
                <text:p>115880.538229885</text:p>
              </table:table-cell>
              <table:table-cell office:value-type="float" office:value="147721">
                <text:p>14772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46.422071022">
                <text:p>246.422071022</text:p>
              </table:table-cell>
              <table:table-cell office:value-type="float" office:value="0.151002678998339">
                <text:p>0.151002678998339</text:p>
              </table:table-cell>
              <table:table-cell office:value-type="float" office:value="129093.941365853">
                <text:p>129093.941365853</text:p>
              </table:table-cell>
              <table:table-cell office:value-type="float" office:value="116264.172605334">
                <text:p>116264.172605334</text:p>
              </table:table-cell>
              <table:table-cell office:value-type="float" office:value="0">
                <text:p>0</text:p>
              </table:table-cell>
              <table:table-cell office:value-type="float" office:value="113137.450415005">
                <text:p>113137.450415005</text:p>
              </table:table-cell>
              <table:table-cell office:value-type="float" office:value="138334">
                <text:p>13833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46.625343067">
                <text:p>246.625343067</text:p>
              </table:table-cell>
              <table:table-cell office:value-type="float" office:value="0.116677068999707">
                <text:p>0.116677068999707</text:p>
              </table:table-cell>
              <table:table-cell office:value-type="float" office:value="129093.941365853">
                <text:p>129093.941365853</text:p>
              </table:table-cell>
              <table:table-cell office:value-type="float" office:value="124113.882891284">
                <text:p>124113.882891284</text:p>
              </table:table-cell>
              <table:table-cell office:value-type="float" office:value="0">
                <text:p>0</text:p>
              </table:table-cell>
              <table:table-cell office:value-type="float" office:value="130127.04563519">
                <text:p>130127.04563519</text:p>
              </table:table-cell>
              <table:table-cell office:value-type="float" office:value="115617">
                <text:p>11561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46.826305178001">
                <text:p>246.826305178001</text:p>
              </table:table-cell>
              <table:table-cell office:value-type="float" office:value="0.115182374996948">
                <text:p>0.115182374996948</text:p>
              </table:table-cell>
              <table:table-cell office:value-type="float" office:value="129093.941365853">
                <text:p>129093.941365853</text:p>
              </table:table-cell>
              <table:table-cell office:value-type="float" office:value="79397.0111551003">
                <text:p>79397.0111551003</text:p>
              </table:table-cell>
              <table:table-cell office:value-type="float" office:value="0">
                <text:p>0</text:p>
              </table:table-cell>
              <table:table-cell office:value-type="float" office:value="95271.4138955893">
                <text:p>95271.4138955893</text:p>
              </table:table-cell>
              <table:table-cell office:value-type="float" office:value="111764">
                <text:p>11176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47.026811832002">
                <text:p>247.026811832002</text:p>
              </table:table-cell>
              <table:table-cell office:value-type="float" office:value="0.104798628002754">
                <text:p>0.104798628002754</text:p>
              </table:table-cell>
              <table:table-cell office:value-type="float" office:value="129093.941365853">
                <text:p>129093.941365853</text:p>
              </table:table-cell>
              <table:table-cell office:value-type="float" office:value="109420.992402843">
                <text:p>109420.992402843</text:p>
              </table:table-cell>
              <table:table-cell office:value-type="float" office:value="0">
                <text:p>0</text:p>
              </table:table-cell>
              <table:table-cell office:value-type="float" office:value="100979.505686679">
                <text:p>100979.505686679</text:p>
              </table:table-cell>
              <table:table-cell office:value-type="float" office:value="132231">
                <text:p>13223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47.227292598">
                <text:p>247.227292598</text:p>
              </table:table-cell>
              <table:table-cell office:value-type="float" office:value="0.110614473000169">
                <text:p>0.110614473000169</text:p>
              </table:table-cell>
              <table:table-cell office:value-type="float" office:value="129093.941365853">
                <text:p>129093.941365853</text:p>
              </table:table-cell>
              <table:table-cell office:value-type="float" office:value="122174.284626048">
                <text:p>122174.284626048</text:p>
              </table:table-cell>
              <table:table-cell office:value-type="float" office:value="0">
                <text:p>0</text:p>
              </table:table-cell>
              <table:table-cell office:value-type="float" office:value="115406.096781524">
                <text:p>115406.096781524</text:p>
              </table:table-cell>
              <table:table-cell office:value-type="float" office:value="148274">
                <text:p>14827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47.428644332002">
                <text:p>247.428644332002</text:p>
              </table:table-cell>
              <table:table-cell office:value-type="float" office:value="0.12167813799897">
                <text:p>0.12167813799897</text:p>
              </table:table-cell>
              <table:table-cell office:value-type="float" office:value="129093.941365853">
                <text:p>129093.941365853</text:p>
              </table:table-cell>
              <table:table-cell office:value-type="float" office:value="131694.743023162">
                <text:p>131694.743023162</text:p>
              </table:table-cell>
              <table:table-cell office:value-type="float" office:value="0">
                <text:p>0</text:p>
              </table:table-cell>
              <table:table-cell office:value-type="float" office:value="123510.372962885">
                <text:p>123510.372962885</text:p>
              </table:table-cell>
              <table:table-cell office:value-type="float" office:value="137395">
                <text:p>13739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47.630458284999">
                <text:p>247.630458284999</text:p>
              </table:table-cell>
              <table:table-cell office:value-type="float" office:value="0.11257375599962">
                <text:p>0.11257375599962</text:p>
              </table:table-cell>
              <table:table-cell office:value-type="float" office:value="129093.941365853">
                <text:p>129093.941365853</text:p>
              </table:table-cell>
              <table:table-cell office:value-type="float" office:value="120127.211322407">
                <text:p>120127.211322407</text:p>
              </table:table-cell>
              <table:table-cell office:value-type="float" office:value="0">
                <text:p>0</text:p>
              </table:table-cell>
              <table:table-cell office:value-type="float" office:value="125694.612570523">
                <text:p>125694.612570523</text:p>
              </table:table-cell>
              <table:table-cell office:value-type="float" office:value="114870">
                <text:p>11487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47.831777241001">
                <text:p>247.831777241001</text:p>
              </table:table-cell>
              <table:table-cell office:value-type="float" office:value="0.103547932998481">
                <text:p>0.103547932998481</text:p>
              </table:table-cell>
              <table:table-cell office:value-type="float" office:value="129093.941365853">
                <text:p>129093.941365853</text:p>
              </table:table-cell>
              <table:table-cell office:value-type="float" office:value="107131.149671897">
                <text:p>107131.149671897</text:p>
              </table:table-cell>
              <table:table-cell office:value-type="float" office:value="0">
                <text:p>0</text:p>
              </table:table-cell>
              <table:table-cell office:value-type="float" office:value="118658.4695647">
                <text:p>118658.4695647</text:p>
              </table:table-cell>
              <table:table-cell office:value-type="float" office:value="112280">
                <text:p>11228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48.044060507">
                <text:p>248.044060507</text:p>
              </table:table-cell>
              <table:table-cell office:value-type="float" office:value="0.116034086000582">
                <text:p>0.116034086000582</text:p>
              </table:table-cell>
              <table:table-cell office:value-type="float" office:value="129093.941365853">
                <text:p>129093.941365853</text:p>
              </table:table-cell>
              <table:table-cell office:value-type="float" office:value="104368.175194594">
                <text:p>104368.175194594</text:p>
              </table:table-cell>
              <table:table-cell office:value-type="float" office:value="0">
                <text:p>0</text:p>
              </table:table-cell>
              <table:table-cell office:value-type="float" office:value="105693.6250735">
                <text:p>105693.6250735</text:p>
              </table:table-cell>
              <table:table-cell office:value-type="float" office:value="134470">
                <text:p>13447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48.245925692001">
                <text:p>248.245925692001</text:p>
              </table:table-cell>
              <table:table-cell office:value-type="float" office:value="0.108343154999602">
                <text:p>0.108343154999602</text:p>
              </table:table-cell>
              <table:table-cell office:value-type="float" office:value="123466.883117847">
                <text:p>123466.883117847</text:p>
              </table:table-cell>
              <table:table-cell office:value-type="float" office:value="125963.796599984">
                <text:p>125963.796599984</text:p>
              </table:table-cell>
              <table:table-cell office:value-type="float" office:value="0">
                <text:p>0</text:p>
              </table:table-cell>
              <table:table-cell office:value-type="float" office:value="113379.699101026">
                <text:p>113379.699101026</text:p>
              </table:table-cell>
              <table:table-cell office:value-type="float" office:value="141981">
                <text:p>14198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48.447264969">
                <text:p>248.447264969</text:p>
              </table:table-cell>
              <table:table-cell office:value-type="float" office:value="0.116958481001348">
                <text:p>0.116958481001348</text:p>
              </table:table-cell>
              <table:table-cell office:value-type="float" office:value="123466.883117847">
                <text:p>123466.883117847</text:p>
              </table:table-cell>
              <table:table-cell office:value-type="float" office:value="125708.430001693">
                <text:p>125708.430001693</text:p>
              </table:table-cell>
              <table:table-cell office:value-type="float" office:value="0">
                <text:p>0</text:p>
              </table:table-cell>
              <table:table-cell office:value-type="float" office:value="124326.090924858">
                <text:p>124326.090924858</text:p>
              </table:table-cell>
              <table:table-cell office:value-type="float" office:value="129442">
                <text:p>12944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48.660971261001">
                <text:p>248.660971261001</text:p>
              </table:table-cell>
              <table:table-cell office:value-type="float" office:value="0.130625584002701">
                <text:p>0.130625584002701</text:p>
              </table:table-cell>
              <table:table-cell office:value-type="float" office:value="123466.883117847">
                <text:p>123466.883117847</text:p>
              </table:table-cell>
              <table:table-cell office:value-type="float" office:value="105203.887428445">
                <text:p>105203.887428445</text:p>
              </table:table-cell>
              <table:table-cell office:value-type="float" office:value="0">
                <text:p>0</text:p>
              </table:table-cell>
              <table:table-cell office:value-type="float" office:value="110413.852576744">
                <text:p>110413.852576744</text:p>
              </table:table-cell>
              <table:table-cell office:value-type="float" office:value="107721">
                <text:p>10772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48.86267739">
                <text:p>248.86267739</text:p>
              </table:table-cell>
              <table:table-cell office:value-type="float" office:value="0.111488311002176">
                <text:p>0.111488311002176</text:p>
              </table:table-cell>
              <table:table-cell office:value-type="float" office:value="123466.883117847">
                <text:p>123466.883117847</text:p>
              </table:table-cell>
              <table:table-cell office:value-type="float" office:value="107462.789370641">
                <text:p>107462.789370641</text:p>
              </table:table-cell>
              <table:table-cell office:value-type="float" office:value="0">
                <text:p>0</text:p>
              </table:table-cell>
              <table:table-cell office:value-type="float" office:value="118624.210909866">
                <text:p>118624.210909866</text:p>
              </table:table-cell>
              <table:table-cell office:value-type="float" office:value="109460">
                <text:p>10946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49.063959856001">
                <text:p>249.063959856001</text:p>
              </table:table-cell>
              <table:table-cell office:value-type="float" office:value="0.102933190999465">
                <text:p>0.102933190999465</text:p>
              </table:table-cell>
              <table:table-cell office:value-type="float" office:value="123466.883117847">
                <text:p>123466.883117847</text:p>
              </table:table-cell>
              <table:table-cell office:value-type="float" office:value="108176.532500238">
                <text:p>108176.532500238</text:p>
              </table:table-cell>
              <table:table-cell office:value-type="float" office:value="0">
                <text:p>0</text:p>
              </table:table-cell>
              <table:table-cell office:value-type="float" office:value="107282.940489893">
                <text:p>107282.940489893</text:p>
              </table:table-cell>
              <table:table-cell office:value-type="float" office:value="130801">
                <text:p>13080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49.280467326">
                <text:p>249.280467326</text:p>
              </table:table-cell>
              <table:table-cell office:value-type="float" office:value="0.123382235997269">
                <text:p>0.123382235997269</text:p>
              </table:table-cell>
              <table:table-cell office:value-type="float" office:value="123466.883117847">
                <text:p>123466.883117847</text:p>
              </table:table-cell>
              <table:table-cell office:value-type="float" office:value="121152.117087553">
                <text:p>121152.117087553</text:p>
              </table:table-cell>
              <table:table-cell office:value-type="float" office:value="0">
                <text:p>0</text:p>
              </table:table-cell>
              <table:table-cell office:value-type="float" office:value="110103.03489695">
                <text:p>110103.03489695</text:p>
              </table:table-cell>
              <table:table-cell office:value-type="float" office:value="141632">
                <text:p>14163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49.482467630001">
                <text:p>249.482467630001</text:p>
              </table:table-cell>
              <table:table-cell office:value-type="float" office:value="0.113231356997858">
                <text:p>0.113231356997858</text:p>
              </table:table-cell>
              <table:table-cell office:value-type="float" office:value="123466.883117847">
                <text:p>123466.883117847</text:p>
              </table:table-cell>
              <table:table-cell office:value-type="float" office:value="123495.125233518">
                <text:p>123495.125233518</text:p>
              </table:table-cell>
              <table:table-cell office:value-type="float" office:value="0">
                <text:p>0</text:p>
              </table:table-cell>
              <table:table-cell office:value-type="float" office:value="119155.976566936">
                <text:p>119155.976566936</text:p>
              </table:table-cell>
              <table:table-cell office:value-type="float" office:value="125468">
                <text:p>12546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49.683845727999">
                <text:p>249.683845727999</text:p>
              </table:table-cell>
              <table:table-cell office:value-type="float" office:value="0.167665288001444">
                <text:p>0.167665288001444</text:p>
              </table:table-cell>
              <table:table-cell office:value-type="float" office:value="123466.883117847">
                <text:p>123466.883117847</text:p>
              </table:table-cell>
              <table:table-cell office:value-type="float" office:value="77928.6602418752">
                <text:p>77928.6602418752</text:p>
              </table:table-cell>
              <table:table-cell office:value-type="float" office:value="0">
                <text:p>0</text:p>
              </table:table-cell>
              <table:table-cell office:value-type="float" office:value="85012.5224464584">
                <text:p>85012.5224464584</text:p>
              </table:table-cell>
              <table:table-cell office:value-type="float" office:value="106485">
                <text:p>10648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49.886706762001">
                <text:p>249.886706762001</text:p>
              </table:table-cell>
              <table:table-cell office:value-type="float" office:value="0.104353926999465">
                <text:p>0.104353926999465</text:p>
              </table:table-cell>
              <table:table-cell office:value-type="float" office:value="123466.883117847">
                <text:p>123466.883117847</text:p>
              </table:table-cell>
              <table:table-cell office:value-type="float" office:value="107138.011851793">
                <text:p>107138.011851793</text:p>
              </table:table-cell>
              <table:table-cell office:value-type="float" office:value="0">
                <text:p>0</text:p>
              </table:table-cell>
              <table:table-cell office:value-type="float" office:value="116907.915675508">
                <text:p>116907.915675508</text:p>
              </table:table-cell>
              <table:table-cell office:value-type="float" office:value="111441">
                <text:p>11144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50.088477742">
                <text:p>250.088477742</text:p>
              </table:table-cell>
              <table:table-cell office:value-type="float" office:value="0.103200022000237">
                <text:p>0.103200022000237</text:p>
              </table:table-cell>
              <table:table-cell office:value-type="float" office:value="123466.883117847">
                <text:p>123466.883117847</text:p>
              </table:table-cell>
              <table:table-cell office:value-type="float" office:value="105101.993333824">
                <text:p>105101.993333824</text:p>
              </table:table-cell>
              <table:table-cell office:value-type="float" office:value="0">
                <text:p>0</text:p>
              </table:table-cell>
              <table:table-cell office:value-type="float" office:value="106874.502882835">
                <text:p>106874.502882835</text:p>
              </table:table-cell>
              <table:table-cell office:value-type="float" office:value="133264">
                <text:p>13326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50.288953933999">
                <text:p>250.288953933999</text:p>
              </table:table-cell>
              <table:table-cell office:value-type="float" office:value="0.113221755000268">
                <text:p>0.113221755000268</text:p>
              </table:table-cell>
              <table:table-cell office:value-type="float" office:value="123466.883117847">
                <text:p>123466.883117847</text:p>
              </table:table-cell>
              <table:table-cell office:value-type="float" office:value="120497.710711614">
                <text:p>120497.710711614</text:p>
              </table:table-cell>
              <table:table-cell office:value-type="float" office:value="0">
                <text:p>0</text:p>
              </table:table-cell>
              <table:table-cell office:value-type="float" office:value="104942.96155373">
                <text:p>104942.96155373</text:p>
              </table:table-cell>
              <table:table-cell office:value-type="float" office:value="141411">
                <text:p>14141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50.490440951999">
                <text:p>250.490440951999</text:p>
              </table:table-cell>
              <table:table-cell office:value-type="float" office:value="0.116047149000224">
                <text:p>0.116047149000224</text:p>
              </table:table-cell>
              <table:table-cell office:value-type="float" office:value="123466.883117847">
                <text:p>123466.883117847</text:p>
              </table:table-cell>
              <table:table-cell office:value-type="float" office:value="129501.276928337">
                <text:p>129501.276928337</text:p>
              </table:table-cell>
              <table:table-cell office:value-type="float" office:value="0">
                <text:p>0</text:p>
              </table:table-cell>
              <table:table-cell office:value-type="float" office:value="125308.293392974">
                <text:p>125308.293392974</text:p>
              </table:table-cell>
              <table:table-cell office:value-type="float" office:value="124481">
                <text:p>12448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50.691685736001">
                <text:p>250.691685736001</text:p>
              </table:table-cell>
              <table:table-cell office:value-type="float" office:value="0.104058300999895">
                <text:p>0.104058300999895</text:p>
              </table:table-cell>
              <table:table-cell office:value-type="float" office:value="123466.883117847">
                <text:p>123466.883117847</text:p>
              </table:table-cell>
              <table:table-cell office:value-type="float" office:value="115129.744800992">
                <text:p>115129.744800992</text:p>
              </table:table-cell>
              <table:table-cell office:value-type="float" office:value="0">
                <text:p>0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06150">
                <text:p>10615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50.893710221">
                <text:p>250.893710221</text:p>
              </table:table-cell>
              <table:table-cell office:value-type="float" office:value="0.102081256998645">
                <text:p>0.102081256998645</text:p>
              </table:table-cell>
              <table:table-cell office:value-type="float" office:value="123466.883117847">
                <text:p>123466.883117847</text:p>
              </table:table-cell>
              <table:table-cell office:value-type="float" office:value="106175.586515948">
                <text:p>106175.586515948</text:p>
              </table:table-cell>
              <table:table-cell office:value-type="float" office:value="0">
                <text:p>0</text:p>
              </table:table-cell>
              <table:table-cell office:value-type="float" office:value="114374.729845011">
                <text:p>114374.729845011</text:p>
              </table:table-cell>
              <table:table-cell office:value-type="float" office:value="112073">
                <text:p>11207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51.121392608999">
                <text:p>251.121392608999</text:p>
              </table:table-cell>
              <table:table-cell office:value-type="float" office:value="0.134927765000612">
                <text:p>0.134927765000612</text:p>
              </table:table-cell>
              <table:table-cell office:value-type="float" office:value="123466.883117847">
                <text:p>123466.883117847</text:p>
              </table:table-cell>
              <table:table-cell office:value-type="float" office:value="99302.7373529142">
                <text:p>99302.7373529142</text:p>
              </table:table-cell>
              <table:table-cell office:value-type="float" office:value="0">
                <text:p>0</text:p>
              </table:table-cell>
              <table:table-cell office:value-type="float" office:value="96254.370901465">
                <text:p>96254.370901465</text:p>
              </table:table-cell>
              <table:table-cell office:value-type="float" office:value="136322">
                <text:p>13632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51.322490078001">
                <text:p>251.322490078001</text:p>
              </table:table-cell>
              <table:table-cell office:value-type="float" office:value="0.158249400999921">
                <text:p>0.158249400999921</text:p>
              </table:table-cell>
              <table:table-cell office:value-type="float" office:value="123466.883117847">
                <text:p>123466.883117847</text:p>
              </table:table-cell>
              <table:table-cell office:value-type="float" office:value="108730.319673251">
                <text:p>108730.319673251</text:p>
              </table:table-cell>
              <table:table-cell office:value-type="float" office:value="0">
                <text:p>0</text:p>
              </table:table-cell>
              <table:table-cell office:value-type="float" office:value="96353.4776684507">
                <text:p>96353.4776684507</text:p>
              </table:table-cell>
              <table:table-cell office:value-type="float" office:value="140057">
                <text:p>14005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51.524777048999">
                <text:p>251.524777048999</text:p>
              </table:table-cell>
              <table:table-cell office:value-type="float" office:value="0.11703208399922">
                <text:p>0.11703208399922</text:p>
              </table:table-cell>
              <table:table-cell office:value-type="float" office:value="123466.883117847">
                <text:p>123466.883117847</text:p>
              </table:table-cell>
              <table:table-cell office:value-type="float" office:value="127222.339378556">
                <text:p>127222.339378556</text:p>
              </table:table-cell>
              <table:table-cell office:value-type="float" office:value="0">
                <text:p>0</text:p>
              </table:table-cell>
              <table:table-cell office:value-type="float" office:value="125315.971904106">
                <text:p>125315.971904106</text:p>
              </table:table-cell>
              <table:table-cell office:value-type="float" office:value="120499">
                <text:p>12049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51.726516642">
                <text:p>251.726516642</text:p>
              </table:table-cell>
              <table:table-cell office:value-type="float" office:value="0.103342813999916">
                <text:p>0.103342813999916</text:p>
              </table:table-cell>
              <table:table-cell office:value-type="float" office:value="123466.883117847">
                <text:p>123466.883117847</text:p>
              </table:table-cell>
              <table:table-cell office:value-type="float" office:value="111369.630572951">
                <text:p>111369.630572951</text:p>
              </table:table-cell>
              <table:table-cell office:value-type="float" office:value="0">
                <text:p>0</text:p>
              </table:table-cell>
              <table:table-cell office:value-type="float" office:value="121352.156694849">
                <text:p>121352.156694849</text:p>
              </table:table-cell>
              <table:table-cell office:value-type="float" office:value="105133">
                <text:p>10513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51.929597164999">
                <text:p>251.929597164999</text:p>
              </table:table-cell>
              <table:table-cell office:value-type="float" office:value="0.102113973000087">
                <text:p>0.102113973000087</text:p>
              </table:table-cell>
              <table:table-cell office:value-type="float" office:value="123466.883117847">
                <text:p>123466.883117847</text:p>
              </table:table-cell>
              <table:table-cell office:value-type="float" office:value="104258.650210426">
                <text:p>104258.650210426</text:p>
              </table:table-cell>
              <table:table-cell office:value-type="float" office:value="0">
                <text:p>0</text:p>
              </table:table-cell>
              <table:table-cell office:value-type="float" office:value="112101.553185632">
                <text:p>112101.553185632</text:p>
              </table:table-cell>
              <table:table-cell office:value-type="float" office:value="115625">
                <text:p>11562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52.132581407001">
                <text:p>252.132581407001</text:p>
              </table:table-cell>
              <table:table-cell office:value-type="float" office:value="0.102897669999948">
                <text:p>0.102897669999948</text:p>
              </table:table-cell>
              <table:table-cell office:value-type="float" office:value="123466.883117847">
                <text:p>123466.883117847</text:p>
              </table:table-cell>
              <table:table-cell office:value-type="float" office:value="115581.503236715">
                <text:p>115581.503236715</text:p>
              </table:table-cell>
              <table:table-cell office:value-type="float" office:value="0">
                <text:p>0</text:p>
              </table:table-cell>
              <table:table-cell office:value-type="float" office:value="110226.320494567">
                <text:p>110226.320494567</text:p>
              </table:table-cell>
              <table:table-cell office:value-type="float" office:value="137236">
                <text:p>13723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52.334793001999">
                <text:p>252.334793001999</text:p>
              </table:table-cell>
              <table:table-cell office:value-type="float" office:value="0.115482598001108">
                <text:p>0.115482598001108</text:p>
              </table:table-cell>
              <table:table-cell office:value-type="float" office:value="123466.883117847">
                <text:p>123466.883117847</text:p>
              </table:table-cell>
              <table:table-cell office:value-type="float" office:value="130292.43318279">
                <text:p>130292.43318279</text:p>
              </table:table-cell>
              <table:table-cell office:value-type="float" office:value="0">
                <text:p>0</text:p>
              </table:table-cell>
              <table:table-cell office:value-type="float" office:value="119262.042957802">
                <text:p>119262.042957802</text:p>
              </table:table-cell>
              <table:table-cell office:value-type="float" office:value="139370">
                <text:p>13937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52.537098564">
                <text:p>252.537098564</text:p>
              </table:table-cell>
              <table:table-cell office:value-type="float" office:value="0.114205408000998">
                <text:p>0.114205408000998</text:p>
              </table:table-cell>
              <table:table-cell office:value-type="float" office:value="123466.883117847">
                <text:p>123466.883117847</text:p>
              </table:table-cell>
              <table:table-cell office:value-type="float" office:value="126345.971787223">
                <text:p>126345.971787223</text:p>
              </table:table-cell>
              <table:table-cell office:value-type="float" office:value="0">
                <text:p>0</text:p>
              </table:table-cell>
              <table:table-cell office:value-type="float" office:value="125256.764775047">
                <text:p>125256.764775047</text:p>
              </table:table-cell>
              <table:table-cell office:value-type="float" office:value="119094">
                <text:p>11909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52.749780405">
                <text:p>252.749780405</text:p>
              </table:table-cell>
              <table:table-cell office:value-type="float" office:value="0.133115518998238">
                <text:p>0.133115518998238</text:p>
              </table:table-cell>
              <table:table-cell office:value-type="float" office:value="123466.883117847">
                <text:p>123466.883117847</text:p>
              </table:table-cell>
              <table:table-cell office:value-type="float" office:value="91338.2255121073">
                <text:p>91338.2255121073</text:p>
              </table:table-cell>
              <table:table-cell office:value-type="float" office:value="0">
                <text:p>0</text:p>
              </table:table-cell>
              <table:table-cell office:value-type="float" office:value="101687.22334663">
                <text:p>101687.22334663</text:p>
              </table:table-cell>
              <table:table-cell office:value-type="float" office:value="104946">
                <text:p>10494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52.952765901002">
                <text:p>252.952765901002</text:p>
              </table:table-cell>
              <table:table-cell office:value-type="float" office:value="0.113599082000292">
                <text:p>0.113599082000292</text:p>
              </table:table-cell>
              <table:table-cell office:value-type="float" office:value="123466.883117847">
                <text:p>123466.883117847</text:p>
              </table:table-cell>
              <table:table-cell office:value-type="float" office:value="88390.6292162715">
                <text:p>88390.6292162715</text:p>
              </table:table-cell>
              <table:table-cell office:value-type="float" office:value="0">
                <text:p>0</text:p>
              </table:table-cell>
              <table:table-cell office:value-type="float" office:value="89486.9819164369">
                <text:p>89486.9819164369</text:p>
              </table:table-cell>
              <table:table-cell office:value-type="float" office:value="118036">
                <text:p>11803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53.155007926001">
                <text:p>253.155007926001</text:p>
              </table:table-cell>
              <table:table-cell office:value-type="float" office:value="0.103577760997723">
                <text:p>0.103577760997723</text:p>
              </table:table-cell>
              <table:table-cell office:value-type="float" office:value="123466.883117847">
                <text:p>123466.883117847</text:p>
              </table:table-cell>
              <table:table-cell office:value-type="float" office:value="118655.169884945">
                <text:p>118655.169884945</text:p>
              </table:table-cell>
              <table:table-cell office:value-type="float" office:value="0">
                <text:p>0</text:p>
              </table:table-cell>
              <table:table-cell office:value-type="float" office:value="111361.464072391">
                <text:p>111361.464072391</text:p>
              </table:table-cell>
              <table:table-cell office:value-type="float" office:value="138758">
                <text:p>13875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53.355658298002">
                <text:p>253.355658298002</text:p>
              </table:table-cell>
              <table:table-cell office:value-type="float" office:value="0.115836739001679">
                <text:p>0.115836739001679</text:p>
              </table:table-cell>
              <table:table-cell office:value-type="float" office:value="123466.883117847">
                <text:p>123466.883117847</text:p>
              </table:table-cell>
              <table:table-cell office:value-type="float" office:value="123508.623248945">
                <text:p>123508.623248945</text:p>
              </table:table-cell>
              <table:table-cell office:value-type="float" office:value="0">
                <text:p>0</text:p>
              </table:table-cell>
              <table:table-cell office:value-type="float" office:value="120044.495792696">
                <text:p>120044.495792696</text:p>
              </table:table-cell>
              <table:table-cell office:value-type="float" office:value="138023">
                <text:p>13802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53.556879775999">
                <text:p>253.556879775999</text:p>
              </table:table-cell>
              <table:table-cell office:value-type="float" office:value="0.114206715999899">
                <text:p>0.114206715999899</text:p>
              </table:table-cell>
              <table:table-cell office:value-type="float" office:value="123466.883117847">
                <text:p>123466.883117847</text:p>
              </table:table-cell>
              <table:table-cell office:value-type="float" office:value="123842.428959331">
                <text:p>123842.428959331</text:p>
              </table:table-cell>
              <table:table-cell office:value-type="float" office:value="0">
                <text:p>0</text:p>
              </table:table-cell>
              <table:table-cell office:value-type="float" office:value="123842.428959331">
                <text:p>123842.428959331</text:p>
              </table:table-cell>
              <table:table-cell office:value-type="float" office:value="116899">
                <text:p>11689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53.758704080999">
                <text:p>253.758704080999</text:p>
              </table:table-cell>
              <table:table-cell office:value-type="float" office:value="0.102614702998835">
                <text:p>0.102614702998835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08307.192862992">
                <text:p>108307.192862992</text:p>
              </table:table-cell>
              <table:table-cell office:value-type="float" office:value="0">
                <text:p>0</text:p>
              </table:table-cell>
              <table:table-cell office:value-type="float" office:value="119089.015227189">
                <text:p>119089.015227189</text:p>
              </table:table-cell>
              <table:table-cell office:value-type="float" office:value="106350">
                <text:p>10635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53.960014498">
                <text:p>253.960014498</text:p>
              </table:table-cell>
              <table:table-cell office:value-type="float" office:value="0.10277824899822">
                <text:p>0.10277824899822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06113.466650091">
                <text:p>106113.466650091</text:p>
              </table:table-cell>
              <table:table-cell office:value-type="float" office:value="0">
                <text:p>0</text:p>
              </table:table-cell>
              <table:table-cell office:value-type="float" office:value="111497.742550485">
                <text:p>111497.742550485</text:p>
              </table:table-cell>
              <table:table-cell office:value-type="float" office:value="120509">
                <text:p>12050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54.163180242998">
                <text:p>254.163180242998</text:p>
              </table:table-cell>
              <table:table-cell office:value-type="float" office:value="0.103110117001052">
                <text:p>0.103110117001052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19398.321435895">
                <text:p>119398.321435895</text:p>
              </table:table-cell>
              <table:table-cell office:value-type="float" office:value="0">
                <text:p>0</text:p>
              </table:table-cell>
              <table:table-cell office:value-type="float" office:value="112171.478846676">
                <text:p>112171.478846676</text:p>
              </table:table-cell>
              <table:table-cell office:value-type="float" office:value="141166">
                <text:p>14116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54.375085438001">
                <text:p>254.375085438001</text:p>
              </table:table-cell>
              <table:table-cell office:value-type="float" office:value="0.164088009998522">
                <text:p>0.164088009998522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07170.146373186">
                <text:p>107170.146373186</text:p>
              </table:table-cell>
              <table:table-cell office:value-type="float" office:value="0">
                <text:p>0</text:p>
              </table:table-cell>
              <table:table-cell office:value-type="float" office:value="96623.3046718722">
                <text:p>96623.3046718722</text:p>
              </table:table-cell>
              <table:table-cell office:value-type="float" office:value="138271">
                <text:p>13827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54.576984702002">
                <text:p>254.576984702002</text:p>
              </table:table-cell>
              <table:table-cell office:value-type="float" office:value="0.112228669000615">
                <text:p>0.112228669000615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27542.905126433">
                <text:p>127542.905126433</text:p>
              </table:table-cell>
              <table:table-cell office:value-type="float" office:value="0">
                <text:p>0</text:p>
              </table:table-cell>
              <table:table-cell office:value-type="float" office:value="129021.00488561">
                <text:p>129021.00488561</text:p>
              </table:table-cell>
              <table:table-cell office:value-type="float" office:value="116265">
                <text:p>11626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54.779273217002">
                <text:p>254.779273217002</text:p>
              </table:table-cell>
              <table:table-cell office:value-type="float" office:value="0.103193655999348">
                <text:p>0.103193655999348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08919.869300543">
                <text:p>108919.869300543</text:p>
              </table:table-cell>
              <table:table-cell office:value-type="float" office:value="0">
                <text:p>0</text:p>
              </table:table-cell>
              <table:table-cell office:value-type="float" office:value="120155.469749742">
                <text:p>120155.469749742</text:p>
              </table:table-cell>
              <table:table-cell office:value-type="float" office:value="106651">
                <text:p>10665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54.981152346001">
                <text:p>254.981152346001</text:p>
              </table:table-cell>
              <table:table-cell office:value-type="float" office:value="0.102157212997554">
                <text:p>0.102157212997554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06454.837992321">
                <text:p>106454.837992321</text:p>
              </table:table-cell>
              <table:table-cell office:value-type="float" office:value="0">
                <text:p>0</text:p>
              </table:table-cell>
              <table:table-cell office:value-type="float" office:value="111363.456674435">
                <text:p>111363.456674435</text:p>
              </table:table-cell>
              <table:table-cell office:value-type="float" office:value="122960">
                <text:p>12296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55.184119916001">
                <text:p>255.184119916001</text:p>
              </table:table-cell>
              <table:table-cell office:value-type="float" office:value="0.102814210000361">
                <text:p>0.102814210000361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21883.238172904">
                <text:p>121883.238172904</text:p>
              </table:table-cell>
              <table:table-cell office:value-type="float" office:value="0">
                <text:p>0</text:p>
              </table:table-cell>
              <table:table-cell office:value-type="float" office:value="113556.354244612">
                <text:p>113556.354244612</text:p>
              </table:table-cell>
              <table:table-cell office:value-type="float" office:value="142294">
                <text:p>14229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55.385164920001">
                <text:p>255.385164920001</text:p>
              </table:table-cell>
              <table:table-cell office:value-type="float" office:value="0.117860438000207">
                <text:p>0.117860438000207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32940.245990107">
                <text:p>132940.245990107</text:p>
              </table:table-cell>
              <table:table-cell office:value-type="float" office:value="0">
                <text:p>0</text:p>
              </table:table-cell>
              <table:table-cell office:value-type="float" office:value="123064.708209633">
                <text:p>123064.708209633</text:p>
              </table:table-cell>
              <table:table-cell office:value-type="float" office:value="137396">
                <text:p>13739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55.586894128999">
                <text:p>255.586894128999</text:p>
              </table:table-cell>
              <table:table-cell office:value-type="float" office:value="0.11274950400184">
                <text:p>0.11274950400184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21121.167232355">
                <text:p>121121.167232355</text:p>
              </table:table-cell>
              <table:table-cell office:value-type="float" office:value="0">
                <text:p>0</text:p>
              </table:table-cell>
              <table:table-cell office:value-type="float" office:value="123622.997378665">
                <text:p>123622.997378665</text:p>
              </table:table-cell>
              <table:table-cell office:value-type="float" office:value="115251">
                <text:p>11525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55.788054380999">
                <text:p>255.788054380999</text:p>
              </table:table-cell>
              <table:table-cell office:value-type="float" office:value="0.102588245001243">
                <text:p>0.102588245001243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08401.061855964">
                <text:p>108401.061855964</text:p>
              </table:table-cell>
              <table:table-cell office:value-type="float" office:value="0">
                <text:p>0</text:p>
              </table:table-cell>
              <table:table-cell office:value-type="float" office:value="119712.419265119">
                <text:p>119712.419265119</text:p>
              </table:table-cell>
              <table:table-cell office:value-type="float" office:value="106873">
                <text:p>10687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55.993034591">
                <text:p>255.993034591</text:p>
              </table:table-cell>
              <table:table-cell office:value-type="float" office:value="0.136872399998538">
                <text:p>0.136872399998538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84237.305479588">
                <text:p>84237.305479588</text:p>
              </table:table-cell>
              <table:table-cell office:value-type="float" office:value="0">
                <text:p>0</text:p>
              </table:table-cell>
              <table:table-cell office:value-type="float" office:value="88516.6711320555">
                <text:p>88516.6711320555</text:p>
              </table:table-cell>
              <table:table-cell office:value-type="float" office:value="124352">
                <text:p>12435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56.194767780002">
                <text:p>256.194767780002</text:p>
              </table:table-cell>
              <table:table-cell office:value-type="float" office:value="0.10833810099939">
                <text:p>0.10833810099939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20127.688335954">
                <text:p>120127.688335954</text:p>
              </table:table-cell>
              <table:table-cell office:value-type="float" office:value="0">
                <text:p>0</text:p>
              </table:table-cell>
              <table:table-cell office:value-type="float" office:value="111199.658706032">
                <text:p>111199.658706032</text:p>
              </table:table-cell>
              <table:table-cell office:value-type="float" office:value="142754">
                <text:p>14275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56.397092046002">
                <text:p>256.397092046002</text:p>
              </table:table-cell>
              <table:table-cell office:value-type="float" office:value="0.11890417199902">
                <text:p>0.11890417199902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32899.383104908">
                <text:p>132899.383104908</text:p>
              </table:table-cell>
              <table:table-cell office:value-type="float" office:value="0">
                <text:p>0</text:p>
              </table:table-cell>
              <table:table-cell office:value-type="float" office:value="123499.897937003">
                <text:p>123499.897937003</text:p>
              </table:table-cell>
              <table:table-cell office:value-type="float" office:value="136303">
                <text:p>13630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56.597844866999">
                <text:p>256.597844866999</text:p>
              </table:table-cell>
              <table:table-cell office:value-type="float" office:value="0.111961227998108">
                <text:p>0.111961227998108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21657.492600592">
                <text:p>121657.492600592</text:p>
              </table:table-cell>
              <table:table-cell office:value-type="float" office:value="0">
                <text:p>0</text:p>
              </table:table-cell>
              <table:table-cell office:value-type="float" office:value="124952.573505828">
                <text:p>124952.573505828</text:p>
              </table:table-cell>
              <table:table-cell office:value-type="float" office:value="114176">
                <text:p>11417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56.799432060001">
                <text:p>256.799432060001</text:p>
              </table:table-cell>
              <table:table-cell office:value-type="float" office:value="0.108287581999321">
                <text:p>0.108287581999321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93856.4286554376">
                <text:p>93856.4286554376</text:p>
              </table:table-cell>
              <table:table-cell office:value-type="float" office:value="0">
                <text:p>0</text:p>
              </table:table-cell>
              <table:table-cell office:value-type="float" office:value="105158.591915422">
                <text:p>105158.591915422</text:p>
              </table:table-cell>
              <table:table-cell office:value-type="float" office:value="107244">
                <text:p>10724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57.000839173001">
                <text:p>257.000839173001</text:p>
              </table:table-cell>
              <table:table-cell office:value-type="float" office:value="0.123880064998957">
                <text:p>0.123880064998957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86433.6855590354">
                <text:p>86433.6855590354</text:p>
              </table:table-cell>
              <table:table-cell office:value-type="float" office:value="0">
                <text:p>0</text:p>
              </table:table-cell>
              <table:table-cell office:value-type="float" office:value="89974.4545615306">
                <text:p>89974.4545615306</text:p>
              </table:table-cell>
              <table:table-cell office:value-type="float" office:value="125272">
                <text:p>12527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57.203446693002">
                <text:p>257.203446693002</text:p>
              </table:table-cell>
              <table:table-cell office:value-type="float" office:value="0.110402820999298">
                <text:p>0.110402820999298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24296.724198384">
                <text:p>124296.724198384</text:p>
              </table:table-cell>
              <table:table-cell office:value-type="float" office:value="0">
                <text:p>0</text:p>
              </table:table-cell>
              <table:table-cell office:value-type="float" office:value="115088.273018784">
                <text:p>115088.273018784</text:p>
              </table:table-cell>
              <table:table-cell office:value-type="float" office:value="143071">
                <text:p>14307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57.408420700001">
                <text:p>257.408420700001</text:p>
              </table:table-cell>
              <table:table-cell office:value-type="float" office:value="0.104504752998764">
                <text:p>0.104504752998764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18946.750953702">
                <text:p>118946.750953702</text:p>
              </table:table-cell>
              <table:table-cell office:value-type="float" office:value="0">
                <text:p>0</text:p>
              </table:table-cell>
              <table:table-cell office:value-type="float" office:value="118789.428845686">
                <text:p>118789.428845686</text:p>
              </table:table-cell>
              <table:table-cell office:value-type="float" office:value="135205">
                <text:p>13520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57.610263307">
                <text:p>257.610263307</text:p>
              </table:table-cell>
              <table:table-cell office:value-type="float" office:value="0.111656122000568">
                <text:p>0.111656122000568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95776.9842597916">
                <text:p>95776.9842597916</text:p>
              </table:table-cell>
              <table:table-cell office:value-type="float" office:value="0">
                <text:p>0</text:p>
              </table:table-cell>
              <table:table-cell office:value-type="float" office:value="105112.621169573">
                <text:p>105112.621169573</text:p>
              </table:table-cell>
              <table:table-cell office:value-type="float" office:value="113060">
                <text:p>11306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57.812679031002">
                <text:p>257.812679031002</text:p>
              </table:table-cell>
              <table:table-cell office:value-type="float" office:value="0.104740458002198">
                <text:p>0.104740458002198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04465.966011299">
                <text:p>104465.966011299</text:p>
              </table:table-cell>
              <table:table-cell office:value-type="float" office:value="0">
                <text:p>0</text:p>
              </table:table-cell>
              <table:table-cell office:value-type="float" office:value="103364.20046912">
                <text:p>103364.20046912</text:p>
              </table:table-cell>
              <table:table-cell office:value-type="float" office:value="107772">
                <text:p>10777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58.014357970998">
                <text:p>258.014357970998</text:p>
              </table:table-cell>
              <table:table-cell office:value-type="float" office:value="0.102145913999266">
                <text:p>0.102145913999266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08870.985035753">
                <text:p>108870.985035753</text:p>
              </table:table-cell>
              <table:table-cell office:value-type="float" office:value="0">
                <text:p>0</text:p>
              </table:table-cell>
              <table:table-cell office:value-type="float" office:value="109733.191913452">
                <text:p>109733.191913452</text:p>
              </table:table-cell>
              <table:table-cell office:value-type="float" office:value="126861">
                <text:p>12686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58.217046859001">
                <text:p>258.217046859001</text:p>
              </table:table-cell>
              <table:table-cell office:value-type="float" office:value="0.106820806999167">
                <text:p>0.106820806999167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24947.465645178">
                <text:p>124947.465645178</text:p>
              </table:table-cell>
              <table:table-cell office:value-type="float" office:value="0">
                <text:p>0</text:p>
              </table:table-cell>
              <table:table-cell office:value-type="float" office:value="115197.070450627">
                <text:p>115197.070450627</text:p>
              </table:table-cell>
              <table:table-cell office:value-type="float" office:value="143459">
                <text:p>14345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58.418946645001">
                <text:p>258.418946645001</text:p>
              </table:table-cell>
              <table:table-cell office:value-type="float" office:value="0.117743873001018">
                <text:p>0.117743873001018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33681.907356469">
                <text:p>133681.907356469</text:p>
              </table:table-cell>
              <table:table-cell office:value-type="float" office:value="0">
                <text:p>0</text:p>
              </table:table-cell>
              <table:table-cell office:value-type="float" office:value="125203.880249802">
                <text:p>125203.880249802</text:p>
              </table:table-cell>
              <table:table-cell office:value-type="float" office:value="134145">
                <text:p>13414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58.62174776">
                <text:p>258.62174776</text:p>
              </table:table-cell>
              <table:table-cell office:value-type="float" office:value="0.109957327000302">
                <text:p>0.109957327000302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18650.495036009">
                <text:p>118650.495036009</text:p>
              </table:table-cell>
              <table:table-cell office:value-type="float" office:value="0">
                <text:p>0</text:p>
              </table:table-cell>
              <table:table-cell office:value-type="float" office:value="123407.956445305">
                <text:p>123407.956445305</text:p>
              </table:table-cell>
              <table:table-cell office:value-type="float" office:value="112015">
                <text:p>11201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58.834890505001">
                <text:p>258.834890505001</text:p>
              </table:table-cell>
              <table:table-cell office:value-type="float" office:value="0.104438030000892">
                <text:p>0.104438030000892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06995.889391183">
                <text:p>106995.889391183</text:p>
              </table:table-cell>
              <table:table-cell office:value-type="float" office:value="0">
                <text:p>0</text:p>
              </table:table-cell>
              <table:table-cell office:value-type="float" office:value="118299.585009362">
                <text:p>118299.585009362</text:p>
              </table:table-cell>
              <table:table-cell office:value-type="float" office:value="108965">
                <text:p>10896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59.054249546">
                <text:p>259.054249546</text:p>
              </table:table-cell>
              <table:table-cell office:value-type="float" office:value="0.122272895001515">
                <text:p>0.122272895001515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87154.4046967331">
                <text:p>87154.4046967331</text:p>
              </table:table-cell>
              <table:table-cell office:value-type="float" office:value="0">
                <text:p>0</text:p>
              </table:table-cell>
              <table:table-cell office:value-type="float" office:value="88712.3021949458">
                <text:p>88712.3021949458</text:p>
              </table:table-cell>
              <table:table-cell office:value-type="float" office:value="131424">
                <text:p>13142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59.255902787001">
                <text:p>259.255902787001</text:p>
              </table:table-cell>
              <table:table-cell office:value-type="float" office:value="0.112543136001477">
                <text:p>0.112543136001477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20015.315401656">
                <text:p>120015.315401656</text:p>
              </table:table-cell>
              <table:table-cell office:value-type="float" office:value="0">
                <text:p>0</text:p>
              </table:table-cell>
              <table:table-cell office:value-type="float" office:value="108543.571168096">
                <text:p>108543.571168096</text:p>
              </table:table-cell>
              <table:table-cell office:value-type="float" office:value="143823">
                <text:p>14382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59.456910973">
                <text:p>259.456910973</text:p>
              </table:table-cell>
              <table:table-cell office:value-type="float" office:value="0.117977615998825">
                <text:p>0.117977615998825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29672.74753238">
                <text:p>129672.74753238</text:p>
              </table:table-cell>
              <table:table-cell office:value-type="float" office:value="0">
                <text:p>0</text:p>
              </table:table-cell>
              <table:table-cell office:value-type="float" office:value="123339.511112597">
                <text:p>123339.511112597</text:p>
              </table:table-cell>
              <table:table-cell office:value-type="float" office:value="130000">
                <text:p>13000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59.658621973002">
                <text:p>259.658621973002</text:p>
              </table:table-cell>
              <table:table-cell office:value-type="float" office:value="0.107406369999808">
                <text:p>0.107406369999808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16611.437064578">
                <text:p>116611.437064578</text:p>
              </table:table-cell>
              <table:table-cell office:value-type="float" office:value="0">
                <text:p>0</text:p>
              </table:table-cell>
              <table:table-cell office:value-type="float" office:value="123672.032840904">
                <text:p>123672.032840904</text:p>
              </table:table-cell>
              <table:table-cell office:value-type="float" office:value="109271">
                <text:p>10927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59.860978897999">
                <text:p>259.860978897999</text:p>
              </table:table-cell>
              <table:table-cell office:value-type="float" office:value="0.103454436997708">
                <text:p>0.103454436997708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06285.89676085">
                <text:p>106285.89676085</text:p>
              </table:table-cell>
              <table:table-cell office:value-type="float" office:value="0">
                <text:p>0</text:p>
              </table:table-cell>
              <table:table-cell office:value-type="float" office:value="116873.981101981">
                <text:p>116873.981101981</text:p>
              </table:table-cell>
              <table:table-cell office:value-type="float" office:value="110754">
                <text:p>11075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60.063854238">
                <text:p>260.063854238</text:p>
              </table:table-cell>
              <table:table-cell office:value-type="float" office:value="0.105009277998761">
                <text:p>0.105009277998761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98899.4194750619">
                <text:p>98899.4194750619</text:p>
              </table:table-cell>
              <table:table-cell office:value-type="float" office:value="0">
                <text:p>0</text:p>
              </table:table-cell>
              <table:table-cell office:value-type="float" office:value="95077.2073507584">
                <text:p>95077.2073507584</text:p>
              </table:table-cell>
              <table:table-cell office:value-type="float" office:value="132377">
                <text:p>13237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60.265624977001">
                <text:p>260.265624977001</text:p>
              </table:table-cell>
              <table:table-cell office:value-type="float" office:value="0.111658071997226">
                <text:p>0.111658071997226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28899.417429989">
                <text:p>128899.417429989</text:p>
              </table:table-cell>
              <table:table-cell office:value-type="float" office:value="0">
                <text:p>0</text:p>
              </table:table-cell>
              <table:table-cell office:value-type="float" office:value="116628.803790787">
                <text:p>116628.803790787</text:p>
              </table:table-cell>
              <table:table-cell office:value-type="float" office:value="143752">
                <text:p>14375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60.467010102999">
                <text:p>260.467010102999</text:p>
              </table:table-cell>
              <table:table-cell office:value-type="float" office:value="0.109248214997933">
                <text:p>0.109248214997933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11471.396892606">
                <text:p>111471.396892606</text:p>
              </table:table-cell>
              <table:table-cell office:value-type="float" office:value="0">
                <text:p>0</text:p>
              </table:table-cell>
              <table:table-cell office:value-type="float" office:value="111177.694905238">
                <text:p>111177.694905238</text:p>
              </table:table-cell>
              <table:table-cell office:value-type="float" office:value="128891">
                <text:p>12889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60.671293206">
                <text:p>260.671293206</text:p>
              </table:table-cell>
              <table:table-cell office:value-type="float" office:value="0.122647059997689">
                <text:p>0.122647059997689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00368.950984032">
                <text:p>100368.950984032</text:p>
              </table:table-cell>
              <table:table-cell office:value-type="float" office:value="0">
                <text:p>0</text:p>
              </table:table-cell>
              <table:table-cell office:value-type="float" office:value="106733.856139844">
                <text:p>106733.856139844</text:p>
              </table:table-cell>
              <table:table-cell office:value-type="float" office:value="108517">
                <text:p>10851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60.873287289">
                <text:p>260.873287289</text:p>
              </table:table-cell>
              <table:table-cell office:value-type="float" office:value="0.111486825997417">
                <text:p>0.111486825997417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99824.9638248197">
                <text:p>99824.9638248197</text:p>
              </table:table-cell>
              <table:table-cell office:value-type="float" office:value="0">
                <text:p>0</text:p>
              </table:table-cell>
              <table:table-cell office:value-type="float" office:value="110231.719112881">
                <text:p>110231.719112881</text:p>
              </table:table-cell>
              <table:table-cell office:value-type="float" office:value="111736">
                <text:p>11173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61.077379604001">
                <text:p>261.077379604001</text:p>
              </table:table-cell>
              <table:table-cell office:value-type="float" office:value="0.119509076001123">
                <text:p>0.119509076001123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07037.773848512">
                <text:p>107037.773848512</text:p>
              </table:table-cell>
              <table:table-cell office:value-type="float" office:value="0">
                <text:p>0</text:p>
              </table:table-cell>
              <table:table-cell office:value-type="float" office:value="100471.108197029">
                <text:p>100471.108197029</text:p>
              </table:table-cell>
              <table:table-cell office:value-type="float" office:value="133793">
                <text:p>13379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61.279099173">
                <text:p>261.279099173</text:p>
              </table:table-cell>
              <table:table-cell office:value-type="float" office:value="0.111051471998508">
                <text:p>0.111051471998508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25033.277704096">
                <text:p>125033.277704096</text:p>
              </table:table-cell>
              <table:table-cell office:value-type="float" office:value="0">
                <text:p>0</text:p>
              </table:table-cell>
              <table:table-cell office:value-type="float" office:value="114398.711831051">
                <text:p>114398.711831051</text:p>
              </table:table-cell>
              <table:table-cell office:value-type="float" office:value="143533">
                <text:p>14353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61.481746230998">
                <text:p>261.481746230998</text:p>
              </table:table-cell>
              <table:table-cell office:value-type="float" office:value="0.119429508002213">
                <text:p>0.119429508002213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24052.56845932">
                <text:p>124052.56845932</text:p>
              </table:table-cell>
              <table:table-cell office:value-type="float" office:value="0">
                <text:p>0</text:p>
              </table:table-cell>
              <table:table-cell office:value-type="float" office:value="124594.001688207">
                <text:p>124594.001688207</text:p>
              </table:table-cell>
              <table:table-cell office:value-type="float" office:value="127201">
                <text:p>12720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61.683713814">
                <text:p>261.683713814</text:p>
              </table:table-cell>
              <table:table-cell office:value-type="float" office:value="0.104948604999663">
                <text:p>0.104948604999663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16564.444746599">
                <text:p>116564.444746599</text:p>
              </table:table-cell>
              <table:table-cell office:value-type="float" office:value="0">
                <text:p>0</text:p>
              </table:table-cell>
              <table:table-cell office:value-type="float" office:value="124997.011893482">
                <text:p>124997.011893482</text:p>
              </table:table-cell>
              <table:table-cell office:value-type="float" office:value="107899">
                <text:p>10789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61.889837826999">
                <text:p>261.889837826999</text:p>
              </table:table-cell>
              <table:table-cell office:value-type="float" office:value="0.134609777000151">
                <text:p>0.134609777000151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87038.4562599809">
                <text:p>87038.4562599809</text:p>
              </table:table-cell>
              <table:table-cell office:value-type="float" office:value="0">
                <text:p>0</text:p>
              </table:table-cell>
              <table:table-cell office:value-type="float" office:value="95581.3531969013">
                <text:p>95581.3531969013</text:p>
              </table:table-cell>
              <table:table-cell office:value-type="float" office:value="113178">
                <text:p>11317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62.091953166">
                <text:p>262.091953166</text:p>
              </table:table-cell>
              <table:table-cell office:value-type="float" office:value="0.102796867002326">
                <text:p>0.102796867002326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14393.603970401">
                <text:p>114393.603970401</text:p>
              </table:table-cell>
              <table:table-cell office:value-type="float" office:value="0">
                <text:p>0</text:p>
              </table:table-cell>
              <table:table-cell office:value-type="float" office:value="111697.16433333">
                <text:p>111697.16433333</text:p>
              </table:table-cell>
              <table:table-cell office:value-type="float" office:value="135407">
                <text:p>13540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62.330604401999">
                <text:p>262.330604401999</text:p>
              </table:table-cell>
              <table:table-cell office:value-type="float" office:value="0.182010915999854">
                <text:p>0.182010915999854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00990.066839057">
                <text:p>100990.066839057</text:p>
              </table:table-cell>
              <table:table-cell office:value-type="float" office:value="0">
                <text:p>0</text:p>
              </table:table-cell>
              <table:table-cell office:value-type="float" office:value="89635.8034004437">
                <text:p>89635.8034004437</text:p>
              </table:table-cell>
              <table:table-cell office:value-type="float" office:value="141437">
                <text:p>141437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62.532887417001">
                <text:p>262.532887417001</text:p>
              </table:table-cell>
              <table:table-cell office:value-type="float" office:value="0.10572020300242">
                <text:p>0.10572020300242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30437.394271667">
                <text:p>130437.394271667</text:p>
              </table:table-cell>
              <table:table-cell office:value-type="float" office:value="0">
                <text:p>0</text:p>
              </table:table-cell>
              <table:table-cell office:value-type="float" office:value="128583.240855761">
                <text:p>128583.240855761</text:p>
              </table:table-cell>
              <table:table-cell office:value-type="float" office:value="121170">
                <text:p>12117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62.746955457002">
                <text:p>262.746955457002</text:p>
              </table:table-cell>
              <table:table-cell office:value-type="float" office:value="0.130246569999144">
                <text:p>0.130246569999144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01104.993703679">
                <text:p>101104.993703679</text:p>
              </table:table-cell>
              <table:table-cell office:value-type="float" office:value="0">
                <text:p>0</text:p>
              </table:table-cell>
              <table:table-cell office:value-type="float" office:value="111457.094882786">
                <text:p>111457.094882786</text:p>
              </table:table-cell>
              <table:table-cell office:value-type="float" office:value="106327">
                <text:p>10632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62.948154115999">
                <text:p>262.948154115999</text:p>
              </table:table-cell>
              <table:table-cell office:value-type="float" office:value="0.10804206299872">
                <text:p>0.10804206299872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03052.110183412">
                <text:p>103052.110183412</text:p>
              </table:table-cell>
              <table:table-cell office:value-type="float" office:value="0">
                <text:p>0</text:p>
              </table:table-cell>
              <table:table-cell office:value-type="float" office:value="108181.934634085">
                <text:p>108181.934634085</text:p>
              </table:table-cell>
              <table:table-cell office:value-type="float" office:value="118977">
                <text:p>11897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63.150541928">
                <text:p>263.150541928</text:p>
              </table:table-cell>
              <table:table-cell office:value-type="float" office:value="0.103397237999161">
                <text:p>0.103397237999161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21543.5873081">
                <text:p>121543.5873081</text:p>
              </table:table-cell>
              <table:table-cell office:value-type="float" office:value="0">
                <text:p>0</text:p>
              </table:table-cell>
              <table:table-cell office:value-type="float" office:value="111404.483918092">
                <text:p>111404.483918092</text:p>
              </table:table-cell>
              <table:table-cell office:value-type="float" office:value="140281">
                <text:p>14028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63.350989941999">
                <text:p>263.350989941999</text:p>
              </table:table-cell>
              <table:table-cell office:value-type="float" office:value="0.116822939002304">
                <text:p>0.116822939002304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26144.74818151">
                <text:p>126144.74818151</text:p>
              </table:table-cell>
              <table:table-cell office:value-type="float" office:value="0">
                <text:p>0</text:p>
              </table:table-cell>
              <table:table-cell office:value-type="float" office:value="120166.508076893">
                <text:p>120166.508076893</text:p>
              </table:table-cell>
              <table:table-cell office:value-type="float" office:value="140140">
                <text:p>14014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63.552539762">
                <text:p>263.552539762</text:p>
              </table:table-cell>
              <table:table-cell office:value-type="float" office:value="0.114952538999205">
                <text:p>0.114952538999205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23616.35715982">
                <text:p>123616.35715982</text:p>
              </table:table-cell>
              <table:table-cell office:value-type="float" office:value="0">
                <text:p>0</text:p>
              </table:table-cell>
              <table:table-cell office:value-type="float" office:value="123688.377994983">
                <text:p>123688.377994983</text:p>
              </table:table-cell>
              <table:table-cell office:value-type="float" office:value="118902">
                <text:p>11890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63.754053843">
                <text:p>263.754053843</text:p>
              </table:table-cell>
              <table:table-cell office:value-type="float" office:value="0.103601734001131">
                <text:p>0.103601734001131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10889.10077852">
                <text:p>110889.10077852</text:p>
              </table:table-cell>
              <table:table-cell office:value-type="float" office:value="0">
                <text:p>0</text:p>
              </table:table-cell>
              <table:table-cell office:value-type="float" office:value="121737.17522673">
                <text:p>121737.17522673</text:p>
              </table:table-cell>
              <table:table-cell office:value-type="float" office:value="106325">
                <text:p>10632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63.967808461999">
                <text:p>263.967808461999</text:p>
              </table:table-cell>
              <table:table-cell office:value-type="float" office:value="0.165899001000071">
                <text:p>0.165899001000071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70154.4228818102">
                <text:p>70154.4228818102</text:p>
              </table:table-cell>
              <table:table-cell office:value-type="float" office:value="0">
                <text:p>0</text:p>
              </table:table-cell>
              <table:table-cell office:value-type="float" office:value="76578.5792211613">
                <text:p>76578.5792211613</text:p>
              </table:table-cell>
              <table:table-cell office:value-type="float" office:value="121404">
                <text:p>12140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64.170242992001">
                <text:p>264.170242992001</text:p>
              </table:table-cell>
              <table:table-cell office:value-type="float" office:value="0.102368575000583">
                <text:p>0.102368575000583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21731.556580015">
                <text:p>121731.556580015</text:p>
              </table:table-cell>
              <table:table-cell office:value-type="float" office:value="0">
                <text:p>0</text:p>
              </table:table-cell>
              <table:table-cell office:value-type="float" office:value="114029.413506065">
                <text:p>114029.413506065</text:p>
              </table:table-cell>
              <table:table-cell office:value-type="float" office:value="141579">
                <text:p>14157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64.373143702">
                <text:p>264.373143702</text:p>
              </table:table-cell>
              <table:table-cell office:value-type="float" office:value="0.117357663999428">
                <text:p>0.117357663999428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33069.474864549">
                <text:p>133069.474864549</text:p>
              </table:table-cell>
              <table:table-cell office:value-type="float" office:value="0">
                <text:p>0</text:p>
              </table:table-cell>
              <table:table-cell office:value-type="float" office:value="122764.36600342">
                <text:p>122764.36600342</text:p>
              </table:table-cell>
              <table:table-cell office:value-type="float" office:value="138431">
                <text:p>13843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64.575405336">
                <text:p>264.575405336</text:p>
              </table:table-cell>
              <table:table-cell office:value-type="float" office:value="0.114058635001129">
                <text:p>0.114058635001129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23641.896463069">
                <text:p>123641.896463069</text:p>
              </table:table-cell>
              <table:table-cell office:value-type="float" office:value="0">
                <text:p>0</text:p>
              </table:table-cell>
              <table:table-cell office:value-type="float" office:value="125249.850995651">
                <text:p>125249.850995651</text:p>
              </table:table-cell>
              <table:table-cell office:value-type="float" office:value="116433">
                <text:p>11643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65.114480831002">
                <text:p>265.114480831002</text:p>
              </table:table-cell>
              <table:table-cell office:value-type="float" office:value="0.638662830999238">
                <text:p>0.638662830999238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94.14916977985">
                <text:p>9194.14916977985</text:p>
              </table:table-cell>
              <table:table-cell office:value-type="float" office:value="137514">
                <text:p>137514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65.315730675">
                <text:p>265.315730675</text:p>
              </table:table-cell>
              <table:table-cell office:value-type="float" office:value="0.102735422002297">
                <text:p>0.102735422002297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26266.315264977">
                <text:p>126266.315264977</text:p>
              </table:table-cell>
              <table:table-cell office:value-type="float" office:value="0">
                <text:p>0</text:p>
              </table:table-cell>
              <table:table-cell office:value-type="float" office:value="119744.088001148">
                <text:p>119744.088001148</text:p>
              </table:table-cell>
              <table:table-cell office:value-type="float" office:value="142222">
                <text:p>14222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65.517582336001">
                <text:p>265.517582336001</text:p>
              </table:table-cell>
              <table:table-cell office:value-type="float" office:value="0.117755502000364">
                <text:p>0.117755502000364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22611.130183924">
                <text:p>122611.130183924</text:p>
              </table:table-cell>
              <table:table-cell office:value-type="float" office:value="0">
                <text:p>0</text:p>
              </table:table-cell>
              <table:table-cell office:value-type="float" office:value="118002.818305604">
                <text:p>118002.818305604</text:p>
              </table:table-cell>
              <table:table-cell office:value-type="float" office:value="122912">
                <text:p>12291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65.721419134999">
                <text:p>265.721419134999</text:p>
              </table:table-cell>
              <table:table-cell office:value-type="float" office:value="0.103885018001165">
                <text:p>0.103885018001165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14530.494635818">
                <text:p>114530.494635818</text:p>
              </table:table-cell>
              <table:table-cell office:value-type="float" office:value="0">
                <text:p>0</text:p>
              </table:table-cell>
              <table:table-cell office:value-type="float" office:value="124393.773550731">
                <text:p>124393.773550731</text:p>
              </table:table-cell>
              <table:table-cell office:value-type="float" office:value="106600">
                <text:p>10660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65.924737174999">
                <text:p>265.924737174999</text:p>
              </table:table-cell>
              <table:table-cell office:value-type="float" office:value="0.152870854002686">
                <text:p>0.152870854002686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79308.730738521">
                <text:p>79308.730738521</text:p>
              </table:table-cell>
              <table:table-cell office:value-type="float" office:value="0">
                <text:p>0</text:p>
              </table:table-cell>
              <table:table-cell office:value-type="float" office:value="82588.9988478724">
                <text:p>82588.9988478724</text:p>
              </table:table-cell>
              <table:table-cell office:value-type="float" office:value="116490">
                <text:p>11649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66.127619088002">
                <text:p>266.127619088002</text:p>
              </table:table-cell>
              <table:table-cell office:value-type="float" office:value="0.104895120999572">
                <text:p>0.104895120999572</text:p>
              </table:table-cell>
              <table:table-cell office:value-type="float" office:value="125078.23771109">
                <text:p>125078.23771109</text:p>
              </table:table-cell>
              <table:table-cell office:value-type="float" office:value="115790.093072077">
                <text:p>115790.093072077</text:p>
              </table:table-cell>
              <table:table-cell office:value-type="float" office:value="0">
                <text:p>0</text:p>
              </table:table-cell>
              <table:table-cell office:value-type="float" office:value="111499.49012618">
                <text:p>111499.49012618</text:p>
              </table:table-cell>
              <table:table-cell office:value-type="float" office:value="138533">
                <text:p>13853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66.328501148">
                <text:p>266.328501148</text:p>
              </table:table-cell>
              <table:table-cell office:value-type="float" office:value="0.120018369998434">
                <text:p>0.120018369998434</text:p>
              </table:table-cell>
              <table:table-cell office:value-type="float" office:value="130424.121061195">
                <text:p>130424.121061195</text:p>
              </table:table-cell>
              <table:table-cell office:value-type="float" office:value="126197.869932268">
                <text:p>126197.869932268</text:p>
              </table:table-cell>
              <table:table-cell office:value-type="float" office:value="0">
                <text:p>0</text:p>
              </table:table-cell>
              <table:table-cell office:value-type="float" office:value="119229.21564764">
                <text:p>119229.21564764</text:p>
              </table:table-cell>
              <table:table-cell office:value-type="float" office:value="147609">
                <text:p>14760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66.529616332999">
                <text:p>266.529616332999</text:p>
              </table:table-cell>
              <table:table-cell office:value-type="float" office:value="0.120857163001347">
                <text:p>0.120857163001347</text:p>
              </table:table-cell>
              <table:table-cell office:value-type="float" office:value="130424.121061195">
                <text:p>130424.121061195</text:p>
              </table:table-cell>
              <table:table-cell office:value-type="float" office:value="128829.439739085">
                <text:p>128829.439739085</text:p>
              </table:table-cell>
              <table:table-cell office:value-type="float" office:value="0">
                <text:p>0</text:p>
              </table:table-cell>
              <table:table-cell office:value-type="float" office:value="124193.545413256">
                <text:p>124193.545413256</text:p>
              </table:table-cell>
              <table:table-cell office:value-type="float" office:value="126706">
                <text:p>12670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66.731244987001">
                <text:p>266.731244987001</text:p>
              </table:table-cell>
              <table:table-cell office:value-type="float" office:value="0.103511690002051">
                <text:p>0.103511690002051</text:p>
              </table:table-cell>
              <table:table-cell office:value-type="float" office:value="130424.121061195">
                <text:p>130424.121061195</text:p>
              </table:table-cell>
              <table:table-cell office:value-type="float" office:value="113362.44811277">
                <text:p>113362.44811277</text:p>
              </table:table-cell>
              <table:table-cell office:value-type="float" office:value="0">
                <text:p>0</text:p>
              </table:table-cell>
              <table:table-cell office:value-type="float" office:value="124061.499728956">
                <text:p>124061.499728956</text:p>
              </table:table-cell>
              <table:table-cell office:value-type="float" office:value="110984">
                <text:p>11098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66.93340786">
                <text:p>266.93340786</text:p>
              </table:table-cell>
              <table:table-cell office:value-type="float" office:value="0.102555289999145">
                <text:p>0.102555289999145</text:p>
              </table:table-cell>
              <table:table-cell office:value-type="float" office:value="130424.121061195">
                <text:p>130424.121061195</text:p>
              </table:table-cell>
              <table:table-cell office:value-type="float" office:value="109927.470578625">
                <text:p>109927.470578625</text:p>
              </table:table-cell>
              <table:table-cell office:value-type="float" office:value="0">
                <text:p>0</text:p>
              </table:table-cell>
              <table:table-cell office:value-type="float" office:value="117974.664259421">
                <text:p>117974.664259421</text:p>
              </table:table-cell>
              <table:table-cell office:value-type="float" office:value="122569">
                <text:p>12256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67.136851210998">
                <text:p>267.136851210998</text:p>
              </table:table-cell>
              <table:table-cell office:value-type="float" office:value="0.106712616998266">
                <text:p>0.106712616998266</text:p>
              </table:table-cell>
              <table:table-cell office:value-type="float" office:value="130424.121061195">
                <text:p>130424.121061195</text:p>
              </table:table-cell>
              <table:table-cell office:value-type="float" office:value="120558.447092436">
                <text:p>120558.447092436</text:p>
              </table:table-cell>
              <table:table-cell office:value-type="float" office:value="0">
                <text:p>0</text:p>
              </table:table-cell>
              <table:table-cell office:value-type="float" office:value="114628.747385527">
                <text:p>114628.747385527</text:p>
              </table:table-cell>
              <table:table-cell office:value-type="float" office:value="145315">
                <text:p>14531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67.338936043001">
                <text:p>267.338936043001</text:p>
              </table:table-cell>
              <table:table-cell office:value-type="float" office:value="0.185447141997429">
                <text:p>0.185447141997429</text:p>
              </table:table-cell>
              <table:table-cell office:value-type="float" office:value="130424.121061195">
                <text:p>130424.121061195</text:p>
              </table:table-cell>
              <table:table-cell office:value-type="float" office:value="92804.7908811531">
                <text:p>92804.7908811531</text:p>
              </table:table-cell>
              <table:table-cell office:value-type="float" office:value="0">
                <text:p>0</text:p>
              </table:table-cell>
              <table:table-cell office:value-type="float" office:value="81162.4128463368">
                <text:p>81162.4128463368</text:p>
              </table:table-cell>
              <table:table-cell office:value-type="float" office:value="146957">
                <text:p>14695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67.540342640001">
                <text:p>267.540342640001</text:p>
              </table:table-cell>
              <table:table-cell office:value-type="float" office:value="0.138176856002247">
                <text:p>0.138176856002247</text:p>
              </table:table-cell>
              <table:table-cell office:value-type="float" office:value="130424.121061195">
                <text:p>130424.121061195</text:p>
              </table:table-cell>
              <table:table-cell office:value-type="float" office:value="128940.386013484">
                <text:p>128940.386013484</text:p>
              </table:table-cell>
              <table:table-cell office:value-type="float" office:value="0">
                <text:p>0</text:p>
              </table:table-cell>
              <table:table-cell office:value-type="float" office:value="128099.940012729">
                <text:p>128099.940012729</text:p>
              </table:table-cell>
              <table:table-cell office:value-type="float" office:value="125418">
                <text:p>12541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67.748345037999">
                <text:p>267.748345037999</text:p>
              </table:table-cell>
              <table:table-cell office:value-type="float" office:value="0.144011813001271">
                <text:p>0.144011813001271</text:p>
              </table:table-cell>
              <table:table-cell office:value-type="float" office:value="130424.121061195">
                <text:p>130424.121061195</text:p>
              </table:table-cell>
              <table:table-cell office:value-type="float" office:value="89408.2015626337">
                <text:p>89408.2015626337</text:p>
              </table:table-cell>
              <table:table-cell office:value-type="float" office:value="0">
                <text:p>0</text:p>
              </table:table-cell>
              <table:table-cell office:value-type="float" office:value="100432.785247321">
                <text:p>100432.785247321</text:p>
              </table:table-cell>
              <table:table-cell office:value-type="float" office:value="110860">
                <text:p>11086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67.950620856002">
                <text:p>267.950620856002</text:p>
              </table:table-cell>
              <table:table-cell office:value-type="float" office:value="0.194065020998096">
                <text:p>0.194065020998096</text:p>
              </table:table-cell>
              <table:table-cell office:value-type="float" office:value="130424.121061195">
                <text:p>130424.121061195</text:p>
              </table:table-cell>
              <table:table-cell office:value-type="float" office:value="59842.0372674013">
                <text:p>59842.0372674013</text:p>
              </table:table-cell>
              <table:table-cell office:value-type="float" office:value="0">
                <text:p>0</text:p>
              </table:table-cell>
              <table:table-cell office:value-type="float" office:value="67307.0368264391">
                <text:p>67307.0368264391</text:p>
              </table:table-cell>
              <table:table-cell office:value-type="float" office:value="124548">
                <text:p>12454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68.152997249999">
                <text:p>268.152997249999</text:p>
              </table:table-cell>
              <table:table-cell office:value-type="float" office:value="0.124909332000243">
                <text:p>0.124909332000243</text:p>
              </table:table-cell>
              <table:table-cell office:value-type="float" office:value="130424.121061195">
                <text:p>130424.121061195</text:p>
              </table:table-cell>
              <table:table-cell office:value-type="float" office:value="123552.46007357">
                <text:p>123552.46007357</text:p>
              </table:table-cell>
              <table:table-cell office:value-type="float" office:value="0">
                <text:p>0</text:p>
              </table:table-cell>
              <table:table-cell office:value-type="float" office:value="114024.04807975">
                <text:p>114024.04807975</text:p>
              </table:table-cell>
              <table:table-cell office:value-type="float" office:value="146470">
                <text:p>14647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68.354501612001">
                <text:p>268.354501612001</text:p>
              </table:table-cell>
              <table:table-cell office:value-type="float" office:value="0.120864516000438">
                <text:p>0.120864516000438</text:p>
              </table:table-cell>
              <table:table-cell office:value-type="float" office:value="130424.121061195">
                <text:p>130424.121061195</text:p>
              </table:table-cell>
              <table:table-cell office:value-type="float" office:value="132983.444541892">
                <text:p>132983.444541892</text:p>
              </table:table-cell>
              <table:table-cell office:value-type="float" office:value="0">
                <text:p>0</text:p>
              </table:table-cell>
              <table:table-cell office:value-type="float" office:value="124251.887151365">
                <text:p>124251.887151365</text:p>
              </table:table-cell>
              <table:table-cell office:value-type="float" office:value="145860">
                <text:p>14586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68.55577236">
                <text:p>268.55577236</text:p>
              </table:table-cell>
              <table:table-cell office:value-type="float" office:value="0.118981144998543">
                <text:p>0.118981144998543</text:p>
              </table:table-cell>
              <table:table-cell office:value-type="float" office:value="130424.121061195">
                <text:p>130424.121061195</text:p>
              </table:table-cell>
              <table:table-cell office:value-type="float" office:value="124358.544652964">
                <text:p>124358.544652964</text:p>
              </table:table-cell>
              <table:table-cell office:value-type="float" office:value="0">
                <text:p>0</text:p>
              </table:table-cell>
              <table:table-cell office:value-type="float" office:value="124671.338287461">
                <text:p>124671.338287461</text:p>
              </table:table-cell>
              <table:table-cell office:value-type="float" office:value="123610">
                <text:p>12361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68.758272530999">
                <text:p>268.758272530999</text:p>
              </table:table-cell>
              <table:table-cell office:value-type="float" office:value="0.102109147999727">
                <text:p>0.102109147999727</text:p>
              </table:table-cell>
              <table:table-cell office:value-type="float" office:value="130424.121061195">
                <text:p>130424.121061195</text:p>
              </table:table-cell>
              <table:table-cell office:value-type="float" office:value="113195.401336557">
                <text:p>113195.401336557</text:p>
              </table:table-cell>
              <table:table-cell office:value-type="float" office:value="0">
                <text:p>0</text:p>
              </table:table-cell>
              <table:table-cell office:value-type="float" office:value="124604.677348962">
                <text:p>124604.677348962</text:p>
              </table:table-cell>
              <table:table-cell office:value-type="float" office:value="110892">
                <text:p>11089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68.962940449001">
                <text:p>268.962940449001</text:p>
              </table:table-cell>
              <table:table-cell office:value-type="float" office:value="0.142248449999897">
                <text:p>0.142248449999897</text:p>
              </table:table-cell>
              <table:table-cell office:value-type="float" office:value="130424.121061195">
                <text:p>130424.121061195</text:p>
              </table:table-cell>
              <table:table-cell office:value-type="float" office:value="93387.5425420633">
                <text:p>93387.5425420633</text:p>
              </table:table-cell>
              <table:table-cell office:value-type="float" office:value="0">
                <text:p>0</text:p>
              </table:table-cell>
              <table:table-cell office:value-type="float" office:value="93169.829665127">
                <text:p>93169.829665127</text:p>
              </table:table-cell>
              <table:table-cell office:value-type="float" office:value="125817">
                <text:p>12581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69.163491367999">
                <text:p>269.163491367999</text:p>
              </table:table-cell>
              <table:table-cell office:value-type="float" office:value="0.113291060002666">
                <text:p>0.113291060002666</text:p>
              </table:table-cell>
              <table:table-cell office:value-type="float" office:value="130424.121061195">
                <text:p>130424.121061195</text:p>
              </table:table-cell>
              <table:table-cell office:value-type="float" office:value="112853.072552258">
                <text:p>112853.072552258</text:p>
              </table:table-cell>
              <table:table-cell office:value-type="float" office:value="0">
                <text:p>0</text:p>
              </table:table-cell>
              <table:table-cell office:value-type="float" office:value="111972.38115076">
                <text:p>111972.38115076</text:p>
              </table:table-cell>
              <table:table-cell office:value-type="float" office:value="147218">
                <text:p>14721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69.364697325">
                <text:p>269.364697325</text:p>
              </table:table-cell>
              <table:table-cell office:value-type="float" office:value="0.120848883001599">
                <text:p>0.120848883001599</text:p>
              </table:table-cell>
              <table:table-cell office:value-type="float" office:value="130424.121061195">
                <text:p>130424.121061195</text:p>
              </table:table-cell>
              <table:table-cell office:value-type="float" office:value="135056.706784799">
                <text:p>135056.706784799</text:p>
              </table:table-cell>
              <table:table-cell office:value-type="float" office:value="0">
                <text:p>0</text:p>
              </table:table-cell>
              <table:table-cell office:value-type="float" office:value="124130.517403088">
                <text:p>124130.517403088</text:p>
              </table:table-cell>
              <table:table-cell office:value-type="float" office:value="145055">
                <text:p>14505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69.566755083">
                <text:p>269.566755083</text:p>
              </table:table-cell>
              <table:table-cell office:value-type="float" office:value="0.119187416999921">
                <text:p>0.119187416999921</text:p>
              </table:table-cell>
              <table:table-cell office:value-type="float" office:value="130424.121061195">
                <text:p>130424.121061195</text:p>
              </table:table-cell>
              <table:table-cell office:value-type="float" office:value="122382.919335072">
                <text:p>122382.919335072</text:p>
              </table:table-cell>
              <table:table-cell office:value-type="float" office:value="0">
                <text:p>0</text:p>
              </table:table-cell>
              <table:table-cell office:value-type="float" office:value="123487.229770689">
                <text:p>123487.229770689</text:p>
              </table:table-cell>
              <table:table-cell office:value-type="float" office:value="122362">
                <text:p>12236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69.768628335001">
                <text:p>269.768628335001</text:p>
              </table:table-cell>
              <table:table-cell office:value-type="float" office:value="0.103445683998871">
                <text:p>0.103445683998871</text:p>
              </table:table-cell>
              <table:table-cell office:value-type="float" office:value="130424.121061195">
                <text:p>130424.121061195</text:p>
              </table:table-cell>
              <table:table-cell office:value-type="float" office:value="112222.03801762">
                <text:p>112222.03801762</text:p>
              </table:table-cell>
              <table:table-cell office:value-type="float" office:value="0">
                <text:p>0</text:p>
              </table:table-cell>
              <table:table-cell office:value-type="float" office:value="123807.852495409">
                <text:p>123807.852495409</text:p>
              </table:table-cell>
              <table:table-cell office:value-type="float" office:value="111006">
                <text:p>11100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69.971247774">
                <text:p>269.971247774</text:p>
              </table:table-cell>
              <table:table-cell office:value-type="float" office:value="0.1018866480008">
                <text:p>0.1018866480008</text:p>
              </table:table-cell>
              <table:table-cell office:value-type="float" office:value="122980.230240651">
                <text:p>122980.230240651</text:p>
              </table:table-cell>
              <table:table-cell office:value-type="float" office:value="109671.351500586">
                <text:p>109671.351500586</text:p>
              </table:table-cell>
              <table:table-cell office:value-type="float" office:value="0">
                <text:p>0</text:p>
              </table:table-cell>
              <table:table-cell office:value-type="float" office:value="115469.108924011">
                <text:p>115469.108924011</text:p>
              </table:table-cell>
              <table:table-cell office:value-type="float" office:value="119756">
                <text:p>11975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70.176131431999">
                <text:p>270.176131431999</text:p>
              </table:table-cell>
              <table:table-cell office:value-type="float" office:value="0.105954205999296">
                <text:p>0.105954205999296</text:p>
              </table:table-cell>
              <table:table-cell office:value-type="float" office:value="122980.230240651">
                <text:p>122980.230240651</text:p>
              </table:table-cell>
              <table:table-cell office:value-type="float" office:value="119831.211726559">
                <text:p>119831.211726559</text:p>
              </table:table-cell>
              <table:table-cell office:value-type="float" office:value="0">
                <text:p>0</text:p>
              </table:table-cell>
              <table:table-cell office:value-type="float" office:value="115363.936501571">
                <text:p>115363.936501571</text:p>
              </table:table-cell>
              <table:table-cell office:value-type="float" office:value="139518">
                <text:p>13951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70.377546781001">
                <text:p>270.377546781001</text:p>
              </table:table-cell>
              <table:table-cell office:value-type="float" office:value="0.181702644997131">
                <text:p>0.181702644997131</text:p>
              </table:table-cell>
              <table:table-cell office:value-type="float" office:value="122980.230240651">
                <text:p>122980.230240651</text:p>
              </table:table-cell>
              <table:table-cell office:value-type="float" office:value="91248.6630830365">
                <text:p>91248.6630830365</text:p>
              </table:table-cell>
              <table:table-cell office:value-type="float" office:value="0">
                <text:p>0</text:p>
              </table:table-cell>
              <table:table-cell office:value-type="float" office:value="81181.2433940775">
                <text:p>81181.2433940775</text:p>
              </table:table-cell>
              <table:table-cell office:value-type="float" office:value="135743">
                <text:p>13574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70.579612486999">
                <text:p>270.579612486999</text:p>
              </table:table-cell>
              <table:table-cell office:value-type="float" office:value="0.113301594999939">
                <text:p>0.113301594999939</text:p>
              </table:table-cell>
              <table:table-cell office:value-type="float" office:value="122980.230240651">
                <text:p>122980.230240651</text:p>
              </table:table-cell>
              <table:table-cell office:value-type="float" office:value="128522.874387649">
                <text:p>128522.874387649</text:p>
              </table:table-cell>
              <table:table-cell office:value-type="float" office:value="0">
                <text:p>0</text:p>
              </table:table-cell>
              <table:table-cell office:value-type="float" office:value="130445.984868664">
                <text:p>130445.984868664</text:p>
              </table:table-cell>
              <table:table-cell office:value-type="float" office:value="114051">
                <text:p>11405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70.782640992999">
                <text:p>270.782640992999</text:p>
              </table:table-cell>
              <table:table-cell office:value-type="float" office:value="0.125243339000008">
                <text:p>0.125243339000008</text:p>
              </table:table-cell>
              <table:table-cell office:value-type="float" office:value="122980.230240651">
                <text:p>122980.230240651</text:p>
              </table:table-cell>
              <table:table-cell office:value-type="float" office:value="94806.5448312245">
                <text:p>94806.5448312245</text:p>
              </table:table-cell>
              <table:table-cell office:value-type="float" office:value="0">
                <text:p>0</text:p>
              </table:table-cell>
              <table:table-cell office:value-type="float" office:value="105857.170673391">
                <text:p>105857.170673391</text:p>
              </table:table-cell>
              <table:table-cell office:value-type="float" office:value="104939">
                <text:p>10493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70.984445837999">
                <text:p>270.984445837999</text:p>
              </table:table-cell>
              <table:table-cell office:value-type="float" office:value="0.10303858000043">
                <text:p>0.10303858000043</text:p>
              </table:table-cell>
              <table:table-cell office:value-type="float" office:value="122980.230240651">
                <text:p>122980.230240651</text:p>
              </table:table-cell>
              <table:table-cell office:value-type="float" office:value="99190.2178614589">
                <text:p>99190.2178614589</text:p>
              </table:table-cell>
              <table:table-cell office:value-type="float" office:value="0">
                <text:p>0</text:p>
              </table:table-cell>
              <table:table-cell office:value-type="float" office:value="103832.173544375">
                <text:p>103832.173544375</text:p>
              </table:table-cell>
              <table:table-cell office:value-type="float" office:value="121273">
                <text:p>12127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71.185943893001">
                <text:p>271.185943893001</text:p>
              </table:table-cell>
              <table:table-cell office:value-type="float" office:value="0.102746866003145">
                <text:p>0.102746866003145</text:p>
              </table:table-cell>
              <table:table-cell office:value-type="float" office:value="122980.230240651">
                <text:p>122980.230240651</text:p>
              </table:table-cell>
              <table:table-cell office:value-type="float" office:value="121115.715077991">
                <text:p>121115.715077991</text:p>
              </table:table-cell>
              <table:table-cell office:value-type="float" office:value="0">
                <text:p>0</text:p>
              </table:table-cell>
              <table:table-cell office:value-type="float" office:value="112794.632535766">
                <text:p>112794.632535766</text:p>
              </table:table-cell>
              <table:table-cell office:value-type="float" office:value="139990">
                <text:p>13999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71.387471716">
                <text:p>271.387471716</text:p>
              </table:table-cell>
              <table:table-cell office:value-type="float" office:value="0.117332247999002">
                <text:p>0.117332247999002</text:p>
              </table:table-cell>
              <table:table-cell office:value-type="float" office:value="122980.230240651">
                <text:p>122980.230240651</text:p>
              </table:table-cell>
              <table:table-cell office:value-type="float" office:value="131016.040664229">
                <text:p>131016.040664229</text:p>
              </table:table-cell>
              <table:table-cell office:value-type="float" office:value="0">
                <text:p>0</text:p>
              </table:table-cell>
              <table:table-cell office:value-type="float" office:value="121480.978711074">
                <text:p>121480.978711074</text:p>
              </table:table-cell>
              <table:table-cell office:value-type="float" office:value="134888">
                <text:p>13488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71.588710616001">
                <text:p>271.588710616001</text:p>
              </table:table-cell>
              <table:table-cell office:value-type="float" office:value="0.110641904000659">
                <text:p>0.110641904000659</text:p>
              </table:table-cell>
              <table:table-cell office:value-type="float" office:value="122980.230240651">
                <text:p>122980.230240651</text:p>
              </table:table-cell>
              <table:table-cell office:value-type="float" office:value="120682.696823988">
                <text:p>120682.696823988</text:p>
              </table:table-cell>
              <table:table-cell office:value-type="float" office:value="0">
                <text:p>0</text:p>
              </table:table-cell>
              <table:table-cell office:value-type="float" office:value="123281.825214488">
                <text:p>123281.825214488</text:p>
              </table:table-cell>
              <table:table-cell office:value-type="float" office:value="113139">
                <text:p>11313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71.791413386">
                <text:p>271.791413386</text:p>
              </table:table-cell>
              <table:table-cell office:value-type="float" office:value="0.102606729000399">
                <text:p>0.102606729000399</text:p>
              </table:table-cell>
              <table:table-cell office:value-type="float" office:value="122980.230240651">
                <text:p>122980.230240651</text:p>
              </table:table-cell>
              <table:table-cell office:value-type="float" office:value="106715.056249558">
                <text:p>106715.056249558</text:p>
              </table:table-cell>
              <table:table-cell office:value-type="float" office:value="0">
                <text:p>0</text:p>
              </table:table-cell>
              <table:table-cell office:value-type="float" office:value="117794.719786405">
                <text:p>117794.719786405</text:p>
              </table:table-cell>
              <table:table-cell office:value-type="float" office:value="105179">
                <text:p>105179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72.044669563002">
                <text:p>272.044669563002</text:p>
              </table:table-cell>
              <table:table-cell office:value-type="float" office:value="0.172689985000034">
                <text:p>0.172689985000034</text:p>
              </table:table-cell>
              <table:table-cell office:value-type="float" office:value="122980.230240651">
                <text:p>122980.230240651</text:p>
              </table:table-cell>
              <table:table-cell office:value-type="float" office:value="95390.355324269">
                <text:p>95390.355324269</text:p>
              </table:table-cell>
              <table:table-cell office:value-type="float" office:value="0">
                <text:p>0</text:p>
              </table:table-cell>
              <table:table-cell office:value-type="float" office:value="91498.2853706385">
                <text:p>91498.2853706385</text:p>
              </table:table-cell>
              <table:table-cell office:value-type="float" office:value="126979">
                <text:p>12697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72.245476398999">
                <text:p>272.245476398999</text:p>
              </table:table-cell>
              <table:table-cell office:value-type="float" office:value="0.170207528000901">
                <text:p>0.170207528000901</text:p>
              </table:table-cell>
              <table:table-cell office:value-type="float" office:value="122980.230240651">
                <text:p>122980.230240651</text:p>
              </table:table-cell>
              <table:table-cell office:value-type="float" office:value="96567.6555419183">
                <text:p>96567.6555419183</text:p>
              </table:table-cell>
              <table:table-cell office:value-type="float" office:value="0">
                <text:p>0</text:p>
              </table:table-cell>
              <table:table-cell office:value-type="float" office:value="86083.519462636">
                <text:p>86083.519462636</text:p>
              </table:table-cell>
              <table:table-cell office:value-type="float" office:value="141359">
                <text:p>14135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72.445938131001">
                <text:p>272.445938131001</text:p>
              </table:table-cell>
              <table:table-cell office:value-type="float" office:value="0.136587992001296">
                <text:p>0.136587992001296</text:p>
              </table:table-cell>
              <table:table-cell office:value-type="float" office:value="122980.230240651">
                <text:p>122980.230240651</text:p>
              </table:table-cell>
              <table:table-cell office:value-type="float" office:value="118071.342035727">
                <text:p>118071.342035727</text:p>
              </table:table-cell>
              <table:table-cell office:value-type="float" office:value="0">
                <text:p>0</text:p>
              </table:table-cell>
              <table:table-cell office:value-type="float" office:value="123862.579108093">
                <text:p>123862.579108093</text:p>
              </table:table-cell>
              <table:table-cell office:value-type="float" office:value="129991">
                <text:p>12999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72.647000911999">
                <text:p>272.647000911999</text:p>
              </table:table-cell>
              <table:table-cell office:value-type="float" office:value="0.106745438999496">
                <text:p>0.106745438999496</text:p>
              </table:table-cell>
              <table:table-cell office:value-type="float" office:value="122980.230240651">
                <text:p>122980.230240651</text:p>
              </table:table-cell>
              <table:table-cell office:value-type="float" office:value="118173.738116968">
                <text:p>118173.738116968</text:p>
              </table:table-cell>
              <table:table-cell office:value-type="float" office:value="0">
                <text:p>0</text:p>
              </table:table-cell>
              <table:table-cell office:value-type="float" office:value="124286.936997016">
                <text:p>124286.936997016</text:p>
              </table:table-cell>
              <table:table-cell office:value-type="float" office:value="108824">
                <text:p>10882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72.847614801001">
                <text:p>272.847614801001</text:p>
              </table:table-cell>
              <table:table-cell office:value-type="float" office:value="0.1028585080021">
                <text:p>0.1028585080021</text:p>
              </table:table-cell>
              <table:table-cell office:value-type="float" office:value="122980.230240651">
                <text:p>122980.230240651</text:p>
              </table:table-cell>
              <table:table-cell office:value-type="float" office:value="109561.25976146">
                <text:p>109561.25976146</text:p>
              </table:table-cell>
              <table:table-cell office:value-type="float" office:value="0">
                <text:p>0</text:p>
              </table:table-cell>
              <table:table-cell office:value-type="float" office:value="114935.780443503">
                <text:p>114935.780443503</text:p>
              </table:table-cell>
              <table:table-cell office:value-type="float" office:value="107441">
                <text:p>10744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73.048723393">
                <text:p>273.048723393</text:p>
              </table:table-cell>
              <table:table-cell office:value-type="float" office:value="0.103018436999264">
                <text:p>0.103018436999264</text:p>
              </table:table-cell>
              <table:table-cell office:value-type="float" office:value="122980.230240651">
                <text:p>122980.230240651</text:p>
              </table:table-cell>
              <table:table-cell office:value-type="float" office:value="109561.25976146">
                <text:p>109561.25976146</text:p>
              </table:table-cell>
              <table:table-cell office:value-type="float" office:value="0">
                <text:p>0</text:p>
              </table:table-cell>
              <table:table-cell office:value-type="float" office:value="104577.474374501">
                <text:p>104577.474374501</text:p>
              </table:table-cell>
              <table:table-cell office:value-type="float" office:value="127927">
                <text:p>12792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73.249656422999">
                <text:p>273.249656422999</text:p>
              </table:table-cell>
              <table:table-cell office:value-type="float" office:value="0.10672420300034">
                <text:p>0.10672420300034</text:p>
              </table:table-cell>
              <table:table-cell office:value-type="float" office:value="122980.230240651">
                <text:p>122980.230240651</text:p>
              </table:table-cell>
              <table:table-cell office:value-type="float" office:value="127433.196687281">
                <text:p>127433.196687281</text:p>
              </table:table-cell>
              <table:table-cell office:value-type="float" office:value="0">
                <text:p>0</text:p>
              </table:table-cell>
              <table:table-cell office:value-type="float" office:value="115106.950012144">
                <text:p>115106.950012144</text:p>
              </table:table-cell>
              <table:table-cell office:value-type="float" office:value="141420">
                <text:p>14142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73.453004063002">
                <text:p>273.453004063002</text:p>
              </table:table-cell>
              <table:table-cell office:value-type="float" office:value="0.118266800000129">
                <text:p>0.118266800000129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20097.358031223">
                <text:p>120097.358031223</text:p>
              </table:table-cell>
              <table:table-cell office:value-type="float" office:value="0">
                <text:p>0</text:p>
              </table:table-cell>
              <table:table-cell office:value-type="float" office:value="123765.277359252">
                <text:p>123765.277359252</text:p>
              </table:table-cell>
              <table:table-cell office:value-type="float" office:value="131172">
                <text:p>13117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73.654088650001">
                <text:p>273.654088650001</text:p>
              </table:table-cell>
              <table:table-cell office:value-type="float" office:value="0.164690141999017">
                <text:p>0.164690141999017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79330.9818663829">
                <text:p>79330.9818663829</text:p>
              </table:table-cell>
              <table:table-cell office:value-type="float" office:value="0">
                <text:p>0</text:p>
              </table:table-cell>
              <table:table-cell office:value-type="float" office:value="80883.7343819151">
                <text:p>80883.7343819151</text:p>
              </table:table-cell>
              <table:table-cell office:value-type="float" office:value="109816">
                <text:p>10981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73.855127978">
                <text:p>273.855127978</text:p>
              </table:table-cell>
              <table:table-cell office:value-type="float" office:value="0.1056916239977">
                <text:p>0.1056916239977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08322.949873012">
                <text:p>108322.949873012</text:p>
              </table:table-cell>
              <table:table-cell office:value-type="float" office:value="0">
                <text:p>0</text:p>
              </table:table-cell>
              <table:table-cell office:value-type="float" office:value="119052.535524583">
                <text:p>119052.535524583</text:p>
              </table:table-cell>
              <table:table-cell office:value-type="float" office:value="110258">
                <text:p>11025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74.057111839">
                <text:p>274.057111839</text:p>
              </table:table-cell>
              <table:table-cell office:value-type="float" office:value="0.10409049000009">
                <text:p>0.10409049000009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0442.80489416">
                <text:p>110442.80489416</text:p>
              </table:table-cell>
              <table:table-cell office:value-type="float" office:value="0">
                <text:p>0</text:p>
              </table:table-cell>
              <table:table-cell office:value-type="float" office:value="108595.883772153">
                <text:p>108595.883772153</text:p>
              </table:table-cell>
              <table:table-cell office:value-type="float" office:value="131720">
                <text:p>13172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74.257690171999">
                <text:p>274.257690171999</text:p>
              </table:table-cell>
              <table:table-cell office:value-type="float" office:value="0.10917161800171">
                <text:p>0.10917161800171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25303.337455288">
                <text:p>125303.337455288</text:p>
              </table:table-cell>
              <table:table-cell office:value-type="float" office:value="0">
                <text:p>0</text:p>
              </table:table-cell>
              <table:table-cell office:value-type="float" office:value="116139.530488262">
                <text:p>116139.530488262</text:p>
              </table:table-cell>
              <table:table-cell office:value-type="float" office:value="143930">
                <text:p>14393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74.459576329002">
                <text:p>274.459576329002</text:p>
              </table:table-cell>
              <table:table-cell office:value-type="float" office:value="0.117675086999952">
                <text:p>0.117675086999952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31291.979193396">
                <text:p>131291.979193396</text:p>
              </table:table-cell>
              <table:table-cell office:value-type="float" office:value="0">
                <text:p>0</text:p>
              </table:table-cell>
              <table:table-cell office:value-type="float" office:value="125027.838387922">
                <text:p>125027.838387922</text:p>
              </table:table-cell>
              <table:table-cell office:value-type="float" office:value="129807">
                <text:p>12980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74.661031185002">
                <text:p>274.661031185002</text:p>
              </table:table-cell>
              <table:table-cell office:value-type="float" office:value="0.106190357997548">
                <text:p>0.106190357997548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6908.56792212">
                <text:p>116908.56792212</text:p>
              </table:table-cell>
              <table:table-cell office:value-type="float" office:value="0">
                <text:p>0</text:p>
              </table:table-cell>
              <table:table-cell office:value-type="float" office:value="124154.142090483">
                <text:p>124154.142090483</text:p>
              </table:table-cell>
              <table:table-cell office:value-type="float" office:value="109209">
                <text:p>10920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74.863746194998">
                <text:p>274.863746194998</text:p>
              </table:table-cell>
              <table:table-cell office:value-type="float" office:value="0.102276887002517">
                <text:p>0.102276887002517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06086.123180803">
                <text:p>106086.123180803</text:p>
              </table:table-cell>
              <table:table-cell office:value-type="float" office:value="0">
                <text:p>0</text:p>
              </table:table-cell>
              <table:table-cell office:value-type="float" office:value="116653.590200554">
                <text:p>116653.590200554</text:p>
              </table:table-cell>
              <table:table-cell office:value-type="float" office:value="111062">
                <text:p>11106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75.076055698999">
                <text:p>275.076055698999</text:p>
              </table:table-cell>
              <table:table-cell office:value-type="float" office:value="0.103040865000366">
                <text:p>0.103040865000366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1494.523866414">
                <text:p>111494.523866414</text:p>
              </table:table-cell>
              <table:table-cell office:value-type="float" office:value="0">
                <text:p>0</text:p>
              </table:table-cell>
              <table:table-cell office:value-type="float" office:value="110543.872522225">
                <text:p>110543.872522225</text:p>
              </table:table-cell>
              <table:table-cell office:value-type="float" office:value="133889">
                <text:p>13388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75.278100898999">
                <text:p>275.278100898999</text:p>
              </table:table-cell>
              <table:table-cell office:value-type="float" office:value="0.111756891001278">
                <text:p>0.111756891001278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5965.625558934">
                <text:p>115965.625558934</text:p>
              </table:table-cell>
              <table:table-cell office:value-type="float" office:value="0">
                <text:p>0</text:p>
              </table:table-cell>
              <table:table-cell office:value-type="float" office:value="99996.6238067963">
                <text:p>99996.6238067963</text:p>
              </table:table-cell>
              <table:table-cell office:value-type="float" office:value="143665">
                <text:p>14366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75.478500521">
                <text:p>275.478500521</text:p>
              </table:table-cell>
              <table:table-cell office:value-type="float" office:value="0.117715002001205">
                <text:p>0.117715002001205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20917.361043161">
                <text:p>120917.361043161</text:p>
              </table:table-cell>
              <table:table-cell office:value-type="float" office:value="0">
                <text:p>0</text:p>
              </table:table-cell>
              <table:table-cell office:value-type="float" office:value="120213.696060584">
                <text:p>120213.696060584</text:p>
              </table:table-cell>
              <table:table-cell office:value-type="float" office:value="127611">
                <text:p>12761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75.684529022001">
                <text:p>275.684529022001</text:p>
              </table:table-cell>
              <table:table-cell office:value-type="float" office:value="0.141201843998715">
                <text:p>0.141201843998715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94310.5402738914">
                <text:p>94310.5402738914</text:p>
              </table:table-cell>
              <table:table-cell office:value-type="float" office:value="0">
                <text:p>0</text:p>
              </table:table-cell>
              <table:table-cell office:value-type="float" office:value="102520.305993583">
                <text:p>102520.305993583</text:p>
              </table:table-cell>
              <table:table-cell office:value-type="float" office:value="107931">
                <text:p>10793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75.886141391002">
                <text:p>275.886141391002</text:p>
              </table:table-cell>
              <table:table-cell office:value-type="float" office:value="0.106239920998632">
                <text:p>0.106239920998632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09053.753535304">
                <text:p>109053.753535304</text:p>
              </table:table-cell>
              <table:table-cell office:value-type="float" office:value="0">
                <text:p>0</text:p>
              </table:table-cell>
              <table:table-cell office:value-type="float" office:value="117276.815250307">
                <text:p>117276.815250307</text:p>
              </table:table-cell>
              <table:table-cell office:value-type="float" office:value="112904">
                <text:p>11290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76.086983222001">
                <text:p>276.086983222001</text:p>
              </table:table-cell>
              <table:table-cell office:value-type="float" office:value="0.103718703998311">
                <text:p>0.103718703998311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09037.900617819">
                <text:p>109037.900617819</text:p>
              </table:table-cell>
              <table:table-cell office:value-type="float" office:value="0">
                <text:p>0</text:p>
              </table:table-cell>
              <table:table-cell office:value-type="float" office:value="108335.769788547">
                <text:p>108335.769788547</text:p>
              </table:table-cell>
              <table:table-cell office:value-type="float" office:value="135020">
                <text:p>13502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76.289325622001">
                <text:p>276.289325622001</text:p>
              </table:table-cell>
              <table:table-cell office:value-type="float" office:value="0.111247976001323">
                <text:p>0.111247976001323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28889.333000573">
                <text:p>128889.333000573</text:p>
              </table:table-cell>
              <table:table-cell office:value-type="float" office:value="0">
                <text:p>0</text:p>
              </table:table-cell>
              <table:table-cell office:value-type="float" office:value="117579.554835834">
                <text:p>117579.554835834</text:p>
              </table:table-cell>
              <table:table-cell office:value-type="float" office:value="143362">
                <text:p>14336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76.490695061999">
                <text:p>276.490695061999</text:p>
              </table:table-cell>
              <table:table-cell office:value-type="float" office:value="0.117406164001295">
                <text:p>0.117406164001295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29641.068120041">
                <text:p>129641.068120041</text:p>
              </table:table-cell>
              <table:table-cell office:value-type="float" office:value="0">
                <text:p>0</text:p>
              </table:table-cell>
              <table:table-cell office:value-type="float" office:value="125375.099163166">
                <text:p>125375.099163166</text:p>
              </table:table-cell>
              <table:table-cell office:value-type="float" office:value="126178">
                <text:p>12617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76.693320106999">
                <text:p>276.693320106999</text:p>
              </table:table-cell>
              <table:table-cell office:value-type="float" office:value="0.104005679000693">
                <text:p>0.104005679000693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6164.042719719">
                <text:p>116164.042719719</text:p>
              </table:table-cell>
              <table:table-cell office:value-type="float" office:value="0">
                <text:p>0</text:p>
              </table:table-cell>
              <table:table-cell office:value-type="float" office:value="124951.672850976">
                <text:p>124951.672850976</text:p>
              </table:table-cell>
              <table:table-cell office:value-type="float" office:value="107547">
                <text:p>10754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76.896021159999">
                <text:p>276.896021159999</text:p>
              </table:table-cell>
              <table:table-cell office:value-type="float" office:value="0.107735915000376">
                <text:p>0.107735915000376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73502.3076132292">
                <text:p>73502.3076132292</text:p>
              </table:table-cell>
              <table:table-cell office:value-type="float" office:value="0">
                <text:p>0</text:p>
              </table:table-cell>
              <table:table-cell office:value-type="float" office:value="87098.4855869089">
                <text:p>87098.4855869089</text:p>
              </table:table-cell>
              <table:table-cell office:value-type="float" office:value="113845">
                <text:p>11384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77.097626003">
                <text:p>277.097626003</text:p>
              </table:table-cell>
              <table:table-cell office:value-type="float" office:value="0.106148700000631">
                <text:p>0.106148700000631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09686.84746585">
                <text:p>109686.84746585</text:p>
              </table:table-cell>
              <table:table-cell office:value-type="float" office:value="0">
                <text:p>0</text:p>
              </table:table-cell>
              <table:table-cell office:value-type="float" office:value="102397.57372918">
                <text:p>102397.57372918</text:p>
              </table:table-cell>
              <table:table-cell office:value-type="float" office:value="136070">
                <text:p>13607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77.300771594">
                <text:p>277.300771594</text:p>
              </table:table-cell>
              <table:table-cell office:value-type="float" office:value="0.103197118998651">
                <text:p>0.103197118998651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55474.4721257305">
                <text:p>55474.4721257305</text:p>
              </table:table-cell>
              <table:table-cell office:value-type="float" office:value="0">
                <text:p>0</text:p>
              </table:table-cell>
              <table:table-cell office:value-type="float" office:value="44108.9530575757">
                <text:p>44108.9530575757</text:p>
              </table:table-cell>
              <table:table-cell office:value-type="float" office:value="142979">
                <text:p>14297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77.502696187999">
                <text:p>277.502696187999</text:p>
              </table:table-cell>
              <table:table-cell office:value-type="float" office:value="0.101786595998419">
                <text:p>0.101786595998419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7761.096310264">
                <text:p>117761.096310264</text:p>
              </table:table-cell>
              <table:table-cell office:value-type="float" office:value="11659.565118287">
                <text:p>11659.565118287</text:p>
              </table:table-cell>
              <table:table-cell office:value-type="float" office:value="102568.376130475">
                <text:p>102568.376130475</text:p>
              </table:table-cell>
              <table:table-cell office:value-type="float" office:value="124763">
                <text:p>12476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77.704944276">
                <text:p>277.704944276</text:p>
              </table:table-cell>
              <table:table-cell office:value-type="float" office:value="0.105035713000689">
                <text:p>0.105035713000689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2170.641666706">
                <text:p>112170.641666706</text:p>
              </table:table-cell>
              <table:table-cell office:value-type="float" office:value="0">
                <text:p>0</text:p>
              </table:table-cell>
              <table:table-cell office:value-type="float" office:value="122804.880992793">
                <text:p>122804.880992793</text:p>
              </table:table-cell>
              <table:table-cell office:value-type="float" office:value="107134">
                <text:p>10713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77.906865780999">
                <text:p>277.906865780999</text:p>
              </table:table-cell>
              <table:table-cell office:value-type="float" office:value="0.102438822999829">
                <text:p>0.102438822999829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07118.674833217">
                <text:p>107118.674833217</text:p>
              </table:table-cell>
              <table:table-cell office:value-type="float" office:value="0">
                <text:p>0</text:p>
              </table:table-cell>
              <table:table-cell office:value-type="float" office:value="114815.010580156">
                <text:p>114815.010580156</text:p>
              </table:table-cell>
              <table:table-cell office:value-type="float" office:value="114884">
                <text:p>114884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78.107907821999">
                <text:p>278.107907821999</text:p>
              </table:table-cell>
              <table:table-cell office:value-type="float" office:value="0.102857707999647">
                <text:p>0.102857707999647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3272.195490881">
                <text:p>113272.195490881</text:p>
              </table:table-cell>
              <table:table-cell office:value-type="float" office:value="0">
                <text:p>0</text:p>
              </table:table-cell>
              <table:table-cell office:value-type="float" office:value="109327.964895942">
                <text:p>109327.964895942</text:p>
              </table:table-cell>
              <table:table-cell office:value-type="float" office:value="137032">
                <text:p>13703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78.319417524999">
                <text:p>278.319417524999</text:p>
              </table:table-cell>
              <table:table-cell office:value-type="float" office:value="0.136523379998835">
                <text:p>0.136523379998835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6883.583916905">
                <text:p>116883.583916905</text:p>
              </table:table-cell>
              <table:table-cell office:value-type="float" office:value="0">
                <text:p>0</text:p>
              </table:table-cell>
              <table:table-cell office:value-type="float" office:value="105611.73627604">
                <text:p>105611.73627604</text:p>
              </table:table-cell>
              <table:table-cell office:value-type="float" office:value="142160">
                <text:p>14216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78.521862444999">
                <text:p>278.521862444999</text:p>
              </table:table-cell>
              <table:table-cell office:value-type="float" office:value="0.128326859998197">
                <text:p>0.128326859998197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30535.202172213">
                <text:p>130535.202172213</text:p>
              </table:table-cell>
              <table:table-cell office:value-type="float" office:value="0">
                <text:p>0</text:p>
              </table:table-cell>
              <table:table-cell office:value-type="float" office:value="129146.833002794">
                <text:p>129146.833002794</text:p>
              </table:table-cell>
              <table:table-cell office:value-type="float" office:value="122562">
                <text:p>12256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78.725464032999">
                <text:p>278.725464032999</text:p>
              </table:table-cell>
              <table:table-cell office:value-type="float" office:value="0.163825354997243">
                <text:p>0.163825354997243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77115.5608603224">
                <text:p>77115.5608603224</text:p>
              </table:table-cell>
              <table:table-cell office:value-type="float" office:value="0">
                <text:p>0</text:p>
              </table:table-cell>
              <table:table-cell office:value-type="float" office:value="85868.1902502264">
                <text:p>85868.1902502264</text:p>
              </table:table-cell>
              <table:table-cell office:value-type="float" office:value="106613">
                <text:p>10661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78.926865203001">
                <text:p>278.926865203001</text:p>
              </table:table-cell>
              <table:table-cell office:value-type="float" office:value="0.111974679999548">
                <text:p>0.111974679999548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84617.2329854059">
                <text:p>84617.2329854059</text:p>
              </table:table-cell>
              <table:table-cell office:value-type="float" office:value="0">
                <text:p>0</text:p>
              </table:table-cell>
              <table:table-cell office:value-type="float" office:value="92734.2050832998">
                <text:p>92734.2050832998</text:p>
              </table:table-cell>
              <table:table-cell office:value-type="float" office:value="116941">
                <text:p>11694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79.129636939">
                <text:p>279.129636939</text:p>
              </table:table-cell>
              <table:table-cell office:value-type="float" office:value="0.10244566899928">
                <text:p>0.10244566899928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5365.945770568">
                <text:p>115365.945770568</text:p>
              </table:table-cell>
              <table:table-cell office:value-type="float" office:value="0">
                <text:p>0</text:p>
              </table:table-cell>
              <table:table-cell office:value-type="float" office:value="110109.68595321">
                <text:p>110109.68595321</text:p>
              </table:table-cell>
              <table:table-cell office:value-type="float" office:value="138905">
                <text:p>13890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79.331770641002">
                <text:p>279.331770641002</text:p>
              </table:table-cell>
              <table:table-cell office:value-type="float" office:value="0.115829378999479">
                <text:p>0.115829378999479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30393.718803775">
                <text:p>130393.718803775</text:p>
              </table:table-cell>
              <table:table-cell office:value-type="float" office:value="0">
                <text:p>0</text:p>
              </table:table-cell>
              <table:table-cell office:value-type="float" office:value="119215.514831229">
                <text:p>119215.514831229</text:p>
              </table:table-cell>
              <table:table-cell office:value-type="float" office:value="141484">
                <text:p>14148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79.533406652001">
                <text:p>279.533406652001</text:p>
              </table:table-cell>
              <table:table-cell office:value-type="float" office:value="0.116220372001408">
                <text:p>0.116220372001408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25174.611093956">
                <text:p>125174.611093956</text:p>
              </table:table-cell>
              <table:table-cell office:value-type="float" office:value="0">
                <text:p>0</text:p>
              </table:table-cell>
              <table:table-cell office:value-type="float" office:value="123862.072938556">
                <text:p>123862.072938556</text:p>
              </table:table-cell>
              <table:table-cell office:value-type="float" office:value="121171">
                <text:p>12117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79.735104251999">
                <text:p>279.735104251999</text:p>
              </table:table-cell>
              <table:table-cell office:value-type="float" office:value="0.102315801999794">
                <text:p>0.102315801999794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2342.883869415">
                <text:p>112342.883869415</text:p>
              </table:table-cell>
              <table:table-cell office:value-type="float" office:value="0">
                <text:p>0</text:p>
              </table:table-cell>
              <table:table-cell office:value-type="float" office:value="122680.839491995">
                <text:p>122680.839491995</text:p>
              </table:table-cell>
              <table:table-cell office:value-type="float" office:value="106476">
                <text:p>10647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79.936756044001">
                <text:p>279.936756044001</text:p>
              </table:table-cell>
              <table:table-cell office:value-type="float" office:value="0.102598705998389">
                <text:p>0.102598705998389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04158.223685182">
                <text:p>104158.223685182</text:p>
              </table:table-cell>
              <table:table-cell office:value-type="float" office:value="0">
                <text:p>0</text:p>
              </table:table-cell>
              <table:table-cell office:value-type="float" office:value="111636.993826166">
                <text:p>111636.993826166</text:p>
              </table:table-cell>
              <table:table-cell office:value-type="float" office:value="118005">
                <text:p>11800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80.163232388">
                <text:p>280.163232388</text:p>
              </table:table-cell>
              <table:table-cell office:value-type="float" office:value="0.157170515001781">
                <text:p>0.157170515001781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94463.050416333">
                <text:p>94463.050416333</text:p>
              </table:table-cell>
              <table:table-cell office:value-type="float" office:value="0">
                <text:p>0</text:p>
              </table:table-cell>
              <table:table-cell office:value-type="float" office:value="88595.5620900041">
                <text:p>88595.5620900041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80.365499252999">
                <text:p>280.365499252999</text:p>
              </table:table-cell>
              <table:table-cell office:value-type="float" office:value="0.151051024000481">
                <text:p>0.151051024000481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6730.395089927">
                <text:p>116730.395089927</text:p>
              </table:table-cell>
              <table:table-cell office:value-type="float" office:value="0">
                <text:p>0</text:p>
              </table:table-cell>
              <table:table-cell office:value-type="float" office:value="104882.944248691">
                <text:p>104882.944248691</text:p>
              </table:table-cell>
              <table:table-cell office:value-type="float" office:value="139161">
                <text:p>13916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80.567173869">
                <text:p>280.567173869</text:p>
              </table:table-cell>
              <table:table-cell office:value-type="float" office:value="0.11690664300113">
                <text:p>0.11690664300113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26746.196136172">
                <text:p>126746.196136172</text:p>
              </table:table-cell>
              <table:table-cell office:value-type="float" office:value="0">
                <text:p>0</text:p>
              </table:table-cell>
              <table:table-cell office:value-type="float" office:value="127826.660852695">
                <text:p>127826.660852695</text:p>
              </table:table-cell>
              <table:table-cell office:value-type="float" office:value="117398">
                <text:p>11739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80.769310346001">
                <text:p>280.769310346001</text:p>
              </table:table-cell>
              <table:table-cell office:value-type="float" office:value="0.1022835449985">
                <text:p>0.1022835449985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08502.475602395">
                <text:p>108502.475602395</text:p>
              </table:table-cell>
              <table:table-cell office:value-type="float" office:value="0">
                <text:p>0</text:p>
              </table:table-cell>
              <table:table-cell office:value-type="float" office:value="119578.384045963">
                <text:p>119578.384045963</text:p>
              </table:table-cell>
              <table:table-cell office:value-type="float" office:value="106553">
                <text:p>10655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80.972090403">
                <text:p>280.972090403</text:p>
              </table:table-cell>
              <table:table-cell office:value-type="float" office:value="0.121310980000999">
                <text:p>0.121310980000999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94693.786329819">
                <text:p>94693.786329819</text:p>
              </table:table-cell>
              <table:table-cell office:value-type="float" office:value="0">
                <text:p>0</text:p>
              </table:table-cell>
              <table:table-cell office:value-type="float" office:value="100241.860693258">
                <text:p>100241.860693258</text:p>
              </table:table-cell>
              <table:table-cell office:value-type="float" office:value="122001">
                <text:p>12200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81.173683875">
                <text:p>281.173683875</text:p>
              </table:table-cell>
              <table:table-cell office:value-type="float" office:value="0.101685219000501">
                <text:p>0.101685219000501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5617.879417787">
                <text:p>115617.879417787</text:p>
              </table:table-cell>
              <table:table-cell office:value-type="float" office:value="0">
                <text:p>0</text:p>
              </table:table-cell>
              <table:table-cell office:value-type="float" office:value="107715.006871323">
                <text:p>107715.006871323</text:p>
              </table:table-cell>
              <table:table-cell office:value-type="float" office:value="141885">
                <text:p>14188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81.387850817002">
                <text:p>281.387850817002</text:p>
              </table:table-cell>
              <table:table-cell office:value-type="float" office:value="0.128811358998064">
                <text:p>0.128811358998064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27678.354578512">
                <text:p>127678.354578512</text:p>
              </table:table-cell>
              <table:table-cell office:value-type="float" office:value="0">
                <text:p>0</text:p>
              </table:table-cell>
              <table:table-cell office:value-type="float" office:value="117506.117543693">
                <text:p>117506.117543693</text:p>
              </table:table-cell>
              <table:table-cell office:value-type="float" office:value="137278">
                <text:p>13727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81.589437250001">
                <text:p>281.589437250001</text:p>
              </table:table-cell>
              <table:table-cell office:value-type="float" office:value="0.111802464998618">
                <text:p>0.111802464998618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5180.990943248">
                <text:p>115180.990943248</text:p>
              </table:table-cell>
              <table:table-cell office:value-type="float" office:value="0">
                <text:p>0</text:p>
              </table:table-cell>
              <table:table-cell office:value-type="float" office:value="117537.835442313">
                <text:p>117537.835442313</text:p>
              </table:table-cell>
              <table:table-cell office:value-type="float" office:value="115091">
                <text:p>11509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81.801300704999">
                <text:p>281.801300704999</text:p>
              </table:table-cell>
              <table:table-cell office:value-type="float" office:value="0.12360192900087">
                <text:p>0.12360192900087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92850.5671567927">
                <text:p>92850.5671567927</text:p>
              </table:table-cell>
              <table:table-cell office:value-type="float" office:value="0">
                <text:p>0</text:p>
              </table:table-cell>
              <table:table-cell office:value-type="float" office:value="104200.97065164">
                <text:p>104200.97065164</text:p>
              </table:table-cell>
              <table:table-cell office:value-type="float" office:value="107398">
                <text:p>10739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82.002451251999">
                <text:p>282.002451251999</text:p>
              </table:table-cell>
              <table:table-cell office:value-type="float" office:value="0.116815104000125">
                <text:p>0.116815104000125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03367.096865342">
                <text:p>103367.096865342</text:p>
              </table:table-cell>
              <table:table-cell office:value-type="float" office:value="0">
                <text:p>0</text:p>
              </table:table-cell>
              <table:table-cell office:value-type="float" office:value="107302.674189264">
                <text:p>107302.674189264</text:p>
              </table:table-cell>
              <table:table-cell office:value-type="float" office:value="125564">
                <text:p>12556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82.204105118999">
                <text:p>282.204105118999</text:p>
              </table:table-cell>
              <table:table-cell office:value-type="float" office:value="0.103093775000161">
                <text:p>0.103093775000161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24788.444751028">
                <text:p>124788.444751028</text:p>
              </table:table-cell>
              <table:table-cell office:value-type="float" office:value="0">
                <text:p>0</text:p>
              </table:table-cell>
              <table:table-cell office:value-type="float" office:value="115495.100455387">
                <text:p>115495.100455387</text:p>
              </table:table-cell>
              <table:table-cell office:value-type="float" office:value="143209">
                <text:p>14320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82.405963021">
                <text:p>282.405963021</text:p>
              </table:table-cell>
              <table:table-cell office:value-type="float" office:value="0.117544140000973">
                <text:p>0.117544140000973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33019.751021912">
                <text:p>133019.751021912</text:p>
              </table:table-cell>
              <table:table-cell office:value-type="float" office:value="0">
                <text:p>0</text:p>
              </table:table-cell>
              <table:table-cell office:value-type="float" office:value="123992.93939048">
                <text:p>123992.93939048</text:p>
              </table:table-cell>
              <table:table-cell office:value-type="float" office:value="135558">
                <text:p>13555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82.608158956999">
                <text:p>282.608158956999</text:p>
              </table:table-cell>
              <table:table-cell office:value-type="float" office:value="0.110548152999399">
                <text:p>0.110548152999399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20715.252673417">
                <text:p>120715.252673417</text:p>
              </table:table-cell>
              <table:table-cell office:value-type="float" office:value="0">
                <text:p>0</text:p>
              </table:table-cell>
              <table:table-cell office:value-type="float" office:value="124629.343678919">
                <text:p>124629.343678919</text:p>
              </table:table-cell>
              <table:table-cell office:value-type="float" office:value="113303">
                <text:p>11330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82.810379453">
                <text:p>282.810379453</text:p>
              </table:table-cell>
              <table:table-cell office:value-type="float" office:value="0.103574175998801">
                <text:p>0.103574175998801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07120.552061704">
                <text:p>107120.552061704</text:p>
              </table:table-cell>
              <table:table-cell office:value-type="float" office:value="0">
                <text:p>0</text:p>
              </table:table-cell>
              <table:table-cell office:value-type="float" office:value="119733.532553228">
                <text:p>119733.532553228</text:p>
              </table:table-cell>
              <table:table-cell office:value-type="float" office:value="107755">
                <text:p>10775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83.012515267001">
                <text:p>283.012515267001</text:p>
              </table:table-cell>
              <table:table-cell office:value-type="float" office:value="0.103528764000657">
                <text:p>0.103528764000657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0250.392444878">
                <text:p>110250.392444878</text:p>
              </table:table-cell>
              <table:table-cell office:value-type="float" office:value="0">
                <text:p>0</text:p>
              </table:table-cell>
              <table:table-cell office:value-type="float" office:value="109405.263920359">
                <text:p>109405.263920359</text:p>
              </table:table-cell>
              <table:table-cell office:value-type="float" office:value="126673">
                <text:p>12667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83.236233070002">
                <text:p>283.236233070002</text:p>
              </table:table-cell>
              <table:table-cell office:value-type="float" office:value="0.183112771999731">
                <text:p>0.183112771999731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94579.7042105892">
                <text:p>94579.7042105892</text:p>
              </table:table-cell>
              <table:table-cell office:value-type="float" office:value="0">
                <text:p>0</text:p>
              </table:table-cell>
              <table:table-cell office:value-type="float" office:value="78595.9296221815">
                <text:p>78595.9296221815</text:p>
              </table:table-cell>
              <table:table-cell office:value-type="float" office:value="143799">
                <text:p>14379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83.436599535999">
                <text:p>283.436599535999</text:p>
              </table:table-cell>
              <table:table-cell office:value-type="float" office:value="0.13820349299931">
                <text:p>0.13820349299931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9808.223088688">
                <text:p>119808.223088688</text:p>
              </table:table-cell>
              <table:table-cell office:value-type="float" office:value="0">
                <text:p>0</text:p>
              </table:table-cell>
              <table:table-cell office:value-type="float" office:value="124719.381584678">
                <text:p>124719.381584678</text:p>
              </table:table-cell>
              <table:table-cell office:value-type="float" office:value="133065">
                <text:p>13306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83.637109628002">
                <text:p>283.637109628002</text:p>
              </table:table-cell>
              <table:table-cell office:value-type="float" office:value="0.108934126998065">
                <text:p>0.108934126998065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9369.799877119">
                <text:p>119369.799877119</text:p>
              </table:table-cell>
              <table:table-cell office:value-type="float" office:value="0">
                <text:p>0</text:p>
              </table:table-cell>
              <table:table-cell office:value-type="float" office:value="124448.756288389">
                <text:p>124448.756288389</text:p>
              </table:table-cell>
              <table:table-cell office:value-type="float" office:value="111223">
                <text:p>11122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83.837649380999">
                <text:p>283.837649380999</text:p>
              </table:table-cell>
              <table:table-cell office:value-type="float" office:value="0.10240351000175">
                <text:p>0.10240351000175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08360.108002931">
                <text:p>108360.108002931</text:p>
              </table:table-cell>
              <table:table-cell office:value-type="float" office:value="0">
                <text:p>0</text:p>
              </table:table-cell>
              <table:table-cell office:value-type="float" office:value="116176.523696706">
                <text:p>116176.523696706</text:p>
              </table:table-cell>
              <table:table-cell office:value-type="float" office:value="108992">
                <text:p>10899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84.037972507002">
                <text:p>284.037972507002</text:p>
              </table:table-cell>
              <table:table-cell office:value-type="float" office:value="0.102692045002186">
                <text:p>0.102692045002186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08974.00281493">
                <text:p>108974.00281493</text:p>
              </table:table-cell>
              <table:table-cell office:value-type="float" office:value="0">
                <text:p>0</text:p>
              </table:table-cell>
              <table:table-cell office:value-type="float" office:value="108360.108002931">
                <text:p>108360.108002931</text:p>
              </table:table-cell>
              <table:table-cell office:value-type="float" office:value="129449">
                <text:p>12944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84.238638241">
                <text:p>284.238638241</text:p>
              </table:table-cell>
              <table:table-cell office:value-type="float" office:value="0.106266930997663">
                <text:p>0.106266930997663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26921.729222724">
                <text:p>126921.729222724</text:p>
              </table:table-cell>
              <table:table-cell office:value-type="float" office:value="0">
                <text:p>0</text:p>
              </table:table-cell>
              <table:table-cell office:value-type="float" office:value="115842.462603176">
                <text:p>115842.462603176</text:p>
              </table:table-cell>
              <table:table-cell office:value-type="float" office:value="143905">
                <text:p>14390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84.439531691001">
                <text:p>284.439531691001</text:p>
              </table:table-cell>
              <table:table-cell office:value-type="float" office:value="0.118485931001487">
                <text:p>0.118485931001487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29267.830562579">
                <text:p>129267.830562579</text:p>
              </table:table-cell>
              <table:table-cell office:value-type="float" office:value="0">
                <text:p>0</text:p>
              </table:table-cell>
              <table:table-cell office:value-type="float" office:value="123100.234018032">
                <text:p>123100.234018032</text:p>
              </table:table-cell>
              <table:table-cell office:value-type="float" office:value="132057">
                <text:p>13205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84.641470821">
                <text:p>284.641470821</text:p>
              </table:table-cell>
              <table:table-cell office:value-type="float" office:value="0.108701344997826">
                <text:p>0.108701344997826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8363.523964451">
                <text:p>118363.523964451</text:p>
              </table:table-cell>
              <table:table-cell office:value-type="float" office:value="0">
                <text:p>0</text:p>
              </table:table-cell>
              <table:table-cell office:value-type="float" office:value="124424.712074919">
                <text:p>124424.712074919</text:p>
              </table:table-cell>
              <table:table-cell office:value-type="float" office:value="110540">
                <text:p>11054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84.843765975002">
                <text:p>284.843765975002</text:p>
              </table:table-cell>
              <table:table-cell office:value-type="float" office:value="0.106231630998082">
                <text:p>0.106231630998082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62907.8477015531">
                <text:p>62907.8477015531</text:p>
              </table:table-cell>
              <table:table-cell office:value-type="float" office:value="0">
                <text:p>0</text:p>
              </table:table-cell>
              <table:table-cell office:value-type="float" office:value="73915.4932597009">
                <text:p>73915.4932597009</text:p>
              </table:table-cell>
              <table:table-cell office:value-type="float" office:value="109623">
                <text:p>10962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85.044952910001">
                <text:p>285.044952910001</text:p>
              </table:table-cell>
              <table:table-cell office:value-type="float" office:value="0.102039811001305">
                <text:p>0.102039811001305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07452.055260183">
                <text:p>107452.055260183</text:p>
              </table:table-cell>
              <table:table-cell office:value-type="float" office:value="0">
                <text:p>0</text:p>
              </table:table-cell>
              <table:table-cell office:value-type="float" office:value="107921.173212352">
                <text:p>107921.173212352</text:p>
              </table:table-cell>
              <table:table-cell office:value-type="float" office:value="130508">
                <text:p>13050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85.246844566002">
                <text:p>285.246844566002</text:p>
              </table:table-cell>
              <table:table-cell office:value-type="float" office:value="0.111760571002378">
                <text:p>0.111760571002378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4470.919277369">
                <text:p>114470.919277369</text:p>
              </table:table-cell>
              <table:table-cell office:value-type="float" office:value="0">
                <text:p>0</text:p>
              </table:table-cell>
              <table:table-cell office:value-type="float" office:value="103786.591653541">
                <text:p>103786.591653541</text:p>
              </table:table-cell>
              <table:table-cell office:value-type="float" office:value="143955">
                <text:p>14395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85.448607104001">
                <text:p>285.448607104001</text:p>
              </table:table-cell>
              <table:table-cell office:value-type="float" office:value="0.118081232001714">
                <text:p>0.118081232001714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27644.078784843">
                <text:p>127644.078784843</text:p>
              </table:table-cell>
              <table:table-cell office:value-type="float" office:value="0">
                <text:p>0</text:p>
              </table:table-cell>
              <table:table-cell office:value-type="float" office:value="120764.875837386">
                <text:p>120764.875837386</text:p>
              </table:table-cell>
              <table:table-cell office:value-type="float" office:value="131045">
                <text:p>13104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85.650645586">
                <text:p>285.650645586</text:p>
              </table:table-cell>
              <table:table-cell office:value-type="float" office:value="0.108112169000378">
                <text:p>0.108112169000378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8296.507114141">
                <text:p>118296.507114141</text:p>
              </table:table-cell>
              <table:table-cell office:value-type="float" office:value="0">
                <text:p>0</text:p>
              </table:table-cell>
              <table:table-cell office:value-type="float" office:value="124900.992133228">
                <text:p>124900.992133228</text:p>
              </table:table-cell>
              <table:table-cell office:value-type="float" office:value="109887">
                <text:p>109887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85.853349396999">
                <text:p>285.853349396999</text:p>
              </table:table-cell>
              <table:table-cell office:value-type="float" office:value="0.102145361001021">
                <text:p>0.102145361001021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05678.922411527">
                <text:p>105678.922411527</text:p>
              </table:table-cell>
              <table:table-cell office:value-type="float" office:value="0">
                <text:p>0</text:p>
              </table:table-cell>
              <table:table-cell office:value-type="float" office:value="116502.911105085">
                <text:p>116502.911105085</text:p>
              </table:table-cell>
              <table:table-cell office:value-type="float" office:value="110284">
                <text:p>11028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86.068479337999">
                <text:p>286.068479337999</text:p>
              </table:table-cell>
              <table:table-cell office:value-type="float" office:value="0.134024907001731">
                <text:p>0.134024907001731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93038.3166534623">
                <text:p>93038.3166534623</text:p>
              </table:table-cell>
              <table:table-cell office:value-type="float" office:value="0">
                <text:p>0</text:p>
              </table:table-cell>
              <table:table-cell office:value-type="float" office:value="92835.2197864928">
                <text:p>92835.2197864928</text:p>
              </table:table-cell>
              <table:table-cell office:value-type="float" office:value="133090">
                <text:p>13309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86.275115500001">
                <text:p>286.275115500001</text:p>
              </table:table-cell>
              <table:table-cell office:value-type="float" office:value="0.122805178998533">
                <text:p>0.122805178998533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29369.123206559">
                <text:p>129369.123206559</text:p>
              </table:table-cell>
              <table:table-cell office:value-type="float" office:value="0">
                <text:p>0</text:p>
              </table:table-cell>
              <table:table-cell office:value-type="float" office:value="112256.805322094">
                <text:p>112256.805322094</text:p>
              </table:table-cell>
              <table:table-cell office:value-type="float" office:value="143734">
                <text:p>143734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86.488334999001">
                <text:p>286.488334999001</text:p>
              </table:table-cell>
              <table:table-cell office:value-type="float" office:value="0.107900565999444">
                <text:p>0.107900565999444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01740.787192555">
                <text:p>101740.787192555</text:p>
              </table:table-cell>
              <table:table-cell office:value-type="float" office:value="0">
                <text:p>0</text:p>
              </table:table-cell>
              <table:table-cell office:value-type="float" office:value="101740.787192555">
                <text:p>101740.787192555</text:p>
              </table:table-cell>
              <table:table-cell office:value-type="float" office:value="126577">
                <text:p>12657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86.689608640001">
                <text:p>286.689608640001</text:p>
              </table:table-cell>
              <table:table-cell office:value-type="float" office:value="0.112051148000319">
                <text:p>0.112051148000319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05061.958125468">
                <text:p>105061.958125468</text:p>
              </table:table-cell>
              <table:table-cell office:value-type="float" office:value="0">
                <text:p>0</text:p>
              </table:table-cell>
              <table:table-cell office:value-type="float" office:value="115066.908824018">
                <text:p>115066.908824018</text:p>
              </table:table-cell>
              <table:table-cell office:value-type="float" office:value="107721">
                <text:p>10772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86.891690686">
                <text:p>286.891690686</text:p>
              </table:table-cell>
              <table:table-cell office:value-type="float" office:value="0.123033654999745">
                <text:p>0.123033654999745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98367.9467796316">
                <text:p>98367.9467796316</text:p>
              </table:table-cell>
              <table:table-cell office:value-type="float" office:value="0">
                <text:p>0</text:p>
              </table:table-cell>
              <table:table-cell office:value-type="float" office:value="103900.67377277">
                <text:p>103900.67377277</text:p>
              </table:table-cell>
              <table:table-cell office:value-type="float" office:value="113362">
                <text:p>11336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87.092999512999">
                <text:p>287.092999512999</text:p>
              </table:table-cell>
              <table:table-cell office:value-type="float" office:value="0.103441380000731">
                <text:p>0.103441380000731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08190.263771612">
                <text:p>108190.263771612</text:p>
              </table:table-cell>
              <table:table-cell office:value-type="float" office:value="0">
                <text:p>0</text:p>
              </table:table-cell>
              <table:table-cell office:value-type="float" office:value="106962.474147614">
                <text:p>106962.474147614</text:p>
              </table:table-cell>
              <table:table-cell office:value-type="float" office:value="135563">
                <text:p>13556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87.294787129002">
                <text:p>287.294787129002</text:p>
              </table:table-cell>
              <table:table-cell office:value-type="float" office:value="0.11411590300122">
                <text:p>0.11411590300122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32338.839359603">
                <text:p>132338.839359603</text:p>
              </table:table-cell>
              <table:table-cell office:value-type="float" office:value="0">
                <text:p>0</text:p>
              </table:table-cell>
              <table:table-cell office:value-type="float" office:value="118292.414482061">
                <text:p>118292.414482061</text:p>
              </table:table-cell>
              <table:table-cell office:value-type="float" office:value="143219">
                <text:p>14321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87.496261029999">
                <text:p>287.496261029999</text:p>
              </table:table-cell>
              <table:table-cell office:value-type="float" office:value="0.117795086000115">
                <text:p>0.117795086000115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23750.96251875">
                <text:p>123750.96251875</text:p>
              </table:table-cell>
              <table:table-cell office:value-type="float" office:value="0">
                <text:p>0</text:p>
              </table:table-cell>
              <table:table-cell office:value-type="float" office:value="124978.752142748">
                <text:p>124978.752142748</text:p>
              </table:table-cell>
              <table:table-cell office:value-type="float" office:value="125570">
                <text:p>12557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87.699227593999">
                <text:p>287.699227593999</text:p>
              </table:table-cell>
              <table:table-cell office:value-type="float" office:value="0.103606447999482">
                <text:p>0.103606447999482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01936.721953384">
                <text:p>101936.721953384</text:p>
              </table:table-cell>
              <table:table-cell office:value-type="float" office:value="0">
                <text:p>0</text:p>
              </table:table-cell>
              <table:table-cell office:value-type="float" office:value="112037.337926804">
                <text:p>112037.337926804</text:p>
              </table:table-cell>
              <table:table-cell office:value-type="float" office:value="107321">
                <text:p>10732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87.901058178999">
                <text:p>287.901058178999</text:p>
              </table:table-cell>
              <table:table-cell office:value-type="float" office:value="0.155982420998043">
                <text:p>0.155982420998043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62724.1908369635">
                <text:p>62724.1908369635</text:p>
              </table:table-cell>
              <table:table-cell office:value-type="float" office:value="0">
                <text:p>0</text:p>
              </table:table-cell>
              <table:table-cell office:value-type="float" office:value="69760.4485404893">
                <text:p>69760.4485404893</text:p>
              </table:table-cell>
              <table:table-cell office:value-type="float" office:value="114324">
                <text:p>11432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88.103695356">
                <text:p>288.103695356</text:p>
              </table:table-cell>
              <table:table-cell office:value-type="float" office:value="0.105492734997824">
                <text:p>0.105492734997824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6971.517478244">
                <text:p>116971.517478244</text:p>
              </table:table-cell>
              <table:table-cell office:value-type="float" office:value="0">
                <text:p>0</text:p>
              </table:table-cell>
              <table:table-cell office:value-type="float" office:value="113388.929671221">
                <text:p>113388.929671221</text:p>
              </table:table-cell>
              <table:table-cell office:value-type="float" office:value="136645">
                <text:p>13664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88.796944001999">
                <text:p>288.796944001999</text:p>
              </table:table-cell>
              <table:table-cell office:value-type="float" office:value="0.694719249000627">
                <text:p>0.694719249000627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69780.9117008892">
                <text:p>69780.9117008892</text:p>
              </table:table-cell>
              <table:table-cell office:value-type="float" office:value="0">
                <text:p>0</text:p>
              </table:table-cell>
              <table:table-cell office:value-type="float" office:value="58361.9566187023">
                <text:p>58361.9566187023</text:p>
              </table:table-cell>
              <table:table-cell office:value-type="float" office:value="107243">
                <text:p>10724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89.000558893">
                <text:p>289.000558893</text:p>
              </table:table-cell>
              <table:table-cell office:value-type="float" office:value="0.103568506001466">
                <text:p>0.103568506001466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88216.6844842221">
                <text:p>88216.6844842221</text:p>
              </table:table-cell>
              <table:table-cell office:value-type="float" office:value="0">
                <text:p>0</text:p>
              </table:table-cell>
              <table:table-cell office:value-type="float" office:value="104098.65484964">
                <text:p>104098.65484964</text:p>
              </table:table-cell>
              <table:table-cell office:value-type="float" office:value="125343">
                <text:p>12534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89.202736469">
                <text:p>289.202736469</text:p>
              </table:table-cell>
              <table:table-cell office:value-type="float" office:value="0.102876774999459">
                <text:p>0.102876774999459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23948.43201661">
                <text:p>123948.43201661</text:p>
              </table:table-cell>
              <table:table-cell office:value-type="float" office:value="0">
                <text:p>0</text:p>
              </table:table-cell>
              <table:table-cell office:value-type="float" office:value="113848.3276222">
                <text:p>113848.3276222</text:p>
              </table:table-cell>
              <table:table-cell office:value-type="float" office:value="143164">
                <text:p>143164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89.405796219002">
                <text:p>289.405796219002</text:p>
              </table:table-cell>
              <table:table-cell office:value-type="float" office:value="0.118310985002609">
                <text:p>0.118310985002609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34201.498535009">
                <text:p>134201.498535009</text:p>
              </table:table-cell>
              <table:table-cell office:value-type="float" office:value="0">
                <text:p>0</text:p>
              </table:table-cell>
              <table:table-cell office:value-type="float" office:value="125084.648997818">
                <text:p>125084.648997818</text:p>
              </table:table-cell>
              <table:table-cell office:value-type="float" office:value="135575">
                <text:p>13557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89.607506533001">
                <text:p>289.607506533001</text:p>
              </table:table-cell>
              <table:table-cell office:value-type="float" office:value="0.110625224999239">
                <text:p>0.110625224999239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21525.593825255">
                <text:p>121525.593825255</text:p>
              </table:table-cell>
              <table:table-cell office:value-type="float" office:value="0">
                <text:p>0</text:p>
              </table:table-cell>
              <table:table-cell office:value-type="float" office:value="125407.966932137">
                <text:p>125407.966932137</text:p>
              </table:table-cell>
              <table:table-cell office:value-type="float" office:value="113365">
                <text:p>11336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89.808871863999">
                <text:p>289.808871863999</text:p>
              </table:table-cell>
              <table:table-cell office:value-type="float" office:value="0.102998382997612">
                <text:p>0.102998382997612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06167.991945086">
                <text:p>106167.991945086</text:p>
              </table:table-cell>
              <table:table-cell office:value-type="float" office:value="0">
                <text:p>0</text:p>
              </table:table-cell>
              <table:table-cell office:value-type="float" office:value="117530.161757163">
                <text:p>117530.161757163</text:p>
              </table:table-cell>
              <table:table-cell office:value-type="float" office:value="107708">
                <text:p>10770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90.011462458999">
                <text:p>290.011462458999</text:p>
              </table:table-cell>
              <table:table-cell office:value-type="float" office:value="0.12346482599969">
                <text:p>0.12346482599969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92213.139710334">
                <text:p>92213.139710334</text:p>
              </table:table-cell>
              <table:table-cell office:value-type="float" office:value="0">
                <text:p>0</text:p>
              </table:table-cell>
              <table:table-cell office:value-type="float" office:value="95107.1421698982">
                <text:p>95107.1421698982</text:p>
              </table:table-cell>
              <table:table-cell office:value-type="float" office:value="126627">
                <text:p>12662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90.213474591001">
                <text:p>290.213474591001</text:p>
              </table:table-cell>
              <table:table-cell office:value-type="float" office:value="0.109240721998503">
                <text:p>0.109240721998503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24648.272102289">
                <text:p>124648.272102289</text:p>
              </table:table-cell>
              <table:table-cell office:value-type="float" office:value="0">
                <text:p>0</text:p>
              </table:table-cell>
              <table:table-cell office:value-type="float" office:value="114969.708812118">
                <text:p>114969.708812118</text:p>
              </table:table-cell>
              <table:table-cell office:value-type="float" office:value="143486">
                <text:p>14348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90.415260357">
                <text:p>290.415260357</text:p>
              </table:table-cell>
              <table:table-cell office:value-type="float" office:value="0.117712879000464">
                <text:p>0.117712879000464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33814.23322444">
                <text:p>133814.23322444</text:p>
              </table:table-cell>
              <table:table-cell office:value-type="float" office:value="0">
                <text:p>0</text:p>
              </table:table-cell>
              <table:table-cell office:value-type="float" office:value="125189.522694868">
                <text:p>125189.522694868</text:p>
              </table:table-cell>
              <table:table-cell office:value-type="float" office:value="134626">
                <text:p>13462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90.617636993">
                <text:p>290.617636993</text:p>
              </table:table-cell>
              <table:table-cell office:value-type="float" office:value="0.110603867000464">
                <text:p>0.110603867000464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9487.463049419">
                <text:p>119487.463049419</text:p>
              </table:table-cell>
              <table:table-cell office:value-type="float" office:value="0">
                <text:p>0</text:p>
              </table:table-cell>
              <table:table-cell office:value-type="float" office:value="124020.05307801">
                <text:p>124020.05307801</text:p>
              </table:table-cell>
              <table:table-cell office:value-type="float" office:value="112463">
                <text:p>11246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90.819643875002">
                <text:p>290.819643875002</text:p>
              </table:table-cell>
              <table:table-cell office:value-type="float" office:value="0.125184453998372">
                <text:p>0.125184453998372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93786.2451660808">
                <text:p>93786.2451660808</text:p>
              </table:table-cell>
              <table:table-cell office:value-type="float" office:value="0">
                <text:p>0</text:p>
              </table:table-cell>
              <table:table-cell office:value-type="float" office:value="105124.370764688">
                <text:p>105124.370764688</text:p>
              </table:table-cell>
              <table:table-cell office:value-type="float" office:value="108214">
                <text:p>10821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91.022836724002">
                <text:p>291.022836724002</text:p>
              </table:table-cell>
              <table:table-cell office:value-type="float" office:value="0.103324796000379">
                <text:p>0.103324796000379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06422.758292065">
                <text:p>106422.758292065</text:p>
              </table:table-cell>
              <table:table-cell office:value-type="float" office:value="0">
                <text:p>0</text:p>
              </table:table-cell>
              <table:table-cell office:value-type="float" office:value="108596.457505551">
                <text:p>108596.457505551</text:p>
              </table:table-cell>
              <table:table-cell office:value-type="float" office:value="127961">
                <text:p>12796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91.225019885998">
                <text:p>291.225019885998</text:p>
              </table:table-cell>
              <table:table-cell office:value-type="float" office:value="0.107639083998947">
                <text:p>0.107639083998947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25399.270088967">
                <text:p>125399.270088967</text:p>
              </table:table-cell>
              <table:table-cell office:value-type="float" office:value="0">
                <text:p>0</text:p>
              </table:table-cell>
              <table:table-cell office:value-type="float" office:value="115297.119378517">
                <text:p>115297.119378517</text:p>
              </table:table-cell>
              <table:table-cell office:value-type="float" office:value="143740">
                <text:p>14374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91.427803147999">
                <text:p>291.427803147999</text:p>
              </table:table-cell>
              <table:table-cell office:value-type="float" office:value="0.186223208998854">
                <text:p>0.186223208998854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92656.6787120031">
                <text:p>92656.6787120031</text:p>
              </table:table-cell>
              <table:table-cell office:value-type="float" office:value="0">
                <text:p>0</text:p>
              </table:table-cell>
              <table:table-cell office:value-type="float" office:value="84584.4735132294">
                <text:p>84584.4735132294</text:p>
              </table:table-cell>
              <table:table-cell office:value-type="float" office:value="133320">
                <text:p>13332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91.629743095">
                <text:p>291.629743095</text:p>
              </table:table-cell>
              <table:table-cell office:value-type="float" office:value="0.105589200000395">
                <text:p>0.105589200000395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9707.953602729">
                <text:p>119707.953602729</text:p>
              </table:table-cell>
              <table:table-cell office:value-type="float" office:value="0">
                <text:p>0</text:p>
              </table:table-cell>
              <table:table-cell office:value-type="float" office:value="130563.660194907">
                <text:p>130563.660194907</text:p>
              </table:table-cell>
              <table:table-cell office:value-type="float" office:value="111445">
                <text:p>11144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91.846137502002">
                <text:p>291.846137502002</text:p>
              </table:table-cell>
              <table:table-cell office:value-type="float" office:value="0.115440913999919">
                <text:p>0.115440913999919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93153.4219307121">
                <text:p>93153.4219307121</text:p>
              </table:table-cell>
              <table:table-cell office:value-type="float" office:value="0">
                <text:p>0</text:p>
              </table:table-cell>
              <table:table-cell office:value-type="float" office:value="98819.1594664507">
                <text:p>98819.1594664507</text:p>
              </table:table-cell>
              <table:table-cell office:value-type="float" office:value="109774">
                <text:p>10977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92.049344996001">
                <text:p>292.049344996001</text:p>
              </table:table-cell>
              <table:table-cell office:value-type="float" office:value="0.110471953001252">
                <text:p>0.110471953001252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05563.305555267">
                <text:p>105563.305555267</text:p>
              </table:table-cell>
              <table:table-cell office:value-type="float" office:value="0">
                <text:p>0</text:p>
              </table:table-cell>
              <table:table-cell office:value-type="float" office:value="106418.154080975">
                <text:p>106418.154080975</text:p>
              </table:table-cell>
              <table:table-cell office:value-type="float" office:value="130995">
                <text:p>13099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92.253606574999">
                <text:p>292.253606574999</text:p>
              </table:table-cell>
              <table:table-cell office:value-type="float" office:value="0.11017516100037">
                <text:p>0.11017516100037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34755.027023828">
                <text:p>134755.027023828</text:p>
              </table:table-cell>
              <table:table-cell office:value-type="float" office:value="0">
                <text:p>0</text:p>
              </table:table-cell>
              <table:table-cell office:value-type="float" office:value="117268.744883053">
                <text:p>117268.744883053</text:p>
              </table:table-cell>
              <table:table-cell office:value-type="float" office:value="143955">
                <text:p>14395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92.454251708001">
                <text:p>292.454251708001</text:p>
              </table:table-cell>
              <table:table-cell office:value-type="float" office:value="0.119074872000056">
                <text:p>0.119074872000056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23819.51410609">
                <text:p>123819.51410609</text:p>
              </table:table-cell>
              <table:table-cell office:value-type="float" office:value="0">
                <text:p>0</text:p>
              </table:table-cell>
              <table:table-cell office:value-type="float" office:value="126275.093354085">
                <text:p>126275.093354085</text:p>
              </table:table-cell>
              <table:table-cell office:value-type="float" office:value="130544">
                <text:p>13054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92.654618625998">
                <text:p>292.654618625998</text:p>
              </table:table-cell>
              <table:table-cell office:value-type="float" office:value="0.107740814000863">
                <text:p>0.107740814000863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8327.713433751">
                <text:p>118327.713433751</text:p>
              </table:table-cell>
              <table:table-cell office:value-type="float" office:value="0">
                <text:p>0</text:p>
              </table:table-cell>
              <table:table-cell office:value-type="float" office:value="122732.920288852">
                <text:p>122732.920288852</text:p>
              </table:table-cell>
              <table:table-cell office:value-type="float" office:value="109623">
                <text:p>10962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92.858219485999">
                <text:p>292.858219485999</text:p>
              </table:table-cell>
              <table:table-cell office:value-type="float" office:value="0.103457971003081">
                <text:p>0.103457971003081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05843.650852746">
                <text:p>105843.650852746</text:p>
              </table:table-cell>
              <table:table-cell office:value-type="float" office:value="0">
                <text:p>0</text:p>
              </table:table-cell>
              <table:table-cell office:value-type="float" office:value="116546.395320935">
                <text:p>116546.395320935</text:p>
              </table:table-cell>
              <table:table-cell office:value-type="float" office:value="110640">
                <text:p>11064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93.065595011001">
                <text:p>293.065595011001</text:p>
              </table:table-cell>
              <table:table-cell office:value-type="float" office:value="0.11790403499981">
                <text:p>0.11790403499981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03379.886340591">
                <text:p>103379.886340591</text:p>
              </table:table-cell>
              <table:table-cell office:value-type="float" office:value="0">
                <text:p>0</text:p>
              </table:table-cell>
              <table:table-cell office:value-type="float" office:value="102859.610487423">
                <text:p>102859.610487423</text:p>
              </table:table-cell>
              <table:table-cell office:value-type="float" office:value="132790">
                <text:p>13279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93.267791259001">
                <text:p>293.267791259001</text:p>
              </table:table-cell>
              <table:table-cell office:value-type="float" office:value="0.115994859999773">
                <text:p>0.115994859999773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26042.836483546">
                <text:p>126042.836483546</text:p>
              </table:table-cell>
              <table:table-cell office:value-type="float" office:value="0">
                <text:p>0</text:p>
              </table:table-cell>
              <table:table-cell office:value-type="float" office:value="114711.361412069">
                <text:p>114711.361412069</text:p>
              </table:table-cell>
              <table:table-cell office:value-type="float" office:value="143829">
                <text:p>143829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93.470004077">
                <text:p>293.470004077</text:p>
              </table:table-cell>
              <table:table-cell office:value-type="float" office:value="0.118154620999121">
                <text:p>0.118154620999121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30942.740241316">
                <text:p>130942.740241316</text:p>
              </table:table-cell>
              <table:table-cell office:value-type="float" office:value="0">
                <text:p>0</text:p>
              </table:table-cell>
              <table:table-cell office:value-type="float" office:value="125295.419549937">
                <text:p>125295.419549937</text:p>
              </table:table-cell>
              <table:table-cell office:value-type="float" office:value="128602">
                <text:p>12860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93.672781264999">
                <text:p>293.672781264999</text:p>
              </table:table-cell>
              <table:table-cell office:value-type="float" office:value="0.105697851999139">
                <text:p>0.105697851999139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6698.334286905">
                <text:p>116698.334286905</text:p>
              </table:table-cell>
              <table:table-cell office:value-type="float" office:value="0">
                <text:p>0</text:p>
              </table:table-cell>
              <table:table-cell office:value-type="float" office:value="124488.147872159">
                <text:p>124488.147872159</text:p>
              </table:table-cell>
              <table:table-cell office:value-type="float" office:value="108524">
                <text:p>10852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93.874958304001">
                <text:p>293.874958304001</text:p>
              </table:table-cell>
              <table:table-cell office:value-type="float" office:value="0.102572357998724">
                <text:p>0.102572357998724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06126.042466266">
                <text:p>106126.042466266</text:p>
              </table:table-cell>
              <table:table-cell office:value-type="float" office:value="0">
                <text:p>0</text:p>
              </table:table-cell>
              <table:table-cell office:value-type="float" office:value="116397.525829025">
                <text:p>116397.525829025</text:p>
              </table:table-cell>
              <table:table-cell office:value-type="float" office:value="111969">
                <text:p>11196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94.076783032">
                <text:p>294.076783032</text:p>
              </table:table-cell>
              <table:table-cell office:value-type="float" office:value="0.102160447000642">
                <text:p>0.102160447000642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1492.506281155">
                <text:p>111492.506281155</text:p>
              </table:table-cell>
              <table:table-cell office:value-type="float" office:value="0">
                <text:p>0</text:p>
              </table:table-cell>
              <table:table-cell office:value-type="float" office:value="109730.116591709">
                <text:p>109730.116591709</text:p>
              </table:table-cell>
              <table:table-cell office:value-type="float" office:value="133979">
                <text:p>13397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94.279507274001">
                <text:p>294.279507274001</text:p>
              </table:table-cell>
              <table:table-cell office:value-type="float" office:value="0.110190874998807">
                <text:p>0.110190874998807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29714.950617318">
                <text:p>129714.950617318</text:p>
              </table:table-cell>
              <table:table-cell office:value-type="float" office:value="0">
                <text:p>0</text:p>
              </table:table-cell>
              <table:table-cell office:value-type="float" office:value="118455.096607241">
                <text:p>118455.096607241</text:p>
              </table:table-cell>
              <table:table-cell office:value-type="float" office:value="143617">
                <text:p>143617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94.484978406999">
                <text:p>294.484978406999</text:p>
              </table:table-cell>
              <table:table-cell office:value-type="float" office:value="0.147242142000323">
                <text:p>0.147242142000323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2959.714881832">
                <text:p>112959.714881832</text:p>
              </table:table-cell>
              <table:table-cell office:value-type="float" office:value="0">
                <text:p>0</text:p>
              </table:table-cell>
              <table:table-cell office:value-type="float" office:value="108029.116383462">
                <text:p>108029.116383462</text:p>
              </table:table-cell>
              <table:table-cell office:value-type="float" office:value="126854">
                <text:p>126854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94.687761178">
                <text:p>294.687761178</text:p>
              </table:table-cell>
              <table:table-cell office:value-type="float" office:value="0.107360275000246">
                <text:p>0.107360275000246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21631.490680325">
                <text:p>121631.490680325</text:p>
              </table:table-cell>
              <table:table-cell office:value-type="float" office:value="0">
                <text:p>0</text:p>
              </table:table-cell>
              <table:table-cell office:value-type="float" office:value="131434.879248935">
                <text:p>131434.879248935</text:p>
              </table:table-cell>
              <table:table-cell office:value-type="float" office:value="107811">
                <text:p>10781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94.890953491002">
                <text:p>294.890953491002</text:p>
              </table:table-cell>
              <table:table-cell office:value-type="float" office:value="0.104715061999741">
                <text:p>0.104715061999741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07238.215234004">
                <text:p>107238.215234004</text:p>
              </table:table-cell>
              <table:table-cell office:value-type="float" office:value="0">
                <text:p>0</text:p>
              </table:table-cell>
              <table:table-cell office:value-type="float" office:value="114524.635073419">
                <text:p>114524.635073419</text:p>
              </table:table-cell>
              <table:table-cell office:value-type="float" office:value="113279">
                <text:p>113279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95.092915141002">
                <text:p>295.092915141002</text:p>
              </table:table-cell>
              <table:table-cell office:value-type="float" office:value="0.103594752999925">
                <text:p>0.103594752999925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3446.738099351">
                <text:p>113446.738099351</text:p>
              </table:table-cell>
              <table:table-cell office:value-type="float" office:value="0">
                <text:p>0</text:p>
              </table:table-cell>
              <table:table-cell office:value-type="float" office:value="110035.529260678">
                <text:p>110035.529260678</text:p>
              </table:table-cell>
              <table:table-cell office:value-type="float" office:value="135569">
                <text:p>13556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95.296280474002">
                <text:p>295.296280474002</text:p>
              </table:table-cell>
              <table:table-cell office:value-type="float" office:value="0.114439713001048">
                <text:p>0.114439713001048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31533.102418855">
                <text:p>131533.102418855</text:p>
              </table:table-cell>
              <table:table-cell office:value-type="float" office:value="0">
                <text:p>0</text:p>
              </table:table-cell>
              <table:table-cell office:value-type="float" office:value="118077.551297862">
                <text:p>118077.551297862</text:p>
              </table:table-cell>
              <table:table-cell office:value-type="float" office:value="143181">
                <text:p>14318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95.499649157002">
                <text:p>295.499649157002</text:p>
              </table:table-cell>
              <table:table-cell office:value-type="float" office:value="0.119086661001347">
                <text:p>0.119086661001347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24063.53729386">
                <text:p>124063.53729386</text:p>
              </table:table-cell>
              <table:table-cell office:value-type="float" office:value="0">
                <text:p>0</text:p>
              </table:table-cell>
              <table:table-cell office:value-type="float" office:value="125291.326917857">
                <text:p>125291.326917857</text:p>
              </table:table-cell>
              <table:table-cell office:value-type="float" office:value="125238">
                <text:p>125238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95.702034426999">
                <text:p>295.702034426999</text:p>
              </table:table-cell>
              <table:table-cell office:value-type="float" office:value="0.104221542002051">
                <text:p>0.104221542002051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5860.367868526">
                <text:p>115860.367868526</text:p>
              </table:table-cell>
              <table:table-cell office:value-type="float" office:value="0">
                <text:p>0</text:p>
              </table:table-cell>
              <table:table-cell office:value-type="float" office:value="125039.630044938">
                <text:p>125039.630044938</text:p>
              </table:table-cell>
              <table:table-cell office:value-type="float" office:value="107235">
                <text:p>10723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95.904943378002">
                <text:p>295.904943378002</text:p>
              </table:table-cell>
              <table:table-cell office:value-type="float" office:value="0.105294163000508">
                <text:p>0.105294163000508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01895.284053574">
                <text:p>101895.284053574</text:p>
              </table:table-cell>
              <table:table-cell office:value-type="float" office:value="0">
                <text:p>0</text:p>
              </table:table-cell>
              <table:table-cell office:value-type="float" office:value="109877.451346588">
                <text:p>109877.451346588</text:p>
              </table:table-cell>
              <table:table-cell office:value-type="float" office:value="114701">
                <text:p>11470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96.107340785002">
                <text:p>296.107340785002</text:p>
              </table:table-cell>
              <table:table-cell office:value-type="float" office:value="0.105686877999688">
                <text:p>0.105686877999688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4287.77399179">
                <text:p>114287.77399179</text:p>
              </table:table-cell>
              <table:table-cell office:value-type="float" office:value="0">
                <text:p>0</text:p>
              </table:table-cell>
              <table:table-cell office:value-type="float" office:value="108012.745855142">
                <text:p>108012.745855142</text:p>
              </table:table-cell>
              <table:table-cell office:value-type="float" office:value="136906">
                <text:p>13690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96.308287033">
                <text:p>296.308287033</text:p>
              </table:table-cell>
              <table:table-cell office:value-type="float" office:value="0.113344544002757">
                <text:p>0.113344544002757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27184.680833863">
                <text:p>127184.680833863</text:p>
              </table:table-cell>
              <table:table-cell office:value-type="float" office:value="0">
                <text:p>0</text:p>
              </table:table-cell>
              <table:table-cell office:value-type="float" office:value="118280.648164831">
                <text:p>118280.648164831</text:p>
              </table:table-cell>
              <table:table-cell office:value-type="float" office:value="142685">
                <text:p>14268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96.510142505002">
                <text:p>296.510142505002</text:p>
              </table:table-cell>
              <table:table-cell office:value-type="float" office:value="0.118081181997695">
                <text:p>0.118081181997695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27342.247168943">
                <text:p>127342.247168943</text:p>
              </table:table-cell>
              <table:table-cell office:value-type="float" office:value="0">
                <text:p>0</text:p>
              </table:table-cell>
              <table:table-cell office:value-type="float" office:value="125613.621694157">
                <text:p>125613.621694157</text:p>
              </table:table-cell>
              <table:table-cell office:value-type="float" office:value="123944">
                <text:p>12394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96.711908628">
                <text:p>296.711908628</text:p>
              </table:table-cell>
              <table:table-cell office:value-type="float" office:value="0.103345088999049">
                <text:p>0.103345088999049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4712.384570089">
                <text:p>114712.384570089</text:p>
              </table:table-cell>
              <table:table-cell office:value-type="float" office:value="0">
                <text:p>0</text:p>
              </table:table-cell>
              <table:table-cell office:value-type="float" office:value="123072.097172482">
                <text:p>123072.097172482</text:p>
              </table:table-cell>
              <table:table-cell office:value-type="float" office:value="106916">
                <text:p>10691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96.915051337001">
                <text:p>296.915051337001</text:p>
              </table:table-cell>
              <table:table-cell office:value-type="float" office:value="0.10207433100004">
                <text:p>0.10207433100004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05708.593994107">
                <text:p>105708.593994107</text:p>
              </table:table-cell>
              <table:table-cell office:value-type="float" office:value="0">
                <text:p>0</text:p>
              </table:table-cell>
              <table:table-cell office:value-type="float" office:value="114419.761376369">
                <text:p>114419.761376369</text:p>
              </table:table-cell>
              <table:table-cell office:value-type="float" office:value="115710">
                <text:p>11571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97.118177464999">
                <text:p>297.118177464999</text:p>
              </table:table-cell>
              <table:table-cell office:value-type="float" office:value="0.102237969000271">
                <text:p>0.102237969000271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4706.245621969">
                <text:p>114706.245621969</text:p>
              </table:table-cell>
              <table:table-cell office:value-type="float" office:value="0">
                <text:p>0</text:p>
              </table:table-cell>
              <table:table-cell office:value-type="float" office:value="110207.419808038">
                <text:p>110207.419808038</text:p>
              </table:table-cell>
              <table:table-cell office:value-type="float" office:value="137948">
                <text:p>13794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97.324652479001">
                <text:p>297.324652479001</text:p>
              </table:table-cell>
              <table:table-cell office:value-type="float" office:value="0.122332171002199">
                <text:p>0.122332171002199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27023.021866704">
                <text:p>127023.021866704</text:p>
              </table:table-cell>
              <table:table-cell office:value-type="float" office:value="0">
                <text:p>0</text:p>
              </table:table-cell>
              <table:table-cell office:value-type="float" office:value="115646.527842347">
                <text:p>115646.527842347</text:p>
              </table:table-cell>
              <table:table-cell office:value-type="float" office:value="141885">
                <text:p>14188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97.526383824999">
                <text:p>297.526383824999</text:p>
              </table:table-cell>
              <table:table-cell office:value-type="float" office:value="0.113906307000434">
                <text:p>0.113906307000434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33005.938388642">
                <text:p>133005.938388642</text:p>
              </table:table-cell>
              <table:table-cell office:value-type="float" office:value="0">
                <text:p>0</text:p>
              </table:table-cell>
              <table:table-cell office:value-type="float" office:value="130991.851826276">
                <text:p>130991.851826276</text:p>
              </table:table-cell>
              <table:table-cell office:value-type="float" office:value="121984">
                <text:p>12198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97.728042442999">
                <text:p>297.728042442999</text:p>
              </table:table-cell>
              <table:table-cell office:value-type="float" office:value="0.10287187799986">
                <text:p>0.10287187799986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2511.571669073">
                <text:p>112511.571669073</text:p>
              </table:table-cell>
              <table:table-cell office:value-type="float" office:value="0">
                <text:p>0</text:p>
              </table:table-cell>
              <table:table-cell office:value-type="float" office:value="122692.505547063">
                <text:p>122692.505547063</text:p>
              </table:table-cell>
              <table:table-cell office:value-type="float" office:value="106568">
                <text:p>10656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97.931726834999">
                <text:p>297.931726834999</text:p>
              </table:table-cell>
              <table:table-cell office:value-type="float" office:value="0.103328680001141">
                <text:p>0.103328680001141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06134.739309436">
                <text:p>106134.739309436</text:p>
              </table:table-cell>
              <table:table-cell office:value-type="float" office:value="0">
                <text:p>0</text:p>
              </table:table-cell>
              <table:table-cell office:value-type="float" office:value="114021.24132758">
                <text:p>114021.24132758</text:p>
              </table:table-cell>
              <table:table-cell office:value-type="float" office:value="117457">
                <text:p>11745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98.134291396">
                <text:p>298.134291396</text:p>
              </table:table-cell>
              <table:table-cell office:value-type="float" office:value="0.104719857001328">
                <text:p>0.104719857001328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15644.481526307">
                <text:p>115644.481526307</text:p>
              </table:table-cell>
              <table:table-cell office:value-type="float" office:value="0">
                <text:p>0</text:p>
              </table:table-cell>
              <table:table-cell office:value-type="float" office:value="110073.897686428">
                <text:p>110073.897686428</text:p>
              </table:table-cell>
              <table:table-cell office:value-type="float" office:value="139274">
                <text:p>13927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98.336175570999">
                <text:p>298.336175570999</text:p>
              </table:table-cell>
              <table:table-cell office:value-type="float" office:value="0.116448396001942">
                <text:p>0.116448396001942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31449.203461215">
                <text:p>131449.203461215</text:p>
              </table:table-cell>
              <table:table-cell office:value-type="float" office:value="0">
                <text:p>0</text:p>
              </table:table-cell>
              <table:table-cell office:value-type="float" office:value="120288.084200067">
                <text:p>120288.084200067</text:p>
              </table:table-cell>
              <table:table-cell office:value-type="float" office:value="141220">
                <text:p>14122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98.538182374999">
                <text:p>298.538182374999</text:p>
              </table:table-cell>
              <table:table-cell office:value-type="float" office:value="0.115962803996808">
                <text:p>0.115962803996808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26073.531224146">
                <text:p>126073.531224146</text:p>
              </table:table-cell>
              <table:table-cell office:value-type="float" office:value="0">
                <text:p>0</text:p>
              </table:table-cell>
              <table:table-cell office:value-type="float" office:value="125077.998470688">
                <text:p>125077.998470688</text:p>
              </table:table-cell>
              <table:table-cell office:value-type="float" office:value="120622">
                <text:p>12062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98.741796729999">
                <text:p>298.741796729999</text:p>
              </table:table-cell>
              <table:table-cell office:value-type="float" office:value="0.108462532996782">
                <text:p>0.108462532996782</text:p>
              </table:table-cell>
              <table:table-cell office:value-type="float" office:value="125180.532480498">
                <text:p>125180.532480498</text:p>
              </table:table-cell>
              <table:table-cell office:value-type="float" office:value="105574.560293487">
                <text:p>105574.560293487</text:p>
              </table:table-cell>
              <table:table-cell office:value-type="float" office:value="0">
                <text:p>0</text:p>
              </table:table-cell>
              <table:table-cell office:value-type="float" office:value="116112.064741446">
                <text:p>116112.064741446</text:p>
              </table:table-cell>
              <table:table-cell office:value-type="float" office:value="106423">
                <text:p>10642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98.944278716001">
                <text:p>298.944278716001</text:p>
              </table:table-cell>
              <table:table-cell office:value-type="float" office:value="0.10504494199995">
                <text:p>0.10504494199995</text:p>
              </table:table-cell>
              <table:table-cell office:value-type="float" office:value="127900.510614017">
                <text:p>127900.510614017</text:p>
              </table:table-cell>
              <table:table-cell office:value-type="float" office:value="101520.808218255">
                <text:p>101520.808218255</text:p>
              </table:table-cell>
              <table:table-cell office:value-type="float" office:value="0">
                <text:p>0</text:p>
              </table:table-cell>
              <table:table-cell office:value-type="float" office:value="108784.718581231">
                <text:p>108784.718581231</text:p>
              </table:table-cell>
              <table:table-cell office:value-type="float" office:value="121411">
                <text:p>12141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99.146483846002">
                <text:p>299.146483846002</text:p>
              </table:table-cell>
              <table:table-cell office:value-type="float" office:value="0.102501447003306">
                <text:p>0.102501447003306</text:p>
              </table:table-cell>
              <table:table-cell office:value-type="float" office:value="127900.510614017">
                <text:p>127900.510614017</text:p>
              </table:table-cell>
              <table:table-cell office:value-type="float" office:value="120539.269493977">
                <text:p>120539.269493977</text:p>
              </table:table-cell>
              <table:table-cell office:value-type="float" office:value="0">
                <text:p>0</text:p>
              </table:table-cell>
              <table:table-cell office:value-type="float" office:value="112871.723292112">
                <text:p>112871.723292112</text:p>
              </table:table-cell>
              <table:table-cell office:value-type="float" office:value="143229">
                <text:p>14322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99.347982679999">
                <text:p>299.347982679999</text:p>
              </table:table-cell>
              <table:table-cell office:value-type="float" office:value="0.120454980002251">
                <text:p>0.120454980002251</text:p>
              </table:table-cell>
              <table:table-cell office:value-type="float" office:value="127900.510614017">
                <text:p>127900.510614017</text:p>
              </table:table-cell>
              <table:table-cell office:value-type="float" office:value="132726.231856042">
                <text:p>132726.231856042</text:p>
              </table:table-cell>
              <table:table-cell office:value-type="float" office:value="0">
                <text:p>0</text:p>
              </table:table-cell>
              <table:table-cell office:value-type="float" office:value="121590.943087247">
                <text:p>121590.943087247</text:p>
              </table:table-cell>
              <table:table-cell office:value-type="float" office:value="143504">
                <text:p>14350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99.549602772">
                <text:p>299.549602772</text:p>
              </table:table-cell>
              <table:table-cell office:value-type="float" office:value="0.117559968999558">
                <text:p>0.117559968999558</text:p>
              </table:table-cell>
              <table:table-cell office:value-type="float" office:value="127900.510614017">
                <text:p>127900.510614017</text:p>
              </table:table-cell>
              <table:table-cell office:value-type="float" office:value="125205.905519614">
                <text:p>125205.905519614</text:p>
              </table:table-cell>
              <table:table-cell office:value-type="float" office:value="0">
                <text:p>0</text:p>
              </table:table-cell>
              <table:table-cell office:value-type="float" office:value="125065.553314489">
                <text:p>125065.553314489</text:p>
              </table:table-cell>
              <table:table-cell office:value-type="float" office:value="121921">
                <text:p>121921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99.751269512999">
                <text:p>299.751269512999</text:p>
              </table:table-cell>
              <table:table-cell office:value-type="float" office:value="0.102824662000785">
                <text:p>0.102824662000785</text:p>
              </table:table-cell>
              <table:table-cell office:value-type="float" office:value="127900.510614017">
                <text:p>127900.510614017</text:p>
              </table:table-cell>
              <table:table-cell office:value-type="float" office:value="111208.962881233">
                <text:p>111208.962881233</text:p>
              </table:table-cell>
              <table:table-cell office:value-type="float" office:value="0">
                <text:p>0</text:p>
              </table:table-cell>
              <table:table-cell office:value-type="float" office:value="122224.314311103">
                <text:p>122224.314311103</text:p>
              </table:table-cell>
              <table:table-cell office:value-type="float" office:value="108717">
                <text:p>108717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99.952543021002">
                <text:p>299.952543021002</text:p>
              </table:table-cell>
              <table:table-cell office:value-type="float" office:value="0.102491607001866">
                <text:p>0.102491607001866</text:p>
              </table:table-cell>
              <table:table-cell office:value-type="float" office:value="127900.510614017">
                <text:p>127900.510614017</text:p>
              </table:table-cell>
              <table:table-cell office:value-type="float" office:value="106685.028531312">
                <text:p>106685.028531312</text:p>
              </table:table-cell>
              <table:table-cell office:value-type="float" office:value="0">
                <text:p>0</text:p>
              </table:table-cell>
              <table:table-cell office:value-type="float" office:value="113423.975863934">
                <text:p>113423.975863934</text:p>
              </table:table-cell>
              <table:table-cell office:value-type="float" office:value="122361">
                <text:p>12236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00.157068064">
                <text:p>300.157068064</text:p>
              </table:table-cell>
              <table:table-cell office:value-type="float" office:value="0.106534159000148">
                <text:p>0.106534159000148</text:p>
              </table:table-cell>
              <table:table-cell office:value-type="float" office:value="127900.510614017">
                <text:p>127900.510614017</text:p>
              </table:table-cell>
              <table:table-cell office:value-type="float" office:value="121836.942224958">
                <text:p>121836.942224958</text:p>
              </table:table-cell>
              <table:table-cell office:value-type="float" office:value="0">
                <text:p>0</text:p>
              </table:table-cell>
              <table:table-cell office:value-type="float" office:value="114873.431364135">
                <text:p>114873.431364135</text:p>
              </table:table-cell>
              <table:table-cell office:value-type="float" office:value="143962">
                <text:p>1439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